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4.007cm"/>
    </style:style>
    <style:style style:name="co7" style:family="table-column">
      <style:table-column-properties fo:break-before="auto" style:column-width="1.9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1957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66ff66"/>
    </style:style>
    <style:style style:name="ce3" style:family="table-cell" style:parent-style-name="Excel_20_Built-in_20_Normal">
      <style:table-cell-properties fo:background-color="transparent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5" style:family="table-cell" style:parent-style-name="Excel_20_Built-in_20_Normal">
      <style:table-cell-properties fo:background-color="#66ff66" style:diagonal-bl-tr="none" style:diagonal-tl-br="none" style:rotation-align="none"/>
    </style:style>
    <style:style style:name="ce6" style:family="table-cell" style:parent-style-name="Excel_20_Built-in_20_Normal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06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group_code</text:p>
          </table:table-cell>
          <table:table-cell office:value-type="string" calcext:value-type="string">
            <text:p>squad</text:p>
          </table:table-cell>
          <table:table-cell table:number-columns-repeated="2"/>
          <table:table-cell office:value-type="string" calcext:value-type="string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2006, 'A', 86);" calcext:value-type="string">
            <text:p>insert into group_stage (id, tournament, group_code, squad) values (1, 2006, 'A', 8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table:formula="of:=[.B2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2006, 'A', 886);" calcext:value-type="string">
            <text:p>insert into group_stage (id, tournament, group_code, squad) values (2, 2006, 'A', 88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formula="of:=[.B3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2006, 'A', 81);" calcext:value-type="string">
            <text:p>insert into group_stage (id, tournament, group_code, squad) values (3, 2006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formula="of:=[.B4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2006, 'A', 82);" calcext:value-type="string">
            <text:p>insert into group_stage (id, tournament, group_code, squad) values (4, 2006, 'A', 8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formula="of:=[.B5]" office:value-type="float" office:value="2006" calcext:value-type="float">
            <text:p>2006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2006, 'B', 52);" calcext:value-type="string">
            <text:p>insert into group_stage (id, tournament, group_code, squad) values (5, 2006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formula="of:=[.B6]" office:value-type="float" office:value="2006" calcext:value-type="float">
            <text:p>200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2006, 'B', 1);" calcext:value-type="string">
            <text:p>insert into group_stage (id, tournament, group_code, squad) values (6, 2006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formula="of:=[.B7]" office:value-type="float" office:value="2006" calcext:value-type="float">
            <text:p>2006</text:p>
          </table:table-cell>
          <table:table-cell office:value-type="string" calcext:value-type="string">
            <text:p>B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, 2006, 'B', 1613);" calcext:value-type="string">
            <text:p>insert into group_stage (id, tournament, group_code, squad) values (7, 2006, 'B', 1613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formula="of:=[.B8]" office:value-type="float" office:value="2006" calcext:value-type="float">
            <text:p>2006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8, 2006, 'B', 27);" calcext:value-type="string">
            <text:p>insert into group_stage (id, tournament, group_code, squad) values (8, 2006, 'B', 27);</text:p>
          </table:table-cell>
          <table:table-cell table:number-columns-repeated="1017"/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table:formula="of:=[.B9]" office:value-type="float" office:value="2006" calcext:value-type="float">
            <text:p>2006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9, 2006, 'C', 53);" calcext:value-type="string">
            <text:p>insert into group_stage (id, tournament, group_code, squad) values (9, 2006, 'C', 53);</text:p>
          </table:table-cell>
          <table:table-cell table:number-columns-repeated="1017"/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table:formula="of:=[.B10]" office:value-type="float" office:value="2006" calcext:value-type="float">
            <text:p>200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10, 2006, 'C', 31);" calcext:value-type="string">
            <text:p>insert into group_stage (id, tournament, group_code, squad) values (10, 2006, 'C', 31);</text:p>
          </table:table-cell>
          <table:table-cell table:number-columns-repeated="1017"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table:formula="of:=[.B11]" office:value-type="float" office:value="2006" calcext:value-type="float">
            <text:p>2006</text:p>
          </table:table-cell>
          <table:table-cell office:value-type="string" calcext:value-type="string">
            <text:p>C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11, 2006, 'C', 507);" calcext:value-type="string">
            <text:p>insert into group_stage (id, tournament, group_code, squad) values (11, 2006, 'C', 507);</text:p>
          </table:table-cell>
          <table:table-cell table:number-columns-repeated="1017"/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table:formula="of:=[.B12]" office:value-type="float" office:value="2006" calcext:value-type="float">
            <text:p>2006</text:p>
          </table:table-cell>
          <table:table-cell office:value-type="string" calcext:value-type="string">
            <text:p>C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12, 2006, 'C', 1787);" calcext:value-type="string">
            <text:p>insert into group_stage (id, tournament, group_code, squad) values (12, 2006, 'C', 1787);</text:p>
          </table:table-cell>
          <table:table-cell table:number-columns-repeated="1017"/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table:formula="of:=[.B13]"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13, 2006, 'D', 61);" calcext:value-type="string">
            <text:p>insert into group_stage (id, tournament, group_code, squad) values (13, 2006, 'D', 61);</text:p>
          </table:table-cell>
          <table:table-cell table:number-columns-repeated="1017"/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table:formula="of:=[.B14]"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14, 2006, 'D', 1809);" calcext:value-type="string">
            <text:p>insert into group_stage (id, tournament, group_code, squad) values (14, 2006, 'D', 1809);</text:p>
          </table:table-cell>
          <table:table-cell table:number-columns-repeated="1017"/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table:formula="of:=[.B15]"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5, 2006, 'D', 39);" calcext:value-type="string">
            <text:p>insert into group_stage (id, tournament, group_code, squad) values (15, 2006, 'D', 39);</text:p>
          </table:table-cell>
          <table:table-cell table:number-columns-repeated="1017"/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table:formula="of:=[.B16]"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6, 2006, 'D', 58);" calcext:value-type="string">
            <text:p>insert into group_stage (id, tournament, group_code, squad) values (16, 2006, 'D', 58);</text:p>
          </table:table-cell>
          <table:table-cell table:number-columns-repeated="1017"/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table:formula="of:=[.B17]" office:value-type="float" office:value="2006" calcext:value-type="float">
            <text:p>2006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&quot;insert into group_stage (id, tournament, group_code, squad) values (&quot; &amp; [.A18] &amp; &quot;, &quot; &amp; [.B18] &amp; &quot;, '&quot; &amp; [.C18] &amp; &quot;', &quot; &amp; [.D18] &amp;  &quot;);&quot;" office:value-type="string" office:string-value="insert into group_stage (id, tournament, group_code, squad) values (17, 2006, '1', 82);" calcext:value-type="string">
            <text:p>insert into group_stage (id, tournament, group_code, squad) values (17, 2006, '1', 82);</text:p>
          </table:table-cell>
          <table:table-cell table:number-columns-repeated="1017"/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table:formula="of:=[.B18]" office:value-type="float" office:value="2006" calcext:value-type="float">
            <text:p>2006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roup_stage (id, tournament, group_code, squad) values (&quot; &amp; [.A19] &amp; &quot;, &quot; &amp; [.B19] &amp; &quot;, '&quot; &amp; [.C19] &amp; &quot;', &quot; &amp; [.D19] &amp;  &quot;);&quot;" office:value-type="string" office:string-value="insert into group_stage (id, tournament, group_code, squad) values (18, 2006, '1', 81);" calcext:value-type="string">
            <text:p>insert into group_stage (id, tournament, group_code, squad) values (18, 2006, '1', 81);</text:p>
          </table:table-cell>
          <table:table-cell table:number-columns-repeated="1017"/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table:formula="of:=[.B19]" office:value-type="float" office:value="2006" calcext:value-type="float">
            <text:p>2006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roup_stage (id, tournament, group_code, squad) values (&quot; &amp; [.A20] &amp; &quot;, &quot; &amp; [.B20] &amp; &quot;, '&quot; &amp; [.C20] &amp; &quot;', &quot; &amp; [.D20] &amp;  &quot;);&quot;" office:value-type="string" office:string-value="insert into group_stage (id, tournament, group_code, squad) values (19, 2006, '1', 1);" calcext:value-type="string">
            <text:p>insert into group_stage (id, tournament, group_code, squad) values (19, 2006, '1', 1);</text:p>
          </table:table-cell>
          <table:table-cell table:number-columns-repeated="1017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table:formula="of:=[.B20]" office:value-type="float" office:value="2006" calcext:value-type="float">
            <text:p>2006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roup_stage (id, tournament, group_code, squad) values (&quot; &amp; [.A21] &amp; &quot;, &quot; &amp; [.B21] &amp; &quot;, '&quot; &amp; [.C21] &amp; &quot;', &quot; &amp; [.D21] &amp;  &quot;);&quot;" office:value-type="string" office:string-value="insert into group_stage (id, tournament, group_code, squad) values (20, 2006, '1', 52);" calcext:value-type="string">
            <text:p>insert into group_stage (id, tournament, group_code, squad) values (20, 2006, '1', 52);</text:p>
          </table:table-cell>
          <table:table-cell table:number-columns-repeated="1017"/>
        </table:table-row>
        <table:table-row table:style-name="ro3">
          <table:table-cell table:formula="of:=[.A21]+1" office:value-type="float" office:value="21" calcext:value-type="float">
            <text:p>21</text:p>
          </table:table-cell>
          <table:table-cell table:formula="of:=[.B21]" office:value-type="float" office:value="2006" calcext:value-type="float">
            <text:p>2006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&quot;insert into group_stage (id, tournament, group_code, squad) values (&quot; &amp; [.A22] &amp; &quot;, &quot; &amp; [.B22] &amp; &quot;, '&quot; &amp; [.C22] &amp; &quot;', &quot; &amp; [.D22] &amp;  &quot;);&quot;" office:value-type="string" office:string-value="insert into group_stage (id, tournament, group_code, squad) values (21, 2006, '2', 1809);" calcext:value-type="string">
            <text:p>insert into group_stage (id, tournament, group_code, squad) values (21, 2006, '2', 1809);</text:p>
          </table:table-cell>
          <table:table-cell table:number-columns-repeated="1017"/>
        </table:table-row>
        <table:table-row table:style-name="ro3">
          <table:table-cell table:formula="of:=[.A22]+1" office:value-type="float" office:value="22" calcext:value-type="float">
            <text:p>22</text:p>
          </table:table-cell>
          <table:table-cell table:formula="of:=[.B22]" office:value-type="float" office:value="2006" calcext:value-type="float">
            <text:p>2006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&quot;insert into group_stage (id, tournament, group_code, squad) values (&quot; &amp; [.A23] &amp; &quot;, &quot; &amp; [.B23] &amp; &quot;, '&quot; &amp; [.C23] &amp; &quot;', &quot; &amp; [.D23] &amp;  &quot;);&quot;" office:value-type="string" office:string-value="insert into group_stage (id, tournament, group_code, squad) values (22, 2006, '2', 53);" calcext:value-type="string">
            <text:p>insert into group_stage (id, tournament, group_code, squad) values (22, 2006, '2', 53);</text:p>
          </table:table-cell>
          <table:table-cell table:number-columns-repeated="1017"/>
        </table:table-row>
        <table:table-row table:style-name="ro3">
          <table:table-cell table:formula="of:=[.A23]+1" office:value-type="float" office:value="23" calcext:value-type="float">
            <text:p>23</text:p>
          </table:table-cell>
          <table:table-cell table:formula="of:=[.B23]" office:value-type="float" office:value="2006" calcext:value-type="float">
            <text:p>2006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&quot;insert into group_stage (id, tournament, group_code, squad) values (&quot; &amp; [.A24] &amp; &quot;, &quot; &amp; [.B24] &amp; &quot;, '&quot; &amp; [.C24] &amp; &quot;', &quot; &amp; [.D24] &amp;  &quot;);&quot;" office:value-type="string" office:string-value="insert into group_stage (id, tournament, group_code, squad) values (23, 2006, '2', 58);" calcext:value-type="string">
            <text:p>insert into group_stage (id, tournament, group_code, squad) values (23, 2006, '2', 58);</text:p>
          </table:table-cell>
          <table:table-cell table:number-columns-repeated="1017"/>
        </table:table-row>
        <table:table-row table:style-name="ro3">
          <table:table-cell table:formula="of:=[.A24]+1" office:value-type="float" office:value="24" calcext:value-type="float">
            <text:p>24</text:p>
          </table:table-cell>
          <table:table-cell table:formula="of:=[.B24]" office:value-type="float" office:value="2006" calcext:value-type="float">
            <text:p>2006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roup_stage (id, tournament, group_code, squad) values (&quot; &amp; [.A25] &amp; &quot;, &quot; &amp; [.B25] &amp; &quot;, '&quot; &amp; [.C25] &amp; &quot;', &quot; &amp; [.D25] &amp;  &quot;);&quot;" office:value-type="string" office:string-value="insert into group_stage (id, tournament, group_code, squad) values (24, 2006, '2', 1787);" calcext:value-type="string">
            <text:p>insert into group_stage (id, tournament, group_code, squad) values (24, 2006, '2', 1787)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atchid</text:p>
          </table:table-cell>
          <table:table-cell office:value-type="string" calcext:value-type="string">
            <text:p>matchdate</text:p>
          </table:table-cell>
          <table:table-cell office:value-type="string" calcext:value-type="string">
            <text:p>game_type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matchid, 'matchdate', game_type, country);" calcext:value-type="string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&quot;2006-03-03&quot;" office:value-type="string" office:string-value="2006-03-03" calcext:value-type="string">
            <text:p>2006-03-0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, '2006-03-03', 8, 81);" calcext:value-type="string">
            <text:p>insert into game (matchid, matchdate, game_type, country) values (1, '2006-03-03', 8, 81);</text:p>
          </table:table-cell>
          <table:table-cell table:number-columns-repeated="1017"/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table:formula="of:=&quot;2006-03-03&quot;" office:value-type="string" office:string-value="2006-03-03" calcext:value-type="string">
            <text:p>2006-03-0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, '2006-03-03', 8, 81);" calcext:value-type="string">
            <text:p>insert into game (matchid, matchdate, game_type, country) values (2, '2006-03-03', 8, 81);</text:p>
          </table:table-cell>
          <table:table-cell table:number-columns-repeated="1017"/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table:formula="of:=&quot;2006-03-04&quot;" office:value-type="string" office:string-value="2006-03-04" calcext:value-type="string">
            <text:p>2006-03-04</text:p>
          </table:table-cell>
          <table:table-cell office:value-type="float" office:value="8" calcext:value-type="float">
            <text:p>8</text:p>
          </table:table-cell>
          <table:table-cell table:formula="of:=[.D29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3, '2006-03-04', 8, 81);" calcext:value-type="string">
            <text:p>insert into game (matchid, matchdate, game_type, country) values (3, '2006-03-04', 8, 81);</text:p>
          </table:table-cell>
          <table:table-cell table:number-columns-repeated="1017"/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table:formula="of:=&quot;2006-03-04&quot;" office:value-type="string" office:string-value="2006-03-04" calcext:value-type="string">
            <text:p>2006-03-04</text:p>
          </table:table-cell>
          <table:table-cell office:value-type="float" office:value="8" calcext:value-type="float">
            <text:p>8</text:p>
          </table:table-cell>
          <table:table-cell table:formula="of:=[.D30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, '2006-03-04', 8, 81);" calcext:value-type="string">
            <text:p>insert into game (matchid, matchdate, game_type, country) values (4, '2006-03-04', 8, 81);</text:p>
          </table:table-cell>
          <table:table-cell table:number-columns-repeated="1017"/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table:formula="of:=&quot;2006-03-05&quot;" office:value-type="string" office:string-value="2006-03-05" calcext:value-type="string">
            <text:p>2006-03-05</text:p>
          </table:table-cell>
          <table:table-cell office:value-type="float" office:value="8" calcext:value-type="float">
            <text:p>8</text:p>
          </table:table-cell>
          <table:table-cell table:formula="of:=[.D31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, '2006-03-05', 8, 81);" calcext:value-type="string">
            <text:p>insert into game (matchid, matchdate, game_type, country) values (5, '2006-03-05', 8, 81);</text:p>
          </table:table-cell>
          <table:table-cell table:number-columns-repeated="1017"/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table:formula="of:=&quot;2006-03-05&quot;" office:value-type="string" office:string-value="2006-03-05" calcext:value-type="string">
            <text:p>2006-03-05</text:p>
          </table:table-cell>
          <table:table-cell office:value-type="float" office:value="8" calcext:value-type="float">
            <text:p>8</text:p>
          </table:table-cell>
          <table:table-cell table:formula="of:=[.D32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6, '2006-03-05', 8, 81);" calcext:value-type="string">
            <text:p>insert into game (matchid, matchdate, game_type, country) values (6, '2006-03-05', 8, 81);</text:p>
          </table:table-cell>
          <table:table-cell table:number-columns-repeated="1017"/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7, '2006-03-07', 8, 1);" calcext:value-type="string">
            <text:p>insert into game (matchid, matchdate, game_type, country) values (7, '2006-03-07', 8, 1);</text:p>
          </table:table-cell>
          <table:table-cell table:number-columns-repeated="1017"/>
        </table:table-row>
        <table:table-row table:style-name="ro3">
          <table:table-cell table:formula="of:=[.A34]+1" office:value-type="float" office:value="8" calcext:value-type="float">
            <text:p>8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8, '2006-03-07', 8, 1);" calcext:value-type="string">
            <text:p>insert into game (matchid, matchdate, game_type, country) values (8, '2006-03-07', 8, 1);</text:p>
          </table:table-cell>
          <table:table-cell table:number-columns-repeated="1017"/>
        </table:table-row>
        <table:table-row table:style-name="ro3">
          <table:table-cell table:formula="of:=[.A35]+1" office:value-type="float" office:value="9" calcext:value-type="float">
            <text:p>9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9, '2006-03-08', 8, 1);" calcext:value-type="string">
            <text:p>insert into game (matchid, matchdate, game_type, country) values (9, '2006-03-08', 8, 1);</text:p>
          </table:table-cell>
          <table:table-cell table:number-columns-repeated="1017"/>
        </table:table-row>
        <table:table-row table:style-name="ro3">
          <table:table-cell table:formula="of:=[.A36]+1" office:value-type="float" office:value="10" calcext:value-type="float">
            <text:p>10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0, '2006-03-08', 8, 1);" calcext:value-type="string">
            <text:p>insert into game (matchid, matchdate, game_type, country) values (10, '2006-03-08', 8, 1);</text:p>
          </table:table-cell>
          <table:table-cell table:number-columns-repeated="1017"/>
        </table:table-row>
        <table:table-row table:style-name="ro3">
          <table:table-cell table:formula="of:=[.A37]+1" office:value-type="float" office:value="11" calcext:value-type="float">
            <text:p>11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, '2006-03-09', 8, 1);" calcext:value-type="string">
            <text:p>insert into game (matchid, matchdate, game_type, country) values (11, '2006-03-09', 8, 1);</text:p>
          </table:table-cell>
          <table:table-cell table:number-columns-repeated="1017"/>
        </table:table-row>
        <table:table-row table:style-name="ro3">
          <table:table-cell table:formula="of:=[.A38]+1" office:value-type="float" office:value="12" calcext:value-type="float">
            <text:p>12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2, '2006-03-10', 8, 1);" calcext:value-type="string">
            <text:p>insert into game (matchid, matchdate, game_type, country) values (12, '2006-03-10', 8, 1);</text:p>
          </table:table-cell>
          <table:table-cell table:number-columns-repeated="1017"/>
        </table:table-row>
        <table:table-row table:style-name="ro3">
          <table:table-cell table:formula="of:=[.A39]+1" office:value-type="float" office:value="13" calcext:value-type="float">
            <text:p>13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3, '2006-03-07', 8, 1787);" calcext:value-type="string">
            <text:p>insert into game (matchid, matchdate, game_type, country) values (13, '2006-03-07', 8, 1787);</text:p>
          </table:table-cell>
          <table:table-cell table:number-columns-repeated="1017"/>
        </table:table-row>
        <table:table-row table:style-name="ro3">
          <table:table-cell table:formula="of:=[.A40]+1" office:value-type="float" office:value="14" calcext:value-type="float">
            <text:p>14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4, '2006-03-08', 8, 1787);" calcext:value-type="string">
            <text:p>insert into game (matchid, matchdate, game_type, country) values (14, '2006-03-08', 8, 1787);</text:p>
          </table:table-cell>
          <table:table-cell table:number-columns-repeated="1017"/>
        </table:table-row>
        <table:table-row table:style-name="ro3">
          <table:table-cell table:formula="of:=[.A41]+1" office:value-type="float" office:value="15" calcext:value-type="float">
            <text:p>15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5, '2006-03-08', 8, 1787);" calcext:value-type="string">
            <text:p>insert into game (matchid, matchdate, game_type, country) values (15, '2006-03-08', 8, 1787);</text:p>
          </table:table-cell>
          <table:table-cell table:number-columns-repeated="1017"/>
        </table:table-row>
        <table:table-row table:style-name="ro3">
          <table:table-cell table:formula="of:=[.A42]+1" office:value-type="float" office:value="16" calcext:value-type="float">
            <text:p>16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6, '2006-03-09', 8, 1787);" calcext:value-type="string">
            <text:p>insert into game (matchid, matchdate, game_type, country) values (16, '2006-03-09', 8, 1787);</text:p>
          </table:table-cell>
          <table:table-cell table:number-columns-repeated="1017"/>
        </table:table-row>
        <table:table-row table:style-name="ro3">
          <table:table-cell table:formula="of:=[.A43]+1" office:value-type="float" office:value="17" calcext:value-type="float">
            <text:p>17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7, '2006-03-10', 8, 1787);" calcext:value-type="string">
            <text:p>insert into game (matchid, matchdate, game_type, country) values (17, '2006-03-10', 8, 1787);</text:p>
          </table:table-cell>
          <table:table-cell table:number-columns-repeated="1017"/>
        </table:table-row>
        <table:table-row table:style-name="ro3">
          <table:table-cell table:formula="of:=[.A44]+1" office:value-type="float" office:value="18" calcext:value-type="float">
            <text:p>18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18, '2006-03-10', 8, 1787);" calcext:value-type="string">
            <text:p>insert into game (matchid, matchdate, game_type, country) values (18, '2006-03-10', 8, 1787);</text:p>
          </table:table-cell>
          <table:table-cell table:number-columns-repeated="1017"/>
        </table:table-row>
        <table:table-row table:style-name="ro3">
          <table:table-cell table:formula="of:=[.A45]+1" office:value-type="float" office:value="19" calcext:value-type="float">
            <text:p>19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19, '2006-03-07', 8, 1);" calcext:value-type="string">
            <text:p>insert into game (matchid, matchdate, game_type, country) values (19, '2006-03-07', 8, 1);</text:p>
          </table:table-cell>
          <table:table-cell table:number-columns-repeated="1017"/>
        </table:table-row>
        <table:table-row table:style-name="ro3">
          <table:table-cell table:formula="of:=[.A46]+1" office:value-type="float" office:value="20" calcext:value-type="float">
            <text:p>20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0, '2006-03-07', 8, 1);" calcext:value-type="string">
            <text:p>insert into game (matchid, matchdate, game_type, country) values (20, '2006-03-07', 8, 1);</text:p>
          </table:table-cell>
          <table:table-cell table:number-columns-repeated="1017"/>
        </table:table-row>
        <table:table-row table:style-name="ro3">
          <table:table-cell table:formula="of:=[.A47]+1" office:value-type="float" office:value="21" calcext:value-type="float">
            <text:p>21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21, '2006-03-08', 8, 1);" calcext:value-type="string">
            <text:p>insert into game (matchid, matchdate, game_type, country) values (21, '2006-03-08', 8, 1);</text:p>
          </table:table-cell>
          <table:table-cell table:number-columns-repeated="1017"/>
        </table:table-row>
        <table:table-row table:style-name="ro3">
          <table:table-cell table:formula="of:=[.A48]+1" office:value-type="float" office:value="22" calcext:value-type="float">
            <text:p>22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2, '2006-03-09', 8, 1);" calcext:value-type="string">
            <text:p>insert into game (matchid, matchdate, game_type, country) values (22, '2006-03-09', 8, 1);</text:p>
          </table:table-cell>
          <table:table-cell table:number-columns-repeated="1017"/>
        </table:table-row>
        <table:table-row table:style-name="ro3">
          <table:table-cell table:formula="of:=[.A49]+1" office:value-type="float" office:value="23" calcext:value-type="float">
            <text:p>23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3, '2006-03-09', 8, 1);" calcext:value-type="string">
            <text:p>insert into game (matchid, matchdate, game_type, country) values (23, '2006-03-09', 8, 1);</text:p>
          </table:table-cell>
          <table:table-cell table:number-columns-repeated="1017"/>
        </table:table-row>
        <table:table-row table:style-name="ro3">
          <table:table-cell table:formula="of:=[.A50]+1" office:value-type="float" office:value="24" calcext:value-type="float">
            <text:p>24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4, '2006-03-10', 8, 1);" calcext:value-type="string">
            <text:p>insert into game (matchid, matchdate, game_type, country) values (24, '2006-03-10', 8, 1);</text:p>
          </table:table-cell>
          <table:table-cell table:number-columns-repeated="1017"/>
        </table:table-row>
        <table:table-row table:style-name="ro3">
          <table:table-cell table:formula="of:=[.A51]+1" office:value-type="float" office:value="25" calcext:value-type="float">
            <text:p>25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2] &amp; &quot;, '&quot; &amp; [.B52] &amp; &quot;', &quot; &amp; [.C52] &amp; &quot;, &quot; &amp; [.D52] &amp;  &quot;);&quot;" office:value-type="string" office:string-value="insert into game (matchid, matchdate, game_type, country) values (25, '2006-03-12', 23, 1);" calcext:value-type="string">
            <text:p>insert into game (matchid, matchdate, game_type, country) values (25, '2006-03-12', 23, 1);</text:p>
          </table:table-cell>
          <table:table-cell table:number-columns-repeated="1017"/>
        </table:table-row>
        <table:table-row table:style-name="ro3">
          <table:table-cell table:formula="of:=[.A52]+1" office:value-type="float" office:value="26" calcext:value-type="float">
            <text:p>26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3] &amp; &quot;, '&quot; &amp; [.B53] &amp; &quot;', &quot; &amp; [.C53] &amp; &quot;, &quot; &amp; [.D53] &amp;  &quot;);&quot;" office:value-type="string" office:string-value="insert into game (matchid, matchdate, game_type, country) values (26, '2006-03-12', 23, 1);" calcext:value-type="string">
            <text:p>insert into game (matchid, matchdate, game_type, country) values (26, '2006-03-12', 23, 1);</text:p>
          </table:table-cell>
          <table:table-cell table:number-columns-repeated="1017"/>
        </table:table-row>
        <table:table-row table:style-name="ro3">
          <table:table-cell table:formula="of:=[.A53]+1" office:value-type="float" office:value="27" calcext:value-type="float">
            <text:p>27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4] &amp; &quot;, '&quot; &amp; [.B54] &amp; &quot;', &quot; &amp; [.C54] &amp; &quot;, &quot; &amp; [.D54] &amp;  &quot;);&quot;" office:value-type="string" office:string-value="insert into game (matchid, matchdate, game_type, country) values (27, '2006-03-13', 23, 1);" calcext:value-type="string">
            <text:p>insert into game (matchid, matchdate, game_type, country) values (27, '2006-03-13', 23, 1);</text:p>
          </table:table-cell>
          <table:table-cell table:number-columns-repeated="1017"/>
        </table:table-row>
        <table:table-row table:style-name="ro3">
          <table:table-cell table:formula="of:=[.A54]+1" office:value-type="float" office:value="28" calcext:value-type="float">
            <text:p>28</text:p>
          </table:table-cell>
          <table:table-cell table:formula="of:=&quot;2006-03-14&quot;" office:value-type="string" office:string-value="2006-03-14" calcext:value-type="string">
            <text:p>2006-03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5] &amp; &quot;, '&quot; &amp; [.B55] &amp; &quot;', &quot; &amp; [.C55] &amp; &quot;, &quot; &amp; [.D55] &amp;  &quot;);&quot;" office:value-type="string" office:string-value="insert into game (matchid, matchdate, game_type, country) values (28, '2006-03-14', 23, 1);" calcext:value-type="string">
            <text:p>insert into game (matchid, matchdate, game_type, country) values (28, '2006-03-14', 23, 1);</text:p>
          </table:table-cell>
          <table:table-cell table:number-columns-repeated="1017"/>
        </table:table-row>
        <table:table-row table:style-name="ro3">
          <table:table-cell table:formula="of:=[.A55]+1" office:value-type="float" office:value="29" calcext:value-type="float">
            <text:p>29</text:p>
          </table:table-cell>
          <table:table-cell table:formula="of:=&quot;2006-03-15&quot;" office:value-type="string" office:string-value="2006-03-15" calcext:value-type="string">
            <text:p>2006-03-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6] &amp; &quot;, '&quot; &amp; [.B56] &amp; &quot;', &quot; &amp; [.C56] &amp; &quot;, &quot; &amp; [.D56] &amp;  &quot;);&quot;" office:value-type="string" office:string-value="insert into game (matchid, matchdate, game_type, country) values (29, '2006-03-15', 23, 1);" calcext:value-type="string">
            <text:p>insert into game (matchid, matchdate, game_type, country) values (29, '2006-03-15', 23, 1);</text:p>
          </table:table-cell>
          <table:table-cell table:number-columns-repeated="1017"/>
        </table:table-row>
        <table:table-row table:style-name="ro3">
          <table:table-cell table:formula="of:=[.A56]+1" office:value-type="float" office:value="30" calcext:value-type="float">
            <text:p>30</text:p>
          </table:table-cell>
          <table:table-cell table:formula="of:=&quot;2006-03-16&quot;" office:value-type="string" office:string-value="2006-03-16" calcext:value-type="string">
            <text:p>2006-03-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7] &amp; &quot;, '&quot; &amp; [.B57] &amp; &quot;', &quot; &amp; [.C57] &amp; &quot;, &quot; &amp; [.D57] &amp;  &quot;);&quot;" office:value-type="string" office:string-value="insert into game (matchid, matchdate, game_type, country) values (30, '2006-03-16', 23, 1);" calcext:value-type="string">
            <text:p>insert into game (matchid, matchdate, game_type, country) values (30, '2006-03-16', 23, 1);</text:p>
          </table:table-cell>
          <table:table-cell table:number-columns-repeated="1017"/>
        </table:table-row>
        <table:table-row table:style-name="ro3">
          <table:table-cell table:formula="of:=[.A57]+1" office:value-type="float" office:value="31" calcext:value-type="float">
            <text:p>31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58] &amp; &quot;, '&quot; &amp; [.B58] &amp; &quot;', &quot; &amp; [.C58] &amp; &quot;, &quot; &amp; [.D58] &amp;  &quot;);&quot;" office:value-type="string" office:string-value="insert into game (matchid, matchdate, game_type, country) values (31, '2006-03-12', 23, 1787);" calcext:value-type="string">
            <text:p>insert into game (matchid, matchdate, game_type, country) values (31, '2006-03-12', 23, 1787);</text:p>
          </table:table-cell>
          <table:table-cell table:number-columns-repeated="1017"/>
        </table:table-row>
        <table:table-row table:style-name="ro3">
          <table:table-cell table:formula="of:=[.A58]+1" office:value-type="float" office:value="32" calcext:value-type="float">
            <text:p>32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59] &amp; &quot;, '&quot; &amp; [.B59] &amp; &quot;', &quot; &amp; [.C59] &amp; &quot;, &quot; &amp; [.D59] &amp;  &quot;);&quot;" office:value-type="string" office:string-value="insert into game (matchid, matchdate, game_type, country) values (32, '2006-03-12', 23, 1787);" calcext:value-type="string">
            <text:p>insert into game (matchid, matchdate, game_type, country) values (32, '2006-03-12', 23, 1787);</text:p>
          </table:table-cell>
          <table:table-cell table:number-columns-repeated="1017"/>
        </table:table-row>
        <table:table-row table:style-name="ro3">
          <table:table-cell table:formula="of:=[.A59]+1" office:value-type="float" office:value="33" calcext:value-type="float">
            <text:p>33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0] &amp; &quot;, '&quot; &amp; [.B60] &amp; &quot;', &quot; &amp; [.C60] &amp; &quot;, &quot; &amp; [.D60] &amp;  &quot;);&quot;" office:value-type="string" office:string-value="insert into game (matchid, matchdate, game_type, country) values (33, '2006-03-13', 23, 1787);" calcext:value-type="string">
            <text:p>insert into game (matchid, matchdate, game_type, country) values (33, '2006-03-13', 23, 1787);</text:p>
          </table:table-cell>
          <table:table-cell table:number-columns-repeated="1017"/>
        </table:table-row>
        <table:table-row table:style-name="ro3">
          <table:table-cell table:formula="of:=[.A60]+1" office:value-type="float" office:value="34" calcext:value-type="float">
            <text:p>34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1] &amp; &quot;, '&quot; &amp; [.B61] &amp; &quot;', &quot; &amp; [.C61] &amp; &quot;, &quot; &amp; [.D61] &amp;  &quot;);&quot;" office:value-type="string" office:string-value="insert into game (matchid, matchdate, game_type, country) values (34, '2006-03-13', 23, 1787);" calcext:value-type="string">
            <text:p>insert into game (matchid, matchdate, game_type, country) values (34, '2006-03-13', 23, 1787);</text:p>
          </table:table-cell>
          <table:table-cell table:number-columns-repeated="1017"/>
        </table:table-row>
        <table:table-row table:style-name="ro3">
          <table:table-cell table:formula="of:=[.A61]+1" office:value-type="float" office:value="35" calcext:value-type="float">
            <text:p>35</text:p>
          </table:table-cell>
          <table:table-cell table:formula="of:=&quot;2006-03-14&quot;" office:value-type="string" office:string-value="2006-03-14" calcext:value-type="string">
            <text:p>2006-03-14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2] &amp; &quot;, '&quot; &amp; [.B62] &amp; &quot;', &quot; &amp; [.C62] &amp; &quot;, &quot; &amp; [.D62] &amp;  &quot;);&quot;" office:value-type="string" office:string-value="insert into game (matchid, matchdate, game_type, country) values (35, '2006-03-14', 23, 1787);" calcext:value-type="string">
            <text:p>insert into game (matchid, matchdate, game_type, country) values (35, '2006-03-14', 23, 1787);</text:p>
          </table:table-cell>
          <table:table-cell table:number-columns-repeated="1017"/>
        </table:table-row>
        <table:table-row table:style-name="ro3">
          <table:table-cell table:formula="of:=[.A62]+1" office:value-type="float" office:value="36" calcext:value-type="float">
            <text:p>36</text:p>
          </table:table-cell>
          <table:table-cell table:formula="of:=&quot;2006-03-15&quot;" office:value-type="string" office:string-value="2006-03-15" calcext:value-type="string">
            <text:p>2006-03-15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3] &amp; &quot;, '&quot; &amp; [.B63] &amp; &quot;', &quot; &amp; [.C63] &amp; &quot;, &quot; &amp; [.D63] &amp;  &quot;);&quot;" office:value-type="string" office:string-value="insert into game (matchid, matchdate, game_type, country) values (36, '2006-03-15', 23, 1787);" calcext:value-type="string">
            <text:p>insert into game (matchid, matchdate, game_type, country) values (36, '2006-03-15', 23, 1787);</text:p>
          </table:table-cell>
          <table:table-cell table:number-columns-repeated="1017"/>
        </table:table-row>
        <table:table-row table:style-name="ro3">
          <table:table-cell table:formula="of:=[.A63]+1" office:value-type="float" office:value="37" calcext:value-type="float">
            <text:p>37</text:p>
          </table:table-cell>
          <table:table-cell table:formula="of:=&quot;2006-03-18&quot;" office:value-type="string" office:string-value="2006-03-18" calcext:value-type="string">
            <text:p>2006-03-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4] &amp; &quot;, '&quot; &amp; [.B64] &amp; &quot;', &quot; &amp; [.C64] &amp; &quot;, &quot; &amp; [.D64] &amp;  &quot;);&quot;" office:value-type="string" office:string-value="insert into game (matchid, matchdate, game_type, country) values (37, '2006-03-18', 4, 1);" calcext:value-type="string">
            <text:p>insert into game (matchid, matchdate, game_type, country) values (37, '2006-03-18', 4, 1);</text:p>
          </table:table-cell>
          <table:table-cell table:number-columns-repeated="1017"/>
        </table:table-row>
        <table:table-row table:style-name="ro3">
          <table:table-cell table:formula="of:=[.A64]+1" office:value-type="float" office:value="38" calcext:value-type="float">
            <text:p>38</text:p>
          </table:table-cell>
          <table:table-cell table:formula="of:=&quot;2006-03-18&quot;" office:value-type="string" office:string-value="2006-03-18" calcext:value-type="string">
            <text:p>2006-03-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5] &amp; &quot;, '&quot; &amp; [.B65] &amp; &quot;', &quot; &amp; [.C65] &amp; &quot;, &quot; &amp; [.D65] &amp;  &quot;);&quot;" office:value-type="string" office:string-value="insert into game (matchid, matchdate, game_type, country) values (38, '2006-03-18', 4, 1);" calcext:value-type="string">
            <text:p>insert into game (matchid, matchdate, game_type, country) values (38, '2006-03-18', 4, 1);</text:p>
          </table:table-cell>
          <table:table-cell table:number-columns-repeated="1017"/>
        </table:table-row>
        <table:table-row table:style-name="ro3">
          <table:table-cell table:formula="of:=[.A65]+1" office:value-type="float" office:value="39" calcext:value-type="float">
            <text:p>39</text:p>
          </table:table-cell>
          <table:table-cell table:formula="of:=&quot;2006-03-20&quot;" office:value-type="string" office:string-value="2006-03-20" calcext:value-type="string">
            <text:p>2006-03-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6] &amp; &quot;, '&quot; &amp; [.B66] &amp; &quot;', &quot; &amp; [.C66] &amp; &quot;, &quot; &amp; [.D66] &amp;  &quot;);&quot;" office:value-type="string" office:string-value="insert into game (matchid, matchdate, game_type, country) values (39, '2006-03-20', 6, 1);" calcext:value-type="string">
            <text:p>insert into game (matchid, matchdate, game_type, country) values (39, '2006-03-20', 6, 1)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tchid</text:p>
          </table:table-cell>
          <table:table-cell table:style-name="ce1" office:value-type="string" calcext:value-type="string">
            <text:p>squad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ime_type</text:p>
          </table:table-cell>
          <table:table-cell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id, matchid, squad, goals, points, time_type);" calcext:value-type="string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table:formula="of:=[.A28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, 1, 82, 0, 0, 1);" calcext:value-type="string">
            <text:p>insert into game_score (id, matchid, squad, goals, points, time_type) values (1, 1, 82, 0, 0, 1);</text:p>
          </table:table-cell>
          <table:table-cell table:number-columns-repeated="1017"/>
        </table:table-row>
        <table:table-row table:style-name="ro3">
          <table:table-cell table:style-name="ce2" table:formula="of:=[.A69]+1" office:value-type="float" office:value="2" calcext:value-type="float">
            <text:p>2</text:p>
          </table:table-cell>
          <table:table-cell table:style-name="ce2" table:formula="of:=[.B69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, 1, 886, 0, 0, 1);" calcext:value-type="string">
            <text:p>insert into game_score (id, matchid, squad, goals, points, time_type) values (2, 1, 886, 0, 0, 1);</text:p>
          </table:table-cell>
          <table:table-cell table:number-columns-repeated="1017"/>
        </table:table-row>
        <table:table-row table:style-name="ro3">
          <table:table-cell table:style-name="ce2" table:formula="of:=[.A70]+1" office:value-type="float" office:value="3" calcext:value-type="float">
            <text:p>3</text:p>
          </table:table-cell>
          <table:table-cell table:style-name="ce2" table:formula="of:=[.B69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, 1, 82, 0, 0, 2);" calcext:value-type="string">
            <text:p>insert into game_score (id, matchid, squad, goals, points, time_type) values (3, 1, 82, 0, 0, 2);</text:p>
          </table:table-cell>
          <table:table-cell table:number-columns-repeated="1017"/>
        </table:table-row>
        <table:table-row table:style-name="ro3">
          <table:table-cell table:style-name="ce2" table:formula="of:=[.A71]+1" office:value-type="float" office:value="4" calcext:value-type="float">
            <text:p>4</text:p>
          </table:table-cell>
          <table:table-cell table:style-name="ce2" table:formula="of:=[.B69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, 1, 886, 0, 0, 2);" calcext:value-type="string">
            <text:p>insert into game_score (id, matchid, squad, goals, points, time_type) values (4, 1, 886, 0, 0, 2);</text:p>
          </table:table-cell>
          <table:table-cell table:number-columns-repeated="1017"/>
        </table:table-row>
        <table:table-row table:style-name="ro3">
          <table:table-cell table:style-name="ce2" table:formula="of:=[.A72]+1" office:value-type="float" office:value="5" calcext:value-type="float">
            <text:p>5</text:p>
          </table:table-cell>
          <table:table-cell table:style-name="ce2" table:formula="of:=[.B70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, 1, 82, 0, 0, 3);" calcext:value-type="string">
            <text:p>insert into game_score (id, matchid, squad, goals, points, time_type) values (5, 1, 82, 0, 0, 3);</text:p>
          </table:table-cell>
          <table:table-cell table:number-columns-repeated="1017"/>
        </table:table-row>
        <table:table-row table:style-name="ro3">
          <table:table-cell table:style-name="ce2" table:formula="of:=[.A73]+1" office:value-type="float" office:value="6" calcext:value-type="float">
            <text:p>6</text:p>
          </table:table-cell>
          <table:table-cell table:style-name="ce2" table:formula="of:=[.B71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6, 1, 886, 0, 0, 3);" calcext:value-type="string">
            <text:p>insert into game_score (id, matchid, squad, goals, points, time_type) values (6, 1, 886, 0, 0, 3);</text:p>
          </table:table-cell>
          <table:table-cell table:number-columns-repeated="1017"/>
        </table:table-row>
        <table:table-row table:style-name="ro3">
          <table:table-cell table:style-name="ce2" table:formula="of:=[.A74]+1" office:value-type="float" office:value="7" calcext:value-type="float">
            <text:p>7</text:p>
          </table:table-cell>
          <table:table-cell table:style-name="ce2" table:formula="of:=[.B72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, 1, 82, 1, 0, 4);" calcext:value-type="string">
            <text:p>insert into game_score (id, matchid, squad, goals, points, time_type) values (7, 1, 82, 1, 0, 4);</text:p>
          </table:table-cell>
          <table:table-cell table:number-columns-repeated="1017"/>
        </table:table-row>
        <table:table-row table:style-name="ro3">
          <table:table-cell table:style-name="ce2" table:formula="of:=[.A75]+1" office:value-type="float" office:value="8" calcext:value-type="float">
            <text:p>8</text:p>
          </table:table-cell>
          <table:table-cell table:style-name="ce2" table:formula="of:=[.B73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8, 1, 886, 0, 0, 4);" calcext:value-type="string">
            <text:p>insert into game_score (id, matchid, squad, goals, points, time_type) values (8, 1, 886, 0, 0, 4);</text:p>
          </table:table-cell>
          <table:table-cell table:number-columns-repeated="1017"/>
        </table:table-row>
        <table:table-row table:style-name="ro3">
          <table:table-cell table:style-name="ce2" table:formula="of:=[.A76]+1" office:value-type="float" office:value="9" calcext:value-type="float">
            <text:p>9</text:p>
          </table:table-cell>
          <table:table-cell table:style-name="ce2" table:formula="of:=[.B74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9, 1, 82, 1, 0, 5);" calcext:value-type="string">
            <text:p>insert into game_score (id, matchid, squad, goals, points, time_type) values (9, 1, 82, 1, 0, 5);</text:p>
          </table:table-cell>
          <table:table-cell table:number-columns-repeated="1017"/>
        </table:table-row>
        <table:table-row table:style-name="ro3">
          <table:table-cell table:style-name="ce2" table:formula="of:=[.A77]+1" office:value-type="float" office:value="10" calcext:value-type="float">
            <text:p>10</text:p>
          </table:table-cell>
          <table:table-cell table:style-name="ce2" table:formula="of:=[.B75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, 1, 886, 0, 0, 5);" calcext:value-type="string">
            <text:p>insert into game_score (id, matchid, squad, goals, points, time_type) values (10, 1, 886, 0, 0, 5);</text:p>
          </table:table-cell>
          <table:table-cell table:number-columns-repeated="1017"/>
        </table:table-row>
        <table:table-row table:style-name="ro3">
          <table:table-cell table:style-name="ce2" table:formula="of:=[.A78]+1" office:value-type="float" office:value="11" calcext:value-type="float">
            <text:p>11</text:p>
          </table:table-cell>
          <table:table-cell table:style-name="ce2" table:formula="of:=[.B76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, 1, 82, 0, 0, 6);" calcext:value-type="string">
            <text:p>insert into game_score (id, matchid, squad, goals, points, time_type) values (11, 1, 82, 0, 0, 6);</text:p>
          </table:table-cell>
          <table:table-cell table:number-columns-repeated="1017"/>
        </table:table-row>
        <table:table-row table:style-name="ro3">
          <table:table-cell table:style-name="ce2" table:formula="of:=[.A79]+1" office:value-type="float" office:value="12" calcext:value-type="float">
            <text:p>12</text:p>
          </table:table-cell>
          <table:table-cell table:style-name="ce2" table:formula="of:=[.B77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2, 1, 886, 0, 0, 6);" calcext:value-type="string">
            <text:p>insert into game_score (id, matchid, squad, goals, points, time_type) values (12, 1, 886, 0, 0, 6);</text:p>
          </table:table-cell>
          <table:table-cell table:number-columns-repeated="1017"/>
        </table:table-row>
        <table:table-row table:style-name="ro3">
          <table:table-cell table:style-name="ce2" table:formula="of:=[.A80]+1" office:value-type="float" office:value="13" calcext:value-type="float">
            <text:p>13</text:p>
          </table:table-cell>
          <table:table-cell table:style-name="ce2" table:formula="of:=[.B78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3, 1, 82, 0, 0, 7);" calcext:value-type="string">
            <text:p>insert into game_score (id, matchid, squad, goals, points, time_type) values (13, 1, 82, 0, 0, 7);</text:p>
          </table:table-cell>
          <table:table-cell table:number-columns-repeated="1017"/>
        </table:table-row>
        <table:table-row table:style-name="ro3">
          <table:table-cell table:style-name="ce2" table:formula="of:=[.A81]+1" office:value-type="float" office:value="14" calcext:value-type="float">
            <text:p>14</text:p>
          </table:table-cell>
          <table:table-cell table:style-name="ce2" table:formula="of:=[.B79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4, 1, 886, 0, 0, 7);" calcext:value-type="string">
            <text:p>insert into game_score (id, matchid, squad, goals, points, time_type) values (14, 1, 886, 0, 0, 7);</text:p>
          </table:table-cell>
          <table:table-cell table:number-columns-repeated="1017"/>
        </table:table-row>
        <table:table-row table:style-name="ro3">
          <table:table-cell table:style-name="ce2" table:formula="of:=[.A82]+1" office:value-type="float" office:value="15" calcext:value-type="float">
            <text:p>15</text:p>
          </table:table-cell>
          <table:table-cell table:style-name="ce2" table:formula="of:=[.B80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5, 1, 82, 0, 0, 8);" calcext:value-type="string">
            <text:p>insert into game_score (id, matchid, squad, goals, points, time_type) values (15, 1, 82, 0, 0, 8);</text:p>
          </table:table-cell>
          <table:table-cell table:number-columns-repeated="1017"/>
        </table:table-row>
        <table:table-row table:style-name="ro3">
          <table:table-cell table:style-name="ce2" table:formula="of:=[.A83]+1" office:value-type="float" office:value="16" calcext:value-type="float">
            <text:p>16</text:p>
          </table:table-cell>
          <table:table-cell table:style-name="ce2" table:formula="of:=[.B81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6, 1, 886, 0, 0, 8);" calcext:value-type="string">
            <text:p>insert into game_score (id, matchid, squad, goals, points, time_type) values (16, 1, 886, 0, 0, 8);</text:p>
          </table:table-cell>
          <table:table-cell table:number-columns-repeated="1017"/>
        </table:table-row>
        <table:table-row table:style-name="ro3">
          <table:table-cell table:style-name="ce2" table:formula="of:=[.A84]+1" office:value-type="float" office:value="17" calcext:value-type="float">
            <text:p>17</text:p>
          </table:table-cell>
          <table:table-cell table:style-name="ce2" table:formula="of:=[.B82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7, 1, 82, 0, 0, 9);" calcext:value-type="string">
            <text:p>insert into game_score (id, matchid, squad, goals, points, time_type) values (17, 1, 82, 0, 0, 9);</text:p>
          </table:table-cell>
          <table:table-cell table:number-columns-repeated="1017"/>
        </table:table-row>
        <table:table-row table:style-name="ro3">
          <table:table-cell table:style-name="ce2" table:formula="of:=[.A85]+1" office:value-type="float" office:value="18" calcext:value-type="float">
            <text:p>18</text:p>
          </table:table-cell>
          <table:table-cell table:style-name="ce2" table:formula="of:=[.B83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, 1, 886, 0, 0, 9);" calcext:value-type="string">
            <text:p>insert into game_score (id, matchid, squad, goals, points, time_type) values (18, 1, 886, 0, 0, 9);</text:p>
          </table:table-cell>
          <table:table-cell table:number-columns-repeated="1017"/>
        </table:table-row>
        <table:table-row table:style-name="ro3">
          <table:table-cell table:style-name="ce2" table:formula="of:=[.A86]+1" office:value-type="float" office:value="19" calcext:value-type="float">
            <text:p>19</text:p>
          </table:table-cell>
          <table:table-cell table:style-name="ce2" table:formula="of:=[.B84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9, 1, 82, 2, 0, 9000);" calcext:value-type="string">
            <text:p>insert into game_score (id, matchid, squad, goals, points, time_type) values (19, 1, 82, 2, 0, 9000);</text:p>
          </table:table-cell>
          <table:table-cell table:number-columns-repeated="1017"/>
        </table:table-row>
        <table:table-row table:style-name="ro3">
          <table:table-cell table:style-name="ce2" table:formula="of:=[.A87]+1" office:value-type="float" office:value="20" calcext:value-type="float">
            <text:p>20</text:p>
          </table:table-cell>
          <table:table-cell table:style-name="ce2" table:formula="of:=[.B85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0, 1, 886, 0, 0, 9000);" calcext:value-type="string">
            <text:p>insert into game_score (id, matchid, squad, goals, points, time_type) values (20, 1, 886, 0, 0, 9000);</text:p>
          </table:table-cell>
          <table:table-cell table:number-columns-repeated="1017"/>
        </table:table-row>
        <table:table-row table:style-name="ro3">
          <table:table-cell table:style-name="ce2" table:formula="of:=[.A88]+1" office:value-type="float" office:value="21" calcext:value-type="float">
            <text:p>21</text:p>
          </table:table-cell>
          <table:table-cell table:style-name="ce2" table:formula="of:=[.B86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1, 1, 82, 8, 0, 9001);" calcext:value-type="string">
            <text:p>insert into game_score (id, matchid, squad, goals, points, time_type) values (21, 1, 82, 8, 0, 9001);</text:p>
          </table:table-cell>
          <table:table-cell table:number-columns-repeated="1017"/>
        </table:table-row>
        <table:table-row table:style-name="ro3">
          <table:table-cell table:style-name="ce2" table:formula="of:=[.A89]+1" office:value-type="float" office:value="22" calcext:value-type="float">
            <text:p>22</text:p>
          </table:table-cell>
          <table:table-cell table:style-name="ce2" table:formula="of:=[.B87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2, 1, 886, 5, 0, 9001);" calcext:value-type="string">
            <text:p>insert into game_score (id, matchid, squad, goals, points, time_type) values (22, 1, 886, 5, 0, 9001);</text:p>
          </table:table-cell>
          <table:table-cell table:number-columns-repeated="1017"/>
        </table:table-row>
        <table:table-row table:style-name="ro3">
          <table:table-cell table:style-name="ce2" table:formula="of:=[.A90]+1" office:value-type="float" office:value="23" calcext:value-type="float">
            <text:p>23</text:p>
          </table:table-cell>
          <table:table-cell table:style-name="ce2" table:formula="of:=[.B88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3, 1, 82, 0, 0, 9002);" calcext:value-type="string">
            <text:p>insert into game_score (id, matchid, squad, goals, points, time_type) values (23, 1, 82, 0, 0, 9002);</text:p>
          </table:table-cell>
          <table:table-cell table:number-columns-repeated="1017"/>
        </table:table-row>
        <table:table-row table:style-name="ro3">
          <table:table-cell table:style-name="ce2" table:formula="of:=[.A91]+1" office:value-type="float" office:value="24" calcext:value-type="float">
            <text:p>24</text:p>
          </table:table-cell>
          <table:table-cell table:style-name="ce2" table:formula="of:=[.B89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4, 1, 886, 1, 0, 9002);" calcext:value-type="string">
            <text:p>insert into game_score (id, matchid, squad, goals, points, time_type) values (24, 1, 886, 1, 0, 9002);</text:p>
          </table:table-cell>
          <table:table-cell table:number-columns-repeated="1017"/>
        </table:table-row>
        <table:table-row table:style-name="ro3">
          <table:table-cell table:style-name="ce3" table:formula="of:=[.A92]+1" office:value-type="float" office:value="25" calcext:value-type="float">
            <text:p>25</text:p>
          </table:table-cell>
          <table:table-cell table:style-name="ce3" table:formula="of:=[.B69]+1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5, 2, 81, 0, 0, 1);" calcext:value-type="string">
            <text:p>insert into game_score (id, matchid, squad, goals, points, time_type) values (25, 2, 81, 0, 0, 1);</text:p>
          </table:table-cell>
          <table:table-cell table:number-columns-repeated="1017"/>
        </table:table-row>
        <table:table-row table:style-name="ro3">
          <table:table-cell table:style-name="ce3" table:formula="of:=[.A93]+1" office:value-type="float" office:value="26" calcext:value-type="float">
            <text:p>26</text:p>
          </table:table-cell>
          <table:table-cell table:formula="of:=[.B93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26, 2, 86, 0, 0, 1);" calcext:value-type="string">
            <text:p>insert into game_score (id, matchid, squad, goals, points, time_type) values (26, 2, 86, 0, 0, 1);</text:p>
          </table:table-cell>
          <table:table-cell table:number-columns-repeated="1017"/>
        </table:table-row>
        <table:table-row table:style-name="ro3">
          <table:table-cell table:style-name="ce3" table:formula="of:=[.A94]+1" office:value-type="float" office:value="27" calcext:value-type="float">
            <text:p>27</text:p>
          </table:table-cell>
          <table:table-cell table:formula="of:=[.B94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27, 2, 81, 1, 0, 2);" calcext:value-type="string">
            <text:p>insert into game_score (id, matchid, squad, goals, points, time_type) values (27, 2, 81, 1, 0, 2);</text:p>
          </table:table-cell>
          <table:table-cell table:number-columns-repeated="1017"/>
        </table:table-row>
        <table:table-row table:style-name="ro3">
          <table:table-cell table:style-name="ce3" table:formula="of:=[.A95]+1" office:value-type="float" office:value="28" calcext:value-type="float">
            <text:p>28</text:p>
          </table:table-cell>
          <table:table-cell table:style-name="ce3" table:formula="of:=[.B69]+1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28, 2, 86, 0, 0, 2);" calcext:value-type="string">
            <text:p>insert into game_score (id, matchid, squad, goals, points, time_type) values (28, 2, 86, 0, 0, 2);</text:p>
          </table:table-cell>
          <table:table-cell table:number-columns-repeated="1017"/>
        </table:table-row>
        <table:table-row table:style-name="ro3">
          <table:table-cell table:formula="of:=[.A96]+1" office:value-type="float" office:value="29" calcext:value-type="float">
            <text:p>29</text:p>
          </table:table-cell>
          <table:table-cell table:formula="of:=[.B96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29, 2, 81, 1, 0, 3);" calcext:value-type="string">
            <text:p>insert into game_score (id, matchid, squad, goals, points, time_type) values (29, 2, 81, 1, 0, 3);</text:p>
          </table:table-cell>
          <table:table-cell table:number-columns-repeated="1017"/>
        </table:table-row>
        <table:table-row table:style-name="ro3">
          <table:table-cell table:formula="of:=[.A97]+1" office:value-type="float" office:value="30" calcext:value-type="float">
            <text:p>30</text:p>
          </table:table-cell>
          <table:table-cell table:formula="of:=[.B96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0, 2, 86, 0, 0, 3);" calcext:value-type="string">
            <text:p>insert into game_score (id, matchid, squad, goals, points, time_type) values (30, 2, 86, 0, 0, 3);</text:p>
          </table:table-cell>
          <table:table-cell table:number-columns-repeated="1017"/>
        </table:table-row>
        <table:table-row table:style-name="ro3">
          <table:table-cell table:formula="of:=[.A98]+1" office:value-type="float" office:value="31" calcext:value-type="float">
            <text:p>31</text:p>
          </table:table-cell>
          <table:table-cell table:formula="of:=[.B96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1, 2, 81, 0, 0, 4);" calcext:value-type="string">
            <text:p>insert into game_score (id, matchid, squad, goals, points, time_type) values (31, 2, 81, 0, 0, 4);</text:p>
          </table:table-cell>
          <table:table-cell table:number-columns-repeated="1017"/>
        </table:table-row>
        <table:table-row table:style-name="ro3">
          <table:table-cell table:formula="of:=[.A99]+1" office:value-type="float" office:value="32" calcext:value-type="float">
            <text:p>32</text:p>
          </table:table-cell>
          <table:table-cell table:formula="of:=[.B97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2, 2, 86, 2, 0, 4);" calcext:value-type="string">
            <text:p>insert into game_score (id, matchid, squad, goals, points, time_type) values (32, 2, 86, 2, 0, 4);</text:p>
          </table:table-cell>
          <table:table-cell table:number-columns-repeated="1017"/>
        </table:table-row>
        <table:table-row table:style-name="ro3">
          <table:table-cell table:formula="of:=[.A100]+1" office:value-type="float" office:value="33" calcext:value-type="float">
            <text:p>33</text:p>
          </table:table-cell>
          <table:table-cell table:formula="of:=[.B98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33, 2, 81, 4, 0, 5);" calcext:value-type="string">
            <text:p>insert into game_score (id, matchid, squad, goals, points, time_type) values (33, 2, 81, 4, 0, 5);</text:p>
          </table:table-cell>
          <table:table-cell table:number-columns-repeated="1017"/>
        </table:table-row>
        <table:table-row table:style-name="ro3">
          <table:table-cell table:formula="of:=[.A101]+1" office:value-type="float" office:value="34" calcext:value-type="float">
            <text:p>34</text:p>
          </table:table-cell>
          <table:table-cell table:formula="of:=[.B99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34, 2, 86, 0, 0, 5);" calcext:value-type="string">
            <text:p>insert into game_score (id, matchid, squad, goals, points, time_type) values (34, 2, 86, 0, 0, 5);</text:p>
          </table:table-cell>
          <table:table-cell table:number-columns-repeated="1017"/>
        </table:table-row>
        <table:table-row table:style-name="ro3">
          <table:table-cell table:formula="of:=[.A102]+1" office:value-type="float" office:value="35" calcext:value-type="float">
            <text:p>35</text:p>
          </table:table-cell>
          <table:table-cell table:formula="of:=[.B100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35, 2, 81, 3, 0, 6);" calcext:value-type="string">
            <text:p>insert into game_score (id, matchid, squad, goals, points, time_type) values (35, 2, 81, 3, 0, 6);</text:p>
          </table:table-cell>
          <table:table-cell table:number-columns-repeated="1017"/>
        </table:table-row>
        <table:table-row table:style-name="ro3">
          <table:table-cell table:formula="of:=[.A103]+1" office:value-type="float" office:value="36" calcext:value-type="float">
            <text:p>36</text:p>
          </table:table-cell>
          <table:table-cell table:formula="of:=[.B101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36, 2, 86, 0, 0, 6);" calcext:value-type="string">
            <text:p>insert into game_score (id, matchid, squad, goals, points, time_type) values (36, 2, 86, 0, 0, 6);</text:p>
          </table:table-cell>
          <table:table-cell table:number-columns-repeated="1017"/>
        </table:table-row>
        <table:table-row table:style-name="ro3">
          <table:table-cell table:formula="of:=[.A104]+1" office:value-type="float" office:value="37" calcext:value-type="float">
            <text:p>37</text:p>
          </table:table-cell>
          <table:table-cell table:formula="of:=[.B102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37, 2, 81, 2, 0, 7);" calcext:value-type="string">
            <text:p>insert into game_score (id, matchid, squad, goals, points, time_type) values (37, 2, 81, 2, 0, 7);</text:p>
          </table:table-cell>
          <table:table-cell table:number-columns-repeated="1017"/>
        </table:table-row>
        <table:table-row table:style-name="ro3">
          <table:table-cell table:formula="of:=[.A105]+1" office:value-type="float" office:value="38" calcext:value-type="float">
            <text:p>38</text:p>
          </table:table-cell>
          <table:table-cell table:formula="of:=[.B103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38, 2, 86, 0, 0, 7);" calcext:value-type="string">
            <text:p>insert into game_score (id, matchid, squad, goals, points, time_type) values (38, 2, 86, 0, 0, 7);</text:p>
          </table:table-cell>
          <table:table-cell table:number-columns-repeated="1017"/>
        </table:table-row>
        <table:table-row table:style-name="ro3">
          <table:table-cell table:formula="of:=[.A106]+1" office:value-type="float" office:value="39" calcext:value-type="float">
            <text:p>39</text:p>
          </table:table-cell>
          <table:table-cell table:formula="of:=[.B104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39, 2, 81, 7, 0, 8);" calcext:value-type="string">
            <text:p>insert into game_score (id, matchid, squad, goals, points, time_type) values (39, 2, 81, 7, 0, 8);</text:p>
          </table:table-cell>
          <table:table-cell table:number-columns-repeated="1017"/>
        </table:table-row>
        <table:table-row table:style-name="ro3">
          <table:table-cell table:formula="of:=[.A107]+1" office:value-type="float" office:value="40" calcext:value-type="float">
            <text:p>40</text:p>
          </table:table-cell>
          <table:table-cell table:formula="of:=[.B105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0, 2, 86, 0, 0, 8);" calcext:value-type="string">
            <text:p>insert into game_score (id, matchid, squad, goals, points, time_type) values (40, 2, 86, 0, 0, 8);</text:p>
          </table:table-cell>
          <table:table-cell table:number-columns-repeated="1017"/>
        </table:table-row>
        <table:table-row table:style-name="ro3">
          <table:table-cell table:formula="of:=[.A108]+1" office:value-type="float" office:value="41" calcext:value-type="float">
            <text:p>41</text:p>
          </table:table-cell>
          <table:table-cell table:formula="of:=[.B106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1, 2, 81, null, 0, 9);" calcext:value-type="string">
            <text:p>insert into game_score (id, matchid, squad, goals, points, time_type) values (41, 2, 81, null, 0, 9);</text:p>
          </table:table-cell>
          <table:table-cell table:number-columns-repeated="1017"/>
        </table:table-row>
        <table:table-row table:style-name="ro3">
          <table:table-cell table:formula="of:=[.A109]+1" office:value-type="float" office:value="42" calcext:value-type="float">
            <text:p>42</text:p>
          </table:table-cell>
          <table:table-cell table:formula="of:=[.B107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2, 2, 86, null, 0, 9);" calcext:value-type="string">
            <text:p>insert into game_score (id, matchid, squad, goals, points, time_type) values (42, 2, 86, null, 0, 9);</text:p>
          </table:table-cell>
          <table:table-cell table:number-columns-repeated="1017"/>
        </table:table-row>
        <table:table-row table:style-name="ro3">
          <table:table-cell table:formula="of:=[.A110]+1" office:value-type="float" office:value="43" calcext:value-type="float">
            <text:p>43</text:p>
          </table:table-cell>
          <table:table-cell table:formula="of:=[.B108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6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3, 2, 81, 18, 0, 9000);" calcext:value-type="string">
            <text:p>insert into game_score (id, matchid, squad, goals, points, time_type) values (43, 2, 81, 18, 0, 9000);</text:p>
          </table:table-cell>
          <table:table-cell table:number-columns-repeated="1017"/>
        </table:table-row>
        <table:table-row table:style-name="ro3">
          <table:table-cell table:formula="of:=[.A111]+1" office:value-type="float" office:value="44" calcext:value-type="float">
            <text:p>44</text:p>
          </table:table-cell>
          <table:table-cell table:formula="of:=[.B109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6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4, 2, 86, 2, 0, 9000);" calcext:value-type="string">
            <text:p>insert into game_score (id, matchid, squad, goals, points, time_type) values (44, 2, 86, 2, 0, 9000);</text:p>
          </table:table-cell>
          <table:table-cell table:number-columns-repeated="1017"/>
        </table:table-row>
        <table:table-row table:style-name="ro3">
          <table:table-cell table:formula="of:=[.A112]+1" office:value-type="float" office:value="45" calcext:value-type="float">
            <text:p>45</text:p>
          </table:table-cell>
          <table:table-cell table:formula="of:=[.B110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6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5, 2, 81, 15, 0, 9001);" calcext:value-type="string">
            <text:p>insert into game_score (id, matchid, squad, goals, points, time_type) values (45, 2, 81, 15, 0, 9001);</text:p>
          </table:table-cell>
          <table:table-cell table:number-columns-repeated="1017"/>
        </table:table-row>
        <table:table-row table:style-name="ro3">
          <table:table-cell table:formula="of:=[.A113]+1" office:value-type="float" office:value="46" calcext:value-type="float">
            <text:p>46</text:p>
          </table:table-cell>
          <table:table-cell table:formula="of:=[.B111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6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6, 2, 86, 7, 0, 9001);" calcext:value-type="string">
            <text:p>insert into game_score (id, matchid, squad, goals, points, time_type) values (46, 2, 86, 7, 0, 9001);</text:p>
          </table:table-cell>
          <table:table-cell table:number-columns-repeated="1017"/>
        </table:table-row>
        <table:table-row table:style-name="ro3">
          <table:table-cell table:formula="of:=[.A114]+1" office:value-type="float" office:value="47" calcext:value-type="float">
            <text:p>47</text:p>
          </table:table-cell>
          <table:table-cell table:formula="of:=[.B112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7, 2, 81, 0, 0, 9002);" calcext:value-type="string">
            <text:p>insert into game_score (id, matchid, squad, goals, points, time_type) values (47, 2, 81, 0, 0, 9002);</text:p>
          </table:table-cell>
          <table:table-cell table:number-columns-repeated="1017"/>
        </table:table-row>
        <table:table-row table:style-name="ro3">
          <table:table-cell table:formula="of:=[.A115]+1" office:value-type="float" office:value="48" calcext:value-type="float">
            <text:p>48</text:p>
          </table:table-cell>
          <table:table-cell table:formula="of:=[.B113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8, 2, 86, 4, 0, 9002);" calcext:value-type="string">
            <text:p>insert into game_score (id, matchid, squad, goals, points, time_type) values (48, 2, 86, 4, 0, 9002);</text:p>
          </table:table-cell>
          <table:table-cell table:number-columns-repeated="1017"/>
        </table:table-row>
        <table:table-row table:style-name="ro3">
          <table:table-cell table:style-name="ce2" table:formula="of:=[.A116]+1" office:value-type="float" office:value="49" calcext:value-type="float">
            <text:p>49</text:p>
          </table:table-cell>
          <table:table-cell table:style-name="ce2" table:formula="of:=[.B93]+1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9, 3, 86, 0, 0, 1);" calcext:value-type="string">
            <text:p>insert into game_score (id, matchid, squad, goals, points, time_type) values (49, 3, 86, 0, 0, 1);</text:p>
          </table:table-cell>
          <table:table-cell table:number-columns-repeated="1017"/>
        </table:table-row>
        <table:table-row table:style-name="ro3">
          <table:table-cell table:style-name="ce2" table:formula="of:=[.A117]+1" office:value-type="float" office:value="50" calcext:value-type="float">
            <text:p>50</text:p>
          </table:table-cell>
          <table:table-cell table:style-name="ce2" table:formula="of:=[.B117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50, 3, 82, 1, 0, 1);" calcext:value-type="string">
            <text:p>insert into game_score (id, matchid, squad, goals, points, time_type) values (50, 3, 82, 1, 0, 1);</text:p>
          </table:table-cell>
          <table:table-cell table:number-columns-repeated="1017"/>
        </table:table-row>
        <table:table-row table:style-name="ro3">
          <table:table-cell table:style-name="ce2" table:formula="of:=[.A118]+1" office:value-type="float" office:value="51" calcext:value-type="float">
            <text:p>51</text:p>
          </table:table-cell>
          <table:table-cell table:style-name="ce2" table:formula="of:=[.B117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51, 3, 86, 0, 0, 2);" calcext:value-type="string">
            <text:p>insert into game_score (id, matchid, squad, goals, points, time_type) values (51, 3, 86, 0, 0, 2);</text:p>
          </table:table-cell>
          <table:table-cell table:number-columns-repeated="1017"/>
        </table:table-row>
        <table:table-row table:style-name="ro3">
          <table:table-cell table:style-name="ce2" table:formula="of:=[.A119]+1" office:value-type="float" office:value="52" calcext:value-type="float">
            <text:p>52</text:p>
          </table:table-cell>
          <table:table-cell table:style-name="ce2" table:formula="of:=[.B117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52, 3, 82, 0, 0, 2);" calcext:value-type="string">
            <text:p>insert into game_score (id, matchid, squad, goals, points, time_type) values (52, 3, 82, 0, 0, 2);</text:p>
          </table:table-cell>
          <table:table-cell table:number-columns-repeated="1017"/>
        </table:table-row>
        <table:table-row table:style-name="ro3">
          <table:table-cell table:style-name="ce2" table:formula="of:=[.A120]+1" office:value-type="float" office:value="53" calcext:value-type="float">
            <text:p>53</text:p>
          </table:table-cell>
          <table:table-cell table:style-name="ce2" table:formula="of:=[.B118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53, 3, 86, 0, 0, 3);" calcext:value-type="string">
            <text:p>insert into game_score (id, matchid, squad, goals, points, time_type) values (53, 3, 86, 0, 0, 3);</text:p>
          </table:table-cell>
          <table:table-cell table:number-columns-repeated="1017"/>
        </table:table-row>
        <table:table-row table:style-name="ro3">
          <table:table-cell table:style-name="ce2" table:formula="of:=[.A121]+1" office:value-type="float" office:value="54" calcext:value-type="float">
            <text:p>54</text:p>
          </table:table-cell>
          <table:table-cell table:style-name="ce2" table:formula="of:=[.B119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54, 3, 82, 3, 0, 3);" calcext:value-type="string">
            <text:p>insert into game_score (id, matchid, squad, goals, points, time_type) values (54, 3, 82, 3, 0, 3);</text:p>
          </table:table-cell>
          <table:table-cell table:number-columns-repeated="1017"/>
        </table:table-row>
        <table:table-row table:style-name="ro3">
          <table:table-cell table:style-name="ce2" table:formula="of:=[.A122]+1" office:value-type="float" office:value="55" calcext:value-type="float">
            <text:p>55</text:p>
          </table:table-cell>
          <table:table-cell table:style-name="ce2" table:formula="of:=[.B120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55, 3, 86, 0, 0, 4);" calcext:value-type="string">
            <text:p>insert into game_score (id, matchid, squad, goals, points, time_type) values (55, 3, 86, 0, 0, 4);</text:p>
          </table:table-cell>
          <table:table-cell table:number-columns-repeated="1017"/>
        </table:table-row>
        <table:table-row table:style-name="ro3">
          <table:table-cell table:style-name="ce2" table:formula="of:=[.A123]+1" office:value-type="float" office:value="56" calcext:value-type="float">
            <text:p>56</text:p>
          </table:table-cell>
          <table:table-cell table:style-name="ce2" table:formula="of:=[.B121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56, 3, 82, 1, 0, 4);" calcext:value-type="string">
            <text:p>insert into game_score (id, matchid, squad, goals, points, time_type) values (56, 3, 82, 1, 0, 4);</text:p>
          </table:table-cell>
          <table:table-cell table:number-columns-repeated="1017"/>
        </table:table-row>
        <table:table-row table:style-name="ro3">
          <table:table-cell table:style-name="ce2" table:formula="of:=[.A124]+1" office:value-type="float" office:value="57" calcext:value-type="float">
            <text:p>57</text:p>
          </table:table-cell>
          <table:table-cell table:style-name="ce2" table:formula="of:=[.B122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57, 3, 86, 0, 0, 5);" calcext:value-type="string">
            <text:p>insert into game_score (id, matchid, squad, goals, points, time_type) values (57, 3, 86, 0, 0, 5);</text:p>
          </table:table-cell>
          <table:table-cell table:number-columns-repeated="1017"/>
        </table:table-row>
        <table:table-row table:style-name="ro3">
          <table:table-cell table:style-name="ce2" table:formula="of:=[.A125]+1" office:value-type="float" office:value="58" calcext:value-type="float">
            <text:p>58</text:p>
          </table:table-cell>
          <table:table-cell table:style-name="ce2" table:formula="of:=[.B123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58, 3, 82, 0, 0, 5);" calcext:value-type="string">
            <text:p>insert into game_score (id, matchid, squad, goals, points, time_type) values (58, 3, 82, 0, 0, 5);</text:p>
          </table:table-cell>
          <table:table-cell table:number-columns-repeated="1017"/>
        </table:table-row>
        <table:table-row table:style-name="ro3">
          <table:table-cell table:style-name="ce2" table:formula="of:=[.A126]+1" office:value-type="float" office:value="59" calcext:value-type="float">
            <text:p>59</text:p>
          </table:table-cell>
          <table:table-cell table:style-name="ce2" table:formula="of:=[.B124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59, 3, 86, 0, 0, 6);" calcext:value-type="string">
            <text:p>insert into game_score (id, matchid, squad, goals, points, time_type) values (59, 3, 86, 0, 0, 6);</text:p>
          </table:table-cell>
          <table:table-cell table:number-columns-repeated="1017"/>
        </table:table-row>
        <table:table-row table:style-name="ro3">
          <table:table-cell table:style-name="ce2" table:formula="of:=[.A127]+1" office:value-type="float" office:value="60" calcext:value-type="float">
            <text:p>60</text:p>
          </table:table-cell>
          <table:table-cell table:style-name="ce2" table:formula="of:=[.B125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0, 3, 82, 2, 0, 6);" calcext:value-type="string">
            <text:p>insert into game_score (id, matchid, squad, goals, points, time_type) values (60, 3, 82, 2, 0, 6);</text:p>
          </table:table-cell>
          <table:table-cell table:number-columns-repeated="1017"/>
        </table:table-row>
        <table:table-row table:style-name="ro3">
          <table:table-cell table:style-name="ce2" table:formula="of:=[.A128]+1" office:value-type="float" office:value="61" calcext:value-type="float">
            <text:p>61</text:p>
          </table:table-cell>
          <table:table-cell table:style-name="ce2" table:formula="of:=[.B126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1, 3, 86, 0, 0, 7);" calcext:value-type="string">
            <text:p>insert into game_score (id, matchid, squad, goals, points, time_type) values (61, 3, 86, 0, 0, 7);</text:p>
          </table:table-cell>
          <table:table-cell table:number-columns-repeated="1017"/>
        </table:table-row>
        <table:table-row table:style-name="ro3">
          <table:table-cell table:style-name="ce2" table:formula="of:=[.A129]+1" office:value-type="float" office:value="62" calcext:value-type="float">
            <text:p>62</text:p>
          </table:table-cell>
          <table:table-cell table:style-name="ce2" table:formula="of:=[.B127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2, 3, 82, 2, 0, 7);" calcext:value-type="string">
            <text:p>insert into game_score (id, matchid, squad, goals, points, time_type) values (62, 3, 82, 2, 0, 7);</text:p>
          </table:table-cell>
          <table:table-cell table:number-columns-repeated="1017"/>
        </table:table-row>
        <table:table-row table:style-name="ro3">
          <table:table-cell table:style-name="ce2" table:formula="of:=[.A130]+1" office:value-type="float" office:value="63" calcext:value-type="float">
            <text:p>63</text:p>
          </table:table-cell>
          <table:table-cell table:style-name="ce2" table:formula="of:=[.B128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63, 3, 86, 1, 0, 8);" calcext:value-type="string">
            <text:p>insert into game_score (id, matchid, squad, goals, points, time_type) values (63, 3, 86, 1, 0, 8);</text:p>
          </table:table-cell>
          <table:table-cell table:number-columns-repeated="1017"/>
        </table:table-row>
        <table:table-row table:style-name="ro3">
          <table:table-cell table:style-name="ce2" table:formula="of:=[.A131]+1" office:value-type="float" office:value="64" calcext:value-type="float">
            <text:p>64</text:p>
          </table:table-cell>
          <table:table-cell table:style-name="ce2" table:formula="of:=[.B129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64, 3, 82, 1, 0, 8);" calcext:value-type="string">
            <text:p>insert into game_score (id, matchid, squad, goals, points, time_type) values (64, 3, 82, 1, 0, 8);</text:p>
          </table:table-cell>
          <table:table-cell table:number-columns-repeated="1017"/>
        </table:table-row>
        <table:table-row table:style-name="ro3">
          <table:table-cell table:style-name="ce2" table:formula="of:=[.A132]+1" office:value-type="float" office:value="65" calcext:value-type="float">
            <text:p>65</text:p>
          </table:table-cell>
          <table:table-cell table:style-name="ce2" table:formula="of:=[.B130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65, 3, 86, 0, 0, 9);" calcext:value-type="string">
            <text:p>insert into game_score (id, matchid, squad, goals, points, time_type) values (65, 3, 86, 0, 0, 9);</text:p>
          </table:table-cell>
          <table:table-cell table:number-columns-repeated="1017"/>
        </table:table-row>
        <table:table-row table:style-name="ro3">
          <table:table-cell table:style-name="ce2" table:formula="of:=[.A133]+1" office:value-type="float" office:value="66" calcext:value-type="float">
            <text:p>66</text:p>
          </table:table-cell>
          <table:table-cell table:style-name="ce2" table:formula="of:=[.B131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66, 3, 82, null, 0, 9);" calcext:value-type="string">
            <text:p>insert into game_score (id, matchid, squad, goals, points, time_type) values (66, 3, 82, null, 0, 9);</text:p>
          </table:table-cell>
          <table:table-cell table:number-columns-repeated="1017"/>
        </table:table-row>
        <table:table-row table:style-name="ro3">
          <table:table-cell table:style-name="ce2" table:formula="of:=[.A134]+1" office:value-type="float" office:value="67" calcext:value-type="float">
            <text:p>67</text:p>
          </table:table-cell>
          <table:table-cell table:style-name="ce2" table:formula="of:=[.B132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67, 3, 86, 1, 0, 9000);" calcext:value-type="string">
            <text:p>insert into game_score (id, matchid, squad, goals, points, time_type) values (67, 3, 86, 1, 0, 9000);</text:p>
          </table:table-cell>
          <table:table-cell table:number-columns-repeated="1017"/>
        </table:table-row>
        <table:table-row table:style-name="ro3">
          <table:table-cell table:style-name="ce2" table:formula="of:=[.A135]+1" office:value-type="float" office:value="68" calcext:value-type="float">
            <text:p>68</text:p>
          </table:table-cell>
          <table:table-cell table:style-name="ce2" table:formula="of:=[.B133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68, 3, 82, 10, 0, 9000);" calcext:value-type="string">
            <text:p>insert into game_score (id, matchid, squad, goals, points, time_type) values (68, 3, 82, 10, 0, 9000);</text:p>
          </table:table-cell>
          <table:table-cell table:number-columns-repeated="1017"/>
        </table:table-row>
        <table:table-row table:style-name="ro3">
          <table:table-cell table:style-name="ce2" table:formula="of:=[.A136]+1" office:value-type="float" office:value="69" calcext:value-type="float">
            <text:p>69</text:p>
          </table:table-cell>
          <table:table-cell table:style-name="ce2" table:formula="of:=[.B134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69, 3, 86, 2, 0, 9001);" calcext:value-type="string">
            <text:p>insert into game_score (id, matchid, squad, goals, points, time_type) values (69, 3, 86, 2, 0, 9001);</text:p>
          </table:table-cell>
          <table:table-cell table:number-columns-repeated="1017"/>
        </table:table-row>
        <table:table-row table:style-name="ro3">
          <table:table-cell table:style-name="ce2" table:formula="of:=[.A137]+1" office:value-type="float" office:value="70" calcext:value-type="float">
            <text:p>70</text:p>
          </table:table-cell>
          <table:table-cell table:style-name="ce2" table:formula="of:=[.B135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70, 3, 82, 18, 0, 9001);" calcext:value-type="string">
            <text:p>insert into game_score (id, matchid, squad, goals, points, time_type) values (70, 3, 82, 18, 0, 9001);</text:p>
          </table:table-cell>
          <table:table-cell table:number-columns-repeated="1017"/>
        </table:table-row>
        <table:table-row table:style-name="ro3">
          <table:table-cell table:style-name="ce2" table:formula="of:=[.A138]+1" office:value-type="float" office:value="71" calcext:value-type="float">
            <text:p>71</text:p>
          </table:table-cell>
          <table:table-cell table:style-name="ce2" table:formula="of:=[.B136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71, 3, 86, 1, 0, 9002);" calcext:value-type="string">
            <text:p>insert into game_score (id, matchid, squad, goals, points, time_type) values (71, 3, 86, 1, 0, 9002);</text:p>
          </table:table-cell>
          <table:table-cell table:number-columns-repeated="1017"/>
        </table:table-row>
        <table:table-row table:style-name="ro3">
          <table:table-cell table:style-name="ce2" table:formula="of:=[.A139]+1" office:value-type="float" office:value="72" calcext:value-type="float">
            <text:p>72</text:p>
          </table:table-cell>
          <table:table-cell table:style-name="ce2" table:formula="of:=[.B137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72, 3, 82, 0, 0, 9002);" calcext:value-type="string">
            <text:p>insert into game_score (id, matchid, squad, goals, points, time_type) values (72, 3, 82, 0, 0, 9002);</text:p>
          </table:table-cell>
          <table:table-cell table:number-columns-repeated="1017"/>
        </table:table-row>
        <table:table-row table:style-name="ro3">
          <table:table-cell table:formula="of:=[.A140]+1" office:value-type="float" office:value="73" calcext:value-type="float">
            <text:p>73</text:p>
          </table:table-cell>
          <table:table-cell table:formula="of:=[.B117]+1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73, 4, 81, 3, 0, 1);" calcext:value-type="string">
            <text:p>insert into game_score (id, matchid, squad, goals, points, time_type) values (73, 4, 81, 3, 0, 1);</text:p>
          </table:table-cell>
          <table:table-cell table:number-columns-repeated="1017"/>
        </table:table-row>
        <table:table-row table:style-name="ro3">
          <table:table-cell table:formula="of:=[.A141]+1" office:value-type="float" office:value="74" calcext:value-type="float">
            <text:p>74</text:p>
          </table:table-cell>
          <table:table-cell table:formula="of:=[.B141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74, 4, 886, 0, 0, 1);" calcext:value-type="string">
            <text:p>insert into game_score (id, matchid, squad, goals, points, time_type) values (74, 4, 886, 0, 0, 1);</text:p>
          </table:table-cell>
          <table:table-cell table:number-columns-repeated="1017"/>
        </table:table-row>
        <table:table-row table:style-name="ro3">
          <table:table-cell table:formula="of:=[.A142]+1" office:value-type="float" office:value="75" calcext:value-type="float">
            <text:p>75</text:p>
          </table:table-cell>
          <table:table-cell table:formula="of:=[.B142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75, 4, 81, 1, 0, 2);" calcext:value-type="string">
            <text:p>insert into game_score (id, matchid, squad, goals, points, time_type) values (75, 4, 81, 1, 0, 2);</text:p>
          </table:table-cell>
          <table:table-cell table:number-columns-repeated="1017"/>
        </table:table-row>
        <table:table-row table:style-name="ro3">
          <table:table-cell table:formula="of:=[.A143]+1" office:value-type="float" office:value="76" calcext:value-type="float">
            <text:p>76</text:p>
          </table:table-cell>
          <table:table-cell table:formula="of:=[.B143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76, 4, 886, 1, 0, 2);" calcext:value-type="string">
            <text:p>insert into game_score (id, matchid, squad, goals, points, time_type) values (76, 4, 886, 1, 0, 2);</text:p>
          </table:table-cell>
          <table:table-cell table:number-columns-repeated="1017"/>
        </table:table-row>
        <table:table-row table:style-name="ro3">
          <table:table-cell table:formula="of:=[.A144]+1" office:value-type="float" office:value="77" calcext:value-type="float">
            <text:p>77</text:p>
          </table:table-cell>
          <table:table-cell table:formula="of:=[.B144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77, 4, 81, 1, 0, 3);" calcext:value-type="string">
            <text:p>insert into game_score (id, matchid, squad, goals, points, time_type) values (77, 4, 81, 1, 0, 3);</text:p>
          </table:table-cell>
          <table:table-cell table:number-columns-repeated="1017"/>
        </table:table-row>
        <table:table-row table:style-name="ro3">
          <table:table-cell table:formula="of:=[.A145]+1" office:value-type="float" office:value="78" calcext:value-type="float">
            <text:p>78</text:p>
          </table:table-cell>
          <table:table-cell table:formula="of:=[.B145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78, 4, 886, 0, 0, 3);" calcext:value-type="string">
            <text:p>insert into game_score (id, matchid, squad, goals, points, time_type) values (78, 4, 886, 0, 0, 3);</text:p>
          </table:table-cell>
          <table:table-cell table:number-columns-repeated="1017"/>
        </table:table-row>
        <table:table-row table:style-name="ro3">
          <table:table-cell table:formula="of:=[.A146]+1" office:value-type="float" office:value="79" calcext:value-type="float">
            <text:p>79</text:p>
          </table:table-cell>
          <table:table-cell table:formula="of:=[.B146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79, 4, 81, 0, 0, 4);" calcext:value-type="string">
            <text:p>insert into game_score (id, matchid, squad, goals, points, time_type) values (79, 4, 81, 0, 0, 4);</text:p>
          </table:table-cell>
          <table:table-cell table:number-columns-repeated="1017"/>
        </table:table-row>
        <table:table-row table:style-name="ro3">
          <table:table-cell table:formula="of:=[.A147]+1" office:value-type="float" office:value="80" calcext:value-type="float">
            <text:p>80</text:p>
          </table:table-cell>
          <table:table-cell table:formula="of:=[.B147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80, 4, 886, 0, 0, 4);" calcext:value-type="string">
            <text:p>insert into game_score (id, matchid, squad, goals, points, time_type) values (80, 4, 886, 0, 0, 4);</text:p>
          </table:table-cell>
          <table:table-cell table:number-columns-repeated="1017"/>
        </table:table-row>
        <table:table-row table:style-name="ro3">
          <table:table-cell table:formula="of:=[.A148]+1" office:value-type="float" office:value="81" calcext:value-type="float">
            <text:p>81</text:p>
          </table:table-cell>
          <table:table-cell table:formula="of:=[.B148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81, 4, 81, 6, 0, 5);" calcext:value-type="string">
            <text:p>insert into game_score (id, matchid, squad, goals, points, time_type) values (81, 4, 81, 6, 0, 5);</text:p>
          </table:table-cell>
          <table:table-cell table:number-columns-repeated="1017"/>
        </table:table-row>
        <table:table-row table:style-name="ro3">
          <table:table-cell table:formula="of:=[.A149]+1" office:value-type="float" office:value="82" calcext:value-type="float">
            <text:p>82</text:p>
          </table:table-cell>
          <table:table-cell table:formula="of:=[.B149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82, 4, 886, 0, 0, 5);" calcext:value-type="string">
            <text:p>insert into game_score (id, matchid, squad, goals, points, time_type) values (82, 4, 886, 0, 0, 5);</text:p>
          </table:table-cell>
          <table:table-cell table:number-columns-repeated="1017"/>
        </table:table-row>
        <table:table-row table:style-name="ro3">
          <table:table-cell table:formula="of:=[.A150]+1" office:value-type="float" office:value="83" calcext:value-type="float">
            <text:p>83</text:p>
          </table:table-cell>
          <table:table-cell table:formula="of:=[.B150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83, 4, 81, 1, 0, 6);" calcext:value-type="string">
            <text:p>insert into game_score (id, matchid, squad, goals, points, time_type) values (83, 4, 81, 1, 0, 6);</text:p>
          </table:table-cell>
          <table:table-cell table:number-columns-repeated="1017"/>
        </table:table-row>
        <table:table-row table:style-name="ro3">
          <table:table-cell table:formula="of:=[.A151]+1" office:value-type="float" office:value="84" calcext:value-type="float">
            <text:p>84</text:p>
          </table:table-cell>
          <table:table-cell table:formula="of:=[.B151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84, 4, 886, 2, 0, 6);" calcext:value-type="string">
            <text:p>insert into game_score (id, matchid, squad, goals, points, time_type) values (84, 4, 886, 2, 0, 6);</text:p>
          </table:table-cell>
          <table:table-cell table:number-columns-repeated="1017"/>
        </table:table-row>
        <table:table-row table:style-name="ro3">
          <table:table-cell table:formula="of:=[.A152]+1" office:value-type="float" office:value="85" calcext:value-type="float">
            <text:p>85</text:p>
          </table:table-cell>
          <table:table-cell table:formula="of:=[.B152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85, 4, 81, 2, 0, 7);" calcext:value-type="string">
            <text:p>insert into game_score (id, matchid, squad, goals, points, time_type) values (85, 4, 81, 2, 0, 7);</text:p>
          </table:table-cell>
          <table:table-cell table:number-columns-repeated="1017"/>
        </table:table-row>
        <table:table-row table:style-name="ro3">
          <table:table-cell table:formula="of:=[.A153]+1" office:value-type="float" office:value="86" calcext:value-type="float">
            <text:p>86</text:p>
          </table:table-cell>
          <table:table-cell table:formula="of:=[.B153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86, 4, 886, 0, 0, 7);" calcext:value-type="string">
            <text:p>insert into game_score (id, matchid, squad, goals, points, time_type) values (86, 4, 886, 0, 0, 7);</text:p>
          </table:table-cell>
          <table:table-cell table:number-columns-repeated="1017"/>
        </table:table-row>
        <table:table-row table:style-name="ro3">
          <table:table-cell table:formula="of:=[.A154]+1" office:value-type="float" office:value="87" calcext:value-type="float">
            <text:p>87</text:p>
          </table:table-cell>
          <table:table-cell table:formula="of:=[.B154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87, 4, 81, null, 0, 8);" calcext:value-type="string">
            <text:p>insert into game_score (id, matchid, squad, goals, points, time_type) values (87, 4, 81, null, 0, 8);</text:p>
          </table:table-cell>
          <table:table-cell table:number-columns-repeated="1017"/>
        </table:table-row>
        <table:table-row table:style-name="ro3">
          <table:table-cell table:formula="of:=[.A155]+1" office:value-type="float" office:value="88" calcext:value-type="float">
            <text:p>88</text:p>
          </table:table-cell>
          <table:table-cell table:formula="of:=[.B155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88, 4, 886, null, 0, 8);" calcext:value-type="string">
            <text:p>insert into game_score (id, matchid, squad, goals, points, time_type) values (88, 4, 886, null, 0, 8);</text:p>
          </table:table-cell>
          <table:table-cell table:number-columns-repeated="1017"/>
        </table:table-row>
        <table:table-row table:style-name="ro3">
          <table:table-cell table:formula="of:=[.A156]+1" office:value-type="float" office:value="89" calcext:value-type="float">
            <text:p>89</text:p>
          </table:table-cell>
          <table:table-cell table:formula="of:=[.B156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89, 4, 81, null, 0, 9);" calcext:value-type="string">
            <text:p>insert into game_score (id, matchid, squad, goals, points, time_type) values (89, 4, 81, null, 0, 9);</text:p>
          </table:table-cell>
          <table:table-cell table:number-columns-repeated="1017"/>
        </table:table-row>
        <table:table-row table:style-name="ro3">
          <table:table-cell table:formula="of:=[.A157]+1" office:value-type="float" office:value="90" calcext:value-type="float">
            <text:p>90</text:p>
          </table:table-cell>
          <table:table-cell table:formula="of:=[.B157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90, 4, 886, null, 0, 9);" calcext:value-type="string">
            <text:p>insert into game_score (id, matchid, squad, goals, points, time_type) values (90, 4, 886, null, 0, 9);</text:p>
          </table:table-cell>
          <table:table-cell table:number-columns-repeated="1017"/>
        </table:table-row>
        <table:table-row table:style-name="ro3">
          <table:table-cell table:formula="of:=[.A158]+1" office:value-type="float" office:value="91" calcext:value-type="float">
            <text:p>91</text:p>
          </table:table-cell>
          <table:table-cell table:formula="of:=[.B158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91, 4, 81, 14, 0, 9000);" calcext:value-type="string">
            <text:p>insert into game_score (id, matchid, squad, goals, points, time_type) values (91, 4, 81, 14, 0, 9000);</text:p>
          </table:table-cell>
          <table:table-cell table:number-columns-repeated="1017"/>
        </table:table-row>
        <table:table-row table:style-name="ro3">
          <table:table-cell table:formula="of:=[.A159]+1" office:value-type="float" office:value="92" calcext:value-type="float">
            <text:p>92</text:p>
          </table:table-cell>
          <table:table-cell table:formula="of:=[.B159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92, 4, 886, 3, 0, 9000);" calcext:value-type="string">
            <text:p>insert into game_score (id, matchid, squad, goals, points, time_type) values (92, 4, 886, 3, 0, 9000);</text:p>
          </table:table-cell>
          <table:table-cell table:number-columns-repeated="1017"/>
        </table:table-row>
        <table:table-row table:style-name="ro3">
          <table:table-cell table:formula="of:=[.A160]+1" office:value-type="float" office:value="93" calcext:value-type="float">
            <text:p>93</text:p>
          </table:table-cell>
          <table:table-cell table:formula="of:=[.B160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93, 4, 81, 15, 0, 9001);" calcext:value-type="string">
            <text:p>insert into game_score (id, matchid, squad, goals, points, time_type) values (93, 4, 81, 15, 0, 9001);</text:p>
          </table:table-cell>
          <table:table-cell table:number-columns-repeated="1017"/>
        </table:table-row>
        <table:table-row table:style-name="ro3">
          <table:table-cell table:formula="of:=[.A161]+1" office:value-type="float" office:value="94" calcext:value-type="float">
            <text:p>94</text:p>
          </table:table-cell>
          <table:table-cell table:formula="of:=[.B161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94, 4, 886, 7, 0, 9001);" calcext:value-type="string">
            <text:p>insert into game_score (id, matchid, squad, goals, points, time_type) values (94, 4, 886, 7, 0, 9001);</text:p>
          </table:table-cell>
          <table:table-cell table:number-columns-repeated="1017"/>
        </table:table-row>
        <table:table-row table:style-name="ro3">
          <table:table-cell table:formula="of:=[.A162]+1" office:value-type="float" office:value="95" calcext:value-type="float">
            <text:p>95</text:p>
          </table:table-cell>
          <table:table-cell table:formula="of:=[.B162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95, 4, 81, 0, 0, 9002);" calcext:value-type="string">
            <text:p>insert into game_score (id, matchid, squad, goals, points, time_type) values (95, 4, 81, 0, 0, 9002);</text:p>
          </table:table-cell>
          <table:table-cell table:number-columns-repeated="1017"/>
        </table:table-row>
        <table:table-row table:style-name="ro3">
          <table:table-cell table:formula="of:=[.A163]+1" office:value-type="float" office:value="96" calcext:value-type="float">
            <text:p>96</text:p>
          </table:table-cell>
          <table:table-cell table:formula="of:=[.B163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96, 4, 886, 0, 0, 9002);" calcext:value-type="string">
            <text:p>insert into game_score (id, matchid, squad, goals, points, time_type) values (96, 4, 886, 0, 0, 9002);</text:p>
          </table:table-cell>
          <table:table-cell table:number-columns-repeated="1017"/>
        </table:table-row>
        <table:table-row table:style-name="ro3">
          <table:table-cell table:style-name="ce2" table:formula="of:=[.A164]+1" office:value-type="float" office:value="97" calcext:value-type="float">
            <text:p>97</text:p>
          </table:table-cell>
          <table:table-cell table:style-name="ce2" table:formula="of:=[.B141]+1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97, 5, 886, 0, 0, 1);" calcext:value-type="string">
            <text:p>insert into game_score (id, matchid, squad, goals, points, time_type) values (97, 5, 886, 0, 0, 1);</text:p>
          </table:table-cell>
          <table:table-cell table:number-columns-repeated="1017"/>
        </table:table-row>
        <table:table-row table:style-name="ro3">
          <table:table-cell table:style-name="ce2" table:formula="of:=[.A165]+1" office:value-type="float" office:value="98" calcext:value-type="float">
            <text:p>98</text:p>
          </table:table-cell>
          <table:table-cell table:style-name="ce2" table:formula="of:=[.B165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98, 5, 86, 0, 0, 1);" calcext:value-type="string">
            <text:p>insert into game_score (id, matchid, squad, goals, points, time_type) values (98, 5, 86, 0, 0, 1);</text:p>
          </table:table-cell>
          <table:table-cell table:number-columns-repeated="1017"/>
        </table:table-row>
        <table:table-row table:style-name="ro3">
          <table:table-cell table:style-name="ce2" table:formula="of:=[.A166]+1" office:value-type="float" office:value="99" calcext:value-type="float">
            <text:p>99</text:p>
          </table:table-cell>
          <table:table-cell table:style-name="ce2" table:formula="of:=[.B166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99, 5, 886, 0, 0, 2);" calcext:value-type="string">
            <text:p>insert into game_score (id, matchid, squad, goals, points, time_type) values (99, 5, 886, 0, 0, 2);</text:p>
          </table:table-cell>
          <table:table-cell table:number-columns-repeated="1017"/>
        </table:table-row>
        <table:table-row table:style-name="ro3">
          <table:table-cell table:style-name="ce2" table:formula="of:=[.A167]+1" office:value-type="float" office:value="100" calcext:value-type="float">
            <text:p>100</text:p>
          </table:table-cell>
          <table:table-cell table:style-name="ce2" table:formula="of:=[.B167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00, 5, 86, 0, 0, 2);" calcext:value-type="string">
            <text:p>insert into game_score (id, matchid, squad, goals, points, time_type) values (100, 5, 86, 0, 0, 2);</text:p>
          </table:table-cell>
          <table:table-cell table:number-columns-repeated="1017"/>
        </table:table-row>
        <table:table-row table:style-name="ro3">
          <table:table-cell table:style-name="ce2" table:formula="of:=[.A168]+1" office:value-type="float" office:value="101" calcext:value-type="float">
            <text:p>101</text:p>
          </table:table-cell>
          <table:table-cell table:style-name="ce2" table:formula="of:=[.B168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01, 5, 886, 1, 0, 3);" calcext:value-type="string">
            <text:p>insert into game_score (id, matchid, squad, goals, points, time_type) values (101, 5, 886, 1, 0, 3);</text:p>
          </table:table-cell>
          <table:table-cell table:number-columns-repeated="1017"/>
        </table:table-row>
        <table:table-row table:style-name="ro3">
          <table:table-cell table:style-name="ce2" table:formula="of:=[.A169]+1" office:value-type="float" office:value="102" calcext:value-type="float">
            <text:p>102</text:p>
          </table:table-cell>
          <table:table-cell table:style-name="ce2" table:formula="of:=[.B169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02, 5, 86, 0, 0, 3);" calcext:value-type="string">
            <text:p>insert into game_score (id, matchid, squad, goals, points, time_type) values (102, 5, 86, 0, 0, 3);</text:p>
          </table:table-cell>
          <table:table-cell table:number-columns-repeated="1017"/>
        </table:table-row>
        <table:table-row table:style-name="ro3">
          <table:table-cell table:style-name="ce2" table:formula="of:=[.A170]+1" office:value-type="float" office:value="103" calcext:value-type="float">
            <text:p>103</text:p>
          </table:table-cell>
          <table:table-cell table:style-name="ce2" table:formula="of:=[.B170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03, 5, 886, 4, 0, 4);" calcext:value-type="string">
            <text:p>insert into game_score (id, matchid, squad, goals, points, time_type) values (103, 5, 886, 4, 0, 4);</text:p>
          </table:table-cell>
          <table:table-cell table:number-columns-repeated="1017"/>
        </table:table-row>
        <table:table-row table:style-name="ro3">
          <table:table-cell table:style-name="ce2" table:formula="of:=[.A171]+1" office:value-type="float" office:value="104" calcext:value-type="float">
            <text:p>104</text:p>
          </table:table-cell>
          <table:table-cell table:style-name="ce2" table:formula="of:=[.B171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04, 5, 86, 0, 0, 4);" calcext:value-type="string">
            <text:p>insert into game_score (id, matchid, squad, goals, points, time_type) values (104, 5, 86, 0, 0, 4);</text:p>
          </table:table-cell>
          <table:table-cell table:number-columns-repeated="1017"/>
        </table:table-row>
        <table:table-row table:style-name="ro3">
          <table:table-cell table:style-name="ce2" table:formula="of:=[.A172]+1" office:value-type="float" office:value="105" calcext:value-type="float">
            <text:p>105</text:p>
          </table:table-cell>
          <table:table-cell table:style-name="ce2" table:formula="of:=[.B172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05, 5, 886, 0, 0, 5);" calcext:value-type="string">
            <text:p>insert into game_score (id, matchid, squad, goals, points, time_type) values (105, 5, 886, 0, 0, 5);</text:p>
          </table:table-cell>
          <table:table-cell table:number-columns-repeated="1017"/>
        </table:table-row>
        <table:table-row table:style-name="ro3">
          <table:table-cell table:style-name="ce2" table:formula="of:=[.A173]+1" office:value-type="float" office:value="106" calcext:value-type="float">
            <text:p>106</text:p>
          </table:table-cell>
          <table:table-cell table:style-name="ce2" table:formula="of:=[.B173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06, 5, 86, 0, 0, 5);" calcext:value-type="string">
            <text:p>insert into game_score (id, matchid, squad, goals, points, time_type) values (106, 5, 86, 0, 0, 5);</text:p>
          </table:table-cell>
          <table:table-cell table:number-columns-repeated="1017"/>
        </table:table-row>
        <table:table-row table:style-name="ro3">
          <table:table-cell table:style-name="ce2" table:formula="of:=[.A174]+1" office:value-type="float" office:value="107" calcext:value-type="float">
            <text:p>107</text:p>
          </table:table-cell>
          <table:table-cell table:style-name="ce2" table:formula="of:=[.B174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07, 5, 886, 2, 0, 6);" calcext:value-type="string">
            <text:p>insert into game_score (id, matchid, squad, goals, points, time_type) values (107, 5, 886, 2, 0, 6);</text:p>
          </table:table-cell>
          <table:table-cell table:number-columns-repeated="1017"/>
        </table:table-row>
        <table:table-row table:style-name="ro3">
          <table:table-cell table:style-name="ce2" table:formula="of:=[.A175]+1" office:value-type="float" office:value="108" calcext:value-type="float">
            <text:p>108</text:p>
          </table:table-cell>
          <table:table-cell table:style-name="ce2" table:formula="of:=[.B175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08, 5, 86, 2, 0, 6);" calcext:value-type="string">
            <text:p>insert into game_score (id, matchid, squad, goals, points, time_type) values (108, 5, 86, 2, 0, 6);</text:p>
          </table:table-cell>
          <table:table-cell table:number-columns-repeated="1017"/>
        </table:table-row>
        <table:table-row table:style-name="ro3">
          <table:table-cell table:style-name="ce2" table:formula="of:=[.A176]+1" office:value-type="float" office:value="109" calcext:value-type="float">
            <text:p>109</text:p>
          </table:table-cell>
          <table:table-cell table:style-name="ce2" table:formula="of:=[.B176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09, 5, 886, 0, 0, 7);" calcext:value-type="string">
            <text:p>insert into game_score (id, matchid, squad, goals, points, time_type) values (109, 5, 886, 0, 0, 7);</text:p>
          </table:table-cell>
          <table:table-cell table:number-columns-repeated="1017"/>
        </table:table-row>
        <table:table-row table:style-name="ro3">
          <table:table-cell table:style-name="ce2" table:formula="of:=[.A177]+1" office:value-type="float" office:value="110" calcext:value-type="float">
            <text:p>110</text:p>
          </table:table-cell>
          <table:table-cell table:style-name="ce2" table:formula="of:=[.B177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10, 5, 86, 0, 0, 7);" calcext:value-type="string">
            <text:p>insert into game_score (id, matchid, squad, goals, points, time_type) values (110, 5, 86, 0, 0, 7);</text:p>
          </table:table-cell>
          <table:table-cell table:number-columns-repeated="1017"/>
        </table:table-row>
        <table:table-row table:style-name="ro3">
          <table:table-cell table:style-name="ce2" table:formula="of:=[.A178]+1" office:value-type="float" office:value="111" calcext:value-type="float">
            <text:p>111</text:p>
          </table:table-cell>
          <table:table-cell table:style-name="ce2" table:formula="of:=[.B178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11, 5, 886, 4, 0, 8);" calcext:value-type="string">
            <text:p>insert into game_score (id, matchid, squad, goals, points, time_type) values (111, 5, 886, 4, 0, 8);</text:p>
          </table:table-cell>
          <table:table-cell table:number-columns-repeated="1017"/>
        </table:table-row>
        <table:table-row table:style-name="ro3">
          <table:table-cell table:style-name="ce2" table:formula="of:=[.A179]+1" office:value-type="float" office:value="112" calcext:value-type="float">
            <text:p>112</text:p>
          </table:table-cell>
          <table:table-cell table:style-name="ce2" table:formula="of:=[.B179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12, 5, 86, 0, 0, 8);" calcext:value-type="string">
            <text:p>insert into game_score (id, matchid, squad, goals, points, time_type) values (112, 5, 86, 0, 0, 8);</text:p>
          </table:table-cell>
          <table:table-cell table:number-columns-repeated="1017"/>
        </table:table-row>
        <table:table-row table:style-name="ro3">
          <table:table-cell table:style-name="ce2" table:formula="of:=[.A180]+1" office:value-type="float" office:value="113" calcext:value-type="float">
            <text:p>113</text:p>
          </table:table-cell>
          <table:table-cell table:style-name="ce2" table:formula="of:=[.B180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13, 5, 886, 1, 0, 9);" calcext:value-type="string">
            <text:p>insert into game_score (id, matchid, squad, goals, points, time_type) values (113, 5, 886, 1, 0, 9);</text:p>
          </table:table-cell>
          <table:table-cell table:number-columns-repeated="1017"/>
        </table:table-row>
        <table:table-row table:style-name="ro3">
          <table:table-cell table:style-name="ce2" table:formula="of:=[.A181]+1" office:value-type="float" office:value="114" calcext:value-type="float">
            <text:p>114</text:p>
          </table:table-cell>
          <table:table-cell table:style-name="ce2" table:formula="of:=[.B181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14, 5, 86, 1, 0, 9);" calcext:value-type="string">
            <text:p>insert into game_score (id, matchid, squad, goals, points, time_type) values (114, 5, 86, 1, 0, 9);</text:p>
          </table:table-cell>
          <table:table-cell table:number-columns-repeated="1017"/>
        </table:table-row>
        <table:table-row table:style-name="ro3">
          <table:table-cell table:style-name="ce2" table:formula="of:=[.A182]+1" office:value-type="float" office:value="115" calcext:value-type="float">
            <text:p>115</text:p>
          </table:table-cell>
          <table:table-cell table:style-name="ce2" table:formula="of:=[.B182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15, 5, 886, 12, 0, 9000);" calcext:value-type="string">
            <text:p>insert into game_score (id, matchid, squad, goals, points, time_type) values (115, 5, 886, 12, 0, 9000);</text:p>
          </table:table-cell>
          <table:table-cell table:number-columns-repeated="1017"/>
        </table:table-row>
        <table:table-row table:style-name="ro3">
          <table:table-cell table:style-name="ce2" table:formula="of:=[.A183]+1" office:value-type="float" office:value="116" calcext:value-type="float">
            <text:p>116</text:p>
          </table:table-cell>
          <table:table-cell table:style-name="ce2" table:formula="of:=[.B183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16, 5, 86, 3, 0, 9000);" calcext:value-type="string">
            <text:p>insert into game_score (id, matchid, squad, goals, points, time_type) values (116, 5, 86, 3, 0, 9000);</text:p>
          </table:table-cell>
          <table:table-cell table:number-columns-repeated="1017"/>
        </table:table-row>
        <table:table-row table:style-name="ro3">
          <table:table-cell table:style-name="ce2" table:formula="of:=[.A184]+1" office:value-type="float" office:value="117" calcext:value-type="float">
            <text:p>117</text:p>
          </table:table-cell>
          <table:table-cell table:style-name="ce2" table:formula="of:=[.B184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17, 5, 886, 15, 0, 9001);" calcext:value-type="string">
            <text:p>insert into game_score (id, matchid, squad, goals, points, time_type) values (117, 5, 886, 15, 0, 9001);</text:p>
          </table:table-cell>
          <table:table-cell table:number-columns-repeated="1017"/>
        </table:table-row>
        <table:table-row table:style-name="ro3">
          <table:table-cell table:style-name="ce2" table:formula="of:=[.A185]+1" office:value-type="float" office:value="118" calcext:value-type="float">
            <text:p>118</text:p>
          </table:table-cell>
          <table:table-cell table:style-name="ce2" table:formula="of:=[.B185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18, 5, 86, 0, 0, 9001);" calcext:value-type="string">
            <text:p>insert into game_score (id, matchid, squad, goals, points, time_type) values (118, 5, 86, 0, 0, 9001);</text:p>
          </table:table-cell>
          <table:table-cell table:number-columns-repeated="1017"/>
        </table:table-row>
        <table:table-row table:style-name="ro3">
          <table:table-cell table:style-name="ce2" table:formula="of:=[.A186]+1" office:value-type="float" office:value="119" calcext:value-type="float">
            <text:p>119</text:p>
          </table:table-cell>
          <table:table-cell table:style-name="ce2" table:formula="of:=[.B186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19, 5, 886, 2, 0, 9002);" calcext:value-type="string">
            <text:p>insert into game_score (id, matchid, squad, goals, points, time_type) values (119, 5, 886, 2, 0, 9002);</text:p>
          </table:table-cell>
          <table:table-cell table:number-columns-repeated="1017"/>
        </table:table-row>
        <table:table-row table:style-name="ro3">
          <table:table-cell table:style-name="ce2" table:formula="of:=[.A187]+1" office:value-type="float" office:value="120" calcext:value-type="float">
            <text:p>120</text:p>
          </table:table-cell>
          <table:table-cell table:style-name="ce2" table:formula="of:=[.B187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20, 5, 86, 3, 0, 9002);" calcext:value-type="string">
            <text:p>insert into game_score (id, matchid, squad, goals, points, time_type) values (120, 5, 86, 3, 0, 9002);</text:p>
          </table:table-cell>
          <table:table-cell table:number-columns-repeated="1017"/>
        </table:table-row>
        <table:table-row table:style-name="ro3">
          <table:table-cell table:formula="of:=[.A188]+1" office:value-type="float" office:value="121" calcext:value-type="float">
            <text:p>121</text:p>
          </table:table-cell>
          <table:table-cell table:formula="of:=[.B165]+1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21, 6, 82, 0, 0, 1);" calcext:value-type="string">
            <text:p>insert into game_score (id, matchid, squad, goals, points, time_type) values (121, 6, 82, 0, 0, 1);</text:p>
          </table:table-cell>
          <table:table-cell table:number-columns-repeated="1017"/>
        </table:table-row>
        <table:table-row table:style-name="ro3">
          <table:table-cell table:formula="of:=[.A189]+1" office:value-type="float" office:value="122" calcext:value-type="float">
            <text:p>122</text:p>
          </table:table-cell>
          <table:table-cell table:formula="of:=[.B189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2, 6, 81, 1, 0, 1);" calcext:value-type="string">
            <text:p>insert into game_score (id, matchid, squad, goals, points, time_type) values (122, 6, 81, 1, 0, 1);</text:p>
          </table:table-cell>
          <table:table-cell table:number-columns-repeated="1017"/>
        </table:table-row>
        <table:table-row table:style-name="ro3">
          <table:table-cell table:formula="of:=[.A190]+1" office:value-type="float" office:value="123" calcext:value-type="float">
            <text:p>123</text:p>
          </table:table-cell>
          <table:table-cell table:formula="of:=[.B190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3, 6, 82, 0, 0, 2);" calcext:value-type="string">
            <text:p>insert into game_score (id, matchid, squad, goals, points, time_type) values (123, 6, 82, 0, 0, 2);</text:p>
          </table:table-cell>
          <table:table-cell table:number-columns-repeated="1017"/>
        </table:table-row>
        <table:table-row table:style-name="ro3">
          <table:table-cell table:formula="of:=[.A191]+1" office:value-type="float" office:value="124" calcext:value-type="float">
            <text:p>124</text:p>
          </table:table-cell>
          <table:table-cell table:formula="of:=[.B191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4, 6, 81, 1, 0, 2);" calcext:value-type="string">
            <text:p>insert into game_score (id, matchid, squad, goals, points, time_type) values (124, 6, 81, 1, 0, 2);</text:p>
          </table:table-cell>
          <table:table-cell table:number-columns-repeated="1017"/>
        </table:table-row>
        <table:table-row table:style-name="ro3">
          <table:table-cell table:formula="of:=[.A192]+1" office:value-type="float" office:value="125" calcext:value-type="float">
            <text:p>125</text:p>
          </table:table-cell>
          <table:table-cell table:formula="of:=[.B192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5, 6, 82, 0, 0, 3);" calcext:value-type="string">
            <text:p>insert into game_score (id, matchid, squad, goals, points, time_type) values (125, 6, 82, 0, 0, 3);</text:p>
          </table:table-cell>
          <table:table-cell table:number-columns-repeated="1017"/>
        </table:table-row>
        <table:table-row table:style-name="ro3">
          <table:table-cell table:formula="of:=[.A193]+1" office:value-type="float" office:value="126" calcext:value-type="float">
            <text:p>126</text:p>
          </table:table-cell>
          <table:table-cell table:formula="of:=[.B193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6, 6, 81, 0, 0, 3);" calcext:value-type="string">
            <text:p>insert into game_score (id, matchid, squad, goals, points, time_type) values (126, 6, 81, 0, 0, 3);</text:p>
          </table:table-cell>
          <table:table-cell table:number-columns-repeated="1017"/>
        </table:table-row>
        <table:table-row table:style-name="ro3">
          <table:table-cell table:formula="of:=[.A194]+1" office:value-type="float" office:value="127" calcext:value-type="float">
            <text:p>127</text:p>
          </table:table-cell>
          <table:table-cell table:formula="of:=[.B194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7, 6, 82, 0, 0, 4);" calcext:value-type="string">
            <text:p>insert into game_score (id, matchid, squad, goals, points, time_type) values (127, 6, 82, 0, 0, 4);</text:p>
          </table:table-cell>
          <table:table-cell table:number-columns-repeated="1017"/>
        </table:table-row>
        <table:table-row table:style-name="ro3">
          <table:table-cell table:formula="of:=[.A195]+1" office:value-type="float" office:value="128" calcext:value-type="float">
            <text:p>128</text:p>
          </table:table-cell>
          <table:table-cell table:formula="of:=[.B195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8, 6, 81, 0, 0, 4);" calcext:value-type="string">
            <text:p>insert into game_score (id, matchid, squad, goals, points, time_type) values (128, 6, 81, 0, 0, 4);</text:p>
          </table:table-cell>
          <table:table-cell table:number-columns-repeated="1017"/>
        </table:table-row>
        <table:table-row table:style-name="ro3">
          <table:table-cell table:formula="of:=[.A196]+1" office:value-type="float" office:value="129" calcext:value-type="float">
            <text:p>129</text:p>
          </table:table-cell>
          <table:table-cell table:formula="of:=[.B196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9, 6, 82, 1, 0, 5);" calcext:value-type="string">
            <text:p>insert into game_score (id, matchid, squad, goals, points, time_type) values (129, 6, 82, 1, 0, 5);</text:p>
          </table:table-cell>
          <table:table-cell table:number-columns-repeated="1017"/>
        </table:table-row>
        <table:table-row table:style-name="ro3">
          <table:table-cell table:formula="of:=[.A197]+1" office:value-type="float" office:value="130" calcext:value-type="float">
            <text:p>130</text:p>
          </table:table-cell>
          <table:table-cell table:formula="of:=[.B197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30, 6, 81, 0, 0, 5);" calcext:value-type="string">
            <text:p>insert into game_score (id, matchid, squad, goals, points, time_type) values (130, 6, 81, 0, 0, 5);</text:p>
          </table:table-cell>
          <table:table-cell table:number-columns-repeated="1017"/>
        </table:table-row>
        <table:table-row table:style-name="ro3">
          <table:table-cell table:formula="of:=[.A198]+1" office:value-type="float" office:value="131" calcext:value-type="float">
            <text:p>131</text:p>
          </table:table-cell>
          <table:table-cell table:formula="of:=[.B198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1, 6, 82, 0, 0, 6);" calcext:value-type="string">
            <text:p>insert into game_score (id, matchid, squad, goals, points, time_type) values (131, 6, 82, 0, 0, 6);</text:p>
          </table:table-cell>
          <table:table-cell table:number-columns-repeated="1017"/>
        </table:table-row>
        <table:table-row table:style-name="ro3">
          <table:table-cell table:formula="of:=[.A199]+1" office:value-type="float" office:value="132" calcext:value-type="float">
            <text:p>132</text:p>
          </table:table-cell>
          <table:table-cell table:formula="of:=[.B199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2, 6, 81, 0, 0, 6);" calcext:value-type="string">
            <text:p>insert into game_score (id, matchid, squad, goals, points, time_type) values (132, 6, 81, 0, 0, 6);</text:p>
          </table:table-cell>
          <table:table-cell table:number-columns-repeated="1017"/>
        </table:table-row>
        <table:table-row table:style-name="ro3">
          <table:table-cell table:formula="of:=[.A200]+1" office:value-type="float" office:value="133" calcext:value-type="float">
            <text:p>133</text:p>
          </table:table-cell>
          <table:table-cell table:formula="of:=[.B200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3, 6, 82, 0, 0, 7);" calcext:value-type="string">
            <text:p>insert into game_score (id, matchid, squad, goals, points, time_type) values (133, 6, 82, 0, 0, 7);</text:p>
          </table:table-cell>
          <table:table-cell table:number-columns-repeated="1017"/>
        </table:table-row>
        <table:table-row table:style-name="ro3">
          <table:table-cell table:formula="of:=[.A201]+1" office:value-type="float" office:value="134" calcext:value-type="float">
            <text:p>134</text:p>
          </table:table-cell>
          <table:table-cell table:formula="of:=[.B201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4, 6, 81, 0, 0, 7);" calcext:value-type="string">
            <text:p>insert into game_score (id, matchid, squad, goals, points, time_type) values (134, 6, 81, 0, 0, 7);</text:p>
          </table:table-cell>
          <table:table-cell table:number-columns-repeated="1017"/>
        </table:table-row>
        <table:table-row table:style-name="ro3">
          <table:table-cell table:formula="of:=[.A202]+1" office:value-type="float" office:value="135" calcext:value-type="float">
            <text:p>135</text:p>
          </table:table-cell>
          <table:table-cell table:formula="of:=[.B202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5, 6, 82, 2, 0, 8);" calcext:value-type="string">
            <text:p>insert into game_score (id, matchid, squad, goals, points, time_type) values (135, 6, 82, 2, 0, 8);</text:p>
          </table:table-cell>
          <table:table-cell table:number-columns-repeated="1017"/>
        </table:table-row>
        <table:table-row table:style-name="ro3">
          <table:table-cell table:formula="of:=[.A203]+1" office:value-type="float" office:value="136" calcext:value-type="float">
            <text:p>136</text:p>
          </table:table-cell>
          <table:table-cell table:formula="of:=[.B203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6, 6, 81, 0, 0, 8);" calcext:value-type="string">
            <text:p>insert into game_score (id, matchid, squad, goals, points, time_type) values (136, 6, 81, 0, 0, 8);</text:p>
          </table:table-cell>
          <table:table-cell table:number-columns-repeated="1017"/>
        </table:table-row>
        <table:table-row table:style-name="ro3">
          <table:table-cell table:formula="of:=[.A204]+1" office:value-type="float" office:value="137" calcext:value-type="float">
            <text:p>137</text:p>
          </table:table-cell>
          <table:table-cell table:formula="of:=[.B204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7, 6, 82, 0, 0, 9);" calcext:value-type="string">
            <text:p>insert into game_score (id, matchid, squad, goals, points, time_type) values (137, 6, 82, 0, 0, 9);</text:p>
          </table:table-cell>
          <table:table-cell table:number-columns-repeated="1017"/>
        </table:table-row>
        <table:table-row table:style-name="ro3">
          <table:table-cell table:formula="of:=[.A205]+1" office:value-type="float" office:value="138" calcext:value-type="float">
            <text:p>138</text:p>
          </table:table-cell>
          <table:table-cell table:formula="of:=[.B205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8, 6, 81, 0, 0, 9);" calcext:value-type="string">
            <text:p>insert into game_score (id, matchid, squad, goals, points, time_type) values (138, 6, 81, 0, 0, 9);</text:p>
          </table:table-cell>
          <table:table-cell table:number-columns-repeated="1017"/>
        </table:table-row>
        <table:table-row table:style-name="ro3">
          <table:table-cell table:formula="of:=[.A206]+1" office:value-type="float" office:value="139" calcext:value-type="float">
            <text:p>139</text:p>
          </table:table-cell>
          <table:table-cell table:formula="of:=[.B206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9, 6, 82, 3, 0, 9000);" calcext:value-type="string">
            <text:p>insert into game_score (id, matchid, squad, goals, points, time_type) values (139, 6, 82, 3, 0, 9000);</text:p>
          </table:table-cell>
          <table:table-cell table:number-columns-repeated="1017"/>
        </table:table-row>
        <table:table-row table:style-name="ro3">
          <table:table-cell table:formula="of:=[.A207]+1" office:value-type="float" office:value="140" calcext:value-type="float">
            <text:p>140</text:p>
          </table:table-cell>
          <table:table-cell table:formula="of:=[.B207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40, 6, 81, 2, 0, 9000);" calcext:value-type="string">
            <text:p>insert into game_score (id, matchid, squad, goals, points, time_type) values (140, 6, 81, 2, 0, 9000);</text:p>
          </table:table-cell>
          <table:table-cell table:number-columns-repeated="1017"/>
        </table:table-row>
        <table:table-row table:style-name="ro3">
          <table:table-cell table:formula="of:=[.A208]+1" office:value-type="float" office:value="141" calcext:value-type="float">
            <text:p>141</text:p>
          </table:table-cell>
          <table:table-cell table:formula="of:=[.B208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1, 6, 82, 5, 0, 9001);" calcext:value-type="string">
            <text:p>insert into game_score (id, matchid, squad, goals, points, time_type) values (141, 6, 82, 5, 0, 9001);</text:p>
          </table:table-cell>
          <table:table-cell table:number-columns-repeated="1017"/>
        </table:table-row>
        <table:table-row table:style-name="ro3">
          <table:table-cell table:formula="of:=[.A209]+1" office:value-type="float" office:value="142" calcext:value-type="float">
            <text:p>142</text:p>
          </table:table-cell>
          <table:table-cell table:formula="of:=[.B209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2, 6, 81, 7, 0, 9001);" calcext:value-type="string">
            <text:p>insert into game_score (id, matchid, squad, goals, points, time_type) values (142, 6, 81, 7, 0, 9001);</text:p>
          </table:table-cell>
          <table:table-cell table:number-columns-repeated="1017"/>
        </table:table-row>
        <table:table-row table:style-name="ro3">
          <table:table-cell table:formula="of:=[.A210]+1" office:value-type="float" office:value="143" calcext:value-type="float">
            <text:p>143</text:p>
          </table:table-cell>
          <table:table-cell table:formula="of:=[.B210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3, 6, 82, 0, 0, 9002);" calcext:value-type="string">
            <text:p>insert into game_score (id, matchid, squad, goals, points, time_type) values (143, 6, 82, 0, 0, 9002);</text:p>
          </table:table-cell>
          <table:table-cell table:number-columns-repeated="1017"/>
        </table:table-row>
        <table:table-row table:style-name="ro3">
          <table:table-cell table:formula="of:=[.A211]+1" office:value-type="float" office:value="144" calcext:value-type="float">
            <text:p>144</text:p>
          </table:table-cell>
          <table:table-cell table:formula="of:=[.B211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4, 6, 81, 0, 0, 9002);" calcext:value-type="string">
            <text:p>insert into game_score (id, matchid, squad, goals, points, time_type) values (144, 6, 81, 0, 0, 9002);</text:p>
          </table:table-cell>
          <table:table-cell table:number-columns-repeated="1017"/>
        </table:table-row>
        <table:table-row table:style-name="ro3">
          <table:table-cell table:style-name="ce2" table:formula="of:=[.A212]+1" office:value-type="float" office:value="145" calcext:value-type="float">
            <text:p>145</text:p>
          </table:table-cell>
          <table:table-cell table:style-name="ce2" table:formula="of:=[.B189]+1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5, 7, 52, 0, 0, 1);" calcext:value-type="string">
            <text:p>insert into game_score (id, matchid, squad, goals, points, time_type) values (145, 7, 52, 0, 0, 1);</text:p>
          </table:table-cell>
          <table:table-cell table:number-columns-repeated="1017"/>
        </table:table-row>
        <table:table-row table:style-name="ro3">
          <table:table-cell table:style-name="ce2" table:formula="of:=[.A213]+1" office:value-type="float" office:value="146" calcext:value-type="float">
            <text:p>146</text:p>
          </table:table-cell>
          <table:table-cell table:style-name="ce2" table:formula="of:=[.B213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6, 7, 1, 0, 0, 1);" calcext:value-type="string">
            <text:p>insert into game_score (id, matchid, squad, goals, points, time_type) values (146, 7, 1, 0, 0, 1);</text:p>
          </table:table-cell>
          <table:table-cell table:number-columns-repeated="1017"/>
        </table:table-row>
        <table:table-row table:style-name="ro3">
          <table:table-cell table:style-name="ce2" table:formula="of:=[.A214]+1" office:value-type="float" office:value="147" calcext:value-type="float">
            <text:p>147</text:p>
          </table:table-cell>
          <table:table-cell table:style-name="ce2" table:formula="of:=[.B214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7, 7, 52, 0, 0, 2);" calcext:value-type="string">
            <text:p>insert into game_score (id, matchid, squad, goals, points, time_type) values (147, 7, 52, 0, 0, 2);</text:p>
          </table:table-cell>
          <table:table-cell table:number-columns-repeated="1017"/>
        </table:table-row>
        <table:table-row table:style-name="ro3">
          <table:table-cell table:style-name="ce2" table:formula="of:=[.A215]+1" office:value-type="float" office:value="148" calcext:value-type="float">
            <text:p>148</text:p>
          </table:table-cell>
          <table:table-cell table:style-name="ce2" table:formula="of:=[.B215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8, 7, 1, 0, 0, 2);" calcext:value-type="string">
            <text:p>insert into game_score (id, matchid, squad, goals, points, time_type) values (148, 7, 1, 0, 0, 2);</text:p>
          </table:table-cell>
          <table:table-cell table:number-columns-repeated="1017"/>
        </table:table-row>
        <table:table-row table:style-name="ro3">
          <table:table-cell table:style-name="ce2" table:formula="of:=[.A216]+1" office:value-type="float" office:value="149" calcext:value-type="float">
            <text:p>149</text:p>
          </table:table-cell>
          <table:table-cell table:style-name="ce2" table:formula="of:=[.B216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9, 7, 52, 0, 0, 3);" calcext:value-type="string">
            <text:p>insert into game_score (id, matchid, squad, goals, points, time_type) values (149, 7, 52, 0, 0, 3);</text:p>
          </table:table-cell>
          <table:table-cell table:number-columns-repeated="1017"/>
        </table:table-row>
        <table:table-row table:style-name="ro3">
          <table:table-cell table:style-name="ce2" table:formula="of:=[.A217]+1" office:value-type="float" office:value="150" calcext:value-type="float">
            <text:p>150</text:p>
          </table:table-cell>
          <table:table-cell table:style-name="ce2" table:formula="of:=[.B217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150, 7, 1, 0, 0, 3);" calcext:value-type="string">
            <text:p>insert into game_score (id, matchid, squad, goals, points, time_type) values (150, 7, 1, 0, 0, 3);</text:p>
          </table:table-cell>
          <table:table-cell table:number-columns-repeated="1017"/>
        </table:table-row>
        <table:table-row table:style-name="ro3">
          <table:table-cell table:style-name="ce2" table:formula="of:=[.A218]+1" office:value-type="float" office:value="151" calcext:value-type="float">
            <text:p>151</text:p>
          </table:table-cell>
          <table:table-cell table:style-name="ce2" table:formula="of:=[.B218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151, 7, 52, 0, 0, 4);" calcext:value-type="string">
            <text:p>insert into game_score (id, matchid, squad, goals, points, time_type) values (151, 7, 52, 0, 0, 4);</text:p>
          </table:table-cell>
          <table:table-cell table:number-columns-repeated="1017"/>
        </table:table-row>
        <table:table-row table:style-name="ro3">
          <table:table-cell table:style-name="ce2" table:formula="of:=[.A219]+1" office:value-type="float" office:value="152" calcext:value-type="float">
            <text:p>152</text:p>
          </table:table-cell>
          <table:table-cell table:style-name="ce2" table:formula="of:=[.B219]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152, 7, 1, 1, 0, 4);" calcext:value-type="string">
            <text:p>insert into game_score (id, matchid, squad, goals, points, time_type) values (152, 7, 1, 1, 0, 4);</text:p>
          </table:table-cell>
          <table:table-cell table:number-columns-repeated="1017"/>
        </table:table-row>
        <table:table-row table:style-name="ro3">
          <table:table-cell table:style-name="ce2" table:formula="of:=[.A220]+1" office:value-type="float" office:value="153" calcext:value-type="float">
            <text:p>153</text:p>
          </table:table-cell>
          <table:table-cell table:style-name="ce2" table:formula="of:=[.B220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153, 7, 52, 0, 0, 5);" calcext:value-type="string">
            <text:p>insert into game_score (id, matchid, squad, goals, points, time_type) values (153, 7, 52, 0, 0, 5);</text:p>
          </table:table-cell>
          <table:table-cell table:number-columns-repeated="1017"/>
        </table:table-row>
        <table:table-row table:style-name="ro3">
          <table:table-cell table:style-name="ce2" table:formula="of:=[.A221]+1" office:value-type="float" office:value="154" calcext:value-type="float">
            <text:p>154</text:p>
          </table:table-cell>
          <table:table-cell table:style-name="ce2" table:formula="of:=[.B221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54, 7, 1, 0, 0, 5);" calcext:value-type="string">
            <text:p>insert into game_score (id, matchid, squad, goals, points, time_type) values (154, 7, 1, 0, 0, 5);</text:p>
          </table:table-cell>
          <table:table-cell table:number-columns-repeated="1017"/>
        </table:table-row>
        <table:table-row table:style-name="ro3">
          <table:table-cell table:style-name="ce2" table:formula="of:=[.A222]+1" office:value-type="float" office:value="155" calcext:value-type="float">
            <text:p>155</text:p>
          </table:table-cell>
          <table:table-cell table:style-name="ce2" table:formula="of:=[.B222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55, 7, 52, 0, 0, 6);" calcext:value-type="string">
            <text:p>insert into game_score (id, matchid, squad, goals, points, time_type) values (155, 7, 52, 0, 0, 6);</text:p>
          </table:table-cell>
          <table:table-cell table:number-columns-repeated="1017"/>
        </table:table-row>
        <table:table-row table:style-name="ro3">
          <table:table-cell table:style-name="ce2" table:formula="of:=[.A223]+1" office:value-type="float" office:value="156" calcext:value-type="float">
            <text:p>156</text:p>
          </table:table-cell>
          <table:table-cell table:style-name="ce2" table:formula="of:=[.B223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56, 7, 1, 0, 0, 6);" calcext:value-type="string">
            <text:p>insert into game_score (id, matchid, squad, goals, points, time_type) values (156, 7, 1, 0, 0, 6);</text:p>
          </table:table-cell>
          <table:table-cell table:number-columns-repeated="1017"/>
        </table:table-row>
        <table:table-row table:style-name="ro3">
          <table:table-cell table:style-name="ce2" table:formula="of:=[.A224]+1" office:value-type="float" office:value="157" calcext:value-type="float">
            <text:p>157</text:p>
          </table:table-cell>
          <table:table-cell table:style-name="ce2" table:formula="of:=[.B224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157, 7, 52, 0, 0, 7);" calcext:value-type="string">
            <text:p>insert into game_score (id, matchid, squad, goals, points, time_type) values (157, 7, 52, 0, 0, 7);</text:p>
          </table:table-cell>
          <table:table-cell table:number-columns-repeated="1017"/>
        </table:table-row>
        <table:table-row table:style-name="ro3">
          <table:table-cell table:style-name="ce2" table:formula="of:=[.A225]+1" office:value-type="float" office:value="158" calcext:value-type="float">
            <text:p>158</text:p>
          </table:table-cell>
          <table:table-cell table:style-name="ce2" table:formula="of:=[.B225]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158, 7, 1, 1, 0, 7);" calcext:value-type="string">
            <text:p>insert into game_score (id, matchid, squad, goals, points, time_type) values (158, 7, 1, 1, 0, 7);</text:p>
          </table:table-cell>
          <table:table-cell table:number-columns-repeated="1017"/>
        </table:table-row>
        <table:table-row table:style-name="ro3">
          <table:table-cell table:style-name="ce2" table:formula="of:=[.A226]+1" office:value-type="float" office:value="159" calcext:value-type="float">
            <text:p>159</text:p>
          </table:table-cell>
          <table:table-cell table:style-name="ce2" table:formula="of:=[.B226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159, 7, 52, 0, 0, 8);" calcext:value-type="string">
            <text:p>insert into game_score (id, matchid, squad, goals, points, time_type) values (159, 7, 52, 0, 0, 8);</text:p>
          </table:table-cell>
          <table:table-cell table:number-columns-repeated="1017"/>
        </table:table-row>
        <table:table-row table:style-name="ro3">
          <table:table-cell table:style-name="ce2" table:formula="of:=[.A227]+1" office:value-type="float" office:value="160" calcext:value-type="float">
            <text:p>160</text:p>
          </table:table-cell>
          <table:table-cell table:style-name="ce2" table:formula="of:=[.B227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160, 7, 1, 0, 0, 8);" calcext:value-type="string">
            <text:p>insert into game_score (id, matchid, squad, goals, points, time_type) values (160, 7, 1, 0, 0, 8);</text:p>
          </table:table-cell>
          <table:table-cell table:number-columns-repeated="1017"/>
        </table:table-row>
        <table:table-row table:style-name="ro3">
          <table:table-cell table:style-name="ce2" table:formula="of:=[.A228]+1" office:value-type="float" office:value="161" calcext:value-type="float">
            <text:p>161</text:p>
          </table:table-cell>
          <table:table-cell table:style-name="ce2" table:formula="of:=[.B228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161, 7, 52, 0, 0, 9);" calcext:value-type="string">
            <text:p>insert into game_score (id, matchid, squad, goals, points, time_type) values (161, 7, 52, 0, 0, 9);</text:p>
          </table:table-cell>
          <table:table-cell table:number-columns-repeated="1017"/>
        </table:table-row>
        <table:table-row table:style-name="ro3">
          <table:table-cell table:style-name="ce2" table:formula="of:=[.A229]+1" office:value-type="float" office:value="162" calcext:value-type="float">
            <text:p>162</text:p>
          </table:table-cell>
          <table:table-cell table:style-name="ce2" table:formula="of:=[.B229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162, 7, 1, null, 0, 9);" calcext:value-type="string">
            <text:p>insert into game_score (id, matchid, squad, goals, points, time_type) values (162, 7, 1, null, 0, 9);</text:p>
          </table:table-cell>
          <table:table-cell table:number-columns-repeated="1017"/>
        </table:table-row>
        <table:table-row table:style-name="ro3">
          <table:table-cell table:style-name="ce2" table:formula="of:=[.A230]+1" office:value-type="float" office:value="163" calcext:value-type="float">
            <text:p>163</text:p>
          </table:table-cell>
          <table:table-cell table:style-name="ce2" table:formula="of:=[.B230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163, 7, 52, 0, 0, 9000);" calcext:value-type="string">
            <text:p>insert into game_score (id, matchid, squad, goals, points, time_type) values (163, 7, 52, 0, 0, 9000);</text:p>
          </table:table-cell>
          <table:table-cell table:number-columns-repeated="1017"/>
        </table:table-row>
        <table:table-row table:style-name="ro3">
          <table:table-cell table:style-name="ce2" table:formula="of:=[.A231]+1" office:value-type="float" office:value="164" calcext:value-type="float">
            <text:p>164</text:p>
          </table:table-cell>
          <table:table-cell table:style-name="ce2" table:formula="of:=[.B231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164, 7, 1, 2, 0, 9000);" calcext:value-type="string">
            <text:p>insert into game_score (id, matchid, squad, goals, points, time_type) values (164, 7, 1, 2, 0, 9000);</text:p>
          </table:table-cell>
          <table:table-cell table:number-columns-repeated="1017"/>
        </table:table-row>
        <table:table-row table:style-name="ro3">
          <table:table-cell table:style-name="ce2" table:formula="of:=[.A232]+1" office:value-type="float" office:value="165" calcext:value-type="float">
            <text:p>165</text:p>
          </table:table-cell>
          <table:table-cell table:style-name="ce2" table:formula="of:=[.B232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165, 7, 52, 4, 0, 9001);" calcext:value-type="string">
            <text:p>insert into game_score (id, matchid, squad, goals, points, time_type) values (165, 7, 52, 4, 0, 9001);</text:p>
          </table:table-cell>
          <table:table-cell table:number-columns-repeated="1017"/>
        </table:table-row>
        <table:table-row table:style-name="ro3">
          <table:table-cell table:style-name="ce2" table:formula="of:=[.A233]+1" office:value-type="float" office:value="166" calcext:value-type="float">
            <text:p>166</text:p>
          </table:table-cell>
          <table:table-cell table:style-name="ce2" table:formula="of:=[.B233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166, 7, 1, 6, 0, 9001);" calcext:value-type="string">
            <text:p>insert into game_score (id, matchid, squad, goals, points, time_type) values (166, 7, 1, 6, 0, 9001);</text:p>
          </table:table-cell>
          <table:table-cell table:number-columns-repeated="1017"/>
        </table:table-row>
        <table:table-row table:style-name="ro3">
          <table:table-cell table:style-name="ce2" table:formula="of:=[.A234]+1" office:value-type="float" office:value="167" calcext:value-type="float">
            <text:p>167</text:p>
          </table:table-cell>
          <table:table-cell table:style-name="ce2" table:formula="of:=[.B234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167, 7, 52, 0, 0, 9002);" calcext:value-type="string">
            <text:p>insert into game_score (id, matchid, squad, goals, points, time_type) values (167, 7, 52, 0, 0, 9002);</text:p>
          </table:table-cell>
          <table:table-cell table:number-columns-repeated="1017"/>
        </table:table-row>
        <table:table-row table:style-name="ro3">
          <table:table-cell table:style-name="ce2" table:formula="of:=[.A235]+1" office:value-type="float" office:value="168" calcext:value-type="float">
            <text:p>168</text:p>
          </table:table-cell>
          <table:table-cell table:style-name="ce2" table:formula="of:=[.B235]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168, 7, 1, 1, 0, 9002);" calcext:value-type="string">
            <text:p>insert into game_score (id, matchid, squad, goals, points, time_type) values (168, 7, 1, 1, 0, 9002);</text:p>
          </table:table-cell>
          <table:table-cell table:number-columns-repeated="1017"/>
        </table:table-row>
        <table:table-row table:style-name="ro3">
          <table:table-cell table:formula="of:=[.A236]+1" office:value-type="float" office:value="169" calcext:value-type="float">
            <text:p>169</text:p>
          </table:table-cell>
          <table:table-cell table:formula="of:=[.B213]+1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169, 8, 1613, 0, 0, 1);" calcext:value-type="string">
            <text:p>insert into game_score (id, matchid, squad, goals, points, time_type) values (169, 8, 1613, 0, 0, 1);</text:p>
          </table:table-cell>
          <table:table-cell table:number-columns-repeated="1017"/>
        </table:table-row>
        <table:table-row table:style-name="ro3">
          <table:table-cell table:formula="of:=[.A237]+1" office:value-type="float" office:value="170" calcext:value-type="float">
            <text:p>170</text:p>
          </table:table-cell>
          <table:table-cell table:formula="of:=[.B237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170, 8, 27, 0, 0, 1);" calcext:value-type="string">
            <text:p>insert into game_score (id, matchid, squad, goals, points, time_type) values (170, 8, 27, 0, 0, 1);</text:p>
          </table:table-cell>
          <table:table-cell table:number-columns-repeated="1017"/>
        </table:table-row>
        <table:table-row table:style-name="ro3">
          <table:table-cell table:formula="of:=[.A238]+1" office:value-type="float" office:value="171" calcext:value-type="float">
            <text:p>171</text:p>
          </table:table-cell>
          <table:table-cell table:formula="of:=[.B238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171, 8, 1613, 0, 0, 2);" calcext:value-type="string">
            <text:p>insert into game_score (id, matchid, squad, goals, points, time_type) values (171, 8, 1613, 0, 0, 2);</text:p>
          </table:table-cell>
          <table:table-cell table:number-columns-repeated="1017"/>
        </table:table-row>
        <table:table-row table:style-name="ro3">
          <table:table-cell table:formula="of:=[.A239]+1" office:value-type="float" office:value="172" calcext:value-type="float">
            <text:p>172</text:p>
          </table:table-cell>
          <table:table-cell table:formula="of:=[.B239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172, 8, 27, 0, 0, 2);" calcext:value-type="string">
            <text:p>insert into game_score (id, matchid, squad, goals, points, time_type) values (172, 8, 27, 0, 0, 2);</text:p>
          </table:table-cell>
          <table:table-cell table:number-columns-repeated="1017"/>
        </table:table-row>
        <table:table-row table:style-name="ro3">
          <table:table-cell table:formula="of:=[.A240]+1" office:value-type="float" office:value="173" calcext:value-type="float">
            <text:p>173</text:p>
          </table:table-cell>
          <table:table-cell table:formula="of:=[.B240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173, 8, 1613, 0, 0, 3);" calcext:value-type="string">
            <text:p>insert into game_score (id, matchid, squad, goals, points, time_type) values (173, 8, 1613, 0, 0, 3);</text:p>
          </table:table-cell>
          <table:table-cell table:number-columns-repeated="1017"/>
        </table:table-row>
        <table:table-row table:style-name="ro3">
          <table:table-cell table:formula="of:=[.A241]+1" office:value-type="float" office:value="174" calcext:value-type="float">
            <text:p>174</text:p>
          </table:table-cell>
          <table:table-cell table:formula="of:=[.B241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174, 8, 27, 0, 0, 3);" calcext:value-type="string">
            <text:p>insert into game_score (id, matchid, squad, goals, points, time_type) values (174, 8, 27, 0, 0, 3);</text:p>
          </table:table-cell>
          <table:table-cell table:number-columns-repeated="1017"/>
        </table:table-row>
        <table:table-row table:style-name="ro3">
          <table:table-cell table:formula="of:=[.A242]+1" office:value-type="float" office:value="175" calcext:value-type="float">
            <text:p>175</text:p>
          </table:table-cell>
          <table:table-cell table:formula="of:=[.B242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175, 8, 1613, 0, 0, 4);" calcext:value-type="string">
            <text:p>insert into game_score (id, matchid, squad, goals, points, time_type) values (175, 8, 1613, 0, 0, 4);</text:p>
          </table:table-cell>
          <table:table-cell table:number-columns-repeated="1017"/>
        </table:table-row>
        <table:table-row table:style-name="ro3">
          <table:table-cell table:formula="of:=[.A243]+1" office:value-type="float" office:value="176" calcext:value-type="float">
            <text:p>176</text:p>
          </table:table-cell>
          <table:table-cell table:formula="of:=[.B243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176, 8, 27, 0, 0, 4);" calcext:value-type="string">
            <text:p>insert into game_score (id, matchid, squad, goals, points, time_type) values (176, 8, 27, 0, 0, 4);</text:p>
          </table:table-cell>
          <table:table-cell table:number-columns-repeated="1017"/>
        </table:table-row>
        <table:table-row table:style-name="ro3">
          <table:table-cell table:formula="of:=[.A244]+1" office:value-type="float" office:value="177" calcext:value-type="float">
            <text:p>177</text:p>
          </table:table-cell>
          <table:table-cell table:formula="of:=[.B244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177, 8, 1613, 3, 0, 5);" calcext:value-type="string">
            <text:p>insert into game_score (id, matchid, squad, goals, points, time_type) values (177, 8, 1613, 3, 0, 5);</text:p>
          </table:table-cell>
          <table:table-cell table:number-columns-repeated="1017"/>
        </table:table-row>
        <table:table-row table:style-name="ro3">
          <table:table-cell table:formula="of:=[.A245]+1" office:value-type="float" office:value="178" calcext:value-type="float">
            <text:p>178</text:p>
          </table:table-cell>
          <table:table-cell table:formula="of:=[.B245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178, 8, 27, 4, 0, 5);" calcext:value-type="string">
            <text:p>insert into game_score (id, matchid, squad, goals, points, time_type) values (178, 8, 27, 4, 0, 5);</text:p>
          </table:table-cell>
          <table:table-cell table:number-columns-repeated="1017"/>
        </table:table-row>
        <table:table-row table:style-name="ro3">
          <table:table-cell table:formula="of:=[.A246]+1" office:value-type="float" office:value="179" calcext:value-type="float">
            <text:p>179</text:p>
          </table:table-cell>
          <table:table-cell table:formula="of:=[.B246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179, 8, 1613, 0, 0, 6);" calcext:value-type="string">
            <text:p>insert into game_score (id, matchid, squad, goals, points, time_type) values (179, 8, 1613, 0, 0, 6);</text:p>
          </table:table-cell>
          <table:table-cell table:number-columns-repeated="1017"/>
        </table:table-row>
        <table:table-row table:style-name="ro3">
          <table:table-cell table:formula="of:=[.A247]+1" office:value-type="float" office:value="180" calcext:value-type="float">
            <text:p>180</text:p>
          </table:table-cell>
          <table:table-cell table:formula="of:=[.B247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180, 8, 27, 0, 0, 6);" calcext:value-type="string">
            <text:p>insert into game_score (id, matchid, squad, goals, points, time_type) values (180, 8, 27, 0, 0, 6);</text:p>
          </table:table-cell>
          <table:table-cell table:number-columns-repeated="1017"/>
        </table:table-row>
        <table:table-row table:style-name="ro3">
          <table:table-cell table:formula="of:=[.A248]+1" office:value-type="float" office:value="181" calcext:value-type="float">
            <text:p>181</text:p>
          </table:table-cell>
          <table:table-cell table:formula="of:=[.B248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181, 8, 1613, 4, 0, 7);" calcext:value-type="string">
            <text:p>insert into game_score (id, matchid, squad, goals, points, time_type) values (181, 8, 1613, 4, 0, 7);</text:p>
          </table:table-cell>
          <table:table-cell table:number-columns-repeated="1017"/>
        </table:table-row>
        <table:table-row table:style-name="ro3">
          <table:table-cell table:formula="of:=[.A249]+1" office:value-type="float" office:value="182" calcext:value-type="float">
            <text:p>182</text:p>
          </table:table-cell>
          <table:table-cell table:formula="of:=[.B249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182, 8, 27, 1, 0, 7);" calcext:value-type="string">
            <text:p>insert into game_score (id, matchid, squad, goals, points, time_type) values (182, 8, 27, 1, 0, 7);</text:p>
          </table:table-cell>
          <table:table-cell table:number-columns-repeated="1017"/>
        </table:table-row>
        <table:table-row table:style-name="ro3">
          <table:table-cell table:formula="of:=[.A250]+1" office:value-type="float" office:value="183" calcext:value-type="float">
            <text:p>183</text:p>
          </table:table-cell>
          <table:table-cell table:formula="of:=[.B250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183, 8, 1613, 0, 0, 8);" calcext:value-type="string">
            <text:p>insert into game_score (id, matchid, squad, goals, points, time_type) values (183, 8, 1613, 0, 0, 8);</text:p>
          </table:table-cell>
          <table:table-cell table:number-columns-repeated="1017"/>
        </table:table-row>
        <table:table-row table:style-name="ro3">
          <table:table-cell table:formula="of:=[.A251]+1" office:value-type="float" office:value="184" calcext:value-type="float">
            <text:p>184</text:p>
          </table:table-cell>
          <table:table-cell table:formula="of:=[.B251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184, 8, 27, 3, 0, 8);" calcext:value-type="string">
            <text:p>insert into game_score (id, matchid, squad, goals, points, time_type) values (184, 8, 27, 3, 0, 8);</text:p>
          </table:table-cell>
          <table:table-cell table:number-columns-repeated="1017"/>
        </table:table-row>
        <table:table-row table:style-name="ro3">
          <table:table-cell table:formula="of:=[.A252]+1" office:value-type="float" office:value="185" calcext:value-type="float">
            <text:p>185</text:p>
          </table:table-cell>
          <table:table-cell table:formula="of:=[.B252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185, 8, 1613, 4, 0, 9);" calcext:value-type="string">
            <text:p>insert into game_score (id, matchid, squad, goals, points, time_type) values (185, 8, 1613, 4, 0, 9);</text:p>
          </table:table-cell>
          <table:table-cell table:number-columns-repeated="1017"/>
        </table:table-row>
        <table:table-row table:style-name="ro3">
          <table:table-cell table:formula="of:=[.A253]+1" office:value-type="float" office:value="186" calcext:value-type="float">
            <text:p>186</text:p>
          </table:table-cell>
          <table:table-cell table:formula="of:=[.B253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186, 8, 27, 0, 0, 9);" calcext:value-type="string">
            <text:p>insert into game_score (id, matchid, squad, goals, points, time_type) values (186, 8, 27, 0, 0, 9);</text:p>
          </table:table-cell>
          <table:table-cell table:number-columns-repeated="1017"/>
        </table:table-row>
        <table:table-row table:style-name="ro3">
          <table:table-cell table:formula="of:=[.A254]+1" office:value-type="float" office:value="187" calcext:value-type="float">
            <text:p>187</text:p>
          </table:table-cell>
          <table:table-cell table:formula="of:=[.B254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187, 8, 1613, 11, 0, 9000);" calcext:value-type="string">
            <text:p>insert into game_score (id, matchid, squad, goals, points, time_type) values (187, 8, 1613, 11, 0, 9000);</text:p>
          </table:table-cell>
          <table:table-cell table:number-columns-repeated="1017"/>
        </table:table-row>
        <table:table-row table:style-name="ro3">
          <table:table-cell table:formula="of:=[.A255]+1" office:value-type="float" office:value="188" calcext:value-type="float">
            <text:p>188</text:p>
          </table:table-cell>
          <table:table-cell table:formula="of:=[.B255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56] &amp; &quot;, &quot; &amp; [.B256] &amp; &quot;, &quot; &amp; [.C256] &amp; &quot;, &quot; &amp; [.D256] &amp; &quot;, &quot; &amp; [.E256] &amp; &quot;, &quot; &amp; [.F256] &amp; &quot;);&quot;" office:value-type="string" office:string-value="insert into game_score (id, matchid, squad, goals, points, time_type) values (188, 8, 27, 8, 0, 9000);" calcext:value-type="string">
            <text:p>insert into game_score (id, matchid, squad, goals, points, time_type) values (188, 8, 27, 8, 0, 9000);</text:p>
          </table:table-cell>
          <table:table-cell table:number-columns-repeated="1017"/>
        </table:table-row>
        <table:table-row table:style-name="ro3">
          <table:table-cell table:formula="of:=[.A256]+1" office:value-type="float" office:value="189" calcext:value-type="float">
            <text:p>189</text:p>
          </table:table-cell>
          <table:table-cell table:formula="of:=[.B256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57] &amp; &quot;, &quot; &amp; [.B257] &amp; &quot;, &quot; &amp; [.C257] &amp; &quot;, &quot; &amp; [.D257] &amp; &quot;, &quot; &amp; [.E257] &amp; &quot;, &quot; &amp; [.F257] &amp; &quot;);&quot;" office:value-type="string" office:string-value="insert into game_score (id, matchid, squad, goals, points, time_type) values (189, 8, 1613, 12, 0, 9001);" calcext:value-type="string">
            <text:p>insert into game_score (id, matchid, squad, goals, points, time_type) values (189, 8, 1613, 12, 0, 9001);</text:p>
          </table:table-cell>
          <table:table-cell table:number-columns-repeated="1017"/>
        </table:table-row>
        <table:table-row table:style-name="ro3">
          <table:table-cell table:formula="of:=[.A257]+1" office:value-type="float" office:value="190" calcext:value-type="float">
            <text:p>190</text:p>
          </table:table-cell>
          <table:table-cell table:formula="of:=[.B257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58] &amp; &quot;, &quot; &amp; [.B258] &amp; &quot;, &quot; &amp; [.C258] &amp; &quot;, &quot; &amp; [.D258] &amp; &quot;, &quot; &amp; [.E258] &amp; &quot;, &quot; &amp; [.F258] &amp; &quot;);&quot;" office:value-type="string" office:string-value="insert into game_score (id, matchid, squad, goals, points, time_type) values (190, 8, 27, 9, 0, 9001);" calcext:value-type="string">
            <text:p>insert into game_score (id, matchid, squad, goals, points, time_type) values (190, 8, 27, 9, 0, 9001);</text:p>
          </table:table-cell>
          <table:table-cell table:number-columns-repeated="1017"/>
        </table:table-row>
        <table:table-row table:style-name="ro3">
          <table:table-cell table:formula="of:=[.A258]+1" office:value-type="float" office:value="191" calcext:value-type="float">
            <text:p>191</text:p>
          </table:table-cell>
          <table:table-cell table:formula="of:=[.B258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259] &amp; &quot;, &quot; &amp; [.B259] &amp; &quot;, &quot; &amp; [.C259] &amp; &quot;, &quot; &amp; [.D259] &amp; &quot;, &quot; &amp; [.E259] &amp; &quot;, &quot; &amp; [.F259] &amp; &quot;);&quot;" office:value-type="string" office:string-value="insert into game_score (id, matchid, squad, goals, points, time_type) values (191, 8, 1613, 2, 0, 9002);" calcext:value-type="string">
            <text:p>insert into game_score (id, matchid, squad, goals, points, time_type) values (191, 8, 1613, 2, 0, 9002);</text:p>
          </table:table-cell>
          <table:table-cell table:number-columns-repeated="1017"/>
        </table:table-row>
        <table:table-row table:style-name="ro3">
          <table:table-cell table:formula="of:=[.A259]+1" office:value-type="float" office:value="192" calcext:value-type="float">
            <text:p>192</text:p>
          </table:table-cell>
          <table:table-cell table:formula="of:=[.B259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260] &amp; &quot;, &quot; &amp; [.B260] &amp; &quot;, &quot; &amp; [.C260] &amp; &quot;, &quot; &amp; [.D260] &amp; &quot;, &quot; &amp; [.E260] &amp; &quot;, &quot; &amp; [.F260] &amp; &quot;);&quot;" office:value-type="string" office:string-value="insert into game_score (id, matchid, squad, goals, points, time_type) values (192, 8, 27, 3, 0, 9002);" calcext:value-type="string">
            <text:p>insert into game_score (id, matchid, squad, goals, points, time_type) values (192, 8, 27, 3, 0, 9002);</text:p>
          </table:table-cell>
          <table:table-cell table:number-columns-repeated="1017"/>
        </table:table-row>
        <table:table-row table:style-name="ro3">
          <table:table-cell table:style-name="ce2" table:formula="of:=[.A260]+1" office:value-type="float" office:value="193" calcext:value-type="float">
            <text:p>193</text:p>
          </table:table-cell>
          <table:table-cell table:style-name="ce2" table:formula="of:=[.B237]+1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61] &amp; &quot;, &quot; &amp; [.B261] &amp; &quot;, &quot; &amp; [.C261] &amp; &quot;, &quot; &amp; [.D261] &amp; &quot;, &quot; &amp; [.E261] &amp; &quot;, &quot; &amp; [.F261] &amp; &quot;);&quot;" office:value-type="string" office:string-value="insert into game_score (id, matchid, squad, goals, points, time_type) values (193, 9, 1613, 1, 0, 1);" calcext:value-type="string">
            <text:p>insert into game_score (id, matchid, squad, goals, points, time_type) values (193, 9, 1613, 1, 0, 1);</text:p>
          </table:table-cell>
          <table:table-cell table:number-columns-repeated="1017"/>
        </table:table-row>
        <table:table-row table:style-name="ro3">
          <table:table-cell table:style-name="ce2" table:formula="of:=[.A261]+1" office:value-type="float" office:value="194" calcext:value-type="float">
            <text:p>194</text:p>
          </table:table-cell>
          <table:table-cell table:style-name="ce2" table:formula="of:=[.B261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62] &amp; &quot;, &quot; &amp; [.B262] &amp; &quot;, &quot; &amp; [.C262] &amp; &quot;, &quot; &amp; [.D262] &amp; &quot;, &quot; &amp; [.E262] &amp; &quot;, &quot; &amp; [.F262] &amp; &quot;);&quot;" office:value-type="string" office:string-value="insert into game_score (id, matchid, squad, goals, points, time_type) values (194, 9, 1, 0, 0, 1);" calcext:value-type="string">
            <text:p>insert into game_score (id, matchid, squad, goals, points, time_type) values (194, 9, 1, 0, 0, 1);</text:p>
          </table:table-cell>
          <table:table-cell table:number-columns-repeated="1017"/>
        </table:table-row>
        <table:table-row table:style-name="ro3">
          <table:table-cell table:style-name="ce2" table:formula="of:=[.A262]+1" office:value-type="float" office:value="195" calcext:value-type="float">
            <text:p>195</text:p>
          </table:table-cell>
          <table:table-cell table:style-name="ce2" table:formula="of:=[.B262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63] &amp; &quot;, &quot; &amp; [.B263] &amp; &quot;, &quot; &amp; [.C263] &amp; &quot;, &quot; &amp; [.D263] &amp; &quot;, &quot; &amp; [.E263] &amp; &quot;, &quot; &amp; [.F263] &amp; &quot;);&quot;" office:value-type="string" office:string-value="insert into game_score (id, matchid, squad, goals, points, time_type) values (195, 9, 1613, 1, 0, 2);" calcext:value-type="string">
            <text:p>insert into game_score (id, matchid, squad, goals, points, time_type) values (195, 9, 1613, 1, 0, 2);</text:p>
          </table:table-cell>
          <table:table-cell table:number-columns-repeated="1017"/>
        </table:table-row>
        <table:table-row table:style-name="ro3">
          <table:table-cell table:style-name="ce2" table:formula="of:=[.A263]+1" office:value-type="float" office:value="196" calcext:value-type="float">
            <text:p>196</text:p>
          </table:table-cell>
          <table:table-cell table:style-name="ce2" table:formula="of:=[.B263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64] &amp; &quot;, &quot; &amp; [.B264] &amp; &quot;, &quot; &amp; [.C264] &amp; &quot;, &quot; &amp; [.D264] &amp; &quot;, &quot; &amp; [.E264] &amp; &quot;, &quot; &amp; [.F264] &amp; &quot;);&quot;" office:value-type="string" office:string-value="insert into game_score (id, matchid, squad, goals, points, time_type) values (196, 9, 1, 0, 0, 2);" calcext:value-type="string">
            <text:p>insert into game_score (id, matchid, squad, goals, points, time_type) values (196, 9, 1, 0, 0, 2);</text:p>
          </table:table-cell>
          <table:table-cell table:number-columns-repeated="1017"/>
        </table:table-row>
        <table:table-row table:style-name="ro3">
          <table:table-cell table:style-name="ce2" table:formula="of:=[.A264]+1" office:value-type="float" office:value="197" calcext:value-type="float">
            <text:p>197</text:p>
          </table:table-cell>
          <table:table-cell table:style-name="ce2" table:formula="of:=[.B264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65] &amp; &quot;, &quot; &amp; [.B265] &amp; &quot;, &quot; &amp; [.C265] &amp; &quot;, &quot; &amp; [.D265] &amp; &quot;, &quot; &amp; [.E265] &amp; &quot;, &quot; &amp; [.F265] &amp; &quot;);&quot;" office:value-type="string" office:string-value="insert into game_score (id, matchid, squad, goals, points, time_type) values (197, 9, 1613, 3, 0, 3);" calcext:value-type="string">
            <text:p>insert into game_score (id, matchid, squad, goals, points, time_type) values (197, 9, 1613, 3, 0, 3);</text:p>
          </table:table-cell>
          <table:table-cell table:number-columns-repeated="1017"/>
        </table:table-row>
        <table:table-row table:style-name="ro3">
          <table:table-cell table:style-name="ce2" table:formula="of:=[.A265]+1" office:value-type="float" office:value="198" calcext:value-type="float">
            <text:p>198</text:p>
          </table:table-cell>
          <table:table-cell table:style-name="ce2" table:formula="of:=[.B265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66] &amp; &quot;, &quot; &amp; [.B266] &amp; &quot;, &quot; &amp; [.C266] &amp; &quot;, &quot; &amp; [.D266] &amp; &quot;, &quot; &amp; [.E266] &amp; &quot;, &quot; &amp; [.F266] &amp; &quot;);&quot;" office:value-type="string" office:string-value="insert into game_score (id, matchid, squad, goals, points, time_type) values (198, 9, 1, 0, 0, 3);" calcext:value-type="string">
            <text:p>insert into game_score (id, matchid, squad, goals, points, time_type) values (198, 9, 1, 0, 0, 3);</text:p>
          </table:table-cell>
          <table:table-cell table:number-columns-repeated="1017"/>
        </table:table-row>
        <table:table-row table:style-name="ro3">
          <table:table-cell table:style-name="ce2" table:formula="of:=[.A266]+1" office:value-type="float" office:value="199" calcext:value-type="float">
            <text:p>199</text:p>
          </table:table-cell>
          <table:table-cell table:style-name="ce2" table:formula="of:=[.B266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67] &amp; &quot;, &quot; &amp; [.B267] &amp; &quot;, &quot; &amp; [.C267] &amp; &quot;, &quot; &amp; [.D267] &amp; &quot;, &quot; &amp; [.E267] &amp; &quot;, &quot; &amp; [.F267] &amp; &quot;);&quot;" office:value-type="string" office:string-value="insert into game_score (id, matchid, squad, goals, points, time_type) values (199, 9, 1613, 2, 0, 4);" calcext:value-type="string">
            <text:p>insert into game_score (id, matchid, squad, goals, points, time_type) values (199, 9, 1613, 2, 0, 4);</text:p>
          </table:table-cell>
          <table:table-cell table:number-columns-repeated="1017"/>
        </table:table-row>
        <table:table-row table:style-name="ro3">
          <table:table-cell table:style-name="ce2" table:formula="of:=[.A267]+1" office:value-type="float" office:value="200" calcext:value-type="float">
            <text:p>200</text:p>
          </table:table-cell>
          <table:table-cell table:style-name="ce2" table:formula="of:=[.B267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68] &amp; &quot;, &quot; &amp; [.B268] &amp; &quot;, &quot; &amp; [.C268] &amp; &quot;, &quot; &amp; [.D268] &amp; &quot;, &quot; &amp; [.E268] &amp; &quot;, &quot; &amp; [.F268] &amp; &quot;);&quot;" office:value-type="string" office:string-value="insert into game_score (id, matchid, squad, goals, points, time_type) values (200, 9, 1, 0, 0, 4);" calcext:value-type="string">
            <text:p>insert into game_score (id, matchid, squad, goals, points, time_type) values (200, 9, 1, 0, 0, 4);</text:p>
          </table:table-cell>
          <table:table-cell table:number-columns-repeated="1017"/>
        </table:table-row>
        <table:table-row table:style-name="ro3">
          <table:table-cell table:style-name="ce2" table:formula="of:=[.A268]+1" office:value-type="float" office:value="201" calcext:value-type="float">
            <text:p>201</text:p>
          </table:table-cell>
          <table:table-cell table:style-name="ce2" table:formula="of:=[.B268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69] &amp; &quot;, &quot; &amp; [.B269] &amp; &quot;, &quot; &amp; [.C269] &amp; &quot;, &quot; &amp; [.D269] &amp; &quot;, &quot; &amp; [.E269] &amp; &quot;, &quot; &amp; [.F269] &amp; &quot;);&quot;" office:value-type="string" office:string-value="insert into game_score (id, matchid, squad, goals, points, time_type) values (201, 9, 1613, 1, 0, 5);" calcext:value-type="string">
            <text:p>insert into game_score (id, matchid, squad, goals, points, time_type) values (201, 9, 1613, 1, 0, 5);</text:p>
          </table:table-cell>
          <table:table-cell table:number-columns-repeated="1017"/>
        </table:table-row>
        <table:table-row table:style-name="ro3">
          <table:table-cell table:style-name="ce2" table:formula="of:=[.A269]+1" office:value-type="float" office:value="202" calcext:value-type="float">
            <text:p>202</text:p>
          </table:table-cell>
          <table:table-cell table:style-name="ce2" table:formula="of:=[.B269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70] &amp; &quot;, &quot; &amp; [.B270] &amp; &quot;, &quot; &amp; [.C270] &amp; &quot;, &quot; &amp; [.D270] &amp; &quot;, &quot; &amp; [.E270] &amp; &quot;, &quot; &amp; [.F270] &amp; &quot;);&quot;" office:value-type="string" office:string-value="insert into game_score (id, matchid, squad, goals, points, time_type) values (202, 9, 1, 6, 0, 5);" calcext:value-type="string">
            <text:p>insert into game_score (id, matchid, squad, goals, points, time_type) values (202, 9, 1, 6, 0, 5);</text:p>
          </table:table-cell>
          <table:table-cell table:number-columns-repeated="1017"/>
        </table:table-row>
        <table:table-row table:style-name="ro3">
          <table:table-cell table:style-name="ce2" table:formula="of:=[.A270]+1" office:value-type="float" office:value="203" calcext:value-type="float">
            <text:p>203</text:p>
          </table:table-cell>
          <table:table-cell table:style-name="ce2" table:formula="of:=[.B270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1] &amp; &quot;, &quot; &amp; [.B271] &amp; &quot;, &quot; &amp; [.C271] &amp; &quot;, &quot; &amp; [.D271] &amp; &quot;, &quot; &amp; [.E271] &amp; &quot;, &quot; &amp; [.F271] &amp; &quot;);&quot;" office:value-type="string" office:string-value="insert into game_score (id, matchid, squad, goals, points, time_type) values (203, 9, 1613, 0, 0, 6);" calcext:value-type="string">
            <text:p>insert into game_score (id, matchid, squad, goals, points, time_type) values (203, 9, 1613, 0, 0, 6);</text:p>
          </table:table-cell>
          <table:table-cell table:number-columns-repeated="1017"/>
        </table:table-row>
        <table:table-row table:style-name="ro3">
          <table:table-cell table:style-name="ce2" table:formula="of:=[.A271]+1" office:value-type="float" office:value="204" calcext:value-type="float">
            <text:p>204</text:p>
          </table:table-cell>
          <table:table-cell table:style-name="ce2" table:formula="of:=[.B271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2] &amp; &quot;, &quot; &amp; [.B272] &amp; &quot;, &quot; &amp; [.C272] &amp; &quot;, &quot; &amp; [.D272] &amp; &quot;, &quot; &amp; [.E272] &amp; &quot;, &quot; &amp; [.F272] &amp; &quot;);&quot;" office:value-type="string" office:string-value="insert into game_score (id, matchid, squad, goals, points, time_type) values (204, 9, 1, 0, 0, 6);" calcext:value-type="string">
            <text:p>insert into game_score (id, matchid, squad, goals, points, time_type) values (204, 9, 1, 0, 0, 6);</text:p>
          </table:table-cell>
          <table:table-cell table:number-columns-repeated="1017"/>
        </table:table-row>
        <table:table-row table:style-name="ro3">
          <table:table-cell table:style-name="ce2" table:formula="of:=[.A272]+1" office:value-type="float" office:value="205" calcext:value-type="float">
            <text:p>205</text:p>
          </table:table-cell>
          <table:table-cell table:style-name="ce2" table:formula="of:=[.B272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73] &amp; &quot;, &quot; &amp; [.B273] &amp; &quot;, &quot; &amp; [.C273] &amp; &quot;, &quot; &amp; [.D273] &amp; &quot;, &quot; &amp; [.E273] &amp; &quot;, &quot; &amp; [.F273] &amp; &quot;);&quot;" office:value-type="string" office:string-value="insert into game_score (id, matchid, squad, goals, points, time_type) values (205, 9, 1613, 0, 0, 7);" calcext:value-type="string">
            <text:p>insert into game_score (id, matchid, squad, goals, points, time_type) values (205, 9, 1613, 0, 0, 7);</text:p>
          </table:table-cell>
          <table:table-cell table:number-columns-repeated="1017"/>
        </table:table-row>
        <table:table-row table:style-name="ro3">
          <table:table-cell table:style-name="ce2" table:formula="of:=[.A273]+1" office:value-type="float" office:value="206" calcext:value-type="float">
            <text:p>206</text:p>
          </table:table-cell>
          <table:table-cell table:style-name="ce2" table:formula="of:=[.B273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74] &amp; &quot;, &quot; &amp; [.B274] &amp; &quot;, &quot; &amp; [.C274] &amp; &quot;, &quot; &amp; [.D274] &amp; &quot;, &quot; &amp; [.E274] &amp; &quot;, &quot; &amp; [.F274] &amp; &quot;);&quot;" office:value-type="string" office:string-value="insert into game_score (id, matchid, squad, goals, points, time_type) values (206, 9, 1, 0, 0, 7);" calcext:value-type="string">
            <text:p>insert into game_score (id, matchid, squad, goals, points, time_type) values (206, 9, 1, 0, 0, 7);</text:p>
          </table:table-cell>
          <table:table-cell table:number-columns-repeated="1017"/>
        </table:table-row>
        <table:table-row table:style-name="ro3">
          <table:table-cell table:style-name="ce2" table:formula="of:=[.A274]+1" office:value-type="float" office:value="207" calcext:value-type="float">
            <text:p>207</text:p>
          </table:table-cell>
          <table:table-cell table:style-name="ce2" table:formula="of:=[.B274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75] &amp; &quot;, &quot; &amp; [.B275] &amp; &quot;, &quot; &amp; [.C275] &amp; &quot;, &quot; &amp; [.D275] &amp; &quot;, &quot; &amp; [.E275] &amp; &quot;, &quot; &amp; [.F275] &amp; &quot;);&quot;" office:value-type="string" office:string-value="insert into game_score (id, matchid, squad, goals, points, time_type) values (207, 9, 1613, 0, 0, 8);" calcext:value-type="string">
            <text:p>insert into game_score (id, matchid, squad, goals, points, time_type) values (207, 9, 1613, 0, 0, 8);</text:p>
          </table:table-cell>
          <table:table-cell table:number-columns-repeated="1017"/>
        </table:table-row>
        <table:table-row table:style-name="ro3">
          <table:table-cell table:style-name="ce2" table:formula="of:=[.A275]+1" office:value-type="float" office:value="208" calcext:value-type="float">
            <text:p>208</text:p>
          </table:table-cell>
          <table:table-cell table:style-name="ce2" table:formula="of:=[.B275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76] &amp; &quot;, &quot; &amp; [.B276] &amp; &quot;, &quot; &amp; [.C276] &amp; &quot;, &quot; &amp; [.D276] &amp; &quot;, &quot; &amp; [.E276] &amp; &quot;, &quot; &amp; [.F276] &amp; &quot;);&quot;" office:value-type="string" office:string-value="insert into game_score (id, matchid, squad, goals, points, time_type) values (208, 9, 1, 0, 0, 8);" calcext:value-type="string">
            <text:p>insert into game_score (id, matchid, squad, goals, points, time_type) values (208, 9, 1, 0, 0, 8);</text:p>
          </table:table-cell>
          <table:table-cell table:number-columns-repeated="1017"/>
        </table:table-row>
        <table:table-row table:style-name="ro3">
          <table:table-cell table:style-name="ce2" table:formula="of:=[.A276]+1" office:value-type="float" office:value="209" calcext:value-type="float">
            <text:p>209</text:p>
          </table:table-cell>
          <table:table-cell table:style-name="ce2" table:formula="of:=[.B276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77] &amp; &quot;, &quot; &amp; [.B277] &amp; &quot;, &quot; &amp; [.C277] &amp; &quot;, &quot; &amp; [.D277] &amp; &quot;, &quot; &amp; [.E277] &amp; &quot;, &quot; &amp; [.F277] &amp; &quot;);&quot;" office:value-type="string" office:string-value="insert into game_score (id, matchid, squad, goals, points, time_type) values (209, 9, 1613, 0, 0, 9);" calcext:value-type="string">
            <text:p>insert into game_score (id, matchid, squad, goals, points, time_type) values (209, 9, 1613, 0, 0, 9);</text:p>
          </table:table-cell>
          <table:table-cell table:number-columns-repeated="1017"/>
        </table:table-row>
        <table:table-row table:style-name="ro3">
          <table:table-cell table:style-name="ce2" table:formula="of:=[.A277]+1" office:value-type="float" office:value="210" calcext:value-type="float">
            <text:p>210</text:p>
          </table:table-cell>
          <table:table-cell table:style-name="ce2" table:formula="of:=[.B277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78] &amp; &quot;, &quot; &amp; [.B278] &amp; &quot;, &quot; &amp; [.C278] &amp; &quot;, &quot; &amp; [.D278] &amp; &quot;, &quot; &amp; [.E278] &amp; &quot;, &quot; &amp; [.F278] &amp; &quot;);&quot;" office:value-type="string" office:string-value="insert into game_score (id, matchid, squad, goals, points, time_type) values (210, 9, 1, 0, 0, 9);" calcext:value-type="string">
            <text:p>insert into game_score (id, matchid, squad, goals, points, time_type) values (210, 9, 1, 0, 0, 9);</text:p>
          </table:table-cell>
          <table:table-cell table:number-columns-repeated="1017"/>
        </table:table-row>
        <table:table-row table:style-name="ro3">
          <table:table-cell table:style-name="ce2" table:formula="of:=[.A278]+1" office:value-type="float" office:value="211" calcext:value-type="float">
            <text:p>211</text:p>
          </table:table-cell>
          <table:table-cell table:style-name="ce2" table:formula="of:=[.B278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79] &amp; &quot;, &quot; &amp; [.B279] &amp; &quot;, &quot; &amp; [.C279] &amp; &quot;, &quot; &amp; [.D279] &amp; &quot;, &quot; &amp; [.E279] &amp; &quot;, &quot; &amp; [.F279] &amp; &quot;);&quot;" office:value-type="string" office:string-value="insert into game_score (id, matchid, squad, goals, points, time_type) values (211, 9, 1613, 8, 0, 9000);" calcext:value-type="string">
            <text:p>insert into game_score (id, matchid, squad, goals, points, time_type) values (211, 9, 1613, 8, 0, 9000);</text:p>
          </table:table-cell>
          <table:table-cell table:number-columns-repeated="1017"/>
        </table:table-row>
        <table:table-row table:style-name="ro3">
          <table:table-cell table:style-name="ce2" table:formula="of:=[.A279]+1" office:value-type="float" office:value="212" calcext:value-type="float">
            <text:p>212</text:p>
          </table:table-cell>
          <table:table-cell table:style-name="ce2" table:formula="of:=[.B279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80] &amp; &quot;, &quot; &amp; [.B280] &amp; &quot;, &quot; &amp; [.C280] &amp; &quot;, &quot; &amp; [.D280] &amp; &quot;, &quot; &amp; [.E280] &amp; &quot;, &quot; &amp; [.F280] &amp; &quot;);&quot;" office:value-type="string" office:string-value="insert into game_score (id, matchid, squad, goals, points, time_type) values (212, 9, 1, 6, 0, 9000);" calcext:value-type="string">
            <text:p>insert into game_score (id, matchid, squad, goals, points, time_type) values (212, 9, 1, 6, 0, 9000);</text:p>
          </table:table-cell>
          <table:table-cell table:number-columns-repeated="1017"/>
        </table:table-row>
        <table:table-row table:style-name="ro3">
          <table:table-cell table:style-name="ce2" table:formula="of:=[.A280]+1" office:value-type="float" office:value="213" calcext:value-type="float">
            <text:p>213</text:p>
          </table:table-cell>
          <table:table-cell table:style-name="ce2" table:formula="of:=[.B280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81] &amp; &quot;, &quot; &amp; [.B281] &amp; &quot;, &quot; &amp; [.C281] &amp; &quot;, &quot; &amp; [.D281] &amp; &quot;, &quot; &amp; [.E281] &amp; &quot;, &quot; &amp; [.F281] &amp; &quot;);&quot;" office:value-type="string" office:string-value="insert into game_score (id, matchid, squad, goals, points, time_type) values (213, 9, 1613, 13, 0, 9001);" calcext:value-type="string">
            <text:p>insert into game_score (id, matchid, squad, goals, points, time_type) values (213, 9, 1613, 13, 0, 9001);</text:p>
          </table:table-cell>
          <table:table-cell table:number-columns-repeated="1017"/>
        </table:table-row>
        <table:table-row table:style-name="ro3">
          <table:table-cell table:style-name="ce2" table:formula="of:=[.A281]+1" office:value-type="float" office:value="214" calcext:value-type="float">
            <text:p>214</text:p>
          </table:table-cell>
          <table:table-cell table:style-name="ce2" table:formula="of:=[.B281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82] &amp; &quot;, &quot; &amp; [.B282] &amp; &quot;, &quot; &amp; [.C282] &amp; &quot;, &quot; &amp; [.D282] &amp; &quot;, &quot; &amp; [.E282] &amp; &quot;, &quot; &amp; [.F282] &amp; &quot;);&quot;" office:value-type="string" office:string-value="insert into game_score (id, matchid, squad, goals, points, time_type) values (214, 9, 1, 9, 0, 9001);" calcext:value-type="string">
            <text:p>insert into game_score (id, matchid, squad, goals, points, time_type) values (214, 9, 1, 9, 0, 9001);</text:p>
          </table:table-cell>
          <table:table-cell table:number-columns-repeated="1017"/>
        </table:table-row>
        <table:table-row table:style-name="ro3">
          <table:table-cell table:style-name="ce2" table:formula="of:=[.A282]+1" office:value-type="float" office:value="215" calcext:value-type="float">
            <text:p>215</text:p>
          </table:table-cell>
          <table:table-cell table:style-name="ce2" table:formula="of:=[.B282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83] &amp; &quot;, &quot; &amp; [.B283] &amp; &quot;, &quot; &amp; [.C283] &amp; &quot;, &quot; &amp; [.D283] &amp; &quot;, &quot; &amp; [.E283] &amp; &quot;, &quot; &amp; [.F283] &amp; &quot;);&quot;" office:value-type="string" office:string-value="insert into game_score (id, matchid, squad, goals, points, time_type) values (215, 9, 1613, 1, 0, 9002);" calcext:value-type="string">
            <text:p>insert into game_score (id, matchid, squad, goals, points, time_type) values (215, 9, 1613, 1, 0, 9002);</text:p>
          </table:table-cell>
          <table:table-cell table:number-columns-repeated="1017"/>
        </table:table-row>
        <table:table-row table:style-name="ro3">
          <table:table-cell table:style-name="ce2" table:formula="of:=[.A283]+1" office:value-type="float" office:value="216" calcext:value-type="float">
            <text:p>216</text:p>
          </table:table-cell>
          <table:table-cell table:style-name="ce2" table:formula="of:=[.B283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84] &amp; &quot;, &quot; &amp; [.B284] &amp; &quot;, &quot; &amp; [.C284] &amp; &quot;, &quot; &amp; [.D284] &amp; &quot;, &quot; &amp; [.E284] &amp; &quot;, &quot; &amp; [.F284] &amp; &quot;);&quot;" office:value-type="string" office:string-value="insert into game_score (id, matchid, squad, goals, points, time_type) values (216, 9, 1, 0, 0, 9002);" calcext:value-type="string">
            <text:p>insert into game_score (id, matchid, squad, goals, points, time_type) values (216, 9, 1, 0, 0, 9002);</text:p>
          </table:table-cell>
          <table:table-cell table:number-columns-repeated="1017"/>
        </table:table-row>
        <table:table-row table:style-name="ro3">
          <table:table-cell table:formula="of:=[.A284]+1" office:value-type="float" office:value="217" calcext:value-type="float">
            <text:p>217</text:p>
          </table:table-cell>
          <table:table-cell table:formula="of:=[.B261]+1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85] &amp; &quot;, &quot; &amp; [.B285] &amp; &quot;, &quot; &amp; [.C285] &amp; &quot;, &quot; &amp; [.D285] &amp; &quot;, &quot; &amp; [.E285] &amp; &quot;, &quot; &amp; [.F285] &amp; &quot;);&quot;" office:value-type="string" office:string-value="insert into game_score (id, matchid, squad, goals, points, time_type) values (217, 10, 27, 0, 0, 1);" calcext:value-type="string">
            <text:p>insert into game_score (id, matchid, squad, goals, points, time_type) values (217, 10, 27, 0, 0, 1);</text:p>
          </table:table-cell>
          <table:table-cell table:number-columns-repeated="1017"/>
        </table:table-row>
        <table:table-row table:style-name="ro3">
          <table:table-cell table:formula="of:=[.A285]+1" office:value-type="float" office:value="218" calcext:value-type="float">
            <text:p>218</text:p>
          </table:table-cell>
          <table:table-cell table:formula="of:=[.B285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86] &amp; &quot;, &quot; &amp; [.B286] &amp; &quot;, &quot; &amp; [.C286] &amp; &quot;, &quot; &amp; [.D286] &amp; &quot;, &quot; &amp; [.E286] &amp; &quot;, &quot; &amp; [.F286] &amp; &quot;);&quot;" office:value-type="string" office:string-value="insert into game_score (id, matchid, squad, goals, points, time_type) values (218, 10, 52, 2, 0, 1);" calcext:value-type="string">
            <text:p>insert into game_score (id, matchid, squad, goals, points, time_type) values (218, 10, 52, 2, 0, 1);</text:p>
          </table:table-cell>
          <table:table-cell table:number-columns-repeated="1017"/>
        </table:table-row>
        <table:table-row table:style-name="ro3">
          <table:table-cell table:formula="of:=[.A286]+1" office:value-type="float" office:value="219" calcext:value-type="float">
            <text:p>219</text:p>
          </table:table-cell>
          <table:table-cell table:formula="of:=[.B286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87] &amp; &quot;, &quot; &amp; [.B287] &amp; &quot;, &quot; &amp; [.C287] &amp; &quot;, &quot; &amp; [.D287] &amp; &quot;, &quot; &amp; [.E287] &amp; &quot;, &quot; &amp; [.F287] &amp; &quot;);&quot;" office:value-type="string" office:string-value="insert into game_score (id, matchid, squad, goals, points, time_type) values (219, 10, 27, 0, 0, 2);" calcext:value-type="string">
            <text:p>insert into game_score (id, matchid, squad, goals, points, time_type) values (219, 10, 27, 0, 0, 2);</text:p>
          </table:table-cell>
          <table:table-cell table:number-columns-repeated="1017"/>
        </table:table-row>
        <table:table-row table:style-name="ro3">
          <table:table-cell table:formula="of:=[.A287]+1" office:value-type="float" office:value="220" calcext:value-type="float">
            <text:p>220</text:p>
          </table:table-cell>
          <table:table-cell table:formula="of:=[.B287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88] &amp; &quot;, &quot; &amp; [.B288] &amp; &quot;, &quot; &amp; [.C288] &amp; &quot;, &quot; &amp; [.D288] &amp; &quot;, &quot; &amp; [.E288] &amp; &quot;, &quot; &amp; [.F288] &amp; &quot;);&quot;" office:value-type="string" office:string-value="insert into game_score (id, matchid, squad, goals, points, time_type) values (220, 10, 52, 1, 0, 2);" calcext:value-type="string">
            <text:p>insert into game_score (id, matchid, squad, goals, points, time_type) values (220, 10, 52, 1, 0, 2);</text:p>
          </table:table-cell>
          <table:table-cell table:number-columns-repeated="1017"/>
        </table:table-row>
        <table:table-row table:style-name="ro3">
          <table:table-cell table:formula="of:=[.A288]+1" office:value-type="float" office:value="221" calcext:value-type="float">
            <text:p>221</text:p>
          </table:table-cell>
          <table:table-cell table:formula="of:=[.B288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89] &amp; &quot;, &quot; &amp; [.B289] &amp; &quot;, &quot; &amp; [.C289] &amp; &quot;, &quot; &amp; [.D289] &amp; &quot;, &quot; &amp; [.E289] &amp; &quot;, &quot; &amp; [.F289] &amp; &quot;);&quot;" office:value-type="string" office:string-value="insert into game_score (id, matchid, squad, goals, points, time_type) values (221, 10, 27, 0, 0, 3);" calcext:value-type="string">
            <text:p>insert into game_score (id, matchid, squad, goals, points, time_type) values (221, 10, 27, 0, 0, 3);</text:p>
          </table:table-cell>
          <table:table-cell table:number-columns-repeated="1017"/>
        </table:table-row>
        <table:table-row table:style-name="ro3">
          <table:table-cell table:formula="of:=[.A289]+1" office:value-type="float" office:value="222" calcext:value-type="float">
            <text:p>222</text:p>
          </table:table-cell>
          <table:table-cell table:formula="of:=[.B289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90] &amp; &quot;, &quot; &amp; [.B290] &amp; &quot;, &quot; &amp; [.C290] &amp; &quot;, &quot; &amp; [.D290] &amp; &quot;, &quot; &amp; [.E290] &amp; &quot;, &quot; &amp; [.F290] &amp; &quot;);&quot;" office:value-type="string" office:string-value="insert into game_score (id, matchid, squad, goals, points, time_type) values (222, 10, 52, 2, 0, 3);" calcext:value-type="string">
            <text:p>insert into game_score (id, matchid, squad, goals, points, time_type) values (222, 10, 52, 2, 0, 3);</text:p>
          </table:table-cell>
          <table:table-cell table:number-columns-repeated="1017"/>
        </table:table-row>
        <table:table-row table:style-name="ro3">
          <table:table-cell table:formula="of:=[.A290]+1" office:value-type="float" office:value="223" calcext:value-type="float">
            <text:p>223</text:p>
          </table:table-cell>
          <table:table-cell table:formula="of:=[.B290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91] &amp; &quot;, &quot; &amp; [.B291] &amp; &quot;, &quot; &amp; [.C291] &amp; &quot;, &quot; &amp; [.D291] &amp; &quot;, &quot; &amp; [.E291] &amp; &quot;, &quot; &amp; [.F291] &amp; &quot;);&quot;" office:value-type="string" office:string-value="insert into game_score (id, matchid, squad, goals, points, time_type) values (223, 10, 27, 3, 0, 4);" calcext:value-type="string">
            <text:p>insert into game_score (id, matchid, squad, goals, points, time_type) values (223, 10, 27, 3, 0, 4);</text:p>
          </table:table-cell>
          <table:table-cell table:number-columns-repeated="1017"/>
        </table:table-row>
        <table:table-row table:style-name="ro3">
          <table:table-cell table:formula="of:=[.A291]+1" office:value-type="float" office:value="224" calcext:value-type="float">
            <text:p>224</text:p>
          </table:table-cell>
          <table:table-cell table:formula="of:=[.B291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92] &amp; &quot;, &quot; &amp; [.B292] &amp; &quot;, &quot; &amp; [.C292] &amp; &quot;, &quot; &amp; [.D292] &amp; &quot;, &quot; &amp; [.E292] &amp; &quot;, &quot; &amp; [.F292] &amp; &quot;);&quot;" office:value-type="string" office:string-value="insert into game_score (id, matchid, squad, goals, points, time_type) values (224, 10, 52, 0, 0, 4);" calcext:value-type="string">
            <text:p>insert into game_score (id, matchid, squad, goals, points, time_type) values (224, 10, 52, 0, 0, 4);</text:p>
          </table:table-cell>
          <table:table-cell table:number-columns-repeated="1017"/>
        </table:table-row>
        <table:table-row table:style-name="ro3">
          <table:table-cell table:formula="of:=[.A292]+1" office:value-type="float" office:value="225" calcext:value-type="float">
            <text:p>225</text:p>
          </table:table-cell>
          <table:table-cell table:formula="of:=[.B292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93] &amp; &quot;, &quot; &amp; [.B293] &amp; &quot;, &quot; &amp; [.C293] &amp; &quot;, &quot; &amp; [.D293] &amp; &quot;, &quot; &amp; [.E293] &amp; &quot;, &quot; &amp; [.F293] &amp; &quot;);&quot;" office:value-type="string" office:string-value="insert into game_score (id, matchid, squad, goals, points, time_type) values (225, 10, 27, 0, 0, 5);" calcext:value-type="string">
            <text:p>insert into game_score (id, matchid, squad, goals, points, time_type) values (225, 10, 27, 0, 0, 5);</text:p>
          </table:table-cell>
          <table:table-cell table:number-columns-repeated="1017"/>
        </table:table-row>
        <table:table-row table:style-name="ro3">
          <table:table-cell table:formula="of:=[.A293]+1" office:value-type="float" office:value="226" calcext:value-type="float">
            <text:p>226</text:p>
          </table:table-cell>
          <table:table-cell table:formula="of:=[.B293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94] &amp; &quot;, &quot; &amp; [.B294] &amp; &quot;, &quot; &amp; [.C294] &amp; &quot;, &quot; &amp; [.D294] &amp; &quot;, &quot; &amp; [.E294] &amp; &quot;, &quot; &amp; [.F294] &amp; &quot;);&quot;" office:value-type="string" office:string-value="insert into game_score (id, matchid, squad, goals, points, time_type) values (226, 10, 52, 3, 0, 5);" calcext:value-type="string">
            <text:p>insert into game_score (id, matchid, squad, goals, points, time_type) values (226, 10, 52, 3, 0, 5);</text:p>
          </table:table-cell>
          <table:table-cell table:number-columns-repeated="1017"/>
        </table:table-row>
        <table:table-row table:style-name="ro3">
          <table:table-cell table:formula="of:=[.A294]+1" office:value-type="float" office:value="227" calcext:value-type="float">
            <text:p>227</text:p>
          </table:table-cell>
          <table:table-cell table:formula="of:=[.B294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95] &amp; &quot;, &quot; &amp; [.B295] &amp; &quot;, &quot; &amp; [.C295] &amp; &quot;, &quot; &amp; [.D295] &amp; &quot;, &quot; &amp; [.E295] &amp; &quot;, &quot; &amp; [.F295] &amp; &quot;);&quot;" office:value-type="string" office:string-value="insert into game_score (id, matchid, squad, goals, points, time_type) values (227, 10, 27, 0, 0, 6);" calcext:value-type="string">
            <text:p>insert into game_score (id, matchid, squad, goals, points, time_type) values (227, 10, 27, 0, 0, 6);</text:p>
          </table:table-cell>
          <table:table-cell table:number-columns-repeated="1017"/>
        </table:table-row>
        <table:table-row table:style-name="ro3">
          <table:table-cell table:formula="of:=[.A295]+1" office:value-type="float" office:value="228" calcext:value-type="float">
            <text:p>228</text:p>
          </table:table-cell>
          <table:table-cell table:formula="of:=[.B295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96] &amp; &quot;, &quot; &amp; [.B296] &amp; &quot;, &quot; &amp; [.C296] &amp; &quot;, &quot; &amp; [.D296] &amp; &quot;, &quot; &amp; [.E296] &amp; &quot;, &quot; &amp; [.F296] &amp; &quot;);&quot;" office:value-type="string" office:string-value="insert into game_score (id, matchid, squad, goals, points, time_type) values (228, 10, 52, 1, 0, 6);" calcext:value-type="string">
            <text:p>insert into game_score (id, matchid, squad, goals, points, time_type) values (228, 10, 52, 1, 0, 6);</text:p>
          </table:table-cell>
          <table:table-cell table:number-columns-repeated="1017"/>
        </table:table-row>
        <table:table-row table:style-name="ro3">
          <table:table-cell table:formula="of:=[.A296]+1" office:value-type="float" office:value="229" calcext:value-type="float">
            <text:p>229</text:p>
          </table:table-cell>
          <table:table-cell table:formula="of:=[.B296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97] &amp; &quot;, &quot; &amp; [.B297] &amp; &quot;, &quot; &amp; [.C297] &amp; &quot;, &quot; &amp; [.D297] &amp; &quot;, &quot; &amp; [.E297] &amp; &quot;, &quot; &amp; [.F297] &amp; &quot;);&quot;" office:value-type="string" office:string-value="insert into game_score (id, matchid, squad, goals, points, time_type) values (229, 10, 27, 1, 0, 7);" calcext:value-type="string">
            <text:p>insert into game_score (id, matchid, squad, goals, points, time_type) values (229, 10, 27, 1, 0, 7);</text:p>
          </table:table-cell>
          <table:table-cell table:number-columns-repeated="1017"/>
        </table:table-row>
        <table:table-row table:style-name="ro3">
          <table:table-cell table:formula="of:=[.A297]+1" office:value-type="float" office:value="230" calcext:value-type="float">
            <text:p>230</text:p>
          </table:table-cell>
          <table:table-cell table:formula="of:=[.B297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98] &amp; &quot;, &quot; &amp; [.B298] &amp; &quot;, &quot; &amp; [.C298] &amp; &quot;, &quot; &amp; [.D298] &amp; &quot;, &quot; &amp; [.E298] &amp; &quot;, &quot; &amp; [.F298] &amp; &quot;);&quot;" office:value-type="string" office:string-value="insert into game_score (id, matchid, squad, goals, points, time_type) values (230, 10, 52, 1, 0, 7);" calcext:value-type="string">
            <text:p>insert into game_score (id, matchid, squad, goals, points, time_type) values (230, 10, 52, 1, 0, 7);</text:p>
          </table:table-cell>
          <table:table-cell table:number-columns-repeated="1017"/>
        </table:table-row>
        <table:table-row table:style-name="ro3">
          <table:table-cell table:formula="of:=[.A298]+1" office:value-type="float" office:value="231" calcext:value-type="float">
            <text:p>231</text:p>
          </table:table-cell>
          <table:table-cell table:formula="of:=[.B298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99] &amp; &quot;, &quot; &amp; [.B299] &amp; &quot;, &quot; &amp; [.C299] &amp; &quot;, &quot; &amp; [.D299] &amp; &quot;, &quot; &amp; [.E299] &amp; &quot;, &quot; &amp; [.F299] &amp; &quot;);&quot;" office:value-type="string" office:string-value="insert into game_score (id, matchid, squad, goals, points, time_type) values (231, 10, 27, 0, 0, 8);" calcext:value-type="string">
            <text:p>insert into game_score (id, matchid, squad, goals, points, time_type) values (231, 10, 27, 0, 0, 8);</text:p>
          </table:table-cell>
          <table:table-cell table:number-columns-repeated="1017"/>
        </table:table-row>
        <table:table-row table:style-name="ro3">
          <table:table-cell table:formula="of:=[.A299]+1" office:value-type="float" office:value="232" calcext:value-type="float">
            <text:p>232</text:p>
          </table:table-cell>
          <table:table-cell table:formula="of:=[.B299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00] &amp; &quot;, &quot; &amp; [.B300] &amp; &quot;, &quot; &amp; [.C300] &amp; &quot;, &quot; &amp; [.D300] &amp; &quot;, &quot; &amp; [.E300] &amp; &quot;, &quot; &amp; [.F300] &amp; &quot;);&quot;" office:value-type="string" office:string-value="insert into game_score (id, matchid, squad, goals, points, time_type) values (232, 10, 52, 0, 0, 8);" calcext:value-type="string">
            <text:p>insert into game_score (id, matchid, squad, goals, points, time_type) values (232, 10, 52, 0, 0, 8);</text:p>
          </table:table-cell>
          <table:table-cell table:number-columns-repeated="1017"/>
        </table:table-row>
        <table:table-row table:style-name="ro3">
          <table:table-cell table:formula="of:=[.A300]+1" office:value-type="float" office:value="233" calcext:value-type="float">
            <text:p>233</text:p>
          </table:table-cell>
          <table:table-cell table:formula="of:=[.B300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01] &amp; &quot;, &quot; &amp; [.B301] &amp; &quot;, &quot; &amp; [.C301] &amp; &quot;, &quot; &amp; [.D301] &amp; &quot;, &quot; &amp; [.E301] &amp; &quot;, &quot; &amp; [.F301] &amp; &quot;);&quot;" office:value-type="string" office:string-value="insert into game_score (id, matchid, squad, goals, points, time_type) values (233, 10, 27, 0, 0, 9);" calcext:value-type="string">
            <text:p>insert into game_score (id, matchid, squad, goals, points, time_type) values (233, 10, 27, 0, 0, 9);</text:p>
          </table:table-cell>
          <table:table-cell table:number-columns-repeated="1017"/>
        </table:table-row>
        <table:table-row table:style-name="ro3">
          <table:table-cell table:formula="of:=[.A301]+1" office:value-type="float" office:value="234" calcext:value-type="float">
            <text:p>234</text:p>
          </table:table-cell>
          <table:table-cell table:formula="of:=[.B301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02] &amp; &quot;, &quot; &amp; [.B302] &amp; &quot;, &quot; &amp; [.C302] &amp; &quot;, &quot; &amp; [.D302] &amp; &quot;, &quot; &amp; [.E302] &amp; &quot;, &quot; &amp; [.F302] &amp; &quot;);&quot;" office:value-type="string" office:string-value="insert into game_score (id, matchid, squad, goals, points, time_type) values (234, 10, 52, null, 0, 9);" calcext:value-type="string">
            <text:p>insert into game_score (id, matchid, squad, goals, points, time_type) values (234, 10, 52, null, 0, 9);</text:p>
          </table:table-cell>
          <table:table-cell table:number-columns-repeated="1017"/>
        </table:table-row>
        <table:table-row table:style-name="ro3">
          <table:table-cell table:formula="of:=[.A302]+1" office:value-type="float" office:value="235" calcext:value-type="float">
            <text:p>235</text:p>
          </table:table-cell>
          <table:table-cell table:formula="of:=[.B302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03] &amp; &quot;, &quot; &amp; [.B303] &amp; &quot;, &quot; &amp; [.C303] &amp; &quot;, &quot; &amp; [.D303] &amp; &quot;, &quot; &amp; [.E303] &amp; &quot;, &quot; &amp; [.F303] &amp; &quot;);&quot;" office:value-type="string" office:string-value="insert into game_score (id, matchid, squad, goals, points, time_type) values (235, 10, 27, 4, 0, 9000);" calcext:value-type="string">
            <text:p>insert into game_score (id, matchid, squad, goals, points, time_type) values (235, 10, 27, 4, 0, 9000);</text:p>
          </table:table-cell>
          <table:table-cell table:number-columns-repeated="1017"/>
        </table:table-row>
        <table:table-row table:style-name="ro3">
          <table:table-cell table:formula="of:=[.A303]+1" office:value-type="float" office:value="236" calcext:value-type="float">
            <text:p>236</text:p>
          </table:table-cell>
          <table:table-cell table:formula="of:=[.B303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04] &amp; &quot;, &quot; &amp; [.B304] &amp; &quot;, &quot; &amp; [.C304] &amp; &quot;, &quot; &amp; [.D304] &amp; &quot;, &quot; &amp; [.E304] &amp; &quot;, &quot; &amp; [.F304] &amp; &quot;);&quot;" office:value-type="string" office:string-value="insert into game_score (id, matchid, squad, goals, points, time_type) values (236, 10, 52, 10, 0, 9000);" calcext:value-type="string">
            <text:p>insert into game_score (id, matchid, squad, goals, points, time_type) values (236, 10, 52, 10, 0, 9000);</text:p>
          </table:table-cell>
          <table:table-cell table:number-columns-repeated="1017"/>
        </table:table-row>
        <table:table-row table:style-name="ro3">
          <table:table-cell table:formula="of:=[.A304]+1" office:value-type="float" office:value="237" calcext:value-type="float">
            <text:p>237</text:p>
          </table:table-cell>
          <table:table-cell table:formula="of:=[.B304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05] &amp; &quot;, &quot; &amp; [.B305] &amp; &quot;, &quot; &amp; [.C305] &amp; &quot;, &quot; &amp; [.D305] &amp; &quot;, &quot; &amp; [.E305] &amp; &quot;, &quot; &amp; [.F305] &amp; &quot;);&quot;" office:value-type="string" office:string-value="insert into game_score (id, matchid, squad, goals, points, time_type) values (237, 10, 27, 11, 0, 9001);" calcext:value-type="string">
            <text:p>insert into game_score (id, matchid, squad, goals, points, time_type) values (237, 10, 27, 11, 0, 9001);</text:p>
          </table:table-cell>
          <table:table-cell table:number-columns-repeated="1017"/>
        </table:table-row>
        <table:table-row table:style-name="ro3">
          <table:table-cell table:formula="of:=[.A305]+1" office:value-type="float" office:value="238" calcext:value-type="float">
            <text:p>238</text:p>
          </table:table-cell>
          <table:table-cell table:formula="of:=[.B305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06] &amp; &quot;, &quot; &amp; [.B306] &amp; &quot;, &quot; &amp; [.C306] &amp; &quot;, &quot; &amp; [.D306] &amp; &quot;, &quot; &amp; [.E306] &amp; &quot;, &quot; &amp; [.F306] &amp; &quot;);&quot;" office:value-type="string" office:string-value="insert into game_score (id, matchid, squad, goals, points, time_type) values (238, 10, 52, 12, 0, 9001);" calcext:value-type="string">
            <text:p>insert into game_score (id, matchid, squad, goals, points, time_type) values (238, 10, 52, 12, 0, 9001);</text:p>
          </table:table-cell>
          <table:table-cell table:number-columns-repeated="1017"/>
        </table:table-row>
        <table:table-row table:style-name="ro3">
          <table:table-cell table:formula="of:=[.A306]+1" office:value-type="float" office:value="239" calcext:value-type="float">
            <text:p>239</text:p>
          </table:table-cell>
          <table:table-cell table:formula="of:=[.B306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307] &amp; &quot;, &quot; &amp; [.B307] &amp; &quot;, &quot; &amp; [.C307] &amp; &quot;, &quot; &amp; [.D307] &amp; &quot;, &quot; &amp; [.E307] &amp; &quot;, &quot; &amp; [.F307] &amp; &quot;);&quot;" office:value-type="string" office:string-value="insert into game_score (id, matchid, squad, goals, points, time_type) values (239, 10, 27, 3, 0, 9002);" calcext:value-type="string">
            <text:p>insert into game_score (id, matchid, squad, goals, points, time_type) values (239, 10, 27, 3, 0, 9002);</text:p>
          </table:table-cell>
          <table:table-cell table:number-columns-repeated="1017"/>
        </table:table-row>
        <table:table-row table:style-name="ro3">
          <table:table-cell table:formula="of:=[.A307]+1" office:value-type="float" office:value="240" calcext:value-type="float">
            <text:p>240</text:p>
          </table:table-cell>
          <table:table-cell table:formula="of:=[.B307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308] &amp; &quot;, &quot; &amp; [.B308] &amp; &quot;, &quot; &amp; [.C308] &amp; &quot;, &quot; &amp; [.D308] &amp; &quot;, &quot; &amp; [.E308] &amp; &quot;, &quot; &amp; [.F308] &amp; &quot;);&quot;" office:value-type="string" office:string-value="insert into game_score (id, matchid, squad, goals, points, time_type) values (240, 10, 52, 2, 0, 9002);" calcext:value-type="string">
            <text:p>insert into game_score (id, matchid, squad, goals, points, time_type) values (240, 10, 52, 2, 0, 9002);</text:p>
          </table:table-cell>
          <table:table-cell table:number-columns-repeated="1017"/>
        </table:table-row>
        <table:table-row table:style-name="ro3">
          <table:table-cell table:style-name="ce2" table:formula="of:=[.A308]+1" office:value-type="float" office:value="241" calcext:value-type="float">
            <text:p>241</text:p>
          </table:table-cell>
          <table:table-cell table:style-name="ce2" table:formula="of:=[.B285]+1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09] &amp; &quot;, &quot; &amp; [.B309] &amp; &quot;, &quot; &amp; [.C309] &amp; &quot;, &quot; &amp; [.D309] &amp; &quot;, &quot; &amp; [.E309] &amp; &quot;, &quot; &amp; [.F309] &amp; &quot;);&quot;" office:value-type="string" office:string-value="insert into game_score (id, matchid, squad, goals, points, time_type) values (241, 11, 52, 4, 0, 1);" calcext:value-type="string">
            <text:p>insert into game_score (id, matchid, squad, goals, points, time_type) values (241, 11, 52, 4, 0, 1);</text:p>
          </table:table-cell>
          <table:table-cell table:number-columns-repeated="1017"/>
        </table:table-row>
        <table:table-row table:style-name="ro3">
          <table:table-cell table:style-name="ce2" table:formula="of:=[.A309]+1" office:value-type="float" office:value="242" calcext:value-type="float">
            <text:p>242</text:p>
          </table:table-cell>
          <table:table-cell table:style-name="ce2" table:formula="of:=[.B309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10] &amp; &quot;, &quot; &amp; [.B310] &amp; &quot;, &quot; &amp; [.C310] &amp; &quot;, &quot; &amp; [.D310] &amp; &quot;, &quot; &amp; [.E310] &amp; &quot;, &quot; &amp; [.F310] &amp; &quot;);&quot;" office:value-type="string" office:string-value="insert into game_score (id, matchid, squad, goals, points, time_type) values (242, 11, 1613, 0, 0, 1);" calcext:value-type="string">
            <text:p>insert into game_score (id, matchid, squad, goals, points, time_type) values (242, 11, 1613, 0, 0, 1);</text:p>
          </table:table-cell>
          <table:table-cell table:number-columns-repeated="1017"/>
        </table:table-row>
        <table:table-row table:style-name="ro3">
          <table:table-cell table:style-name="ce2" table:formula="of:=[.A310]+1" office:value-type="float" office:value="243" calcext:value-type="float">
            <text:p>243</text:p>
          </table:table-cell>
          <table:table-cell table:style-name="ce2" table:formula="of:=[.B310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11] &amp; &quot;, &quot; &amp; [.B311] &amp; &quot;, &quot; &amp; [.C311] &amp; &quot;, &quot; &amp; [.D311] &amp; &quot;, &quot; &amp; [.E311] &amp; &quot;, &quot; &amp; [.F311] &amp; &quot;);&quot;" office:value-type="string" office:string-value="insert into game_score (id, matchid, squad, goals, points, time_type) values (243, 11, 52, 2, 0, 2);" calcext:value-type="string">
            <text:p>insert into game_score (id, matchid, squad, goals, points, time_type) values (243, 11, 52, 2, 0, 2);</text:p>
          </table:table-cell>
          <table:table-cell table:number-columns-repeated="1017"/>
        </table:table-row>
        <table:table-row table:style-name="ro3">
          <table:table-cell table:style-name="ce2" table:formula="of:=[.A311]+1" office:value-type="float" office:value="244" calcext:value-type="float">
            <text:p>244</text:p>
          </table:table-cell>
          <table:table-cell table:style-name="ce2" table:formula="of:=[.B311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12] &amp; &quot;, &quot; &amp; [.B312] &amp; &quot;, &quot; &amp; [.C312] &amp; &quot;, &quot; &amp; [.D312] &amp; &quot;, &quot; &amp; [.E312] &amp; &quot;, &quot; &amp; [.F312] &amp; &quot;);&quot;" office:value-type="string" office:string-value="insert into game_score (id, matchid, squad, goals, points, time_type) values (244, 11, 1613, 0, 0, 2);" calcext:value-type="string">
            <text:p>insert into game_score (id, matchid, squad, goals, points, time_type) values (244, 11, 1613, 0, 0, 2);</text:p>
          </table:table-cell>
          <table:table-cell table:number-columns-repeated="1017"/>
        </table:table-row>
        <table:table-row table:style-name="ro3">
          <table:table-cell table:style-name="ce2" table:formula="of:=[.A312]+1" office:value-type="float" office:value="245" calcext:value-type="float">
            <text:p>245</text:p>
          </table:table-cell>
          <table:table-cell table:style-name="ce2" table:formula="of:=[.B312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13] &amp; &quot;, &quot; &amp; [.B313] &amp; &quot;, &quot; &amp; [.C313] &amp; &quot;, &quot; &amp; [.D313] &amp; &quot;, &quot; &amp; [.E313] &amp; &quot;, &quot; &amp; [.F313] &amp; &quot;);&quot;" office:value-type="string" office:string-value="insert into game_score (id, matchid, squad, goals, points, time_type) values (245, 11, 52, 0, 0, 3);" calcext:value-type="string">
            <text:p>insert into game_score (id, matchid, squad, goals, points, time_type) values (245, 11, 52, 0, 0, 3);</text:p>
          </table:table-cell>
          <table:table-cell table:number-columns-repeated="1017"/>
        </table:table-row>
        <table:table-row table:style-name="ro3">
          <table:table-cell table:style-name="ce2" table:formula="of:=[.A313]+1" office:value-type="float" office:value="246" calcext:value-type="float">
            <text:p>246</text:p>
          </table:table-cell>
          <table:table-cell table:style-name="ce2" table:formula="of:=[.B313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14] &amp; &quot;, &quot; &amp; [.B314] &amp; &quot;, &quot; &amp; [.C314] &amp; &quot;, &quot; &amp; [.D314] &amp; &quot;, &quot; &amp; [.E314] &amp; &quot;, &quot; &amp; [.F314] &amp; &quot;);&quot;" office:value-type="string" office:string-value="insert into game_score (id, matchid, squad, goals, points, time_type) values (246, 11, 1613, 0, 0, 3);" calcext:value-type="string">
            <text:p>insert into game_score (id, matchid, squad, goals, points, time_type) values (246, 11, 1613, 0, 0, 3);</text:p>
          </table:table-cell>
          <table:table-cell table:number-columns-repeated="1017"/>
        </table:table-row>
        <table:table-row table:style-name="ro3">
          <table:table-cell table:style-name="ce2" table:formula="of:=[.A314]+1" office:value-type="float" office:value="247" calcext:value-type="float">
            <text:p>247</text:p>
          </table:table-cell>
          <table:table-cell table:style-name="ce2" table:formula="of:=[.B314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15] &amp; &quot;, &quot; &amp; [.B315] &amp; &quot;, &quot; &amp; [.C315] &amp; &quot;, &quot; &amp; [.D315] &amp; &quot;, &quot; &amp; [.E315] &amp; &quot;, &quot; &amp; [.F315] &amp; &quot;);&quot;" office:value-type="string" office:string-value="insert into game_score (id, matchid, squad, goals, points, time_type) values (247, 11, 52, 2, 0, 4);" calcext:value-type="string">
            <text:p>insert into game_score (id, matchid, squad, goals, points, time_type) values (247, 11, 52, 2, 0, 4);</text:p>
          </table:table-cell>
          <table:table-cell table:number-columns-repeated="1017"/>
        </table:table-row>
        <table:table-row table:style-name="ro3">
          <table:table-cell table:style-name="ce2" table:formula="of:=[.A315]+1" office:value-type="float" office:value="248" calcext:value-type="float">
            <text:p>248</text:p>
          </table:table-cell>
          <table:table-cell table:style-name="ce2" table:formula="of:=[.B315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16] &amp; &quot;, &quot; &amp; [.B316] &amp; &quot;, &quot; &amp; [.C316] &amp; &quot;, &quot; &amp; [.D316] &amp; &quot;, &quot; &amp; [.E316] &amp; &quot;, &quot; &amp; [.F316] &amp; &quot;);&quot;" office:value-type="string" office:string-value="insert into game_score (id, matchid, squad, goals, points, time_type) values (248, 11, 1613, 0, 0, 4);" calcext:value-type="string">
            <text:p>insert into game_score (id, matchid, squad, goals, points, time_type) values (248, 11, 1613, 0, 0, 4);</text:p>
          </table:table-cell>
          <table:table-cell table:number-columns-repeated="1017"/>
        </table:table-row>
        <table:table-row table:style-name="ro3">
          <table:table-cell table:style-name="ce2" table:formula="of:=[.A316]+1" office:value-type="float" office:value="249" calcext:value-type="float">
            <text:p>249</text:p>
          </table:table-cell>
          <table:table-cell table:style-name="ce2" table:formula="of:=[.B316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17] &amp; &quot;, &quot; &amp; [.B317] &amp; &quot;, &quot; &amp; [.C317] &amp; &quot;, &quot; &amp; [.D317] &amp; &quot;, &quot; &amp; [.E317] &amp; &quot;, &quot; &amp; [.F317] &amp; &quot;);&quot;" office:value-type="string" office:string-value="insert into game_score (id, matchid, squad, goals, points, time_type) values (249, 11, 52, 0, 0, 5);" calcext:value-type="string">
            <text:p>insert into game_score (id, matchid, squad, goals, points, time_type) values (249, 11, 52, 0, 0, 5);</text:p>
          </table:table-cell>
          <table:table-cell table:number-columns-repeated="1017"/>
        </table:table-row>
        <table:table-row table:style-name="ro3">
          <table:table-cell table:style-name="ce2" table:formula="of:=[.A317]+1" office:value-type="float" office:value="250" calcext:value-type="float">
            <text:p>250</text:p>
          </table:table-cell>
          <table:table-cell table:style-name="ce2" table:formula="of:=[.B317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18] &amp; &quot;, &quot; &amp; [.B318] &amp; &quot;, &quot; &amp; [.C318] &amp; &quot;, &quot; &amp; [.D318] &amp; &quot;, &quot; &amp; [.E318] &amp; &quot;, &quot; &amp; [.F318] &amp; &quot;);&quot;" office:value-type="string" office:string-value="insert into game_score (id, matchid, squad, goals, points, time_type) values (250, 11, 1613, 0, 0, 5);" calcext:value-type="string">
            <text:p>insert into game_score (id, matchid, squad, goals, points, time_type) values (250, 11, 1613, 0, 0, 5);</text:p>
          </table:table-cell>
          <table:table-cell table:number-columns-repeated="1017"/>
        </table:table-row>
        <table:table-row table:style-name="ro3">
          <table:table-cell table:style-name="ce2" table:formula="of:=[.A318]+1" office:value-type="float" office:value="251" calcext:value-type="float">
            <text:p>251</text:p>
          </table:table-cell>
          <table:table-cell table:style-name="ce2" table:formula="of:=[.B318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19] &amp; &quot;, &quot; &amp; [.B319] &amp; &quot;, &quot; &amp; [.C319] &amp; &quot;, &quot; &amp; [.D319] &amp; &quot;, &quot; &amp; [.E319] &amp; &quot;, &quot; &amp; [.F319] &amp; &quot;);&quot;" office:value-type="string" office:string-value="insert into game_score (id, matchid, squad, goals, points, time_type) values (251, 11, 52, 1, 0, 6);" calcext:value-type="string">
            <text:p>insert into game_score (id, matchid, squad, goals, points, time_type) values (251, 11, 52, 1, 0, 6);</text:p>
          </table:table-cell>
          <table:table-cell table:number-columns-repeated="1017"/>
        </table:table-row>
        <table:table-row table:style-name="ro3">
          <table:table-cell table:style-name="ce2" table:formula="of:=[.A319]+1" office:value-type="float" office:value="252" calcext:value-type="float">
            <text:p>252</text:p>
          </table:table-cell>
          <table:table-cell table:style-name="ce2" table:formula="of:=[.B319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20] &amp; &quot;, &quot; &amp; [.B320] &amp; &quot;, &quot; &amp; [.C320] &amp; &quot;, &quot; &amp; [.D320] &amp; &quot;, &quot; &amp; [.E320] &amp; &quot;, &quot; &amp; [.F320] &amp; &quot;);&quot;" office:value-type="string" office:string-value="insert into game_score (id, matchid, squad, goals, points, time_type) values (252, 11, 1613, 1, 0, 6);" calcext:value-type="string">
            <text:p>insert into game_score (id, matchid, squad, goals, points, time_type) values (252, 11, 1613, 1, 0, 6);</text:p>
          </table:table-cell>
          <table:table-cell table:number-columns-repeated="1017"/>
        </table:table-row>
        <table:table-row table:style-name="ro3">
          <table:table-cell table:style-name="ce2" table:formula="of:=[.A320]+1" office:value-type="float" office:value="253" calcext:value-type="float">
            <text:p>253</text:p>
          </table:table-cell>
          <table:table-cell table:style-name="ce2" table:formula="of:=[.B320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21] &amp; &quot;, &quot; &amp; [.B321] &amp; &quot;, &quot; &amp; [.C321] &amp; &quot;, &quot; &amp; [.D321] &amp; &quot;, &quot; &amp; [.E321] &amp; &quot;, &quot; &amp; [.F321] &amp; &quot;);&quot;" office:value-type="string" office:string-value="insert into game_score (id, matchid, squad, goals, points, time_type) values (253, 11, 52, 0, 0, 7);" calcext:value-type="string">
            <text:p>insert into game_score (id, matchid, squad, goals, points, time_type) values (253, 11, 52, 0, 0, 7);</text:p>
          </table:table-cell>
          <table:table-cell table:number-columns-repeated="1017"/>
        </table:table-row>
        <table:table-row table:style-name="ro3">
          <table:table-cell table:style-name="ce2" table:formula="of:=[.A321]+1" office:value-type="float" office:value="254" calcext:value-type="float">
            <text:p>254</text:p>
          </table:table-cell>
          <table:table-cell table:style-name="ce2" table:formula="of:=[.B321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22] &amp; &quot;, &quot; &amp; [.B322] &amp; &quot;, &quot; &amp; [.C322] &amp; &quot;, &quot; &amp; [.D322] &amp; &quot;, &quot; &amp; [.E322] &amp; &quot;, &quot; &amp; [.F322] &amp; &quot;);&quot;" office:value-type="string" office:string-value="insert into game_score (id, matchid, squad, goals, points, time_type) values (254, 11, 1613, 0, 0, 7);" calcext:value-type="string">
            <text:p>insert into game_score (id, matchid, squad, goals, points, time_type) values (254, 11, 1613, 0, 0, 7);</text:p>
          </table:table-cell>
          <table:table-cell table:number-columns-repeated="1017"/>
        </table:table-row>
        <table:table-row table:style-name="ro3">
          <table:table-cell table:style-name="ce2" table:formula="of:=[.A322]+1" office:value-type="float" office:value="255" calcext:value-type="float">
            <text:p>255</text:p>
          </table:table-cell>
          <table:table-cell table:style-name="ce2" table:formula="of:=[.B322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23] &amp; &quot;, &quot; &amp; [.B323] &amp; &quot;, &quot; &amp; [.C323] &amp; &quot;, &quot; &amp; [.D323] &amp; &quot;, &quot; &amp; [.E323] &amp; &quot;, &quot; &amp; [.F323] &amp; &quot;);&quot;" office:value-type="string" office:string-value="insert into game_score (id, matchid, squad, goals, points, time_type) values (255, 11, 52, 0, 0, 8);" calcext:value-type="string">
            <text:p>insert into game_score (id, matchid, squad, goals, points, time_type) values (255, 11, 52, 0, 0, 8);</text:p>
          </table:table-cell>
          <table:table-cell table:number-columns-repeated="1017"/>
        </table:table-row>
        <table:table-row table:style-name="ro3">
          <table:table-cell table:style-name="ce2" table:formula="of:=[.A323]+1" office:value-type="float" office:value="256" calcext:value-type="float">
            <text:p>256</text:p>
          </table:table-cell>
          <table:table-cell table:style-name="ce2" table:formula="of:=[.B323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24] &amp; &quot;, &quot; &amp; [.B324] &amp; &quot;, &quot; &amp; [.C324] &amp; &quot;, &quot; &amp; [.D324] &amp; &quot;, &quot; &amp; [.E324] &amp; &quot;, &quot; &amp; [.F324] &amp; &quot;);&quot;" office:value-type="string" office:string-value="insert into game_score (id, matchid, squad, goals, points, time_type) values (256, 11, 1613, 0, 0, 8);" calcext:value-type="string">
            <text:p>insert into game_score (id, matchid, squad, goals, points, time_type) values (256, 11, 1613, 0, 0, 8);</text:p>
          </table:table-cell>
          <table:table-cell table:number-columns-repeated="1017"/>
        </table:table-row>
        <table:table-row table:style-name="ro3">
          <table:table-cell table:style-name="ce2" table:formula="of:=[.A324]+1" office:value-type="float" office:value="257" calcext:value-type="float">
            <text:p>257</text:p>
          </table:table-cell>
          <table:table-cell table:style-name="ce2" table:formula="of:=[.B324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5] &amp; &quot;, &quot; &amp; [.B325] &amp; &quot;, &quot; &amp; [.C325] &amp; &quot;, &quot; &amp; [.D325] &amp; &quot;, &quot; &amp; [.E325] &amp; &quot;, &quot; &amp; [.F325] &amp; &quot;);&quot;" office:value-type="string" office:string-value="insert into game_score (id, matchid, squad, goals, points, time_type) values (257, 11, 52, 0, 0, 9);" calcext:value-type="string">
            <text:p>insert into game_score (id, matchid, squad, goals, points, time_type) values (257, 11, 52, 0, 0, 9);</text:p>
          </table:table-cell>
          <table:table-cell table:number-columns-repeated="1017"/>
        </table:table-row>
        <table:table-row table:style-name="ro3">
          <table:table-cell table:style-name="ce2" table:formula="of:=[.A325]+1" office:value-type="float" office:value="258" calcext:value-type="float">
            <text:p>258</text:p>
          </table:table-cell>
          <table:table-cell table:style-name="ce2" table:formula="of:=[.B325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6] &amp; &quot;, &quot; &amp; [.B326] &amp; &quot;, &quot; &amp; [.C326] &amp; &quot;, &quot; &amp; [.D326] &amp; &quot;, &quot; &amp; [.E326] &amp; &quot;, &quot; &amp; [.F326] &amp; &quot;);&quot;" office:value-type="string" office:string-value="insert into game_score (id, matchid, squad, goals, points, time_type) values (258, 11, 1613, 0, 0, 9);" calcext:value-type="string">
            <text:p>insert into game_score (id, matchid, squad, goals, points, time_type) values (258, 11, 1613, 0, 0, 9);</text:p>
          </table:table-cell>
          <table:table-cell table:number-columns-repeated="1017"/>
        </table:table-row>
        <table:table-row table:style-name="ro3">
          <table:table-cell table:style-name="ce2" table:formula="of:=[.A326]+1" office:value-type="float" office:value="259" calcext:value-type="float">
            <text:p>259</text:p>
          </table:table-cell>
          <table:table-cell table:style-name="ce2" table:formula="of:=[.B326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27] &amp; &quot;, &quot; &amp; [.B327] &amp; &quot;, &quot; &amp; [.C327] &amp; &quot;, &quot; &amp; [.D327] &amp; &quot;, &quot; &amp; [.E327] &amp; &quot;, &quot; &amp; [.F327] &amp; &quot;);&quot;" office:value-type="string" office:string-value="insert into game_score (id, matchid, squad, goals, points, time_type) values (259, 11, 52, 9, 0, 9000);" calcext:value-type="string">
            <text:p>insert into game_score (id, matchid, squad, goals, points, time_type) values (259, 11, 52, 9, 0, 9000);</text:p>
          </table:table-cell>
          <table:table-cell table:number-columns-repeated="1017"/>
        </table:table-row>
        <table:table-row table:style-name="ro3">
          <table:table-cell table:style-name="ce2" table:formula="of:=[.A327]+1" office:value-type="float" office:value="260" calcext:value-type="float">
            <text:p>260</text:p>
          </table:table-cell>
          <table:table-cell table:style-name="ce2" table:formula="of:=[.B327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28] &amp; &quot;, &quot; &amp; [.B328] &amp; &quot;, &quot; &amp; [.C328] &amp; &quot;, &quot; &amp; [.D328] &amp; &quot;, &quot; &amp; [.E328] &amp; &quot;, &quot; &amp; [.F328] &amp; &quot;);&quot;" office:value-type="string" office:string-value="insert into game_score (id, matchid, squad, goals, points, time_type) values (260, 11, 1613, 1, 0, 9000);" calcext:value-type="string">
            <text:p>insert into game_score (id, matchid, squad, goals, points, time_type) values (260, 11, 1613, 1, 0, 9000);</text:p>
          </table:table-cell>
          <table:table-cell table:number-columns-repeated="1017"/>
        </table:table-row>
        <table:table-row table:style-name="ro3">
          <table:table-cell table:style-name="ce2" table:formula="of:=[.A328]+1" office:value-type="float" office:value="261" calcext:value-type="float">
            <text:p>261</text:p>
          </table:table-cell>
          <table:table-cell table:style-name="ce2" table:formula="of:=[.B328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29] &amp; &quot;, &quot; &amp; [.B329] &amp; &quot;, &quot; &amp; [.C329] &amp; &quot;, &quot; &amp; [.D329] &amp; &quot;, &quot; &amp; [.E329] &amp; &quot;, &quot; &amp; [.F329] &amp; &quot;);&quot;" office:value-type="string" office:string-value="insert into game_score (id, matchid, squad, goals, points, time_type) values (261, 11, 52, 14, 0, 9001);" calcext:value-type="string">
            <text:p>insert into game_score (id, matchid, squad, goals, points, time_type) values (261, 11, 52, 14, 0, 9001);</text:p>
          </table:table-cell>
          <table:table-cell table:number-columns-repeated="1017"/>
        </table:table-row>
        <table:table-row table:style-name="ro3">
          <table:table-cell table:style-name="ce2" table:formula="of:=[.A329]+1" office:value-type="float" office:value="262" calcext:value-type="float">
            <text:p>262</text:p>
          </table:table-cell>
          <table:table-cell table:style-name="ce2" table:formula="of:=[.B329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30] &amp; &quot;, &quot; &amp; [.B330] &amp; &quot;, &quot; &amp; [.C330] &amp; &quot;, &quot; &amp; [.D330] &amp; &quot;, &quot; &amp; [.E330] &amp; &quot;, &quot; &amp; [.F330] &amp; &quot;);&quot;" office:value-type="string" office:string-value="insert into game_score (id, matchid, squad, goals, points, time_type) values (262, 11, 1613, 4, 0, 9001);" calcext:value-type="string">
            <text:p>insert into game_score (id, matchid, squad, goals, points, time_type) values (262, 11, 1613, 4, 0, 9001);</text:p>
          </table:table-cell>
          <table:table-cell table:number-columns-repeated="1017"/>
        </table:table-row>
        <table:table-row table:style-name="ro3">
          <table:table-cell table:style-name="ce2" table:formula="of:=[.A330]+1" office:value-type="float" office:value="263" calcext:value-type="float">
            <text:p>263</text:p>
          </table:table-cell>
          <table:table-cell table:style-name="ce2" table:formula="of:=[.B330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31] &amp; &quot;, &quot; &amp; [.B331] &amp; &quot;, &quot; &amp; [.C331] &amp; &quot;, &quot; &amp; [.D331] &amp; &quot;, &quot; &amp; [.E331] &amp; &quot;, &quot; &amp; [.F331] &amp; &quot;);&quot;" office:value-type="string" office:string-value="insert into game_score (id, matchid, squad, goals, points, time_type) values (263, 11, 52, 0, 0, 9002);" calcext:value-type="string">
            <text:p>insert into game_score (id, matchid, squad, goals, points, time_type) values (263, 11, 52, 0, 0, 9002);</text:p>
          </table:table-cell>
          <table:table-cell table:number-columns-repeated="1017"/>
        </table:table-row>
        <table:table-row table:style-name="ro3">
          <table:table-cell table:style-name="ce2" table:formula="of:=[.A331]+1" office:value-type="float" office:value="264" calcext:value-type="float">
            <text:p>264</text:p>
          </table:table-cell>
          <table:table-cell table:style-name="ce2" table:formula="of:=[.B331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32] &amp; &quot;, &quot; &amp; [.B332] &amp; &quot;, &quot; &amp; [.C332] &amp; &quot;, &quot; &amp; [.D332] &amp; &quot;, &quot; &amp; [.E332] &amp; &quot;, &quot; &amp; [.F332] &amp; &quot;);&quot;" office:value-type="string" office:string-value="insert into game_score (id, matchid, squad, goals, points, time_type) values (264, 11, 1613, 2, 0, 9002);" calcext:value-type="string">
            <text:p>insert into game_score (id, matchid, squad, goals, points, time_type) values (264, 11, 1613, 2, 0, 9002);</text:p>
          </table:table-cell>
          <table:table-cell table:number-columns-repeated="1017"/>
        </table:table-row>
        <table:table-row table:style-name="ro3">
          <table:table-cell table:formula="of:=[.A332]+1" office:value-type="float" office:value="265" calcext:value-type="float">
            <text:p>265</text:p>
          </table:table-cell>
          <table:table-cell table:formula="of:=[.B309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33] &amp; &quot;, &quot; &amp; [.B333] &amp; &quot;, &quot; &amp; [.C333] &amp; &quot;, &quot; &amp; [.D333] &amp; &quot;, &quot; &amp; [.E333] &amp; &quot;, &quot; &amp; [.F333] &amp; &quot;);&quot;" office:value-type="string" office:string-value="insert into game_score (id, matchid, squad, goals, points, time_type) values (265, 12, 1, 4, 0, 1);" calcext:value-type="string">
            <text:p>insert into game_score (id, matchid, squad, goals, points, time_type) values (265, 12, 1, 4, 0, 1);</text:p>
          </table:table-cell>
          <table:table-cell table:number-columns-repeated="1017"/>
        </table:table-row>
        <table:table-row table:style-name="ro3">
          <table:table-cell table:formula="of:=[.A333]+1" office:value-type="float" office:value="266" calcext:value-type="float">
            <text:p>266</text:p>
          </table:table-cell>
          <table:table-cell table:formula="of:=[.B333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34] &amp; &quot;, &quot; &amp; [.B334] &amp; &quot;, &quot; &amp; [.C334] &amp; &quot;, &quot; &amp; [.D334] &amp; &quot;, &quot; &amp; [.E334] &amp; &quot;, &quot; &amp; [.F334] &amp; &quot;);&quot;" office:value-type="string" office:string-value="insert into game_score (id, matchid, squad, goals, points, time_type) values (266, 12, 27, 0, 0, 1);" calcext:value-type="string">
            <text:p>insert into game_score (id, matchid, squad, goals, points, time_type) values (266, 12, 27, 0, 0, 1);</text:p>
          </table:table-cell>
          <table:table-cell table:number-columns-repeated="1017"/>
        </table:table-row>
        <table:table-row table:style-name="ro3">
          <table:table-cell table:formula="of:=[.A334]+1" office:value-type="float" office:value="267" calcext:value-type="float">
            <text:p>267</text:p>
          </table:table-cell>
          <table:table-cell table:formula="of:=[.B33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35] &amp; &quot;, &quot; &amp; [.B335] &amp; &quot;, &quot; &amp; [.C335] &amp; &quot;, &quot; &amp; [.D335] &amp; &quot;, &quot; &amp; [.E335] &amp; &quot;, &quot; &amp; [.F335] &amp; &quot;);&quot;" office:value-type="string" office:string-value="insert into game_score (id, matchid, squad, goals, points, time_type) values (267, 12, 1, 6, 0, 2);" calcext:value-type="string">
            <text:p>insert into game_score (id, matchid, squad, goals, points, time_type) values (267, 12, 1, 6, 0, 2);</text:p>
          </table:table-cell>
          <table:table-cell table:number-columns-repeated="1017"/>
        </table:table-row>
        <table:table-row table:style-name="ro3">
          <table:table-cell table:formula="of:=[.A335]+1" office:value-type="float" office:value="268" calcext:value-type="float">
            <text:p>268</text:p>
          </table:table-cell>
          <table:table-cell table:formula="of:=[.B335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36] &amp; &quot;, &quot; &amp; [.B336] &amp; &quot;, &quot; &amp; [.C336] &amp; &quot;, &quot; &amp; [.D336] &amp; &quot;, &quot; &amp; [.E336] &amp; &quot;, &quot; &amp; [.F336] &amp; &quot;);&quot;" office:value-type="string" office:string-value="insert into game_score (id, matchid, squad, goals, points, time_type) values (268, 12, 27, 0, 0, 2);" calcext:value-type="string">
            <text:p>insert into game_score (id, matchid, squad, goals, points, time_type) values (268, 12, 27, 0, 0, 2);</text:p>
          </table:table-cell>
          <table:table-cell table:number-columns-repeated="1017"/>
        </table:table-row>
        <table:table-row table:style-name="ro3">
          <table:table-cell table:formula="of:=[.A336]+1" office:value-type="float" office:value="269" calcext:value-type="float">
            <text:p>269</text:p>
          </table:table-cell>
          <table:table-cell table:formula="of:=[.B33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37] &amp; &quot;, &quot; &amp; [.B337] &amp; &quot;, &quot; &amp; [.C337] &amp; &quot;, &quot; &amp; [.D337] &amp; &quot;, &quot; &amp; [.E337] &amp; &quot;, &quot; &amp; [.F337] &amp; &quot;);&quot;" office:value-type="string" office:string-value="insert into game_score (id, matchid, squad, goals, points, time_type) values (269, 12, 1, 6, 0, 3);" calcext:value-type="string">
            <text:p>insert into game_score (id, matchid, squad, goals, points, time_type) values (269, 12, 1, 6, 0, 3);</text:p>
          </table:table-cell>
          <table:table-cell table:number-columns-repeated="1017"/>
        </table:table-row>
        <table:table-row table:style-name="ro3">
          <table:table-cell table:formula="of:=[.A337]+1" office:value-type="float" office:value="270" calcext:value-type="float">
            <text:p>270</text:p>
          </table:table-cell>
          <table:table-cell table:formula="of:=[.B337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38] &amp; &quot;, &quot; &amp; [.B338] &amp; &quot;, &quot; &amp; [.C338] &amp; &quot;, &quot; &amp; [.D338] &amp; &quot;, &quot; &amp; [.E338] &amp; &quot;, &quot; &amp; [.F338] &amp; &quot;);&quot;" office:value-type="string" office:string-value="insert into game_score (id, matchid, squad, goals, points, time_type) values (270, 12, 27, 0, 0, 3);" calcext:value-type="string">
            <text:p>insert into game_score (id, matchid, squad, goals, points, time_type) values (270, 12, 27, 0, 0, 3);</text:p>
          </table:table-cell>
          <table:table-cell table:number-columns-repeated="1017"/>
        </table:table-row>
        <table:table-row table:style-name="ro3">
          <table:table-cell table:formula="of:=[.A338]+1" office:value-type="float" office:value="271" calcext:value-type="float">
            <text:p>271</text:p>
          </table:table-cell>
          <table:table-cell table:formula="of:=[.B338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39] &amp; &quot;, &quot; &amp; [.B339] &amp; &quot;, &quot; &amp; [.C339] &amp; &quot;, &quot; &amp; [.D339] &amp; &quot;, &quot; &amp; [.E339] &amp; &quot;, &quot; &amp; [.F339] &amp; &quot;);&quot;" office:value-type="string" office:string-value="insert into game_score (id, matchid, squad, goals, points, time_type) values (271, 12, 1, 1, 0, 4);" calcext:value-type="string">
            <text:p>insert into game_score (id, matchid, squad, goals, points, time_type) values (271, 12, 1, 1, 0, 4);</text:p>
          </table:table-cell>
          <table:table-cell table:number-columns-repeated="1017"/>
        </table:table-row>
        <table:table-row table:style-name="ro3">
          <table:table-cell table:formula="of:=[.A339]+1" office:value-type="float" office:value="272" calcext:value-type="float">
            <text:p>272</text:p>
          </table:table-cell>
          <table:table-cell table:formula="of:=[.B339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40] &amp; &quot;, &quot; &amp; [.B340] &amp; &quot;, &quot; &amp; [.C340] &amp; &quot;, &quot; &amp; [.D340] &amp; &quot;, &quot; &amp; [.E340] &amp; &quot;, &quot; &amp; [.F340] &amp; &quot;);&quot;" office:value-type="string" office:string-value="insert into game_score (id, matchid, squad, goals, points, time_type) values (272, 12, 27, 0, 0, 4);" calcext:value-type="string">
            <text:p>insert into game_score (id, matchid, squad, goals, points, time_type) values (272, 12, 27, 0, 0, 4);</text:p>
          </table:table-cell>
          <table:table-cell table:number-columns-repeated="1017"/>
        </table:table-row>
        <table:table-row table:style-name="ro3">
          <table:table-cell table:formula="of:=[.A340]+1" office:value-type="float" office:value="273" calcext:value-type="float">
            <text:p>273</text:p>
          </table:table-cell>
          <table:table-cell table:formula="of:=[.B34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41] &amp; &quot;, &quot; &amp; [.B341] &amp; &quot;, &quot; &amp; [.C341] &amp; &quot;, &quot; &amp; [.D341] &amp; &quot;, &quot; &amp; [.E341] &amp; &quot;, &quot; &amp; [.F341] &amp; &quot;);&quot;" office:value-type="string" office:string-value="insert into game_score (id, matchid, squad, goals, points, time_type) values (273, 12, 1, 0, 0, 5);" calcext:value-type="string">
            <text:p>insert into game_score (id, matchid, squad, goals, points, time_type) values (273, 12, 1, 0, 0, 5);</text:p>
          </table:table-cell>
          <table:table-cell table:number-columns-repeated="1017"/>
        </table:table-row>
        <table:table-row table:style-name="ro3">
          <table:table-cell table:formula="of:=[.A341]+1" office:value-type="float" office:value="274" calcext:value-type="float">
            <text:p>274</text:p>
          </table:table-cell>
          <table:table-cell table:formula="of:=[.B341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42] &amp; &quot;, &quot; &amp; [.B342] &amp; &quot;, &quot; &amp; [.C342] &amp; &quot;, &quot; &amp; [.D342] &amp; &quot;, &quot; &amp; [.E342] &amp; &quot;, &quot; &amp; [.F342] &amp; &quot;);&quot;" office:value-type="string" office:string-value="insert into game_score (id, matchid, squad, goals, points, time_type) values (274, 12, 27, 0, 0, 5);" calcext:value-type="string">
            <text:p>insert into game_score (id, matchid, squad, goals, points, time_type) values (274, 12, 27, 0, 0, 5);</text:p>
          </table:table-cell>
          <table:table-cell table:number-columns-repeated="1017"/>
        </table:table-row>
        <table:table-row table:style-name="ro3">
          <table:table-cell table:formula="of:=[.A342]+1" office:value-type="float" office:value="275" calcext:value-type="float">
            <text:p>275</text:p>
          </table:table-cell>
          <table:table-cell table:formula="of:=[.B34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43] &amp; &quot;, &quot; &amp; [.B343] &amp; &quot;, &quot; &amp; [.C343] &amp; &quot;, &quot; &amp; [.D343] &amp; &quot;, &quot; &amp; [.E343] &amp; &quot;, &quot; &amp; [.F343] &amp; &quot;);&quot;" office:value-type="string" office:string-value="insert into game_score (id, matchid, squad, goals, points, time_type) values (275, 12, 1, null, 0, 6);" calcext:value-type="string">
            <text:p>insert into game_score (id, matchid, squad, goals, points, time_type) values (275, 12, 1, null, 0, 6);</text:p>
          </table:table-cell>
          <table:table-cell table:number-columns-repeated="1017"/>
        </table:table-row>
        <table:table-row table:style-name="ro3">
          <table:table-cell table:formula="of:=[.A343]+1" office:value-type="float" office:value="276" calcext:value-type="float">
            <text:p>276</text:p>
          </table:table-cell>
          <table:table-cell table:formula="of:=[.B343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44] &amp; &quot;, &quot; &amp; [.B344] &amp; &quot;, &quot; &amp; [.C344] &amp; &quot;, &quot; &amp; [.D344] &amp; &quot;, &quot; &amp; [.E344] &amp; &quot;, &quot; &amp; [.F344] &amp; &quot;);&quot;" office:value-type="string" office:string-value="insert into game_score (id, matchid, squad, goals, points, time_type) values (276, 12, 27, null, 0, 6);" calcext:value-type="string">
            <text:p>insert into game_score (id, matchid, squad, goals, points, time_type) values (276, 12, 27, null, 0, 6);</text:p>
          </table:table-cell>
          <table:table-cell table:number-columns-repeated="1017"/>
        </table:table-row>
        <table:table-row table:style-name="ro3">
          <table:table-cell table:formula="of:=[.A344]+1" office:value-type="float" office:value="277" calcext:value-type="float">
            <text:p>277</text:p>
          </table:table-cell>
          <table:table-cell table:formula="of:=[.B34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45] &amp; &quot;, &quot; &amp; [.B345] &amp; &quot;, &quot; &amp; [.C345] &amp; &quot;, &quot; &amp; [.D345] &amp; &quot;, &quot; &amp; [.E345] &amp; &quot;, &quot; &amp; [.F345] &amp; &quot;);&quot;" office:value-type="string" office:string-value="insert into game_score (id, matchid, squad, goals, points, time_type) values (277, 12, 1, null, 0, 7);" calcext:value-type="string">
            <text:p>insert into game_score (id, matchid, squad, goals, points, time_type) values (277, 12, 1, null, 0, 7);</text:p>
          </table:table-cell>
          <table:table-cell table:number-columns-repeated="1017"/>
        </table:table-row>
        <table:table-row table:style-name="ro3">
          <table:table-cell table:formula="of:=[.A345]+1" office:value-type="float" office:value="278" calcext:value-type="float">
            <text:p>278</text:p>
          </table:table-cell>
          <table:table-cell table:formula="of:=[.B345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46] &amp; &quot;, &quot; &amp; [.B346] &amp; &quot;, &quot; &amp; [.C346] &amp; &quot;, &quot; &amp; [.D346] &amp; &quot;, &quot; &amp; [.E346] &amp; &quot;, &quot; &amp; [.F346] &amp; &quot;);&quot;" office:value-type="string" office:string-value="insert into game_score (id, matchid, squad, goals, points, time_type) values (278, 12, 27, null, 0, 7);" calcext:value-type="string">
            <text:p>insert into game_score (id, matchid, squad, goals, points, time_type) values (278, 12, 27, null, 0, 7);</text:p>
          </table:table-cell>
          <table:table-cell table:number-columns-repeated="1017"/>
        </table:table-row>
        <table:table-row table:style-name="ro3">
          <table:table-cell table:formula="of:=[.A346]+1" office:value-type="float" office:value="279" calcext:value-type="float">
            <text:p>279</text:p>
          </table:table-cell>
          <table:table-cell table:formula="of:=[.B34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47] &amp; &quot;, &quot; &amp; [.B347] &amp; &quot;, &quot; &amp; [.C347] &amp; &quot;, &quot; &amp; [.D347] &amp; &quot;, &quot; &amp; [.E347] &amp; &quot;, &quot; &amp; [.F347] &amp; &quot;);&quot;" office:value-type="string" office:string-value="insert into game_score (id, matchid, squad, goals, points, time_type) values (279, 12, 1, null, 0, 8);" calcext:value-type="string">
            <text:p>insert into game_score (id, matchid, squad, goals, points, time_type) values (279, 12, 1, null, 0, 8);</text:p>
          </table:table-cell>
          <table:table-cell table:number-columns-repeated="1017"/>
        </table:table-row>
        <table:table-row table:style-name="ro3">
          <table:table-cell table:formula="of:=[.A347]+1" office:value-type="float" office:value="280" calcext:value-type="float">
            <text:p>280</text:p>
          </table:table-cell>
          <table:table-cell table:formula="of:=[.B347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48] &amp; &quot;, &quot; &amp; [.B348] &amp; &quot;, &quot; &amp; [.C348] &amp; &quot;, &quot; &amp; [.D348] &amp; &quot;, &quot; &amp; [.E348] &amp; &quot;, &quot; &amp; [.F348] &amp; &quot;);&quot;" office:value-type="string" office:string-value="insert into game_score (id, matchid, squad, goals, points, time_type) values (280, 12, 27, null, 0, 8);" calcext:value-type="string">
            <text:p>insert into game_score (id, matchid, squad, goals, points, time_type) values (280, 12, 27, null, 0, 8);</text:p>
          </table:table-cell>
          <table:table-cell table:number-columns-repeated="1017"/>
        </table:table-row>
        <table:table-row table:style-name="ro3">
          <table:table-cell table:formula="of:=[.A348]+1" office:value-type="float" office:value="281" calcext:value-type="float">
            <text:p>281</text:p>
          </table:table-cell>
          <table:table-cell table:formula="of:=[.B34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49] &amp; &quot;, &quot; &amp; [.B349] &amp; &quot;, &quot; &amp; [.C349] &amp; &quot;, &quot; &amp; [.D349] &amp; &quot;, &quot; &amp; [.E349] &amp; &quot;, &quot; &amp; [.F349] &amp; &quot;);&quot;" office:value-type="string" office:string-value="insert into game_score (id, matchid, squad, goals, points, time_type) values (281, 12, 1, null, 0, 9);" calcext:value-type="string">
            <text:p>insert into game_score (id, matchid, squad, goals, points, time_type) values (281, 12, 1, null, 0, 9);</text:p>
          </table:table-cell>
          <table:table-cell table:number-columns-repeated="1017"/>
        </table:table-row>
        <table:table-row table:style-name="ro3">
          <table:table-cell table:formula="of:=[.A349]+1" office:value-type="float" office:value="282" calcext:value-type="float">
            <text:p>282</text:p>
          </table:table-cell>
          <table:table-cell table:formula="of:=[.B349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50] &amp; &quot;, &quot; &amp; [.B350] &amp; &quot;, &quot; &amp; [.C350] &amp; &quot;, &quot; &amp; [.D350] &amp; &quot;, &quot; &amp; [.E350] &amp; &quot;, &quot; &amp; [.F350] &amp; &quot;);&quot;" office:value-type="string" office:string-value="insert into game_score (id, matchid, squad, goals, points, time_type) values (282, 12, 27, null, 0, 9);" calcext:value-type="string">
            <text:p>insert into game_score (id, matchid, squad, goals, points, time_type) values (282, 12, 27, null, 0, 9);</text:p>
          </table:table-cell>
          <table:table-cell table:number-columns-repeated="1017"/>
        </table:table-row>
        <table:table-row table:style-name="ro3">
          <table:table-cell table:formula="of:=[.A350]+1" office:value-type="float" office:value="283" calcext:value-type="float">
            <text:p>283</text:p>
          </table:table-cell>
          <table:table-cell table:formula="of:=[.B35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51] &amp; &quot;, &quot; &amp; [.B351] &amp; &quot;, &quot; &amp; [.C351] &amp; &quot;, &quot; &amp; [.D351] &amp; &quot;, &quot; &amp; [.E351] &amp; &quot;, &quot; &amp; [.F351] &amp; &quot;);&quot;" office:value-type="string" office:string-value="insert into game_score (id, matchid, squad, goals, points, time_type) values (283, 12, 1, 17, 0, 9000);" calcext:value-type="string">
            <text:p>insert into game_score (id, matchid, squad, goals, points, time_type) values (283, 12, 1, 17, 0, 9000);</text:p>
          </table:table-cell>
          <table:table-cell table:number-columns-repeated="1017"/>
        </table:table-row>
        <table:table-row table:style-name="ro3">
          <table:table-cell table:formula="of:=[.A351]+1" office:value-type="float" office:value="284" calcext:value-type="float">
            <text:p>284</text:p>
          </table:table-cell>
          <table:table-cell table:formula="of:=[.B351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52] &amp; &quot;, &quot; &amp; [.B352] &amp; &quot;, &quot; &amp; [.C352] &amp; &quot;, &quot; &amp; [.D352] &amp; &quot;, &quot; &amp; [.E352] &amp; &quot;, &quot; &amp; [.F352] &amp; &quot;);&quot;" office:value-type="string" office:string-value="insert into game_score (id, matchid, squad, goals, points, time_type) values (284, 12, 27, 0, 0, 9000);" calcext:value-type="string">
            <text:p>insert into game_score (id, matchid, squad, goals, points, time_type) values (284, 12, 27, 0, 0, 9000);</text:p>
          </table:table-cell>
          <table:table-cell table:number-columns-repeated="1017"/>
        </table:table-row>
        <table:table-row table:style-name="ro3">
          <table:table-cell table:formula="of:=[.A352]+1" office:value-type="float" office:value="285" calcext:value-type="float">
            <text:p>285</text:p>
          </table:table-cell>
          <table:table-cell table:formula="of:=[.B35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53] &amp; &quot;, &quot; &amp; [.B353] &amp; &quot;, &quot; &amp; [.C353] &amp; &quot;, &quot; &amp; [.D353] &amp; &quot;, &quot; &amp; [.E353] &amp; &quot;, &quot; &amp; [.F353] &amp; &quot;);&quot;" office:value-type="string" office:string-value="insert into game_score (id, matchid, squad, goals, points, time_type) values (285, 12, 1, 18, 0, 9001);" calcext:value-type="string">
            <text:p>insert into game_score (id, matchid, squad, goals, points, time_type) values (285, 12, 1, 18, 0, 9001);</text:p>
          </table:table-cell>
          <table:table-cell table:number-columns-repeated="1017"/>
        </table:table-row>
        <table:table-row table:style-name="ro3">
          <table:table-cell table:formula="of:=[.A353]+1" office:value-type="float" office:value="286" calcext:value-type="float">
            <text:p>286</text:p>
          </table:table-cell>
          <table:table-cell table:formula="of:=[.B353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54] &amp; &quot;, &quot; &amp; [.B354] &amp; &quot;, &quot; &amp; [.C354] &amp; &quot;, &quot; &amp; [.D354] &amp; &quot;, &quot; &amp; [.E354] &amp; &quot;, &quot; &amp; [.F354] &amp; &quot;);&quot;" office:value-type="string" office:string-value="insert into game_score (id, matchid, squad, goals, points, time_type) values (286, 12, 27, 2, 0, 9001);" calcext:value-type="string">
            <text:p>insert into game_score (id, matchid, squad, goals, points, time_type) values (286, 12, 27, 2, 0, 9001);</text:p>
          </table:table-cell>
          <table:table-cell table:number-columns-repeated="1017"/>
        </table:table-row>
        <table:table-row table:style-name="ro3">
          <table:table-cell table:formula="of:=[.A354]+1" office:value-type="float" office:value="287" calcext:value-type="float">
            <text:p>287</text:p>
          </table:table-cell>
          <table:table-cell table:formula="of:=[.B35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355] &amp; &quot;, &quot; &amp; [.B355] &amp; &quot;, &quot; &amp; [.C355] &amp; &quot;, &quot; &amp; [.D355] &amp; &quot;, &quot; &amp; [.E355] &amp; &quot;, &quot; &amp; [.F355] &amp; &quot;);&quot;" office:value-type="string" office:string-value="insert into game_score (id, matchid, squad, goals, points, time_type) values (287, 12, 1, 0, 0, 9002);" calcext:value-type="string">
            <text:p>insert into game_score (id, matchid, squad, goals, points, time_type) values (287, 12, 1, 0, 0, 9002);</text:p>
          </table:table-cell>
          <table:table-cell table:number-columns-repeated="1017"/>
        </table:table-row>
        <table:table-row table:style-name="ro3">
          <table:table-cell table:formula="of:=[.A355]+1" office:value-type="float" office:value="288" calcext:value-type="float">
            <text:p>288</text:p>
          </table:table-cell>
          <table:table-cell table:formula="of:=[.B355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356] &amp; &quot;, &quot; &amp; [.B356] &amp; &quot;, &quot; &amp; [.C356] &amp; &quot;, &quot; &amp; [.D356] &amp; &quot;, &quot; &amp; [.E356] &amp; &quot;, &quot; &amp; [.F356] &amp; &quot;);&quot;" office:value-type="string" office:string-value="insert into game_score (id, matchid, squad, goals, points, time_type) values (288, 12, 27, 1, 0, 9002);" calcext:value-type="string">
            <text:p>insert into game_score (id, matchid, squad, goals, points, time_type) values (288, 12, 27, 1, 0, 9002);</text:p>
          </table:table-cell>
          <table:table-cell table:number-columns-repeated="1017"/>
        </table:table-row>
        <table:table-row table:style-name="ro3">
          <table:table-cell table:style-name="ce2" table:formula="of:=[.A356]+1" office:value-type="float" office:value="289" calcext:value-type="float">
            <text:p>289</text:p>
          </table:table-cell>
          <table:table-cell table:style-name="ce2" table:formula="of:=[.B333]+1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57] &amp; &quot;, &quot; &amp; [.B357] &amp; &quot;, &quot; &amp; [.C357] &amp; &quot;, &quot; &amp; [.D357] &amp; &quot;, &quot; &amp; [.E357] &amp; &quot;, &quot; &amp; [.F357] &amp; &quot;);&quot;" office:value-type="string" office:string-value="insert into game_score (id, matchid, squad, goals, points, time_type) values (289, 13, 507, 0, 0, 1);" calcext:value-type="string">
            <text:p>insert into game_score (id, matchid, squad, goals, points, time_type) values (289, 13, 507, 0, 0, 1);</text:p>
          </table:table-cell>
          <table:table-cell table:number-columns-repeated="1017"/>
        </table:table-row>
        <table:table-row table:style-name="ro3">
          <table:table-cell table:style-name="ce2" table:formula="of:=[.A357]+1" office:value-type="float" office:value="290" calcext:value-type="float">
            <text:p>290</text:p>
          </table:table-cell>
          <table:table-cell table:style-name="ce2" table:formula="of:=[.B357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58] &amp; &quot;, &quot; &amp; [.B358] &amp; &quot;, &quot; &amp; [.C358] &amp; &quot;, &quot; &amp; [.D358] &amp; &quot;, &quot; &amp; [.E358] &amp; &quot;, &quot; &amp; [.F358] &amp; &quot;);&quot;" office:value-type="string" office:string-value="insert into game_score (id, matchid, squad, goals, points, time_type) values (290, 13, 1787, 0, 0, 1);" calcext:value-type="string">
            <text:p>insert into game_score (id, matchid, squad, goals, points, time_type) values (290, 13, 1787, 0, 0, 1);</text:p>
          </table:table-cell>
          <table:table-cell table:number-columns-repeated="1017"/>
        </table:table-row>
        <table:table-row table:style-name="ro3">
          <table:table-cell table:style-name="ce2" table:formula="of:=[.A358]+1" office:value-type="float" office:value="291" calcext:value-type="float">
            <text:p>291</text:p>
          </table:table-cell>
          <table:table-cell table:style-name="ce2" table:formula="of:=[.B358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59] &amp; &quot;, &quot; &amp; [.B359] &amp; &quot;, &quot; &amp; [.C359] &amp; &quot;, &quot; &amp; [.D359] &amp; &quot;, &quot; &amp; [.E359] &amp; &quot;, &quot; &amp; [.F359] &amp; &quot;);&quot;" office:value-type="string" office:string-value="insert into game_score (id, matchid, squad, goals, points, time_type) values (291, 13, 507, 0, 0, 2);" calcext:value-type="string">
            <text:p>insert into game_score (id, matchid, squad, goals, points, time_type) values (291, 13, 507, 0, 0, 2);</text:p>
          </table:table-cell>
          <table:table-cell table:number-columns-repeated="1017"/>
        </table:table-row>
        <table:table-row table:style-name="ro3">
          <table:table-cell table:style-name="ce2" table:formula="of:=[.A359]+1" office:value-type="float" office:value="292" calcext:value-type="float">
            <text:p>292</text:p>
          </table:table-cell>
          <table:table-cell table:style-name="ce2" table:formula="of:=[.B359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60] &amp; &quot;, &quot; &amp; [.B360] &amp; &quot;, &quot; &amp; [.C360] &amp; &quot;, &quot; &amp; [.D360] &amp; &quot;, &quot; &amp; [.E360] &amp; &quot;, &quot; &amp; [.F360] &amp; &quot;);&quot;" office:value-type="string" office:string-value="insert into game_score (id, matchid, squad, goals, points, time_type) values (292, 13, 1787, 0, 0, 2);" calcext:value-type="string">
            <text:p>insert into game_score (id, matchid, squad, goals, points, time_type) values (292, 13, 1787, 0, 0, 2);</text:p>
          </table:table-cell>
          <table:table-cell table:number-columns-repeated="1017"/>
        </table:table-row>
        <table:table-row table:style-name="ro3">
          <table:table-cell table:style-name="ce2" table:formula="of:=[.A360]+1" office:value-type="float" office:value="293" calcext:value-type="float">
            <text:p>293</text:p>
          </table:table-cell>
          <table:table-cell table:style-name="ce2" table:formula="of:=[.B360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61] &amp; &quot;, &quot; &amp; [.B361] &amp; &quot;, &quot; &amp; [.C361] &amp; &quot;, &quot; &amp; [.D361] &amp; &quot;, &quot; &amp; [.E361] &amp; &quot;, &quot; &amp; [.F361] &amp; &quot;);&quot;" office:value-type="string" office:string-value="insert into game_score (id, matchid, squad, goals, points, time_type) values (293, 13, 507, 0, 0, 3);" calcext:value-type="string">
            <text:p>insert into game_score (id, matchid, squad, goals, points, time_type) values (293, 13, 507, 0, 0, 3);</text:p>
          </table:table-cell>
          <table:table-cell table:number-columns-repeated="1017"/>
        </table:table-row>
        <table:table-row table:style-name="ro3">
          <table:table-cell table:style-name="ce2" table:formula="of:=[.A361]+1" office:value-type="float" office:value="294" calcext:value-type="float">
            <text:p>294</text:p>
          </table:table-cell>
          <table:table-cell table:style-name="ce2" table:formula="of:=[.B361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62] &amp; &quot;, &quot; &amp; [.B362] &amp; &quot;, &quot; &amp; [.C362] &amp; &quot;, &quot; &amp; [.D362] &amp; &quot;, &quot; &amp; [.E362] &amp; &quot;, &quot; &amp; [.F362] &amp; &quot;);&quot;" office:value-type="string" office:string-value="insert into game_score (id, matchid, squad, goals, points, time_type) values (294, 13, 1787, 0, 0, 3);" calcext:value-type="string">
            <text:p>insert into game_score (id, matchid, squad, goals, points, time_type) values (294, 13, 1787, 0, 0, 3);</text:p>
          </table:table-cell>
          <table:table-cell table:number-columns-repeated="1017"/>
        </table:table-row>
        <table:table-row table:style-name="ro3">
          <table:table-cell table:style-name="ce2" table:formula="of:=[.A362]+1" office:value-type="float" office:value="295" calcext:value-type="float">
            <text:p>295</text:p>
          </table:table-cell>
          <table:table-cell table:style-name="ce2" table:formula="of:=[.B362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63] &amp; &quot;, &quot; &amp; [.B363] &amp; &quot;, &quot; &amp; [.C363] &amp; &quot;, &quot; &amp; [.D363] &amp; &quot;, &quot; &amp; [.E363] &amp; &quot;, &quot; &amp; [.F363] &amp; &quot;);&quot;" office:value-type="string" office:string-value="insert into game_score (id, matchid, squad, goals, points, time_type) values (295, 13, 507, 1, 0, 4);" calcext:value-type="string">
            <text:p>insert into game_score (id, matchid, squad, goals, points, time_type) values (295, 13, 507, 1, 0, 4);</text:p>
          </table:table-cell>
          <table:table-cell table:number-columns-repeated="1017"/>
        </table:table-row>
        <table:table-row table:style-name="ro3">
          <table:table-cell table:style-name="ce2" table:formula="of:=[.A363]+1" office:value-type="float" office:value="296" calcext:value-type="float">
            <text:p>296</text:p>
          </table:table-cell>
          <table:table-cell table:style-name="ce2" table:formula="of:=[.B363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64] &amp; &quot;, &quot; &amp; [.B364] &amp; &quot;, &quot; &amp; [.C364] &amp; &quot;, &quot; &amp; [.D364] &amp; &quot;, &quot; &amp; [.E364] &amp; &quot;, &quot; &amp; [.F364] &amp; &quot;);&quot;" office:value-type="string" office:string-value="insert into game_score (id, matchid, squad, goals, points, time_type) values (296, 13, 1787, 0, 0, 4);" calcext:value-type="string">
            <text:p>insert into game_score (id, matchid, squad, goals, points, time_type) values (296, 13, 1787, 0, 0, 4);</text:p>
          </table:table-cell>
          <table:table-cell table:number-columns-repeated="1017"/>
        </table:table-row>
        <table:table-row table:style-name="ro3">
          <table:table-cell table:style-name="ce2" table:formula="of:=[.A364]+1" office:value-type="float" office:value="297" calcext:value-type="float">
            <text:p>297</text:p>
          </table:table-cell>
          <table:table-cell table:style-name="ce2" table:formula="of:=[.B364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65] &amp; &quot;, &quot; &amp; [.B365] &amp; &quot;, &quot; &amp; [.C365] &amp; &quot;, &quot; &amp; [.D365] &amp; &quot;, &quot; &amp; [.E365] &amp; &quot;, &quot; &amp; [.F365] &amp; &quot;);&quot;" office:value-type="string" office:string-value="insert into game_score (id, matchid, squad, goals, points, time_type) values (297, 13, 507, 0, 0, 5);" calcext:value-type="string">
            <text:p>insert into game_score (id, matchid, squad, goals, points, time_type) values (297, 13, 507, 0, 0, 5);</text:p>
          </table:table-cell>
          <table:table-cell table:number-columns-repeated="1017"/>
        </table:table-row>
        <table:table-row table:style-name="ro3">
          <table:table-cell table:style-name="ce2" table:formula="of:=[.A365]+1" office:value-type="float" office:value="298" calcext:value-type="float">
            <text:p>298</text:p>
          </table:table-cell>
          <table:table-cell table:style-name="ce2" table:formula="of:=[.B365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66] &amp; &quot;, &quot; &amp; [.B366] &amp; &quot;, &quot; &amp; [.C366] &amp; &quot;, &quot; &amp; [.D366] &amp; &quot;, &quot; &amp; [.E366] &amp; &quot;, &quot; &amp; [.F366] &amp; &quot;);&quot;" office:value-type="string" office:string-value="insert into game_score (id, matchid, squad, goals, points, time_type) values (298, 13, 1787, 2, 0, 5);" calcext:value-type="string">
            <text:p>insert into game_score (id, matchid, squad, goals, points, time_type) values (298, 13, 1787, 2, 0, 5);</text:p>
          </table:table-cell>
          <table:table-cell table:number-columns-repeated="1017"/>
        </table:table-row>
        <table:table-row table:style-name="ro3">
          <table:table-cell table:style-name="ce2" table:formula="of:=[.A366]+1" office:value-type="float" office:value="299" calcext:value-type="float">
            <text:p>299</text:p>
          </table:table-cell>
          <table:table-cell table:style-name="ce2" table:formula="of:=[.B366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67] &amp; &quot;, &quot; &amp; [.B367] &amp; &quot;, &quot; &amp; [.C367] &amp; &quot;, &quot; &amp; [.D367] &amp; &quot;, &quot; &amp; [.E367] &amp; &quot;, &quot; &amp; [.F367] &amp; &quot;);&quot;" office:value-type="string" office:string-value="insert into game_score (id, matchid, squad, goals, points, time_type) values (299, 13, 507, 0, 0, 6);" calcext:value-type="string">
            <text:p>insert into game_score (id, matchid, squad, goals, points, time_type) values (299, 13, 507, 0, 0, 6);</text:p>
          </table:table-cell>
          <table:table-cell table:number-columns-repeated="1017"/>
        </table:table-row>
        <table:table-row table:style-name="ro3">
          <table:table-cell table:style-name="ce2" table:formula="of:=[.A367]+1" office:value-type="float" office:value="300" calcext:value-type="float">
            <text:p>300</text:p>
          </table:table-cell>
          <table:table-cell table:style-name="ce2" table:formula="of:=[.B367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68] &amp; &quot;, &quot; &amp; [.B368] &amp; &quot;, &quot; &amp; [.C368] &amp; &quot;, &quot; &amp; [.D368] &amp; &quot;, &quot; &amp; [.E368] &amp; &quot;, &quot; &amp; [.F368] &amp; &quot;);&quot;" office:value-type="string" office:string-value="insert into game_score (id, matchid, squad, goals, points, time_type) values (300, 13, 1787, 0, 0, 6);" calcext:value-type="string">
            <text:p>insert into game_score (id, matchid, squad, goals, points, time_type) values (300, 13, 1787, 0, 0, 6);</text:p>
          </table:table-cell>
          <table:table-cell table:number-columns-repeated="1017"/>
        </table:table-row>
        <table:table-row table:style-name="ro3">
          <table:table-cell table:style-name="ce2" table:formula="of:=[.A368]+1" office:value-type="float" office:value="301" calcext:value-type="float">
            <text:p>301</text:p>
          </table:table-cell>
          <table:table-cell table:style-name="ce2" table:formula="of:=[.B368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69] &amp; &quot;, &quot; &amp; [.B369] &amp; &quot;, &quot; &amp; [.C369] &amp; &quot;, &quot; &amp; [.D369] &amp; &quot;, &quot; &amp; [.E369] &amp; &quot;, &quot; &amp; [.F369] &amp; &quot;);&quot;" office:value-type="string" office:string-value="insert into game_score (id, matchid, squad, goals, points, time_type) values (301, 13, 507, 0, 0, 7);" calcext:value-type="string">
            <text:p>insert into game_score (id, matchid, squad, goals, points, time_type) values (301, 13, 507, 0, 0, 7);</text:p>
          </table:table-cell>
          <table:table-cell table:number-columns-repeated="1017"/>
        </table:table-row>
        <table:table-row table:style-name="ro3">
          <table:table-cell table:style-name="ce2" table:formula="of:=[.A369]+1" office:value-type="float" office:value="302" calcext:value-type="float">
            <text:p>302</text:p>
          </table:table-cell>
          <table:table-cell table:style-name="ce2" table:formula="of:=[.B369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70] &amp; &quot;, &quot; &amp; [.B370] &amp; &quot;, &quot; &amp; [.C370] &amp; &quot;, &quot; &amp; [.D370] &amp; &quot;, &quot; &amp; [.E370] &amp; &quot;, &quot; &amp; [.F370] &amp; &quot;);&quot;" office:value-type="string" office:string-value="insert into game_score (id, matchid, squad, goals, points, time_type) values (302, 13, 1787, 0, 0, 7);" calcext:value-type="string">
            <text:p>insert into game_score (id, matchid, squad, goals, points, time_type) values (302, 13, 1787, 0, 0, 7);</text:p>
          </table:table-cell>
          <table:table-cell table:number-columns-repeated="1017"/>
        </table:table-row>
        <table:table-row table:style-name="ro3">
          <table:table-cell table:style-name="ce2" table:formula="of:=[.A370]+1" office:value-type="float" office:value="303" calcext:value-type="float">
            <text:p>303</text:p>
          </table:table-cell>
          <table:table-cell table:style-name="ce2" table:formula="of:=[.B370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71] &amp; &quot;, &quot; &amp; [.B371] &amp; &quot;, &quot; &amp; [.C371] &amp; &quot;, &quot; &amp; [.D371] &amp; &quot;, &quot; &amp; [.E371] &amp; &quot;, &quot; &amp; [.F371] &amp; &quot;);&quot;" office:value-type="string" office:string-value="insert into game_score (id, matchid, squad, goals, points, time_type) values (303, 13, 507, 0, 0, 8);" calcext:value-type="string">
            <text:p>insert into game_score (id, matchid, squad, goals, points, time_type) values (303, 13, 507, 0, 0, 8);</text:p>
          </table:table-cell>
          <table:table-cell table:number-columns-repeated="1017"/>
        </table:table-row>
        <table:table-row table:style-name="ro3">
          <table:table-cell table:style-name="ce2" table:formula="of:=[.A371]+1" office:value-type="float" office:value="304" calcext:value-type="float">
            <text:p>304</text:p>
          </table:table-cell>
          <table:table-cell table:style-name="ce2" table:formula="of:=[.B371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72] &amp; &quot;, &quot; &amp; [.B372] &amp; &quot;, &quot; &amp; [.C372] &amp; &quot;, &quot; &amp; [.D372] &amp; &quot;, &quot; &amp; [.E372] &amp; &quot;, &quot; &amp; [.F372] &amp; &quot;);&quot;" office:value-type="string" office:string-value="insert into game_score (id, matchid, squad, goals, points, time_type) values (304, 13, 1787, 0, 0, 8);" calcext:value-type="string">
            <text:p>insert into game_score (id, matchid, squad, goals, points, time_type) values (304, 13, 1787, 0, 0, 8);</text:p>
          </table:table-cell>
          <table:table-cell table:number-columns-repeated="1017"/>
        </table:table-row>
        <table:table-row table:style-name="ro3">
          <table:table-cell table:style-name="ce2" table:formula="of:=[.A372]+1" office:value-type="float" office:value="305" calcext:value-type="float">
            <text:p>305</text:p>
          </table:table-cell>
          <table:table-cell table:style-name="ce2" table:formula="of:=[.B372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73] &amp; &quot;, &quot; &amp; [.B373] &amp; &quot;, &quot; &amp; [.C373] &amp; &quot;, &quot; &amp; [.D373] &amp; &quot;, &quot; &amp; [.E373] &amp; &quot;, &quot; &amp; [.F373] &amp; &quot;);&quot;" office:value-type="string" office:string-value="insert into game_score (id, matchid, squad, goals, points, time_type) values (305, 13, 507, 0, 0, 9);" calcext:value-type="string">
            <text:p>insert into game_score (id, matchid, squad, goals, points, time_type) values (305, 13, 507, 0, 0, 9);</text:p>
          </table:table-cell>
          <table:table-cell table:number-columns-repeated="1017"/>
        </table:table-row>
        <table:table-row table:style-name="ro3">
          <table:table-cell table:style-name="ce2" table:formula="of:=[.A373]+1" office:value-type="float" office:value="306" calcext:value-type="float">
            <text:p>306</text:p>
          </table:table-cell>
          <table:table-cell table:style-name="ce2" table:formula="of:=[.B373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74] &amp; &quot;, &quot; &amp; [.B374] &amp; &quot;, &quot; &amp; [.C374] &amp; &quot;, &quot; &amp; [.D374] &amp; &quot;, &quot; &amp; [.E374] &amp; &quot;, &quot; &amp; [.F374] &amp; &quot;);&quot;" office:value-type="string" office:string-value="insert into game_score (id, matchid, squad, goals, points, time_type) values (306, 13, 1787, 0, 0, 9);" calcext:value-type="string">
            <text:p>insert into game_score (id, matchid, squad, goals, points, time_type) values (306, 13, 1787, 0, 0, 9);</text:p>
          </table:table-cell>
          <table:table-cell table:number-columns-repeated="1017"/>
        </table:table-row>
        <table:table-row table:style-name="ro3">
          <table:table-cell table:style-name="ce2" table:formula="of:=[.A374]+1" office:value-type="float" office:value="307" calcext:value-type="float">
            <text:p>307</text:p>
          </table:table-cell>
          <table:table-cell table:style-name="ce2" table:formula="of:=[.B374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75] &amp; &quot;, &quot; &amp; [.B375] &amp; &quot;, &quot; &amp; [.C375] &amp; &quot;, &quot; &amp; [.D375] &amp; &quot;, &quot; &amp; [.E375] &amp; &quot;, &quot; &amp; [.F375] &amp; &quot;);&quot;" office:value-type="string" office:string-value="insert into game_score (id, matchid, squad, goals, points, time_type) values (307, 13, 507, 1, 0, 9000);" calcext:value-type="string">
            <text:p>insert into game_score (id, matchid, squad, goals, points, time_type) values (307, 13, 507, 1, 0, 9000);</text:p>
          </table:table-cell>
          <table:table-cell table:number-columns-repeated="1017"/>
        </table:table-row>
        <table:table-row table:style-name="ro3">
          <table:table-cell table:style-name="ce2" table:formula="of:=[.A375]+1" office:value-type="float" office:value="308" calcext:value-type="float">
            <text:p>308</text:p>
          </table:table-cell>
          <table:table-cell table:style-name="ce2" table:formula="of:=[.B375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76] &amp; &quot;, &quot; &amp; [.B376] &amp; &quot;, &quot; &amp; [.C376] &amp; &quot;, &quot; &amp; [.D376] &amp; &quot;, &quot; &amp; [.E376] &amp; &quot;, &quot; &amp; [.F376] &amp; &quot;);&quot;" office:value-type="string" office:string-value="insert into game_score (id, matchid, squad, goals, points, time_type) values (308, 13, 1787, 2, 0, 9000);" calcext:value-type="string">
            <text:p>insert into game_score (id, matchid, squad, goals, points, time_type) values (308, 13, 1787, 2, 0, 9000);</text:p>
          </table:table-cell>
          <table:table-cell table:number-columns-repeated="1017"/>
        </table:table-row>
        <table:table-row table:style-name="ro3">
          <table:table-cell table:style-name="ce2" table:formula="of:=[.A376]+1" office:value-type="float" office:value="309" calcext:value-type="float">
            <text:p>309</text:p>
          </table:table-cell>
          <table:table-cell table:style-name="ce2" table:formula="of:=[.B376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7] &amp; &quot;, &quot; &amp; [.B377] &amp; &quot;, &quot; &amp; [.C377] &amp; &quot;, &quot; &amp; [.D377] &amp; &quot;, &quot; &amp; [.E377] &amp; &quot;, &quot; &amp; [.F377] &amp; &quot;);&quot;" office:value-type="string" office:string-value="insert into game_score (id, matchid, squad, goals, points, time_type) values (309, 13, 507, 5, 0, 9001);" calcext:value-type="string">
            <text:p>insert into game_score (id, matchid, squad, goals, points, time_type) values (309, 13, 507, 5, 0, 9001);</text:p>
          </table:table-cell>
          <table:table-cell table:number-columns-repeated="1017"/>
        </table:table-row>
        <table:table-row table:style-name="ro3">
          <table:table-cell table:style-name="ce2" table:formula="of:=[.A377]+1" office:value-type="float" office:value="310" calcext:value-type="float">
            <text:p>310</text:p>
          </table:table-cell>
          <table:table-cell table:style-name="ce2" table:formula="of:=[.B377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8] &amp; &quot;, &quot; &amp; [.B378] &amp; &quot;, &quot; &amp; [.C378] &amp; &quot;, &quot; &amp; [.D378] &amp; &quot;, &quot; &amp; [.E378] &amp; &quot;, &quot; &amp; [.F378] &amp; &quot;);&quot;" office:value-type="string" office:string-value="insert into game_score (id, matchid, squad, goals, points, time_type) values (310, 13, 1787, 5, 0, 9001);" calcext:value-type="string">
            <text:p>insert into game_score (id, matchid, squad, goals, points, time_type) values (310, 13, 1787, 5, 0, 9001);</text:p>
          </table:table-cell>
          <table:table-cell table:number-columns-repeated="1017"/>
        </table:table-row>
        <table:table-row table:style-name="ro3">
          <table:table-cell table:style-name="ce2" table:formula="of:=[.A378]+1" office:value-type="float" office:value="311" calcext:value-type="float">
            <text:p>311</text:p>
          </table:table-cell>
          <table:table-cell table:style-name="ce2" table:formula="of:=[.B378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79] &amp; &quot;, &quot; &amp; [.B379] &amp; &quot;, &quot; &amp; [.C379] &amp; &quot;, &quot; &amp; [.D379] &amp; &quot;, &quot; &amp; [.E379] &amp; &quot;, &quot; &amp; [.F379] &amp; &quot;);&quot;" office:value-type="string" office:string-value="insert into game_score (id, matchid, squad, goals, points, time_type) values (311, 13, 507, 1, 0, 9002);" calcext:value-type="string">
            <text:p>insert into game_score (id, matchid, squad, goals, points, time_type) values (311, 13, 507, 1, 0, 9002);</text:p>
          </table:table-cell>
          <table:table-cell table:number-columns-repeated="1017"/>
        </table:table-row>
        <table:table-row table:style-name="ro3">
          <table:table-cell table:style-name="ce2" table:formula="of:=[.A379]+1" office:value-type="float" office:value="312" calcext:value-type="float">
            <text:p>312</text:p>
          </table:table-cell>
          <table:table-cell table:style-name="ce2" table:formula="of:=[.B379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80] &amp; &quot;, &quot; &amp; [.B380] &amp; &quot;, &quot; &amp; [.C380] &amp; &quot;, &quot; &amp; [.D380] &amp; &quot;, &quot; &amp; [.E380] &amp; &quot;, &quot; &amp; [.F380] &amp; &quot;);&quot;" office:value-type="string" office:string-value="insert into game_score (id, matchid, squad, goals, points, time_type) values (312, 13, 1787, 0, 0, 9002);" calcext:value-type="string">
            <text:p>insert into game_score (id, matchid, squad, goals, points, time_type) values (312, 13, 1787, 0, 0, 9002);</text:p>
          </table:table-cell>
          <table:table-cell table:number-columns-repeated="1017"/>
        </table:table-row>
        <table:table-row table:style-name="ro3">
          <table:table-cell table:formula="of:=[.A380]+1" office:value-type="float" office:value="313" calcext:value-type="float">
            <text:p>313</text:p>
          </table:table-cell>
          <table:table-cell table:formula="of:=[.B357]+1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81] &amp; &quot;, &quot; &amp; [.B381] &amp; &quot;, &quot; &amp; [.C381] &amp; &quot;, &quot; &amp; [.D381] &amp; &quot;, &quot; &amp; [.E381] &amp; &quot;, &quot; &amp; [.F381] &amp; &quot;);&quot;" office:value-type="string" office:string-value="insert into game_score (id, matchid, squad, goals, points, time_type) values (313, 14, 53, 0, 0, 1);" calcext:value-type="string">
            <text:p>insert into game_score (id, matchid, squad, goals, points, time_type) values (313, 14, 53, 0, 0, 1);</text:p>
          </table:table-cell>
          <table:table-cell table:number-columns-repeated="1017"/>
        </table:table-row>
        <table:table-row table:style-name="ro3">
          <table:table-cell table:formula="of:=[.A381]+1" office:value-type="float" office:value="314" calcext:value-type="float">
            <text:p>314</text:p>
          </table:table-cell>
          <table:table-cell table:formula="of:=[.B381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82] &amp; &quot;, &quot; &amp; [.B382] &amp; &quot;, &quot; &amp; [.C382] &amp; &quot;, &quot; &amp; [.D382] &amp; &quot;, &quot; &amp; [.E382] &amp; &quot;, &quot; &amp; [.F382] &amp; &quot;);&quot;" office:value-type="string" office:string-value="insert into game_score (id, matchid, squad, goals, points, time_type) values (314, 14, 507, 0, 0, 1);" calcext:value-type="string">
            <text:p>insert into game_score (id, matchid, squad, goals, points, time_type) values (314, 14, 507, 0, 0, 1);</text:p>
          </table:table-cell>
          <table:table-cell table:number-columns-repeated="1017"/>
        </table:table-row>
        <table:table-row table:style-name="ro3">
          <table:table-cell table:formula="of:=[.A382]+1" office:value-type="float" office:value="315" calcext:value-type="float">
            <text:p>315</text:p>
          </table:table-cell>
          <table:table-cell table:formula="of:=[.B382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83] &amp; &quot;, &quot; &amp; [.B383] &amp; &quot;, &quot; &amp; [.C383] &amp; &quot;, &quot; &amp; [.D383] &amp; &quot;, &quot; &amp; [.E383] &amp; &quot;, &quot; &amp; [.F383] &amp; &quot;);&quot;" office:value-type="string" office:string-value="insert into game_score (id, matchid, squad, goals, points, time_type) values (315, 14, 53, 0, 0, 2);" calcext:value-type="string">
            <text:p>insert into game_score (id, matchid, squad, goals, points, time_type) values (315, 14, 53, 0, 0, 2);</text:p>
          </table:table-cell>
          <table:table-cell table:number-columns-repeated="1017"/>
        </table:table-row>
        <table:table-row table:style-name="ro3">
          <table:table-cell table:formula="of:=[.A383]+1" office:value-type="float" office:value="316" calcext:value-type="float">
            <text:p>316</text:p>
          </table:table-cell>
          <table:table-cell table:formula="of:=[.B383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84] &amp; &quot;, &quot; &amp; [.B384] &amp; &quot;, &quot; &amp; [.C384] &amp; &quot;, &quot; &amp; [.D384] &amp; &quot;, &quot; &amp; [.E384] &amp; &quot;, &quot; &amp; [.F384] &amp; &quot;);&quot;" office:value-type="string" office:string-value="insert into game_score (id, matchid, squad, goals, points, time_type) values (316, 14, 507, 1, 0, 2);" calcext:value-type="string">
            <text:p>insert into game_score (id, matchid, squad, goals, points, time_type) values (316, 14, 507, 1, 0, 2);</text:p>
          </table:table-cell>
          <table:table-cell table:number-columns-repeated="1017"/>
        </table:table-row>
        <table:table-row table:style-name="ro3">
          <table:table-cell table:formula="of:=[.A384]+1" office:value-type="float" office:value="317" calcext:value-type="float">
            <text:p>317</text:p>
          </table:table-cell>
          <table:table-cell table:formula="of:=[.B384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85] &amp; &quot;, &quot; &amp; [.B385] &amp; &quot;, &quot; &amp; [.C385] &amp; &quot;, &quot; &amp; [.D385] &amp; &quot;, &quot; &amp; [.E385] &amp; &quot;, &quot; &amp; [.F385] &amp; &quot;);&quot;" office:value-type="string" office:string-value="insert into game_score (id, matchid, squad, goals, points, time_type) values (317, 14, 53, 2, 0, 3);" calcext:value-type="string">
            <text:p>insert into game_score (id, matchid, squad, goals, points, time_type) values (317, 14, 53, 2, 0, 3);</text:p>
          </table:table-cell>
          <table:table-cell table:number-columns-repeated="1017"/>
        </table:table-row>
        <table:table-row table:style-name="ro3">
          <table:table-cell table:formula="of:=[.A385]+1" office:value-type="float" office:value="318" calcext:value-type="float">
            <text:p>318</text:p>
          </table:table-cell>
          <table:table-cell table:formula="of:=[.B385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86] &amp; &quot;, &quot; &amp; [.B386] &amp; &quot;, &quot; &amp; [.C386] &amp; &quot;, &quot; &amp; [.D386] &amp; &quot;, &quot; &amp; [.E386] &amp; &quot;, &quot; &amp; [.F386] &amp; &quot;);&quot;" office:value-type="string" office:string-value="insert into game_score (id, matchid, squad, goals, points, time_type) values (318, 14, 507, 0, 0, 3);" calcext:value-type="string">
            <text:p>insert into game_score (id, matchid, squad, goals, points, time_type) values (318, 14, 507, 0, 0, 3);</text:p>
          </table:table-cell>
          <table:table-cell table:number-columns-repeated="1017"/>
        </table:table-row>
        <table:table-row table:style-name="ro3">
          <table:table-cell table:formula="of:=[.A386]+1" office:value-type="float" office:value="319" calcext:value-type="float">
            <text:p>319</text:p>
          </table:table-cell>
          <table:table-cell table:formula="of:=[.B386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87] &amp; &quot;, &quot; &amp; [.B387] &amp; &quot;, &quot; &amp; [.C387] &amp; &quot;, &quot; &amp; [.D387] &amp; &quot;, &quot; &amp; [.E387] &amp; &quot;, &quot; &amp; [.F387] &amp; &quot;);&quot;" office:value-type="string" office:string-value="insert into game_score (id, matchid, squad, goals, points, time_type) values (319, 14, 53, 0, 0, 4);" calcext:value-type="string">
            <text:p>insert into game_score (id, matchid, squad, goals, points, time_type) values (319, 14, 53, 0, 0, 4);</text:p>
          </table:table-cell>
          <table:table-cell table:number-columns-repeated="1017"/>
        </table:table-row>
        <table:table-row table:style-name="ro3">
          <table:table-cell table:formula="of:=[.A387]+1" office:value-type="float" office:value="320" calcext:value-type="float">
            <text:p>320</text:p>
          </table:table-cell>
          <table:table-cell table:formula="of:=[.B387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88] &amp; &quot;, &quot; &amp; [.B388] &amp; &quot;, &quot; &amp; [.C388] &amp; &quot;, &quot; &amp; [.D388] &amp; &quot;, &quot; &amp; [.E388] &amp; &quot;, &quot; &amp; [.F388] &amp; &quot;);&quot;" office:value-type="string" office:string-value="insert into game_score (id, matchid, squad, goals, points, time_type) values (320, 14, 507, 0, 0, 4);" calcext:value-type="string">
            <text:p>insert into game_score (id, matchid, squad, goals, points, time_type) values (320, 14, 507, 0, 0, 4);</text:p>
          </table:table-cell>
          <table:table-cell table:number-columns-repeated="1017"/>
        </table:table-row>
        <table:table-row table:style-name="ro3">
          <table:table-cell table:formula="of:=[.A388]+1" office:value-type="float" office:value="321" calcext:value-type="float">
            <text:p>321</text:p>
          </table:table-cell>
          <table:table-cell table:formula="of:=[.B388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89] &amp; &quot;, &quot; &amp; [.B389] &amp; &quot;, &quot; &amp; [.C389] &amp; &quot;, &quot; &amp; [.D389] &amp; &quot;, &quot; &amp; [.E389] &amp; &quot;, &quot; &amp; [.F389] &amp; &quot;);&quot;" office:value-type="string" office:string-value="insert into game_score (id, matchid, squad, goals, points, time_type) values (321, 14, 53, 0, 0, 5);" calcext:value-type="string">
            <text:p>insert into game_score (id, matchid, squad, goals, points, time_type) values (321, 14, 53, 0, 0, 5);</text:p>
          </table:table-cell>
          <table:table-cell table:number-columns-repeated="1017"/>
        </table:table-row>
        <table:table-row table:style-name="ro3">
          <table:table-cell table:formula="of:=[.A389]+1" office:value-type="float" office:value="322" calcext:value-type="float">
            <text:p>322</text:p>
          </table:table-cell>
          <table:table-cell table:formula="of:=[.B389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90] &amp; &quot;, &quot; &amp; [.B390] &amp; &quot;, &quot; &amp; [.C390] &amp; &quot;, &quot; &amp; [.D390] &amp; &quot;, &quot; &amp; [.E390] &amp; &quot;, &quot; &amp; [.F390] &amp; &quot;);&quot;" office:value-type="string" office:string-value="insert into game_score (id, matchid, squad, goals, points, time_type) values (322, 14, 507, 0, 0, 5);" calcext:value-type="string">
            <text:p>insert into game_score (id, matchid, squad, goals, points, time_type) values (322, 14, 507, 0, 0, 5);</text:p>
          </table:table-cell>
          <table:table-cell table:number-columns-repeated="1017"/>
        </table:table-row>
        <table:table-row table:style-name="ro3">
          <table:table-cell table:formula="of:=[.A390]+1" office:value-type="float" office:value="323" calcext:value-type="float">
            <text:p>323</text:p>
          </table:table-cell>
          <table:table-cell table:formula="of:=[.B390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91] &amp; &quot;, &quot; &amp; [.B391] &amp; &quot;, &quot; &amp; [.C391] &amp; &quot;, &quot; &amp; [.D391] &amp; &quot;, &quot; &amp; [.E391] &amp; &quot;, &quot; &amp; [.F391] &amp; &quot;);&quot;" office:value-type="string" office:string-value="insert into game_score (id, matchid, squad, goals, points, time_type) values (323, 14, 53, 0, 0, 6);" calcext:value-type="string">
            <text:p>insert into game_score (id, matchid, squad, goals, points, time_type) values (323, 14, 53, 0, 0, 6);</text:p>
          </table:table-cell>
          <table:table-cell table:number-columns-repeated="1017"/>
        </table:table-row>
        <table:table-row table:style-name="ro3">
          <table:table-cell table:formula="of:=[.A391]+1" office:value-type="float" office:value="324" calcext:value-type="float">
            <text:p>324</text:p>
          </table:table-cell>
          <table:table-cell table:formula="of:=[.B391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92] &amp; &quot;, &quot; &amp; [.B392] &amp; &quot;, &quot; &amp; [.C392] &amp; &quot;, &quot; &amp; [.D392] &amp; &quot;, &quot; &amp; [.E392] &amp; &quot;, &quot; &amp; [.F392] &amp; &quot;);&quot;" office:value-type="string" office:string-value="insert into game_score (id, matchid, squad, goals, points, time_type) values (324, 14, 507, 3, 0, 6);" calcext:value-type="string">
            <text:p>insert into game_score (id, matchid, squad, goals, points, time_type) values (324, 14, 507, 3, 0, 6);</text:p>
          </table:table-cell>
          <table:table-cell table:number-columns-repeated="1017"/>
        </table:table-row>
        <table:table-row table:style-name="ro3">
          <table:table-cell table:formula="of:=[.A392]+1" office:value-type="float" office:value="325" calcext:value-type="float">
            <text:p>325</text:p>
          </table:table-cell>
          <table:table-cell table:formula="of:=[.B392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93] &amp; &quot;, &quot; &amp; [.B393] &amp; &quot;, &quot; &amp; [.C393] &amp; &quot;, &quot; &amp; [.D393] &amp; &quot;, &quot; &amp; [.E393] &amp; &quot;, &quot; &amp; [.F393] &amp; &quot;);&quot;" office:value-type="string" office:string-value="insert into game_score (id, matchid, squad, goals, points, time_type) values (325, 14, 53, 2, 0, 7);" calcext:value-type="string">
            <text:p>insert into game_score (id, matchid, squad, goals, points, time_type) values (325, 14, 53, 2, 0, 7);</text:p>
          </table:table-cell>
          <table:table-cell table:number-columns-repeated="1017"/>
        </table:table-row>
        <table:table-row table:style-name="ro3">
          <table:table-cell table:formula="of:=[.A393]+1" office:value-type="float" office:value="326" calcext:value-type="float">
            <text:p>326</text:p>
          </table:table-cell>
          <table:table-cell table:formula="of:=[.B393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94] &amp; &quot;, &quot; &amp; [.B394] &amp; &quot;, &quot; &amp; [.C394] &amp; &quot;, &quot; &amp; [.D394] &amp; &quot;, &quot; &amp; [.E394] &amp; &quot;, &quot; &amp; [.F394] &amp; &quot;);&quot;" office:value-type="string" office:string-value="insert into game_score (id, matchid, squad, goals, points, time_type) values (326, 14, 507, 0, 0, 7);" calcext:value-type="string">
            <text:p>insert into game_score (id, matchid, squad, goals, points, time_type) values (326, 14, 507, 0, 0, 7);</text:p>
          </table:table-cell>
          <table:table-cell table:number-columns-repeated="1017"/>
        </table:table-row>
        <table:table-row table:style-name="ro3">
          <table:table-cell table:formula="of:=[.A394]+1" office:value-type="float" office:value="327" calcext:value-type="float">
            <text:p>327</text:p>
          </table:table-cell>
          <table:table-cell table:formula="of:=[.B394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95] &amp; &quot;, &quot; &amp; [.B395] &amp; &quot;, &quot; &amp; [.C395] &amp; &quot;, &quot; &amp; [.D395] &amp; &quot;, &quot; &amp; [.E395] &amp; &quot;, &quot; &amp; [.F395] &amp; &quot;);&quot;" office:value-type="string" office:string-value="insert into game_score (id, matchid, squad, goals, points, time_type) values (327, 14, 53, 0, 0, 8);" calcext:value-type="string">
            <text:p>insert into game_score (id, matchid, squad, goals, points, time_type) values (327, 14, 53, 0, 0, 8);</text:p>
          </table:table-cell>
          <table:table-cell table:number-columns-repeated="1017"/>
        </table:table-row>
        <table:table-row table:style-name="ro3">
          <table:table-cell table:formula="of:=[.A395]+1" office:value-type="float" office:value="328" calcext:value-type="float">
            <text:p>328</text:p>
          </table:table-cell>
          <table:table-cell table:formula="of:=[.B395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96] &amp; &quot;, &quot; &amp; [.B396] &amp; &quot;, &quot; &amp; [.C396] &amp; &quot;, &quot; &amp; [.D396] &amp; &quot;, &quot; &amp; [.E396] &amp; &quot;, &quot; &amp; [.F396] &amp; &quot;);&quot;" office:value-type="string" office:string-value="insert into game_score (id, matchid, squad, goals, points, time_type) values (328, 14, 507, 0, 0, 8);" calcext:value-type="string">
            <text:p>insert into game_score (id, matchid, squad, goals, points, time_type) values (328, 14, 507, 0, 0, 8);</text:p>
          </table:table-cell>
          <table:table-cell table:number-columns-repeated="1017"/>
        </table:table-row>
        <table:table-row table:style-name="ro3">
          <table:table-cell table:formula="of:=[.A396]+1" office:value-type="float" office:value="329" calcext:value-type="float">
            <text:p>329</text:p>
          </table:table-cell>
          <table:table-cell table:formula="of:=[.B396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97] &amp; &quot;, &quot; &amp; [.B397] &amp; &quot;, &quot; &amp; [.C397] &amp; &quot;, &quot; &amp; [.D397] &amp; &quot;, &quot; &amp; [.E397] &amp; &quot;, &quot; &amp; [.F397] &amp; &quot;);&quot;" office:value-type="string" office:string-value="insert into game_score (id, matchid, squad, goals, points, time_type) values (329, 14, 53, 2, 0, 9);" calcext:value-type="string">
            <text:p>insert into game_score (id, matchid, squad, goals, points, time_type) values (329, 14, 53, 2, 0, 9);</text:p>
          </table:table-cell>
          <table:table-cell table:number-columns-repeated="1017"/>
        </table:table-row>
        <table:table-row table:style-name="ro3">
          <table:table-cell table:formula="of:=[.A397]+1" office:value-type="float" office:value="330" calcext:value-type="float">
            <text:p>330</text:p>
          </table:table-cell>
          <table:table-cell table:formula="of:=[.B397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98] &amp; &quot;, &quot; &amp; [.B398] &amp; &quot;, &quot; &amp; [.C398] &amp; &quot;, &quot; &amp; [.D398] &amp; &quot;, &quot; &amp; [.E398] &amp; &quot;, &quot; &amp; [.F398] &amp; &quot;);&quot;" office:value-type="string" office:string-value="insert into game_score (id, matchid, squad, goals, points, time_type) values (330, 14, 507, 2, 0, 9);" calcext:value-type="string">
            <text:p>insert into game_score (id, matchid, squad, goals, points, time_type) values (330, 14, 507, 2, 0, 9);</text:p>
          </table:table-cell>
          <table:table-cell table:number-columns-repeated="1017"/>
        </table:table-row>
        <table:table-row table:style-name="ro3">
          <table:table-cell table:formula="of:=[.A398]+1" office:value-type="float" office:value="331" calcext:value-type="float">
            <text:p>331</text:p>
          </table:table-cell>
          <table:table-cell table:formula="of:=[.B398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&quot;insert into game_score (id, matchid, squad, goals, points, time_type) values (&quot; &amp; [.A399] &amp; &quot;, &quot; &amp; [.B399] &amp; &quot;, &quot; &amp; [.C399] &amp; &quot;, &quot; &amp; [.D399] &amp; &quot;, &quot; &amp; [.E399] &amp; &quot;, &quot; &amp; [.F399] &amp; &quot;);&quot;" office:value-type="string" office:string-value="insert into game_score (id, matchid, squad, goals, points, time_type) values (331, 14, 53, 0, 0, 10);" calcext:value-type="string">
            <text:p>insert into game_score (id, matchid, squad, goals, points, time_type) values (331, 14, 53, 0, 0, 10);</text:p>
          </table:table-cell>
          <table:table-cell table:number-columns-repeated="1017"/>
        </table:table-row>
        <table:table-row table:style-name="ro3">
          <table:table-cell table:formula="of:=[.A399]+1" office:value-type="float" office:value="332" calcext:value-type="float">
            <text:p>332</text:p>
          </table:table-cell>
          <table:table-cell table:formula="of:=[.B399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&quot;insert into game_score (id, matchid, squad, goals, points, time_type) values (&quot; &amp; [.A400] &amp; &quot;, &quot; &amp; [.B400] &amp; &quot;, &quot; &amp; [.C400] &amp; &quot;, &quot; &amp; [.D400] &amp; &quot;, &quot; &amp; [.E400] &amp; &quot;, &quot; &amp; [.F400] &amp; &quot;);&quot;" office:value-type="string" office:string-value="insert into game_score (id, matchid, squad, goals, points, time_type) values (332, 14, 507, 0, 0, 10);" calcext:value-type="string">
            <text:p>insert into game_score (id, matchid, squad, goals, points, time_type) values (332, 14, 507, 0, 0, 10);</text:p>
          </table:table-cell>
          <table:table-cell table:number-columns-repeated="1017"/>
        </table:table-row>
        <table:table-row table:style-name="ro3">
          <table:table-cell table:formula="of:=[.A400]+1" office:value-type="float" office:value="333" calcext:value-type="float">
            <text:p>333</text:p>
          </table:table-cell>
          <table:table-cell table:formula="of:=[.B400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&quot;insert into game_score (id, matchid, squad, goals, points, time_type) values (&quot; &amp; [.A401] &amp; &quot;, &quot; &amp; [.B401] &amp; &quot;, &quot; &amp; [.C401] &amp; &quot;, &quot; &amp; [.D401] &amp; &quot;, &quot; &amp; [.E401] &amp; &quot;, &quot; &amp; [.F401] &amp; &quot;);&quot;" office:value-type="string" office:string-value="insert into game_score (id, matchid, squad, goals, points, time_type) values (333, 14, 53, 2, 0, 11);" calcext:value-type="string">
            <text:p>insert into game_score (id, matchid, squad, goals, points, time_type) values (333, 14, 53, 2, 0, 11);</text:p>
          </table:table-cell>
          <table:table-cell table:number-columns-repeated="1017"/>
        </table:table-row>
        <table:table-row table:style-name="ro3">
          <table:table-cell table:formula="of:=[.A401]+1" office:value-type="float" office:value="334" calcext:value-type="float">
            <text:p>334</text:p>
          </table:table-cell>
          <table:table-cell table:formula="of:=[.B401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&quot;insert into game_score (id, matchid, squad, goals, points, time_type) values (&quot; &amp; [.A402] &amp; &quot;, &quot; &amp; [.B402] &amp; &quot;, &quot; &amp; [.C402] &amp; &quot;, &quot; &amp; [.D402] &amp; &quot;, &quot; &amp; [.E402] &amp; &quot;, &quot; &amp; [.F402] &amp; &quot;);&quot;" office:value-type="string" office:string-value="insert into game_score (id, matchid, squad, goals, points, time_type) values (334, 14, 507, 0, 0, 11);" calcext:value-type="string">
            <text:p>insert into game_score (id, matchid, squad, goals, points, time_type) values (334, 14, 507, 0, 0, 11);</text:p>
          </table:table-cell>
          <table:table-cell table:number-columns-repeated="1017"/>
        </table:table-row>
        <table:table-row table:style-name="ro3">
          <table:table-cell table:formula="of:=[.A402]+1" office:value-type="float" office:value="335" calcext:value-type="float">
            <text:p>335</text:p>
          </table:table-cell>
          <table:table-cell table:formula="of:=[.B398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03] &amp; &quot;, &quot; &amp; [.B403] &amp; &quot;, &quot; &amp; [.C403] &amp; &quot;, &quot; &amp; [.D403] &amp; &quot;, &quot; &amp; [.E403] &amp; &quot;, &quot; &amp; [.F403] &amp; &quot;);&quot;" office:value-type="string" office:string-value="insert into game_score (id, matchid, squad, goals, points, time_type) values (335, 14, 53, 8, 0, 9000);" calcext:value-type="string">
            <text:p>insert into game_score (id, matchid, squad, goals, points, time_type) values (335, 14, 53, 8, 0, 9000);</text:p>
          </table:table-cell>
          <table:table-cell table:number-columns-repeated="1017"/>
        </table:table-row>
        <table:table-row table:style-name="ro3">
          <table:table-cell table:formula="of:=[.A403]+1" office:value-type="float" office:value="336" calcext:value-type="float">
            <text:p>336</text:p>
          </table:table-cell>
          <table:table-cell table:formula="of:=[.B403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04] &amp; &quot;, &quot; &amp; [.B404] &amp; &quot;, &quot; &amp; [.C404] &amp; &quot;, &quot; &amp; [.D404] &amp; &quot;, &quot; &amp; [.E404] &amp; &quot;, &quot; &amp; [.F404] &amp; &quot;);&quot;" office:value-type="string" office:string-value="insert into game_score (id, matchid, squad, goals, points, time_type) values (336, 14, 507, 6, 0, 9000);" calcext:value-type="string">
            <text:p>insert into game_score (id, matchid, squad, goals, points, time_type) values (336, 14, 507, 6, 0, 9000);</text:p>
          </table:table-cell>
          <table:table-cell table:number-columns-repeated="1017"/>
        </table:table-row>
        <table:table-row table:style-name="ro3">
          <table:table-cell table:formula="of:=[.A404]+1" office:value-type="float" office:value="337" calcext:value-type="float">
            <text:p>337</text:p>
          </table:table-cell>
          <table:table-cell table:formula="of:=[.B404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05] &amp; &quot;, &quot; &amp; [.B405] &amp; &quot;, &quot; &amp; [.C405] &amp; &quot;, &quot; &amp; [.D405] &amp; &quot;, &quot; &amp; [.E405] &amp; &quot;, &quot; &amp; [.F405] &amp; &quot;);&quot;" office:value-type="string" office:string-value="insert into game_score (id, matchid, squad, goals, points, time_type) values (337, 14, 53, 11, 0, 9001);" calcext:value-type="string">
            <text:p>insert into game_score (id, matchid, squad, goals, points, time_type) values (337, 14, 53, 11, 0, 9001);</text:p>
          </table:table-cell>
          <table:table-cell table:number-columns-repeated="1017"/>
        </table:table-row>
        <table:table-row table:style-name="ro3">
          <table:table-cell table:formula="of:=[.A405]+1" office:value-type="float" office:value="338" calcext:value-type="float">
            <text:p>338</text:p>
          </table:table-cell>
          <table:table-cell table:formula="of:=[.B405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06] &amp; &quot;, &quot; &amp; [.B406] &amp; &quot;, &quot; &amp; [.C406] &amp; &quot;, &quot; &amp; [.D406] &amp; &quot;, &quot; &amp; [.E406] &amp; &quot;, &quot; &amp; [.F406] &amp; &quot;);&quot;" office:value-type="string" office:string-value="insert into game_score (id, matchid, squad, goals, points, time_type) values (338, 14, 507, 10, 0, 9001);" calcext:value-type="string">
            <text:p>insert into game_score (id, matchid, squad, goals, points, time_type) values (338, 14, 507, 10, 0, 9001);</text:p>
          </table:table-cell>
          <table:table-cell table:number-columns-repeated="1017"/>
        </table:table-row>
        <table:table-row table:style-name="ro3">
          <table:table-cell table:formula="of:=[.A406]+1" office:value-type="float" office:value="339" calcext:value-type="float">
            <text:p>339</text:p>
          </table:table-cell>
          <table:table-cell table:formula="of:=[.B406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07] &amp; &quot;, &quot; &amp; [.B407] &amp; &quot;, &quot; &amp; [.C407] &amp; &quot;, &quot; &amp; [.D407] &amp; &quot;, &quot; &amp; [.E407] &amp; &quot;, &quot; &amp; [.F407] &amp; &quot;);&quot;" office:value-type="string" office:string-value="insert into game_score (id, matchid, squad, goals, points, time_type) values (339, 14, 53, 0, 0, 9002);" calcext:value-type="string">
            <text:p>insert into game_score (id, matchid, squad, goals, points, time_type) values (339, 14, 53, 0, 0, 9002);</text:p>
          </table:table-cell>
          <table:table-cell table:number-columns-repeated="1017"/>
        </table:table-row>
        <table:table-row table:style-name="ro3">
          <table:table-cell table:formula="of:=[.A407]+1" office:value-type="float" office:value="340" calcext:value-type="float">
            <text:p>340</text:p>
          </table:table-cell>
          <table:table-cell table:formula="of:=[.B407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408] &amp; &quot;, &quot; &amp; [.B408] &amp; &quot;, &quot; &amp; [.C408] &amp; &quot;, &quot; &amp; [.D408] &amp; &quot;, &quot; &amp; [.E408] &amp; &quot;, &quot; &amp; [.F408] &amp; &quot;);&quot;" office:value-type="string" office:string-value="insert into game_score (id, matchid, squad, goals, points, time_type) values (340, 14, 507, 0, 0, 9002);" calcext:value-type="string">
            <text:p>insert into game_score (id, matchid, squad, goals, points, time_type) values (340, 14, 507, 0, 0, 9002);</text:p>
          </table:table-cell>
          <table:table-cell table:number-columns-repeated="1017"/>
        </table:table-row>
        <table:table-row table:style-name="ro3">
          <table:table-cell table:style-name="ce2" table:formula="of:=[.A408]+1" office:value-type="float" office:value="341" calcext:value-type="float">
            <text:p>341</text:p>
          </table:table-cell>
          <table:table-cell table:style-name="ce2" table:formula="of:=[.B385]+1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09] &amp; &quot;, &quot; &amp; [.B409] &amp; &quot;, &quot; &amp; [.C409] &amp; &quot;, &quot; &amp; [.D409] &amp; &quot;, &quot; &amp; [.E409] &amp; &quot;, &quot; &amp; [.F409] &amp; &quot;);&quot;" office:value-type="string" office:string-value="insert into game_score (id, matchid, squad, goals, points, time_type) values (341, 15, 1787, 1, 0, 1);" calcext:value-type="string">
            <text:p>insert into game_score (id, matchid, squad, goals, points, time_type) values (341, 15, 1787, 1, 0, 1);</text:p>
          </table:table-cell>
          <table:table-cell table:number-columns-repeated="1017"/>
        </table:table-row>
        <table:table-row table:style-name="ro3">
          <table:table-cell table:style-name="ce2" table:formula="of:=[.A409]+1" office:value-type="float" office:value="342" calcext:value-type="float">
            <text:p>342</text:p>
          </table:table-cell>
          <table:table-cell table:style-name="ce2" table:formula="of:=[.B409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10] &amp; &quot;, &quot; &amp; [.B410] &amp; &quot;, &quot; &amp; [.C410] &amp; &quot;, &quot; &amp; [.D410] &amp; &quot;, &quot; &amp; [.E410] &amp; &quot;, &quot; &amp; [.F410] &amp; &quot;);&quot;" office:value-type="string" office:string-value="insert into game_score (id, matchid, squad, goals, points, time_type) values (342, 15, 31, 0, 0, 1);" calcext:value-type="string">
            <text:p>insert into game_score (id, matchid, squad, goals, points, time_type) values (342, 15, 31, 0, 0, 1);</text:p>
          </table:table-cell>
          <table:table-cell table:number-columns-repeated="1017"/>
        </table:table-row>
        <table:table-row table:style-name="ro3">
          <table:table-cell table:style-name="ce2" table:formula="of:=[.A410]+1" office:value-type="float" office:value="343" calcext:value-type="float">
            <text:p>343</text:p>
          </table:table-cell>
          <table:table-cell table:style-name="ce2" table:formula="of:=[.B410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11] &amp; &quot;, &quot; &amp; [.B411] &amp; &quot;, &quot; &amp; [.C411] &amp; &quot;, &quot; &amp; [.D411] &amp; &quot;, &quot; &amp; [.E411] &amp; &quot;, &quot; &amp; [.F411] &amp; &quot;);&quot;" office:value-type="string" office:string-value="insert into game_score (id, matchid, squad, goals, points, time_type) values (343, 15, 1787, 0, 0, 2);" calcext:value-type="string">
            <text:p>insert into game_score (id, matchid, squad, goals, points, time_type) values (343, 15, 1787, 0, 0, 2);</text:p>
          </table:table-cell>
          <table:table-cell table:number-columns-repeated="1017"/>
        </table:table-row>
        <table:table-row table:style-name="ro3">
          <table:table-cell table:style-name="ce2" table:formula="of:=[.A411]+1" office:value-type="float" office:value="344" calcext:value-type="float">
            <text:p>344</text:p>
          </table:table-cell>
          <table:table-cell table:style-name="ce2" table:formula="of:=[.B411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12] &amp; &quot;, &quot; &amp; [.B412] &amp; &quot;, &quot; &amp; [.C412] &amp; &quot;, &quot; &amp; [.D412] &amp; &quot;, &quot; &amp; [.E412] &amp; &quot;, &quot; &amp; [.F412] &amp; &quot;);&quot;" office:value-type="string" office:string-value="insert into game_score (id, matchid, squad, goals, points, time_type) values (344, 15, 31, 0, 0, 2);" calcext:value-type="string">
            <text:p>insert into game_score (id, matchid, squad, goals, points, time_type) values (344, 15, 31, 0, 0, 2);</text:p>
          </table:table-cell>
          <table:table-cell table:number-columns-repeated="1017"/>
        </table:table-row>
        <table:table-row table:style-name="ro3">
          <table:table-cell table:style-name="ce2" table:formula="of:=[.A412]+1" office:value-type="float" office:value="345" calcext:value-type="float">
            <text:p>345</text:p>
          </table:table-cell>
          <table:table-cell table:style-name="ce2" table:formula="of:=[.B412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13] &amp; &quot;, &quot; &amp; [.B413] &amp; &quot;, &quot; &amp; [.C413] &amp; &quot;, &quot; &amp; [.D413] &amp; &quot;, &quot; &amp; [.E413] &amp; &quot;, &quot; &amp; [.F413] &amp; &quot;);&quot;" office:value-type="string" office:string-value="insert into game_score (id, matchid, squad, goals, points, time_type) values (345, 15, 1787, 1, 0, 3);" calcext:value-type="string">
            <text:p>insert into game_score (id, matchid, squad, goals, points, time_type) values (345, 15, 1787, 1, 0, 3);</text:p>
          </table:table-cell>
          <table:table-cell table:number-columns-repeated="1017"/>
        </table:table-row>
        <table:table-row table:style-name="ro3">
          <table:table-cell table:style-name="ce2" table:formula="of:=[.A413]+1" office:value-type="float" office:value="346" calcext:value-type="float">
            <text:p>346</text:p>
          </table:table-cell>
          <table:table-cell table:style-name="ce2" table:formula="of:=[.B413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14] &amp; &quot;, &quot; &amp; [.B414] &amp; &quot;, &quot; &amp; [.C414] &amp; &quot;, &quot; &amp; [.D414] &amp; &quot;, &quot; &amp; [.E414] &amp; &quot;, &quot; &amp; [.F414] &amp; &quot;);&quot;" office:value-type="string" office:string-value="insert into game_score (id, matchid, squad, goals, points, time_type) values (346, 15, 31, 0, 0, 3);" calcext:value-type="string">
            <text:p>insert into game_score (id, matchid, squad, goals, points, time_type) values (346, 15, 31, 0, 0, 3);</text:p>
          </table:table-cell>
          <table:table-cell table:number-columns-repeated="1017"/>
        </table:table-row>
        <table:table-row table:style-name="ro3">
          <table:table-cell table:style-name="ce2" table:formula="of:=[.A414]+1" office:value-type="float" office:value="347" calcext:value-type="float">
            <text:p>347</text:p>
          </table:table-cell>
          <table:table-cell table:style-name="ce2" table:formula="of:=[.B414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15] &amp; &quot;, &quot; &amp; [.B415] &amp; &quot;, &quot; &amp; [.C415] &amp; &quot;, &quot; &amp; [.D415] &amp; &quot;, &quot; &amp; [.E415] &amp; &quot;, &quot; &amp; [.F415] &amp; &quot;);&quot;" office:value-type="string" office:string-value="insert into game_score (id, matchid, squad, goals, points, time_type) values (347, 15, 1787, 1, 0, 4);" calcext:value-type="string">
            <text:p>insert into game_score (id, matchid, squad, goals, points, time_type) values (347, 15, 1787, 1, 0, 4);</text:p>
          </table:table-cell>
          <table:table-cell table:number-columns-repeated="1017"/>
        </table:table-row>
        <table:table-row table:style-name="ro3">
          <table:table-cell table:style-name="ce2" table:formula="of:=[.A415]+1" office:value-type="float" office:value="348" calcext:value-type="float">
            <text:p>348</text:p>
          </table:table-cell>
          <table:table-cell table:style-name="ce2" table:formula="of:=[.B415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16] &amp; &quot;, &quot; &amp; [.B416] &amp; &quot;, &quot; &amp; [.C416] &amp; &quot;, &quot; &amp; [.D416] &amp; &quot;, &quot; &amp; [.E416] &amp; &quot;, &quot; &amp; [.F416] &amp; &quot;);&quot;" office:value-type="string" office:string-value="insert into game_score (id, matchid, squad, goals, points, time_type) values (348, 15, 31, 1, 0, 4);" calcext:value-type="string">
            <text:p>insert into game_score (id, matchid, squad, goals, points, time_type) values (348, 15, 31, 1, 0, 4);</text:p>
          </table:table-cell>
          <table:table-cell table:number-columns-repeated="1017"/>
        </table:table-row>
        <table:table-row table:style-name="ro3">
          <table:table-cell table:style-name="ce2" table:formula="of:=[.A416]+1" office:value-type="float" office:value="349" calcext:value-type="float">
            <text:p>349</text:p>
          </table:table-cell>
          <table:table-cell table:style-name="ce2" table:formula="of:=[.B416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17] &amp; &quot;, &quot; &amp; [.B417] &amp; &quot;, &quot; &amp; [.C417] &amp; &quot;, &quot; &amp; [.D417] &amp; &quot;, &quot; &amp; [.E417] &amp; &quot;, &quot; &amp; [.F417] &amp; &quot;);&quot;" office:value-type="string" office:string-value="insert into game_score (id, matchid, squad, goals, points, time_type) values (349, 15, 1787, 0, 0, 5);" calcext:value-type="string">
            <text:p>insert into game_score (id, matchid, squad, goals, points, time_type) values (349, 15, 1787, 0, 0, 5);</text:p>
          </table:table-cell>
          <table:table-cell table:number-columns-repeated="1017"/>
        </table:table-row>
        <table:table-row table:style-name="ro3">
          <table:table-cell table:style-name="ce2" table:formula="of:=[.A417]+1" office:value-type="float" office:value="350" calcext:value-type="float">
            <text:p>350</text:p>
          </table:table-cell>
          <table:table-cell table:style-name="ce2" table:formula="of:=[.B417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18] &amp; &quot;, &quot; &amp; [.B418] &amp; &quot;, &quot; &amp; [.C418] &amp; &quot;, &quot; &amp; [.D418] &amp; &quot;, &quot; &amp; [.E418] &amp; &quot;, &quot; &amp; [.F418] &amp; &quot;);&quot;" office:value-type="string" office:string-value="insert into game_score (id, matchid, squad, goals, points, time_type) values (350, 15, 31, 2, 0, 5);" calcext:value-type="string">
            <text:p>insert into game_score (id, matchid, squad, goals, points, time_type) values (350, 15, 31, 2, 0, 5);</text:p>
          </table:table-cell>
          <table:table-cell table:number-columns-repeated="1017"/>
        </table:table-row>
        <table:table-row table:style-name="ro3">
          <table:table-cell table:style-name="ce2" table:formula="of:=[.A418]+1" office:value-type="float" office:value="351" calcext:value-type="float">
            <text:p>351</text:p>
          </table:table-cell>
          <table:table-cell table:style-name="ce2" table:formula="of:=[.B418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19] &amp; &quot;, &quot; &amp; [.B419] &amp; &quot;, &quot; &amp; [.C419] &amp; &quot;, &quot; &amp; [.D419] &amp; &quot;, &quot; &amp; [.E419] &amp; &quot;, &quot; &amp; [.F419] &amp; &quot;);&quot;" office:value-type="string" office:string-value="insert into game_score (id, matchid, squad, goals, points, time_type) values (351, 15, 1787, 2, 0, 6);" calcext:value-type="string">
            <text:p>insert into game_score (id, matchid, squad, goals, points, time_type) values (351, 15, 1787, 2, 0, 6);</text:p>
          </table:table-cell>
          <table:table-cell table:number-columns-repeated="1017"/>
        </table:table-row>
        <table:table-row table:style-name="ro3">
          <table:table-cell table:style-name="ce2" table:formula="of:=[.A419]+1" office:value-type="float" office:value="352" calcext:value-type="float">
            <text:p>352</text:p>
          </table:table-cell>
          <table:table-cell table:style-name="ce2" table:formula="of:=[.B419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20] &amp; &quot;, &quot; &amp; [.B420] &amp; &quot;, &quot; &amp; [.C420] &amp; &quot;, &quot; &amp; [.D420] &amp; &quot;, &quot; &amp; [.E420] &amp; &quot;, &quot; &amp; [.F420] &amp; &quot;);&quot;" office:value-type="string" office:string-value="insert into game_score (id, matchid, squad, goals, points, time_type) values (352, 15, 31, 0, 0, 6);" calcext:value-type="string">
            <text:p>insert into game_score (id, matchid, squad, goals, points, time_type) values (352, 15, 31, 0, 0, 6);</text:p>
          </table:table-cell>
          <table:table-cell table:number-columns-repeated="1017"/>
        </table:table-row>
        <table:table-row table:style-name="ro3">
          <table:table-cell table:style-name="ce2" table:formula="of:=[.A420]+1" office:value-type="float" office:value="353" calcext:value-type="float">
            <text:p>353</text:p>
          </table:table-cell>
          <table:table-cell table:style-name="ce2" table:formula="of:=[.B420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21] &amp; &quot;, &quot; &amp; [.B421] &amp; &quot;, &quot; &amp; [.C421] &amp; &quot;, &quot; &amp; [.D421] &amp; &quot;, &quot; &amp; [.E421] &amp; &quot;, &quot; &amp; [.F421] &amp; &quot;);&quot;" office:value-type="string" office:string-value="insert into game_score (id, matchid, squad, goals, points, time_type) values (353, 15, 1787, 2, 0, 7);" calcext:value-type="string">
            <text:p>insert into game_score (id, matchid, squad, goals, points, time_type) values (353, 15, 1787, 2, 0, 7);</text:p>
          </table:table-cell>
          <table:table-cell table:number-columns-repeated="1017"/>
        </table:table-row>
        <table:table-row table:style-name="ro3">
          <table:table-cell table:style-name="ce2" table:formula="of:=[.A421]+1" office:value-type="float" office:value="354" calcext:value-type="float">
            <text:p>354</text:p>
          </table:table-cell>
          <table:table-cell table:style-name="ce2" table:formula="of:=[.B421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22] &amp; &quot;, &quot; &amp; [.B422] &amp; &quot;, &quot; &amp; [.C422] &amp; &quot;, &quot; &amp; [.D422] &amp; &quot;, &quot; &amp; [.E422] &amp; &quot;, &quot; &amp; [.F422] &amp; &quot;);&quot;" office:value-type="string" office:string-value="insert into game_score (id, matchid, squad, goals, points, time_type) values (354, 15, 31, 0, 0, 7);" calcext:value-type="string">
            <text:p>insert into game_score (id, matchid, squad, goals, points, time_type) values (354, 15, 31, 0, 0, 7);</text:p>
          </table:table-cell>
          <table:table-cell table:number-columns-repeated="1017"/>
        </table:table-row>
        <table:table-row table:style-name="ro3">
          <table:table-cell table:style-name="ce2" table:formula="of:=[.A422]+1" office:value-type="float" office:value="355" calcext:value-type="float">
            <text:p>355</text:p>
          </table:table-cell>
          <table:table-cell table:style-name="ce2" table:formula="of:=[.B422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23] &amp; &quot;, &quot; &amp; [.B423] &amp; &quot;, &quot; &amp; [.C423] &amp; &quot;, &quot; &amp; [.D423] &amp; &quot;, &quot; &amp; [.E423] &amp; &quot;, &quot; &amp; [.F423] &amp; &quot;);&quot;" office:value-type="string" office:string-value="insert into game_score (id, matchid, squad, goals, points, time_type) values (355, 15, 1787, 0, 0, 8);" calcext:value-type="string">
            <text:p>insert into game_score (id, matchid, squad, goals, points, time_type) values (355, 15, 1787, 0, 0, 8);</text:p>
          </table:table-cell>
          <table:table-cell table:number-columns-repeated="1017"/>
        </table:table-row>
        <table:table-row table:style-name="ro3">
          <table:table-cell table:style-name="ce2" table:formula="of:=[.A423]+1" office:value-type="float" office:value="356" calcext:value-type="float">
            <text:p>356</text:p>
          </table:table-cell>
          <table:table-cell table:style-name="ce2" table:formula="of:=[.B423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24] &amp; &quot;, &quot; &amp; [.B424] &amp; &quot;, &quot; &amp; [.C424] &amp; &quot;, &quot; &amp; [.D424] &amp; &quot;, &quot; &amp; [.E424] &amp; &quot;, &quot; &amp; [.F424] &amp; &quot;);&quot;" office:value-type="string" office:string-value="insert into game_score (id, matchid, squad, goals, points, time_type) values (356, 15, 31, 0, 0, 8);" calcext:value-type="string">
            <text:p>insert into game_score (id, matchid, squad, goals, points, time_type) values (356, 15, 31, 0, 0, 8);</text:p>
          </table:table-cell>
          <table:table-cell table:number-columns-repeated="1017"/>
        </table:table-row>
        <table:table-row table:style-name="ro3">
          <table:table-cell table:style-name="ce2" table:formula="of:=[.A424]+1" office:value-type="float" office:value="357" calcext:value-type="float">
            <text:p>357</text:p>
          </table:table-cell>
          <table:table-cell table:style-name="ce2" table:formula="of:=[.B424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25] &amp; &quot;, &quot; &amp; [.B425] &amp; &quot;, &quot; &amp; [.C425] &amp; &quot;, &quot; &amp; [.D425] &amp; &quot;, &quot; &amp; [.E425] &amp; &quot;, &quot; &amp; [.F425] &amp; &quot;);&quot;" office:value-type="string" office:string-value="insert into game_score (id, matchid, squad, goals, points, time_type) values (357, 15, 1787, 1, 0, 9);" calcext:value-type="string">
            <text:p>insert into game_score (id, matchid, squad, goals, points, time_type) values (357, 15, 1787, 1, 0, 9);</text:p>
          </table:table-cell>
          <table:table-cell table:number-columns-repeated="1017"/>
        </table:table-row>
        <table:table-row table:style-name="ro3">
          <table:table-cell table:style-name="ce2" table:formula="of:=[.A425]+1" office:value-type="float" office:value="358" calcext:value-type="float">
            <text:p>358</text:p>
          </table:table-cell>
          <table:table-cell table:style-name="ce2" table:formula="of:=[.B425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26] &amp; &quot;, &quot; &amp; [.B426] &amp; &quot;, &quot; &amp; [.C426] &amp; &quot;, &quot; &amp; [.D426] &amp; &quot;, &quot; &amp; [.E426] &amp; &quot;, &quot; &amp; [.F426] &amp; &quot;);&quot;" office:value-type="string" office:string-value="insert into game_score (id, matchid, squad, goals, points, time_type) values (358, 15, 31, 0, 0, 9);" calcext:value-type="string">
            <text:p>insert into game_score (id, matchid, squad, goals, points, time_type) values (358, 15, 31, 0, 0, 9);</text:p>
          </table:table-cell>
          <table:table-cell table:number-columns-repeated="1017"/>
        </table:table-row>
        <table:table-row table:style-name="ro3">
          <table:table-cell table:style-name="ce2" table:formula="of:=[.A426]+1" office:value-type="float" office:value="359" calcext:value-type="float">
            <text:p>359</text:p>
          </table:table-cell>
          <table:table-cell table:style-name="ce2" table:formula="of:=[.B426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27] &amp; &quot;, &quot; &amp; [.B427] &amp; &quot;, &quot; &amp; [.C427] &amp; &quot;, &quot; &amp; [.D427] &amp; &quot;, &quot; &amp; [.E427] &amp; &quot;, &quot; &amp; [.F427] &amp; &quot;);&quot;" office:value-type="string" office:string-value="insert into game_score (id, matchid, squad, goals, points, time_type) values (359, 15, 1787, 8, 0, 9000);" calcext:value-type="string">
            <text:p>insert into game_score (id, matchid, squad, goals, points, time_type) values (359, 15, 1787, 8, 0, 9000);</text:p>
          </table:table-cell>
          <table:table-cell table:number-columns-repeated="1017"/>
        </table:table-row>
        <table:table-row table:style-name="ro3">
          <table:table-cell table:style-name="ce2" table:formula="of:=[.A427]+1" office:value-type="float" office:value="360" calcext:value-type="float">
            <text:p>360</text:p>
          </table:table-cell>
          <table:table-cell table:style-name="ce2" table:formula="of:=[.B427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28] &amp; &quot;, &quot; &amp; [.B428] &amp; &quot;, &quot; &amp; [.C428] &amp; &quot;, &quot; &amp; [.D428] &amp; &quot;, &quot; &amp; [.E428] &amp; &quot;, &quot; &amp; [.F428] &amp; &quot;);&quot;" office:value-type="string" office:string-value="insert into game_score (id, matchid, squad, goals, points, time_type) values (360, 15, 31, 3, 0, 9000);" calcext:value-type="string">
            <text:p>insert into game_score (id, matchid, squad, goals, points, time_type) values (360, 15, 31, 3, 0, 9000);</text:p>
          </table:table-cell>
          <table:table-cell table:number-columns-repeated="1017"/>
        </table:table-row>
        <table:table-row table:style-name="ro3">
          <table:table-cell table:style-name="ce2" table:formula="of:=[.A428]+1" office:value-type="float" office:value="361" calcext:value-type="float">
            <text:p>361</text:p>
          </table:table-cell>
          <table:table-cell table:style-name="ce2" table:formula="of:=[.B428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29] &amp; &quot;, &quot; &amp; [.B429] &amp; &quot;, &quot; &amp; [.C429] &amp; &quot;, &quot; &amp; [.D429] &amp; &quot;, &quot; &amp; [.E429] &amp; &quot;, &quot; &amp; [.F429] &amp; &quot;);&quot;" office:value-type="string" office:string-value="insert into game_score (id, matchid, squad, goals, points, time_type) values (361, 15, 1787, 14, 0, 9001);" calcext:value-type="string">
            <text:p>insert into game_score (id, matchid, squad, goals, points, time_type) values (361, 15, 1787, 14, 0, 9001);</text:p>
          </table:table-cell>
          <table:table-cell table:number-columns-repeated="1017"/>
        </table:table-row>
        <table:table-row table:style-name="ro3">
          <table:table-cell table:style-name="ce2" table:formula="of:=[.A429]+1" office:value-type="float" office:value="362" calcext:value-type="float">
            <text:p>362</text:p>
          </table:table-cell>
          <table:table-cell table:style-name="ce2" table:formula="of:=[.B429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30] &amp; &quot;, &quot; &amp; [.B430] &amp; &quot;, &quot; &amp; [.C430] &amp; &quot;, &quot; &amp; [.D430] &amp; &quot;, &quot; &amp; [.E430] &amp; &quot;, &quot; &amp; [.F430] &amp; &quot;);&quot;" office:value-type="string" office:string-value="insert into game_score (id, matchid, squad, goals, points, time_type) values (362, 15, 31, 5, 0, 9001);" calcext:value-type="string">
            <text:p>insert into game_score (id, matchid, squad, goals, points, time_type) values (362, 15, 31, 5, 0, 9001);</text:p>
          </table:table-cell>
          <table:table-cell table:number-columns-repeated="1017"/>
        </table:table-row>
        <table:table-row table:style-name="ro3">
          <table:table-cell table:style-name="ce2" table:formula="of:=[.A430]+1" office:value-type="float" office:value="363" calcext:value-type="float">
            <text:p>363</text:p>
          </table:table-cell>
          <table:table-cell table:style-name="ce2" table:formula="of:=[.B430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31] &amp; &quot;, &quot; &amp; [.B431] &amp; &quot;, &quot; &amp; [.C431] &amp; &quot;, &quot; &amp; [.D431] &amp; &quot;, &quot; &amp; [.E431] &amp; &quot;, &quot; &amp; [.F431] &amp; &quot;);&quot;" office:value-type="string" office:string-value="insert into game_score (id, matchid, squad, goals, points, time_type) values (363, 15, 1787, 4, 0, 9002);" calcext:value-type="string">
            <text:p>insert into game_score (id, matchid, squad, goals, points, time_type) values (363, 15, 1787, 4, 0, 9002);</text:p>
          </table:table-cell>
          <table:table-cell table:number-columns-repeated="1017"/>
        </table:table-row>
        <table:table-row table:style-name="ro3">
          <table:table-cell table:style-name="ce2" table:formula="of:=[.A431]+1" office:value-type="float" office:value="364" calcext:value-type="float">
            <text:p>364</text:p>
          </table:table-cell>
          <table:table-cell table:style-name="ce2" table:formula="of:=[.B431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32] &amp; &quot;, &quot; &amp; [.B432] &amp; &quot;, &quot; &amp; [.C432] &amp; &quot;, &quot; &amp; [.D432] &amp; &quot;, &quot; &amp; [.E432] &amp; &quot;, &quot; &amp; [.F432] &amp; &quot;);&quot;" office:value-type="string" office:string-value="insert into game_score (id, matchid, squad, goals, points, time_type) values (364, 15, 31, 1, 0, 9002);" calcext:value-type="string">
            <text:p>insert into game_score (id, matchid, squad, goals, points, time_type) values (364, 15, 31, 1, 0, 9002);</text:p>
          </table:table-cell>
          <table:table-cell table:number-columns-repeated="1017"/>
        </table:table-row>
        <table:table-row table:style-name="ro3">
          <table:table-cell table:formula="of:=[.A432]+1" office:value-type="float" office:value="365" calcext:value-type="float">
            <text:p>365</text:p>
          </table:table-cell>
          <table:table-cell table:formula="of:=[.B409]+1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33] &amp; &quot;, &quot; &amp; [.B433] &amp; &quot;, &quot; &amp; [.C433] &amp; &quot;, &quot; &amp; [.D433] &amp; &quot;, &quot; &amp; [.E433] &amp; &quot;, &quot; &amp; [.F433] &amp; &quot;);&quot;" office:value-type="string" office:string-value="insert into game_score (id, matchid, squad, goals, points, time_type) values (365, 16, 53, 2, 0, 1);" calcext:value-type="string">
            <text:p>insert into game_score (id, matchid, squad, goals, points, time_type) values (365, 16, 53, 2, 0, 1);</text:p>
          </table:table-cell>
          <table:table-cell table:number-columns-repeated="1017"/>
        </table:table-row>
        <table:table-row table:style-name="ro3">
          <table:table-cell table:formula="of:=[.A433]+1" office:value-type="float" office:value="366" calcext:value-type="float">
            <text:p>366</text:p>
          </table:table-cell>
          <table:table-cell table:formula="of:=[.B433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34] &amp; &quot;, &quot; &amp; [.B434] &amp; &quot;, &quot; &amp; [.C434] &amp; &quot;, &quot; &amp; [.D434] &amp; &quot;, &quot; &amp; [.E434] &amp; &quot;, &quot; &amp; [.F434] &amp; &quot;);&quot;" office:value-type="string" office:string-value="insert into game_score (id, matchid, squad, goals, points, time_type) values (366, 16, 31, 0, 0, 1);" calcext:value-type="string">
            <text:p>insert into game_score (id, matchid, squad, goals, points, time_type) values (366, 16, 31, 0, 0, 1);</text:p>
          </table:table-cell>
          <table:table-cell table:number-columns-repeated="1017"/>
        </table:table-row>
        <table:table-row table:style-name="ro3">
          <table:table-cell table:formula="of:=[.A434]+1" office:value-type="float" office:value="367" calcext:value-type="float">
            <text:p>367</text:p>
          </table:table-cell>
          <table:table-cell table:formula="of:=[.B434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35] &amp; &quot;, &quot; &amp; [.B435] &amp; &quot;, &quot; &amp; [.C435] &amp; &quot;, &quot; &amp; [.D435] &amp; &quot;, &quot; &amp; [.E435] &amp; &quot;, &quot; &amp; [.F435] &amp; &quot;);&quot;" office:value-type="string" office:string-value="insert into game_score (id, matchid, squad, goals, points, time_type) values (367, 16, 53, 0, 0, 2);" calcext:value-type="string">
            <text:p>insert into game_score (id, matchid, squad, goals, points, time_type) values (367, 16, 53, 0, 0, 2);</text:p>
          </table:table-cell>
          <table:table-cell table:number-columns-repeated="1017"/>
        </table:table-row>
        <table:table-row table:style-name="ro3">
          <table:table-cell table:formula="of:=[.A435]+1" office:value-type="float" office:value="368" calcext:value-type="float">
            <text:p>368</text:p>
          </table:table-cell>
          <table:table-cell table:formula="of:=[.B435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36] &amp; &quot;, &quot; &amp; [.B436] &amp; &quot;, &quot; &amp; [.C436] &amp; &quot;, &quot; &amp; [.D436] &amp; &quot;, &quot; &amp; [.E436] &amp; &quot;, &quot; &amp; [.F436] &amp; &quot;);&quot;" office:value-type="string" office:string-value="insert into game_score (id, matchid, squad, goals, points, time_type) values (368, 16, 31, 0, 0, 2);" calcext:value-type="string">
            <text:p>insert into game_score (id, matchid, squad, goals, points, time_type) values (368, 16, 31, 0, 0, 2);</text:p>
          </table:table-cell>
          <table:table-cell table:number-columns-repeated="1017"/>
        </table:table-row>
        <table:table-row table:style-name="ro3">
          <table:table-cell table:formula="of:=[.A436]+1" office:value-type="float" office:value="369" calcext:value-type="float">
            <text:p>369</text:p>
          </table:table-cell>
          <table:table-cell table:formula="of:=[.B436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37] &amp; &quot;, &quot; &amp; [.B437] &amp; &quot;, &quot; &amp; [.C437] &amp; &quot;, &quot; &amp; [.D437] &amp; &quot;, &quot; &amp; [.E437] &amp; &quot;, &quot; &amp; [.F437] &amp; &quot;);&quot;" office:value-type="string" office:string-value="insert into game_score (id, matchid, squad, goals, points, time_type) values (369, 16, 53, 0, 0, 3);" calcext:value-type="string">
            <text:p>insert into game_score (id, matchid, squad, goals, points, time_type) values (369, 16, 53, 0, 0, 3);</text:p>
          </table:table-cell>
          <table:table-cell table:number-columns-repeated="1017"/>
        </table:table-row>
        <table:table-row table:style-name="ro3">
          <table:table-cell table:formula="of:=[.A437]+1" office:value-type="float" office:value="370" calcext:value-type="float">
            <text:p>370</text:p>
          </table:table-cell>
          <table:table-cell table:formula="of:=[.B437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38] &amp; &quot;, &quot; &amp; [.B438] &amp; &quot;, &quot; &amp; [.C438] &amp; &quot;, &quot; &amp; [.D438] &amp; &quot;, &quot; &amp; [.E438] &amp; &quot;, &quot; &amp; [.F438] &amp; &quot;);&quot;" office:value-type="string" office:string-value="insert into game_score (id, matchid, squad, goals, points, time_type) values (370, 16, 31, 0, 0, 3);" calcext:value-type="string">
            <text:p>insert into game_score (id, matchid, squad, goals, points, time_type) values (370, 16, 31, 0, 0, 3);</text:p>
          </table:table-cell>
          <table:table-cell table:number-columns-repeated="1017"/>
        </table:table-row>
        <table:table-row table:style-name="ro3">
          <table:table-cell table:formula="of:=[.A438]+1" office:value-type="float" office:value="371" calcext:value-type="float">
            <text:p>371</text:p>
          </table:table-cell>
          <table:table-cell table:formula="of:=[.B438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39] &amp; &quot;, &quot; &amp; [.B439] &amp; &quot;, &quot; &amp; [.C439] &amp; &quot;, &quot; &amp; [.D439] &amp; &quot;, &quot; &amp; [.E439] &amp; &quot;, &quot; &amp; [.F439] &amp; &quot;);&quot;" office:value-type="string" office:string-value="insert into game_score (id, matchid, squad, goals, points, time_type) values (371, 16, 53, 4, 0, 4);" calcext:value-type="string">
            <text:p>insert into game_score (id, matchid, squad, goals, points, time_type) values (371, 16, 53, 4, 0, 4);</text:p>
          </table:table-cell>
          <table:table-cell table:number-columns-repeated="1017"/>
        </table:table-row>
        <table:table-row table:style-name="ro3">
          <table:table-cell table:formula="of:=[.A439]+1" office:value-type="float" office:value="372" calcext:value-type="float">
            <text:p>372</text:p>
          </table:table-cell>
          <table:table-cell table:formula="of:=[.B439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40] &amp; &quot;, &quot; &amp; [.B440] &amp; &quot;, &quot; &amp; [.C440] &amp; &quot;, &quot; &amp; [.D440] &amp; &quot;, &quot; &amp; [.E440] &amp; &quot;, &quot; &amp; [.F440] &amp; &quot;);&quot;" office:value-type="string" office:string-value="insert into game_score (id, matchid, squad, goals, points, time_type) values (372, 16, 31, 0, 0, 4);" calcext:value-type="string">
            <text:p>insert into game_score (id, matchid, squad, goals, points, time_type) values (372, 16, 31, 0, 0, 4);</text:p>
          </table:table-cell>
          <table:table-cell table:number-columns-repeated="1017"/>
        </table:table-row>
        <table:table-row table:style-name="ro3">
          <table:table-cell table:formula="of:=[.A440]+1" office:value-type="float" office:value="373" calcext:value-type="float">
            <text:p>373</text:p>
          </table:table-cell>
          <table:table-cell table:formula="of:=[.B440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41] &amp; &quot;, &quot; &amp; [.B441] &amp; &quot;, &quot; &amp; [.C441] &amp; &quot;, &quot; &amp; [.D441] &amp; &quot;, &quot; &amp; [.E441] &amp; &quot;, &quot; &amp; [.F441] &amp; &quot;);&quot;" office:value-type="string" office:string-value="insert into game_score (id, matchid, squad, goals, points, time_type) values (373, 16, 53, 0, 0, 5);" calcext:value-type="string">
            <text:p>insert into game_score (id, matchid, squad, goals, points, time_type) values (373, 16, 53, 0, 0, 5);</text:p>
          </table:table-cell>
          <table:table-cell table:number-columns-repeated="1017"/>
        </table:table-row>
        <table:table-row table:style-name="ro3">
          <table:table-cell table:formula="of:=[.A441]+1" office:value-type="float" office:value="374" calcext:value-type="float">
            <text:p>374</text:p>
          </table:table-cell>
          <table:table-cell table:formula="of:=[.B441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42] &amp; &quot;, &quot; &amp; [.B442] &amp; &quot;, &quot; &amp; [.C442] &amp; &quot;, &quot; &amp; [.D442] &amp; &quot;, &quot; &amp; [.E442] &amp; &quot;, &quot; &amp; [.F442] &amp; &quot;);&quot;" office:value-type="string" office:string-value="insert into game_score (id, matchid, squad, goals, points, time_type) values (374, 16, 31, 0, 0, 5);" calcext:value-type="string">
            <text:p>insert into game_score (id, matchid, squad, goals, points, time_type) values (374, 16, 31, 0, 0, 5);</text:p>
          </table:table-cell>
          <table:table-cell table:number-columns-repeated="1017"/>
        </table:table-row>
        <table:table-row table:style-name="ro3">
          <table:table-cell table:formula="of:=[.A442]+1" office:value-type="float" office:value="375" calcext:value-type="float">
            <text:p>375</text:p>
          </table:table-cell>
          <table:table-cell table:formula="of:=[.B442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43] &amp; &quot;, &quot; &amp; [.B443] &amp; &quot;, &quot; &amp; [.C443] &amp; &quot;, &quot; &amp; [.D443] &amp; &quot;, &quot; &amp; [.E443] &amp; &quot;, &quot; &amp; [.F443] &amp; &quot;);&quot;" office:value-type="string" office:string-value="insert into game_score (id, matchid, squad, goals, points, time_type) values (375, 16, 53, 0, 0, 6);" calcext:value-type="string">
            <text:p>insert into game_score (id, matchid, squad, goals, points, time_type) values (375, 16, 53, 0, 0, 6);</text:p>
          </table:table-cell>
          <table:table-cell table:number-columns-repeated="1017"/>
        </table:table-row>
        <table:table-row table:style-name="ro3">
          <table:table-cell table:formula="of:=[.A443]+1" office:value-type="float" office:value="376" calcext:value-type="float">
            <text:p>376</text:p>
          </table:table-cell>
          <table:table-cell table:formula="of:=[.B443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44] &amp; &quot;, &quot; &amp; [.B444] &amp; &quot;, &quot; &amp; [.C444] &amp; &quot;, &quot; &amp; [.D444] &amp; &quot;, &quot; &amp; [.E444] &amp; &quot;, &quot; &amp; [.F444] &amp; &quot;);&quot;" office:value-type="string" office:string-value="insert into game_score (id, matchid, squad, goals, points, time_type) values (376, 16, 31, 2, 0, 6);" calcext:value-type="string">
            <text:p>insert into game_score (id, matchid, squad, goals, points, time_type) values (376, 16, 31, 2, 0, 6);</text:p>
          </table:table-cell>
          <table:table-cell table:number-columns-repeated="1017"/>
        </table:table-row>
        <table:table-row table:style-name="ro3">
          <table:table-cell table:formula="of:=[.A444]+1" office:value-type="float" office:value="377" calcext:value-type="float">
            <text:p>377</text:p>
          </table:table-cell>
          <table:table-cell table:formula="of:=[.B444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45] &amp; &quot;, &quot; &amp; [.B445] &amp; &quot;, &quot; &amp; [.C445] &amp; &quot;, &quot; &amp; [.D445] &amp; &quot;, &quot; &amp; [.E445] &amp; &quot;, &quot; &amp; [.F445] &amp; &quot;);&quot;" office:value-type="string" office:string-value="insert into game_score (id, matchid, squad, goals, points, time_type) values (377, 16, 53, 4, 0, 7);" calcext:value-type="string">
            <text:p>insert into game_score (id, matchid, squad, goals, points, time_type) values (377, 16, 53, 4, 0, 7);</text:p>
          </table:table-cell>
          <table:table-cell table:number-columns-repeated="1017"/>
        </table:table-row>
        <table:table-row table:style-name="ro3">
          <table:table-cell table:formula="of:=[.A445]+1" office:value-type="float" office:value="378" calcext:value-type="float">
            <text:p>378</text:p>
          </table:table-cell>
          <table:table-cell table:formula="of:=[.B445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46] &amp; &quot;, &quot; &amp; [.B446] &amp; &quot;, &quot; &amp; [.C446] &amp; &quot;, &quot; &amp; [.D446] &amp; &quot;, &quot; &amp; [.E446] &amp; &quot;, &quot; &amp; [.F446] &amp; &quot;);&quot;" office:value-type="string" office:string-value="insert into game_score (id, matchid, squad, goals, points, time_type) values (378, 16, 31, 0, 0, 7);" calcext:value-type="string">
            <text:p>insert into game_score (id, matchid, squad, goals, points, time_type) values (378, 16, 31, 0, 0, 7);</text:p>
          </table:table-cell>
          <table:table-cell table:number-columns-repeated="1017"/>
        </table:table-row>
        <table:table-row table:style-name="ro3">
          <table:table-cell table:formula="of:=[.A446]+1" office:value-type="float" office:value="379" calcext:value-type="float">
            <text:p>379</text:p>
          </table:table-cell>
          <table:table-cell table:formula="of:=[.B446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47] &amp; &quot;, &quot; &amp; [.B447] &amp; &quot;, &quot; &amp; [.C447] &amp; &quot;, &quot; &amp; [.D447] &amp; &quot;, &quot; &amp; [.E447] &amp; &quot;, &quot; &amp; [.F447] &amp; &quot;);&quot;" office:value-type="string" office:string-value="insert into game_score (id, matchid, squad, goals, points, time_type) values (379, 16, 53, 0, 0, 8);" calcext:value-type="string">
            <text:p>insert into game_score (id, matchid, squad, goals, points, time_type) values (379, 16, 53, 0, 0, 8);</text:p>
          </table:table-cell>
          <table:table-cell table:number-columns-repeated="1017"/>
        </table:table-row>
        <table:table-row table:style-name="ro3">
          <table:table-cell table:formula="of:=[.A447]+1" office:value-type="float" office:value="380" calcext:value-type="float">
            <text:p>380</text:p>
          </table:table-cell>
          <table:table-cell table:formula="of:=[.B447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48] &amp; &quot;, &quot; &amp; [.B448] &amp; &quot;, &quot; &amp; [.C448] &amp; &quot;, &quot; &amp; [.D448] &amp; &quot;, &quot; &amp; [.E448] &amp; &quot;, &quot; &amp; [.F448] &amp; &quot;);&quot;" office:value-type="string" office:string-value="insert into game_score (id, matchid, squad, goals, points, time_type) values (380, 16, 31, 0, 0, 8);" calcext:value-type="string">
            <text:p>insert into game_score (id, matchid, squad, goals, points, time_type) values (380, 16, 31, 0, 0, 8);</text:p>
          </table:table-cell>
          <table:table-cell table:number-columns-repeated="1017"/>
        </table:table-row>
        <table:table-row table:style-name="ro3">
          <table:table-cell table:formula="of:=[.A448]+1" office:value-type="float" office:value="381" calcext:value-type="float">
            <text:p>381</text:p>
          </table:table-cell>
          <table:table-cell table:formula="of:=[.B448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49] &amp; &quot;, &quot; &amp; [.B449] &amp; &quot;, &quot; &amp; [.C449] &amp; &quot;, &quot; &amp; [.D449] &amp; &quot;, &quot; &amp; [.E449] &amp; &quot;, &quot; &amp; [.F449] &amp; &quot;);&quot;" office:value-type="string" office:string-value="insert into game_score (id, matchid, squad, goals, points, time_type) values (381, 16, 53, 1, 0, 9);" calcext:value-type="string">
            <text:p>insert into game_score (id, matchid, squad, goals, points, time_type) values (381, 16, 53, 1, 0, 9);</text:p>
          </table:table-cell>
          <table:table-cell table:number-columns-repeated="1017"/>
        </table:table-row>
        <table:table-row table:style-name="ro3">
          <table:table-cell table:formula="of:=[.A449]+1" office:value-type="float" office:value="382" calcext:value-type="float">
            <text:p>382</text:p>
          </table:table-cell>
          <table:table-cell table:formula="of:=[.B449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50] &amp; &quot;, &quot; &amp; [.B450] &amp; &quot;, &quot; &amp; [.C450] &amp; &quot;, &quot; &amp; [.D450] &amp; &quot;, &quot; &amp; [.E450] &amp; &quot;, &quot; &amp; [.F450] &amp; &quot;);&quot;" office:value-type="string" office:string-value="insert into game_score (id, matchid, squad, goals, points, time_type) values (382, 16, 31, 0, 0, 9);" calcext:value-type="string">
            <text:p>insert into game_score (id, matchid, squad, goals, points, time_type) values (382, 16, 31, 0, 0, 9);</text:p>
          </table:table-cell>
          <table:table-cell table:number-columns-repeated="1017"/>
        </table:table-row>
        <table:table-row table:style-name="ro3">
          <table:table-cell table:formula="of:=[.A450]+1" office:value-type="float" office:value="383" calcext:value-type="float">
            <text:p>383</text:p>
          </table:table-cell>
          <table:table-cell table:formula="of:=[.B450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51] &amp; &quot;, &quot; &amp; [.B451] &amp; &quot;, &quot; &amp; [.C451] &amp; &quot;, &quot; &amp; [.D451] &amp; &quot;, &quot; &amp; [.E451] &amp; &quot;, &quot; &amp; [.F451] &amp; &quot;);&quot;" office:value-type="string" office:string-value="insert into game_score (id, matchid, squad, goals, points, time_type) values (383, 16, 53, 11, 0, 9000);" calcext:value-type="string">
            <text:p>insert into game_score (id, matchid, squad, goals, points, time_type) values (383, 16, 53, 11, 0, 9000);</text:p>
          </table:table-cell>
          <table:table-cell table:number-columns-repeated="1017"/>
        </table:table-row>
        <table:table-row table:style-name="ro3">
          <table:table-cell table:formula="of:=[.A451]+1" office:value-type="float" office:value="384" calcext:value-type="float">
            <text:p>384</text:p>
          </table:table-cell>
          <table:table-cell table:formula="of:=[.B451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52] &amp; &quot;, &quot; &amp; [.B452] &amp; &quot;, &quot; &amp; [.C452] &amp; &quot;, &quot; &amp; [.D452] &amp; &quot;, &quot; &amp; [.E452] &amp; &quot;, &quot; &amp; [.F452] &amp; &quot;);&quot;" office:value-type="string" office:string-value="insert into game_score (id, matchid, squad, goals, points, time_type) values (384, 16, 31, 2, 0, 9000);" calcext:value-type="string">
            <text:p>insert into game_score (id, matchid, squad, goals, points, time_type) values (384, 16, 31, 2, 0, 9000);</text:p>
          </table:table-cell>
          <table:table-cell table:number-columns-repeated="1017"/>
        </table:table-row>
        <table:table-row table:style-name="ro3">
          <table:table-cell table:formula="of:=[.A452]+1" office:value-type="float" office:value="385" calcext:value-type="float">
            <text:p>385</text:p>
          </table:table-cell>
          <table:table-cell table:formula="of:=[.B452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53] &amp; &quot;, &quot; &amp; [.B453] &amp; &quot;, &quot; &amp; [.C453] &amp; &quot;, &quot; &amp; [.D453] &amp; &quot;, &quot; &amp; [.E453] &amp; &quot;, &quot; &amp; [.F453] &amp; &quot;);&quot;" office:value-type="string" office:string-value="insert into game_score (id, matchid, squad, goals, points, time_type) values (385, 16, 53, 16, 0, 9001);" calcext:value-type="string">
            <text:p>insert into game_score (id, matchid, squad, goals, points, time_type) values (385, 16, 53, 16, 0, 9001);</text:p>
          </table:table-cell>
          <table:table-cell table:number-columns-repeated="1017"/>
        </table:table-row>
        <table:table-row table:style-name="ro3">
          <table:table-cell table:formula="of:=[.A453]+1" office:value-type="float" office:value="386" calcext:value-type="float">
            <text:p>386</text:p>
          </table:table-cell>
          <table:table-cell table:formula="of:=[.B453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54] &amp; &quot;, &quot; &amp; [.B454] &amp; &quot;, &quot; &amp; [.C454] &amp; &quot;, &quot; &amp; [.D454] &amp; &quot;, &quot; &amp; [.E454] &amp; &quot;, &quot; &amp; [.F454] &amp; &quot;);&quot;" office:value-type="string" office:string-value="insert into game_score (id, matchid, squad, goals, points, time_type) values (386, 16, 31, 5, 0, 9001);" calcext:value-type="string">
            <text:p>insert into game_score (id, matchid, squad, goals, points, time_type) values (386, 16, 31, 5, 0, 9001);</text:p>
          </table:table-cell>
          <table:table-cell table:number-columns-repeated="1017"/>
        </table:table-row>
        <table:table-row table:style-name="ro3">
          <table:table-cell table:formula="of:=[.A454]+1" office:value-type="float" office:value="387" calcext:value-type="float">
            <text:p>387</text:p>
          </table:table-cell>
          <table:table-cell table:formula="of:=[.B454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55] &amp; &quot;, &quot; &amp; [.B455] &amp; &quot;, &quot; &amp; [.C455] &amp; &quot;, &quot; &amp; [.D455] &amp; &quot;, &quot; &amp; [.E455] &amp; &quot;, &quot; &amp; [.F455] &amp; &quot;);&quot;" office:value-type="string" office:string-value="insert into game_score (id, matchid, squad, goals, points, time_type) values (387, 16, 53, 1, 0, 9002);" calcext:value-type="string">
            <text:p>insert into game_score (id, matchid, squad, goals, points, time_type) values (387, 16, 53, 1, 0, 9002);</text:p>
          </table:table-cell>
          <table:table-cell table:number-columns-repeated="1017"/>
        </table:table-row>
        <table:table-row table:style-name="ro3">
          <table:table-cell table:formula="of:=[.A455]+1" office:value-type="float" office:value="388" calcext:value-type="float">
            <text:p>388</text:p>
          </table:table-cell>
          <table:table-cell table:formula="of:=[.B455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456] &amp; &quot;, &quot; &amp; [.B456] &amp; &quot;, &quot; &amp; [.C456] &amp; &quot;, &quot; &amp; [.D456] &amp; &quot;, &quot; &amp; [.E456] &amp; &quot;, &quot; &amp; [.F456] &amp; &quot;);&quot;" office:value-type="string" office:string-value="insert into game_score (id, matchid, squad, goals, points, time_type) values (388, 16, 31, 3, 0, 9002);" calcext:value-type="string">
            <text:p>insert into game_score (id, matchid, squad, goals, points, time_type) values (388, 16, 31, 3, 0, 9002);</text:p>
          </table:table-cell>
          <table:table-cell table:number-columns-repeated="1017"/>
        </table:table-row>
        <table:table-row table:style-name="ro3">
          <table:table-cell table:style-name="ce2" table:formula="of:=[.A456]+1" office:value-type="float" office:value="389" calcext:value-type="float">
            <text:p>389</text:p>
          </table:table-cell>
          <table:table-cell table:style-name="ce2" table:formula="of:=[.B433]+1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57] &amp; &quot;, &quot; &amp; [.B457] &amp; &quot;, &quot; &amp; [.C457] &amp; &quot;, &quot; &amp; [.D457] &amp; &quot;, &quot; &amp; [.E457] &amp; &quot;, &quot; &amp; [.F457] &amp; &quot;);&quot;" office:value-type="string" office:string-value="insert into game_score (id, matchid, squad, goals, points, time_type) values (389, 17, 31, 5, 0, 1);" calcext:value-type="string">
            <text:p>insert into game_score (id, matchid, squad, goals, points, time_type) values (389, 17, 31, 5, 0, 1);</text:p>
          </table:table-cell>
          <table:table-cell table:number-columns-repeated="1017"/>
        </table:table-row>
        <table:table-row table:style-name="ro3">
          <table:table-cell table:style-name="ce2" table:formula="of:=[.A457]+1" office:value-type="float" office:value="390" calcext:value-type="float">
            <text:p>390</text:p>
          </table:table-cell>
          <table:table-cell table:style-name="ce2" table:formula="of:=[.B457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58] &amp; &quot;, &quot; &amp; [.B458] &amp; &quot;, &quot; &amp; [.C458] &amp; &quot;, &quot; &amp; [.D458] &amp; &quot;, &quot; &amp; [.E458] &amp; &quot;, &quot; &amp; [.F458] &amp; &quot;);&quot;" office:value-type="string" office:string-value="insert into game_score (id, matchid, squad, goals, points, time_type) values (390, 17, 507, 0, 0, 1);" calcext:value-type="string">
            <text:p>insert into game_score (id, matchid, squad, goals, points, time_type) values (390, 17, 507, 0, 0, 1);</text:p>
          </table:table-cell>
          <table:table-cell table:number-columns-repeated="1017"/>
        </table:table-row>
        <table:table-row table:style-name="ro3">
          <table:table-cell table:style-name="ce2" table:formula="of:=[.A458]+1" office:value-type="float" office:value="391" calcext:value-type="float">
            <text:p>391</text:p>
          </table:table-cell>
          <table:table-cell table:style-name="ce2" table:formula="of:=[.B458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59] &amp; &quot;, &quot; &amp; [.B459] &amp; &quot;, &quot; &amp; [.C459] &amp; &quot;, &quot; &amp; [.D459] &amp; &quot;, &quot; &amp; [.E459] &amp; &quot;, &quot; &amp; [.F459] &amp; &quot;);&quot;" office:value-type="string" office:string-value="insert into game_score (id, matchid, squad, goals, points, time_type) values (391, 17, 31, 0, 0, 2);" calcext:value-type="string">
            <text:p>insert into game_score (id, matchid, squad, goals, points, time_type) values (391, 17, 31, 0, 0, 2);</text:p>
          </table:table-cell>
          <table:table-cell table:number-columns-repeated="1017"/>
        </table:table-row>
        <table:table-row table:style-name="ro3">
          <table:table-cell table:style-name="ce2" table:formula="of:=[.A459]+1" office:value-type="float" office:value="392" calcext:value-type="float">
            <text:p>392</text:p>
          </table:table-cell>
          <table:table-cell table:style-name="ce2" table:formula="of:=[.B459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60] &amp; &quot;, &quot; &amp; [.B460] &amp; &quot;, &quot; &amp; [.C460] &amp; &quot;, &quot; &amp; [.D460] &amp; &quot;, &quot; &amp; [.E460] &amp; &quot;, &quot; &amp; [.F460] &amp; &quot;);&quot;" office:value-type="string" office:string-value="insert into game_score (id, matchid, squad, goals, points, time_type) values (392, 17, 507, 0, 0, 2);" calcext:value-type="string">
            <text:p>insert into game_score (id, matchid, squad, goals, points, time_type) values (392, 17, 507, 0, 0, 2);</text:p>
          </table:table-cell>
          <table:table-cell table:number-columns-repeated="1017"/>
        </table:table-row>
        <table:table-row table:style-name="ro3">
          <table:table-cell table:style-name="ce2" table:formula="of:=[.A460]+1" office:value-type="float" office:value="393" calcext:value-type="float">
            <text:p>393</text:p>
          </table:table-cell>
          <table:table-cell table:style-name="ce2" table:formula="of:=[.B460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61] &amp; &quot;, &quot; &amp; [.B461] &amp; &quot;, &quot; &amp; [.C461] &amp; &quot;, &quot; &amp; [.D461] &amp; &quot;, &quot; &amp; [.E461] &amp; &quot;, &quot; &amp; [.F461] &amp; &quot;);&quot;" office:value-type="string" office:string-value="insert into game_score (id, matchid, squad, goals, points, time_type) values (393, 17, 31, 1, 0, 3);" calcext:value-type="string">
            <text:p>insert into game_score (id, matchid, squad, goals, points, time_type) values (393, 17, 31, 1, 0, 3);</text:p>
          </table:table-cell>
          <table:table-cell table:number-columns-repeated="1017"/>
        </table:table-row>
        <table:table-row table:style-name="ro3">
          <table:table-cell table:style-name="ce2" table:formula="of:=[.A461]+1" office:value-type="float" office:value="394" calcext:value-type="float">
            <text:p>394</text:p>
          </table:table-cell>
          <table:table-cell table:style-name="ce2" table:formula="of:=[.B461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62] &amp; &quot;, &quot; &amp; [.B462] &amp; &quot;, &quot; &amp; [.C462] &amp; &quot;, &quot; &amp; [.D462] &amp; &quot;, &quot; &amp; [.E462] &amp; &quot;, &quot; &amp; [.F462] &amp; &quot;);&quot;" office:value-type="string" office:string-value="insert into game_score (id, matchid, squad, goals, points, time_type) values (394, 17, 507, 0, 0, 3);" calcext:value-type="string">
            <text:p>insert into game_score (id, matchid, squad, goals, points, time_type) values (394, 17, 507, 0, 0, 3);</text:p>
          </table:table-cell>
          <table:table-cell table:number-columns-repeated="1017"/>
        </table:table-row>
        <table:table-row table:style-name="ro3">
          <table:table-cell table:style-name="ce2" table:formula="of:=[.A462]+1" office:value-type="float" office:value="395" calcext:value-type="float">
            <text:p>395</text:p>
          </table:table-cell>
          <table:table-cell table:style-name="ce2" table:formula="of:=[.B462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63] &amp; &quot;, &quot; &amp; [.B463] &amp; &quot;, &quot; &amp; [.C463] &amp; &quot;, &quot; &amp; [.D463] &amp; &quot;, &quot; &amp; [.E463] &amp; &quot;, &quot; &amp; [.F463] &amp; &quot;);&quot;" office:value-type="string" office:string-value="insert into game_score (id, matchid, squad, goals, points, time_type) values (395, 17, 31, 1, 0, 4);" calcext:value-type="string">
            <text:p>insert into game_score (id, matchid, squad, goals, points, time_type) values (395, 17, 31, 1, 0, 4);</text:p>
          </table:table-cell>
          <table:table-cell table:number-columns-repeated="1017"/>
        </table:table-row>
        <table:table-row table:style-name="ro3">
          <table:table-cell table:style-name="ce2" table:formula="of:=[.A463]+1" office:value-type="float" office:value="396" calcext:value-type="float">
            <text:p>396</text:p>
          </table:table-cell>
          <table:table-cell table:style-name="ce2" table:formula="of:=[.B463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64] &amp; &quot;, &quot; &amp; [.B464] &amp; &quot;, &quot; &amp; [.C464] &amp; &quot;, &quot; &amp; [.D464] &amp; &quot;, &quot; &amp; [.E464] &amp; &quot;, &quot; &amp; [.F464] &amp; &quot;);&quot;" office:value-type="string" office:string-value="insert into game_score (id, matchid, squad, goals, points, time_type) values (396, 17, 507, 0, 0, 4);" calcext:value-type="string">
            <text:p>insert into game_score (id, matchid, squad, goals, points, time_type) values (396, 17, 507, 0, 0, 4);</text:p>
          </table:table-cell>
          <table:table-cell table:number-columns-repeated="1017"/>
        </table:table-row>
        <table:table-row table:style-name="ro3">
          <table:table-cell table:style-name="ce2" table:formula="of:=[.A464]+1" office:value-type="float" office:value="397" calcext:value-type="float">
            <text:p>397</text:p>
          </table:table-cell>
          <table:table-cell table:style-name="ce2" table:formula="of:=[.B464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65] &amp; &quot;, &quot; &amp; [.B465] &amp; &quot;, &quot; &amp; [.C465] &amp; &quot;, &quot; &amp; [.D465] &amp; &quot;, &quot; &amp; [.E465] &amp; &quot;, &quot; &amp; [.F465] &amp; &quot;);&quot;" office:value-type="string" office:string-value="insert into game_score (id, matchid, squad, goals, points, time_type) values (397, 17, 31, 3, 0, 5);" calcext:value-type="string">
            <text:p>insert into game_score (id, matchid, squad, goals, points, time_type) values (397, 17, 31, 3, 0, 5);</text:p>
          </table:table-cell>
          <table:table-cell table:number-columns-repeated="1017"/>
        </table:table-row>
        <table:table-row table:style-name="ro3">
          <table:table-cell table:style-name="ce2" table:formula="of:=[.A465]+1" office:value-type="float" office:value="398" calcext:value-type="float">
            <text:p>398</text:p>
          </table:table-cell>
          <table:table-cell table:style-name="ce2" table:formula="of:=[.B465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66] &amp; &quot;, &quot; &amp; [.B466] &amp; &quot;, &quot; &amp; [.C466] &amp; &quot;, &quot; &amp; [.D466] &amp; &quot;, &quot; &amp; [.E466] &amp; &quot;, &quot; &amp; [.F466] &amp; &quot;);&quot;" office:value-type="string" office:string-value="insert into game_score (id, matchid, squad, goals, points, time_type) values (398, 17, 507, 0, 0, 5);" calcext:value-type="string">
            <text:p>insert into game_score (id, matchid, squad, goals, points, time_type) values (398, 17, 507, 0, 0, 5);</text:p>
          </table:table-cell>
          <table:table-cell table:number-columns-repeated="1017"/>
        </table:table-row>
        <table:table-row table:style-name="ro3">
          <table:table-cell table:style-name="ce2" table:formula="of:=[.A466]+1" office:value-type="float" office:value="399" calcext:value-type="float">
            <text:p>399</text:p>
          </table:table-cell>
          <table:table-cell table:style-name="ce2" table:formula="of:=[.B466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67] &amp; &quot;, &quot; &amp; [.B467] &amp; &quot;, &quot; &amp; [.C467] &amp; &quot;, &quot; &amp; [.D467] &amp; &quot;, &quot; &amp; [.E467] &amp; &quot;, &quot; &amp; [.F467] &amp; &quot;);&quot;" office:value-type="string" office:string-value="insert into game_score (id, matchid, squad, goals, points, time_type) values (399, 17, 31, 0, 0, 6);" calcext:value-type="string">
            <text:p>insert into game_score (id, matchid, squad, goals, points, time_type) values (399, 17, 31, 0, 0, 6);</text:p>
          </table:table-cell>
          <table:table-cell table:number-columns-repeated="1017"/>
        </table:table-row>
        <table:table-row table:style-name="ro3">
          <table:table-cell table:style-name="ce2" table:formula="of:=[.A467]+1" office:value-type="float" office:value="400" calcext:value-type="float">
            <text:p>400</text:p>
          </table:table-cell>
          <table:table-cell table:style-name="ce2" table:formula="of:=[.B467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68] &amp; &quot;, &quot; &amp; [.B468] &amp; &quot;, &quot; &amp; [.C468] &amp; &quot;, &quot; &amp; [.D468] &amp; &quot;, &quot; &amp; [.E468] &amp; &quot;, &quot; &amp; [.F468] &amp; &quot;);&quot;" office:value-type="string" office:string-value="insert into game_score (id, matchid, squad, goals, points, time_type) values (400, 17, 507, 0, 0, 6);" calcext:value-type="string">
            <text:p>insert into game_score (id, matchid, squad, goals, points, time_type) values (400, 17, 507, 0, 0, 6);</text:p>
          </table:table-cell>
          <table:table-cell table:number-columns-repeated="1017"/>
        </table:table-row>
        <table:table-row table:style-name="ro3">
          <table:table-cell table:style-name="ce2" table:formula="of:=[.A468]+1" office:value-type="float" office:value="401" calcext:value-type="float">
            <text:p>401</text:p>
          </table:table-cell>
          <table:table-cell table:style-name="ce2" table:formula="of:=[.B468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69] &amp; &quot;, &quot; &amp; [.B469] &amp; &quot;, &quot; &amp; [.C469] &amp; &quot;, &quot; &amp; [.D469] &amp; &quot;, &quot; &amp; [.E469] &amp; &quot;, &quot; &amp; [.F469] &amp; &quot;);&quot;" office:value-type="string" office:string-value="insert into game_score (id, matchid, squad, goals, points, time_type) values (401, 17, 31, 0, 0, 7);" calcext:value-type="string">
            <text:p>insert into game_score (id, matchid, squad, goals, points, time_type) values (401, 17, 31, 0, 0, 7);</text:p>
          </table:table-cell>
          <table:table-cell table:number-columns-repeated="1017"/>
        </table:table-row>
        <table:table-row table:style-name="ro3">
          <table:table-cell table:style-name="ce2" table:formula="of:=[.A469]+1" office:value-type="float" office:value="402" calcext:value-type="float">
            <text:p>402</text:p>
          </table:table-cell>
          <table:table-cell table:style-name="ce2" table:formula="of:=[.B469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70] &amp; &quot;, &quot; &amp; [.B470] &amp; &quot;, &quot; &amp; [.C470] &amp; &quot;, &quot; &amp; [.D470] &amp; &quot;, &quot; &amp; [.E470] &amp; &quot;, &quot; &amp; [.F470] &amp; &quot;);&quot;" office:value-type="string" office:string-value="insert into game_score (id, matchid, squad, goals, points, time_type) values (402, 17, 507, 0, 0, 7);" calcext:value-type="string">
            <text:p>insert into game_score (id, matchid, squad, goals, points, time_type) values (402, 17, 507, 0, 0, 7);</text:p>
          </table:table-cell>
          <table:table-cell table:number-columns-repeated="1017"/>
        </table:table-row>
        <table:table-row table:style-name="ro3">
          <table:table-cell table:style-name="ce2" table:formula="of:=[.A470]+1" office:value-type="float" office:value="403" calcext:value-type="float">
            <text:p>403</text:p>
          </table:table-cell>
          <table:table-cell table:style-name="ce2" table:formula="of:=[.B470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71] &amp; &quot;, &quot; &amp; [.B471] &amp; &quot;, &quot; &amp; [.C471] &amp; &quot;, &quot; &amp; [.D471] &amp; &quot;, &quot; &amp; [.E471] &amp; &quot;, &quot; &amp; [.F471] &amp; &quot;);&quot;" office:value-type="string" office:string-value="insert into game_score (id, matchid, squad, goals, points, time_type) values (403, 17, 31, null, 0, 8);" calcext:value-type="string">
            <text:p>insert into game_score (id, matchid, squad, goals, points, time_type) values (403, 17, 31, null, 0, 8);</text:p>
          </table:table-cell>
          <table:table-cell table:number-columns-repeated="1017"/>
        </table:table-row>
        <table:table-row table:style-name="ro3">
          <table:table-cell table:style-name="ce2" table:formula="of:=[.A471]+1" office:value-type="float" office:value="404" calcext:value-type="float">
            <text:p>404</text:p>
          </table:table-cell>
          <table:table-cell table:style-name="ce2" table:formula="of:=[.B471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72] &amp; &quot;, &quot; &amp; [.B472] &amp; &quot;, &quot; &amp; [.C472] &amp; &quot;, &quot; &amp; [.D472] &amp; &quot;, &quot; &amp; [.E472] &amp; &quot;, &quot; &amp; [.F472] &amp; &quot;);&quot;" office:value-type="string" office:string-value="insert into game_score (id, matchid, squad, goals, points, time_type) values (404, 17, 507, null, 0, 8);" calcext:value-type="string">
            <text:p>insert into game_score (id, matchid, squad, goals, points, time_type) values (404, 17, 507, null, 0, 8);</text:p>
          </table:table-cell>
          <table:table-cell table:number-columns-repeated="1017"/>
        </table:table-row>
        <table:table-row table:style-name="ro3">
          <table:table-cell table:style-name="ce2" table:formula="of:=[.A472]+1" office:value-type="float" office:value="405" calcext:value-type="float">
            <text:p>405</text:p>
          </table:table-cell>
          <table:table-cell table:style-name="ce2" table:formula="of:=[.B472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73] &amp; &quot;, &quot; &amp; [.B473] &amp; &quot;, &quot; &amp; [.C473] &amp; &quot;, &quot; &amp; [.D473] &amp; &quot;, &quot; &amp; [.E473] &amp; &quot;, &quot; &amp; [.F473] &amp; &quot;);&quot;" office:value-type="string" office:string-value="insert into game_score (id, matchid, squad, goals, points, time_type) values (405, 17, 31, null, 0, 9);" calcext:value-type="string">
            <text:p>insert into game_score (id, matchid, squad, goals, points, time_type) values (405, 17, 31, null, 0, 9);</text:p>
          </table:table-cell>
          <table:table-cell table:number-columns-repeated="1017"/>
        </table:table-row>
        <table:table-row table:style-name="ro3">
          <table:table-cell table:style-name="ce2" table:formula="of:=[.A473]+1" office:value-type="float" office:value="406" calcext:value-type="float">
            <text:p>406</text:p>
          </table:table-cell>
          <table:table-cell table:style-name="ce2" table:formula="of:=[.B473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74] &amp; &quot;, &quot; &amp; [.B474] &amp; &quot;, &quot; &amp; [.C474] &amp; &quot;, &quot; &amp; [.D474] &amp; &quot;, &quot; &amp; [.E474] &amp; &quot;, &quot; &amp; [.F474] &amp; &quot;);&quot;" office:value-type="string" office:string-value="insert into game_score (id, matchid, squad, goals, points, time_type) values (406, 17, 507, null, 0, 9);" calcext:value-type="string">
            <text:p>insert into game_score (id, matchid, squad, goals, points, time_type) values (406, 17, 507, null, 0, 9);</text:p>
          </table:table-cell>
          <table:table-cell table:number-columns-repeated="1017"/>
        </table:table-row>
        <table:table-row table:style-name="ro3">
          <table:table-cell table:style-name="ce2" table:formula="of:=[.A474]+1" office:value-type="float" office:value="407" calcext:value-type="float">
            <text:p>407</text:p>
          </table:table-cell>
          <table:table-cell table:style-name="ce2" table:formula="of:=[.B474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75] &amp; &quot;, &quot; &amp; [.B475] &amp; &quot;, &quot; &amp; [.C475] &amp; &quot;, &quot; &amp; [.D475] &amp; &quot;, &quot; &amp; [.E475] &amp; &quot;, &quot; &amp; [.F475] &amp; &quot;);&quot;" office:value-type="string" office:string-value="insert into game_score (id, matchid, squad, goals, points, time_type) values (407, 17, 31, 10, 0, 9000);" calcext:value-type="string">
            <text:p>insert into game_score (id, matchid, squad, goals, points, time_type) values (407, 17, 31, 10, 0, 9000);</text:p>
          </table:table-cell>
          <table:table-cell table:number-columns-repeated="1017"/>
        </table:table-row>
        <table:table-row table:style-name="ro3">
          <table:table-cell table:style-name="ce2" table:formula="of:=[.A475]+1" office:value-type="float" office:value="408" calcext:value-type="float">
            <text:p>408</text:p>
          </table:table-cell>
          <table:table-cell table:style-name="ce2" table:formula="of:=[.B475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76] &amp; &quot;, &quot; &amp; [.B476] &amp; &quot;, &quot; &amp; [.C476] &amp; &quot;, &quot; &amp; [.D476] &amp; &quot;, &quot; &amp; [.E476] &amp; &quot;, &quot; &amp; [.F476] &amp; &quot;);&quot;" office:value-type="string" office:string-value="insert into game_score (id, matchid, squad, goals, points, time_type) values (408, 17, 507, 0, 0, 9000);" calcext:value-type="string">
            <text:p>insert into game_score (id, matchid, squad, goals, points, time_type) values (408, 17, 507, 0, 0, 9000);</text:p>
          </table:table-cell>
          <table:table-cell table:number-columns-repeated="1017"/>
        </table:table-row>
        <table:table-row table:style-name="ro3">
          <table:table-cell table:style-name="ce2" table:formula="of:=[.A476]+1" office:value-type="float" office:value="409" calcext:value-type="float">
            <text:p>409</text:p>
          </table:table-cell>
          <table:table-cell table:style-name="ce2" table:formula="of:=[.B476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77] &amp; &quot;, &quot; &amp; [.B477] &amp; &quot;, &quot; &amp; [.C477] &amp; &quot;, &quot; &amp; [.D477] &amp; &quot;, &quot; &amp; [.E477] &amp; &quot;, &quot; &amp; [.F477] &amp; &quot;);&quot;" office:value-type="string" office:string-value="insert into game_score (id, matchid, squad, goals, points, time_type) values (409, 17, 31, 16, 0, 9001);" calcext:value-type="string">
            <text:p>insert into game_score (id, matchid, squad, goals, points, time_type) values (409, 17, 31, 16, 0, 9001);</text:p>
          </table:table-cell>
          <table:table-cell table:number-columns-repeated="1017"/>
        </table:table-row>
        <table:table-row table:style-name="ro3">
          <table:table-cell table:style-name="ce2" table:formula="of:=[.A477]+1" office:value-type="float" office:value="410" calcext:value-type="float">
            <text:p>410</text:p>
          </table:table-cell>
          <table:table-cell table:style-name="ce2" table:formula="of:=[.B477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78] &amp; &quot;, &quot; &amp; [.B478] &amp; &quot;, &quot; &amp; [.C478] &amp; &quot;, &quot; &amp; [.D478] &amp; &quot;, &quot; &amp; [.E478] &amp; &quot;, &quot; &amp; [.F478] &amp; &quot;);&quot;" office:value-type="string" office:string-value="insert into game_score (id, matchid, squad, goals, points, time_type) values (410, 17, 507, 0, 0, 9001);" calcext:value-type="string">
            <text:p>insert into game_score (id, matchid, squad, goals, points, time_type) values (410, 17, 507, 0, 0, 9001);</text:p>
          </table:table-cell>
          <table:table-cell table:number-columns-repeated="1017"/>
        </table:table-row>
        <table:table-row table:style-name="ro3">
          <table:table-cell table:style-name="ce2" table:formula="of:=[.A478]+1" office:value-type="float" office:value="411" calcext:value-type="float">
            <text:p>411</text:p>
          </table:table-cell>
          <table:table-cell table:style-name="ce2" table:formula="of:=[.B478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79] &amp; &quot;, &quot; &amp; [.B479] &amp; &quot;, &quot; &amp; [.C479] &amp; &quot;, &quot; &amp; [.D479] &amp; &quot;, &quot; &amp; [.E479] &amp; &quot;, &quot; &amp; [.F479] &amp; &quot;);&quot;" office:value-type="string" office:string-value="insert into game_score (id, matchid, squad, goals, points, time_type) values (411, 17, 31, 0, 0, 9002);" calcext:value-type="string">
            <text:p>insert into game_score (id, matchid, squad, goals, points, time_type) values (411, 17, 31, 0, 0, 9002);</text:p>
          </table:table-cell>
          <table:table-cell table:number-columns-repeated="1017"/>
        </table:table-row>
        <table:table-row table:style-name="ro3">
          <table:table-cell table:style-name="ce2" table:formula="of:=[.A479]+1" office:value-type="float" office:value="412" calcext:value-type="float">
            <text:p>412</text:p>
          </table:table-cell>
          <table:table-cell table:style-name="ce2" table:formula="of:=[.B479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80] &amp; &quot;, &quot; &amp; [.B480] &amp; &quot;, &quot; &amp; [.C480] &amp; &quot;, &quot; &amp; [.D480] &amp; &quot;, &quot; &amp; [.E480] &amp; &quot;, &quot; &amp; [.F480] &amp; &quot;);&quot;" office:value-type="string" office:string-value="insert into game_score (id, matchid, squad, goals, points, time_type) values (412, 17, 507, 2, 0, 9002);" calcext:value-type="string">
            <text:p>insert into game_score (id, matchid, squad, goals, points, time_type) values (412, 17, 507, 2, 0, 9002);</text:p>
          </table:table-cell>
          <table:table-cell table:number-columns-repeated="1017"/>
        </table:table-row>
        <table:table-row table:style-name="ro3">
          <table:table-cell table:formula="of:=[.A480]+1" office:value-type="float" office:value="413" calcext:value-type="float">
            <text:p>413</text:p>
          </table:table-cell>
          <table:table-cell table:formula="of:=[.B457]+1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81] &amp; &quot;, &quot; &amp; [.B481] &amp; &quot;, &quot; &amp; [.C481] &amp; &quot;, &quot; &amp; [.D481] &amp; &quot;, &quot; &amp; [.E481] &amp; &quot;, &quot; &amp; [.F481] &amp; &quot;);&quot;" office:value-type="string" office:string-value="insert into game_score (id, matchid, squad, goals, points, time_type) values (413, 18, 1787, 0, 0, 1);" calcext:value-type="string">
            <text:p>insert into game_score (id, matchid, squad, goals, points, time_type) values (413, 18, 1787, 0, 0, 1);</text:p>
          </table:table-cell>
          <table:table-cell table:number-columns-repeated="1017"/>
        </table:table-row>
        <table:table-row table:style-name="ro3">
          <table:table-cell table:formula="of:=[.A481]+1" office:value-type="float" office:value="414" calcext:value-type="float">
            <text:p>414</text:p>
          </table:table-cell>
          <table:table-cell table:formula="of:=[.B481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82] &amp; &quot;, &quot; &amp; [.B482] &amp; &quot;, &quot; &amp; [.C482] &amp; &quot;, &quot; &amp; [.D482] &amp; &quot;, &quot; &amp; [.E482] &amp; &quot;, &quot; &amp; [.F482] &amp; &quot;);&quot;" office:value-type="string" office:string-value="insert into game_score (id, matchid, squad, goals, points, time_type) values (414, 18, 53, 0, 0, 1);" calcext:value-type="string">
            <text:p>insert into game_score (id, matchid, squad, goals, points, time_type) values (414, 18, 53, 0, 0, 1);</text:p>
          </table:table-cell>
          <table:table-cell table:number-columns-repeated="1017"/>
        </table:table-row>
        <table:table-row table:style-name="ro3">
          <table:table-cell table:formula="of:=[.A482]+1" office:value-type="float" office:value="415" calcext:value-type="float">
            <text:p>415</text:p>
          </table:table-cell>
          <table:table-cell table:formula="of:=[.B482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83] &amp; &quot;, &quot; &amp; [.B483] &amp; &quot;, &quot; &amp; [.C483] &amp; &quot;, &quot; &amp; [.D483] &amp; &quot;, &quot; &amp; [.E483] &amp; &quot;, &quot; &amp; [.F483] &amp; &quot;);&quot;" office:value-type="string" office:string-value="insert into game_score (id, matchid, squad, goals, points, time_type) values (415, 18, 1787, 2, 0, 2);" calcext:value-type="string">
            <text:p>insert into game_score (id, matchid, squad, goals, points, time_type) values (415, 18, 1787, 2, 0, 2);</text:p>
          </table:table-cell>
          <table:table-cell table:number-columns-repeated="1017"/>
        </table:table-row>
        <table:table-row table:style-name="ro3">
          <table:table-cell table:formula="of:=[.A483]+1" office:value-type="float" office:value="416" calcext:value-type="float">
            <text:p>416</text:p>
          </table:table-cell>
          <table:table-cell table:formula="of:=[.B483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84] &amp; &quot;, &quot; &amp; [.B484] &amp; &quot;, &quot; &amp; [.C484] &amp; &quot;, &quot; &amp; [.D484] &amp; &quot;, &quot; &amp; [.E484] &amp; &quot;, &quot; &amp; [.F484] &amp; &quot;);&quot;" office:value-type="string" office:string-value="insert into game_score (id, matchid, squad, goals, points, time_type) values (416, 18, 53, 1, 0, 2);" calcext:value-type="string">
            <text:p>insert into game_score (id, matchid, squad, goals, points, time_type) values (416, 18, 53, 1, 0, 2);</text:p>
          </table:table-cell>
          <table:table-cell table:number-columns-repeated="1017"/>
        </table:table-row>
        <table:table-row table:style-name="ro3">
          <table:table-cell table:formula="of:=[.A484]+1" office:value-type="float" office:value="417" calcext:value-type="float">
            <text:p>417</text:p>
          </table:table-cell>
          <table:table-cell table:formula="of:=[.B484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85] &amp; &quot;, &quot; &amp; [.B485] &amp; &quot;, &quot; &amp; [.C485] &amp; &quot;, &quot; &amp; [.D485] &amp; &quot;, &quot; &amp; [.E485] &amp; &quot;, &quot; &amp; [.F485] &amp; &quot;);&quot;" office:value-type="string" office:string-value="insert into game_score (id, matchid, squad, goals, points, time_type) values (417, 18, 1787, 0, 0, 3);" calcext:value-type="string">
            <text:p>insert into game_score (id, matchid, squad, goals, points, time_type) values (417, 18, 1787, 0, 0, 3);</text:p>
          </table:table-cell>
          <table:table-cell table:number-columns-repeated="1017"/>
        </table:table-row>
        <table:table-row table:style-name="ro3">
          <table:table-cell table:formula="of:=[.A485]+1" office:value-type="float" office:value="418" calcext:value-type="float">
            <text:p>418</text:p>
          </table:table-cell>
          <table:table-cell table:formula="of:=[.B485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86] &amp; &quot;, &quot; &amp; [.B486] &amp; &quot;, &quot; &amp; [.C486] &amp; &quot;, &quot; &amp; [.D486] &amp; &quot;, &quot; &amp; [.E486] &amp; &quot;, &quot; &amp; [.F486] &amp; &quot;);&quot;" office:value-type="string" office:string-value="insert into game_score (id, matchid, squad, goals, points, time_type) values (418, 18, 53, 0, 0, 3);" calcext:value-type="string">
            <text:p>insert into game_score (id, matchid, squad, goals, points, time_type) values (418, 18, 53, 0, 0, 3);</text:p>
          </table:table-cell>
          <table:table-cell table:number-columns-repeated="1017"/>
        </table:table-row>
        <table:table-row table:style-name="ro3">
          <table:table-cell table:formula="of:=[.A486]+1" office:value-type="float" office:value="419" calcext:value-type="float">
            <text:p>419</text:p>
          </table:table-cell>
          <table:table-cell table:formula="of:=[.B486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87] &amp; &quot;, &quot; &amp; [.B487] &amp; &quot;, &quot; &amp; [.C487] &amp; &quot;, &quot; &amp; [.D487] &amp; &quot;, &quot; &amp; [.E487] &amp; &quot;, &quot; &amp; [.F487] &amp; &quot;);&quot;" office:value-type="string" office:string-value="insert into game_score (id, matchid, squad, goals, points, time_type) values (419, 18, 1787, 5, 0, 4);" calcext:value-type="string">
            <text:p>insert into game_score (id, matchid, squad, goals, points, time_type) values (419, 18, 1787, 5, 0, 4);</text:p>
          </table:table-cell>
          <table:table-cell table:number-columns-repeated="1017"/>
        </table:table-row>
        <table:table-row table:style-name="ro3">
          <table:table-cell table:formula="of:=[.A487]+1" office:value-type="float" office:value="420" calcext:value-type="float">
            <text:p>420</text:p>
          </table:table-cell>
          <table:table-cell table:formula="of:=[.B487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88] &amp; &quot;, &quot; &amp; [.B488] &amp; &quot;, &quot; &amp; [.C488] &amp; &quot;, &quot; &amp; [.D488] &amp; &quot;, &quot; &amp; [.E488] &amp; &quot;, &quot; &amp; [.F488] &amp; &quot;);&quot;" office:value-type="string" office:string-value="insert into game_score (id, matchid, squad, goals, points, time_type) values (420, 18, 53, 0, 0, 4);" calcext:value-type="string">
            <text:p>insert into game_score (id, matchid, squad, goals, points, time_type) values (420, 18, 53, 0, 0, 4);</text:p>
          </table:table-cell>
          <table:table-cell table:number-columns-repeated="1017"/>
        </table:table-row>
        <table:table-row table:style-name="ro3">
          <table:table-cell table:formula="of:=[.A488]+1" office:value-type="float" office:value="421" calcext:value-type="float">
            <text:p>421</text:p>
          </table:table-cell>
          <table:table-cell table:formula="of:=[.B488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89] &amp; &quot;, &quot; &amp; [.B489] &amp; &quot;, &quot; &amp; [.C489] &amp; &quot;, &quot; &amp; [.D489] &amp; &quot;, &quot; &amp; [.E489] &amp; &quot;, &quot; &amp; [.F489] &amp; &quot;);&quot;" office:value-type="string" office:string-value="insert into game_score (id, matchid, squad, goals, points, time_type) values (421, 18, 1787, 5, 0, 5);" calcext:value-type="string">
            <text:p>insert into game_score (id, matchid, squad, goals, points, time_type) values (421, 18, 1787, 5, 0, 5);</text:p>
          </table:table-cell>
          <table:table-cell table:number-columns-repeated="1017"/>
        </table:table-row>
        <table:table-row table:style-name="ro3">
          <table:table-cell table:formula="of:=[.A489]+1" office:value-type="float" office:value="422" calcext:value-type="float">
            <text:p>422</text:p>
          </table:table-cell>
          <table:table-cell table:formula="of:=[.B489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90] &amp; &quot;, &quot; &amp; [.B490] &amp; &quot;, &quot; &amp; [.C490] &amp; &quot;, &quot; &amp; [.D490] &amp; &quot;, &quot; &amp; [.E490] &amp; &quot;, &quot; &amp; [.F490] &amp; &quot;);&quot;" office:value-type="string" office:string-value="insert into game_score (id, matchid, squad, goals, points, time_type) values (422, 18, 53, 0, 0, 5);" calcext:value-type="string">
            <text:p>insert into game_score (id, matchid, squad, goals, points, time_type) values (422, 18, 53, 0, 0, 5);</text:p>
          </table:table-cell>
          <table:table-cell table:number-columns-repeated="1017"/>
        </table:table-row>
        <table:table-row table:style-name="ro3">
          <table:table-cell table:formula="of:=[.A490]+1" office:value-type="float" office:value="423" calcext:value-type="float">
            <text:p>423</text:p>
          </table:table-cell>
          <table:table-cell table:formula="of:=[.B490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91] &amp; &quot;, &quot; &amp; [.B491] &amp; &quot;, &quot; &amp; [.C491] &amp; &quot;, &quot; &amp; [.D491] &amp; &quot;, &quot; &amp; [.E491] &amp; &quot;, &quot; &amp; [.F491] &amp; &quot;);&quot;" office:value-type="string" office:string-value="insert into game_score (id, matchid, squad, goals, points, time_type) values (423, 18, 1787, 0, 0, 6);" calcext:value-type="string">
            <text:p>insert into game_score (id, matchid, squad, goals, points, time_type) values (423, 18, 1787, 0, 0, 6);</text:p>
          </table:table-cell>
          <table:table-cell table:number-columns-repeated="1017"/>
        </table:table-row>
        <table:table-row table:style-name="ro3">
          <table:table-cell table:formula="of:=[.A491]+1" office:value-type="float" office:value="424" calcext:value-type="float">
            <text:p>424</text:p>
          </table:table-cell>
          <table:table-cell table:formula="of:=[.B491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92] &amp; &quot;, &quot; &amp; [.B492] &amp; &quot;, &quot; &amp; [.C492] &amp; &quot;, &quot; &amp; [.D492] &amp; &quot;, &quot; &amp; [.E492] &amp; &quot;, &quot; &amp; [.F492] &amp; &quot;);&quot;" office:value-type="string" office:string-value="insert into game_score (id, matchid, squad, goals, points, time_type) values (424, 18, 53, 0, 0, 6);" calcext:value-type="string">
            <text:p>insert into game_score (id, matchid, squad, goals, points, time_type) values (424, 18, 53, 0, 0, 6);</text:p>
          </table:table-cell>
          <table:table-cell table:number-columns-repeated="1017"/>
        </table:table-row>
        <table:table-row table:style-name="ro3">
          <table:table-cell table:formula="of:=[.A492]+1" office:value-type="float" office:value="425" calcext:value-type="float">
            <text:p>425</text:p>
          </table:table-cell>
          <table:table-cell table:formula="of:=[.B492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93] &amp; &quot;, &quot; &amp; [.B493] &amp; &quot;, &quot; &amp; [.C493] &amp; &quot;, &quot; &amp; [.D493] &amp; &quot;, &quot; &amp; [.E493] &amp; &quot;, &quot; &amp; [.F493] &amp; &quot;);&quot;" office:value-type="string" office:string-value="insert into game_score (id, matchid, squad, goals, points, time_type) values (425, 18, 1787, 0, 0, 7);" calcext:value-type="string">
            <text:p>insert into game_score (id, matchid, squad, goals, points, time_type) values (425, 18, 1787, 0, 0, 7);</text:p>
          </table:table-cell>
          <table:table-cell table:number-columns-repeated="1017"/>
        </table:table-row>
        <table:table-row table:style-name="ro3">
          <table:table-cell table:formula="of:=[.A493]+1" office:value-type="float" office:value="426" calcext:value-type="float">
            <text:p>426</text:p>
          </table:table-cell>
          <table:table-cell table:formula="of:=[.B493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94] &amp; &quot;, &quot; &amp; [.B494] &amp; &quot;, &quot; &amp; [.C494] &amp; &quot;, &quot; &amp; [.D494] &amp; &quot;, &quot; &amp; [.E494] &amp; &quot;, &quot; &amp; [.F494] &amp; &quot;);&quot;" office:value-type="string" office:string-value="insert into game_score (id, matchid, squad, goals, points, time_type) values (426, 18, 53, 1, 0, 7);" calcext:value-type="string">
            <text:p>insert into game_score (id, matchid, squad, goals, points, time_type) values (426, 18, 53, 1, 0, 7);</text:p>
          </table:table-cell>
          <table:table-cell table:number-columns-repeated="1017"/>
        </table:table-row>
        <table:table-row table:style-name="ro3">
          <table:table-cell table:formula="of:=[.A494]+1" office:value-type="float" office:value="427" calcext:value-type="float">
            <text:p>427</text:p>
          </table:table-cell>
          <table:table-cell table:formula="of:=[.B494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95] &amp; &quot;, &quot; &amp; [.B495] &amp; &quot;, &quot; &amp; [.C495] &amp; &quot;, &quot; &amp; [.D495] &amp; &quot;, &quot; &amp; [.E495] &amp; &quot;, &quot; &amp; [.F495] &amp; &quot;);&quot;" office:value-type="string" office:string-value="insert into game_score (id, matchid, squad, goals, points, time_type) values (427, 18, 1787, null, 0, 8);" calcext:value-type="string">
            <text:p>insert into game_score (id, matchid, squad, goals, points, time_type) values (427, 18, 1787, null, 0, 8);</text:p>
          </table:table-cell>
          <table:table-cell table:number-columns-repeated="1017"/>
        </table:table-row>
        <table:table-row table:style-name="ro3">
          <table:table-cell table:formula="of:=[.A495]+1" office:value-type="float" office:value="428" calcext:value-type="float">
            <text:p>428</text:p>
          </table:table-cell>
          <table:table-cell table:formula="of:=[.B495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96] &amp; &quot;, &quot; &amp; [.B496] &amp; &quot;, &quot; &amp; [.C496] &amp; &quot;, &quot; &amp; [.D496] &amp; &quot;, &quot; &amp; [.E496] &amp; &quot;, &quot; &amp; [.F496] &amp; &quot;);&quot;" office:value-type="string" office:string-value="insert into game_score (id, matchid, squad, goals, points, time_type) values (428, 18, 53, null, 0, 8);" calcext:value-type="string">
            <text:p>insert into game_score (id, matchid, squad, goals, points, time_type) values (428, 18, 53, null, 0, 8);</text:p>
          </table:table-cell>
          <table:table-cell table:number-columns-repeated="1017"/>
        </table:table-row>
        <table:table-row table:style-name="ro3">
          <table:table-cell table:formula="of:=[.A496]+1" office:value-type="float" office:value="429" calcext:value-type="float">
            <text:p>429</text:p>
          </table:table-cell>
          <table:table-cell table:formula="of:=[.B496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97] &amp; &quot;, &quot; &amp; [.B497] &amp; &quot;, &quot; &amp; [.C497] &amp; &quot;, &quot; &amp; [.D497] &amp; &quot;, &quot; &amp; [.E497] &amp; &quot;, &quot; &amp; [.F497] &amp; &quot;);&quot;" office:value-type="string" office:string-value="insert into game_score (id, matchid, squad, goals, points, time_type) values (429, 18, 1787, null, 0, 9);" calcext:value-type="string">
            <text:p>insert into game_score (id, matchid, squad, goals, points, time_type) values (429, 18, 1787, null, 0, 9);</text:p>
          </table:table-cell>
          <table:table-cell table:number-columns-repeated="1017"/>
        </table:table-row>
        <table:table-row table:style-name="ro3">
          <table:table-cell table:formula="of:=[.A497]+1" office:value-type="float" office:value="430" calcext:value-type="float">
            <text:p>430</text:p>
          </table:table-cell>
          <table:table-cell table:formula="of:=[.B497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98] &amp; &quot;, &quot; &amp; [.B498] &amp; &quot;, &quot; &amp; [.C498] &amp; &quot;, &quot; &amp; [.D498] &amp; &quot;, &quot; &amp; [.E498] &amp; &quot;, &quot; &amp; [.F498] &amp; &quot;);&quot;" office:value-type="string" office:string-value="insert into game_score (id, matchid, squad, goals, points, time_type) values (430, 18, 53, null, 0, 9);" calcext:value-type="string">
            <text:p>insert into game_score (id, matchid, squad, goals, points, time_type) values (430, 18, 53, null, 0, 9);</text:p>
          </table:table-cell>
          <table:table-cell table:number-columns-repeated="1017"/>
        </table:table-row>
        <table:table-row table:style-name="ro3">
          <table:table-cell table:formula="of:=[.A498]+1" office:value-type="float" office:value="431" calcext:value-type="float">
            <text:p>431</text:p>
          </table:table-cell>
          <table:table-cell table:formula="of:=[.B498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99] &amp; &quot;, &quot; &amp; [.B499] &amp; &quot;, &quot; &amp; [.C499] &amp; &quot;, &quot; &amp; [.D499] &amp; &quot;, &quot; &amp; [.E499] &amp; &quot;, &quot; &amp; [.F499] &amp; &quot;);&quot;" office:value-type="string" office:string-value="insert into game_score (id, matchid, squad, goals, points, time_type) values (431, 18, 1787, 12, 0, 9000);" calcext:value-type="string">
            <text:p>insert into game_score (id, matchid, squad, goals, points, time_type) values (431, 18, 1787, 12, 0, 9000);</text:p>
          </table:table-cell>
          <table:table-cell table:number-columns-repeated="1017"/>
        </table:table-row>
        <table:table-row table:style-name="ro3">
          <table:table-cell table:formula="of:=[.A499]+1" office:value-type="float" office:value="432" calcext:value-type="float">
            <text:p>432</text:p>
          </table:table-cell>
          <table:table-cell table:formula="of:=[.B499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00] &amp; &quot;, &quot; &amp; [.B500] &amp; &quot;, &quot; &amp; [.C500] &amp; &quot;, &quot; &amp; [.D500] &amp; &quot;, &quot; &amp; [.E500] &amp; &quot;, &quot; &amp; [.F500] &amp; &quot;);&quot;" office:value-type="string" office:string-value="insert into game_score (id, matchid, squad, goals, points, time_type) values (432, 18, 53, 2, 0, 9000);" calcext:value-type="string">
            <text:p>insert into game_score (id, matchid, squad, goals, points, time_type) values (432, 18, 53, 2, 0, 9000);</text:p>
          </table:table-cell>
          <table:table-cell table:number-columns-repeated="1017"/>
        </table:table-row>
        <table:table-row table:style-name="ro3">
          <table:table-cell table:formula="of:=[.A500]+1" office:value-type="float" office:value="433" calcext:value-type="float">
            <text:p>433</text:p>
          </table:table-cell>
          <table:table-cell table:formula="of:=[.B500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01] &amp; &quot;, &quot; &amp; [.B501] &amp; &quot;, &quot; &amp; [.C501] &amp; &quot;, &quot; &amp; [.D501] &amp; &quot;, &quot; &amp; [.E501] &amp; &quot;, &quot; &amp; [.F501] &amp; &quot;);&quot;" office:value-type="string" office:string-value="insert into game_score (id, matchid, squad, goals, points, time_type) values (433, 18, 1787, 10, 0, 9001);" calcext:value-type="string">
            <text:p>insert into game_score (id, matchid, squad, goals, points, time_type) values (433, 18, 1787, 10, 0, 9001);</text:p>
          </table:table-cell>
          <table:table-cell table:number-columns-repeated="1017"/>
        </table:table-row>
        <table:table-row table:style-name="ro3">
          <table:table-cell table:formula="of:=[.A501]+1" office:value-type="float" office:value="434" calcext:value-type="float">
            <text:p>434</text:p>
          </table:table-cell>
          <table:table-cell table:formula="of:=[.B501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02] &amp; &quot;, &quot; &amp; [.B502] &amp; &quot;, &quot; &amp; [.C502] &amp; &quot;, &quot; &amp; [.D502] &amp; &quot;, &quot; &amp; [.E502] &amp; &quot;, &quot; &amp; [.F502] &amp; &quot;);&quot;" office:value-type="string" office:string-value="insert into game_score (id, matchid, squad, goals, points, time_type) values (434, 18, 53, 5, 0, 9001);" calcext:value-type="string">
            <text:p>insert into game_score (id, matchid, squad, goals, points, time_type) values (434, 18, 53, 5, 0, 9001);</text:p>
          </table:table-cell>
          <table:table-cell table:number-columns-repeated="1017"/>
        </table:table-row>
        <table:table-row table:style-name="ro3">
          <table:table-cell table:formula="of:=[.A502]+1" office:value-type="float" office:value="435" calcext:value-type="float">
            <text:p>435</text:p>
          </table:table-cell>
          <table:table-cell table:formula="of:=[.B502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03] &amp; &quot;, &quot; &amp; [.B503] &amp; &quot;, &quot; &amp; [.C503] &amp; &quot;, &quot; &amp; [.D503] &amp; &quot;, &quot; &amp; [.E503] &amp; &quot;, &quot; &amp; [.F503] &amp; &quot;);&quot;" office:value-type="string" office:string-value="insert into game_score (id, matchid, squad, goals, points, time_type) values (435, 18, 1787, 2, 0, 9002);" calcext:value-type="string">
            <text:p>insert into game_score (id, matchid, squad, goals, points, time_type) values (435, 18, 1787, 2, 0, 9002);</text:p>
          </table:table-cell>
          <table:table-cell table:number-columns-repeated="1017"/>
        </table:table-row>
        <table:table-row table:style-name="ro3">
          <table:table-cell table:formula="of:=[.A503]+1" office:value-type="float" office:value="436" calcext:value-type="float">
            <text:p>436</text:p>
          </table:table-cell>
          <table:table-cell table:formula="of:=[.B503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04] &amp; &quot;, &quot; &amp; [.B504] &amp; &quot;, &quot; &amp; [.C504] &amp; &quot;, &quot; &amp; [.D504] &amp; &quot;, &quot; &amp; [.E504] &amp; &quot;, &quot; &amp; [.F504] &amp; &quot;);&quot;" office:value-type="string" office:string-value="insert into game_score (id, matchid, squad, goals, points, time_type) values (436, 18, 53, 1, 0, 9002);" calcext:value-type="string">
            <text:p>insert into game_score (id, matchid, squad, goals, points, time_type) values (436, 18, 53, 1, 0, 9002);</text:p>
          </table:table-cell>
          <table:table-cell table:number-columns-repeated="1017"/>
        </table:table-row>
        <table:table-row table:style-name="ro3">
          <table:table-cell table:style-name="ce2" table:formula="of:=[.A504]+1" office:value-type="float" office:value="437" calcext:value-type="float">
            <text:p>437</text:p>
          </table:table-cell>
          <table:table-cell table:style-name="ce2" table:formula="of:=[.B481]+1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05] &amp; &quot;, &quot; &amp; [.B505] &amp; &quot;, &quot; &amp; [.C505] &amp; &quot;, &quot; &amp; [.D505] &amp; &quot;, &quot; &amp; [.E505] &amp; &quot;, &quot; &amp; [.F505] &amp; &quot;);&quot;" office:value-type="string" office:string-value="insert into game_score (id, matchid, squad, goals, points, time_type) values (437, 19, 1809, 0, 0, 1);" calcext:value-type="string">
            <text:p>insert into game_score (id, matchid, squad, goals, points, time_type) values (437, 19, 1809, 0, 0, 1);</text:p>
          </table:table-cell>
          <table:table-cell table:number-columns-repeated="1017"/>
        </table:table-row>
        <table:table-row table:style-name="ro3">
          <table:table-cell table:style-name="ce2" table:formula="of:=[.A505]+1" office:value-type="float" office:value="438" calcext:value-type="float">
            <text:p>438</text:p>
          </table:table-cell>
          <table:table-cell table:style-name="ce2" table:formula="of:=[.B505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06] &amp; &quot;, &quot; &amp; [.B506] &amp; &quot;, &quot; &amp; [.C506] &amp; &quot;, &quot; &amp; [.D506] &amp; &quot;, &quot; &amp; [.E506] &amp; &quot;, &quot; &amp; [.F506] &amp; &quot;);&quot;" office:value-type="string" office:string-value="insert into game_score (id, matchid, squad, goals, points, time_type) values (438, 19, 58, 0, 0, 1);" calcext:value-type="string">
            <text:p>insert into game_score (id, matchid, squad, goals, points, time_type) values (438, 19, 58, 0, 0, 1);</text:p>
          </table:table-cell>
          <table:table-cell table:number-columns-repeated="1017"/>
        </table:table-row>
        <table:table-row table:style-name="ro3">
          <table:table-cell table:style-name="ce2" table:formula="of:=[.A506]+1" office:value-type="float" office:value="439" calcext:value-type="float">
            <text:p>439</text:p>
          </table:table-cell>
          <table:table-cell table:style-name="ce2" table:formula="of:=[.B506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07] &amp; &quot;, &quot; &amp; [.B507] &amp; &quot;, &quot; &amp; [.C507] &amp; &quot;, &quot; &amp; [.D507] &amp; &quot;, &quot; &amp; [.E507] &amp; &quot;, &quot; &amp; [.F507] &amp; &quot;);&quot;" office:value-type="string" office:string-value="insert into game_score (id, matchid, squad, goals, points, time_type) values (439, 19, 1809, 2, 0, 2);" calcext:value-type="string">
            <text:p>insert into game_score (id, matchid, squad, goals, points, time_type) values (439, 19, 1809, 2, 0, 2);</text:p>
          </table:table-cell>
          <table:table-cell table:number-columns-repeated="1017"/>
        </table:table-row>
        <table:table-row table:style-name="ro3">
          <table:table-cell table:style-name="ce2" table:formula="of:=[.A507]+1" office:value-type="float" office:value="440" calcext:value-type="float">
            <text:p>440</text:p>
          </table:table-cell>
          <table:table-cell table:style-name="ce2" table:formula="of:=[.B507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08] &amp; &quot;, &quot; &amp; [.B508] &amp; &quot;, &quot; &amp; [.C508] &amp; &quot;, &quot; &amp; [.D508] &amp; &quot;, &quot; &amp; [.E508] &amp; &quot;, &quot; &amp; [.F508] &amp; &quot;);&quot;" office:value-type="string" office:string-value="insert into game_score (id, matchid, squad, goals, points, time_type) values (440, 19, 58, 0, 0, 2);" calcext:value-type="string">
            <text:p>insert into game_score (id, matchid, squad, goals, points, time_type) values (440, 19, 58, 0, 0, 2);</text:p>
          </table:table-cell>
          <table:table-cell table:number-columns-repeated="1017"/>
        </table:table-row>
        <table:table-row table:style-name="ro3">
          <table:table-cell table:style-name="ce2" table:formula="of:=[.A508]+1" office:value-type="float" office:value="441" calcext:value-type="float">
            <text:p>441</text:p>
          </table:table-cell>
          <table:table-cell table:style-name="ce2" table:formula="of:=[.B508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09] &amp; &quot;, &quot; &amp; [.B509] &amp; &quot;, &quot; &amp; [.C509] &amp; &quot;, &quot; &amp; [.D509] &amp; &quot;, &quot; &amp; [.E509] &amp; &quot;, &quot; &amp; [.F509] &amp; &quot;);&quot;" office:value-type="string" office:string-value="insert into game_score (id, matchid, squad, goals, points, time_type) values (441, 19, 1809, 0, 0, 3);" calcext:value-type="string">
            <text:p>insert into game_score (id, matchid, squad, goals, points, time_type) values (441, 19, 1809, 0, 0, 3);</text:p>
          </table:table-cell>
          <table:table-cell table:number-columns-repeated="1017"/>
        </table:table-row>
        <table:table-row table:style-name="ro3">
          <table:table-cell table:style-name="ce2" table:formula="of:=[.A509]+1" office:value-type="float" office:value="442" calcext:value-type="float">
            <text:p>442</text:p>
          </table:table-cell>
          <table:table-cell table:style-name="ce2" table:formula="of:=[.B509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10] &amp; &quot;, &quot; &amp; [.B510] &amp; &quot;, &quot; &amp; [.C510] &amp; &quot;, &quot; &amp; [.D510] &amp; &quot;, &quot; &amp; [.E510] &amp; &quot;, &quot; &amp; [.F510] &amp; &quot;);&quot;" office:value-type="string" office:string-value="insert into game_score (id, matchid, squad, goals, points, time_type) values (442, 19, 58, 0, 0, 3);" calcext:value-type="string">
            <text:p>insert into game_score (id, matchid, squad, goals, points, time_type) values (442, 19, 58, 0, 0, 3);</text:p>
          </table:table-cell>
          <table:table-cell table:number-columns-repeated="1017"/>
        </table:table-row>
        <table:table-row table:style-name="ro3">
          <table:table-cell table:style-name="ce2" table:formula="of:=[.A510]+1" office:value-type="float" office:value="443" calcext:value-type="float">
            <text:p>443</text:p>
          </table:table-cell>
          <table:table-cell table:style-name="ce2" table:formula="of:=[.B510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11] &amp; &quot;, &quot; &amp; [.B511] &amp; &quot;, &quot; &amp; [.C511] &amp; &quot;, &quot; &amp; [.D511] &amp; &quot;, &quot; &amp; [.E511] &amp; &quot;, &quot; &amp; [.F511] &amp; &quot;);&quot;" office:value-type="string" office:string-value="insert into game_score (id, matchid, squad, goals, points, time_type) values (443, 19, 1809, 0, 0, 4);" calcext:value-type="string">
            <text:p>insert into game_score (id, matchid, squad, goals, points, time_type) values (443, 19, 1809, 0, 0, 4);</text:p>
          </table:table-cell>
          <table:table-cell table:number-columns-repeated="1017"/>
        </table:table-row>
        <table:table-row table:style-name="ro3">
          <table:table-cell table:style-name="ce2" table:formula="of:=[.A511]+1" office:value-type="float" office:value="444" calcext:value-type="float">
            <text:p>444</text:p>
          </table:table-cell>
          <table:table-cell table:style-name="ce2" table:formula="of:=[.B511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12] &amp; &quot;, &quot; &amp; [.B512] &amp; &quot;, &quot; &amp; [.C512] &amp; &quot;, &quot; &amp; [.D512] &amp; &quot;, &quot; &amp; [.E512] &amp; &quot;, &quot; &amp; [.F512] &amp; &quot;);&quot;" office:value-type="string" office:string-value="insert into game_score (id, matchid, squad, goals, points, time_type) values (444, 19, 58, 1, 0, 4);" calcext:value-type="string">
            <text:p>insert into game_score (id, matchid, squad, goals, points, time_type) values (444, 19, 58, 1, 0, 4);</text:p>
          </table:table-cell>
          <table:table-cell table:number-columns-repeated="1017"/>
        </table:table-row>
        <table:table-row table:style-name="ro3">
          <table:table-cell table:style-name="ce2" table:formula="of:=[.A512]+1" office:value-type="float" office:value="445" calcext:value-type="float">
            <text:p>445</text:p>
          </table:table-cell>
          <table:table-cell table:style-name="ce2" table:formula="of:=[.B512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13] &amp; &quot;, &quot; &amp; [.B513] &amp; &quot;, &quot; &amp; [.C513] &amp; &quot;, &quot; &amp; [.D513] &amp; &quot;, &quot; &amp; [.E513] &amp; &quot;, &quot; &amp; [.F513] &amp; &quot;);&quot;" office:value-type="string" office:string-value="insert into game_score (id, matchid, squad, goals, points, time_type) values (445, 19, 1809, 4, 0, 5);" calcext:value-type="string">
            <text:p>insert into game_score (id, matchid, squad, goals, points, time_type) values (445, 19, 1809, 4, 0, 5);</text:p>
          </table:table-cell>
          <table:table-cell table:number-columns-repeated="1017"/>
        </table:table-row>
        <table:table-row table:style-name="ro3">
          <table:table-cell table:style-name="ce2" table:formula="of:=[.A513]+1" office:value-type="float" office:value="446" calcext:value-type="float">
            <text:p>446</text:p>
          </table:table-cell>
          <table:table-cell table:style-name="ce2" table:formula="of:=[.B513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14] &amp; &quot;, &quot; &amp; [.B514] &amp; &quot;, &quot; &amp; [.C514] &amp; &quot;, &quot; &amp; [.D514] &amp; &quot;, &quot; &amp; [.E514] &amp; &quot;, &quot; &amp; [.F514] &amp; &quot;);&quot;" office:value-type="string" office:string-value="insert into game_score (id, matchid, squad, goals, points, time_type) values (446, 19, 58, 2, 0, 5);" calcext:value-type="string">
            <text:p>insert into game_score (id, matchid, squad, goals, points, time_type) values (446, 19, 58, 2, 0, 5);</text:p>
          </table:table-cell>
          <table:table-cell table:number-columns-repeated="1017"/>
        </table:table-row>
        <table:table-row table:style-name="ro3">
          <table:table-cell table:style-name="ce2" table:formula="of:=[.A514]+1" office:value-type="float" office:value="447" calcext:value-type="float">
            <text:p>447</text:p>
          </table:table-cell>
          <table:table-cell table:style-name="ce2" table:formula="of:=[.B514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15] &amp; &quot;, &quot; &amp; [.B515] &amp; &quot;, &quot; &amp; [.C515] &amp; &quot;, &quot; &amp; [.D515] &amp; &quot;, &quot; &amp; [.E515] &amp; &quot;, &quot; &amp; [.F515] &amp; &quot;);&quot;" office:value-type="string" office:string-value="insert into game_score (id, matchid, squad, goals, points, time_type) values (447, 19, 1809, 0, 0, 6);" calcext:value-type="string">
            <text:p>insert into game_score (id, matchid, squad, goals, points, time_type) values (447, 19, 1809, 0, 0, 6);</text:p>
          </table:table-cell>
          <table:table-cell table:number-columns-repeated="1017"/>
        </table:table-row>
        <table:table-row table:style-name="ro3">
          <table:table-cell table:style-name="ce2" table:formula="of:=[.A515]+1" office:value-type="float" office:value="448" calcext:value-type="float">
            <text:p>448</text:p>
          </table:table-cell>
          <table:table-cell table:style-name="ce2" table:formula="of:=[.B515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16] &amp; &quot;, &quot; &amp; [.B516] &amp; &quot;, &quot; &amp; [.C516] &amp; &quot;, &quot; &amp; [.D516] &amp; &quot;, &quot; &amp; [.E516] &amp; &quot;, &quot; &amp; [.F516] &amp; &quot;);&quot;" office:value-type="string" office:string-value="insert into game_score (id, matchid, squad, goals, points, time_type) values (448, 19, 58, 1, 0, 6);" calcext:value-type="string">
            <text:p>insert into game_score (id, matchid, squad, goals, points, time_type) values (448, 19, 58, 1, 0, 6);</text:p>
          </table:table-cell>
          <table:table-cell table:number-columns-repeated="1017"/>
        </table:table-row>
        <table:table-row table:style-name="ro3">
          <table:table-cell table:style-name="ce2" table:formula="of:=[.A516]+1" office:value-type="float" office:value="449" calcext:value-type="float">
            <text:p>449</text:p>
          </table:table-cell>
          <table:table-cell table:style-name="ce2" table:formula="of:=[.B516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17] &amp; &quot;, &quot; &amp; [.B517] &amp; &quot;, &quot; &amp; [.C517] &amp; &quot;, &quot; &amp; [.D517] &amp; &quot;, &quot; &amp; [.E517] &amp; &quot;, &quot; &amp; [.F517] &amp; &quot;);&quot;" office:value-type="string" office:string-value="insert into game_score (id, matchid, squad, goals, points, time_type) values (449, 19, 1809, 0, 0, 7);" calcext:value-type="string">
            <text:p>insert into game_score (id, matchid, squad, goals, points, time_type) values (449, 19, 1809, 0, 0, 7);</text:p>
          </table:table-cell>
          <table:table-cell table:number-columns-repeated="1017"/>
        </table:table-row>
        <table:table-row table:style-name="ro3">
          <table:table-cell table:style-name="ce2" table:formula="of:=[.A517]+1" office:value-type="float" office:value="450" calcext:value-type="float">
            <text:p>450</text:p>
          </table:table-cell>
          <table:table-cell table:style-name="ce2" table:formula="of:=[.B517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18] &amp; &quot;, &quot; &amp; [.B518] &amp; &quot;, &quot; &amp; [.C518] &amp; &quot;, &quot; &amp; [.D518] &amp; &quot;, &quot; &amp; [.E518] &amp; &quot;, &quot; &amp; [.F518] &amp; &quot;);&quot;" office:value-type="string" office:string-value="insert into game_score (id, matchid, squad, goals, points, time_type) values (450, 19, 58, 1, 0, 7);" calcext:value-type="string">
            <text:p>insert into game_score (id, matchid, squad, goals, points, time_type) values (450, 19, 58, 1, 0, 7);</text:p>
          </table:table-cell>
          <table:table-cell table:number-columns-repeated="1017"/>
        </table:table-row>
        <table:table-row table:style-name="ro3">
          <table:table-cell table:style-name="ce2" table:formula="of:=[.A518]+1" office:value-type="float" office:value="451" calcext:value-type="float">
            <text:p>451</text:p>
          </table:table-cell>
          <table:table-cell table:style-name="ce2" table:formula="of:=[.B518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19] &amp; &quot;, &quot; &amp; [.B519] &amp; &quot;, &quot; &amp; [.C519] &amp; &quot;, &quot; &amp; [.D519] &amp; &quot;, &quot; &amp; [.E519] &amp; &quot;, &quot; &amp; [.F519] &amp; &quot;);&quot;" office:value-type="string" office:string-value="insert into game_score (id, matchid, squad, goals, points, time_type) values (451, 19, 1809, 0, 0, 8);" calcext:value-type="string">
            <text:p>insert into game_score (id, matchid, squad, goals, points, time_type) values (451, 19, 1809, 0, 0, 8);</text:p>
          </table:table-cell>
          <table:table-cell table:number-columns-repeated="1017"/>
        </table:table-row>
        <table:table-row table:style-name="ro3">
          <table:table-cell table:style-name="ce2" table:formula="of:=[.A519]+1" office:value-type="float" office:value="452" calcext:value-type="float">
            <text:p>452</text:p>
          </table:table-cell>
          <table:table-cell table:style-name="ce2" table:formula="of:=[.B519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20] &amp; &quot;, &quot; &amp; [.B520] &amp; &quot;, &quot; &amp; [.C520] &amp; &quot;, &quot; &amp; [.D520] &amp; &quot;, &quot; &amp; [.E520] &amp; &quot;, &quot; &amp; [.F520] &amp; &quot;);&quot;" office:value-type="string" office:string-value="insert into game_score (id, matchid, squad, goals, points, time_type) values (452, 19, 58, 0, 0, 8);" calcext:value-type="string">
            <text:p>insert into game_score (id, matchid, squad, goals, points, time_type) values (452, 19, 58, 0, 0, 8);</text:p>
          </table:table-cell>
          <table:table-cell table:number-columns-repeated="1017"/>
        </table:table-row>
        <table:table-row table:style-name="ro3">
          <table:table-cell table:style-name="ce2" table:formula="of:=[.A520]+1" office:value-type="float" office:value="453" calcext:value-type="float">
            <text:p>453</text:p>
          </table:table-cell>
          <table:table-cell table:style-name="ce2" table:formula="of:=[.B520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21] &amp; &quot;, &quot; &amp; [.B521] &amp; &quot;, &quot; &amp; [.C521] &amp; &quot;, &quot; &amp; [.D521] &amp; &quot;, &quot; &amp; [.E521] &amp; &quot;, &quot; &amp; [.F521] &amp; &quot;);&quot;" office:value-type="string" office:string-value="insert into game_score (id, matchid, squad, goals, points, time_type) values (453, 19, 1809, 5, 0, 9);" calcext:value-type="string">
            <text:p>insert into game_score (id, matchid, squad, goals, points, time_type) values (453, 19, 1809, 5, 0, 9);</text:p>
          </table:table-cell>
          <table:table-cell table:number-columns-repeated="1017"/>
        </table:table-row>
        <table:table-row table:style-name="ro3">
          <table:table-cell table:style-name="ce2" table:formula="of:=[.A521]+1" office:value-type="float" office:value="454" calcext:value-type="float">
            <text:p>454</text:p>
          </table:table-cell>
          <table:table-cell table:style-name="ce2" table:formula="of:=[.B521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22] &amp; &quot;, &quot; &amp; [.B522] &amp; &quot;, &quot; &amp; [.C522] &amp; &quot;, &quot; &amp; [.D522] &amp; &quot;, &quot; &amp; [.E522] &amp; &quot;, &quot; &amp; [.F522] &amp; &quot;);&quot;" office:value-type="string" office:string-value="insert into game_score (id, matchid, squad, goals, points, time_type) values (454, 19, 58, 0, 0, 9);" calcext:value-type="string">
            <text:p>insert into game_score (id, matchid, squad, goals, points, time_type) values (454, 19, 58, 0, 0, 9);</text:p>
          </table:table-cell>
          <table:table-cell table:number-columns-repeated="1017"/>
        </table:table-row>
        <table:table-row table:style-name="ro3">
          <table:table-cell table:style-name="ce2" table:formula="of:=[.A522]+1" office:value-type="float" office:value="455" calcext:value-type="float">
            <text:p>455</text:p>
          </table:table-cell>
          <table:table-cell table:style-name="ce2" table:formula="of:=[.B522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23] &amp; &quot;, &quot; &amp; [.B523] &amp; &quot;, &quot; &amp; [.C523] &amp; &quot;, &quot; &amp; [.D523] &amp; &quot;, &quot; &amp; [.E523] &amp; &quot;, &quot; &amp; [.F523] &amp; &quot;);&quot;" office:value-type="string" office:string-value="insert into game_score (id, matchid, squad, goals, points, time_type) values (455, 19, 1809, 11, 0, 9000);" calcext:value-type="string">
            <text:p>insert into game_score (id, matchid, squad, goals, points, time_type) values (455, 19, 1809, 11, 0, 9000);</text:p>
          </table:table-cell>
          <table:table-cell table:number-columns-repeated="1017"/>
        </table:table-row>
        <table:table-row table:style-name="ro3">
          <table:table-cell table:style-name="ce2" table:formula="of:=[.A523]+1" office:value-type="float" office:value="456" calcext:value-type="float">
            <text:p>456</text:p>
          </table:table-cell>
          <table:table-cell table:style-name="ce2" table:formula="of:=[.B523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24] &amp; &quot;, &quot; &amp; [.B524] &amp; &quot;, &quot; &amp; [.C524] &amp; &quot;, &quot; &amp; [.D524] &amp; &quot;, &quot; &amp; [.E524] &amp; &quot;, &quot; &amp; [.F524] &amp; &quot;);&quot;" office:value-type="string" office:string-value="insert into game_score (id, matchid, squad, goals, points, time_type) values (456, 19, 58, 5, 0, 9000);" calcext:value-type="string">
            <text:p>insert into game_score (id, matchid, squad, goals, points, time_type) values (456, 19, 58, 5, 0, 9000);</text:p>
          </table:table-cell>
          <table:table-cell table:number-columns-repeated="1017"/>
        </table:table-row>
        <table:table-row table:style-name="ro3">
          <table:table-cell table:style-name="ce2" table:formula="of:=[.A524]+1" office:value-type="float" office:value="457" calcext:value-type="float">
            <text:p>457</text:p>
          </table:table-cell>
          <table:table-cell table:style-name="ce2" table:formula="of:=[.B524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25] &amp; &quot;, &quot; &amp; [.B525] &amp; &quot;, &quot; &amp; [.C525] &amp; &quot;, &quot; &amp; [.D525] &amp; &quot;, &quot; &amp; [.E525] &amp; &quot;, &quot; &amp; [.F525] &amp; &quot;);&quot;" office:value-type="string" office:string-value="insert into game_score (id, matchid, squad, goals, points, time_type) values (457, 19, 1809, 13, 0, 9001);" calcext:value-type="string">
            <text:p>insert into game_score (id, matchid, squad, goals, points, time_type) values (457, 19, 1809, 13, 0, 9001);</text:p>
          </table:table-cell>
          <table:table-cell table:number-columns-repeated="1017"/>
        </table:table-row>
        <table:table-row table:style-name="ro3">
          <table:table-cell table:style-name="ce2" table:formula="of:=[.A525]+1" office:value-type="float" office:value="458" calcext:value-type="float">
            <text:p>458</text:p>
          </table:table-cell>
          <table:table-cell table:style-name="ce2" table:formula="of:=[.B525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26] &amp; &quot;, &quot; &amp; [.B526] &amp; &quot;, &quot; &amp; [.C526] &amp; &quot;, &quot; &amp; [.D526] &amp; &quot;, &quot; &amp; [.E526] &amp; &quot;, &quot; &amp; [.F526] &amp; &quot;);&quot;" office:value-type="string" office:string-value="insert into game_score (id, matchid, squad, goals, points, time_type) values (458, 19, 58, 10, 0, 9001);" calcext:value-type="string">
            <text:p>insert into game_score (id, matchid, squad, goals, points, time_type) values (458, 19, 58, 10, 0, 9001);</text:p>
          </table:table-cell>
          <table:table-cell table:number-columns-repeated="1017"/>
        </table:table-row>
        <table:table-row table:style-name="ro3">
          <table:table-cell table:style-name="ce2" table:formula="of:=[.A526]+1" office:value-type="float" office:value="459" calcext:value-type="float">
            <text:p>459</text:p>
          </table:table-cell>
          <table:table-cell table:style-name="ce2" table:formula="of:=[.B526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27] &amp; &quot;, &quot; &amp; [.B527] &amp; &quot;, &quot; &amp; [.C527] &amp; &quot;, &quot; &amp; [.D527] &amp; &quot;, &quot; &amp; [.E527] &amp; &quot;, &quot; &amp; [.F527] &amp; &quot;);&quot;" office:value-type="string" office:string-value="insert into game_score (id, matchid, squad, goals, points, time_type) values (459, 19, 1809, 1, 0, 9002);" calcext:value-type="string">
            <text:p>insert into game_score (id, matchid, squad, goals, points, time_type) values (459, 19, 1809, 1, 0, 9002);</text:p>
          </table:table-cell>
          <table:table-cell table:number-columns-repeated="1017"/>
        </table:table-row>
        <table:table-row table:style-name="ro3">
          <table:table-cell table:style-name="ce2" table:formula="of:=[.A527]+1" office:value-type="float" office:value="460" calcext:value-type="float">
            <text:p>460</text:p>
          </table:table-cell>
          <table:table-cell table:style-name="ce2" table:formula="of:=[.B527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28] &amp; &quot;, &quot; &amp; [.B528] &amp; &quot;, &quot; &amp; [.C528] &amp; &quot;, &quot; &amp; [.D528] &amp; &quot;, &quot; &amp; [.E528] &amp; &quot;, &quot; &amp; [.F528] &amp; &quot;);&quot;" office:value-type="string" office:string-value="insert into game_score (id, matchid, squad, goals, points, time_type) values (460, 19, 58, 1, 0, 9002);" calcext:value-type="string">
            <text:p>insert into game_score (id, matchid, squad, goals, points, time_type) values (460, 19, 58, 1, 0, 9002);</text:p>
          </table:table-cell>
          <table:table-cell table:number-columns-repeated="1017"/>
        </table:table-row>
        <table:table-row table:style-name="ro3">
          <table:table-cell table:formula="of:=[.A528]+1" office:value-type="float" office:value="461" calcext:value-type="float">
            <text:p>461</text:p>
          </table:table-cell>
          <table:table-cell table:formula="of:=[.B505]+1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29] &amp; &quot;, &quot; &amp; [.B529] &amp; &quot;, &quot; &amp; [.C529] &amp; &quot;, &quot; &amp; [.D529] &amp; &quot;, &quot; &amp; [.E529] &amp; &quot;, &quot; &amp; [.F529] &amp; &quot;);&quot;" office:value-type="string" office:string-value="insert into game_score (id, matchid, squad, goals, points, time_type) values (461, 20, 61, 0, 0, 1);" calcext:value-type="string">
            <text:p>insert into game_score (id, matchid, squad, goals, points, time_type) values (461, 20, 61, 0, 0, 1);</text:p>
          </table:table-cell>
          <table:table-cell table:number-columns-repeated="1017"/>
        </table:table-row>
        <table:table-row table:style-name="ro3">
          <table:table-cell table:formula="of:=[.A529]+1" office:value-type="float" office:value="462" calcext:value-type="float">
            <text:p>462</text:p>
          </table:table-cell>
          <table:table-cell table:formula="of:=[.B529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30] &amp; &quot;, &quot; &amp; [.B530] &amp; &quot;, &quot; &amp; [.C530] &amp; &quot;, &quot; &amp; [.D530] &amp; &quot;, &quot; &amp; [.E530] &amp; &quot;, &quot; &amp; [.F530] &amp; &quot;);&quot;" office:value-type="string" office:string-value="insert into game_score (id, matchid, squad, goals, points, time_type) values (462, 20, 39, 0, 0, 1);" calcext:value-type="string">
            <text:p>insert into game_score (id, matchid, squad, goals, points, time_type) values (462, 20, 39, 0, 0, 1);</text:p>
          </table:table-cell>
          <table:table-cell table:number-columns-repeated="1017"/>
        </table:table-row>
        <table:table-row table:style-name="ro3">
          <table:table-cell table:formula="of:=[.A530]+1" office:value-type="float" office:value="463" calcext:value-type="float">
            <text:p>463</text:p>
          </table:table-cell>
          <table:table-cell table:formula="of:=[.B530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31] &amp; &quot;, &quot; &amp; [.B531] &amp; &quot;, &quot; &amp; [.C531] &amp; &quot;, &quot; &amp; [.D531] &amp; &quot;, &quot; &amp; [.E531] &amp; &quot;, &quot; &amp; [.F531] &amp; &quot;);&quot;" office:value-type="string" office:string-value="insert into game_score (id, matchid, squad, goals, points, time_type) values (463, 20, 61, 0, 0, 2);" calcext:value-type="string">
            <text:p>insert into game_score (id, matchid, squad, goals, points, time_type) values (463, 20, 61, 0, 0, 2);</text:p>
          </table:table-cell>
          <table:table-cell table:number-columns-repeated="1017"/>
        </table:table-row>
        <table:table-row table:style-name="ro3">
          <table:table-cell table:formula="of:=[.A531]+1" office:value-type="float" office:value="464" calcext:value-type="float">
            <text:p>464</text:p>
          </table:table-cell>
          <table:table-cell table:formula="of:=[.B531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32] &amp; &quot;, &quot; &amp; [.B532] &amp; &quot;, &quot; &amp; [.C532] &amp; &quot;, &quot; &amp; [.D532] &amp; &quot;, &quot; &amp; [.E532] &amp; &quot;, &quot; &amp; [.F532] &amp; &quot;);&quot;" office:value-type="string" office:string-value="insert into game_score (id, matchid, squad, goals, points, time_type) values (464, 20, 39, 3, 0, 2);" calcext:value-type="string">
            <text:p>insert into game_score (id, matchid, squad, goals, points, time_type) values (464, 20, 39, 3, 0, 2);</text:p>
          </table:table-cell>
          <table:table-cell table:number-columns-repeated="1017"/>
        </table:table-row>
        <table:table-row table:style-name="ro3">
          <table:table-cell table:formula="of:=[.A532]+1" office:value-type="float" office:value="465" calcext:value-type="float">
            <text:p>465</text:p>
          </table:table-cell>
          <table:table-cell table:formula="of:=[.B532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33] &amp; &quot;, &quot; &amp; [.B533] &amp; &quot;, &quot; &amp; [.C533] &amp; &quot;, &quot; &amp; [.D533] &amp; &quot;, &quot; &amp; [.E533] &amp; &quot;, &quot; &amp; [.F533] &amp; &quot;);&quot;" office:value-type="string" office:string-value="insert into game_score (id, matchid, squad, goals, points, time_type) values (465, 20, 61, 0, 0, 3);" calcext:value-type="string">
            <text:p>insert into game_score (id, matchid, squad, goals, points, time_type) values (465, 20, 61, 0, 0, 3);</text:p>
          </table:table-cell>
          <table:table-cell table:number-columns-repeated="1017"/>
        </table:table-row>
        <table:table-row table:style-name="ro3">
          <table:table-cell table:formula="of:=[.A533]+1" office:value-type="float" office:value="466" calcext:value-type="float">
            <text:p>466</text:p>
          </table:table-cell>
          <table:table-cell table:formula="of:=[.B533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34] &amp; &quot;, &quot; &amp; [.B534] &amp; &quot;, &quot; &amp; [.C534] &amp; &quot;, &quot; &amp; [.D534] &amp; &quot;, &quot; &amp; [.E534] &amp; &quot;, &quot; &amp; [.F534] &amp; &quot;);&quot;" office:value-type="string" office:string-value="insert into game_score (id, matchid, squad, goals, points, time_type) values (466, 20, 39, 1, 0, 3);" calcext:value-type="string">
            <text:p>insert into game_score (id, matchid, squad, goals, points, time_type) values (466, 20, 39, 1, 0, 3);</text:p>
          </table:table-cell>
          <table:table-cell table:number-columns-repeated="1017"/>
        </table:table-row>
        <table:table-row table:style-name="ro3">
          <table:table-cell table:formula="of:=[.A534]+1" office:value-type="float" office:value="467" calcext:value-type="float">
            <text:p>467</text:p>
          </table:table-cell>
          <table:table-cell table:formula="of:=[.B534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35] &amp; &quot;, &quot; &amp; [.B535] &amp; &quot;, &quot; &amp; [.C535] &amp; &quot;, &quot; &amp; [.D535] &amp; &quot;, &quot; &amp; [.E535] &amp; &quot;, &quot; &amp; [.F535] &amp; &quot;);&quot;" office:value-type="string" office:string-value="insert into game_score (id, matchid, squad, goals, points, time_type) values (467, 20, 61, 0, 0, 4);" calcext:value-type="string">
            <text:p>insert into game_score (id, matchid, squad, goals, points, time_type) values (467, 20, 61, 0, 0, 4);</text:p>
          </table:table-cell>
          <table:table-cell table:number-columns-repeated="1017"/>
        </table:table-row>
        <table:table-row table:style-name="ro3">
          <table:table-cell table:formula="of:=[.A535]+1" office:value-type="float" office:value="468" calcext:value-type="float">
            <text:p>468</text:p>
          </table:table-cell>
          <table:table-cell table:formula="of:=[.B535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36] &amp; &quot;, &quot; &amp; [.B536] &amp; &quot;, &quot; &amp; [.C536] &amp; &quot;, &quot; &amp; [.D536] &amp; &quot;, &quot; &amp; [.E536] &amp; &quot;, &quot; &amp; [.F536] &amp; &quot;);&quot;" office:value-type="string" office:string-value="insert into game_score (id, matchid, squad, goals, points, time_type) values (468, 20, 39, 1, 0, 4);" calcext:value-type="string">
            <text:p>insert into game_score (id, matchid, squad, goals, points, time_type) values (468, 20, 39, 1, 0, 4);</text:p>
          </table:table-cell>
          <table:table-cell table:number-columns-repeated="1017"/>
        </table:table-row>
        <table:table-row table:style-name="ro3">
          <table:table-cell table:formula="of:=[.A536]+1" office:value-type="float" office:value="469" calcext:value-type="float">
            <text:p>469</text:p>
          </table:table-cell>
          <table:table-cell table:formula="of:=[.B536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37] &amp; &quot;, &quot; &amp; [.B537] &amp; &quot;, &quot; &amp; [.C537] &amp; &quot;, &quot; &amp; [.D537] &amp; &quot;, &quot; &amp; [.E537] &amp; &quot;, &quot; &amp; [.F537] &amp; &quot;);&quot;" office:value-type="string" office:string-value="insert into game_score (id, matchid, squad, goals, points, time_type) values (469, 20, 61, 0, 0, 5);" calcext:value-type="string">
            <text:p>insert into game_score (id, matchid, squad, goals, points, time_type) values (469, 20, 61, 0, 0, 5);</text:p>
          </table:table-cell>
          <table:table-cell table:number-columns-repeated="1017"/>
        </table:table-row>
        <table:table-row table:style-name="ro3">
          <table:table-cell table:formula="of:=[.A537]+1" office:value-type="float" office:value="470" calcext:value-type="float">
            <text:p>470</text:p>
          </table:table-cell>
          <table:table-cell table:formula="of:=[.B537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38] &amp; &quot;, &quot; &amp; [.B538] &amp; &quot;, &quot; &amp; [.C538] &amp; &quot;, &quot; &amp; [.D538] &amp; &quot;, &quot; &amp; [.E538] &amp; &quot;, &quot; &amp; [.F538] &amp; &quot;);&quot;" office:value-type="string" office:string-value="insert into game_score (id, matchid, squad, goals, points, time_type) values (470, 20, 39, 2, 0, 5);" calcext:value-type="string">
            <text:p>insert into game_score (id, matchid, squad, goals, points, time_type) values (470, 20, 39, 2, 0, 5);</text:p>
          </table:table-cell>
          <table:table-cell table:number-columns-repeated="1017"/>
        </table:table-row>
        <table:table-row table:style-name="ro3">
          <table:table-cell table:formula="of:=[.A538]+1" office:value-type="float" office:value="471" calcext:value-type="float">
            <text:p>471</text:p>
          </table:table-cell>
          <table:table-cell table:formula="of:=[.B538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39] &amp; &quot;, &quot; &amp; [.B539] &amp; &quot;, &quot; &amp; [.C539] &amp; &quot;, &quot; &amp; [.D539] &amp; &quot;, &quot; &amp; [.E539] &amp; &quot;, &quot; &amp; [.F539] &amp; &quot;);&quot;" office:value-type="string" office:string-value="insert into game_score (id, matchid, squad, goals, points, time_type) values (471, 20, 61, 0, 0, 6);" calcext:value-type="string">
            <text:p>insert into game_score (id, matchid, squad, goals, points, time_type) values (471, 20, 61, 0, 0, 6);</text:p>
          </table:table-cell>
          <table:table-cell table:number-columns-repeated="1017"/>
        </table:table-row>
        <table:table-row table:style-name="ro3">
          <table:table-cell table:formula="of:=[.A539]+1" office:value-type="float" office:value="472" calcext:value-type="float">
            <text:p>472</text:p>
          </table:table-cell>
          <table:table-cell table:formula="of:=[.B539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40] &amp; &quot;, &quot; &amp; [.B540] &amp; &quot;, &quot; &amp; [.C540] &amp; &quot;, &quot; &amp; [.D540] &amp; &quot;, &quot; &amp; [.E540] &amp; &quot;, &quot; &amp; [.F540] &amp; &quot;);&quot;" office:value-type="string" office:string-value="insert into game_score (id, matchid, squad, goals, points, time_type) values (472, 20, 39, 2, 0, 6);" calcext:value-type="string">
            <text:p>insert into game_score (id, matchid, squad, goals, points, time_type) values (472, 20, 39, 2, 0, 6);</text:p>
          </table:table-cell>
          <table:table-cell table:number-columns-repeated="1017"/>
        </table:table-row>
        <table:table-row table:style-name="ro3">
          <table:table-cell table:formula="of:=[.A540]+1" office:value-type="float" office:value="473" calcext:value-type="float">
            <text:p>473</text:p>
          </table:table-cell>
          <table:table-cell table:formula="of:=[.B540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41] &amp; &quot;, &quot; &amp; [.B541] &amp; &quot;, &quot; &amp; [.C541] &amp; &quot;, &quot; &amp; [.D541] &amp; &quot;, &quot; &amp; [.E541] &amp; &quot;, &quot; &amp; [.F541] &amp; &quot;);&quot;" office:value-type="string" office:string-value="insert into game_score (id, matchid, squad, goals, points, time_type) values (473, 20, 61, 0, 0, 7);" calcext:value-type="string">
            <text:p>insert into game_score (id, matchid, squad, goals, points, time_type) values (473, 20, 61, 0, 0, 7);</text:p>
          </table:table-cell>
          <table:table-cell table:number-columns-repeated="1017"/>
        </table:table-row>
        <table:table-row table:style-name="ro3">
          <table:table-cell table:formula="of:=[.A541]+1" office:value-type="float" office:value="474" calcext:value-type="float">
            <text:p>474</text:p>
          </table:table-cell>
          <table:table-cell table:formula="of:=[.B541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42] &amp; &quot;, &quot; &amp; [.B542] &amp; &quot;, &quot; &amp; [.C542] &amp; &quot;, &quot; &amp; [.D542] &amp; &quot;, &quot; &amp; [.E542] &amp; &quot;, &quot; &amp; [.F542] &amp; &quot;);&quot;" office:value-type="string" office:string-value="insert into game_score (id, matchid, squad, goals, points, time_type) values (474, 20, 39, 1, 0, 7);" calcext:value-type="string">
            <text:p>insert into game_score (id, matchid, squad, goals, points, time_type) values (474, 20, 39, 1, 0, 7);</text:p>
          </table:table-cell>
          <table:table-cell table:number-columns-repeated="1017"/>
        </table:table-row>
        <table:table-row table:style-name="ro3">
          <table:table-cell table:formula="of:=[.A542]+1" office:value-type="float" office:value="475" calcext:value-type="float">
            <text:p>475</text:p>
          </table:table-cell>
          <table:table-cell table:formula="of:=[.B542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43] &amp; &quot;, &quot; &amp; [.B543] &amp; &quot;, &quot; &amp; [.C543] &amp; &quot;, &quot; &amp; [.D543] &amp; &quot;, &quot; &amp; [.E543] &amp; &quot;, &quot; &amp; [.F543] &amp; &quot;);&quot;" office:value-type="string" office:string-value="insert into game_score (id, matchid, squad, goals, points, time_type) values (475, 20, 61, null, 0, 8);" calcext:value-type="string">
            <text:p>insert into game_score (id, matchid, squad, goals, points, time_type) values (475, 20, 61, null, 0, 8);</text:p>
          </table:table-cell>
          <table:table-cell table:number-columns-repeated="1017"/>
        </table:table-row>
        <table:table-row table:style-name="ro3">
          <table:table-cell table:formula="of:=[.A543]+1" office:value-type="float" office:value="476" calcext:value-type="float">
            <text:p>476</text:p>
          </table:table-cell>
          <table:table-cell table:formula="of:=[.B543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44] &amp; &quot;, &quot; &amp; [.B544] &amp; &quot;, &quot; &amp; [.C544] &amp; &quot;, &quot; &amp; [.D544] &amp; &quot;, &quot; &amp; [.E544] &amp; &quot;, &quot; &amp; [.F544] &amp; &quot;);&quot;" office:value-type="string" office:string-value="insert into game_score (id, matchid, squad, goals, points, time_type) values (476, 20, 39, null, 0, 8);" calcext:value-type="string">
            <text:p>insert into game_score (id, matchid, squad, goals, points, time_type) values (476, 20, 39, null, 0, 8);</text:p>
          </table:table-cell>
          <table:table-cell table:number-columns-repeated="1017"/>
        </table:table-row>
        <table:table-row table:style-name="ro3">
          <table:table-cell table:formula="of:=[.A544]+1" office:value-type="float" office:value="477" calcext:value-type="float">
            <text:p>477</text:p>
          </table:table-cell>
          <table:table-cell table:formula="of:=[.B544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45] &amp; &quot;, &quot; &amp; [.B545] &amp; &quot;, &quot; &amp; [.C545] &amp; &quot;, &quot; &amp; [.D545] &amp; &quot;, &quot; &amp; [.E545] &amp; &quot;, &quot; &amp; [.F545] &amp; &quot;);&quot;" office:value-type="string" office:string-value="insert into game_score (id, matchid, squad, goals, points, time_type) values (477, 20, 61, null, 0, 9);" calcext:value-type="string">
            <text:p>insert into game_score (id, matchid, squad, goals, points, time_type) values (477, 20, 61, null, 0, 9);</text:p>
          </table:table-cell>
          <table:table-cell table:number-columns-repeated="1017"/>
        </table:table-row>
        <table:table-row table:style-name="ro3">
          <table:table-cell table:formula="of:=[.A545]+1" office:value-type="float" office:value="478" calcext:value-type="float">
            <text:p>478</text:p>
          </table:table-cell>
          <table:table-cell table:formula="of:=[.B545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46] &amp; &quot;, &quot; &amp; [.B546] &amp; &quot;, &quot; &amp; [.C546] &amp; &quot;, &quot; &amp; [.D546] &amp; &quot;, &quot; &amp; [.E546] &amp; &quot;, &quot; &amp; [.F546] &amp; &quot;);&quot;" office:value-type="string" office:string-value="insert into game_score (id, matchid, squad, goals, points, time_type) values (478, 20, 39, null, 0, 9);" calcext:value-type="string">
            <text:p>insert into game_score (id, matchid, squad, goals, points, time_type) values (478, 20, 39, null, 0, 9);</text:p>
          </table:table-cell>
          <table:table-cell table:number-columns-repeated="1017"/>
        </table:table-row>
        <table:table-row table:style-name="ro3">
          <table:table-cell table:formula="of:=[.A546]+1" office:value-type="float" office:value="479" calcext:value-type="float">
            <text:p>479</text:p>
          </table:table-cell>
          <table:table-cell table:formula="of:=[.B546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47] &amp; &quot;, &quot; &amp; [.B547] &amp; &quot;, &quot; &amp; [.C547] &amp; &quot;, &quot; &amp; [.D547] &amp; &quot;, &quot; &amp; [.E547] &amp; &quot;, &quot; &amp; [.F547] &amp; &quot;);&quot;" office:value-type="string" office:string-value="insert into game_score (id, matchid, squad, goals, points, time_type) values (479, 20, 61, 0, 0, 9000);" calcext:value-type="string">
            <text:p>insert into game_score (id, matchid, squad, goals, points, time_type) values (479, 20, 61, 0, 0, 9000);</text:p>
          </table:table-cell>
          <table:table-cell table:number-columns-repeated="1017"/>
        </table:table-row>
        <table:table-row table:style-name="ro3">
          <table:table-cell table:formula="of:=[.A547]+1" office:value-type="float" office:value="480" calcext:value-type="float">
            <text:p>480</text:p>
          </table:table-cell>
          <table:table-cell table:formula="of:=[.B547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48] &amp; &quot;, &quot; &amp; [.B548] &amp; &quot;, &quot; &amp; [.C548] &amp; &quot;, &quot; &amp; [.D548] &amp; &quot;, &quot; &amp; [.E548] &amp; &quot;, &quot; &amp; [.F548] &amp; &quot;);&quot;" office:value-type="string" office:string-value="insert into game_score (id, matchid, squad, goals, points, time_type) values (480, 20, 39, 10, 0, 9000);" calcext:value-type="string">
            <text:p>insert into game_score (id, matchid, squad, goals, points, time_type) values (480, 20, 39, 10, 0, 9000);</text:p>
          </table:table-cell>
          <table:table-cell table:number-columns-repeated="1017"/>
        </table:table-row>
        <table:table-row table:style-name="ro3">
          <table:table-cell table:formula="of:=[.A548]+1" office:value-type="float" office:value="481" calcext:value-type="float">
            <text:p>481</text:p>
          </table:table-cell>
          <table:table-cell table:formula="of:=[.B548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49] &amp; &quot;, &quot; &amp; [.B549] &amp; &quot;, &quot; &amp; [.C549] &amp; &quot;, &quot; &amp; [.D549] &amp; &quot;, &quot; &amp; [.E549] &amp; &quot;, &quot; &amp; [.F549] &amp; &quot;);&quot;" office:value-type="string" office:string-value="insert into game_score (id, matchid, squad, goals, points, time_type) values (481, 20, 61, 1, 0, 9001);" calcext:value-type="string">
            <text:p>insert into game_score (id, matchid, squad, goals, points, time_type) values (481, 20, 61, 1, 0, 9001);</text:p>
          </table:table-cell>
          <table:table-cell table:number-columns-repeated="1017"/>
        </table:table-row>
        <table:table-row table:style-name="ro3">
          <table:table-cell table:formula="of:=[.A549]+1" office:value-type="float" office:value="482" calcext:value-type="float">
            <text:p>482</text:p>
          </table:table-cell>
          <table:table-cell table:formula="of:=[.B549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50] &amp; &quot;, &quot; &amp; [.B550] &amp; &quot;, &quot; &amp; [.C550] &amp; &quot;, &quot; &amp; [.D550] &amp; &quot;, &quot; &amp; [.E550] &amp; &quot;, &quot; &amp; [.F550] &amp; &quot;);&quot;" office:value-type="string" office:string-value="insert into game_score (id, matchid, squad, goals, points, time_type) values (482, 20, 39, 12, 0, 9001);" calcext:value-type="string">
            <text:p>insert into game_score (id, matchid, squad, goals, points, time_type) values (482, 20, 39, 12, 0, 9001);</text:p>
          </table:table-cell>
          <table:table-cell table:number-columns-repeated="1017"/>
        </table:table-row>
        <table:table-row table:style-name="ro3">
          <table:table-cell table:formula="of:=[.A550]+1" office:value-type="float" office:value="483" calcext:value-type="float">
            <text:p>483</text:p>
          </table:table-cell>
          <table:table-cell table:formula="of:=[.B550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51] &amp; &quot;, &quot; &amp; [.B551] &amp; &quot;, &quot; &amp; [.C551] &amp; &quot;, &quot; &amp; [.D551] &amp; &quot;, &quot; &amp; [.E551] &amp; &quot;, &quot; &amp; [.F551] &amp; &quot;);&quot;" office:value-type="string" office:string-value="insert into game_score (id, matchid, squad, goals, points, time_type) values (483, 20, 61, 2, 0, 9002);" calcext:value-type="string">
            <text:p>insert into game_score (id, matchid, squad, goals, points, time_type) values (483, 20, 61, 2, 0, 9002);</text:p>
          </table:table-cell>
          <table:table-cell table:number-columns-repeated="1017"/>
        </table:table-row>
        <table:table-row table:style-name="ro3">
          <table:table-cell table:formula="of:=[.A551]+1" office:value-type="float" office:value="484" calcext:value-type="float">
            <text:p>484</text:p>
          </table:table-cell>
          <table:table-cell table:formula="of:=[.B551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52] &amp; &quot;, &quot; &amp; [.B552] &amp; &quot;, &quot; &amp; [.C552] &amp; &quot;, &quot; &amp; [.D552] &amp; &quot;, &quot; &amp; [.E552] &amp; &quot;, &quot; &amp; [.F552] &amp; &quot;);&quot;" office:value-type="string" office:string-value="insert into game_score (id, matchid, squad, goals, points, time_type) values (484, 20, 39, 0, 0, 9002);" calcext:value-type="string">
            <text:p>insert into game_score (id, matchid, squad, goals, points, time_type) values (484, 20, 39, 0, 0, 9002);</text:p>
          </table:table-cell>
          <table:table-cell table:number-columns-repeated="1017"/>
        </table:table-row>
        <table:table-row table:style-name="ro3">
          <table:table-cell table:style-name="ce2" table:formula="of:=[.A552]+1" office:value-type="float" office:value="485" calcext:value-type="float">
            <text:p>485</text:p>
          </table:table-cell>
          <table:table-cell table:style-name="ce2" table:formula="of:=[.B529]+1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53] &amp; &quot;, &quot; &amp; [.B553] &amp; &quot;, &quot; &amp; [.C553] &amp; &quot;, &quot; &amp; [.D553] &amp; &quot;, &quot; &amp; [.E553] &amp; &quot;, &quot; &amp; [.F553] &amp; &quot;);&quot;" office:value-type="string" office:string-value="insert into game_score (id, matchid, squad, goals, points, time_type) values (485, 21, 39, 0, 0, 1);" calcext:value-type="string">
            <text:p>insert into game_score (id, matchid, squad, goals, points, time_type) values (485, 21, 39, 0, 0, 1);</text:p>
          </table:table-cell>
          <table:table-cell table:number-columns-repeated="1017"/>
        </table:table-row>
        <table:table-row table:style-name="ro3">
          <table:table-cell table:style-name="ce2" table:formula="of:=[.A553]+1" office:value-type="float" office:value="486" calcext:value-type="float">
            <text:p>486</text:p>
          </table:table-cell>
          <table:table-cell table:style-name="ce2" table:formula="of:=[.B553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54] &amp; &quot;, &quot; &amp; [.B554] &amp; &quot;, &quot; &amp; [.C554] &amp; &quot;, &quot; &amp; [.D554] &amp; &quot;, &quot; &amp; [.E554] &amp; &quot;, &quot; &amp; [.F554] &amp; &quot;);&quot;" office:value-type="string" office:string-value="insert into game_score (id, matchid, squad, goals, points, time_type) values (486, 21, 58, 1, 0, 1);" calcext:value-type="string">
            <text:p>insert into game_score (id, matchid, squad, goals, points, time_type) values (486, 21, 58, 1, 0, 1);</text:p>
          </table:table-cell>
          <table:table-cell table:number-columns-repeated="1017"/>
        </table:table-row>
        <table:table-row table:style-name="ro3">
          <table:table-cell table:style-name="ce2" table:formula="of:=[.A554]+1" office:value-type="float" office:value="487" calcext:value-type="float">
            <text:p>487</text:p>
          </table:table-cell>
          <table:table-cell table:style-name="ce2" table:formula="of:=[.B554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55] &amp; &quot;, &quot; &amp; [.B555] &amp; &quot;, &quot; &amp; [.C555] &amp; &quot;, &quot; &amp; [.D555] &amp; &quot;, &quot; &amp; [.E555] &amp; &quot;, &quot; &amp; [.F555] &amp; &quot;);&quot;" office:value-type="string" office:string-value="insert into game_score (id, matchid, squad, goals, points, time_type) values (487, 21, 39, 0, 0, 2);" calcext:value-type="string">
            <text:p>insert into game_score (id, matchid, squad, goals, points, time_type) values (487, 21, 39, 0, 0, 2);</text:p>
          </table:table-cell>
          <table:table-cell table:number-columns-repeated="1017"/>
        </table:table-row>
        <table:table-row table:style-name="ro3">
          <table:table-cell table:style-name="ce2" table:formula="of:=[.A555]+1" office:value-type="float" office:value="488" calcext:value-type="float">
            <text:p>488</text:p>
          </table:table-cell>
          <table:table-cell table:style-name="ce2" table:formula="of:=[.B555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56] &amp; &quot;, &quot; &amp; [.B556] &amp; &quot;, &quot; &amp; [.C556] &amp; &quot;, &quot; &amp; [.D556] &amp; &quot;, &quot; &amp; [.E556] &amp; &quot;, &quot; &amp; [.F556] &amp; &quot;);&quot;" office:value-type="string" office:string-value="insert into game_score (id, matchid, squad, goals, points, time_type) values (488, 21, 58, 0, 0, 2);" calcext:value-type="string">
            <text:p>insert into game_score (id, matchid, squad, goals, points, time_type) values (488, 21, 58, 0, 0, 2);</text:p>
          </table:table-cell>
          <table:table-cell table:number-columns-repeated="1017"/>
        </table:table-row>
        <table:table-row table:style-name="ro3">
          <table:table-cell table:style-name="ce2" table:formula="of:=[.A556]+1" office:value-type="float" office:value="489" calcext:value-type="float">
            <text:p>489</text:p>
          </table:table-cell>
          <table:table-cell table:style-name="ce2" table:formula="of:=[.B556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57] &amp; &quot;, &quot; &amp; [.B557] &amp; &quot;, &quot; &amp; [.C557] &amp; &quot;, &quot; &amp; [.D557] &amp; &quot;, &quot; &amp; [.E557] &amp; &quot;, &quot; &amp; [.F557] &amp; &quot;);&quot;" office:value-type="string" office:string-value="insert into game_score (id, matchid, squad, goals, points, time_type) values (489, 21, 39, 0, 0, 3);" calcext:value-type="string">
            <text:p>insert into game_score (id, matchid, squad, goals, points, time_type) values (489, 21, 39, 0, 0, 3);</text:p>
          </table:table-cell>
          <table:table-cell table:number-columns-repeated="1017"/>
        </table:table-row>
        <table:table-row table:style-name="ro3">
          <table:table-cell table:style-name="ce2" table:formula="of:=[.A557]+1" office:value-type="float" office:value="490" calcext:value-type="float">
            <text:p>490</text:p>
          </table:table-cell>
          <table:table-cell table:style-name="ce2" table:formula="of:=[.B557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58] &amp; &quot;, &quot; &amp; [.B558] &amp; &quot;, &quot; &amp; [.C558] &amp; &quot;, &quot; &amp; [.D558] &amp; &quot;, &quot; &amp; [.E558] &amp; &quot;, &quot; &amp; [.F558] &amp; &quot;);&quot;" office:value-type="string" office:string-value="insert into game_score (id, matchid, squad, goals, points, time_type) values (490, 21, 58, 1, 0, 3);" calcext:value-type="string">
            <text:p>insert into game_score (id, matchid, squad, goals, points, time_type) values (490, 21, 58, 1, 0, 3);</text:p>
          </table:table-cell>
          <table:table-cell table:number-columns-repeated="1017"/>
        </table:table-row>
        <table:table-row table:style-name="ro3">
          <table:table-cell table:style-name="ce2" table:formula="of:=[.A558]+1" office:value-type="float" office:value="491" calcext:value-type="float">
            <text:p>491</text:p>
          </table:table-cell>
          <table:table-cell table:style-name="ce2" table:formula="of:=[.B558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59] &amp; &quot;, &quot; &amp; [.B559] &amp; &quot;, &quot; &amp; [.C559] &amp; &quot;, &quot; &amp; [.D559] &amp; &quot;, &quot; &amp; [.E559] &amp; &quot;, &quot; &amp; [.F559] &amp; &quot;);&quot;" office:value-type="string" office:string-value="insert into game_score (id, matchid, squad, goals, points, time_type) values (491, 21, 39, 0, 0, 4);" calcext:value-type="string">
            <text:p>insert into game_score (id, matchid, squad, goals, points, time_type) values (491, 21, 39, 0, 0, 4);</text:p>
          </table:table-cell>
          <table:table-cell table:number-columns-repeated="1017"/>
        </table:table-row>
        <table:table-row table:style-name="ro3">
          <table:table-cell table:style-name="ce2" table:formula="of:=[.A559]+1" office:value-type="float" office:value="492" calcext:value-type="float">
            <text:p>492</text:p>
          </table:table-cell>
          <table:table-cell table:style-name="ce2" table:formula="of:=[.B559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60] &amp; &quot;, &quot; &amp; [.B560] &amp; &quot;, &quot; &amp; [.C560] &amp; &quot;, &quot; &amp; [.D560] &amp; &quot;, &quot; &amp; [.E560] &amp; &quot;, &quot; &amp; [.F560] &amp; &quot;);&quot;" office:value-type="string" office:string-value="insert into game_score (id, matchid, squad, goals, points, time_type) values (492, 21, 58, 1, 0, 4);" calcext:value-type="string">
            <text:p>insert into game_score (id, matchid, squad, goals, points, time_type) values (492, 21, 58, 1, 0, 4);</text:p>
          </table:table-cell>
          <table:table-cell table:number-columns-repeated="1017"/>
        </table:table-row>
        <table:table-row table:style-name="ro3">
          <table:table-cell table:style-name="ce2" table:formula="of:=[.A560]+1" office:value-type="float" office:value="493" calcext:value-type="float">
            <text:p>493</text:p>
          </table:table-cell>
          <table:table-cell table:style-name="ce2" table:formula="of:=[.B560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61] &amp; &quot;, &quot; &amp; [.B561] &amp; &quot;, &quot; &amp; [.C561] &amp; &quot;, &quot; &amp; [.D561] &amp; &quot;, &quot; &amp; [.E561] &amp; &quot;, &quot; &amp; [.F561] &amp; &quot;);&quot;" office:value-type="string" office:string-value="insert into game_score (id, matchid, squad, goals, points, time_type) values (493, 21, 39, 0, 0, 5);" calcext:value-type="string">
            <text:p>insert into game_score (id, matchid, squad, goals, points, time_type) values (493, 21, 39, 0, 0, 5);</text:p>
          </table:table-cell>
          <table:table-cell table:number-columns-repeated="1017"/>
        </table:table-row>
        <table:table-row table:style-name="ro3">
          <table:table-cell table:style-name="ce2" table:formula="of:=[.A561]+1" office:value-type="float" office:value="494" calcext:value-type="float">
            <text:p>494</text:p>
          </table:table-cell>
          <table:table-cell table:style-name="ce2" table:formula="of:=[.B561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62] &amp; &quot;, &quot; &amp; [.B562] &amp; &quot;, &quot; &amp; [.C562] &amp; &quot;, &quot; &amp; [.D562] &amp; &quot;, &quot; &amp; [.E562] &amp; &quot;, &quot; &amp; [.F562] &amp; &quot;);&quot;" office:value-type="string" office:string-value="insert into game_score (id, matchid, squad, goals, points, time_type) values (494, 21, 58, 1, 0, 5);" calcext:value-type="string">
            <text:p>insert into game_score (id, matchid, squad, goals, points, time_type) values (494, 21, 58, 1, 0, 5);</text:p>
          </table:table-cell>
          <table:table-cell table:number-columns-repeated="1017"/>
        </table:table-row>
        <table:table-row table:style-name="ro3">
          <table:table-cell table:style-name="ce2" table:formula="of:=[.A562]+1" office:value-type="float" office:value="495" calcext:value-type="float">
            <text:p>495</text:p>
          </table:table-cell>
          <table:table-cell table:style-name="ce2" table:formula="of:=[.B562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63] &amp; &quot;, &quot; &amp; [.B563] &amp; &quot;, &quot; &amp; [.C563] &amp; &quot;, &quot; &amp; [.D563] &amp; &quot;, &quot; &amp; [.E563] &amp; &quot;, &quot; &amp; [.F563] &amp; &quot;);&quot;" office:value-type="string" office:string-value="insert into game_score (id, matchid, squad, goals, points, time_type) values (495, 21, 39, 0, 0, 6);" calcext:value-type="string">
            <text:p>insert into game_score (id, matchid, squad, goals, points, time_type) values (495, 21, 39, 0, 0, 6);</text:p>
          </table:table-cell>
          <table:table-cell table:number-columns-repeated="1017"/>
        </table:table-row>
        <table:table-row table:style-name="ro3">
          <table:table-cell table:style-name="ce2" table:formula="of:=[.A563]+1" office:value-type="float" office:value="496" calcext:value-type="float">
            <text:p>496</text:p>
          </table:table-cell>
          <table:table-cell table:style-name="ce2" table:formula="of:=[.B563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64] &amp; &quot;, &quot; &amp; [.B564] &amp; &quot;, &quot; &amp; [.C564] &amp; &quot;, &quot; &amp; [.D564] &amp; &quot;, &quot; &amp; [.E564] &amp; &quot;, &quot; &amp; [.F564] &amp; &quot;);&quot;" office:value-type="string" office:string-value="insert into game_score (id, matchid, squad, goals, points, time_type) values (496, 21, 58, 0, 0, 6);" calcext:value-type="string">
            <text:p>insert into game_score (id, matchid, squad, goals, points, time_type) values (496, 21, 58, 0, 0, 6);</text:p>
          </table:table-cell>
          <table:table-cell table:number-columns-repeated="1017"/>
        </table:table-row>
        <table:table-row table:style-name="ro3">
          <table:table-cell table:style-name="ce2" table:formula="of:=[.A564]+1" office:value-type="float" office:value="497" calcext:value-type="float">
            <text:p>497</text:p>
          </table:table-cell>
          <table:table-cell table:style-name="ce2" table:formula="of:=[.B564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65] &amp; &quot;, &quot; &amp; [.B565] &amp; &quot;, &quot; &amp; [.C565] &amp; &quot;, &quot; &amp; [.D565] &amp; &quot;, &quot; &amp; [.E565] &amp; &quot;, &quot; &amp; [.F565] &amp; &quot;);&quot;" office:value-type="string" office:string-value="insert into game_score (id, matchid, squad, goals, points, time_type) values (497, 21, 39, 0, 0, 7);" calcext:value-type="string">
            <text:p>insert into game_score (id, matchid, squad, goals, points, time_type) values (497, 21, 39, 0, 0, 7);</text:p>
          </table:table-cell>
          <table:table-cell table:number-columns-repeated="1017"/>
        </table:table-row>
        <table:table-row table:style-name="ro3">
          <table:table-cell table:style-name="ce2" table:formula="of:=[.A565]+1" office:value-type="float" office:value="498" calcext:value-type="float">
            <text:p>498</text:p>
          </table:table-cell>
          <table:table-cell table:style-name="ce2" table:formula="of:=[.B565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66] &amp; &quot;, &quot; &amp; [.B566] &amp; &quot;, &quot; &amp; [.C566] &amp; &quot;, &quot; &amp; [.D566] &amp; &quot;, &quot; &amp; [.E566] &amp; &quot;, &quot; &amp; [.F566] &amp; &quot;);&quot;" office:value-type="string" office:string-value="insert into game_score (id, matchid, squad, goals, points, time_type) values (498, 21, 58, 2, 0, 7);" calcext:value-type="string">
            <text:p>insert into game_score (id, matchid, squad, goals, points, time_type) values (498, 21, 58, 2, 0, 7);</text:p>
          </table:table-cell>
          <table:table-cell table:number-columns-repeated="1017"/>
        </table:table-row>
        <table:table-row table:style-name="ro3">
          <table:table-cell table:style-name="ce2" table:formula="of:=[.A566]+1" office:value-type="float" office:value="499" calcext:value-type="float">
            <text:p>499</text:p>
          </table:table-cell>
          <table:table-cell table:style-name="ce2" table:formula="of:=[.B566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67] &amp; &quot;, &quot; &amp; [.B567] &amp; &quot;, &quot; &amp; [.C567] &amp; &quot;, &quot; &amp; [.D567] &amp; &quot;, &quot; &amp; [.E567] &amp; &quot;, &quot; &amp; [.F567] &amp; &quot;);&quot;" office:value-type="string" office:string-value="insert into game_score (id, matchid, squad, goals, points, time_type) values (499, 21, 39, 0, 0, 8);" calcext:value-type="string">
            <text:p>insert into game_score (id, matchid, squad, goals, points, time_type) values (499, 21, 39, 0, 0, 8);</text:p>
          </table:table-cell>
          <table:table-cell table:number-columns-repeated="1017"/>
        </table:table-row>
        <table:table-row table:style-name="ro3">
          <table:table-cell table:style-name="ce2" table:formula="of:=[.A567]+1" office:value-type="float" office:value="500" calcext:value-type="float">
            <text:p>500</text:p>
          </table:table-cell>
          <table:table-cell table:style-name="ce2" table:formula="of:=[.B567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68] &amp; &quot;, &quot; &amp; [.B568] &amp; &quot;, &quot; &amp; [.C568] &amp; &quot;, &quot; &amp; [.D568] &amp; &quot;, &quot; &amp; [.E568] &amp; &quot;, &quot; &amp; [.F568] &amp; &quot;);&quot;" office:value-type="string" office:string-value="insert into game_score (id, matchid, squad, goals, points, time_type) values (500, 21, 58, 0, 0, 8);" calcext:value-type="string">
            <text:p>insert into game_score (id, matchid, squad, goals, points, time_type) values (500, 21, 58, 0, 0, 8);</text:p>
          </table:table-cell>
          <table:table-cell table:number-columns-repeated="1017"/>
        </table:table-row>
        <table:table-row table:style-name="ro3">
          <table:table-cell table:style-name="ce2" table:formula="of:=[.A568]+1" office:value-type="float" office:value="501" calcext:value-type="float">
            <text:p>501</text:p>
          </table:table-cell>
          <table:table-cell table:style-name="ce2" table:formula="of:=[.B568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69] &amp; &quot;, &quot; &amp; [.B569] &amp; &quot;, &quot; &amp; [.C569] &amp; &quot;, &quot; &amp; [.D569] &amp; &quot;, &quot; &amp; [.E569] &amp; &quot;, &quot; &amp; [.F569] &amp; &quot;);&quot;" office:value-type="string" office:string-value="insert into game_score (id, matchid, squad, goals, points, time_type) values (501, 21, 39, 0, 0, 9);" calcext:value-type="string">
            <text:p>insert into game_score (id, matchid, squad, goals, points, time_type) values (501, 21, 39, 0, 0, 9);</text:p>
          </table:table-cell>
          <table:table-cell table:number-columns-repeated="1017"/>
        </table:table-row>
        <table:table-row table:style-name="ro3">
          <table:table-cell table:style-name="ce2" table:formula="of:=[.A569]+1" office:value-type="float" office:value="502" calcext:value-type="float">
            <text:p>502</text:p>
          </table:table-cell>
          <table:table-cell table:style-name="ce2" table:formula="of:=[.B569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70] &amp; &quot;, &quot; &amp; [.B570] &amp; &quot;, &quot; &amp; [.C570] &amp; &quot;, &quot; &amp; [.D570] &amp; &quot;, &quot; &amp; [.E570] &amp; &quot;, &quot; &amp; [.F570] &amp; &quot;);&quot;" office:value-type="string" office:string-value="insert into game_score (id, matchid, squad, goals, points, time_type) values (502, 21, 58, null, 0, 9);" calcext:value-type="string">
            <text:p>insert into game_score (id, matchid, squad, goals, points, time_type) values (502, 21, 58, null, 0, 9);</text:p>
          </table:table-cell>
          <table:table-cell table:number-columns-repeated="1017"/>
        </table:table-row>
        <table:table-row table:style-name="ro3">
          <table:table-cell table:style-name="ce2" table:formula="of:=[.A570]+1" office:value-type="float" office:value="503" calcext:value-type="float">
            <text:p>503</text:p>
          </table:table-cell>
          <table:table-cell table:style-name="ce2" table:formula="of:=[.B570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71] &amp; &quot;, &quot; &amp; [.B571] &amp; &quot;, &quot; &amp; [.C571] &amp; &quot;, &quot; &amp; [.D571] &amp; &quot;, &quot; &amp; [.E571] &amp; &quot;, &quot; &amp; [.F571] &amp; &quot;);&quot;" office:value-type="string" office:string-value="insert into game_score (id, matchid, squad, goals, points, time_type) values (503, 21, 39, 0, 0, 9000);" calcext:value-type="string">
            <text:p>insert into game_score (id, matchid, squad, goals, points, time_type) values (503, 21, 39, 0, 0, 9000);</text:p>
          </table:table-cell>
          <table:table-cell table:number-columns-repeated="1017"/>
        </table:table-row>
        <table:table-row table:style-name="ro3">
          <table:table-cell table:style-name="ce2" table:formula="of:=[.A571]+1" office:value-type="float" office:value="504" calcext:value-type="float">
            <text:p>504</text:p>
          </table:table-cell>
          <table:table-cell table:style-name="ce2" table:formula="of:=[.B571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72] &amp; &quot;, &quot; &amp; [.B572] &amp; &quot;, &quot; &amp; [.C572] &amp; &quot;, &quot; &amp; [.D572] &amp; &quot;, &quot; &amp; [.E572] &amp; &quot;, &quot; &amp; [.F572] &amp; &quot;);&quot;" office:value-type="string" office:string-value="insert into game_score (id, matchid, squad, goals, points, time_type) values (504, 21, 58, 6, 0, 9000);" calcext:value-type="string">
            <text:p>insert into game_score (id, matchid, squad, goals, points, time_type) values (504, 21, 58, 6, 0, 9000);</text:p>
          </table:table-cell>
          <table:table-cell table:number-columns-repeated="1017"/>
        </table:table-row>
        <table:table-row table:style-name="ro3">
          <table:table-cell table:style-name="ce2" table:formula="of:=[.A572]+1" office:value-type="float" office:value="505" calcext:value-type="float">
            <text:p>505</text:p>
          </table:table-cell>
          <table:table-cell table:style-name="ce2" table:formula="of:=[.B572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73] &amp; &quot;, &quot; &amp; [.B573] &amp; &quot;, &quot; &amp; [.C573] &amp; &quot;, &quot; &amp; [.D573] &amp; &quot;, &quot; &amp; [.E573] &amp; &quot;, &quot; &amp; [.F573] &amp; &quot;);&quot;" office:value-type="string" office:string-value="insert into game_score (id, matchid, squad, goals, points, time_type) values (505, 21, 39, 2, 0, 9001);" calcext:value-type="string">
            <text:p>insert into game_score (id, matchid, squad, goals, points, time_type) values (505, 21, 39, 2, 0, 9001);</text:p>
          </table:table-cell>
          <table:table-cell table:number-columns-repeated="1017"/>
        </table:table-row>
        <table:table-row table:style-name="ro3">
          <table:table-cell table:style-name="ce2" table:formula="of:=[.A573]+1" office:value-type="float" office:value="506" calcext:value-type="float">
            <text:p>506</text:p>
          </table:table-cell>
          <table:table-cell table:style-name="ce2" table:formula="of:=[.B573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74] &amp; &quot;, &quot; &amp; [.B574] &amp; &quot;, &quot; &amp; [.C574] &amp; &quot;, &quot; &amp; [.D574] &amp; &quot;, &quot; &amp; [.E574] &amp; &quot;, &quot; &amp; [.F574] &amp; &quot;);&quot;" office:value-type="string" office:string-value="insert into game_score (id, matchid, squad, goals, points, time_type) values (506, 21, 58, 9, 0, 9001);" calcext:value-type="string">
            <text:p>insert into game_score (id, matchid, squad, goals, points, time_type) values (506, 21, 58, 9, 0, 9001);</text:p>
          </table:table-cell>
          <table:table-cell table:number-columns-repeated="1017"/>
        </table:table-row>
        <table:table-row table:style-name="ro3">
          <table:table-cell table:style-name="ce2" table:formula="of:=[.A574]+1" office:value-type="float" office:value="507" calcext:value-type="float">
            <text:p>507</text:p>
          </table:table-cell>
          <table:table-cell table:style-name="ce2" table:formula="of:=[.B574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75] &amp; &quot;, &quot; &amp; [.B575] &amp; &quot;, &quot; &amp; [.C575] &amp; &quot;, &quot; &amp; [.D575] &amp; &quot;, &quot; &amp; [.E575] &amp; &quot;, &quot; &amp; [.F575] &amp; &quot;);&quot;" office:value-type="string" office:string-value="insert into game_score (id, matchid, squad, goals, points, time_type) values (507, 21, 39, 1, 0, 9002);" calcext:value-type="string">
            <text:p>insert into game_score (id, matchid, squad, goals, points, time_type) values (507, 21, 39, 1, 0, 9002);</text:p>
          </table:table-cell>
          <table:table-cell table:number-columns-repeated="1017"/>
        </table:table-row>
        <table:table-row table:style-name="ro3">
          <table:table-cell table:style-name="ce2" table:formula="of:=[.A575]+1" office:value-type="float" office:value="508" calcext:value-type="float">
            <text:p>508</text:p>
          </table:table-cell>
          <table:table-cell table:style-name="ce2" table:formula="of:=[.B575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76] &amp; &quot;, &quot; &amp; [.B576] &amp; &quot;, &quot; &amp; [.C576] &amp; &quot;, &quot; &amp; [.D576] &amp; &quot;, &quot; &amp; [.E576] &amp; &quot;, &quot; &amp; [.F576] &amp; &quot;);&quot;" office:value-type="string" office:string-value="insert into game_score (id, matchid, squad, goals, points, time_type) values (508, 21, 58, 2, 0, 9002);" calcext:value-type="string">
            <text:p>insert into game_score (id, matchid, squad, goals, points, time_type) values (508, 21, 58, 2, 0, 9002);</text:p>
          </table:table-cell>
          <table:table-cell table:number-columns-repeated="1017"/>
        </table:table-row>
        <table:table-row table:style-name="ro3">
          <table:table-cell table:formula="of:=[.A576]+1" office:value-type="float" office:value="509" calcext:value-type="float">
            <text:p>509</text:p>
          </table:table-cell>
          <table:table-cell table:formula="of:=[.B553]+1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77] &amp; &quot;, &quot; &amp; [.B577] &amp; &quot;, &quot; &amp; [.C577] &amp; &quot;, &quot; &amp; [.D577] &amp; &quot;, &quot; &amp; [.E577] &amp; &quot;, &quot; &amp; [.F577] &amp; &quot;);&quot;" office:value-type="string" office:string-value="insert into game_score (id, matchid, squad, goals, points, time_type) values (509, 22, 39, 1, 0, 1);" calcext:value-type="string">
            <text:p>insert into game_score (id, matchid, squad, goals, points, time_type) values (509, 22, 39, 1, 0, 1);</text:p>
          </table:table-cell>
          <table:table-cell table:number-columns-repeated="1017"/>
        </table:table-row>
        <table:table-row table:style-name="ro3">
          <table:table-cell table:formula="of:=[.A577]+1" office:value-type="float" office:value="510" calcext:value-type="float">
            <text:p>510</text:p>
          </table:table-cell>
          <table:table-cell table:formula="of:=[.B577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78] &amp; &quot;, &quot; &amp; [.B578] &amp; &quot;, &quot; &amp; [.C578] &amp; &quot;, &quot; &amp; [.D578] &amp; &quot;, &quot; &amp; [.E578] &amp; &quot;, &quot; &amp; [.F578] &amp; &quot;);&quot;" office:value-type="string" office:string-value="insert into game_score (id, matchid, squad, goals, points, time_type) values (510, 22, 1809, 2, 0, 1);" calcext:value-type="string">
            <text:p>insert into game_score (id, matchid, squad, goals, points, time_type) values (510, 22, 1809, 2, 0, 1);</text:p>
          </table:table-cell>
          <table:table-cell table:number-columns-repeated="1017"/>
        </table:table-row>
        <table:table-row table:style-name="ro3">
          <table:table-cell table:formula="of:=[.A578]+1" office:value-type="float" office:value="511" calcext:value-type="float">
            <text:p>511</text:p>
          </table:table-cell>
          <table:table-cell table:formula="of:=[.B578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79] &amp; &quot;, &quot; &amp; [.B579] &amp; &quot;, &quot; &amp; [.C579] &amp; &quot;, &quot; &amp; [.D579] &amp; &quot;, &quot; &amp; [.E579] &amp; &quot;, &quot; &amp; [.F579] &amp; &quot;);&quot;" office:value-type="string" office:string-value="insert into game_score (id, matchid, squad, goals, points, time_type) values (511, 22, 39, 0, 0, 2);" calcext:value-type="string">
            <text:p>insert into game_score (id, matchid, squad, goals, points, time_type) values (511, 22, 39, 0, 0, 2);</text:p>
          </table:table-cell>
          <table:table-cell table:number-columns-repeated="1017"/>
        </table:table-row>
        <table:table-row table:style-name="ro3">
          <table:table-cell table:formula="of:=[.A579]+1" office:value-type="float" office:value="512" calcext:value-type="float">
            <text:p>512</text:p>
          </table:table-cell>
          <table:table-cell table:formula="of:=[.B579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80] &amp; &quot;, &quot; &amp; [.B580] &amp; &quot;, &quot; &amp; [.C580] &amp; &quot;, &quot; &amp; [.D580] &amp; &quot;, &quot; &amp; [.E580] &amp; &quot;, &quot; &amp; [.F580] &amp; &quot;);&quot;" office:value-type="string" office:string-value="insert into game_score (id, matchid, squad, goals, points, time_type) values (512, 22, 1809, 0, 0, 2);" calcext:value-type="string">
            <text:p>insert into game_score (id, matchid, squad, goals, points, time_type) values (512, 22, 1809, 0, 0, 2);</text:p>
          </table:table-cell>
          <table:table-cell table:number-columns-repeated="1017"/>
        </table:table-row>
        <table:table-row table:style-name="ro3">
          <table:table-cell table:formula="of:=[.A580]+1" office:value-type="float" office:value="513" calcext:value-type="float">
            <text:p>513</text:p>
          </table:table-cell>
          <table:table-cell table:formula="of:=[.B580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81] &amp; &quot;, &quot; &amp; [.B581] &amp; &quot;, &quot; &amp; [.C581] &amp; &quot;, &quot; &amp; [.D581] &amp; &quot;, &quot; &amp; [.E581] &amp; &quot;, &quot; &amp; [.F581] &amp; &quot;);&quot;" office:value-type="string" office:string-value="insert into game_score (id, matchid, squad, goals, points, time_type) values (513, 22, 39, 2, 0, 3);" calcext:value-type="string">
            <text:p>insert into game_score (id, matchid, squad, goals, points, time_type) values (513, 22, 39, 2, 0, 3);</text:p>
          </table:table-cell>
          <table:table-cell table:number-columns-repeated="1017"/>
        </table:table-row>
        <table:table-row table:style-name="ro3">
          <table:table-cell table:formula="of:=[.A581]+1" office:value-type="float" office:value="514" calcext:value-type="float">
            <text:p>514</text:p>
          </table:table-cell>
          <table:table-cell table:formula="of:=[.B581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82] &amp; &quot;, &quot; &amp; [.B582] &amp; &quot;, &quot; &amp; [.C582] &amp; &quot;, &quot; &amp; [.D582] &amp; &quot;, &quot; &amp; [.E582] &amp; &quot;, &quot; &amp; [.F582] &amp; &quot;);&quot;" office:value-type="string" office:string-value="insert into game_score (id, matchid, squad, goals, points, time_type) values (514, 22, 1809, 2, 0, 3);" calcext:value-type="string">
            <text:p>insert into game_score (id, matchid, squad, goals, points, time_type) values (514, 22, 1809, 2, 0, 3);</text:p>
          </table:table-cell>
          <table:table-cell table:number-columns-repeated="1017"/>
        </table:table-row>
        <table:table-row table:style-name="ro3">
          <table:table-cell table:formula="of:=[.A582]+1" office:value-type="float" office:value="515" calcext:value-type="float">
            <text:p>515</text:p>
          </table:table-cell>
          <table:table-cell table:formula="of:=[.B582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83] &amp; &quot;, &quot; &amp; [.B583] &amp; &quot;, &quot; &amp; [.C583] &amp; &quot;, &quot; &amp; [.D583] &amp; &quot;, &quot; &amp; [.E583] &amp; &quot;, &quot; &amp; [.F583] &amp; &quot;);&quot;" office:value-type="string" office:string-value="insert into game_score (id, matchid, squad, goals, points, time_type) values (515, 22, 39, 0, 0, 4);" calcext:value-type="string">
            <text:p>insert into game_score (id, matchid, squad, goals, points, time_type) values (515, 22, 39, 0, 0, 4);</text:p>
          </table:table-cell>
          <table:table-cell table:number-columns-repeated="1017"/>
        </table:table-row>
        <table:table-row table:style-name="ro3">
          <table:table-cell table:formula="of:=[.A583]+1" office:value-type="float" office:value="516" calcext:value-type="float">
            <text:p>516</text:p>
          </table:table-cell>
          <table:table-cell table:formula="of:=[.B583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84] &amp; &quot;, &quot; &amp; [.B584] &amp; &quot;, &quot; &amp; [.C584] &amp; &quot;, &quot; &amp; [.D584] &amp; &quot;, &quot; &amp; [.E584] &amp; &quot;, &quot; &amp; [.F584] &amp; &quot;);&quot;" office:value-type="string" office:string-value="insert into game_score (id, matchid, squad, goals, points, time_type) values (516, 22, 1809, 0, 0, 4);" calcext:value-type="string">
            <text:p>insert into game_score (id, matchid, squad, goals, points, time_type) values (516, 22, 1809, 0, 0, 4);</text:p>
          </table:table-cell>
          <table:table-cell table:number-columns-repeated="1017"/>
        </table:table-row>
        <table:table-row table:style-name="ro3">
          <table:table-cell table:formula="of:=[.A584]+1" office:value-type="float" office:value="517" calcext:value-type="float">
            <text:p>517</text:p>
          </table:table-cell>
          <table:table-cell table:formula="of:=[.B584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85] &amp; &quot;, &quot; &amp; [.B585] &amp; &quot;, &quot; &amp; [.C585] &amp; &quot;, &quot; &amp; [.D585] &amp; &quot;, &quot; &amp; [.E585] &amp; &quot;, &quot; &amp; [.F585] &amp; &quot;);&quot;" office:value-type="string" office:string-value="insert into game_score (id, matchid, squad, goals, points, time_type) values (517, 22, 39, 0, 0, 5);" calcext:value-type="string">
            <text:p>insert into game_score (id, matchid, squad, goals, points, time_type) values (517, 22, 39, 0, 0, 5);</text:p>
          </table:table-cell>
          <table:table-cell table:number-columns-repeated="1017"/>
        </table:table-row>
        <table:table-row table:style-name="ro3">
          <table:table-cell table:formula="of:=[.A585]+1" office:value-type="float" office:value="518" calcext:value-type="float">
            <text:p>518</text:p>
          </table:table-cell>
          <table:table-cell table:formula="of:=[.B585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86] &amp; &quot;, &quot; &amp; [.B586] &amp; &quot;, &quot; &amp; [.C586] &amp; &quot;, &quot; &amp; [.D586] &amp; &quot;, &quot; &amp; [.E586] &amp; &quot;, &quot; &amp; [.F586] &amp; &quot;);&quot;" office:value-type="string" office:string-value="insert into game_score (id, matchid, squad, goals, points, time_type) values (518, 22, 1809, 3, 0, 5);" calcext:value-type="string">
            <text:p>insert into game_score (id, matchid, squad, goals, points, time_type) values (518, 22, 1809, 3, 0, 5);</text:p>
          </table:table-cell>
          <table:table-cell table:number-columns-repeated="1017"/>
        </table:table-row>
        <table:table-row table:style-name="ro3">
          <table:table-cell table:formula="of:=[.A586]+1" office:value-type="float" office:value="519" calcext:value-type="float">
            <text:p>519</text:p>
          </table:table-cell>
          <table:table-cell table:formula="of:=[.B586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87] &amp; &quot;, &quot; &amp; [.B587] &amp; &quot;, &quot; &amp; [.C587] &amp; &quot;, &quot; &amp; [.D587] &amp; &quot;, &quot; &amp; [.E587] &amp; &quot;, &quot; &amp; [.F587] &amp; &quot;);&quot;" office:value-type="string" office:string-value="insert into game_score (id, matchid, squad, goals, points, time_type) values (519, 22, 39, 0, 0, 6);" calcext:value-type="string">
            <text:p>insert into game_score (id, matchid, squad, goals, points, time_type) values (519, 22, 39, 0, 0, 6);</text:p>
          </table:table-cell>
          <table:table-cell table:number-columns-repeated="1017"/>
        </table:table-row>
        <table:table-row table:style-name="ro3">
          <table:table-cell table:formula="of:=[.A587]+1" office:value-type="float" office:value="520" calcext:value-type="float">
            <text:p>520</text:p>
          </table:table-cell>
          <table:table-cell table:formula="of:=[.B587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88] &amp; &quot;, &quot; &amp; [.B588] &amp; &quot;, &quot; &amp; [.C588] &amp; &quot;, &quot; &amp; [.D588] &amp; &quot;, &quot; &amp; [.E588] &amp; &quot;, &quot; &amp; [.F588] &amp; &quot;);&quot;" office:value-type="string" office:string-value="insert into game_score (id, matchid, squad, goals, points, time_type) values (520, 22, 1809, 0, 0, 6);" calcext:value-type="string">
            <text:p>insert into game_score (id, matchid, squad, goals, points, time_type) values (520, 22, 1809, 0, 0, 6);</text:p>
          </table:table-cell>
          <table:table-cell table:number-columns-repeated="1017"/>
        </table:table-row>
        <table:table-row table:style-name="ro3">
          <table:table-cell table:formula="of:=[.A588]+1" office:value-type="float" office:value="521" calcext:value-type="float">
            <text:p>521</text:p>
          </table:table-cell>
          <table:table-cell table:formula="of:=[.B588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89] &amp; &quot;, &quot; &amp; [.B589] &amp; &quot;, &quot; &amp; [.C589] &amp; &quot;, &quot; &amp; [.D589] &amp; &quot;, &quot; &amp; [.E589] &amp; &quot;, &quot; &amp; [.F589] &amp; &quot;);&quot;" office:value-type="string" office:string-value="insert into game_score (id, matchid, squad, goals, points, time_type) values (521, 22, 39, 0, 0, 7);" calcext:value-type="string">
            <text:p>insert into game_score (id, matchid, squad, goals, points, time_type) values (521, 22, 39, 0, 0, 7);</text:p>
          </table:table-cell>
          <table:table-cell table:number-columns-repeated="1017"/>
        </table:table-row>
        <table:table-row table:style-name="ro3">
          <table:table-cell table:formula="of:=[.A589]+1" office:value-type="float" office:value="522" calcext:value-type="float">
            <text:p>522</text:p>
          </table:table-cell>
          <table:table-cell table:formula="of:=[.B589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90] &amp; &quot;, &quot; &amp; [.B590] &amp; &quot;, &quot; &amp; [.C590] &amp; &quot;, &quot; &amp; [.D590] &amp; &quot;, &quot; &amp; [.E590] &amp; &quot;, &quot; &amp; [.F590] &amp; &quot;);&quot;" office:value-type="string" office:string-value="insert into game_score (id, matchid, squad, goals, points, time_type) values (522, 22, 1809, 1, 0, 7);" calcext:value-type="string">
            <text:p>insert into game_score (id, matchid, squad, goals, points, time_type) values (522, 22, 1809, 1, 0, 7);</text:p>
          </table:table-cell>
          <table:table-cell table:number-columns-repeated="1017"/>
        </table:table-row>
        <table:table-row table:style-name="ro3">
          <table:table-cell table:formula="of:=[.A590]+1" office:value-type="float" office:value="523" calcext:value-type="float">
            <text:p>523</text:p>
          </table:table-cell>
          <table:table-cell table:formula="of:=[.B590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91] &amp; &quot;, &quot; &amp; [.B591] &amp; &quot;, &quot; &amp; [.C591] &amp; &quot;, &quot; &amp; [.D591] &amp; &quot;, &quot; &amp; [.E591] &amp; &quot;, &quot; &amp; [.F591] &amp; &quot;);&quot;" office:value-type="string" office:string-value="insert into game_score (id, matchid, squad, goals, points, time_type) values (523, 22, 39, 0, 0, 8);" calcext:value-type="string">
            <text:p>insert into game_score (id, matchid, squad, goals, points, time_type) values (523, 22, 39, 0, 0, 8);</text:p>
          </table:table-cell>
          <table:table-cell table:number-columns-repeated="1017"/>
        </table:table-row>
        <table:table-row table:style-name="ro3">
          <table:table-cell table:formula="of:=[.A591]+1" office:value-type="float" office:value="524" calcext:value-type="float">
            <text:p>524</text:p>
          </table:table-cell>
          <table:table-cell table:formula="of:=[.B591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92] &amp; &quot;, &quot; &amp; [.B592] &amp; &quot;, &quot; &amp; [.C592] &amp; &quot;, &quot; &amp; [.D592] &amp; &quot;, &quot; &amp; [.E592] &amp; &quot;, &quot; &amp; [.F592] &amp; &quot;);&quot;" office:value-type="string" office:string-value="insert into game_score (id, matchid, squad, goals, points, time_type) values (524, 22, 1809, 0, 0, 8);" calcext:value-type="string">
            <text:p>insert into game_score (id, matchid, squad, goals, points, time_type) values (524, 22, 1809, 0, 0, 8);</text:p>
          </table:table-cell>
          <table:table-cell table:number-columns-repeated="1017"/>
        </table:table-row>
        <table:table-row table:style-name="ro3">
          <table:table-cell table:formula="of:=[.A592]+1" office:value-type="float" office:value="525" calcext:value-type="float">
            <text:p>525</text:p>
          </table:table-cell>
          <table:table-cell table:formula="of:=[.B592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93] &amp; &quot;, &quot; &amp; [.B593] &amp; &quot;, &quot; &amp; [.C593] &amp; &quot;, &quot; &amp; [.D593] &amp; &quot;, &quot; &amp; [.E593] &amp; &quot;, &quot; &amp; [.F593] &amp; &quot;);&quot;" office:value-type="string" office:string-value="insert into game_score (id, matchid, squad, goals, points, time_type) values (525, 22, 39, 0, 0, 9);" calcext:value-type="string">
            <text:p>insert into game_score (id, matchid, squad, goals, points, time_type) values (525, 22, 39, 0, 0, 9);</text:p>
          </table:table-cell>
          <table:table-cell table:number-columns-repeated="1017"/>
        </table:table-row>
        <table:table-row table:style-name="ro3">
          <table:table-cell table:formula="of:=[.A593]+1" office:value-type="float" office:value="526" calcext:value-type="float">
            <text:p>526</text:p>
          </table:table-cell>
          <table:table-cell table:formula="of:=[.B593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94] &amp; &quot;, &quot; &amp; [.B594] &amp; &quot;, &quot; &amp; [.C594] &amp; &quot;, &quot; &amp; [.D594] &amp; &quot;, &quot; &amp; [.E594] &amp; &quot;, &quot; &amp; [.F594] &amp; &quot;);&quot;" office:value-type="string" office:string-value="insert into game_score (id, matchid, squad, goals, points, time_type) values (526, 22, 1809, null, 0, 9);" calcext:value-type="string">
            <text:p>insert into game_score (id, matchid, squad, goals, points, time_type) values (526, 22, 1809, null, 0, 9);</text:p>
          </table:table-cell>
          <table:table-cell table:number-columns-repeated="1017"/>
        </table:table-row>
        <table:table-row table:style-name="ro3">
          <table:table-cell table:formula="of:=[.A594]+1" office:value-type="float" office:value="527" calcext:value-type="float">
            <text:p>527</text:p>
          </table:table-cell>
          <table:table-cell table:formula="of:=[.B594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95] &amp; &quot;, &quot; &amp; [.B595] &amp; &quot;, &quot; &amp; [.C595] &amp; &quot;, &quot; &amp; [.D595] &amp; &quot;, &quot; &amp; [.E595] &amp; &quot;, &quot; &amp; [.F595] &amp; &quot;);&quot;" office:value-type="string" office:string-value="insert into game_score (id, matchid, squad, goals, points, time_type) values (527, 22, 39, 3, 0, 9000);" calcext:value-type="string">
            <text:p>insert into game_score (id, matchid, squad, goals, points, time_type) values (527, 22, 39, 3, 0, 9000);</text:p>
          </table:table-cell>
          <table:table-cell table:number-columns-repeated="1017"/>
        </table:table-row>
        <table:table-row table:style-name="ro3">
          <table:table-cell table:formula="of:=[.A595]+1" office:value-type="float" office:value="528" calcext:value-type="float">
            <text:p>528</text:p>
          </table:table-cell>
          <table:table-cell table:formula="of:=[.B595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96] &amp; &quot;, &quot; &amp; [.B596] &amp; &quot;, &quot; &amp; [.C596] &amp; &quot;, &quot; &amp; [.D596] &amp; &quot;, &quot; &amp; [.E596] &amp; &quot;, &quot; &amp; [.F596] &amp; &quot;);&quot;" office:value-type="string" office:string-value="insert into game_score (id, matchid, squad, goals, points, time_type) values (528, 22, 1809, 8, 0, 9000);" calcext:value-type="string">
            <text:p>insert into game_score (id, matchid, squad, goals, points, time_type) values (528, 22, 1809, 8, 0, 9000);</text:p>
          </table:table-cell>
          <table:table-cell table:number-columns-repeated="1017"/>
        </table:table-row>
        <table:table-row table:style-name="ro3">
          <table:table-cell table:formula="of:=[.A596]+1" office:value-type="float" office:value="529" calcext:value-type="float">
            <text:p>529</text:p>
          </table:table-cell>
          <table:table-cell table:formula="of:=[.B596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97] &amp; &quot;, &quot; &amp; [.B597] &amp; &quot;, &quot; &amp; [.C597] &amp; &quot;, &quot; &amp; [.D597] &amp; &quot;, &quot; &amp; [.E597] &amp; &quot;, &quot; &amp; [.F597] &amp; &quot;);&quot;" office:value-type="string" office:string-value="insert into game_score (id, matchid, squad, goals, points, time_type) values (529, 22, 39, 5, 0, 9001);" calcext:value-type="string">
            <text:p>insert into game_score (id, matchid, squad, goals, points, time_type) values (529, 22, 39, 5, 0, 9001);</text:p>
          </table:table-cell>
          <table:table-cell table:number-columns-repeated="1017"/>
        </table:table-row>
        <table:table-row table:style-name="ro3">
          <table:table-cell table:formula="of:=[.A597]+1" office:value-type="float" office:value="530" calcext:value-type="float">
            <text:p>530</text:p>
          </table:table-cell>
          <table:table-cell table:formula="of:=[.B597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98] &amp; &quot;, &quot; &amp; [.B598] &amp; &quot;, &quot; &amp; [.C598] &amp; &quot;, &quot; &amp; [.D598] &amp; &quot;, &quot; &amp; [.E598] &amp; &quot;, &quot; &amp; [.F598] &amp; &quot;);&quot;" office:value-type="string" office:string-value="insert into game_score (id, matchid, squad, goals, points, time_type) values (530, 22, 1809, 11, 0, 9001);" calcext:value-type="string">
            <text:p>insert into game_score (id, matchid, squad, goals, points, time_type) values (530, 22, 1809, 11, 0, 9001);</text:p>
          </table:table-cell>
          <table:table-cell table:number-columns-repeated="1017"/>
        </table:table-row>
        <table:table-row table:style-name="ro3">
          <table:table-cell table:formula="of:=[.A598]+1" office:value-type="float" office:value="531" calcext:value-type="float">
            <text:p>531</text:p>
          </table:table-cell>
          <table:table-cell table:formula="of:=[.B598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99] &amp; &quot;, &quot; &amp; [.B599] &amp; &quot;, &quot; &amp; [.C599] &amp; &quot;, &quot; &amp; [.D599] &amp; &quot;, &quot; &amp; [.E599] &amp; &quot;, &quot; &amp; [.F599] &amp; &quot;);&quot;" office:value-type="string" office:string-value="insert into game_score (id, matchid, squad, goals, points, time_type) values (531, 22, 39, 2, 0, 9002);" calcext:value-type="string">
            <text:p>insert into game_score (id, matchid, squad, goals, points, time_type) values (531, 22, 39, 2, 0, 9002);</text:p>
          </table:table-cell>
          <table:table-cell table:number-columns-repeated="1017"/>
        </table:table-row>
        <table:table-row table:style-name="ro3">
          <table:table-cell table:formula="of:=[.A599]+1" office:value-type="float" office:value="532" calcext:value-type="float">
            <text:p>532</text:p>
          </table:table-cell>
          <table:table-cell table:formula="of:=[.B599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00] &amp; &quot;, &quot; &amp; [.B600] &amp; &quot;, &quot; &amp; [.C600] &amp; &quot;, &quot; &amp; [.D600] &amp; &quot;, &quot; &amp; [.E600] &amp; &quot;, &quot; &amp; [.F600] &amp; &quot;);&quot;" office:value-type="string" office:string-value="insert into game_score (id, matchid, squad, goals, points, time_type) values (532, 22, 1809, 0, 0, 9002);" calcext:value-type="string">
            <text:p>insert into game_score (id, matchid, squad, goals, points, time_type) values (532, 22, 1809, 0, 0, 9002);</text:p>
          </table:table-cell>
          <table:table-cell table:number-columns-repeated="1017"/>
        </table:table-row>
        <table:table-row table:style-name="ro3">
          <table:table-cell table:style-name="ce2" table:formula="of:=[.A600]+1" office:value-type="float" office:value="533" calcext:value-type="float">
            <text:p>533</text:p>
          </table:table-cell>
          <table:table-cell table:style-name="ce2" table:formula="of:=[.B577]+1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01] &amp; &quot;, &quot; &amp; [.B601] &amp; &quot;, &quot; &amp; [.C601] &amp; &quot;, &quot; &amp; [.D601] &amp; &quot;, &quot; &amp; [.E601] &amp; &quot;, &quot; &amp; [.F601] &amp; &quot;);&quot;" office:value-type="string" office:string-value="insert into game_score (id, matchid, squad, goals, points, time_type) values (533, 23, 58, 0, 0, 1);" calcext:value-type="string">
            <text:p>insert into game_score (id, matchid, squad, goals, points, time_type) values (533, 23, 58, 0, 0, 1);</text:p>
          </table:table-cell>
          <table:table-cell table:number-columns-repeated="1017"/>
        </table:table-row>
        <table:table-row table:style-name="ro3">
          <table:table-cell table:style-name="ce2" table:formula="of:=[.A601]+1" office:value-type="float" office:value="534" calcext:value-type="float">
            <text:p>534</text:p>
          </table:table-cell>
          <table:table-cell table:style-name="ce2" table:formula="of:=[.B601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02] &amp; &quot;, &quot; &amp; [.B602] &amp; &quot;, &quot; &amp; [.C602] &amp; &quot;, &quot; &amp; [.D602] &amp; &quot;, &quot; &amp; [.E602] &amp; &quot;, &quot; &amp; [.F602] &amp; &quot;);&quot;" office:value-type="string" office:string-value="insert into game_score (id, matchid, squad, goals, points, time_type) values (534, 23, 61, 0, 0, 1);" calcext:value-type="string">
            <text:p>insert into game_score (id, matchid, squad, goals, points, time_type) values (534, 23, 61, 0, 0, 1);</text:p>
          </table:table-cell>
          <table:table-cell table:number-columns-repeated="1017"/>
        </table:table-row>
        <table:table-row table:style-name="ro3">
          <table:table-cell table:style-name="ce2" table:formula="of:=[.A602]+1" office:value-type="float" office:value="535" calcext:value-type="float">
            <text:p>535</text:p>
          </table:table-cell>
          <table:table-cell table:style-name="ce2" table:formula="of:=[.B602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03] &amp; &quot;, &quot; &amp; [.B603] &amp; &quot;, &quot; &amp; [.C603] &amp; &quot;, &quot; &amp; [.D603] &amp; &quot;, &quot; &amp; [.E603] &amp; &quot;, &quot; &amp; [.F603] &amp; &quot;);&quot;" office:value-type="string" office:string-value="insert into game_score (id, matchid, squad, goals, points, time_type) values (535, 23, 58, 1, 0, 2);" calcext:value-type="string">
            <text:p>insert into game_score (id, matchid, squad, goals, points, time_type) values (535, 23, 58, 1, 0, 2);</text:p>
          </table:table-cell>
          <table:table-cell table:number-columns-repeated="1017"/>
        </table:table-row>
        <table:table-row table:style-name="ro3">
          <table:table-cell table:style-name="ce2" table:formula="of:=[.A603]+1" office:value-type="float" office:value="536" calcext:value-type="float">
            <text:p>536</text:p>
          </table:table-cell>
          <table:table-cell table:style-name="ce2" table:formula="of:=[.B603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04] &amp; &quot;, &quot; &amp; [.B604] &amp; &quot;, &quot; &amp; [.C604] &amp; &quot;, &quot; &amp; [.D604] &amp; &quot;, &quot; &amp; [.E604] &amp; &quot;, &quot; &amp; [.F604] &amp; &quot;);&quot;" office:value-type="string" office:string-value="insert into game_score (id, matchid, squad, goals, points, time_type) values (536, 23, 61, 0, 0, 2);" calcext:value-type="string">
            <text:p>insert into game_score (id, matchid, squad, goals, points, time_type) values (536, 23, 61, 0, 0, 2);</text:p>
          </table:table-cell>
          <table:table-cell table:number-columns-repeated="1017"/>
        </table:table-row>
        <table:table-row table:style-name="ro3">
          <table:table-cell table:style-name="ce2" table:formula="of:=[.A604]+1" office:value-type="float" office:value="537" calcext:value-type="float">
            <text:p>537</text:p>
          </table:table-cell>
          <table:table-cell table:style-name="ce2" table:formula="of:=[.B604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05] &amp; &quot;, &quot; &amp; [.B605] &amp; &quot;, &quot; &amp; [.C605] &amp; &quot;, &quot; &amp; [.D605] &amp; &quot;, &quot; &amp; [.E605] &amp; &quot;, &quot; &amp; [.F605] &amp; &quot;);&quot;" office:value-type="string" office:string-value="insert into game_score (id, matchid, squad, goals, points, time_type) values (537, 23, 58, 0, 0, 3);" calcext:value-type="string">
            <text:p>insert into game_score (id, matchid, squad, goals, points, time_type) values (537, 23, 58, 0, 0, 3);</text:p>
          </table:table-cell>
          <table:table-cell table:number-columns-repeated="1017"/>
        </table:table-row>
        <table:table-row table:style-name="ro3">
          <table:table-cell table:style-name="ce2" table:formula="of:=[.A605]+1" office:value-type="float" office:value="538" calcext:value-type="float">
            <text:p>538</text:p>
          </table:table-cell>
          <table:table-cell table:style-name="ce2" table:formula="of:=[.B605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06] &amp; &quot;, &quot; &amp; [.B606] &amp; &quot;, &quot; &amp; [.C606] &amp; &quot;, &quot; &amp; [.D606] &amp; &quot;, &quot; &amp; [.E606] &amp; &quot;, &quot; &amp; [.F606] &amp; &quot;);&quot;" office:value-type="string" office:string-value="insert into game_score (id, matchid, squad, goals, points, time_type) values (538, 23, 61, 0, 0, 3);" calcext:value-type="string">
            <text:p>insert into game_score (id, matchid, squad, goals, points, time_type) values (538, 23, 61, 0, 0, 3);</text:p>
          </table:table-cell>
          <table:table-cell table:number-columns-repeated="1017"/>
        </table:table-row>
        <table:table-row table:style-name="ro3">
          <table:table-cell table:style-name="ce2" table:formula="of:=[.A606]+1" office:value-type="float" office:value="539" calcext:value-type="float">
            <text:p>539</text:p>
          </table:table-cell>
          <table:table-cell table:style-name="ce2" table:formula="of:=[.B606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07] &amp; &quot;, &quot; &amp; [.B607] &amp; &quot;, &quot; &amp; [.C607] &amp; &quot;, &quot; &amp; [.D607] &amp; &quot;, &quot; &amp; [.E607] &amp; &quot;, &quot; &amp; [.F607] &amp; &quot;);&quot;" office:value-type="string" office:string-value="insert into game_score (id, matchid, squad, goals, points, time_type) values (539, 23, 58, 0, 0, 4);" calcext:value-type="string">
            <text:p>insert into game_score (id, matchid, squad, goals, points, time_type) values (539, 23, 58, 0, 0, 4);</text:p>
          </table:table-cell>
          <table:table-cell table:number-columns-repeated="1017"/>
        </table:table-row>
        <table:table-row table:style-name="ro3">
          <table:table-cell table:style-name="ce2" table:formula="of:=[.A607]+1" office:value-type="float" office:value="540" calcext:value-type="float">
            <text:p>540</text:p>
          </table:table-cell>
          <table:table-cell table:style-name="ce2" table:formula="of:=[.B607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08] &amp; &quot;, &quot; &amp; [.B608] &amp; &quot;, &quot; &amp; [.C608] &amp; &quot;, &quot; &amp; [.D608] &amp; &quot;, &quot; &amp; [.E608] &amp; &quot;, &quot; &amp; [.F608] &amp; &quot;);&quot;" office:value-type="string" office:string-value="insert into game_score (id, matchid, squad, goals, points, time_type) values (540, 23, 61, 0, 0, 4);" calcext:value-type="string">
            <text:p>insert into game_score (id, matchid, squad, goals, points, time_type) values (540, 23, 61, 0, 0, 4);</text:p>
          </table:table-cell>
          <table:table-cell table:number-columns-repeated="1017"/>
        </table:table-row>
        <table:table-row table:style-name="ro3">
          <table:table-cell table:style-name="ce2" table:formula="of:=[.A608]+1" office:value-type="float" office:value="541" calcext:value-type="float">
            <text:p>541</text:p>
          </table:table-cell>
          <table:table-cell table:style-name="ce2" table:formula="of:=[.B608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09] &amp; &quot;, &quot; &amp; [.B609] &amp; &quot;, &quot; &amp; [.C609] &amp; &quot;, &quot; &amp; [.D609] &amp; &quot;, &quot; &amp; [.E609] &amp; &quot;, &quot; &amp; [.F609] &amp; &quot;);&quot;" office:value-type="string" office:string-value="insert into game_score (id, matchid, squad, goals, points, time_type) values (541, 23, 58, 0, 0, 5);" calcext:value-type="string">
            <text:p>insert into game_score (id, matchid, squad, goals, points, time_type) values (541, 23, 58, 0, 0, 5);</text:p>
          </table:table-cell>
          <table:table-cell table:number-columns-repeated="1017"/>
        </table:table-row>
        <table:table-row table:style-name="ro3">
          <table:table-cell table:style-name="ce2" table:formula="of:=[.A609]+1" office:value-type="float" office:value="542" calcext:value-type="float">
            <text:p>542</text:p>
          </table:table-cell>
          <table:table-cell table:style-name="ce2" table:formula="of:=[.B609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10] &amp; &quot;, &quot; &amp; [.B610] &amp; &quot;, &quot; &amp; [.C610] &amp; &quot;, &quot; &amp; [.D610] &amp; &quot;, &quot; &amp; [.E610] &amp; &quot;, &quot; &amp; [.F610] &amp; &quot;);&quot;" office:value-type="string" office:string-value="insert into game_score (id, matchid, squad, goals, points, time_type) values (542, 23, 61, 0, 0, 5);" calcext:value-type="string">
            <text:p>insert into game_score (id, matchid, squad, goals, points, time_type) values (542, 23, 61, 0, 0, 5);</text:p>
          </table:table-cell>
          <table:table-cell table:number-columns-repeated="1017"/>
        </table:table-row>
        <table:table-row table:style-name="ro3">
          <table:table-cell table:style-name="ce2" table:formula="of:=[.A610]+1" office:value-type="float" office:value="543" calcext:value-type="float">
            <text:p>543</text:p>
          </table:table-cell>
          <table:table-cell table:style-name="ce2" table:formula="of:=[.B610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11] &amp; &quot;, &quot; &amp; [.B611] &amp; &quot;, &quot; &amp; [.C611] &amp; &quot;, &quot; &amp; [.D611] &amp; &quot;, &quot; &amp; [.E611] &amp; &quot;, &quot; &amp; [.F611] &amp; &quot;);&quot;" office:value-type="string" office:string-value="insert into game_score (id, matchid, squad, goals, points, time_type) values (543, 23, 58, 1, 0, 6);" calcext:value-type="string">
            <text:p>insert into game_score (id, matchid, squad, goals, points, time_type) values (543, 23, 58, 1, 0, 6);</text:p>
          </table:table-cell>
          <table:table-cell table:number-columns-repeated="1017"/>
        </table:table-row>
        <table:table-row table:style-name="ro3">
          <table:table-cell table:style-name="ce2" table:formula="of:=[.A611]+1" office:value-type="float" office:value="544" calcext:value-type="float">
            <text:p>544</text:p>
          </table:table-cell>
          <table:table-cell table:style-name="ce2" table:formula="of:=[.B611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12] &amp; &quot;, &quot; &amp; [.B612] &amp; &quot;, &quot; &amp; [.C612] &amp; &quot;, &quot; &amp; [.D612] &amp; &quot;, &quot; &amp; [.E612] &amp; &quot;, &quot; &amp; [.F612] &amp; &quot;);&quot;" office:value-type="string" office:string-value="insert into game_score (id, matchid, squad, goals, points, time_type) values (544, 23, 61, 0, 0, 6);" calcext:value-type="string">
            <text:p>insert into game_score (id, matchid, squad, goals, points, time_type) values (544, 23, 61, 0, 0, 6);</text:p>
          </table:table-cell>
          <table:table-cell table:number-columns-repeated="1017"/>
        </table:table-row>
        <table:table-row table:style-name="ro3">
          <table:table-cell table:style-name="ce2" table:formula="of:=[.A612]+1" office:value-type="float" office:value="545" calcext:value-type="float">
            <text:p>545</text:p>
          </table:table-cell>
          <table:table-cell table:style-name="ce2" table:formula="of:=[.B612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13] &amp; &quot;, &quot; &amp; [.B613] &amp; &quot;, &quot; &amp; [.C613] &amp; &quot;, &quot; &amp; [.D613] &amp; &quot;, &quot; &amp; [.E613] &amp; &quot;, &quot; &amp; [.F613] &amp; &quot;);&quot;" office:value-type="string" office:string-value="insert into game_score (id, matchid, squad, goals, points, time_type) values (545, 23, 58, 0, 0, 7);" calcext:value-type="string">
            <text:p>insert into game_score (id, matchid, squad, goals, points, time_type) values (545, 23, 58, 0, 0, 7);</text:p>
          </table:table-cell>
          <table:table-cell table:number-columns-repeated="1017"/>
        </table:table-row>
        <table:table-row table:style-name="ro3">
          <table:table-cell table:style-name="ce2" table:formula="of:=[.A613]+1" office:value-type="float" office:value="546" calcext:value-type="float">
            <text:p>546</text:p>
          </table:table-cell>
          <table:table-cell table:style-name="ce2" table:formula="of:=[.B613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14] &amp; &quot;, &quot; &amp; [.B614] &amp; &quot;, &quot; &amp; [.C614] &amp; &quot;, &quot; &amp; [.D614] &amp; &quot;, &quot; &amp; [.E614] &amp; &quot;, &quot; &amp; [.F614] &amp; &quot;);&quot;" office:value-type="string" office:string-value="insert into game_score (id, matchid, squad, goals, points, time_type) values (546, 23, 61, 0, 0, 7);" calcext:value-type="string">
            <text:p>insert into game_score (id, matchid, squad, goals, points, time_type) values (546, 23, 61, 0, 0, 7);</text:p>
          </table:table-cell>
          <table:table-cell table:number-columns-repeated="1017"/>
        </table:table-row>
        <table:table-row table:style-name="ro3">
          <table:table-cell table:style-name="ce2" table:formula="of:=[.A614]+1" office:value-type="float" office:value="547" calcext:value-type="float">
            <text:p>547</text:p>
          </table:table-cell>
          <table:table-cell table:style-name="ce2" table:formula="of:=[.B614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15] &amp; &quot;, &quot; &amp; [.B615] &amp; &quot;, &quot; &amp; [.C615] &amp; &quot;, &quot; &amp; [.D615] &amp; &quot;, &quot; &amp; [.E615] &amp; &quot;, &quot; &amp; [.F615] &amp; &quot;);&quot;" office:value-type="string" office:string-value="insert into game_score (id, matchid, squad, goals, points, time_type) values (547, 23, 58, 0, 0, 8);" calcext:value-type="string">
            <text:p>insert into game_score (id, matchid, squad, goals, points, time_type) values (547, 23, 58, 0, 0, 8);</text:p>
          </table:table-cell>
          <table:table-cell table:number-columns-repeated="1017"/>
        </table:table-row>
        <table:table-row table:style-name="ro3">
          <table:table-cell table:style-name="ce2" table:formula="of:=[.A615]+1" office:value-type="float" office:value="548" calcext:value-type="float">
            <text:p>548</text:p>
          </table:table-cell>
          <table:table-cell table:style-name="ce2" table:formula="of:=[.B615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16] &amp; &quot;, &quot; &amp; [.B616] &amp; &quot;, &quot; &amp; [.C616] &amp; &quot;, &quot; &amp; [.D616] &amp; &quot;, &quot; &amp; [.E616] &amp; &quot;, &quot; &amp; [.F616] &amp; &quot;);&quot;" office:value-type="string" office:string-value="insert into game_score (id, matchid, squad, goals, points, time_type) values (548, 23, 61, 0, 0, 8);" calcext:value-type="string">
            <text:p>insert into game_score (id, matchid, squad, goals, points, time_type) values (548, 23, 61, 0, 0, 8);</text:p>
          </table:table-cell>
          <table:table-cell table:number-columns-repeated="1017"/>
        </table:table-row>
        <table:table-row table:style-name="ro3">
          <table:table-cell table:style-name="ce2" table:formula="of:=[.A616]+1" office:value-type="float" office:value="549" calcext:value-type="float">
            <text:p>549</text:p>
          </table:table-cell>
          <table:table-cell table:style-name="ce2" table:formula="of:=[.B616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17] &amp; &quot;, &quot; &amp; [.B617] &amp; &quot;, &quot; &amp; [.C617] &amp; &quot;, &quot; &amp; [.D617] &amp; &quot;, &quot; &amp; [.E617] &amp; &quot;, &quot; &amp; [.F617] &amp; &quot;);&quot;" office:value-type="string" office:string-value="insert into game_score (id, matchid, squad, goals, points, time_type) values (549, 23, 58, 0, 0, 9);" calcext:value-type="string">
            <text:p>insert into game_score (id, matchid, squad, goals, points, time_type) values (549, 23, 58, 0, 0, 9);</text:p>
          </table:table-cell>
          <table:table-cell table:number-columns-repeated="1017"/>
        </table:table-row>
        <table:table-row table:style-name="ro3">
          <table:table-cell table:style-name="ce2" table:formula="of:=[.A617]+1" office:value-type="float" office:value="550" calcext:value-type="float">
            <text:p>550</text:p>
          </table:table-cell>
          <table:table-cell table:style-name="ce2" table:formula="of:=[.B617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18] &amp; &quot;, &quot; &amp; [.B618] &amp; &quot;, &quot; &amp; [.C618] &amp; &quot;, &quot; &amp; [.D618] &amp; &quot;, &quot; &amp; [.E618] &amp; &quot;, &quot; &amp; [.F618] &amp; &quot;);&quot;" office:value-type="string" office:string-value="insert into game_score (id, matchid, squad, goals, points, time_type) values (550, 23, 61, 0, 0, 9);" calcext:value-type="string">
            <text:p>insert into game_score (id, matchid, squad, goals, points, time_type) values (550, 23, 61, 0, 0, 9);</text:p>
          </table:table-cell>
          <table:table-cell table:number-columns-repeated="1017"/>
        </table:table-row>
        <table:table-row table:style-name="ro3">
          <table:table-cell table:style-name="ce2" table:formula="of:=[.A618]+1" office:value-type="float" office:value="551" calcext:value-type="float">
            <text:p>551</text:p>
          </table:table-cell>
          <table:table-cell table:style-name="ce2" table:formula="of:=[.B618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19] &amp; &quot;, &quot; &amp; [.B619] &amp; &quot;, &quot; &amp; [.C619] &amp; &quot;, &quot; &amp; [.D619] &amp; &quot;, &quot; &amp; [.E619] &amp; &quot;, &quot; &amp; [.F619] &amp; &quot;);&quot;" office:value-type="string" office:string-value="insert into game_score (id, matchid, squad, goals, points, time_type) values (551, 23, 58, 2, 0, 9000);" calcext:value-type="string">
            <text:p>insert into game_score (id, matchid, squad, goals, points, time_type) values (551, 23, 58, 2, 0, 9000);</text:p>
          </table:table-cell>
          <table:table-cell table:number-columns-repeated="1017"/>
        </table:table-row>
        <table:table-row table:style-name="ro3">
          <table:table-cell table:style-name="ce2" table:formula="of:=[.A619]+1" office:value-type="float" office:value="552" calcext:value-type="float">
            <text:p>552</text:p>
          </table:table-cell>
          <table:table-cell table:style-name="ce2" table:formula="of:=[.B619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20] &amp; &quot;, &quot; &amp; [.B620] &amp; &quot;, &quot; &amp; [.C620] &amp; &quot;, &quot; &amp; [.D620] &amp; &quot;, &quot; &amp; [.E620] &amp; &quot;, &quot; &amp; [.F620] &amp; &quot;);&quot;" office:value-type="string" office:string-value="insert into game_score (id, matchid, squad, goals, points, time_type) values (552, 23, 61, 0, 0, 9000);" calcext:value-type="string">
            <text:p>insert into game_score (id, matchid, squad, goals, points, time_type) values (552, 23, 61, 0, 0, 9000);</text:p>
          </table:table-cell>
          <table:table-cell table:number-columns-repeated="1017"/>
        </table:table-row>
        <table:table-row table:style-name="ro3">
          <table:table-cell table:style-name="ce2" table:formula="of:=[.A620]+1" office:value-type="float" office:value="553" calcext:value-type="float">
            <text:p>553</text:p>
          </table:table-cell>
          <table:table-cell table:style-name="ce2" table:formula="of:=[.B620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21] &amp; &quot;, &quot; &amp; [.B621] &amp; &quot;, &quot; &amp; [.C621] &amp; &quot;, &quot; &amp; [.D621] &amp; &quot;, &quot; &amp; [.E621] &amp; &quot;, &quot; &amp; [.F621] &amp; &quot;);&quot;" office:value-type="string" office:string-value="insert into game_score (id, matchid, squad, goals, points, time_type) values (553, 23, 58, 4, 0, 9001);" calcext:value-type="string">
            <text:p>insert into game_score (id, matchid, squad, goals, points, time_type) values (553, 23, 58, 4, 0, 9001);</text:p>
          </table:table-cell>
          <table:table-cell table:number-columns-repeated="1017"/>
        </table:table-row>
        <table:table-row table:style-name="ro3">
          <table:table-cell table:style-name="ce2" table:formula="of:=[.A621]+1" office:value-type="float" office:value="554" calcext:value-type="float">
            <text:p>554</text:p>
          </table:table-cell>
          <table:table-cell table:style-name="ce2" table:formula="of:=[.B621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22] &amp; &quot;, &quot; &amp; [.B622] &amp; &quot;, &quot; &amp; [.C622] &amp; &quot;, &quot; &amp; [.D622] &amp; &quot;, &quot; &amp; [.E622] &amp; &quot;, &quot; &amp; [.F622] &amp; &quot;);&quot;" office:value-type="string" office:string-value="insert into game_score (id, matchid, squad, goals, points, time_type) values (554, 23, 61, 1, 0, 9001);" calcext:value-type="string">
            <text:p>insert into game_score (id, matchid, squad, goals, points, time_type) values (554, 23, 61, 1, 0, 9001);</text:p>
          </table:table-cell>
          <table:table-cell table:number-columns-repeated="1017"/>
        </table:table-row>
        <table:table-row table:style-name="ro3">
          <table:table-cell table:style-name="ce2" table:formula="of:=[.A622]+1" office:value-type="float" office:value="555" calcext:value-type="float">
            <text:p>555</text:p>
          </table:table-cell>
          <table:table-cell table:style-name="ce2" table:formula="of:=[.B622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23] &amp; &quot;, &quot; &amp; [.B623] &amp; &quot;, &quot; &amp; [.C623] &amp; &quot;, &quot; &amp; [.D623] &amp; &quot;, &quot; &amp; [.E623] &amp; &quot;, &quot; &amp; [.F623] &amp; &quot;);&quot;" office:value-type="string" office:string-value="insert into game_score (id, matchid, squad, goals, points, time_type) values (555, 23, 58, 0, 0, 9002);" calcext:value-type="string">
            <text:p>insert into game_score (id, matchid, squad, goals, points, time_type) values (555, 23, 58, 0, 0, 9002);</text:p>
          </table:table-cell>
          <table:table-cell table:number-columns-repeated="1017"/>
        </table:table-row>
        <table:table-row table:style-name="ro3">
          <table:table-cell table:style-name="ce2" table:formula="of:=[.A623]+1" office:value-type="float" office:value="556" calcext:value-type="float">
            <text:p>556</text:p>
          </table:table-cell>
          <table:table-cell table:style-name="ce2" table:formula="of:=[.B623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24] &amp; &quot;, &quot; &amp; [.B624] &amp; &quot;, &quot; &amp; [.C624] &amp; &quot;, &quot; &amp; [.D624] &amp; &quot;, &quot; &amp; [.E624] &amp; &quot;, &quot; &amp; [.F624] &amp; &quot;);&quot;" office:value-type="string" office:string-value="insert into game_score (id, matchid, squad, goals, points, time_type) values (556, 23, 61, 0, 0, 9002);" calcext:value-type="string">
            <text:p>insert into game_score (id, matchid, squad, goals, points, time_type) values (556, 23, 61, 0, 0, 9002);</text:p>
          </table:table-cell>
          <table:table-cell table:number-columns-repeated="1017"/>
        </table:table-row>
        <table:table-row table:style-name="ro3">
          <table:table-cell table:formula="of:=[.A624]+1" office:value-type="float" office:value="557" calcext:value-type="float">
            <text:p>557</text:p>
          </table:table-cell>
          <table:table-cell table:formula="of:=[.B601]+1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25] &amp; &quot;, &quot; &amp; [.B625] &amp; &quot;, &quot; &amp; [.C625] &amp; &quot;, &quot; &amp; [.D625] &amp; &quot;, &quot; &amp; [.E625] &amp; &quot;, &quot; &amp; [.F625] &amp; &quot;);&quot;" office:value-type="string" office:string-value="insert into game_score (id, matchid, squad, goals, points, time_type) values (557, 24, 61, 1, 0, 1);" calcext:value-type="string">
            <text:p>insert into game_score (id, matchid, squad, goals, points, time_type) values (557, 24, 61, 1, 0, 1);</text:p>
          </table:table-cell>
          <table:table-cell table:number-columns-repeated="1017"/>
        </table:table-row>
        <table:table-row table:style-name="ro3">
          <table:table-cell table:formula="of:=[.A625]+1" office:value-type="float" office:value="558" calcext:value-type="float">
            <text:p>558</text:p>
          </table:table-cell>
          <table:table-cell table:formula="of:=[.B625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26] &amp; &quot;, &quot; &amp; [.B626] &amp; &quot;, &quot; &amp; [.C626] &amp; &quot;, &quot; &amp; [.D626] &amp; &quot;, &quot; &amp; [.E626] &amp; &quot;, &quot; &amp; [.F626] &amp; &quot;);&quot;" office:value-type="string" office:string-value="insert into game_score (id, matchid, squad, goals, points, time_type) values (558, 24, 1809, 0, 0, 1);" calcext:value-type="string">
            <text:p>insert into game_score (id, matchid, squad, goals, points, time_type) values (558, 24, 1809, 0, 0, 1);</text:p>
          </table:table-cell>
          <table:table-cell table:number-columns-repeated="1017"/>
        </table:table-row>
        <table:table-row table:style-name="ro3">
          <table:table-cell table:formula="of:=[.A626]+1" office:value-type="float" office:value="559" calcext:value-type="float">
            <text:p>559</text:p>
          </table:table-cell>
          <table:table-cell table:formula="of:=[.B626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27] &amp; &quot;, &quot; &amp; [.B627] &amp; &quot;, &quot; &amp; [.C627] &amp; &quot;, &quot; &amp; [.D627] &amp; &quot;, &quot; &amp; [.E627] &amp; &quot;, &quot; &amp; [.F627] &amp; &quot;);&quot;" office:value-type="string" office:string-value="insert into game_score (id, matchid, squad, goals, points, time_type) values (559, 24, 61, 0, 0, 2);" calcext:value-type="string">
            <text:p>insert into game_score (id, matchid, squad, goals, points, time_type) values (559, 24, 61, 0, 0, 2);</text:p>
          </table:table-cell>
          <table:table-cell table:number-columns-repeated="1017"/>
        </table:table-row>
        <table:table-row table:style-name="ro3">
          <table:table-cell table:formula="of:=[.A627]+1" office:value-type="float" office:value="560" calcext:value-type="float">
            <text:p>560</text:p>
          </table:table-cell>
          <table:table-cell table:formula="of:=[.B627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28] &amp; &quot;, &quot; &amp; [.B628] &amp; &quot;, &quot; &amp; [.C628] &amp; &quot;, &quot; &amp; [.D628] &amp; &quot;, &quot; &amp; [.E628] &amp; &quot;, &quot; &amp; [.F628] &amp; &quot;);&quot;" office:value-type="string" office:string-value="insert into game_score (id, matchid, squad, goals, points, time_type) values (560, 24, 1809, 3, 0, 2);" calcext:value-type="string">
            <text:p>insert into game_score (id, matchid, squad, goals, points, time_type) values (560, 24, 1809, 3, 0, 2);</text:p>
          </table:table-cell>
          <table:table-cell table:number-columns-repeated="1017"/>
        </table:table-row>
        <table:table-row table:style-name="ro3">
          <table:table-cell table:formula="of:=[.A628]+1" office:value-type="float" office:value="561" calcext:value-type="float">
            <text:p>561</text:p>
          </table:table-cell>
          <table:table-cell table:formula="of:=[.B628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29] &amp; &quot;, &quot; &amp; [.B629] &amp; &quot;, &quot; &amp; [.C629] &amp; &quot;, &quot; &amp; [.D629] &amp; &quot;, &quot; &amp; [.E629] &amp; &quot;, &quot; &amp; [.F629] &amp; &quot;);&quot;" office:value-type="string" office:string-value="insert into game_score (id, matchid, squad, goals, points, time_type) values (561, 24, 61, 0, 0, 3);" calcext:value-type="string">
            <text:p>insert into game_score (id, matchid, squad, goals, points, time_type) values (561, 24, 61, 0, 0, 3);</text:p>
          </table:table-cell>
          <table:table-cell table:number-columns-repeated="1017"/>
        </table:table-row>
        <table:table-row table:style-name="ro3">
          <table:table-cell table:formula="of:=[.A629]+1" office:value-type="float" office:value="562" calcext:value-type="float">
            <text:p>562</text:p>
          </table:table-cell>
          <table:table-cell table:formula="of:=[.B629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30] &amp; &quot;, &quot; &amp; [.B630] &amp; &quot;, &quot; &amp; [.C630] &amp; &quot;, &quot; &amp; [.D630] &amp; &quot;, &quot; &amp; [.E630] &amp; &quot;, &quot; &amp; [.F630] &amp; &quot;);&quot;" office:value-type="string" office:string-value="insert into game_score (id, matchid, squad, goals, points, time_type) values (562, 24, 1809, 1, 0, 3);" calcext:value-type="string">
            <text:p>insert into game_score (id, matchid, squad, goals, points, time_type) values (562, 24, 1809, 1, 0, 3);</text:p>
          </table:table-cell>
          <table:table-cell table:number-columns-repeated="1017"/>
        </table:table-row>
        <table:table-row table:style-name="ro3">
          <table:table-cell table:formula="of:=[.A630]+1" office:value-type="float" office:value="563" calcext:value-type="float">
            <text:p>563</text:p>
          </table:table-cell>
          <table:table-cell table:formula="of:=[.B630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31] &amp; &quot;, &quot; &amp; [.B631] &amp; &quot;, &quot; &amp; [.C631] &amp; &quot;, &quot; &amp; [.D631] &amp; &quot;, &quot; &amp; [.E631] &amp; &quot;, &quot; &amp; [.F631] &amp; &quot;);&quot;" office:value-type="string" office:string-value="insert into game_score (id, matchid, squad, goals, points, time_type) values (563, 24, 61, 0, 0, 4);" calcext:value-type="string">
            <text:p>insert into game_score (id, matchid, squad, goals, points, time_type) values (563, 24, 61, 0, 0, 4);</text:p>
          </table:table-cell>
          <table:table-cell table:number-columns-repeated="1017"/>
        </table:table-row>
        <table:table-row table:style-name="ro3">
          <table:table-cell table:formula="of:=[.A631]+1" office:value-type="float" office:value="564" calcext:value-type="float">
            <text:p>564</text:p>
          </table:table-cell>
          <table:table-cell table:formula="of:=[.B631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32] &amp; &quot;, &quot; &amp; [.B632] &amp; &quot;, &quot; &amp; [.C632] &amp; &quot;, &quot; &amp; [.D632] &amp; &quot;, &quot; &amp; [.E632] &amp; &quot;, &quot; &amp; [.F632] &amp; &quot;);&quot;" office:value-type="string" office:string-value="insert into game_score (id, matchid, squad, goals, points, time_type) values (564, 24, 1809, 1, 0, 4);" calcext:value-type="string">
            <text:p>insert into game_score (id, matchid, squad, goals, points, time_type) values (564, 24, 1809, 1, 0, 4);</text:p>
          </table:table-cell>
          <table:table-cell table:number-columns-repeated="1017"/>
        </table:table-row>
        <table:table-row table:style-name="ro3">
          <table:table-cell table:formula="of:=[.A632]+1" office:value-type="float" office:value="565" calcext:value-type="float">
            <text:p>565</text:p>
          </table:table-cell>
          <table:table-cell table:formula="of:=[.B632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33] &amp; &quot;, &quot; &amp; [.B633] &amp; &quot;, &quot; &amp; [.C633] &amp; &quot;, &quot; &amp; [.D633] &amp; &quot;, &quot; &amp; [.E633] &amp; &quot;, &quot; &amp; [.F633] &amp; &quot;);&quot;" office:value-type="string" office:string-value="insert into game_score (id, matchid, squad, goals, points, time_type) values (565, 24, 61, 0, 0, 5);" calcext:value-type="string">
            <text:p>insert into game_score (id, matchid, squad, goals, points, time_type) values (565, 24, 61, 0, 0, 5);</text:p>
          </table:table-cell>
          <table:table-cell table:number-columns-repeated="1017"/>
        </table:table-row>
        <table:table-row table:style-name="ro3">
          <table:table-cell table:formula="of:=[.A633]+1" office:value-type="float" office:value="566" calcext:value-type="float">
            <text:p>566</text:p>
          </table:table-cell>
          <table:table-cell table:formula="of:=[.B633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34] &amp; &quot;, &quot; &amp; [.B634] &amp; &quot;, &quot; &amp; [.C634] &amp; &quot;, &quot; &amp; [.D634] &amp; &quot;, &quot; &amp; [.E634] &amp; &quot;, &quot; &amp; [.F634] &amp; &quot;);&quot;" office:value-type="string" office:string-value="insert into game_score (id, matchid, squad, goals, points, time_type) values (566, 24, 1809, 0, 0, 5);" calcext:value-type="string">
            <text:p>insert into game_score (id, matchid, squad, goals, points, time_type) values (566, 24, 1809, 0, 0, 5);</text:p>
          </table:table-cell>
          <table:table-cell table:number-columns-repeated="1017"/>
        </table:table-row>
        <table:table-row table:style-name="ro3">
          <table:table-cell table:formula="of:=[.A634]+1" office:value-type="float" office:value="567" calcext:value-type="float">
            <text:p>567</text:p>
          </table:table-cell>
          <table:table-cell table:formula="of:=[.B634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35] &amp; &quot;, &quot; &amp; [.B635] &amp; &quot;, &quot; &amp; [.C635] &amp; &quot;, &quot; &amp; [.D635] &amp; &quot;, &quot; &amp; [.E635] &amp; &quot;, &quot; &amp; [.F635] &amp; &quot;);&quot;" office:value-type="string" office:string-value="insert into game_score (id, matchid, squad, goals, points, time_type) values (567, 24, 61, 1, 0, 6);" calcext:value-type="string">
            <text:p>insert into game_score (id, matchid, squad, goals, points, time_type) values (567, 24, 61, 1, 0, 6);</text:p>
          </table:table-cell>
          <table:table-cell table:number-columns-repeated="1017"/>
        </table:table-row>
        <table:table-row table:style-name="ro3">
          <table:table-cell table:formula="of:=[.A635]+1" office:value-type="float" office:value="568" calcext:value-type="float">
            <text:p>568</text:p>
          </table:table-cell>
          <table:table-cell table:formula="of:=[.B635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36] &amp; &quot;, &quot; &amp; [.B636] &amp; &quot;, &quot; &amp; [.C636] &amp; &quot;, &quot; &amp; [.D636] &amp; &quot;, &quot; &amp; [.E636] &amp; &quot;, &quot; &amp; [.F636] &amp; &quot;);&quot;" office:value-type="string" office:string-value="insert into game_score (id, matchid, squad, goals, points, time_type) values (568, 24, 1809, 1, 0, 6);" calcext:value-type="string">
            <text:p>insert into game_score (id, matchid, squad, goals, points, time_type) values (568, 24, 1809, 1, 0, 6);</text:p>
          </table:table-cell>
          <table:table-cell table:number-columns-repeated="1017"/>
        </table:table-row>
        <table:table-row table:style-name="ro3">
          <table:table-cell table:formula="of:=[.A636]+1" office:value-type="float" office:value="569" calcext:value-type="float">
            <text:p>569</text:p>
          </table:table-cell>
          <table:table-cell table:formula="of:=[.B636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37] &amp; &quot;, &quot; &amp; [.B637] &amp; &quot;, &quot; &amp; [.C637] &amp; &quot;, &quot; &amp; [.D637] &amp; &quot;, &quot; &amp; [.E637] &amp; &quot;, &quot; &amp; [.F637] &amp; &quot;);&quot;" office:value-type="string" office:string-value="insert into game_score (id, matchid, squad, goals, points, time_type) values (569, 24, 61, 0, 0, 7);" calcext:value-type="string">
            <text:p>insert into game_score (id, matchid, squad, goals, points, time_type) values (569, 24, 61, 0, 0, 7);</text:p>
          </table:table-cell>
          <table:table-cell table:number-columns-repeated="1017"/>
        </table:table-row>
        <table:table-row table:style-name="ro3">
          <table:table-cell table:formula="of:=[.A637]+1" office:value-type="float" office:value="570" calcext:value-type="float">
            <text:p>570</text:p>
          </table:table-cell>
          <table:table-cell table:formula="of:=[.B637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38] &amp; &quot;, &quot; &amp; [.B638] &amp; &quot;, &quot; &amp; [.C638] &amp; &quot;, &quot; &amp; [.D638] &amp; &quot;, &quot; &amp; [.E638] &amp; &quot;, &quot; &amp; [.F638] &amp; &quot;);&quot;" office:value-type="string" office:string-value="insert into game_score (id, matchid, squad, goals, points, time_type) values (570, 24, 1809, 0, 0, 7);" calcext:value-type="string">
            <text:p>insert into game_score (id, matchid, squad, goals, points, time_type) values (570, 24, 1809, 0, 0, 7);</text:p>
          </table:table-cell>
          <table:table-cell table:number-columns-repeated="1017"/>
        </table:table-row>
        <table:table-row table:style-name="ro3">
          <table:table-cell table:formula="of:=[.A638]+1" office:value-type="float" office:value="571" calcext:value-type="float">
            <text:p>571</text:p>
          </table:table-cell>
          <table:table-cell table:formula="of:=[.B638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39] &amp; &quot;, &quot; &amp; [.B639] &amp; &quot;, &quot; &amp; [.C639] &amp; &quot;, &quot; &amp; [.D639] &amp; &quot;, &quot; &amp; [.E639] &amp; &quot;, &quot; &amp; [.F639] &amp; &quot;);&quot;" office:value-type="string" office:string-value="insert into game_score (id, matchid, squad, goals, points, time_type) values (571, 24, 61, 0, 0, 8);" calcext:value-type="string">
            <text:p>insert into game_score (id, matchid, squad, goals, points, time_type) values (571, 24, 61, 0, 0, 8);</text:p>
          </table:table-cell>
          <table:table-cell table:number-columns-repeated="1017"/>
        </table:table-row>
        <table:table-row table:style-name="ro3">
          <table:table-cell table:formula="of:=[.A639]+1" office:value-type="float" office:value="572" calcext:value-type="float">
            <text:p>572</text:p>
          </table:table-cell>
          <table:table-cell table:formula="of:=[.B639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40] &amp; &quot;, &quot; &amp; [.B640] &amp; &quot;, &quot; &amp; [.C640] &amp; &quot;, &quot; &amp; [.D640] &amp; &quot;, &quot; &amp; [.E640] &amp; &quot;, &quot; &amp; [.F640] &amp; &quot;);&quot;" office:value-type="string" office:string-value="insert into game_score (id, matchid, squad, goals, points, time_type) values (572, 24, 1809, 0, 0, 8);" calcext:value-type="string">
            <text:p>insert into game_score (id, matchid, squad, goals, points, time_type) values (572, 24, 1809, 0, 0, 8);</text:p>
          </table:table-cell>
          <table:table-cell table:number-columns-repeated="1017"/>
        </table:table-row>
        <table:table-row table:style-name="ro3">
          <table:table-cell table:formula="of:=[.A640]+1" office:value-type="float" office:value="573" calcext:value-type="float">
            <text:p>573</text:p>
          </table:table-cell>
          <table:table-cell table:formula="of:=[.B640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41] &amp; &quot;, &quot; &amp; [.B641] &amp; &quot;, &quot; &amp; [.C641] &amp; &quot;, &quot; &amp; [.D641] &amp; &quot;, &quot; &amp; [.E641] &amp; &quot;, &quot; &amp; [.F641] &amp; &quot;);&quot;" office:value-type="string" office:string-value="insert into game_score (id, matchid, squad, goals, points, time_type) values (573, 24, 61, 2, 0, 9);" calcext:value-type="string">
            <text:p>insert into game_score (id, matchid, squad, goals, points, time_type) values (573, 24, 61, 2, 0, 9);</text:p>
          </table:table-cell>
          <table:table-cell table:number-columns-repeated="1017"/>
        </table:table-row>
        <table:table-row table:style-name="ro3">
          <table:table-cell table:formula="of:=[.A641]+1" office:value-type="float" office:value="574" calcext:value-type="float">
            <text:p>574</text:p>
          </table:table-cell>
          <table:table-cell table:formula="of:=[.B641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42] &amp; &quot;, &quot; &amp; [.B642] &amp; &quot;, &quot; &amp; [.C642] &amp; &quot;, &quot; &amp; [.D642] &amp; &quot;, &quot; &amp; [.E642] &amp; &quot;, &quot; &amp; [.F642] &amp; &quot;);&quot;" office:value-type="string" office:string-value="insert into game_score (id, matchid, squad, goals, points, time_type) values (574, 24, 1809, null, 0, 9);" calcext:value-type="string">
            <text:p>insert into game_score (id, matchid, squad, goals, points, time_type) values (574, 24, 1809, null, 0, 9);</text:p>
          </table:table-cell>
          <table:table-cell table:number-columns-repeated="1017"/>
        </table:table-row>
        <table:table-row table:style-name="ro3">
          <table:table-cell table:formula="of:=[.A642]+1" office:value-type="float" office:value="575" calcext:value-type="float">
            <text:p>575</text:p>
          </table:table-cell>
          <table:table-cell table:formula="of:=[.B642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43] &amp; &quot;, &quot; &amp; [.B643] &amp; &quot;, &quot; &amp; [.C643] &amp; &quot;, &quot; &amp; [.D643] &amp; &quot;, &quot; &amp; [.E643] &amp; &quot;, &quot; &amp; [.F643] &amp; &quot;);&quot;" office:value-type="string" office:string-value="insert into game_score (id, matchid, squad, goals, points, time_type) values (575, 24, 61, 4, 0, 9000);" calcext:value-type="string">
            <text:p>insert into game_score (id, matchid, squad, goals, points, time_type) values (575, 24, 61, 4, 0, 9000);</text:p>
          </table:table-cell>
          <table:table-cell table:number-columns-repeated="1017"/>
        </table:table-row>
        <table:table-row table:style-name="ro3">
          <table:table-cell table:formula="of:=[.A643]+1" office:value-type="float" office:value="576" calcext:value-type="float">
            <text:p>576</text:p>
          </table:table-cell>
          <table:table-cell table:formula="of:=[.B643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44] &amp; &quot;, &quot; &amp; [.B644] &amp; &quot;, &quot; &amp; [.C644] &amp; &quot;, &quot; &amp; [.D644] &amp; &quot;, &quot; &amp; [.E644] &amp; &quot;, &quot; &amp; [.F644] &amp; &quot;);&quot;" office:value-type="string" office:string-value="insert into game_score (id, matchid, squad, goals, points, time_type) values (576, 24, 1809, 6, 0, 9000);" calcext:value-type="string">
            <text:p>insert into game_score (id, matchid, squad, goals, points, time_type) values (576, 24, 1809, 6, 0, 9000);</text:p>
          </table:table-cell>
          <table:table-cell table:number-columns-repeated="1017"/>
        </table:table-row>
        <table:table-row table:style-name="ro3">
          <table:table-cell table:formula="of:=[.A644]+1" office:value-type="float" office:value="577" calcext:value-type="float">
            <text:p>577</text:p>
          </table:table-cell>
          <table:table-cell table:formula="of:=[.B644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45] &amp; &quot;, &quot; &amp; [.B645] &amp; &quot;, &quot; &amp; [.C645] &amp; &quot;, &quot; &amp; [.D645] &amp; &quot;, &quot; &amp; [.E645] &amp; &quot;, &quot; &amp; [.F645] &amp; &quot;);&quot;" office:value-type="string" office:string-value="insert into game_score (id, matchid, squad, goals, points, time_type) values (577, 24, 61, 7, 0, 9001);" calcext:value-type="string">
            <text:p>insert into game_score (id, matchid, squad, goals, points, time_type) values (577, 24, 61, 7, 0, 9001);</text:p>
          </table:table-cell>
          <table:table-cell table:number-columns-repeated="1017"/>
        </table:table-row>
        <table:table-row table:style-name="ro3">
          <table:table-cell table:formula="of:=[.A645]+1" office:value-type="float" office:value="578" calcext:value-type="float">
            <text:p>578</text:p>
          </table:table-cell>
          <table:table-cell table:formula="of:=[.B645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46] &amp; &quot;, &quot; &amp; [.B646] &amp; &quot;, &quot; &amp; [.C646] &amp; &quot;, &quot; &amp; [.D646] &amp; &quot;, &quot; &amp; [.E646] &amp; &quot;, &quot; &amp; [.F646] &amp; &quot;);&quot;" office:value-type="string" office:string-value="insert into game_score (id, matchid, squad, goals, points, time_type) values (578, 24, 1809, 8, 0, 9001);" calcext:value-type="string">
            <text:p>insert into game_score (id, matchid, squad, goals, points, time_type) values (578, 24, 1809, 8, 0, 9001);</text:p>
          </table:table-cell>
          <table:table-cell table:number-columns-repeated="1017"/>
        </table:table-row>
        <table:table-row table:style-name="ro3">
          <table:table-cell table:formula="of:=[.A646]+1" office:value-type="float" office:value="579" calcext:value-type="float">
            <text:p>579</text:p>
          </table:table-cell>
          <table:table-cell table:formula="of:=[.B646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647] &amp; &quot;, &quot; &amp; [.B647] &amp; &quot;, &quot; &amp; [.C647] &amp; &quot;, &quot; &amp; [.D647] &amp; &quot;, &quot; &amp; [.E647] &amp; &quot;, &quot; &amp; [.F647] &amp; &quot;);&quot;" office:value-type="string" office:string-value="insert into game_score (id, matchid, squad, goals, points, time_type) values (579, 24, 61, 1, 0, 9002);" calcext:value-type="string">
            <text:p>insert into game_score (id, matchid, squad, goals, points, time_type) values (579, 24, 61, 1, 0, 9002);</text:p>
          </table:table-cell>
          <table:table-cell table:number-columns-repeated="1017"/>
        </table:table-row>
        <table:table-row table:style-name="ro3">
          <table:table-cell table:formula="of:=[.A647]+1" office:value-type="float" office:value="580" calcext:value-type="float">
            <text:p>580</text:p>
          </table:table-cell>
          <table:table-cell table:formula="of:=[.B647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48] &amp; &quot;, &quot; &amp; [.B648] &amp; &quot;, &quot; &amp; [.C648] &amp; &quot;, &quot; &amp; [.D648] &amp; &quot;, &quot; &amp; [.E648] &amp; &quot;, &quot; &amp; [.F648] &amp; &quot;);&quot;" office:value-type="string" office:string-value="insert into game_score (id, matchid, squad, goals, points, time_type) values (580, 24, 1809, 2, 0, 9002);" calcext:value-type="string">
            <text:p>insert into game_score (id, matchid, squad, goals, points, time_type) values (580, 24, 1809, 2, 0, 9002);</text:p>
          </table:table-cell>
          <table:table-cell table:number-columns-repeated="1017"/>
        </table:table-row>
        <table:table-row table:style-name="ro3">
          <table:table-cell table:style-name="ce2" table:formula="of:=[.A648]+1" office:value-type="float" office:value="581" calcext:value-type="float">
            <text:p>581</text:p>
          </table:table-cell>
          <table:table-cell table:style-name="ce2" table:formula="of:=[.B625]+1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49] &amp; &quot;, &quot; &amp; [.B649] &amp; &quot;, &quot; &amp; [.C649] &amp; &quot;, &quot; &amp; [.D649] &amp; &quot;, &quot; &amp; [.E649] &amp; &quot;, &quot; &amp; [.F649] &amp; &quot;);&quot;" office:value-type="string" office:string-value="insert into game_score (id, matchid, squad, goals, points, time_type) values (581, 25, 81, 1, 0, 1);" calcext:value-type="string">
            <text:p>insert into game_score (id, matchid, squad, goals, points, time_type) values (581, 25, 81, 1, 0, 1);</text:p>
          </table:table-cell>
          <table:table-cell table:number-columns-repeated="1017"/>
        </table:table-row>
        <table:table-row table:style-name="ro3">
          <table:table-cell table:style-name="ce2" table:formula="of:=[.A649]+1" office:value-type="float" office:value="582" calcext:value-type="float">
            <text:p>582</text:p>
          </table:table-cell>
          <table:table-cell table:style-name="ce2" table:formula="of:=[.B649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50] &amp; &quot;, &quot; &amp; [.B650] &amp; &quot;, &quot; &amp; [.C650] &amp; &quot;, &quot; &amp; [.D650] &amp; &quot;, &quot; &amp; [.E650] &amp; &quot;, &quot; &amp; [.F650] &amp; &quot;);&quot;" office:value-type="string" office:string-value="insert into game_score (id, matchid, squad, goals, points, time_type) values (582, 25, 1, 0, 0, 1);" calcext:value-type="string">
            <text:p>insert into game_score (id, matchid, squad, goals, points, time_type) values (582, 25, 1, 0, 0, 1);</text:p>
          </table:table-cell>
          <table:table-cell table:number-columns-repeated="1017"/>
        </table:table-row>
        <table:table-row table:style-name="ro3">
          <table:table-cell table:style-name="ce2" table:formula="of:=[.A650]+1" office:value-type="float" office:value="583" calcext:value-type="float">
            <text:p>583</text:p>
          </table:table-cell>
          <table:table-cell table:style-name="ce2" table:formula="of:=[.B650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51] &amp; &quot;, &quot; &amp; [.B651] &amp; &quot;, &quot; &amp; [.C651] &amp; &quot;, &quot; &amp; [.D651] &amp; &quot;, &quot; &amp; [.E651] &amp; &quot;, &quot; &amp; [.F651] &amp; &quot;);&quot;" office:value-type="string" office:string-value="insert into game_score (id, matchid, squad, goals, points, time_type) values (583, 25, 81, 2, 0, 2);" calcext:value-type="string">
            <text:p>insert into game_score (id, matchid, squad, goals, points, time_type) values (583, 25, 81, 2, 0, 2);</text:p>
          </table:table-cell>
          <table:table-cell table:number-columns-repeated="1017"/>
        </table:table-row>
        <table:table-row table:style-name="ro3">
          <table:table-cell table:style-name="ce2" table:formula="of:=[.A651]+1" office:value-type="float" office:value="584" calcext:value-type="float">
            <text:p>584</text:p>
          </table:table-cell>
          <table:table-cell table:style-name="ce2" table:formula="of:=[.B651]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52] &amp; &quot;, &quot; &amp; [.B652] &amp; &quot;, &quot; &amp; [.C652] &amp; &quot;, &quot; &amp; [.D652] &amp; &quot;, &quot; &amp; [.E652] &amp; &quot;, &quot; &amp; [.F652] &amp; &quot;);&quot;" office:value-type="string" office:string-value="insert into game_score (id, matchid, squad, goals, points, time_type) values (584, 25, 1, 1, 0, 2);" calcext:value-type="string">
            <text:p>insert into game_score (id, matchid, squad, goals, points, time_type) values (584, 25, 1, 1, 0, 2);</text:p>
          </table:table-cell>
          <table:table-cell table:number-columns-repeated="1017"/>
        </table:table-row>
        <table:table-row table:style-name="ro3">
          <table:table-cell table:style-name="ce2" table:formula="of:=[.A652]+1" office:value-type="float" office:value="585" calcext:value-type="float">
            <text:p>585</text:p>
          </table:table-cell>
          <table:table-cell table:style-name="ce2" table:formula="of:=[.B652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53] &amp; &quot;, &quot; &amp; [.B653] &amp; &quot;, &quot; &amp; [.C653] &amp; &quot;, &quot; &amp; [.D653] &amp; &quot;, &quot; &amp; [.E653] &amp; &quot;, &quot; &amp; [.F653] &amp; &quot;);&quot;" office:value-type="string" office:string-value="insert into game_score (id, matchid, squad, goals, points, time_type) values (585, 25, 81, 0, 0, 3);" calcext:value-type="string">
            <text:p>insert into game_score (id, matchid, squad, goals, points, time_type) values (585, 25, 81, 0, 0, 3);</text:p>
          </table:table-cell>
          <table:table-cell table:number-columns-repeated="1017"/>
        </table:table-row>
        <table:table-row table:style-name="ro3">
          <table:table-cell table:style-name="ce2" table:formula="of:=[.A653]+1" office:value-type="float" office:value="586" calcext:value-type="float">
            <text:p>586</text:p>
          </table:table-cell>
          <table:table-cell table:style-name="ce2" table:formula="of:=[.B653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54] &amp; &quot;, &quot; &amp; [.B654] &amp; &quot;, &quot; &amp; [.C654] &amp; &quot;, &quot; &amp; [.D654] &amp; &quot;, &quot; &amp; [.E654] &amp; &quot;, &quot; &amp; [.F654] &amp; &quot;);&quot;" office:value-type="string" office:string-value="insert into game_score (id, matchid, squad, goals, points, time_type) values (586, 25, 1, 0, 0, 3);" calcext:value-type="string">
            <text:p>insert into game_score (id, matchid, squad, goals, points, time_type) values (586, 25, 1, 0, 0, 3);</text:p>
          </table:table-cell>
          <table:table-cell table:number-columns-repeated="1017"/>
        </table:table-row>
        <table:table-row table:style-name="ro3">
          <table:table-cell table:style-name="ce2" table:formula="of:=[.A654]+1" office:value-type="float" office:value="587" calcext:value-type="float">
            <text:p>587</text:p>
          </table:table-cell>
          <table:table-cell table:style-name="ce2" table:formula="of:=[.B654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55] &amp; &quot;, &quot; &amp; [.B655] &amp; &quot;, &quot; &amp; [.C655] &amp; &quot;, &quot; &amp; [.D655] &amp; &quot;, &quot; &amp; [.E655] &amp; &quot;, &quot; &amp; [.F655] &amp; &quot;);&quot;" office:value-type="string" office:string-value="insert into game_score (id, matchid, squad, goals, points, time_type) values (587, 25, 81, 0, 0, 4);" calcext:value-type="string">
            <text:p>insert into game_score (id, matchid, squad, goals, points, time_type) values (587, 25, 81, 0, 0, 4);</text:p>
          </table:table-cell>
          <table:table-cell table:number-columns-repeated="1017"/>
        </table:table-row>
        <table:table-row table:style-name="ro3">
          <table:table-cell table:style-name="ce2" table:formula="of:=[.A655]+1" office:value-type="float" office:value="588" calcext:value-type="float">
            <text:p>588</text:p>
          </table:table-cell>
          <table:table-cell table:style-name="ce2" table:formula="of:=[.B655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56] &amp; &quot;, &quot; &amp; [.B656] &amp; &quot;, &quot; &amp; [.C656] &amp; &quot;, &quot; &amp; [.D656] &amp; &quot;, &quot; &amp; [.E656] &amp; &quot;, &quot; &amp; [.F656] &amp; &quot;);&quot;" office:value-type="string" office:string-value="insert into game_score (id, matchid, squad, goals, points, time_type) values (588, 25, 1, 0, 0, 4);" calcext:value-type="string">
            <text:p>insert into game_score (id, matchid, squad, goals, points, time_type) values (588, 25, 1, 0, 0, 4);</text:p>
          </table:table-cell>
          <table:table-cell table:number-columns-repeated="1017"/>
        </table:table-row>
        <table:table-row table:style-name="ro3">
          <table:table-cell table:style-name="ce2" table:formula="of:=[.A656]+1" office:value-type="float" office:value="589" calcext:value-type="float">
            <text:p>589</text:p>
          </table:table-cell>
          <table:table-cell table:style-name="ce2" table:formula="of:=[.B656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57] &amp; &quot;, &quot; &amp; [.B657] &amp; &quot;, &quot; &amp; [.C657] &amp; &quot;, &quot; &amp; [.D657] &amp; &quot;, &quot; &amp; [.E657] &amp; &quot;, &quot; &amp; [.F657] &amp; &quot;);&quot;" office:value-type="string" office:string-value="insert into game_score (id, matchid, squad, goals, points, time_type) values (589, 25, 81, 0, 0, 5);" calcext:value-type="string">
            <text:p>insert into game_score (id, matchid, squad, goals, points, time_type) values (589, 25, 81, 0, 0, 5);</text:p>
          </table:table-cell>
          <table:table-cell table:number-columns-repeated="1017"/>
        </table:table-row>
        <table:table-row table:style-name="ro3">
          <table:table-cell table:style-name="ce2" table:formula="of:=[.A657]+1" office:value-type="float" office:value="590" calcext:value-type="float">
            <text:p>590</text:p>
          </table:table-cell>
          <table:table-cell table:style-name="ce2" table:formula="of:=[.B657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58] &amp; &quot;, &quot; &amp; [.B658] &amp; &quot;, &quot; &amp; [.C658] &amp; &quot;, &quot; &amp; [.D658] &amp; &quot;, &quot; &amp; [.E658] &amp; &quot;, &quot; &amp; [.F658] &amp; &quot;);&quot;" office:value-type="string" office:string-value="insert into game_score (id, matchid, squad, goals, points, time_type) values (590, 25, 1, 0, 0, 5);" calcext:value-type="string">
            <text:p>insert into game_score (id, matchid, squad, goals, points, time_type) values (590, 25, 1, 0, 0, 5);</text:p>
          </table:table-cell>
          <table:table-cell table:number-columns-repeated="1017"/>
        </table:table-row>
        <table:table-row table:style-name="ro3">
          <table:table-cell table:style-name="ce2" table:formula="of:=[.A658]+1" office:value-type="float" office:value="591" calcext:value-type="float">
            <text:p>591</text:p>
          </table:table-cell>
          <table:table-cell table:style-name="ce2" table:formula="of:=[.B658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59] &amp; &quot;, &quot; &amp; [.B659] &amp; &quot;, &quot; &amp; [.C659] &amp; &quot;, &quot; &amp; [.D659] &amp; &quot;, &quot; &amp; [.E659] &amp; &quot;, &quot; &amp; [.F659] &amp; &quot;);&quot;" office:value-type="string" office:string-value="insert into game_score (id, matchid, squad, goals, points, time_type) values (591, 25, 81, 0, 0, 6);" calcext:value-type="string">
            <text:p>insert into game_score (id, matchid, squad, goals, points, time_type) values (591, 25, 81, 0, 0, 6);</text:p>
          </table:table-cell>
          <table:table-cell table:number-columns-repeated="1017"/>
        </table:table-row>
        <table:table-row table:style-name="ro3">
          <table:table-cell table:style-name="ce2" table:formula="of:=[.A659]+1" office:value-type="float" office:value="592" calcext:value-type="float">
            <text:p>592</text:p>
          </table:table-cell>
          <table:table-cell table:style-name="ce2" table:formula="of:=[.B659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60] &amp; &quot;, &quot; &amp; [.B660] &amp; &quot;, &quot; &amp; [.C660] &amp; &quot;, &quot; &amp; [.D660] &amp; &quot;, &quot; &amp; [.E660] &amp; &quot;, &quot; &amp; [.F660] &amp; &quot;);&quot;" office:value-type="string" office:string-value="insert into game_score (id, matchid, squad, goals, points, time_type) values (592, 25, 1, 2, 0, 6);" calcext:value-type="string">
            <text:p>insert into game_score (id, matchid, squad, goals, points, time_type) values (592, 25, 1, 2, 0, 6);</text:p>
          </table:table-cell>
          <table:table-cell table:number-columns-repeated="1017"/>
        </table:table-row>
        <table:table-row table:style-name="ro3">
          <table:table-cell table:style-name="ce2" table:formula="of:=[.A660]+1" office:value-type="float" office:value="593" calcext:value-type="float">
            <text:p>593</text:p>
          </table:table-cell>
          <table:table-cell table:style-name="ce2" table:formula="of:=[.B660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61] &amp; &quot;, &quot; &amp; [.B661] &amp; &quot;, &quot; &amp; [.C661] &amp; &quot;, &quot; &amp; [.D661] &amp; &quot;, &quot; &amp; [.E661] &amp; &quot;, &quot; &amp; [.F661] &amp; &quot;);&quot;" office:value-type="string" office:string-value="insert into game_score (id, matchid, squad, goals, points, time_type) values (593, 25, 81, 0, 0, 7);" calcext:value-type="string">
            <text:p>insert into game_score (id, matchid, squad, goals, points, time_type) values (593, 25, 81, 0, 0, 7);</text:p>
          </table:table-cell>
          <table:table-cell table:number-columns-repeated="1017"/>
        </table:table-row>
        <table:table-row table:style-name="ro3">
          <table:table-cell table:style-name="ce2" table:formula="of:=[.A661]+1" office:value-type="float" office:value="594" calcext:value-type="float">
            <text:p>594</text:p>
          </table:table-cell>
          <table:table-cell table:style-name="ce2" table:formula="of:=[.B661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62] &amp; &quot;, &quot; &amp; [.B662] &amp; &quot;, &quot; &amp; [.C662] &amp; &quot;, &quot; &amp; [.D662] &amp; &quot;, &quot; &amp; [.E662] &amp; &quot;, &quot; &amp; [.F662] &amp; &quot;);&quot;" office:value-type="string" office:string-value="insert into game_score (id, matchid, squad, goals, points, time_type) values (594, 25, 1, 0, 0, 7);" calcext:value-type="string">
            <text:p>insert into game_score (id, matchid, squad, goals, points, time_type) values (594, 25, 1, 0, 0, 7);</text:p>
          </table:table-cell>
          <table:table-cell table:number-columns-repeated="1017"/>
        </table:table-row>
        <table:table-row table:style-name="ro3">
          <table:table-cell table:style-name="ce2" table:formula="of:=[.A662]+1" office:value-type="float" office:value="595" calcext:value-type="float">
            <text:p>595</text:p>
          </table:table-cell>
          <table:table-cell table:style-name="ce2" table:formula="of:=[.B662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63] &amp; &quot;, &quot; &amp; [.B663] &amp; &quot;, &quot; &amp; [.C663] &amp; &quot;, &quot; &amp; [.D663] &amp; &quot;, &quot; &amp; [.E663] &amp; &quot;, &quot; &amp; [.F663] &amp; &quot;);&quot;" office:value-type="string" office:string-value="insert into game_score (id, matchid, squad, goals, points, time_type) values (595, 25, 81, 0, 0, 8);" calcext:value-type="string">
            <text:p>insert into game_score (id, matchid, squad, goals, points, time_type) values (595, 25, 81, 0, 0, 8);</text:p>
          </table:table-cell>
          <table:table-cell table:number-columns-repeated="1017"/>
        </table:table-row>
        <table:table-row table:style-name="ro3">
          <table:table-cell table:style-name="ce2" table:formula="of:=[.A663]+1" office:value-type="float" office:value="596" calcext:value-type="float">
            <text:p>596</text:p>
          </table:table-cell>
          <table:table-cell table:style-name="ce2" table:formula="of:=[.B663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64] &amp; &quot;, &quot; &amp; [.B664] &amp; &quot;, &quot; &amp; [.C664] &amp; &quot;, &quot; &amp; [.D664] &amp; &quot;, &quot; &amp; [.E664] &amp; &quot;, &quot; &amp; [.F664] &amp; &quot;);&quot;" office:value-type="string" office:string-value="insert into game_score (id, matchid, squad, goals, points, time_type) values (596, 25, 1, 0, 0, 8);" calcext:value-type="string">
            <text:p>insert into game_score (id, matchid, squad, goals, points, time_type) values (596, 25, 1, 0, 0, 8);</text:p>
          </table:table-cell>
          <table:table-cell table:number-columns-repeated="1017"/>
        </table:table-row>
        <table:table-row table:style-name="ro3">
          <table:table-cell table:style-name="ce2" table:formula="of:=[.A664]+1" office:value-type="float" office:value="597" calcext:value-type="float">
            <text:p>597</text:p>
          </table:table-cell>
          <table:table-cell table:style-name="ce2" table:formula="of:=[.B664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65] &amp; &quot;, &quot; &amp; [.B665] &amp; &quot;, &quot; &amp; [.C665] &amp; &quot;, &quot; &amp; [.D665] &amp; &quot;, &quot; &amp; [.E665] &amp; &quot;, &quot; &amp; [.F665] &amp; &quot;);&quot;" office:value-type="string" office:string-value="insert into game_score (id, matchid, squad, goals, points, time_type) values (597, 25, 81, 0, 0, 9);" calcext:value-type="string">
            <text:p>insert into game_score (id, matchid, squad, goals, points, time_type) values (597, 25, 81, 0, 0, 9);</text:p>
          </table:table-cell>
          <table:table-cell table:number-columns-repeated="1017"/>
        </table:table-row>
        <table:table-row table:style-name="ro3">
          <table:table-cell table:style-name="ce2" table:formula="of:=[.A665]+1" office:value-type="float" office:value="598" calcext:value-type="float">
            <text:p>598</text:p>
          </table:table-cell>
          <table:table-cell table:style-name="ce2" table:formula="of:=[.B665]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66] &amp; &quot;, &quot; &amp; [.B666] &amp; &quot;, &quot; &amp; [.C666] &amp; &quot;, &quot; &amp; [.D666] &amp; &quot;, &quot; &amp; [.E666] &amp; &quot;, &quot; &amp; [.F666] &amp; &quot;);&quot;" office:value-type="string" office:string-value="insert into game_score (id, matchid, squad, goals, points, time_type) values (598, 25, 1, 1, 0, 9);" calcext:value-type="string">
            <text:p>insert into game_score (id, matchid, squad, goals, points, time_type) values (598, 25, 1, 1, 0, 9);</text:p>
          </table:table-cell>
          <table:table-cell table:number-columns-repeated="1017"/>
        </table:table-row>
        <table:table-row table:style-name="ro3">
          <table:table-cell table:style-name="ce2" table:formula="of:=[.A666]+1" office:value-type="float" office:value="599" calcext:value-type="float">
            <text:p>599</text:p>
          </table:table-cell>
          <table:table-cell table:style-name="ce2" table:formula="of:=[.B666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67] &amp; &quot;, &quot; &amp; [.B667] &amp; &quot;, &quot; &amp; [.C667] &amp; &quot;, &quot; &amp; [.D667] &amp; &quot;, &quot; &amp; [.E667] &amp; &quot;, &quot; &amp; [.F667] &amp; &quot;);&quot;" office:value-type="string" office:string-value="insert into game_score (id, matchid, squad, goals, points, time_type) values (599, 25, 81, 3, 0, 9000);" calcext:value-type="string">
            <text:p>insert into game_score (id, matchid, squad, goals, points, time_type) values (599, 25, 81, 3, 0, 9000);</text:p>
          </table:table-cell>
          <table:table-cell table:number-columns-repeated="1017"/>
        </table:table-row>
        <table:table-row table:style-name="ro3">
          <table:table-cell table:style-name="ce2" table:formula="of:=[.A667]+1" office:value-type="float" office:value="600" calcext:value-type="float">
            <text:p>600</text:p>
          </table:table-cell>
          <table:table-cell table:style-name="ce2" table:formula="of:=[.B667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68] &amp; &quot;, &quot; &amp; [.B668] &amp; &quot;, &quot; &amp; [.C668] &amp; &quot;, &quot; &amp; [.D668] &amp; &quot;, &quot; &amp; [.E668] &amp; &quot;, &quot; &amp; [.F668] &amp; &quot;);&quot;" office:value-type="string" office:string-value="insert into game_score (id, matchid, squad, goals, points, time_type) values (600, 25, 1, 4, 0, 9000);" calcext:value-type="string">
            <text:p>insert into game_score (id, matchid, squad, goals, points, time_type) values (600, 25, 1, 4, 0, 9000);</text:p>
          </table:table-cell>
          <table:table-cell table:number-columns-repeated="1017"/>
        </table:table-row>
        <table:table-row table:style-name="ro3">
          <table:table-cell table:style-name="ce2" table:formula="of:=[.A668]+1" office:value-type="float" office:value="601" calcext:value-type="float">
            <text:p>601</text:p>
          </table:table-cell>
          <table:table-cell table:style-name="ce2" table:formula="of:=[.B668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69] &amp; &quot;, &quot; &amp; [.B669] &amp; &quot;, &quot; &amp; [.C669] &amp; &quot;, &quot; &amp; [.D669] &amp; &quot;, &quot; &amp; [.E669] &amp; &quot;, &quot; &amp; [.F669] &amp; &quot;);&quot;" office:value-type="string" office:string-value="insert into game_score (id, matchid, squad, goals, points, time_type) values (601, 25, 81, 8, 0, 9001);" calcext:value-type="string">
            <text:p>insert into game_score (id, matchid, squad, goals, points, time_type) values (601, 25, 81, 8, 0, 9001);</text:p>
          </table:table-cell>
          <table:table-cell table:number-columns-repeated="1017"/>
        </table:table-row>
        <table:table-row table:style-name="ro3">
          <table:table-cell table:style-name="ce2" table:formula="of:=[.A669]+1" office:value-type="float" office:value="602" calcext:value-type="float">
            <text:p>602</text:p>
          </table:table-cell>
          <table:table-cell table:style-name="ce2" table:formula="of:=[.B669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70] &amp; &quot;, &quot; &amp; [.B670] &amp; &quot;, &quot; &amp; [.C670] &amp; &quot;, &quot; &amp; [.D670] &amp; &quot;, &quot; &amp; [.E670] &amp; &quot;, &quot; &amp; [.F670] &amp; &quot;);&quot;" office:value-type="string" office:string-value="insert into game_score (id, matchid, squad, goals, points, time_type) values (602, 25, 1, 11, 0, 9001);" calcext:value-type="string">
            <text:p>insert into game_score (id, matchid, squad, goals, points, time_type) values (602, 25, 1, 11, 0, 9001);</text:p>
          </table:table-cell>
          <table:table-cell table:number-columns-repeated="1017"/>
        </table:table-row>
        <table:table-row table:style-name="ro3">
          <table:table-cell table:style-name="ce2" table:formula="of:=[.A670]+1" office:value-type="float" office:value="603" calcext:value-type="float">
            <text:p>603</text:p>
          </table:table-cell>
          <table:table-cell table:style-name="ce2" table:formula="of:=[.B670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71] &amp; &quot;, &quot; &amp; [.B671] &amp; &quot;, &quot; &amp; [.C671] &amp; &quot;, &quot; &amp; [.D671] &amp; &quot;, &quot; &amp; [.E671] &amp; &quot;, &quot; &amp; [.F671] &amp; &quot;);&quot;" office:value-type="string" office:string-value="insert into game_score (id, matchid, squad, goals, points, time_type) values (603, 25, 81, 2, 0, 9002);" calcext:value-type="string">
            <text:p>insert into game_score (id, matchid, squad, goals, points, time_type) values (603, 25, 81, 2, 0, 9002);</text:p>
          </table:table-cell>
          <table:table-cell table:number-columns-repeated="1017"/>
        </table:table-row>
        <table:table-row table:style-name="ro3">
          <table:table-cell table:style-name="ce2" table:formula="of:=[.A671]+1" office:value-type="float" office:value="604" calcext:value-type="float">
            <text:p>604</text:p>
          </table:table-cell>
          <table:table-cell table:style-name="ce2" table:formula="of:=[.B671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72] &amp; &quot;, &quot; &amp; [.B672] &amp; &quot;, &quot; &amp; [.C672] &amp; &quot;, &quot; &amp; [.D672] &amp; &quot;, &quot; &amp; [.E672] &amp; &quot;, &quot; &amp; [.F672] &amp; &quot;);&quot;" office:value-type="string" office:string-value="insert into game_score (id, matchid, squad, goals, points, time_type) values (604, 25, 1, 0, 0, 9002);" calcext:value-type="string">
            <text:p>insert into game_score (id, matchid, squad, goals, points, time_type) values (604, 25, 1, 0, 0, 9002);</text:p>
          </table:table-cell>
          <table:table-cell table:number-columns-repeated="1017"/>
        </table:table-row>
        <table:table-row table:style-name="ro3">
          <table:table-cell table:formula="of:=[.A672]+1" office:value-type="float" office:value="605" calcext:value-type="float">
            <text:p>605</text:p>
          </table:table-cell>
          <table:table-cell table:formula="of:=[.B649]+1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73] &amp; &quot;, &quot; &amp; [.B673] &amp; &quot;, &quot; &amp; [.C673] &amp; &quot;, &quot; &amp; [.D673] &amp; &quot;, &quot; &amp; [.E673] &amp; &quot;, &quot; &amp; [.F673] &amp; &quot;);&quot;" office:value-type="string" office:string-value="insert into game_score (id, matchid, squad, goals, points, time_type) values (605, 26, 52, 0, 0, 1);" calcext:value-type="string">
            <text:p>insert into game_score (id, matchid, squad, goals, points, time_type) values (605, 26, 52, 0, 0, 1);</text:p>
          </table:table-cell>
          <table:table-cell table:number-columns-repeated="1017"/>
        </table:table-row>
        <table:table-row table:style-name="ro3">
          <table:table-cell table:formula="of:=[.A673]+1" office:value-type="float" office:value="606" calcext:value-type="float">
            <text:p>606</text:p>
          </table:table-cell>
          <table:table-cell table:formula="of:=[.B673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74] &amp; &quot;, &quot; &amp; [.B674] &amp; &quot;, &quot; &amp; [.C674] &amp; &quot;, &quot; &amp; [.D674] &amp; &quot;, &quot; &amp; [.E674] &amp; &quot;, &quot; &amp; [.F674] &amp; &quot;);&quot;" office:value-type="string" office:string-value="insert into game_score (id, matchid, squad, goals, points, time_type) values (606, 26, 82, 2, 0, 1);" calcext:value-type="string">
            <text:p>insert into game_score (id, matchid, squad, goals, points, time_type) values (606, 26, 82, 2, 0, 1);</text:p>
          </table:table-cell>
          <table:table-cell table:number-columns-repeated="1017"/>
        </table:table-row>
        <table:table-row table:style-name="ro3">
          <table:table-cell table:formula="of:=[.A674]+1" office:value-type="float" office:value="607" calcext:value-type="float">
            <text:p>607</text:p>
          </table:table-cell>
          <table:table-cell table:formula="of:=[.B674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75] &amp; &quot;, &quot; &amp; [.B675] &amp; &quot;, &quot; &amp; [.C675] &amp; &quot;, &quot; &amp; [.D675] &amp; &quot;, &quot; &amp; [.E675] &amp; &quot;, &quot; &amp; [.F675] &amp; &quot;);&quot;" office:value-type="string" office:string-value="insert into game_score (id, matchid, squad, goals, points, time_type) values (607, 26, 52, 0, 0, 2);" calcext:value-type="string">
            <text:p>insert into game_score (id, matchid, squad, goals, points, time_type) values (607, 26, 52, 0, 0, 2);</text:p>
          </table:table-cell>
          <table:table-cell table:number-columns-repeated="1017"/>
        </table:table-row>
        <table:table-row table:style-name="ro3">
          <table:table-cell table:formula="of:=[.A675]+1" office:value-type="float" office:value="608" calcext:value-type="float">
            <text:p>608</text:p>
          </table:table-cell>
          <table:table-cell table:formula="of:=[.B675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76] &amp; &quot;, &quot; &amp; [.B676] &amp; &quot;, &quot; &amp; [.C676] &amp; &quot;, &quot; &amp; [.D676] &amp; &quot;, &quot; &amp; [.E676] &amp; &quot;, &quot; &amp; [.F676] &amp; &quot;);&quot;" office:value-type="string" office:string-value="insert into game_score (id, matchid, squad, goals, points, time_type) values (608, 26, 82, 0, 0, 2);" calcext:value-type="string">
            <text:p>insert into game_score (id, matchid, squad, goals, points, time_type) values (608, 26, 82, 0, 0, 2);</text:p>
          </table:table-cell>
          <table:table-cell table:number-columns-repeated="1017"/>
        </table:table-row>
        <table:table-row table:style-name="ro3">
          <table:table-cell table:formula="of:=[.A676]+1" office:value-type="float" office:value="609" calcext:value-type="float">
            <text:p>609</text:p>
          </table:table-cell>
          <table:table-cell table:formula="of:=[.B676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77] &amp; &quot;, &quot; &amp; [.B677] &amp; &quot;, &quot; &amp; [.C677] &amp; &quot;, &quot; &amp; [.D677] &amp; &quot;, &quot; &amp; [.E677] &amp; &quot;, &quot; &amp; [.F677] &amp; &quot;);&quot;" office:value-type="string" office:string-value="insert into game_score (id, matchid, squad, goals, points, time_type) values (609, 26, 52, 1, 0, 3);" calcext:value-type="string">
            <text:p>insert into game_score (id, matchid, squad, goals, points, time_type) values (609, 26, 52, 1, 0, 3);</text:p>
          </table:table-cell>
          <table:table-cell table:number-columns-repeated="1017"/>
        </table:table-row>
        <table:table-row table:style-name="ro3">
          <table:table-cell table:formula="of:=[.A677]+1" office:value-type="float" office:value="610" calcext:value-type="float">
            <text:p>610</text:p>
          </table:table-cell>
          <table:table-cell table:formula="of:=[.B677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78] &amp; &quot;, &quot; &amp; [.B678] &amp; &quot;, &quot; &amp; [.C678] &amp; &quot;, &quot; &amp; [.D678] &amp; &quot;, &quot; &amp; [.E678] &amp; &quot;, &quot; &amp; [.F678] &amp; &quot;);&quot;" office:value-type="string" office:string-value="insert into game_score (id, matchid, squad, goals, points, time_type) values (610, 26, 82, 0, 0, 3);" calcext:value-type="string">
            <text:p>insert into game_score (id, matchid, squad, goals, points, time_type) values (610, 26, 82, 0, 0, 3);</text:p>
          </table:table-cell>
          <table:table-cell table:number-columns-repeated="1017"/>
        </table:table-row>
        <table:table-row table:style-name="ro3">
          <table:table-cell table:formula="of:=[.A678]+1" office:value-type="float" office:value="611" calcext:value-type="float">
            <text:p>611</text:p>
          </table:table-cell>
          <table:table-cell table:formula="of:=[.B678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79] &amp; &quot;, &quot; &amp; [.B679] &amp; &quot;, &quot; &amp; [.C679] &amp; &quot;, &quot; &amp; [.D679] &amp; &quot;, &quot; &amp; [.E679] &amp; &quot;, &quot; &amp; [.F679] &amp; &quot;);&quot;" office:value-type="string" office:string-value="insert into game_score (id, matchid, squad, goals, points, time_type) values (611, 26, 52, 0, 0, 4);" calcext:value-type="string">
            <text:p>insert into game_score (id, matchid, squad, goals, points, time_type) values (611, 26, 52, 0, 0, 4);</text:p>
          </table:table-cell>
          <table:table-cell table:number-columns-repeated="1017"/>
        </table:table-row>
        <table:table-row table:style-name="ro3">
          <table:table-cell table:formula="of:=[.A679]+1" office:value-type="float" office:value="612" calcext:value-type="float">
            <text:p>612</text:p>
          </table:table-cell>
          <table:table-cell table:formula="of:=[.B679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80] &amp; &quot;, &quot; &amp; [.B680] &amp; &quot;, &quot; &amp; [.C680] &amp; &quot;, &quot; &amp; [.D680] &amp; &quot;, &quot; &amp; [.E680] &amp; &quot;, &quot; &amp; [.F680] &amp; &quot;);&quot;" office:value-type="string" office:string-value="insert into game_score (id, matchid, squad, goals, points, time_type) values (612, 26, 82, 0, 0, 4);" calcext:value-type="string">
            <text:p>insert into game_score (id, matchid, squad, goals, points, time_type) values (612, 26, 82, 0, 0, 4);</text:p>
          </table:table-cell>
          <table:table-cell table:number-columns-repeated="1017"/>
        </table:table-row>
        <table:table-row table:style-name="ro3">
          <table:table-cell table:formula="of:=[.A680]+1" office:value-type="float" office:value="613" calcext:value-type="float">
            <text:p>613</text:p>
          </table:table-cell>
          <table:table-cell table:formula="of:=[.B680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81] &amp; &quot;, &quot; &amp; [.B681] &amp; &quot;, &quot; &amp; [.C681] &amp; &quot;, &quot; &amp; [.D681] &amp; &quot;, &quot; &amp; [.E681] &amp; &quot;, &quot; &amp; [.F681] &amp; &quot;);&quot;" office:value-type="string" office:string-value="insert into game_score (id, matchid, squad, goals, points, time_type) values (613, 26, 52, 0, 0, 5);" calcext:value-type="string">
            <text:p>insert into game_score (id, matchid, squad, goals, points, time_type) values (613, 26, 52, 0, 0, 5);</text:p>
          </table:table-cell>
          <table:table-cell table:number-columns-repeated="1017"/>
        </table:table-row>
        <table:table-row table:style-name="ro3">
          <table:table-cell table:formula="of:=[.A681]+1" office:value-type="float" office:value="614" calcext:value-type="float">
            <text:p>614</text:p>
          </table:table-cell>
          <table:table-cell table:formula="of:=[.B681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82] &amp; &quot;, &quot; &amp; [.B682] &amp; &quot;, &quot; &amp; [.C682] &amp; &quot;, &quot; &amp; [.D682] &amp; &quot;, &quot; &amp; [.E682] &amp; &quot;, &quot; &amp; [.F682] &amp; &quot;);&quot;" office:value-type="string" office:string-value="insert into game_score (id, matchid, squad, goals, points, time_type) values (614, 26, 82, 0, 0, 5);" calcext:value-type="string">
            <text:p>insert into game_score (id, matchid, squad, goals, points, time_type) values (614, 26, 82, 0, 0, 5);</text:p>
          </table:table-cell>
          <table:table-cell table:number-columns-repeated="1017"/>
        </table:table-row>
        <table:table-row table:style-name="ro3">
          <table:table-cell table:formula="of:=[.A682]+1" office:value-type="float" office:value="615" calcext:value-type="float">
            <text:p>615</text:p>
          </table:table-cell>
          <table:table-cell table:formula="of:=[.B682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83] &amp; &quot;, &quot; &amp; [.B683] &amp; &quot;, &quot; &amp; [.C683] &amp; &quot;, &quot; &amp; [.D683] &amp; &quot;, &quot; &amp; [.E683] &amp; &quot;, &quot; &amp; [.F683] &amp; &quot;);&quot;" office:value-type="string" office:string-value="insert into game_score (id, matchid, squad, goals, points, time_type) values (615, 26, 52, 0, 0, 6);" calcext:value-type="string">
            <text:p>insert into game_score (id, matchid, squad, goals, points, time_type) values (615, 26, 52, 0, 0, 6);</text:p>
          </table:table-cell>
          <table:table-cell table:number-columns-repeated="1017"/>
        </table:table-row>
        <table:table-row table:style-name="ro3">
          <table:table-cell table:formula="of:=[.A683]+1" office:value-type="float" office:value="616" calcext:value-type="float">
            <text:p>616</text:p>
          </table:table-cell>
          <table:table-cell table:formula="of:=[.B683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84] &amp; &quot;, &quot; &amp; [.B684] &amp; &quot;, &quot; &amp; [.C684] &amp; &quot;, &quot; &amp; [.D684] &amp; &quot;, &quot; &amp; [.E684] &amp; &quot;, &quot; &amp; [.F684] &amp; &quot;);&quot;" office:value-type="string" office:string-value="insert into game_score (id, matchid, squad, goals, points, time_type) values (616, 26, 82, 0, 0, 6);" calcext:value-type="string">
            <text:p>insert into game_score (id, matchid, squad, goals, points, time_type) values (616, 26, 82, 0, 0, 6);</text:p>
          </table:table-cell>
          <table:table-cell table:number-columns-repeated="1017"/>
        </table:table-row>
        <table:table-row table:style-name="ro3">
          <table:table-cell table:formula="of:=[.A684]+1" office:value-type="float" office:value="617" calcext:value-type="float">
            <text:p>617</text:p>
          </table:table-cell>
          <table:table-cell table:formula="of:=[.B684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85] &amp; &quot;, &quot; &amp; [.B685] &amp; &quot;, &quot; &amp; [.C685] &amp; &quot;, &quot; &amp; [.D685] &amp; &quot;, &quot; &amp; [.E685] &amp; &quot;, &quot; &amp; [.F685] &amp; &quot;);&quot;" office:value-type="string" office:string-value="insert into game_score (id, matchid, squad, goals, points, time_type) values (617, 26, 52, 0, 0, 7);" calcext:value-type="string">
            <text:p>insert into game_score (id, matchid, squad, goals, points, time_type) values (617, 26, 52, 0, 0, 7);</text:p>
          </table:table-cell>
          <table:table-cell table:number-columns-repeated="1017"/>
        </table:table-row>
        <table:table-row table:style-name="ro3">
          <table:table-cell table:formula="of:=[.A685]+1" office:value-type="float" office:value="618" calcext:value-type="float">
            <text:p>618</text:p>
          </table:table-cell>
          <table:table-cell table:formula="of:=[.B685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86] &amp; &quot;, &quot; &amp; [.B686] &amp; &quot;, &quot; &amp; [.C686] &amp; &quot;, &quot; &amp; [.D686] &amp; &quot;, &quot; &amp; [.E686] &amp; &quot;, &quot; &amp; [.F686] &amp; &quot;);&quot;" office:value-type="string" office:string-value="insert into game_score (id, matchid, squad, goals, points, time_type) values (618, 26, 82, 0, 0, 7);" calcext:value-type="string">
            <text:p>insert into game_score (id, matchid, squad, goals, points, time_type) values (618, 26, 82, 0, 0, 7);</text:p>
          </table:table-cell>
          <table:table-cell table:number-columns-repeated="1017"/>
        </table:table-row>
        <table:table-row table:style-name="ro3">
          <table:table-cell table:formula="of:=[.A686]+1" office:value-type="float" office:value="619" calcext:value-type="float">
            <text:p>619</text:p>
          </table:table-cell>
          <table:table-cell table:formula="of:=[.B686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87] &amp; &quot;, &quot; &amp; [.B687] &amp; &quot;, &quot; &amp; [.C687] &amp; &quot;, &quot; &amp; [.D687] &amp; &quot;, &quot; &amp; [.E687] &amp; &quot;, &quot; &amp; [.F687] &amp; &quot;);&quot;" office:value-type="string" office:string-value="insert into game_score (id, matchid, squad, goals, points, time_type) values (619, 26, 52, 0, 0, 8);" calcext:value-type="string">
            <text:p>insert into game_score (id, matchid, squad, goals, points, time_type) values (619, 26, 52, 0, 0, 8);</text:p>
          </table:table-cell>
          <table:table-cell table:number-columns-repeated="1017"/>
        </table:table-row>
        <table:table-row table:style-name="ro3">
          <table:table-cell table:formula="of:=[.A687]+1" office:value-type="float" office:value="620" calcext:value-type="float">
            <text:p>620</text:p>
          </table:table-cell>
          <table:table-cell table:formula="of:=[.B687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88] &amp; &quot;, &quot; &amp; [.B688] &amp; &quot;, &quot; &amp; [.C688] &amp; &quot;, &quot; &amp; [.D688] &amp; &quot;, &quot; &amp; [.E688] &amp; &quot;, &quot; &amp; [.F688] &amp; &quot;);&quot;" office:value-type="string" office:string-value="insert into game_score (id, matchid, squad, goals, points, time_type) values (620, 26, 82, 0, 0, 8);" calcext:value-type="string">
            <text:p>insert into game_score (id, matchid, squad, goals, points, time_type) values (620, 26, 82, 0, 0, 8);</text:p>
          </table:table-cell>
          <table:table-cell table:number-columns-repeated="1017"/>
        </table:table-row>
        <table:table-row table:style-name="ro3">
          <table:table-cell table:formula="of:=[.A688]+1" office:value-type="float" office:value="621" calcext:value-type="float">
            <text:p>621</text:p>
          </table:table-cell>
          <table:table-cell table:formula="of:=[.B688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89] &amp; &quot;, &quot; &amp; [.B689] &amp; &quot;, &quot; &amp; [.C689] &amp; &quot;, &quot; &amp; [.D689] &amp; &quot;, &quot; &amp; [.E689] &amp; &quot;, &quot; &amp; [.F689] &amp; &quot;);&quot;" office:value-type="string" office:string-value="insert into game_score (id, matchid, squad, goals, points, time_type) values (621, 26, 52, 0, 0, 9);" calcext:value-type="string">
            <text:p>insert into game_score (id, matchid, squad, goals, points, time_type) values (621, 26, 52, 0, 0, 9);</text:p>
          </table:table-cell>
          <table:table-cell table:number-columns-repeated="1017"/>
        </table:table-row>
        <table:table-row table:style-name="ro3">
          <table:table-cell table:formula="of:=[.A689]+1" office:value-type="float" office:value="622" calcext:value-type="float">
            <text:p>622</text:p>
          </table:table-cell>
          <table:table-cell table:formula="of:=[.B689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90] &amp; &quot;, &quot; &amp; [.B690] &amp; &quot;, &quot; &amp; [.C690] &amp; &quot;, &quot; &amp; [.D690] &amp; &quot;, &quot; &amp; [.E690] &amp; &quot;, &quot; &amp; [.F690] &amp; &quot;);&quot;" office:value-type="string" office:string-value="insert into game_score (id, matchid, squad, goals, points, time_type) values (622, 26, 82, null, 0, 9);" calcext:value-type="string">
            <text:p>insert into game_score (id, matchid, squad, goals, points, time_type) values (622, 26, 82, null, 0, 9);</text:p>
          </table:table-cell>
          <table:table-cell table:number-columns-repeated="1017"/>
        </table:table-row>
        <table:table-row table:style-name="ro3">
          <table:table-cell table:formula="of:=[.A690]+1" office:value-type="float" office:value="623" calcext:value-type="float">
            <text:p>623</text:p>
          </table:table-cell>
          <table:table-cell table:formula="of:=[.B690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91] &amp; &quot;, &quot; &amp; [.B691] &amp; &quot;, &quot; &amp; [.C691] &amp; &quot;, &quot; &amp; [.D691] &amp; &quot;, &quot; &amp; [.E691] &amp; &quot;, &quot; &amp; [.F691] &amp; &quot;);&quot;" office:value-type="string" office:string-value="insert into game_score (id, matchid, squad, goals, points, time_type) values (623, 26, 52, 1, 0, 9000);" calcext:value-type="string">
            <text:p>insert into game_score (id, matchid, squad, goals, points, time_type) values (623, 26, 52, 1, 0, 9000);</text:p>
          </table:table-cell>
          <table:table-cell table:number-columns-repeated="1017"/>
        </table:table-row>
        <table:table-row table:style-name="ro3">
          <table:table-cell table:formula="of:=[.A691]+1" office:value-type="float" office:value="624" calcext:value-type="float">
            <text:p>624</text:p>
          </table:table-cell>
          <table:table-cell table:formula="of:=[.B691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92] &amp; &quot;, &quot; &amp; [.B692] &amp; &quot;, &quot; &amp; [.C692] &amp; &quot;, &quot; &amp; [.D692] &amp; &quot;, &quot; &amp; [.E692] &amp; &quot;, &quot; &amp; [.F692] &amp; &quot;);&quot;" office:value-type="string" office:string-value="insert into game_score (id, matchid, squad, goals, points, time_type) values (624, 26, 82, 2, 0, 9000);" calcext:value-type="string">
            <text:p>insert into game_score (id, matchid, squad, goals, points, time_type) values (624, 26, 82, 2, 0, 9000);</text:p>
          </table:table-cell>
          <table:table-cell table:number-columns-repeated="1017"/>
        </table:table-row>
        <table:table-row table:style-name="ro3">
          <table:table-cell table:formula="of:=[.A692]+1" office:value-type="float" office:value="625" calcext:value-type="float">
            <text:p>625</text:p>
          </table:table-cell>
          <table:table-cell table:formula="of:=[.B692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93] &amp; &quot;, &quot; &amp; [.B693] &amp; &quot;, &quot; &amp; [.C693] &amp; &quot;, &quot; &amp; [.D693] &amp; &quot;, &quot; &amp; [.E693] &amp; &quot;, &quot; &amp; [.F693] &amp; &quot;);&quot;" office:value-type="string" office:string-value="insert into game_score (id, matchid, squad, goals, points, time_type) values (625, 26, 52, 5, 0, 9001);" calcext:value-type="string">
            <text:p>insert into game_score (id, matchid, squad, goals, points, time_type) values (625, 26, 52, 5, 0, 9001);</text:p>
          </table:table-cell>
          <table:table-cell table:number-columns-repeated="1017"/>
        </table:table-row>
        <table:table-row table:style-name="ro3">
          <table:table-cell table:formula="of:=[.A693]+1" office:value-type="float" office:value="626" calcext:value-type="float">
            <text:p>626</text:p>
          </table:table-cell>
          <table:table-cell table:formula="of:=[.B693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94] &amp; &quot;, &quot; &amp; [.B694] &amp; &quot;, &quot; &amp; [.C694] &amp; &quot;, &quot; &amp; [.D694] &amp; &quot;, &quot; &amp; [.E694] &amp; &quot;, &quot; &amp; [.F694] &amp; &quot;);&quot;" office:value-type="string" office:string-value="insert into game_score (id, matchid, squad, goals, points, time_type) values (626, 26, 82, 5, 0, 9001);" calcext:value-type="string">
            <text:p>insert into game_score (id, matchid, squad, goals, points, time_type) values (626, 26, 82, 5, 0, 9001);</text:p>
          </table:table-cell>
          <table:table-cell table:number-columns-repeated="1017"/>
        </table:table-row>
        <table:table-row table:style-name="ro3">
          <table:table-cell table:formula="of:=[.A694]+1" office:value-type="float" office:value="627" calcext:value-type="float">
            <text:p>627</text:p>
          </table:table-cell>
          <table:table-cell table:formula="of:=[.B694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695] &amp; &quot;, &quot; &amp; [.B695] &amp; &quot;, &quot; &amp; [.C695] &amp; &quot;, &quot; &amp; [.D695] &amp; &quot;, &quot; &amp; [.E695] &amp; &quot;, &quot; &amp; [.F695] &amp; &quot;);&quot;" office:value-type="string" office:string-value="insert into game_score (id, matchid, squad, goals, points, time_type) values (627, 26, 52, 0, 0, 9002);" calcext:value-type="string">
            <text:p>insert into game_score (id, matchid, squad, goals, points, time_type) values (627, 26, 52, 0, 0, 9002);</text:p>
          </table:table-cell>
          <table:table-cell table:number-columns-repeated="1017"/>
        </table:table-row>
        <table:table-row table:style-name="ro3">
          <table:table-cell table:formula="of:=[.A695]+1" office:value-type="float" office:value="628" calcext:value-type="float">
            <text:p>628</text:p>
          </table:table-cell>
          <table:table-cell table:formula="of:=[.B695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96] &amp; &quot;, &quot; &amp; [.B696] &amp; &quot;, &quot; &amp; [.C696] &amp; &quot;, &quot; &amp; [.D696] &amp; &quot;, &quot; &amp; [.E696] &amp; &quot;, &quot; &amp; [.F696] &amp; &quot;);&quot;" office:value-type="string" office:string-value="insert into game_score (id, matchid, squad, goals, points, time_type) values (628, 26, 82, 0, 0, 9002);" calcext:value-type="string">
            <text:p>insert into game_score (id, matchid, squad, goals, points, time_type) values (628, 26, 82, 0, 0, 9002);</text:p>
          </table:table-cell>
          <table:table-cell table:number-columns-repeated="1017"/>
        </table:table-row>
        <table:table-row table:style-name="ro3">
          <table:table-cell table:style-name="ce2" table:formula="of:=[.A696]+1" office:value-type="float" office:value="629" calcext:value-type="float">
            <text:p>629</text:p>
          </table:table-cell>
          <table:table-cell table:style-name="ce2" table:formula="of:=[.B673]+1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7] &amp; &quot;, &quot; &amp; [.B697] &amp; &quot;, &quot; &amp; [.C697] &amp; &quot;, &quot; &amp; [.D697] &amp; &quot;, &quot; &amp; [.E697] &amp; &quot;, &quot; &amp; [.F697] &amp; &quot;);&quot;" office:value-type="string" office:string-value="insert into game_score (id, matchid, squad, goals, points, time_type) values (629, 27, 1, 0, 0, 1);" calcext:value-type="string">
            <text:p>insert into game_score (id, matchid, squad, goals, points, time_type) values (629, 27, 1, 0, 0, 1);</text:p>
          </table:table-cell>
          <table:table-cell table:number-columns-repeated="1017"/>
        </table:table-row>
        <table:table-row table:style-name="ro3">
          <table:table-cell table:style-name="ce2" table:formula="of:=[.A697]+1" office:value-type="float" office:value="630" calcext:value-type="float">
            <text:p>630</text:p>
          </table:table-cell>
          <table:table-cell table:style-name="ce2" table:formula="of:=[.B697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8] &amp; &quot;, &quot; &amp; [.B698] &amp; &quot;, &quot; &amp; [.C698] &amp; &quot;, &quot; &amp; [.D698] &amp; &quot;, &quot; &amp; [.E698] &amp; &quot;, &quot; &amp; [.F698] &amp; &quot;);&quot;" office:value-type="string" office:string-value="insert into game_score (id, matchid, squad, goals, points, time_type) values (630, 27, 82, 2, 0, 1);" calcext:value-type="string">
            <text:p>insert into game_score (id, matchid, squad, goals, points, time_type) values (630, 27, 82, 2, 0, 1);</text:p>
          </table:table-cell>
          <table:table-cell table:number-columns-repeated="1017"/>
        </table:table-row>
        <table:table-row table:style-name="ro3">
          <table:table-cell table:style-name="ce2" table:formula="of:=[.A698]+1" office:value-type="float" office:value="631" calcext:value-type="float">
            <text:p>631</text:p>
          </table:table-cell>
          <table:table-cell table:style-name="ce2" table:formula="of:=[.B698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99] &amp; &quot;, &quot; &amp; [.B699] &amp; &quot;, &quot; &amp; [.C699] &amp; &quot;, &quot; &amp; [.D699] &amp; &quot;, &quot; &amp; [.E699] &amp; &quot;, &quot; &amp; [.F699] &amp; &quot;);&quot;" office:value-type="string" office:string-value="insert into game_score (id, matchid, squad, goals, points, time_type) values (631, 27, 1, 0, 0, 2);" calcext:value-type="string">
            <text:p>insert into game_score (id, matchid, squad, goals, points, time_type) values (631, 27, 1, 0, 0, 2);</text:p>
          </table:table-cell>
          <table:table-cell table:number-columns-repeated="1017"/>
        </table:table-row>
        <table:table-row table:style-name="ro3">
          <table:table-cell table:style-name="ce2" table:formula="of:=[.A699]+1" office:value-type="float" office:value="632" calcext:value-type="float">
            <text:p>632</text:p>
          </table:table-cell>
          <table:table-cell table:style-name="ce2" table:formula="of:=[.B699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00] &amp; &quot;, &quot; &amp; [.B700] &amp; &quot;, &quot; &amp; [.C700] &amp; &quot;, &quot; &amp; [.D700] &amp; &quot;, &quot; &amp; [.E700] &amp; &quot;, &quot; &amp; [.F700] &amp; &quot;);&quot;" office:value-type="string" office:string-value="insert into game_score (id, matchid, squad, goals, points, time_type) values (632, 27, 82, 0, 0, 2);" calcext:value-type="string">
            <text:p>insert into game_score (id, matchid, squad, goals, points, time_type) values (632, 27, 82, 0, 0, 2);</text:p>
          </table:table-cell>
          <table:table-cell table:number-columns-repeated="1017"/>
        </table:table-row>
        <table:table-row table:style-name="ro3">
          <table:table-cell table:style-name="ce2" table:formula="of:=[.A700]+1" office:value-type="float" office:value="633" calcext:value-type="float">
            <text:p>633</text:p>
          </table:table-cell>
          <table:table-cell table:style-name="ce2" table:formula="of:=[.B700]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01] &amp; &quot;, &quot; &amp; [.B701] &amp; &quot;, &quot; &amp; [.C701] &amp; &quot;, &quot; &amp; [.D701] &amp; &quot;, &quot; &amp; [.E701] &amp; &quot;, &quot; &amp; [.F701] &amp; &quot;);&quot;" office:value-type="string" office:string-value="insert into game_score (id, matchid, squad, goals, points, time_type) values (633, 27, 1, 1, 0, 3);" calcext:value-type="string">
            <text:p>insert into game_score (id, matchid, squad, goals, points, time_type) values (633, 27, 1, 1, 0, 3);</text:p>
          </table:table-cell>
          <table:table-cell table:number-columns-repeated="1017"/>
        </table:table-row>
        <table:table-row table:style-name="ro3">
          <table:table-cell table:style-name="ce2" table:formula="of:=[.A701]+1" office:value-type="float" office:value="634" calcext:value-type="float">
            <text:p>634</text:p>
          </table:table-cell>
          <table:table-cell table:style-name="ce2" table:formula="of:=[.B701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02] &amp; &quot;, &quot; &amp; [.B702] &amp; &quot;, &quot; &amp; [.C702] &amp; &quot;, &quot; &amp; [.D702] &amp; &quot;, &quot; &amp; [.E702] &amp; &quot;, &quot; &amp; [.F702] &amp; &quot;);&quot;" office:value-type="string" office:string-value="insert into game_score (id, matchid, squad, goals, points, time_type) values (634, 27, 82, 1, 0, 3);" calcext:value-type="string">
            <text:p>insert into game_score (id, matchid, squad, goals, points, time_type) values (634, 27, 82, 1, 0, 3);</text:p>
          </table:table-cell>
          <table:table-cell table:number-columns-repeated="1017"/>
        </table:table-row>
        <table:table-row table:style-name="ro3">
          <table:table-cell table:style-name="ce2" table:formula="of:=[.A702]+1" office:value-type="float" office:value="635" calcext:value-type="float">
            <text:p>635</text:p>
          </table:table-cell>
          <table:table-cell table:style-name="ce2" table:formula="of:=[.B702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03] &amp; &quot;, &quot; &amp; [.B703] &amp; &quot;, &quot; &amp; [.C703] &amp; &quot;, &quot; &amp; [.D703] &amp; &quot;, &quot; &amp; [.E703] &amp; &quot;, &quot; &amp; [.F703] &amp; &quot;);&quot;" office:value-type="string" office:string-value="insert into game_score (id, matchid, squad, goals, points, time_type) values (635, 27, 1, 0, 0, 4);" calcext:value-type="string">
            <text:p>insert into game_score (id, matchid, squad, goals, points, time_type) values (635, 27, 1, 0, 0, 4);</text:p>
          </table:table-cell>
          <table:table-cell table:number-columns-repeated="1017"/>
        </table:table-row>
        <table:table-row table:style-name="ro3">
          <table:table-cell table:style-name="ce2" table:formula="of:=[.A703]+1" office:value-type="float" office:value="636" calcext:value-type="float">
            <text:p>636</text:p>
          </table:table-cell>
          <table:table-cell table:style-name="ce2" table:formula="of:=[.B703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04] &amp; &quot;, &quot; &amp; [.B704] &amp; &quot;, &quot; &amp; [.C704] &amp; &quot;, &quot; &amp; [.D704] &amp; &quot;, &quot; &amp; [.E704] &amp; &quot;, &quot; &amp; [.F704] &amp; &quot;);&quot;" office:value-type="string" office:string-value="insert into game_score (id, matchid, squad, goals, points, time_type) values (636, 27, 82, 3, 0, 4);" calcext:value-type="string">
            <text:p>insert into game_score (id, matchid, squad, goals, points, time_type) values (636, 27, 82, 3, 0, 4);</text:p>
          </table:table-cell>
          <table:table-cell table:number-columns-repeated="1017"/>
        </table:table-row>
        <table:table-row table:style-name="ro3">
          <table:table-cell table:style-name="ce2" table:formula="of:=[.A704]+1" office:value-type="float" office:value="637" calcext:value-type="float">
            <text:p>637</text:p>
          </table:table-cell>
          <table:table-cell table:style-name="ce2" table:formula="of:=[.B704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05] &amp; &quot;, &quot; &amp; [.B705] &amp; &quot;, &quot; &amp; [.C705] &amp; &quot;, &quot; &amp; [.D705] &amp; &quot;, &quot; &amp; [.E705] &amp; &quot;, &quot; &amp; [.F705] &amp; &quot;);&quot;" office:value-type="string" office:string-value="insert into game_score (id, matchid, squad, goals, points, time_type) values (637, 27, 1, 0, 0, 5);" calcext:value-type="string">
            <text:p>insert into game_score (id, matchid, squad, goals, points, time_type) values (637, 27, 1, 0, 0, 5);</text:p>
          </table:table-cell>
          <table:table-cell table:number-columns-repeated="1017"/>
        </table:table-row>
        <table:table-row table:style-name="ro3">
          <table:table-cell table:style-name="ce2" table:formula="of:=[.A705]+1" office:value-type="float" office:value="638" calcext:value-type="float">
            <text:p>638</text:p>
          </table:table-cell>
          <table:table-cell table:style-name="ce2" table:formula="of:=[.B705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06] &amp; &quot;, &quot; &amp; [.B706] &amp; &quot;, &quot; &amp; [.C706] &amp; &quot;, &quot; &amp; [.D706] &amp; &quot;, &quot; &amp; [.E706] &amp; &quot;, &quot; &amp; [.F706] &amp; &quot;);&quot;" office:value-type="string" office:string-value="insert into game_score (id, matchid, squad, goals, points, time_type) values (638, 27, 82, 0, 0, 5);" calcext:value-type="string">
            <text:p>insert into game_score (id, matchid, squad, goals, points, time_type) values (638, 27, 82, 0, 0, 5);</text:p>
          </table:table-cell>
          <table:table-cell table:number-columns-repeated="1017"/>
        </table:table-row>
        <table:table-row table:style-name="ro3">
          <table:table-cell table:style-name="ce2" table:formula="of:=[.A706]+1" office:value-type="float" office:value="639" calcext:value-type="float">
            <text:p>639</text:p>
          </table:table-cell>
          <table:table-cell table:style-name="ce2" table:formula="of:=[.B706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07] &amp; &quot;, &quot; &amp; [.B707] &amp; &quot;, &quot; &amp; [.C707] &amp; &quot;, &quot; &amp; [.D707] &amp; &quot;, &quot; &amp; [.E707] &amp; &quot;, &quot; &amp; [.F707] &amp; &quot;);&quot;" office:value-type="string" office:string-value="insert into game_score (id, matchid, squad, goals, points, time_type) values (639, 27, 1, 0, 0, 6);" calcext:value-type="string">
            <text:p>insert into game_score (id, matchid, squad, goals, points, time_type) values (639, 27, 1, 0, 0, 6);</text:p>
          </table:table-cell>
          <table:table-cell table:number-columns-repeated="1017"/>
        </table:table-row>
        <table:table-row table:style-name="ro3">
          <table:table-cell table:style-name="ce2" table:formula="of:=[.A707]+1" office:value-type="float" office:value="640" calcext:value-type="float">
            <text:p>640</text:p>
          </table:table-cell>
          <table:table-cell table:style-name="ce2" table:formula="of:=[.B707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08] &amp; &quot;, &quot; &amp; [.B708] &amp; &quot;, &quot; &amp; [.C708] &amp; &quot;, &quot; &amp; [.D708] &amp; &quot;, &quot; &amp; [.E708] &amp; &quot;, &quot; &amp; [.F708] &amp; &quot;);&quot;" office:value-type="string" office:string-value="insert into game_score (id, matchid, squad, goals, points, time_type) values (640, 27, 82, 1, 0, 6);" calcext:value-type="string">
            <text:p>insert into game_score (id, matchid, squad, goals, points, time_type) values (640, 27, 82, 1, 0, 6);</text:p>
          </table:table-cell>
          <table:table-cell table:number-columns-repeated="1017"/>
        </table:table-row>
        <table:table-row table:style-name="ro3">
          <table:table-cell table:style-name="ce2" table:formula="of:=[.A708]+1" office:value-type="float" office:value="641" calcext:value-type="float">
            <text:p>641</text:p>
          </table:table-cell>
          <table:table-cell table:style-name="ce2" table:formula="of:=[.B708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09] &amp; &quot;, &quot; &amp; [.B709] &amp; &quot;, &quot; &amp; [.C709] &amp; &quot;, &quot; &amp; [.D709] &amp; &quot;, &quot; &amp; [.E709] &amp; &quot;, &quot; &amp; [.F709] &amp; &quot;);&quot;" office:value-type="string" office:string-value="insert into game_score (id, matchid, squad, goals, points, time_type) values (641, 27, 1, 0, 0, 7);" calcext:value-type="string">
            <text:p>insert into game_score (id, matchid, squad, goals, points, time_type) values (641, 27, 1, 0, 0, 7);</text:p>
          </table:table-cell>
          <table:table-cell table:number-columns-repeated="1017"/>
        </table:table-row>
        <table:table-row table:style-name="ro3">
          <table:table-cell table:style-name="ce2" table:formula="of:=[.A709]+1" office:value-type="float" office:value="642" calcext:value-type="float">
            <text:p>642</text:p>
          </table:table-cell>
          <table:table-cell table:style-name="ce2" table:formula="of:=[.B709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10] &amp; &quot;, &quot; &amp; [.B710] &amp; &quot;, &quot; &amp; [.C710] &amp; &quot;, &quot; &amp; [.D710] &amp; &quot;, &quot; &amp; [.E710] &amp; &quot;, &quot; &amp; [.F710] &amp; &quot;);&quot;" office:value-type="string" office:string-value="insert into game_score (id, matchid, squad, goals, points, time_type) values (642, 27, 82, 0, 0, 7);" calcext:value-type="string">
            <text:p>insert into game_score (id, matchid, squad, goals, points, time_type) values (642, 27, 82, 0, 0, 7);</text:p>
          </table:table-cell>
          <table:table-cell table:number-columns-repeated="1017"/>
        </table:table-row>
        <table:table-row table:style-name="ro3">
          <table:table-cell table:style-name="ce2" table:formula="of:=[.A710]+1" office:value-type="float" office:value="643" calcext:value-type="float">
            <text:p>643</text:p>
          </table:table-cell>
          <table:table-cell table:style-name="ce2" table:formula="of:=[.B710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11] &amp; &quot;, &quot; &amp; [.B711] &amp; &quot;, &quot; &amp; [.C711] &amp; &quot;, &quot; &amp; [.D711] &amp; &quot;, &quot; &amp; [.E711] &amp; &quot;, &quot; &amp; [.F711] &amp; &quot;);&quot;" office:value-type="string" office:string-value="insert into game_score (id, matchid, squad, goals, points, time_type) values (643, 27, 1, 0, 0, 8);" calcext:value-type="string">
            <text:p>insert into game_score (id, matchid, squad, goals, points, time_type) values (643, 27, 1, 0, 0, 8);</text:p>
          </table:table-cell>
          <table:table-cell table:number-columns-repeated="1017"/>
        </table:table-row>
        <table:table-row table:style-name="ro3">
          <table:table-cell table:style-name="ce2" table:formula="of:=[.A711]+1" office:value-type="float" office:value="644" calcext:value-type="float">
            <text:p>644</text:p>
          </table:table-cell>
          <table:table-cell table:style-name="ce2" table:formula="of:=[.B711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12] &amp; &quot;, &quot; &amp; [.B712] &amp; &quot;, &quot; &amp; [.C712] &amp; &quot;, &quot; &amp; [.D712] &amp; &quot;, &quot; &amp; [.E712] &amp; &quot;, &quot; &amp; [.F712] &amp; &quot;);&quot;" office:value-type="string" office:string-value="insert into game_score (id, matchid, squad, goals, points, time_type) values (644, 27, 82, 0, 0, 8);" calcext:value-type="string">
            <text:p>insert into game_score (id, matchid, squad, goals, points, time_type) values (644, 27, 82, 0, 0, 8);</text:p>
          </table:table-cell>
          <table:table-cell table:number-columns-repeated="1017"/>
        </table:table-row>
        <table:table-row table:style-name="ro3">
          <table:table-cell table:style-name="ce2" table:formula="of:=[.A712]+1" office:value-type="float" office:value="645" calcext:value-type="float">
            <text:p>645</text:p>
          </table:table-cell>
          <table:table-cell table:style-name="ce2" table:formula="of:=[.B712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13] &amp; &quot;, &quot; &amp; [.B713] &amp; &quot;, &quot; &amp; [.C713] &amp; &quot;, &quot; &amp; [.D713] &amp; &quot;, &quot; &amp; [.E713] &amp; &quot;, &quot; &amp; [.F713] &amp; &quot;);&quot;" office:value-type="string" office:string-value="insert into game_score (id, matchid, squad, goals, points, time_type) values (645, 27, 1, 2, 0, 9);" calcext:value-type="string">
            <text:p>insert into game_score (id, matchid, squad, goals, points, time_type) values (645, 27, 1, 2, 0, 9);</text:p>
          </table:table-cell>
          <table:table-cell table:number-columns-repeated="1017"/>
        </table:table-row>
        <table:table-row table:style-name="ro3">
          <table:table-cell table:style-name="ce2" table:formula="of:=[.A713]+1" office:value-type="float" office:value="646" calcext:value-type="float">
            <text:p>646</text:p>
          </table:table-cell>
          <table:table-cell table:style-name="ce2" table:formula="of:=[.B713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14] &amp; &quot;, &quot; &amp; [.B714] &amp; &quot;, &quot; &amp; [.C714] &amp; &quot;, &quot; &amp; [.D714] &amp; &quot;, &quot; &amp; [.E714] &amp; &quot;, &quot; &amp; [.F714] &amp; &quot;);&quot;" office:value-type="string" office:string-value="insert into game_score (id, matchid, squad, goals, points, time_type) values (646, 27, 82, null, 0, 9);" calcext:value-type="string">
            <text:p>insert into game_score (id, matchid, squad, goals, points, time_type) values (646, 27, 82, null, 0, 9);</text:p>
          </table:table-cell>
          <table:table-cell table:number-columns-repeated="1017"/>
        </table:table-row>
        <table:table-row table:style-name="ro3">
          <table:table-cell table:style-name="ce2" table:formula="of:=[.A714]+1" office:value-type="float" office:value="647" calcext:value-type="float">
            <text:p>647</text:p>
          </table:table-cell>
          <table:table-cell table:style-name="ce2" table:formula="of:=[.B714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15] &amp; &quot;, &quot; &amp; [.B715] &amp; &quot;, &quot; &amp; [.C715] &amp; &quot;, &quot; &amp; [.D715] &amp; &quot;, &quot; &amp; [.E715] &amp; &quot;, &quot; &amp; [.F715] &amp; &quot;);&quot;" office:value-type="string" office:string-value="insert into game_score (id, matchid, squad, goals, points, time_type) values (647, 27, 1, 3, 0, 9000);" calcext:value-type="string">
            <text:p>insert into game_score (id, matchid, squad, goals, points, time_type) values (647, 27, 1, 3, 0, 9000);</text:p>
          </table:table-cell>
          <table:table-cell table:number-columns-repeated="1017"/>
        </table:table-row>
        <table:table-row table:style-name="ro3">
          <table:table-cell table:style-name="ce2" table:formula="of:=[.A715]+1" office:value-type="float" office:value="648" calcext:value-type="float">
            <text:p>648</text:p>
          </table:table-cell>
          <table:table-cell table:style-name="ce2" table:formula="of:=[.B715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16] &amp; &quot;, &quot; &amp; [.B716] &amp; &quot;, &quot; &amp; [.C716] &amp; &quot;, &quot; &amp; [.D716] &amp; &quot;, &quot; &amp; [.E716] &amp; &quot;, &quot; &amp; [.F716] &amp; &quot;);&quot;" office:value-type="string" office:string-value="insert into game_score (id, matchid, squad, goals, points, time_type) values (648, 27, 82, 7, 0, 9000);" calcext:value-type="string">
            <text:p>insert into game_score (id, matchid, squad, goals, points, time_type) values (648, 27, 82, 7, 0, 9000);</text:p>
          </table:table-cell>
          <table:table-cell table:number-columns-repeated="1017"/>
        </table:table-row>
        <table:table-row table:style-name="ro3">
          <table:table-cell table:style-name="ce2" table:formula="of:=[.A716]+1" office:value-type="float" office:value="649" calcext:value-type="float">
            <text:p>649</text:p>
          </table:table-cell>
          <table:table-cell table:style-name="ce2" table:formula="of:=[.B716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17] &amp; &quot;, &quot; &amp; [.B717] &amp; &quot;, &quot; &amp; [.C717] &amp; &quot;, &quot; &amp; [.D717] &amp; &quot;, &quot; &amp; [.E717] &amp; &quot;, &quot; &amp; [.F717] &amp; &quot;);&quot;" office:value-type="string" office:string-value="insert into game_score (id, matchid, squad, goals, points, time_type) values (649, 27, 1, 9, 0, 9001);" calcext:value-type="string">
            <text:p>insert into game_score (id, matchid, squad, goals, points, time_type) values (649, 27, 1, 9, 0, 9001);</text:p>
          </table:table-cell>
          <table:table-cell table:number-columns-repeated="1017"/>
        </table:table-row>
        <table:table-row table:style-name="ro3">
          <table:table-cell table:style-name="ce2" table:formula="of:=[.A717]+1" office:value-type="float" office:value="650" calcext:value-type="float">
            <text:p>650</text:p>
          </table:table-cell>
          <table:table-cell table:style-name="ce2" table:formula="of:=[.B717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18] &amp; &quot;, &quot; &amp; [.B718] &amp; &quot;, &quot; &amp; [.C718] &amp; &quot;, &quot; &amp; [.D718] &amp; &quot;, &quot; &amp; [.E718] &amp; &quot;, &quot; &amp; [.F718] &amp; &quot;);&quot;" office:value-type="string" office:string-value="insert into game_score (id, matchid, squad, goals, points, time_type) values (650, 27, 82, 10, 0, 9001);" calcext:value-type="string">
            <text:p>insert into game_score (id, matchid, squad, goals, points, time_type) values (650, 27, 82, 10, 0, 9001);</text:p>
          </table:table-cell>
          <table:table-cell table:number-columns-repeated="1017"/>
        </table:table-row>
        <table:table-row table:style-name="ro3">
          <table:table-cell table:style-name="ce2" table:formula="of:=[.A718]+1" office:value-type="float" office:value="651" calcext:value-type="float">
            <text:p>651</text:p>
          </table:table-cell>
          <table:table-cell table:style-name="ce2" table:formula="of:=[.B718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19] &amp; &quot;, &quot; &amp; [.B719] &amp; &quot;, &quot; &amp; [.C719] &amp; &quot;, &quot; &amp; [.D719] &amp; &quot;, &quot; &amp; [.E719] &amp; &quot;, &quot; &amp; [.F719] &amp; &quot;);&quot;" office:value-type="string" office:string-value="insert into game_score (id, matchid, squad, goals, points, time_type) values (651, 27, 1, 3, 0, 9002);" calcext:value-type="string">
            <text:p>insert into game_score (id, matchid, squad, goals, points, time_type) values (651, 27, 1, 3, 0, 9002);</text:p>
          </table:table-cell>
          <table:table-cell table:number-columns-repeated="1017"/>
        </table:table-row>
        <table:table-row table:style-name="ro3">
          <table:table-cell table:style-name="ce2" table:formula="of:=[.A719]+1" office:value-type="float" office:value="652" calcext:value-type="float">
            <text:p>652</text:p>
          </table:table-cell>
          <table:table-cell table:style-name="ce2" table:formula="of:=[.B719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20] &amp; &quot;, &quot; &amp; [.B720] &amp; &quot;, &quot; &amp; [.C720] &amp; &quot;, &quot; &amp; [.D720] &amp; &quot;, &quot; &amp; [.E720] &amp; &quot;, &quot; &amp; [.F720] &amp; &quot;);&quot;" office:value-type="string" office:string-value="insert into game_score (id, matchid, squad, goals, points, time_type) values (652, 27, 82, 0, 0, 9002);" calcext:value-type="string">
            <text:p>insert into game_score (id, matchid, squad, goals, points, time_type) values (652, 27, 82, 0, 0, 9002);</text:p>
          </table:table-cell>
          <table:table-cell table:number-columns-repeated="1017"/>
        </table:table-row>
        <table:table-row table:style-name="ro3">
          <table:table-cell table:formula="of:=[.A720]+1" office:value-type="float" office:value="653" calcext:value-type="float">
            <text:p>653</text:p>
          </table:table-cell>
          <table:table-cell table:formula="of:=[.B697]+1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21] &amp; &quot;, &quot; &amp; [.B721] &amp; &quot;, &quot; &amp; [.C721] &amp; &quot;, &quot; &amp; [.D721] &amp; &quot;, &quot; &amp; [.E721] &amp; &quot;, &quot; &amp; [.F721] &amp; &quot;);&quot;" office:value-type="string" office:string-value="insert into game_score (id, matchid, squad, goals, points, time_type) values (653, 28, 81, 0, 0, 1);" calcext:value-type="string">
            <text:p>insert into game_score (id, matchid, squad, goals, points, time_type) values (653, 28, 81, 0, 0, 1);</text:p>
          </table:table-cell>
          <table:table-cell table:number-columns-repeated="1017"/>
        </table:table-row>
        <table:table-row table:style-name="ro3">
          <table:table-cell table:formula="of:=[.A721]+1" office:value-type="float" office:value="654" calcext:value-type="float">
            <text:p>654</text:p>
          </table:table-cell>
          <table:table-cell table:formula="of:=[.B721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22] &amp; &quot;, &quot; &amp; [.B722] &amp; &quot;, &quot; &amp; [.C722] &amp; &quot;, &quot; &amp; [.D722] &amp; &quot;, &quot; &amp; [.E722] &amp; &quot;, &quot; &amp; [.F722] &amp; &quot;);&quot;" office:value-type="string" office:string-value="insert into game_score (id, matchid, squad, goals, points, time_type) values (654, 28, 52, 0, 0, 1);" calcext:value-type="string">
            <text:p>insert into game_score (id, matchid, squad, goals, points, time_type) values (654, 28, 52, 0, 0, 1);</text:p>
          </table:table-cell>
          <table:table-cell table:number-columns-repeated="1017"/>
        </table:table-row>
        <table:table-row table:style-name="ro3">
          <table:table-cell table:formula="of:=[.A722]+1" office:value-type="float" office:value="655" calcext:value-type="float">
            <text:p>655</text:p>
          </table:table-cell>
          <table:table-cell table:formula="of:=[.B722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23] &amp; &quot;, &quot; &amp; [.B723] &amp; &quot;, &quot; &amp; [.C723] &amp; &quot;, &quot; &amp; [.D723] &amp; &quot;, &quot; &amp; [.E723] &amp; &quot;, &quot; &amp; [.F723] &amp; &quot;);&quot;" office:value-type="string" office:string-value="insert into game_score (id, matchid, squad, goals, points, time_type) values (655, 28, 81, 0, 0, 2);" calcext:value-type="string">
            <text:p>insert into game_score (id, matchid, squad, goals, points, time_type) values (655, 28, 81, 0, 0, 2);</text:p>
          </table:table-cell>
          <table:table-cell table:number-columns-repeated="1017"/>
        </table:table-row>
        <table:table-row table:style-name="ro3">
          <table:table-cell table:formula="of:=[.A723]+1" office:value-type="float" office:value="656" calcext:value-type="float">
            <text:p>656</text:p>
          </table:table-cell>
          <table:table-cell table:formula="of:=[.B723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24] &amp; &quot;, &quot; &amp; [.B724] &amp; &quot;, &quot; &amp; [.C724] &amp; &quot;, &quot; &amp; [.D724] &amp; &quot;, &quot; &amp; [.E724] &amp; &quot;, &quot; &amp; [.F724] &amp; &quot;);&quot;" office:value-type="string" office:string-value="insert into game_score (id, matchid, squad, goals, points, time_type) values (656, 28, 52, 0, 0, 2);" calcext:value-type="string">
            <text:p>insert into game_score (id, matchid, squad, goals, points, time_type) values (656, 28, 52, 0, 0, 2);</text:p>
          </table:table-cell>
          <table:table-cell table:number-columns-repeated="1017"/>
        </table:table-row>
        <table:table-row table:style-name="ro3">
          <table:table-cell table:formula="of:=[.A724]+1" office:value-type="float" office:value="657" calcext:value-type="float">
            <text:p>657</text:p>
          </table:table-cell>
          <table:table-cell table:formula="of:=[.B724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25] &amp; &quot;, &quot; &amp; [.B725] &amp; &quot;, &quot; &amp; [.C725] &amp; &quot;, &quot; &amp; [.D725] &amp; &quot;, &quot; &amp; [.E725] &amp; &quot;, &quot; &amp; [.F725] &amp; &quot;);&quot;" office:value-type="string" office:string-value="insert into game_score (id, matchid, squad, goals, points, time_type) values (657, 28, 81, 0, 0, 3);" calcext:value-type="string">
            <text:p>insert into game_score (id, matchid, squad, goals, points, time_type) values (657, 28, 81, 0, 0, 3);</text:p>
          </table:table-cell>
          <table:table-cell table:number-columns-repeated="1017"/>
        </table:table-row>
        <table:table-row table:style-name="ro3">
          <table:table-cell table:formula="of:=[.A725]+1" office:value-type="float" office:value="658" calcext:value-type="float">
            <text:p>658</text:p>
          </table:table-cell>
          <table:table-cell table:formula="of:=[.B725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26] &amp; &quot;, &quot; &amp; [.B726] &amp; &quot;, &quot; &amp; [.C726] &amp; &quot;, &quot; &amp; [.D726] &amp; &quot;, &quot; &amp; [.E726] &amp; &quot;, &quot; &amp; [.F726] &amp; &quot;);&quot;" office:value-type="string" office:string-value="insert into game_score (id, matchid, squad, goals, points, time_type) values (658, 28, 52, 0, 0, 3);" calcext:value-type="string">
            <text:p>insert into game_score (id, matchid, squad, goals, points, time_type) values (658, 28, 52, 0, 0, 3);</text:p>
          </table:table-cell>
          <table:table-cell table:number-columns-repeated="1017"/>
        </table:table-row>
        <table:table-row table:style-name="ro3">
          <table:table-cell table:formula="of:=[.A726]+1" office:value-type="float" office:value="659" calcext:value-type="float">
            <text:p>659</text:p>
          </table:table-cell>
          <table:table-cell table:formula="of:=[.B726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27] &amp; &quot;, &quot; &amp; [.B727] &amp; &quot;, &quot; &amp; [.C727] &amp; &quot;, &quot; &amp; [.D727] &amp; &quot;, &quot; &amp; [.E727] &amp; &quot;, &quot; &amp; [.F727] &amp; &quot;);&quot;" office:value-type="string" office:string-value="insert into game_score (id, matchid, squad, goals, points, time_type) values (659, 28, 81, 4, 0, 4);" calcext:value-type="string">
            <text:p>insert into game_score (id, matchid, squad, goals, points, time_type) values (659, 28, 81, 4, 0, 4);</text:p>
          </table:table-cell>
          <table:table-cell table:number-columns-repeated="1017"/>
        </table:table-row>
        <table:table-row table:style-name="ro3">
          <table:table-cell table:formula="of:=[.A727]+1" office:value-type="float" office:value="660" calcext:value-type="float">
            <text:p>660</text:p>
          </table:table-cell>
          <table:table-cell table:formula="of:=[.B727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28] &amp; &quot;, &quot; &amp; [.B728] &amp; &quot;, &quot; &amp; [.C728] &amp; &quot;, &quot; &amp; [.D728] &amp; &quot;, &quot; &amp; [.E728] &amp; &quot;, &quot; &amp; [.F728] &amp; &quot;);&quot;" office:value-type="string" office:string-value="insert into game_score (id, matchid, squad, goals, points, time_type) values (660, 28, 52, 0, 0, 4);" calcext:value-type="string">
            <text:p>insert into game_score (id, matchid, squad, goals, points, time_type) values (660, 28, 52, 0, 0, 4);</text:p>
          </table:table-cell>
          <table:table-cell table:number-columns-repeated="1017"/>
        </table:table-row>
        <table:table-row table:style-name="ro3">
          <table:table-cell table:formula="of:=[.A728]+1" office:value-type="float" office:value="661" calcext:value-type="float">
            <text:p>661</text:p>
          </table:table-cell>
          <table:table-cell table:formula="of:=[.B728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29] &amp; &quot;, &quot; &amp; [.B729] &amp; &quot;, &quot; &amp; [.C729] &amp; &quot;, &quot; &amp; [.D729] &amp; &quot;, &quot; &amp; [.E729] &amp; &quot;, &quot; &amp; [.F729] &amp; &quot;);&quot;" office:value-type="string" office:string-value="insert into game_score (id, matchid, squad, goals, points, time_type) values (661, 28, 81, 1, 0, 5);" calcext:value-type="string">
            <text:p>insert into game_score (id, matchid, squad, goals, points, time_type) values (661, 28, 81, 1, 0, 5);</text:p>
          </table:table-cell>
          <table:table-cell table:number-columns-repeated="1017"/>
        </table:table-row>
        <table:table-row table:style-name="ro3">
          <table:table-cell table:formula="of:=[.A729]+1" office:value-type="float" office:value="662" calcext:value-type="float">
            <text:p>662</text:p>
          </table:table-cell>
          <table:table-cell table:formula="of:=[.B729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30] &amp; &quot;, &quot; &amp; [.B730] &amp; &quot;, &quot; &amp; [.C730] &amp; &quot;, &quot; &amp; [.D730] &amp; &quot;, &quot; &amp; [.E730] &amp; &quot;, &quot; &amp; [.F730] &amp; &quot;);&quot;" office:value-type="string" office:string-value="insert into game_score (id, matchid, squad, goals, points, time_type) values (662, 28, 52, 0, 0, 5);" calcext:value-type="string">
            <text:p>insert into game_score (id, matchid, squad, goals, points, time_type) values (662, 28, 52, 0, 0, 5);</text:p>
          </table:table-cell>
          <table:table-cell table:number-columns-repeated="1017"/>
        </table:table-row>
        <table:table-row table:style-name="ro3">
          <table:table-cell table:formula="of:=[.A730]+1" office:value-type="float" office:value="663" calcext:value-type="float">
            <text:p>663</text:p>
          </table:table-cell>
          <table:table-cell table:formula="of:=[.B730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31] &amp; &quot;, &quot; &amp; [.B731] &amp; &quot;, &quot; &amp; [.C731] &amp; &quot;, &quot; &amp; [.D731] &amp; &quot;, &quot; &amp; [.E731] &amp; &quot;, &quot; &amp; [.F731] &amp; &quot;);&quot;" office:value-type="string" office:string-value="insert into game_score (id, matchid, squad, goals, points, time_type) values (663, 28, 81, 0, 0, 6);" calcext:value-type="string">
            <text:p>insert into game_score (id, matchid, squad, goals, points, time_type) values (663, 28, 81, 0, 0, 6);</text:p>
          </table:table-cell>
          <table:table-cell table:number-columns-repeated="1017"/>
        </table:table-row>
        <table:table-row table:style-name="ro3">
          <table:table-cell table:formula="of:=[.A731]+1" office:value-type="float" office:value="664" calcext:value-type="float">
            <text:p>664</text:p>
          </table:table-cell>
          <table:table-cell table:formula="of:=[.B731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32] &amp; &quot;, &quot; &amp; [.B732] &amp; &quot;, &quot; &amp; [.C732] &amp; &quot;, &quot; &amp; [.D732] &amp; &quot;, &quot; &amp; [.E732] &amp; &quot;, &quot; &amp; [.F732] &amp; &quot;);&quot;" office:value-type="string" office:string-value="insert into game_score (id, matchid, squad, goals, points, time_type) values (664, 28, 52, 0, 0, 6);" calcext:value-type="string">
            <text:p>insert into game_score (id, matchid, squad, goals, points, time_type) values (664, 28, 52, 0, 0, 6);</text:p>
          </table:table-cell>
          <table:table-cell table:number-columns-repeated="1017"/>
        </table:table-row>
        <table:table-row table:style-name="ro3">
          <table:table-cell table:formula="of:=[.A732]+1" office:value-type="float" office:value="665" calcext:value-type="float">
            <text:p>665</text:p>
          </table:table-cell>
          <table:table-cell table:formula="of:=[.B732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33] &amp; &quot;, &quot; &amp; [.B733] &amp; &quot;, &quot; &amp; [.C733] &amp; &quot;, &quot; &amp; [.D733] &amp; &quot;, &quot; &amp; [.E733] &amp; &quot;, &quot; &amp; [.F733] &amp; &quot;);&quot;" office:value-type="string" office:string-value="insert into game_score (id, matchid, squad, goals, points, time_type) values (665, 28, 81, 0, 0, 7);" calcext:value-type="string">
            <text:p>insert into game_score (id, matchid, squad, goals, points, time_type) values (665, 28, 81, 0, 0, 7);</text:p>
          </table:table-cell>
          <table:table-cell table:number-columns-repeated="1017"/>
        </table:table-row>
        <table:table-row table:style-name="ro3">
          <table:table-cell table:formula="of:=[.A733]+1" office:value-type="float" office:value="666" calcext:value-type="float">
            <text:p>666</text:p>
          </table:table-cell>
          <table:table-cell table:formula="of:=[.B733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34] &amp; &quot;, &quot; &amp; [.B734] &amp; &quot;, &quot; &amp; [.C734] &amp; &quot;, &quot; &amp; [.D734] &amp; &quot;, &quot; &amp; [.E734] &amp; &quot;, &quot; &amp; [.F734] &amp; &quot;);&quot;" office:value-type="string" office:string-value="insert into game_score (id, matchid, squad, goals, points, time_type) values (666, 28, 52, 0, 0, 7);" calcext:value-type="string">
            <text:p>insert into game_score (id, matchid, squad, goals, points, time_type) values (666, 28, 52, 0, 0, 7);</text:p>
          </table:table-cell>
          <table:table-cell table:number-columns-repeated="1017"/>
        </table:table-row>
        <table:table-row table:style-name="ro3">
          <table:table-cell table:formula="of:=[.A734]+1" office:value-type="float" office:value="667" calcext:value-type="float">
            <text:p>667</text:p>
          </table:table-cell>
          <table:table-cell table:formula="of:=[.B734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35] &amp; &quot;, &quot; &amp; [.B735] &amp; &quot;, &quot; &amp; [.C735] &amp; &quot;, &quot; &amp; [.D735] &amp; &quot;, &quot; &amp; [.E735] &amp; &quot;, &quot; &amp; [.F735] &amp; &quot;);&quot;" office:value-type="string" office:string-value="insert into game_score (id, matchid, squad, goals, points, time_type) values (667, 28, 81, 0, 0, 8);" calcext:value-type="string">
            <text:p>insert into game_score (id, matchid, squad, goals, points, time_type) values (667, 28, 81, 0, 0, 8);</text:p>
          </table:table-cell>
          <table:table-cell table:number-columns-repeated="1017"/>
        </table:table-row>
        <table:table-row table:style-name="ro3">
          <table:table-cell table:formula="of:=[.A735]+1" office:value-type="float" office:value="668" calcext:value-type="float">
            <text:p>668</text:p>
          </table:table-cell>
          <table:table-cell table:formula="of:=[.B735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36] &amp; &quot;, &quot; &amp; [.B736] &amp; &quot;, &quot; &amp; [.C736] &amp; &quot;, &quot; &amp; [.D736] &amp; &quot;, &quot; &amp; [.E736] &amp; &quot;, &quot; &amp; [.F736] &amp; &quot;);&quot;" office:value-type="string" office:string-value="insert into game_score (id, matchid, squad, goals, points, time_type) values (668, 28, 52, 1, 0, 8);" calcext:value-type="string">
            <text:p>insert into game_score (id, matchid, squad, goals, points, time_type) values (668, 28, 52, 1, 0, 8);</text:p>
          </table:table-cell>
          <table:table-cell table:number-columns-repeated="1017"/>
        </table:table-row>
        <table:table-row table:style-name="ro3">
          <table:table-cell table:formula="of:=[.A736]+1" office:value-type="float" office:value="669" calcext:value-type="float">
            <text:p>669</text:p>
          </table:table-cell>
          <table:table-cell table:formula="of:=[.B736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37] &amp; &quot;, &quot; &amp; [.B737] &amp; &quot;, &quot; &amp; [.C737] &amp; &quot;, &quot; &amp; [.D737] &amp; &quot;, &quot; &amp; [.E737] &amp; &quot;, &quot; &amp; [.F737] &amp; &quot;);&quot;" office:value-type="string" office:string-value="insert into game_score (id, matchid, squad, goals, points, time_type) values (669, 28, 81, 1, 0, 9);" calcext:value-type="string">
            <text:p>insert into game_score (id, matchid, squad, goals, points, time_type) values (669, 28, 81, 1, 0, 9);</text:p>
          </table:table-cell>
          <table:table-cell table:number-columns-repeated="1017"/>
        </table:table-row>
        <table:table-row table:style-name="ro3">
          <table:table-cell table:formula="of:=[.A737]+1" office:value-type="float" office:value="670" calcext:value-type="float">
            <text:p>670</text:p>
          </table:table-cell>
          <table:table-cell table:formula="of:=[.B737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38] &amp; &quot;, &quot; &amp; [.B738] &amp; &quot;, &quot; &amp; [.C738] &amp; &quot;, &quot; &amp; [.D738] &amp; &quot;, &quot; &amp; [.E738] &amp; &quot;, &quot; &amp; [.F738] &amp; &quot;);&quot;" office:value-type="string" office:string-value="insert into game_score (id, matchid, squad, goals, points, time_type) values (670, 28, 52, 0, 0, 9);" calcext:value-type="string">
            <text:p>insert into game_score (id, matchid, squad, goals, points, time_type) values (670, 28, 52, 0, 0, 9);</text:p>
          </table:table-cell>
          <table:table-cell table:number-columns-repeated="1017"/>
        </table:table-row>
        <table:table-row table:style-name="ro3">
          <table:table-cell table:formula="of:=[.A738]+1" office:value-type="float" office:value="671" calcext:value-type="float">
            <text:p>671</text:p>
          </table:table-cell>
          <table:table-cell table:formula="of:=[.B738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39] &amp; &quot;, &quot; &amp; [.B739] &amp; &quot;, &quot; &amp; [.C739] &amp; &quot;, &quot; &amp; [.D739] &amp; &quot;, &quot; &amp; [.E739] &amp; &quot;, &quot; &amp; [.F739] &amp; &quot;);&quot;" office:value-type="string" office:string-value="insert into game_score (id, matchid, squad, goals, points, time_type) values (671, 28, 81, 6, 0, 9000);" calcext:value-type="string">
            <text:p>insert into game_score (id, matchid, squad, goals, points, time_type) values (671, 28, 81, 6, 0, 9000);</text:p>
          </table:table-cell>
          <table:table-cell table:number-columns-repeated="1017"/>
        </table:table-row>
        <table:table-row table:style-name="ro3">
          <table:table-cell table:formula="of:=[.A739]+1" office:value-type="float" office:value="672" calcext:value-type="float">
            <text:p>672</text:p>
          </table:table-cell>
          <table:table-cell table:formula="of:=[.B739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40] &amp; &quot;, &quot; &amp; [.B740] &amp; &quot;, &quot; &amp; [.C740] &amp; &quot;, &quot; &amp; [.D740] &amp; &quot;, &quot; &amp; [.E740] &amp; &quot;, &quot; &amp; [.F740] &amp; &quot;);&quot;" office:value-type="string" office:string-value="insert into game_score (id, matchid, squad, goals, points, time_type) values (672, 28, 52, 1, 0, 9000);" calcext:value-type="string">
            <text:p>insert into game_score (id, matchid, squad, goals, points, time_type) values (672, 28, 52, 1, 0, 9000);</text:p>
          </table:table-cell>
          <table:table-cell table:number-columns-repeated="1017"/>
        </table:table-row>
        <table:table-row table:style-name="ro3">
          <table:table-cell table:formula="of:=[.A740]+1" office:value-type="float" office:value="673" calcext:value-type="float">
            <text:p>673</text:p>
          </table:table-cell>
          <table:table-cell table:formula="of:=[.B740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41] &amp; &quot;, &quot; &amp; [.B741] &amp; &quot;, &quot; &amp; [.C741] &amp; &quot;, &quot; &amp; [.D741] &amp; &quot;, &quot; &amp; [.E741] &amp; &quot;, &quot; &amp; [.F741] &amp; &quot;);&quot;" office:value-type="string" office:string-value="insert into game_score (id, matchid, squad, goals, points, time_type) values (673, 28, 81, 12, 0, 9001);" calcext:value-type="string">
            <text:p>insert into game_score (id, matchid, squad, goals, points, time_type) values (673, 28, 81, 12, 0, 9001);</text:p>
          </table:table-cell>
          <table:table-cell table:number-columns-repeated="1017"/>
        </table:table-row>
        <table:table-row table:style-name="ro3">
          <table:table-cell table:formula="of:=[.A741]+1" office:value-type="float" office:value="674" calcext:value-type="float">
            <text:p>674</text:p>
          </table:table-cell>
          <table:table-cell table:formula="of:=[.B741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42] &amp; &quot;, &quot; &amp; [.B742] &amp; &quot;, &quot; &amp; [.C742] &amp; &quot;, &quot; &amp; [.D742] &amp; &quot;, &quot; &amp; [.E742] &amp; &quot;, &quot; &amp; [.F742] &amp; &quot;);&quot;" office:value-type="string" office:string-value="insert into game_score (id, matchid, squad, goals, points, time_type) values (674, 28, 52, 3, 0, 9001);" calcext:value-type="string">
            <text:p>insert into game_score (id, matchid, squad, goals, points, time_type) values (674, 28, 52, 3, 0, 9001);</text:p>
          </table:table-cell>
          <table:table-cell table:number-columns-repeated="1017"/>
        </table:table-row>
        <table:table-row table:style-name="ro3">
          <table:table-cell table:formula="of:=[.A742]+1" office:value-type="float" office:value="675" calcext:value-type="float">
            <text:p>675</text:p>
          </table:table-cell>
          <table:table-cell table:formula="of:=[.B742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743] &amp; &quot;, &quot; &amp; [.B743] &amp; &quot;, &quot; &amp; [.C743] &amp; &quot;, &quot; &amp; [.D743] &amp; &quot;, &quot; &amp; [.E743] &amp; &quot;, &quot; &amp; [.F743] &amp; &quot;);&quot;" office:value-type="string" office:string-value="insert into game_score (id, matchid, squad, goals, points, time_type) values (675, 28, 81, 2, 0, 9002);" calcext:value-type="string">
            <text:p>insert into game_score (id, matchid, squad, goals, points, time_type) values (675, 28, 81, 2, 0, 9002);</text:p>
          </table:table-cell>
          <table:table-cell table:number-columns-repeated="1017"/>
        </table:table-row>
        <table:table-row table:style-name="ro3">
          <table:table-cell table:formula="of:=[.A743]+1" office:value-type="float" office:value="676" calcext:value-type="float">
            <text:p>676</text:p>
          </table:table-cell>
          <table:table-cell table:formula="of:=[.B743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744] &amp; &quot;, &quot; &amp; [.B744] &amp; &quot;, &quot; &amp; [.C744] &amp; &quot;, &quot; &amp; [.D744] &amp; &quot;, &quot; &amp; [.E744] &amp; &quot;, &quot; &amp; [.F744] &amp; &quot;);&quot;" office:value-type="string" office:string-value="insert into game_score (id, matchid, squad, goals, points, time_type) values (676, 28, 52, 2, 0, 9002);" calcext:value-type="string">
            <text:p>insert into game_score (id, matchid, squad, goals, points, time_type) values (676, 28, 52, 2, 0, 9002);</text:p>
          </table:table-cell>
          <table:table-cell table:number-columns-repeated="1017"/>
        </table:table-row>
        <table:table-row table:style-name="ro3">
          <table:table-cell table:style-name="ce2" table:formula="of:=[.A744]+1" office:value-type="float" office:value="677" calcext:value-type="float">
            <text:p>677</text:p>
          </table:table-cell>
          <table:table-cell table:style-name="ce2" table:formula="of:=[.B721]+1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45] &amp; &quot;, &quot; &amp; [.B745] &amp; &quot;, &quot; &amp; [.C745] &amp; &quot;, &quot; &amp; [.D745] &amp; &quot;, &quot; &amp; [.E745] &amp; &quot;, &quot; &amp; [.F745] &amp; &quot;);&quot;" office:value-type="string" office:string-value="insert into game_score (id, matchid, squad, goals, points, time_type) values (677, 29, 82, 0, 0, 1);" calcext:value-type="string">
            <text:p>insert into game_score (id, matchid, squad, goals, points, time_type) values (677, 29, 82, 0, 0, 1);</text:p>
          </table:table-cell>
          <table:table-cell table:number-columns-repeated="1017"/>
        </table:table-row>
        <table:table-row table:style-name="ro3">
          <table:table-cell table:style-name="ce2" table:formula="of:=[.A745]+1" office:value-type="float" office:value="678" calcext:value-type="float">
            <text:p>678</text:p>
          </table:table-cell>
          <table:table-cell table:style-name="ce2" table:formula="of:=[.B745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46] &amp; &quot;, &quot; &amp; [.B746] &amp; &quot;, &quot; &amp; [.C746] &amp; &quot;, &quot; &amp; [.D746] &amp; &quot;, &quot; &amp; [.E746] &amp; &quot;, &quot; &amp; [.F746] &amp; &quot;);&quot;" office:value-type="string" office:string-value="insert into game_score (id, matchid, squad, goals, points, time_type) values (678, 29, 81, 0, 0, 1);" calcext:value-type="string">
            <text:p>insert into game_score (id, matchid, squad, goals, points, time_type) values (678, 29, 81, 0, 0, 1);</text:p>
          </table:table-cell>
          <table:table-cell table:number-columns-repeated="1017"/>
        </table:table-row>
        <table:table-row table:style-name="ro3">
          <table:table-cell table:style-name="ce2" table:formula="of:=[.A746]+1" office:value-type="float" office:value="679" calcext:value-type="float">
            <text:p>679</text:p>
          </table:table-cell>
          <table:table-cell table:style-name="ce2" table:formula="of:=[.B746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47] &amp; &quot;, &quot; &amp; [.B747] &amp; &quot;, &quot; &amp; [.C747] &amp; &quot;, &quot; &amp; [.D747] &amp; &quot;, &quot; &amp; [.E747] &amp; &quot;, &quot; &amp; [.F747] &amp; &quot;);&quot;" office:value-type="string" office:string-value="insert into game_score (id, matchid, squad, goals, points, time_type) values (679, 29, 82, 0, 0, 2);" calcext:value-type="string">
            <text:p>insert into game_score (id, matchid, squad, goals, points, time_type) values (679, 29, 82, 0, 0, 2);</text:p>
          </table:table-cell>
          <table:table-cell table:number-columns-repeated="1017"/>
        </table:table-row>
        <table:table-row table:style-name="ro3">
          <table:table-cell table:style-name="ce2" table:formula="of:=[.A747]+1" office:value-type="float" office:value="680" calcext:value-type="float">
            <text:p>680</text:p>
          </table:table-cell>
          <table:table-cell table:style-name="ce2" table:formula="of:=[.B747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48] &amp; &quot;, &quot; &amp; [.B748] &amp; &quot;, &quot; &amp; [.C748] &amp; &quot;, &quot; &amp; [.D748] &amp; &quot;, &quot; &amp; [.E748] &amp; &quot;, &quot; &amp; [.F748] &amp; &quot;);&quot;" office:value-type="string" office:string-value="insert into game_score (id, matchid, squad, goals, points, time_type) values (680, 29, 81, 0, 0, 2);" calcext:value-type="string">
            <text:p>insert into game_score (id, matchid, squad, goals, points, time_type) values (680, 29, 81, 0, 0, 2);</text:p>
          </table:table-cell>
          <table:table-cell table:number-columns-repeated="1017"/>
        </table:table-row>
        <table:table-row table:style-name="ro3">
          <table:table-cell table:style-name="ce2" table:formula="of:=[.A748]+1" office:value-type="float" office:value="681" calcext:value-type="float">
            <text:p>681</text:p>
          </table:table-cell>
          <table:table-cell table:style-name="ce2" table:formula="of:=[.B748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9] &amp; &quot;, &quot; &amp; [.B749] &amp; &quot;, &quot; &amp; [.C749] &amp; &quot;, &quot; &amp; [.D749] &amp; &quot;, &quot; &amp; [.E749] &amp; &quot;, &quot; &amp; [.F749] &amp; &quot;);&quot;" office:value-type="string" office:string-value="insert into game_score (id, matchid, squad, goals, points, time_type) values (681, 29, 82, 0, 0, 3);" calcext:value-type="string">
            <text:p>insert into game_score (id, matchid, squad, goals, points, time_type) values (681, 29, 82, 0, 0, 3);</text:p>
          </table:table-cell>
          <table:table-cell table:number-columns-repeated="1017"/>
        </table:table-row>
        <table:table-row table:style-name="ro3">
          <table:table-cell table:style-name="ce2" table:formula="of:=[.A749]+1" office:value-type="float" office:value="682" calcext:value-type="float">
            <text:p>682</text:p>
          </table:table-cell>
          <table:table-cell table:style-name="ce2" table:formula="of:=[.B749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50] &amp; &quot;, &quot; &amp; [.B750] &amp; &quot;, &quot; &amp; [.C750] &amp; &quot;, &quot; &amp; [.D750] &amp; &quot;, &quot; &amp; [.E750] &amp; &quot;, &quot; &amp; [.F750] &amp; &quot;);&quot;" office:value-type="string" office:string-value="insert into game_score (id, matchid, squad, goals, points, time_type) values (682, 29, 81, 0, 0, 3);" calcext:value-type="string">
            <text:p>insert into game_score (id, matchid, squad, goals, points, time_type) values (682, 29, 81, 0, 0, 3);</text:p>
          </table:table-cell>
          <table:table-cell table:number-columns-repeated="1017"/>
        </table:table-row>
        <table:table-row table:style-name="ro3">
          <table:table-cell table:style-name="ce2" table:formula="of:=[.A750]+1" office:value-type="float" office:value="683" calcext:value-type="float">
            <text:p>683</text:p>
          </table:table-cell>
          <table:table-cell table:style-name="ce2" table:formula="of:=[.B750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1] &amp; &quot;, &quot; &amp; [.B751] &amp; &quot;, &quot; &amp; [.C751] &amp; &quot;, &quot; &amp; [.D751] &amp; &quot;, &quot; &amp; [.E751] &amp; &quot;, &quot; &amp; [.F751] &amp; &quot;);&quot;" office:value-type="string" office:string-value="insert into game_score (id, matchid, squad, goals, points, time_type) values (683, 29, 82, 0, 0, 4);" calcext:value-type="string">
            <text:p>insert into game_score (id, matchid, squad, goals, points, time_type) values (683, 29, 82, 0, 0, 4);</text:p>
          </table:table-cell>
          <table:table-cell table:number-columns-repeated="1017"/>
        </table:table-row>
        <table:table-row table:style-name="ro3">
          <table:table-cell table:style-name="ce2" table:formula="of:=[.A751]+1" office:value-type="float" office:value="684" calcext:value-type="float">
            <text:p>684</text:p>
          </table:table-cell>
          <table:table-cell table:style-name="ce2" table:formula="of:=[.B751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2] &amp; &quot;, &quot; &amp; [.B752] &amp; &quot;, &quot; &amp; [.C752] &amp; &quot;, &quot; &amp; [.D752] &amp; &quot;, &quot; &amp; [.E752] &amp; &quot;, &quot; &amp; [.F752] &amp; &quot;);&quot;" office:value-type="string" office:string-value="insert into game_score (id, matchid, squad, goals, points, time_type) values (684, 29, 81, 0, 0, 4);" calcext:value-type="string">
            <text:p>insert into game_score (id, matchid, squad, goals, points, time_type) values (684, 29, 81, 0, 0, 4);</text:p>
          </table:table-cell>
          <table:table-cell table:number-columns-repeated="1017"/>
        </table:table-row>
        <table:table-row table:style-name="ro3">
          <table:table-cell table:style-name="ce2" table:formula="of:=[.A752]+1" office:value-type="float" office:value="685" calcext:value-type="float">
            <text:p>685</text:p>
          </table:table-cell>
          <table:table-cell table:style-name="ce2" table:formula="of:=[.B752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53] &amp; &quot;, &quot; &amp; [.B753] &amp; &quot;, &quot; &amp; [.C753] &amp; &quot;, &quot; &amp; [.D753] &amp; &quot;, &quot; &amp; [.E753] &amp; &quot;, &quot; &amp; [.F753] &amp; &quot;);&quot;" office:value-type="string" office:string-value="insert into game_score (id, matchid, squad, goals, points, time_type) values (685, 29, 82, 0, 0, 5);" calcext:value-type="string">
            <text:p>insert into game_score (id, matchid, squad, goals, points, time_type) values (685, 29, 82, 0, 0, 5);</text:p>
          </table:table-cell>
          <table:table-cell table:number-columns-repeated="1017"/>
        </table:table-row>
        <table:table-row table:style-name="ro3">
          <table:table-cell table:style-name="ce2" table:formula="of:=[.A753]+1" office:value-type="float" office:value="686" calcext:value-type="float">
            <text:p>686</text:p>
          </table:table-cell>
          <table:table-cell table:style-name="ce2" table:formula="of:=[.B753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54] &amp; &quot;, &quot; &amp; [.B754] &amp; &quot;, &quot; &amp; [.C754] &amp; &quot;, &quot; &amp; [.D754] &amp; &quot;, &quot; &amp; [.E754] &amp; &quot;, &quot; &amp; [.F754] &amp; &quot;);&quot;" office:value-type="string" office:string-value="insert into game_score (id, matchid, squad, goals, points, time_type) values (686, 29, 81, 0, 0, 5);" calcext:value-type="string">
            <text:p>insert into game_score (id, matchid, squad, goals, points, time_type) values (686, 29, 81, 0, 0, 5);</text:p>
          </table:table-cell>
          <table:table-cell table:number-columns-repeated="1017"/>
        </table:table-row>
        <table:table-row table:style-name="ro3">
          <table:table-cell table:style-name="ce2" table:formula="of:=[.A754]+1" office:value-type="float" office:value="687" calcext:value-type="float">
            <text:p>687</text:p>
          </table:table-cell>
          <table:table-cell table:style-name="ce2" table:formula="of:=[.B754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5] &amp; &quot;, &quot; &amp; [.B755] &amp; &quot;, &quot; &amp; [.C755] &amp; &quot;, &quot; &amp; [.D755] &amp; &quot;, &quot; &amp; [.E755] &amp; &quot;, &quot; &amp; [.F755] &amp; &quot;);&quot;" office:value-type="string" office:string-value="insert into game_score (id, matchid, squad, goals, points, time_type) values (687, 29, 82, 0, 0, 6);" calcext:value-type="string">
            <text:p>insert into game_score (id, matchid, squad, goals, points, time_type) values (687, 29, 82, 0, 0, 6);</text:p>
          </table:table-cell>
          <table:table-cell table:number-columns-repeated="1017"/>
        </table:table-row>
        <table:table-row table:style-name="ro3">
          <table:table-cell table:style-name="ce2" table:formula="of:=[.A755]+1" office:value-type="float" office:value="688" calcext:value-type="float">
            <text:p>688</text:p>
          </table:table-cell>
          <table:table-cell table:style-name="ce2" table:formula="of:=[.B755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6] &amp; &quot;, &quot; &amp; [.B756] &amp; &quot;, &quot; &amp; [.C756] &amp; &quot;, &quot; &amp; [.D756] &amp; &quot;, &quot; &amp; [.E756] &amp; &quot;, &quot; &amp; [.F756] &amp; &quot;);&quot;" office:value-type="string" office:string-value="insert into game_score (id, matchid, squad, goals, points, time_type) values (688, 29, 81, 0, 0, 6);" calcext:value-type="string">
            <text:p>insert into game_score (id, matchid, squad, goals, points, time_type) values (688, 29, 81, 0, 0, 6);</text:p>
          </table:table-cell>
          <table:table-cell table:number-columns-repeated="1017"/>
        </table:table-row>
        <table:table-row table:style-name="ro3">
          <table:table-cell table:style-name="ce2" table:formula="of:=[.A756]+1" office:value-type="float" office:value="689" calcext:value-type="float">
            <text:p>689</text:p>
          </table:table-cell>
          <table:table-cell table:style-name="ce2" table:formula="of:=[.B756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57] &amp; &quot;, &quot; &amp; [.B757] &amp; &quot;, &quot; &amp; [.C757] &amp; &quot;, &quot; &amp; [.D757] &amp; &quot;, &quot; &amp; [.E757] &amp; &quot;, &quot; &amp; [.F757] &amp; &quot;);&quot;" office:value-type="string" office:string-value="insert into game_score (id, matchid, squad, goals, points, time_type) values (689, 29, 82, 0, 0, 7);" calcext:value-type="string">
            <text:p>insert into game_score (id, matchid, squad, goals, points, time_type) values (689, 29, 82, 0, 0, 7);</text:p>
          </table:table-cell>
          <table:table-cell table:number-columns-repeated="1017"/>
        </table:table-row>
        <table:table-row table:style-name="ro3">
          <table:table-cell table:style-name="ce2" table:formula="of:=[.A757]+1" office:value-type="float" office:value="690" calcext:value-type="float">
            <text:p>690</text:p>
          </table:table-cell>
          <table:table-cell table:style-name="ce2" table:formula="of:=[.B757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58] &amp; &quot;, &quot; &amp; [.B758] &amp; &quot;, &quot; &amp; [.C758] &amp; &quot;, &quot; &amp; [.D758] &amp; &quot;, &quot; &amp; [.E758] &amp; &quot;, &quot; &amp; [.F758] &amp; &quot;);&quot;" office:value-type="string" office:string-value="insert into game_score (id, matchid, squad, goals, points, time_type) values (690, 29, 81, 0, 0, 7);" calcext:value-type="string">
            <text:p>insert into game_score (id, matchid, squad, goals, points, time_type) values (690, 29, 81, 0, 0, 7);</text:p>
          </table:table-cell>
          <table:table-cell table:number-columns-repeated="1017"/>
        </table:table-row>
        <table:table-row table:style-name="ro3">
          <table:table-cell table:style-name="ce2" table:formula="of:=[.A758]+1" office:value-type="float" office:value="691" calcext:value-type="float">
            <text:p>691</text:p>
          </table:table-cell>
          <table:table-cell table:style-name="ce2" table:formula="of:=[.B758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59] &amp; &quot;, &quot; &amp; [.B759] &amp; &quot;, &quot; &amp; [.C759] &amp; &quot;, &quot; &amp; [.D759] &amp; &quot;, &quot; &amp; [.E759] &amp; &quot;, &quot; &amp; [.F759] &amp; &quot;);&quot;" office:value-type="string" office:string-value="insert into game_score (id, matchid, squad, goals, points, time_type) values (691, 29, 82, 2, 0, 8);" calcext:value-type="string">
            <text:p>insert into game_score (id, matchid, squad, goals, points, time_type) values (691, 29, 82, 2, 0, 8);</text:p>
          </table:table-cell>
          <table:table-cell table:number-columns-repeated="1017"/>
        </table:table-row>
        <table:table-row table:style-name="ro3">
          <table:table-cell table:style-name="ce2" table:formula="of:=[.A759]+1" office:value-type="float" office:value="692" calcext:value-type="float">
            <text:p>692</text:p>
          </table:table-cell>
          <table:table-cell table:style-name="ce2" table:formula="of:=[.B759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60] &amp; &quot;, &quot; &amp; [.B760] &amp; &quot;, &quot; &amp; [.C760] &amp; &quot;, &quot; &amp; [.D760] &amp; &quot;, &quot; &amp; [.E760] &amp; &quot;, &quot; &amp; [.F760] &amp; &quot;);&quot;" office:value-type="string" office:string-value="insert into game_score (id, matchid, squad, goals, points, time_type) values (692, 29, 81, 0, 0, 8);" calcext:value-type="string">
            <text:p>insert into game_score (id, matchid, squad, goals, points, time_type) values (692, 29, 81, 0, 0, 8);</text:p>
          </table:table-cell>
          <table:table-cell table:number-columns-repeated="1017"/>
        </table:table-row>
        <table:table-row table:style-name="ro3">
          <table:table-cell table:style-name="ce2" table:formula="of:=[.A760]+1" office:value-type="float" office:value="693" calcext:value-type="float">
            <text:p>693</text:p>
          </table:table-cell>
          <table:table-cell table:style-name="ce2" table:formula="of:=[.B760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61] &amp; &quot;, &quot; &amp; [.B761] &amp; &quot;, &quot; &amp; [.C761] &amp; &quot;, &quot; &amp; [.D761] &amp; &quot;, &quot; &amp; [.E761] &amp; &quot;, &quot; &amp; [.F761] &amp; &quot;);&quot;" office:value-type="string" office:string-value="insert into game_score (id, matchid, squad, goals, points, time_type) values (693, 29, 82, 0, 0, 9);" calcext:value-type="string">
            <text:p>insert into game_score (id, matchid, squad, goals, points, time_type) values (693, 29, 82, 0, 0, 9);</text:p>
          </table:table-cell>
          <table:table-cell table:number-columns-repeated="1017"/>
        </table:table-row>
        <table:table-row table:style-name="ro3">
          <table:table-cell table:style-name="ce2" table:formula="of:=[.A761]+1" office:value-type="float" office:value="694" calcext:value-type="float">
            <text:p>694</text:p>
          </table:table-cell>
          <table:table-cell table:style-name="ce2" table:formula="of:=[.B761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62] &amp; &quot;, &quot; &amp; [.B762] &amp; &quot;, &quot; &amp; [.C762] &amp; &quot;, &quot; &amp; [.D762] &amp; &quot;, &quot; &amp; [.E762] &amp; &quot;, &quot; &amp; [.F762] &amp; &quot;);&quot;" office:value-type="string" office:string-value="insert into game_score (id, matchid, squad, goals, points, time_type) values (694, 29, 81, 1, 0, 9);" calcext:value-type="string">
            <text:p>insert into game_score (id, matchid, squad, goals, points, time_type) values (694, 29, 81, 1, 0, 9);</text:p>
          </table:table-cell>
          <table:table-cell table:number-columns-repeated="1017"/>
        </table:table-row>
        <table:table-row table:style-name="ro3">
          <table:table-cell table:style-name="ce2" table:formula="of:=[.A762]+1" office:value-type="float" office:value="695" calcext:value-type="float">
            <text:p>695</text:p>
          </table:table-cell>
          <table:table-cell table:style-name="ce2" table:formula="of:=[.B762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63] &amp; &quot;, &quot; &amp; [.B763] &amp; &quot;, &quot; &amp; [.C763] &amp; &quot;, &quot; &amp; [.D763] &amp; &quot;, &quot; &amp; [.E763] &amp; &quot;, &quot; &amp; [.F763] &amp; &quot;);&quot;" office:value-type="string" office:string-value="insert into game_score (id, matchid, squad, goals, points, time_type) values (695, 29, 82, 2, 0, 9000);" calcext:value-type="string">
            <text:p>insert into game_score (id, matchid, squad, goals, points, time_type) values (695, 29, 82, 2, 0, 9000);</text:p>
          </table:table-cell>
          <table:table-cell table:number-columns-repeated="1017"/>
        </table:table-row>
        <table:table-row table:style-name="ro3">
          <table:table-cell table:style-name="ce2" table:formula="of:=[.A763]+1" office:value-type="float" office:value="696" calcext:value-type="float">
            <text:p>696</text:p>
          </table:table-cell>
          <table:table-cell table:style-name="ce2" table:formula="of:=[.B763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64] &amp; &quot;, &quot; &amp; [.B764] &amp; &quot;, &quot; &amp; [.C764] &amp; &quot;, &quot; &amp; [.D764] &amp; &quot;, &quot; &amp; [.E764] &amp; &quot;, &quot; &amp; [.F764] &amp; &quot;);&quot;" office:value-type="string" office:string-value="insert into game_score (id, matchid, squad, goals, points, time_type) values (696, 29, 81, 1, 0, 9000);" calcext:value-type="string">
            <text:p>insert into game_score (id, matchid, squad, goals, points, time_type) values (696, 29, 81, 1, 0, 9000);</text:p>
          </table:table-cell>
          <table:table-cell table:number-columns-repeated="1017"/>
        </table:table-row>
        <table:table-row table:style-name="ro3">
          <table:table-cell table:style-name="ce2" table:formula="of:=[.A764]+1" office:value-type="float" office:value="697" calcext:value-type="float">
            <text:p>697</text:p>
          </table:table-cell>
          <table:table-cell table:style-name="ce2" table:formula="of:=[.B764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65] &amp; &quot;, &quot; &amp; [.B765] &amp; &quot;, &quot; &amp; [.C765] &amp; &quot;, &quot; &amp; [.D765] &amp; &quot;, &quot; &amp; [.E765] &amp; &quot;, &quot; &amp; [.F765] &amp; &quot;);&quot;" office:value-type="string" office:string-value="insert into game_score (id, matchid, squad, goals, points, time_type) values (697, 29, 82, 3, 0, 9001);" calcext:value-type="string">
            <text:p>insert into game_score (id, matchid, squad, goals, points, time_type) values (697, 29, 82, 3, 0, 9001);</text:p>
          </table:table-cell>
          <table:table-cell table:number-columns-repeated="1017"/>
        </table:table-row>
        <table:table-row table:style-name="ro3">
          <table:table-cell table:style-name="ce2" table:formula="of:=[.A765]+1" office:value-type="float" office:value="698" calcext:value-type="float">
            <text:p>698</text:p>
          </table:table-cell>
          <table:table-cell table:style-name="ce2" table:formula="of:=[.B765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66] &amp; &quot;, &quot; &amp; [.B766] &amp; &quot;, &quot; &amp; [.C766] &amp; &quot;, &quot; &amp; [.D766] &amp; &quot;, &quot; &amp; [.E766] &amp; &quot;, &quot; &amp; [.F766] &amp; &quot;);&quot;" office:value-type="string" office:string-value="insert into game_score (id, matchid, squad, goals, points, time_type) values (698, 29, 81, 6, 0, 9001);" calcext:value-type="string">
            <text:p>insert into game_score (id, matchid, squad, goals, points, time_type) values (698, 29, 81, 6, 0, 9001);</text:p>
          </table:table-cell>
          <table:table-cell table:number-columns-repeated="1017"/>
        </table:table-row>
        <table:table-row table:style-name="ro3">
          <table:table-cell table:style-name="ce2" table:formula="of:=[.A766]+1" office:value-type="float" office:value="699" calcext:value-type="float">
            <text:p>699</text:p>
          </table:table-cell>
          <table:table-cell table:style-name="ce2" table:formula="of:=[.B766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67] &amp; &quot;, &quot; &amp; [.B767] &amp; &quot;, &quot; &amp; [.C767] &amp; &quot;, &quot; &amp; [.D767] &amp; &quot;, &quot; &amp; [.E767] &amp; &quot;, &quot; &amp; [.F767] &amp; &quot;);&quot;" office:value-type="string" office:string-value="insert into game_score (id, matchid, squad, goals, points, time_type) values (699, 29, 82, 0, 0, 9002);" calcext:value-type="string">
            <text:p>insert into game_score (id, matchid, squad, goals, points, time_type) values (699, 29, 82, 0, 0, 9002);</text:p>
          </table:table-cell>
          <table:table-cell table:number-columns-repeated="1017"/>
        </table:table-row>
        <table:table-row table:style-name="ro3">
          <table:table-cell table:style-name="ce2" table:formula="of:=[.A767]+1" office:value-type="float" office:value="700" calcext:value-type="float">
            <text:p>700</text:p>
          </table:table-cell>
          <table:table-cell table:style-name="ce2" table:formula="of:=[.B767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68] &amp; &quot;, &quot; &amp; [.B768] &amp; &quot;, &quot; &amp; [.C768] &amp; &quot;, &quot; &amp; [.D768] &amp; &quot;, &quot; &amp; [.E768] &amp; &quot;, &quot; &amp; [.F768] &amp; &quot;);&quot;" office:value-type="string" office:string-value="insert into game_score (id, matchid, squad, goals, points, time_type) values (700, 29, 81, 0, 0, 9002);" calcext:value-type="string">
            <text:p>insert into game_score (id, matchid, squad, goals, points, time_type) values (700, 29, 81, 0, 0, 9002);</text:p>
          </table:table-cell>
          <table:table-cell table:number-columns-repeated="1017"/>
        </table:table-row>
        <table:table-row table:style-name="ro3">
          <table:table-cell table:formula="of:=[.A768]+1" office:value-type="float" office:value="701" calcext:value-type="float">
            <text:p>701</text:p>
          </table:table-cell>
          <table:table-cell table:formula="of:=[.B745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69] &amp; &quot;, &quot; &amp; [.B769] &amp; &quot;, &quot; &amp; [.C769] &amp; &quot;, &quot; &amp; [.D769] &amp; &quot;, &quot; &amp; [.E769] &amp; &quot;, &quot; &amp; [.F769] &amp; &quot;);&quot;" office:value-type="string" office:string-value="insert into game_score (id, matchid, squad, goals, points, time_type) values (701, 30, 1, 0, 0, 1);" calcext:value-type="string">
            <text:p>insert into game_score (id, matchid, squad, goals, points, time_type) values (701, 30, 1, 0, 0, 1);</text:p>
          </table:table-cell>
          <table:table-cell table:number-columns-repeated="1017"/>
        </table:table-row>
        <table:table-row table:style-name="ro3">
          <table:table-cell table:formula="of:=[.A769]+1" office:value-type="float" office:value="702" calcext:value-type="float">
            <text:p>702</text:p>
          </table:table-cell>
          <table:table-cell table:formula="of:=[.B769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70] &amp; &quot;, &quot; &amp; [.B770] &amp; &quot;, &quot; &amp; [.C770] &amp; &quot;, &quot; &amp; [.D770] &amp; &quot;, &quot; &amp; [.E770] &amp; &quot;, &quot; &amp; [.F770] &amp; &quot;);&quot;" office:value-type="string" office:string-value="insert into game_score (id, matchid, squad, goals, points, time_type) values (702, 30, 52, 0, 0, 1);" calcext:value-type="string">
            <text:p>insert into game_score (id, matchid, squad, goals, points, time_type) values (702, 30, 52, 0, 0, 1);</text:p>
          </table:table-cell>
          <table:table-cell table:number-columns-repeated="1017"/>
        </table:table-row>
        <table:table-row table:style-name="ro3">
          <table:table-cell table:formula="of:=[.A770]+1" office:value-type="float" office:value="703" calcext:value-type="float">
            <text:p>703</text:p>
          </table:table-cell>
          <table:table-cell table:formula="of:=[.B77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71] &amp; &quot;, &quot; &amp; [.B771] &amp; &quot;, &quot; &amp; [.C771] &amp; &quot;, &quot; &amp; [.D771] &amp; &quot;, &quot; &amp; [.E771] &amp; &quot;, &quot; &amp; [.F771] &amp; &quot;);&quot;" office:value-type="string" office:string-value="insert into game_score (id, matchid, squad, goals, points, time_type) values (703, 30, 1, 0, 0, 2);" calcext:value-type="string">
            <text:p>insert into game_score (id, matchid, squad, goals, points, time_type) values (703, 30, 1, 0, 0, 2);</text:p>
          </table:table-cell>
          <table:table-cell table:number-columns-repeated="1017"/>
        </table:table-row>
        <table:table-row table:style-name="ro3">
          <table:table-cell table:formula="of:=[.A771]+1" office:value-type="float" office:value="704" calcext:value-type="float">
            <text:p>704</text:p>
          </table:table-cell>
          <table:table-cell table:formula="of:=[.B771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72] &amp; &quot;, &quot; &amp; [.B772] &amp; &quot;, &quot; &amp; [.C772] &amp; &quot;, &quot; &amp; [.D772] &amp; &quot;, &quot; &amp; [.E772] &amp; &quot;, &quot; &amp; [.F772] &amp; &quot;);&quot;" office:value-type="string" office:string-value="insert into game_score (id, matchid, squad, goals, points, time_type) values (704, 30, 52, 0, 0, 2);" calcext:value-type="string">
            <text:p>insert into game_score (id, matchid, squad, goals, points, time_type) values (704, 30, 52, 0, 0, 2);</text:p>
          </table:table-cell>
          <table:table-cell table:number-columns-repeated="1017"/>
        </table:table-row>
        <table:table-row table:style-name="ro3">
          <table:table-cell table:formula="of:=[.A772]+1" office:value-type="float" office:value="705" calcext:value-type="float">
            <text:p>705</text:p>
          </table:table-cell>
          <table:table-cell table:formula="of:=[.B77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73] &amp; &quot;, &quot; &amp; [.B773] &amp; &quot;, &quot; &amp; [.C773] &amp; &quot;, &quot; &amp; [.D773] &amp; &quot;, &quot; &amp; [.E773] &amp; &quot;, &quot; &amp; [.F773] &amp; &quot;);&quot;" office:value-type="string" office:string-value="insert into game_score (id, matchid, squad, goals, points, time_type) values (705, 30, 1, 0, 0, 3);" calcext:value-type="string">
            <text:p>insert into game_score (id, matchid, squad, goals, points, time_type) values (705, 30, 1, 0, 0, 3);</text:p>
          </table:table-cell>
          <table:table-cell table:number-columns-repeated="1017"/>
        </table:table-row>
        <table:table-row table:style-name="ro3">
          <table:table-cell table:formula="of:=[.A773]+1" office:value-type="float" office:value="706" calcext:value-type="float">
            <text:p>706</text:p>
          </table:table-cell>
          <table:table-cell table:formula="of:=[.B773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74] &amp; &quot;, &quot; &amp; [.B774] &amp; &quot;, &quot; &amp; [.C774] &amp; &quot;, &quot; &amp; [.D774] &amp; &quot;, &quot; &amp; [.E774] &amp; &quot;, &quot; &amp; [.F774] &amp; &quot;);&quot;" office:value-type="string" office:string-value="insert into game_score (id, matchid, squad, goals, points, time_type) values (706, 30, 52, 1, 0, 3);" calcext:value-type="string">
            <text:p>insert into game_score (id, matchid, squad, goals, points, time_type) values (706, 30, 52, 1, 0, 3);</text:p>
          </table:table-cell>
          <table:table-cell table:number-columns-repeated="1017"/>
        </table:table-row>
        <table:table-row table:style-name="ro3">
          <table:table-cell table:formula="of:=[.A774]+1" office:value-type="float" office:value="707" calcext:value-type="float">
            <text:p>707</text:p>
          </table:table-cell>
          <table:table-cell table:formula="of:=[.B774]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75] &amp; &quot;, &quot; &amp; [.B775] &amp; &quot;, &quot; &amp; [.C775] &amp; &quot;, &quot; &amp; [.D775] &amp; &quot;, &quot; &amp; [.E775] &amp; &quot;, &quot; &amp; [.F775] &amp; &quot;);&quot;" office:value-type="string" office:string-value="insert into game_score (id, matchid, squad, goals, points, time_type) values (707, 30, 1, 1, 0, 4);" calcext:value-type="string">
            <text:p>insert into game_score (id, matchid, squad, goals, points, time_type) values (707, 30, 1, 1, 0, 4);</text:p>
          </table:table-cell>
          <table:table-cell table:number-columns-repeated="1017"/>
        </table:table-row>
        <table:table-row table:style-name="ro3">
          <table:table-cell table:formula="of:=[.A775]+1" office:value-type="float" office:value="708" calcext:value-type="float">
            <text:p>708</text:p>
          </table:table-cell>
          <table:table-cell table:formula="of:=[.B775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76] &amp; &quot;, &quot; &amp; [.B776] &amp; &quot;, &quot; &amp; [.C776] &amp; &quot;, &quot; &amp; [.D776] &amp; &quot;, &quot; &amp; [.E776] &amp; &quot;, &quot; &amp; [.F776] &amp; &quot;);&quot;" office:value-type="string" office:string-value="insert into game_score (id, matchid, squad, goals, points, time_type) values (708, 30, 52, 0, 0, 4);" calcext:value-type="string">
            <text:p>insert into game_score (id, matchid, squad, goals, points, time_type) values (708, 30, 52, 0, 0, 4);</text:p>
          </table:table-cell>
          <table:table-cell table:number-columns-repeated="1017"/>
        </table:table-row>
        <table:table-row table:style-name="ro3">
          <table:table-cell table:formula="of:=[.A776]+1" office:value-type="float" office:value="709" calcext:value-type="float">
            <text:p>709</text:p>
          </table:table-cell>
          <table:table-cell table:formula="of:=[.B776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77] &amp; &quot;, &quot; &amp; [.B777] &amp; &quot;, &quot; &amp; [.C777] &amp; &quot;, &quot; &amp; [.D777] &amp; &quot;, &quot; &amp; [.E777] &amp; &quot;, &quot; &amp; [.F777] &amp; &quot;);&quot;" office:value-type="string" office:string-value="insert into game_score (id, matchid, squad, goals, points, time_type) values (709, 30, 1, 0, 0, 5);" calcext:value-type="string">
            <text:p>insert into game_score (id, matchid, squad, goals, points, time_type) values (709, 30, 1, 0, 0, 5);</text:p>
          </table:table-cell>
          <table:table-cell table:number-columns-repeated="1017"/>
        </table:table-row>
        <table:table-row table:style-name="ro3">
          <table:table-cell table:formula="of:=[.A777]+1" office:value-type="float" office:value="710" calcext:value-type="float">
            <text:p>710</text:p>
          </table:table-cell>
          <table:table-cell table:formula="of:=[.B777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78] &amp; &quot;, &quot; &amp; [.B778] &amp; &quot;, &quot; &amp; [.C778] &amp; &quot;, &quot; &amp; [.D778] &amp; &quot;, &quot; &amp; [.E778] &amp; &quot;, &quot; &amp; [.F778] &amp; &quot;);&quot;" office:value-type="string" office:string-value="insert into game_score (id, matchid, squad, goals, points, time_type) values (710, 30, 52, 1, 0, 5);" calcext:value-type="string">
            <text:p>insert into game_score (id, matchid, squad, goals, points, time_type) values (710, 30, 52, 1, 0, 5);</text:p>
          </table:table-cell>
          <table:table-cell table:number-columns-repeated="1017"/>
        </table:table-row>
        <table:table-row table:style-name="ro3">
          <table:table-cell table:formula="of:=[.A778]+1" office:value-type="float" office:value="711" calcext:value-type="float">
            <text:p>711</text:p>
          </table:table-cell>
          <table:table-cell table:formula="of:=[.B77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79] &amp; &quot;, &quot; &amp; [.B779] &amp; &quot;, &quot; &amp; [.C779] &amp; &quot;, &quot; &amp; [.D779] &amp; &quot;, &quot; &amp; [.E779] &amp; &quot;, &quot; &amp; [.F779] &amp; &quot;);&quot;" office:value-type="string" office:string-value="insert into game_score (id, matchid, squad, goals, points, time_type) values (711, 30, 1, 0, 0, 6);" calcext:value-type="string">
            <text:p>insert into game_score (id, matchid, squad, goals, points, time_type) values (711, 30, 1, 0, 0, 6);</text:p>
          </table:table-cell>
          <table:table-cell table:number-columns-repeated="1017"/>
        </table:table-row>
        <table:table-row table:style-name="ro3">
          <table:table-cell table:formula="of:=[.A779]+1" office:value-type="float" office:value="712" calcext:value-type="float">
            <text:p>712</text:p>
          </table:table-cell>
          <table:table-cell table:formula="of:=[.B779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80] &amp; &quot;, &quot; &amp; [.B780] &amp; &quot;, &quot; &amp; [.C780] &amp; &quot;, &quot; &amp; [.D780] &amp; &quot;, &quot; &amp; [.E780] &amp; &quot;, &quot; &amp; [.F780] &amp; &quot;);&quot;" office:value-type="string" office:string-value="insert into game_score (id, matchid, squad, goals, points, time_type) values (712, 30, 52, 0, 0, 6);" calcext:value-type="string">
            <text:p>insert into game_score (id, matchid, squad, goals, points, time_type) values (712, 30, 52, 0, 0, 6);</text:p>
          </table:table-cell>
          <table:table-cell table:number-columns-repeated="1017"/>
        </table:table-row>
        <table:table-row table:style-name="ro3">
          <table:table-cell table:formula="of:=[.A780]+1" office:value-type="float" office:value="713" calcext:value-type="float">
            <text:p>713</text:p>
          </table:table-cell>
          <table:table-cell table:formula="of:=[.B78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81] &amp; &quot;, &quot; &amp; [.B781] &amp; &quot;, &quot; &amp; [.C781] &amp; &quot;, &quot; &amp; [.D781] &amp; &quot;, &quot; &amp; [.E781] &amp; &quot;, &quot; &amp; [.F781] &amp; &quot;);&quot;" office:value-type="string" office:string-value="insert into game_score (id, matchid, squad, goals, points, time_type) values (713, 30, 1, 0, 0, 7);" calcext:value-type="string">
            <text:p>insert into game_score (id, matchid, squad, goals, points, time_type) values (713, 30, 1, 0, 0, 7);</text:p>
          </table:table-cell>
          <table:table-cell table:number-columns-repeated="1017"/>
        </table:table-row>
        <table:table-row table:style-name="ro3">
          <table:table-cell table:formula="of:=[.A781]+1" office:value-type="float" office:value="714" calcext:value-type="float">
            <text:p>714</text:p>
          </table:table-cell>
          <table:table-cell table:formula="of:=[.B781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82] &amp; &quot;, &quot; &amp; [.B782] &amp; &quot;, &quot; &amp; [.C782] &amp; &quot;, &quot; &amp; [.D782] &amp; &quot;, &quot; &amp; [.E782] &amp; &quot;, &quot; &amp; [.F782] &amp; &quot;);&quot;" office:value-type="string" office:string-value="insert into game_score (id, matchid, squad, goals, points, time_type) values (714, 30, 52, 0, 0, 7);" calcext:value-type="string">
            <text:p>insert into game_score (id, matchid, squad, goals, points, time_type) values (714, 30, 52, 0, 0, 7);</text:p>
          </table:table-cell>
          <table:table-cell table:number-columns-repeated="1017"/>
        </table:table-row>
        <table:table-row table:style-name="ro3">
          <table:table-cell table:formula="of:=[.A782]+1" office:value-type="float" office:value="715" calcext:value-type="float">
            <text:p>715</text:p>
          </table:table-cell>
          <table:table-cell table:formula="of:=[.B78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83] &amp; &quot;, &quot; &amp; [.B783] &amp; &quot;, &quot; &amp; [.C783] &amp; &quot;, &quot; &amp; [.D783] &amp; &quot;, &quot; &amp; [.E783] &amp; &quot;, &quot; &amp; [.F783] &amp; &quot;);&quot;" office:value-type="string" office:string-value="insert into game_score (id, matchid, squad, goals, points, time_type) values (715, 30, 1, 0, 0, 8);" calcext:value-type="string">
            <text:p>insert into game_score (id, matchid, squad, goals, points, time_type) values (715, 30, 1, 0, 0, 8);</text:p>
          </table:table-cell>
          <table:table-cell table:number-columns-repeated="1017"/>
        </table:table-row>
        <table:table-row table:style-name="ro3">
          <table:table-cell table:formula="of:=[.A783]+1" office:value-type="float" office:value="716" calcext:value-type="float">
            <text:p>716</text:p>
          </table:table-cell>
          <table:table-cell table:formula="of:=[.B783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84] &amp; &quot;, &quot; &amp; [.B784] &amp; &quot;, &quot; &amp; [.C784] &amp; &quot;, &quot; &amp; [.D784] &amp; &quot;, &quot; &amp; [.E784] &amp; &quot;, &quot; &amp; [.F784] &amp; &quot;);&quot;" office:value-type="string" office:string-value="insert into game_score (id, matchid, squad, goals, points, time_type) values (716, 30, 52, 0, 0, 8);" calcext:value-type="string">
            <text:p>insert into game_score (id, matchid, squad, goals, points, time_type) values (716, 30, 52, 0, 0, 8);</text:p>
          </table:table-cell>
          <table:table-cell table:number-columns-repeated="1017"/>
        </table:table-row>
        <table:table-row table:style-name="ro3">
          <table:table-cell table:formula="of:=[.A784]+1" office:value-type="float" office:value="717" calcext:value-type="float">
            <text:p>717</text:p>
          </table:table-cell>
          <table:table-cell table:formula="of:=[.B784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85] &amp; &quot;, &quot; &amp; [.B785] &amp; &quot;, &quot; &amp; [.C785] &amp; &quot;, &quot; &amp; [.D785] &amp; &quot;, &quot; &amp; [.E785] &amp; &quot;, &quot; &amp; [.F785] &amp; &quot;);&quot;" office:value-type="string" office:string-value="insert into game_score (id, matchid, squad, goals, points, time_type) values (717, 30, 1, 0, 0, 9);" calcext:value-type="string">
            <text:p>insert into game_score (id, matchid, squad, goals, points, time_type) values (717, 30, 1, 0, 0, 9);</text:p>
          </table:table-cell>
          <table:table-cell table:number-columns-repeated="1017"/>
        </table:table-row>
        <table:table-row table:style-name="ro3">
          <table:table-cell table:formula="of:=[.A785]+1" office:value-type="float" office:value="718" calcext:value-type="float">
            <text:p>718</text:p>
          </table:table-cell>
          <table:table-cell table:formula="of:=[.B785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86] &amp; &quot;, &quot; &amp; [.B786] &amp; &quot;, &quot; &amp; [.C786] &amp; &quot;, &quot; &amp; [.D786] &amp; &quot;, &quot; &amp; [.E786] &amp; &quot;, &quot; &amp; [.F786] &amp; &quot;);&quot;" office:value-type="string" office:string-value="insert into game_score (id, matchid, squad, goals, points, time_type) values (718, 30, 52, null, 0, 9);" calcext:value-type="string">
            <text:p>insert into game_score (id, matchid, squad, goals, points, time_type) values (718, 30, 52, null, 0, 9);</text:p>
          </table:table-cell>
          <table:table-cell table:number-columns-repeated="1017"/>
        </table:table-row>
        <table:table-row table:style-name="ro3">
          <table:table-cell table:formula="of:=[.A786]+1" office:value-type="float" office:value="719" calcext:value-type="float">
            <text:p>719</text:p>
          </table:table-cell>
          <table:table-cell table:formula="of:=[.B786]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87] &amp; &quot;, &quot; &amp; [.B787] &amp; &quot;, &quot; &amp; [.C787] &amp; &quot;, &quot; &amp; [.D787] &amp; &quot;, &quot; &amp; [.E787] &amp; &quot;, &quot; &amp; [.F787] &amp; &quot;);&quot;" office:value-type="string" office:string-value="insert into game_score (id, matchid, squad, goals, points, time_type) values (719, 30, 1, 1, 0, 9000);" calcext:value-type="string">
            <text:p>insert into game_score (id, matchid, squad, goals, points, time_type) values (719, 30, 1, 1, 0, 9000);</text:p>
          </table:table-cell>
          <table:table-cell table:number-columns-repeated="1017"/>
        </table:table-row>
        <table:table-row table:style-name="ro3">
          <table:table-cell table:formula="of:=[.A787]+1" office:value-type="float" office:value="720" calcext:value-type="float">
            <text:p>720</text:p>
          </table:table-cell>
          <table:table-cell table:formula="of:=[.B787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88] &amp; &quot;, &quot; &amp; [.B788] &amp; &quot;, &quot; &amp; [.C788] &amp; &quot;, &quot; &amp; [.D788] &amp; &quot;, &quot; &amp; [.E788] &amp; &quot;, &quot; &amp; [.F788] &amp; &quot;);&quot;" office:value-type="string" office:string-value="insert into game_score (id, matchid, squad, goals, points, time_type) values (720, 30, 52, 2, 0, 9000);" calcext:value-type="string">
            <text:p>insert into game_score (id, matchid, squad, goals, points, time_type) values (720, 30, 52, 2, 0, 9000);</text:p>
          </table:table-cell>
          <table:table-cell table:number-columns-repeated="1017"/>
        </table:table-row>
        <table:table-row table:style-name="ro3">
          <table:table-cell table:formula="of:=[.A788]+1" office:value-type="float" office:value="721" calcext:value-type="float">
            <text:p>721</text:p>
          </table:table-cell>
          <table:table-cell table:formula="of:=[.B78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89] &amp; &quot;, &quot; &amp; [.B789] &amp; &quot;, &quot; &amp; [.C789] &amp; &quot;, &quot; &amp; [.D789] &amp; &quot;, &quot; &amp; [.E789] &amp; &quot;, &quot; &amp; [.F789] &amp; &quot;);&quot;" office:value-type="string" office:string-value="insert into game_score (id, matchid, squad, goals, points, time_type) values (721, 30, 1, 3, 0, 9001);" calcext:value-type="string">
            <text:p>insert into game_score (id, matchid, squad, goals, points, time_type) values (721, 30, 1, 3, 0, 9001);</text:p>
          </table:table-cell>
          <table:table-cell table:number-columns-repeated="1017"/>
        </table:table-row>
        <table:table-row table:style-name="ro3">
          <table:table-cell table:formula="of:=[.A789]+1" office:value-type="float" office:value="722" calcext:value-type="float">
            <text:p>722</text:p>
          </table:table-cell>
          <table:table-cell table:formula="of:=[.B789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90] &amp; &quot;, &quot; &amp; [.B790] &amp; &quot;, &quot; &amp; [.C790] &amp; &quot;, &quot; &amp; [.D790] &amp; &quot;, &quot; &amp; [.E790] &amp; &quot;, &quot; &amp; [.F790] &amp; &quot;);&quot;" office:value-type="string" office:string-value="insert into game_score (id, matchid, squad, goals, points, time_type) values (722, 30, 52, 6, 0, 9001);" calcext:value-type="string">
            <text:p>insert into game_score (id, matchid, squad, goals, points, time_type) values (722, 30, 52, 6, 0, 9001);</text:p>
          </table:table-cell>
          <table:table-cell table:number-columns-repeated="1017"/>
        </table:table-row>
        <table:table-row table:style-name="ro3">
          <table:table-cell table:formula="of:=[.A790]+1" office:value-type="float" office:value="723" calcext:value-type="float">
            <text:p>723</text:p>
          </table:table-cell>
          <table:table-cell table:formula="of:=[.B79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791] &amp; &quot;, &quot; &amp; [.B791] &amp; &quot;, &quot; &amp; [.C791] &amp; &quot;, &quot; &amp; [.D791] &amp; &quot;, &quot; &amp; [.E791] &amp; &quot;, &quot; &amp; [.F791] &amp; &quot;);&quot;" office:value-type="string" office:string-value="insert into game_score (id, matchid, squad, goals, points, time_type) values (723, 30, 1, 0, 0, 9002);" calcext:value-type="string">
            <text:p>insert into game_score (id, matchid, squad, goals, points, time_type) values (723, 30, 1, 0, 0, 9002);</text:p>
          </table:table-cell>
          <table:table-cell table:number-columns-repeated="1017"/>
        </table:table-row>
        <table:table-row table:style-name="ro3">
          <table:table-cell table:formula="of:=[.A791]+1" office:value-type="float" office:value="724" calcext:value-type="float">
            <text:p>724</text:p>
          </table:table-cell>
          <table:table-cell table:formula="of:=[.B791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792] &amp; &quot;, &quot; &amp; [.B792] &amp; &quot;, &quot; &amp; [.C792] &amp; &quot;, &quot; &amp; [.D792] &amp; &quot;, &quot; &amp; [.E792] &amp; &quot;, &quot; &amp; [.F792] &amp; &quot;);&quot;" office:value-type="string" office:string-value="insert into game_score (id, matchid, squad, goals, points, time_type) values (724, 30, 52, 1, 0, 9002);" calcext:value-type="string">
            <text:p>insert into game_score (id, matchid, squad, goals, points, time_type) values (724, 30, 52, 1, 0, 9002);</text:p>
          </table:table-cell>
          <table:table-cell table:number-columns-repeated="1017"/>
        </table:table-row>
        <table:table-row table:style-name="ro3">
          <table:table-cell table:style-name="ce2" table:formula="of:=[.A792]+1" office:value-type="float" office:value="725" calcext:value-type="float">
            <text:p>725</text:p>
          </table:table-cell>
          <table:table-cell table:style-name="ce2" table:formula="of:=[.B769]+1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93] &amp; &quot;, &quot; &amp; [.B793] &amp; &quot;, &quot; &amp; [.C793] &amp; &quot;, &quot; &amp; [.D793] &amp; &quot;, &quot; &amp; [.E793] &amp; &quot;, &quot; &amp; [.F793] &amp; &quot;);&quot;" office:value-type="string" office:string-value="insert into game_score (id, matchid, squad, goals, points, time_type) values (725, 31, 53, 0, 0, 1);" calcext:value-type="string">
            <text:p>insert into game_score (id, matchid, squad, goals, points, time_type) values (725, 31, 53, 0, 0, 1);</text:p>
          </table:table-cell>
          <table:table-cell table:number-columns-repeated="1017"/>
        </table:table-row>
        <table:table-row table:style-name="ro3">
          <table:table-cell table:style-name="ce2" table:formula="of:=[.A793]+1" office:value-type="float" office:value="726" calcext:value-type="float">
            <text:p>726</text:p>
          </table:table-cell>
          <table:table-cell table:style-name="ce2" table:formula="of:=[.B793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94] &amp; &quot;, &quot; &amp; [.B794] &amp; &quot;, &quot; &amp; [.C794] &amp; &quot;, &quot; &amp; [.D794] &amp; &quot;, &quot; &amp; [.E794] &amp; &quot;, &quot; &amp; [.F794] &amp; &quot;);&quot;" office:value-type="string" office:string-value="insert into game_score (id, matchid, squad, goals, points, time_type) values (726, 31, 58, 0, 0, 1);" calcext:value-type="string">
            <text:p>insert into game_score (id, matchid, squad, goals, points, time_type) values (726, 31, 58, 0, 0, 1);</text:p>
          </table:table-cell>
          <table:table-cell table:number-columns-repeated="1017"/>
        </table:table-row>
        <table:table-row table:style-name="ro3">
          <table:table-cell table:style-name="ce2" table:formula="of:=[.A794]+1" office:value-type="float" office:value="727" calcext:value-type="float">
            <text:p>727</text:p>
          </table:table-cell>
          <table:table-cell table:style-name="ce2" table:formula="of:=[.B794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95] &amp; &quot;, &quot; &amp; [.B795] &amp; &quot;, &quot; &amp; [.C795] &amp; &quot;, &quot; &amp; [.D795] &amp; &quot;, &quot; &amp; [.E795] &amp; &quot;, &quot; &amp; [.F795] &amp; &quot;);&quot;" office:value-type="string" office:string-value="insert into game_score (id, matchid, squad, goals, points, time_type) values (727, 31, 53, 1, 0, 2);" calcext:value-type="string">
            <text:p>insert into game_score (id, matchid, squad, goals, points, time_type) values (727, 31, 53, 1, 0, 2);</text:p>
          </table:table-cell>
          <table:table-cell table:number-columns-repeated="1017"/>
        </table:table-row>
        <table:table-row table:style-name="ro3">
          <table:table-cell table:style-name="ce2" table:formula="of:=[.A795]+1" office:value-type="float" office:value="728" calcext:value-type="float">
            <text:p>728</text:p>
          </table:table-cell>
          <table:table-cell table:style-name="ce2" table:formula="of:=[.B795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96] &amp; &quot;, &quot; &amp; [.B796] &amp; &quot;, &quot; &amp; [.C796] &amp; &quot;, &quot; &amp; [.D796] &amp; &quot;, &quot; &amp; [.E796] &amp; &quot;, &quot; &amp; [.F796] &amp; &quot;);&quot;" office:value-type="string" office:string-value="insert into game_score (id, matchid, squad, goals, points, time_type) values (728, 31, 58, 0, 0, 2);" calcext:value-type="string">
            <text:p>insert into game_score (id, matchid, squad, goals, points, time_type) values (728, 31, 58, 0, 0, 2);</text:p>
          </table:table-cell>
          <table:table-cell table:number-columns-repeated="1017"/>
        </table:table-row>
        <table:table-row table:style-name="ro3">
          <table:table-cell table:style-name="ce2" table:formula="of:=[.A796]+1" office:value-type="float" office:value="729" calcext:value-type="float">
            <text:p>729</text:p>
          </table:table-cell>
          <table:table-cell table:style-name="ce2" table:formula="of:=[.B796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97] &amp; &quot;, &quot; &amp; [.B797] &amp; &quot;, &quot; &amp; [.C797] &amp; &quot;, &quot; &amp; [.D797] &amp; &quot;, &quot; &amp; [.E797] &amp; &quot;, &quot; &amp; [.F797] &amp; &quot;);&quot;" office:value-type="string" office:string-value="insert into game_score (id, matchid, squad, goals, points, time_type) values (729, 31, 53, 0, 0, 3);" calcext:value-type="string">
            <text:p>insert into game_score (id, matchid, squad, goals, points, time_type) values (729, 31, 53, 0, 0, 3);</text:p>
          </table:table-cell>
          <table:table-cell table:number-columns-repeated="1017"/>
        </table:table-row>
        <table:table-row table:style-name="ro3">
          <table:table-cell table:style-name="ce2" table:formula="of:=[.A797]+1" office:value-type="float" office:value="730" calcext:value-type="float">
            <text:p>730</text:p>
          </table:table-cell>
          <table:table-cell table:style-name="ce2" table:formula="of:=[.B797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98] &amp; &quot;, &quot; &amp; [.B798] &amp; &quot;, &quot; &amp; [.C798] &amp; &quot;, &quot; &amp; [.D798] &amp; &quot;, &quot; &amp; [.E798] &amp; &quot;, &quot; &amp; [.F798] &amp; &quot;);&quot;" office:value-type="string" office:string-value="insert into game_score (id, matchid, squad, goals, points, time_type) values (730, 31, 58, 0, 0, 3);" calcext:value-type="string">
            <text:p>insert into game_score (id, matchid, squad, goals, points, time_type) values (730, 31, 58, 0, 0, 3);</text:p>
          </table:table-cell>
          <table:table-cell table:number-columns-repeated="1017"/>
        </table:table-row>
        <table:table-row table:style-name="ro3">
          <table:table-cell table:style-name="ce2" table:formula="of:=[.A798]+1" office:value-type="float" office:value="731" calcext:value-type="float">
            <text:p>731</text:p>
          </table:table-cell>
          <table:table-cell table:style-name="ce2" table:formula="of:=[.B798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99] &amp; &quot;, &quot; &amp; [.B799] &amp; &quot;, &quot; &amp; [.C799] &amp; &quot;, &quot; &amp; [.D799] &amp; &quot;, &quot; &amp; [.E799] &amp; &quot;, &quot; &amp; [.F799] &amp; &quot;);&quot;" office:value-type="string" office:string-value="insert into game_score (id, matchid, squad, goals, points, time_type) values (731, 31, 53, 0, 0, 4);" calcext:value-type="string">
            <text:p>insert into game_score (id, matchid, squad, goals, points, time_type) values (731, 31, 53, 0, 0, 4);</text:p>
          </table:table-cell>
          <table:table-cell table:number-columns-repeated="1017"/>
        </table:table-row>
        <table:table-row table:style-name="ro3">
          <table:table-cell table:style-name="ce2" table:formula="of:=[.A799]+1" office:value-type="float" office:value="732" calcext:value-type="float">
            <text:p>732</text:p>
          </table:table-cell>
          <table:table-cell table:style-name="ce2" table:formula="of:=[.B799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00] &amp; &quot;, &quot; &amp; [.B800] &amp; &quot;, &quot; &amp; [.C800] &amp; &quot;, &quot; &amp; [.D800] &amp; &quot;, &quot; &amp; [.E800] &amp; &quot;, &quot; &amp; [.F800] &amp; &quot;);&quot;" office:value-type="string" office:string-value="insert into game_score (id, matchid, squad, goals, points, time_type) values (732, 31, 58, 0, 0, 4);" calcext:value-type="string">
            <text:p>insert into game_score (id, matchid, squad, goals, points, time_type) values (732, 31, 58, 0, 0, 4);</text:p>
          </table:table-cell>
          <table:table-cell table:number-columns-repeated="1017"/>
        </table:table-row>
        <table:table-row table:style-name="ro3">
          <table:table-cell table:style-name="ce2" table:formula="of:=[.A800]+1" office:value-type="float" office:value="733" calcext:value-type="float">
            <text:p>733</text:p>
          </table:table-cell>
          <table:table-cell table:style-name="ce2" table:formula="of:=[.B800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01] &amp; &quot;, &quot; &amp; [.B801] &amp; &quot;, &quot; &amp; [.C801] &amp; &quot;, &quot; &amp; [.D801] &amp; &quot;, &quot; &amp; [.E801] &amp; &quot;, &quot; &amp; [.F801] &amp; &quot;);&quot;" office:value-type="string" office:string-value="insert into game_score (id, matchid, squad, goals, points, time_type) values (733, 31, 53, 0, 0, 5);" calcext:value-type="string">
            <text:p>insert into game_score (id, matchid, squad, goals, points, time_type) values (733, 31, 53, 0, 0, 5);</text:p>
          </table:table-cell>
          <table:table-cell table:number-columns-repeated="1017"/>
        </table:table-row>
        <table:table-row table:style-name="ro3">
          <table:table-cell table:style-name="ce2" table:formula="of:=[.A801]+1" office:value-type="float" office:value="734" calcext:value-type="float">
            <text:p>734</text:p>
          </table:table-cell>
          <table:table-cell table:style-name="ce2" table:formula="of:=[.B801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02] &amp; &quot;, &quot; &amp; [.B802] &amp; &quot;, &quot; &amp; [.C802] &amp; &quot;, &quot; &amp; [.D802] &amp; &quot;, &quot; &amp; [.E802] &amp; &quot;, &quot; &amp; [.F802] &amp; &quot;);&quot;" office:value-type="string" office:string-value="insert into game_score (id, matchid, squad, goals, points, time_type) values (734, 31, 58, 0, 0, 5);" calcext:value-type="string">
            <text:p>insert into game_score (id, matchid, squad, goals, points, time_type) values (734, 31, 58, 0, 0, 5);</text:p>
          </table:table-cell>
          <table:table-cell table:number-columns-repeated="1017"/>
        </table:table-row>
        <table:table-row table:style-name="ro3">
          <table:table-cell table:style-name="ce2" table:formula="of:=[.A802]+1" office:value-type="float" office:value="735" calcext:value-type="float">
            <text:p>735</text:p>
          </table:table-cell>
          <table:table-cell table:style-name="ce2" table:formula="of:=[.B802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3] &amp; &quot;, &quot; &amp; [.B803] &amp; &quot;, &quot; &amp; [.C803] &amp; &quot;, &quot; &amp; [.D803] &amp; &quot;, &quot; &amp; [.E803] &amp; &quot;, &quot; &amp; [.F803] &amp; &quot;);&quot;" office:value-type="string" office:string-value="insert into game_score (id, matchid, squad, goals, points, time_type) values (735, 31, 53, 5, 0, 6);" calcext:value-type="string">
            <text:p>insert into game_score (id, matchid, squad, goals, points, time_type) values (735, 31, 53, 5, 0, 6);</text:p>
          </table:table-cell>
          <table:table-cell table:number-columns-repeated="1017"/>
        </table:table-row>
        <table:table-row table:style-name="ro3">
          <table:table-cell table:style-name="ce2" table:formula="of:=[.A803]+1" office:value-type="float" office:value="736" calcext:value-type="float">
            <text:p>736</text:p>
          </table:table-cell>
          <table:table-cell table:style-name="ce2" table:formula="of:=[.B803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4] &amp; &quot;, &quot; &amp; [.B804] &amp; &quot;, &quot; &amp; [.C804] &amp; &quot;, &quot; &amp; [.D804] &amp; &quot;, &quot; &amp; [.E804] &amp; &quot;, &quot; &amp; [.F804] &amp; &quot;);&quot;" office:value-type="string" office:string-value="insert into game_score (id, matchid, squad, goals, points, time_type) values (736, 31, 58, 0, 0, 6);" calcext:value-type="string">
            <text:p>insert into game_score (id, matchid, squad, goals, points, time_type) values (736, 31, 58, 0, 0, 6);</text:p>
          </table:table-cell>
          <table:table-cell table:number-columns-repeated="1017"/>
        </table:table-row>
        <table:table-row table:style-name="ro3">
          <table:table-cell table:style-name="ce2" table:formula="of:=[.A804]+1" office:value-type="float" office:value="737" calcext:value-type="float">
            <text:p>737</text:p>
          </table:table-cell>
          <table:table-cell table:style-name="ce2" table:formula="of:=[.B804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05] &amp; &quot;, &quot; &amp; [.B805] &amp; &quot;, &quot; &amp; [.C805] &amp; &quot;, &quot; &amp; [.D805] &amp; &quot;, &quot; &amp; [.E805] &amp; &quot;, &quot; &amp; [.F805] &amp; &quot;);&quot;" office:value-type="string" office:string-value="insert into game_score (id, matchid, squad, goals, points, time_type) values (737, 31, 53, 1, 0, 7);" calcext:value-type="string">
            <text:p>insert into game_score (id, matchid, squad, goals, points, time_type) values (737, 31, 53, 1, 0, 7);</text:p>
          </table:table-cell>
          <table:table-cell table:number-columns-repeated="1017"/>
        </table:table-row>
        <table:table-row table:style-name="ro3">
          <table:table-cell table:style-name="ce2" table:formula="of:=[.A805]+1" office:value-type="float" office:value="738" calcext:value-type="float">
            <text:p>738</text:p>
          </table:table-cell>
          <table:table-cell table:style-name="ce2" table:formula="of:=[.B805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06] &amp; &quot;, &quot; &amp; [.B806] &amp; &quot;, &quot; &amp; [.C806] &amp; &quot;, &quot; &amp; [.D806] &amp; &quot;, &quot; &amp; [.E806] &amp; &quot;, &quot; &amp; [.F806] &amp; &quot;);&quot;" office:value-type="string" office:string-value="insert into game_score (id, matchid, squad, goals, points, time_type) values (738, 31, 58, 2, 0, 7);" calcext:value-type="string">
            <text:p>insert into game_score (id, matchid, squad, goals, points, time_type) values (738, 31, 58, 2, 0, 7);</text:p>
          </table:table-cell>
          <table:table-cell table:number-columns-repeated="1017"/>
        </table:table-row>
        <table:table-row table:style-name="ro3">
          <table:table-cell table:style-name="ce2" table:formula="of:=[.A806]+1" office:value-type="float" office:value="739" calcext:value-type="float">
            <text:p>739</text:p>
          </table:table-cell>
          <table:table-cell table:style-name="ce2" table:formula="of:=[.B806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07] &amp; &quot;, &quot; &amp; [.B807] &amp; &quot;, &quot; &amp; [.C807] &amp; &quot;, &quot; &amp; [.D807] &amp; &quot;, &quot; &amp; [.E807] &amp; &quot;, &quot; &amp; [.F807] &amp; &quot;);&quot;" office:value-type="string" office:string-value="insert into game_score (id, matchid, squad, goals, points, time_type) values (739, 31, 53, 0, 0, 8);" calcext:value-type="string">
            <text:p>insert into game_score (id, matchid, squad, goals, points, time_type) values (739, 31, 53, 0, 0, 8);</text:p>
          </table:table-cell>
          <table:table-cell table:number-columns-repeated="1017"/>
        </table:table-row>
        <table:table-row table:style-name="ro3">
          <table:table-cell table:style-name="ce2" table:formula="of:=[.A807]+1" office:value-type="float" office:value="740" calcext:value-type="float">
            <text:p>740</text:p>
          </table:table-cell>
          <table:table-cell table:style-name="ce2" table:formula="of:=[.B807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08] &amp; &quot;, &quot; &amp; [.B808] &amp; &quot;, &quot; &amp; [.C808] &amp; &quot;, &quot; &amp; [.D808] &amp; &quot;, &quot; &amp; [.E808] &amp; &quot;, &quot; &amp; [.F808] &amp; &quot;);&quot;" office:value-type="string" office:string-value="insert into game_score (id, matchid, squad, goals, points, time_type) values (740, 31, 58, 0, 0, 8);" calcext:value-type="string">
            <text:p>insert into game_score (id, matchid, squad, goals, points, time_type) values (740, 31, 58, 0, 0, 8);</text:p>
          </table:table-cell>
          <table:table-cell table:number-columns-repeated="1017"/>
        </table:table-row>
        <table:table-row table:style-name="ro3">
          <table:table-cell table:style-name="ce2" table:formula="of:=[.A808]+1" office:value-type="float" office:value="741" calcext:value-type="float">
            <text:p>741</text:p>
          </table:table-cell>
          <table:table-cell table:style-name="ce2" table:formula="of:=[.B808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09] &amp; &quot;, &quot; &amp; [.B809] &amp; &quot;, &quot; &amp; [.C809] &amp; &quot;, &quot; &amp; [.D809] &amp; &quot;, &quot; &amp; [.E809] &amp; &quot;, &quot; &amp; [.F809] &amp; &quot;);&quot;" office:value-type="string" office:string-value="insert into game_score (id, matchid, squad, goals, points, time_type) values (741, 31, 53, 0, 0, 9);" calcext:value-type="string">
            <text:p>insert into game_score (id, matchid, squad, goals, points, time_type) values (741, 31, 53, 0, 0, 9);</text:p>
          </table:table-cell>
          <table:table-cell table:number-columns-repeated="1017"/>
        </table:table-row>
        <table:table-row table:style-name="ro3">
          <table:table-cell table:style-name="ce2" table:formula="of:=[.A809]+1" office:value-type="float" office:value="742" calcext:value-type="float">
            <text:p>742</text:p>
          </table:table-cell>
          <table:table-cell table:style-name="ce2" table:formula="of:=[.B809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10] &amp; &quot;, &quot; &amp; [.B810] &amp; &quot;, &quot; &amp; [.C810] &amp; &quot;, &quot; &amp; [.D810] &amp; &quot;, &quot; &amp; [.E810] &amp; &quot;, &quot; &amp; [.F810] &amp; &quot;);&quot;" office:value-type="string" office:string-value="insert into game_score (id, matchid, squad, goals, points, time_type) values (742, 31, 58, 0, 0, 9);" calcext:value-type="string">
            <text:p>insert into game_score (id, matchid, squad, goals, points, time_type) values (742, 31, 58, 0, 0, 9);</text:p>
          </table:table-cell>
          <table:table-cell table:number-columns-repeated="1017"/>
        </table:table-row>
        <table:table-row table:style-name="ro3">
          <table:table-cell table:style-name="ce2" table:formula="of:=[.A810]+1" office:value-type="float" office:value="743" calcext:value-type="float">
            <text:p>743</text:p>
          </table:table-cell>
          <table:table-cell table:style-name="ce2" table:formula="of:=[.B810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11] &amp; &quot;, &quot; &amp; [.B811] &amp; &quot;, &quot; &amp; [.C811] &amp; &quot;, &quot; &amp; [.D811] &amp; &quot;, &quot; &amp; [.E811] &amp; &quot;, &quot; &amp; [.F811] &amp; &quot;);&quot;" office:value-type="string" office:string-value="insert into game_score (id, matchid, squad, goals, points, time_type) values (743, 31, 53, 7, 0, 9000);" calcext:value-type="string">
            <text:p>insert into game_score (id, matchid, squad, goals, points, time_type) values (743, 31, 53, 7, 0, 9000);</text:p>
          </table:table-cell>
          <table:table-cell table:number-columns-repeated="1017"/>
        </table:table-row>
        <table:table-row table:style-name="ro3">
          <table:table-cell table:style-name="ce2" table:formula="of:=[.A811]+1" office:value-type="float" office:value="744" calcext:value-type="float">
            <text:p>744</text:p>
          </table:table-cell>
          <table:table-cell table:style-name="ce2" table:formula="of:=[.B811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12] &amp; &quot;, &quot; &amp; [.B812] &amp; &quot;, &quot; &amp; [.C812] &amp; &quot;, &quot; &amp; [.D812] &amp; &quot;, &quot; &amp; [.E812] &amp; &quot;, &quot; &amp; [.F812] &amp; &quot;);&quot;" office:value-type="string" office:string-value="insert into game_score (id, matchid, squad, goals, points, time_type) values (744, 31, 58, 2, 0, 9000);" calcext:value-type="string">
            <text:p>insert into game_score (id, matchid, squad, goals, points, time_type) values (744, 31, 58, 2, 0, 9000);</text:p>
          </table:table-cell>
          <table:table-cell table:number-columns-repeated="1017"/>
        </table:table-row>
        <table:table-row table:style-name="ro3">
          <table:table-cell table:style-name="ce2" table:formula="of:=[.A812]+1" office:value-type="float" office:value="745" calcext:value-type="float">
            <text:p>745</text:p>
          </table:table-cell>
          <table:table-cell table:style-name="ce2" table:formula="of:=[.B812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13] &amp; &quot;, &quot; &amp; [.B813] &amp; &quot;, &quot; &amp; [.C813] &amp; &quot;, &quot; &amp; [.D813] &amp; &quot;, &quot; &amp; [.E813] &amp; &quot;, &quot; &amp; [.F813] &amp; &quot;);&quot;" office:value-type="string" office:string-value="insert into game_score (id, matchid, squad, goals, points, time_type) values (745, 31, 53, 10, 0, 9001);" calcext:value-type="string">
            <text:p>insert into game_score (id, matchid, squad, goals, points, time_type) values (745, 31, 53, 10, 0, 9001);</text:p>
          </table:table-cell>
          <table:table-cell table:number-columns-repeated="1017"/>
        </table:table-row>
        <table:table-row table:style-name="ro3">
          <table:table-cell table:style-name="ce2" table:formula="of:=[.A813]+1" office:value-type="float" office:value="746" calcext:value-type="float">
            <text:p>746</text:p>
          </table:table-cell>
          <table:table-cell table:style-name="ce2" table:formula="of:=[.B813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14] &amp; &quot;, &quot; &amp; [.B814] &amp; &quot;, &quot; &amp; [.C814] &amp; &quot;, &quot; &amp; [.D814] &amp; &quot;, &quot; &amp; [.E814] &amp; &quot;, &quot; &amp; [.F814] &amp; &quot;);&quot;" office:value-type="string" office:string-value="insert into game_score (id, matchid, squad, goals, points, time_type) values (746, 31, 58, 5, 0, 9001);" calcext:value-type="string">
            <text:p>insert into game_score (id, matchid, squad, goals, points, time_type) values (746, 31, 58, 5, 0, 9001);</text:p>
          </table:table-cell>
          <table:table-cell table:number-columns-repeated="1017"/>
        </table:table-row>
        <table:table-row table:style-name="ro3">
          <table:table-cell table:style-name="ce2" table:formula="of:=[.A814]+1" office:value-type="float" office:value="747" calcext:value-type="float">
            <text:p>747</text:p>
          </table:table-cell>
          <table:table-cell table:style-name="ce2" table:formula="of:=[.B814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15] &amp; &quot;, &quot; &amp; [.B815] &amp; &quot;, &quot; &amp; [.C815] &amp; &quot;, &quot; &amp; [.D815] &amp; &quot;, &quot; &amp; [.E815] &amp; &quot;, &quot; &amp; [.F815] &amp; &quot;);&quot;" office:value-type="string" office:string-value="insert into game_score (id, matchid, squad, goals, points, time_type) values (747, 31, 53, 1, 0, 9002);" calcext:value-type="string">
            <text:p>insert into game_score (id, matchid, squad, goals, points, time_type) values (747, 31, 53, 1, 0, 9002);</text:p>
          </table:table-cell>
          <table:table-cell table:number-columns-repeated="1017"/>
        </table:table-row>
        <table:table-row table:style-name="ro3">
          <table:table-cell table:style-name="ce2" table:formula="of:=[.A815]+1" office:value-type="float" office:value="748" calcext:value-type="float">
            <text:p>748</text:p>
          </table:table-cell>
          <table:table-cell table:style-name="ce2" table:formula="of:=[.B815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16] &amp; &quot;, &quot; &amp; [.B816] &amp; &quot;, &quot; &amp; [.C816] &amp; &quot;, &quot; &amp; [.D816] &amp; &quot;, &quot; &amp; [.E816] &amp; &quot;, &quot; &amp; [.F816] &amp; &quot;);&quot;" office:value-type="string" office:string-value="insert into game_score (id, matchid, squad, goals, points, time_type) values (748, 31, 58, 0, 0, 9002);" calcext:value-type="string">
            <text:p>insert into game_score (id, matchid, squad, goals, points, time_type) values (748, 31, 58, 0, 0, 9002);</text:p>
          </table:table-cell>
          <table:table-cell table:number-columns-repeated="1017"/>
        </table:table-row>
        <table:table-row table:style-name="ro3">
          <table:table-cell table:formula="of:=[.A816]+1" office:value-type="float" office:value="749" calcext:value-type="float">
            <text:p>749</text:p>
          </table:table-cell>
          <table:table-cell table:formula="of:=[.B793]+1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17] &amp; &quot;, &quot; &amp; [.B817] &amp; &quot;, &quot; &amp; [.C817] &amp; &quot;, &quot; &amp; [.D817] &amp; &quot;, &quot; &amp; [.E817] &amp; &quot;, &quot; &amp; [.F817] &amp; &quot;);&quot;" office:value-type="string" office:string-value="insert into game_score (id, matchid, squad, goals, points, time_type) values (749, 32, 1787, 0, 0, 1);" calcext:value-type="string">
            <text:p>insert into game_score (id, matchid, squad, goals, points, time_type) values (749, 32, 1787, 0, 0, 1);</text:p>
          </table:table-cell>
          <table:table-cell table:number-columns-repeated="1017"/>
        </table:table-row>
        <table:table-row table:style-name="ro3">
          <table:table-cell table:formula="of:=[.A817]+1" office:value-type="float" office:value="750" calcext:value-type="float">
            <text:p>750</text:p>
          </table:table-cell>
          <table:table-cell table:formula="of:=[.B817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18] &amp; &quot;, &quot; &amp; [.B818] &amp; &quot;, &quot; &amp; [.C818] &amp; &quot;, &quot; &amp; [.D818] &amp; &quot;, &quot; &amp; [.E818] &amp; &quot;, &quot; &amp; [.F818] &amp; &quot;);&quot;" office:value-type="string" office:string-value="insert into game_score (id, matchid, squad, goals, points, time_type) values (750, 32, 1809, 0, 0, 1);" calcext:value-type="string">
            <text:p>insert into game_score (id, matchid, squad, goals, points, time_type) values (750, 32, 1809, 0, 0, 1);</text:p>
          </table:table-cell>
          <table:table-cell table:number-columns-repeated="1017"/>
        </table:table-row>
        <table:table-row table:style-name="ro3">
          <table:table-cell table:formula="of:=[.A818]+1" office:value-type="float" office:value="751" calcext:value-type="float">
            <text:p>751</text:p>
          </table:table-cell>
          <table:table-cell table:formula="of:=[.B818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19] &amp; &quot;, &quot; &amp; [.B819] &amp; &quot;, &quot; &amp; [.C819] &amp; &quot;, &quot; &amp; [.D819] &amp; &quot;, &quot; &amp; [.E819] &amp; &quot;, &quot; &amp; [.F819] &amp; &quot;);&quot;" office:value-type="string" office:string-value="insert into game_score (id, matchid, squad, goals, points, time_type) values (751, 32, 1787, 0, 0, 2);" calcext:value-type="string">
            <text:p>insert into game_score (id, matchid, squad, goals, points, time_type) values (751, 32, 1787, 0, 0, 2);</text:p>
          </table:table-cell>
          <table:table-cell table:number-columns-repeated="1017"/>
        </table:table-row>
        <table:table-row table:style-name="ro3">
          <table:table-cell table:formula="of:=[.A819]+1" office:value-type="float" office:value="752" calcext:value-type="float">
            <text:p>752</text:p>
          </table:table-cell>
          <table:table-cell table:formula="of:=[.B819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20] &amp; &quot;, &quot; &amp; [.B820] &amp; &quot;, &quot; &amp; [.C820] &amp; &quot;, &quot; &amp; [.D820] &amp; &quot;, &quot; &amp; [.E820] &amp; &quot;, &quot; &amp; [.F820] &amp; &quot;);&quot;" office:value-type="string" office:string-value="insert into game_score (id, matchid, squad, goals, points, time_type) values (752, 32, 1809, 1, 0, 2);" calcext:value-type="string">
            <text:p>insert into game_score (id, matchid, squad, goals, points, time_type) values (752, 32, 1809, 1, 0, 2);</text:p>
          </table:table-cell>
          <table:table-cell table:number-columns-repeated="1017"/>
        </table:table-row>
        <table:table-row table:style-name="ro3">
          <table:table-cell table:formula="of:=[.A820]+1" office:value-type="float" office:value="753" calcext:value-type="float">
            <text:p>753</text:p>
          </table:table-cell>
          <table:table-cell table:formula="of:=[.B820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21] &amp; &quot;, &quot; &amp; [.B821] &amp; &quot;, &quot; &amp; [.C821] &amp; &quot;, &quot; &amp; [.D821] &amp; &quot;, &quot; &amp; [.E821] &amp; &quot;, &quot; &amp; [.F821] &amp; &quot;);&quot;" office:value-type="string" office:string-value="insert into game_score (id, matchid, squad, goals, points, time_type) values (753, 32, 1787, 0, 0, 3);" calcext:value-type="string">
            <text:p>insert into game_score (id, matchid, squad, goals, points, time_type) values (753, 32, 1787, 0, 0, 3);</text:p>
          </table:table-cell>
          <table:table-cell table:number-columns-repeated="1017"/>
        </table:table-row>
        <table:table-row table:style-name="ro3">
          <table:table-cell table:formula="of:=[.A821]+1" office:value-type="float" office:value="754" calcext:value-type="float">
            <text:p>754</text:p>
          </table:table-cell>
          <table:table-cell table:formula="of:=[.B821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22] &amp; &quot;, &quot; &amp; [.B822] &amp; &quot;, &quot; &amp; [.C822] &amp; &quot;, &quot; &amp; [.D822] &amp; &quot;, &quot; &amp; [.E822] &amp; &quot;, &quot; &amp; [.F822] &amp; &quot;);&quot;" office:value-type="string" office:string-value="insert into game_score (id, matchid, squad, goals, points, time_type) values (754, 32, 1809, 0, 0, 3);" calcext:value-type="string">
            <text:p>insert into game_score (id, matchid, squad, goals, points, time_type) values (754, 32, 1809, 0, 0, 3);</text:p>
          </table:table-cell>
          <table:table-cell table:number-columns-repeated="1017"/>
        </table:table-row>
        <table:table-row table:style-name="ro3">
          <table:table-cell table:formula="of:=[.A822]+1" office:value-type="float" office:value="755" calcext:value-type="float">
            <text:p>755</text:p>
          </table:table-cell>
          <table:table-cell table:formula="of:=[.B822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23] &amp; &quot;, &quot; &amp; [.B823] &amp; &quot;, &quot; &amp; [.C823] &amp; &quot;, &quot; &amp; [.D823] &amp; &quot;, &quot; &amp; [.E823] &amp; &quot;, &quot; &amp; [.F823] &amp; &quot;);&quot;" office:value-type="string" office:string-value="insert into game_score (id, matchid, squad, goals, points, time_type) values (755, 32, 1787, 1, 0, 4);" calcext:value-type="string">
            <text:p>insert into game_score (id, matchid, squad, goals, points, time_type) values (755, 32, 1787, 1, 0, 4);</text:p>
          </table:table-cell>
          <table:table-cell table:number-columns-repeated="1017"/>
        </table:table-row>
        <table:table-row table:style-name="ro3">
          <table:table-cell table:formula="of:=[.A823]+1" office:value-type="float" office:value="756" calcext:value-type="float">
            <text:p>756</text:p>
          </table:table-cell>
          <table:table-cell table:formula="of:=[.B823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24] &amp; &quot;, &quot; &amp; [.B824] &amp; &quot;, &quot; &amp; [.C824] &amp; &quot;, &quot; &amp; [.D824] &amp; &quot;, &quot; &amp; [.E824] &amp; &quot;, &quot; &amp; [.F824] &amp; &quot;);&quot;" office:value-type="string" office:string-value="insert into game_score (id, matchid, squad, goals, points, time_type) values (756, 32, 1809, 0, 0, 4);" calcext:value-type="string">
            <text:p>insert into game_score (id, matchid, squad, goals, points, time_type) values (756, 32, 1809, 0, 0, 4);</text:p>
          </table:table-cell>
          <table:table-cell table:number-columns-repeated="1017"/>
        </table:table-row>
        <table:table-row table:style-name="ro3">
          <table:table-cell table:formula="of:=[.A824]+1" office:value-type="float" office:value="757" calcext:value-type="float">
            <text:p>757</text:p>
          </table:table-cell>
          <table:table-cell table:formula="of:=[.B824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25] &amp; &quot;, &quot; &amp; [.B825] &amp; &quot;, &quot; &amp; [.C825] &amp; &quot;, &quot; &amp; [.D825] &amp; &quot;, &quot; &amp; [.E825] &amp; &quot;, &quot; &amp; [.F825] &amp; &quot;);&quot;" office:value-type="string" office:string-value="insert into game_score (id, matchid, squad, goals, points, time_type) values (757, 32, 1787, 0, 0, 5);" calcext:value-type="string">
            <text:p>insert into game_score (id, matchid, squad, goals, points, time_type) values (757, 32, 1787, 0, 0, 5);</text:p>
          </table:table-cell>
          <table:table-cell table:number-columns-repeated="1017"/>
        </table:table-row>
        <table:table-row table:style-name="ro3">
          <table:table-cell table:formula="of:=[.A825]+1" office:value-type="float" office:value="758" calcext:value-type="float">
            <text:p>758</text:p>
          </table:table-cell>
          <table:table-cell table:formula="of:=[.B825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26] &amp; &quot;, &quot; &amp; [.B826] &amp; &quot;, &quot; &amp; [.C826] &amp; &quot;, &quot; &amp; [.D826] &amp; &quot;, &quot; &amp; [.E826] &amp; &quot;, &quot; &amp; [.F826] &amp; &quot;);&quot;" office:value-type="string" office:string-value="insert into game_score (id, matchid, squad, goals, points, time_type) values (758, 32, 1809, 0, 0, 5);" calcext:value-type="string">
            <text:p>insert into game_score (id, matchid, squad, goals, points, time_type) values (758, 32, 1809, 0, 0, 5);</text:p>
          </table:table-cell>
          <table:table-cell table:number-columns-repeated="1017"/>
        </table:table-row>
        <table:table-row table:style-name="ro3">
          <table:table-cell table:formula="of:=[.A826]+1" office:value-type="float" office:value="759" calcext:value-type="float">
            <text:p>759</text:p>
          </table:table-cell>
          <table:table-cell table:formula="of:=[.B826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27] &amp; &quot;, &quot; &amp; [.B827] &amp; &quot;, &quot; &amp; [.C827] &amp; &quot;, &quot; &amp; [.D827] &amp; &quot;, &quot; &amp; [.E827] &amp; &quot;, &quot; &amp; [.F827] &amp; &quot;);&quot;" office:value-type="string" office:string-value="insert into game_score (id, matchid, squad, goals, points, time_type) values (759, 32, 1787, 3, 0, 6);" calcext:value-type="string">
            <text:p>insert into game_score (id, matchid, squad, goals, points, time_type) values (759, 32, 1787, 3, 0, 6);</text:p>
          </table:table-cell>
          <table:table-cell table:number-columns-repeated="1017"/>
        </table:table-row>
        <table:table-row table:style-name="ro3">
          <table:table-cell table:formula="of:=[.A827]+1" office:value-type="float" office:value="760" calcext:value-type="float">
            <text:p>760</text:p>
          </table:table-cell>
          <table:table-cell table:formula="of:=[.B827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28] &amp; &quot;, &quot; &amp; [.B828] &amp; &quot;, &quot; &amp; [.C828] &amp; &quot;, &quot; &amp; [.D828] &amp; &quot;, &quot; &amp; [.E828] &amp; &quot;, &quot; &amp; [.F828] &amp; &quot;);&quot;" office:value-type="string" office:string-value="insert into game_score (id, matchid, squad, goals, points, time_type) values (760, 32, 1809, 0, 0, 6);" calcext:value-type="string">
            <text:p>insert into game_score (id, matchid, squad, goals, points, time_type) values (760, 32, 1809, 0, 0, 6);</text:p>
          </table:table-cell>
          <table:table-cell table:number-columns-repeated="1017"/>
        </table:table-row>
        <table:table-row table:style-name="ro3">
          <table:table-cell table:formula="of:=[.A828]+1" office:value-type="float" office:value="761" calcext:value-type="float">
            <text:p>761</text:p>
          </table:table-cell>
          <table:table-cell table:formula="of:=[.B828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29] &amp; &quot;, &quot; &amp; [.B829] &amp; &quot;, &quot; &amp; [.C829] &amp; &quot;, &quot; &amp; [.D829] &amp; &quot;, &quot; &amp; [.E829] &amp; &quot;, &quot; &amp; [.F829] &amp; &quot;);&quot;" office:value-type="string" office:string-value="insert into game_score (id, matchid, squad, goals, points, time_type) values (761, 32, 1787, 3, 0, 7);" calcext:value-type="string">
            <text:p>insert into game_score (id, matchid, squad, goals, points, time_type) values (761, 32, 1787, 3, 0, 7);</text:p>
          </table:table-cell>
          <table:table-cell table:number-columns-repeated="1017"/>
        </table:table-row>
        <table:table-row table:style-name="ro3">
          <table:table-cell table:formula="of:=[.A829]+1" office:value-type="float" office:value="762" calcext:value-type="float">
            <text:p>762</text:p>
          </table:table-cell>
          <table:table-cell table:formula="of:=[.B829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30] &amp; &quot;, &quot; &amp; [.B830] &amp; &quot;, &quot; &amp; [.C830] &amp; &quot;, &quot; &amp; [.D830] &amp; &quot;, &quot; &amp; [.E830] &amp; &quot;, &quot; &amp; [.F830] &amp; &quot;);&quot;" office:value-type="string" office:string-value="insert into game_score (id, matchid, squad, goals, points, time_type) values (762, 32, 1809, 0, 0, 7);" calcext:value-type="string">
            <text:p>insert into game_score (id, matchid, squad, goals, points, time_type) values (762, 32, 1809, 0, 0, 7);</text:p>
          </table:table-cell>
          <table:table-cell table:number-columns-repeated="1017"/>
        </table:table-row>
        <table:table-row table:style-name="ro3">
          <table:table-cell table:formula="of:=[.A830]+1" office:value-type="float" office:value="763" calcext:value-type="float">
            <text:p>763</text:p>
          </table:table-cell>
          <table:table-cell table:formula="of:=[.B830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31] &amp; &quot;, &quot; &amp; [.B831] &amp; &quot;, &quot; &amp; [.C831] &amp; &quot;, &quot; &amp; [.D831] &amp; &quot;, &quot; &amp; [.E831] &amp; &quot;, &quot; &amp; [.F831] &amp; &quot;);&quot;" office:value-type="string" office:string-value="insert into game_score (id, matchid, squad, goals, points, time_type) values (763, 32, 1787, 0, 0, 8);" calcext:value-type="string">
            <text:p>insert into game_score (id, matchid, squad, goals, points, time_type) values (763, 32, 1787, 0, 0, 8);</text:p>
          </table:table-cell>
          <table:table-cell table:number-columns-repeated="1017"/>
        </table:table-row>
        <table:table-row table:style-name="ro3">
          <table:table-cell table:formula="of:=[.A831]+1" office:value-type="float" office:value="764" calcext:value-type="float">
            <text:p>764</text:p>
          </table:table-cell>
          <table:table-cell table:formula="of:=[.B831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32] &amp; &quot;, &quot; &amp; [.B832] &amp; &quot;, &quot; &amp; [.C832] &amp; &quot;, &quot; &amp; [.D832] &amp; &quot;, &quot; &amp; [.E832] &amp; &quot;, &quot; &amp; [.F832] &amp; &quot;);&quot;" office:value-type="string" office:string-value="insert into game_score (id, matchid, squad, goals, points, time_type) values (764, 32, 1809, 0, 0, 8);" calcext:value-type="string">
            <text:p>insert into game_score (id, matchid, squad, goals, points, time_type) values (764, 32, 1809, 0, 0, 8);</text:p>
          </table:table-cell>
          <table:table-cell table:number-columns-repeated="1017"/>
        </table:table-row>
        <table:table-row table:style-name="ro3">
          <table:table-cell table:formula="of:=[.A832]+1" office:value-type="float" office:value="765" calcext:value-type="float">
            <text:p>765</text:p>
          </table:table-cell>
          <table:table-cell table:formula="of:=[.B832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33] &amp; &quot;, &quot; &amp; [.B833] &amp; &quot;, &quot; &amp; [.C833] &amp; &quot;, &quot; &amp; [.D833] &amp; &quot;, &quot; &amp; [.E833] &amp; &quot;, &quot; &amp; [.F833] &amp; &quot;);&quot;" office:value-type="string" office:string-value="insert into game_score (id, matchid, squad, goals, points, time_type) values (765, 32, 1787, 0, 0, 9);" calcext:value-type="string">
            <text:p>insert into game_score (id, matchid, squad, goals, points, time_type) values (765, 32, 1787, 0, 0, 9);</text:p>
          </table:table-cell>
          <table:table-cell table:number-columns-repeated="1017"/>
        </table:table-row>
        <table:table-row table:style-name="ro3">
          <table:table-cell table:formula="of:=[.A833]+1" office:value-type="float" office:value="766" calcext:value-type="float">
            <text:p>766</text:p>
          </table:table-cell>
          <table:table-cell table:formula="of:=[.B833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34] &amp; &quot;, &quot; &amp; [.B834] &amp; &quot;, &quot; &amp; [.C834] &amp; &quot;, &quot; &amp; [.D834] &amp; &quot;, &quot; &amp; [.E834] &amp; &quot;, &quot; &amp; [.F834] &amp; &quot;);&quot;" office:value-type="string" office:string-value="insert into game_score (id, matchid, squad, goals, points, time_type) values (766, 32, 1809, 0, 0, 9);" calcext:value-type="string">
            <text:p>insert into game_score (id, matchid, squad, goals, points, time_type) values (766, 32, 1809, 0, 0, 9);</text:p>
          </table:table-cell>
          <table:table-cell table:number-columns-repeated="1017"/>
        </table:table-row>
        <table:table-row table:style-name="ro3">
          <table:table-cell table:formula="of:=[.A834]+1" office:value-type="float" office:value="767" calcext:value-type="float">
            <text:p>767</text:p>
          </table:table-cell>
          <table:table-cell table:formula="of:=[.B834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35] &amp; &quot;, &quot; &amp; [.B835] &amp; &quot;, &quot; &amp; [.C835] &amp; &quot;, &quot; &amp; [.D835] &amp; &quot;, &quot; &amp; [.E835] &amp; &quot;, &quot; &amp; [.F835] &amp; &quot;);&quot;" office:value-type="string" office:string-value="insert into game_score (id, matchid, squad, goals, points, time_type) values (767, 32, 1787, 7, 0, 9000);" calcext:value-type="string">
            <text:p>insert into game_score (id, matchid, squad, goals, points, time_type) values (767, 32, 1787, 7, 0, 9000);</text:p>
          </table:table-cell>
          <table:table-cell table:number-columns-repeated="1017"/>
        </table:table-row>
        <table:table-row table:style-name="ro3">
          <table:table-cell table:formula="of:=[.A835]+1" office:value-type="float" office:value="768" calcext:value-type="float">
            <text:p>768</text:p>
          </table:table-cell>
          <table:table-cell table:formula="of:=[.B835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36] &amp; &quot;, &quot; &amp; [.B836] &amp; &quot;, &quot; &amp; [.C836] &amp; &quot;, &quot; &amp; [.D836] &amp; &quot;, &quot; &amp; [.E836] &amp; &quot;, &quot; &amp; [.F836] &amp; &quot;);&quot;" office:value-type="string" office:string-value="insert into game_score (id, matchid, squad, goals, points, time_type) values (768, 32, 1809, 1, 0, 9000);" calcext:value-type="string">
            <text:p>insert into game_score (id, matchid, squad, goals, points, time_type) values (768, 32, 1809, 1, 0, 9000);</text:p>
          </table:table-cell>
          <table:table-cell table:number-columns-repeated="1017"/>
        </table:table-row>
        <table:table-row table:style-name="ro3">
          <table:table-cell table:formula="of:=[.A836]+1" office:value-type="float" office:value="769" calcext:value-type="float">
            <text:p>769</text:p>
          </table:table-cell>
          <table:table-cell table:formula="of:=[.B836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37] &amp; &quot;, &quot; &amp; [.B837] &amp; &quot;, &quot; &amp; [.C837] &amp; &quot;, &quot; &amp; [.D837] &amp; &quot;, &quot; &amp; [.E837] &amp; &quot;, &quot; &amp; [.F837] &amp; &quot;);&quot;" office:value-type="string" office:string-value="insert into game_score (id, matchid, squad, goals, points, time_type) values (769, 32, 1787, 13, 0, 9001);" calcext:value-type="string">
            <text:p>insert into game_score (id, matchid, squad, goals, points, time_type) values (769, 32, 1787, 13, 0, 9001);</text:p>
          </table:table-cell>
          <table:table-cell table:number-columns-repeated="1017"/>
        </table:table-row>
        <table:table-row table:style-name="ro3">
          <table:table-cell table:formula="of:=[.A837]+1" office:value-type="float" office:value="770" calcext:value-type="float">
            <text:p>770</text:p>
          </table:table-cell>
          <table:table-cell table:formula="of:=[.B837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38] &amp; &quot;, &quot; &amp; [.B838] &amp; &quot;, &quot; &amp; [.C838] &amp; &quot;, &quot; &amp; [.D838] &amp; &quot;, &quot; &amp; [.E838] &amp; &quot;, &quot; &amp; [.F838] &amp; &quot;);&quot;" office:value-type="string" office:string-value="insert into game_score (id, matchid, squad, goals, points, time_type) values (770, 32, 1809, 6, 0, 9001);" calcext:value-type="string">
            <text:p>insert into game_score (id, matchid, squad, goals, points, time_type) values (770, 32, 1809, 6, 0, 9001);</text:p>
          </table:table-cell>
          <table:table-cell table:number-columns-repeated="1017"/>
        </table:table-row>
        <table:table-row table:style-name="ro3">
          <table:table-cell table:formula="of:=[.A838]+1" office:value-type="float" office:value="771" calcext:value-type="float">
            <text:p>771</text:p>
          </table:table-cell>
          <table:table-cell table:formula="of:=[.B838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839] &amp; &quot;, &quot; &amp; [.B839] &amp; &quot;, &quot; &amp; [.C839] &amp; &quot;, &quot; &amp; [.D839] &amp; &quot;, &quot; &amp; [.E839] &amp; &quot;, &quot; &amp; [.F839] &amp; &quot;);&quot;" office:value-type="string" office:string-value="insert into game_score (id, matchid, squad, goals, points, time_type) values (771, 32, 1787, 1, 0, 9002);" calcext:value-type="string">
            <text:p>insert into game_score (id, matchid, squad, goals, points, time_type) values (771, 32, 1787, 1, 0, 9002);</text:p>
          </table:table-cell>
          <table:table-cell table:number-columns-repeated="1017"/>
        </table:table-row>
        <table:table-row table:style-name="ro3">
          <table:table-cell table:formula="of:=[.A839]+1" office:value-type="float" office:value="772" calcext:value-type="float">
            <text:p>772</text:p>
          </table:table-cell>
          <table:table-cell table:formula="of:=[.B839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840] &amp; &quot;, &quot; &amp; [.B840] &amp; &quot;, &quot; &amp; [.C840] &amp; &quot;, &quot; &amp; [.D840] &amp; &quot;, &quot; &amp; [.E840] &amp; &quot;, &quot; &amp; [.F840] &amp; &quot;);&quot;" office:value-type="string" office:string-value="insert into game_score (id, matchid, squad, goals, points, time_type) values (772, 32, 1809, 2, 0, 9002);" calcext:value-type="string">
            <text:p>insert into game_score (id, matchid, squad, goals, points, time_type) values (772, 32, 1809, 2, 0, 9002);</text:p>
          </table:table-cell>
          <table:table-cell table:number-columns-repeated="1017"/>
        </table:table-row>
        <table:table-row table:style-name="ro3">
          <table:table-cell table:style-name="ce2" table:formula="of:=[.A840]+1" office:value-type="float" office:value="773" calcext:value-type="float">
            <text:p>773</text:p>
          </table:table-cell>
          <table:table-cell table:style-name="ce2" table:formula="of:=[.B817]+1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41] &amp; &quot;, &quot; &amp; [.B841] &amp; &quot;, &quot; &amp; [.C841] &amp; &quot;, &quot; &amp; [.D841] &amp; &quot;, &quot; &amp; [.E841] &amp; &quot;, &quot; &amp; [.F841] &amp; &quot;);&quot;" office:value-type="string" office:string-value="insert into game_score (id, matchid, squad, goals, points, time_type) values (773, 33, 1809, 0, 0, 1);" calcext:value-type="string">
            <text:p>insert into game_score (id, matchid, squad, goals, points, time_type) values (773, 33, 1809, 0, 0, 1);</text:p>
          </table:table-cell>
          <table:table-cell table:number-columns-repeated="1017"/>
        </table:table-row>
        <table:table-row table:style-name="ro3">
          <table:table-cell table:style-name="ce2" table:formula="of:=[.A841]+1" office:value-type="float" office:value="774" calcext:value-type="float">
            <text:p>774</text:p>
          </table:table-cell>
          <table:table-cell table:style-name="ce2" table:formula="of:=[.B841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42] &amp; &quot;, &quot; &amp; [.B842] &amp; &quot;, &quot; &amp; [.C842] &amp; &quot;, &quot; &amp; [.D842] &amp; &quot;, &quot; &amp; [.E842] &amp; &quot;, &quot; &amp; [.F842] &amp; &quot;);&quot;" office:value-type="string" office:string-value="insert into game_score (id, matchid, squad, goals, points, time_type) values (774, 33, 53, 0, 0, 1);" calcext:value-type="string">
            <text:p>insert into game_score (id, matchid, squad, goals, points, time_type) values (774, 33, 53, 0, 0, 1);</text:p>
          </table:table-cell>
          <table:table-cell table:number-columns-repeated="1017"/>
        </table:table-row>
        <table:table-row table:style-name="ro3">
          <table:table-cell table:style-name="ce2" table:formula="of:=[.A842]+1" office:value-type="float" office:value="775" calcext:value-type="float">
            <text:p>775</text:p>
          </table:table-cell>
          <table:table-cell table:style-name="ce2" table:formula="of:=[.B842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43] &amp; &quot;, &quot; &amp; [.B843] &amp; &quot;, &quot; &amp; [.C843] &amp; &quot;, &quot; &amp; [.D843] &amp; &quot;, &quot; &amp; [.E843] &amp; &quot;, &quot; &amp; [.F843] &amp; &quot;);&quot;" office:value-type="string" office:string-value="insert into game_score (id, matchid, squad, goals, points, time_type) values (775, 33, 1809, 0, 0, 2);" calcext:value-type="string">
            <text:p>insert into game_score (id, matchid, squad, goals, points, time_type) values (775, 33, 1809, 0, 0, 2);</text:p>
          </table:table-cell>
          <table:table-cell table:number-columns-repeated="1017"/>
        </table:table-row>
        <table:table-row table:style-name="ro3">
          <table:table-cell table:style-name="ce2" table:formula="of:=[.A843]+1" office:value-type="float" office:value="776" calcext:value-type="float">
            <text:p>776</text:p>
          </table:table-cell>
          <table:table-cell table:style-name="ce2" table:formula="of:=[.B843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44] &amp; &quot;, &quot; &amp; [.B844] &amp; &quot;, &quot; &amp; [.C844] &amp; &quot;, &quot; &amp; [.D844] &amp; &quot;, &quot; &amp; [.E844] &amp; &quot;, &quot; &amp; [.F844] &amp; &quot;);&quot;" office:value-type="string" office:string-value="insert into game_score (id, matchid, squad, goals, points, time_type) values (776, 33, 53, 0, 0, 2);" calcext:value-type="string">
            <text:p>insert into game_score (id, matchid, squad, goals, points, time_type) values (776, 33, 53, 0, 0, 2);</text:p>
          </table:table-cell>
          <table:table-cell table:number-columns-repeated="1017"/>
        </table:table-row>
        <table:table-row table:style-name="ro3">
          <table:table-cell table:style-name="ce2" table:formula="of:=[.A844]+1" office:value-type="float" office:value="777" calcext:value-type="float">
            <text:p>777</text:p>
          </table:table-cell>
          <table:table-cell table:style-name="ce2" table:formula="of:=[.B844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45] &amp; &quot;, &quot; &amp; [.B845] &amp; &quot;, &quot; &amp; [.C845] &amp; &quot;, &quot; &amp; [.D845] &amp; &quot;, &quot; &amp; [.E845] &amp; &quot;, &quot; &amp; [.F845] &amp; &quot;);&quot;" office:value-type="string" office:string-value="insert into game_score (id, matchid, squad, goals, points, time_type) values (777, 33, 1809, 4, 0, 3);" calcext:value-type="string">
            <text:p>insert into game_score (id, matchid, squad, goals, points, time_type) values (777, 33, 1809, 4, 0, 3);</text:p>
          </table:table-cell>
          <table:table-cell table:number-columns-repeated="1017"/>
        </table:table-row>
        <table:table-row table:style-name="ro3">
          <table:table-cell table:style-name="ce2" table:formula="of:=[.A845]+1" office:value-type="float" office:value="778" calcext:value-type="float">
            <text:p>778</text:p>
          </table:table-cell>
          <table:table-cell table:style-name="ce2" table:formula="of:=[.B845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46] &amp; &quot;, &quot; &amp; [.B846] &amp; &quot;, &quot; &amp; [.C846] &amp; &quot;, &quot; &amp; [.D846] &amp; &quot;, &quot; &amp; [.E846] &amp; &quot;, &quot; &amp; [.F846] &amp; &quot;);&quot;" office:value-type="string" office:string-value="insert into game_score (id, matchid, squad, goals, points, time_type) values (778, 33, 53, 0, 0, 3);" calcext:value-type="string">
            <text:p>insert into game_score (id, matchid, squad, goals, points, time_type) values (778, 33, 53, 0, 0, 3);</text:p>
          </table:table-cell>
          <table:table-cell table:number-columns-repeated="1017"/>
        </table:table-row>
        <table:table-row table:style-name="ro3">
          <table:table-cell table:style-name="ce2" table:formula="of:=[.A846]+1" office:value-type="float" office:value="779" calcext:value-type="float">
            <text:p>779</text:p>
          </table:table-cell>
          <table:table-cell table:style-name="ce2" table:formula="of:=[.B846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47] &amp; &quot;, &quot; &amp; [.B847] &amp; &quot;, &quot; &amp; [.C847] &amp; &quot;, &quot; &amp; [.D847] &amp; &quot;, &quot; &amp; [.E847] &amp; &quot;, &quot; &amp; [.F847] &amp; &quot;);&quot;" office:value-type="string" office:string-value="insert into game_score (id, matchid, squad, goals, points, time_type) values (779, 33, 1809, 1, 0, 4);" calcext:value-type="string">
            <text:p>insert into game_score (id, matchid, squad, goals, points, time_type) values (779, 33, 1809, 1, 0, 4);</text:p>
          </table:table-cell>
          <table:table-cell table:number-columns-repeated="1017"/>
        </table:table-row>
        <table:table-row table:style-name="ro3">
          <table:table-cell table:style-name="ce2" table:formula="of:=[.A847]+1" office:value-type="float" office:value="780" calcext:value-type="float">
            <text:p>780</text:p>
          </table:table-cell>
          <table:table-cell table:style-name="ce2" table:formula="of:=[.B847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48] &amp; &quot;, &quot; &amp; [.B848] &amp; &quot;, &quot; &amp; [.C848] &amp; &quot;, &quot; &amp; [.D848] &amp; &quot;, &quot; &amp; [.E848] &amp; &quot;, &quot; &amp; [.F848] &amp; &quot;);&quot;" office:value-type="string" office:string-value="insert into game_score (id, matchid, squad, goals, points, time_type) values (780, 33, 53, 0, 0, 4);" calcext:value-type="string">
            <text:p>insert into game_score (id, matchid, squad, goals, points, time_type) values (780, 33, 53, 0, 0, 4);</text:p>
          </table:table-cell>
          <table:table-cell table:number-columns-repeated="1017"/>
        </table:table-row>
        <table:table-row table:style-name="ro3">
          <table:table-cell table:style-name="ce2" table:formula="of:=[.A848]+1" office:value-type="float" office:value="781" calcext:value-type="float">
            <text:p>781</text:p>
          </table:table-cell>
          <table:table-cell table:style-name="ce2" table:formula="of:=[.B848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49] &amp; &quot;, &quot; &amp; [.B849] &amp; &quot;, &quot; &amp; [.C849] &amp; &quot;, &quot; &amp; [.D849] &amp; &quot;, &quot; &amp; [.E849] &amp; &quot;, &quot; &amp; [.F849] &amp; &quot;);&quot;" office:value-type="string" office:string-value="insert into game_score (id, matchid, squad, goals, points, time_type) values (781, 33, 1809, 1, 0, 5);" calcext:value-type="string">
            <text:p>insert into game_score (id, matchid, squad, goals, points, time_type) values (781, 33, 1809, 1, 0, 5);</text:p>
          </table:table-cell>
          <table:table-cell table:number-columns-repeated="1017"/>
        </table:table-row>
        <table:table-row table:style-name="ro3">
          <table:table-cell table:style-name="ce2" table:formula="of:=[.A849]+1" office:value-type="float" office:value="782" calcext:value-type="float">
            <text:p>782</text:p>
          </table:table-cell>
          <table:table-cell table:style-name="ce2" table:formula="of:=[.B849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50] &amp; &quot;, &quot; &amp; [.B850] &amp; &quot;, &quot; &amp; [.C850] &amp; &quot;, &quot; &amp; [.D850] &amp; &quot;, &quot; &amp; [.E850] &amp; &quot;, &quot; &amp; [.F850] &amp; &quot;);&quot;" office:value-type="string" office:string-value="insert into game_score (id, matchid, squad, goals, points, time_type) values (782, 33, 53, 0, 0, 5);" calcext:value-type="string">
            <text:p>insert into game_score (id, matchid, squad, goals, points, time_type) values (782, 33, 53, 0, 0, 5);</text:p>
          </table:table-cell>
          <table:table-cell table:number-columns-repeated="1017"/>
        </table:table-row>
        <table:table-row table:style-name="ro3">
          <table:table-cell table:style-name="ce2" table:formula="of:=[.A850]+1" office:value-type="float" office:value="783" calcext:value-type="float">
            <text:p>783</text:p>
          </table:table-cell>
          <table:table-cell table:style-name="ce2" table:formula="of:=[.B850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51] &amp; &quot;, &quot; &amp; [.B851] &amp; &quot;, &quot; &amp; [.C851] &amp; &quot;, &quot; &amp; [.D851] &amp; &quot;, &quot; &amp; [.E851] &amp; &quot;, &quot; &amp; [.F851] &amp; &quot;);&quot;" office:value-type="string" office:string-value="insert into game_score (id, matchid, squad, goals, points, time_type) values (783, 33, 1809, 1, 0, 6);" calcext:value-type="string">
            <text:p>insert into game_score (id, matchid, squad, goals, points, time_type) values (783, 33, 1809, 1, 0, 6);</text:p>
          </table:table-cell>
          <table:table-cell table:number-columns-repeated="1017"/>
        </table:table-row>
        <table:table-row table:style-name="ro3">
          <table:table-cell table:style-name="ce2" table:formula="of:=[.A851]+1" office:value-type="float" office:value="784" calcext:value-type="float">
            <text:p>784</text:p>
          </table:table-cell>
          <table:table-cell table:style-name="ce2" table:formula="of:=[.B851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52] &amp; &quot;, &quot; &amp; [.B852] &amp; &quot;, &quot; &amp; [.C852] &amp; &quot;, &quot; &amp; [.D852] &amp; &quot;, &quot; &amp; [.E852] &amp; &quot;, &quot; &amp; [.F852] &amp; &quot;);&quot;" office:value-type="string" office:string-value="insert into game_score (id, matchid, squad, goals, points, time_type) values (784, 33, 53, 0, 0, 6);" calcext:value-type="string">
            <text:p>insert into game_score (id, matchid, squad, goals, points, time_type) values (784, 33, 53, 0, 0, 6);</text:p>
          </table:table-cell>
          <table:table-cell table:number-columns-repeated="1017"/>
        </table:table-row>
        <table:table-row table:style-name="ro3">
          <table:table-cell table:style-name="ce2" table:formula="of:=[.A852]+1" office:value-type="float" office:value="785" calcext:value-type="float">
            <text:p>785</text:p>
          </table:table-cell>
          <table:table-cell table:style-name="ce2" table:formula="of:=[.B852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53] &amp; &quot;, &quot; &amp; [.B853] &amp; &quot;, &quot; &amp; [.C853] &amp; &quot;, &quot; &amp; [.D853] &amp; &quot;, &quot; &amp; [.E853] &amp; &quot;, &quot; &amp; [.F853] &amp; &quot;);&quot;" office:value-type="string" office:string-value="insert into game_score (id, matchid, squad, goals, points, time_type) values (785, 33, 1809, 0, 0, 7);" calcext:value-type="string">
            <text:p>insert into game_score (id, matchid, squad, goals, points, time_type) values (785, 33, 1809, 0, 0, 7);</text:p>
          </table:table-cell>
          <table:table-cell table:number-columns-repeated="1017"/>
        </table:table-row>
        <table:table-row table:style-name="ro3">
          <table:table-cell table:style-name="ce2" table:formula="of:=[.A853]+1" office:value-type="float" office:value="786" calcext:value-type="float">
            <text:p>786</text:p>
          </table:table-cell>
          <table:table-cell table:style-name="ce2" table:formula="of:=[.B853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54] &amp; &quot;, &quot; &amp; [.B854] &amp; &quot;, &quot; &amp; [.C854] &amp; &quot;, &quot; &amp; [.D854] &amp; &quot;, &quot; &amp; [.E854] &amp; &quot;, &quot; &amp; [.F854] &amp; &quot;);&quot;" office:value-type="string" office:string-value="insert into game_score (id, matchid, squad, goals, points, time_type) values (786, 33, 53, 1, 0, 7);" calcext:value-type="string">
            <text:p>insert into game_score (id, matchid, squad, goals, points, time_type) values (786, 33, 53, 1, 0, 7);</text:p>
          </table:table-cell>
          <table:table-cell table:number-columns-repeated="1017"/>
        </table:table-row>
        <table:table-row table:style-name="ro3">
          <table:table-cell table:style-name="ce2" table:formula="of:=[.A854]+1" office:value-type="float" office:value="787" calcext:value-type="float">
            <text:p>787</text:p>
          </table:table-cell>
          <table:table-cell table:style-name="ce2" table:formula="of:=[.B854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55] &amp; &quot;, &quot; &amp; [.B855] &amp; &quot;, &quot; &amp; [.C855] &amp; &quot;, &quot; &amp; [.D855] &amp; &quot;, &quot; &amp; [.E855] &amp; &quot;, &quot; &amp; [.F855] &amp; &quot;);&quot;" office:value-type="string" office:string-value="insert into game_score (id, matchid, squad, goals, points, time_type) values (787, 33, 1809, 0, 0, 8);" calcext:value-type="string">
            <text:p>insert into game_score (id, matchid, squad, goals, points, time_type) values (787, 33, 1809, 0, 0, 8);</text:p>
          </table:table-cell>
          <table:table-cell table:number-columns-repeated="1017"/>
        </table:table-row>
        <table:table-row table:style-name="ro3">
          <table:table-cell table:style-name="ce2" table:formula="of:=[.A855]+1" office:value-type="float" office:value="788" calcext:value-type="float">
            <text:p>788</text:p>
          </table:table-cell>
          <table:table-cell table:style-name="ce2" table:formula="of:=[.B855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56] &amp; &quot;, &quot; &amp; [.B856] &amp; &quot;, &quot; &amp; [.C856] &amp; &quot;, &quot; &amp; [.D856] &amp; &quot;, &quot; &amp; [.E856] &amp; &quot;, &quot; &amp; [.F856] &amp; &quot;);&quot;" office:value-type="string" office:string-value="insert into game_score (id, matchid, squad, goals, points, time_type) values (788, 33, 53, 0, 0, 8);" calcext:value-type="string">
            <text:p>insert into game_score (id, matchid, squad, goals, points, time_type) values (788, 33, 53, 0, 0, 8);</text:p>
          </table:table-cell>
          <table:table-cell table:number-columns-repeated="1017"/>
        </table:table-row>
        <table:table-row table:style-name="ro3">
          <table:table-cell table:style-name="ce2" table:formula="of:=[.A856]+1" office:value-type="float" office:value="789" calcext:value-type="float">
            <text:p>789</text:p>
          </table:table-cell>
          <table:table-cell table:style-name="ce2" table:formula="of:=[.B856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7] &amp; &quot;, &quot; &amp; [.B857] &amp; &quot;, &quot; &amp; [.C857] &amp; &quot;, &quot; &amp; [.D857] &amp; &quot;, &quot; &amp; [.E857] &amp; &quot;, &quot; &amp; [.F857] &amp; &quot;);&quot;" office:value-type="string" office:string-value="insert into game_score (id, matchid, squad, goals, points, time_type) values (789, 33, 1809, 0, 0, 9);" calcext:value-type="string">
            <text:p>insert into game_score (id, matchid, squad, goals, points, time_type) values (789, 33, 1809, 0, 0, 9);</text:p>
          </table:table-cell>
          <table:table-cell table:number-columns-repeated="1017"/>
        </table:table-row>
        <table:table-row table:style-name="ro3">
          <table:table-cell table:style-name="ce2" table:formula="of:=[.A857]+1" office:value-type="float" office:value="790" calcext:value-type="float">
            <text:p>790</text:p>
          </table:table-cell>
          <table:table-cell table:style-name="ce2" table:formula="of:=[.B857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8] &amp; &quot;, &quot; &amp; [.B858] &amp; &quot;, &quot; &amp; [.C858] &amp; &quot;, &quot; &amp; [.D858] &amp; &quot;, &quot; &amp; [.E858] &amp; &quot;, &quot; &amp; [.F858] &amp; &quot;);&quot;" office:value-type="string" office:string-value="insert into game_score (id, matchid, squad, goals, points, time_type) values (790, 33, 53, 2, 0, 9);" calcext:value-type="string">
            <text:p>insert into game_score (id, matchid, squad, goals, points, time_type) values (790, 33, 53, 2, 0, 9);</text:p>
          </table:table-cell>
          <table:table-cell table:number-columns-repeated="1017"/>
        </table:table-row>
        <table:table-row table:style-name="ro3">
          <table:table-cell table:style-name="ce2" table:formula="of:=[.A858]+1" office:value-type="float" office:value="791" calcext:value-type="float">
            <text:p>791</text:p>
          </table:table-cell>
          <table:table-cell table:style-name="ce2" table:formula="of:=[.B858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59] &amp; &quot;, &quot; &amp; [.B859] &amp; &quot;, &quot; &amp; [.C859] &amp; &quot;, &quot; &amp; [.D859] &amp; &quot;, &quot; &amp; [.E859] &amp; &quot;, &quot; &amp; [.F859] &amp; &quot;);&quot;" office:value-type="string" office:string-value="insert into game_score (id, matchid, squad, goals, points, time_type) values (791, 33, 1809, 7, 0, 9000);" calcext:value-type="string">
            <text:p>insert into game_score (id, matchid, squad, goals, points, time_type) values (791, 33, 1809, 7, 0, 9000);</text:p>
          </table:table-cell>
          <table:table-cell table:number-columns-repeated="1017"/>
        </table:table-row>
        <table:table-row table:style-name="ro3">
          <table:table-cell table:style-name="ce2" table:formula="of:=[.A859]+1" office:value-type="float" office:value="792" calcext:value-type="float">
            <text:p>792</text:p>
          </table:table-cell>
          <table:table-cell table:style-name="ce2" table:formula="of:=[.B859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60] &amp; &quot;, &quot; &amp; [.B860] &amp; &quot;, &quot; &amp; [.C860] &amp; &quot;, &quot; &amp; [.D860] &amp; &quot;, &quot; &amp; [.E860] &amp; &quot;, &quot; &amp; [.F860] &amp; &quot;);&quot;" office:value-type="string" office:string-value="insert into game_score (id, matchid, squad, goals, points, time_type) values (792, 33, 53, 3, 0, 9000);" calcext:value-type="string">
            <text:p>insert into game_score (id, matchid, squad, goals, points, time_type) values (792, 33, 53, 3, 0, 9000);</text:p>
          </table:table-cell>
          <table:table-cell table:number-columns-repeated="1017"/>
        </table:table-row>
        <table:table-row table:style-name="ro3">
          <table:table-cell table:style-name="ce2" table:formula="of:=[.A860]+1" office:value-type="float" office:value="793" calcext:value-type="float">
            <text:p>793</text:p>
          </table:table-cell>
          <table:table-cell table:style-name="ce2" table:formula="of:=[.B860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61] &amp; &quot;, &quot; &amp; [.B861] &amp; &quot;, &quot; &amp; [.C861] &amp; &quot;, &quot; &amp; [.D861] &amp; &quot;, &quot; &amp; [.E861] &amp; &quot;, &quot; &amp; [.F861] &amp; &quot;);&quot;" office:value-type="string" office:string-value="insert into game_score (id, matchid, squad, goals, points, time_type) values (793, 33, 1809, 9, 0, 9001);" calcext:value-type="string">
            <text:p>insert into game_score (id, matchid, squad, goals, points, time_type) values (793, 33, 1809, 9, 0, 9001);</text:p>
          </table:table-cell>
          <table:table-cell table:number-columns-repeated="1017"/>
        </table:table-row>
        <table:table-row table:style-name="ro3">
          <table:table-cell table:style-name="ce2" table:formula="of:=[.A861]+1" office:value-type="float" office:value="794" calcext:value-type="float">
            <text:p>794</text:p>
          </table:table-cell>
          <table:table-cell table:style-name="ce2" table:formula="of:=[.B861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62] &amp; &quot;, &quot; &amp; [.B862] &amp; &quot;, &quot; &amp; [.C862] &amp; &quot;, &quot; &amp; [.D862] &amp; &quot;, &quot; &amp; [.E862] &amp; &quot;, &quot; &amp; [.F862] &amp; &quot;);&quot;" office:value-type="string" office:string-value="insert into game_score (id, matchid, squad, goals, points, time_type) values (794, 33, 53, 8, 0, 9001);" calcext:value-type="string">
            <text:p>insert into game_score (id, matchid, squad, goals, points, time_type) values (794, 33, 53, 8, 0, 9001);</text:p>
          </table:table-cell>
          <table:table-cell table:number-columns-repeated="1017"/>
        </table:table-row>
        <table:table-row table:style-name="ro3">
          <table:table-cell table:style-name="ce2" table:formula="of:=[.A862]+1" office:value-type="float" office:value="795" calcext:value-type="float">
            <text:p>795</text:p>
          </table:table-cell>
          <table:table-cell table:style-name="ce2" table:formula="of:=[.B862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63] &amp; &quot;, &quot; &amp; [.B863] &amp; &quot;, &quot; &amp; [.C863] &amp; &quot;, &quot; &amp; [.D863] &amp; &quot;, &quot; &amp; [.E863] &amp; &quot;, &quot; &amp; [.F863] &amp; &quot;);&quot;" office:value-type="string" office:string-value="insert into game_score (id, matchid, squad, goals, points, time_type) values (795, 33, 1809, 1, 0, 9002);" calcext:value-type="string">
            <text:p>insert into game_score (id, matchid, squad, goals, points, time_type) values (795, 33, 1809, 1, 0, 9002);</text:p>
          </table:table-cell>
          <table:table-cell table:number-columns-repeated="1017"/>
        </table:table-row>
        <table:table-row table:style-name="ro3">
          <table:table-cell table:style-name="ce2" table:formula="of:=[.A863]+1" office:value-type="float" office:value="796" calcext:value-type="float">
            <text:p>796</text:p>
          </table:table-cell>
          <table:table-cell table:style-name="ce2" table:formula="of:=[.B863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64] &amp; &quot;, &quot; &amp; [.B864] &amp; &quot;, &quot; &amp; [.C864] &amp; &quot;, &quot; &amp; [.D864] &amp; &quot;, &quot; &amp; [.E864] &amp; &quot;, &quot; &amp; [.F864] &amp; &quot;);&quot;" office:value-type="string" office:string-value="insert into game_score (id, matchid, squad, goals, points, time_type) values (796, 33, 53, 2, 0, 9002);" calcext:value-type="string">
            <text:p>insert into game_score (id, matchid, squad, goals, points, time_type) values (796, 33, 53, 2, 0, 9002);</text:p>
          </table:table-cell>
          <table:table-cell table:number-columns-repeated="1017"/>
        </table:table-row>
        <table:table-row table:style-name="ro3">
          <table:table-cell table:formula="of:=[.A864]+1" office:value-type="float" office:value="797" calcext:value-type="float">
            <text:p>797</text:p>
          </table:table-cell>
          <table:table-cell table:formula="of:=[.B841]+1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65] &amp; &quot;, &quot; &amp; [.B865] &amp; &quot;, &quot; &amp; [.C865] &amp; &quot;, &quot; &amp; [.D865] &amp; &quot;, &quot; &amp; [.E865] &amp; &quot;, &quot; &amp; [.F865] &amp; &quot;);&quot;" office:value-type="string" office:string-value="insert into game_score (id, matchid, squad, goals, points, time_type) values (797, 34, 58, 0, 0, 1);" calcext:value-type="string">
            <text:p>insert into game_score (id, matchid, squad, goals, points, time_type) values (797, 34, 58, 0, 0, 1);</text:p>
          </table:table-cell>
          <table:table-cell table:number-columns-repeated="1017"/>
        </table:table-row>
        <table:table-row table:style-name="ro3">
          <table:table-cell table:formula="of:=[.A865]+1" office:value-type="float" office:value="798" calcext:value-type="float">
            <text:p>798</text:p>
          </table:table-cell>
          <table:table-cell table:formula="of:=[.B865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66] &amp; &quot;, &quot; &amp; [.B866] &amp; &quot;, &quot; &amp; [.C866] &amp; &quot;, &quot; &amp; [.D866] &amp; &quot;, &quot; &amp; [.E866] &amp; &quot;, &quot; &amp; [.F866] &amp; &quot;);&quot;" office:value-type="string" office:string-value="insert into game_score (id, matchid, squad, goals, points, time_type) values (798, 34, 1787, 0, 0, 1);" calcext:value-type="string">
            <text:p>insert into game_score (id, matchid, squad, goals, points, time_type) values (798, 34, 1787, 0, 0, 1);</text:p>
          </table:table-cell>
          <table:table-cell table:number-columns-repeated="1017"/>
        </table:table-row>
        <table:table-row table:style-name="ro3">
          <table:table-cell table:formula="of:=[.A866]+1" office:value-type="float" office:value="799" calcext:value-type="float">
            <text:p>799</text:p>
          </table:table-cell>
          <table:table-cell table:formula="of:=[.B866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67] &amp; &quot;, &quot; &amp; [.B867] &amp; &quot;, &quot; &amp; [.C867] &amp; &quot;, &quot; &amp; [.D867] &amp; &quot;, &quot; &amp; [.E867] &amp; &quot;, &quot; &amp; [.F867] &amp; &quot;);&quot;" office:value-type="string" office:string-value="insert into game_score (id, matchid, squad, goals, points, time_type) values (799, 34, 58, 0, 0, 2);" calcext:value-type="string">
            <text:p>insert into game_score (id, matchid, squad, goals, points, time_type) values (799, 34, 58, 0, 0, 2);</text:p>
          </table:table-cell>
          <table:table-cell table:number-columns-repeated="1017"/>
        </table:table-row>
        <table:table-row table:style-name="ro3">
          <table:table-cell table:formula="of:=[.A867]+1" office:value-type="float" office:value="800" calcext:value-type="float">
            <text:p>800</text:p>
          </table:table-cell>
          <table:table-cell table:formula="of:=[.B867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68] &amp; &quot;, &quot; &amp; [.B868] &amp; &quot;, &quot; &amp; [.C868] &amp; &quot;, &quot; &amp; [.D868] &amp; &quot;, &quot; &amp; [.E868] &amp; &quot;, &quot; &amp; [.F868] &amp; &quot;);&quot;" office:value-type="string" office:string-value="insert into game_score (id, matchid, squad, goals, points, time_type) values (800, 34, 1787, 0, 0, 2);" calcext:value-type="string">
            <text:p>insert into game_score (id, matchid, squad, goals, points, time_type) values (800, 34, 1787, 0, 0, 2);</text:p>
          </table:table-cell>
          <table:table-cell table:number-columns-repeated="1017"/>
        </table:table-row>
        <table:table-row table:style-name="ro3">
          <table:table-cell table:formula="of:=[.A868]+1" office:value-type="float" office:value="801" calcext:value-type="float">
            <text:p>801</text:p>
          </table:table-cell>
          <table:table-cell table:formula="of:=[.B868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69] &amp; &quot;, &quot; &amp; [.B869] &amp; &quot;, &quot; &amp; [.C869] &amp; &quot;, &quot; &amp; [.D869] &amp; &quot;, &quot; &amp; [.E869] &amp; &quot;, &quot; &amp; [.F869] &amp; &quot;);&quot;" office:value-type="string" office:string-value="insert into game_score (id, matchid, squad, goals, points, time_type) values (801, 34, 58, 0, 0, 3);" calcext:value-type="string">
            <text:p>insert into game_score (id, matchid, squad, goals, points, time_type) values (801, 34, 58, 0, 0, 3);</text:p>
          </table:table-cell>
          <table:table-cell table:number-columns-repeated="1017"/>
        </table:table-row>
        <table:table-row table:style-name="ro3">
          <table:table-cell table:formula="of:=[.A869]+1" office:value-type="float" office:value="802" calcext:value-type="float">
            <text:p>802</text:p>
          </table:table-cell>
          <table:table-cell table:formula="of:=[.B869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70] &amp; &quot;, &quot; &amp; [.B870] &amp; &quot;, &quot; &amp; [.C870] &amp; &quot;, &quot; &amp; [.D870] &amp; &quot;, &quot; &amp; [.E870] &amp; &quot;, &quot; &amp; [.F870] &amp; &quot;);&quot;" office:value-type="string" office:string-value="insert into game_score (id, matchid, squad, goals, points, time_type) values (802, 34, 1787, 0, 0, 3);" calcext:value-type="string">
            <text:p>insert into game_score (id, matchid, squad, goals, points, time_type) values (802, 34, 1787, 0, 0, 3);</text:p>
          </table:table-cell>
          <table:table-cell table:number-columns-repeated="1017"/>
        </table:table-row>
        <table:table-row table:style-name="ro3">
          <table:table-cell table:formula="of:=[.A870]+1" office:value-type="float" office:value="803" calcext:value-type="float">
            <text:p>803</text:p>
          </table:table-cell>
          <table:table-cell table:formula="of:=[.B870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71] &amp; &quot;, &quot; &amp; [.B871] &amp; &quot;, &quot; &amp; [.C871] &amp; &quot;, &quot; &amp; [.D871] &amp; &quot;, &quot; &amp; [.E871] &amp; &quot;, &quot; &amp; [.F871] &amp; &quot;);&quot;" office:value-type="string" office:string-value="insert into game_score (id, matchid, squad, goals, points, time_type) values (803, 34, 58, 0, 0, 4);" calcext:value-type="string">
            <text:p>insert into game_score (id, matchid, squad, goals, points, time_type) values (803, 34, 58, 0, 0, 4);</text:p>
          </table:table-cell>
          <table:table-cell table:number-columns-repeated="1017"/>
        </table:table-row>
        <table:table-row table:style-name="ro3">
          <table:table-cell table:formula="of:=[.A871]+1" office:value-type="float" office:value="804" calcext:value-type="float">
            <text:p>804</text:p>
          </table:table-cell>
          <table:table-cell table:formula="of:=[.B871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72] &amp; &quot;, &quot; &amp; [.B872] &amp; &quot;, &quot; &amp; [.C872] &amp; &quot;, &quot; &amp; [.D872] &amp; &quot;, &quot; &amp; [.E872] &amp; &quot;, &quot; &amp; [.F872] &amp; &quot;);&quot;" office:value-type="string" office:string-value="insert into game_score (id, matchid, squad, goals, points, time_type) values (804, 34, 1787, 0, 0, 4);" calcext:value-type="string">
            <text:p>insert into game_score (id, matchid, squad, goals, points, time_type) values (804, 34, 1787, 0, 0, 4);</text:p>
          </table:table-cell>
          <table:table-cell table:number-columns-repeated="1017"/>
        </table:table-row>
        <table:table-row table:style-name="ro3">
          <table:table-cell table:formula="of:=[.A872]+1" office:value-type="float" office:value="805" calcext:value-type="float">
            <text:p>805</text:p>
          </table:table-cell>
          <table:table-cell table:formula="of:=[.B872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73] &amp; &quot;, &quot; &amp; [.B873] &amp; &quot;, &quot; &amp; [.C873] &amp; &quot;, &quot; &amp; [.D873] &amp; &quot;, &quot; &amp; [.E873] &amp; &quot;, &quot; &amp; [.F873] &amp; &quot;);&quot;" office:value-type="string" office:string-value="insert into game_score (id, matchid, squad, goals, points, time_type) values (805, 34, 58, 2, 0, 5);" calcext:value-type="string">
            <text:p>insert into game_score (id, matchid, squad, goals, points, time_type) values (805, 34, 58, 2, 0, 5);</text:p>
          </table:table-cell>
          <table:table-cell table:number-columns-repeated="1017"/>
        </table:table-row>
        <table:table-row table:style-name="ro3">
          <table:table-cell table:formula="of:=[.A873]+1" office:value-type="float" office:value="806" calcext:value-type="float">
            <text:p>806</text:p>
          </table:table-cell>
          <table:table-cell table:formula="of:=[.B873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74] &amp; &quot;, &quot; &amp; [.B874] &amp; &quot;, &quot; &amp; [.C874] &amp; &quot;, &quot; &amp; [.D874] &amp; &quot;, &quot; &amp; [.E874] &amp; &quot;, &quot; &amp; [.F874] &amp; &quot;);&quot;" office:value-type="string" office:string-value="insert into game_score (id, matchid, squad, goals, points, time_type) values (806, 34, 1787, 0, 0, 5);" calcext:value-type="string">
            <text:p>insert into game_score (id, matchid, squad, goals, points, time_type) values (806, 34, 1787, 0, 0, 5);</text:p>
          </table:table-cell>
          <table:table-cell table:number-columns-repeated="1017"/>
        </table:table-row>
        <table:table-row table:style-name="ro3">
          <table:table-cell table:formula="of:=[.A874]+1" office:value-type="float" office:value="807" calcext:value-type="float">
            <text:p>807</text:p>
          </table:table-cell>
          <table:table-cell table:formula="of:=[.B874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75] &amp; &quot;, &quot; &amp; [.B875] &amp; &quot;, &quot; &amp; [.C875] &amp; &quot;, &quot; &amp; [.D875] &amp; &quot;, &quot; &amp; [.E875] &amp; &quot;, &quot; &amp; [.F875] &amp; &quot;);&quot;" office:value-type="string" office:string-value="insert into game_score (id, matchid, squad, goals, points, time_type) values (807, 34, 58, 0, 0, 6);" calcext:value-type="string">
            <text:p>insert into game_score (id, matchid, squad, goals, points, time_type) values (807, 34, 58, 0, 0, 6);</text:p>
          </table:table-cell>
          <table:table-cell table:number-columns-repeated="1017"/>
        </table:table-row>
        <table:table-row table:style-name="ro3">
          <table:table-cell table:formula="of:=[.A875]+1" office:value-type="float" office:value="808" calcext:value-type="float">
            <text:p>808</text:p>
          </table:table-cell>
          <table:table-cell table:formula="of:=[.B875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76] &amp; &quot;, &quot; &amp; [.B876] &amp; &quot;, &quot; &amp; [.C876] &amp; &quot;, &quot; &amp; [.D876] &amp; &quot;, &quot; &amp; [.E876] &amp; &quot;, &quot; &amp; [.F876] &amp; &quot;);&quot;" office:value-type="string" office:string-value="insert into game_score (id, matchid, squad, goals, points, time_type) values (808, 34, 1787, 0, 0, 6);" calcext:value-type="string">
            <text:p>insert into game_score (id, matchid, squad, goals, points, time_type) values (808, 34, 1787, 0, 0, 6);</text:p>
          </table:table-cell>
          <table:table-cell table:number-columns-repeated="1017"/>
        </table:table-row>
        <table:table-row table:style-name="ro3">
          <table:table-cell table:formula="of:=[.A876]+1" office:value-type="float" office:value="809" calcext:value-type="float">
            <text:p>809</text:p>
          </table:table-cell>
          <table:table-cell table:formula="of:=[.B876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77] &amp; &quot;, &quot; &amp; [.B877] &amp; &quot;, &quot; &amp; [.C877] &amp; &quot;, &quot; &amp; [.D877] &amp; &quot;, &quot; &amp; [.E877] &amp; &quot;, &quot; &amp; [.F877] &amp; &quot;);&quot;" office:value-type="string" office:string-value="insert into game_score (id, matchid, squad, goals, points, time_type) values (809, 34, 58, 0, 0, 7);" calcext:value-type="string">
            <text:p>insert into game_score (id, matchid, squad, goals, points, time_type) values (809, 34, 58, 0, 0, 7);</text:p>
          </table:table-cell>
          <table:table-cell table:number-columns-repeated="1017"/>
        </table:table-row>
        <table:table-row table:style-name="ro3">
          <table:table-cell table:formula="of:=[.A877]+1" office:value-type="float" office:value="810" calcext:value-type="float">
            <text:p>810</text:p>
          </table:table-cell>
          <table:table-cell table:formula="of:=[.B877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78] &amp; &quot;, &quot; &amp; [.B878] &amp; &quot;, &quot; &amp; [.C878] &amp; &quot;, &quot; &amp; [.D878] &amp; &quot;, &quot; &amp; [.E878] &amp; &quot;, &quot; &amp; [.F878] &amp; &quot;);&quot;" office:value-type="string" office:string-value="insert into game_score (id, matchid, squad, goals, points, time_type) values (810, 34, 1787, 0, 0, 7);" calcext:value-type="string">
            <text:p>insert into game_score (id, matchid, squad, goals, points, time_type) values (810, 34, 1787, 0, 0, 7);</text:p>
          </table:table-cell>
          <table:table-cell table:number-columns-repeated="1017"/>
        </table:table-row>
        <table:table-row table:style-name="ro3">
          <table:table-cell table:formula="of:=[.A878]+1" office:value-type="float" office:value="811" calcext:value-type="float">
            <text:p>811</text:p>
          </table:table-cell>
          <table:table-cell table:formula="of:=[.B878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79] &amp; &quot;, &quot; &amp; [.B879] &amp; &quot;, &quot; &amp; [.C879] &amp; &quot;, &quot; &amp; [.D879] &amp; &quot;, &quot; &amp; [.E879] &amp; &quot;, &quot; &amp; [.F879] &amp; &quot;);&quot;" office:value-type="string" office:string-value="insert into game_score (id, matchid, squad, goals, points, time_type) values (811, 34, 58, 4, 0, 8);" calcext:value-type="string">
            <text:p>insert into game_score (id, matchid, squad, goals, points, time_type) values (811, 34, 58, 4, 0, 8);</text:p>
          </table:table-cell>
          <table:table-cell table:number-columns-repeated="1017"/>
        </table:table-row>
        <table:table-row table:style-name="ro3">
          <table:table-cell table:formula="of:=[.A879]+1" office:value-type="float" office:value="812" calcext:value-type="float">
            <text:p>812</text:p>
          </table:table-cell>
          <table:table-cell table:formula="of:=[.B879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80] &amp; &quot;, &quot; &amp; [.B880] &amp; &quot;, &quot; &amp; [.C880] &amp; &quot;, &quot; &amp; [.D880] &amp; &quot;, &quot; &amp; [.E880] &amp; &quot;, &quot; &amp; [.F880] &amp; &quot;);&quot;" office:value-type="string" office:string-value="insert into game_score (id, matchid, squad, goals, points, time_type) values (812, 34, 1787, 0, 0, 8);" calcext:value-type="string">
            <text:p>insert into game_score (id, matchid, squad, goals, points, time_type) values (812, 34, 1787, 0, 0, 8);</text:p>
          </table:table-cell>
          <table:table-cell table:number-columns-repeated="1017"/>
        </table:table-row>
        <table:table-row table:style-name="ro3">
          <table:table-cell table:formula="of:=[.A880]+1" office:value-type="float" office:value="813" calcext:value-type="float">
            <text:p>813</text:p>
          </table:table-cell>
          <table:table-cell table:formula="of:=[.B880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81] &amp; &quot;, &quot; &amp; [.B881] &amp; &quot;, &quot; &amp; [.C881] &amp; &quot;, &quot; &amp; [.D881] &amp; &quot;, &quot; &amp; [.E881] &amp; &quot;, &quot; &amp; [.F881] &amp; &quot;);&quot;" office:value-type="string" office:string-value="insert into game_score (id, matchid, squad, goals, points, time_type) values (813, 34, 58, 0, 0, 9);" calcext:value-type="string">
            <text:p>insert into game_score (id, matchid, squad, goals, points, time_type) values (813, 34, 58, 0, 0, 9);</text:p>
          </table:table-cell>
          <table:table-cell table:number-columns-repeated="1017"/>
        </table:table-row>
        <table:table-row table:style-name="ro3">
          <table:table-cell table:formula="of:=[.A881]+1" office:value-type="float" office:value="814" calcext:value-type="float">
            <text:p>814</text:p>
          </table:table-cell>
          <table:table-cell table:formula="of:=[.B881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82] &amp; &quot;, &quot; &amp; [.B882] &amp; &quot;, &quot; &amp; [.C882] &amp; &quot;, &quot; &amp; [.D882] &amp; &quot;, &quot; &amp; [.E882] &amp; &quot;, &quot; &amp; [.F882] &amp; &quot;);&quot;" office:value-type="string" office:string-value="insert into game_score (id, matchid, squad, goals, points, time_type) values (814, 34, 1787, 0, 0, 9);" calcext:value-type="string">
            <text:p>insert into game_score (id, matchid, squad, goals, points, time_type) values (814, 34, 1787, 0, 0, 9);</text:p>
          </table:table-cell>
          <table:table-cell table:number-columns-repeated="1017"/>
        </table:table-row>
        <table:table-row table:style-name="ro3">
          <table:table-cell table:formula="of:=[.A882]+1" office:value-type="float" office:value="815" calcext:value-type="float">
            <text:p>815</text:p>
          </table:table-cell>
          <table:table-cell table:formula="of:=[.B882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83] &amp; &quot;, &quot; &amp; [.B883] &amp; &quot;, &quot; &amp; [.C883] &amp; &quot;, &quot; &amp; [.D883] &amp; &quot;, &quot; &amp; [.E883] &amp; &quot;, &quot; &amp; [.F883] &amp; &quot;);&quot;" office:value-type="string" office:string-value="insert into game_score (id, matchid, squad, goals, points, time_type) values (815, 34, 58, 6, 0, 9000);" calcext:value-type="string">
            <text:p>insert into game_score (id, matchid, squad, goals, points, time_type) values (815, 34, 58, 6, 0, 9000);</text:p>
          </table:table-cell>
          <table:table-cell table:number-columns-repeated="1017"/>
        </table:table-row>
        <table:table-row table:style-name="ro3">
          <table:table-cell table:formula="of:=[.A883]+1" office:value-type="float" office:value="816" calcext:value-type="float">
            <text:p>816</text:p>
          </table:table-cell>
          <table:table-cell table:formula="of:=[.B883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84] &amp; &quot;, &quot; &amp; [.B884] &amp; &quot;, &quot; &amp; [.C884] &amp; &quot;, &quot; &amp; [.D884] &amp; &quot;, &quot; &amp; [.E884] &amp; &quot;, &quot; &amp; [.F884] &amp; &quot;);&quot;" office:value-type="string" office:string-value="insert into game_score (id, matchid, squad, goals, points, time_type) values (816, 34, 1787, 0, 0, 9000);" calcext:value-type="string">
            <text:p>insert into game_score (id, matchid, squad, goals, points, time_type) values (816, 34, 1787, 0, 0, 9000);</text:p>
          </table:table-cell>
          <table:table-cell table:number-columns-repeated="1017"/>
        </table:table-row>
        <table:table-row table:style-name="ro3">
          <table:table-cell table:formula="of:=[.A884]+1" office:value-type="float" office:value="817" calcext:value-type="float">
            <text:p>817</text:p>
          </table:table-cell>
          <table:table-cell table:formula="of:=[.B884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85] &amp; &quot;, &quot; &amp; [.B885] &amp; &quot;, &quot; &amp; [.C885] &amp; &quot;, &quot; &amp; [.D885] &amp; &quot;, &quot; &amp; [.E885] &amp; &quot;, &quot; &amp; [.F885] &amp; &quot;);&quot;" office:value-type="string" office:string-value="insert into game_score (id, matchid, squad, goals, points, time_type) values (817, 34, 58, 6, 0, 9001);" calcext:value-type="string">
            <text:p>insert into game_score (id, matchid, squad, goals, points, time_type) values (817, 34, 58, 6, 0, 9001);</text:p>
          </table:table-cell>
          <table:table-cell table:number-columns-repeated="1017"/>
        </table:table-row>
        <table:table-row table:style-name="ro3">
          <table:table-cell table:formula="of:=[.A885]+1" office:value-type="float" office:value="818" calcext:value-type="float">
            <text:p>818</text:p>
          </table:table-cell>
          <table:table-cell table:formula="of:=[.B885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86] &amp; &quot;, &quot; &amp; [.B886] &amp; &quot;, &quot; &amp; [.C886] &amp; &quot;, &quot; &amp; [.D886] &amp; &quot;, &quot; &amp; [.E886] &amp; &quot;, &quot; &amp; [.F886] &amp; &quot;);&quot;" office:value-type="string" office:string-value="insert into game_score (id, matchid, squad, goals, points, time_type) values (818, 34, 1787, 7, 0, 9001);" calcext:value-type="string">
            <text:p>insert into game_score (id, matchid, squad, goals, points, time_type) values (818, 34, 1787, 7, 0, 9001);</text:p>
          </table:table-cell>
          <table:table-cell table:number-columns-repeated="1017"/>
        </table:table-row>
        <table:table-row table:style-name="ro3">
          <table:table-cell table:formula="of:=[.A886]+1" office:value-type="float" office:value="819" calcext:value-type="float">
            <text:p>819</text:p>
          </table:table-cell>
          <table:table-cell table:formula="of:=[.B886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887] &amp; &quot;, &quot; &amp; [.B887] &amp; &quot;, &quot; &amp; [.C887] &amp; &quot;, &quot; &amp; [.D887] &amp; &quot;, &quot; &amp; [.E887] &amp; &quot;, &quot; &amp; [.F887] &amp; &quot;);&quot;" office:value-type="string" office:string-value="insert into game_score (id, matchid, squad, goals, points, time_type) values (819, 34, 58, 2, 0, 9002);" calcext:value-type="string">
            <text:p>insert into game_score (id, matchid, squad, goals, points, time_type) values (819, 34, 58, 2, 0, 9002);</text:p>
          </table:table-cell>
          <table:table-cell table:number-columns-repeated="1017"/>
        </table:table-row>
        <table:table-row table:style-name="ro3">
          <table:table-cell table:formula="of:=[.A887]+1" office:value-type="float" office:value="820" calcext:value-type="float">
            <text:p>820</text:p>
          </table:table-cell>
          <table:table-cell table:formula="of:=[.B887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888] &amp; &quot;, &quot; &amp; [.B888] &amp; &quot;, &quot; &amp; [.C888] &amp; &quot;, &quot; &amp; [.D888] &amp; &quot;, &quot; &amp; [.E888] &amp; &quot;, &quot; &amp; [.F888] &amp; &quot;);&quot;" office:value-type="string" office:string-value="insert into game_score (id, matchid, squad, goals, points, time_type) values (820, 34, 1787, 0, 0, 9002);" calcext:value-type="string">
            <text:p>insert into game_score (id, matchid, squad, goals, points, time_type) values (820, 34, 1787, 0, 0, 9002);</text:p>
          </table:table-cell>
          <table:table-cell table:number-columns-repeated="1017"/>
        </table:table-row>
        <table:table-row table:style-name="ro3">
          <table:table-cell table:style-name="ce2" table:formula="of:=[.A888]+1" office:value-type="float" office:value="821" calcext:value-type="float">
            <text:p>821</text:p>
          </table:table-cell>
          <table:table-cell table:style-name="ce2" table:formula="of:=[.B865]+1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89] &amp; &quot;, &quot; &amp; [.B889] &amp; &quot;, &quot; &amp; [.C889] &amp; &quot;, &quot; &amp; [.D889] &amp; &quot;, &quot; &amp; [.E889] &amp; &quot;, &quot; &amp; [.F889] &amp; &quot;);&quot;" office:value-type="string" office:string-value="insert into game_score (id, matchid, squad, goals, points, time_type) values (821, 35, 1809, 0, 0, 1);" calcext:value-type="string">
            <text:p>insert into game_score (id, matchid, squad, goals, points, time_type) values (821, 35, 1809, 0, 0, 1);</text:p>
          </table:table-cell>
          <table:table-cell table:number-columns-repeated="1017"/>
        </table:table-row>
        <table:table-row table:style-name="ro3">
          <table:table-cell table:style-name="ce2" table:formula="of:=[.A889]+1" office:value-type="float" office:value="822" calcext:value-type="float">
            <text:p>822</text:p>
          </table:table-cell>
          <table:table-cell table:style-name="ce2" table:formula="of:=[.B889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90] &amp; &quot;, &quot; &amp; [.B890] &amp; &quot;, &quot; &amp; [.C890] &amp; &quot;, &quot; &amp; [.D890] &amp; &quot;, &quot; &amp; [.E890] &amp; &quot;, &quot; &amp; [.F890] &amp; &quot;);&quot;" office:value-type="string" office:string-value="insert into game_score (id, matchid, squad, goals, points, time_type) values (822, 35, 58, 1, 0, 1);" calcext:value-type="string">
            <text:p>insert into game_score (id, matchid, squad, goals, points, time_type) values (822, 35, 58, 1, 0, 1);</text:p>
          </table:table-cell>
          <table:table-cell table:number-columns-repeated="1017"/>
        </table:table-row>
        <table:table-row table:style-name="ro3">
          <table:table-cell table:style-name="ce2" table:formula="of:=[.A890]+1" office:value-type="float" office:value="823" calcext:value-type="float">
            <text:p>823</text:p>
          </table:table-cell>
          <table:table-cell table:style-name="ce2" table:formula="of:=[.B890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91] &amp; &quot;, &quot; &amp; [.B891] &amp; &quot;, &quot; &amp; [.C891] &amp; &quot;, &quot; &amp; [.D891] &amp; &quot;, &quot; &amp; [.E891] &amp; &quot;, &quot; &amp; [.F891] &amp; &quot;);&quot;" office:value-type="string" office:string-value="insert into game_score (id, matchid, squad, goals, points, time_type) values (823, 35, 1809, 0, 0, 2);" calcext:value-type="string">
            <text:p>insert into game_score (id, matchid, squad, goals, points, time_type) values (823, 35, 1809, 0, 0, 2);</text:p>
          </table:table-cell>
          <table:table-cell table:number-columns-repeated="1017"/>
        </table:table-row>
        <table:table-row table:style-name="ro3">
          <table:table-cell table:style-name="ce2" table:formula="of:=[.A891]+1" office:value-type="float" office:value="824" calcext:value-type="float">
            <text:p>824</text:p>
          </table:table-cell>
          <table:table-cell table:style-name="ce2" table:formula="of:=[.B891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92] &amp; &quot;, &quot; &amp; [.B892] &amp; &quot;, &quot; &amp; [.C892] &amp; &quot;, &quot; &amp; [.D892] &amp; &quot;, &quot; &amp; [.E892] &amp; &quot;, &quot; &amp; [.F892] &amp; &quot;);&quot;" office:value-type="string" office:string-value="insert into game_score (id, matchid, squad, goals, points, time_type) values (824, 35, 58, 0, 0, 2);" calcext:value-type="string">
            <text:p>insert into game_score (id, matchid, squad, goals, points, time_type) values (824, 35, 58, 0, 0, 2);</text:p>
          </table:table-cell>
          <table:table-cell table:number-columns-repeated="1017"/>
        </table:table-row>
        <table:table-row table:style-name="ro3">
          <table:table-cell table:style-name="ce2" table:formula="of:=[.A892]+1" office:value-type="float" office:value="825" calcext:value-type="float">
            <text:p>825</text:p>
          </table:table-cell>
          <table:table-cell table:style-name="ce2" table:formula="of:=[.B892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93] &amp; &quot;, &quot; &amp; [.B893] &amp; &quot;, &quot; &amp; [.C893] &amp; &quot;, &quot; &amp; [.D893] &amp; &quot;, &quot; &amp; [.E893] &amp; &quot;, &quot; &amp; [.F893] &amp; &quot;);&quot;" office:value-type="string" office:string-value="insert into game_score (id, matchid, squad, goals, points, time_type) values (825, 35, 1809, 0, 0, 3);" calcext:value-type="string">
            <text:p>insert into game_score (id, matchid, squad, goals, points, time_type) values (825, 35, 1809, 0, 0, 3);</text:p>
          </table:table-cell>
          <table:table-cell table:number-columns-repeated="1017"/>
        </table:table-row>
        <table:table-row table:style-name="ro3">
          <table:table-cell table:style-name="ce2" table:formula="of:=[.A893]+1" office:value-type="float" office:value="826" calcext:value-type="float">
            <text:p>826</text:p>
          </table:table-cell>
          <table:table-cell table:style-name="ce2" table:formula="of:=[.B893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94] &amp; &quot;, &quot; &amp; [.B894] &amp; &quot;, &quot; &amp; [.C894] &amp; &quot;, &quot; &amp; [.D894] &amp; &quot;, &quot; &amp; [.E894] &amp; &quot;, &quot; &amp; [.F894] &amp; &quot;);&quot;" office:value-type="string" office:string-value="insert into game_score (id, matchid, squad, goals, points, time_type) values (826, 35, 58, 0, 0, 3);" calcext:value-type="string">
            <text:p>insert into game_score (id, matchid, squad, goals, points, time_type) values (826, 35, 58, 0, 0, 3);</text:p>
          </table:table-cell>
          <table:table-cell table:number-columns-repeated="1017"/>
        </table:table-row>
        <table:table-row table:style-name="ro3">
          <table:table-cell table:style-name="ce2" table:formula="of:=[.A894]+1" office:value-type="float" office:value="827" calcext:value-type="float">
            <text:p>827</text:p>
          </table:table-cell>
          <table:table-cell table:style-name="ce2" table:formula="of:=[.B894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95] &amp; &quot;, &quot; &amp; [.B895] &amp; &quot;, &quot; &amp; [.C895] &amp; &quot;, &quot; &amp; [.D895] &amp; &quot;, &quot; &amp; [.E895] &amp; &quot;, &quot; &amp; [.F895] &amp; &quot;);&quot;" office:value-type="string" office:string-value="insert into game_score (id, matchid, squad, goals, points, time_type) values (827, 35, 1809, 0, 0, 4);" calcext:value-type="string">
            <text:p>insert into game_score (id, matchid, squad, goals, points, time_type) values (827, 35, 1809, 0, 0, 4);</text:p>
          </table:table-cell>
          <table:table-cell table:number-columns-repeated="1017"/>
        </table:table-row>
        <table:table-row table:style-name="ro3">
          <table:table-cell table:style-name="ce2" table:formula="of:=[.A895]+1" office:value-type="float" office:value="828" calcext:value-type="float">
            <text:p>828</text:p>
          </table:table-cell>
          <table:table-cell table:style-name="ce2" table:formula="of:=[.B895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96] &amp; &quot;, &quot; &amp; [.B896] &amp; &quot;, &quot; &amp; [.C896] &amp; &quot;, &quot; &amp; [.D896] &amp; &quot;, &quot; &amp; [.E896] &amp; &quot;, &quot; &amp; [.F896] &amp; &quot;);&quot;" office:value-type="string" office:string-value="insert into game_score (id, matchid, squad, goals, points, time_type) values (828, 35, 58, 0, 0, 4);" calcext:value-type="string">
            <text:p>insert into game_score (id, matchid, squad, goals, points, time_type) values (828, 35, 58, 0, 0, 4);</text:p>
          </table:table-cell>
          <table:table-cell table:number-columns-repeated="1017"/>
        </table:table-row>
        <table:table-row table:style-name="ro3">
          <table:table-cell table:style-name="ce2" table:formula="of:=[.A896]+1" office:value-type="float" office:value="829" calcext:value-type="float">
            <text:p>829</text:p>
          </table:table-cell>
          <table:table-cell table:style-name="ce2" table:formula="of:=[.B896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97] &amp; &quot;, &quot; &amp; [.B897] &amp; &quot;, &quot; &amp; [.C897] &amp; &quot;, &quot; &amp; [.D897] &amp; &quot;, &quot; &amp; [.E897] &amp; &quot;, &quot; &amp; [.F897] &amp; &quot;);&quot;" office:value-type="string" office:string-value="insert into game_score (id, matchid, squad, goals, points, time_type) values (829, 35, 1809, 0, 0, 5);" calcext:value-type="string">
            <text:p>insert into game_score (id, matchid, squad, goals, points, time_type) values (829, 35, 1809, 0, 0, 5);</text:p>
          </table:table-cell>
          <table:table-cell table:number-columns-repeated="1017"/>
        </table:table-row>
        <table:table-row table:style-name="ro3">
          <table:table-cell table:style-name="ce2" table:formula="of:=[.A897]+1" office:value-type="float" office:value="830" calcext:value-type="float">
            <text:p>830</text:p>
          </table:table-cell>
          <table:table-cell table:style-name="ce2" table:formula="of:=[.B897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98] &amp; &quot;, &quot; &amp; [.B898] &amp; &quot;, &quot; &amp; [.C898] &amp; &quot;, &quot; &amp; [.D898] &amp; &quot;, &quot; &amp; [.E898] &amp; &quot;, &quot; &amp; [.F898] &amp; &quot;);&quot;" office:value-type="string" office:string-value="insert into game_score (id, matchid, squad, goals, points, time_type) values (830, 35, 58, 0, 0, 5);" calcext:value-type="string">
            <text:p>insert into game_score (id, matchid, squad, goals, points, time_type) values (830, 35, 58, 0, 0, 5);</text:p>
          </table:table-cell>
          <table:table-cell table:number-columns-repeated="1017"/>
        </table:table-row>
        <table:table-row table:style-name="ro3">
          <table:table-cell table:style-name="ce2" table:formula="of:=[.A898]+1" office:value-type="float" office:value="831" calcext:value-type="float">
            <text:p>831</text:p>
          </table:table-cell>
          <table:table-cell table:style-name="ce2" table:formula="of:=[.B898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99] &amp; &quot;, &quot; &amp; [.B899] &amp; &quot;, &quot; &amp; [.C899] &amp; &quot;, &quot; &amp; [.D899] &amp; &quot;, &quot; &amp; [.E899] &amp; &quot;, &quot; &amp; [.F899] &amp; &quot;);&quot;" office:value-type="string" office:string-value="insert into game_score (id, matchid, squad, goals, points, time_type) values (831, 35, 1809, 1, 0, 6);" calcext:value-type="string">
            <text:p>insert into game_score (id, matchid, squad, goals, points, time_type) values (831, 35, 1809, 1, 0, 6);</text:p>
          </table:table-cell>
          <table:table-cell table:number-columns-repeated="1017"/>
        </table:table-row>
        <table:table-row table:style-name="ro3">
          <table:table-cell table:style-name="ce2" table:formula="of:=[.A899]+1" office:value-type="float" office:value="832" calcext:value-type="float">
            <text:p>832</text:p>
          </table:table-cell>
          <table:table-cell table:style-name="ce2" table:formula="of:=[.B899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00] &amp; &quot;, &quot; &amp; [.B900] &amp; &quot;, &quot; &amp; [.C900] &amp; &quot;, &quot; &amp; [.D900] &amp; &quot;, &quot; &amp; [.E900] &amp; &quot;, &quot; &amp; [.F900] &amp; &quot;);&quot;" office:value-type="string" office:string-value="insert into game_score (id, matchid, squad, goals, points, time_type) values (832, 35, 58, 0, 0, 6);" calcext:value-type="string">
            <text:p>insert into game_score (id, matchid, squad, goals, points, time_type) values (832, 35, 58, 0, 0, 6);</text:p>
          </table:table-cell>
          <table:table-cell table:number-columns-repeated="1017"/>
        </table:table-row>
        <table:table-row table:style-name="ro3">
          <table:table-cell table:style-name="ce2" table:formula="of:=[.A900]+1" office:value-type="float" office:value="833" calcext:value-type="float">
            <text:p>833</text:p>
          </table:table-cell>
          <table:table-cell table:style-name="ce2" table:formula="of:=[.B900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01] &amp; &quot;, &quot; &amp; [.B901] &amp; &quot;, &quot; &amp; [.C901] &amp; &quot;, &quot; &amp; [.D901] &amp; &quot;, &quot; &amp; [.E901] &amp; &quot;, &quot; &amp; [.F901] &amp; &quot;);&quot;" office:value-type="string" office:string-value="insert into game_score (id, matchid, squad, goals, points, time_type) values (833, 35, 1809, 0, 0, 7);" calcext:value-type="string">
            <text:p>insert into game_score (id, matchid, squad, goals, points, time_type) values (833, 35, 1809, 0, 0, 7);</text:p>
          </table:table-cell>
          <table:table-cell table:number-columns-repeated="1017"/>
        </table:table-row>
        <table:table-row table:style-name="ro3">
          <table:table-cell table:style-name="ce2" table:formula="of:=[.A901]+1" office:value-type="float" office:value="834" calcext:value-type="float">
            <text:p>834</text:p>
          </table:table-cell>
          <table:table-cell table:style-name="ce2" table:formula="of:=[.B901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02] &amp; &quot;, &quot; &amp; [.B902] &amp; &quot;, &quot; &amp; [.C902] &amp; &quot;, &quot; &amp; [.D902] &amp; &quot;, &quot; &amp; [.E902] &amp; &quot;, &quot; &amp; [.F902] &amp; &quot;);&quot;" office:value-type="string" office:string-value="insert into game_score (id, matchid, squad, goals, points, time_type) values (834, 35, 58, 1, 0, 7);" calcext:value-type="string">
            <text:p>insert into game_score (id, matchid, squad, goals, points, time_type) values (834, 35, 58, 1, 0, 7);</text:p>
          </table:table-cell>
          <table:table-cell table:number-columns-repeated="1017"/>
        </table:table-row>
        <table:table-row table:style-name="ro3">
          <table:table-cell table:style-name="ce2" table:formula="of:=[.A902]+1" office:value-type="float" office:value="835" calcext:value-type="float">
            <text:p>835</text:p>
          </table:table-cell>
          <table:table-cell table:style-name="ce2" table:formula="of:=[.B902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03] &amp; &quot;, &quot; &amp; [.B903] &amp; &quot;, &quot; &amp; [.C903] &amp; &quot;, &quot; &amp; [.D903] &amp; &quot;, &quot; &amp; [.E903] &amp; &quot;, &quot; &amp; [.F903] &amp; &quot;);&quot;" office:value-type="string" office:string-value="insert into game_score (id, matchid, squad, goals, points, time_type) values (835, 35, 1809, 0, 0, 8);" calcext:value-type="string">
            <text:p>insert into game_score (id, matchid, squad, goals, points, time_type) values (835, 35, 1809, 0, 0, 8);</text:p>
          </table:table-cell>
          <table:table-cell table:number-columns-repeated="1017"/>
        </table:table-row>
        <table:table-row table:style-name="ro3">
          <table:table-cell table:style-name="ce2" table:formula="of:=[.A903]+1" office:value-type="float" office:value="836" calcext:value-type="float">
            <text:p>836</text:p>
          </table:table-cell>
          <table:table-cell table:style-name="ce2" table:formula="of:=[.B903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04] &amp; &quot;, &quot; &amp; [.B904] &amp; &quot;, &quot; &amp; [.C904] &amp; &quot;, &quot; &amp; [.D904] &amp; &quot;, &quot; &amp; [.E904] &amp; &quot;, &quot; &amp; [.F904] &amp; &quot;);&quot;" office:value-type="string" office:string-value="insert into game_score (id, matchid, squad, goals, points, time_type) values (836, 35, 58, 0, 0, 8);" calcext:value-type="string">
            <text:p>insert into game_score (id, matchid, squad, goals, points, time_type) values (836, 35, 58, 0, 0, 8);</text:p>
          </table:table-cell>
          <table:table-cell table:number-columns-repeated="1017"/>
        </table:table-row>
        <table:table-row table:style-name="ro3">
          <table:table-cell table:style-name="ce2" table:formula="of:=[.A904]+1" office:value-type="float" office:value="837" calcext:value-type="float">
            <text:p>837</text:p>
          </table:table-cell>
          <table:table-cell table:style-name="ce2" table:formula="of:=[.B904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05] &amp; &quot;, &quot; &amp; [.B905] &amp; &quot;, &quot; &amp; [.C905] &amp; &quot;, &quot; &amp; [.D905] &amp; &quot;, &quot; &amp; [.E905] &amp; &quot;, &quot; &amp; [.F905] &amp; &quot;);&quot;" office:value-type="string" office:string-value="insert into game_score (id, matchid, squad, goals, points, time_type) values (837, 35, 1809, 0, 0, 9);" calcext:value-type="string">
            <text:p>insert into game_score (id, matchid, squad, goals, points, time_type) values (837, 35, 1809, 0, 0, 9);</text:p>
          </table:table-cell>
          <table:table-cell table:number-columns-repeated="1017"/>
        </table:table-row>
        <table:table-row table:style-name="ro3">
          <table:table-cell table:style-name="ce2" table:formula="of:=[.A905]+1" office:value-type="float" office:value="838" calcext:value-type="float">
            <text:p>838</text:p>
          </table:table-cell>
          <table:table-cell table:style-name="ce2" table:formula="of:=[.B905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06] &amp; &quot;, &quot; &amp; [.B906] &amp; &quot;, &quot; &amp; [.C906] &amp; &quot;, &quot; &amp; [.D906] &amp; &quot;, &quot; &amp; [.E906] &amp; &quot;, &quot; &amp; [.F906] &amp; &quot;);&quot;" office:value-type="string" office:string-value="insert into game_score (id, matchid, squad, goals, points, time_type) values (838, 35, 58, null, 0, 9);" calcext:value-type="string">
            <text:p>insert into game_score (id, matchid, squad, goals, points, time_type) values (838, 35, 58, null, 0, 9);</text:p>
          </table:table-cell>
          <table:table-cell table:number-columns-repeated="1017"/>
        </table:table-row>
        <table:table-row table:style-name="ro3">
          <table:table-cell table:style-name="ce2" table:formula="of:=[.A906]+1" office:value-type="float" office:value="839" calcext:value-type="float">
            <text:p>839</text:p>
          </table:table-cell>
          <table:table-cell table:style-name="ce2" table:formula="of:=[.B906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07] &amp; &quot;, &quot; &amp; [.B907] &amp; &quot;, &quot; &amp; [.C907] &amp; &quot;, &quot; &amp; [.D907] &amp; &quot;, &quot; &amp; [.E907] &amp; &quot;, &quot; &amp; [.F907] &amp; &quot;);&quot;" office:value-type="string" office:string-value="insert into game_score (id, matchid, squad, goals, points, time_type) values (839, 35, 1809, 1, 0, 9000);" calcext:value-type="string">
            <text:p>insert into game_score (id, matchid, squad, goals, points, time_type) values (839, 35, 1809, 1, 0, 9000);</text:p>
          </table:table-cell>
          <table:table-cell table:number-columns-repeated="1017"/>
        </table:table-row>
        <table:table-row table:style-name="ro3">
          <table:table-cell table:style-name="ce2" table:formula="of:=[.A907]+1" office:value-type="float" office:value="840" calcext:value-type="float">
            <text:p>840</text:p>
          </table:table-cell>
          <table:table-cell table:style-name="ce2" table:formula="of:=[.B907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08] &amp; &quot;, &quot; &amp; [.B908] &amp; &quot;, &quot; &amp; [.C908] &amp; &quot;, &quot; &amp; [.D908] &amp; &quot;, &quot; &amp; [.E908] &amp; &quot;, &quot; &amp; [.F908] &amp; &quot;);&quot;" office:value-type="string" office:string-value="insert into game_score (id, matchid, squad, goals, points, time_type) values (840, 35, 58, 2, 0, 9000);" calcext:value-type="string">
            <text:p>insert into game_score (id, matchid, squad, goals, points, time_type) values (840, 35, 58, 2, 0, 9000);</text:p>
          </table:table-cell>
          <table:table-cell table:number-columns-repeated="1017"/>
        </table:table-row>
        <table:table-row table:style-name="ro3">
          <table:table-cell table:style-name="ce2" table:formula="of:=[.A908]+1" office:value-type="float" office:value="841" calcext:value-type="float">
            <text:p>841</text:p>
          </table:table-cell>
          <table:table-cell table:style-name="ce2" table:formula="of:=[.B908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9] &amp; &quot;, &quot; &amp; [.B909] &amp; &quot;, &quot; &amp; [.C909] &amp; &quot;, &quot; &amp; [.D909] &amp; &quot;, &quot; &amp; [.E909] &amp; &quot;, &quot; &amp; [.F909] &amp; &quot;);&quot;" office:value-type="string" office:string-value="insert into game_score (id, matchid, squad, goals, points, time_type) values (841, 35, 1809, 1, 0, 9001);" calcext:value-type="string">
            <text:p>insert into game_score (id, matchid, squad, goals, points, time_type) values (841, 35, 1809, 1, 0, 9001);</text:p>
          </table:table-cell>
          <table:table-cell table:number-columns-repeated="1017"/>
        </table:table-row>
        <table:table-row table:style-name="ro3">
          <table:table-cell table:style-name="ce2" table:formula="of:=[.A909]+1" office:value-type="float" office:value="842" calcext:value-type="float">
            <text:p>842</text:p>
          </table:table-cell>
          <table:table-cell table:style-name="ce2" table:formula="of:=[.B909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10] &amp; &quot;, &quot; &amp; [.B910] &amp; &quot;, &quot; &amp; [.C910] &amp; &quot;, &quot; &amp; [.D910] &amp; &quot;, &quot; &amp; [.E910] &amp; &quot;, &quot; &amp; [.F910] &amp; &quot;);&quot;" office:value-type="string" office:string-value="insert into game_score (id, matchid, squad, goals, points, time_type) values (842, 35, 58, 6, 0, 9001);" calcext:value-type="string">
            <text:p>insert into game_score (id, matchid, squad, goals, points, time_type) values (842, 35, 58, 6, 0, 9001);</text:p>
          </table:table-cell>
          <table:table-cell table:number-columns-repeated="1017"/>
        </table:table-row>
        <table:table-row table:style-name="ro3">
          <table:table-cell table:style-name="ce2" table:formula="of:=[.A910]+1" office:value-type="float" office:value="843" calcext:value-type="float">
            <text:p>843</text:p>
          </table:table-cell>
          <table:table-cell table:style-name="ce2" table:formula="of:=[.B910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1] &amp; &quot;, &quot; &amp; [.B911] &amp; &quot;, &quot; &amp; [.C911] &amp; &quot;, &quot; &amp; [.D911] &amp; &quot;, &quot; &amp; [.E911] &amp; &quot;, &quot; &amp; [.F911] &amp; &quot;);&quot;" office:value-type="string" office:string-value="insert into game_score (id, matchid, squad, goals, points, time_type) values (843, 35, 1809, 1, 0, 9002);" calcext:value-type="string">
            <text:p>insert into game_score (id, matchid, squad, goals, points, time_type) values (843, 35, 1809, 1, 0, 9002);</text:p>
          </table:table-cell>
          <table:table-cell table:number-columns-repeated="1017"/>
        </table:table-row>
        <table:table-row table:style-name="ro3">
          <table:table-cell table:style-name="ce2" table:formula="of:=[.A911]+1" office:value-type="float" office:value="844" calcext:value-type="float">
            <text:p>844</text:p>
          </table:table-cell>
          <table:table-cell table:style-name="ce2" table:formula="of:=[.B911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2] &amp; &quot;, &quot; &amp; [.B912] &amp; &quot;, &quot; &amp; [.C912] &amp; &quot;, &quot; &amp; [.D912] &amp; &quot;, &quot; &amp; [.E912] &amp; &quot;, &quot; &amp; [.F912] &amp; &quot;);&quot;" office:value-type="string" office:string-value="insert into game_score (id, matchid, squad, goals, points, time_type) values (844, 35, 58, 1, 0, 9002);" calcext:value-type="string">
            <text:p>insert into game_score (id, matchid, squad, goals, points, time_type) values (844, 35, 58, 1, 0, 9002);</text:p>
          </table:table-cell>
          <table:table-cell table:number-columns-repeated="1017"/>
        </table:table-row>
        <table:table-row table:style-name="ro3">
          <table:table-cell table:formula="of:=[.A912]+1" office:value-type="float" office:value="845" calcext:value-type="float">
            <text:p>845</text:p>
          </table:table-cell>
          <table:table-cell table:formula="of:=[.B889]+1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13] &amp; &quot;, &quot; &amp; [.B913] &amp; &quot;, &quot; &amp; [.C913] &amp; &quot;, &quot; &amp; [.D913] &amp; &quot;, &quot; &amp; [.E913] &amp; &quot;, &quot; &amp; [.F913] &amp; &quot;);&quot;" office:value-type="string" office:string-value="insert into game_score (id, matchid, squad, goals, points, time_type) values (845, 36, 53, 1, 0, 1);" calcext:value-type="string">
            <text:p>insert into game_score (id, matchid, squad, goals, points, time_type) values (845, 36, 53, 1, 0, 1);</text:p>
          </table:table-cell>
          <table:table-cell table:number-columns-repeated="1017"/>
        </table:table-row>
        <table:table-row table:style-name="ro3">
          <table:table-cell table:formula="of:=[.A913]+1" office:value-type="float" office:value="846" calcext:value-type="float">
            <text:p>846</text:p>
          </table:table-cell>
          <table:table-cell table:formula="of:=[.B913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14] &amp; &quot;, &quot; &amp; [.B914] &amp; &quot;, &quot; &amp; [.C914] &amp; &quot;, &quot; &amp; [.D914] &amp; &quot;, &quot; &amp; [.E914] &amp; &quot;, &quot; &amp; [.F914] &amp; &quot;);&quot;" office:value-type="string" office:string-value="insert into game_score (id, matchid, squad, goals, points, time_type) values (846, 36, 1787, 1, 0, 1);" calcext:value-type="string">
            <text:p>insert into game_score (id, matchid, squad, goals, points, time_type) values (846, 36, 1787, 1, 0, 1);</text:p>
          </table:table-cell>
          <table:table-cell table:number-columns-repeated="1017"/>
        </table:table-row>
        <table:table-row table:style-name="ro3">
          <table:table-cell table:formula="of:=[.A914]+1" office:value-type="float" office:value="847" calcext:value-type="float">
            <text:p>847</text:p>
          </table:table-cell>
          <table:table-cell table:formula="of:=[.B914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5] &amp; &quot;, &quot; &amp; [.B915] &amp; &quot;, &quot; &amp; [.C915] &amp; &quot;, &quot; &amp; [.D915] &amp; &quot;, &quot; &amp; [.E915] &amp; &quot;, &quot; &amp; [.F915] &amp; &quot;);&quot;" office:value-type="string" office:string-value="insert into game_score (id, matchid, squad, goals, points, time_type) values (847, 36, 53, 0, 0, 2);" calcext:value-type="string">
            <text:p>insert into game_score (id, matchid, squad, goals, points, time_type) values (847, 36, 53, 0, 0, 2);</text:p>
          </table:table-cell>
          <table:table-cell table:number-columns-repeated="1017"/>
        </table:table-row>
        <table:table-row table:style-name="ro3">
          <table:table-cell table:formula="of:=[.A915]+1" office:value-type="float" office:value="848" calcext:value-type="float">
            <text:p>848</text:p>
          </table:table-cell>
          <table:table-cell table:formula="of:=[.B915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6] &amp; &quot;, &quot; &amp; [.B916] &amp; &quot;, &quot; &amp; [.C916] &amp; &quot;, &quot; &amp; [.D916] &amp; &quot;, &quot; &amp; [.E916] &amp; &quot;, &quot; &amp; [.F916] &amp; &quot;);&quot;" office:value-type="string" office:string-value="insert into game_score (id, matchid, squad, goals, points, time_type) values (848, 36, 1787, 0, 0, 2);" calcext:value-type="string">
            <text:p>insert into game_score (id, matchid, squad, goals, points, time_type) values (848, 36, 1787, 0, 0, 2);</text:p>
          </table:table-cell>
          <table:table-cell table:number-columns-repeated="1017"/>
        </table:table-row>
        <table:table-row table:style-name="ro3">
          <table:table-cell table:formula="of:=[.A916]+1" office:value-type="float" office:value="849" calcext:value-type="float">
            <text:p>849</text:p>
          </table:table-cell>
          <table:table-cell table:formula="of:=[.B916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17] &amp; &quot;, &quot; &amp; [.B917] &amp; &quot;, &quot; &amp; [.C917] &amp; &quot;, &quot; &amp; [.D917] &amp; &quot;, &quot; &amp; [.E917] &amp; &quot;, &quot; &amp; [.F917] &amp; &quot;);&quot;" office:value-type="string" office:string-value="insert into game_score (id, matchid, squad, goals, points, time_type) values (849, 36, 53, 0, 0, 3);" calcext:value-type="string">
            <text:p>insert into game_score (id, matchid, squad, goals, points, time_type) values (849, 36, 53, 0, 0, 3);</text:p>
          </table:table-cell>
          <table:table-cell table:number-columns-repeated="1017"/>
        </table:table-row>
        <table:table-row table:style-name="ro3">
          <table:table-cell table:formula="of:=[.A917]+1" office:value-type="float" office:value="850" calcext:value-type="float">
            <text:p>850</text:p>
          </table:table-cell>
          <table:table-cell table:formula="of:=[.B917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18] &amp; &quot;, &quot; &amp; [.B918] &amp; &quot;, &quot; &amp; [.C918] &amp; &quot;, &quot; &amp; [.D918] &amp; &quot;, &quot; &amp; [.E918] &amp; &quot;, &quot; &amp; [.F918] &amp; &quot;);&quot;" office:value-type="string" office:string-value="insert into game_score (id, matchid, squad, goals, points, time_type) values (850, 36, 1787, 0, 0, 3);" calcext:value-type="string">
            <text:p>insert into game_score (id, matchid, squad, goals, points, time_type) values (850, 36, 1787, 0, 0, 3);</text:p>
          </table:table-cell>
          <table:table-cell table:number-columns-repeated="1017"/>
        </table:table-row>
        <table:table-row table:style-name="ro3">
          <table:table-cell table:formula="of:=[.A918]+1" office:value-type="float" office:value="851" calcext:value-type="float">
            <text:p>851</text:p>
          </table:table-cell>
          <table:table-cell table:formula="of:=[.B918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19] &amp; &quot;, &quot; &amp; [.B919] &amp; &quot;, &quot; &amp; [.C919] &amp; &quot;, &quot; &amp; [.D919] &amp; &quot;, &quot; &amp; [.E919] &amp; &quot;, &quot; &amp; [.F919] &amp; &quot;);&quot;" office:value-type="string" office:string-value="insert into game_score (id, matchid, squad, goals, points, time_type) values (851, 36, 53, 3, 0, 4);" calcext:value-type="string">
            <text:p>insert into game_score (id, matchid, squad, goals, points, time_type) values (851, 36, 53, 3, 0, 4);</text:p>
          </table:table-cell>
          <table:table-cell table:number-columns-repeated="1017"/>
        </table:table-row>
        <table:table-row table:style-name="ro3">
          <table:table-cell table:formula="of:=[.A919]+1" office:value-type="float" office:value="852" calcext:value-type="float">
            <text:p>852</text:p>
          </table:table-cell>
          <table:table-cell table:formula="of:=[.B919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20] &amp; &quot;, &quot; &amp; [.B920] &amp; &quot;, &quot; &amp; [.C920] &amp; &quot;, &quot; &amp; [.D920] &amp; &quot;, &quot; &amp; [.E920] &amp; &quot;, &quot; &amp; [.F920] &amp; &quot;);&quot;" office:value-type="string" office:string-value="insert into game_score (id, matchid, squad, goals, points, time_type) values (852, 36, 1787, 0, 0, 4);" calcext:value-type="string">
            <text:p>insert into game_score (id, matchid, squad, goals, points, time_type) values (852, 36, 1787, 0, 0, 4);</text:p>
          </table:table-cell>
          <table:table-cell table:number-columns-repeated="1017"/>
        </table:table-row>
        <table:table-row table:style-name="ro3">
          <table:table-cell table:formula="of:=[.A920]+1" office:value-type="float" office:value="853" calcext:value-type="float">
            <text:p>853</text:p>
          </table:table-cell>
          <table:table-cell table:formula="of:=[.B920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21] &amp; &quot;, &quot; &amp; [.B921] &amp; &quot;, &quot; &amp; [.C921] &amp; &quot;, &quot; &amp; [.D921] &amp; &quot;, &quot; &amp; [.E921] &amp; &quot;, &quot; &amp; [.F921] &amp; &quot;);&quot;" office:value-type="string" office:string-value="insert into game_score (id, matchid, squad, goals, points, time_type) values (853, 36, 53, 0, 0, 5);" calcext:value-type="string">
            <text:p>insert into game_score (id, matchid, squad, goals, points, time_type) values (853, 36, 53, 0, 0, 5);</text:p>
          </table:table-cell>
          <table:table-cell table:number-columns-repeated="1017"/>
        </table:table-row>
        <table:table-row table:style-name="ro3">
          <table:table-cell table:formula="of:=[.A921]+1" office:value-type="float" office:value="854" calcext:value-type="float">
            <text:p>854</text:p>
          </table:table-cell>
          <table:table-cell table:formula="of:=[.B921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22] &amp; &quot;, &quot; &amp; [.B922] &amp; &quot;, &quot; &amp; [.C922] &amp; &quot;, &quot; &amp; [.D922] &amp; &quot;, &quot; &amp; [.E922] &amp; &quot;, &quot; &amp; [.F922] &amp; &quot;);&quot;" office:value-type="string" office:string-value="insert into game_score (id, matchid, squad, goals, points, time_type) values (854, 36, 1787, 0, 0, 5);" calcext:value-type="string">
            <text:p>insert into game_score (id, matchid, squad, goals, points, time_type) values (854, 36, 1787, 0, 0, 5);</text:p>
          </table:table-cell>
          <table:table-cell table:number-columns-repeated="1017"/>
        </table:table-row>
        <table:table-row table:style-name="ro3">
          <table:table-cell table:formula="of:=[.A922]+1" office:value-type="float" office:value="855" calcext:value-type="float">
            <text:p>855</text:p>
          </table:table-cell>
          <table:table-cell table:formula="of:=[.B922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23] &amp; &quot;, &quot; &amp; [.B923] &amp; &quot;, &quot; &amp; [.C923] &amp; &quot;, &quot; &amp; [.D923] &amp; &quot;, &quot; &amp; [.E923] &amp; &quot;, &quot; &amp; [.F923] &amp; &quot;);&quot;" office:value-type="string" office:string-value="insert into game_score (id, matchid, squad, goals, points, time_type) values (855, 36, 53, 0, 0, 6);" calcext:value-type="string">
            <text:p>insert into game_score (id, matchid, squad, goals, points, time_type) values (855, 36, 53, 0, 0, 6);</text:p>
          </table:table-cell>
          <table:table-cell table:number-columns-repeated="1017"/>
        </table:table-row>
        <table:table-row table:style-name="ro3">
          <table:table-cell table:formula="of:=[.A923]+1" office:value-type="float" office:value="856" calcext:value-type="float">
            <text:p>856</text:p>
          </table:table-cell>
          <table:table-cell table:formula="of:=[.B923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24] &amp; &quot;, &quot; &amp; [.B924] &amp; &quot;, &quot; &amp; [.C924] &amp; &quot;, &quot; &amp; [.D924] &amp; &quot;, &quot; &amp; [.E924] &amp; &quot;, &quot; &amp; [.F924] &amp; &quot;);&quot;" office:value-type="string" office:string-value="insert into game_score (id, matchid, squad, goals, points, time_type) values (856, 36, 1787, 0, 0, 6);" calcext:value-type="string">
            <text:p>insert into game_score (id, matchid, squad, goals, points, time_type) values (856, 36, 1787, 0, 0, 6);</text:p>
          </table:table-cell>
          <table:table-cell table:number-columns-repeated="1017"/>
        </table:table-row>
        <table:table-row table:style-name="ro3">
          <table:table-cell table:formula="of:=[.A924]+1" office:value-type="float" office:value="857" calcext:value-type="float">
            <text:p>857</text:p>
          </table:table-cell>
          <table:table-cell table:formula="of:=[.B924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25] &amp; &quot;, &quot; &amp; [.B925] &amp; &quot;, &quot; &amp; [.C925] &amp; &quot;, &quot; &amp; [.D925] &amp; &quot;, &quot; &amp; [.E925] &amp; &quot;, &quot; &amp; [.F925] &amp; &quot;);&quot;" office:value-type="string" office:string-value="insert into game_score (id, matchid, squad, goals, points, time_type) values (857, 36, 53, 0, 0, 7);" calcext:value-type="string">
            <text:p>insert into game_score (id, matchid, squad, goals, points, time_type) values (857, 36, 53, 0, 0, 7);</text:p>
          </table:table-cell>
          <table:table-cell table:number-columns-repeated="1017"/>
        </table:table-row>
        <table:table-row table:style-name="ro3">
          <table:table-cell table:formula="of:=[.A925]+1" office:value-type="float" office:value="858" calcext:value-type="float">
            <text:p>858</text:p>
          </table:table-cell>
          <table:table-cell table:formula="of:=[.B925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26] &amp; &quot;, &quot; &amp; [.B926] &amp; &quot;, &quot; &amp; [.C926] &amp; &quot;, &quot; &amp; [.D926] &amp; &quot;, &quot; &amp; [.E926] &amp; &quot;, &quot; &amp; [.F926] &amp; &quot;);&quot;" office:value-type="string" office:string-value="insert into game_score (id, matchid, squad, goals, points, time_type) values (858, 36, 1787, 2, 0, 7);" calcext:value-type="string">
            <text:p>insert into game_score (id, matchid, squad, goals, points, time_type) values (858, 36, 1787, 2, 0, 7);</text:p>
          </table:table-cell>
          <table:table-cell table:number-columns-repeated="1017"/>
        </table:table-row>
        <table:table-row table:style-name="ro3">
          <table:table-cell table:formula="of:=[.A926]+1" office:value-type="float" office:value="859" calcext:value-type="float">
            <text:p>859</text:p>
          </table:table-cell>
          <table:table-cell table:formula="of:=[.B926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27] &amp; &quot;, &quot; &amp; [.B927] &amp; &quot;, &quot; &amp; [.C927] &amp; &quot;, &quot; &amp; [.D927] &amp; &quot;, &quot; &amp; [.E927] &amp; &quot;, &quot; &amp; [.F927] &amp; &quot;);&quot;" office:value-type="string" office:string-value="insert into game_score (id, matchid, squad, goals, points, time_type) values (859, 36, 53, 4, 0, 8);" calcext:value-type="string">
            <text:p>insert into game_score (id, matchid, squad, goals, points, time_type) values (859, 36, 53, 4, 0, 8);</text:p>
          </table:table-cell>
          <table:table-cell table:number-columns-repeated="1017"/>
        </table:table-row>
        <table:table-row table:style-name="ro3">
          <table:table-cell table:formula="of:=[.A927]+1" office:value-type="float" office:value="860" calcext:value-type="float">
            <text:p>860</text:p>
          </table:table-cell>
          <table:table-cell table:formula="of:=[.B927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28] &amp; &quot;, &quot; &amp; [.B928] &amp; &quot;, &quot; &amp; [.C928] &amp; &quot;, &quot; &amp; [.D928] &amp; &quot;, &quot; &amp; [.E928] &amp; &quot;, &quot; &amp; [.F928] &amp; &quot;);&quot;" office:value-type="string" office:string-value="insert into game_score (id, matchid, squad, goals, points, time_type) values (860, 36, 1787, 0, 0, 8);" calcext:value-type="string">
            <text:p>insert into game_score (id, matchid, squad, goals, points, time_type) values (860, 36, 1787, 0, 0, 8);</text:p>
          </table:table-cell>
          <table:table-cell table:number-columns-repeated="1017"/>
        </table:table-row>
        <table:table-row table:style-name="ro3">
          <table:table-cell table:formula="of:=[.A928]+1" office:value-type="float" office:value="861" calcext:value-type="float">
            <text:p>861</text:p>
          </table:table-cell>
          <table:table-cell table:formula="of:=[.B928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29] &amp; &quot;, &quot; &amp; [.B929] &amp; &quot;, &quot; &amp; [.C929] &amp; &quot;, &quot; &amp; [.D929] &amp; &quot;, &quot; &amp; [.E929] &amp; &quot;, &quot; &amp; [.F929] &amp; &quot;);&quot;" office:value-type="string" office:string-value="insert into game_score (id, matchid, squad, goals, points, time_type) values (861, 36, 53, 0, 0, 9);" calcext:value-type="string">
            <text:p>insert into game_score (id, matchid, squad, goals, points, time_type) values (861, 36, 53, 0, 0, 9);</text:p>
          </table:table-cell>
          <table:table-cell table:number-columns-repeated="1017"/>
        </table:table-row>
        <table:table-row table:style-name="ro3">
          <table:table-cell table:formula="of:=[.A929]+1" office:value-type="float" office:value="862" calcext:value-type="float">
            <text:p>862</text:p>
          </table:table-cell>
          <table:table-cell table:formula="of:=[.B929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30] &amp; &quot;, &quot; &amp; [.B930] &amp; &quot;, &quot; &amp; [.C930] &amp; &quot;, &quot; &amp; [.D930] &amp; &quot;, &quot; &amp; [.E930] &amp; &quot;, &quot; &amp; [.F930] &amp; &quot;);&quot;" office:value-type="string" office:string-value="insert into game_score (id, matchid, squad, goals, points, time_type) values (862, 36, 1787, 0, 0, 9);" calcext:value-type="string">
            <text:p>insert into game_score (id, matchid, squad, goals, points, time_type) values (862, 36, 1787, 0, 0, 9);</text:p>
          </table:table-cell>
          <table:table-cell table:number-columns-repeated="1017"/>
        </table:table-row>
        <table:table-row table:style-name="ro3">
          <table:table-cell table:formula="of:=[.A930]+1" office:value-type="float" office:value="863" calcext:value-type="float">
            <text:p>863</text:p>
          </table:table-cell>
          <table:table-cell table:formula="of:=[.B930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31] &amp; &quot;, &quot; &amp; [.B931] &amp; &quot;, &quot; &amp; [.C931] &amp; &quot;, &quot; &amp; [.D931] &amp; &quot;, &quot; &amp; [.E931] &amp; &quot;, &quot; &amp; [.F931] &amp; &quot;);&quot;" office:value-type="string" office:string-value="insert into game_score (id, matchid, squad, goals, points, time_type) values (863, 36, 53, 4, 0, 9000);" calcext:value-type="string">
            <text:p>insert into game_score (id, matchid, squad, goals, points, time_type) values (863, 36, 53, 4, 0, 9000);</text:p>
          </table:table-cell>
          <table:table-cell table:number-columns-repeated="1017"/>
        </table:table-row>
        <table:table-row table:style-name="ro3">
          <table:table-cell table:formula="of:=[.A931]+1" office:value-type="float" office:value="864" calcext:value-type="float">
            <text:p>864</text:p>
          </table:table-cell>
          <table:table-cell table:formula="of:=[.B931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32] &amp; &quot;, &quot; &amp; [.B932] &amp; &quot;, &quot; &amp; [.C932] &amp; &quot;, &quot; &amp; [.D932] &amp; &quot;, &quot; &amp; [.E932] &amp; &quot;, &quot; &amp; [.F932] &amp; &quot;);&quot;" office:value-type="string" office:string-value="insert into game_score (id, matchid, squad, goals, points, time_type) values (864, 36, 1787, 3, 0, 9000);" calcext:value-type="string">
            <text:p>insert into game_score (id, matchid, squad, goals, points, time_type) values (864, 36, 1787, 3, 0, 9000);</text:p>
          </table:table-cell>
          <table:table-cell table:number-columns-repeated="1017"/>
        </table:table-row>
        <table:table-row table:style-name="ro3">
          <table:table-cell table:formula="of:=[.A932]+1" office:value-type="float" office:value="865" calcext:value-type="float">
            <text:p>865</text:p>
          </table:table-cell>
          <table:table-cell table:formula="of:=[.B932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33] &amp; &quot;, &quot; &amp; [.B933] &amp; &quot;, &quot; &amp; [.C933] &amp; &quot;, &quot; &amp; [.D933] &amp; &quot;, &quot; &amp; [.E933] &amp; &quot;, &quot; &amp; [.F933] &amp; &quot;);&quot;" office:value-type="string" office:string-value="insert into game_score (id, matchid, squad, goals, points, time_type) values (865, 36, 53, 6, 0, 9001);" calcext:value-type="string">
            <text:p>insert into game_score (id, matchid, squad, goals, points, time_type) values (865, 36, 53, 6, 0, 9001);</text:p>
          </table:table-cell>
          <table:table-cell table:number-columns-repeated="1017"/>
        </table:table-row>
        <table:table-row table:style-name="ro3">
          <table:table-cell table:formula="of:=[.A933]+1" office:value-type="float" office:value="866" calcext:value-type="float">
            <text:p>866</text:p>
          </table:table-cell>
          <table:table-cell table:formula="of:=[.B933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34] &amp; &quot;, &quot; &amp; [.B934] &amp; &quot;, &quot; &amp; [.C934] &amp; &quot;, &quot; &amp; [.D934] &amp; &quot;, &quot; &amp; [.E934] &amp; &quot;, &quot; &amp; [.F934] &amp; &quot;);&quot;" office:value-type="string" office:string-value="insert into game_score (id, matchid, squad, goals, points, time_type) values (866, 36, 1787, 9, 0, 9001);" calcext:value-type="string">
            <text:p>insert into game_score (id, matchid, squad, goals, points, time_type) values (866, 36, 1787, 9, 0, 9001);</text:p>
          </table:table-cell>
          <table:table-cell table:number-columns-repeated="1017"/>
        </table:table-row>
        <table:table-row table:style-name="ro3">
          <table:table-cell table:formula="of:=[.A934]+1" office:value-type="float" office:value="867" calcext:value-type="float">
            <text:p>867</text:p>
          </table:table-cell>
          <table:table-cell table:formula="of:=[.B934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935] &amp; &quot;, &quot; &amp; [.B935] &amp; &quot;, &quot; &amp; [.C935] &amp; &quot;, &quot; &amp; [.D935] &amp; &quot;, &quot; &amp; [.E935] &amp; &quot;, &quot; &amp; [.F935] &amp; &quot;);&quot;" office:value-type="string" office:string-value="insert into game_score (id, matchid, squad, goals, points, time_type) values (867, 36, 53, 2, 0, 9002);" calcext:value-type="string">
            <text:p>insert into game_score (id, matchid, squad, goals, points, time_type) values (867, 36, 53, 2, 0, 9002);</text:p>
          </table:table-cell>
          <table:table-cell table:number-columns-repeated="1017"/>
        </table:table-row>
        <table:table-row table:style-name="ro3">
          <table:table-cell table:formula="of:=[.A935]+1" office:value-type="float" office:value="868" calcext:value-type="float">
            <text:p>868</text:p>
          </table:table-cell>
          <table:table-cell table:formula="of:=[.B935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936] &amp; &quot;, &quot; &amp; [.B936] &amp; &quot;, &quot; &amp; [.C936] &amp; &quot;, &quot; &amp; [.D936] &amp; &quot;, &quot; &amp; [.E936] &amp; &quot;, &quot; &amp; [.F936] &amp; &quot;);&quot;" office:value-type="string" office:string-value="insert into game_score (id, matchid, squad, goals, points, time_type) values (868, 36, 1787, 1, 0, 9002);" calcext:value-type="string">
            <text:p>insert into game_score (id, matchid, squad, goals, points, time_type) values (868, 36, 1787, 1, 0, 9002);</text:p>
          </table:table-cell>
          <table:table-cell table:number-columns-repeated="1017"/>
        </table:table-row>
        <table:table-row table:style-name="ro3">
          <table:table-cell table:style-name="ce2" table:formula="of:=[.A936]+1" office:value-type="float" office:value="869" calcext:value-type="float">
            <text:p>869</text:p>
          </table:table-cell>
          <table:table-cell table:style-name="ce2" table:formula="of:=[.B913]+1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37] &amp; &quot;, &quot; &amp; [.B937] &amp; &quot;, &quot; &amp; [.C937] &amp; &quot;, &quot; &amp; [.D937] &amp; &quot;, &quot; &amp; [.E937] &amp; &quot;, &quot; &amp; [.F937] &amp; &quot;);&quot;" office:value-type="string" office:string-value="insert into game_score (id, matchid, squad, goals, points, time_type) values (869, 37, 53, 0, 0, 1);" calcext:value-type="string">
            <text:p>insert into game_score (id, matchid, squad, goals, points, time_type) values (869, 37, 53, 0, 0, 1);</text:p>
          </table:table-cell>
          <table:table-cell table:number-columns-repeated="1017"/>
        </table:table-row>
        <table:table-row table:style-name="ro3">
          <table:table-cell table:style-name="ce2" table:formula="of:=[.A937]+1" office:value-type="float" office:value="870" calcext:value-type="float">
            <text:p>870</text:p>
          </table:table-cell>
          <table:table-cell table:style-name="ce2" table:formula="of:=[.B937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38] &amp; &quot;, &quot; &amp; [.B938] &amp; &quot;, &quot; &amp; [.C938] &amp; &quot;, &quot; &amp; [.D938] &amp; &quot;, &quot; &amp; [.E938] &amp; &quot;, &quot; &amp; [.F938] &amp; &quot;);&quot;" office:value-type="string" office:string-value="insert into game_score (id, matchid, squad, goals, points, time_type) values (870, 37, 1809, 0, 0, 1);" calcext:value-type="string">
            <text:p>insert into game_score (id, matchid, squad, goals, points, time_type) values (870, 37, 1809, 0, 0, 1);</text:p>
          </table:table-cell>
          <table:table-cell table:number-columns-repeated="1017"/>
        </table:table-row>
        <table:table-row table:style-name="ro3">
          <table:table-cell table:style-name="ce2" table:formula="of:=[.A938]+1" office:value-type="float" office:value="871" calcext:value-type="float">
            <text:p>871</text:p>
          </table:table-cell>
          <table:table-cell table:style-name="ce2" table:formula="of:=[.B938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39] &amp; &quot;, &quot; &amp; [.B939] &amp; &quot;, &quot; &amp; [.C939] &amp; &quot;, &quot; &amp; [.D939] &amp; &quot;, &quot; &amp; [.E939] &amp; &quot;, &quot; &amp; [.F939] &amp; &quot;);&quot;" office:value-type="string" office:string-value="insert into game_score (id, matchid, squad, goals, points, time_type) values (871, 37, 53, 0, 0, 2);" calcext:value-type="string">
            <text:p>insert into game_score (id, matchid, squad, goals, points, time_type) values (871, 37, 53, 0, 0, 2);</text:p>
          </table:table-cell>
          <table:table-cell table:number-columns-repeated="1017"/>
        </table:table-row>
        <table:table-row table:style-name="ro3">
          <table:table-cell table:style-name="ce2" table:formula="of:=[.A939]+1" office:value-type="float" office:value="872" calcext:value-type="float">
            <text:p>872</text:p>
          </table:table-cell>
          <table:table-cell table:style-name="ce2" table:formula="of:=[.B939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40] &amp; &quot;, &quot; &amp; [.B940] &amp; &quot;, &quot; &amp; [.C940] &amp; &quot;, &quot; &amp; [.D940] &amp; &quot;, &quot; &amp; [.E940] &amp; &quot;, &quot; &amp; [.F940] &amp; &quot;);&quot;" office:value-type="string" office:string-value="insert into game_score (id, matchid, squad, goals, points, time_type) values (872, 37, 1809, 0, 0, 2);" calcext:value-type="string">
            <text:p>insert into game_score (id, matchid, squad, goals, points, time_type) values (872, 37, 1809, 0, 0, 2);</text:p>
          </table:table-cell>
          <table:table-cell table:number-columns-repeated="1017"/>
        </table:table-row>
        <table:table-row table:style-name="ro3">
          <table:table-cell table:style-name="ce2" table:formula="of:=[.A940]+1" office:value-type="float" office:value="873" calcext:value-type="float">
            <text:p>873</text:p>
          </table:table-cell>
          <table:table-cell table:style-name="ce2" table:formula="of:=[.B940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41] &amp; &quot;, &quot; &amp; [.B941] &amp; &quot;, &quot; &amp; [.C941] &amp; &quot;, &quot; &amp; [.D941] &amp; &quot;, &quot; &amp; [.E941] &amp; &quot;, &quot; &amp; [.F941] &amp; &quot;);&quot;" office:value-type="string" office:string-value="insert into game_score (id, matchid, squad, goals, points, time_type) values (873, 37, 53, 0, 0, 3);" calcext:value-type="string">
            <text:p>insert into game_score (id, matchid, squad, goals, points, time_type) values (873, 37, 53, 0, 0, 3);</text:p>
          </table:table-cell>
          <table:table-cell table:number-columns-repeated="1017"/>
        </table:table-row>
        <table:table-row table:style-name="ro3">
          <table:table-cell table:style-name="ce2" table:formula="of:=[.A941]+1" office:value-type="float" office:value="874" calcext:value-type="float">
            <text:p>874</text:p>
          </table:table-cell>
          <table:table-cell table:style-name="ce2" table:formula="of:=[.B941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42] &amp; &quot;, &quot; &amp; [.B942] &amp; &quot;, &quot; &amp; [.C942] &amp; &quot;, &quot; &amp; [.D942] &amp; &quot;, &quot; &amp; [.E942] &amp; &quot;, &quot; &amp; [.F942] &amp; &quot;);&quot;" office:value-type="string" office:string-value="insert into game_score (id, matchid, squad, goals, points, time_type) values (874, 37, 1809, 0, 0, 3);" calcext:value-type="string">
            <text:p>insert into game_score (id, matchid, squad, goals, points, time_type) values (874, 37, 1809, 0, 0, 3);</text:p>
          </table:table-cell>
          <table:table-cell table:number-columns-repeated="1017"/>
        </table:table-row>
        <table:table-row table:style-name="ro3">
          <table:table-cell table:style-name="ce2" table:formula="of:=[.A942]+1" office:value-type="float" office:value="875" calcext:value-type="float">
            <text:p>875</text:p>
          </table:table-cell>
          <table:table-cell table:style-name="ce2" table:formula="of:=[.B942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43] &amp; &quot;, &quot; &amp; [.B943] &amp; &quot;, &quot; &amp; [.C943] &amp; &quot;, &quot; &amp; [.D943] &amp; &quot;, &quot; &amp; [.E943] &amp; &quot;, &quot; &amp; [.F943] &amp; &quot;);&quot;" office:value-type="string" office:string-value="insert into game_score (id, matchid, squad, goals, points, time_type) values (875, 37, 53, 0, 0, 4);" calcext:value-type="string">
            <text:p>insert into game_score (id, matchid, squad, goals, points, time_type) values (875, 37, 53, 0, 0, 4);</text:p>
          </table:table-cell>
          <table:table-cell table:number-columns-repeated="1017"/>
        </table:table-row>
        <table:table-row table:style-name="ro3">
          <table:table-cell table:style-name="ce2" table:formula="of:=[.A943]+1" office:value-type="float" office:value="876" calcext:value-type="float">
            <text:p>876</text:p>
          </table:table-cell>
          <table:table-cell table:style-name="ce2" table:formula="of:=[.B943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44] &amp; &quot;, &quot; &amp; [.B944] &amp; &quot;, &quot; &amp; [.C944] &amp; &quot;, &quot; &amp; [.D944] &amp; &quot;, &quot; &amp; [.E944] &amp; &quot;, &quot; &amp; [.F944] &amp; &quot;);&quot;" office:value-type="string" office:string-value="insert into game_score (id, matchid, squad, goals, points, time_type) values (876, 37, 1809, 0, 0, 4);" calcext:value-type="string">
            <text:p>insert into game_score (id, matchid, squad, goals, points, time_type) values (876, 37, 1809, 0, 0, 4);</text:p>
          </table:table-cell>
          <table:table-cell table:number-columns-repeated="1017"/>
        </table:table-row>
        <table:table-row table:style-name="ro3">
          <table:table-cell table:style-name="ce2" table:formula="of:=[.A944]+1" office:value-type="float" office:value="877" calcext:value-type="float">
            <text:p>877</text:p>
          </table:table-cell>
          <table:table-cell table:style-name="ce2" table:formula="of:=[.B944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45] &amp; &quot;, &quot; &amp; [.B945] &amp; &quot;, &quot; &amp; [.C945] &amp; &quot;, &quot; &amp; [.D945] &amp; &quot;, &quot; &amp; [.E945] &amp; &quot;, &quot; &amp; [.F945] &amp; &quot;);&quot;" office:value-type="string" office:string-value="insert into game_score (id, matchid, squad, goals, points, time_type) values (877, 37, 53, 0, 0, 5);" calcext:value-type="string">
            <text:p>insert into game_score (id, matchid, squad, goals, points, time_type) values (877, 37, 53, 0, 0, 5);</text:p>
          </table:table-cell>
          <table:table-cell table:number-columns-repeated="1017"/>
        </table:table-row>
        <table:table-row table:style-name="ro3">
          <table:table-cell table:style-name="ce2" table:formula="of:=[.A945]+1" office:value-type="float" office:value="878" calcext:value-type="float">
            <text:p>878</text:p>
          </table:table-cell>
          <table:table-cell table:style-name="ce2" table:formula="of:=[.B945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46] &amp; &quot;, &quot; &amp; [.B946] &amp; &quot;, &quot; &amp; [.C946] &amp; &quot;, &quot; &amp; [.D946] &amp; &quot;, &quot; &amp; [.E946] &amp; &quot;, &quot; &amp; [.F946] &amp; &quot;);&quot;" office:value-type="string" office:string-value="insert into game_score (id, matchid, squad, goals, points, time_type) values (878, 37, 1809, 0, 0, 5);" calcext:value-type="string">
            <text:p>insert into game_score (id, matchid, squad, goals, points, time_type) values (878, 37, 1809, 0, 0, 5);</text:p>
          </table:table-cell>
          <table:table-cell table:number-columns-repeated="1017"/>
        </table:table-row>
        <table:table-row table:style-name="ro3">
          <table:table-cell table:style-name="ce2" table:formula="of:=[.A946]+1" office:value-type="float" office:value="879" calcext:value-type="float">
            <text:p>879</text:p>
          </table:table-cell>
          <table:table-cell table:style-name="ce2" table:formula="of:=[.B946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47] &amp; &quot;, &quot; &amp; [.B947] &amp; &quot;, &quot; &amp; [.C947] &amp; &quot;, &quot; &amp; [.D947] &amp; &quot;, &quot; &amp; [.E947] &amp; &quot;, &quot; &amp; [.F947] &amp; &quot;);&quot;" office:value-type="string" office:string-value="insert into game_score (id, matchid, squad, goals, points, time_type) values (879, 37, 53, 0, 0, 6);" calcext:value-type="string">
            <text:p>insert into game_score (id, matchid, squad, goals, points, time_type) values (879, 37, 53, 0, 0, 6);</text:p>
          </table:table-cell>
          <table:table-cell table:number-columns-repeated="1017"/>
        </table:table-row>
        <table:table-row table:style-name="ro3">
          <table:table-cell table:style-name="ce2" table:formula="of:=[.A947]+1" office:value-type="float" office:value="880" calcext:value-type="float">
            <text:p>880</text:p>
          </table:table-cell>
          <table:table-cell table:style-name="ce2" table:formula="of:=[.B947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48] &amp; &quot;, &quot; &amp; [.B948] &amp; &quot;, &quot; &amp; [.C948] &amp; &quot;, &quot; &amp; [.D948] &amp; &quot;, &quot; &amp; [.E948] &amp; &quot;, &quot; &amp; [.F948] &amp; &quot;);&quot;" office:value-type="string" office:string-value="insert into game_score (id, matchid, squad, goals, points, time_type) values (880, 37, 1809, 1, 0, 6);" calcext:value-type="string">
            <text:p>insert into game_score (id, matchid, squad, goals, points, time_type) values (880, 37, 1809, 1, 0, 6);</text:p>
          </table:table-cell>
          <table:table-cell table:number-columns-repeated="1017"/>
        </table:table-row>
        <table:table-row table:style-name="ro3">
          <table:table-cell table:style-name="ce2" table:formula="of:=[.A948]+1" office:value-type="float" office:value="881" calcext:value-type="float">
            <text:p>881</text:p>
          </table:table-cell>
          <table:table-cell table:style-name="ce2" table:formula="of:=[.B948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49] &amp; &quot;, &quot; &amp; [.B949] &amp; &quot;, &quot; &amp; [.C949] &amp; &quot;, &quot; &amp; [.D949] &amp; &quot;, &quot; &amp; [.E949] &amp; &quot;, &quot; &amp; [.F949] &amp; &quot;);&quot;" office:value-type="string" office:string-value="insert into game_score (id, matchid, squad, goals, points, time_type) values (881, 37, 53, 3, 0, 7);" calcext:value-type="string">
            <text:p>insert into game_score (id, matchid, squad, goals, points, time_type) values (881, 37, 53, 3, 0, 7);</text:p>
          </table:table-cell>
          <table:table-cell table:number-columns-repeated="1017"/>
        </table:table-row>
        <table:table-row table:style-name="ro3">
          <table:table-cell table:style-name="ce2" table:formula="of:=[.A949]+1" office:value-type="float" office:value="882" calcext:value-type="float">
            <text:p>882</text:p>
          </table:table-cell>
          <table:table-cell table:style-name="ce2" table:formula="of:=[.B949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50] &amp; &quot;, &quot; &amp; [.B950] &amp; &quot;, &quot; &amp; [.C950] &amp; &quot;, &quot; &amp; [.D950] &amp; &quot;, &quot; &amp; [.E950] &amp; &quot;, &quot; &amp; [.F950] &amp; &quot;);&quot;" office:value-type="string" office:string-value="insert into game_score (id, matchid, squad, goals, points, time_type) values (882, 37, 1809, 0, 0, 7);" calcext:value-type="string">
            <text:p>insert into game_score (id, matchid, squad, goals, points, time_type) values (882, 37, 1809, 0, 0, 7);</text:p>
          </table:table-cell>
          <table:table-cell table:number-columns-repeated="1017"/>
        </table:table-row>
        <table:table-row table:style-name="ro3">
          <table:table-cell table:style-name="ce2" table:formula="of:=[.A950]+1" office:value-type="float" office:value="883" calcext:value-type="float">
            <text:p>883</text:p>
          </table:table-cell>
          <table:table-cell table:style-name="ce2" table:formula="of:=[.B950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51] &amp; &quot;, &quot; &amp; [.B951] &amp; &quot;, &quot; &amp; [.C951] &amp; &quot;, &quot; &amp; [.D951] &amp; &quot;, &quot; &amp; [.E951] &amp; &quot;, &quot; &amp; [.F951] &amp; &quot;);&quot;" office:value-type="string" office:string-value="insert into game_score (id, matchid, squad, goals, points, time_type) values (883, 37, 53, 0, 0, 8);" calcext:value-type="string">
            <text:p>insert into game_score (id, matchid, squad, goals, points, time_type) values (883, 37, 53, 0, 0, 8);</text:p>
          </table:table-cell>
          <table:table-cell table:number-columns-repeated="1017"/>
        </table:table-row>
        <table:table-row table:style-name="ro3">
          <table:table-cell table:style-name="ce2" table:formula="of:=[.A951]+1" office:value-type="float" office:value="884" calcext:value-type="float">
            <text:p>884</text:p>
          </table:table-cell>
          <table:table-cell table:style-name="ce2" table:formula="of:=[.B951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52] &amp; &quot;, &quot; &amp; [.B952] &amp; &quot;, &quot; &amp; [.C952] &amp; &quot;, &quot; &amp; [.D952] &amp; &quot;, &quot; &amp; [.E952] &amp; &quot;, &quot; &amp; [.F952] &amp; &quot;);&quot;" office:value-type="string" office:string-value="insert into game_score (id, matchid, squad, goals, points, time_type) values (884, 37, 1809, 0, 0, 8);" calcext:value-type="string">
            <text:p>insert into game_score (id, matchid, squad, goals, points, time_type) values (884, 37, 1809, 0, 0, 8);</text:p>
          </table:table-cell>
          <table:table-cell table:number-columns-repeated="1017"/>
        </table:table-row>
        <table:table-row table:style-name="ro3">
          <table:table-cell table:style-name="ce2" table:formula="of:=[.A952]+1" office:value-type="float" office:value="885" calcext:value-type="float">
            <text:p>885</text:p>
          </table:table-cell>
          <table:table-cell table:style-name="ce2" table:formula="of:=[.B952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53] &amp; &quot;, &quot; &amp; [.B953] &amp; &quot;, &quot; &amp; [.C953] &amp; &quot;, &quot; &amp; [.D953] &amp; &quot;, &quot; &amp; [.E953] &amp; &quot;, &quot; &amp; [.F953] &amp; &quot;);&quot;" office:value-type="string" office:string-value="insert into game_score (id, matchid, squad, goals, points, time_type) values (885, 37, 53, 0, 0, 9);" calcext:value-type="string">
            <text:p>insert into game_score (id, matchid, squad, goals, points, time_type) values (885, 37, 53, 0, 0, 9);</text:p>
          </table:table-cell>
          <table:table-cell table:number-columns-repeated="1017"/>
        </table:table-row>
        <table:table-row table:style-name="ro3">
          <table:table-cell table:style-name="ce2" table:formula="of:=[.A953]+1" office:value-type="float" office:value="886" calcext:value-type="float">
            <text:p>886</text:p>
          </table:table-cell>
          <table:table-cell table:style-name="ce2" table:formula="of:=[.B953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54] &amp; &quot;, &quot; &amp; [.B954] &amp; &quot;, &quot; &amp; [.C954] &amp; &quot;, &quot; &amp; [.D954] &amp; &quot;, &quot; &amp; [.E954] &amp; &quot;, &quot; &amp; [.F954] &amp; &quot;);&quot;" office:value-type="string" office:string-value="insert into game_score (id, matchid, squad, goals, points, time_type) values (886, 37, 1809, 0, 0, 9);" calcext:value-type="string">
            <text:p>insert into game_score (id, matchid, squad, goals, points, time_type) values (886, 37, 1809, 0, 0, 9);</text:p>
          </table:table-cell>
          <table:table-cell table:number-columns-repeated="1017"/>
        </table:table-row>
        <table:table-row table:style-name="ro3">
          <table:table-cell table:style-name="ce2" table:formula="of:=[.A954]+1" office:value-type="float" office:value="887" calcext:value-type="float">
            <text:p>887</text:p>
          </table:table-cell>
          <table:table-cell table:style-name="ce2" table:formula="of:=[.B954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55] &amp; &quot;, &quot; &amp; [.B955] &amp; &quot;, &quot; &amp; [.C955] &amp; &quot;, &quot; &amp; [.D955] &amp; &quot;, &quot; &amp; [.E955] &amp; &quot;, &quot; &amp; [.F955] &amp; &quot;);&quot;" office:value-type="string" office:string-value="insert into game_score (id, matchid, squad, goals, points, time_type) values (887, 37, 53, 3, 0, 9000);" calcext:value-type="string">
            <text:p>insert into game_score (id, matchid, squad, goals, points, time_type) values (887, 37, 53, 3, 0, 9000);</text:p>
          </table:table-cell>
          <table:table-cell table:number-columns-repeated="1017"/>
        </table:table-row>
        <table:table-row table:style-name="ro3">
          <table:table-cell table:style-name="ce2" table:formula="of:=[.A955]+1" office:value-type="float" office:value="888" calcext:value-type="float">
            <text:p>888</text:p>
          </table:table-cell>
          <table:table-cell table:style-name="ce2" table:formula="of:=[.B955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56] &amp; &quot;, &quot; &amp; [.B956] &amp; &quot;, &quot; &amp; [.C956] &amp; &quot;, &quot; &amp; [.D956] &amp; &quot;, &quot; &amp; [.E956] &amp; &quot;, &quot; &amp; [.F956] &amp; &quot;);&quot;" office:value-type="string" office:string-value="insert into game_score (id, matchid, squad, goals, points, time_type) values (888, 37, 1809, 1, 0, 9000);" calcext:value-type="string">
            <text:p>insert into game_score (id, matchid, squad, goals, points, time_type) values (888, 37, 1809, 1, 0, 9000);</text:p>
          </table:table-cell>
          <table:table-cell table:number-columns-repeated="1017"/>
        </table:table-row>
        <table:table-row table:style-name="ro3">
          <table:table-cell table:style-name="ce2" table:formula="of:=[.A956]+1" office:value-type="float" office:value="889" calcext:value-type="float">
            <text:p>889</text:p>
          </table:table-cell>
          <table:table-cell table:style-name="ce2" table:formula="of:=[.B956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57] &amp; &quot;, &quot; &amp; [.B957] &amp; &quot;, &quot; &amp; [.C957] &amp; &quot;, &quot; &amp; [.D957] &amp; &quot;, &quot; &amp; [.E957] &amp; &quot;, &quot; &amp; [.F957] &amp; &quot;);&quot;" office:value-type="string" office:string-value="insert into game_score (id, matchid, squad, goals, points, time_type) values (889, 37, 53, 12, 0, 9001);" calcext:value-type="string">
            <text:p>insert into game_score (id, matchid, squad, goals, points, time_type) values (889, 37, 53, 12, 0, 9001);</text:p>
          </table:table-cell>
          <table:table-cell table:number-columns-repeated="1017"/>
        </table:table-row>
        <table:table-row table:style-name="ro3">
          <table:table-cell table:style-name="ce2" table:formula="of:=[.A957]+1" office:value-type="float" office:value="890" calcext:value-type="float">
            <text:p>890</text:p>
          </table:table-cell>
          <table:table-cell table:style-name="ce2" table:formula="of:=[.B957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58] &amp; &quot;, &quot; &amp; [.B958] &amp; &quot;, &quot; &amp; [.C958] &amp; &quot;, &quot; &amp; [.D958] &amp; &quot;, &quot; &amp; [.E958] &amp; &quot;, &quot; &amp; [.F958] &amp; &quot;);&quot;" office:value-type="string" office:string-value="insert into game_score (id, matchid, squad, goals, points, time_type) values (890, 37, 1809, 8, 0, 9001);" calcext:value-type="string">
            <text:p>insert into game_score (id, matchid, squad, goals, points, time_type) values (890, 37, 1809, 8, 0, 9001);</text:p>
          </table:table-cell>
          <table:table-cell table:number-columns-repeated="1017"/>
        </table:table-row>
        <table:table-row table:style-name="ro3">
          <table:table-cell table:style-name="ce2" table:formula="of:=[.A958]+1" office:value-type="float" office:value="891" calcext:value-type="float">
            <text:p>891</text:p>
          </table:table-cell>
          <table:table-cell table:style-name="ce2" table:formula="of:=[.B958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59] &amp; &quot;, &quot; &amp; [.B959] &amp; &quot;, &quot; &amp; [.C959] &amp; &quot;, &quot; &amp; [.D959] &amp; &quot;, &quot; &amp; [.E959] &amp; &quot;, &quot; &amp; [.F959] &amp; &quot;);&quot;" office:value-type="string" office:string-value="insert into game_score (id, matchid, squad, goals, points, time_type) values (891, 37, 53, 3, 0, 9002);" calcext:value-type="string">
            <text:p>insert into game_score (id, matchid, squad, goals, points, time_type) values (891, 37, 53, 3, 0, 9002);</text:p>
          </table:table-cell>
          <table:table-cell table:number-columns-repeated="1017"/>
        </table:table-row>
        <table:table-row table:style-name="ro3">
          <table:table-cell table:style-name="ce2" table:formula="of:=[.A959]+1" office:value-type="float" office:value="892" calcext:value-type="float">
            <text:p>892</text:p>
          </table:table-cell>
          <table:table-cell table:style-name="ce2" table:formula="of:=[.B959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60] &amp; &quot;, &quot; &amp; [.B960] &amp; &quot;, &quot; &amp; [.C960] &amp; &quot;, &quot; &amp; [.D960] &amp; &quot;, &quot; &amp; [.E960] &amp; &quot;, &quot; &amp; [.F960] &amp; &quot;);&quot;" office:value-type="string" office:string-value="insert into game_score (id, matchid, squad, goals, points, time_type) values (892, 37, 1809, 1, 0, 9002);" calcext:value-type="string">
            <text:p>insert into game_score (id, matchid, squad, goals, points, time_type) values (892, 37, 1809, 1, 0, 9002);</text:p>
          </table:table-cell>
          <table:table-cell table:number-columns-repeated="1017"/>
        </table:table-row>
        <table:table-row table:style-name="ro3">
          <table:table-cell table:formula="of:=[.A960]+1" office:value-type="float" office:value="893" calcext:value-type="float">
            <text:p>893</text:p>
          </table:table-cell>
          <table:table-cell table:formula="of:=[.B937]+1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61] &amp; &quot;, &quot; &amp; [.B961] &amp; &quot;, &quot; &amp; [.C961] &amp; &quot;, &quot; &amp; [.D961] &amp; &quot;, &quot; &amp; [.E961] &amp; &quot;, &quot; &amp; [.F961] &amp; &quot;);&quot;" office:value-type="string" office:string-value="insert into game_score (id, matchid, squad, goals, points, time_type) values (893, 38, 81, 0, 0, 1);" calcext:value-type="string">
            <text:p>insert into game_score (id, matchid, squad, goals, points, time_type) values (893, 38, 81, 0, 0, 1);</text:p>
          </table:table-cell>
          <table:table-cell table:number-columns-repeated="1017"/>
        </table:table-row>
        <table:table-row table:style-name="ro3">
          <table:table-cell table:formula="of:=[.A961]+1" office:value-type="float" office:value="894" calcext:value-type="float">
            <text:p>894</text:p>
          </table:table-cell>
          <table:table-cell table:formula="of:=[.B961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62] &amp; &quot;, &quot; &amp; [.B962] &amp; &quot;, &quot; &amp; [.C962] &amp; &quot;, &quot; &amp; [.D962] &amp; &quot;, &quot; &amp; [.E962] &amp; &quot;, &quot; &amp; [.F962] &amp; &quot;);&quot;" office:value-type="string" office:string-value="insert into game_score (id, matchid, squad, goals, points, time_type) values (894, 38, 82, 0, 0, 1);" calcext:value-type="string">
            <text:p>insert into game_score (id, matchid, squad, goals, points, time_type) values (894, 38, 82, 0, 0, 1);</text:p>
          </table:table-cell>
          <table:table-cell table:number-columns-repeated="1017"/>
        </table:table-row>
        <table:table-row table:style-name="ro3">
          <table:table-cell table:formula="of:=[.A962]+1" office:value-type="float" office:value="895" calcext:value-type="float">
            <text:p>895</text:p>
          </table:table-cell>
          <table:table-cell table:formula="of:=[.B962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63] &amp; &quot;, &quot; &amp; [.B963] &amp; &quot;, &quot; &amp; [.C963] &amp; &quot;, &quot; &amp; [.D963] &amp; &quot;, &quot; &amp; [.E963] &amp; &quot;, &quot; &amp; [.F963] &amp; &quot;);&quot;" office:value-type="string" office:string-value="insert into game_score (id, matchid, squad, goals, points, time_type) values (895, 38, 81, 0, 0, 2);" calcext:value-type="string">
            <text:p>insert into game_score (id, matchid, squad, goals, points, time_type) values (895, 38, 81, 0, 0, 2);</text:p>
          </table:table-cell>
          <table:table-cell table:number-columns-repeated="1017"/>
        </table:table-row>
        <table:table-row table:style-name="ro3">
          <table:table-cell table:formula="of:=[.A963]+1" office:value-type="float" office:value="896" calcext:value-type="float">
            <text:p>896</text:p>
          </table:table-cell>
          <table:table-cell table:formula="of:=[.B963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64] &amp; &quot;, &quot; &amp; [.B964] &amp; &quot;, &quot; &amp; [.C964] &amp; &quot;, &quot; &amp; [.D964] &amp; &quot;, &quot; &amp; [.E964] &amp; &quot;, &quot; &amp; [.F964] &amp; &quot;);&quot;" office:value-type="string" office:string-value="insert into game_score (id, matchid, squad, goals, points, time_type) values (896, 38, 82, 0, 0, 2);" calcext:value-type="string">
            <text:p>insert into game_score (id, matchid, squad, goals, points, time_type) values (896, 38, 82, 0, 0, 2);</text:p>
          </table:table-cell>
          <table:table-cell table:number-columns-repeated="1017"/>
        </table:table-row>
        <table:table-row table:style-name="ro3">
          <table:table-cell table:formula="of:=[.A964]+1" office:value-type="float" office:value="897" calcext:value-type="float">
            <text:p>897</text:p>
          </table:table-cell>
          <table:table-cell table:formula="of:=[.B964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65] &amp; &quot;, &quot; &amp; [.B965] &amp; &quot;, &quot; &amp; [.C965] &amp; &quot;, &quot; &amp; [.D965] &amp; &quot;, &quot; &amp; [.E965] &amp; &quot;, &quot; &amp; [.F965] &amp; &quot;);&quot;" office:value-type="string" office:string-value="insert into game_score (id, matchid, squad, goals, points, time_type) values (897, 38, 81, 0, 0, 3);" calcext:value-type="string">
            <text:p>insert into game_score (id, matchid, squad, goals, points, time_type) values (897, 38, 81, 0, 0, 3);</text:p>
          </table:table-cell>
          <table:table-cell table:number-columns-repeated="1017"/>
        </table:table-row>
        <table:table-row table:style-name="ro3">
          <table:table-cell table:formula="of:=[.A965]+1" office:value-type="float" office:value="898" calcext:value-type="float">
            <text:p>898</text:p>
          </table:table-cell>
          <table:table-cell table:formula="of:=[.B965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66] &amp; &quot;, &quot; &amp; [.B966] &amp; &quot;, &quot; &amp; [.C966] &amp; &quot;, &quot; &amp; [.D966] &amp; &quot;, &quot; &amp; [.E966] &amp; &quot;, &quot; &amp; [.F966] &amp; &quot;);&quot;" office:value-type="string" office:string-value="insert into game_score (id, matchid, squad, goals, points, time_type) values (898, 38, 82, 0, 0, 3);" calcext:value-type="string">
            <text:p>insert into game_score (id, matchid, squad, goals, points, time_type) values (898, 38, 82, 0, 0, 3);</text:p>
          </table:table-cell>
          <table:table-cell table:number-columns-repeated="1017"/>
        </table:table-row>
        <table:table-row table:style-name="ro3">
          <table:table-cell table:formula="of:=[.A966]+1" office:value-type="float" office:value="899" calcext:value-type="float">
            <text:p>899</text:p>
          </table:table-cell>
          <table:table-cell table:formula="of:=[.B966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67] &amp; &quot;, &quot; &amp; [.B967] &amp; &quot;, &quot; &amp; [.C967] &amp; &quot;, &quot; &amp; [.D967] &amp; &quot;, &quot; &amp; [.E967] &amp; &quot;, &quot; &amp; [.F967] &amp; &quot;);&quot;" office:value-type="string" office:string-value="insert into game_score (id, matchid, squad, goals, points, time_type) values (899, 38, 81, 0, 0, 4);" calcext:value-type="string">
            <text:p>insert into game_score (id, matchid, squad, goals, points, time_type) values (899, 38, 81, 0, 0, 4);</text:p>
          </table:table-cell>
          <table:table-cell table:number-columns-repeated="1017"/>
        </table:table-row>
        <table:table-row table:style-name="ro3">
          <table:table-cell table:formula="of:=[.A967]+1" office:value-type="float" office:value="900" calcext:value-type="float">
            <text:p>900</text:p>
          </table:table-cell>
          <table:table-cell table:formula="of:=[.B967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68] &amp; &quot;, &quot; &amp; [.B968] &amp; &quot;, &quot; &amp; [.C968] &amp; &quot;, &quot; &amp; [.D968] &amp; &quot;, &quot; &amp; [.E968] &amp; &quot;, &quot; &amp; [.F968] &amp; &quot;);&quot;" office:value-type="string" office:string-value="insert into game_score (id, matchid, squad, goals, points, time_type) values (900, 38, 82, 0, 0, 4);" calcext:value-type="string">
            <text:p>insert into game_score (id, matchid, squad, goals, points, time_type) values (900, 38, 82, 0, 0, 4);</text:p>
          </table:table-cell>
          <table:table-cell table:number-columns-repeated="1017"/>
        </table:table-row>
        <table:table-row table:style-name="ro3">
          <table:table-cell table:formula="of:=[.A968]+1" office:value-type="float" office:value="901" calcext:value-type="float">
            <text:p>901</text:p>
          </table:table-cell>
          <table:table-cell table:formula="of:=[.B968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69] &amp; &quot;, &quot; &amp; [.B969] &amp; &quot;, &quot; &amp; [.C969] &amp; &quot;, &quot; &amp; [.D969] &amp; &quot;, &quot; &amp; [.E969] &amp; &quot;, &quot; &amp; [.F969] &amp; &quot;);&quot;" office:value-type="string" office:string-value="insert into game_score (id, matchid, squad, goals, points, time_type) values (901, 38, 81, 0, 0, 5);" calcext:value-type="string">
            <text:p>insert into game_score (id, matchid, squad, goals, points, time_type) values (901, 38, 81, 0, 0, 5);</text:p>
          </table:table-cell>
          <table:table-cell table:number-columns-repeated="1017"/>
        </table:table-row>
        <table:table-row table:style-name="ro3">
          <table:table-cell table:formula="of:=[.A969]+1" office:value-type="float" office:value="902" calcext:value-type="float">
            <text:p>902</text:p>
          </table:table-cell>
          <table:table-cell table:formula="of:=[.B969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70] &amp; &quot;, &quot; &amp; [.B970] &amp; &quot;, &quot; &amp; [.C970] &amp; &quot;, &quot; &amp; [.D970] &amp; &quot;, &quot; &amp; [.E970] &amp; &quot;, &quot; &amp; [.F970] &amp; &quot;);&quot;" office:value-type="string" office:string-value="insert into game_score (id, matchid, squad, goals, points, time_type) values (902, 38, 82, 0, 0, 5);" calcext:value-type="string">
            <text:p>insert into game_score (id, matchid, squad, goals, points, time_type) values (902, 38, 82, 0, 0, 5);</text:p>
          </table:table-cell>
          <table:table-cell table:number-columns-repeated="1017"/>
        </table:table-row>
        <table:table-row table:style-name="ro3">
          <table:table-cell table:formula="of:=[.A970]+1" office:value-type="float" office:value="903" calcext:value-type="float">
            <text:p>903</text:p>
          </table:table-cell>
          <table:table-cell table:formula="of:=[.B970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71] &amp; &quot;, &quot; &amp; [.B971] &amp; &quot;, &quot; &amp; [.C971] &amp; &quot;, &quot; &amp; [.D971] &amp; &quot;, &quot; &amp; [.E971] &amp; &quot;, &quot; &amp; [.F971] &amp; &quot;);&quot;" office:value-type="string" office:string-value="insert into game_score (id, matchid, squad, goals, points, time_type) values (903, 38, 81, 0, 0, 6);" calcext:value-type="string">
            <text:p>insert into game_score (id, matchid, squad, goals, points, time_type) values (903, 38, 81, 0, 0, 6);</text:p>
          </table:table-cell>
          <table:table-cell table:number-columns-repeated="1017"/>
        </table:table-row>
        <table:table-row table:style-name="ro3">
          <table:table-cell table:formula="of:=[.A971]+1" office:value-type="float" office:value="904" calcext:value-type="float">
            <text:p>904</text:p>
          </table:table-cell>
          <table:table-cell table:formula="of:=[.B971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72] &amp; &quot;, &quot; &amp; [.B972] &amp; &quot;, &quot; &amp; [.C972] &amp; &quot;, &quot; &amp; [.D972] &amp; &quot;, &quot; &amp; [.E972] &amp; &quot;, &quot; &amp; [.F972] &amp; &quot;);&quot;" office:value-type="string" office:string-value="insert into game_score (id, matchid, squad, goals, points, time_type) values (904, 38, 82, 0, 0, 6);" calcext:value-type="string">
            <text:p>insert into game_score (id, matchid, squad, goals, points, time_type) values (904, 38, 82, 0, 0, 6);</text:p>
          </table:table-cell>
          <table:table-cell table:number-columns-repeated="1017"/>
        </table:table-row>
        <table:table-row table:style-name="ro3">
          <table:table-cell table:formula="of:=[.A972]+1" office:value-type="float" office:value="905" calcext:value-type="float">
            <text:p>905</text:p>
          </table:table-cell>
          <table:table-cell table:formula="of:=[.B972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73] &amp; &quot;, &quot; &amp; [.B973] &amp; &quot;, &quot; &amp; [.C973] &amp; &quot;, &quot; &amp; [.D973] &amp; &quot;, &quot; &amp; [.E973] &amp; &quot;, &quot; &amp; [.F973] &amp; &quot;);&quot;" office:value-type="string" office:string-value="insert into game_score (id, matchid, squad, goals, points, time_type) values (905, 38, 81, 5, 0, 7);" calcext:value-type="string">
            <text:p>insert into game_score (id, matchid, squad, goals, points, time_type) values (905, 38, 81, 5, 0, 7);</text:p>
          </table:table-cell>
          <table:table-cell table:number-columns-repeated="1017"/>
        </table:table-row>
        <table:table-row table:style-name="ro3">
          <table:table-cell table:formula="of:=[.A973]+1" office:value-type="float" office:value="906" calcext:value-type="float">
            <text:p>906</text:p>
          </table:table-cell>
          <table:table-cell table:formula="of:=[.B973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74] &amp; &quot;, &quot; &amp; [.B974] &amp; &quot;, &quot; &amp; [.C974] &amp; &quot;, &quot; &amp; [.D974] &amp; &quot;, &quot; &amp; [.E974] &amp; &quot;, &quot; &amp; [.F974] &amp; &quot;);&quot;" office:value-type="string" office:string-value="insert into game_score (id, matchid, squad, goals, points, time_type) values (906, 38, 82, 0, 0, 7);" calcext:value-type="string">
            <text:p>insert into game_score (id, matchid, squad, goals, points, time_type) values (906, 38, 82, 0, 0, 7);</text:p>
          </table:table-cell>
          <table:table-cell table:number-columns-repeated="1017"/>
        </table:table-row>
        <table:table-row table:style-name="ro3">
          <table:table-cell table:formula="of:=[.A974]+1" office:value-type="float" office:value="907" calcext:value-type="float">
            <text:p>907</text:p>
          </table:table-cell>
          <table:table-cell table:formula="of:=[.B974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75] &amp; &quot;, &quot; &amp; [.B975] &amp; &quot;, &quot; &amp; [.C975] &amp; &quot;, &quot; &amp; [.D975] &amp; &quot;, &quot; &amp; [.E975] &amp; &quot;, &quot; &amp; [.F975] &amp; &quot;);&quot;" office:value-type="string" office:string-value="insert into game_score (id, matchid, squad, goals, points, time_type) values (907, 38, 81, 1, 0, 8);" calcext:value-type="string">
            <text:p>insert into game_score (id, matchid, squad, goals, points, time_type) values (907, 38, 81, 1, 0, 8);</text:p>
          </table:table-cell>
          <table:table-cell table:number-columns-repeated="1017"/>
        </table:table-row>
        <table:table-row table:style-name="ro3">
          <table:table-cell table:formula="of:=[.A975]+1" office:value-type="float" office:value="908" calcext:value-type="float">
            <text:p>908</text:p>
          </table:table-cell>
          <table:table-cell table:formula="of:=[.B975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76] &amp; &quot;, &quot; &amp; [.B976] &amp; &quot;, &quot; &amp; [.C976] &amp; &quot;, &quot; &amp; [.D976] &amp; &quot;, &quot; &amp; [.E976] &amp; &quot;, &quot; &amp; [.F976] &amp; &quot;);&quot;" office:value-type="string" office:string-value="insert into game_score (id, matchid, squad, goals, points, time_type) values (908, 38, 82, 0, 0, 8);" calcext:value-type="string">
            <text:p>insert into game_score (id, matchid, squad, goals, points, time_type) values (908, 38, 82, 0, 0, 8);</text:p>
          </table:table-cell>
          <table:table-cell table:number-columns-repeated="1017"/>
        </table:table-row>
        <table:table-row table:style-name="ro3">
          <table:table-cell table:formula="of:=[.A976]+1" office:value-type="float" office:value="909" calcext:value-type="float">
            <text:p>909</text:p>
          </table:table-cell>
          <table:table-cell table:formula="of:=[.B976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77] &amp; &quot;, &quot; &amp; [.B977] &amp; &quot;, &quot; &amp; [.C977] &amp; &quot;, &quot; &amp; [.D977] &amp; &quot;, &quot; &amp; [.E977] &amp; &quot;, &quot; &amp; [.F977] &amp; &quot;);&quot;" office:value-type="string" office:string-value="insert into game_score (id, matchid, squad, goals, points, time_type) values (909, 38, 81, 0, 0, 9);" calcext:value-type="string">
            <text:p>insert into game_score (id, matchid, squad, goals, points, time_type) values (909, 38, 81, 0, 0, 9);</text:p>
          </table:table-cell>
          <table:table-cell table:number-columns-repeated="1017"/>
        </table:table-row>
        <table:table-row table:style-name="ro3">
          <table:table-cell table:formula="of:=[.A977]+1" office:value-type="float" office:value="910" calcext:value-type="float">
            <text:p>910</text:p>
          </table:table-cell>
          <table:table-cell table:formula="of:=[.B977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78] &amp; &quot;, &quot; &amp; [.B978] &amp; &quot;, &quot; &amp; [.C978] &amp; &quot;, &quot; &amp; [.D978] &amp; &quot;, &quot; &amp; [.E978] &amp; &quot;, &quot; &amp; [.F978] &amp; &quot;);&quot;" office:value-type="string" office:string-value="insert into game_score (id, matchid, squad, goals, points, time_type) values (910, 38, 82, 0, 0, 9);" calcext:value-type="string">
            <text:p>insert into game_score (id, matchid, squad, goals, points, time_type) values (910, 38, 82, 0, 0, 9);</text:p>
          </table:table-cell>
          <table:table-cell table:number-columns-repeated="1017"/>
        </table:table-row>
        <table:table-row table:style-name="ro3">
          <table:table-cell table:formula="of:=[.A978]+1" office:value-type="float" office:value="911" calcext:value-type="float">
            <text:p>911</text:p>
          </table:table-cell>
          <table:table-cell table:formula="of:=[.B978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79] &amp; &quot;, &quot; &amp; [.B979] &amp; &quot;, &quot; &amp; [.C979] &amp; &quot;, &quot; &amp; [.D979] &amp; &quot;, &quot; &amp; [.E979] &amp; &quot;, &quot; &amp; [.F979] &amp; &quot;);&quot;" office:value-type="string" office:string-value="insert into game_score (id, matchid, squad, goals, points, time_type) values (911, 38, 81, 6, 0, 9000);" calcext:value-type="string">
            <text:p>insert into game_score (id, matchid, squad, goals, points, time_type) values (911, 38, 81, 6, 0, 9000);</text:p>
          </table:table-cell>
          <table:table-cell table:number-columns-repeated="1017"/>
        </table:table-row>
        <table:table-row table:style-name="ro3">
          <table:table-cell table:formula="of:=[.A979]+1" office:value-type="float" office:value="912" calcext:value-type="float">
            <text:p>912</text:p>
          </table:table-cell>
          <table:table-cell table:formula="of:=[.B979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80] &amp; &quot;, &quot; &amp; [.B980] &amp; &quot;, &quot; &amp; [.C980] &amp; &quot;, &quot; &amp; [.D980] &amp; &quot;, &quot; &amp; [.E980] &amp; &quot;, &quot; &amp; [.F980] &amp; &quot;);&quot;" office:value-type="string" office:string-value="insert into game_score (id, matchid, squad, goals, points, time_type) values (912, 38, 82, 0, 0, 9000);" calcext:value-type="string">
            <text:p>insert into game_score (id, matchid, squad, goals, points, time_type) values (912, 38, 82, 0, 0, 9000);</text:p>
          </table:table-cell>
          <table:table-cell table:number-columns-repeated="1017"/>
        </table:table-row>
        <table:table-row table:style-name="ro3">
          <table:table-cell table:formula="of:=[.A980]+1" office:value-type="float" office:value="913" calcext:value-type="float">
            <text:p>913</text:p>
          </table:table-cell>
          <table:table-cell table:formula="of:=[.B980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81] &amp; &quot;, &quot; &amp; [.B981] &amp; &quot;, &quot; &amp; [.C981] &amp; &quot;, &quot; &amp; [.D981] &amp; &quot;, &quot; &amp; [.E981] &amp; &quot;, &quot; &amp; [.F981] &amp; &quot;);&quot;" office:value-type="string" office:string-value="insert into game_score (id, matchid, squad, goals, points, time_type) values (913, 38, 81, 11, 0, 9001);" calcext:value-type="string">
            <text:p>insert into game_score (id, matchid, squad, goals, points, time_type) values (913, 38, 81, 11, 0, 9001);</text:p>
          </table:table-cell>
          <table:table-cell table:number-columns-repeated="1017"/>
        </table:table-row>
        <table:table-row table:style-name="ro3">
          <table:table-cell table:formula="of:=[.A981]+1" office:value-type="float" office:value="914" calcext:value-type="float">
            <text:p>914</text:p>
          </table:table-cell>
          <table:table-cell table:formula="of:=[.B981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82] &amp; &quot;, &quot; &amp; [.B982] &amp; &quot;, &quot; &amp; [.C982] &amp; &quot;, &quot; &amp; [.D982] &amp; &quot;, &quot; &amp; [.E982] &amp; &quot;, &quot; &amp; [.F982] &amp; &quot;);&quot;" office:value-type="string" office:string-value="insert into game_score (id, matchid, squad, goals, points, time_type) values (914, 38, 82, 4, 0, 9001);" calcext:value-type="string">
            <text:p>insert into game_score (id, matchid, squad, goals, points, time_type) values (914, 38, 82, 4, 0, 9001);</text:p>
          </table:table-cell>
          <table:table-cell table:number-columns-repeated="1017"/>
        </table:table-row>
        <table:table-row table:style-name="ro3">
          <table:table-cell table:formula="of:=[.A982]+1" office:value-type="float" office:value="915" calcext:value-type="float">
            <text:p>915</text:p>
          </table:table-cell>
          <table:table-cell table:formula="of:=[.B982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983] &amp; &quot;, &quot; &amp; [.B983] &amp; &quot;, &quot; &amp; [.C983] &amp; &quot;, &quot; &amp; [.D983] &amp; &quot;, &quot; &amp; [.E983] &amp; &quot;, &quot; &amp; [.F983] &amp; &quot;);&quot;" office:value-type="string" office:string-value="insert into game_score (id, matchid, squad, goals, points, time_type) values (915, 38, 81, 0, 0, 9002);" calcext:value-type="string">
            <text:p>insert into game_score (id, matchid, squad, goals, points, time_type) values (915, 38, 81, 0, 0, 9002);</text:p>
          </table:table-cell>
          <table:table-cell table:number-columns-repeated="1017"/>
        </table:table-row>
        <table:table-row table:style-name="ro3">
          <table:table-cell table:formula="of:=[.A983]+1" office:value-type="float" office:value="916" calcext:value-type="float">
            <text:p>916</text:p>
          </table:table-cell>
          <table:table-cell table:formula="of:=[.B983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984] &amp; &quot;, &quot; &amp; [.B984] &amp; &quot;, &quot; &amp; [.C984] &amp; &quot;, &quot; &amp; [.D984] &amp; &quot;, &quot; &amp; [.E984] &amp; &quot;, &quot; &amp; [.F984] &amp; &quot;);&quot;" office:value-type="string" office:string-value="insert into game_score (id, matchid, squad, goals, points, time_type) values (916, 38, 82, 0, 0, 9002);" calcext:value-type="string">
            <text:p>insert into game_score (id, matchid, squad, goals, points, time_type) values (916, 38, 82, 0, 0, 9002);</text:p>
          </table:table-cell>
          <table:table-cell table:number-columns-repeated="1017"/>
        </table:table-row>
        <table:table-row table:style-name="ro3">
          <table:table-cell table:style-name="ce2" table:formula="of:=[.A984]+1" office:value-type="float" office:value="917" calcext:value-type="float">
            <text:p>917</text:p>
          </table:table-cell>
          <table:table-cell table:style-name="ce2" table:formula="of:=[.B961]+1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85] &amp; &quot;, &quot; &amp; [.B985] &amp; &quot;, &quot; &amp; [.C985] &amp; &quot;, &quot; &amp; [.D985] &amp; &quot;, &quot; &amp; [.E985] &amp; &quot;, &quot; &amp; [.F985] &amp; &quot;);&quot;" office:value-type="string" office:string-value="insert into game_score (id, matchid, squad, goals, points, time_type) values (917, 39, 81, 4, 0, 1);" calcext:value-type="string">
            <text:p>insert into game_score (id, matchid, squad, goals, points, time_type) values (917, 39, 81, 4, 0, 1);</text:p>
          </table:table-cell>
          <table:table-cell table:number-columns-repeated="1017"/>
        </table:table-row>
        <table:table-row table:style-name="ro3">
          <table:table-cell table:style-name="ce2" table:formula="of:=[.A985]+1" office:value-type="float" office:value="918" calcext:value-type="float">
            <text:p>918</text:p>
          </table:table-cell>
          <table:table-cell table:style-name="ce2" table:formula="of:=[.B985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86] &amp; &quot;, &quot; &amp; [.B986] &amp; &quot;, &quot; &amp; [.C986] &amp; &quot;, &quot; &amp; [.D986] &amp; &quot;, &quot; &amp; [.E986] &amp; &quot;, &quot; &amp; [.F986] &amp; &quot;);&quot;" office:value-type="string" office:string-value="insert into game_score (id, matchid, squad, goals, points, time_type) values (918, 39, 53, 1, 0, 1);" calcext:value-type="string">
            <text:p>insert into game_score (id, matchid, squad, goals, points, time_type) values (918, 39, 53, 1, 0, 1);</text:p>
          </table:table-cell>
          <table:table-cell table:number-columns-repeated="1017"/>
        </table:table-row>
        <table:table-row table:style-name="ro3">
          <table:table-cell table:style-name="ce2" table:formula="of:=[.A986]+1" office:value-type="float" office:value="919" calcext:value-type="float">
            <text:p>919</text:p>
          </table:table-cell>
          <table:table-cell table:style-name="ce2" table:formula="of:=[.B986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87] &amp; &quot;, &quot; &amp; [.B987] &amp; &quot;, &quot; &amp; [.C987] &amp; &quot;, &quot; &amp; [.D987] &amp; &quot;, &quot; &amp; [.E987] &amp; &quot;, &quot; &amp; [.F987] &amp; &quot;);&quot;" office:value-type="string" office:string-value="insert into game_score (id, matchid, squad, goals, points, time_type) values (919, 39, 81, 0, 0, 2);" calcext:value-type="string">
            <text:p>insert into game_score (id, matchid, squad, goals, points, time_type) values (919, 39, 81, 0, 0, 2);</text:p>
          </table:table-cell>
          <table:table-cell table:number-columns-repeated="1017"/>
        </table:table-row>
        <table:table-row table:style-name="ro3">
          <table:table-cell table:style-name="ce2" table:formula="of:=[.A987]+1" office:value-type="float" office:value="920" calcext:value-type="float">
            <text:p>920</text:p>
          </table:table-cell>
          <table:table-cell table:style-name="ce2" table:formula="of:=[.B987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88] &amp; &quot;, &quot; &amp; [.B988] &amp; &quot;, &quot; &amp; [.C988] &amp; &quot;, &quot; &amp; [.D988] &amp; &quot;, &quot; &amp; [.E988] &amp; &quot;, &quot; &amp; [.F988] &amp; &quot;);&quot;" office:value-type="string" office:string-value="insert into game_score (id, matchid, squad, goals, points, time_type) values (920, 39, 53, 0, 0, 2);" calcext:value-type="string">
            <text:p>insert into game_score (id, matchid, squad, goals, points, time_type) values (920, 39, 53, 0, 0, 2);</text:p>
          </table:table-cell>
          <table:table-cell table:number-columns-repeated="1017"/>
        </table:table-row>
        <table:table-row table:style-name="ro3">
          <table:table-cell table:style-name="ce2" table:formula="of:=[.A988]+1" office:value-type="float" office:value="921" calcext:value-type="float">
            <text:p>921</text:p>
          </table:table-cell>
          <table:table-cell table:style-name="ce2" table:formula="of:=[.B988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89] &amp; &quot;, &quot; &amp; [.B989] &amp; &quot;, &quot; &amp; [.C989] &amp; &quot;, &quot; &amp; [.D989] &amp; &quot;, &quot; &amp; [.E989] &amp; &quot;, &quot; &amp; [.F989] &amp; &quot;);&quot;" office:value-type="string" office:string-value="insert into game_score (id, matchid, squad, goals, points, time_type) values (921, 39, 81, 0, 0, 3);" calcext:value-type="string">
            <text:p>insert into game_score (id, matchid, squad, goals, points, time_type) values (921, 39, 81, 0, 0, 3);</text:p>
          </table:table-cell>
          <table:table-cell table:number-columns-repeated="1017"/>
        </table:table-row>
        <table:table-row table:style-name="ro3">
          <table:table-cell table:style-name="ce2" table:formula="of:=[.A989]+1" office:value-type="float" office:value="922" calcext:value-type="float">
            <text:p>922</text:p>
          </table:table-cell>
          <table:table-cell table:style-name="ce2" table:formula="of:=[.B989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90] &amp; &quot;, &quot; &amp; [.B990] &amp; &quot;, &quot; &amp; [.C990] &amp; &quot;, &quot; &amp; [.D990] &amp; &quot;, &quot; &amp; [.E990] &amp; &quot;, &quot; &amp; [.F990] &amp; &quot;);&quot;" office:value-type="string" office:string-value="insert into game_score (id, matchid, squad, goals, points, time_type) values (922, 39, 53, 0, 0, 3);" calcext:value-type="string">
            <text:p>insert into game_score (id, matchid, squad, goals, points, time_type) values (922, 39, 53, 0, 0, 3);</text:p>
          </table:table-cell>
          <table:table-cell table:number-columns-repeated="1017"/>
        </table:table-row>
        <table:table-row table:style-name="ro3">
          <table:table-cell table:style-name="ce2" table:formula="of:=[.A990]+1" office:value-type="float" office:value="923" calcext:value-type="float">
            <text:p>923</text:p>
          </table:table-cell>
          <table:table-cell table:style-name="ce2" table:formula="of:=[.B990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91] &amp; &quot;, &quot; &amp; [.B991] &amp; &quot;, &quot; &amp; [.C991] &amp; &quot;, &quot; &amp; [.D991] &amp; &quot;, &quot; &amp; [.E991] &amp; &quot;, &quot; &amp; [.F991] &amp; &quot;);&quot;" office:value-type="string" office:string-value="insert into game_score (id, matchid, squad, goals, points, time_type) values (923, 39, 81, 0, 0, 4);" calcext:value-type="string">
            <text:p>insert into game_score (id, matchid, squad, goals, points, time_type) values (923, 39, 81, 0, 0, 4);</text:p>
          </table:table-cell>
          <table:table-cell table:number-columns-repeated="1017"/>
        </table:table-row>
        <table:table-row table:style-name="ro3">
          <table:table-cell table:style-name="ce2" table:formula="of:=[.A991]+1" office:value-type="float" office:value="924" calcext:value-type="float">
            <text:p>924</text:p>
          </table:table-cell>
          <table:table-cell table:style-name="ce2" table:formula="of:=[.B991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92] &amp; &quot;, &quot; &amp; [.B992] &amp; &quot;, &quot; &amp; [.C992] &amp; &quot;, &quot; &amp; [.D992] &amp; &quot;, &quot; &amp; [.E992] &amp; &quot;, &quot; &amp; [.F992] &amp; &quot;);&quot;" office:value-type="string" office:string-value="insert into game_score (id, matchid, squad, goals, points, time_type) values (924, 39, 53, 0, 0, 4);" calcext:value-type="string">
            <text:p>insert into game_score (id, matchid, squad, goals, points, time_type) values (924, 39, 53, 0, 0, 4);</text:p>
          </table:table-cell>
          <table:table-cell table:number-columns-repeated="1017"/>
        </table:table-row>
        <table:table-row table:style-name="ro3">
          <table:table-cell table:style-name="ce2" table:formula="of:=[.A992]+1" office:value-type="float" office:value="925" calcext:value-type="float">
            <text:p>925</text:p>
          </table:table-cell>
          <table:table-cell table:style-name="ce2" table:formula="of:=[.B992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93] &amp; &quot;, &quot; &amp; [.B993] &amp; &quot;, &quot; &amp; [.C993] &amp; &quot;, &quot; &amp; [.D993] &amp; &quot;, &quot; &amp; [.E993] &amp; &quot;, &quot; &amp; [.F993] &amp; &quot;);&quot;" office:value-type="string" office:string-value="insert into game_score (id, matchid, squad, goals, points, time_type) values (925, 39, 81, 2, 0, 5);" calcext:value-type="string">
            <text:p>insert into game_score (id, matchid, squad, goals, points, time_type) values (925, 39, 81, 2, 0, 5);</text:p>
          </table:table-cell>
          <table:table-cell table:number-columns-repeated="1017"/>
        </table:table-row>
        <table:table-row table:style-name="ro3">
          <table:table-cell table:style-name="ce2" table:formula="of:=[.A993]+1" office:value-type="float" office:value="926" calcext:value-type="float">
            <text:p>926</text:p>
          </table:table-cell>
          <table:table-cell table:style-name="ce2" table:formula="of:=[.B993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94] &amp; &quot;, &quot; &amp; [.B994] &amp; &quot;, &quot; &amp; [.C994] &amp; &quot;, &quot; &amp; [.D994] &amp; &quot;, &quot; &amp; [.E994] &amp; &quot;, &quot; &amp; [.F994] &amp; &quot;);&quot;" office:value-type="string" office:string-value="insert into game_score (id, matchid, squad, goals, points, time_type) values (926, 39, 53, 0, 0, 5);" calcext:value-type="string">
            <text:p>insert into game_score (id, matchid, squad, goals, points, time_type) values (926, 39, 53, 0, 0, 5);</text:p>
          </table:table-cell>
          <table:table-cell table:number-columns-repeated="1017"/>
        </table:table-row>
        <table:table-row table:style-name="ro3">
          <table:table-cell table:style-name="ce2" table:formula="of:=[.A994]+1" office:value-type="float" office:value="927" calcext:value-type="float">
            <text:p>927</text:p>
          </table:table-cell>
          <table:table-cell table:style-name="ce2" table:formula="of:=[.B994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95] &amp; &quot;, &quot; &amp; [.B995] &amp; &quot;, &quot; &amp; [.C995] &amp; &quot;, &quot; &amp; [.D995] &amp; &quot;, &quot; &amp; [.E995] &amp; &quot;, &quot; &amp; [.F995] &amp; &quot;);&quot;" office:value-type="string" office:string-value="insert into game_score (id, matchid, squad, goals, points, time_type) values (927, 39, 81, 0, 0, 6);" calcext:value-type="string">
            <text:p>insert into game_score (id, matchid, squad, goals, points, time_type) values (927, 39, 81, 0, 0, 6);</text:p>
          </table:table-cell>
          <table:table-cell table:number-columns-repeated="1017"/>
        </table:table-row>
        <table:table-row table:style-name="ro3">
          <table:table-cell table:style-name="ce2" table:formula="of:=[.A995]+1" office:value-type="float" office:value="928" calcext:value-type="float">
            <text:p>928</text:p>
          </table:table-cell>
          <table:table-cell table:style-name="ce2" table:formula="of:=[.B995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96] &amp; &quot;, &quot; &amp; [.B996] &amp; &quot;, &quot; &amp; [.C996] &amp; &quot;, &quot; &amp; [.D996] &amp; &quot;, &quot; &amp; [.E996] &amp; &quot;, &quot; &amp; [.F996] &amp; &quot;);&quot;" office:value-type="string" office:string-value="insert into game_score (id, matchid, squad, goals, points, time_type) values (928, 39, 53, 2, 0, 6);" calcext:value-type="string">
            <text:p>insert into game_score (id, matchid, squad, goals, points, time_type) values (928, 39, 53, 2, 0, 6);</text:p>
          </table:table-cell>
          <table:table-cell table:number-columns-repeated="1017"/>
        </table:table-row>
        <table:table-row table:style-name="ro3">
          <table:table-cell table:style-name="ce2" table:formula="of:=[.A996]+1" office:value-type="float" office:value="929" calcext:value-type="float">
            <text:p>929</text:p>
          </table:table-cell>
          <table:table-cell table:style-name="ce2" table:formula="of:=[.B996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97] &amp; &quot;, &quot; &amp; [.B997] &amp; &quot;, &quot; &amp; [.C997] &amp; &quot;, &quot; &amp; [.D997] &amp; &quot;, &quot; &amp; [.E997] &amp; &quot;, &quot; &amp; [.F997] &amp; &quot;);&quot;" office:value-type="string" office:string-value="insert into game_score (id, matchid, squad, goals, points, time_type) values (929, 39, 81, 0, 0, 7);" calcext:value-type="string">
            <text:p>insert into game_score (id, matchid, squad, goals, points, time_type) values (929, 39, 81, 0, 0, 7);</text:p>
          </table:table-cell>
          <table:table-cell table:number-columns-repeated="1017"/>
        </table:table-row>
        <table:table-row table:style-name="ro3">
          <table:table-cell table:style-name="ce2" table:formula="of:=[.A997]+1" office:value-type="float" office:value="930" calcext:value-type="float">
            <text:p>930</text:p>
          </table:table-cell>
          <table:table-cell table:style-name="ce2" table:formula="of:=[.B997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98] &amp; &quot;, &quot; &amp; [.B998] &amp; &quot;, &quot; &amp; [.C998] &amp; &quot;, &quot; &amp; [.D998] &amp; &quot;, &quot; &amp; [.E998] &amp; &quot;, &quot; &amp; [.F998] &amp; &quot;);&quot;" office:value-type="string" office:string-value="insert into game_score (id, matchid, squad, goals, points, time_type) values (930, 39, 53, 0, 0, 7);" calcext:value-type="string">
            <text:p>insert into game_score (id, matchid, squad, goals, points, time_type) values (930, 39, 53, 0, 0, 7);</text:p>
          </table:table-cell>
          <table:table-cell table:number-columns-repeated="1017"/>
        </table:table-row>
        <table:table-row table:style-name="ro3">
          <table:table-cell table:style-name="ce2" table:formula="of:=[.A998]+1" office:value-type="float" office:value="931" calcext:value-type="float">
            <text:p>931</text:p>
          </table:table-cell>
          <table:table-cell table:style-name="ce2" table:formula="of:=[.B998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99] &amp; &quot;, &quot; &amp; [.B999] &amp; &quot;, &quot; &amp; [.C999] &amp; &quot;, &quot; &amp; [.D999] &amp; &quot;, &quot; &amp; [.E999] &amp; &quot;, &quot; &amp; [.F999] &amp; &quot;);&quot;" office:value-type="string" office:string-value="insert into game_score (id, matchid, squad, goals, points, time_type) values (931, 39, 81, 0, 0, 8);" calcext:value-type="string">
            <text:p>insert into game_score (id, matchid, squad, goals, points, time_type) values (931, 39, 81, 0, 0, 8);</text:p>
          </table:table-cell>
          <table:table-cell table:number-columns-repeated="1017"/>
        </table:table-row>
        <table:table-row table:style-name="ro3">
          <table:table-cell table:style-name="ce2" table:formula="of:=[.A999]+1" office:value-type="float" office:value="932" calcext:value-type="float">
            <text:p>932</text:p>
          </table:table-cell>
          <table:table-cell table:style-name="ce2" table:formula="of:=[.B999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000] &amp; &quot;, &quot; &amp; [.B1000] &amp; &quot;, &quot; &amp; [.C1000] &amp; &quot;, &quot; &amp; [.D1000] &amp; &quot;, &quot; &amp; [.E1000] &amp; &quot;, &quot; &amp; [.F1000] &amp; &quot;);&quot;" office:value-type="string" office:string-value="insert into game_score (id, matchid, squad, goals, points, time_type) values (932, 39, 53, 2, 0, 8);" calcext:value-type="string">
            <text:p>insert into game_score (id, matchid, squad, goals, points, time_type) values (932, 39, 53, 2, 0, 8);</text:p>
          </table:table-cell>
          <table:table-cell table:number-columns-repeated="1017"/>
        </table:table-row>
        <table:table-row table:style-name="ro3">
          <table:table-cell table:style-name="ce2" table:formula="of:=[.A1000]+1" office:value-type="float" office:value="933" calcext:value-type="float">
            <text:p>933</text:p>
          </table:table-cell>
          <table:table-cell table:style-name="ce2" table:formula="of:=[.B1000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001] &amp; &quot;, &quot; &amp; [.B1001] &amp; &quot;, &quot; &amp; [.C1001] &amp; &quot;, &quot; &amp; [.D1001] &amp; &quot;, &quot; &amp; [.E1001] &amp; &quot;, &quot; &amp; [.F1001] &amp; &quot;);&quot;" office:value-type="string" office:string-value="insert into game_score (id, matchid, squad, goals, points, time_type) values (933, 39, 81, 4, 0, 9);" calcext:value-type="string">
            <text:p>insert into game_score (id, matchid, squad, goals, points, time_type) values (933, 39, 81, 4, 0, 9);</text:p>
          </table:table-cell>
          <table:table-cell table:number-columns-repeated="1017"/>
        </table:table-row>
        <table:table-row table:style-name="ro3">
          <table:table-cell table:style-name="ce2" table:formula="of:=[.A1001]+1" office:value-type="float" office:value="934" calcext:value-type="float">
            <text:p>934</text:p>
          </table:table-cell>
          <table:table-cell table:style-name="ce2" table:formula="of:=[.B1001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002] &amp; &quot;, &quot; &amp; [.B1002] &amp; &quot;, &quot; &amp; [.C1002] &amp; &quot;, &quot; &amp; [.D1002] &amp; &quot;, &quot; &amp; [.E1002] &amp; &quot;, &quot; &amp; [.F1002] &amp; &quot;);&quot;" office:value-type="string" office:string-value="insert into game_score (id, matchid, squad, goals, points, time_type) values (934, 39, 53, 1, 0, 9);" calcext:value-type="string">
            <text:p>insert into game_score (id, matchid, squad, goals, points, time_type) values (934, 39, 53, 1, 0, 9);</text:p>
          </table:table-cell>
          <table:table-cell table:number-columns-repeated="1017"/>
        </table:table-row>
        <table:table-row table:style-name="ro3">
          <table:table-cell table:style-name="ce2" table:formula="of:=[.A1002]+1" office:value-type="float" office:value="935" calcext:value-type="float">
            <text:p>935</text:p>
          </table:table-cell>
          <table:table-cell table:style-name="ce2" table:formula="of:=[.B1002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003] &amp; &quot;, &quot; &amp; [.B1003] &amp; &quot;, &quot; &amp; [.C1003] &amp; &quot;, &quot; &amp; [.D1003] &amp; &quot;, &quot; &amp; [.E1003] &amp; &quot;, &quot; &amp; [.F1003] &amp; &quot;);&quot;" office:value-type="string" office:string-value="insert into game_score (id, matchid, squad, goals, points, time_type) values (935, 39, 81, 10, 0, 9000);" calcext:value-type="string">
            <text:p>insert into game_score (id, matchid, squad, goals, points, time_type) values (935, 39, 81, 10, 0, 9000);</text:p>
          </table:table-cell>
          <table:table-cell table:number-columns-repeated="1017"/>
        </table:table-row>
        <table:table-row table:style-name="ro3">
          <table:table-cell table:style-name="ce2" table:formula="of:=[.A1003]+1" office:value-type="float" office:value="936" calcext:value-type="float">
            <text:p>936</text:p>
          </table:table-cell>
          <table:table-cell table:style-name="ce2" table:formula="of:=[.B1003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004] &amp; &quot;, &quot; &amp; [.B1004] &amp; &quot;, &quot; &amp; [.C1004] &amp; &quot;, &quot; &amp; [.D1004] &amp; &quot;, &quot; &amp; [.E1004] &amp; &quot;, &quot; &amp; [.F1004] &amp; &quot;);&quot;" office:value-type="string" office:string-value="insert into game_score (id, matchid, squad, goals, points, time_type) values (936, 39, 53, 6, 0, 9000);" calcext:value-type="string">
            <text:p>insert into game_score (id, matchid, squad, goals, points, time_type) values (936, 39, 53, 6, 0, 9000);</text:p>
          </table:table-cell>
          <table:table-cell table:number-columns-repeated="1017"/>
        </table:table-row>
        <table:table-row table:style-name="ro3">
          <table:table-cell table:style-name="ce2" table:formula="of:=[.A1004]+1" office:value-type="float" office:value="937" calcext:value-type="float">
            <text:p>937</text:p>
          </table:table-cell>
          <table:table-cell table:style-name="ce2" table:formula="of:=[.B1004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005] &amp; &quot;, &quot; &amp; [.B1005] &amp; &quot;, &quot; &amp; [.C1005] &amp; &quot;, &quot; &amp; [.D1005] &amp; &quot;, &quot; &amp; [.E1005] &amp; &quot;, &quot; &amp; [.F1005] &amp; &quot;);&quot;" office:value-type="string" office:string-value="insert into game_score (id, matchid, squad, goals, points, time_type) values (937, 39, 81, 10, 0, 9001);" calcext:value-type="string">
            <text:p>insert into game_score (id, matchid, squad, goals, points, time_type) values (937, 39, 81, 10, 0, 9001);</text:p>
          </table:table-cell>
          <table:table-cell table:number-columns-repeated="1017"/>
        </table:table-row>
        <table:table-row table:style-name="ro3">
          <table:table-cell table:style-name="ce2" table:formula="of:=[.A1005]+1" office:value-type="float" office:value="938" calcext:value-type="float">
            <text:p>938</text:p>
          </table:table-cell>
          <table:table-cell table:style-name="ce2" table:formula="of:=[.B1005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006] &amp; &quot;, &quot; &amp; [.B1006] &amp; &quot;, &quot; &amp; [.C1006] &amp; &quot;, &quot; &amp; [.D1006] &amp; &quot;, &quot; &amp; [.E1006] &amp; &quot;, &quot; &amp; [.F1006] &amp; &quot;);&quot;" office:value-type="string" office:string-value="insert into game_score (id, matchid, squad, goals, points, time_type) values (938, 39, 53, 11, 0, 9001);" calcext:value-type="string">
            <text:p>insert into game_score (id, matchid, squad, goals, points, time_type) values (938, 39, 53, 11, 0, 9001);</text:p>
          </table:table-cell>
          <table:table-cell table:number-columns-repeated="1017"/>
        </table:table-row>
        <table:table-row table:style-name="ro3">
          <table:table-cell table:style-name="ce2" table:formula="of:=[.A1006]+1" office:value-type="float" office:value="939" calcext:value-type="float">
            <text:p>939</text:p>
          </table:table-cell>
          <table:table-cell table:style-name="ce2" table:formula="of:=[.B1006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007] &amp; &quot;, &quot; &amp; [.B1007] &amp; &quot;, &quot; &amp; [.C1007] &amp; &quot;, &quot; &amp; [.D1007] &amp; &quot;, &quot; &amp; [.E1007] &amp; &quot;, &quot; &amp; [.F1007] &amp; &quot;);&quot;" office:value-type="string" office:string-value="insert into game_score (id, matchid, squad, goals, points, time_type) values (939, 39, 81, 3, 0, 9002);" calcext:value-type="string">
            <text:p>insert into game_score (id, matchid, squad, goals, points, time_type) values (939, 39, 81, 3, 0, 9002);</text:p>
          </table:table-cell>
          <table:table-cell table:number-columns-repeated="1017"/>
        </table:table-row>
        <table:table-row table:style-name="ro3">
          <table:table-cell table:style-name="ce2" table:formula="of:=[.A1007]+1" office:value-type="float" office:value="940" calcext:value-type="float">
            <text:p>940</text:p>
          </table:table-cell>
          <table:table-cell table:style-name="ce2" table:formula="of:=[.B1007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008] &amp; &quot;, &quot; &amp; [.B1008] &amp; &quot;, &quot; &amp; [.C1008] &amp; &quot;, &quot; &amp; [.D1008] &amp; &quot;, &quot; &amp; [.E1008] &amp; &quot;, &quot; &amp; [.F1008] &amp; &quot;);&quot;" office:value-type="string" office:string-value="insert into game_score (id, matchid, squad, goals, points, time_type) values (940, 39, 53, 1, 0, 9002);" calcext:value-type="string">
            <text:p>insert into game_score (id, matchid, squad, goals, points, time_type) values (940, 39, 53, 1, 0, 9002);</text:p>
          </table:table-cell>
          <table:table-cell table:number-columns-repeated="1017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0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group_code</text:p>
          </table:table-cell>
          <table:table-cell office:value-type="string" calcext:value-type="string">
            <text:p>squad</text:p>
          </table:table-cell>
          <table:table-cell table:number-columns-repeated="2"/>
          <table:table-cell office:value-type="string" calcext:value-type="string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3">
          <table:table-cell table:formula="of:=[$'2006'.A25]+1"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table:style-name="Default"/>
          <table:table-cell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5, 2009, 'A', 86);" calcext:value-type="string">
            <text:p>insert into group_stage (id, tournament, group_code, squad) values (25, 2009, 'A', 86);</text:p>
          </table:table-cell>
          <table:table-cell table:number-columns-repeated="1017"/>
        </table:table-row>
        <table:table-row table:style-name="ro3">
          <table:table-cell table:formula="of:=[.A2]+1" office:value-type="float" office:value="26" calcext:value-type="float">
            <text:p>26</text:p>
          </table:table-cell>
          <table:table-cell table:formula="of:=[.B2]" office:value-type="float" office:value="2009" calcext:value-type="float">
            <text:p>2009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table:style-name="Default"/>
          <table:table-cell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6, 2009, 'A', 886);" calcext:value-type="string">
            <text:p>insert into group_stage (id, tournament, group_code, squad) values (26, 2009, 'A', 886);</text:p>
          </table:table-cell>
          <table:table-cell table:number-columns-repeated="1017"/>
        </table:table-row>
        <table:table-row table:style-name="ro3">
          <table:table-cell table:formula="of:=[.A3]+1" office:value-type="float" office:value="27" calcext:value-type="float">
            <text:p>27</text:p>
          </table:table-cell>
          <table:table-cell table:formula="of:=[.B3]" office:value-type="float" office:value="2009" calcext:value-type="float">
            <text:p>2009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7, 2009, 'A', 81);" calcext:value-type="string">
            <text:p>insert into group_stage (id, tournament, group_code, squad) values (27, 2009, 'A', 81);</text:p>
          </table:table-cell>
          <table:table-cell table:number-columns-repeated="1017"/>
        </table:table-row>
        <table:table-row table:style-name="ro3">
          <table:table-cell table:formula="of:=[.A4]+1" office:value-type="float" office:value="28" calcext:value-type="float">
            <text:p>28</text:p>
          </table:table-cell>
          <table:table-cell table:formula="of:=[.B4]" office:value-type="float" office:value="2009" calcext:value-type="float">
            <text:p>200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8, 2009, 'A', 82);" calcext:value-type="string">
            <text:p>insert into group_stage (id, tournament, group_code, squad) values (28, 2009, 'A', 82);</text:p>
          </table:table-cell>
          <table:table-cell table:number-columns-repeated="1017"/>
        </table:table-row>
        <table:table-row table:style-name="ro3">
          <table:table-cell table:formula="of:=[.A5]+1" office:value-type="float" office:value="29" calcext:value-type="float">
            <text:p>29</text:p>
          </table:table-cell>
          <table:table-cell table:formula="of:=[.B5]" office:value-type="float" office:value="2009" calcext:value-type="float">
            <text:p>2009</text:p>
          </table:table-cell>
          <table:table-cell office:value-type="string" calcext:value-type="string">
            <text:p>B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/>
          <table:table-cell table:formula="of:=&quot;insert into group_stage (id, tournament, group_code, squad) values (&quot; &amp; [.A6] &amp; &quot;, &quot; &amp; [.B6] &amp; &quot;, '&quot; &amp; [.C6] &amp; &quot;', &quot; &amp; [.D8] &amp;  &quot;);&quot;" office:value-type="string" office:string-value="insert into group_stage (id, tournament, group_code, squad) values (29, 2009, 'B', 52);" calcext:value-type="string">
            <text:p>insert into group_stage (id, tournament, group_code, squad) values (29, 2009, 'B', 52);</text:p>
          </table:table-cell>
          <table:table-cell table:number-columns-repeated="1017"/>
        </table:table-row>
        <table:table-row table:style-name="ro3">
          <table:table-cell table:formula="of:=[.A6]+1" office:value-type="float" office:value="30" calcext:value-type="float">
            <text:p>30</text:p>
          </table:table-cell>
          <table:table-cell table:formula="of:=[.B6]" office:value-type="float" office:value="2009" calcext:value-type="float">
            <text:p>2009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table:style-name="Default"/>
          <table:table-cell/>
          <table:table-cell table:formula="of:=&quot;insert into group_stage (id, tournament, group_code, squad) values (&quot; &amp; [.A7] &amp; &quot;, &quot; &amp; [.B7] &amp; &quot;, '&quot; &amp; [.C7] &amp; &quot;', &quot; &amp; [.D12] &amp;  &quot;);&quot;" office:value-type="string" office:string-value="insert into group_stage (id, tournament, group_code, squad) values (30, 2009, 'B', 1);" calcext:value-type="string">
            <text:p>insert into group_stage (id, tournament, group_code, squad) values (30, 2009, 'B', 1);</text:p>
          </table:table-cell>
          <table:table-cell table:number-columns-repeated="1017"/>
        </table:table-row>
        <table:table-row table:style-name="ro3">
          <table:table-cell table:formula="of:=[.A7]+1" office:value-type="float" office:value="31" calcext:value-type="float">
            <text:p>31</text:p>
          </table:table-cell>
          <table:table-cell table:formula="of:=[.B7]" office:value-type="float" office:value="2009" calcext:value-type="float">
            <text:p>2009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/>
          <table:table-cell table:formula="of:=&quot;insert into group_stage (id, tournament, group_code, squad) values (&quot; &amp; [.A8] &amp; &quot;, &quot; &amp; [.B8] &amp; &quot;, '&quot; &amp; [.C8] &amp; &quot;', &quot; &amp; [.D10] &amp;  &quot;);&quot;" office:value-type="string" office:string-value="insert into group_stage (id, tournament, group_code, squad) values (31, 2009, 'B', 1613);" calcext:value-type="string">
            <text:p>insert into group_stage (id, tournament, group_code, squad) values (31, 2009, 'B', 1613);</text:p>
          </table:table-cell>
          <table:table-cell table:number-columns-repeated="1017"/>
        </table:table-row>
        <table:table-row table:style-name="ro3">
          <table:table-cell table:formula="of:=[.A8]+1" office:value-type="float" office:value="32" calcext:value-type="float">
            <text:p>32</text:p>
          </table:table-cell>
          <table:table-cell table:formula="of:=[.B8]" office:value-type="float" office:value="2009" calcext:value-type="float">
            <text:p>2009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2, 2009, 'B', 27);" calcext:value-type="string">
            <text:p>insert into group_stage (id, tournament, group_code, squad) values (32, 2009, 'B', 27);</text:p>
          </table:table-cell>
          <table:table-cell table:number-columns-repeated="1017"/>
        </table:table-row>
        <table:table-row table:style-name="ro3">
          <table:table-cell table:formula="of:=[.A9]+1" office:value-type="float" office:value="33" calcext:value-type="float">
            <text:p>33</text:p>
          </table:table-cell>
          <table:table-cell table:formula="of:=[.B9]" office:value-type="float" office:value="2009" calcext:value-type="float">
            <text:p>2009</text:p>
          </table:table-cell>
          <table:table-cell office:value-type="string" calcext:value-type="string">
            <text:p>C</text:p>
          </table:table-cell>
          <table:table-cell office:value-type="float" office:value="1613" calcext:value-type="float">
            <text:p>1613</text:p>
          </table:table-cell>
          <table:table-cell table:style-name="Default"/>
          <table:table-cell/>
          <table:table-cell table:formula="of:=&quot;insert into group_stage (id, tournament, group_code, squad) values (&quot; &amp; [.A10] &amp; &quot;, &quot; &amp; [.B10] &amp; &quot;, '&quot; &amp; [.C10] &amp; &quot;', &quot; &amp; [.D7] &amp;  &quot;);&quot;" office:value-type="string" office:string-value="insert into group_stage (id, tournament, group_code, squad) values (33, 2009, 'C', 53);" calcext:value-type="string">
            <text:p>insert into group_stage (id, tournament, group_code, squad) values (33, 2009, 'C', 53);</text:p>
          </table:table-cell>
          <table:table-cell table:number-columns-repeated="1017"/>
        </table:table-row>
        <table:table-row table:style-name="ro3">
          <table:table-cell table:formula="of:=[.A10]+1" office:value-type="float" office:value="34" calcext:value-type="float">
            <text:p>34</text:p>
          </table:table-cell>
          <table:table-cell table:formula="of:=[.B10]" office:value-type="float" office:value="2009" calcext:value-type="float">
            <text:p>2009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style-name="Default"/>
          <table:table-cell/>
          <table:table-cell table:formula="of:=&quot;insert into group_stage (id, tournament, group_code, squad) values (&quot; &amp; [.A11] &amp; &quot;, &quot; &amp; [.B11] &amp; &quot;, '&quot; &amp; [.C11] &amp; &quot;', &quot; &amp; [.D15] &amp;  &quot;);&quot;" office:value-type="string" office:string-value="insert into group_stage (id, tournament, group_code, squad) values (34, 2009, 'C', 31);" calcext:value-type="string">
            <text:p>insert into group_stage (id, tournament, group_code, squad) values (34, 2009, 'C', 31);</text:p>
          </table:table-cell>
          <table:table-cell table:number-columns-repeated="1017"/>
        </table:table-row>
        <table:table-row table:style-name="ro3">
          <table:table-cell table:formula="of:=[.A11]+1" office:value-type="float" office:value="35" calcext:value-type="float">
            <text:p>35</text:p>
          </table:table-cell>
          <table:table-cell table:formula="of:=[.B11]" office:value-type="float" office:value="2009" calcext:value-type="float">
            <text:p>200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&quot;insert into group_stage (id, tournament, group_code, squad) values (&quot; &amp; [.A12] &amp; &quot;, &quot; &amp; [.B12] &amp; &quot;, '&quot; &amp; [.C12] &amp; &quot;', &quot; &amp; [.D16] &amp;  &quot;);&quot;" office:value-type="string" office:string-value="insert into group_stage (id, tournament, group_code, squad) values (35, 2009, 'C', 507);" calcext:value-type="string">
            <text:p>insert into group_stage (id, tournament, group_code, squad) values (35, 2009, 'C', 507);</text:p>
          </table:table-cell>
          <table:table-cell table:number-columns-repeated="1017"/>
        </table:table-row>
        <table:table-row table:style-name="ro3">
          <table:table-cell table:formula="of:=[.A12]+1" office:value-type="float" office:value="36" calcext:value-type="float">
            <text:p>36</text:p>
          </table:table-cell>
          <table:table-cell table:formula="of:=[.B12]" office:value-type="float" office:value="2009" calcext:value-type="float">
            <text:p>2009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/>
          <table:table-cell table:formula="of:=&quot;insert into group_stage (id, tournament, group_code, squad) values (&quot; &amp; [.A13] &amp; &quot;, &quot; &amp; [.B13] &amp; &quot;, '&quot; &amp; [.C13] &amp; &quot;', &quot; &amp; [.D17] &amp;  &quot;);&quot;" office:value-type="string" office:string-value="insert into group_stage (id, tournament, group_code, squad) values (36, 2009, 'C', 1787);" calcext:value-type="string">
            <text:p>insert into group_stage (id, tournament, group_code, squad) values (36, 2009, 'C', 1787);</text:p>
          </table:table-cell>
          <table:table-cell table:number-columns-repeated="1017"/>
        </table:table-row>
        <table:table-row table:style-name="ro3">
          <table:table-cell table:formula="of:=[.A13]+1" office:value-type="float" office:value="37" calcext:value-type="float">
            <text:p>37</text:p>
          </table:table-cell>
          <table:table-cell table:formula="of:=[.B13]"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/>
          <table:table-cell table:formula="of:=&quot;insert into group_stage (id, tournament, group_code, squad) values (&quot; &amp; [.A14] &amp; &quot;, &quot; &amp; [.B14] &amp; &quot;, '&quot; &amp; [.C14] &amp; &quot;', &quot; &amp; [.D6] &amp;  &quot;);&quot;" office:value-type="string" office:string-value="insert into group_stage (id, tournament, group_code, squad) values (37, 2009, 'D', 61);" calcext:value-type="string">
            <text:p>insert into group_stage (id, tournament, group_code, squad) values (37, 2009, 'D', 61);</text:p>
          </table:table-cell>
          <table:table-cell table:number-columns-repeated="1017"/>
        </table:table-row>
        <table:table-row table:style-name="ro3">
          <table:table-cell table:formula="of:=[.A14]+1" office:value-type="float" office:value="38" calcext:value-type="float">
            <text:p>38</text:p>
          </table:table-cell>
          <table:table-cell table:formula="of:=[.B14]"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38, 2009, 'D', 1809);" calcext:value-type="string">
            <text:p>insert into group_stage (id, tournament, group_code, squad) values (38, 2009, 'D', 1809);</text:p>
          </table:table-cell>
          <table:table-cell table:number-columns-repeated="1017"/>
        </table:table-row>
        <table:table-row table:style-name="ro3">
          <table:table-cell table:formula="of:=[.A15]+1" office:value-type="float" office:value="39" calcext:value-type="float">
            <text:p>39</text:p>
          </table:table-cell>
          <table:table-cell table:formula="of:=[.B15]"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/>
          <table:table-cell table:formula="of:=&quot;insert into group_stage (id, tournament, group_code, squad) values (&quot; &amp; [.A16] &amp; &quot;, &quot; &amp; [.B16] &amp; &quot;, '&quot; &amp; [.C16] &amp; &quot;', &quot; &amp; [.D11] &amp;  &quot;);&quot;" office:value-type="string" office:string-value="insert into group_stage (id, tournament, group_code, squad) values (39, 2009, 'D', 39);" calcext:value-type="string">
            <text:p>insert into group_stage (id, tournament, group_code, squad) values (39, 2009, 'D', 39);</text:p>
          </table:table-cell>
          <table:table-cell table:number-columns-repeated="1017"/>
        </table:table-row>
        <table:table-row table:style-name="ro3">
          <table:table-cell table:formula="of:=[.A16]+1" office:value-type="float" office:value="40" calcext:value-type="float">
            <text:p>40</text:p>
          </table:table-cell>
          <table:table-cell table:formula="of:=[.B16]"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1787" calcext:value-type="float">
            <text:p>1787</text:p>
          </table:table-cell>
          <table:table-cell table:style-name="Default"/>
          <table:table-cell/>
          <table:table-cell table:formula="of:=&quot;insert into group_stage (id, tournament, group_code, squad) values (&quot; &amp; [.A17] &amp; &quot;, &quot; &amp; [.B17] &amp; &quot;, '&quot; &amp; [.C17] &amp; &quot;', &quot; &amp; [.D13] &amp;  &quot;);&quot;" office:value-type="string" office:string-value="insert into group_stage (id, tournament, group_code, squad) values (40, 2009, 'D', 58);" calcext:value-type="string">
            <text:p>insert into group_stage (id, tournament, group_code, squad) values (40, 2009, 'D', 58);</text:p>
          </table:table-cell>
          <table:table-cell table:number-columns-repeated="1017"/>
        </table:table-row>
        <table:table-row table:style-name="ro3">
          <table:table-cell table:formula="of:=[.A17]+1" office:value-type="float" office:value="41" calcext:value-type="float">
            <text:p>41</text:p>
          </table:table-cell>
          <table:table-cell table:formula="of:=[.B17]" office:value-type="float" office:value="2009" calcext:value-type="float">
            <text:p>2009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/>
          <table:table-cell table:formula="of:=&quot;insert into group_stage (id, tournament, group_code, squad) values (&quot; &amp; [.A18] &amp; &quot;, &quot; &amp; [.B18] &amp; &quot;, '&quot; &amp; [.C18] &amp; &quot;', &quot; &amp; [.D21] &amp;  &quot;);&quot;" office:value-type="string" office:string-value="insert into group_stage (id, tournament, group_code, squad) values (41, 2009, '1', 82);" calcext:value-type="string">
            <text:p>insert into group_stage (id, tournament, group_code, squad) values (41, 2009, '1', 82);</text:p>
          </table:table-cell>
          <table:table-cell table:number-columns-repeated="1017"/>
        </table:table-row>
        <table:table-row table:style-name="ro3">
          <table:table-cell table:formula="of:=[.A18]+1" office:value-type="float" office:value="42" calcext:value-type="float">
            <text:p>42</text:p>
          </table:table-cell>
          <table:table-cell table:formula="of:=[.B18]" office:value-type="float" office:value="2009" calcext:value-type="float">
            <text:p>2009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table:style-name="Default"/>
          <table:table-cell/>
          <table:table-cell table:formula="of:=&quot;insert into group_stage (id, tournament, group_code, squad) values (&quot; &amp; [.A19] &amp; &quot;, &quot; &amp; [.B19] &amp; &quot;, '&quot; &amp; [.C19] &amp; &quot;', &quot; &amp; [.D18] &amp;  &quot;);&quot;" office:value-type="string" office:string-value="insert into group_stage (id, tournament, group_code, squad) values (42, 2009, '1', 81);" calcext:value-type="string">
            <text:p>insert into group_stage (id, tournament, group_code, squad) values (42, 2009, '1', 81);</text:p>
          </table:table-cell>
          <table:table-cell table:number-columns-repeated="1017"/>
        </table:table-row>
        <table:table-row table:style-name="ro3">
          <table:table-cell table:formula="of:=[.A19]+1" office:value-type="float" office:value="43" calcext:value-type="float">
            <text:p>43</text:p>
          </table:table-cell>
          <table:table-cell table:formula="of:=[.B19]" office:value-type="float" office:value="2009" calcext:value-type="float">
            <text:p>2009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/>
          <table:table-cell table:formula="of:=&quot;insert into group_stage (id, tournament, group_code, squad) values (&quot; &amp; [.A20] &amp; &quot;, &quot; &amp; [.B20] &amp; &quot;, '&quot; &amp; [.C20] &amp; &quot;', &quot; &amp; [.D24] &amp;  &quot;);&quot;" office:value-type="string" office:string-value="insert into group_stage (id, tournament, group_code, squad) values (43, 2009, '1', 1);" calcext:value-type="string">
            <text:p>insert into group_stage (id, tournament, group_code, squad) values (43, 2009, '1', 1);</text:p>
          </table:table-cell>
          <table:table-cell table:number-columns-repeated="1017"/>
        </table:table-row>
        <table:table-row table:style-name="ro3">
          <table:table-cell table:formula="of:=[.A20]+1" office:value-type="float" office:value="44" calcext:value-type="float">
            <text:p>44</text:p>
          </table:table-cell>
          <table:table-cell table:formula="of:=[.B20]" office:value-type="float" office:value="2009" calcext:value-type="float">
            <text:p>2009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/>
          <table:table-cell table:formula="of:=&quot;insert into group_stage (id, tournament, group_code, squad) values (&quot; &amp; [.A21] &amp; &quot;, &quot; &amp; [.B21] &amp; &quot;, '&quot; &amp; [.C21] &amp; &quot;', &quot; &amp; [.D20] &amp;  &quot;);&quot;" office:value-type="string" office:string-value="insert into group_stage (id, tournament, group_code, squad) values (44, 2009, '1', 52);" calcext:value-type="string">
            <text:p>insert into group_stage (id, tournament, group_code, squad) values (44, 2009, '1', 52);</text:p>
          </table:table-cell>
          <table:table-cell table:number-columns-repeated="1017"/>
        </table:table-row>
        <table:table-row table:style-name="ro3">
          <table:table-cell table:formula="of:=[.A21]+1" office:value-type="float" office:value="45" calcext:value-type="float">
            <text:p>45</text:p>
          </table:table-cell>
          <table:table-cell table:formula="of:=[.B21]" office:value-type="float" office:value="2009" calcext:value-type="float">
            <text:p>2009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&quot;insert into group_stage (id, tournament, group_code, squad) values (&quot; &amp; [.A22] &amp; &quot;, &quot; &amp; [.B22] &amp; &quot;, '&quot; &amp; [.C22] &amp; &quot;', &quot; &amp; [.E22] &amp;  &quot;);&quot;" office:value-type="string" office:string-value="insert into group_stage (id, tournament, group_code, squad) values (45, 2009, '2', );" calcext:value-type="string">
            <text:p>insert into group_stage (id, tournament, group_code, squad) values (45, 2009, '2', );</text:p>
          </table:table-cell>
          <table:table-cell table:number-columns-repeated="1017"/>
        </table:table-row>
        <table:table-row table:style-name="ro3">
          <table:table-cell table:formula="of:=[.A22]+1" office:value-type="float" office:value="46" calcext:value-type="float">
            <text:p>46</text:p>
          </table:table-cell>
          <table:table-cell table:formula="of:=[.B22]" office:value-type="float" office:value="2009" calcext:value-type="float">
            <text:p>2009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/>
          <table:table-cell table:formula="of:=&quot;insert into group_stage (id, tournament, group_code, squad) values (&quot; &amp; [.A23] &amp; &quot;, &quot; &amp; [.B23] &amp; &quot;, '&quot; &amp; [.C23] &amp; &quot;', &quot; &amp; [.D19] &amp;  &quot;);&quot;" office:value-type="string" office:string-value="insert into group_stage (id, tournament, group_code, squad) values (46, 2009, '2', 53);" calcext:value-type="string">
            <text:p>insert into group_stage (id, tournament, group_code, squad) values (46, 2009, '2', 53);</text:p>
          </table:table-cell>
          <table:table-cell table:number-columns-repeated="1017"/>
        </table:table-row>
        <table:table-row table:style-name="ro3">
          <table:table-cell table:formula="of:=[.A23]+1" office:value-type="float" office:value="47" calcext:value-type="float">
            <text:p>47</text:p>
          </table:table-cell>
          <table:table-cell table:formula="of:=[.B23]" office:value-type="float" office:value="2009" calcext:value-type="float">
            <text:p>2009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&quot;insert into group_stage (id, tournament, group_code, squad) values (&quot; &amp; [.A24] &amp; &quot;, &quot; &amp; [.B24] &amp; &quot;, '&quot; &amp; [.C24] &amp; &quot;', &quot; &amp; [.D23] &amp;  &quot;);&quot;" office:value-type="string" office:string-value="insert into group_stage (id, tournament, group_code, squad) values (47, 2009, '2', 58);" calcext:value-type="string">
            <text:p>insert into group_stage (id, tournament, group_code, squad) values (47, 2009, '2', 58);</text:p>
          </table:table-cell>
          <table:table-cell table:number-columns-repeated="1017"/>
        </table:table-row>
        <table:table-row table:style-name="ro3">
          <table:table-cell table:formula="of:=[.A24]+1" office:value-type="float" office:value="48" calcext:value-type="float">
            <text:p>48</text:p>
          </table:table-cell>
          <table:table-cell table:formula="of:=[.B24]" office:value-type="float" office:value="2009" calcext:value-type="float">
            <text:p>2009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1787" calcext:value-type="float">
            <text:p>1787</text:p>
          </table:table-cell>
          <table:table-cell table:style-name="Default"/>
          <table:table-cell/>
          <table:table-cell table:formula="of:=&quot;insert into group_stage (id, tournament, group_code, squad) values (&quot; &amp; [.A25] &amp; &quot;, &quot; &amp; [.B25] &amp; &quot;, '&quot; &amp; [.C25] &amp; &quot;', &quot; &amp; [.D25] &amp;  &quot;);&quot;" office:value-type="string" office:string-value="insert into group_stage (id, tournament, group_code, squad) values (48, 2009, '2', 1787);" calcext:value-type="string">
            <text:p>insert into group_stage (id, tournament, group_code, squad) values (48, 2009, '2', 1787)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atchid</text:p>
          </table:table-cell>
          <table:table-cell office:value-type="string" calcext:value-type="string">
            <text:p>matchdate</text:p>
          </table:table-cell>
          <table:table-cell office:value-type="string" calcext:value-type="string">
            <text:p>game_type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matchid, 'matchdate', game_type, country);" calcext:value-type="string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3">
          <table:table-cell table:formula="of:=[$'2006'.A66]+1" office:value-type="float" office:value="40" calcext:value-type="float">
            <text:p>40</text:p>
          </table:table-cell>
          <table:table-cell table:formula="of:=&quot;2009-03-05&quot;" office:value-type="string" office:string-value="2009-03-05" calcext:value-type="string">
            <text:p>2009-03-0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0, '2009-03-05', 8, 81);" calcext:value-type="string">
            <text:p>insert into game (matchid, matchdate, game_type, country) values (40, '2009-03-05', 8, 81);</text:p>
          </table:table-cell>
          <table:table-cell table:number-columns-repeated="1017"/>
        </table:table-row>
        <table:table-row table:style-name="ro3">
          <table:table-cell table:formula="of:=[.A28]+1" office:value-type="float" office:value="41" calcext:value-type="float">
            <text:p>41</text:p>
          </table:table-cell>
          <table:table-cell table:formula="of:=&quot;2009-03-06&quot;" office:value-type="string" office:string-value="2009-03-06" calcext:value-type="string">
            <text:p>2009-03-0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1, '2009-03-06', 8, 81);" calcext:value-type="string">
            <text:p>insert into game (matchid, matchdate, game_type, country) values (41, '2009-03-06', 8, 81);</text:p>
          </table:table-cell>
          <table:table-cell table:number-columns-repeated="1017"/>
        </table:table-row>
        <table:table-row table:style-name="ro3">
          <table:table-cell table:formula="of:=[.A29]+1" office:value-type="float" office:value="42" calcext:value-type="float">
            <text:p>42</text:p>
          </table:table-cell>
          <table:table-cell table:formula="of:=&quot;2009-03-07&quot;" office:value-type="string" office:string-value="2009-03-07" calcext:value-type="string">
            <text:p>2009-03-07</text:p>
          </table:table-cell>
          <table:table-cell office:value-type="float" office:value="8" calcext:value-type="float">
            <text:p>8</text:p>
          </table:table-cell>
          <table:table-cell table:formula="of:=[.D29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2, '2009-03-07', 8, 81);" calcext:value-type="string">
            <text:p>insert into game (matchid, matchdate, game_type, country) values (42, '2009-03-07', 8, 81);</text:p>
          </table:table-cell>
          <table:table-cell table:number-columns-repeated="1017"/>
        </table:table-row>
        <table:table-row table:style-name="ro3">
          <table:table-cell table:formula="of:=[.A30]+1" office:value-type="float" office:value="43" calcext:value-type="float">
            <text:p>43</text:p>
          </table:table-cell>
          <table:table-cell table:formula="of:=&quot;2009-03-07&quot;" office:value-type="string" office:string-value="2009-03-07" calcext:value-type="string">
            <text:p>2009-03-07</text:p>
          </table:table-cell>
          <table:table-cell office:value-type="float" office:value="8" calcext:value-type="float">
            <text:p>8</text:p>
          </table:table-cell>
          <table:table-cell table:formula="of:=[.D30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3, '2009-03-07', 8, 81);" calcext:value-type="string">
            <text:p>insert into game (matchid, matchdate, game_type, country) values (43, '2009-03-07', 8, 81);</text:p>
          </table:table-cell>
          <table:table-cell table:number-columns-repeated="1017"/>
        </table:table-row>
        <table:table-row table:style-name="ro3">
          <table:table-cell table:formula="of:=[.A31]+1" office:value-type="float" office:value="44" calcext:value-type="float">
            <text:p>44</text:p>
          </table:table-cell>
          <table:table-cell table:formula="of:=&quot;2009-03-08&quot;" office:value-type="string" office:string-value="2009-03-08" calcext:value-type="string">
            <text:p>2009-03-08</text:p>
          </table:table-cell>
          <table:table-cell office:value-type="float" office:value="8" calcext:value-type="float">
            <text:p>8</text:p>
          </table:table-cell>
          <table:table-cell table:formula="of:=[.D31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44, '2009-03-08', 8, 81);" calcext:value-type="string">
            <text:p>insert into game (matchid, matchdate, game_type, country) values (44, '2009-03-08', 8, 81);</text:p>
          </table:table-cell>
          <table:table-cell table:number-columns-repeated="1017"/>
        </table:table-row>
        <table:table-row table:style-name="ro3">
          <table:table-cell table:formula="of:=[.A32]+1" office:value-type="float" office:value="45" calcext:value-type="float">
            <text:p>45</text:p>
          </table:table-cell>
          <table:table-cell table:formula="of:=&quot;2009-03-09&quot;" office:value-type="string" office:string-value="2009-03-09" calcext:value-type="string">
            <text:p>2009-03-09</text:p>
          </table:table-cell>
          <table:table-cell office:value-type="float" office:value="8" calcext:value-type="float">
            <text:p>8</text:p>
          </table:table-cell>
          <table:table-cell table:formula="of:=[.D32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45, '2009-03-09', 8, 81);" calcext:value-type="string">
            <text:p>insert into game (matchid, matchdate, game_type, country) values (45, '2009-03-09', 8, 81);</text:p>
          </table:table-cell>
          <table:table-cell table:number-columns-repeated="1017"/>
        </table:table-row>
        <table:table-row table:style-name="ro3">
          <table:table-cell table:formula="of:=[.A33]+1" office:value-type="float" office:value="46" calcext:value-type="float">
            <text:p>46</text:p>
          </table:table-cell>
          <table:table-cell table:formula="of:=&quot;2009-03-08&quot;" office:value-type="string" office:string-value="2009-03-08" calcext:value-type="string">
            <text:p>2009-03-0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46, '2009-03-08', 8, 52);" calcext:value-type="string">
            <text:p>insert into game (matchid, matchdate, game_type, country) values (46, '2009-03-08', 8, 52);</text:p>
          </table:table-cell>
          <table:table-cell table:number-columns-repeated="1017"/>
        </table:table-row>
        <table:table-row table:style-name="ro3">
          <table:table-cell table:formula="of:=[.A34]+1" office:value-type="float" office:value="47" calcext:value-type="float">
            <text:p>47</text:p>
          </table:table-cell>
          <table:table-cell table:formula="of:=&quot;2009-03-08&quot;" office:value-type="string" office:string-value="2009-03-08" calcext:value-type="string">
            <text:p>2009-03-0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47, '2009-03-08', 8, 52);" calcext:value-type="string">
            <text:p>insert into game (matchid, matchdate, game_type, country) values (47, '2009-03-08', 8, 52);</text:p>
          </table:table-cell>
          <table:table-cell table:number-columns-repeated="1017"/>
        </table:table-row>
        <table:table-row table:style-name="ro3">
          <table:table-cell table:formula="of:=[.A35]+1" office:value-type="float" office:value="48" calcext:value-type="float">
            <text:p>48</text:p>
          </table:table-cell>
          <table:table-cell table:formula="of:=&quot;2009-03-09&quot;" office:value-type="string" office:string-value="2009-03-09" calcext:value-type="string">
            <text:p>2009-03-0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48, '2009-03-09', 8, 52);" calcext:value-type="string">
            <text:p>insert into game (matchid, matchdate, game_type, country) values (48, '2009-03-09', 8, 52);</text:p>
          </table:table-cell>
          <table:table-cell table:number-columns-repeated="1017"/>
        </table:table-row>
        <table:table-row table:style-name="ro3">
          <table:table-cell table:formula="of:=[.A36]+1" office:value-type="float" office:value="49" calcext:value-type="float">
            <text:p>49</text:p>
          </table:table-cell>
          <table:table-cell table:formula="of:=&quot;2009-03-10&quot;" office:value-type="string" office:string-value="2009-03-10" calcext:value-type="string">
            <text:p>2009-03-1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49, '2009-03-10', 8, 52);" calcext:value-type="string">
            <text:p>insert into game (matchid, matchdate, game_type, country) values (49, '2009-03-10', 8, 52);</text:p>
          </table:table-cell>
          <table:table-cell table:number-columns-repeated="1017"/>
        </table:table-row>
        <table:table-row table:style-name="ro3">
          <table:table-cell table:formula="of:=[.A37]+1" office:value-type="float" office:value="50" calcext:value-type="float">
            <text:p>50</text:p>
          </table:table-cell>
          <table:table-cell table:formula="of:=&quot;2009-03-11&quot;" office:value-type="string" office:string-value="2009-03-11" calcext:value-type="string">
            <text:p>2009-03-1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0, '2009-03-11', 8, 52);" calcext:value-type="string">
            <text:p>insert into game (matchid, matchdate, game_type, country) values (50, '2009-03-11', 8, 52);</text:p>
          </table:table-cell>
          <table:table-cell table:number-columns-repeated="1017"/>
        </table:table-row>
        <table:table-row table:style-name="ro3">
          <table:table-cell table:formula="of:=[.A38]+1" office:value-type="float" office:value="51" calcext:value-type="float">
            <text:p>51</text:p>
          </table:table-cell>
          <table:table-cell table:formula="of:=&quot;2009-03-12&quot;" office:value-type="string" office:string-value="2009-03-12" calcext:value-type="string">
            <text:p>2009-03-1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1, '2009-03-12', 8, 52);" calcext:value-type="string">
            <text:p>insert into game (matchid, matchdate, game_type, country) values (51, '2009-03-12', 8, 52);</text:p>
          </table:table-cell>
          <table:table-cell table:number-columns-repeated="1017"/>
        </table:table-row>
        <table:table-row table:style-name="ro3">
          <table:table-cell table:formula="of:=[.A39]+1" office:value-type="float" office:value="52" calcext:value-type="float">
            <text:p>52</text:p>
          </table:table-cell>
          <table:table-cell table:formula="of:=&quot;2009-03-07&quot;" office:value-type="string" office:string-value="2009-03-07" calcext:value-type="string">
            <text:p>2009-03-07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2, '2009-03-07', 8, 1613);" calcext:value-type="string">
            <text:p>insert into game (matchid, matchdate, game_type, country) values (52, '2009-03-07', 8, 1613);</text:p>
          </table:table-cell>
          <table:table-cell table:number-columns-repeated="1017"/>
        </table:table-row>
        <table:table-row table:style-name="ro3">
          <table:table-cell table:formula="of:=[.A40]+1" office:value-type="float" office:value="53" calcext:value-type="float">
            <text:p>53</text:p>
          </table:table-cell>
          <table:table-cell table:formula="of:=&quot;2009-03-07&quot;" office:value-type="string" office:string-value="2009-03-07" calcext:value-type="string">
            <text:p>2009-03-07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3, '2009-03-07', 8, 1613);" calcext:value-type="string">
            <text:p>insert into game (matchid, matchdate, game_type, country) values (53, '2009-03-07', 8, 1613);</text:p>
          </table:table-cell>
          <table:table-cell table:number-columns-repeated="1017"/>
        </table:table-row>
        <table:table-row table:style-name="ro3">
          <table:table-cell table:formula="of:=[.A41]+1" office:value-type="float" office:value="54" calcext:value-type="float">
            <text:p>54</text:p>
          </table:table-cell>
          <table:table-cell table:formula="of:=&quot;2009-03-08&quot;" office:value-type="string" office:string-value="2009-03-08" calcext:value-type="string">
            <text:p>2009-03-08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54, '2009-03-08', 8, 1613);" calcext:value-type="string">
            <text:p>insert into game (matchid, matchdate, game_type, country) values (54, '2009-03-08', 8, 1613);</text:p>
          </table:table-cell>
          <table:table-cell table:number-columns-repeated="1017"/>
        </table:table-row>
        <table:table-row table:style-name="ro3">
          <table:table-cell table:formula="of:=[.A42]+1" office:value-type="float" office:value="55" calcext:value-type="float">
            <text:p>55</text:p>
          </table:table-cell>
          <table:table-cell table:formula="of:=&quot;2009-03-09&quot;" office:value-type="string" office:string-value="2009-03-09" calcext:value-type="string">
            <text:p>2009-03-09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55, '2009-03-09', 8, 1613);" calcext:value-type="string">
            <text:p>insert into game (matchid, matchdate, game_type, country) values (55, '2009-03-09', 8, 1613);</text:p>
          </table:table-cell>
          <table:table-cell table:number-columns-repeated="1017"/>
        </table:table-row>
        <table:table-row table:style-name="ro3">
          <table:table-cell table:formula="of:=[.A43]+1" office:value-type="float" office:value="56" calcext:value-type="float">
            <text:p>56</text:p>
          </table:table-cell>
          <table:table-cell table:formula="of:=&quot;2009-03-10&quot;" office:value-type="string" office:string-value="2009-03-10" calcext:value-type="string">
            <text:p>2009-03-10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56, '2009-03-10', 8, 1613);" calcext:value-type="string">
            <text:p>insert into game (matchid, matchdate, game_type, country) values (56, '2009-03-10', 8, 1613);</text:p>
          </table:table-cell>
          <table:table-cell table:number-columns-repeated="1017"/>
        </table:table-row>
        <table:table-row table:style-name="ro3">
          <table:table-cell table:formula="of:=[.A44]+1" office:value-type="float" office:value="57" calcext:value-type="float">
            <text:p>57</text:p>
          </table:table-cell>
          <table:table-cell table:formula="of:=&quot;2009-03-11&quot;" office:value-type="string" office:string-value="2009-03-11" calcext:value-type="string">
            <text:p>2009-03-11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57, '2009-03-11', 8, 1613);" calcext:value-type="string">
            <text:p>insert into game (matchid, matchdate, game_type, country) values (57, '2009-03-11', 8, 1613);</text:p>
          </table:table-cell>
          <table:table-cell table:number-columns-repeated="1017"/>
        </table:table-row>
        <table:table-row table:style-name="ro3">
          <table:table-cell table:formula="of:=[.A45]+1" office:value-type="float" office:value="58" calcext:value-type="float">
            <text:p>58</text:p>
          </table:table-cell>
          <table:table-cell table:formula="of:=&quot;2009-03-07&quot;" office:value-type="string" office:string-value="2009-03-07" calcext:value-type="string">
            <text:p>2009-03-07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58, '2009-03-07', 8, 1787);" calcext:value-type="string">
            <text:p>insert into game (matchid, matchdate, game_type, country) values (58, '2009-03-07', 8, 1787);</text:p>
          </table:table-cell>
          <table:table-cell table:number-columns-repeated="1017"/>
        </table:table-row>
        <table:table-row table:style-name="ro3">
          <table:table-cell table:formula="of:=[.A46]+1" office:value-type="float" office:value="59" calcext:value-type="float">
            <text:p>59</text:p>
          </table:table-cell>
          <table:table-cell table:formula="of:=&quot;2009-03-07&quot;" office:value-type="string" office:string-value="2009-03-07" calcext:value-type="string">
            <text:p>2009-03-07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59, '2009-03-07', 8, 1787);" calcext:value-type="string">
            <text:p>insert into game (matchid, matchdate, game_type, country) values (59, '2009-03-07', 8, 1787);</text:p>
          </table:table-cell>
          <table:table-cell table:number-columns-repeated="1017"/>
        </table:table-row>
        <table:table-row table:style-name="ro3">
          <table:table-cell table:formula="of:=[.A47]+1" office:value-type="float" office:value="60" calcext:value-type="float">
            <text:p>60</text:p>
          </table:table-cell>
          <table:table-cell table:formula="of:=&quot;2009-03-08&quot;" office:value-type="string" office:string-value="2009-03-08" calcext:value-type="string">
            <text:p>2009-03-08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60, '2009-03-08', 8, 1787);" calcext:value-type="string">
            <text:p>insert into game (matchid, matchdate, game_type, country) values (60, '2009-03-08', 8, 1787);</text:p>
          </table:table-cell>
          <table:table-cell table:number-columns-repeated="1017"/>
        </table:table-row>
        <table:table-row table:style-name="ro3">
          <table:table-cell table:formula="of:=[.A48]+1" office:value-type="float" office:value="61" calcext:value-type="float">
            <text:p>61</text:p>
          </table:table-cell>
          <table:table-cell table:formula="of:=&quot;2009-03-09&quot;" office:value-type="string" office:string-value="2009-03-09" calcext:value-type="string">
            <text:p>2009-03-09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61, '2009-03-09', 8, 1787);" calcext:value-type="string">
            <text:p>insert into game (matchid, matchdate, game_type, country) values (61, '2009-03-09', 8, 1787);</text:p>
          </table:table-cell>
          <table:table-cell table:number-columns-repeated="1017"/>
        </table:table-row>
        <table:table-row table:style-name="ro3">
          <table:table-cell table:formula="of:=[.A49]+1" office:value-type="float" office:value="62" calcext:value-type="float">
            <text:p>62</text:p>
          </table:table-cell>
          <table:table-cell table:formula="of:=&quot;2009-03-10&quot;" office:value-type="string" office:string-value="2009-03-10" calcext:value-type="string">
            <text:p>2009-03-10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62, '2009-03-10', 8, 1787);" calcext:value-type="string">
            <text:p>insert into game (matchid, matchdate, game_type, country) values (62, '2009-03-10', 8, 1787);</text:p>
          </table:table-cell>
          <table:table-cell table:number-columns-repeated="1017"/>
        </table:table-row>
        <table:table-row table:style-name="ro3">
          <table:table-cell table:formula="of:=[.A50]+1" office:value-type="float" office:value="63" calcext:value-type="float">
            <text:p>63</text:p>
          </table:table-cell>
          <table:table-cell table:formula="of:=&quot;2009-03-11&quot;" office:value-type="string" office:string-value="2009-03-11" calcext:value-type="string">
            <text:p>2009-03-11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63, '2009-03-11', 8, 1787);" calcext:value-type="string">
            <text:p>insert into game (matchid, matchdate, game_type, country) values (63, '2009-03-11', 8, 1787);</text:p>
          </table:table-cell>
          <table:table-cell table:number-columns-repeated="1017"/>
        </table:table-row>
        <table:table-row table:style-name="ro3">
          <table:table-cell table:formula="of:=[.A51]+1" office:value-type="float" office:value="64" calcext:value-type="float">
            <text:p>64</text:p>
          </table:table-cell>
          <table:table-cell table:formula="of:=&quot;2009-03-15&quot;" office:value-type="string" office:string-value="2009-03-15" calcext:value-type="string">
            <text:p>2009-03-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2] &amp; &quot;, '&quot; &amp; [.B52] &amp; &quot;', &quot; &amp; [.C52] &amp; &quot;, &quot; &amp; [.D52] &amp;  &quot;);&quot;" office:value-type="string" office:string-value="insert into game (matchid, matchdate, game_type, country) values (64, '2009-03-15', 23, 1);" calcext:value-type="string">
            <text:p>insert into game (matchid, matchdate, game_type, country) values (64, '2009-03-15', 23, 1);</text:p>
          </table:table-cell>
          <table:table-cell table:number-columns-repeated="1017"/>
        </table:table-row>
        <table:table-row table:style-name="ro3">
          <table:table-cell table:formula="of:=[.A52]+1" office:value-type="float" office:value="65" calcext:value-type="float">
            <text:p>65</text:p>
          </table:table-cell>
          <table:table-cell table:formula="of:=&quot;2009-03-15&quot;" office:value-type="string" office:string-value="2009-03-15" calcext:value-type="string">
            <text:p>2009-03-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3] &amp; &quot;, '&quot; &amp; [.B53] &amp; &quot;', &quot; &amp; [.C53] &amp; &quot;, &quot; &amp; [.D53] &amp;  &quot;);&quot;" office:value-type="string" office:string-value="insert into game (matchid, matchdate, game_type, country) values (65, '2009-03-15', 23, 1);" calcext:value-type="string">
            <text:p>insert into game (matchid, matchdate, game_type, country) values (65, '2009-03-15', 23, 1);</text:p>
          </table:table-cell>
          <table:table-cell table:number-columns-repeated="1017"/>
        </table:table-row>
        <table:table-row table:style-name="ro3">
          <table:table-cell table:formula="of:=[.A53]+1" office:value-type="float" office:value="66" calcext:value-type="float">
            <text:p>66</text:p>
          </table:table-cell>
          <table:table-cell table:formula="of:=&quot;2009-03-16&quot;" office:value-type="string" office:string-value="2009-03-16" calcext:value-type="string">
            <text:p>2009-03-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4] &amp; &quot;, '&quot; &amp; [.B54] &amp; &quot;', &quot; &amp; [.C54] &amp; &quot;, &quot; &amp; [.D54] &amp;  &quot;);&quot;" office:value-type="string" office:string-value="insert into game (matchid, matchdate, game_type, country) values (66, '2009-03-16', 23, 1);" calcext:value-type="string">
            <text:p>insert into game (matchid, matchdate, game_type, country) values (66, '2009-03-16', 23, 1);</text:p>
          </table:table-cell>
          <table:table-cell table:number-columns-repeated="1017"/>
        </table:table-row>
        <table:table-row table:style-name="ro3">
          <table:table-cell table:formula="of:=[.A54]+1" office:value-type="float" office:value="67" calcext:value-type="float">
            <text:p>67</text:p>
          </table:table-cell>
          <table:table-cell table:formula="of:=&quot;2009-03-17&quot;" office:value-type="string" office:string-value="2009-03-17" calcext:value-type="string">
            <text:p>2009-03-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5] &amp; &quot;, '&quot; &amp; [.B55] &amp; &quot;', &quot; &amp; [.C55] &amp; &quot;, &quot; &amp; [.D55] &amp;  &quot;);&quot;" office:value-type="string" office:string-value="insert into game (matchid, matchdate, game_type, country) values (67, '2009-03-17', 23, 1);" calcext:value-type="string">
            <text:p>insert into game (matchid, matchdate, game_type, country) values (67, '2009-03-17', 23, 1);</text:p>
          </table:table-cell>
          <table:table-cell table:number-columns-repeated="1017"/>
        </table:table-row>
        <table:table-row table:style-name="ro3">
          <table:table-cell table:formula="of:=[.A55]+1" office:value-type="float" office:value="68" calcext:value-type="float">
            <text:p>68</text:p>
          </table:table-cell>
          <table:table-cell table:formula="of:=&quot;2009-03-18&quot;" office:value-type="string" office:string-value="2009-03-18" calcext:value-type="string">
            <text:p>2009-03-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6] &amp; &quot;, '&quot; &amp; [.B56] &amp; &quot;', &quot; &amp; [.C56] &amp; &quot;, &quot; &amp; [.D56] &amp;  &quot;);&quot;" office:value-type="string" office:string-value="insert into game (matchid, matchdate, game_type, country) values (68, '2009-03-18', 23, 1);" calcext:value-type="string">
            <text:p>insert into game (matchid, matchdate, game_type, country) values (68, '2009-03-18', 23, 1);</text:p>
          </table:table-cell>
          <table:table-cell table:number-columns-repeated="1017"/>
        </table:table-row>
        <table:table-row table:style-name="ro3">
          <table:table-cell table:formula="of:=[.A56]+1" office:value-type="float" office:value="69" calcext:value-type="float">
            <text:p>69</text:p>
          </table:table-cell>
          <table:table-cell table:formula="of:=&quot;2009-03-18&quot;" office:value-type="string" office:string-value="2009-03-18" calcext:value-type="string">
            <text:p>2009-03-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7] &amp; &quot;, '&quot; &amp; [.B57] &amp; &quot;', &quot; &amp; [.C57] &amp; &quot;, &quot; &amp; [.D57] &amp;  &quot;);&quot;" office:value-type="string" office:string-value="insert into game (matchid, matchdate, game_type, country) values (69, '2009-03-18', 23, 1);" calcext:value-type="string">
            <text:p>insert into game (matchid, matchdate, game_type, country) values (69, '2009-03-18', 23, 1);</text:p>
          </table:table-cell>
          <table:table-cell table:number-columns-repeated="1017"/>
        </table:table-row>
        <table:table-row table:style-name="ro3">
          <table:table-cell table:formula="of:=[.A57]+1" office:value-type="float" office:value="70" calcext:value-type="float">
            <text:p>70</text:p>
          </table:table-cell>
          <table:table-cell table:formula="of:=&quot;2009-03-14&quot;" office:value-type="string" office:string-value="2009-03-14" calcext:value-type="string">
            <text:p>2009-03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8] &amp; &quot;, '&quot; &amp; [.B58] &amp; &quot;', &quot; &amp; [.C58] &amp; &quot;, &quot; &amp; [.D58] &amp;  &quot;);&quot;" office:value-type="string" office:string-value="insert into game (matchid, matchdate, game_type, country) values (70, '2009-03-14', 23, 1);" calcext:value-type="string">
            <text:p>insert into game (matchid, matchdate, game_type, country) values (70, '2009-03-14', 23, 1);</text:p>
          </table:table-cell>
          <table:table-cell table:number-columns-repeated="1017"/>
        </table:table-row>
        <table:table-row table:style-name="ro3">
          <table:table-cell table:formula="of:=[.A58]+1" office:value-type="float" office:value="71" calcext:value-type="float">
            <text:p>71</text:p>
          </table:table-cell>
          <table:table-cell table:formula="of:=&quot;2009-03-14&quot;" office:value-type="string" office:string-value="2009-03-14" calcext:value-type="string">
            <text:p>2009-03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9] &amp; &quot;, '&quot; &amp; [.B59] &amp; &quot;', &quot; &amp; [.C59] &amp; &quot;, &quot; &amp; [.D59] &amp;  &quot;);&quot;" office:value-type="string" office:string-value="insert into game (matchid, matchdate, game_type, country) values (71, '2009-03-14', 23, 1);" calcext:value-type="string">
            <text:p>insert into game (matchid, matchdate, game_type, country) values (71, '2009-03-14', 23, 1);</text:p>
          </table:table-cell>
          <table:table-cell table:number-columns-repeated="1017"/>
        </table:table-row>
        <table:table-row table:style-name="ro3">
          <table:table-cell table:formula="of:=[.A59]+1" office:value-type="float" office:value="72" calcext:value-type="float">
            <text:p>72</text:p>
          </table:table-cell>
          <table:table-cell table:formula="of:=&quot;2009-03-15&quot;" office:value-type="string" office:string-value="2009-03-15" calcext:value-type="string">
            <text:p>2009-03-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0] &amp; &quot;, '&quot; &amp; [.B60] &amp; &quot;', &quot; &amp; [.C60] &amp; &quot;, &quot; &amp; [.D60] &amp;  &quot;);&quot;" office:value-type="string" office:string-value="insert into game (matchid, matchdate, game_type, country) values (72, '2009-03-15', 23, 1);" calcext:value-type="string">
            <text:p>insert into game (matchid, matchdate, game_type, country) values (72, '2009-03-15', 23, 1);</text:p>
          </table:table-cell>
          <table:table-cell table:number-columns-repeated="1017"/>
        </table:table-row>
        <table:table-row table:style-name="ro3">
          <table:table-cell table:formula="of:=[.A60]+1" office:value-type="float" office:value="73" calcext:value-type="float">
            <text:p>73</text:p>
          </table:table-cell>
          <table:table-cell table:formula="of:=&quot;2009-03-16&quot;" office:value-type="string" office:string-value="2009-03-16" calcext:value-type="string">
            <text:p>2009-03-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1] &amp; &quot;, '&quot; &amp; [.B61] &amp; &quot;', &quot; &amp; [.C61] &amp; &quot;, &quot; &amp; [.D61] &amp;  &quot;);&quot;" office:value-type="string" office:string-value="insert into game (matchid, matchdate, game_type, country) values (73, '2009-03-16', 23, 1);" calcext:value-type="string">
            <text:p>insert into game (matchid, matchdate, game_type, country) values (73, '2009-03-16', 23, 1);</text:p>
          </table:table-cell>
          <table:table-cell table:number-columns-repeated="1017"/>
        </table:table-row>
        <table:table-row table:style-name="ro3">
          <table:table-cell table:formula="of:=[.A61]+1" office:value-type="float" office:value="74" calcext:value-type="float">
            <text:p>74</text:p>
          </table:table-cell>
          <table:table-cell table:formula="of:=&quot;2009-03-17&quot;" office:value-type="string" office:string-value="2009-03-17" calcext:value-type="string">
            <text:p>2009-03-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2] &amp; &quot;, '&quot; &amp; [.B62] &amp; &quot;', &quot; &amp; [.C62] &amp; &quot;, &quot; &amp; [.D62] &amp;  &quot;);&quot;" office:value-type="string" office:string-value="insert into game (matchid, matchdate, game_type, country) values (74, '2009-03-17', 23, 1);" calcext:value-type="string">
            <text:p>insert into game (matchid, matchdate, game_type, country) values (74, '2009-03-17', 23, 1);</text:p>
          </table:table-cell>
          <table:table-cell table:number-columns-repeated="1017"/>
        </table:table-row>
        <table:table-row table:style-name="ro3">
          <table:table-cell table:formula="of:=[.A62]+1" office:value-type="float" office:value="75" calcext:value-type="float">
            <text:p>75</text:p>
          </table:table-cell>
          <table:table-cell table:formula="of:=&quot;2009-03-18&quot;" office:value-type="string" office:string-value="2009-03-18" calcext:value-type="string">
            <text:p>2009-03-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3] &amp; &quot;, '&quot; &amp; [.B63] &amp; &quot;', &quot; &amp; [.C63] &amp; &quot;, &quot; &amp; [.D63] &amp;  &quot;);&quot;" office:value-type="string" office:string-value="insert into game (matchid, matchdate, game_type, country) values (75, '2009-03-18', 23, 1);" calcext:value-type="string">
            <text:p>insert into game (matchid, matchdate, game_type, country) values (75, '2009-03-18', 23, 1);</text:p>
          </table:table-cell>
          <table:table-cell table:number-columns-repeated="1017"/>
        </table:table-row>
        <table:table-row table:style-name="ro3">
          <table:table-cell table:formula="of:=[.A63]+1" office:value-type="float" office:value="76" calcext:value-type="float">
            <text:p>76</text:p>
          </table:table-cell>
          <table:table-cell table:formula="of:=&quot;2009-03-21&quot;" office:value-type="string" office:string-value="2009-03-21" calcext:value-type="string">
            <text:p>2009-03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4] &amp; &quot;, '&quot; &amp; [.B64] &amp; &quot;', &quot; &amp; [.C64] &amp; &quot;, &quot; &amp; [.D64] &amp;  &quot;);&quot;" office:value-type="string" office:string-value="insert into game (matchid, matchdate, game_type, country) values (76, '2009-03-21', 4, 1);" calcext:value-type="string">
            <text:p>insert into game (matchid, matchdate, game_type, country) values (76, '2009-03-21', 4, 1);</text:p>
          </table:table-cell>
          <table:table-cell table:number-columns-repeated="1017"/>
        </table:table-row>
        <table:table-row table:style-name="ro3">
          <table:table-cell table:formula="of:=[.A64]+1" office:value-type="float" office:value="77" calcext:value-type="float">
            <text:p>77</text:p>
          </table:table-cell>
          <table:table-cell table:formula="of:=&quot;2009-03-22&quot;" office:value-type="string" office:string-value="2009-03-22" calcext:value-type="string">
            <text:p>2009-03-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5] &amp; &quot;, '&quot; &amp; [.B65] &amp; &quot;', &quot; &amp; [.C65] &amp; &quot;, &quot; &amp; [.D65] &amp;  &quot;);&quot;" office:value-type="string" office:string-value="insert into game (matchid, matchdate, game_type, country) values (77, '2009-03-22', 4, 1);" calcext:value-type="string">
            <text:p>insert into game (matchid, matchdate, game_type, country) values (77, '2009-03-22', 4, 1);</text:p>
          </table:table-cell>
          <table:table-cell table:number-columns-repeated="1017"/>
        </table:table-row>
        <table:table-row table:style-name="ro3">
          <table:table-cell table:formula="of:=[.A65]+1" office:value-type="float" office:value="78" calcext:value-type="float">
            <text:p>78</text:p>
          </table:table-cell>
          <table:table-cell table:formula="of:=&quot;2009-03-23&quot;" office:value-type="string" office:string-value="2009-03-23" calcext:value-type="string">
            <text:p>2009-03-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6] &amp; &quot;, '&quot; &amp; [.B66] &amp; &quot;', &quot; &amp; [.C66] &amp; &quot;, &quot; &amp; [.D66] &amp;  &quot;);&quot;" office:value-type="string" office:string-value="insert into game (matchid, matchdate, game_type, country) values (78, '2009-03-23', 6, 1);" calcext:value-type="string">
            <text:p>insert into game (matchid, matchdate, game_type, country) values (78, '2009-03-23', 6, 1)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tchid</text:p>
          </table:table-cell>
          <table:table-cell table:style-name="ce1" office:value-type="string" calcext:value-type="string">
            <text:p>squad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ime_type</text:p>
          </table:table-cell>
          <table:table-cell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id, matchid, squad, goals, points, time_type);" calcext:value-type="string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3">
          <table:table-cell table:style-name="ce2" table:formula="of:=[$'2006'.A1008]+1" office:value-type="float" office:value="941" calcext:value-type="float">
            <text:p>941</text:p>
          </table:table-cell>
          <table:table-cell table:style-name="ce2" table:formula="of:=[.A28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941, 40, 86, 0, 0, 1);" calcext:value-type="string">
            <text:p>insert into game_score (id, matchid, squad, goals, points, time_type) values (941, 40, 86, 0, 0, 1);</text:p>
          </table:table-cell>
          <table:table-cell table:number-columns-repeated="1017"/>
        </table:table-row>
        <table:table-row table:style-name="ro3">
          <table:table-cell table:style-name="ce2" table:formula="of:=[.A69]+1" office:value-type="float" office:value="942" calcext:value-type="float">
            <text:p>942</text:p>
          </table:table-cell>
          <table:table-cell table:style-name="ce2" table:formula="of:=[.B69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942, 40, 81, 0, 0, 1);" calcext:value-type="string">
            <text:p>insert into game_score (id, matchid, squad, goals, points, time_type) values (942, 40, 81, 0, 0, 1);</text:p>
          </table:table-cell>
          <table:table-cell table:number-columns-repeated="1017"/>
        </table:table-row>
        <table:table-row table:style-name="ro3">
          <table:table-cell table:style-name="ce2" table:formula="of:=[.A70]+1" office:value-type="float" office:value="943" calcext:value-type="float">
            <text:p>943</text:p>
          </table:table-cell>
          <table:table-cell table:style-name="ce2" table:formula="of:=[.B69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943, 40, 86, 0, 0, 2);" calcext:value-type="string">
            <text:p>insert into game_score (id, matchid, squad, goals, points, time_type) values (943, 40, 86, 0, 0, 2);</text:p>
          </table:table-cell>
          <table:table-cell table:number-columns-repeated="1017"/>
        </table:table-row>
        <table:table-row table:style-name="ro3">
          <table:table-cell table:style-name="ce2" table:formula="of:=[.A71]+1" office:value-type="float" office:value="944" calcext:value-type="float">
            <text:p>944</text:p>
          </table:table-cell>
          <table:table-cell table:style-name="ce2" table:formula="of:=[.B69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944, 40, 81, 0, 0, 2);" calcext:value-type="string">
            <text:p>insert into game_score (id, matchid, squad, goals, points, time_type) values (944, 40, 81, 0, 0, 2);</text:p>
          </table:table-cell>
          <table:table-cell table:number-columns-repeated="1017"/>
        </table:table-row>
        <table:table-row table:style-name="ro3">
          <table:table-cell table:style-name="ce2" table:formula="of:=[.A72]+1" office:value-type="float" office:value="945" calcext:value-type="float">
            <text:p>945</text:p>
          </table:table-cell>
          <table:table-cell table:style-name="ce2" table:formula="of:=[.B70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945, 40, 86, 0, 0, 3);" calcext:value-type="string">
            <text:p>insert into game_score (id, matchid, squad, goals, points, time_type) values (945, 40, 86, 0, 0, 3);</text:p>
          </table:table-cell>
          <table:table-cell table:number-columns-repeated="1017"/>
        </table:table-row>
        <table:table-row table:style-name="ro3">
          <table:table-cell table:style-name="ce2" table:formula="of:=[.A73]+1" office:value-type="float" office:value="946" calcext:value-type="float">
            <text:p>946</text:p>
          </table:table-cell>
          <table:table-cell table:style-name="ce2" table:formula="of:=[.B71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946, 40, 81, 3, 0, 3);" calcext:value-type="string">
            <text:p>insert into game_score (id, matchid, squad, goals, points, time_type) values (946, 40, 81, 3, 0, 3);</text:p>
          </table:table-cell>
          <table:table-cell table:number-columns-repeated="1017"/>
        </table:table-row>
        <table:table-row table:style-name="ro3">
          <table:table-cell table:style-name="ce2" table:formula="of:=[.A74]+1" office:value-type="float" office:value="947" calcext:value-type="float">
            <text:p>947</text:p>
          </table:table-cell>
          <table:table-cell table:style-name="ce2" table:formula="of:=[.B72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947, 40, 86, 0, 0, 4);" calcext:value-type="string">
            <text:p>insert into game_score (id, matchid, squad, goals, points, time_type) values (947, 40, 86, 0, 0, 4);</text:p>
          </table:table-cell>
          <table:table-cell table:number-columns-repeated="1017"/>
        </table:table-row>
        <table:table-row table:style-name="ro3">
          <table:table-cell table:style-name="ce2" table:formula="of:=[.A75]+1" office:value-type="float" office:value="948" calcext:value-type="float">
            <text:p>948</text:p>
          </table:table-cell>
          <table:table-cell table:style-name="ce2" table:formula="of:=[.B73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948, 40, 81, 0, 0, 4);" calcext:value-type="string">
            <text:p>insert into game_score (id, matchid, squad, goals, points, time_type) values (948, 40, 81, 0, 0, 4);</text:p>
          </table:table-cell>
          <table:table-cell table:number-columns-repeated="1017"/>
        </table:table-row>
        <table:table-row table:style-name="ro3">
          <table:table-cell table:style-name="ce2" table:formula="of:=[.A76]+1" office:value-type="float" office:value="949" calcext:value-type="float">
            <text:p>949</text:p>
          </table:table-cell>
          <table:table-cell table:style-name="ce2" table:formula="of:=[.B74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949, 40, 86, 0, 0, 5);" calcext:value-type="string">
            <text:p>insert into game_score (id, matchid, squad, goals, points, time_type) values (949, 40, 86, 0, 0, 5);</text:p>
          </table:table-cell>
          <table:table-cell table:number-columns-repeated="1017"/>
        </table:table-row>
        <table:table-row table:style-name="ro3">
          <table:table-cell table:style-name="ce2" table:formula="of:=[.A77]+1" office:value-type="float" office:value="950" calcext:value-type="float">
            <text:p>950</text:p>
          </table:table-cell>
          <table:table-cell table:style-name="ce2" table:formula="of:=[.B75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950, 40, 81, 0, 0, 5);" calcext:value-type="string">
            <text:p>insert into game_score (id, matchid, squad, goals, points, time_type) values (950, 40, 81, 0, 0, 5);</text:p>
          </table:table-cell>
          <table:table-cell table:number-columns-repeated="1017"/>
        </table:table-row>
        <table:table-row table:style-name="ro3">
          <table:table-cell table:style-name="ce2" table:formula="of:=[.A78]+1" office:value-type="float" office:value="951" calcext:value-type="float">
            <text:p>951</text:p>
          </table:table-cell>
          <table:table-cell table:style-name="ce2" table:formula="of:=[.B76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951, 40, 86, 0, 0, 6);" calcext:value-type="string">
            <text:p>insert into game_score (id, matchid, squad, goals, points, time_type) values (951, 40, 86, 0, 0, 6);</text:p>
          </table:table-cell>
          <table:table-cell table:number-columns-repeated="1017"/>
        </table:table-row>
        <table:table-row table:style-name="ro3">
          <table:table-cell table:style-name="ce2" table:formula="of:=[.A79]+1" office:value-type="float" office:value="952" calcext:value-type="float">
            <text:p>952</text:p>
          </table:table-cell>
          <table:table-cell table:style-name="ce2" table:formula="of:=[.B77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952, 40, 81, 1, 0, 6);" calcext:value-type="string">
            <text:p>insert into game_score (id, matchid, squad, goals, points, time_type) values (952, 40, 81, 1, 0, 6);</text:p>
          </table:table-cell>
          <table:table-cell table:number-columns-repeated="1017"/>
        </table:table-row>
        <table:table-row table:style-name="ro3">
          <table:table-cell table:style-name="ce2" table:formula="of:=[.A80]+1" office:value-type="float" office:value="953" calcext:value-type="float">
            <text:p>953</text:p>
          </table:table-cell>
          <table:table-cell table:style-name="ce2" table:formula="of:=[.B78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953, 40, 86, 0, 0, 7);" calcext:value-type="string">
            <text:p>insert into game_score (id, matchid, squad, goals, points, time_type) values (953, 40, 86, 0, 0, 7);</text:p>
          </table:table-cell>
          <table:table-cell table:number-columns-repeated="1017"/>
        </table:table-row>
        <table:table-row table:style-name="ro3">
          <table:table-cell table:style-name="ce2" table:formula="of:=[.A81]+1" office:value-type="float" office:value="954" calcext:value-type="float">
            <text:p>954</text:p>
          </table:table-cell>
          <table:table-cell table:style-name="ce2" table:formula="of:=[.B79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954, 40, 81, 0, 0, 7);" calcext:value-type="string">
            <text:p>insert into game_score (id, matchid, squad, goals, points, time_type) values (954, 40, 81, 0, 0, 7);</text:p>
          </table:table-cell>
          <table:table-cell table:number-columns-repeated="1017"/>
        </table:table-row>
        <table:table-row table:style-name="ro3">
          <table:table-cell table:style-name="ce2" table:formula="of:=[.A82]+1" office:value-type="float" office:value="955" calcext:value-type="float">
            <text:p>955</text:p>
          </table:table-cell>
          <table:table-cell table:style-name="ce2" table:formula="of:=[.B80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955, 40, 86, 0, 0, 8);" calcext:value-type="string">
            <text:p>insert into game_score (id, matchid, squad, goals, points, time_type) values (955, 40, 86, 0, 0, 8);</text:p>
          </table:table-cell>
          <table:table-cell table:number-columns-repeated="1017"/>
        </table:table-row>
        <table:table-row table:style-name="ro3">
          <table:table-cell table:style-name="ce2" table:formula="of:=[.A83]+1" office:value-type="float" office:value="956" calcext:value-type="float">
            <text:p>956</text:p>
          </table:table-cell>
          <table:table-cell table:style-name="ce2" table:formula="of:=[.B81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956, 40, 81, 0, 0, 8);" calcext:value-type="string">
            <text:p>insert into game_score (id, matchid, squad, goals, points, time_type) values (956, 40, 81, 0, 0, 8);</text:p>
          </table:table-cell>
          <table:table-cell table:number-columns-repeated="1017"/>
        </table:table-row>
        <table:table-row table:style-name="ro3">
          <table:table-cell table:style-name="ce2" table:formula="of:=[.A84]+1" office:value-type="float" office:value="957" calcext:value-type="float">
            <text:p>957</text:p>
          </table:table-cell>
          <table:table-cell table:style-name="ce2" table:formula="of:=[.B82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957, 40, 86, 0, 0, 9);" calcext:value-type="string">
            <text:p>insert into game_score (id, matchid, squad, goals, points, time_type) values (957, 40, 86, 0, 0, 9);</text:p>
          </table:table-cell>
          <table:table-cell table:number-columns-repeated="1017"/>
        </table:table-row>
        <table:table-row table:style-name="ro3">
          <table:table-cell table:style-name="ce2" table:formula="of:=[.A85]+1" office:value-type="float" office:value="958" calcext:value-type="float">
            <text:p>958</text:p>
          </table:table-cell>
          <table:table-cell table:style-name="ce2" table:formula="of:=[.B83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958, 40, 81, null, 0, 9);" calcext:value-type="string">
            <text:p>insert into game_score (id, matchid, squad, goals, points, time_type) values (958, 40, 81, null, 0, 9);</text:p>
          </table:table-cell>
          <table:table-cell table:number-columns-repeated="1017"/>
        </table:table-row>
        <table:table-row table:style-name="ro3">
          <table:table-cell table:style-name="ce2" table:formula="of:=[.A86]+1" office:value-type="float" office:value="959" calcext:value-type="float">
            <text:p>959</text:p>
          </table:table-cell>
          <table:table-cell table:style-name="ce2" table:formula="of:=[.B84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959, 40, 86, 0, 0, 9000);" calcext:value-type="string">
            <text:p>insert into game_score (id, matchid, squad, goals, points, time_type) values (959, 40, 86, 0, 0, 9000);</text:p>
          </table:table-cell>
          <table:table-cell table:number-columns-repeated="1017"/>
        </table:table-row>
        <table:table-row table:style-name="ro3">
          <table:table-cell table:style-name="ce2" table:formula="of:=[.A87]+1" office:value-type="float" office:value="960" calcext:value-type="float">
            <text:p>960</text:p>
          </table:table-cell>
          <table:table-cell table:style-name="ce2" table:formula="of:=[.B85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960, 40, 81, 4, 0, 9000);" calcext:value-type="string">
            <text:p>insert into game_score (id, matchid, squad, goals, points, time_type) values (960, 40, 81, 4, 0, 9000);</text:p>
          </table:table-cell>
          <table:table-cell table:number-columns-repeated="1017"/>
        </table:table-row>
        <table:table-row table:style-name="ro3">
          <table:table-cell table:style-name="ce2" table:formula="of:=[.A88]+1" office:value-type="float" office:value="961" calcext:value-type="float">
            <text:p>961</text:p>
          </table:table-cell>
          <table:table-cell table:style-name="ce2" table:formula="of:=[.B86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961, 40, 86, 5, 0, 9001);" calcext:value-type="string">
            <text:p>insert into game_score (id, matchid, squad, goals, points, time_type) values (961, 40, 86, 5, 0, 9001);</text:p>
          </table:table-cell>
          <table:table-cell table:number-columns-repeated="1017"/>
        </table:table-row>
        <table:table-row table:style-name="ro3">
          <table:table-cell table:style-name="ce2" table:formula="of:=[.A89]+1" office:value-type="float" office:value="962" calcext:value-type="float">
            <text:p>962</text:p>
          </table:table-cell>
          <table:table-cell table:style-name="ce2" table:formula="of:=[.B87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962, 40, 81, 5, 0, 9001);" calcext:value-type="string">
            <text:p>insert into game_score (id, matchid, squad, goals, points, time_type) values (962, 40, 81, 5, 0, 9001);</text:p>
          </table:table-cell>
          <table:table-cell table:number-columns-repeated="1017"/>
        </table:table-row>
        <table:table-row table:style-name="ro3">
          <table:table-cell table:style-name="ce2" table:formula="of:=[.A90]+1" office:value-type="float" office:value="963" calcext:value-type="float">
            <text:p>963</text:p>
          </table:table-cell>
          <table:table-cell table:style-name="ce2" table:formula="of:=[.B88]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963, 40, 86, 2, 0, 9002);" calcext:value-type="string">
            <text:p>insert into game_score (id, matchid, squad, goals, points, time_type) values (963, 40, 86, 2, 0, 9002);</text:p>
          </table:table-cell>
          <table:table-cell table:number-columns-repeated="1017"/>
        </table:table-row>
        <table:table-row table:style-name="ro3">
          <table:table-cell table:style-name="ce2" table:formula="of:=[.A91]+1" office:value-type="float" office:value="964" calcext:value-type="float">
            <text:p>964</text:p>
          </table:table-cell>
          <table:table-cell table:style-name="ce2" table:formula="of:=[.B89]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964, 40, 81, 0, 0, 9002);" calcext:value-type="string">
            <text:p>insert into game_score (id, matchid, squad, goals, points, time_type) values (964, 40, 81, 0, 0, 9002);</text:p>
          </table:table-cell>
          <table:table-cell table:number-columns-repeated="1017"/>
        </table:table-row>
        <table:table-row table:style-name="ro3">
          <table:table-cell table:style-name="ce3" table:formula="of:=[.A92]+1" office:value-type="float" office:value="965" calcext:value-type="float">
            <text:p>965</text:p>
          </table:table-cell>
          <table:table-cell table:style-name="ce3" table:formula="of:=[.B69]+1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965, 41, 886, 0, 0, 1);" calcext:value-type="string">
            <text:p>insert into game_score (id, matchid, squad, goals, points, time_type) values (965, 41, 886, 0, 0, 1);</text:p>
          </table:table-cell>
          <table:table-cell table:number-columns-repeated="1017"/>
        </table:table-row>
        <table:table-row table:style-name="ro3">
          <table:table-cell table:style-name="ce3" table:formula="of:=[.A93]+1" office:value-type="float" office:value="966" calcext:value-type="float">
            <text:p>966</text:p>
          </table:table-cell>
          <table:table-cell table:formula="of:=[.B93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966, 41, 82, 6, 0, 1);" calcext:value-type="string">
            <text:p>insert into game_score (id, matchid, squad, goals, points, time_type) values (966, 41, 82, 6, 0, 1);</text:p>
          </table:table-cell>
          <table:table-cell table:number-columns-repeated="1017"/>
        </table:table-row>
        <table:table-row table:style-name="ro3">
          <table:table-cell table:style-name="ce3" table:formula="of:=[.A94]+1" office:value-type="float" office:value="967" calcext:value-type="float">
            <text:p>967</text:p>
          </table:table-cell>
          <table:table-cell table:formula="of:=[.B94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967, 41, 886, 0, 0, 2);" calcext:value-type="string">
            <text:p>insert into game_score (id, matchid, squad, goals, points, time_type) values (967, 41, 886, 0, 0, 2);</text:p>
          </table:table-cell>
          <table:table-cell table:number-columns-repeated="1017"/>
        </table:table-row>
        <table:table-row table:style-name="ro3">
          <table:table-cell table:style-name="ce3" table:formula="of:=[.A95]+1" office:value-type="float" office:value="968" calcext:value-type="float">
            <text:p>968</text:p>
          </table:table-cell>
          <table:table-cell table:style-name="ce3" table:formula="of:=[.B69]+1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968, 41, 82, 0, 0, 2);" calcext:value-type="string">
            <text:p>insert into game_score (id, matchid, squad, goals, points, time_type) values (968, 41, 82, 0, 0, 2);</text:p>
          </table:table-cell>
          <table:table-cell table:number-columns-repeated="1017"/>
        </table:table-row>
        <table:table-row table:style-name="ro3">
          <table:table-cell table:formula="of:=[.A96]+1" office:value-type="float" office:value="969" calcext:value-type="float">
            <text:p>969</text:p>
          </table:table-cell>
          <table:table-cell table:formula="of:=[.B96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969, 41, 886, 0, 0, 3);" calcext:value-type="string">
            <text:p>insert into game_score (id, matchid, squad, goals, points, time_type) values (969, 41, 886, 0, 0, 3);</text:p>
          </table:table-cell>
          <table:table-cell table:number-columns-repeated="1017"/>
        </table:table-row>
        <table:table-row table:style-name="ro3">
          <table:table-cell table:formula="of:=[.A97]+1" office:value-type="float" office:value="970" calcext:value-type="float">
            <text:p>970</text:p>
          </table:table-cell>
          <table:table-cell table:formula="of:=[.B96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970, 41, 82, 0, 0, 3);" calcext:value-type="string">
            <text:p>insert into game_score (id, matchid, squad, goals, points, time_type) values (970, 41, 82, 0, 0, 3);</text:p>
          </table:table-cell>
          <table:table-cell table:number-columns-repeated="1017"/>
        </table:table-row>
        <table:table-row table:style-name="ro3">
          <table:table-cell table:formula="of:=[.A98]+1" office:value-type="float" office:value="971" calcext:value-type="float">
            <text:p>971</text:p>
          </table:table-cell>
          <table:table-cell table:formula="of:=[.B96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971, 41, 886, 0, 0, 4);" calcext:value-type="string">
            <text:p>insert into game_score (id, matchid, squad, goals, points, time_type) values (971, 41, 886, 0, 0, 4);</text:p>
          </table:table-cell>
          <table:table-cell table:number-columns-repeated="1017"/>
        </table:table-row>
        <table:table-row table:style-name="ro3">
          <table:table-cell table:formula="of:=[.A99]+1" office:value-type="float" office:value="972" calcext:value-type="float">
            <text:p>972</text:p>
          </table:table-cell>
          <table:table-cell table:formula="of:=[.B97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972, 41, 82, 0, 0, 4);" calcext:value-type="string">
            <text:p>insert into game_score (id, matchid, squad, goals, points, time_type) values (972, 41, 82, 0, 0, 4);</text:p>
          </table:table-cell>
          <table:table-cell table:number-columns-repeated="1017"/>
        </table:table-row>
        <table:table-row table:style-name="ro3">
          <table:table-cell table:formula="of:=[.A100]+1" office:value-type="float" office:value="973" calcext:value-type="float">
            <text:p>973</text:p>
          </table:table-cell>
          <table:table-cell table:formula="of:=[.B98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973, 41, 886, 0, 0, 5);" calcext:value-type="string">
            <text:p>insert into game_score (id, matchid, squad, goals, points, time_type) values (973, 41, 886, 0, 0, 5);</text:p>
          </table:table-cell>
          <table:table-cell table:number-columns-repeated="1017"/>
        </table:table-row>
        <table:table-row table:style-name="ro3">
          <table:table-cell table:formula="of:=[.A101]+1" office:value-type="float" office:value="974" calcext:value-type="float">
            <text:p>974</text:p>
          </table:table-cell>
          <table:table-cell table:formula="of:=[.B99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974, 41, 82, 1, 0, 5);" calcext:value-type="string">
            <text:p>insert into game_score (id, matchid, squad, goals, points, time_type) values (974, 41, 82, 1, 0, 5);</text:p>
          </table:table-cell>
          <table:table-cell table:number-columns-repeated="1017"/>
        </table:table-row>
        <table:table-row table:style-name="ro3">
          <table:table-cell table:formula="of:=[.A102]+1" office:value-type="float" office:value="975" calcext:value-type="float">
            <text:p>975</text:p>
          </table:table-cell>
          <table:table-cell table:formula="of:=[.B100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975, 41, 886, 0, 0, 6);" calcext:value-type="string">
            <text:p>insert into game_score (id, matchid, squad, goals, points, time_type) values (975, 41, 886, 0, 0, 6);</text:p>
          </table:table-cell>
          <table:table-cell table:number-columns-repeated="1017"/>
        </table:table-row>
        <table:table-row table:style-name="ro3">
          <table:table-cell table:formula="of:=[.A103]+1" office:value-type="float" office:value="976" calcext:value-type="float">
            <text:p>976</text:p>
          </table:table-cell>
          <table:table-cell table:formula="of:=[.B101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976, 41, 82, 2, 0, 6);" calcext:value-type="string">
            <text:p>insert into game_score (id, matchid, squad, goals, points, time_type) values (976, 41, 82, 2, 0, 6);</text:p>
          </table:table-cell>
          <table:table-cell table:number-columns-repeated="1017"/>
        </table:table-row>
        <table:table-row table:style-name="ro3">
          <table:table-cell table:formula="of:=[.A104]+1" office:value-type="float" office:value="977" calcext:value-type="float">
            <text:p>977</text:p>
          </table:table-cell>
          <table:table-cell table:formula="of:=[.B102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977, 41, 886, 0, 0, 7);" calcext:value-type="string">
            <text:p>insert into game_score (id, matchid, squad, goals, points, time_type) values (977, 41, 886, 0, 0, 7);</text:p>
          </table:table-cell>
          <table:table-cell table:number-columns-repeated="1017"/>
        </table:table-row>
        <table:table-row table:style-name="ro3">
          <table:table-cell table:formula="of:=[.A105]+1" office:value-type="float" office:value="978" calcext:value-type="float">
            <text:p>978</text:p>
          </table:table-cell>
          <table:table-cell table:formula="of:=[.B103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978, 41, 82, 0, 0, 7);" calcext:value-type="string">
            <text:p>insert into game_score (id, matchid, squad, goals, points, time_type) values (978, 41, 82, 0, 0, 7);</text:p>
          </table:table-cell>
          <table:table-cell table:number-columns-repeated="1017"/>
        </table:table-row>
        <table:table-row table:style-name="ro3">
          <table:table-cell table:formula="of:=[.A106]+1" office:value-type="float" office:value="979" calcext:value-type="float">
            <text:p>979</text:p>
          </table:table-cell>
          <table:table-cell table:formula="of:=[.B104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979, 41, 886, 0, 0, 8);" calcext:value-type="string">
            <text:p>insert into game_score (id, matchid, squad, goals, points, time_type) values (979, 41, 886, 0, 0, 8);</text:p>
          </table:table-cell>
          <table:table-cell table:number-columns-repeated="1017"/>
        </table:table-row>
        <table:table-row table:style-name="ro3">
          <table:table-cell table:formula="of:=[.A107]+1" office:value-type="float" office:value="980" calcext:value-type="float">
            <text:p>980</text:p>
          </table:table-cell>
          <table:table-cell table:formula="of:=[.B105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980, 41, 82, 0, 0, 8);" calcext:value-type="string">
            <text:p>insert into game_score (id, matchid, squad, goals, points, time_type) values (980, 41, 82, 0, 0, 8);</text:p>
          </table:table-cell>
          <table:table-cell table:number-columns-repeated="1017"/>
        </table:table-row>
        <table:table-row table:style-name="ro3">
          <table:table-cell table:formula="of:=[.A108]+1" office:value-type="float" office:value="981" calcext:value-type="float">
            <text:p>981</text:p>
          </table:table-cell>
          <table:table-cell table:formula="of:=[.B106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981, 41, 886, 0, 0, 9);" calcext:value-type="string">
            <text:p>insert into game_score (id, matchid, squad, goals, points, time_type) values (981, 41, 886, 0, 0, 9);</text:p>
          </table:table-cell>
          <table:table-cell table:number-columns-repeated="1017"/>
        </table:table-row>
        <table:table-row table:style-name="ro3">
          <table:table-cell table:formula="of:=[.A109]+1" office:value-type="float" office:value="982" calcext:value-type="float">
            <text:p>982</text:p>
          </table:table-cell>
          <table:table-cell table:formula="of:=[.B107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982, 41, 82, null, 0, 9);" calcext:value-type="string">
            <text:p>insert into game_score (id, matchid, squad, goals, points, time_type) values (982, 41, 82, null, 0, 9);</text:p>
          </table:table-cell>
          <table:table-cell table:number-columns-repeated="1017"/>
        </table:table-row>
        <table:table-row table:style-name="ro3">
          <table:table-cell table:formula="of:=[.A110]+1" office:value-type="float" office:value="983" calcext:value-type="float">
            <text:p>983</text:p>
          </table:table-cell>
          <table:table-cell table:formula="of:=[.B108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6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983, 41, 886, 0, 0, 9000);" calcext:value-type="string">
            <text:p>insert into game_score (id, matchid, squad, goals, points, time_type) values (983, 41, 886, 0, 0, 9000);</text:p>
          </table:table-cell>
          <table:table-cell table:number-columns-repeated="1017"/>
        </table:table-row>
        <table:table-row table:style-name="ro3">
          <table:table-cell table:formula="of:=[.A111]+1" office:value-type="float" office:value="984" calcext:value-type="float">
            <text:p>984</text:p>
          </table:table-cell>
          <table:table-cell table:formula="of:=[.B109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6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984, 41, 82, 9, 0, 9000);" calcext:value-type="string">
            <text:p>insert into game_score (id, matchid, squad, goals, points, time_type) values (984, 41, 82, 9, 0, 9000);</text:p>
          </table:table-cell>
          <table:table-cell table:number-columns-repeated="1017"/>
        </table:table-row>
        <table:table-row table:style-name="ro3">
          <table:table-cell table:formula="of:=[.A112]+1" office:value-type="float" office:value="985" calcext:value-type="float">
            <text:p>985</text:p>
          </table:table-cell>
          <table:table-cell table:formula="of:=[.B110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6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985, 41, 886, 5, 0, 9001);" calcext:value-type="string">
            <text:p>insert into game_score (id, matchid, squad, goals, points, time_type) values (985, 41, 886, 5, 0, 9001);</text:p>
          </table:table-cell>
          <table:table-cell table:number-columns-repeated="1017"/>
        </table:table-row>
        <table:table-row table:style-name="ro3">
          <table:table-cell table:formula="of:=[.A113]+1" office:value-type="float" office:value="986" calcext:value-type="float">
            <text:p>986</text:p>
          </table:table-cell>
          <table:table-cell table:formula="of:=[.B111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6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986, 41, 82, 10, 0, 9001);" calcext:value-type="string">
            <text:p>insert into game_score (id, matchid, squad, goals, points, time_type) values (986, 41, 82, 10, 0, 9001);</text:p>
          </table:table-cell>
          <table:table-cell table:number-columns-repeated="1017"/>
        </table:table-row>
        <table:table-row table:style-name="ro3">
          <table:table-cell table:formula="of:=[.A114]+1" office:value-type="float" office:value="987" calcext:value-type="float">
            <text:p>987</text:p>
          </table:table-cell>
          <table:table-cell table:formula="of:=[.B112]" office:value-type="float" office:value="41" calcext:value-type="float">
            <text:p>41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987, 41, 886, 0, 0, 9002);" calcext:value-type="string">
            <text:p>insert into game_score (id, matchid, squad, goals, points, time_type) values (987, 41, 886, 0, 0, 9002);</text:p>
          </table:table-cell>
          <table:table-cell table:number-columns-repeated="1017"/>
        </table:table-row>
        <table:table-row table:style-name="ro3">
          <table:table-cell table:formula="of:=[.A115]+1" office:value-type="float" office:value="988" calcext:value-type="float">
            <text:p>988</text:p>
          </table:table-cell>
          <table:table-cell table:formula="of:=[.B113]" office:value-type="float" office:value="41" calcext:value-type="float">
            <text:p>4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988, 41, 82, 0, 0, 9002);" calcext:value-type="string">
            <text:p>insert into game_score (id, matchid, squad, goals, points, time_type) values (988, 41, 82, 0, 0, 9002);</text:p>
          </table:table-cell>
          <table:table-cell table:number-columns-repeated="1017"/>
        </table:table-row>
        <table:table-row table:style-name="ro3">
          <table:table-cell table:style-name="ce2" table:formula="of:=[.A116]+1" office:value-type="float" office:value="989" calcext:value-type="float">
            <text:p>989</text:p>
          </table:table-cell>
          <table:table-cell table:style-name="ce2" table:formula="of:=[.B93]+1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989, 42, 886, 0, 0, 1);" calcext:value-type="string">
            <text:p>insert into game_score (id, matchid, squad, goals, points, time_type) values (989, 42, 886, 0, 0, 1);</text:p>
          </table:table-cell>
          <table:table-cell table:number-columns-repeated="1017"/>
        </table:table-row>
        <table:table-row table:style-name="ro3">
          <table:table-cell table:style-name="ce2" table:formula="of:=[.A117]+1" office:value-type="float" office:value="990" calcext:value-type="float">
            <text:p>990</text:p>
          </table:table-cell>
          <table:table-cell table:style-name="ce2" table:formula="of:=[.B117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990, 42, 86, 1, 0, 1);" calcext:value-type="string">
            <text:p>insert into game_score (id, matchid, squad, goals, points, time_type) values (990, 42, 86, 1, 0, 1);</text:p>
          </table:table-cell>
          <table:table-cell table:number-columns-repeated="1017"/>
        </table:table-row>
        <table:table-row table:style-name="ro3">
          <table:table-cell table:style-name="ce2" table:formula="of:=[.A118]+1" office:value-type="float" office:value="991" calcext:value-type="float">
            <text:p>991</text:p>
          </table:table-cell>
          <table:table-cell table:style-name="ce2" table:formula="of:=[.B117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991, 42, 886, 0, 0, 2);" calcext:value-type="string">
            <text:p>insert into game_score (id, matchid, squad, goals, points, time_type) values (991, 42, 886, 0, 0, 2);</text:p>
          </table:table-cell>
          <table:table-cell table:number-columns-repeated="1017"/>
        </table:table-row>
        <table:table-row table:style-name="ro3">
          <table:table-cell table:style-name="ce2" table:formula="of:=[.A119]+1" office:value-type="float" office:value="992" calcext:value-type="float">
            <text:p>992</text:p>
          </table:table-cell>
          <table:table-cell table:style-name="ce2" table:formula="of:=[.B117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992, 42, 86, 0, 0, 2);" calcext:value-type="string">
            <text:p>insert into game_score (id, matchid, squad, goals, points, time_type) values (992, 42, 86, 0, 0, 2);</text:p>
          </table:table-cell>
          <table:table-cell table:number-columns-repeated="1017"/>
        </table:table-row>
        <table:table-row table:style-name="ro3">
          <table:table-cell table:style-name="ce2" table:formula="of:=[.A120]+1" office:value-type="float" office:value="993" calcext:value-type="float">
            <text:p>993</text:p>
          </table:table-cell>
          <table:table-cell table:style-name="ce2" table:formula="of:=[.B118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993, 42, 886, 0, 0, 3);" calcext:value-type="string">
            <text:p>insert into game_score (id, matchid, squad, goals, points, time_type) values (993, 42, 886, 0, 0, 3);</text:p>
          </table:table-cell>
          <table:table-cell table:number-columns-repeated="1017"/>
        </table:table-row>
        <table:table-row table:style-name="ro3">
          <table:table-cell table:style-name="ce2" table:formula="of:=[.A121]+1" office:value-type="float" office:value="994" calcext:value-type="float">
            <text:p>994</text:p>
          </table:table-cell>
          <table:table-cell table:style-name="ce2" table:formula="of:=[.B119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994, 42, 86, 0, 0, 3);" calcext:value-type="string">
            <text:p>insert into game_score (id, matchid, squad, goals, points, time_type) values (994, 42, 86, 0, 0, 3);</text:p>
          </table:table-cell>
          <table:table-cell table:number-columns-repeated="1017"/>
        </table:table-row>
        <table:table-row table:style-name="ro3">
          <table:table-cell table:style-name="ce2" table:formula="of:=[.A122]+1" office:value-type="float" office:value="995" calcext:value-type="float">
            <text:p>995</text:p>
          </table:table-cell>
          <table:table-cell table:style-name="ce2" table:formula="of:=[.B120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995, 42, 886, 0, 0, 4);" calcext:value-type="string">
            <text:p>insert into game_score (id, matchid, squad, goals, points, time_type) values (995, 42, 886, 0, 0, 4);</text:p>
          </table:table-cell>
          <table:table-cell table:number-columns-repeated="1017"/>
        </table:table-row>
        <table:table-row table:style-name="ro3">
          <table:table-cell table:style-name="ce2" table:formula="of:=[.A123]+1" office:value-type="float" office:value="996" calcext:value-type="float">
            <text:p>996</text:p>
          </table:table-cell>
          <table:table-cell table:style-name="ce2" table:formula="of:=[.B121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996, 42, 86, 0, 0, 4);" calcext:value-type="string">
            <text:p>insert into game_score (id, matchid, squad, goals, points, time_type) values (996, 42, 86, 0, 0, 4);</text:p>
          </table:table-cell>
          <table:table-cell table:number-columns-repeated="1017"/>
        </table:table-row>
        <table:table-row table:style-name="ro3">
          <table:table-cell table:style-name="ce2" table:formula="of:=[.A124]+1" office:value-type="float" office:value="997" calcext:value-type="float">
            <text:p>997</text:p>
          </table:table-cell>
          <table:table-cell table:style-name="ce2" table:formula="of:=[.B122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997, 42, 886, 0, 0, 5);" calcext:value-type="string">
            <text:p>insert into game_score (id, matchid, squad, goals, points, time_type) values (997, 42, 886, 0, 0, 5);</text:p>
          </table:table-cell>
          <table:table-cell table:number-columns-repeated="1017"/>
        </table:table-row>
        <table:table-row table:style-name="ro3">
          <table:table-cell table:style-name="ce2" table:formula="of:=[.A125]+1" office:value-type="float" office:value="998" calcext:value-type="float">
            <text:p>998</text:p>
          </table:table-cell>
          <table:table-cell table:style-name="ce2" table:formula="of:=[.B123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998, 42, 86, 2, 0, 5);" calcext:value-type="string">
            <text:p>insert into game_score (id, matchid, squad, goals, points, time_type) values (998, 42, 86, 2, 0, 5);</text:p>
          </table:table-cell>
          <table:table-cell table:number-columns-repeated="1017"/>
        </table:table-row>
        <table:table-row table:style-name="ro3">
          <table:table-cell table:style-name="ce2" table:formula="of:=[.A126]+1" office:value-type="float" office:value="999" calcext:value-type="float">
            <text:p>999</text:p>
          </table:table-cell>
          <table:table-cell table:style-name="ce2" table:formula="of:=[.B124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999, 42, 886, 1, 0, 6);" calcext:value-type="string">
            <text:p>insert into game_score (id, matchid, squad, goals, points, time_type) values (999, 42, 886, 1, 0, 6);</text:p>
          </table:table-cell>
          <table:table-cell table:number-columns-repeated="1017"/>
        </table:table-row>
        <table:table-row table:style-name="ro3">
          <table:table-cell table:style-name="ce2" table:formula="of:=[.A127]+1" office:value-type="float" office:value="1000" calcext:value-type="float">
            <text:p>1000</text:p>
          </table:table-cell>
          <table:table-cell table:style-name="ce2" table:formula="of:=[.B125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000, 42, 86, 0, 0, 6);" calcext:value-type="string">
            <text:p>insert into game_score (id, matchid, squad, goals, points, time_type) values (1000, 42, 86, 0, 0, 6);</text:p>
          </table:table-cell>
          <table:table-cell table:number-columns-repeated="1017"/>
        </table:table-row>
        <table:table-row table:style-name="ro3">
          <table:table-cell table:style-name="ce2" table:formula="of:=[.A128]+1" office:value-type="float" office:value="1001" calcext:value-type="float">
            <text:p>1001</text:p>
          </table:table-cell>
          <table:table-cell table:style-name="ce2" table:formula="of:=[.B126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001, 42, 886, 0, 0, 7);" calcext:value-type="string">
            <text:p>insert into game_score (id, matchid, squad, goals, points, time_type) values (1001, 42, 886, 0, 0, 7);</text:p>
          </table:table-cell>
          <table:table-cell table:number-columns-repeated="1017"/>
        </table:table-row>
        <table:table-row table:style-name="ro3">
          <table:table-cell table:style-name="ce2" table:formula="of:=[.A129]+1" office:value-type="float" office:value="1002" calcext:value-type="float">
            <text:p>1002</text:p>
          </table:table-cell>
          <table:table-cell table:style-name="ce2" table:formula="of:=[.B127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002, 42, 86, 0, 0, 7);" calcext:value-type="string">
            <text:p>insert into game_score (id, matchid, squad, goals, points, time_type) values (1002, 42, 86, 0, 0, 7);</text:p>
          </table:table-cell>
          <table:table-cell table:number-columns-repeated="1017"/>
        </table:table-row>
        <table:table-row table:style-name="ro3">
          <table:table-cell table:style-name="ce2" table:formula="of:=[.A130]+1" office:value-type="float" office:value="1003" calcext:value-type="float">
            <text:p>1003</text:p>
          </table:table-cell>
          <table:table-cell table:style-name="ce2" table:formula="of:=[.B128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003, 42, 886, 0, 0, 8);" calcext:value-type="string">
            <text:p>insert into game_score (id, matchid, squad, goals, points, time_type) values (1003, 42, 886, 0, 0, 8);</text:p>
          </table:table-cell>
          <table:table-cell table:number-columns-repeated="1017"/>
        </table:table-row>
        <table:table-row table:style-name="ro3">
          <table:table-cell table:style-name="ce2" table:formula="of:=[.A131]+1" office:value-type="float" office:value="1004" calcext:value-type="float">
            <text:p>1004</text:p>
          </table:table-cell>
          <table:table-cell table:style-name="ce2" table:formula="of:=[.B129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004, 42, 86, 1, 0, 8);" calcext:value-type="string">
            <text:p>insert into game_score (id, matchid, squad, goals, points, time_type) values (1004, 42, 86, 1, 0, 8);</text:p>
          </table:table-cell>
          <table:table-cell table:number-columns-repeated="1017"/>
        </table:table-row>
        <table:table-row table:style-name="ro3">
          <table:table-cell table:style-name="ce2" table:formula="of:=[.A132]+1" office:value-type="float" office:value="1005" calcext:value-type="float">
            <text:p>1005</text:p>
          </table:table-cell>
          <table:table-cell table:style-name="ce2" table:formula="of:=[.B130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005, 42, 886, 0, 0, 9);" calcext:value-type="string">
            <text:p>insert into game_score (id, matchid, squad, goals, points, time_type) values (1005, 42, 886, 0, 0, 9);</text:p>
          </table:table-cell>
          <table:table-cell table:number-columns-repeated="1017"/>
        </table:table-row>
        <table:table-row table:style-name="ro3">
          <table:table-cell table:style-name="ce2" table:formula="of:=[.A133]+1" office:value-type="float" office:value="1006" calcext:value-type="float">
            <text:p>1006</text:p>
          </table:table-cell>
          <table:table-cell table:style-name="ce2" table:formula="of:=[.B131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006, 42, 86, null, 0, 9);" calcext:value-type="string">
            <text:p>insert into game_score (id, matchid, squad, goals, points, time_type) values (1006, 42, 86, null, 0, 9);</text:p>
          </table:table-cell>
          <table:table-cell table:number-columns-repeated="1017"/>
        </table:table-row>
        <table:table-row table:style-name="ro3">
          <table:table-cell table:style-name="ce2" table:formula="of:=[.A134]+1" office:value-type="float" office:value="1007" calcext:value-type="float">
            <text:p>1007</text:p>
          </table:table-cell>
          <table:table-cell table:style-name="ce2" table:formula="of:=[.B132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007, 42, 886, 1, 0, 9000);" calcext:value-type="string">
            <text:p>insert into game_score (id, matchid, squad, goals, points, time_type) values (1007, 42, 886, 1, 0, 9000);</text:p>
          </table:table-cell>
          <table:table-cell table:number-columns-repeated="1017"/>
        </table:table-row>
        <table:table-row table:style-name="ro3">
          <table:table-cell table:style-name="ce2" table:formula="of:=[.A135]+1" office:value-type="float" office:value="1008" calcext:value-type="float">
            <text:p>1008</text:p>
          </table:table-cell>
          <table:table-cell table:style-name="ce2" table:formula="of:=[.B133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008, 42, 86, 4, 0, 9000);" calcext:value-type="string">
            <text:p>insert into game_score (id, matchid, squad, goals, points, time_type) values (1008, 42, 86, 4, 0, 9000);</text:p>
          </table:table-cell>
          <table:table-cell table:number-columns-repeated="1017"/>
        </table:table-row>
        <table:table-row table:style-name="ro3">
          <table:table-cell table:style-name="ce2" table:formula="of:=[.A136]+1" office:value-type="float" office:value="1009" calcext:value-type="float">
            <text:p>1009</text:p>
          </table:table-cell>
          <table:table-cell table:style-name="ce2" table:formula="of:=[.B134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009, 42, 886, 7, 0, 9001);" calcext:value-type="string">
            <text:p>insert into game_score (id, matchid, squad, goals, points, time_type) values (1009, 42, 886, 7, 0, 9001);</text:p>
          </table:table-cell>
          <table:table-cell table:number-columns-repeated="1017"/>
        </table:table-row>
        <table:table-row table:style-name="ro3">
          <table:table-cell table:style-name="ce2" table:formula="of:=[.A137]+1" office:value-type="float" office:value="1010" calcext:value-type="float">
            <text:p>1010</text:p>
          </table:table-cell>
          <table:table-cell table:style-name="ce2" table:formula="of:=[.B135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010, 42, 86, 9, 0, 9001);" calcext:value-type="string">
            <text:p>insert into game_score (id, matchid, squad, goals, points, time_type) values (1010, 42, 86, 9, 0, 9001);</text:p>
          </table:table-cell>
          <table:table-cell table:number-columns-repeated="1017"/>
        </table:table-row>
        <table:table-row table:style-name="ro3">
          <table:table-cell table:style-name="ce2" table:formula="of:=[.A138]+1" office:value-type="float" office:value="1011" calcext:value-type="float">
            <text:p>1011</text:p>
          </table:table-cell>
          <table:table-cell table:style-name="ce2" table:formula="of:=[.B136]" office:value-type="float" office:value="42" calcext:value-type="float">
            <text:p>4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011, 42, 886, 0, 0, 9002);" calcext:value-type="string">
            <text:p>insert into game_score (id, matchid, squad, goals, points, time_type) values (1011, 42, 886, 0, 0, 9002);</text:p>
          </table:table-cell>
          <table:table-cell table:number-columns-repeated="1017"/>
        </table:table-row>
        <table:table-row table:style-name="ro3">
          <table:table-cell table:style-name="ce2" table:formula="of:=[.A139]+1" office:value-type="float" office:value="1012" calcext:value-type="float">
            <text:p>1012</text:p>
          </table:table-cell>
          <table:table-cell table:style-name="ce2" table:formula="of:=[.B137]" office:value-type="float" office:value="42" calcext:value-type="float">
            <text:p>4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012, 42, 86, 0, 0, 9002);" calcext:value-type="string">
            <text:p>insert into game_score (id, matchid, squad, goals, points, time_type) values (1012, 42, 86, 0, 0, 9002);</text:p>
          </table:table-cell>
          <table:table-cell table:number-columns-repeated="1017"/>
        </table:table-row>
        <table:table-row table:style-name="ro3">
          <table:table-cell table:formula="of:=[.A140]+1" office:value-type="float" office:value="1013" calcext:value-type="float">
            <text:p>1013</text:p>
          </table:table-cell>
          <table:table-cell table:formula="of:=[.B117]+1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013, 43, 81, 3, 0, 1);" calcext:value-type="string">
            <text:p>insert into game_score (id, matchid, squad, goals, points, time_type) values (1013, 43, 81, 3, 0, 1);</text:p>
          </table:table-cell>
          <table:table-cell table:number-columns-repeated="1017"/>
        </table:table-row>
        <table:table-row table:style-name="ro3">
          <table:table-cell table:formula="of:=[.A141]+1" office:value-type="float" office:value="1014" calcext:value-type="float">
            <text:p>1014</text:p>
          </table:table-cell>
          <table:table-cell table:formula="of:=[.B141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014, 43, 82, 2, 0, 1);" calcext:value-type="string">
            <text:p>insert into game_score (id, matchid, squad, goals, points, time_type) values (1014, 43, 82, 2, 0, 1);</text:p>
          </table:table-cell>
          <table:table-cell table:number-columns-repeated="1017"/>
        </table:table-row>
        <table:table-row table:style-name="ro3">
          <table:table-cell table:formula="of:=[.A142]+1" office:value-type="float" office:value="1015" calcext:value-type="float">
            <text:p>1015</text:p>
          </table:table-cell>
          <table:table-cell table:formula="of:=[.B142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015, 43, 81, 5, 0, 2);" calcext:value-type="string">
            <text:p>insert into game_score (id, matchid, squad, goals, points, time_type) values (1015, 43, 81, 5, 0, 2);</text:p>
          </table:table-cell>
          <table:table-cell table:number-columns-repeated="1017"/>
        </table:table-row>
        <table:table-row table:style-name="ro3">
          <table:table-cell table:formula="of:=[.A143]+1" office:value-type="float" office:value="1016" calcext:value-type="float">
            <text:p>1016</text:p>
          </table:table-cell>
          <table:table-cell table:formula="of:=[.B143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016, 43, 82, 0, 0, 2);" calcext:value-type="string">
            <text:p>insert into game_score (id, matchid, squad, goals, points, time_type) values (1016, 43, 82, 0, 0, 2);</text:p>
          </table:table-cell>
          <table:table-cell table:number-columns-repeated="1017"/>
        </table:table-row>
        <table:table-row table:style-name="ro3">
          <table:table-cell table:formula="of:=[.A144]+1" office:value-type="float" office:value="1017" calcext:value-type="float">
            <text:p>1017</text:p>
          </table:table-cell>
          <table:table-cell table:formula="of:=[.B144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017, 43, 81, 0, 0, 3);" calcext:value-type="string">
            <text:p>insert into game_score (id, matchid, squad, goals, points, time_type) values (1017, 43, 81, 0, 0, 3);</text:p>
          </table:table-cell>
          <table:table-cell table:number-columns-repeated="1017"/>
        </table:table-row>
        <table:table-row table:style-name="ro3">
          <table:table-cell table:formula="of:=[.A145]+1" office:value-type="float" office:value="1018" calcext:value-type="float">
            <text:p>1018</text:p>
          </table:table-cell>
          <table:table-cell table:formula="of:=[.B145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018, 43, 82, 0, 0, 3);" calcext:value-type="string">
            <text:p>insert into game_score (id, matchid, squad, goals, points, time_type) values (1018, 43, 82, 0, 0, 3);</text:p>
          </table:table-cell>
          <table:table-cell table:number-columns-repeated="1017"/>
        </table:table-row>
        <table:table-row table:style-name="ro3">
          <table:table-cell table:formula="of:=[.A146]+1" office:value-type="float" office:value="1019" calcext:value-type="float">
            <text:p>1019</text:p>
          </table:table-cell>
          <table:table-cell table:formula="of:=[.B146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019, 43, 81, 1, 0, 4);" calcext:value-type="string">
            <text:p>insert into game_score (id, matchid, squad, goals, points, time_type) values (1019, 43, 81, 1, 0, 4);</text:p>
          </table:table-cell>
          <table:table-cell table:number-columns-repeated="1017"/>
        </table:table-row>
        <table:table-row table:style-name="ro3">
          <table:table-cell table:formula="of:=[.A147]+1" office:value-type="float" office:value="1020" calcext:value-type="float">
            <text:p>1020</text:p>
          </table:table-cell>
          <table:table-cell table:formula="of:=[.B147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020, 43, 82, 0, 0, 4);" calcext:value-type="string">
            <text:p>insert into game_score (id, matchid, squad, goals, points, time_type) values (1020, 43, 82, 0, 0, 4);</text:p>
          </table:table-cell>
          <table:table-cell table:number-columns-repeated="1017"/>
        </table:table-row>
        <table:table-row table:style-name="ro3">
          <table:table-cell table:formula="of:=[.A148]+1" office:value-type="float" office:value="1021" calcext:value-type="float">
            <text:p>1021</text:p>
          </table:table-cell>
          <table:table-cell table:formula="of:=[.B148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021, 43, 81, 2, 0, 5);" calcext:value-type="string">
            <text:p>insert into game_score (id, matchid, squad, goals, points, time_type) values (1021, 43, 81, 2, 0, 5);</text:p>
          </table:table-cell>
          <table:table-cell table:number-columns-repeated="1017"/>
        </table:table-row>
        <table:table-row table:style-name="ro3">
          <table:table-cell table:formula="of:=[.A149]+1" office:value-type="float" office:value="1022" calcext:value-type="float">
            <text:p>1022</text:p>
          </table:table-cell>
          <table:table-cell table:formula="of:=[.B149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22, 43, 82, 0, 0, 5);" calcext:value-type="string">
            <text:p>insert into game_score (id, matchid, squad, goals, points, time_type) values (1022, 43, 82, 0, 0, 5);</text:p>
          </table:table-cell>
          <table:table-cell table:number-columns-repeated="1017"/>
        </table:table-row>
        <table:table-row table:style-name="ro3">
          <table:table-cell table:formula="of:=[.A150]+1" office:value-type="float" office:value="1023" calcext:value-type="float">
            <text:p>1023</text:p>
          </table:table-cell>
          <table:table-cell table:formula="of:=[.B150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23, 43, 81, 2, 0, 6);" calcext:value-type="string">
            <text:p>insert into game_score (id, matchid, squad, goals, points, time_type) values (1023, 43, 81, 2, 0, 6);</text:p>
          </table:table-cell>
          <table:table-cell table:number-columns-repeated="1017"/>
        </table:table-row>
        <table:table-row table:style-name="ro3">
          <table:table-cell table:formula="of:=[.A151]+1" office:value-type="float" office:value="1024" calcext:value-type="float">
            <text:p>1024</text:p>
          </table:table-cell>
          <table:table-cell table:formula="of:=[.B151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4, 43, 82, 0, 0, 6);" calcext:value-type="string">
            <text:p>insert into game_score (id, matchid, squad, goals, points, time_type) values (1024, 43, 82, 0, 0, 6);</text:p>
          </table:table-cell>
          <table:table-cell table:number-columns-repeated="1017"/>
        </table:table-row>
        <table:table-row table:style-name="ro3">
          <table:table-cell table:formula="of:=[.A152]+1" office:value-type="float" office:value="1025" calcext:value-type="float">
            <text:p>1025</text:p>
          </table:table-cell>
          <table:table-cell table:formula="of:=[.B152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25, 43, 81, 1, 0, 7);" calcext:value-type="string">
            <text:p>insert into game_score (id, matchid, squad, goals, points, time_type) values (1025, 43, 81, 1, 0, 7);</text:p>
          </table:table-cell>
          <table:table-cell table:number-columns-repeated="1017"/>
        </table:table-row>
        <table:table-row table:style-name="ro3">
          <table:table-cell table:formula="of:=[.A153]+1" office:value-type="float" office:value="1026" calcext:value-type="float">
            <text:p>1026</text:p>
          </table:table-cell>
          <table:table-cell table:formula="of:=[.B153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26, 43, 82, 0, 0, 7);" calcext:value-type="string">
            <text:p>insert into game_score (id, matchid, squad, goals, points, time_type) values (1026, 43, 82, 0, 0, 7);</text:p>
          </table:table-cell>
          <table:table-cell table:number-columns-repeated="1017"/>
        </table:table-row>
        <table:table-row table:style-name="ro3">
          <table:table-cell table:formula="of:=[.A154]+1" office:value-type="float" office:value="1027" calcext:value-type="float">
            <text:p>1027</text:p>
          </table:table-cell>
          <table:table-cell table:formula="of:=[.B154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27, 43, 81, null, 0, 8);" calcext:value-type="string">
            <text:p>insert into game_score (id, matchid, squad, goals, points, time_type) values (1027, 43, 81, null, 0, 8);</text:p>
          </table:table-cell>
          <table:table-cell table:number-columns-repeated="1017"/>
        </table:table-row>
        <table:table-row table:style-name="ro3">
          <table:table-cell table:formula="of:=[.A155]+1" office:value-type="float" office:value="1028" calcext:value-type="float">
            <text:p>1028</text:p>
          </table:table-cell>
          <table:table-cell table:formula="of:=[.B155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28, 43, 82, null, 0, 8);" calcext:value-type="string">
            <text:p>insert into game_score (id, matchid, squad, goals, points, time_type) values (1028, 43, 82, null, 0, 8);</text:p>
          </table:table-cell>
          <table:table-cell table:number-columns-repeated="1017"/>
        </table:table-row>
        <table:table-row table:style-name="ro3">
          <table:table-cell table:formula="of:=[.A156]+1" office:value-type="float" office:value="1029" calcext:value-type="float">
            <text:p>1029</text:p>
          </table:table-cell>
          <table:table-cell table:formula="of:=[.B156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29, 43, 81, null, 0, 9);" calcext:value-type="string">
            <text:p>insert into game_score (id, matchid, squad, goals, points, time_type) values (1029, 43, 81, null, 0, 9);</text:p>
          </table:table-cell>
          <table:table-cell table:number-columns-repeated="1017"/>
        </table:table-row>
        <table:table-row table:style-name="ro3">
          <table:table-cell table:formula="of:=[.A157]+1" office:value-type="float" office:value="1030" calcext:value-type="float">
            <text:p>1030</text:p>
          </table:table-cell>
          <table:table-cell table:formula="of:=[.B157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30, 43, 82, null, 0, 9);" calcext:value-type="string">
            <text:p>insert into game_score (id, matchid, squad, goals, points, time_type) values (1030, 43, 82, null, 0, 9);</text:p>
          </table:table-cell>
          <table:table-cell table:number-columns-repeated="1017"/>
        </table:table-row>
        <table:table-row table:style-name="ro3">
          <table:table-cell table:formula="of:=[.A158]+1" office:value-type="float" office:value="1031" calcext:value-type="float">
            <text:p>1031</text:p>
          </table:table-cell>
          <table:table-cell table:formula="of:=[.B158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31, 43, 81, 14, 0, 9000);" calcext:value-type="string">
            <text:p>insert into game_score (id, matchid, squad, goals, points, time_type) values (1031, 43, 81, 14, 0, 9000);</text:p>
          </table:table-cell>
          <table:table-cell table:number-columns-repeated="1017"/>
        </table:table-row>
        <table:table-row table:style-name="ro3">
          <table:table-cell table:formula="of:=[.A159]+1" office:value-type="float" office:value="1032" calcext:value-type="float">
            <text:p>1032</text:p>
          </table:table-cell>
          <table:table-cell table:formula="of:=[.B159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032, 43, 82, 2, 0, 9000);" calcext:value-type="string">
            <text:p>insert into game_score (id, matchid, squad, goals, points, time_type) values (1032, 43, 82, 2, 0, 9000);</text:p>
          </table:table-cell>
          <table:table-cell table:number-columns-repeated="1017"/>
        </table:table-row>
        <table:table-row table:style-name="ro3">
          <table:table-cell table:formula="of:=[.A160]+1" office:value-type="float" office:value="1033" calcext:value-type="float">
            <text:p>1033</text:p>
          </table:table-cell>
          <table:table-cell table:formula="of:=[.B160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033, 43, 81, 14, 0, 9001);" calcext:value-type="string">
            <text:p>insert into game_score (id, matchid, squad, goals, points, time_type) values (1033, 43, 81, 14, 0, 9001);</text:p>
          </table:table-cell>
          <table:table-cell table:number-columns-repeated="1017"/>
        </table:table-row>
        <table:table-row table:style-name="ro3">
          <table:table-cell table:formula="of:=[.A161]+1" office:value-type="float" office:value="1034" calcext:value-type="float">
            <text:p>1034</text:p>
          </table:table-cell>
          <table:table-cell table:formula="of:=[.B161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034, 43, 82, 4, 0, 9001);" calcext:value-type="string">
            <text:p>insert into game_score (id, matchid, squad, goals, points, time_type) values (1034, 43, 82, 4, 0, 9001);</text:p>
          </table:table-cell>
          <table:table-cell table:number-columns-repeated="1017"/>
        </table:table-row>
        <table:table-row table:style-name="ro3">
          <table:table-cell table:formula="of:=[.A162]+1" office:value-type="float" office:value="1035" calcext:value-type="float">
            <text:p>1035</text:p>
          </table:table-cell>
          <table:table-cell table:formula="of:=[.B162]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035, 43, 81, 0, 0, 9002);" calcext:value-type="string">
            <text:p>insert into game_score (id, matchid, squad, goals, points, time_type) values (1035, 43, 81, 0, 0, 9002);</text:p>
          </table:table-cell>
          <table:table-cell table:number-columns-repeated="1017"/>
        </table:table-row>
        <table:table-row table:style-name="ro3">
          <table:table-cell table:formula="of:=[.A163]+1" office:value-type="float" office:value="1036" calcext:value-type="float">
            <text:p>1036</text:p>
          </table:table-cell>
          <table:table-cell table:formula="of:=[.B163]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036, 43, 82, 1, 0, 9002);" calcext:value-type="string">
            <text:p>insert into game_score (id, matchid, squad, goals, points, time_type) values (1036, 43, 82, 1, 0, 9002);</text:p>
          </table:table-cell>
          <table:table-cell table:number-columns-repeated="1017"/>
        </table:table-row>
        <table:table-row table:style-name="ro3">
          <table:table-cell table:style-name="ce2" table:formula="of:=[.A164]+1" office:value-type="float" office:value="1037" calcext:value-type="float">
            <text:p>1037</text:p>
          </table:table-cell>
          <table:table-cell table:style-name="ce2" table:formula="of:=[.B141]+1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037, 44, 86, 0, 0, 1);" calcext:value-type="string">
            <text:p>insert into game_score (id, matchid, squad, goals, points, time_type) values (1037, 44, 86, 0, 0, 1);</text:p>
          </table:table-cell>
          <table:table-cell table:number-columns-repeated="1017"/>
        </table:table-row>
        <table:table-row table:style-name="ro3">
          <table:table-cell table:style-name="ce2" table:formula="of:=[.A165]+1" office:value-type="float" office:value="1038" calcext:value-type="float">
            <text:p>1038</text:p>
          </table:table-cell>
          <table:table-cell table:style-name="ce2" table:formula="of:=[.B165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038, 44, 82, 2, 0, 1);" calcext:value-type="string">
            <text:p>insert into game_score (id, matchid, squad, goals, points, time_type) values (1038, 44, 82, 2, 0, 1);</text:p>
          </table:table-cell>
          <table:table-cell table:number-columns-repeated="1017"/>
        </table:table-row>
        <table:table-row table:style-name="ro3">
          <table:table-cell table:style-name="ce2" table:formula="of:=[.A166]+1" office:value-type="float" office:value="1039" calcext:value-type="float">
            <text:p>1039</text:p>
          </table:table-cell>
          <table:table-cell table:style-name="ce2" table:formula="of:=[.B166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039, 44, 86, 0, 0, 2);" calcext:value-type="string">
            <text:p>insert into game_score (id, matchid, squad, goals, points, time_type) values (1039, 44, 86, 0, 0, 2);</text:p>
          </table:table-cell>
          <table:table-cell table:number-columns-repeated="1017"/>
        </table:table-row>
        <table:table-row table:style-name="ro3">
          <table:table-cell table:style-name="ce2" table:formula="of:=[.A167]+1" office:value-type="float" office:value="1040" calcext:value-type="float">
            <text:p>1040</text:p>
          </table:table-cell>
          <table:table-cell table:style-name="ce2" table:formula="of:=[.B167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040, 44, 82, 0, 0, 2);" calcext:value-type="string">
            <text:p>insert into game_score (id, matchid, squad, goals, points, time_type) values (1040, 44, 82, 0, 0, 2);</text:p>
          </table:table-cell>
          <table:table-cell table:number-columns-repeated="1017"/>
        </table:table-row>
        <table:table-row table:style-name="ro3">
          <table:table-cell table:style-name="ce2" table:formula="of:=[.A168]+1" office:value-type="float" office:value="1041" calcext:value-type="float">
            <text:p>1041</text:p>
          </table:table-cell>
          <table:table-cell table:style-name="ce2" table:formula="of:=[.B168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041, 44, 86, 0, 0, 3);" calcext:value-type="string">
            <text:p>insert into game_score (id, matchid, squad, goals, points, time_type) values (1041, 44, 86, 0, 0, 3);</text:p>
          </table:table-cell>
          <table:table-cell table:number-columns-repeated="1017"/>
        </table:table-row>
        <table:table-row table:style-name="ro3">
          <table:table-cell table:style-name="ce2" table:formula="of:=[.A169]+1" office:value-type="float" office:value="1042" calcext:value-type="float">
            <text:p>1042</text:p>
          </table:table-cell>
          <table:table-cell table:style-name="ce2" table:formula="of:=[.B169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042, 44, 82, 0, 0, 3);" calcext:value-type="string">
            <text:p>insert into game_score (id, matchid, squad, goals, points, time_type) values (1042, 44, 82, 0, 0, 3);</text:p>
          </table:table-cell>
          <table:table-cell table:number-columns-repeated="1017"/>
        </table:table-row>
        <table:table-row table:style-name="ro3">
          <table:table-cell table:style-name="ce2" table:formula="of:=[.A170]+1" office:value-type="float" office:value="1043" calcext:value-type="float">
            <text:p>1043</text:p>
          </table:table-cell>
          <table:table-cell table:style-name="ce2" table:formula="of:=[.B170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043, 44, 86, 0, 0, 4);" calcext:value-type="string">
            <text:p>insert into game_score (id, matchid, squad, goals, points, time_type) values (1043, 44, 86, 0, 0, 4);</text:p>
          </table:table-cell>
          <table:table-cell table:number-columns-repeated="1017"/>
        </table:table-row>
        <table:table-row table:style-name="ro3">
          <table:table-cell table:style-name="ce2" table:formula="of:=[.A171]+1" office:value-type="float" office:value="1044" calcext:value-type="float">
            <text:p>1044</text:p>
          </table:table-cell>
          <table:table-cell table:style-name="ce2" table:formula="of:=[.B171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044, 44, 82, 2, 0, 4);" calcext:value-type="string">
            <text:p>insert into game_score (id, matchid, squad, goals, points, time_type) values (1044, 44, 82, 2, 0, 4);</text:p>
          </table:table-cell>
          <table:table-cell table:number-columns-repeated="1017"/>
        </table:table-row>
        <table:table-row table:style-name="ro3">
          <table:table-cell table:style-name="ce2" table:formula="of:=[.A172]+1" office:value-type="float" office:value="1045" calcext:value-type="float">
            <text:p>1045</text:p>
          </table:table-cell>
          <table:table-cell table:style-name="ce2" table:formula="of:=[.B172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045, 44, 86, 0, 0, 5);" calcext:value-type="string">
            <text:p>insert into game_score (id, matchid, squad, goals, points, time_type) values (1045, 44, 86, 0, 0, 5);</text:p>
          </table:table-cell>
          <table:table-cell table:number-columns-repeated="1017"/>
        </table:table-row>
        <table:table-row table:style-name="ro3">
          <table:table-cell table:style-name="ce2" table:formula="of:=[.A173]+1" office:value-type="float" office:value="1046" calcext:value-type="float">
            <text:p>1046</text:p>
          </table:table-cell>
          <table:table-cell table:style-name="ce2" table:formula="of:=[.B173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046, 44, 82, 5, 0, 5);" calcext:value-type="string">
            <text:p>insert into game_score (id, matchid, squad, goals, points, time_type) values (1046, 44, 82, 5, 0, 5);</text:p>
          </table:table-cell>
          <table:table-cell table:number-columns-repeated="1017"/>
        </table:table-row>
        <table:table-row table:style-name="ro3">
          <table:table-cell table:style-name="ce2" table:formula="of:=[.A174]+1" office:value-type="float" office:value="1047" calcext:value-type="float">
            <text:p>1047</text:p>
          </table:table-cell>
          <table:table-cell table:style-name="ce2" table:formula="of:=[.B174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047, 44, 86, 0, 0, 6);" calcext:value-type="string">
            <text:p>insert into game_score (id, matchid, squad, goals, points, time_type) values (1047, 44, 86, 0, 0, 6);</text:p>
          </table:table-cell>
          <table:table-cell table:number-columns-repeated="1017"/>
        </table:table-row>
        <table:table-row table:style-name="ro3">
          <table:table-cell table:style-name="ce2" table:formula="of:=[.A175]+1" office:value-type="float" office:value="1048" calcext:value-type="float">
            <text:p>1048</text:p>
          </table:table-cell>
          <table:table-cell table:style-name="ce2" table:formula="of:=[.B175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048, 44, 82, 5, 0, 6);" calcext:value-type="string">
            <text:p>insert into game_score (id, matchid, squad, goals, points, time_type) values (1048, 44, 82, 5, 0, 6);</text:p>
          </table:table-cell>
          <table:table-cell table:number-columns-repeated="1017"/>
        </table:table-row>
        <table:table-row table:style-name="ro3">
          <table:table-cell table:style-name="ce2" table:formula="of:=[.A176]+1" office:value-type="float" office:value="1049" calcext:value-type="float">
            <text:p>1049</text:p>
          </table:table-cell>
          <table:table-cell table:style-name="ce2" table:formula="of:=[.B176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049, 44, 86, 0, 0, 7);" calcext:value-type="string">
            <text:p>insert into game_score (id, matchid, squad, goals, points, time_type) values (1049, 44, 86, 0, 0, 7);</text:p>
          </table:table-cell>
          <table:table-cell table:number-columns-repeated="1017"/>
        </table:table-row>
        <table:table-row table:style-name="ro3">
          <table:table-cell table:style-name="ce2" table:formula="of:=[.A177]+1" office:value-type="float" office:value="1050" calcext:value-type="float">
            <text:p>1050</text:p>
          </table:table-cell>
          <table:table-cell table:style-name="ce2" table:formula="of:=[.B177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050, 44, 82, null, 0, 7);" calcext:value-type="string">
            <text:p>insert into game_score (id, matchid, squad, goals, points, time_type) values (1050, 44, 82, null, 0, 7);</text:p>
          </table:table-cell>
          <table:table-cell table:number-columns-repeated="1017"/>
        </table:table-row>
        <table:table-row table:style-name="ro3">
          <table:table-cell table:style-name="ce2" table:formula="of:=[.A178]+1" office:value-type="float" office:value="1051" calcext:value-type="float">
            <text:p>1051</text:p>
          </table:table-cell>
          <table:table-cell table:style-name="ce2" table:formula="of:=[.B178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051, 44, 86, null, 0, 8);" calcext:value-type="string">
            <text:p>insert into game_score (id, matchid, squad, goals, points, time_type) values (1051, 44, 86, null, 0, 8);</text:p>
          </table:table-cell>
          <table:table-cell table:number-columns-repeated="1017"/>
        </table:table-row>
        <table:table-row table:style-name="ro3">
          <table:table-cell table:style-name="ce2" table:formula="of:=[.A179]+1" office:value-type="float" office:value="1052" calcext:value-type="float">
            <text:p>1052</text:p>
          </table:table-cell>
          <table:table-cell table:style-name="ce2" table:formula="of:=[.B179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052, 44, 82, null, 0, 8);" calcext:value-type="string">
            <text:p>insert into game_score (id, matchid, squad, goals, points, time_type) values (1052, 44, 82, null, 0, 8);</text:p>
          </table:table-cell>
          <table:table-cell table:number-columns-repeated="1017"/>
        </table:table-row>
        <table:table-row table:style-name="ro3">
          <table:table-cell table:style-name="ce2" table:formula="of:=[.A180]+1" office:value-type="float" office:value="1053" calcext:value-type="float">
            <text:p>1053</text:p>
          </table:table-cell>
          <table:table-cell table:style-name="ce2" table:formula="of:=[.B180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053, 44, 86, null, 0, 9);" calcext:value-type="string">
            <text:p>insert into game_score (id, matchid, squad, goals, points, time_type) values (1053, 44, 86, null, 0, 9);</text:p>
          </table:table-cell>
          <table:table-cell table:number-columns-repeated="1017"/>
        </table:table-row>
        <table:table-row table:style-name="ro3">
          <table:table-cell table:style-name="ce2" table:formula="of:=[.A181]+1" office:value-type="float" office:value="1054" calcext:value-type="float">
            <text:p>1054</text:p>
          </table:table-cell>
          <table:table-cell table:style-name="ce2" table:formula="of:=[.B181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054, 44, 82, null, 0, 9);" calcext:value-type="string">
            <text:p>insert into game_score (id, matchid, squad, goals, points, time_type) values (1054, 44, 82, null, 0, 9);</text:p>
          </table:table-cell>
          <table:table-cell table:number-columns-repeated="1017"/>
        </table:table-row>
        <table:table-row table:style-name="ro3">
          <table:table-cell table:style-name="ce2" table:formula="of:=[.A182]+1" office:value-type="float" office:value="1055" calcext:value-type="float">
            <text:p>1055</text:p>
          </table:table-cell>
          <table:table-cell table:style-name="ce2" table:formula="of:=[.B182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055, 44, 86, 0, 0, 9000);" calcext:value-type="string">
            <text:p>insert into game_score (id, matchid, squad, goals, points, time_type) values (1055, 44, 86, 0, 0, 9000);</text:p>
          </table:table-cell>
          <table:table-cell table:number-columns-repeated="1017"/>
        </table:table-row>
        <table:table-row table:style-name="ro3">
          <table:table-cell table:style-name="ce2" table:formula="of:=[.A183]+1" office:value-type="float" office:value="1056" calcext:value-type="float">
            <text:p>1056</text:p>
          </table:table-cell>
          <table:table-cell table:style-name="ce2" table:formula="of:=[.B183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056, 44, 82, 14, 0, 9000);" calcext:value-type="string">
            <text:p>insert into game_score (id, matchid, squad, goals, points, time_type) values (1056, 44, 82, 14, 0, 9000);</text:p>
          </table:table-cell>
          <table:table-cell table:number-columns-repeated="1017"/>
        </table:table-row>
        <table:table-row table:style-name="ro3">
          <table:table-cell table:style-name="ce2" table:formula="of:=[.A184]+1" office:value-type="float" office:value="1057" calcext:value-type="float">
            <text:p>1057</text:p>
          </table:table-cell>
          <table:table-cell table:style-name="ce2" table:formula="of:=[.B184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057, 44, 86, 2, 0, 9001);" calcext:value-type="string">
            <text:p>insert into game_score (id, matchid, squad, goals, points, time_type) values (1057, 44, 86, 2, 0, 9001);</text:p>
          </table:table-cell>
          <table:table-cell table:number-columns-repeated="1017"/>
        </table:table-row>
        <table:table-row table:style-name="ro3">
          <table:table-cell table:style-name="ce2" table:formula="of:=[.A185]+1" office:value-type="float" office:value="1058" calcext:value-type="float">
            <text:p>1058</text:p>
          </table:table-cell>
          <table:table-cell table:style-name="ce2" table:formula="of:=[.B185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058, 44, 82, 10, 0, 9001);" calcext:value-type="string">
            <text:p>insert into game_score (id, matchid, squad, goals, points, time_type) values (1058, 44, 82, 10, 0, 9001);</text:p>
          </table:table-cell>
          <table:table-cell table:number-columns-repeated="1017"/>
        </table:table-row>
        <table:table-row table:style-name="ro3">
          <table:table-cell table:style-name="ce2" table:formula="of:=[.A186]+1" office:value-type="float" office:value="1059" calcext:value-type="float">
            <text:p>1059</text:p>
          </table:table-cell>
          <table:table-cell table:style-name="ce2" table:formula="of:=[.B186]" office:value-type="float" office:value="44" calcext:value-type="float">
            <text:p>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059, 44, 86, 2, 0, 9002);" calcext:value-type="string">
            <text:p>insert into game_score (id, matchid, squad, goals, points, time_type) values (1059, 44, 86, 2, 0, 9002);</text:p>
          </table:table-cell>
          <table:table-cell table:number-columns-repeated="1017"/>
        </table:table-row>
        <table:table-row table:style-name="ro3">
          <table:table-cell table:style-name="ce2" table:formula="of:=[.A187]+1" office:value-type="float" office:value="1060" calcext:value-type="float">
            <text:p>1060</text:p>
          </table:table-cell>
          <table:table-cell table:style-name="ce2" table:formula="of:=[.B187]" office:value-type="float" office:value="44" calcext:value-type="float">
            <text:p>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060, 44, 82, 0, 0, 9002);" calcext:value-type="string">
            <text:p>insert into game_score (id, matchid, squad, goals, points, time_type) values (1060, 44, 82, 0, 0, 9002);</text:p>
          </table:table-cell>
          <table:table-cell table:number-columns-repeated="1017"/>
        </table:table-row>
        <table:table-row table:style-name="ro3">
          <table:table-cell table:formula="of:=[.A188]+1" office:value-type="float" office:value="1061" calcext:value-type="float">
            <text:p>1061</text:p>
          </table:table-cell>
          <table:table-cell table:formula="of:=[.B165]+1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061, 45, 82, 0, 0, 1);" calcext:value-type="string">
            <text:p>insert into game_score (id, matchid, squad, goals, points, time_type) values (1061, 45, 82, 0, 0, 1);</text:p>
          </table:table-cell>
          <table:table-cell table:number-columns-repeated="1017"/>
        </table:table-row>
        <table:table-row table:style-name="ro3">
          <table:table-cell table:formula="of:=[.A189]+1" office:value-type="float" office:value="1062" calcext:value-type="float">
            <text:p>1062</text:p>
          </table:table-cell>
          <table:table-cell table:formula="of:=[.B189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062, 45, 81, 0, 0, 1);" calcext:value-type="string">
            <text:p>insert into game_score (id, matchid, squad, goals, points, time_type) values (1062, 45, 81, 0, 0, 1);</text:p>
          </table:table-cell>
          <table:table-cell table:number-columns-repeated="1017"/>
        </table:table-row>
        <table:table-row table:style-name="ro3">
          <table:table-cell table:formula="of:=[.A190]+1" office:value-type="float" office:value="1063" calcext:value-type="float">
            <text:p>1063</text:p>
          </table:table-cell>
          <table:table-cell table:formula="of:=[.B190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063, 45, 82, 0, 0, 2);" calcext:value-type="string">
            <text:p>insert into game_score (id, matchid, squad, goals, points, time_type) values (1063, 45, 82, 0, 0, 2);</text:p>
          </table:table-cell>
          <table:table-cell table:number-columns-repeated="1017"/>
        </table:table-row>
        <table:table-row table:style-name="ro3">
          <table:table-cell table:formula="of:=[.A191]+1" office:value-type="float" office:value="1064" calcext:value-type="float">
            <text:p>1064</text:p>
          </table:table-cell>
          <table:table-cell table:formula="of:=[.B191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064, 45, 81, 0, 0, 2);" calcext:value-type="string">
            <text:p>insert into game_score (id, matchid, squad, goals, points, time_type) values (1064, 45, 81, 0, 0, 2);</text:p>
          </table:table-cell>
          <table:table-cell table:number-columns-repeated="1017"/>
        </table:table-row>
        <table:table-row table:style-name="ro3">
          <table:table-cell table:formula="of:=[.A192]+1" office:value-type="float" office:value="1065" calcext:value-type="float">
            <text:p>1065</text:p>
          </table:table-cell>
          <table:table-cell table:formula="of:=[.B192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065, 45, 82, 0, 0, 3);" calcext:value-type="string">
            <text:p>insert into game_score (id, matchid, squad, goals, points, time_type) values (1065, 45, 82, 0, 0, 3);</text:p>
          </table:table-cell>
          <table:table-cell table:number-columns-repeated="1017"/>
        </table:table-row>
        <table:table-row table:style-name="ro3">
          <table:table-cell table:formula="of:=[.A193]+1" office:value-type="float" office:value="1066" calcext:value-type="float">
            <text:p>1066</text:p>
          </table:table-cell>
          <table:table-cell table:formula="of:=[.B193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066, 45, 81, 0, 0, 3);" calcext:value-type="string">
            <text:p>insert into game_score (id, matchid, squad, goals, points, time_type) values (1066, 45, 81, 0, 0, 3);</text:p>
          </table:table-cell>
          <table:table-cell table:number-columns-repeated="1017"/>
        </table:table-row>
        <table:table-row table:style-name="ro3">
          <table:table-cell table:formula="of:=[.A194]+1" office:value-type="float" office:value="1067" calcext:value-type="float">
            <text:p>1067</text:p>
          </table:table-cell>
          <table:table-cell table:formula="of:=[.B194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067, 45, 82, 1, 0, 4);" calcext:value-type="string">
            <text:p>insert into game_score (id, matchid, squad, goals, points, time_type) values (1067, 45, 82, 1, 0, 4);</text:p>
          </table:table-cell>
          <table:table-cell table:number-columns-repeated="1017"/>
        </table:table-row>
        <table:table-row table:style-name="ro3">
          <table:table-cell table:formula="of:=[.A195]+1" office:value-type="float" office:value="1068" calcext:value-type="float">
            <text:p>1068</text:p>
          </table:table-cell>
          <table:table-cell table:formula="of:=[.B195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068, 45, 81, 0, 0, 4);" calcext:value-type="string">
            <text:p>insert into game_score (id, matchid, squad, goals, points, time_type) values (1068, 45, 81, 0, 0, 4);</text:p>
          </table:table-cell>
          <table:table-cell table:number-columns-repeated="1017"/>
        </table:table-row>
        <table:table-row table:style-name="ro3">
          <table:table-cell table:formula="of:=[.A196]+1" office:value-type="float" office:value="1069" calcext:value-type="float">
            <text:p>1069</text:p>
          </table:table-cell>
          <table:table-cell table:formula="of:=[.B196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069, 45, 82, 0, 0, 5);" calcext:value-type="string">
            <text:p>insert into game_score (id, matchid, squad, goals, points, time_type) values (1069, 45, 82, 0, 0, 5);</text:p>
          </table:table-cell>
          <table:table-cell table:number-columns-repeated="1017"/>
        </table:table-row>
        <table:table-row table:style-name="ro3">
          <table:table-cell table:formula="of:=[.A197]+1" office:value-type="float" office:value="1070" calcext:value-type="float">
            <text:p>1070</text:p>
          </table:table-cell>
          <table:table-cell table:formula="of:=[.B197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070, 45, 81, 0, 0, 5);" calcext:value-type="string">
            <text:p>insert into game_score (id, matchid, squad, goals, points, time_type) values (1070, 45, 81, 0, 0, 5);</text:p>
          </table:table-cell>
          <table:table-cell table:number-columns-repeated="1017"/>
        </table:table-row>
        <table:table-row table:style-name="ro3">
          <table:table-cell table:formula="of:=[.A198]+1" office:value-type="float" office:value="1071" calcext:value-type="float">
            <text:p>1071</text:p>
          </table:table-cell>
          <table:table-cell table:formula="of:=[.B198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071, 45, 82, 0, 0, 6);" calcext:value-type="string">
            <text:p>insert into game_score (id, matchid, squad, goals, points, time_type) values (1071, 45, 82, 0, 0, 6);</text:p>
          </table:table-cell>
          <table:table-cell table:number-columns-repeated="1017"/>
        </table:table-row>
        <table:table-row table:style-name="ro3">
          <table:table-cell table:formula="of:=[.A199]+1" office:value-type="float" office:value="1072" calcext:value-type="float">
            <text:p>1072</text:p>
          </table:table-cell>
          <table:table-cell table:formula="of:=[.B199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072, 45, 81, 0, 0, 6);" calcext:value-type="string">
            <text:p>insert into game_score (id, matchid, squad, goals, points, time_type) values (1072, 45, 81, 0, 0, 6);</text:p>
          </table:table-cell>
          <table:table-cell table:number-columns-repeated="1017"/>
        </table:table-row>
        <table:table-row table:style-name="ro3">
          <table:table-cell table:formula="of:=[.A200]+1" office:value-type="float" office:value="1073" calcext:value-type="float">
            <text:p>1073</text:p>
          </table:table-cell>
          <table:table-cell table:formula="of:=[.B200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073, 45, 82, 0, 0, 7);" calcext:value-type="string">
            <text:p>insert into game_score (id, matchid, squad, goals, points, time_type) values (1073, 45, 82, 0, 0, 7);</text:p>
          </table:table-cell>
          <table:table-cell table:number-columns-repeated="1017"/>
        </table:table-row>
        <table:table-row table:style-name="ro3">
          <table:table-cell table:formula="of:=[.A201]+1" office:value-type="float" office:value="1074" calcext:value-type="float">
            <text:p>1074</text:p>
          </table:table-cell>
          <table:table-cell table:formula="of:=[.B201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074, 45, 81, 0, 0, 7);" calcext:value-type="string">
            <text:p>insert into game_score (id, matchid, squad, goals, points, time_type) values (1074, 45, 81, 0, 0, 7);</text:p>
          </table:table-cell>
          <table:table-cell table:number-columns-repeated="1017"/>
        </table:table-row>
        <table:table-row table:style-name="ro3">
          <table:table-cell table:formula="of:=[.A202]+1" office:value-type="float" office:value="1075" calcext:value-type="float">
            <text:p>1075</text:p>
          </table:table-cell>
          <table:table-cell table:formula="of:=[.B202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075, 45, 82, 0, 0, 8);" calcext:value-type="string">
            <text:p>insert into game_score (id, matchid, squad, goals, points, time_type) values (1075, 45, 82, 0, 0, 8);</text:p>
          </table:table-cell>
          <table:table-cell table:number-columns-repeated="1017"/>
        </table:table-row>
        <table:table-row table:style-name="ro3">
          <table:table-cell table:formula="of:=[.A203]+1" office:value-type="float" office:value="1076" calcext:value-type="float">
            <text:p>1076</text:p>
          </table:table-cell>
          <table:table-cell table:formula="of:=[.B203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076, 45, 81, 0, 0, 8);" calcext:value-type="string">
            <text:p>insert into game_score (id, matchid, squad, goals, points, time_type) values (1076, 45, 81, 0, 0, 8);</text:p>
          </table:table-cell>
          <table:table-cell table:number-columns-repeated="1017"/>
        </table:table-row>
        <table:table-row table:style-name="ro3">
          <table:table-cell table:formula="of:=[.A204]+1" office:value-type="float" office:value="1077" calcext:value-type="float">
            <text:p>1077</text:p>
          </table:table-cell>
          <table:table-cell table:formula="of:=[.B204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077, 45, 82, 0, 0, 9);" calcext:value-type="string">
            <text:p>insert into game_score (id, matchid, squad, goals, points, time_type) values (1077, 45, 82, 0, 0, 9);</text:p>
          </table:table-cell>
          <table:table-cell table:number-columns-repeated="1017"/>
        </table:table-row>
        <table:table-row table:style-name="ro3">
          <table:table-cell table:formula="of:=[.A205]+1" office:value-type="float" office:value="1078" calcext:value-type="float">
            <text:p>1078</text:p>
          </table:table-cell>
          <table:table-cell table:formula="of:=[.B205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078, 45, 81, 0, 0, 9);" calcext:value-type="string">
            <text:p>insert into game_score (id, matchid, squad, goals, points, time_type) values (1078, 45, 81, 0, 0, 9);</text:p>
          </table:table-cell>
          <table:table-cell table:number-columns-repeated="1017"/>
        </table:table-row>
        <table:table-row table:style-name="ro3">
          <table:table-cell table:formula="of:=[.A206]+1" office:value-type="float" office:value="1079" calcext:value-type="float">
            <text:p>1079</text:p>
          </table:table-cell>
          <table:table-cell table:formula="of:=[.B206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079, 45, 82, 1, 0, 9000);" calcext:value-type="string">
            <text:p>insert into game_score (id, matchid, squad, goals, points, time_type) values (1079, 45, 82, 1, 0, 9000);</text:p>
          </table:table-cell>
          <table:table-cell table:number-columns-repeated="1017"/>
        </table:table-row>
        <table:table-row table:style-name="ro3">
          <table:table-cell table:formula="of:=[.A207]+1" office:value-type="float" office:value="1080" calcext:value-type="float">
            <text:p>1080</text:p>
          </table:table-cell>
          <table:table-cell table:formula="of:=[.B207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080, 45, 81, 0, 0, 9000);" calcext:value-type="string">
            <text:p>insert into game_score (id, matchid, squad, goals, points, time_type) values (1080, 45, 81, 0, 0, 9000);</text:p>
          </table:table-cell>
          <table:table-cell table:number-columns-repeated="1017"/>
        </table:table-row>
        <table:table-row table:style-name="ro3">
          <table:table-cell table:formula="of:=[.A208]+1" office:value-type="float" office:value="1081" calcext:value-type="float">
            <text:p>1081</text:p>
          </table:table-cell>
          <table:table-cell table:formula="of:=[.B208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081, 45, 82, 4, 0, 9001);" calcext:value-type="string">
            <text:p>insert into game_score (id, matchid, squad, goals, points, time_type) values (1081, 45, 82, 4, 0, 9001);</text:p>
          </table:table-cell>
          <table:table-cell table:number-columns-repeated="1017"/>
        </table:table-row>
        <table:table-row table:style-name="ro3">
          <table:table-cell table:formula="of:=[.A209]+1" office:value-type="float" office:value="1082" calcext:value-type="float">
            <text:p>1082</text:p>
          </table:table-cell>
          <table:table-cell table:formula="of:=[.B209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082, 45, 81, 6, 0, 9001);" calcext:value-type="string">
            <text:p>insert into game_score (id, matchid, squad, goals, points, time_type) values (1082, 45, 81, 6, 0, 9001);</text:p>
          </table:table-cell>
          <table:table-cell table:number-columns-repeated="1017"/>
        </table:table-row>
        <table:table-row table:style-name="ro3">
          <table:table-cell table:formula="of:=[.A210]+1" office:value-type="float" office:value="1083" calcext:value-type="float">
            <text:p>1083</text:p>
          </table:table-cell>
          <table:table-cell table:formula="of:=[.B210]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083, 45, 82, 0, 0, 9002);" calcext:value-type="string">
            <text:p>insert into game_score (id, matchid, squad, goals, points, time_type) values (1083, 45, 82, 0, 0, 9002);</text:p>
          </table:table-cell>
          <table:table-cell table:number-columns-repeated="1017"/>
        </table:table-row>
        <table:table-row table:style-name="ro3">
          <table:table-cell table:formula="of:=[.A211]+1" office:value-type="float" office:value="1084" calcext:value-type="float">
            <text:p>1084</text:p>
          </table:table-cell>
          <table:table-cell table:formula="of:=[.B211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084, 45, 81, 0, 0, 9002);" calcext:value-type="string">
            <text:p>insert into game_score (id, matchid, squad, goals, points, time_type) values (1084, 45, 81, 0, 0, 9002);</text:p>
          </table:table-cell>
          <table:table-cell table:number-columns-repeated="1017"/>
        </table:table-row>
        <table:table-row table:style-name="ro3">
          <table:table-cell table:style-name="ce2" table:formula="of:=[.A212]+1" office:value-type="float" office:value="1085" calcext:value-type="float">
            <text:p>1085</text:p>
          </table:table-cell>
          <table:table-cell table:style-name="ce2" table:formula="of:=[.B189]+1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085, 46, 27, 0, 0, 1);" calcext:value-type="string">
            <text:p>insert into game_score (id, matchid, squad, goals, points, time_type) values (1085, 46, 27, 0, 0, 1);</text:p>
          </table:table-cell>
          <table:table-cell table:number-columns-repeated="1017"/>
        </table:table-row>
        <table:table-row table:style-name="ro3">
          <table:table-cell table:style-name="ce2" table:formula="of:=[.A213]+1" office:value-type="float" office:value="1086" calcext:value-type="float">
            <text:p>1086</text:p>
          </table:table-cell>
          <table:table-cell table:style-name="ce2" table:formula="of:=[.B213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086, 46, 53, 1, 0, 1);" calcext:value-type="string">
            <text:p>insert into game_score (id, matchid, squad, goals, points, time_type) values (1086, 46, 53, 1, 0, 1);</text:p>
          </table:table-cell>
          <table:table-cell table:number-columns-repeated="1017"/>
        </table:table-row>
        <table:table-row table:style-name="ro3">
          <table:table-cell table:style-name="ce2" table:formula="of:=[.A214]+1" office:value-type="float" office:value="1087" calcext:value-type="float">
            <text:p>1087</text:p>
          </table:table-cell>
          <table:table-cell table:style-name="ce2" table:formula="of:=[.B214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087, 46, 27, 0, 0, 2);" calcext:value-type="string">
            <text:p>insert into game_score (id, matchid, squad, goals, points, time_type) values (1087, 46, 27, 0, 0, 2);</text:p>
          </table:table-cell>
          <table:table-cell table:number-columns-repeated="1017"/>
        </table:table-row>
        <table:table-row table:style-name="ro3">
          <table:table-cell table:style-name="ce2" table:formula="of:=[.A215]+1" office:value-type="float" office:value="1088" calcext:value-type="float">
            <text:p>1088</text:p>
          </table:table-cell>
          <table:table-cell table:style-name="ce2" table:formula="of:=[.B215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088, 46, 53, 2, 0, 2);" calcext:value-type="string">
            <text:p>insert into game_score (id, matchid, squad, goals, points, time_type) values (1088, 46, 53, 2, 0, 2);</text:p>
          </table:table-cell>
          <table:table-cell table:number-columns-repeated="1017"/>
        </table:table-row>
        <table:table-row table:style-name="ro3">
          <table:table-cell table:style-name="ce2" table:formula="of:=[.A216]+1" office:value-type="float" office:value="1089" calcext:value-type="float">
            <text:p>1089</text:p>
          </table:table-cell>
          <table:table-cell table:style-name="ce2" table:formula="of:=[.B216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089, 46, 27, 0, 0, 3);" calcext:value-type="string">
            <text:p>insert into game_score (id, matchid, squad, goals, points, time_type) values (1089, 46, 27, 0, 0, 3);</text:p>
          </table:table-cell>
          <table:table-cell table:number-columns-repeated="1017"/>
        </table:table-row>
        <table:table-row table:style-name="ro3">
          <table:table-cell table:style-name="ce2" table:formula="of:=[.A217]+1" office:value-type="float" office:value="1090" calcext:value-type="float">
            <text:p>1090</text:p>
          </table:table-cell>
          <table:table-cell table:style-name="ce2" table:formula="of:=[.B217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1090, 46, 53, 2, 0, 3);" calcext:value-type="string">
            <text:p>insert into game_score (id, matchid, squad, goals, points, time_type) values (1090, 46, 53, 2, 0, 3);</text:p>
          </table:table-cell>
          <table:table-cell table:number-columns-repeated="1017"/>
        </table:table-row>
        <table:table-row table:style-name="ro3">
          <table:table-cell table:style-name="ce2" table:formula="of:=[.A218]+1" office:value-type="float" office:value="1091" calcext:value-type="float">
            <text:p>1091</text:p>
          </table:table-cell>
          <table:table-cell table:style-name="ce2" table:formula="of:=[.B218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1091, 46, 27, 0, 0, 4);" calcext:value-type="string">
            <text:p>insert into game_score (id, matchid, squad, goals, points, time_type) values (1091, 46, 27, 0, 0, 4);</text:p>
          </table:table-cell>
          <table:table-cell table:number-columns-repeated="1017"/>
        </table:table-row>
        <table:table-row table:style-name="ro3">
          <table:table-cell table:style-name="ce2" table:formula="of:=[.A219]+1" office:value-type="float" office:value="1092" calcext:value-type="float">
            <text:p>1092</text:p>
          </table:table-cell>
          <table:table-cell table:style-name="ce2" table:formula="of:=[.B219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1092, 46, 53, 0, 0, 4);" calcext:value-type="string">
            <text:p>insert into game_score (id, matchid, squad, goals, points, time_type) values (1092, 46, 53, 0, 0, 4);</text:p>
          </table:table-cell>
          <table:table-cell table:number-columns-repeated="1017"/>
        </table:table-row>
        <table:table-row table:style-name="ro3">
          <table:table-cell table:style-name="ce2" table:formula="of:=[.A220]+1" office:value-type="float" office:value="1093" calcext:value-type="float">
            <text:p>1093</text:p>
          </table:table-cell>
          <table:table-cell table:style-name="ce2" table:formula="of:=[.B220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1093, 46, 27, 0, 0, 5);" calcext:value-type="string">
            <text:p>insert into game_score (id, matchid, squad, goals, points, time_type) values (1093, 46, 27, 0, 0, 5);</text:p>
          </table:table-cell>
          <table:table-cell table:number-columns-repeated="1017"/>
        </table:table-row>
        <table:table-row table:style-name="ro3">
          <table:table-cell table:style-name="ce2" table:formula="of:=[.A221]+1" office:value-type="float" office:value="1094" calcext:value-type="float">
            <text:p>1094</text:p>
          </table:table-cell>
          <table:table-cell table:style-name="ce2" table:formula="of:=[.B221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094, 46, 53, 2, 0, 5);" calcext:value-type="string">
            <text:p>insert into game_score (id, matchid, squad, goals, points, time_type) values (1094, 46, 53, 2, 0, 5);</text:p>
          </table:table-cell>
          <table:table-cell table:number-columns-repeated="1017"/>
        </table:table-row>
        <table:table-row table:style-name="ro3">
          <table:table-cell table:style-name="ce2" table:formula="of:=[.A222]+1" office:value-type="float" office:value="1095" calcext:value-type="float">
            <text:p>1095</text:p>
          </table:table-cell>
          <table:table-cell table:style-name="ce2" table:formula="of:=[.B222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095, 46, 27, 0, 0, 6);" calcext:value-type="string">
            <text:p>insert into game_score (id, matchid, squad, goals, points, time_type) values (1095, 46, 27, 0, 0, 6);</text:p>
          </table:table-cell>
          <table:table-cell table:number-columns-repeated="1017"/>
        </table:table-row>
        <table:table-row table:style-name="ro3">
          <table:table-cell table:style-name="ce2" table:formula="of:=[.A223]+1" office:value-type="float" office:value="1096" calcext:value-type="float">
            <text:p>1096</text:p>
          </table:table-cell>
          <table:table-cell table:style-name="ce2" table:formula="of:=[.B223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096, 46, 53, 1, 0, 6);" calcext:value-type="string">
            <text:p>insert into game_score (id, matchid, squad, goals, points, time_type) values (1096, 46, 53, 1, 0, 6);</text:p>
          </table:table-cell>
          <table:table-cell table:number-columns-repeated="1017"/>
        </table:table-row>
        <table:table-row table:style-name="ro3">
          <table:table-cell table:style-name="ce2" table:formula="of:=[.A224]+1" office:value-type="float" office:value="1097" calcext:value-type="float">
            <text:p>1097</text:p>
          </table:table-cell>
          <table:table-cell table:style-name="ce2" table:formula="of:=[.B224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1097, 46, 27, 0, 0, 7);" calcext:value-type="string">
            <text:p>insert into game_score (id, matchid, squad, goals, points, time_type) values (1097, 46, 27, 0, 0, 7);</text:p>
          </table:table-cell>
          <table:table-cell table:number-columns-repeated="1017"/>
        </table:table-row>
        <table:table-row table:style-name="ro3">
          <table:table-cell table:style-name="ce2" table:formula="of:=[.A225]+1" office:value-type="float" office:value="1098" calcext:value-type="float">
            <text:p>1098</text:p>
          </table:table-cell>
          <table:table-cell table:style-name="ce2" table:formula="of:=[.B225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1098, 46, 53, 0, 0, 7);" calcext:value-type="string">
            <text:p>insert into game_score (id, matchid, squad, goals, points, time_type) values (1098, 46, 53, 0, 0, 7);</text:p>
          </table:table-cell>
          <table:table-cell table:number-columns-repeated="1017"/>
        </table:table-row>
        <table:table-row table:style-name="ro3">
          <table:table-cell table:style-name="ce2" table:formula="of:=[.A226]+1" office:value-type="float" office:value="1099" calcext:value-type="float">
            <text:p>1099</text:p>
          </table:table-cell>
          <table:table-cell table:style-name="ce2" table:formula="of:=[.B226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1099, 46, 27, 0, 0, 8);" calcext:value-type="string">
            <text:p>insert into game_score (id, matchid, squad, goals, points, time_type) values (1099, 46, 27, 0, 0, 8);</text:p>
          </table:table-cell>
          <table:table-cell table:number-columns-repeated="1017"/>
        </table:table-row>
        <table:table-row table:style-name="ro3">
          <table:table-cell table:style-name="ce2" table:formula="of:=[.A227]+1" office:value-type="float" office:value="1100" calcext:value-type="float">
            <text:p>1100</text:p>
          </table:table-cell>
          <table:table-cell table:style-name="ce2" table:formula="of:=[.B227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1100, 46, 53, 0, 0, 8);" calcext:value-type="string">
            <text:p>insert into game_score (id, matchid, squad, goals, points, time_type) values (1100, 46, 53, 0, 0, 8);</text:p>
          </table:table-cell>
          <table:table-cell table:number-columns-repeated="1017"/>
        </table:table-row>
        <table:table-row table:style-name="ro3">
          <table:table-cell table:style-name="ce2" table:formula="of:=[.A228]+1" office:value-type="float" office:value="1101" calcext:value-type="float">
            <text:p>1101</text:p>
          </table:table-cell>
          <table:table-cell table:style-name="ce2" table:formula="of:=[.B228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1101, 46, 27, 1, 0, 9);" calcext:value-type="string">
            <text:p>insert into game_score (id, matchid, squad, goals, points, time_type) values (1101, 46, 27, 1, 0, 9);</text:p>
          </table:table-cell>
          <table:table-cell table:number-columns-repeated="1017"/>
        </table:table-row>
        <table:table-row table:style-name="ro3">
          <table:table-cell table:style-name="ce2" table:formula="of:=[.A229]+1" office:value-type="float" office:value="1102" calcext:value-type="float">
            <text:p>1102</text:p>
          </table:table-cell>
          <table:table-cell table:style-name="ce2" table:formula="of:=[.B229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1102, 46, 53, null, 0, 9);" calcext:value-type="string">
            <text:p>insert into game_score (id, matchid, squad, goals, points, time_type) values (1102, 46, 53, null, 0, 9);</text:p>
          </table:table-cell>
          <table:table-cell table:number-columns-repeated="1017"/>
        </table:table-row>
        <table:table-row table:style-name="ro3">
          <table:table-cell table:style-name="ce2" table:formula="of:=[.A230]+1" office:value-type="float" office:value="1103" calcext:value-type="float">
            <text:p>1103</text:p>
          </table:table-cell>
          <table:table-cell table:style-name="ce2" table:formula="of:=[.B230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1103, 46, 27, 1, 0, 9000);" calcext:value-type="string">
            <text:p>insert into game_score (id, matchid, squad, goals, points, time_type) values (1103, 46, 27, 1, 0, 9000);</text:p>
          </table:table-cell>
          <table:table-cell table:number-columns-repeated="1017"/>
        </table:table-row>
        <table:table-row table:style-name="ro3">
          <table:table-cell table:style-name="ce2" table:formula="of:=[.A231]+1" office:value-type="float" office:value="1104" calcext:value-type="float">
            <text:p>1104</text:p>
          </table:table-cell>
          <table:table-cell table:style-name="ce2" table:formula="of:=[.B231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1104, 46, 53, 8, 0, 9000);" calcext:value-type="string">
            <text:p>insert into game_score (id, matchid, squad, goals, points, time_type) values (1104, 46, 53, 8, 0, 9000);</text:p>
          </table:table-cell>
          <table:table-cell table:number-columns-repeated="1017"/>
        </table:table-row>
        <table:table-row table:style-name="ro3">
          <table:table-cell table:style-name="ce2" table:formula="of:=[.A232]+1" office:value-type="float" office:value="1105" calcext:value-type="float">
            <text:p>1105</text:p>
          </table:table-cell>
          <table:table-cell table:style-name="ce2" table:formula="of:=[.B232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1105, 46, 27, 4, 0, 9001);" calcext:value-type="string">
            <text:p>insert into game_score (id, matchid, squad, goals, points, time_type) values (1105, 46, 27, 4, 0, 9001);</text:p>
          </table:table-cell>
          <table:table-cell table:number-columns-repeated="1017"/>
        </table:table-row>
        <table:table-row table:style-name="ro3">
          <table:table-cell table:style-name="ce2" table:formula="of:=[.A233]+1" office:value-type="float" office:value="1106" calcext:value-type="float">
            <text:p>1106</text:p>
          </table:table-cell>
          <table:table-cell table:style-name="ce2" table:formula="of:=[.B233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1106, 46, 53, 13, 0, 9001);" calcext:value-type="string">
            <text:p>insert into game_score (id, matchid, squad, goals, points, time_type) values (1106, 46, 53, 13, 0, 9001);</text:p>
          </table:table-cell>
          <table:table-cell table:number-columns-repeated="1017"/>
        </table:table-row>
        <table:table-row table:style-name="ro3">
          <table:table-cell table:style-name="ce2" table:formula="of:=[.A234]+1" office:value-type="float" office:value="1107" calcext:value-type="float">
            <text:p>1107</text:p>
          </table:table-cell>
          <table:table-cell table:style-name="ce2" table:formula="of:=[.B234]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1107, 46, 27, 0, 0, 9002);" calcext:value-type="string">
            <text:p>insert into game_score (id, matchid, squad, goals, points, time_type) values (1107, 46, 27, 0, 0, 9002);</text:p>
          </table:table-cell>
          <table:table-cell table:number-columns-repeated="1017"/>
        </table:table-row>
        <table:table-row table:style-name="ro3">
          <table:table-cell table:style-name="ce2" table:formula="of:=[.A235]+1" office:value-type="float" office:value="1108" calcext:value-type="float">
            <text:p>1108</text:p>
          </table:table-cell>
          <table:table-cell table:style-name="ce2" table:formula="of:=[.B235]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1108, 46, 53, 0, 0, 9002);" calcext:value-type="string">
            <text:p>insert into game_score (id, matchid, squad, goals, points, time_type) values (1108, 46, 53, 0, 0, 9002);</text:p>
          </table:table-cell>
          <table:table-cell table:number-columns-repeated="1017"/>
        </table:table-row>
        <table:table-row table:style-name="ro3">
          <table:table-cell table:formula="of:=[.A236]+1" office:value-type="float" office:value="1109" calcext:value-type="float">
            <text:p>1109</text:p>
          </table:table-cell>
          <table:table-cell table:formula="of:=[.B213]+1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1109, 47, 61, 3, 0, 1);" calcext:value-type="string">
            <text:p>insert into game_score (id, matchid, squad, goals, points, time_type) values (1109, 47, 61, 3, 0, 1);</text:p>
          </table:table-cell>
          <table:table-cell table:number-columns-repeated="1017"/>
        </table:table-row>
        <table:table-row table:style-name="ro3">
          <table:table-cell table:formula="of:=[.A237]+1" office:value-type="float" office:value="1110" calcext:value-type="float">
            <text:p>1110</text:p>
          </table:table-cell>
          <table:table-cell table:formula="of:=[.B237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1110, 47, 52, 5, 0, 1);" calcext:value-type="string">
            <text:p>insert into game_score (id, matchid, squad, goals, points, time_type) values (1110, 47, 52, 5, 0, 1);</text:p>
          </table:table-cell>
          <table:table-cell table:number-columns-repeated="1017"/>
        </table:table-row>
        <table:table-row table:style-name="ro3">
          <table:table-cell table:formula="of:=[.A238]+1" office:value-type="float" office:value="1111" calcext:value-type="float">
            <text:p>1111</text:p>
          </table:table-cell>
          <table:table-cell table:formula="of:=[.B238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1111, 47, 61, 1, 0, 2);" calcext:value-type="string">
            <text:p>insert into game_score (id, matchid, squad, goals, points, time_type) values (1111, 47, 61, 1, 0, 2);</text:p>
          </table:table-cell>
          <table:table-cell table:number-columns-repeated="1017"/>
        </table:table-row>
        <table:table-row table:style-name="ro3">
          <table:table-cell table:formula="of:=[.A239]+1" office:value-type="float" office:value="1112" calcext:value-type="float">
            <text:p>1112</text:p>
          </table:table-cell>
          <table:table-cell table:formula="of:=[.B239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1112, 47, 52, 1, 0, 2);" calcext:value-type="string">
            <text:p>insert into game_score (id, matchid, squad, goals, points, time_type) values (1112, 47, 52, 1, 0, 2);</text:p>
          </table:table-cell>
          <table:table-cell table:number-columns-repeated="1017"/>
        </table:table-row>
        <table:table-row table:style-name="ro3">
          <table:table-cell table:formula="of:=[.A240]+1" office:value-type="float" office:value="1113" calcext:value-type="float">
            <text:p>1113</text:p>
          </table:table-cell>
          <table:table-cell table:formula="of:=[.B240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1113, 47, 61, 0, 0, 3);" calcext:value-type="string">
            <text:p>insert into game_score (id, matchid, squad, goals, points, time_type) values (1113, 47, 61, 0, 0, 3);</text:p>
          </table:table-cell>
          <table:table-cell table:number-columns-repeated="1017"/>
        </table:table-row>
        <table:table-row table:style-name="ro3">
          <table:table-cell table:formula="of:=[.A241]+1" office:value-type="float" office:value="1114" calcext:value-type="float">
            <text:p>1114</text:p>
          </table:table-cell>
          <table:table-cell table:formula="of:=[.B241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1114, 47, 52, 1, 0, 3);" calcext:value-type="string">
            <text:p>insert into game_score (id, matchid, squad, goals, points, time_type) values (1114, 47, 52, 1, 0, 3);</text:p>
          </table:table-cell>
          <table:table-cell table:number-columns-repeated="1017"/>
        </table:table-row>
        <table:table-row table:style-name="ro3">
          <table:table-cell table:formula="of:=[.A242]+1" office:value-type="float" office:value="1115" calcext:value-type="float">
            <text:p>1115</text:p>
          </table:table-cell>
          <table:table-cell table:formula="of:=[.B242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1115, 47, 61, 0, 0, 4);" calcext:value-type="string">
            <text:p>insert into game_score (id, matchid, squad, goals, points, time_type) values (1115, 47, 61, 0, 0, 4);</text:p>
          </table:table-cell>
          <table:table-cell table:number-columns-repeated="1017"/>
        </table:table-row>
        <table:table-row table:style-name="ro3">
          <table:table-cell table:formula="of:=[.A243]+1" office:value-type="float" office:value="1116" calcext:value-type="float">
            <text:p>1116</text:p>
          </table:table-cell>
          <table:table-cell table:formula="of:=[.B243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1116, 47, 52, 0, 0, 4);" calcext:value-type="string">
            <text:p>insert into game_score (id, matchid, squad, goals, points, time_type) values (1116, 47, 52, 0, 0, 4);</text:p>
          </table:table-cell>
          <table:table-cell table:number-columns-repeated="1017"/>
        </table:table-row>
        <table:table-row table:style-name="ro3">
          <table:table-cell table:formula="of:=[.A244]+1" office:value-type="float" office:value="1117" calcext:value-type="float">
            <text:p>1117</text:p>
          </table:table-cell>
          <table:table-cell table:formula="of:=[.B244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1117, 47, 61, 3, 0, 5);" calcext:value-type="string">
            <text:p>insert into game_score (id, matchid, squad, goals, points, time_type) values (1117, 47, 61, 3, 0, 5);</text:p>
          </table:table-cell>
          <table:table-cell table:number-columns-repeated="1017"/>
        </table:table-row>
        <table:table-row table:style-name="ro3">
          <table:table-cell table:formula="of:=[.A245]+1" office:value-type="float" office:value="1118" calcext:value-type="float">
            <text:p>1118</text:p>
          </table:table-cell>
          <table:table-cell table:formula="of:=[.B245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1118, 47, 52, 0, 0, 5);" calcext:value-type="string">
            <text:p>insert into game_score (id, matchid, squad, goals, points, time_type) values (1118, 47, 52, 0, 0, 5);</text:p>
          </table:table-cell>
          <table:table-cell table:number-columns-repeated="1017"/>
        </table:table-row>
        <table:table-row table:style-name="ro3">
          <table:table-cell table:formula="of:=[.A246]+1" office:value-type="float" office:value="1119" calcext:value-type="float">
            <text:p>1119</text:p>
          </table:table-cell>
          <table:table-cell table:formula="of:=[.B246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1119, 47, 61, 3, 0, 6);" calcext:value-type="string">
            <text:p>insert into game_score (id, matchid, squad, goals, points, time_type) values (1119, 47, 61, 3, 0, 6);</text:p>
          </table:table-cell>
          <table:table-cell table:number-columns-repeated="1017"/>
        </table:table-row>
        <table:table-row table:style-name="ro3">
          <table:table-cell table:formula="of:=[.A247]+1" office:value-type="float" office:value="1120" calcext:value-type="float">
            <text:p>1120</text:p>
          </table:table-cell>
          <table:table-cell table:formula="of:=[.B247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1120, 47, 52, 0, 0, 6);" calcext:value-type="string">
            <text:p>insert into game_score (id, matchid, squad, goals, points, time_type) values (1120, 47, 52, 0, 0, 6);</text:p>
          </table:table-cell>
          <table:table-cell table:number-columns-repeated="1017"/>
        </table:table-row>
        <table:table-row table:style-name="ro3">
          <table:table-cell table:formula="of:=[.A248]+1" office:value-type="float" office:value="1121" calcext:value-type="float">
            <text:p>1121</text:p>
          </table:table-cell>
          <table:table-cell table:formula="of:=[.B248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1121, 47, 61, 4, 0, 7);" calcext:value-type="string">
            <text:p>insert into game_score (id, matchid, squad, goals, points, time_type) values (1121, 47, 61, 4, 0, 7);</text:p>
          </table:table-cell>
          <table:table-cell table:number-columns-repeated="1017"/>
        </table:table-row>
        <table:table-row table:style-name="ro3">
          <table:table-cell table:formula="of:=[.A249]+1" office:value-type="float" office:value="1122" calcext:value-type="float">
            <text:p>1122</text:p>
          </table:table-cell>
          <table:table-cell table:formula="of:=[.B249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1122, 47, 52, 0, 0, 7);" calcext:value-type="string">
            <text:p>insert into game_score (id, matchid, squad, goals, points, time_type) values (1122, 47, 52, 0, 0, 7);</text:p>
          </table:table-cell>
          <table:table-cell table:number-columns-repeated="1017"/>
        </table:table-row>
        <table:table-row table:style-name="ro3">
          <table:table-cell table:formula="of:=[.A250]+1" office:value-type="float" office:value="1123" calcext:value-type="float">
            <text:p>1123</text:p>
          </table:table-cell>
          <table:table-cell table:formula="of:=[.B250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1123, 47, 61, 3, 0, 8);" calcext:value-type="string">
            <text:p>insert into game_score (id, matchid, squad, goals, points, time_type) values (1123, 47, 61, 3, 0, 8);</text:p>
          </table:table-cell>
          <table:table-cell table:number-columns-repeated="1017"/>
        </table:table-row>
        <table:table-row table:style-name="ro3">
          <table:table-cell table:formula="of:=[.A251]+1" office:value-type="float" office:value="1124" calcext:value-type="float">
            <text:p>1124</text:p>
          </table:table-cell>
          <table:table-cell table:formula="of:=[.B251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1124, 47, 52, 0, 0, 8);" calcext:value-type="string">
            <text:p>insert into game_score (id, matchid, squad, goals, points, time_type) values (1124, 47, 52, 0, 0, 8);</text:p>
          </table:table-cell>
          <table:table-cell table:number-columns-repeated="1017"/>
        </table:table-row>
        <table:table-row table:style-name="ro3">
          <table:table-cell table:formula="of:=[.A252]+1" office:value-type="float" office:value="1125" calcext:value-type="float">
            <text:p>1125</text:p>
          </table:table-cell>
          <table:table-cell table:formula="of:=[.B252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1125, 47, 61, null, 0, 9);" calcext:value-type="string">
            <text:p>insert into game_score (id, matchid, squad, goals, points, time_type) values (1125, 47, 61, null, 0, 9);</text:p>
          </table:table-cell>
          <table:table-cell table:number-columns-repeated="1017"/>
        </table:table-row>
        <table:table-row table:style-name="ro3">
          <table:table-cell table:formula="of:=[.A253]+1" office:value-type="float" office:value="1126" calcext:value-type="float">
            <text:p>1126</text:p>
          </table:table-cell>
          <table:table-cell table:formula="of:=[.B253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1126, 47, 52, null, 0, 9);" calcext:value-type="string">
            <text:p>insert into game_score (id, matchid, squad, goals, points, time_type) values (1126, 47, 52, null, 0, 9);</text:p>
          </table:table-cell>
          <table:table-cell table:number-columns-repeated="1017"/>
        </table:table-row>
        <table:table-row table:style-name="ro3">
          <table:table-cell table:formula="of:=[.A254]+1" office:value-type="float" office:value="1127" calcext:value-type="float">
            <text:p>1127</text:p>
          </table:table-cell>
          <table:table-cell table:formula="of:=[.B254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1127, 47, 61, 17, 0, 9000);" calcext:value-type="string">
            <text:p>insert into game_score (id, matchid, squad, goals, points, time_type) values (1127, 47, 61, 17, 0, 9000);</text:p>
          </table:table-cell>
          <table:table-cell table:number-columns-repeated="1017"/>
        </table:table-row>
        <table:table-row table:style-name="ro3">
          <table:table-cell table:formula="of:=[.A255]+1" office:value-type="float" office:value="1128" calcext:value-type="float">
            <text:p>1128</text:p>
          </table:table-cell>
          <table:table-cell table:formula="of:=[.B255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56] &amp; &quot;, &quot; &amp; [.B256] &amp; &quot;, &quot; &amp; [.C256] &amp; &quot;, &quot; &amp; [.D256] &amp; &quot;, &quot; &amp; [.E256] &amp; &quot;, &quot; &amp; [.F256] &amp; &quot;);&quot;" office:value-type="string" office:string-value="insert into game_score (id, matchid, squad, goals, points, time_type) values (1128, 47, 52, 7, 0, 9000);" calcext:value-type="string">
            <text:p>insert into game_score (id, matchid, squad, goals, points, time_type) values (1128, 47, 52, 7, 0, 9000);</text:p>
          </table:table-cell>
          <table:table-cell table:number-columns-repeated="1017"/>
        </table:table-row>
        <table:table-row table:style-name="ro3">
          <table:table-cell table:formula="of:=[.A256]+1" office:value-type="float" office:value="1129" calcext:value-type="float">
            <text:p>1129</text:p>
          </table:table-cell>
          <table:table-cell table:formula="of:=[.B256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57] &amp; &quot;, &quot; &amp; [.B257] &amp; &quot;, &quot; &amp; [.C257] &amp; &quot;, &quot; &amp; [.D257] &amp; &quot;, &quot; &amp; [.E257] &amp; &quot;, &quot; &amp; [.F257] &amp; &quot;);&quot;" office:value-type="string" office:string-value="insert into game_score (id, matchid, squad, goals, points, time_type) values (1129, 47, 61, 22, 0, 9001);" calcext:value-type="string">
            <text:p>insert into game_score (id, matchid, squad, goals, points, time_type) values (1129, 47, 61, 22, 0, 9001);</text:p>
          </table:table-cell>
          <table:table-cell table:number-columns-repeated="1017"/>
        </table:table-row>
        <table:table-row table:style-name="ro3">
          <table:table-cell table:formula="of:=[.A257]+1" office:value-type="float" office:value="1130" calcext:value-type="float">
            <text:p>1130</text:p>
          </table:table-cell>
          <table:table-cell table:formula="of:=[.B257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58] &amp; &quot;, &quot; &amp; [.B258] &amp; &quot;, &quot; &amp; [.C258] &amp; &quot;, &quot; &amp; [.D258] &amp; &quot;, &quot; &amp; [.E258] &amp; &quot;, &quot; &amp; [.F258] &amp; &quot;);&quot;" office:value-type="string" office:string-value="insert into game_score (id, matchid, squad, goals, points, time_type) values (1130, 47, 52, 12, 0, 9001);" calcext:value-type="string">
            <text:p>insert into game_score (id, matchid, squad, goals, points, time_type) values (1130, 47, 52, 12, 0, 9001);</text:p>
          </table:table-cell>
          <table:table-cell table:number-columns-repeated="1017"/>
        </table:table-row>
        <table:table-row table:style-name="ro3">
          <table:table-cell table:formula="of:=[.A258]+1" office:value-type="float" office:value="1131" calcext:value-type="float">
            <text:p>1131</text:p>
          </table:table-cell>
          <table:table-cell table:formula="of:=[.B258]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259] &amp; &quot;, &quot; &amp; [.B259] &amp; &quot;, &quot; &amp; [.C259] &amp; &quot;, &quot; &amp; [.D259] &amp; &quot;, &quot; &amp; [.E259] &amp; &quot;, &quot; &amp; [.F259] &amp; &quot;);&quot;" office:value-type="string" office:string-value="insert into game_score (id, matchid, squad, goals, points, time_type) values (1131, 47, 61, 2, 0, 9002);" calcext:value-type="string">
            <text:p>insert into game_score (id, matchid, squad, goals, points, time_type) values (1131, 47, 61, 2, 0, 9002);</text:p>
          </table:table-cell>
          <table:table-cell table:number-columns-repeated="1017"/>
        </table:table-row>
        <table:table-row table:style-name="ro3">
          <table:table-cell table:formula="of:=[.A259]+1" office:value-type="float" office:value="1132" calcext:value-type="float">
            <text:p>1132</text:p>
          </table:table-cell>
          <table:table-cell table:formula="of:=[.B259]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260] &amp; &quot;, &quot; &amp; [.B260] &amp; &quot;, &quot; &amp; [.C260] &amp; &quot;, &quot; &amp; [.D260] &amp; &quot;, &quot; &amp; [.E260] &amp; &quot;, &quot; &amp; [.F260] &amp; &quot;);&quot;" office:value-type="string" office:string-value="insert into game_score (id, matchid, squad, goals, points, time_type) values (1132, 47, 52, 1, 0, 9002);" calcext:value-type="string">
            <text:p>insert into game_score (id, matchid, squad, goals, points, time_type) values (1132, 47, 52, 1, 0, 9002);</text:p>
          </table:table-cell>
          <table:table-cell table:number-columns-repeated="1017"/>
        </table:table-row>
        <table:table-row table:style-name="ro3">
          <table:table-cell table:style-name="ce2" table:formula="of:=[.A260]+1" office:value-type="float" office:value="1133" calcext:value-type="float">
            <text:p>1133</text:p>
          </table:table-cell>
          <table:table-cell table:style-name="ce2" table:formula="of:=[.B237]+1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61] &amp; &quot;, &quot; &amp; [.B261] &amp; &quot;, &quot; &amp; [.C261] &amp; &quot;, &quot; &amp; [.D261] &amp; &quot;, &quot; &amp; [.E261] &amp; &quot;, &quot; &amp; [.F261] &amp; &quot;);&quot;" office:value-type="string" office:string-value="insert into game_score (id, matchid, squad, goals, points, time_type) values (1133, 48, 52, 1, 0, 1);" calcext:value-type="string">
            <text:p>insert into game_score (id, matchid, squad, goals, points, time_type) values (1133, 48, 52, 1, 0, 1);</text:p>
          </table:table-cell>
          <table:table-cell table:number-columns-repeated="1017"/>
        </table:table-row>
        <table:table-row table:style-name="ro3">
          <table:table-cell table:style-name="ce2" table:formula="of:=[.A261]+1" office:value-type="float" office:value="1134" calcext:value-type="float">
            <text:p>1134</text:p>
          </table:table-cell>
          <table:table-cell table:style-name="ce2" table:formula="of:=[.B261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62] &amp; &quot;, &quot; &amp; [.B262] &amp; &quot;, &quot; &amp; [.C262] &amp; &quot;, &quot; &amp; [.D262] &amp; &quot;, &quot; &amp; [.E262] &amp; &quot;, &quot; &amp; [.F262] &amp; &quot;);&quot;" office:value-type="string" office:string-value="insert into game_score (id, matchid, squad, goals, points, time_type) values (1134, 48, 27, 1, 0, 1);" calcext:value-type="string">
            <text:p>insert into game_score (id, matchid, squad, goals, points, time_type) values (1134, 48, 27, 1, 0, 1);</text:p>
          </table:table-cell>
          <table:table-cell table:number-columns-repeated="1017"/>
        </table:table-row>
        <table:table-row table:style-name="ro3">
          <table:table-cell table:style-name="ce2" table:formula="of:=[.A262]+1" office:value-type="float" office:value="1135" calcext:value-type="float">
            <text:p>1135</text:p>
          </table:table-cell>
          <table:table-cell table:style-name="ce2" table:formula="of:=[.B262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63] &amp; &quot;, &quot; &amp; [.B263] &amp; &quot;, &quot; &amp; [.C263] &amp; &quot;, &quot; &amp; [.D263] &amp; &quot;, &quot; &amp; [.E263] &amp; &quot;, &quot; &amp; [.F263] &amp; &quot;);&quot;" office:value-type="string" office:string-value="insert into game_score (id, matchid, squad, goals, points, time_type) values (1135, 48, 52, 0, 0, 2);" calcext:value-type="string">
            <text:p>insert into game_score (id, matchid, squad, goals, points, time_type) values (1135, 48, 52, 0, 0, 2);</text:p>
          </table:table-cell>
          <table:table-cell table:number-columns-repeated="1017"/>
        </table:table-row>
        <table:table-row table:style-name="ro3">
          <table:table-cell table:style-name="ce2" table:formula="of:=[.A263]+1" office:value-type="float" office:value="1136" calcext:value-type="float">
            <text:p>1136</text:p>
          </table:table-cell>
          <table:table-cell table:style-name="ce2" table:formula="of:=[.B263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64] &amp; &quot;, &quot; &amp; [.B264] &amp; &quot;, &quot; &amp; [.C264] &amp; &quot;, &quot; &amp; [.D264] &amp; &quot;, &quot; &amp; [.E264] &amp; &quot;, &quot; &amp; [.F264] &amp; &quot;);&quot;" office:value-type="string" office:string-value="insert into game_score (id, matchid, squad, goals, points, time_type) values (1136, 48, 27, 0, 0, 2);" calcext:value-type="string">
            <text:p>insert into game_score (id, matchid, squad, goals, points, time_type) values (1136, 48, 27, 0, 0, 2);</text:p>
          </table:table-cell>
          <table:table-cell table:number-columns-repeated="1017"/>
        </table:table-row>
        <table:table-row table:style-name="ro3">
          <table:table-cell table:style-name="ce2" table:formula="of:=[.A264]+1" office:value-type="float" office:value="1137" calcext:value-type="float">
            <text:p>1137</text:p>
          </table:table-cell>
          <table:table-cell table:style-name="ce2" table:formula="of:=[.B264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65] &amp; &quot;, &quot; &amp; [.B265] &amp; &quot;, &quot; &amp; [.C265] &amp; &quot;, &quot; &amp; [.D265] &amp; &quot;, &quot; &amp; [.E265] &amp; &quot;, &quot; &amp; [.F265] &amp; &quot;);&quot;" office:value-type="string" office:string-value="insert into game_score (id, matchid, squad, goals, points, time_type) values (1137, 48, 52, 2, 0, 3);" calcext:value-type="string">
            <text:p>insert into game_score (id, matchid, squad, goals, points, time_type) values (1137, 48, 52, 2, 0, 3);</text:p>
          </table:table-cell>
          <table:table-cell table:number-columns-repeated="1017"/>
        </table:table-row>
        <table:table-row table:style-name="ro3">
          <table:table-cell table:style-name="ce2" table:formula="of:=[.A265]+1" office:value-type="float" office:value="1138" calcext:value-type="float">
            <text:p>1138</text:p>
          </table:table-cell>
          <table:table-cell table:style-name="ce2" table:formula="of:=[.B265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66] &amp; &quot;, &quot; &amp; [.B266] &amp; &quot;, &quot; &amp; [.C266] &amp; &quot;, &quot; &amp; [.D266] &amp; &quot;, &quot; &amp; [.E266] &amp; &quot;, &quot; &amp; [.F266] &amp; &quot;);&quot;" office:value-type="string" office:string-value="insert into game_score (id, matchid, squad, goals, points, time_type) values (1138, 48, 27, 1, 0, 3);" calcext:value-type="string">
            <text:p>insert into game_score (id, matchid, squad, goals, points, time_type) values (1138, 48, 27, 1, 0, 3);</text:p>
          </table:table-cell>
          <table:table-cell table:number-columns-repeated="1017"/>
        </table:table-row>
        <table:table-row table:style-name="ro3">
          <table:table-cell table:style-name="ce2" table:formula="of:=[.A266]+1" office:value-type="float" office:value="1139" calcext:value-type="float">
            <text:p>1139</text:p>
          </table:table-cell>
          <table:table-cell table:style-name="ce2" table:formula="of:=[.B266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67] &amp; &quot;, &quot; &amp; [.B267] &amp; &quot;, &quot; &amp; [.C267] &amp; &quot;, &quot; &amp; [.D267] &amp; &quot;, &quot; &amp; [.E267] &amp; &quot;, &quot; &amp; [.F267] &amp; &quot;);&quot;" office:value-type="string" office:string-value="insert into game_score (id, matchid, squad, goals, points, time_type) values (1139, 48, 52, 0, 0, 4);" calcext:value-type="string">
            <text:p>insert into game_score (id, matchid, squad, goals, points, time_type) values (1139, 48, 52, 0, 0, 4);</text:p>
          </table:table-cell>
          <table:table-cell table:number-columns-repeated="1017"/>
        </table:table-row>
        <table:table-row table:style-name="ro3">
          <table:table-cell table:style-name="ce2" table:formula="of:=[.A267]+1" office:value-type="float" office:value="1140" calcext:value-type="float">
            <text:p>1140</text:p>
          </table:table-cell>
          <table:table-cell table:style-name="ce2" table:formula="of:=[.B267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68] &amp; &quot;, &quot; &amp; [.B268] &amp; &quot;, &quot; &amp; [.C268] &amp; &quot;, &quot; &amp; [.D268] &amp; &quot;, &quot; &amp; [.E268] &amp; &quot;, &quot; &amp; [.F268] &amp; &quot;);&quot;" office:value-type="string" office:string-value="insert into game_score (id, matchid, squad, goals, points, time_type) values (1140, 48, 27, 0, 0, 4);" calcext:value-type="string">
            <text:p>insert into game_score (id, matchid, squad, goals, points, time_type) values (1140, 48, 27, 0, 0, 4);</text:p>
          </table:table-cell>
          <table:table-cell table:number-columns-repeated="1017"/>
        </table:table-row>
        <table:table-row table:style-name="ro3">
          <table:table-cell table:style-name="ce2" table:formula="of:=[.A268]+1" office:value-type="float" office:value="1141" calcext:value-type="float">
            <text:p>1141</text:p>
          </table:table-cell>
          <table:table-cell table:style-name="ce2" table:formula="of:=[.B268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69] &amp; &quot;, &quot; &amp; [.B269] &amp; &quot;, &quot; &amp; [.C269] &amp; &quot;, &quot; &amp; [.D269] &amp; &quot;, &quot; &amp; [.E269] &amp; &quot;, &quot; &amp; [.F269] &amp; &quot;);&quot;" office:value-type="string" office:string-value="insert into game_score (id, matchid, squad, goals, points, time_type) values (1141, 48, 52, 0, 0, 5);" calcext:value-type="string">
            <text:p>insert into game_score (id, matchid, squad, goals, points, time_type) values (1141, 48, 52, 0, 0, 5);</text:p>
          </table:table-cell>
          <table:table-cell table:number-columns-repeated="1017"/>
        </table:table-row>
        <table:table-row table:style-name="ro3">
          <table:table-cell table:style-name="ce2" table:formula="of:=[.A269]+1" office:value-type="float" office:value="1142" calcext:value-type="float">
            <text:p>1142</text:p>
          </table:table-cell>
          <table:table-cell table:style-name="ce2" table:formula="of:=[.B269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70] &amp; &quot;, &quot; &amp; [.B270] &amp; &quot;, &quot; &amp; [.C270] &amp; &quot;, &quot; &amp; [.D270] &amp; &quot;, &quot; &amp; [.E270] &amp; &quot;, &quot; &amp; [.F270] &amp; &quot;);&quot;" office:value-type="string" office:string-value="insert into game_score (id, matchid, squad, goals, points, time_type) values (1142, 48, 27, 0, 0, 5);" calcext:value-type="string">
            <text:p>insert into game_score (id, matchid, squad, goals, points, time_type) values (1142, 48, 27, 0, 0, 5);</text:p>
          </table:table-cell>
          <table:table-cell table:number-columns-repeated="1017"/>
        </table:table-row>
        <table:table-row table:style-name="ro3">
          <table:table-cell table:style-name="ce2" table:formula="of:=[.A270]+1" office:value-type="float" office:value="1143" calcext:value-type="float">
            <text:p>1143</text:p>
          </table:table-cell>
          <table:table-cell table:style-name="ce2" table:formula="of:=[.B270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1] &amp; &quot;, &quot; &amp; [.B271] &amp; &quot;, &quot; &amp; [.C271] &amp; &quot;, &quot; &amp; [.D271] &amp; &quot;, &quot; &amp; [.E271] &amp; &quot;, &quot; &amp; [.F271] &amp; &quot;);&quot;" office:value-type="string" office:string-value="insert into game_score (id, matchid, squad, goals, points, time_type) values (1143, 48, 52, 0, 0, 6);" calcext:value-type="string">
            <text:p>insert into game_score (id, matchid, squad, goals, points, time_type) values (1143, 48, 52, 0, 0, 6);</text:p>
          </table:table-cell>
          <table:table-cell table:number-columns-repeated="1017"/>
        </table:table-row>
        <table:table-row table:style-name="ro3">
          <table:table-cell table:style-name="ce2" table:formula="of:=[.A271]+1" office:value-type="float" office:value="1144" calcext:value-type="float">
            <text:p>1144</text:p>
          </table:table-cell>
          <table:table-cell table:style-name="ce2" table:formula="of:=[.B271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2] &amp; &quot;, &quot; &amp; [.B272] &amp; &quot;, &quot; &amp; [.C272] &amp; &quot;, &quot; &amp; [.D272] &amp; &quot;, &quot; &amp; [.E272] &amp; &quot;, &quot; &amp; [.F272] &amp; &quot;);&quot;" office:value-type="string" office:string-value="insert into game_score (id, matchid, squad, goals, points, time_type) values (1144, 48, 27, 0, 0, 6);" calcext:value-type="string">
            <text:p>insert into game_score (id, matchid, squad, goals, points, time_type) values (1144, 48, 27, 0, 0, 6);</text:p>
          </table:table-cell>
          <table:table-cell table:number-columns-repeated="1017"/>
        </table:table-row>
        <table:table-row table:style-name="ro3">
          <table:table-cell table:style-name="ce2" table:formula="of:=[.A272]+1" office:value-type="float" office:value="1145" calcext:value-type="float">
            <text:p>1145</text:p>
          </table:table-cell>
          <table:table-cell table:style-name="ce2" table:formula="of:=[.B272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73] &amp; &quot;, &quot; &amp; [.B273] &amp; &quot;, &quot; &amp; [.C273] &amp; &quot;, &quot; &amp; [.D273] &amp; &quot;, &quot; &amp; [.E273] &amp; &quot;, &quot; &amp; [.F273] &amp; &quot;);&quot;" office:value-type="string" office:string-value="insert into game_score (id, matchid, squad, goals, points, time_type) values (1145, 48, 52, 3, 0, 7);" calcext:value-type="string">
            <text:p>insert into game_score (id, matchid, squad, goals, points, time_type) values (1145, 48, 52, 3, 0, 7);</text:p>
          </table:table-cell>
          <table:table-cell table:number-columns-repeated="1017"/>
        </table:table-row>
        <table:table-row table:style-name="ro3">
          <table:table-cell table:style-name="ce2" table:formula="of:=[.A273]+1" office:value-type="float" office:value="1146" calcext:value-type="float">
            <text:p>1146</text:p>
          </table:table-cell>
          <table:table-cell table:style-name="ce2" table:formula="of:=[.B273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74] &amp; &quot;, &quot; &amp; [.B274] &amp; &quot;, &quot; &amp; [.C274] &amp; &quot;, &quot; &amp; [.D274] &amp; &quot;, &quot; &amp; [.E274] &amp; &quot;, &quot; &amp; [.F274] &amp; &quot;);&quot;" office:value-type="string" office:string-value="insert into game_score (id, matchid, squad, goals, points, time_type) values (1146, 48, 27, 1, 0, 7);" calcext:value-type="string">
            <text:p>insert into game_score (id, matchid, squad, goals, points, time_type) values (1146, 48, 27, 1, 0, 7);</text:p>
          </table:table-cell>
          <table:table-cell table:number-columns-repeated="1017"/>
        </table:table-row>
        <table:table-row table:style-name="ro3">
          <table:table-cell table:style-name="ce2" table:formula="of:=[.A274]+1" office:value-type="float" office:value="1147" calcext:value-type="float">
            <text:p>1147</text:p>
          </table:table-cell>
          <table:table-cell table:style-name="ce2" table:formula="of:=[.B274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75] &amp; &quot;, &quot; &amp; [.B275] &amp; &quot;, &quot; &amp; [.C275] &amp; &quot;, &quot; &amp; [.D275] &amp; &quot;, &quot; &amp; [.E275] &amp; &quot;, &quot; &amp; [.F275] &amp; &quot;);&quot;" office:value-type="string" office:string-value="insert into game_score (id, matchid, squad, goals, points, time_type) values (1147, 48, 52, 4, 0, 8);" calcext:value-type="string">
            <text:p>insert into game_score (id, matchid, squad, goals, points, time_type) values (1147, 48, 52, 4, 0, 8);</text:p>
          </table:table-cell>
          <table:table-cell table:number-columns-repeated="1017"/>
        </table:table-row>
        <table:table-row table:style-name="ro3">
          <table:table-cell table:style-name="ce2" table:formula="of:=[.A275]+1" office:value-type="float" office:value="1148" calcext:value-type="float">
            <text:p>1148</text:p>
          </table:table-cell>
          <table:table-cell table:style-name="ce2" table:formula="of:=[.B275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76] &amp; &quot;, &quot; &amp; [.B276] &amp; &quot;, &quot; &amp; [.C276] &amp; &quot;, &quot; &amp; [.D276] &amp; &quot;, &quot; &amp; [.E276] &amp; &quot;, &quot; &amp; [.F276] &amp; &quot;);&quot;" office:value-type="string" office:string-value="insert into game_score (id, matchid, squad, goals, points, time_type) values (1148, 48, 27, 0, 0, 8);" calcext:value-type="string">
            <text:p>insert into game_score (id, matchid, squad, goals, points, time_type) values (1148, 48, 27, 0, 0, 8);</text:p>
          </table:table-cell>
          <table:table-cell table:number-columns-repeated="1017"/>
        </table:table-row>
        <table:table-row table:style-name="ro3">
          <table:table-cell table:style-name="ce2" table:formula="of:=[.A276]+1" office:value-type="float" office:value="1149" calcext:value-type="float">
            <text:p>1149</text:p>
          </table:table-cell>
          <table:table-cell table:style-name="ce2" table:formula="of:=[.B276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77] &amp; &quot;, &quot; &amp; [.B277] &amp; &quot;, &quot; &amp; [.C277] &amp; &quot;, &quot; &amp; [.D277] &amp; &quot;, &quot; &amp; [.E277] &amp; &quot;, &quot; &amp; [.F277] &amp; &quot;);&quot;" office:value-type="string" office:string-value="insert into game_score (id, matchid, squad, goals, points, time_type) values (1149, 48, 52, 4, 0, 9);" calcext:value-type="string">
            <text:p>insert into game_score (id, matchid, squad, goals, points, time_type) values (1149, 48, 52, 4, 0, 9);</text:p>
          </table:table-cell>
          <table:table-cell table:number-columns-repeated="1017"/>
        </table:table-row>
        <table:table-row table:style-name="ro3">
          <table:table-cell table:style-name="ce2" table:formula="of:=[.A277]+1" office:value-type="float" office:value="1150" calcext:value-type="float">
            <text:p>1150</text:p>
          </table:table-cell>
          <table:table-cell table:style-name="ce2" table:formula="of:=[.B277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78] &amp; &quot;, &quot; &amp; [.B278] &amp; &quot;, &quot; &amp; [.C278] &amp; &quot;, &quot; &amp; [.D278] &amp; &quot;, &quot; &amp; [.E278] &amp; &quot;, &quot; &amp; [.F278] &amp; &quot;);&quot;" office:value-type="string" office:string-value="insert into game_score (id, matchid, squad, goals, points, time_type) values (1150, 48, 27, 0, 0, 9);" calcext:value-type="string">
            <text:p>insert into game_score (id, matchid, squad, goals, points, time_type) values (1150, 48, 27, 0, 0, 9);</text:p>
          </table:table-cell>
          <table:table-cell table:number-columns-repeated="1017"/>
        </table:table-row>
        <table:table-row table:style-name="ro3">
          <table:table-cell table:style-name="ce2" table:formula="of:=[.A278]+1" office:value-type="float" office:value="1151" calcext:value-type="float">
            <text:p>1151</text:p>
          </table:table-cell>
          <table:table-cell table:style-name="ce2" table:formula="of:=[.B278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79] &amp; &quot;, &quot; &amp; [.B279] &amp; &quot;, &quot; &amp; [.C279] &amp; &quot;, &quot; &amp; [.D279] &amp; &quot;, &quot; &amp; [.E279] &amp; &quot;, &quot; &amp; [.F279] &amp; &quot;);&quot;" office:value-type="string" office:string-value="insert into game_score (id, matchid, squad, goals, points, time_type) values (1151, 48, 52, 14, 0, 9000);" calcext:value-type="string">
            <text:p>insert into game_score (id, matchid, squad, goals, points, time_type) values (1151, 48, 52, 14, 0, 9000);</text:p>
          </table:table-cell>
          <table:table-cell table:number-columns-repeated="1017"/>
        </table:table-row>
        <table:table-row table:style-name="ro3">
          <table:table-cell table:style-name="ce2" table:formula="of:=[.A279]+1" office:value-type="float" office:value="1152" calcext:value-type="float">
            <text:p>1152</text:p>
          </table:table-cell>
          <table:table-cell table:style-name="ce2" table:formula="of:=[.B279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80] &amp; &quot;, &quot; &amp; [.B280] &amp; &quot;, &quot; &amp; [.C280] &amp; &quot;, &quot; &amp; [.D280] &amp; &quot;, &quot; &amp; [.E280] &amp; &quot;, &quot; &amp; [.F280] &amp; &quot;);&quot;" office:value-type="string" office:string-value="insert into game_score (id, matchid, squad, goals, points, time_type) values (1152, 48, 27, 3, 0, 9000);" calcext:value-type="string">
            <text:p>insert into game_score (id, matchid, squad, goals, points, time_type) values (1152, 48, 27, 3, 0, 9000);</text:p>
          </table:table-cell>
          <table:table-cell table:number-columns-repeated="1017"/>
        </table:table-row>
        <table:table-row table:style-name="ro3">
          <table:table-cell table:style-name="ce2" table:formula="of:=[.A280]+1" office:value-type="float" office:value="1153" calcext:value-type="float">
            <text:p>1153</text:p>
          </table:table-cell>
          <table:table-cell table:style-name="ce2" table:formula="of:=[.B280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81] &amp; &quot;, &quot; &amp; [.B281] &amp; &quot;, &quot; &amp; [.C281] &amp; &quot;, &quot; &amp; [.D281] &amp; &quot;, &quot; &amp; [.E281] &amp; &quot;, &quot; &amp; [.F281] &amp; &quot;);&quot;" office:value-type="string" office:string-value="insert into game_score (id, matchid, squad, goals, points, time_type) values (1153, 48, 52, 16, 0, 9001);" calcext:value-type="string">
            <text:p>insert into game_score (id, matchid, squad, goals, points, time_type) values (1153, 48, 52, 16, 0, 9001);</text:p>
          </table:table-cell>
          <table:table-cell table:number-columns-repeated="1017"/>
        </table:table-row>
        <table:table-row table:style-name="ro3">
          <table:table-cell table:style-name="ce2" table:formula="of:=[.A281]+1" office:value-type="float" office:value="1154" calcext:value-type="float">
            <text:p>1154</text:p>
          </table:table-cell>
          <table:table-cell table:style-name="ce2" table:formula="of:=[.B281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82] &amp; &quot;, &quot; &amp; [.B282] &amp; &quot;, &quot; &amp; [.C282] &amp; &quot;, &quot; &amp; [.D282] &amp; &quot;, &quot; &amp; [.E282] &amp; &quot;, &quot; &amp; [.F282] &amp; &quot;);&quot;" office:value-type="string" office:string-value="insert into game_score (id, matchid, squad, goals, points, time_type) values (1154, 48, 27, 7, 0, 9001);" calcext:value-type="string">
            <text:p>insert into game_score (id, matchid, squad, goals, points, time_type) values (1154, 48, 27, 7, 0, 9001);</text:p>
          </table:table-cell>
          <table:table-cell table:number-columns-repeated="1017"/>
        </table:table-row>
        <table:table-row table:style-name="ro3">
          <table:table-cell table:style-name="ce2" table:formula="of:=[.A282]+1" office:value-type="float" office:value="1155" calcext:value-type="float">
            <text:p>1155</text:p>
          </table:table-cell>
          <table:table-cell table:style-name="ce2" table:formula="of:=[.B282]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83] &amp; &quot;, &quot; &amp; [.B283] &amp; &quot;, &quot; &amp; [.C283] &amp; &quot;, &quot; &amp; [.D283] &amp; &quot;, &quot; &amp; [.E283] &amp; &quot;, &quot; &amp; [.F283] &amp; &quot;);&quot;" office:value-type="string" office:string-value="insert into game_score (id, matchid, squad, goals, points, time_type) values (1155, 48, 52, 2, 0, 9002);" calcext:value-type="string">
            <text:p>insert into game_score (id, matchid, squad, goals, points, time_type) values (1155, 48, 52, 2, 0, 9002);</text:p>
          </table:table-cell>
          <table:table-cell table:number-columns-repeated="1017"/>
        </table:table-row>
        <table:table-row table:style-name="ro3">
          <table:table-cell table:style-name="ce2" table:formula="of:=[.A283]+1" office:value-type="float" office:value="1156" calcext:value-type="float">
            <text:p>1156</text:p>
          </table:table-cell>
          <table:table-cell table:style-name="ce2" table:formula="of:=[.B283]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84] &amp; &quot;, &quot; &amp; [.B284] &amp; &quot;, &quot; &amp; [.C284] &amp; &quot;, &quot; &amp; [.D284] &amp; &quot;, &quot; &amp; [.E284] &amp; &quot;, &quot; &amp; [.F284] &amp; &quot;);&quot;" office:value-type="string" office:string-value="insert into game_score (id, matchid, squad, goals, points, time_type) values (1156, 48, 27, 2, 0, 9002);" calcext:value-type="string">
            <text:p>insert into game_score (id, matchid, squad, goals, points, time_type) values (1156, 48, 27, 2, 0, 9002);</text:p>
          </table:table-cell>
          <table:table-cell table:number-columns-repeated="1017"/>
        </table:table-row>
        <table:table-row table:style-name="ro3">
          <table:table-cell table:formula="of:=[.A284]+1" office:value-type="float" office:value="1157" calcext:value-type="float">
            <text:p>1157</text:p>
          </table:table-cell>
          <table:table-cell table:formula="of:=[.B261]+1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85] &amp; &quot;, &quot; &amp; [.B285] &amp; &quot;, &quot; &amp; [.C285] &amp; &quot;, &quot; &amp; [.D285] &amp; &quot;, &quot; &amp; [.E285] &amp; &quot;, &quot; &amp; [.F285] &amp; &quot;);&quot;" office:value-type="string" office:string-value="insert into game_score (id, matchid, squad, goals, points, time_type) values (1157, 49, 53, 0, 0, 1);" calcext:value-type="string">
            <text:p>insert into game_score (id, matchid, squad, goals, points, time_type) values (1157, 49, 53, 0, 0, 1);</text:p>
          </table:table-cell>
          <table:table-cell table:number-columns-repeated="1017"/>
        </table:table-row>
        <table:table-row table:style-name="ro3">
          <table:table-cell table:formula="of:=[.A285]+1" office:value-type="float" office:value="1158" calcext:value-type="float">
            <text:p>1158</text:p>
          </table:table-cell>
          <table:table-cell table:formula="of:=[.B285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86] &amp; &quot;, &quot; &amp; [.B286] &amp; &quot;, &quot; &amp; [.C286] &amp; &quot;, &quot; &amp; [.D286] &amp; &quot;, &quot; &amp; [.E286] &amp; &quot;, &quot; &amp; [.F286] &amp; &quot;);&quot;" office:value-type="string" office:string-value="insert into game_score (id, matchid, squad, goals, points, time_type) values (1158, 49, 61, 0, 0, 1);" calcext:value-type="string">
            <text:p>insert into game_score (id, matchid, squad, goals, points, time_type) values (1158, 49, 61, 0, 0, 1);</text:p>
          </table:table-cell>
          <table:table-cell table:number-columns-repeated="1017"/>
        </table:table-row>
        <table:table-row table:style-name="ro3">
          <table:table-cell table:formula="of:=[.A286]+1" office:value-type="float" office:value="1159" calcext:value-type="float">
            <text:p>1159</text:p>
          </table:table-cell>
          <table:table-cell table:formula="of:=[.B286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87] &amp; &quot;, &quot; &amp; [.B287] &amp; &quot;, &quot; &amp; [.C287] &amp; &quot;, &quot; &amp; [.D287] &amp; &quot;, &quot; &amp; [.E287] &amp; &quot;, &quot; &amp; [.F287] &amp; &quot;);&quot;" office:value-type="string" office:string-value="insert into game_score (id, matchid, squad, goals, points, time_type) values (1159, 49, 53, 0, 0, 2);" calcext:value-type="string">
            <text:p>insert into game_score (id, matchid, squad, goals, points, time_type) values (1159, 49, 53, 0, 0, 2);</text:p>
          </table:table-cell>
          <table:table-cell table:number-columns-repeated="1017"/>
        </table:table-row>
        <table:table-row table:style-name="ro3">
          <table:table-cell table:formula="of:=[.A287]+1" office:value-type="float" office:value="1160" calcext:value-type="float">
            <text:p>1160</text:p>
          </table:table-cell>
          <table:table-cell table:formula="of:=[.B287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88] &amp; &quot;, &quot; &amp; [.B288] &amp; &quot;, &quot; &amp; [.C288] &amp; &quot;, &quot; &amp; [.D288] &amp; &quot;, &quot; &amp; [.E288] &amp; &quot;, &quot; &amp; [.F288] &amp; &quot;);&quot;" office:value-type="string" office:string-value="insert into game_score (id, matchid, squad, goals, points, time_type) values (1160, 49, 61, 0, 0, 2);" calcext:value-type="string">
            <text:p>insert into game_score (id, matchid, squad, goals, points, time_type) values (1160, 49, 61, 0, 0, 2);</text:p>
          </table:table-cell>
          <table:table-cell table:number-columns-repeated="1017"/>
        </table:table-row>
        <table:table-row table:style-name="ro3">
          <table:table-cell table:formula="of:=[.A288]+1" office:value-type="float" office:value="1161" calcext:value-type="float">
            <text:p>1161</text:p>
          </table:table-cell>
          <table:table-cell table:formula="of:=[.B288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89] &amp; &quot;, &quot; &amp; [.B289] &amp; &quot;, &quot; &amp; [.C289] &amp; &quot;, &quot; &amp; [.D289] &amp; &quot;, &quot; &amp; [.E289] &amp; &quot;, &quot; &amp; [.F289] &amp; &quot;);&quot;" office:value-type="string" office:string-value="insert into game_score (id, matchid, squad, goals, points, time_type) values (1161, 49, 53, 1, 0, 3);" calcext:value-type="string">
            <text:p>insert into game_score (id, matchid, squad, goals, points, time_type) values (1161, 49, 53, 1, 0, 3);</text:p>
          </table:table-cell>
          <table:table-cell table:number-columns-repeated="1017"/>
        </table:table-row>
        <table:table-row table:style-name="ro3">
          <table:table-cell table:formula="of:=[.A289]+1" office:value-type="float" office:value="1162" calcext:value-type="float">
            <text:p>1162</text:p>
          </table:table-cell>
          <table:table-cell table:formula="of:=[.B289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90] &amp; &quot;, &quot; &amp; [.B290] &amp; &quot;, &quot; &amp; [.C290] &amp; &quot;, &quot; &amp; [.D290] &amp; &quot;, &quot; &amp; [.E290] &amp; &quot;, &quot; &amp; [.F290] &amp; &quot;);&quot;" office:value-type="string" office:string-value="insert into game_score (id, matchid, squad, goals, points, time_type) values (1162, 49, 61, 0, 0, 3);" calcext:value-type="string">
            <text:p>insert into game_score (id, matchid, squad, goals, points, time_type) values (1162, 49, 61, 0, 0, 3);</text:p>
          </table:table-cell>
          <table:table-cell table:number-columns-repeated="1017"/>
        </table:table-row>
        <table:table-row table:style-name="ro3">
          <table:table-cell table:formula="of:=[.A290]+1" office:value-type="float" office:value="1163" calcext:value-type="float">
            <text:p>1163</text:p>
          </table:table-cell>
          <table:table-cell table:formula="of:=[.B290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91] &amp; &quot;, &quot; &amp; [.B291] &amp; &quot;, &quot; &amp; [.C291] &amp; &quot;, &quot; &amp; [.D291] &amp; &quot;, &quot; &amp; [.E291] &amp; &quot;, &quot; &amp; [.F291] &amp; &quot;);&quot;" office:value-type="string" office:string-value="insert into game_score (id, matchid, squad, goals, points, time_type) values (1163, 49, 53, 0, 0, 4);" calcext:value-type="string">
            <text:p>insert into game_score (id, matchid, squad, goals, points, time_type) values (1163, 49, 53, 0, 0, 4);</text:p>
          </table:table-cell>
          <table:table-cell table:number-columns-repeated="1017"/>
        </table:table-row>
        <table:table-row table:style-name="ro3">
          <table:table-cell table:formula="of:=[.A291]+1" office:value-type="float" office:value="1164" calcext:value-type="float">
            <text:p>1164</text:p>
          </table:table-cell>
          <table:table-cell table:formula="of:=[.B291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92] &amp; &quot;, &quot; &amp; [.B292] &amp; &quot;, &quot; &amp; [.C292] &amp; &quot;, &quot; &amp; [.D292] &amp; &quot;, &quot; &amp; [.E292] &amp; &quot;, &quot; &amp; [.F292] &amp; &quot;);&quot;" office:value-type="string" office:string-value="insert into game_score (id, matchid, squad, goals, points, time_type) values (1164, 49, 61, 1, 0, 4);" calcext:value-type="string">
            <text:p>insert into game_score (id, matchid, squad, goals, points, time_type) values (1164, 49, 61, 1, 0, 4);</text:p>
          </table:table-cell>
          <table:table-cell table:number-columns-repeated="1017"/>
        </table:table-row>
        <table:table-row table:style-name="ro3">
          <table:table-cell table:formula="of:=[.A292]+1" office:value-type="float" office:value="1165" calcext:value-type="float">
            <text:p>1165</text:p>
          </table:table-cell>
          <table:table-cell table:formula="of:=[.B292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93] &amp; &quot;, &quot; &amp; [.B293] &amp; &quot;, &quot; &amp; [.C293] &amp; &quot;, &quot; &amp; [.D293] &amp; &quot;, &quot; &amp; [.E293] &amp; &quot;, &quot; &amp; [.F293] &amp; &quot;);&quot;" office:value-type="string" office:string-value="insert into game_score (id, matchid, squad, goals, points, time_type) values (1165, 49, 53, 0, 0, 5);" calcext:value-type="string">
            <text:p>insert into game_score (id, matchid, squad, goals, points, time_type) values (1165, 49, 53, 0, 0, 5);</text:p>
          </table:table-cell>
          <table:table-cell table:number-columns-repeated="1017"/>
        </table:table-row>
        <table:table-row table:style-name="ro3">
          <table:table-cell table:formula="of:=[.A293]+1" office:value-type="float" office:value="1166" calcext:value-type="float">
            <text:p>1166</text:p>
          </table:table-cell>
          <table:table-cell table:formula="of:=[.B293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94] &amp; &quot;, &quot; &amp; [.B294] &amp; &quot;, &quot; &amp; [.C294] &amp; &quot;, &quot; &amp; [.D294] &amp; &quot;, &quot; &amp; [.E294] &amp; &quot;, &quot; &amp; [.F294] &amp; &quot;);&quot;" office:value-type="string" office:string-value="insert into game_score (id, matchid, squad, goals, points, time_type) values (1166, 49, 61, 0, 0, 5);" calcext:value-type="string">
            <text:p>insert into game_score (id, matchid, squad, goals, points, time_type) values (1166, 49, 61, 0, 0, 5);</text:p>
          </table:table-cell>
          <table:table-cell table:number-columns-repeated="1017"/>
        </table:table-row>
        <table:table-row table:style-name="ro3">
          <table:table-cell table:formula="of:=[.A294]+1" office:value-type="float" office:value="1167" calcext:value-type="float">
            <text:p>1167</text:p>
          </table:table-cell>
          <table:table-cell table:formula="of:=[.B294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95] &amp; &quot;, &quot; &amp; [.B295] &amp; &quot;, &quot; &amp; [.C295] &amp; &quot;, &quot; &amp; [.D295] &amp; &quot;, &quot; &amp; [.E295] &amp; &quot;, &quot; &amp; [.F295] &amp; &quot;);&quot;" office:value-type="string" office:string-value="insert into game_score (id, matchid, squad, goals, points, time_type) values (1167, 49, 53, 1, 0, 6);" calcext:value-type="string">
            <text:p>insert into game_score (id, matchid, squad, goals, points, time_type) values (1167, 49, 53, 1, 0, 6);</text:p>
          </table:table-cell>
          <table:table-cell table:number-columns-repeated="1017"/>
        </table:table-row>
        <table:table-row table:style-name="ro3">
          <table:table-cell table:formula="of:=[.A295]+1" office:value-type="float" office:value="1168" calcext:value-type="float">
            <text:p>1168</text:p>
          </table:table-cell>
          <table:table-cell table:formula="of:=[.B295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96] &amp; &quot;, &quot; &amp; [.B296] &amp; &quot;, &quot; &amp; [.C296] &amp; &quot;, &quot; &amp; [.D296] &amp; &quot;, &quot; &amp; [.E296] &amp; &quot;, &quot; &amp; [.F296] &amp; &quot;);&quot;" office:value-type="string" office:string-value="insert into game_score (id, matchid, squad, goals, points, time_type) values (1168, 49, 61, 3, 0, 6);" calcext:value-type="string">
            <text:p>insert into game_score (id, matchid, squad, goals, points, time_type) values (1168, 49, 61, 3, 0, 6);</text:p>
          </table:table-cell>
          <table:table-cell table:number-columns-repeated="1017"/>
        </table:table-row>
        <table:table-row table:style-name="ro3">
          <table:table-cell table:formula="of:=[.A296]+1" office:value-type="float" office:value="1169" calcext:value-type="float">
            <text:p>1169</text:p>
          </table:table-cell>
          <table:table-cell table:formula="of:=[.B296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97] &amp; &quot;, &quot; &amp; [.B297] &amp; &quot;, &quot; &amp; [.C297] &amp; &quot;, &quot; &amp; [.D297] &amp; &quot;, &quot; &amp; [.E297] &amp; &quot;, &quot; &amp; [.F297] &amp; &quot;);&quot;" office:value-type="string" office:string-value="insert into game_score (id, matchid, squad, goals, points, time_type) values (1169, 49, 53, 1, 0, 7);" calcext:value-type="string">
            <text:p>insert into game_score (id, matchid, squad, goals, points, time_type) values (1169, 49, 53, 1, 0, 7);</text:p>
          </table:table-cell>
          <table:table-cell table:number-columns-repeated="1017"/>
        </table:table-row>
        <table:table-row table:style-name="ro3">
          <table:table-cell table:formula="of:=[.A297]+1" office:value-type="float" office:value="1170" calcext:value-type="float">
            <text:p>1170</text:p>
          </table:table-cell>
          <table:table-cell table:formula="of:=[.B297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98] &amp; &quot;, &quot; &amp; [.B298] &amp; &quot;, &quot; &amp; [.C298] &amp; &quot;, &quot; &amp; [.D298] &amp; &quot;, &quot; &amp; [.E298] &amp; &quot;, &quot; &amp; [.F298] &amp; &quot;);&quot;" office:value-type="string" office:string-value="insert into game_score (id, matchid, squad, goals, points, time_type) values (1170, 49, 61, 0, 0, 7);" calcext:value-type="string">
            <text:p>insert into game_score (id, matchid, squad, goals, points, time_type) values (1170, 49, 61, 0, 0, 7);</text:p>
          </table:table-cell>
          <table:table-cell table:number-columns-repeated="1017"/>
        </table:table-row>
        <table:table-row table:style-name="ro3">
          <table:table-cell table:formula="of:=[.A298]+1" office:value-type="float" office:value="1171" calcext:value-type="float">
            <text:p>1171</text:p>
          </table:table-cell>
          <table:table-cell table:formula="of:=[.B298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99] &amp; &quot;, &quot; &amp; [.B299] &amp; &quot;, &quot; &amp; [.C299] &amp; &quot;, &quot; &amp; [.D299] &amp; &quot;, &quot; &amp; [.E299] &amp; &quot;, &quot; &amp; [.F299] &amp; &quot;);&quot;" office:value-type="string" office:string-value="insert into game_score (id, matchid, squad, goals, points, time_type) values (1171, 49, 53, 2, 0, 8);" calcext:value-type="string">
            <text:p>insert into game_score (id, matchid, squad, goals, points, time_type) values (1171, 49, 53, 2, 0, 8);</text:p>
          </table:table-cell>
          <table:table-cell table:number-columns-repeated="1017"/>
        </table:table-row>
        <table:table-row table:style-name="ro3">
          <table:table-cell table:formula="of:=[.A299]+1" office:value-type="float" office:value="1172" calcext:value-type="float">
            <text:p>1172</text:p>
          </table:table-cell>
          <table:table-cell table:formula="of:=[.B299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00] &amp; &quot;, &quot; &amp; [.B300] &amp; &quot;, &quot; &amp; [.C300] &amp; &quot;, &quot; &amp; [.D300] &amp; &quot;, &quot; &amp; [.E300] &amp; &quot;, &quot; &amp; [.F300] &amp; &quot;);&quot;" office:value-type="string" office:string-value="insert into game_score (id, matchid, squad, goals, points, time_type) values (1172, 49, 61, 0, 0, 8);" calcext:value-type="string">
            <text:p>insert into game_score (id, matchid, squad, goals, points, time_type) values (1172, 49, 61, 0, 0, 8);</text:p>
          </table:table-cell>
          <table:table-cell table:number-columns-repeated="1017"/>
        </table:table-row>
        <table:table-row table:style-name="ro3">
          <table:table-cell table:formula="of:=[.A300]+1" office:value-type="float" office:value="1173" calcext:value-type="float">
            <text:p>1173</text:p>
          </table:table-cell>
          <table:table-cell table:formula="of:=[.B300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01] &amp; &quot;, &quot; &amp; [.B301] &amp; &quot;, &quot; &amp; [.C301] &amp; &quot;, &quot; &amp; [.D301] &amp; &quot;, &quot; &amp; [.E301] &amp; &quot;, &quot; &amp; [.F301] &amp; &quot;);&quot;" office:value-type="string" office:string-value="insert into game_score (id, matchid, squad, goals, points, time_type) values (1173, 49, 53, 0, 0, 9);" calcext:value-type="string">
            <text:p>insert into game_score (id, matchid, squad, goals, points, time_type) values (1173, 49, 53, 0, 0, 9);</text:p>
          </table:table-cell>
          <table:table-cell table:number-columns-repeated="1017"/>
        </table:table-row>
        <table:table-row table:style-name="ro3">
          <table:table-cell table:formula="of:=[.A301]+1" office:value-type="float" office:value="1174" calcext:value-type="float">
            <text:p>1174</text:p>
          </table:table-cell>
          <table:table-cell table:formula="of:=[.B301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02] &amp; &quot;, &quot; &amp; [.B302] &amp; &quot;, &quot; &amp; [.C302] &amp; &quot;, &quot; &amp; [.D302] &amp; &quot;, &quot; &amp; [.E302] &amp; &quot;, &quot; &amp; [.F302] &amp; &quot;);&quot;" office:value-type="string" office:string-value="insert into game_score (id, matchid, squad, goals, points, time_type) values (1174, 49, 61, 0, 0, 9);" calcext:value-type="string">
            <text:p>insert into game_score (id, matchid, squad, goals, points, time_type) values (1174, 49, 61, 0, 0, 9);</text:p>
          </table:table-cell>
          <table:table-cell table:number-columns-repeated="1017"/>
        </table:table-row>
        <table:table-row table:style-name="ro3">
          <table:table-cell table:formula="of:=[.A302]+1" office:value-type="float" office:value="1175" calcext:value-type="float">
            <text:p>1175</text:p>
          </table:table-cell>
          <table:table-cell table:formula="of:=[.B302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03] &amp; &quot;, &quot; &amp; [.B303] &amp; &quot;, &quot; &amp; [.C303] &amp; &quot;, &quot; &amp; [.D303] &amp; &quot;, &quot; &amp; [.E303] &amp; &quot;, &quot; &amp; [.F303] &amp; &quot;);&quot;" office:value-type="string" office:string-value="insert into game_score (id, matchid, squad, goals, points, time_type) values (1175, 49, 53, 5, 0, 9000);" calcext:value-type="string">
            <text:p>insert into game_score (id, matchid, squad, goals, points, time_type) values (1175, 49, 53, 5, 0, 9000);</text:p>
          </table:table-cell>
          <table:table-cell table:number-columns-repeated="1017"/>
        </table:table-row>
        <table:table-row table:style-name="ro3">
          <table:table-cell table:formula="of:=[.A303]+1" office:value-type="float" office:value="1176" calcext:value-type="float">
            <text:p>1176</text:p>
          </table:table-cell>
          <table:table-cell table:formula="of:=[.B303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04] &amp; &quot;, &quot; &amp; [.B304] &amp; &quot;, &quot; &amp; [.C304] &amp; &quot;, &quot; &amp; [.D304] &amp; &quot;, &quot; &amp; [.E304] &amp; &quot;, &quot; &amp; [.F304] &amp; &quot;);&quot;" office:value-type="string" office:string-value="insert into game_score (id, matchid, squad, goals, points, time_type) values (1176, 49, 61, 4, 0, 9000);" calcext:value-type="string">
            <text:p>insert into game_score (id, matchid, squad, goals, points, time_type) values (1176, 49, 61, 4, 0, 9000);</text:p>
          </table:table-cell>
          <table:table-cell table:number-columns-repeated="1017"/>
        </table:table-row>
        <table:table-row table:style-name="ro3">
          <table:table-cell table:formula="of:=[.A304]+1" office:value-type="float" office:value="1177" calcext:value-type="float">
            <text:p>1177</text:p>
          </table:table-cell>
          <table:table-cell table:formula="of:=[.B304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05] &amp; &quot;, &quot; &amp; [.B305] &amp; &quot;, &quot; &amp; [.C305] &amp; &quot;, &quot; &amp; [.D305] &amp; &quot;, &quot; &amp; [.E305] &amp; &quot;, &quot; &amp; [.F305] &amp; &quot;);&quot;" office:value-type="string" office:string-value="insert into game_score (id, matchid, squad, goals, points, time_type) values (1177, 49, 53, 9, 0, 9001);" calcext:value-type="string">
            <text:p>insert into game_score (id, matchid, squad, goals, points, time_type) values (1177, 49, 53, 9, 0, 9001);</text:p>
          </table:table-cell>
          <table:table-cell table:number-columns-repeated="1017"/>
        </table:table-row>
        <table:table-row table:style-name="ro3">
          <table:table-cell table:formula="of:=[.A305]+1" office:value-type="float" office:value="1178" calcext:value-type="float">
            <text:p>1178</text:p>
          </table:table-cell>
          <table:table-cell table:formula="of:=[.B305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06] &amp; &quot;, &quot; &amp; [.B306] &amp; &quot;, &quot; &amp; [.C306] &amp; &quot;, &quot; &amp; [.D306] &amp; &quot;, &quot; &amp; [.E306] &amp; &quot;, &quot; &amp; [.F306] &amp; &quot;);&quot;" office:value-type="string" office:string-value="insert into game_score (id, matchid, squad, goals, points, time_type) values (1178, 49, 61, 6, 0, 9001);" calcext:value-type="string">
            <text:p>insert into game_score (id, matchid, squad, goals, points, time_type) values (1178, 49, 61, 6, 0, 9001);</text:p>
          </table:table-cell>
          <table:table-cell table:number-columns-repeated="1017"/>
        </table:table-row>
        <table:table-row table:style-name="ro3">
          <table:table-cell table:formula="of:=[.A306]+1" office:value-type="float" office:value="1179" calcext:value-type="float">
            <text:p>1179</text:p>
          </table:table-cell>
          <table:table-cell table:formula="of:=[.B306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307] &amp; &quot;, &quot; &amp; [.B307] &amp; &quot;, &quot; &amp; [.C307] &amp; &quot;, &quot; &amp; [.D307] &amp; &quot;, &quot; &amp; [.E307] &amp; &quot;, &quot; &amp; [.F307] &amp; &quot;);&quot;" office:value-type="string" office:string-value="insert into game_score (id, matchid, squad, goals, points, time_type) values (1179, 49, 53, 1, 0, 9002);" calcext:value-type="string">
            <text:p>insert into game_score (id, matchid, squad, goals, points, time_type) values (1179, 49, 53, 1, 0, 9002);</text:p>
          </table:table-cell>
          <table:table-cell table:number-columns-repeated="1017"/>
        </table:table-row>
        <table:table-row table:style-name="ro3">
          <table:table-cell table:formula="of:=[.A307]+1" office:value-type="float" office:value="1180" calcext:value-type="float">
            <text:p>1180</text:p>
          </table:table-cell>
          <table:table-cell table:formula="of:=[.B307]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308] &amp; &quot;, &quot; &amp; [.B308] &amp; &quot;, &quot; &amp; [.C308] &amp; &quot;, &quot; &amp; [.D308] &amp; &quot;, &quot; &amp; [.E308] &amp; &quot;, &quot; &amp; [.F308] &amp; &quot;);&quot;" office:value-type="string" office:string-value="insert into game_score (id, matchid, squad, goals, points, time_type) values (1180, 49, 61, 1, 0, 9002);" calcext:value-type="string">
            <text:p>insert into game_score (id, matchid, squad, goals, points, time_type) values (1180, 49, 61, 1, 0, 9002);</text:p>
          </table:table-cell>
          <table:table-cell table:number-columns-repeated="1017"/>
        </table:table-row>
        <table:table-row table:style-name="ro3">
          <table:table-cell table:style-name="ce2" table:formula="of:=[.A308]+1" office:value-type="float" office:value="1181" calcext:value-type="float">
            <text:p>1181</text:p>
          </table:table-cell>
          <table:table-cell table:style-name="ce2" table:formula="of:=[.B285]+1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09] &amp; &quot;, &quot; &amp; [.B309] &amp; &quot;, &quot; &amp; [.C309] &amp; &quot;, &quot; &amp; [.D309] &amp; &quot;, &quot; &amp; [.E309] &amp; &quot;, &quot; &amp; [.F309] &amp; &quot;);&quot;" office:value-type="string" office:string-value="insert into game_score (id, matchid, squad, goals, points, time_type) values (1181, 50, 52, 0, 0, 1);" calcext:value-type="string">
            <text:p>insert into game_score (id, matchid, squad, goals, points, time_type) values (1181, 50, 52, 0, 0, 1);</text:p>
          </table:table-cell>
          <table:table-cell table:number-columns-repeated="1017"/>
        </table:table-row>
        <table:table-row table:style-name="ro3">
          <table:table-cell table:style-name="ce2" table:formula="of:=[.A309]+1" office:value-type="float" office:value="1182" calcext:value-type="float">
            <text:p>1182</text:p>
          </table:table-cell>
          <table:table-cell table:style-name="ce2" table:formula="of:=[.B309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10] &amp; &quot;, &quot; &amp; [.B310] &amp; &quot;, &quot; &amp; [.C310] &amp; &quot;, &quot; &amp; [.D310] &amp; &quot;, &quot; &amp; [.E310] &amp; &quot;, &quot; &amp; [.F310] &amp; &quot;);&quot;" office:value-type="string" office:string-value="insert into game_score (id, matchid, squad, goals, points, time_type) values (1182, 50, 61, 0, 0, 1);" calcext:value-type="string">
            <text:p>insert into game_score (id, matchid, squad, goals, points, time_type) values (1182, 50, 61, 0, 0, 1);</text:p>
          </table:table-cell>
          <table:table-cell table:number-columns-repeated="1017"/>
        </table:table-row>
        <table:table-row table:style-name="ro3">
          <table:table-cell table:style-name="ce2" table:formula="of:=[.A310]+1" office:value-type="float" office:value="1183" calcext:value-type="float">
            <text:p>1183</text:p>
          </table:table-cell>
          <table:table-cell table:style-name="ce2" table:formula="of:=[.B310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11] &amp; &quot;, &quot; &amp; [.B311] &amp; &quot;, &quot; &amp; [.C311] &amp; &quot;, &quot; &amp; [.D311] &amp; &quot;, &quot; &amp; [.E311] &amp; &quot;, &quot; &amp; [.F311] &amp; &quot;);&quot;" office:value-type="string" office:string-value="insert into game_score (id, matchid, squad, goals, points, time_type) values (1183, 50, 52, 0, 0, 2);" calcext:value-type="string">
            <text:p>insert into game_score (id, matchid, squad, goals, points, time_type) values (1183, 50, 52, 0, 0, 2);</text:p>
          </table:table-cell>
          <table:table-cell table:number-columns-repeated="1017"/>
        </table:table-row>
        <table:table-row table:style-name="ro3">
          <table:table-cell table:style-name="ce2" table:formula="of:=[.A311]+1" office:value-type="float" office:value="1184" calcext:value-type="float">
            <text:p>1184</text:p>
          </table:table-cell>
          <table:table-cell table:style-name="ce2" table:formula="of:=[.B311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12] &amp; &quot;, &quot; &amp; [.B312] &amp; &quot;, &quot; &amp; [.C312] &amp; &quot;, &quot; &amp; [.D312] &amp; &quot;, &quot; &amp; [.E312] &amp; &quot;, &quot; &amp; [.F312] &amp; &quot;);&quot;" office:value-type="string" office:string-value="insert into game_score (id, matchid, squad, goals, points, time_type) values (1184, 50, 61, 0, 0, 2);" calcext:value-type="string">
            <text:p>insert into game_score (id, matchid, squad, goals, points, time_type) values (1184, 50, 61, 0, 0, 2);</text:p>
          </table:table-cell>
          <table:table-cell table:number-columns-repeated="1017"/>
        </table:table-row>
        <table:table-row table:style-name="ro3">
          <table:table-cell table:style-name="ce2" table:formula="of:=[.A312]+1" office:value-type="float" office:value="1185" calcext:value-type="float">
            <text:p>1185</text:p>
          </table:table-cell>
          <table:table-cell table:style-name="ce2" table:formula="of:=[.B312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13] &amp; &quot;, &quot; &amp; [.B313] &amp; &quot;, &quot; &amp; [.C313] &amp; &quot;, &quot; &amp; [.D313] &amp; &quot;, &quot; &amp; [.E313] &amp; &quot;, &quot; &amp; [.F313] &amp; &quot;);&quot;" office:value-type="string" office:string-value="insert into game_score (id, matchid, squad, goals, points, time_type) values (1185, 50, 52, 4, 0, 3);" calcext:value-type="string">
            <text:p>insert into game_score (id, matchid, squad, goals, points, time_type) values (1185, 50, 52, 4, 0, 3);</text:p>
          </table:table-cell>
          <table:table-cell table:number-columns-repeated="1017"/>
        </table:table-row>
        <table:table-row table:style-name="ro3">
          <table:table-cell table:style-name="ce2" table:formula="of:=[.A313]+1" office:value-type="float" office:value="1186" calcext:value-type="float">
            <text:p>1186</text:p>
          </table:table-cell>
          <table:table-cell table:style-name="ce2" table:formula="of:=[.B313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14] &amp; &quot;, &quot; &amp; [.B314] &amp; &quot;, &quot; &amp; [.C314] &amp; &quot;, &quot; &amp; [.D314] &amp; &quot;, &quot; &amp; [.E314] &amp; &quot;, &quot; &amp; [.F314] &amp; &quot;);&quot;" office:value-type="string" office:string-value="insert into game_score (id, matchid, squad, goals, points, time_type) values (1186, 50, 61, 0, 0, 3);" calcext:value-type="string">
            <text:p>insert into game_score (id, matchid, squad, goals, points, time_type) values (1186, 50, 61, 0, 0, 3);</text:p>
          </table:table-cell>
          <table:table-cell table:number-columns-repeated="1017"/>
        </table:table-row>
        <table:table-row table:style-name="ro3">
          <table:table-cell table:style-name="ce2" table:formula="of:=[.A314]+1" office:value-type="float" office:value="1187" calcext:value-type="float">
            <text:p>1187</text:p>
          </table:table-cell>
          <table:table-cell table:style-name="ce2" table:formula="of:=[.B314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15] &amp; &quot;, &quot; &amp; [.B315] &amp; &quot;, &quot; &amp; [.C315] &amp; &quot;, &quot; &amp; [.D315] &amp; &quot;, &quot; &amp; [.E315] &amp; &quot;, &quot; &amp; [.F315] &amp; &quot;);&quot;" office:value-type="string" office:string-value="insert into game_score (id, matchid, squad, goals, points, time_type) values (1187, 50, 52, 7, 0, 4);" calcext:value-type="string">
            <text:p>insert into game_score (id, matchid, squad, goals, points, time_type) values (1187, 50, 52, 7, 0, 4);</text:p>
          </table:table-cell>
          <table:table-cell table:number-columns-repeated="1017"/>
        </table:table-row>
        <table:table-row table:style-name="ro3">
          <table:table-cell table:style-name="ce2" table:formula="of:=[.A315]+1" office:value-type="float" office:value="1188" calcext:value-type="float">
            <text:p>1188</text:p>
          </table:table-cell>
          <table:table-cell table:style-name="ce2" table:formula="of:=[.B315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16] &amp; &quot;, &quot; &amp; [.B316] &amp; &quot;, &quot; &amp; [.C316] &amp; &quot;, &quot; &amp; [.D316] &amp; &quot;, &quot; &amp; [.E316] &amp; &quot;, &quot; &amp; [.F316] &amp; &quot;);&quot;" office:value-type="string" office:string-value="insert into game_score (id, matchid, squad, goals, points, time_type) values (1188, 50, 61, 1, 0, 4);" calcext:value-type="string">
            <text:p>insert into game_score (id, matchid, squad, goals, points, time_type) values (1188, 50, 61, 1, 0, 4);</text:p>
          </table:table-cell>
          <table:table-cell table:number-columns-repeated="1017"/>
        </table:table-row>
        <table:table-row table:style-name="ro3">
          <table:table-cell table:style-name="ce2" table:formula="of:=[.A316]+1" office:value-type="float" office:value="1189" calcext:value-type="float">
            <text:p>1189</text:p>
          </table:table-cell>
          <table:table-cell table:style-name="ce2" table:formula="of:=[.B316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17] &amp; &quot;, &quot; &amp; [.B317] &amp; &quot;, &quot; &amp; [.C317] &amp; &quot;, &quot; &amp; [.D317] &amp; &quot;, &quot; &amp; [.E317] &amp; &quot;, &quot; &amp; [.F317] &amp; &quot;);&quot;" office:value-type="string" office:string-value="insert into game_score (id, matchid, squad, goals, points, time_type) values (1189, 50, 52, 1, 0, 5);" calcext:value-type="string">
            <text:p>insert into game_score (id, matchid, squad, goals, points, time_type) values (1189, 50, 52, 1, 0, 5);</text:p>
          </table:table-cell>
          <table:table-cell table:number-columns-repeated="1017"/>
        </table:table-row>
        <table:table-row table:style-name="ro3">
          <table:table-cell table:style-name="ce2" table:formula="of:=[.A317]+1" office:value-type="float" office:value="1190" calcext:value-type="float">
            <text:p>1190</text:p>
          </table:table-cell>
          <table:table-cell table:style-name="ce2" table:formula="of:=[.B317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18] &amp; &quot;, &quot; &amp; [.B318] &amp; &quot;, &quot; &amp; [.C318] &amp; &quot;, &quot; &amp; [.D318] &amp; &quot;, &quot; &amp; [.E318] &amp; &quot;, &quot; &amp; [.F318] &amp; &quot;);&quot;" office:value-type="string" office:string-value="insert into game_score (id, matchid, squad, goals, points, time_type) values (1190, 50, 61, 0, 0, 5);" calcext:value-type="string">
            <text:p>insert into game_score (id, matchid, squad, goals, points, time_type) values (1190, 50, 61, 0, 0, 5);</text:p>
          </table:table-cell>
          <table:table-cell table:number-columns-repeated="1017"/>
        </table:table-row>
        <table:table-row table:style-name="ro3">
          <table:table-cell table:style-name="ce2" table:formula="of:=[.A318]+1" office:value-type="float" office:value="1191" calcext:value-type="float">
            <text:p>1191</text:p>
          </table:table-cell>
          <table:table-cell table:style-name="ce2" table:formula="of:=[.B318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19] &amp; &quot;, &quot; &amp; [.B319] &amp; &quot;, &quot; &amp; [.C319] &amp; &quot;, &quot; &amp; [.D319] &amp; &quot;, &quot; &amp; [.E319] &amp; &quot;, &quot; &amp; [.F319] &amp; &quot;);&quot;" office:value-type="string" office:string-value="insert into game_score (id, matchid, squad, goals, points, time_type) values (1191, 50, 52, 4, 0, 6);" calcext:value-type="string">
            <text:p>insert into game_score (id, matchid, squad, goals, points, time_type) values (1191, 50, 52, 4, 0, 6);</text:p>
          </table:table-cell>
          <table:table-cell table:number-columns-repeated="1017"/>
        </table:table-row>
        <table:table-row table:style-name="ro3">
          <table:table-cell table:style-name="ce2" table:formula="of:=[.A319]+1" office:value-type="float" office:value="1192" calcext:value-type="float">
            <text:p>1192</text:p>
          </table:table-cell>
          <table:table-cell table:style-name="ce2" table:formula="of:=[.B319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20] &amp; &quot;, &quot; &amp; [.B320] &amp; &quot;, &quot; &amp; [.C320] &amp; &quot;, &quot; &amp; [.D320] &amp; &quot;, &quot; &amp; [.E320] &amp; &quot;, &quot; &amp; [.F320] &amp; &quot;);&quot;" office:value-type="string" office:string-value="insert into game_score (id, matchid, squad, goals, points, time_type) values (1192, 50, 61, 0, 0, 6);" calcext:value-type="string">
            <text:p>insert into game_score (id, matchid, squad, goals, points, time_type) values (1192, 50, 61, 0, 0, 6);</text:p>
          </table:table-cell>
          <table:table-cell table:number-columns-repeated="1017"/>
        </table:table-row>
        <table:table-row table:style-name="ro3">
          <table:table-cell table:style-name="ce2" table:formula="of:=[.A320]+1" office:value-type="float" office:value="1193" calcext:value-type="float">
            <text:p>1193</text:p>
          </table:table-cell>
          <table:table-cell table:style-name="ce2" table:formula="of:=[.B320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21] &amp; &quot;, &quot; &amp; [.B321] &amp; &quot;, &quot; &amp; [.C321] &amp; &quot;, &quot; &amp; [.D321] &amp; &quot;, &quot; &amp; [.E321] &amp; &quot;, &quot; &amp; [.F321] &amp; &quot;);&quot;" office:value-type="string" office:string-value="insert into game_score (id, matchid, squad, goals, points, time_type) values (1193, 50, 52, null, 0, 7);" calcext:value-type="string">
            <text:p>insert into game_score (id, matchid, squad, goals, points, time_type) values (1193, 50, 52, null, 0, 7);</text:p>
          </table:table-cell>
          <table:table-cell table:number-columns-repeated="1017"/>
        </table:table-row>
        <table:table-row table:style-name="ro3">
          <table:table-cell table:style-name="ce2" table:formula="of:=[.A321]+1" office:value-type="float" office:value="1194" calcext:value-type="float">
            <text:p>1194</text:p>
          </table:table-cell>
          <table:table-cell table:style-name="ce2" table:formula="of:=[.B321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22] &amp; &quot;, &quot; &amp; [.B322] &amp; &quot;, &quot; &amp; [.C322] &amp; &quot;, &quot; &amp; [.D322] &amp; &quot;, &quot; &amp; [.E322] &amp; &quot;, &quot; &amp; [.F322] &amp; &quot;);&quot;" office:value-type="string" office:string-value="insert into game_score (id, matchid, squad, goals, points, time_type) values (1194, 50, 61, null, 0, 7);" calcext:value-type="string">
            <text:p>insert into game_score (id, matchid, squad, goals, points, time_type) values (1194, 50, 61, null, 0, 7);</text:p>
          </table:table-cell>
          <table:table-cell table:number-columns-repeated="1017"/>
        </table:table-row>
        <table:table-row table:style-name="ro3">
          <table:table-cell table:style-name="ce2" table:formula="of:=[.A322]+1" office:value-type="float" office:value="1195" calcext:value-type="float">
            <text:p>1195</text:p>
          </table:table-cell>
          <table:table-cell table:style-name="ce2" table:formula="of:=[.B322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23] &amp; &quot;, &quot; &amp; [.B323] &amp; &quot;, &quot; &amp; [.C323] &amp; &quot;, &quot; &amp; [.D323] &amp; &quot;, &quot; &amp; [.E323] &amp; &quot;, &quot; &amp; [.F323] &amp; &quot;);&quot;" office:value-type="string" office:string-value="insert into game_score (id, matchid, squad, goals, points, time_type) values (1195, 50, 52, null, 0, 8);" calcext:value-type="string">
            <text:p>insert into game_score (id, matchid, squad, goals, points, time_type) values (1195, 50, 52, null, 0, 8);</text:p>
          </table:table-cell>
          <table:table-cell table:number-columns-repeated="1017"/>
        </table:table-row>
        <table:table-row table:style-name="ro3">
          <table:table-cell table:style-name="ce2" table:formula="of:=[.A323]+1" office:value-type="float" office:value="1196" calcext:value-type="float">
            <text:p>1196</text:p>
          </table:table-cell>
          <table:table-cell table:style-name="ce2" table:formula="of:=[.B323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24] &amp; &quot;, &quot; &amp; [.B324] &amp; &quot;, &quot; &amp; [.C324] &amp; &quot;, &quot; &amp; [.D324] &amp; &quot;, &quot; &amp; [.E324] &amp; &quot;, &quot; &amp; [.F324] &amp; &quot;);&quot;" office:value-type="string" office:string-value="insert into game_score (id, matchid, squad, goals, points, time_type) values (1196, 50, 61, null, 0, 8);" calcext:value-type="string">
            <text:p>insert into game_score (id, matchid, squad, goals, points, time_type) values (1196, 50, 61, null, 0, 8);</text:p>
          </table:table-cell>
          <table:table-cell table:number-columns-repeated="1017"/>
        </table:table-row>
        <table:table-row table:style-name="ro3">
          <table:table-cell table:style-name="ce2" table:formula="of:=[.A324]+1" office:value-type="float" office:value="1197" calcext:value-type="float">
            <text:p>1197</text:p>
          </table:table-cell>
          <table:table-cell table:style-name="ce2" table:formula="of:=[.B324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5] &amp; &quot;, &quot; &amp; [.B325] &amp; &quot;, &quot; &amp; [.C325] &amp; &quot;, &quot; &amp; [.D325] &amp; &quot;, &quot; &amp; [.E325] &amp; &quot;, &quot; &amp; [.F325] &amp; &quot;);&quot;" office:value-type="string" office:string-value="insert into game_score (id, matchid, squad, goals, points, time_type) values (1197, 50, 52, null, 0, 9);" calcext:value-type="string">
            <text:p>insert into game_score (id, matchid, squad, goals, points, time_type) values (1197, 50, 52, null, 0, 9);</text:p>
          </table:table-cell>
          <table:table-cell table:number-columns-repeated="1017"/>
        </table:table-row>
        <table:table-row table:style-name="ro3">
          <table:table-cell table:style-name="ce2" table:formula="of:=[.A325]+1" office:value-type="float" office:value="1198" calcext:value-type="float">
            <text:p>1198</text:p>
          </table:table-cell>
          <table:table-cell table:style-name="ce2" table:formula="of:=[.B325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6] &amp; &quot;, &quot; &amp; [.B326] &amp; &quot;, &quot; &amp; [.C326] &amp; &quot;, &quot; &amp; [.D326] &amp; &quot;, &quot; &amp; [.E326] &amp; &quot;, &quot; &amp; [.F326] &amp; &quot;);&quot;" office:value-type="string" office:string-value="insert into game_score (id, matchid, squad, goals, points, time_type) values (1198, 50, 61, null, 0, 9);" calcext:value-type="string">
            <text:p>insert into game_score (id, matchid, squad, goals, points, time_type) values (1198, 50, 61, null, 0, 9);</text:p>
          </table:table-cell>
          <table:table-cell table:number-columns-repeated="1017"/>
        </table:table-row>
        <table:table-row table:style-name="ro3">
          <table:table-cell table:style-name="ce2" table:formula="of:=[.A326]+1" office:value-type="float" office:value="1199" calcext:value-type="float">
            <text:p>1199</text:p>
          </table:table-cell>
          <table:table-cell table:style-name="ce2" table:formula="of:=[.B326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27] &amp; &quot;, &quot; &amp; [.B327] &amp; &quot;, &quot; &amp; [.C327] &amp; &quot;, &quot; &amp; [.D327] &amp; &quot;, &quot; &amp; [.E327] &amp; &quot;, &quot; &amp; [.F327] &amp; &quot;);&quot;" office:value-type="string" office:string-value="insert into game_score (id, matchid, squad, goals, points, time_type) values (1199, 50, 52, 16, 0, 9000);" calcext:value-type="string">
            <text:p>insert into game_score (id, matchid, squad, goals, points, time_type) values (1199, 50, 52, 16, 0, 9000);</text:p>
          </table:table-cell>
          <table:table-cell table:number-columns-repeated="1017"/>
        </table:table-row>
        <table:table-row table:style-name="ro3">
          <table:table-cell table:style-name="ce2" table:formula="of:=[.A327]+1" office:value-type="float" office:value="1200" calcext:value-type="float">
            <text:p>1200</text:p>
          </table:table-cell>
          <table:table-cell table:style-name="ce2" table:formula="of:=[.B327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28] &amp; &quot;, &quot; &amp; [.B328] &amp; &quot;, &quot; &amp; [.C328] &amp; &quot;, &quot; &amp; [.D328] &amp; &quot;, &quot; &amp; [.E328] &amp; &quot;, &quot; &amp; [.F328] &amp; &quot;);&quot;" office:value-type="string" office:string-value="insert into game_score (id, matchid, squad, goals, points, time_type) values (1200, 50, 61, 1, 0, 9000);" calcext:value-type="string">
            <text:p>insert into game_score (id, matchid, squad, goals, points, time_type) values (1200, 50, 61, 1, 0, 9000);</text:p>
          </table:table-cell>
          <table:table-cell table:number-columns-repeated="1017"/>
        </table:table-row>
        <table:table-row table:style-name="ro3">
          <table:table-cell table:style-name="ce2" table:formula="of:=[.A328]+1" office:value-type="float" office:value="1201" calcext:value-type="float">
            <text:p>1201</text:p>
          </table:table-cell>
          <table:table-cell table:style-name="ce2" table:formula="of:=[.B328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29] &amp; &quot;, &quot; &amp; [.B329] &amp; &quot;, &quot; &amp; [.C329] &amp; &quot;, &quot; &amp; [.D329] &amp; &quot;, &quot; &amp; [.E329] &amp; &quot;, &quot; &amp; [.F329] &amp; &quot;);&quot;" office:value-type="string" office:string-value="insert into game_score (id, matchid, squad, goals, points, time_type) values (1201, 50, 52, 13, 0, 9001);" calcext:value-type="string">
            <text:p>insert into game_score (id, matchid, squad, goals, points, time_type) values (1201, 50, 52, 13, 0, 9001);</text:p>
          </table:table-cell>
          <table:table-cell table:number-columns-repeated="1017"/>
        </table:table-row>
        <table:table-row table:style-name="ro3">
          <table:table-cell table:style-name="ce2" table:formula="of:=[.A329]+1" office:value-type="float" office:value="1202" calcext:value-type="float">
            <text:p>1202</text:p>
          </table:table-cell>
          <table:table-cell table:style-name="ce2" table:formula="of:=[.B329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30] &amp; &quot;, &quot; &amp; [.B330] &amp; &quot;, &quot; &amp; [.C330] &amp; &quot;, &quot; &amp; [.D330] &amp; &quot;, &quot; &amp; [.E330] &amp; &quot;, &quot; &amp; [.F330] &amp; &quot;);&quot;" office:value-type="string" office:string-value="insert into game_score (id, matchid, squad, goals, points, time_type) values (1202, 50, 61, 6, 0, 9001);" calcext:value-type="string">
            <text:p>insert into game_score (id, matchid, squad, goals, points, time_type) values (1202, 50, 61, 6, 0, 9001);</text:p>
          </table:table-cell>
          <table:table-cell table:number-columns-repeated="1017"/>
        </table:table-row>
        <table:table-row table:style-name="ro3">
          <table:table-cell table:style-name="ce2" table:formula="of:=[.A330]+1" office:value-type="float" office:value="1203" calcext:value-type="float">
            <text:p>1203</text:p>
          </table:table-cell>
          <table:table-cell table:style-name="ce2" table:formula="of:=[.B330]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31] &amp; &quot;, &quot; &amp; [.B331] &amp; &quot;, &quot; &amp; [.C331] &amp; &quot;, &quot; &amp; [.D331] &amp; &quot;, &quot; &amp; [.E331] &amp; &quot;, &quot; &amp; [.F331] &amp; &quot;);&quot;" office:value-type="string" office:string-value="insert into game_score (id, matchid, squad, goals, points, time_type) values (1203, 50, 52, 0, 0, 9002);" calcext:value-type="string">
            <text:p>insert into game_score (id, matchid, squad, goals, points, time_type) values (1203, 50, 52, 0, 0, 9002);</text:p>
          </table:table-cell>
          <table:table-cell table:number-columns-repeated="1017"/>
        </table:table-row>
        <table:table-row table:style-name="ro3">
          <table:table-cell table:style-name="ce2" table:formula="of:=[.A331]+1" office:value-type="float" office:value="1204" calcext:value-type="float">
            <text:p>1204</text:p>
          </table:table-cell>
          <table:table-cell table:style-name="ce2" table:formula="of:=[.B331]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32] &amp; &quot;, &quot; &amp; [.B332] &amp; &quot;, &quot; &amp; [.C332] &amp; &quot;, &quot; &amp; [.D332] &amp; &quot;, &quot; &amp; [.E332] &amp; &quot;, &quot; &amp; [.F332] &amp; &quot;);&quot;" office:value-type="string" office:string-value="insert into game_score (id, matchid, squad, goals, points, time_type) values (1204, 50, 61, 0, 0, 9002);" calcext:value-type="string">
            <text:p>insert into game_score (id, matchid, squad, goals, points, time_type) values (1204, 50, 61, 0, 0, 9002);</text:p>
          </table:table-cell>
          <table:table-cell table:number-columns-repeated="1017"/>
        </table:table-row>
        <table:table-row table:style-name="ro3">
          <table:table-cell table:formula="of:=[.A332]+1" office:value-type="float" office:value="1205" calcext:value-type="float">
            <text:p>1205</text:p>
          </table:table-cell>
          <table:table-cell table:formula="of:=[.B309]+1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33] &amp; &quot;, &quot; &amp; [.B333] &amp; &quot;, &quot; &amp; [.C333] &amp; &quot;, &quot; &amp; [.D333] &amp; &quot;, &quot; &amp; [.E333] &amp; &quot;, &quot; &amp; [.F333] &amp; &quot;);&quot;" office:value-type="string" office:string-value="insert into game_score (id, matchid, squad, goals, points, time_type) values (1205, 51, 52, 0, 0, 1);" calcext:value-type="string">
            <text:p>insert into game_score (id, matchid, squad, goals, points, time_type) values (1205, 51, 52, 0, 0, 1);</text:p>
          </table:table-cell>
          <table:table-cell table:number-columns-repeated="1017"/>
        </table:table-row>
        <table:table-row table:style-name="ro3">
          <table:table-cell table:formula="of:=[.A333]+1" office:value-type="float" office:value="1206" calcext:value-type="float">
            <text:p>1206</text:p>
          </table:table-cell>
          <table:table-cell table:formula="of:=[.B333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34] &amp; &quot;, &quot; &amp; [.B334] &amp; &quot;, &quot; &amp; [.C334] &amp; &quot;, &quot; &amp; [.D334] &amp; &quot;, &quot; &amp; [.E334] &amp; &quot;, &quot; &amp; [.F334] &amp; &quot;);&quot;" office:value-type="string" office:string-value="insert into game_score (id, matchid, squad, goals, points, time_type) values (1206, 51, 53, 1, 0, 1);" calcext:value-type="string">
            <text:p>insert into game_score (id, matchid, squad, goals, points, time_type) values (1206, 51, 53, 1, 0, 1);</text:p>
          </table:table-cell>
          <table:table-cell table:number-columns-repeated="1017"/>
        </table:table-row>
        <table:table-row table:style-name="ro3">
          <table:table-cell table:formula="of:=[.A334]+1" office:value-type="float" office:value="1207" calcext:value-type="float">
            <text:p>1207</text:p>
          </table:table-cell>
          <table:table-cell table:formula="of:=[.B334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35] &amp; &quot;, &quot; &amp; [.B335] &amp; &quot;, &quot; &amp; [.C335] &amp; &quot;, &quot; &amp; [.D335] &amp; &quot;, &quot; &amp; [.E335] &amp; &quot;, &quot; &amp; [.F335] &amp; &quot;);&quot;" office:value-type="string" office:string-value="insert into game_score (id, matchid, squad, goals, points, time_type) values (1207, 51, 52, 0, 0, 2);" calcext:value-type="string">
            <text:p>insert into game_score (id, matchid, squad, goals, points, time_type) values (1207, 51, 52, 0, 0, 2);</text:p>
          </table:table-cell>
          <table:table-cell table:number-columns-repeated="1017"/>
        </table:table-row>
        <table:table-row table:style-name="ro3">
          <table:table-cell table:formula="of:=[.A335]+1" office:value-type="float" office:value="1208" calcext:value-type="float">
            <text:p>1208</text:p>
          </table:table-cell>
          <table:table-cell table:formula="of:=[.B335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36] &amp; &quot;, &quot; &amp; [.B336] &amp; &quot;, &quot; &amp; [.C336] &amp; &quot;, &quot; &amp; [.D336] &amp; &quot;, &quot; &amp; [.E336] &amp; &quot;, &quot; &amp; [.F336] &amp; &quot;);&quot;" office:value-type="string" office:string-value="insert into game_score (id, matchid, squad, goals, points, time_type) values (1208, 51, 53, 0, 0, 2);" calcext:value-type="string">
            <text:p>insert into game_score (id, matchid, squad, goals, points, time_type) values (1208, 51, 53, 0, 0, 2);</text:p>
          </table:table-cell>
          <table:table-cell table:number-columns-repeated="1017"/>
        </table:table-row>
        <table:table-row table:style-name="ro3">
          <table:table-cell table:formula="of:=[.A336]+1" office:value-type="float" office:value="1209" calcext:value-type="float">
            <text:p>1209</text:p>
          </table:table-cell>
          <table:table-cell table:formula="of:=[.B336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37] &amp; &quot;, &quot; &amp; [.B337] &amp; &quot;, &quot; &amp; [.C337] &amp; &quot;, &quot; &amp; [.D337] &amp; &quot;, &quot; &amp; [.E337] &amp; &quot;, &quot; &amp; [.F337] &amp; &quot;);&quot;" office:value-type="string" office:string-value="insert into game_score (id, matchid, squad, goals, points, time_type) values (1209, 51, 52, 2, 0, 3);" calcext:value-type="string">
            <text:p>insert into game_score (id, matchid, squad, goals, points, time_type) values (1209, 51, 52, 2, 0, 3);</text:p>
          </table:table-cell>
          <table:table-cell table:number-columns-repeated="1017"/>
        </table:table-row>
        <table:table-row table:style-name="ro3">
          <table:table-cell table:formula="of:=[.A337]+1" office:value-type="float" office:value="1210" calcext:value-type="float">
            <text:p>1210</text:p>
          </table:table-cell>
          <table:table-cell table:formula="of:=[.B337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38] &amp; &quot;, &quot; &amp; [.B338] &amp; &quot;, &quot; &amp; [.C338] &amp; &quot;, &quot; &amp; [.D338] &amp; &quot;, &quot; &amp; [.E338] &amp; &quot;, &quot; &amp; [.F338] &amp; &quot;);&quot;" office:value-type="string" office:string-value="insert into game_score (id, matchid, squad, goals, points, time_type) values (1210, 51, 53, 1, 0, 3);" calcext:value-type="string">
            <text:p>insert into game_score (id, matchid, squad, goals, points, time_type) values (1210, 51, 53, 1, 0, 3);</text:p>
          </table:table-cell>
          <table:table-cell table:number-columns-repeated="1017"/>
        </table:table-row>
        <table:table-row table:style-name="ro3">
          <table:table-cell table:formula="of:=[.A338]+1" office:value-type="float" office:value="1211" calcext:value-type="float">
            <text:p>1211</text:p>
          </table:table-cell>
          <table:table-cell table:formula="of:=[.B338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39] &amp; &quot;, &quot; &amp; [.B339] &amp; &quot;, &quot; &amp; [.C339] &amp; &quot;, &quot; &amp; [.D339] &amp; &quot;, &quot; &amp; [.E339] &amp; &quot;, &quot; &amp; [.F339] &amp; &quot;);&quot;" office:value-type="string" office:string-value="insert into game_score (id, matchid, squad, goals, points, time_type) values (1211, 51, 52, 1, 0, 4);" calcext:value-type="string">
            <text:p>insert into game_score (id, matchid, squad, goals, points, time_type) values (1211, 51, 52, 1, 0, 4);</text:p>
          </table:table-cell>
          <table:table-cell table:number-columns-repeated="1017"/>
        </table:table-row>
        <table:table-row table:style-name="ro3">
          <table:table-cell table:formula="of:=[.A339]+1" office:value-type="float" office:value="1212" calcext:value-type="float">
            <text:p>1212</text:p>
          </table:table-cell>
          <table:table-cell table:formula="of:=[.B339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40] &amp; &quot;, &quot; &amp; [.B340] &amp; &quot;, &quot; &amp; [.C340] &amp; &quot;, &quot; &amp; [.D340] &amp; &quot;, &quot; &amp; [.E340] &amp; &quot;, &quot; &amp; [.F340] &amp; &quot;);&quot;" office:value-type="string" office:string-value="insert into game_score (id, matchid, squad, goals, points, time_type) values (1212, 51, 53, 5, 0, 4);" calcext:value-type="string">
            <text:p>insert into game_score (id, matchid, squad, goals, points, time_type) values (1212, 51, 53, 5, 0, 4);</text:p>
          </table:table-cell>
          <table:table-cell table:number-columns-repeated="1017"/>
        </table:table-row>
        <table:table-row table:style-name="ro3">
          <table:table-cell table:formula="of:=[.A340]+1" office:value-type="float" office:value="1213" calcext:value-type="float">
            <text:p>1213</text:p>
          </table:table-cell>
          <table:table-cell table:formula="of:=[.B340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41] &amp; &quot;, &quot; &amp; [.B341] &amp; &quot;, &quot; &amp; [.C341] &amp; &quot;, &quot; &amp; [.D341] &amp; &quot;, &quot; &amp; [.E341] &amp; &quot;, &quot; &amp; [.F341] &amp; &quot;);&quot;" office:value-type="string" office:string-value="insert into game_score (id, matchid, squad, goals, points, time_type) values (1213, 51, 52, 1, 0, 5);" calcext:value-type="string">
            <text:p>insert into game_score (id, matchid, squad, goals, points, time_type) values (1213, 51, 52, 1, 0, 5);</text:p>
          </table:table-cell>
          <table:table-cell table:number-columns-repeated="1017"/>
        </table:table-row>
        <table:table-row table:style-name="ro3">
          <table:table-cell table:formula="of:=[.A341]+1" office:value-type="float" office:value="1214" calcext:value-type="float">
            <text:p>1214</text:p>
          </table:table-cell>
          <table:table-cell table:formula="of:=[.B341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42] &amp; &quot;, &quot; &amp; [.B342] &amp; &quot;, &quot; &amp; [.C342] &amp; &quot;, &quot; &amp; [.D342] &amp; &quot;, &quot; &amp; [.E342] &amp; &quot;, &quot; &amp; [.F342] &amp; &quot;);&quot;" office:value-type="string" office:string-value="insert into game_score (id, matchid, squad, goals, points, time_type) values (1214, 51, 53, 0, 0, 5);" calcext:value-type="string">
            <text:p>insert into game_score (id, matchid, squad, goals, points, time_type) values (1214, 51, 53, 0, 0, 5);</text:p>
          </table:table-cell>
          <table:table-cell table:number-columns-repeated="1017"/>
        </table:table-row>
        <table:table-row table:style-name="ro3">
          <table:table-cell table:formula="of:=[.A342]+1" office:value-type="float" office:value="1215" calcext:value-type="float">
            <text:p>1215</text:p>
          </table:table-cell>
          <table:table-cell table:formula="of:=[.B342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43] &amp; &quot;, &quot; &amp; [.B343] &amp; &quot;, &quot; &amp; [.C343] &amp; &quot;, &quot; &amp; [.D343] &amp; &quot;, &quot; &amp; [.E343] &amp; &quot;, &quot; &amp; [.F343] &amp; &quot;);&quot;" office:value-type="string" office:string-value="insert into game_score (id, matchid, squad, goals, points, time_type) values (1215, 51, 52, 0, 0, 6);" calcext:value-type="string">
            <text:p>insert into game_score (id, matchid, squad, goals, points, time_type) values (1215, 51, 52, 0, 0, 6);</text:p>
          </table:table-cell>
          <table:table-cell table:number-columns-repeated="1017"/>
        </table:table-row>
        <table:table-row table:style-name="ro3">
          <table:table-cell table:formula="of:=[.A343]+1" office:value-type="float" office:value="1216" calcext:value-type="float">
            <text:p>1216</text:p>
          </table:table-cell>
          <table:table-cell table:formula="of:=[.B343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44] &amp; &quot;, &quot; &amp; [.B344] &amp; &quot;, &quot; &amp; [.C344] &amp; &quot;, &quot; &amp; [.D344] &amp; &quot;, &quot; &amp; [.E344] &amp; &quot;, &quot; &amp; [.F344] &amp; &quot;);&quot;" office:value-type="string" office:string-value="insert into game_score (id, matchid, squad, goals, points, time_type) values (1216, 51, 53, 0, 0, 6);" calcext:value-type="string">
            <text:p>insert into game_score (id, matchid, squad, goals, points, time_type) values (1216, 51, 53, 0, 0, 6);</text:p>
          </table:table-cell>
          <table:table-cell table:number-columns-repeated="1017"/>
        </table:table-row>
        <table:table-row table:style-name="ro3">
          <table:table-cell table:formula="of:=[.A344]+1" office:value-type="float" office:value="1217" calcext:value-type="float">
            <text:p>1217</text:p>
          </table:table-cell>
          <table:table-cell table:formula="of:=[.B344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45] &amp; &quot;, &quot; &amp; [.B345] &amp; &quot;, &quot; &amp; [.C345] &amp; &quot;, &quot; &amp; [.D345] &amp; &quot;, &quot; &amp; [.E345] &amp; &quot;, &quot; &amp; [.F345] &amp; &quot;);&quot;" office:value-type="string" office:string-value="insert into game_score (id, matchid, squad, goals, points, time_type) values (1217, 51, 52, 0, 0, 7);" calcext:value-type="string">
            <text:p>insert into game_score (id, matchid, squad, goals, points, time_type) values (1217, 51, 52, 0, 0, 7);</text:p>
          </table:table-cell>
          <table:table-cell table:number-columns-repeated="1017"/>
        </table:table-row>
        <table:table-row table:style-name="ro3">
          <table:table-cell table:formula="of:=[.A345]+1" office:value-type="float" office:value="1218" calcext:value-type="float">
            <text:p>1218</text:p>
          </table:table-cell>
          <table:table-cell table:formula="of:=[.B345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46] &amp; &quot;, &quot; &amp; [.B346] &amp; &quot;, &quot; &amp; [.C346] &amp; &quot;, &quot; &amp; [.D346] &amp; &quot;, &quot; &amp; [.E346] &amp; &quot;, &quot; &amp; [.F346] &amp; &quot;);&quot;" office:value-type="string" office:string-value="insert into game_score (id, matchid, squad, goals, points, time_type) values (1218, 51, 53, 9, 0, 7);" calcext:value-type="string">
            <text:p>insert into game_score (id, matchid, squad, goals, points, time_type) values (1218, 51, 53, 9, 0, 7);</text:p>
          </table:table-cell>
          <table:table-cell table:number-columns-repeated="1017"/>
        </table:table-row>
        <table:table-row table:style-name="ro3">
          <table:table-cell table:formula="of:=[.A346]+1" office:value-type="float" office:value="1219" calcext:value-type="float">
            <text:p>1219</text:p>
          </table:table-cell>
          <table:table-cell table:formula="of:=[.B346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47] &amp; &quot;, &quot; &amp; [.B347] &amp; &quot;, &quot; &amp; [.C347] &amp; &quot;, &quot; &amp; [.D347] &amp; &quot;, &quot; &amp; [.E347] &amp; &quot;, &quot; &amp; [.F347] &amp; &quot;);&quot;" office:value-type="string" office:string-value="insert into game_score (id, matchid, squad, goals, points, time_type) values (1219, 51, 52, null, 0, 8);" calcext:value-type="string">
            <text:p>insert into game_score (id, matchid, squad, goals, points, time_type) values (1219, 51, 52, null, 0, 8);</text:p>
          </table:table-cell>
          <table:table-cell table:number-columns-repeated="1017"/>
        </table:table-row>
        <table:table-row table:style-name="ro3">
          <table:table-cell table:formula="of:=[.A347]+1" office:value-type="float" office:value="1220" calcext:value-type="float">
            <text:p>1220</text:p>
          </table:table-cell>
          <table:table-cell table:formula="of:=[.B347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48] &amp; &quot;, &quot; &amp; [.B348] &amp; &quot;, &quot; &amp; [.C348] &amp; &quot;, &quot; &amp; [.D348] &amp; &quot;, &quot; &amp; [.E348] &amp; &quot;, &quot; &amp; [.F348] &amp; &quot;);&quot;" office:value-type="string" office:string-value="insert into game_score (id, matchid, squad, goals, points, time_type) values (1220, 51, 53, null, 0, 8);" calcext:value-type="string">
            <text:p>insert into game_score (id, matchid, squad, goals, points, time_type) values (1220, 51, 53, null, 0, 8);</text:p>
          </table:table-cell>
          <table:table-cell table:number-columns-repeated="1017"/>
        </table:table-row>
        <table:table-row table:style-name="ro3">
          <table:table-cell table:formula="of:=[.A348]+1" office:value-type="float" office:value="1221" calcext:value-type="float">
            <text:p>1221</text:p>
          </table:table-cell>
          <table:table-cell table:formula="of:=[.B348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49] &amp; &quot;, &quot; &amp; [.B349] &amp; &quot;, &quot; &amp; [.C349] &amp; &quot;, &quot; &amp; [.D349] &amp; &quot;, &quot; &amp; [.E349] &amp; &quot;, &quot; &amp; [.F349] &amp; &quot;);&quot;" office:value-type="string" office:string-value="insert into game_score (id, matchid, squad, goals, points, time_type) values (1221, 51, 52, null, 0, 9);" calcext:value-type="string">
            <text:p>insert into game_score (id, matchid, squad, goals, points, time_type) values (1221, 51, 52, null, 0, 9);</text:p>
          </table:table-cell>
          <table:table-cell table:number-columns-repeated="1017"/>
        </table:table-row>
        <table:table-row table:style-name="ro3">
          <table:table-cell table:formula="of:=[.A349]+1" office:value-type="float" office:value="1222" calcext:value-type="float">
            <text:p>1222</text:p>
          </table:table-cell>
          <table:table-cell table:formula="of:=[.B349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50] &amp; &quot;, &quot; &amp; [.B350] &amp; &quot;, &quot; &amp; [.C350] &amp; &quot;, &quot; &amp; [.D350] &amp; &quot;, &quot; &amp; [.E350] &amp; &quot;, &quot; &amp; [.F350] &amp; &quot;);&quot;" office:value-type="string" office:string-value="insert into game_score (id, matchid, squad, goals, points, time_type) values (1222, 51, 53, null, 0, 9);" calcext:value-type="string">
            <text:p>insert into game_score (id, matchid, squad, goals, points, time_type) values (1222, 51, 53, null, 0, 9);</text:p>
          </table:table-cell>
          <table:table-cell table:number-columns-repeated="1017"/>
        </table:table-row>
        <table:table-row table:style-name="ro3">
          <table:table-cell table:formula="of:=[.A350]+1" office:value-type="float" office:value="1223" calcext:value-type="float">
            <text:p>1223</text:p>
          </table:table-cell>
          <table:table-cell table:formula="of:=[.B350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51] &amp; &quot;, &quot; &amp; [.B351] &amp; &quot;, &quot; &amp; [.C351] &amp; &quot;, &quot; &amp; [.D351] &amp; &quot;, &quot; &amp; [.E351] &amp; &quot;, &quot; &amp; [.F351] &amp; &quot;);&quot;" office:value-type="string" office:string-value="insert into game_score (id, matchid, squad, goals, points, time_type) values (1223, 51, 52, 4, 0, 9000);" calcext:value-type="string">
            <text:p>insert into game_score (id, matchid, squad, goals, points, time_type) values (1223, 51, 52, 4, 0, 9000);</text:p>
          </table:table-cell>
          <table:table-cell table:number-columns-repeated="1017"/>
        </table:table-row>
        <table:table-row table:style-name="ro3">
          <table:table-cell table:formula="of:=[.A351]+1" office:value-type="float" office:value="1224" calcext:value-type="float">
            <text:p>1224</text:p>
          </table:table-cell>
          <table:table-cell table:formula="of:=[.B351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52] &amp; &quot;, &quot; &amp; [.B352] &amp; &quot;, &quot; &amp; [.C352] &amp; &quot;, &quot; &amp; [.D352] &amp; &quot;, &quot; &amp; [.E352] &amp; &quot;, &quot; &amp; [.F352] &amp; &quot;);&quot;" office:value-type="string" office:string-value="insert into game_score (id, matchid, squad, goals, points, time_type) values (1224, 51, 53, 16, 0, 9000);" calcext:value-type="string">
            <text:p>insert into game_score (id, matchid, squad, goals, points, time_type) values (1224, 51, 53, 16, 0, 9000);</text:p>
          </table:table-cell>
          <table:table-cell table:number-columns-repeated="1017"/>
        </table:table-row>
        <table:table-row table:style-name="ro3">
          <table:table-cell table:formula="of:=[.A352]+1" office:value-type="float" office:value="1225" calcext:value-type="float">
            <text:p>1225</text:p>
          </table:table-cell>
          <table:table-cell table:formula="of:=[.B352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53] &amp; &quot;, &quot; &amp; [.B353] &amp; &quot;, &quot; &amp; [.C353] &amp; &quot;, &quot; &amp; [.D353] &amp; &quot;, &quot; &amp; [.E353] &amp; &quot;, &quot; &amp; [.F353] &amp; &quot;);&quot;" office:value-type="string" office:string-value="insert into game_score (id, matchid, squad, goals, points, time_type) values (1225, 51, 52, 5, 0, 9001);" calcext:value-type="string">
            <text:p>insert into game_score (id, matchid, squad, goals, points, time_type) values (1225, 51, 52, 5, 0, 9001);</text:p>
          </table:table-cell>
          <table:table-cell table:number-columns-repeated="1017"/>
        </table:table-row>
        <table:table-row table:style-name="ro3">
          <table:table-cell table:formula="of:=[.A353]+1" office:value-type="float" office:value="1226" calcext:value-type="float">
            <text:p>1226</text:p>
          </table:table-cell>
          <table:table-cell table:formula="of:=[.B353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54] &amp; &quot;, &quot; &amp; [.B354] &amp; &quot;, &quot; &amp; [.C354] &amp; &quot;, &quot; &amp; [.D354] &amp; &quot;, &quot; &amp; [.E354] &amp; &quot;, &quot; &amp; [.F354] &amp; &quot;);&quot;" office:value-type="string" office:string-value="insert into game_score (id, matchid, squad, goals, points, time_type) values (1226, 51, 53, 17, 0, 9001);" calcext:value-type="string">
            <text:p>insert into game_score (id, matchid, squad, goals, points, time_type) values (1226, 51, 53, 17, 0, 9001);</text:p>
          </table:table-cell>
          <table:table-cell table:number-columns-repeated="1017"/>
        </table:table-row>
        <table:table-row table:style-name="ro3">
          <table:table-cell table:formula="of:=[.A354]+1" office:value-type="float" office:value="1227" calcext:value-type="float">
            <text:p>1227</text:p>
          </table:table-cell>
          <table:table-cell table:formula="of:=[.B354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355] &amp; &quot;, &quot; &amp; [.B355] &amp; &quot;, &quot; &amp; [.C355] &amp; &quot;, &quot; &amp; [.D355] &amp; &quot;, &quot; &amp; [.E355] &amp; &quot;, &quot; &amp; [.F355] &amp; &quot;);&quot;" office:value-type="string" office:string-value="insert into game_score (id, matchid, squad, goals, points, time_type) values (1227, 51, 52, 0, 0, 9002);" calcext:value-type="string">
            <text:p>insert into game_score (id, matchid, squad, goals, points, time_type) values (1227, 51, 52, 0, 0, 9002);</text:p>
          </table:table-cell>
          <table:table-cell table:number-columns-repeated="1017"/>
        </table:table-row>
        <table:table-row table:style-name="ro3">
          <table:table-cell table:formula="of:=[.A355]+1" office:value-type="float" office:value="1228" calcext:value-type="float">
            <text:p>1228</text:p>
          </table:table-cell>
          <table:table-cell table:formula="of:=[.B355]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356] &amp; &quot;, &quot; &amp; [.B356] &amp; &quot;, &quot; &amp; [.C356] &amp; &quot;, &quot; &amp; [.D356] &amp; &quot;, &quot; &amp; [.E356] &amp; &quot;, &quot; &amp; [.F356] &amp; &quot;);&quot;" office:value-type="string" office:string-value="insert into game_score (id, matchid, squad, goals, points, time_type) values (1228, 51, 53, 1, 0, 9002);" calcext:value-type="string">
            <text:p>insert into game_score (id, matchid, squad, goals, points, time_type) values (1228, 51, 53, 1, 0, 9002);</text:p>
          </table:table-cell>
          <table:table-cell table:number-columns-repeated="1017"/>
        </table:table-row>
        <table:table-row table:style-name="ro3">
          <table:table-cell table:style-name="ce2" table:formula="of:=[.A356]+1" office:value-type="float" office:value="1229" calcext:value-type="float">
            <text:p>1229</text:p>
          </table:table-cell>
          <table:table-cell table:style-name="ce2" table:formula="of:=[.B333]+1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57] &amp; &quot;, &quot; &amp; [.B357] &amp; &quot;, &quot; &amp; [.C357] &amp; &quot;, &quot; &amp; [.D357] &amp; &quot;, &quot; &amp; [.E357] &amp; &quot;, &quot; &amp; [.F357] &amp; &quot;);&quot;" office:value-type="string" office:string-value="insert into game_score (id, matchid, squad, goals, points, time_type) values (1229, 52, 1613, 1, 0, 1);" calcext:value-type="string">
            <text:p>insert into game_score (id, matchid, squad, goals, points, time_type) values (1229, 52, 1613, 1, 0, 1);</text:p>
          </table:table-cell>
          <table:table-cell table:number-columns-repeated="1017"/>
        </table:table-row>
        <table:table-row table:style-name="ro3">
          <table:table-cell table:style-name="ce2" table:formula="of:=[.A357]+1" office:value-type="float" office:value="1230" calcext:value-type="float">
            <text:p>1230</text:p>
          </table:table-cell>
          <table:table-cell table:style-name="ce2" table:formula="of:=[.B357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58] &amp; &quot;, &quot; &amp; [.B358] &amp; &quot;, &quot; &amp; [.C358] &amp; &quot;, &quot; &amp; [.D358] &amp; &quot;, &quot; &amp; [.E358] &amp; &quot;, &quot; &amp; [.F358] &amp; &quot;);&quot;" office:value-type="string" office:string-value="insert into game_score (id, matchid, squad, goals, points, time_type) values (1230, 52, 1, 0, 0, 1);" calcext:value-type="string">
            <text:p>insert into game_score (id, matchid, squad, goals, points, time_type) values (1230, 52, 1, 0, 0, 1);</text:p>
          </table:table-cell>
          <table:table-cell table:number-columns-repeated="1017"/>
        </table:table-row>
        <table:table-row table:style-name="ro3">
          <table:table-cell table:style-name="ce2" table:formula="of:=[.A358]+1" office:value-type="float" office:value="1231" calcext:value-type="float">
            <text:p>1231</text:p>
          </table:table-cell>
          <table:table-cell table:style-name="ce2" table:formula="of:=[.B358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59] &amp; &quot;, &quot; &amp; [.B359] &amp; &quot;, &quot; &amp; [.C359] &amp; &quot;, &quot; &amp; [.D359] &amp; &quot;, &quot; &amp; [.E359] &amp; &quot;, &quot; &amp; [.F359] &amp; &quot;);&quot;" office:value-type="string" office:string-value="insert into game_score (id, matchid, squad, goals, points, time_type) values (1231, 52, 1613, 0, 0, 2);" calcext:value-type="string">
            <text:p>insert into game_score (id, matchid, squad, goals, points, time_type) values (1231, 52, 1613, 0, 0, 2);</text:p>
          </table:table-cell>
          <table:table-cell table:number-columns-repeated="1017"/>
        </table:table-row>
        <table:table-row table:style-name="ro3">
          <table:table-cell table:style-name="ce2" table:formula="of:=[.A359]+1" office:value-type="float" office:value="1232" calcext:value-type="float">
            <text:p>1232</text:p>
          </table:table-cell>
          <table:table-cell table:style-name="ce2" table:formula="of:=[.B359]" office:value-type="float" office:value="52" calcext:value-type="float">
            <text:p>5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60] &amp; &quot;, &quot; &amp; [.B360] &amp; &quot;, &quot; &amp; [.C360] &amp; &quot;, &quot; &amp; [.D360] &amp; &quot;, &quot; &amp; [.E360] &amp; &quot;, &quot; &amp; [.F360] &amp; &quot;);&quot;" office:value-type="string" office:string-value="insert into game_score (id, matchid, squad, goals, points, time_type) values (1232, 52, 1, 1, 0, 2);" calcext:value-type="string">
            <text:p>insert into game_score (id, matchid, squad, goals, points, time_type) values (1232, 52, 1, 1, 0, 2);</text:p>
          </table:table-cell>
          <table:table-cell table:number-columns-repeated="1017"/>
        </table:table-row>
        <table:table-row table:style-name="ro3">
          <table:table-cell table:style-name="ce2" table:formula="of:=[.A360]+1" office:value-type="float" office:value="1233" calcext:value-type="float">
            <text:p>1233</text:p>
          </table:table-cell>
          <table:table-cell table:style-name="ce2" table:formula="of:=[.B360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61] &amp; &quot;, &quot; &amp; [.B361] &amp; &quot;, &quot; &amp; [.C361] &amp; &quot;, &quot; &amp; [.D361] &amp; &quot;, &quot; &amp; [.E361] &amp; &quot;, &quot; &amp; [.F361] &amp; &quot;);&quot;" office:value-type="string" office:string-value="insert into game_score (id, matchid, squad, goals, points, time_type) values (1233, 52, 1613, 1, 0, 3);" calcext:value-type="string">
            <text:p>insert into game_score (id, matchid, squad, goals, points, time_type) values (1233, 52, 1613, 1, 0, 3);</text:p>
          </table:table-cell>
          <table:table-cell table:number-columns-repeated="1017"/>
        </table:table-row>
        <table:table-row table:style-name="ro3">
          <table:table-cell table:style-name="ce2" table:formula="of:=[.A361]+1" office:value-type="float" office:value="1234" calcext:value-type="float">
            <text:p>1234</text:p>
          </table:table-cell>
          <table:table-cell table:style-name="ce2" table:formula="of:=[.B361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62] &amp; &quot;, &quot; &amp; [.B362] &amp; &quot;, &quot; &amp; [.C362] &amp; &quot;, &quot; &amp; [.D362] &amp; &quot;, &quot; &amp; [.E362] &amp; &quot;, &quot; &amp; [.F362] &amp; &quot;);&quot;" office:value-type="string" office:string-value="insert into game_score (id, matchid, squad, goals, points, time_type) values (1234, 52, 1, 0, 0, 3);" calcext:value-type="string">
            <text:p>insert into game_score (id, matchid, squad, goals, points, time_type) values (1234, 52, 1, 0, 0, 3);</text:p>
          </table:table-cell>
          <table:table-cell table:number-columns-repeated="1017"/>
        </table:table-row>
        <table:table-row table:style-name="ro3">
          <table:table-cell table:style-name="ce2" table:formula="of:=[.A362]+1" office:value-type="float" office:value="1235" calcext:value-type="float">
            <text:p>1235</text:p>
          </table:table-cell>
          <table:table-cell table:style-name="ce2" table:formula="of:=[.B362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63] &amp; &quot;, &quot; &amp; [.B363] &amp; &quot;, &quot; &amp; [.C363] &amp; &quot;, &quot; &amp; [.D363] &amp; &quot;, &quot; &amp; [.E363] &amp; &quot;, &quot; &amp; [.F363] &amp; &quot;);&quot;" office:value-type="string" office:string-value="insert into game_score (id, matchid, squad, goals, points, time_type) values (1235, 52, 1613, 0, 0, 4);" calcext:value-type="string">
            <text:p>insert into game_score (id, matchid, squad, goals, points, time_type) values (1235, 52, 1613, 0, 0, 4);</text:p>
          </table:table-cell>
          <table:table-cell table:number-columns-repeated="1017"/>
        </table:table-row>
        <table:table-row table:style-name="ro3">
          <table:table-cell table:style-name="ce2" table:formula="of:=[.A363]+1" office:value-type="float" office:value="1236" calcext:value-type="float">
            <text:p>1236</text:p>
          </table:table-cell>
          <table:table-cell table:style-name="ce2" table:formula="of:=[.B363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64] &amp; &quot;, &quot; &amp; [.B364] &amp; &quot;, &quot; &amp; [.C364] &amp; &quot;, &quot; &amp; [.D364] &amp; &quot;, &quot; &amp; [.E364] &amp; &quot;, &quot; &amp; [.F364] &amp; &quot;);&quot;" office:value-type="string" office:string-value="insert into game_score (id, matchid, squad, goals, points, time_type) values (1236, 52, 1, 3, 0, 4);" calcext:value-type="string">
            <text:p>insert into game_score (id, matchid, squad, goals, points, time_type) values (1236, 52, 1, 3, 0, 4);</text:p>
          </table:table-cell>
          <table:table-cell table:number-columns-repeated="1017"/>
        </table:table-row>
        <table:table-row table:style-name="ro3">
          <table:table-cell table:style-name="ce2" table:formula="of:=[.A364]+1" office:value-type="float" office:value="1237" calcext:value-type="float">
            <text:p>1237</text:p>
          </table:table-cell>
          <table:table-cell table:style-name="ce2" table:formula="of:=[.B364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65] &amp; &quot;, &quot; &amp; [.B365] &amp; &quot;, &quot; &amp; [.C365] &amp; &quot;, &quot; &amp; [.D365] &amp; &quot;, &quot; &amp; [.E365] &amp; &quot;, &quot; &amp; [.F365] &amp; &quot;);&quot;" office:value-type="string" office:string-value="insert into game_score (id, matchid, squad, goals, points, time_type) values (1237, 52, 1613, 0, 0, 5);" calcext:value-type="string">
            <text:p>insert into game_score (id, matchid, squad, goals, points, time_type) values (1237, 52, 1613, 0, 0, 5);</text:p>
          </table:table-cell>
          <table:table-cell table:number-columns-repeated="1017"/>
        </table:table-row>
        <table:table-row table:style-name="ro3">
          <table:table-cell table:style-name="ce2" table:formula="of:=[.A365]+1" office:value-type="float" office:value="1238" calcext:value-type="float">
            <text:p>1238</text:p>
          </table:table-cell>
          <table:table-cell table:style-name="ce2" table:formula="of:=[.B365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66] &amp; &quot;, &quot; &amp; [.B366] &amp; &quot;, &quot; &amp; [.C366] &amp; &quot;, &quot; &amp; [.D366] &amp; &quot;, &quot; &amp; [.E366] &amp; &quot;, &quot; &amp; [.F366] &amp; &quot;);&quot;" office:value-type="string" office:string-value="insert into game_score (id, matchid, squad, goals, points, time_type) values (1238, 52, 1, 0, 0, 5);" calcext:value-type="string">
            <text:p>insert into game_score (id, matchid, squad, goals, points, time_type) values (1238, 52, 1, 0, 0, 5);</text:p>
          </table:table-cell>
          <table:table-cell table:number-columns-repeated="1017"/>
        </table:table-row>
        <table:table-row table:style-name="ro3">
          <table:table-cell table:style-name="ce2" table:formula="of:=[.A366]+1" office:value-type="float" office:value="1239" calcext:value-type="float">
            <text:p>1239</text:p>
          </table:table-cell>
          <table:table-cell table:style-name="ce2" table:formula="of:=[.B366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67] &amp; &quot;, &quot; &amp; [.B367] &amp; &quot;, &quot; &amp; [.C367] &amp; &quot;, &quot; &amp; [.D367] &amp; &quot;, &quot; &amp; [.E367] &amp; &quot;, &quot; &amp; [.F367] &amp; &quot;);&quot;" office:value-type="string" office:string-value="insert into game_score (id, matchid, squad, goals, points, time_type) values (1239, 52, 1613, 1, 0, 6);" calcext:value-type="string">
            <text:p>insert into game_score (id, matchid, squad, goals, points, time_type) values (1239, 52, 1613, 1, 0, 6);</text:p>
          </table:table-cell>
          <table:table-cell table:number-columns-repeated="1017"/>
        </table:table-row>
        <table:table-row table:style-name="ro3">
          <table:table-cell table:style-name="ce2" table:formula="of:=[.A367]+1" office:value-type="float" office:value="1240" calcext:value-type="float">
            <text:p>1240</text:p>
          </table:table-cell>
          <table:table-cell table:style-name="ce2" table:formula="of:=[.B367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68] &amp; &quot;, &quot; &amp; [.B368] &amp; &quot;, &quot; &amp; [.C368] &amp; &quot;, &quot; &amp; [.D368] &amp; &quot;, &quot; &amp; [.E368] &amp; &quot;, &quot; &amp; [.F368] &amp; &quot;);&quot;" office:value-type="string" office:string-value="insert into game_score (id, matchid, squad, goals, points, time_type) values (1240, 52, 1, 2, 0, 6);" calcext:value-type="string">
            <text:p>insert into game_score (id, matchid, squad, goals, points, time_type) values (1240, 52, 1, 2, 0, 6);</text:p>
          </table:table-cell>
          <table:table-cell table:number-columns-repeated="1017"/>
        </table:table-row>
        <table:table-row table:style-name="ro3">
          <table:table-cell table:style-name="ce2" table:formula="of:=[.A368]+1" office:value-type="float" office:value="1241" calcext:value-type="float">
            <text:p>1241</text:p>
          </table:table-cell>
          <table:table-cell table:style-name="ce2" table:formula="of:=[.B368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69] &amp; &quot;, &quot; &amp; [.B369] &amp; &quot;, &quot; &amp; [.C369] &amp; &quot;, &quot; &amp; [.D369] &amp; &quot;, &quot; &amp; [.E369] &amp; &quot;, &quot; &amp; [.F369] &amp; &quot;);&quot;" office:value-type="string" office:string-value="insert into game_score (id, matchid, squad, goals, points, time_type) values (1241, 52, 1613, 1, 0, 7);" calcext:value-type="string">
            <text:p>insert into game_score (id, matchid, squad, goals, points, time_type) values (1241, 52, 1613, 1, 0, 7);</text:p>
          </table:table-cell>
          <table:table-cell table:number-columns-repeated="1017"/>
        </table:table-row>
        <table:table-row table:style-name="ro3">
          <table:table-cell table:style-name="ce2" table:formula="of:=[.A369]+1" office:value-type="float" office:value="1242" calcext:value-type="float">
            <text:p>1242</text:p>
          </table:table-cell>
          <table:table-cell table:style-name="ce2" table:formula="of:=[.B369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70] &amp; &quot;, &quot; &amp; [.B370] &amp; &quot;, &quot; &amp; [.C370] &amp; &quot;, &quot; &amp; [.D370] &amp; &quot;, &quot; &amp; [.E370] &amp; &quot;, &quot; &amp; [.F370] &amp; &quot;);&quot;" office:value-type="string" office:string-value="insert into game_score (id, matchid, squad, goals, points, time_type) values (1242, 52, 1, 0, 0, 7);" calcext:value-type="string">
            <text:p>insert into game_score (id, matchid, squad, goals, points, time_type) values (1242, 52, 1, 0, 0, 7);</text:p>
          </table:table-cell>
          <table:table-cell table:number-columns-repeated="1017"/>
        </table:table-row>
        <table:table-row table:style-name="ro3">
          <table:table-cell table:style-name="ce2" table:formula="of:=[.A370]+1" office:value-type="float" office:value="1243" calcext:value-type="float">
            <text:p>1243</text:p>
          </table:table-cell>
          <table:table-cell table:style-name="ce2" table:formula="of:=[.B370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71] &amp; &quot;, &quot; &amp; [.B371] &amp; &quot;, &quot; &amp; [.C371] &amp; &quot;, &quot; &amp; [.D371] &amp; &quot;, &quot; &amp; [.E371] &amp; &quot;, &quot; &amp; [.F371] &amp; &quot;);&quot;" office:value-type="string" office:string-value="insert into game_score (id, matchid, squad, goals, points, time_type) values (1243, 52, 1613, 0, 0, 8);" calcext:value-type="string">
            <text:p>insert into game_score (id, matchid, squad, goals, points, time_type) values (1243, 52, 1613, 0, 0, 8);</text:p>
          </table:table-cell>
          <table:table-cell table:number-columns-repeated="1017"/>
        </table:table-row>
        <table:table-row table:style-name="ro3">
          <table:table-cell table:style-name="ce2" table:formula="of:=[.A371]+1" office:value-type="float" office:value="1244" calcext:value-type="float">
            <text:p>1244</text:p>
          </table:table-cell>
          <table:table-cell table:style-name="ce2" table:formula="of:=[.B371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72] &amp; &quot;, &quot; &amp; [.B372] &amp; &quot;, &quot; &amp; [.C372] &amp; &quot;, &quot; &amp; [.D372] &amp; &quot;, &quot; &amp; [.E372] &amp; &quot;, &quot; &amp; [.F372] &amp; &quot;);&quot;" office:value-type="string" office:string-value="insert into game_score (id, matchid, squad, goals, points, time_type) values (1244, 52, 1, 0, 0, 8);" calcext:value-type="string">
            <text:p>insert into game_score (id, matchid, squad, goals, points, time_type) values (1244, 52, 1, 0, 0, 8);</text:p>
          </table:table-cell>
          <table:table-cell table:number-columns-repeated="1017"/>
        </table:table-row>
        <table:table-row table:style-name="ro3">
          <table:table-cell table:style-name="ce2" table:formula="of:=[.A372]+1" office:value-type="float" office:value="1245" calcext:value-type="float">
            <text:p>1245</text:p>
          </table:table-cell>
          <table:table-cell table:style-name="ce2" table:formula="of:=[.B372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73] &amp; &quot;, &quot; &amp; [.B373] &amp; &quot;, &quot; &amp; [.C373] &amp; &quot;, &quot; &amp; [.D373] &amp; &quot;, &quot; &amp; [.E373] &amp; &quot;, &quot; &amp; [.F373] &amp; &quot;);&quot;" office:value-type="string" office:string-value="insert into game_score (id, matchid, squad, goals, points, time_type) values (1245, 52, 1613, 1, 0, 9);" calcext:value-type="string">
            <text:p>insert into game_score (id, matchid, squad, goals, points, time_type) values (1245, 52, 1613, 1, 0, 9);</text:p>
          </table:table-cell>
          <table:table-cell table:number-columns-repeated="1017"/>
        </table:table-row>
        <table:table-row table:style-name="ro3">
          <table:table-cell table:style-name="ce2" table:formula="of:=[.A373]+1" office:value-type="float" office:value="1246" calcext:value-type="float">
            <text:p>1246</text:p>
          </table:table-cell>
          <table:table-cell table:style-name="ce2" table:formula="of:=[.B373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74] &amp; &quot;, &quot; &amp; [.B374] &amp; &quot;, &quot; &amp; [.C374] &amp; &quot;, &quot; &amp; [.D374] &amp; &quot;, &quot; &amp; [.E374] &amp; &quot;, &quot; &amp; [.F374] &amp; &quot;);&quot;" office:value-type="string" office:string-value="insert into game_score (id, matchid, squad, goals, points, time_type) values (1246, 52, 1, null, 0, 9);" calcext:value-type="string">
            <text:p>insert into game_score (id, matchid, squad, goals, points, time_type) values (1246, 52, 1, null, 0, 9);</text:p>
          </table:table-cell>
          <table:table-cell table:number-columns-repeated="1017"/>
        </table:table-row>
        <table:table-row table:style-name="ro3">
          <table:table-cell table:style-name="ce2" table:formula="of:=[.A374]+1" office:value-type="float" office:value="1247" calcext:value-type="float">
            <text:p>1247</text:p>
          </table:table-cell>
          <table:table-cell table:style-name="ce2" table:formula="of:=[.B374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75] &amp; &quot;, &quot; &amp; [.B375] &amp; &quot;, &quot; &amp; [.C375] &amp; &quot;, &quot; &amp; [.D375] &amp; &quot;, &quot; &amp; [.E375] &amp; &quot;, &quot; &amp; [.F375] &amp; &quot;);&quot;" office:value-type="string" office:string-value="insert into game_score (id, matchid, squad, goals, points, time_type) values (1247, 52, 1613, 5, 0, 9000);" calcext:value-type="string">
            <text:p>insert into game_score (id, matchid, squad, goals, points, time_type) values (1247, 52, 1613, 5, 0, 9000);</text:p>
          </table:table-cell>
          <table:table-cell table:number-columns-repeated="1017"/>
        </table:table-row>
        <table:table-row table:style-name="ro3">
          <table:table-cell table:style-name="ce2" table:formula="of:=[.A375]+1" office:value-type="float" office:value="1248" calcext:value-type="float">
            <text:p>1248</text:p>
          </table:table-cell>
          <table:table-cell table:style-name="ce2" table:formula="of:=[.B375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76] &amp; &quot;, &quot; &amp; [.B376] &amp; &quot;, &quot; &amp; [.C376] &amp; &quot;, &quot; &amp; [.D376] &amp; &quot;, &quot; &amp; [.E376] &amp; &quot;, &quot; &amp; [.F376] &amp; &quot;);&quot;" office:value-type="string" office:string-value="insert into game_score (id, matchid, squad, goals, points, time_type) values (1248, 52, 1, 6, 0, 9000);" calcext:value-type="string">
            <text:p>insert into game_score (id, matchid, squad, goals, points, time_type) values (1248, 52, 1, 6, 0, 9000);</text:p>
          </table:table-cell>
          <table:table-cell table:number-columns-repeated="1017"/>
        </table:table-row>
        <table:table-row table:style-name="ro3">
          <table:table-cell table:style-name="ce2" table:formula="of:=[.A376]+1" office:value-type="float" office:value="1249" calcext:value-type="float">
            <text:p>1249</text:p>
          </table:table-cell>
          <table:table-cell table:style-name="ce2" table:formula="of:=[.B376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7] &amp; &quot;, &quot; &amp; [.B377] &amp; &quot;, &quot; &amp; [.C377] &amp; &quot;, &quot; &amp; [.D377] &amp; &quot;, &quot; &amp; [.E377] &amp; &quot;, &quot; &amp; [.F377] &amp; &quot;);&quot;" office:value-type="string" office:string-value="insert into game_score (id, matchid, squad, goals, points, time_type) values (1249, 52, 1613, 7, 0, 9001);" calcext:value-type="string">
            <text:p>insert into game_score (id, matchid, squad, goals, points, time_type) values (1249, 52, 1613, 7, 0, 9001);</text:p>
          </table:table-cell>
          <table:table-cell table:number-columns-repeated="1017"/>
        </table:table-row>
        <table:table-row table:style-name="ro3">
          <table:table-cell table:style-name="ce2" table:formula="of:=[.A377]+1" office:value-type="float" office:value="1250" calcext:value-type="float">
            <text:p>1250</text:p>
          </table:table-cell>
          <table:table-cell table:style-name="ce2" table:formula="of:=[.B377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8] &amp; &quot;, &quot; &amp; [.B378] &amp; &quot;, &quot; &amp; [.C378] &amp; &quot;, &quot; &amp; [.D378] &amp; &quot;, &quot; &amp; [.E378] &amp; &quot;, &quot; &amp; [.F378] &amp; &quot;);&quot;" office:value-type="string" office:string-value="insert into game_score (id, matchid, squad, goals, points, time_type) values (1250, 52, 1, 9, 0, 9001);" calcext:value-type="string">
            <text:p>insert into game_score (id, matchid, squad, goals, points, time_type) values (1250, 52, 1, 9, 0, 9001);</text:p>
          </table:table-cell>
          <table:table-cell table:number-columns-repeated="1017"/>
        </table:table-row>
        <table:table-row table:style-name="ro3">
          <table:table-cell table:style-name="ce2" table:formula="of:=[.A378]+1" office:value-type="float" office:value="1251" calcext:value-type="float">
            <text:p>1251</text:p>
          </table:table-cell>
          <table:table-cell table:style-name="ce2" table:formula="of:=[.B378]" office:value-type="float" office:value="52" calcext:value-type="float">
            <text:p>52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79] &amp; &quot;, &quot; &amp; [.B379] &amp; &quot;, &quot; &amp; [.C379] &amp; &quot;, &quot; &amp; [.D379] &amp; &quot;, &quot; &amp; [.E379] &amp; &quot;, &quot; &amp; [.F379] &amp; &quot;);&quot;" office:value-type="string" office:string-value="insert into game_score (id, matchid, squad, goals, points, time_type) values (1251, 52, 1613, 1, 0, 9002);" calcext:value-type="string">
            <text:p>insert into game_score (id, matchid, squad, goals, points, time_type) values (1251, 52, 1613, 1, 0, 9002);</text:p>
          </table:table-cell>
          <table:table-cell table:number-columns-repeated="1017"/>
        </table:table-row>
        <table:table-row table:style-name="ro3">
          <table:table-cell table:style-name="ce2" table:formula="of:=[.A379]+1" office:value-type="float" office:value="1252" calcext:value-type="float">
            <text:p>1252</text:p>
          </table:table-cell>
          <table:table-cell table:style-name="ce2" table:formula="of:=[.B379]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80] &amp; &quot;, &quot; &amp; [.B380] &amp; &quot;, &quot; &amp; [.C380] &amp; &quot;, &quot; &amp; [.D380] &amp; &quot;, &quot; &amp; [.E380] &amp; &quot;, &quot; &amp; [.F380] &amp; &quot;);&quot;" office:value-type="string" office:string-value="insert into game_score (id, matchid, squad, goals, points, time_type) values (1252, 52, 1, 0, 0, 9002);" calcext:value-type="string">
            <text:p>insert into game_score (id, matchid, squad, goals, points, time_type) values (1252, 52, 1, 0, 0, 9002);</text:p>
          </table:table-cell>
          <table:table-cell table:number-columns-repeated="1017"/>
        </table:table-row>
        <table:table-row table:style-name="ro3">
          <table:table-cell table:formula="of:=[.A380]+1" office:value-type="float" office:value="1253" calcext:value-type="float">
            <text:p>1253</text:p>
          </table:table-cell>
          <table:table-cell table:formula="of:=[.B357]+1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81] &amp; &quot;, &quot; &amp; [.B381] &amp; &quot;, &quot; &amp; [.C381] &amp; &quot;, &quot; &amp; [.D381] &amp; &quot;, &quot; &amp; [.E381] &amp; &quot;, &quot; &amp; [.F381] &amp; &quot;);&quot;" office:value-type="string" office:string-value="insert into game_score (id, matchid, squad, goals, points, time_type) values (1253, 53, 39, 0, 0, 1);" calcext:value-type="string">
            <text:p>insert into game_score (id, matchid, squad, goals, points, time_type) values (1253, 53, 39, 0, 0, 1);</text:p>
          </table:table-cell>
          <table:table-cell table:number-columns-repeated="1017"/>
        </table:table-row>
        <table:table-row table:style-name="ro3">
          <table:table-cell table:formula="of:=[.A381]+1" office:value-type="float" office:value="1254" calcext:value-type="float">
            <text:p>1254</text:p>
          </table:table-cell>
          <table:table-cell table:formula="of:=[.B381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82] &amp; &quot;, &quot; &amp; [.B382] &amp; &quot;, &quot; &amp; [.C382] &amp; &quot;, &quot; &amp; [.D382] &amp; &quot;, &quot; &amp; [.E382] &amp; &quot;, &quot; &amp; [.F382] &amp; &quot;);&quot;" office:value-type="string" office:string-value="insert into game_score (id, matchid, squad, goals, points, time_type) values (1254, 53, 58, 0, 0, 1);" calcext:value-type="string">
            <text:p>insert into game_score (id, matchid, squad, goals, points, time_type) values (1254, 53, 58, 0, 0, 1);</text:p>
          </table:table-cell>
          <table:table-cell table:number-columns-repeated="1017"/>
        </table:table-row>
        <table:table-row table:style-name="ro3">
          <table:table-cell table:formula="of:=[.A382]+1" office:value-type="float" office:value="1255" calcext:value-type="float">
            <text:p>1255</text:p>
          </table:table-cell>
          <table:table-cell table:formula="of:=[.B382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83] &amp; &quot;, &quot; &amp; [.B383] &amp; &quot;, &quot; &amp; [.C383] &amp; &quot;, &quot; &amp; [.D383] &amp; &quot;, &quot; &amp; [.E383] &amp; &quot;, &quot; &amp; [.F383] &amp; &quot;);&quot;" office:value-type="string" office:string-value="insert into game_score (id, matchid, squad, goals, points, time_type) values (1255, 53, 39, 0, 0, 2);" calcext:value-type="string">
            <text:p>insert into game_score (id, matchid, squad, goals, points, time_type) values (1255, 53, 39, 0, 0, 2);</text:p>
          </table:table-cell>
          <table:table-cell table:number-columns-repeated="1017"/>
        </table:table-row>
        <table:table-row table:style-name="ro3">
          <table:table-cell table:formula="of:=[.A383]+1" office:value-type="float" office:value="1256" calcext:value-type="float">
            <text:p>1256</text:p>
          </table:table-cell>
          <table:table-cell table:formula="of:=[.B383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84] &amp; &quot;, &quot; &amp; [.B384] &amp; &quot;, &quot; &amp; [.C384] &amp; &quot;, &quot; &amp; [.D384] &amp; &quot;, &quot; &amp; [.E384] &amp; &quot;, &quot; &amp; [.F384] &amp; &quot;);&quot;" office:value-type="string" office:string-value="insert into game_score (id, matchid, squad, goals, points, time_type) values (1256, 53, 58, 0, 0, 2);" calcext:value-type="string">
            <text:p>insert into game_score (id, matchid, squad, goals, points, time_type) values (1256, 53, 58, 0, 0, 2);</text:p>
          </table:table-cell>
          <table:table-cell table:number-columns-repeated="1017"/>
        </table:table-row>
        <table:table-row table:style-name="ro3">
          <table:table-cell table:formula="of:=[.A384]+1" office:value-type="float" office:value="1257" calcext:value-type="float">
            <text:p>1257</text:p>
          </table:table-cell>
          <table:table-cell table:formula="of:=[.B384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85] &amp; &quot;, &quot; &amp; [.B385] &amp; &quot;, &quot; &amp; [.C385] &amp; &quot;, &quot; &amp; [.D385] &amp; &quot;, &quot; &amp; [.E385] &amp; &quot;, &quot; &amp; [.F385] &amp; &quot;);&quot;" office:value-type="string" office:string-value="insert into game_score (id, matchid, squad, goals, points, time_type) values (1257, 53, 39, 0, 0, 3);" calcext:value-type="string">
            <text:p>insert into game_score (id, matchid, squad, goals, points, time_type) values (1257, 53, 39, 0, 0, 3);</text:p>
          </table:table-cell>
          <table:table-cell table:number-columns-repeated="1017"/>
        </table:table-row>
        <table:table-row table:style-name="ro3">
          <table:table-cell table:formula="of:=[.A385]+1" office:value-type="float" office:value="1258" calcext:value-type="float">
            <text:p>1258</text:p>
          </table:table-cell>
          <table:table-cell table:formula="of:=[.B385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86] &amp; &quot;, &quot; &amp; [.B386] &amp; &quot;, &quot; &amp; [.C386] &amp; &quot;, &quot; &amp; [.D386] &amp; &quot;, &quot; &amp; [.E386] &amp; &quot;, &quot; &amp; [.F386] &amp; &quot;);&quot;" office:value-type="string" office:string-value="insert into game_score (id, matchid, squad, goals, points, time_type) values (1258, 53, 58, 0, 0, 3);" calcext:value-type="string">
            <text:p>insert into game_score (id, matchid, squad, goals, points, time_type) values (1258, 53, 58, 0, 0, 3);</text:p>
          </table:table-cell>
          <table:table-cell table:number-columns-repeated="1017"/>
        </table:table-row>
        <table:table-row table:style-name="ro3">
          <table:table-cell table:formula="of:=[.A386]+1" office:value-type="float" office:value="1259" calcext:value-type="float">
            <text:p>1259</text:p>
          </table:table-cell>
          <table:table-cell table:formula="of:=[.B386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87] &amp; &quot;, &quot; &amp; [.B387] &amp; &quot;, &quot; &amp; [.C387] &amp; &quot;, &quot; &amp; [.D387] &amp; &quot;, &quot; &amp; [.E387] &amp; &quot;, &quot; &amp; [.F387] &amp; &quot;);&quot;" office:value-type="string" office:string-value="insert into game_score (id, matchid, squad, goals, points, time_type) values (1259, 53, 39, 0, 0, 4);" calcext:value-type="string">
            <text:p>insert into game_score (id, matchid, squad, goals, points, time_type) values (1259, 53, 39, 0, 0, 4);</text:p>
          </table:table-cell>
          <table:table-cell table:number-columns-repeated="1017"/>
        </table:table-row>
        <table:table-row table:style-name="ro3">
          <table:table-cell table:formula="of:=[.A387]+1" office:value-type="float" office:value="1260" calcext:value-type="float">
            <text:p>1260</text:p>
          </table:table-cell>
          <table:table-cell table:formula="of:=[.B387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88] &amp; &quot;, &quot; &amp; [.B388] &amp; &quot;, &quot; &amp; [.C388] &amp; &quot;, &quot; &amp; [.D388] &amp; &quot;, &quot; &amp; [.E388] &amp; &quot;, &quot; &amp; [.F388] &amp; &quot;);&quot;" office:value-type="string" office:string-value="insert into game_score (id, matchid, squad, goals, points, time_type) values (1260, 53, 58, 0, 0, 4);" calcext:value-type="string">
            <text:p>insert into game_score (id, matchid, squad, goals, points, time_type) values (1260, 53, 58, 0, 0, 4);</text:p>
          </table:table-cell>
          <table:table-cell table:number-columns-repeated="1017"/>
        </table:table-row>
        <table:table-row table:style-name="ro3">
          <table:table-cell table:formula="of:=[.A388]+1" office:value-type="float" office:value="1261" calcext:value-type="float">
            <text:p>1261</text:p>
          </table:table-cell>
          <table:table-cell table:formula="of:=[.B388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89] &amp; &quot;, &quot; &amp; [.B389] &amp; &quot;, &quot; &amp; [.C389] &amp; &quot;, &quot; &amp; [.D389] &amp; &quot;, &quot; &amp; [.E389] &amp; &quot;, &quot; &amp; [.F389] &amp; &quot;);&quot;" office:value-type="string" office:string-value="insert into game_score (id, matchid, squad, goals, points, time_type) values (1261, 53, 39, 0, 0, 5);" calcext:value-type="string">
            <text:p>insert into game_score (id, matchid, squad, goals, points, time_type) values (1261, 53, 39, 0, 0, 5);</text:p>
          </table:table-cell>
          <table:table-cell table:number-columns-repeated="1017"/>
        </table:table-row>
        <table:table-row table:style-name="ro3">
          <table:table-cell table:formula="of:=[.A389]+1" office:value-type="float" office:value="1262" calcext:value-type="float">
            <text:p>1262</text:p>
          </table:table-cell>
          <table:table-cell table:formula="of:=[.B389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90] &amp; &quot;, &quot; &amp; [.B390] &amp; &quot;, &quot; &amp; [.C390] &amp; &quot;, &quot; &amp; [.D390] &amp; &quot;, &quot; &amp; [.E390] &amp; &quot;, &quot; &amp; [.F390] &amp; &quot;);&quot;" office:value-type="string" office:string-value="insert into game_score (id, matchid, squad, goals, points, time_type) values (1262, 53, 58, 4, 0, 5);" calcext:value-type="string">
            <text:p>insert into game_score (id, matchid, squad, goals, points, time_type) values (1262, 53, 58, 4, 0, 5);</text:p>
          </table:table-cell>
          <table:table-cell table:number-columns-repeated="1017"/>
        </table:table-row>
        <table:table-row table:style-name="ro3">
          <table:table-cell table:formula="of:=[.A390]+1" office:value-type="float" office:value="1263" calcext:value-type="float">
            <text:p>1263</text:p>
          </table:table-cell>
          <table:table-cell table:formula="of:=[.B390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91] &amp; &quot;, &quot; &amp; [.B391] &amp; &quot;, &quot; &amp; [.C391] &amp; &quot;, &quot; &amp; [.D391] &amp; &quot;, &quot; &amp; [.E391] &amp; &quot;, &quot; &amp; [.F391] &amp; &quot;);&quot;" office:value-type="string" office:string-value="insert into game_score (id, matchid, squad, goals, points, time_type) values (1263, 53, 39, 0, 0, 6);" calcext:value-type="string">
            <text:p>insert into game_score (id, matchid, squad, goals, points, time_type) values (1263, 53, 39, 0, 0, 6);</text:p>
          </table:table-cell>
          <table:table-cell table:number-columns-repeated="1017"/>
        </table:table-row>
        <table:table-row table:style-name="ro3">
          <table:table-cell table:formula="of:=[.A391]+1" office:value-type="float" office:value="1264" calcext:value-type="float">
            <text:p>1264</text:p>
          </table:table-cell>
          <table:table-cell table:formula="of:=[.B391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92] &amp; &quot;, &quot; &amp; [.B392] &amp; &quot;, &quot; &amp; [.C392] &amp; &quot;, &quot; &amp; [.D392] &amp; &quot;, &quot; &amp; [.E392] &amp; &quot;, &quot; &amp; [.F392] &amp; &quot;);&quot;" office:value-type="string" office:string-value="insert into game_score (id, matchid, squad, goals, points, time_type) values (1264, 53, 58, 0, 0, 6);" calcext:value-type="string">
            <text:p>insert into game_score (id, matchid, squad, goals, points, time_type) values (1264, 53, 58, 0, 0, 6);</text:p>
          </table:table-cell>
          <table:table-cell table:number-columns-repeated="1017"/>
        </table:table-row>
        <table:table-row table:style-name="ro3">
          <table:table-cell table:formula="of:=[.A392]+1" office:value-type="float" office:value="1265" calcext:value-type="float">
            <text:p>1265</text:p>
          </table:table-cell>
          <table:table-cell table:formula="of:=[.B392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93] &amp; &quot;, &quot; &amp; [.B393] &amp; &quot;, &quot; &amp; [.C393] &amp; &quot;, &quot; &amp; [.D393] &amp; &quot;, &quot; &amp; [.E393] &amp; &quot;, &quot; &amp; [.F393] &amp; &quot;);&quot;" office:value-type="string" office:string-value="insert into game_score (id, matchid, squad, goals, points, time_type) values (1265, 53, 39, 0, 0, 7);" calcext:value-type="string">
            <text:p>insert into game_score (id, matchid, squad, goals, points, time_type) values (1265, 53, 39, 0, 0, 7);</text:p>
          </table:table-cell>
          <table:table-cell table:number-columns-repeated="1017"/>
        </table:table-row>
        <table:table-row table:style-name="ro3">
          <table:table-cell table:formula="of:=[.A393]+1" office:value-type="float" office:value="1266" calcext:value-type="float">
            <text:p>1266</text:p>
          </table:table-cell>
          <table:table-cell table:formula="of:=[.B393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94] &amp; &quot;, &quot; &amp; [.B394] &amp; &quot;, &quot; &amp; [.C394] &amp; &quot;, &quot; &amp; [.D394] &amp; &quot;, &quot; &amp; [.E394] &amp; &quot;, &quot; &amp; [.F394] &amp; &quot;);&quot;" office:value-type="string" office:string-value="insert into game_score (id, matchid, squad, goals, points, time_type) values (1266, 53, 58, 2, 0, 7);" calcext:value-type="string">
            <text:p>insert into game_score (id, matchid, squad, goals, points, time_type) values (1266, 53, 58, 2, 0, 7);</text:p>
          </table:table-cell>
          <table:table-cell table:number-columns-repeated="1017"/>
        </table:table-row>
        <table:table-row table:style-name="ro3">
          <table:table-cell table:formula="of:=[.A394]+1" office:value-type="float" office:value="1267" calcext:value-type="float">
            <text:p>1267</text:p>
          </table:table-cell>
          <table:table-cell table:formula="of:=[.B394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95] &amp; &quot;, &quot; &amp; [.B395] &amp; &quot;, &quot; &amp; [.C395] &amp; &quot;, &quot; &amp; [.D395] &amp; &quot;, &quot; &amp; [.E395] &amp; &quot;, &quot; &amp; [.F395] &amp; &quot;);&quot;" office:value-type="string" office:string-value="insert into game_score (id, matchid, squad, goals, points, time_type) values (1267, 53, 39, 0, 0, 8);" calcext:value-type="string">
            <text:p>insert into game_score (id, matchid, squad, goals, points, time_type) values (1267, 53, 39, 0, 0, 8);</text:p>
          </table:table-cell>
          <table:table-cell table:number-columns-repeated="1017"/>
        </table:table-row>
        <table:table-row table:style-name="ro3">
          <table:table-cell table:formula="of:=[.A395]+1" office:value-type="float" office:value="1268" calcext:value-type="float">
            <text:p>1268</text:p>
          </table:table-cell>
          <table:table-cell table:formula="of:=[.B395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96] &amp; &quot;, &quot; &amp; [.B396] &amp; &quot;, &quot; &amp; [.C396] &amp; &quot;, &quot; &amp; [.D396] &amp; &quot;, &quot; &amp; [.E396] &amp; &quot;, &quot; &amp; [.F396] &amp; &quot;);&quot;" office:value-type="string" office:string-value="insert into game_score (id, matchid, squad, goals, points, time_type) values (1268, 53, 58, 1, 0, 8);" calcext:value-type="string">
            <text:p>insert into game_score (id, matchid, squad, goals, points, time_type) values (1268, 53, 58, 1, 0, 8);</text:p>
          </table:table-cell>
          <table:table-cell table:number-columns-repeated="1017"/>
        </table:table-row>
        <table:table-row table:style-name="ro3">
          <table:table-cell table:formula="of:=[.A396]+1" office:value-type="float" office:value="1269" calcext:value-type="float">
            <text:p>1269</text:p>
          </table:table-cell>
          <table:table-cell table:formula="of:=[.B396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97] &amp; &quot;, &quot; &amp; [.B397] &amp; &quot;, &quot; &amp; [.C397] &amp; &quot;, &quot; &amp; [.D397] &amp; &quot;, &quot; &amp; [.E397] &amp; &quot;, &quot; &amp; [.F397] &amp; &quot;);&quot;" office:value-type="string" office:string-value="insert into game_score (id, matchid, squad, goals, points, time_type) values (1269, 53, 39, 0, 0, 9);" calcext:value-type="string">
            <text:p>insert into game_score (id, matchid, squad, goals, points, time_type) values (1269, 53, 39, 0, 0, 9);</text:p>
          </table:table-cell>
          <table:table-cell table:number-columns-repeated="1017"/>
        </table:table-row>
        <table:table-row table:style-name="ro3">
          <table:table-cell table:formula="of:=[.A397]+1" office:value-type="float" office:value="1270" calcext:value-type="float">
            <text:p>1270</text:p>
          </table:table-cell>
          <table:table-cell table:formula="of:=[.B397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98] &amp; &quot;, &quot; &amp; [.B398] &amp; &quot;, &quot; &amp; [.C398] &amp; &quot;, &quot; &amp; [.D398] &amp; &quot;, &quot; &amp; [.E398] &amp; &quot;, &quot; &amp; [.F398] &amp; &quot;);&quot;" office:value-type="string" office:string-value="insert into game_score (id, matchid, squad, goals, points, time_type) values (1270, 53, 58, null, 0, 9);" calcext:value-type="string">
            <text:p>insert into game_score (id, matchid, squad, goals, points, time_type) values (1270, 53, 58, null, 0, 9);</text:p>
          </table:table-cell>
          <table:table-cell table:number-columns-repeated="1017"/>
        </table:table-row>
        <table:table-row table:style-name="ro3">
          <table:table-cell table:formula="of:=[.A398]+1" office:value-type="float" office:value="1271" calcext:value-type="float">
            <text:p>1271</text:p>
          </table:table-cell>
          <table:table-cell table:formula="of:=[.B398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99] &amp; &quot;, &quot; &amp; [.B399] &amp; &quot;, &quot; &amp; [.C399] &amp; &quot;, &quot; &amp; [.D399] &amp; &quot;, &quot; &amp; [.E399] &amp; &quot;, &quot; &amp; [.F399] &amp; &quot;);&quot;" office:value-type="string" office:string-value="insert into game_score (id, matchid, squad, goals, points, time_type) values (1271, 53, 39, 0, 0, 9000);" calcext:value-type="string">
            <text:p>insert into game_score (id, matchid, squad, goals, points, time_type) values (1271, 53, 39, 0, 0, 9000);</text:p>
          </table:table-cell>
          <table:table-cell table:number-columns-repeated="1017"/>
        </table:table-row>
        <table:table-row table:style-name="ro3">
          <table:table-cell table:formula="of:=[.A399]+1" office:value-type="float" office:value="1272" calcext:value-type="float">
            <text:p>1272</text:p>
          </table:table-cell>
          <table:table-cell table:formula="of:=[.B399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00] &amp; &quot;, &quot; &amp; [.B400] &amp; &quot;, &quot; &amp; [.C400] &amp; &quot;, &quot; &amp; [.D400] &amp; &quot;, &quot; &amp; [.E400] &amp; &quot;, &quot; &amp; [.F400] &amp; &quot;);&quot;" office:value-type="string" office:string-value="insert into game_score (id, matchid, squad, goals, points, time_type) values (1272, 53, 58, 7, 0, 9000);" calcext:value-type="string">
            <text:p>insert into game_score (id, matchid, squad, goals, points, time_type) values (1272, 53, 58, 7, 0, 9000);</text:p>
          </table:table-cell>
          <table:table-cell table:number-columns-repeated="1017"/>
        </table:table-row>
        <table:table-row table:style-name="ro3">
          <table:table-cell table:formula="of:=[.A400]+1" office:value-type="float" office:value="1273" calcext:value-type="float">
            <text:p>1273</text:p>
          </table:table-cell>
          <table:table-cell table:formula="of:=[.B400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01] &amp; &quot;, &quot; &amp; [.B401] &amp; &quot;, &quot; &amp; [.C401] &amp; &quot;, &quot; &amp; [.D401] &amp; &quot;, &quot; &amp; [.E401] &amp; &quot;, &quot; &amp; [.F401] &amp; &quot;);&quot;" office:value-type="string" office:string-value="insert into game_score (id, matchid, squad, goals, points, time_type) values (1273, 53, 39, 8, 0, 9001);" calcext:value-type="string">
            <text:p>insert into game_score (id, matchid, squad, goals, points, time_type) values (1273, 53, 39, 8, 0, 9001);</text:p>
          </table:table-cell>
          <table:table-cell table:number-columns-repeated="1017"/>
        </table:table-row>
        <table:table-row table:style-name="ro3">
          <table:table-cell table:formula="of:=[.A401]+1" office:value-type="float" office:value="1274" calcext:value-type="float">
            <text:p>1274</text:p>
          </table:table-cell>
          <table:table-cell table:formula="of:=[.B401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02] &amp; &quot;, &quot; &amp; [.B402] &amp; &quot;, &quot; &amp; [.C402] &amp; &quot;, &quot; &amp; [.D402] &amp; &quot;, &quot; &amp; [.E402] &amp; &quot;, &quot; &amp; [.F402] &amp; &quot;);&quot;" office:value-type="string" office:string-value="insert into game_score (id, matchid, squad, goals, points, time_type) values (1274, 53, 58, 11, 0, 9001);" calcext:value-type="string">
            <text:p>insert into game_score (id, matchid, squad, goals, points, time_type) values (1274, 53, 58, 11, 0, 9001);</text:p>
          </table:table-cell>
          <table:table-cell table:number-columns-repeated="1017"/>
        </table:table-row>
        <table:table-row table:style-name="ro3">
          <table:table-cell table:formula="of:=[.A402]+1" office:value-type="float" office:value="1275" calcext:value-type="float">
            <text:p>1275</text:p>
          </table:table-cell>
          <table:table-cell table:formula="of:=[.B402]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03] &amp; &quot;, &quot; &amp; [.B403] &amp; &quot;, &quot; &amp; [.C403] &amp; &quot;, &quot; &amp; [.D403] &amp; &quot;, &quot; &amp; [.E403] &amp; &quot;, &quot; &amp; [.F403] &amp; &quot;);&quot;" office:value-type="string" office:string-value="insert into game_score (id, matchid, squad, goals, points, time_type) values (1275, 53, 39, 1, 0, 9002);" calcext:value-type="string">
            <text:p>insert into game_score (id, matchid, squad, goals, points, time_type) values (1275, 53, 39, 1, 0, 9002);</text:p>
          </table:table-cell>
          <table:table-cell table:number-columns-repeated="1017"/>
        </table:table-row>
        <table:table-row table:style-name="ro3">
          <table:table-cell table:formula="of:=[.A403]+1" office:value-type="float" office:value="1276" calcext:value-type="float">
            <text:p>1276</text:p>
          </table:table-cell>
          <table:table-cell table:formula="of:=[.B403]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404] &amp; &quot;, &quot; &amp; [.B404] &amp; &quot;, &quot; &amp; [.C404] &amp; &quot;, &quot; &amp; [.D404] &amp; &quot;, &quot; &amp; [.E404] &amp; &quot;, &quot; &amp; [.F404] &amp; &quot;);&quot;" office:value-type="string" office:string-value="insert into game_score (id, matchid, squad, goals, points, time_type) values (1276, 53, 58, 1, 0, 9002);" calcext:value-type="string">
            <text:p>insert into game_score (id, matchid, squad, goals, points, time_type) values (1276, 53, 58, 1, 0, 9002);</text:p>
          </table:table-cell>
          <table:table-cell table:number-columns-repeated="1017"/>
        </table:table-row>
        <table:table-row table:style-name="ro3">
          <table:table-cell table:style-name="ce2" table:formula="of:=[.A404]+1" office:value-type="float" office:value="1277" calcext:value-type="float">
            <text:p>1277</text:p>
          </table:table-cell>
          <table:table-cell table:style-name="ce2" table:formula="of:=[.B385]+1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05] &amp; &quot;, &quot; &amp; [.B405] &amp; &quot;, &quot; &amp; [.C405] &amp; &quot;, &quot; &amp; [.D405] &amp; &quot;, &quot; &amp; [.E405] &amp; &quot;, &quot; &amp; [.F405] &amp; &quot;);&quot;" office:value-type="string" office:string-value="insert into game_score (id, matchid, squad, goals, points, time_type) values (1277, 54, 1, 0, 0, 1);" calcext:value-type="string">
            <text:p>insert into game_score (id, matchid, squad, goals, points, time_type) values (1277, 54, 1, 0, 0, 1);</text:p>
          </table:table-cell>
          <table:table-cell table:number-columns-repeated="1017"/>
        </table:table-row>
        <table:table-row table:style-name="ro3">
          <table:table-cell table:style-name="ce2" table:formula="of:=[.A405]+1" office:value-type="float" office:value="1278" calcext:value-type="float">
            <text:p>1278</text:p>
          </table:table-cell>
          <table:table-cell table:style-name="ce2" table:formula="of:=[.B405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06] &amp; &quot;, &quot; &amp; [.B406] &amp; &quot;, &quot; &amp; [.C406] &amp; &quot;, &quot; &amp; [.D406] &amp; &quot;, &quot; &amp; [.E406] &amp; &quot;, &quot; &amp; [.F406] &amp; &quot;);&quot;" office:value-type="string" office:string-value="insert into game_score (id, matchid, squad, goals, points, time_type) values (1278, 54, 58, 0, 0, 1);" calcext:value-type="string">
            <text:p>insert into game_score (id, matchid, squad, goals, points, time_type) values (1278, 54, 58, 0, 0, 1);</text:p>
          </table:table-cell>
          <table:table-cell table:number-columns-repeated="1017"/>
        </table:table-row>
        <table:table-row table:style-name="ro3">
          <table:table-cell table:style-name="ce2" table:formula="of:=[.A406]+1" office:value-type="float" office:value="1279" calcext:value-type="float">
            <text:p>1279</text:p>
          </table:table-cell>
          <table:table-cell table:style-name="ce2" table:formula="of:=[.B406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07] &amp; &quot;, &quot; &amp; [.B407] &amp; &quot;, &quot; &amp; [.C407] &amp; &quot;, &quot; &amp; [.D407] &amp; &quot;, &quot; &amp; [.E407] &amp; &quot;, &quot; &amp; [.F407] &amp; &quot;);&quot;" office:value-type="string" office:string-value="insert into game_score (id, matchid, squad, goals, points, time_type) values (1279, 54, 1, 0, 0, 2);" calcext:value-type="string">
            <text:p>insert into game_score (id, matchid, squad, goals, points, time_type) values (1279, 54, 1, 0, 0, 2);</text:p>
          </table:table-cell>
          <table:table-cell table:number-columns-repeated="1017"/>
        </table:table-row>
        <table:table-row table:style-name="ro3">
          <table:table-cell table:style-name="ce2" table:formula="of:=[.A407]+1" office:value-type="float" office:value="1280" calcext:value-type="float">
            <text:p>1280</text:p>
          </table:table-cell>
          <table:table-cell table:style-name="ce2" table:formula="of:=[.B407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08] &amp; &quot;, &quot; &amp; [.B408] &amp; &quot;, &quot; &amp; [.C408] &amp; &quot;, &quot; &amp; [.D408] &amp; &quot;, &quot; &amp; [.E408] &amp; &quot;, &quot; &amp; [.F408] &amp; &quot;);&quot;" office:value-type="string" office:string-value="insert into game_score (id, matchid, squad, goals, points, time_type) values (1280, 54, 58, 0, 0, 2);" calcext:value-type="string">
            <text:p>insert into game_score (id, matchid, squad, goals, points, time_type) values (1280, 54, 58, 0, 0, 2);</text:p>
          </table:table-cell>
          <table:table-cell table:number-columns-repeated="1017"/>
        </table:table-row>
        <table:table-row table:style-name="ro3">
          <table:table-cell table:style-name="ce2" table:formula="of:=[.A408]+1" office:value-type="float" office:value="1281" calcext:value-type="float">
            <text:p>1281</text:p>
          </table:table-cell>
          <table:table-cell table:style-name="ce2" table:formula="of:=[.B408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09] &amp; &quot;, &quot; &amp; [.B409] &amp; &quot;, &quot; &amp; [.C409] &amp; &quot;, &quot; &amp; [.D409] &amp; &quot;, &quot; &amp; [.E409] &amp; &quot;, &quot; &amp; [.F409] &amp; &quot;);&quot;" office:value-type="string" office:string-value="insert into game_score (id, matchid, squad, goals, points, time_type) values (1281, 54, 1, 0, 0, 3);" calcext:value-type="string">
            <text:p>insert into game_score (id, matchid, squad, goals, points, time_type) values (1281, 54, 1, 0, 0, 3);</text:p>
          </table:table-cell>
          <table:table-cell table:number-columns-repeated="1017"/>
        </table:table-row>
        <table:table-row table:style-name="ro3">
          <table:table-cell table:style-name="ce2" table:formula="of:=[.A409]+1" office:value-type="float" office:value="1282" calcext:value-type="float">
            <text:p>1282</text:p>
          </table:table-cell>
          <table:table-cell table:style-name="ce2" table:formula="of:=[.B409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10] &amp; &quot;, &quot; &amp; [.B410] &amp; &quot;, &quot; &amp; [.C410] &amp; &quot;, &quot; &amp; [.D410] &amp; &quot;, &quot; &amp; [.E410] &amp; &quot;, &quot; &amp; [.F410] &amp; &quot;);&quot;" office:value-type="string" office:string-value="insert into game_score (id, matchid, squad, goals, points, time_type) values (1282, 54, 58, 1, 0, 3);" calcext:value-type="string">
            <text:p>insert into game_score (id, matchid, squad, goals, points, time_type) values (1282, 54, 58, 1, 0, 3);</text:p>
          </table:table-cell>
          <table:table-cell table:number-columns-repeated="1017"/>
        </table:table-row>
        <table:table-row table:style-name="ro3">
          <table:table-cell table:style-name="ce2" table:formula="of:=[.A410]+1" office:value-type="float" office:value="1283" calcext:value-type="float">
            <text:p>1283</text:p>
          </table:table-cell>
          <table:table-cell table:style-name="ce2" table:formula="of:=[.B410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11] &amp; &quot;, &quot; &amp; [.B411] &amp; &quot;, &quot; &amp; [.C411] &amp; &quot;, &quot; &amp; [.D411] &amp; &quot;, &quot; &amp; [.E411] &amp; &quot;, &quot; &amp; [.F411] &amp; &quot;);&quot;" office:value-type="string" office:string-value="insert into game_score (id, matchid, squad, goals, points, time_type) values (1283, 54, 1, 2, 0, 4);" calcext:value-type="string">
            <text:p>insert into game_score (id, matchid, squad, goals, points, time_type) values (1283, 54, 1, 2, 0, 4);</text:p>
          </table:table-cell>
          <table:table-cell table:number-columns-repeated="1017"/>
        </table:table-row>
        <table:table-row table:style-name="ro3">
          <table:table-cell table:style-name="ce2" table:formula="of:=[.A411]+1" office:value-type="float" office:value="1284" calcext:value-type="float">
            <text:p>1284</text:p>
          </table:table-cell>
          <table:table-cell table:style-name="ce2" table:formula="of:=[.B411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12] &amp; &quot;, &quot; &amp; [.B412] &amp; &quot;, &quot; &amp; [.C412] &amp; &quot;, &quot; &amp; [.D412] &amp; &quot;, &quot; &amp; [.E412] &amp; &quot;, &quot; &amp; [.F412] &amp; &quot;);&quot;" office:value-type="string" office:string-value="insert into game_score (id, matchid, squad, goals, points, time_type) values (1284, 54, 58, 2, 0, 4);" calcext:value-type="string">
            <text:p>insert into game_score (id, matchid, squad, goals, points, time_type) values (1284, 54, 58, 2, 0, 4);</text:p>
          </table:table-cell>
          <table:table-cell table:number-columns-repeated="1017"/>
        </table:table-row>
        <table:table-row table:style-name="ro3">
          <table:table-cell table:style-name="ce2" table:formula="of:=[.A412]+1" office:value-type="float" office:value="1285" calcext:value-type="float">
            <text:p>1285</text:p>
          </table:table-cell>
          <table:table-cell table:style-name="ce2" table:formula="of:=[.B412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13] &amp; &quot;, &quot; &amp; [.B413] &amp; &quot;, &quot; &amp; [.C413] &amp; &quot;, &quot; &amp; [.D413] &amp; &quot;, &quot; &amp; [.E413] &amp; &quot;, &quot; &amp; [.F413] &amp; &quot;);&quot;" office:value-type="string" office:string-value="insert into game_score (id, matchid, squad, goals, points, time_type) values (1285, 54, 1, 0, 0, 5);" calcext:value-type="string">
            <text:p>insert into game_score (id, matchid, squad, goals, points, time_type) values (1285, 54, 1, 0, 0, 5);</text:p>
          </table:table-cell>
          <table:table-cell table:number-columns-repeated="1017"/>
        </table:table-row>
        <table:table-row table:style-name="ro3">
          <table:table-cell table:style-name="ce2" table:formula="of:=[.A413]+1" office:value-type="float" office:value="1286" calcext:value-type="float">
            <text:p>1286</text:p>
          </table:table-cell>
          <table:table-cell table:style-name="ce2" table:formula="of:=[.B413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14] &amp; &quot;, &quot; &amp; [.B414] &amp; &quot;, &quot; &amp; [.C414] &amp; &quot;, &quot; &amp; [.D414] &amp; &quot;, &quot; &amp; [.E414] &amp; &quot;, &quot; &amp; [.F414] &amp; &quot;);&quot;" office:value-type="string" office:string-value="insert into game_score (id, matchid, squad, goals, points, time_type) values (1286, 54, 58, 0, 0, 5);" calcext:value-type="string">
            <text:p>insert into game_score (id, matchid, squad, goals, points, time_type) values (1286, 54, 58, 0, 0, 5);</text:p>
          </table:table-cell>
          <table:table-cell table:number-columns-repeated="1017"/>
        </table:table-row>
        <table:table-row table:style-name="ro3">
          <table:table-cell table:style-name="ce2" table:formula="of:=[.A414]+1" office:value-type="float" office:value="1287" calcext:value-type="float">
            <text:p>1287</text:p>
          </table:table-cell>
          <table:table-cell table:style-name="ce2" table:formula="of:=[.B414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15] &amp; &quot;, &quot; &amp; [.B415] &amp; &quot;, &quot; &amp; [.C415] &amp; &quot;, &quot; &amp; [.D415] &amp; &quot;, &quot; &amp; [.E415] &amp; &quot;, &quot; &amp; [.F415] &amp; &quot;);&quot;" office:value-type="string" office:string-value="insert into game_score (id, matchid, squad, goals, points, time_type) values (1287, 54, 1, 8, 0, 6);" calcext:value-type="string">
            <text:p>insert into game_score (id, matchid, squad, goals, points, time_type) values (1287, 54, 1, 8, 0, 6);</text:p>
          </table:table-cell>
          <table:table-cell table:number-columns-repeated="1017"/>
        </table:table-row>
        <table:table-row table:style-name="ro3">
          <table:table-cell table:style-name="ce2" table:formula="of:=[.A415]+1" office:value-type="float" office:value="1288" calcext:value-type="float">
            <text:p>1288</text:p>
          </table:table-cell>
          <table:table-cell table:style-name="ce2" table:formula="of:=[.B415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16] &amp; &quot;, &quot; &amp; [.B416] &amp; &quot;, &quot; &amp; [.C416] &amp; &quot;, &quot; &amp; [.D416] &amp; &quot;, &quot; &amp; [.E416] &amp; &quot;, &quot; &amp; [.F416] &amp; &quot;);&quot;" office:value-type="string" office:string-value="insert into game_score (id, matchid, squad, goals, points, time_type) values (1288, 54, 58, 2, 0, 6);" calcext:value-type="string">
            <text:p>insert into game_score (id, matchid, squad, goals, points, time_type) values (1288, 54, 58, 2, 0, 6);</text:p>
          </table:table-cell>
          <table:table-cell table:number-columns-repeated="1017"/>
        </table:table-row>
        <table:table-row table:style-name="ro3">
          <table:table-cell table:style-name="ce2" table:formula="of:=[.A416]+1" office:value-type="float" office:value="1289" calcext:value-type="float">
            <text:p>1289</text:p>
          </table:table-cell>
          <table:table-cell table:style-name="ce2" table:formula="of:=[.B416]" office:value-type="float" office:value="54" calcext:value-type="float">
            <text:p>5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17] &amp; &quot;, &quot; &amp; [.B417] &amp; &quot;, &quot; &amp; [.C417] &amp; &quot;, &quot; &amp; [.D417] &amp; &quot;, &quot; &amp; [.E417] &amp; &quot;, &quot; &amp; [.F417] &amp; &quot;);&quot;" office:value-type="string" office:string-value="insert into game_score (id, matchid, squad, goals, points, time_type) values (1289, 54, 1, 1, 0, 7);" calcext:value-type="string">
            <text:p>insert into game_score (id, matchid, squad, goals, points, time_type) values (1289, 54, 1, 1, 0, 7);</text:p>
          </table:table-cell>
          <table:table-cell table:number-columns-repeated="1017"/>
        </table:table-row>
        <table:table-row table:style-name="ro3">
          <table:table-cell table:style-name="ce2" table:formula="of:=[.A417]+1" office:value-type="float" office:value="1290" calcext:value-type="float">
            <text:p>1290</text:p>
          </table:table-cell>
          <table:table-cell table:style-name="ce2" table:formula="of:=[.B417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18] &amp; &quot;, &quot; &amp; [.B418] &amp; &quot;, &quot; &amp; [.C418] &amp; &quot;, &quot; &amp; [.D418] &amp; &quot;, &quot; &amp; [.E418] &amp; &quot;, &quot; &amp; [.F418] &amp; &quot;);&quot;" office:value-type="string" office:string-value="insert into game_score (id, matchid, squad, goals, points, time_type) values (1290, 54, 58, 0, 0, 7);" calcext:value-type="string">
            <text:p>insert into game_score (id, matchid, squad, goals, points, time_type) values (1290, 54, 58, 0, 0, 7);</text:p>
          </table:table-cell>
          <table:table-cell table:number-columns-repeated="1017"/>
        </table:table-row>
        <table:table-row table:style-name="ro3">
          <table:table-cell table:style-name="ce2" table:formula="of:=[.A418]+1" office:value-type="float" office:value="1291" calcext:value-type="float">
            <text:p>1291</text:p>
          </table:table-cell>
          <table:table-cell table:style-name="ce2" table:formula="of:=[.B418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19] &amp; &quot;, &quot; &amp; [.B419] &amp; &quot;, &quot; &amp; [.C419] &amp; &quot;, &quot; &amp; [.D419] &amp; &quot;, &quot; &amp; [.E419] &amp; &quot;, &quot; &amp; [.F419] &amp; &quot;);&quot;" office:value-type="string" office:string-value="insert into game_score (id, matchid, squad, goals, points, time_type) values (1291, 54, 1, 3, 0, 8);" calcext:value-type="string">
            <text:p>insert into game_score (id, matchid, squad, goals, points, time_type) values (1291, 54, 1, 3, 0, 8);</text:p>
          </table:table-cell>
          <table:table-cell table:number-columns-repeated="1017"/>
        </table:table-row>
        <table:table-row table:style-name="ro3">
          <table:table-cell table:style-name="ce2" table:formula="of:=[.A419]+1" office:value-type="float" office:value="1292" calcext:value-type="float">
            <text:p>1292</text:p>
          </table:table-cell>
          <table:table-cell table:style-name="ce2" table:formula="of:=[.B419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20] &amp; &quot;, &quot; &amp; [.B420] &amp; &quot;, &quot; &amp; [.C420] &amp; &quot;, &quot; &amp; [.D420] &amp; &quot;, &quot; &amp; [.E420] &amp; &quot;, &quot; &amp; [.F420] &amp; &quot;);&quot;" office:value-type="string" office:string-value="insert into game_score (id, matchid, squad, goals, points, time_type) values (1292, 54, 58, 0, 0, 8);" calcext:value-type="string">
            <text:p>insert into game_score (id, matchid, squad, goals, points, time_type) values (1292, 54, 58, 0, 0, 8);</text:p>
          </table:table-cell>
          <table:table-cell table:number-columns-repeated="1017"/>
        </table:table-row>
        <table:table-row table:style-name="ro3">
          <table:table-cell table:style-name="ce2" table:formula="of:=[.A420]+1" office:value-type="float" office:value="1293" calcext:value-type="float">
            <text:p>1293</text:p>
          </table:table-cell>
          <table:table-cell table:style-name="ce2" table:formula="of:=[.B420]" office:value-type="float" office:value="54" calcext:value-type="float">
            <text:p>5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21] &amp; &quot;, &quot; &amp; [.B421] &amp; &quot;, &quot; &amp; [.C421] &amp; &quot;, &quot; &amp; [.D421] &amp; &quot;, &quot; &amp; [.E421] &amp; &quot;, &quot; &amp; [.F421] &amp; &quot;);&quot;" office:value-type="string" office:string-value="insert into game_score (id, matchid, squad, goals, points, time_type) values (1293, 54, 1, 1, 0, 9);" calcext:value-type="string">
            <text:p>insert into game_score (id, matchid, squad, goals, points, time_type) values (1293, 54, 1, 1, 0, 9);</text:p>
          </table:table-cell>
          <table:table-cell table:number-columns-repeated="1017"/>
        </table:table-row>
        <table:table-row table:style-name="ro3">
          <table:table-cell table:style-name="ce2" table:formula="of:=[.A421]+1" office:value-type="float" office:value="1294" calcext:value-type="float">
            <text:p>1294</text:p>
          </table:table-cell>
          <table:table-cell table:style-name="ce2" table:formula="of:=[.B421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22] &amp; &quot;, &quot; &amp; [.B422] &amp; &quot;, &quot; &amp; [.C422] &amp; &quot;, &quot; &amp; [.D422] &amp; &quot;, &quot; &amp; [.E422] &amp; &quot;, &quot; &amp; [.F422] &amp; &quot;);&quot;" office:value-type="string" office:string-value="insert into game_score (id, matchid, squad, goals, points, time_type) values (1294, 54, 58, 1, 0, 9);" calcext:value-type="string">
            <text:p>insert into game_score (id, matchid, squad, goals, points, time_type) values (1294, 54, 58, 1, 0, 9);</text:p>
          </table:table-cell>
          <table:table-cell table:number-columns-repeated="1017"/>
        </table:table-row>
        <table:table-row table:style-name="ro3">
          <table:table-cell table:style-name="ce2" table:formula="of:=[.A422]+1" office:value-type="float" office:value="1295" calcext:value-type="float">
            <text:p>1295</text:p>
          </table:table-cell>
          <table:table-cell table:style-name="ce2" table:formula="of:=[.B422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23] &amp; &quot;, &quot; &amp; [.B423] &amp; &quot;, &quot; &amp; [.C423] &amp; &quot;, &quot; &amp; [.D423] &amp; &quot;, &quot; &amp; [.E423] &amp; &quot;, &quot; &amp; [.F423] &amp; &quot;);&quot;" office:value-type="string" office:string-value="insert into game_score (id, matchid, squad, goals, points, time_type) values (1295, 54, 1, 15, 0, 9000);" calcext:value-type="string">
            <text:p>insert into game_score (id, matchid, squad, goals, points, time_type) values (1295, 54, 1, 15, 0, 9000);</text:p>
          </table:table-cell>
          <table:table-cell table:number-columns-repeated="1017"/>
        </table:table-row>
        <table:table-row table:style-name="ro3">
          <table:table-cell table:style-name="ce2" table:formula="of:=[.A423]+1" office:value-type="float" office:value="1296" calcext:value-type="float">
            <text:p>1296</text:p>
          </table:table-cell>
          <table:table-cell table:style-name="ce2" table:formula="of:=[.B423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24] &amp; &quot;, &quot; &amp; [.B424] &amp; &quot;, &quot; &amp; [.C424] &amp; &quot;, &quot; &amp; [.D424] &amp; &quot;, &quot; &amp; [.E424] &amp; &quot;, &quot; &amp; [.F424] &amp; &quot;);&quot;" office:value-type="string" office:string-value="insert into game_score (id, matchid, squad, goals, points, time_type) values (1296, 54, 58, 6, 0, 9000);" calcext:value-type="string">
            <text:p>insert into game_score (id, matchid, squad, goals, points, time_type) values (1296, 54, 58, 6, 0, 9000);</text:p>
          </table:table-cell>
          <table:table-cell table:number-columns-repeated="1017"/>
        </table:table-row>
        <table:table-row table:style-name="ro3">
          <table:table-cell table:style-name="ce2" table:formula="of:=[.A424]+1" office:value-type="float" office:value="1297" calcext:value-type="float">
            <text:p>1297</text:p>
          </table:table-cell>
          <table:table-cell table:style-name="ce2" table:formula="of:=[.B424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25] &amp; &quot;, &quot; &amp; [.B425] &amp; &quot;, &quot; &amp; [.C425] &amp; &quot;, &quot; &amp; [.D425] &amp; &quot;, &quot; &amp; [.E425] &amp; &quot;, &quot; &amp; [.F425] &amp; &quot;);&quot;" office:value-type="string" office:string-value="insert into game_score (id, matchid, squad, goals, points, time_type) values (1297, 54, 1, 16, 0, 9001);" calcext:value-type="string">
            <text:p>insert into game_score (id, matchid, squad, goals, points, time_type) values (1297, 54, 1, 16, 0, 9001);</text:p>
          </table:table-cell>
          <table:table-cell table:number-columns-repeated="1017"/>
        </table:table-row>
        <table:table-row table:style-name="ro3">
          <table:table-cell table:style-name="ce2" table:formula="of:=[.A425]+1" office:value-type="float" office:value="1298" calcext:value-type="float">
            <text:p>1298</text:p>
          </table:table-cell>
          <table:table-cell table:style-name="ce2" table:formula="of:=[.B425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26] &amp; &quot;, &quot; &amp; [.B426] &amp; &quot;, &quot; &amp; [.C426] &amp; &quot;, &quot; &amp; [.D426] &amp; &quot;, &quot; &amp; [.E426] &amp; &quot;, &quot; &amp; [.F426] &amp; &quot;);&quot;" office:value-type="string" office:string-value="insert into game_score (id, matchid, squad, goals, points, time_type) values (1298, 54, 58, 13, 0, 9001);" calcext:value-type="string">
            <text:p>insert into game_score (id, matchid, squad, goals, points, time_type) values (1298, 54, 58, 13, 0, 9001);</text:p>
          </table:table-cell>
          <table:table-cell table:number-columns-repeated="1017"/>
        </table:table-row>
        <table:table-row table:style-name="ro3">
          <table:table-cell table:style-name="ce2" table:formula="of:=[.A426]+1" office:value-type="float" office:value="1299" calcext:value-type="float">
            <text:p>1299</text:p>
          </table:table-cell>
          <table:table-cell table:style-name="ce2" table:formula="of:=[.B426]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27] &amp; &quot;, &quot; &amp; [.B427] &amp; &quot;, &quot; &amp; [.C427] &amp; &quot;, &quot; &amp; [.D427] &amp; &quot;, &quot; &amp; [.E427] &amp; &quot;, &quot; &amp; [.F427] &amp; &quot;);&quot;" office:value-type="string" office:string-value="insert into game_score (id, matchid, squad, goals, points, time_type) values (1299, 54, 1, 0, 0, 9002);" calcext:value-type="string">
            <text:p>insert into game_score (id, matchid, squad, goals, points, time_type) values (1299, 54, 1, 0, 0, 9002);</text:p>
          </table:table-cell>
          <table:table-cell table:number-columns-repeated="1017"/>
        </table:table-row>
        <table:table-row table:style-name="ro3">
          <table:table-cell table:style-name="ce2" table:formula="of:=[.A427]+1" office:value-type="float" office:value="1300" calcext:value-type="float">
            <text:p>1300</text:p>
          </table:table-cell>
          <table:table-cell table:style-name="ce2" table:formula="of:=[.B427]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28] &amp; &quot;, &quot; &amp; [.B428] &amp; &quot;, &quot; &amp; [.C428] &amp; &quot;, &quot; &amp; [.D428] &amp; &quot;, &quot; &amp; [.E428] &amp; &quot;, &quot; &amp; [.F428] &amp; &quot;);&quot;" office:value-type="string" office:string-value="insert into game_score (id, matchid, squad, goals, points, time_type) values (1300, 54, 58, 0, 0, 9002);" calcext:value-type="string">
            <text:p>insert into game_score (id, matchid, squad, goals, points, time_type) values (1300, 54, 58, 0, 0, 9002);</text:p>
          </table:table-cell>
          <table:table-cell table:number-columns-repeated="1017"/>
        </table:table-row>
        <table:table-row table:style-name="ro3">
          <table:table-cell table:formula="of:=[.A428]+1" office:value-type="float" office:value="1301" calcext:value-type="float">
            <text:p>1301</text:p>
          </table:table-cell>
          <table:table-cell table:formula="of:=[.B405]+1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29] &amp; &quot;, &quot; &amp; [.B429] &amp; &quot;, &quot; &amp; [.C429] &amp; &quot;, &quot; &amp; [.D429] &amp; &quot;, &quot; &amp; [.E429] &amp; &quot;, &quot; &amp; [.F429] &amp; &quot;);&quot;" office:value-type="string" office:string-value="insert into game_score (id, matchid, squad, goals, points, time_type) values (1301, 55, 39, 1, 0, 1);" calcext:value-type="string">
            <text:p>insert into game_score (id, matchid, squad, goals, points, time_type) values (1301, 55, 39, 1, 0, 1);</text:p>
          </table:table-cell>
          <table:table-cell table:number-columns-repeated="1017"/>
        </table:table-row>
        <table:table-row table:style-name="ro3">
          <table:table-cell table:formula="of:=[.A429]+1" office:value-type="float" office:value="1302" calcext:value-type="float">
            <text:p>1302</text:p>
          </table:table-cell>
          <table:table-cell table:formula="of:=[.B429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30] &amp; &quot;, &quot; &amp; [.B430] &amp; &quot;, &quot; &amp; [.C430] &amp; &quot;, &quot; &amp; [.D430] &amp; &quot;, &quot; &amp; [.E430] &amp; &quot;, &quot; &amp; [.F430] &amp; &quot;);&quot;" office:value-type="string" office:string-value="insert into game_score (id, matchid, squad, goals, points, time_type) values (1302, 55, 1613, 0, 0, 1);" calcext:value-type="string">
            <text:p>insert into game_score (id, matchid, squad, goals, points, time_type) values (1302, 55, 1613, 0, 0, 1);</text:p>
          </table:table-cell>
          <table:table-cell table:number-columns-repeated="1017"/>
        </table:table-row>
        <table:table-row table:style-name="ro3">
          <table:table-cell table:formula="of:=[.A430]+1" office:value-type="float" office:value="1303" calcext:value-type="float">
            <text:p>1303</text:p>
          </table:table-cell>
          <table:table-cell table:formula="of:=[.B430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31] &amp; &quot;, &quot; &amp; [.B431] &amp; &quot;, &quot; &amp; [.C431] &amp; &quot;, &quot; &amp; [.D431] &amp; &quot;, &quot; &amp; [.E431] &amp; &quot;, &quot; &amp; [.F431] &amp; &quot;);&quot;" office:value-type="string" office:string-value="insert into game_score (id, matchid, squad, goals, points, time_type) values (1303, 55, 39, 1, 0, 2);" calcext:value-type="string">
            <text:p>insert into game_score (id, matchid, squad, goals, points, time_type) values (1303, 55, 39, 1, 0, 2);</text:p>
          </table:table-cell>
          <table:table-cell table:number-columns-repeated="1017"/>
        </table:table-row>
        <table:table-row table:style-name="ro3">
          <table:table-cell table:formula="of:=[.A431]+1" office:value-type="float" office:value="1304" calcext:value-type="float">
            <text:p>1304</text:p>
          </table:table-cell>
          <table:table-cell table:formula="of:=[.B431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32] &amp; &quot;, &quot; &amp; [.B432] &amp; &quot;, &quot; &amp; [.C432] &amp; &quot;, &quot; &amp; [.D432] &amp; &quot;, &quot; &amp; [.E432] &amp; &quot;, &quot; &amp; [.F432] &amp; &quot;);&quot;" office:value-type="string" office:string-value="insert into game_score (id, matchid, squad, goals, points, time_type) values (1304, 55, 1613, 0, 0, 2);" calcext:value-type="string">
            <text:p>insert into game_score (id, matchid, squad, goals, points, time_type) values (1304, 55, 1613, 0, 0, 2);</text:p>
          </table:table-cell>
          <table:table-cell table:number-columns-repeated="1017"/>
        </table:table-row>
        <table:table-row table:style-name="ro3">
          <table:table-cell table:formula="of:=[.A432]+1" office:value-type="float" office:value="1305" calcext:value-type="float">
            <text:p>1305</text:p>
          </table:table-cell>
          <table:table-cell table:formula="of:=[.B432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33] &amp; &quot;, &quot; &amp; [.B433] &amp; &quot;, &quot; &amp; [.C433] &amp; &quot;, &quot; &amp; [.D433] &amp; &quot;, &quot; &amp; [.E433] &amp; &quot;, &quot; &amp; [.F433] &amp; &quot;);&quot;" office:value-type="string" office:string-value="insert into game_score (id, matchid, squad, goals, points, time_type) values (1305, 55, 39, 1, 0, 3);" calcext:value-type="string">
            <text:p>insert into game_score (id, matchid, squad, goals, points, time_type) values (1305, 55, 39, 1, 0, 3);</text:p>
          </table:table-cell>
          <table:table-cell table:number-columns-repeated="1017"/>
        </table:table-row>
        <table:table-row table:style-name="ro3">
          <table:table-cell table:formula="of:=[.A433]+1" office:value-type="float" office:value="1306" calcext:value-type="float">
            <text:p>1306</text:p>
          </table:table-cell>
          <table:table-cell table:formula="of:=[.B433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34] &amp; &quot;, &quot; &amp; [.B434] &amp; &quot;, &quot; &amp; [.C434] &amp; &quot;, &quot; &amp; [.D434] &amp; &quot;, &quot; &amp; [.E434] &amp; &quot;, &quot; &amp; [.F434] &amp; &quot;);&quot;" office:value-type="string" office:string-value="insert into game_score (id, matchid, squad, goals, points, time_type) values (1306, 55, 1613, 0, 0, 3);" calcext:value-type="string">
            <text:p>insert into game_score (id, matchid, squad, goals, points, time_type) values (1306, 55, 1613, 0, 0, 3);</text:p>
          </table:table-cell>
          <table:table-cell table:number-columns-repeated="1017"/>
        </table:table-row>
        <table:table-row table:style-name="ro3">
          <table:table-cell table:formula="of:=[.A434]+1" office:value-type="float" office:value="1307" calcext:value-type="float">
            <text:p>1307</text:p>
          </table:table-cell>
          <table:table-cell table:formula="of:=[.B434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35] &amp; &quot;, &quot; &amp; [.B435] &amp; &quot;, &quot; &amp; [.C435] &amp; &quot;, &quot; &amp; [.D435] &amp; &quot;, &quot; &amp; [.E435] &amp; &quot;, &quot; &amp; [.F435] &amp; &quot;);&quot;" office:value-type="string" office:string-value="insert into game_score (id, matchid, squad, goals, points, time_type) values (1307, 55, 39, 1, 0, 4);" calcext:value-type="string">
            <text:p>insert into game_score (id, matchid, squad, goals, points, time_type) values (1307, 55, 39, 1, 0, 4);</text:p>
          </table:table-cell>
          <table:table-cell table:number-columns-repeated="1017"/>
        </table:table-row>
        <table:table-row table:style-name="ro3">
          <table:table-cell table:formula="of:=[.A435]+1" office:value-type="float" office:value="1308" calcext:value-type="float">
            <text:p>1308</text:p>
          </table:table-cell>
          <table:table-cell table:formula="of:=[.B435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36] &amp; &quot;, &quot; &amp; [.B436] &amp; &quot;, &quot; &amp; [.C436] &amp; &quot;, &quot; &amp; [.D436] &amp; &quot;, &quot; &amp; [.E436] &amp; &quot;, &quot; &amp; [.F436] &amp; &quot;);&quot;" office:value-type="string" office:string-value="insert into game_score (id, matchid, squad, goals, points, time_type) values (1308, 55, 1613, 2, 0, 4);" calcext:value-type="string">
            <text:p>insert into game_score (id, matchid, squad, goals, points, time_type) values (1308, 55, 1613, 2, 0, 4);</text:p>
          </table:table-cell>
          <table:table-cell table:number-columns-repeated="1017"/>
        </table:table-row>
        <table:table-row table:style-name="ro3">
          <table:table-cell table:formula="of:=[.A436]+1" office:value-type="float" office:value="1309" calcext:value-type="float">
            <text:p>1309</text:p>
          </table:table-cell>
          <table:table-cell table:formula="of:=[.B436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37] &amp; &quot;, &quot; &amp; [.B437] &amp; &quot;, &quot; &amp; [.C437] &amp; &quot;, &quot; &amp; [.D437] &amp; &quot;, &quot; &amp; [.E437] &amp; &quot;, &quot; &amp; [.F437] &amp; &quot;);&quot;" office:value-type="string" office:string-value="insert into game_score (id, matchid, squad, goals, points, time_type) values (1309, 55, 39, 0, 0, 5);" calcext:value-type="string">
            <text:p>insert into game_score (id, matchid, squad, goals, points, time_type) values (1309, 55, 39, 0, 0, 5);</text:p>
          </table:table-cell>
          <table:table-cell table:number-columns-repeated="1017"/>
        </table:table-row>
        <table:table-row table:style-name="ro3">
          <table:table-cell table:formula="of:=[.A437]+1" office:value-type="float" office:value="1310" calcext:value-type="float">
            <text:p>1310</text:p>
          </table:table-cell>
          <table:table-cell table:formula="of:=[.B437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38] &amp; &quot;, &quot; &amp; [.B438] &amp; &quot;, &quot; &amp; [.C438] &amp; &quot;, &quot; &amp; [.D438] &amp; &quot;, &quot; &amp; [.E438] &amp; &quot;, &quot; &amp; [.F438] &amp; &quot;);&quot;" office:value-type="string" office:string-value="insert into game_score (id, matchid, squad, goals, points, time_type) values (1310, 55, 1613, 0, 0, 5);" calcext:value-type="string">
            <text:p>insert into game_score (id, matchid, squad, goals, points, time_type) values (1310, 55, 1613, 0, 0, 5);</text:p>
          </table:table-cell>
          <table:table-cell table:number-columns-repeated="1017"/>
        </table:table-row>
        <table:table-row table:style-name="ro3">
          <table:table-cell table:formula="of:=[.A438]+1" office:value-type="float" office:value="1311" calcext:value-type="float">
            <text:p>1311</text:p>
          </table:table-cell>
          <table:table-cell table:formula="of:=[.B438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39] &amp; &quot;, &quot; &amp; [.B439] &amp; &quot;, &quot; &amp; [.C439] &amp; &quot;, &quot; &amp; [.D439] &amp; &quot;, &quot; &amp; [.E439] &amp; &quot;, &quot; &amp; [.F439] &amp; &quot;);&quot;" office:value-type="string" office:string-value="insert into game_score (id, matchid, squad, goals, points, time_type) values (1311, 55, 39, 0, 0, 6);" calcext:value-type="string">
            <text:p>insert into game_score (id, matchid, squad, goals, points, time_type) values (1311, 55, 39, 0, 0, 6);</text:p>
          </table:table-cell>
          <table:table-cell table:number-columns-repeated="1017"/>
        </table:table-row>
        <table:table-row table:style-name="ro3">
          <table:table-cell table:formula="of:=[.A439]+1" office:value-type="float" office:value="1312" calcext:value-type="float">
            <text:p>1312</text:p>
          </table:table-cell>
          <table:table-cell table:formula="of:=[.B439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40] &amp; &quot;, &quot; &amp; [.B440] &amp; &quot;, &quot; &amp; [.C440] &amp; &quot;, &quot; &amp; [.D440] &amp; &quot;, &quot; &amp; [.E440] &amp; &quot;, &quot; &amp; [.F440] &amp; &quot;);&quot;" office:value-type="string" office:string-value="insert into game_score (id, matchid, squad, goals, points, time_type) values (1312, 55, 1613, 0, 0, 6);" calcext:value-type="string">
            <text:p>insert into game_score (id, matchid, squad, goals, points, time_type) values (1312, 55, 1613, 0, 0, 6);</text:p>
          </table:table-cell>
          <table:table-cell table:number-columns-repeated="1017"/>
        </table:table-row>
        <table:table-row table:style-name="ro3">
          <table:table-cell table:formula="of:=[.A440]+1" office:value-type="float" office:value="1313" calcext:value-type="float">
            <text:p>1313</text:p>
          </table:table-cell>
          <table:table-cell table:formula="of:=[.B440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41] &amp; &quot;, &quot; &amp; [.B441] &amp; &quot;, &quot; &amp; [.C441] &amp; &quot;, &quot; &amp; [.D441] &amp; &quot;, &quot; &amp; [.E441] &amp; &quot;, &quot; &amp; [.F441] &amp; &quot;);&quot;" office:value-type="string" office:string-value="insert into game_score (id, matchid, squad, goals, points, time_type) values (1313, 55, 39, 2, 0, 7);" calcext:value-type="string">
            <text:p>insert into game_score (id, matchid, squad, goals, points, time_type) values (1313, 55, 39, 2, 0, 7);</text:p>
          </table:table-cell>
          <table:table-cell table:number-columns-repeated="1017"/>
        </table:table-row>
        <table:table-row table:style-name="ro3">
          <table:table-cell table:formula="of:=[.A441]+1" office:value-type="float" office:value="1314" calcext:value-type="float">
            <text:p>1314</text:p>
          </table:table-cell>
          <table:table-cell table:formula="of:=[.B441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42] &amp; &quot;, &quot; &amp; [.B442] &amp; &quot;, &quot; &amp; [.C442] &amp; &quot;, &quot; &amp; [.D442] &amp; &quot;, &quot; &amp; [.E442] &amp; &quot;, &quot; &amp; [.F442] &amp; &quot;);&quot;" office:value-type="string" office:string-value="insert into game_score (id, matchid, squad, goals, points, time_type) values (1314, 55, 1613, 0, 0, 7);" calcext:value-type="string">
            <text:p>insert into game_score (id, matchid, squad, goals, points, time_type) values (1314, 55, 1613, 0, 0, 7);</text:p>
          </table:table-cell>
          <table:table-cell table:number-columns-repeated="1017"/>
        </table:table-row>
        <table:table-row table:style-name="ro3">
          <table:table-cell table:formula="of:=[.A442]+1" office:value-type="float" office:value="1315" calcext:value-type="float">
            <text:p>1315</text:p>
          </table:table-cell>
          <table:table-cell table:formula="of:=[.B442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43] &amp; &quot;, &quot; &amp; [.B443] &amp; &quot;, &quot; &amp; [.C443] &amp; &quot;, &quot; &amp; [.D443] &amp; &quot;, &quot; &amp; [.E443] &amp; &quot;, &quot; &amp; [.F443] &amp; &quot;);&quot;" office:value-type="string" office:string-value="insert into game_score (id, matchid, squad, goals, points, time_type) values (1315, 55, 39, 0, 0, 8);" calcext:value-type="string">
            <text:p>insert into game_score (id, matchid, squad, goals, points, time_type) values (1315, 55, 39, 0, 0, 8);</text:p>
          </table:table-cell>
          <table:table-cell table:number-columns-repeated="1017"/>
        </table:table-row>
        <table:table-row table:style-name="ro3">
          <table:table-cell table:formula="of:=[.A443]+1" office:value-type="float" office:value="1316" calcext:value-type="float">
            <text:p>1316</text:p>
          </table:table-cell>
          <table:table-cell table:formula="of:=[.B443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44] &amp; &quot;, &quot; &amp; [.B444] &amp; &quot;, &quot; &amp; [.C444] &amp; &quot;, &quot; &amp; [.D444] &amp; &quot;, &quot; &amp; [.E444] &amp; &quot;, &quot; &amp; [.F444] &amp; &quot;);&quot;" office:value-type="string" office:string-value="insert into game_score (id, matchid, squad, goals, points, time_type) values (1316, 55, 1613, 0, 0, 8);" calcext:value-type="string">
            <text:p>insert into game_score (id, matchid, squad, goals, points, time_type) values (1316, 55, 1613, 0, 0, 8);</text:p>
          </table:table-cell>
          <table:table-cell table:number-columns-repeated="1017"/>
        </table:table-row>
        <table:table-row table:style-name="ro3">
          <table:table-cell table:formula="of:=[.A444]+1" office:value-type="float" office:value="1317" calcext:value-type="float">
            <text:p>1317</text:p>
          </table:table-cell>
          <table:table-cell table:formula="of:=[.B444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45] &amp; &quot;, &quot; &amp; [.B445] &amp; &quot;, &quot; &amp; [.C445] &amp; &quot;, &quot; &amp; [.D445] &amp; &quot;, &quot; &amp; [.E445] &amp; &quot;, &quot; &amp; [.F445] &amp; &quot;);&quot;" office:value-type="string" office:string-value="insert into game_score (id, matchid, squad, goals, points, time_type) values (1317, 55, 39, 0, 0, 9);" calcext:value-type="string">
            <text:p>insert into game_score (id, matchid, squad, goals, points, time_type) values (1317, 55, 39, 0, 0, 9);</text:p>
          </table:table-cell>
          <table:table-cell table:number-columns-repeated="1017"/>
        </table:table-row>
        <table:table-row table:style-name="ro3">
          <table:table-cell table:formula="of:=[.A445]+1" office:value-type="float" office:value="1318" calcext:value-type="float">
            <text:p>1318</text:p>
          </table:table-cell>
          <table:table-cell table:formula="of:=[.B445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46] &amp; &quot;, &quot; &amp; [.B446] &amp; &quot;, &quot; &amp; [.C446] &amp; &quot;, &quot; &amp; [.D446] &amp; &quot;, &quot; &amp; [.E446] &amp; &quot;, &quot; &amp; [.F446] &amp; &quot;);&quot;" office:value-type="string" office:string-value="insert into game_score (id, matchid, squad, goals, points, time_type) values (1318, 55, 1613, 0, 0, 9);" calcext:value-type="string">
            <text:p>insert into game_score (id, matchid, squad, goals, points, time_type) values (1318, 55, 1613, 0, 0, 9);</text:p>
          </table:table-cell>
          <table:table-cell table:number-columns-repeated="1017"/>
        </table:table-row>
        <table:table-row table:style-name="ro3">
          <table:table-cell table:formula="of:=[.A446]+1" office:value-type="float" office:value="1319" calcext:value-type="float">
            <text:p>1319</text:p>
          </table:table-cell>
          <table:table-cell table:formula="of:=[.B446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47] &amp; &quot;, &quot; &amp; [.B447] &amp; &quot;, &quot; &amp; [.C447] &amp; &quot;, &quot; &amp; [.D447] &amp; &quot;, &quot; &amp; [.E447] &amp; &quot;, &quot; &amp; [.F447] &amp; &quot;);&quot;" office:value-type="string" office:string-value="insert into game_score (id, matchid, squad, goals, points, time_type) values (1319, 55, 39, 6, 0, 9000);" calcext:value-type="string">
            <text:p>insert into game_score (id, matchid, squad, goals, points, time_type) values (1319, 55, 39, 6, 0, 9000);</text:p>
          </table:table-cell>
          <table:table-cell table:number-columns-repeated="1017"/>
        </table:table-row>
        <table:table-row table:style-name="ro3">
          <table:table-cell table:formula="of:=[.A447]+1" office:value-type="float" office:value="1320" calcext:value-type="float">
            <text:p>1320</text:p>
          </table:table-cell>
          <table:table-cell table:formula="of:=[.B447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48] &amp; &quot;, &quot; &amp; [.B448] &amp; &quot;, &quot; &amp; [.C448] &amp; &quot;, &quot; &amp; [.D448] &amp; &quot;, &quot; &amp; [.E448] &amp; &quot;, &quot; &amp; [.F448] &amp; &quot;);&quot;" office:value-type="string" office:string-value="insert into game_score (id, matchid, squad, goals, points, time_type) values (1320, 55, 1613, 2, 0, 9000);" calcext:value-type="string">
            <text:p>insert into game_score (id, matchid, squad, goals, points, time_type) values (1320, 55, 1613, 2, 0, 9000);</text:p>
          </table:table-cell>
          <table:table-cell table:number-columns-repeated="1017"/>
        </table:table-row>
        <table:table-row table:style-name="ro3">
          <table:table-cell table:formula="of:=[.A448]+1" office:value-type="float" office:value="1321" calcext:value-type="float">
            <text:p>1321</text:p>
          </table:table-cell>
          <table:table-cell table:formula="of:=[.B448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49] &amp; &quot;, &quot; &amp; [.B449] &amp; &quot;, &quot; &amp; [.C449] &amp; &quot;, &quot; &amp; [.D449] &amp; &quot;, &quot; &amp; [.E449] &amp; &quot;, &quot; &amp; [.F449] &amp; &quot;);&quot;" office:value-type="string" office:string-value="insert into game_score (id, matchid, squad, goals, points, time_type) values (1321, 55, 39, 10, 0, 9001);" calcext:value-type="string">
            <text:p>insert into game_score (id, matchid, squad, goals, points, time_type) values (1321, 55, 39, 10, 0, 9001);</text:p>
          </table:table-cell>
          <table:table-cell table:number-columns-repeated="1017"/>
        </table:table-row>
        <table:table-row table:style-name="ro3">
          <table:table-cell table:formula="of:=[.A449]+1" office:value-type="float" office:value="1322" calcext:value-type="float">
            <text:p>1322</text:p>
          </table:table-cell>
          <table:table-cell table:formula="of:=[.B449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50] &amp; &quot;, &quot; &amp; [.B450] &amp; &quot;, &quot; &amp; [.C450] &amp; &quot;, &quot; &amp; [.D450] &amp; &quot;, &quot; &amp; [.E450] &amp; &quot;, &quot; &amp; [.F450] &amp; &quot;);&quot;" office:value-type="string" office:string-value="insert into game_score (id, matchid, squad, goals, points, time_type) values (1322, 55, 1613, 7, 0, 9001);" calcext:value-type="string">
            <text:p>insert into game_score (id, matchid, squad, goals, points, time_type) values (1322, 55, 1613, 7, 0, 9001);</text:p>
          </table:table-cell>
          <table:table-cell table:number-columns-repeated="1017"/>
        </table:table-row>
        <table:table-row table:style-name="ro3">
          <table:table-cell table:formula="of:=[.A450]+1" office:value-type="float" office:value="1323" calcext:value-type="float">
            <text:p>1323</text:p>
          </table:table-cell>
          <table:table-cell table:formula="of:=[.B450]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51] &amp; &quot;, &quot; &amp; [.B451] &amp; &quot;, &quot; &amp; [.C451] &amp; &quot;, &quot; &amp; [.D451] &amp; &quot;, &quot; &amp; [.E451] &amp; &quot;, &quot; &amp; [.F451] &amp; &quot;);&quot;" office:value-type="string" office:string-value="insert into game_score (id, matchid, squad, goals, points, time_type) values (1323, 55, 39, 0, 0, 9002);" calcext:value-type="string">
            <text:p>insert into game_score (id, matchid, squad, goals, points, time_type) values (1323, 55, 39, 0, 0, 9002);</text:p>
          </table:table-cell>
          <table:table-cell table:number-columns-repeated="1017"/>
        </table:table-row>
        <table:table-row table:style-name="ro3">
          <table:table-cell table:formula="of:=[.A451]+1" office:value-type="float" office:value="1324" calcext:value-type="float">
            <text:p>1324</text:p>
          </table:table-cell>
          <table:table-cell table:formula="of:=[.B451]" office:value-type="float" office:value="55" calcext:value-type="float">
            <text:p>55</text:p>
          </table:table-cell>
          <table:table-cell office:value-type="float" office:value="1613" calcext:value-type="float">
            <text:p>16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452] &amp; &quot;, &quot; &amp; [.B452] &amp; &quot;, &quot; &amp; [.C452] &amp; &quot;, &quot; &amp; [.D452] &amp; &quot;, &quot; &amp; [.E452] &amp; &quot;, &quot; &amp; [.F452] &amp; &quot;);&quot;" office:value-type="string" office:string-value="insert into game_score (id, matchid, squad, goals, points, time_type) values (1324, 55, 1613, 1, 0, 9002);" calcext:value-type="string">
            <text:p>insert into game_score (id, matchid, squad, goals, points, time_type) values (1324, 55, 1613, 1, 0, 9002);</text:p>
          </table:table-cell>
          <table:table-cell table:number-columns-repeated="1017"/>
        </table:table-row>
        <table:table-row table:style-name="ro3">
          <table:table-cell table:style-name="ce2" table:formula="of:=[.A452]+1" office:value-type="float" office:value="1325" calcext:value-type="float">
            <text:p>1325</text:p>
          </table:table-cell>
          <table:table-cell table:style-name="ce2" table:formula="of:=[.B429]+1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53] &amp; &quot;, &quot; &amp; [.B453] &amp; &quot;, &quot; &amp; [.C453] &amp; &quot;, &quot; &amp; [.D453] &amp; &quot;, &quot; &amp; [.E453] &amp; &quot;, &quot; &amp; [.F453] &amp; &quot;);&quot;" office:value-type="string" office:string-value="insert into game_score (id, matchid, squad, goals, points, time_type) values (1325, 56, 39, 0, 0, 1);" calcext:value-type="string">
            <text:p>insert into game_score (id, matchid, squad, goals, points, time_type) values (1325, 56, 39, 0, 0, 1);</text:p>
          </table:table-cell>
          <table:table-cell table:number-columns-repeated="1017"/>
        </table:table-row>
        <table:table-row table:style-name="ro3">
          <table:table-cell table:style-name="ce2" table:formula="of:=[.A453]+1" office:value-type="float" office:value="1326" calcext:value-type="float">
            <text:p>1326</text:p>
          </table:table-cell>
          <table:table-cell table:style-name="ce2" table:formula="of:=[.B453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54] &amp; &quot;, &quot; &amp; [.B454] &amp; &quot;, &quot; &amp; [.C454] &amp; &quot;, &quot; &amp; [.D454] &amp; &quot;, &quot; &amp; [.E454] &amp; &quot;, &quot; &amp; [.F454] &amp; &quot;);&quot;" office:value-type="string" office:string-value="insert into game_score (id, matchid, squad, goals, points, time_type) values (1326, 56, 58, 0, 0, 1);" calcext:value-type="string">
            <text:p>insert into game_score (id, matchid, squad, goals, points, time_type) values (1326, 56, 58, 0, 0, 1);</text:p>
          </table:table-cell>
          <table:table-cell table:number-columns-repeated="1017"/>
        </table:table-row>
        <table:table-row table:style-name="ro3">
          <table:table-cell table:style-name="ce2" table:formula="of:=[.A454]+1" office:value-type="float" office:value="1327" calcext:value-type="float">
            <text:p>1327</text:p>
          </table:table-cell>
          <table:table-cell table:style-name="ce2" table:formula="of:=[.B454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55] &amp; &quot;, &quot; &amp; [.B455] &amp; &quot;, &quot; &amp; [.C455] &amp; &quot;, &quot; &amp; [.D455] &amp; &quot;, &quot; &amp; [.E455] &amp; &quot;, &quot; &amp; [.F455] &amp; &quot;);&quot;" office:value-type="string" office:string-value="insert into game_score (id, matchid, squad, goals, points, time_type) values (1327, 56, 39, 0, 0, 2);" calcext:value-type="string">
            <text:p>insert into game_score (id, matchid, squad, goals, points, time_type) values (1327, 56, 39, 0, 0, 2);</text:p>
          </table:table-cell>
          <table:table-cell table:number-columns-repeated="1017"/>
        </table:table-row>
        <table:table-row table:style-name="ro3">
          <table:table-cell table:style-name="ce2" table:formula="of:=[.A455]+1" office:value-type="float" office:value="1328" calcext:value-type="float">
            <text:p>1328</text:p>
          </table:table-cell>
          <table:table-cell table:style-name="ce2" table:formula="of:=[.B455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56] &amp; &quot;, &quot; &amp; [.B456] &amp; &quot;, &quot; &amp; [.C456] &amp; &quot;, &quot; &amp; [.D456] &amp; &quot;, &quot; &amp; [.E456] &amp; &quot;, &quot; &amp; [.F456] &amp; &quot;);&quot;" office:value-type="string" office:string-value="insert into game_score (id, matchid, squad, goals, points, time_type) values (1328, 56, 58, 0, 0, 2);" calcext:value-type="string">
            <text:p>insert into game_score (id, matchid, squad, goals, points, time_type) values (1328, 56, 58, 0, 0, 2);</text:p>
          </table:table-cell>
          <table:table-cell table:number-columns-repeated="1017"/>
        </table:table-row>
        <table:table-row table:style-name="ro3">
          <table:table-cell table:style-name="ce2" table:formula="of:=[.A456]+1" office:value-type="float" office:value="1329" calcext:value-type="float">
            <text:p>1329</text:p>
          </table:table-cell>
          <table:table-cell table:style-name="ce2" table:formula="of:=[.B456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57] &amp; &quot;, &quot; &amp; [.B457] &amp; &quot;, &quot; &amp; [.C457] &amp; &quot;, &quot; &amp; [.D457] &amp; &quot;, &quot; &amp; [.E457] &amp; &quot;, &quot; &amp; [.F457] &amp; &quot;);&quot;" office:value-type="string" office:string-value="insert into game_score (id, matchid, squad, goals, points, time_type) values (1329, 56, 39, 0, 0, 3);" calcext:value-type="string">
            <text:p>insert into game_score (id, matchid, squad, goals, points, time_type) values (1329, 56, 39, 0, 0, 3);</text:p>
          </table:table-cell>
          <table:table-cell table:number-columns-repeated="1017"/>
        </table:table-row>
        <table:table-row table:style-name="ro3">
          <table:table-cell table:style-name="ce2" table:formula="of:=[.A457]+1" office:value-type="float" office:value="1330" calcext:value-type="float">
            <text:p>1330</text:p>
          </table:table-cell>
          <table:table-cell table:style-name="ce2" table:formula="of:=[.B457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58] &amp; &quot;, &quot; &amp; [.B458] &amp; &quot;, &quot; &amp; [.C458] &amp; &quot;, &quot; &amp; [.D458] &amp; &quot;, &quot; &amp; [.E458] &amp; &quot;, &quot; &amp; [.F458] &amp; &quot;);&quot;" office:value-type="string" office:string-value="insert into game_score (id, matchid, squad, goals, points, time_type) values (1330, 56, 58, 0, 0, 3);" calcext:value-type="string">
            <text:p>insert into game_score (id, matchid, squad, goals, points, time_type) values (1330, 56, 58, 0, 0, 3);</text:p>
          </table:table-cell>
          <table:table-cell table:number-columns-repeated="1017"/>
        </table:table-row>
        <table:table-row table:style-name="ro3">
          <table:table-cell table:style-name="ce2" table:formula="of:=[.A458]+1" office:value-type="float" office:value="1331" calcext:value-type="float">
            <text:p>1331</text:p>
          </table:table-cell>
          <table:table-cell table:style-name="ce2" table:formula="of:=[.B458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59] &amp; &quot;, &quot; &amp; [.B459] &amp; &quot;, &quot; &amp; [.C459] &amp; &quot;, &quot; &amp; [.D459] &amp; &quot;, &quot; &amp; [.E459] &amp; &quot;, &quot; &amp; [.F459] &amp; &quot;);&quot;" office:value-type="string" office:string-value="insert into game_score (id, matchid, squad, goals, points, time_type) values (1331, 56, 39, 0, 0, 4);" calcext:value-type="string">
            <text:p>insert into game_score (id, matchid, squad, goals, points, time_type) values (1331, 56, 39, 0, 0, 4);</text:p>
          </table:table-cell>
          <table:table-cell table:number-columns-repeated="1017"/>
        </table:table-row>
        <table:table-row table:style-name="ro3">
          <table:table-cell table:style-name="ce2" table:formula="of:=[.A459]+1" office:value-type="float" office:value="1332" calcext:value-type="float">
            <text:p>1332</text:p>
          </table:table-cell>
          <table:table-cell table:style-name="ce2" table:formula="of:=[.B459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60] &amp; &quot;, &quot; &amp; [.B460] &amp; &quot;, &quot; &amp; [.C460] &amp; &quot;, &quot; &amp; [.D460] &amp; &quot;, &quot; &amp; [.E460] &amp; &quot;, &quot; &amp; [.F460] &amp; &quot;);&quot;" office:value-type="string" office:string-value="insert into game_score (id, matchid, squad, goals, points, time_type) values (1332, 56, 58, 4, 0, 4);" calcext:value-type="string">
            <text:p>insert into game_score (id, matchid, squad, goals, points, time_type) values (1332, 56, 58, 4, 0, 4);</text:p>
          </table:table-cell>
          <table:table-cell table:number-columns-repeated="1017"/>
        </table:table-row>
        <table:table-row table:style-name="ro3">
          <table:table-cell table:style-name="ce2" table:formula="of:=[.A460]+1" office:value-type="float" office:value="1333" calcext:value-type="float">
            <text:p>1333</text:p>
          </table:table-cell>
          <table:table-cell table:style-name="ce2" table:formula="of:=[.B460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61] &amp; &quot;, &quot; &amp; [.B461] &amp; &quot;, &quot; &amp; [.C461] &amp; &quot;, &quot; &amp; [.D461] &amp; &quot;, &quot; &amp; [.E461] &amp; &quot;, &quot; &amp; [.F461] &amp; &quot;);&quot;" office:value-type="string" office:string-value="insert into game_score (id, matchid, squad, goals, points, time_type) values (1333, 56, 39, 0, 0, 5);" calcext:value-type="string">
            <text:p>insert into game_score (id, matchid, squad, goals, points, time_type) values (1333, 56, 39, 0, 0, 5);</text:p>
          </table:table-cell>
          <table:table-cell table:number-columns-repeated="1017"/>
        </table:table-row>
        <table:table-row table:style-name="ro3">
          <table:table-cell table:style-name="ce2" table:formula="of:=[.A461]+1" office:value-type="float" office:value="1334" calcext:value-type="float">
            <text:p>1334</text:p>
          </table:table-cell>
          <table:table-cell table:style-name="ce2" table:formula="of:=[.B461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62] &amp; &quot;, &quot; &amp; [.B462] &amp; &quot;, &quot; &amp; [.C462] &amp; &quot;, &quot; &amp; [.D462] &amp; &quot;, &quot; &amp; [.E462] &amp; &quot;, &quot; &amp; [.F462] &amp; &quot;);&quot;" office:value-type="string" office:string-value="insert into game_score (id, matchid, squad, goals, points, time_type) values (1334, 56, 58, 5, 0, 5);" calcext:value-type="string">
            <text:p>insert into game_score (id, matchid, squad, goals, points, time_type) values (1334, 56, 58, 5, 0, 5);</text:p>
          </table:table-cell>
          <table:table-cell table:number-columns-repeated="1017"/>
        </table:table-row>
        <table:table-row table:style-name="ro3">
          <table:table-cell table:style-name="ce2" table:formula="of:=[.A462]+1" office:value-type="float" office:value="1335" calcext:value-type="float">
            <text:p>1335</text:p>
          </table:table-cell>
          <table:table-cell table:style-name="ce2" table:formula="of:=[.B462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63] &amp; &quot;, &quot; &amp; [.B463] &amp; &quot;, &quot; &amp; [.C463] &amp; &quot;, &quot; &amp; [.D463] &amp; &quot;, &quot; &amp; [.E463] &amp; &quot;, &quot; &amp; [.F463] &amp; &quot;);&quot;" office:value-type="string" office:string-value="insert into game_score (id, matchid, squad, goals, points, time_type) values (1335, 56, 39, 0, 0, 6);" calcext:value-type="string">
            <text:p>insert into game_score (id, matchid, squad, goals, points, time_type) values (1335, 56, 39, 0, 0, 6);</text:p>
          </table:table-cell>
          <table:table-cell table:number-columns-repeated="1017"/>
        </table:table-row>
        <table:table-row table:style-name="ro3">
          <table:table-cell table:style-name="ce2" table:formula="of:=[.A463]+1" office:value-type="float" office:value="1336" calcext:value-type="float">
            <text:p>1336</text:p>
          </table:table-cell>
          <table:table-cell table:style-name="ce2" table:formula="of:=[.B463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64] &amp; &quot;, &quot; &amp; [.B464] &amp; &quot;, &quot; &amp; [.C464] &amp; &quot;, &quot; &amp; [.D464] &amp; &quot;, &quot; &amp; [.E464] &amp; &quot;, &quot; &amp; [.F464] &amp; &quot;);&quot;" office:value-type="string" office:string-value="insert into game_score (id, matchid, squad, goals, points, time_type) values (1336, 56, 58, 0, 0, 6);" calcext:value-type="string">
            <text:p>insert into game_score (id, matchid, squad, goals, points, time_type) values (1336, 56, 58, 0, 0, 6);</text:p>
          </table:table-cell>
          <table:table-cell table:number-columns-repeated="1017"/>
        </table:table-row>
        <table:table-row table:style-name="ro3">
          <table:table-cell table:style-name="ce2" table:formula="of:=[.A464]+1" office:value-type="float" office:value="1337" calcext:value-type="float">
            <text:p>1337</text:p>
          </table:table-cell>
          <table:table-cell table:style-name="ce2" table:formula="of:=[.B464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65] &amp; &quot;, &quot; &amp; [.B465] &amp; &quot;, &quot; &amp; [.C465] &amp; &quot;, &quot; &amp; [.D465] &amp; &quot;, &quot; &amp; [.E465] &amp; &quot;, &quot; &amp; [.F465] &amp; &quot;);&quot;" office:value-type="string" office:string-value="insert into game_score (id, matchid, squad, goals, points, time_type) values (1337, 56, 39, 1, 0, 7);" calcext:value-type="string">
            <text:p>insert into game_score (id, matchid, squad, goals, points, time_type) values (1337, 56, 39, 1, 0, 7);</text:p>
          </table:table-cell>
          <table:table-cell table:number-columns-repeated="1017"/>
        </table:table-row>
        <table:table-row table:style-name="ro3">
          <table:table-cell table:style-name="ce2" table:formula="of:=[.A465]+1" office:value-type="float" office:value="1338" calcext:value-type="float">
            <text:p>1338</text:p>
          </table:table-cell>
          <table:table-cell table:style-name="ce2" table:formula="of:=[.B465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66] &amp; &quot;, &quot; &amp; [.B466] &amp; &quot;, &quot; &amp; [.C466] &amp; &quot;, &quot; &amp; [.D466] &amp; &quot;, &quot; &amp; [.E466] &amp; &quot;, &quot; &amp; [.F466] &amp; &quot;);&quot;" office:value-type="string" office:string-value="insert into game_score (id, matchid, squad, goals, points, time_type) values (1338, 56, 58, 1, 0, 7);" calcext:value-type="string">
            <text:p>insert into game_score (id, matchid, squad, goals, points, time_type) values (1338, 56, 58, 1, 0, 7);</text:p>
          </table:table-cell>
          <table:table-cell table:number-columns-repeated="1017"/>
        </table:table-row>
        <table:table-row table:style-name="ro3">
          <table:table-cell table:style-name="ce2" table:formula="of:=[.A466]+1" office:value-type="float" office:value="1339" calcext:value-type="float">
            <text:p>1339</text:p>
          </table:table-cell>
          <table:table-cell table:style-name="ce2" table:formula="of:=[.B466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67] &amp; &quot;, &quot; &amp; [.B467] &amp; &quot;, &quot; &amp; [.C467] &amp; &quot;, &quot; &amp; [.D467] &amp; &quot;, &quot; &amp; [.E467] &amp; &quot;, &quot; &amp; [.F467] &amp; &quot;);&quot;" office:value-type="string" office:string-value="insert into game_score (id, matchid, squad, goals, points, time_type) values (1339, 56, 39, 0, 0, 8);" calcext:value-type="string">
            <text:p>insert into game_score (id, matchid, squad, goals, points, time_type) values (1339, 56, 39, 0, 0, 8);</text:p>
          </table:table-cell>
          <table:table-cell table:number-columns-repeated="1017"/>
        </table:table-row>
        <table:table-row table:style-name="ro3">
          <table:table-cell table:style-name="ce2" table:formula="of:=[.A467]+1" office:value-type="float" office:value="1340" calcext:value-type="float">
            <text:p>1340</text:p>
          </table:table-cell>
          <table:table-cell table:style-name="ce2" table:formula="of:=[.B467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68] &amp; &quot;, &quot; &amp; [.B468] &amp; &quot;, &quot; &amp; [.C468] &amp; &quot;, &quot; &amp; [.D468] &amp; &quot;, &quot; &amp; [.E468] &amp; &quot;, &quot; &amp; [.F468] &amp; &quot;);&quot;" office:value-type="string" office:string-value="insert into game_score (id, matchid, squad, goals, points, time_type) values (1340, 56, 58, 0, 0, 8);" calcext:value-type="string">
            <text:p>insert into game_score (id, matchid, squad, goals, points, time_type) values (1340, 56, 58, 0, 0, 8);</text:p>
          </table:table-cell>
          <table:table-cell table:number-columns-repeated="1017"/>
        </table:table-row>
        <table:table-row table:style-name="ro3">
          <table:table-cell table:style-name="ce2" table:formula="of:=[.A468]+1" office:value-type="float" office:value="1341" calcext:value-type="float">
            <text:p>1341</text:p>
          </table:table-cell>
          <table:table-cell table:style-name="ce2" table:formula="of:=[.B468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69] &amp; &quot;, &quot; &amp; [.B469] &amp; &quot;, &quot; &amp; [.C469] &amp; &quot;, &quot; &amp; [.D469] &amp; &quot;, &quot; &amp; [.E469] &amp; &quot;, &quot; &amp; [.F469] &amp; &quot;);&quot;" office:value-type="string" office:string-value="insert into game_score (id, matchid, squad, goals, points, time_type) values (1341, 56, 39, 0, 0, 9);" calcext:value-type="string">
            <text:p>insert into game_score (id, matchid, squad, goals, points, time_type) values (1341, 56, 39, 0, 0, 9);</text:p>
          </table:table-cell>
          <table:table-cell table:number-columns-repeated="1017"/>
        </table:table-row>
        <table:table-row table:style-name="ro3">
          <table:table-cell table:style-name="ce2" table:formula="of:=[.A469]+1" office:value-type="float" office:value="1342" calcext:value-type="float">
            <text:p>1342</text:p>
          </table:table-cell>
          <table:table-cell table:style-name="ce2" table:formula="of:=[.B469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70] &amp; &quot;, &quot; &amp; [.B470] &amp; &quot;, &quot; &amp; [.C470] &amp; &quot;, &quot; &amp; [.D470] &amp; &quot;, &quot; &amp; [.E470] &amp; &quot;, &quot; &amp; [.F470] &amp; &quot;);&quot;" office:value-type="string" office:string-value="insert into game_score (id, matchid, squad, goals, points, time_type) values (1342, 56, 58, null, 0, 9);" calcext:value-type="string">
            <text:p>insert into game_score (id, matchid, squad, goals, points, time_type) values (1342, 56, 58, null, 0, 9);</text:p>
          </table:table-cell>
          <table:table-cell table:number-columns-repeated="1017"/>
        </table:table-row>
        <table:table-row table:style-name="ro3">
          <table:table-cell table:style-name="ce2" table:formula="of:=[.A470]+1" office:value-type="float" office:value="1343" calcext:value-type="float">
            <text:p>1343</text:p>
          </table:table-cell>
          <table:table-cell table:style-name="ce2" table:formula="of:=[.B470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71] &amp; &quot;, &quot; &amp; [.B471] &amp; &quot;, &quot; &amp; [.C471] &amp; &quot;, &quot; &amp; [.D471] &amp; &quot;, &quot; &amp; [.E471] &amp; &quot;, &quot; &amp; [.F471] &amp; &quot;);&quot;" office:value-type="string" office:string-value="insert into game_score (id, matchid, squad, goals, points, time_type) values (1343, 56, 39, 1, 0, 9000);" calcext:value-type="string">
            <text:p>insert into game_score (id, matchid, squad, goals, points, time_type) values (1343, 56, 39, 1, 0, 9000);</text:p>
          </table:table-cell>
          <table:table-cell table:number-columns-repeated="1017"/>
        </table:table-row>
        <table:table-row table:style-name="ro3">
          <table:table-cell table:style-name="ce2" table:formula="of:=[.A471]+1" office:value-type="float" office:value="1344" calcext:value-type="float">
            <text:p>1344</text:p>
          </table:table-cell>
          <table:table-cell table:style-name="ce2" table:formula="of:=[.B471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72] &amp; &quot;, &quot; &amp; [.B472] &amp; &quot;, &quot; &amp; [.C472] &amp; &quot;, &quot; &amp; [.D472] &amp; &quot;, &quot; &amp; [.E472] &amp; &quot;, &quot; &amp; [.F472] &amp; &quot;);&quot;" office:value-type="string" office:string-value="insert into game_score (id, matchid, squad, goals, points, time_type) values (1344, 56, 58, 10, 0, 9000);" calcext:value-type="string">
            <text:p>insert into game_score (id, matchid, squad, goals, points, time_type) values (1344, 56, 58, 10, 0, 9000);</text:p>
          </table:table-cell>
          <table:table-cell table:number-columns-repeated="1017"/>
        </table:table-row>
        <table:table-row table:style-name="ro3">
          <table:table-cell table:style-name="ce2" table:formula="of:=[.A472]+1" office:value-type="float" office:value="1345" calcext:value-type="float">
            <text:p>1345</text:p>
          </table:table-cell>
          <table:table-cell table:style-name="ce2" table:formula="of:=[.B472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73] &amp; &quot;, &quot; &amp; [.B473] &amp; &quot;, &quot; &amp; [.C473] &amp; &quot;, &quot; &amp; [.D473] &amp; &quot;, &quot; &amp; [.E473] &amp; &quot;, &quot; &amp; [.F473] &amp; &quot;);&quot;" office:value-type="string" office:string-value="insert into game_score (id, matchid, squad, goals, points, time_type) values (1345, 56, 39, 6, 0, 9001);" calcext:value-type="string">
            <text:p>insert into game_score (id, matchid, squad, goals, points, time_type) values (1345, 56, 39, 6, 0, 9001);</text:p>
          </table:table-cell>
          <table:table-cell table:number-columns-repeated="1017"/>
        </table:table-row>
        <table:table-row table:style-name="ro3">
          <table:table-cell table:style-name="ce2" table:formula="of:=[.A473]+1" office:value-type="float" office:value="1346" calcext:value-type="float">
            <text:p>1346</text:p>
          </table:table-cell>
          <table:table-cell table:style-name="ce2" table:formula="of:=[.B473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74] &amp; &quot;, &quot; &amp; [.B474] &amp; &quot;, &quot; &amp; [.C474] &amp; &quot;, &quot; &amp; [.D474] &amp; &quot;, &quot; &amp; [.E474] &amp; &quot;, &quot; &amp; [.F474] &amp; &quot;);&quot;" office:value-type="string" office:string-value="insert into game_score (id, matchid, squad, goals, points, time_type) values (1346, 56, 58, 14, 0, 9001);" calcext:value-type="string">
            <text:p>insert into game_score (id, matchid, squad, goals, points, time_type) values (1346, 56, 58, 14, 0, 9001);</text:p>
          </table:table-cell>
          <table:table-cell table:number-columns-repeated="1017"/>
        </table:table-row>
        <table:table-row table:style-name="ro3">
          <table:table-cell table:style-name="ce2" table:formula="of:=[.A474]+1" office:value-type="float" office:value="1347" calcext:value-type="float">
            <text:p>1347</text:p>
          </table:table-cell>
          <table:table-cell table:style-name="ce2" table:formula="of:=[.B474]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75] &amp; &quot;, &quot; &amp; [.B475] &amp; &quot;, &quot; &amp; [.C475] &amp; &quot;, &quot; &amp; [.D475] &amp; &quot;, &quot; &amp; [.E475] &amp; &quot;, &quot; &amp; [.F475] &amp; &quot;);&quot;" office:value-type="string" office:string-value="insert into game_score (id, matchid, squad, goals, points, time_type) values (1347, 56, 39, 1, 0, 9002);" calcext:value-type="string">
            <text:p>insert into game_score (id, matchid, squad, goals, points, time_type) values (1347, 56, 39, 1, 0, 9002);</text:p>
          </table:table-cell>
          <table:table-cell table:number-columns-repeated="1017"/>
        </table:table-row>
        <table:table-row table:style-name="ro3">
          <table:table-cell table:style-name="ce2" table:formula="of:=[.A475]+1" office:value-type="float" office:value="1348" calcext:value-type="float">
            <text:p>1348</text:p>
          </table:table-cell>
          <table:table-cell table:style-name="ce2" table:formula="of:=[.B475]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76] &amp; &quot;, &quot; &amp; [.B476] &amp; &quot;, &quot; &amp; [.C476] &amp; &quot;, &quot; &amp; [.D476] &amp; &quot;, &quot; &amp; [.E476] &amp; &quot;, &quot; &amp; [.F476] &amp; &quot;);&quot;" office:value-type="string" office:string-value="insert into game_score (id, matchid, squad, goals, points, time_type) values (1348, 56, 58, 0, 0, 9002);" calcext:value-type="string">
            <text:p>insert into game_score (id, matchid, squad, goals, points, time_type) values (1348, 56, 58, 0, 0, 9002);</text:p>
          </table:table-cell>
          <table:table-cell table:number-columns-repeated="1017"/>
        </table:table-row>
        <table:table-row table:style-name="ro3">
          <table:table-cell table:formula="of:=[.A476]+1" office:value-type="float" office:value="1349" calcext:value-type="float">
            <text:p>1349</text:p>
          </table:table-cell>
          <table:table-cell table:formula="of:=[.B453]+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77] &amp; &quot;, &quot; &amp; [.B477] &amp; &quot;, &quot; &amp; [.C477] &amp; &quot;, &quot; &amp; [.D477] &amp; &quot;, &quot; &amp; [.E477] &amp; &quot;, &quot; &amp; [.F477] &amp; &quot;);&quot;" office:value-type="string" office:string-value="insert into game_score (id, matchid, squad, goals, points, time_type) values (1349, 57, 58, 0, 0, 1);" calcext:value-type="string">
            <text:p>insert into game_score (id, matchid, squad, goals, points, time_type) values (1349, 57, 58, 0, 0, 1);</text:p>
          </table:table-cell>
          <table:table-cell table:number-columns-repeated="1017"/>
        </table:table-row>
        <table:table-row table:style-name="ro3">
          <table:table-cell table:formula="of:=[.A477]+1" office:value-type="float" office:value="1350" calcext:value-type="float">
            <text:p>1350</text:p>
          </table:table-cell>
          <table:table-cell table:formula="of:=[.B477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78] &amp; &quot;, &quot; &amp; [.B478] &amp; &quot;, &quot; &amp; [.C478] &amp; &quot;, &quot; &amp; [.D478] &amp; &quot;, &quot; &amp; [.E478] &amp; &quot;, &quot; &amp; [.F478] &amp; &quot;);&quot;" office:value-type="string" office:string-value="insert into game_score (id, matchid, squad, goals, points, time_type) values (1350, 57, 1, 0, 0, 1);" calcext:value-type="string">
            <text:p>insert into game_score (id, matchid, squad, goals, points, time_type) values (1350, 57, 1, 0, 0, 1);</text:p>
          </table:table-cell>
          <table:table-cell table:number-columns-repeated="1017"/>
        </table:table-row>
        <table:table-row table:style-name="ro3">
          <table:table-cell table:formula="of:=[.A478]+1" office:value-type="float" office:value="1351" calcext:value-type="float">
            <text:p>1351</text:p>
          </table:table-cell>
          <table:table-cell table:formula="of:=[.B478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79] &amp; &quot;, &quot; &amp; [.B479] &amp; &quot;, &quot; &amp; [.C479] &amp; &quot;, &quot; &amp; [.D479] &amp; &quot;, &quot; &amp; [.E479] &amp; &quot;, &quot; &amp; [.F479] &amp; &quot;);&quot;" office:value-type="string" office:string-value="insert into game_score (id, matchid, squad, goals, points, time_type) values (1351, 57, 58, 0, 0, 2);" calcext:value-type="string">
            <text:p>insert into game_score (id, matchid, squad, goals, points, time_type) values (1351, 57, 58, 0, 0, 2);</text:p>
          </table:table-cell>
          <table:table-cell table:number-columns-repeated="1017"/>
        </table:table-row>
        <table:table-row table:style-name="ro3">
          <table:table-cell table:formula="of:=[.A479]+1" office:value-type="float" office:value="1352" calcext:value-type="float">
            <text:p>1352</text:p>
          </table:table-cell>
          <table:table-cell table:formula="of:=[.B47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80] &amp; &quot;, &quot; &amp; [.B480] &amp; &quot;, &quot; &amp; [.C480] &amp; &quot;, &quot; &amp; [.D480] &amp; &quot;, &quot; &amp; [.E480] &amp; &quot;, &quot; &amp; [.F480] &amp; &quot;);&quot;" office:value-type="string" office:string-value="insert into game_score (id, matchid, squad, goals, points, time_type) values (1352, 57, 1, 0, 0, 2);" calcext:value-type="string">
            <text:p>insert into game_score (id, matchid, squad, goals, points, time_type) values (1352, 57, 1, 0, 0, 2);</text:p>
          </table:table-cell>
          <table:table-cell table:number-columns-repeated="1017"/>
        </table:table-row>
        <table:table-row table:style-name="ro3">
          <table:table-cell table:formula="of:=[.A480]+1" office:value-type="float" office:value="1353" calcext:value-type="float">
            <text:p>1353</text:p>
          </table:table-cell>
          <table:table-cell table:formula="of:=[.B480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81] &amp; &quot;, &quot; &amp; [.B481] &amp; &quot;, &quot; &amp; [.C481] &amp; &quot;, &quot; &amp; [.D481] &amp; &quot;, &quot; &amp; [.E481] &amp; &quot;, &quot; &amp; [.F481] &amp; &quot;);&quot;" office:value-type="string" office:string-value="insert into game_score (id, matchid, squad, goals, points, time_type) values (1353, 57, 58, 1, 0, 3);" calcext:value-type="string">
            <text:p>insert into game_score (id, matchid, squad, goals, points, time_type) values (1353, 57, 58, 1, 0, 3);</text:p>
          </table:table-cell>
          <table:table-cell table:number-columns-repeated="1017"/>
        </table:table-row>
        <table:table-row table:style-name="ro3">
          <table:table-cell table:formula="of:=[.A481]+1" office:value-type="float" office:value="1354" calcext:value-type="float">
            <text:p>1354</text:p>
          </table:table-cell>
          <table:table-cell table:formula="of:=[.B481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82] &amp; &quot;, &quot; &amp; [.B482] &amp; &quot;, &quot; &amp; [.C482] &amp; &quot;, &quot; &amp; [.D482] &amp; &quot;, &quot; &amp; [.E482] &amp; &quot;, &quot; &amp; [.F482] &amp; &quot;);&quot;" office:value-type="string" office:string-value="insert into game_score (id, matchid, squad, goals, points, time_type) values (1354, 57, 1, 0, 0, 3);" calcext:value-type="string">
            <text:p>insert into game_score (id, matchid, squad, goals, points, time_type) values (1354, 57, 1, 0, 0, 3);</text:p>
          </table:table-cell>
          <table:table-cell table:number-columns-repeated="1017"/>
        </table:table-row>
        <table:table-row table:style-name="ro3">
          <table:table-cell table:formula="of:=[.A482]+1" office:value-type="float" office:value="1355" calcext:value-type="float">
            <text:p>1355</text:p>
          </table:table-cell>
          <table:table-cell table:formula="of:=[.B482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83] &amp; &quot;, &quot; &amp; [.B483] &amp; &quot;, &quot; &amp; [.C483] &amp; &quot;, &quot; &amp; [.D483] &amp; &quot;, &quot; &amp; [.E483] &amp; &quot;, &quot; &amp; [.F483] &amp; &quot;);&quot;" office:value-type="string" office:string-value="insert into game_score (id, matchid, squad, goals, points, time_type) values (1355, 57, 58, 0, 0, 4);" calcext:value-type="string">
            <text:p>insert into game_score (id, matchid, squad, goals, points, time_type) values (1355, 57, 58, 0, 0, 4);</text:p>
          </table:table-cell>
          <table:table-cell table:number-columns-repeated="1017"/>
        </table:table-row>
        <table:table-row table:style-name="ro3">
          <table:table-cell table:formula="of:=[.A483]+1" office:value-type="float" office:value="1356" calcext:value-type="float">
            <text:p>1356</text:p>
          </table:table-cell>
          <table:table-cell table:formula="of:=[.B483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84] &amp; &quot;, &quot; &amp; [.B484] &amp; &quot;, &quot; &amp; [.C484] &amp; &quot;, &quot; &amp; [.D484] &amp; &quot;, &quot; &amp; [.E484] &amp; &quot;, &quot; &amp; [.F484] &amp; &quot;);&quot;" office:value-type="string" office:string-value="insert into game_score (id, matchid, squad, goals, points, time_type) values (1356, 57, 1, 1, 0, 4);" calcext:value-type="string">
            <text:p>insert into game_score (id, matchid, squad, goals, points, time_type) values (1356, 57, 1, 1, 0, 4);</text:p>
          </table:table-cell>
          <table:table-cell table:number-columns-repeated="1017"/>
        </table:table-row>
        <table:table-row table:style-name="ro3">
          <table:table-cell table:formula="of:=[.A484]+1" office:value-type="float" office:value="1357" calcext:value-type="float">
            <text:p>1357</text:p>
          </table:table-cell>
          <table:table-cell table:formula="of:=[.B484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85] &amp; &quot;, &quot; &amp; [.B485] &amp; &quot;, &quot; &amp; [.C485] &amp; &quot;, &quot; &amp; [.D485] &amp; &quot;, &quot; &amp; [.E485] &amp; &quot;, &quot; &amp; [.F485] &amp; &quot;);&quot;" office:value-type="string" office:string-value="insert into game_score (id, matchid, squad, goals, points, time_type) values (1357, 57, 58, 1, 0, 5);" calcext:value-type="string">
            <text:p>insert into game_score (id, matchid, squad, goals, points, time_type) values (1357, 57, 58, 1, 0, 5);</text:p>
          </table:table-cell>
          <table:table-cell table:number-columns-repeated="1017"/>
        </table:table-row>
        <table:table-row table:style-name="ro3">
          <table:table-cell table:formula="of:=[.A485]+1" office:value-type="float" office:value="1358" calcext:value-type="float">
            <text:p>1358</text:p>
          </table:table-cell>
          <table:table-cell table:formula="of:=[.B485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86] &amp; &quot;, &quot; &amp; [.B486] &amp; &quot;, &quot; &amp; [.C486] &amp; &quot;, &quot; &amp; [.D486] &amp; &quot;, &quot; &amp; [.E486] &amp; &quot;, &quot; &amp; [.F486] &amp; &quot;);&quot;" office:value-type="string" office:string-value="insert into game_score (id, matchid, squad, goals, points, time_type) values (1358, 57, 1, 0, 0, 5);" calcext:value-type="string">
            <text:p>insert into game_score (id, matchid, squad, goals, points, time_type) values (1358, 57, 1, 0, 0, 5);</text:p>
          </table:table-cell>
          <table:table-cell table:number-columns-repeated="1017"/>
        </table:table-row>
        <table:table-row table:style-name="ro3">
          <table:table-cell table:formula="of:=[.A486]+1" office:value-type="float" office:value="1359" calcext:value-type="float">
            <text:p>1359</text:p>
          </table:table-cell>
          <table:table-cell table:formula="of:=[.B486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87] &amp; &quot;, &quot; &amp; [.B487] &amp; &quot;, &quot; &amp; [.C487] &amp; &quot;, &quot; &amp; [.D487] &amp; &quot;, &quot; &amp; [.E487] &amp; &quot;, &quot; &amp; [.F487] &amp; &quot;);&quot;" office:value-type="string" office:string-value="insert into game_score (id, matchid, squad, goals, points, time_type) values (1359, 57, 58, 2, 0, 6);" calcext:value-type="string">
            <text:p>insert into game_score (id, matchid, squad, goals, points, time_type) values (1359, 57, 58, 2, 0, 6);</text:p>
          </table:table-cell>
          <table:table-cell table:number-columns-repeated="1017"/>
        </table:table-row>
        <table:table-row table:style-name="ro3">
          <table:table-cell table:formula="of:=[.A487]+1" office:value-type="float" office:value="1360" calcext:value-type="float">
            <text:p>1360</text:p>
          </table:table-cell>
          <table:table-cell table:formula="of:=[.B487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88] &amp; &quot;, &quot; &amp; [.B488] &amp; &quot;, &quot; &amp; [.C488] &amp; &quot;, &quot; &amp; [.D488] &amp; &quot;, &quot; &amp; [.E488] &amp; &quot;, &quot; &amp; [.F488] &amp; &quot;);&quot;" office:value-type="string" office:string-value="insert into game_score (id, matchid, squad, goals, points, time_type) values (1360, 57, 1, 0, 0, 6);" calcext:value-type="string">
            <text:p>insert into game_score (id, matchid, squad, goals, points, time_type) values (1360, 57, 1, 0, 0, 6);</text:p>
          </table:table-cell>
          <table:table-cell table:number-columns-repeated="1017"/>
        </table:table-row>
        <table:table-row table:style-name="ro3">
          <table:table-cell table:formula="of:=[.A488]+1" office:value-type="float" office:value="1361" calcext:value-type="float">
            <text:p>1361</text:p>
          </table:table-cell>
          <table:table-cell table:formula="of:=[.B488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89] &amp; &quot;, &quot; &amp; [.B489] &amp; &quot;, &quot; &amp; [.C489] &amp; &quot;, &quot; &amp; [.D489] &amp; &quot;, &quot; &amp; [.E489] &amp; &quot;, &quot; &amp; [.F489] &amp; &quot;);&quot;" office:value-type="string" office:string-value="insert into game_score (id, matchid, squad, goals, points, time_type) values (1361, 57, 58, 1, 0, 7);" calcext:value-type="string">
            <text:p>insert into game_score (id, matchid, squad, goals, points, time_type) values (1361, 57, 58, 1, 0, 7);</text:p>
          </table:table-cell>
          <table:table-cell table:number-columns-repeated="1017"/>
        </table:table-row>
        <table:table-row table:style-name="ro3">
          <table:table-cell table:formula="of:=[.A489]+1" office:value-type="float" office:value="1362" calcext:value-type="float">
            <text:p>1362</text:p>
          </table:table-cell>
          <table:table-cell table:formula="of:=[.B48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90] &amp; &quot;, &quot; &amp; [.B490] &amp; &quot;, &quot; &amp; [.C490] &amp; &quot;, &quot; &amp; [.D490] &amp; &quot;, &quot; &amp; [.E490] &amp; &quot;, &quot; &amp; [.F490] &amp; &quot;);&quot;" office:value-type="string" office:string-value="insert into game_score (id, matchid, squad, goals, points, time_type) values (1362, 57, 1, 0, 0, 7);" calcext:value-type="string">
            <text:p>insert into game_score (id, matchid, squad, goals, points, time_type) values (1362, 57, 1, 0, 0, 7);</text:p>
          </table:table-cell>
          <table:table-cell table:number-columns-repeated="1017"/>
        </table:table-row>
        <table:table-row table:style-name="ro3">
          <table:table-cell table:formula="of:=[.A490]+1" office:value-type="float" office:value="1363" calcext:value-type="float">
            <text:p>1363</text:p>
          </table:table-cell>
          <table:table-cell table:formula="of:=[.B490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91] &amp; &quot;, &quot; &amp; [.B491] &amp; &quot;, &quot; &amp; [.C491] &amp; &quot;, &quot; &amp; [.D491] &amp; &quot;, &quot; &amp; [.E491] &amp; &quot;, &quot; &amp; [.F491] &amp; &quot;);&quot;" office:value-type="string" office:string-value="insert into game_score (id, matchid, squad, goals, points, time_type) values (1363, 57, 58, 0, 0, 8);" calcext:value-type="string">
            <text:p>insert into game_score (id, matchid, squad, goals, points, time_type) values (1363, 57, 58, 0, 0, 8);</text:p>
          </table:table-cell>
          <table:table-cell table:number-columns-repeated="1017"/>
        </table:table-row>
        <table:table-row table:style-name="ro3">
          <table:table-cell table:formula="of:=[.A491]+1" office:value-type="float" office:value="1364" calcext:value-type="float">
            <text:p>1364</text:p>
          </table:table-cell>
          <table:table-cell table:formula="of:=[.B491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92] &amp; &quot;, &quot; &amp; [.B492] &amp; &quot;, &quot; &amp; [.C492] &amp; &quot;, &quot; &amp; [.D492] &amp; &quot;, &quot; &amp; [.E492] &amp; &quot;, &quot; &amp; [.F492] &amp; &quot;);&quot;" office:value-type="string" office:string-value="insert into game_score (id, matchid, squad, goals, points, time_type) values (1364, 57, 1, 2, 0, 8);" calcext:value-type="string">
            <text:p>insert into game_score (id, matchid, squad, goals, points, time_type) values (1364, 57, 1, 2, 0, 8);</text:p>
          </table:table-cell>
          <table:table-cell table:number-columns-repeated="1017"/>
        </table:table-row>
        <table:table-row table:style-name="ro3">
          <table:table-cell table:formula="of:=[.A492]+1" office:value-type="float" office:value="1365" calcext:value-type="float">
            <text:p>1365</text:p>
          </table:table-cell>
          <table:table-cell table:formula="of:=[.B492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93] &amp; &quot;, &quot; &amp; [.B493] &amp; &quot;, &quot; &amp; [.C493] &amp; &quot;, &quot; &amp; [.D493] &amp; &quot;, &quot; &amp; [.E493] &amp; &quot;, &quot; &amp; [.F493] &amp; &quot;);&quot;" office:value-type="string" office:string-value="insert into game_score (id, matchid, squad, goals, points, time_type) values (1365, 57, 58, 0, 0, 9);" calcext:value-type="string">
            <text:p>insert into game_score (id, matchid, squad, goals, points, time_type) values (1365, 57, 58, 0, 0, 9);</text:p>
          </table:table-cell>
          <table:table-cell table:number-columns-repeated="1017"/>
        </table:table-row>
        <table:table-row table:style-name="ro3">
          <table:table-cell table:formula="of:=[.A493]+1" office:value-type="float" office:value="1366" calcext:value-type="float">
            <text:p>1366</text:p>
          </table:table-cell>
          <table:table-cell table:formula="of:=[.B493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94] &amp; &quot;, &quot; &amp; [.B494] &amp; &quot;, &quot; &amp; [.C494] &amp; &quot;, &quot; &amp; [.D494] &amp; &quot;, &quot; &amp; [.E494] &amp; &quot;, &quot; &amp; [.F494] &amp; &quot;);&quot;" office:value-type="string" office:string-value="insert into game_score (id, matchid, squad, goals, points, time_type) values (1366, 57, 1, 0, 0, 9);" calcext:value-type="string">
            <text:p>insert into game_score (id, matchid, squad, goals, points, time_type) values (1366, 57, 1, 0, 0, 9);</text:p>
          </table:table-cell>
          <table:table-cell table:number-columns-repeated="1017"/>
        </table:table-row>
        <table:table-row table:style-name="ro3">
          <table:table-cell table:formula="of:=[.A494]+1" office:value-type="float" office:value="1367" calcext:value-type="float">
            <text:p>1367</text:p>
          </table:table-cell>
          <table:table-cell table:formula="of:=[.B494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95] &amp; &quot;, &quot; &amp; [.B495] &amp; &quot;, &quot; &amp; [.C495] &amp; &quot;, &quot; &amp; [.D495] &amp; &quot;, &quot; &amp; [.E495] &amp; &quot;, &quot; &amp; [.F495] &amp; &quot;);&quot;" office:value-type="string" office:string-value="insert into game_score (id, matchid, squad, goals, points, time_type) values (1367, 57, 58, 5, 0, 9000);" calcext:value-type="string">
            <text:p>insert into game_score (id, matchid, squad, goals, points, time_type) values (1367, 57, 58, 5, 0, 9000);</text:p>
          </table:table-cell>
          <table:table-cell table:number-columns-repeated="1017"/>
        </table:table-row>
        <table:table-row table:style-name="ro3">
          <table:table-cell table:formula="of:=[.A495]+1" office:value-type="float" office:value="1368" calcext:value-type="float">
            <text:p>1368</text:p>
          </table:table-cell>
          <table:table-cell table:formula="of:=[.B495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96] &amp; &quot;, &quot; &amp; [.B496] &amp; &quot;, &quot; &amp; [.C496] &amp; &quot;, &quot; &amp; [.D496] &amp; &quot;, &quot; &amp; [.E496] &amp; &quot;, &quot; &amp; [.F496] &amp; &quot;);&quot;" office:value-type="string" office:string-value="insert into game_score (id, matchid, squad, goals, points, time_type) values (1368, 57, 1, 3, 0, 9000);" calcext:value-type="string">
            <text:p>insert into game_score (id, matchid, squad, goals, points, time_type) values (1368, 57, 1, 3, 0, 9000);</text:p>
          </table:table-cell>
          <table:table-cell table:number-columns-repeated="1017"/>
        </table:table-row>
        <table:table-row table:style-name="ro3">
          <table:table-cell table:formula="of:=[.A496]+1" office:value-type="float" office:value="1369" calcext:value-type="float">
            <text:p>1369</text:p>
          </table:table-cell>
          <table:table-cell table:formula="of:=[.B496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97] &amp; &quot;, &quot; &amp; [.B497] &amp; &quot;, &quot; &amp; [.C497] &amp; &quot;, &quot; &amp; [.D497] &amp; &quot;, &quot; &amp; [.E497] &amp; &quot;, &quot; &amp; [.F497] &amp; &quot;);&quot;" office:value-type="string" office:string-value="insert into game_score (id, matchid, squad, goals, points, time_type) values (1369, 57, 58, 12, 0, 9001);" calcext:value-type="string">
            <text:p>insert into game_score (id, matchid, squad, goals, points, time_type) values (1369, 57, 58, 12, 0, 9001);</text:p>
          </table:table-cell>
          <table:table-cell table:number-columns-repeated="1017"/>
        </table:table-row>
        <table:table-row table:style-name="ro3">
          <table:table-cell table:formula="of:=[.A497]+1" office:value-type="float" office:value="1370" calcext:value-type="float">
            <text:p>1370</text:p>
          </table:table-cell>
          <table:table-cell table:formula="of:=[.B497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98] &amp; &quot;, &quot; &amp; [.B498] &amp; &quot;, &quot; &amp; [.C498] &amp; &quot;, &quot; &amp; [.D498] &amp; &quot;, &quot; &amp; [.E498] &amp; &quot;, &quot; &amp; [.F498] &amp; &quot;);&quot;" office:value-type="string" office:string-value="insert into game_score (id, matchid, squad, goals, points, time_type) values (1370, 57, 1, 7, 0, 9001);" calcext:value-type="string">
            <text:p>insert into game_score (id, matchid, squad, goals, points, time_type) values (1370, 57, 1, 7, 0, 9001);</text:p>
          </table:table-cell>
          <table:table-cell table:number-columns-repeated="1017"/>
        </table:table-row>
        <table:table-row table:style-name="ro3">
          <table:table-cell table:formula="of:=[.A498]+1" office:value-type="float" office:value="1371" calcext:value-type="float">
            <text:p>1371</text:p>
          </table:table-cell>
          <table:table-cell table:formula="of:=[.B498]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99] &amp; &quot;, &quot; &amp; [.B499] &amp; &quot;, &quot; &amp; [.C499] &amp; &quot;, &quot; &amp; [.D499] &amp; &quot;, &quot; &amp; [.E499] &amp; &quot;, &quot; &amp; [.F499] &amp; &quot;);&quot;" office:value-type="string" office:string-value="insert into game_score (id, matchid, squad, goals, points, time_type) values (1371, 57, 58, 1, 0, 9002);" calcext:value-type="string">
            <text:p>insert into game_score (id, matchid, squad, goals, points, time_type) values (1371, 57, 58, 1, 0, 9002);</text:p>
          </table:table-cell>
          <table:table-cell table:number-columns-repeated="1017"/>
        </table:table-row>
        <table:table-row table:style-name="ro3">
          <table:table-cell table:formula="of:=[.A499]+1" office:value-type="float" office:value="1372" calcext:value-type="float">
            <text:p>1372</text:p>
          </table:table-cell>
          <table:table-cell table:formula="of:=[.B49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00] &amp; &quot;, &quot; &amp; [.B500] &amp; &quot;, &quot; &amp; [.C500] &amp; &quot;, &quot; &amp; [.D500] &amp; &quot;, &quot; &amp; [.E500] &amp; &quot;, &quot; &amp; [.F500] &amp; &quot;);&quot;" office:value-type="string" office:string-value="insert into game_score (id, matchid, squad, goals, points, time_type) values (1372, 57, 1, 0, 0, 9002);" calcext:value-type="string">
            <text:p>insert into game_score (id, matchid, squad, goals, points, time_type) values (1372, 57, 1, 0, 0, 9002);</text:p>
          </table:table-cell>
          <table:table-cell table:number-columns-repeated="1017"/>
        </table:table-row>
        <table:table-row table:style-name="ro3">
          <table:table-cell table:style-name="ce2" table:formula="of:=[.A500]+1" office:value-type="float" office:value="1373" calcext:value-type="float">
            <text:p>1373</text:p>
          </table:table-cell>
          <table:table-cell table:style-name="ce2" table:formula="of:=[.B477]+1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01] &amp; &quot;, &quot; &amp; [.B501] &amp; &quot;, &quot; &amp; [.C501] &amp; &quot;, &quot; &amp; [.D501] &amp; &quot;, &quot; &amp; [.E501] &amp; &quot;, &quot; &amp; [.F501] &amp; &quot;);&quot;" office:value-type="string" office:string-value="insert into game_score (id, matchid, squad, goals, points, time_type) values (1373, 58, 31, 3, 0, 1);" calcext:value-type="string">
            <text:p>insert into game_score (id, matchid, squad, goals, points, time_type) values (1373, 58, 31, 3, 0, 1);</text:p>
          </table:table-cell>
          <table:table-cell table:number-columns-repeated="1017"/>
        </table:table-row>
        <table:table-row table:style-name="ro3">
          <table:table-cell table:style-name="ce2" table:formula="of:=[.A501]+1" office:value-type="float" office:value="1374" calcext:value-type="float">
            <text:p>1374</text:p>
          </table:table-cell>
          <table:table-cell table:style-name="ce2" table:formula="of:=[.B501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02] &amp; &quot;, &quot; &amp; [.B502] &amp; &quot;, &quot; &amp; [.C502] &amp; &quot;, &quot; &amp; [.D502] &amp; &quot;, &quot; &amp; [.E502] &amp; &quot;, &quot; &amp; [.F502] &amp; &quot;);&quot;" office:value-type="string" office:string-value="insert into game_score (id, matchid, squad, goals, points, time_type) values (1374, 58, 1809, 0, 0, 1);" calcext:value-type="string">
            <text:p>insert into game_score (id, matchid, squad, goals, points, time_type) values (1374, 58, 1809, 0, 0, 1);</text:p>
          </table:table-cell>
          <table:table-cell table:number-columns-repeated="1017"/>
        </table:table-row>
        <table:table-row table:style-name="ro3">
          <table:table-cell table:style-name="ce2" table:formula="of:=[.A502]+1" office:value-type="float" office:value="1375" calcext:value-type="float">
            <text:p>1375</text:p>
          </table:table-cell>
          <table:table-cell table:style-name="ce2" table:formula="of:=[.B502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03] &amp; &quot;, &quot; &amp; [.B503] &amp; &quot;, &quot; &amp; [.C503] &amp; &quot;, &quot; &amp; [.D503] &amp; &quot;, &quot; &amp; [.E503] &amp; &quot;, &quot; &amp; [.F503] &amp; &quot;);&quot;" office:value-type="string" office:string-value="insert into game_score (id, matchid, squad, goals, points, time_type) values (1375, 58, 31, 0, 0, 2);" calcext:value-type="string">
            <text:p>insert into game_score (id, matchid, squad, goals, points, time_type) values (1375, 58, 31, 0, 0, 2);</text:p>
          </table:table-cell>
          <table:table-cell table:number-columns-repeated="1017"/>
        </table:table-row>
        <table:table-row table:style-name="ro3">
          <table:table-cell table:style-name="ce2" table:formula="of:=[.A503]+1" office:value-type="float" office:value="1376" calcext:value-type="float">
            <text:p>1376</text:p>
          </table:table-cell>
          <table:table-cell table:style-name="ce2" table:formula="of:=[.B503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04] &amp; &quot;, &quot; &amp; [.B504] &amp; &quot;, &quot; &amp; [.C504] &amp; &quot;, &quot; &amp; [.D504] &amp; &quot;, &quot; &amp; [.E504] &amp; &quot;, &quot; &amp; [.F504] &amp; &quot;);&quot;" office:value-type="string" office:string-value="insert into game_score (id, matchid, squad, goals, points, time_type) values (1376, 58, 1809, 0, 0, 2);" calcext:value-type="string">
            <text:p>insert into game_score (id, matchid, squad, goals, points, time_type) values (1376, 58, 1809, 0, 0, 2);</text:p>
          </table:table-cell>
          <table:table-cell table:number-columns-repeated="1017"/>
        </table:table-row>
        <table:table-row table:style-name="ro3">
          <table:table-cell table:style-name="ce2" table:formula="of:=[.A504]+1" office:value-type="float" office:value="1377" calcext:value-type="float">
            <text:p>1377</text:p>
          </table:table-cell>
          <table:table-cell table:style-name="ce2" table:formula="of:=[.B504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05] &amp; &quot;, &quot; &amp; [.B505] &amp; &quot;, &quot; &amp; [.C505] &amp; &quot;, &quot; &amp; [.D505] &amp; &quot;, &quot; &amp; [.E505] &amp; &quot;, &quot; &amp; [.F505] &amp; &quot;);&quot;" office:value-type="string" office:string-value="insert into game_score (id, matchid, squad, goals, points, time_type) values (1377, 58, 31, 0, 0, 3);" calcext:value-type="string">
            <text:p>insert into game_score (id, matchid, squad, goals, points, time_type) values (1377, 58, 31, 0, 0, 3);</text:p>
          </table:table-cell>
          <table:table-cell table:number-columns-repeated="1017"/>
        </table:table-row>
        <table:table-row table:style-name="ro3">
          <table:table-cell table:style-name="ce2" table:formula="of:=[.A505]+1" office:value-type="float" office:value="1378" calcext:value-type="float">
            <text:p>1378</text:p>
          </table:table-cell>
          <table:table-cell table:style-name="ce2" table:formula="of:=[.B505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06] &amp; &quot;, &quot; &amp; [.B506] &amp; &quot;, &quot; &amp; [.C506] &amp; &quot;, &quot; &amp; [.D506] &amp; &quot;, &quot; &amp; [.E506] &amp; &quot;, &quot; &amp; [.F506] &amp; &quot;);&quot;" office:value-type="string" office:string-value="insert into game_score (id, matchid, squad, goals, points, time_type) values (1378, 58, 1809, 0, 0, 3);" calcext:value-type="string">
            <text:p>insert into game_score (id, matchid, squad, goals, points, time_type) values (1378, 58, 1809, 0, 0, 3);</text:p>
          </table:table-cell>
          <table:table-cell table:number-columns-repeated="1017"/>
        </table:table-row>
        <table:table-row table:style-name="ro3">
          <table:table-cell table:style-name="ce2" table:formula="of:=[.A506]+1" office:value-type="float" office:value="1379" calcext:value-type="float">
            <text:p>1379</text:p>
          </table:table-cell>
          <table:table-cell table:style-name="ce2" table:formula="of:=[.B506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07] &amp; &quot;, &quot; &amp; [.B507] &amp; &quot;, &quot; &amp; [.C507] &amp; &quot;, &quot; &amp; [.D507] &amp; &quot;, &quot; &amp; [.E507] &amp; &quot;, &quot; &amp; [.F507] &amp; &quot;);&quot;" office:value-type="string" office:string-value="insert into game_score (id, matchid, squad, goals, points, time_type) values (1379, 58, 31, 0, 0, 4);" calcext:value-type="string">
            <text:p>insert into game_score (id, matchid, squad, goals, points, time_type) values (1379, 58, 31, 0, 0, 4);</text:p>
          </table:table-cell>
          <table:table-cell table:number-columns-repeated="1017"/>
        </table:table-row>
        <table:table-row table:style-name="ro3">
          <table:table-cell table:style-name="ce2" table:formula="of:=[.A507]+1" office:value-type="float" office:value="1380" calcext:value-type="float">
            <text:p>1380</text:p>
          </table:table-cell>
          <table:table-cell table:style-name="ce2" table:formula="of:=[.B507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08] &amp; &quot;, &quot; &amp; [.B508] &amp; &quot;, &quot; &amp; [.C508] &amp; &quot;, &quot; &amp; [.D508] &amp; &quot;, &quot; &amp; [.E508] &amp; &quot;, &quot; &amp; [.F508] &amp; &quot;);&quot;" office:value-type="string" office:string-value="insert into game_score (id, matchid, squad, goals, points, time_type) values (1380, 58, 1809, 1, 0, 4);" calcext:value-type="string">
            <text:p>insert into game_score (id, matchid, squad, goals, points, time_type) values (1380, 58, 1809, 1, 0, 4);</text:p>
          </table:table-cell>
          <table:table-cell table:number-columns-repeated="1017"/>
        </table:table-row>
        <table:table-row table:style-name="ro3">
          <table:table-cell table:style-name="ce2" table:formula="of:=[.A508]+1" office:value-type="float" office:value="1381" calcext:value-type="float">
            <text:p>1381</text:p>
          </table:table-cell>
          <table:table-cell table:style-name="ce2" table:formula="of:=[.B508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09] &amp; &quot;, &quot; &amp; [.B509] &amp; &quot;, &quot; &amp; [.C509] &amp; &quot;, &quot; &amp; [.D509] &amp; &quot;, &quot; &amp; [.E509] &amp; &quot;, &quot; &amp; [.F509] &amp; &quot;);&quot;" office:value-type="string" office:string-value="insert into game_score (id, matchid, squad, goals, points, time_type) values (1381, 58, 31, 0, 0, 5);" calcext:value-type="string">
            <text:p>insert into game_score (id, matchid, squad, goals, points, time_type) values (1381, 58, 31, 0, 0, 5);</text:p>
          </table:table-cell>
          <table:table-cell table:number-columns-repeated="1017"/>
        </table:table-row>
        <table:table-row table:style-name="ro3">
          <table:table-cell table:style-name="ce2" table:formula="of:=[.A509]+1" office:value-type="float" office:value="1382" calcext:value-type="float">
            <text:p>1382</text:p>
          </table:table-cell>
          <table:table-cell table:style-name="ce2" table:formula="of:=[.B509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10] &amp; &quot;, &quot; &amp; [.B510] &amp; &quot;, &quot; &amp; [.C510] &amp; &quot;, &quot; &amp; [.D510] &amp; &quot;, &quot; &amp; [.E510] &amp; &quot;, &quot; &amp; [.F510] &amp; &quot;);&quot;" office:value-type="string" office:string-value="insert into game_score (id, matchid, squad, goals, points, time_type) values (1382, 58, 1809, 1, 0, 5);" calcext:value-type="string">
            <text:p>insert into game_score (id, matchid, squad, goals, points, time_type) values (1382, 58, 1809, 1, 0, 5);</text:p>
          </table:table-cell>
          <table:table-cell table:number-columns-repeated="1017"/>
        </table:table-row>
        <table:table-row table:style-name="ro3">
          <table:table-cell table:style-name="ce2" table:formula="of:=[.A510]+1" office:value-type="float" office:value="1383" calcext:value-type="float">
            <text:p>1383</text:p>
          </table:table-cell>
          <table:table-cell table:style-name="ce2" table:formula="of:=[.B510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11] &amp; &quot;, &quot; &amp; [.B511] &amp; &quot;, &quot; &amp; [.C511] &amp; &quot;, &quot; &amp; [.D511] &amp; &quot;, &quot; &amp; [.E511] &amp; &quot;, &quot; &amp; [.F511] &amp; &quot;);&quot;" office:value-type="string" office:string-value="insert into game_score (id, matchid, squad, goals, points, time_type) values (1383, 58, 31, 0, 0, 6);" calcext:value-type="string">
            <text:p>insert into game_score (id, matchid, squad, goals, points, time_type) values (1383, 58, 31, 0, 0, 6);</text:p>
          </table:table-cell>
          <table:table-cell table:number-columns-repeated="1017"/>
        </table:table-row>
        <table:table-row table:style-name="ro3">
          <table:table-cell table:style-name="ce2" table:formula="of:=[.A511]+1" office:value-type="float" office:value="1384" calcext:value-type="float">
            <text:p>1384</text:p>
          </table:table-cell>
          <table:table-cell table:style-name="ce2" table:formula="of:=[.B511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12] &amp; &quot;, &quot; &amp; [.B512] &amp; &quot;, &quot; &amp; [.C512] &amp; &quot;, &quot; &amp; [.D512] &amp; &quot;, &quot; &amp; [.E512] &amp; &quot;, &quot; &amp; [.F512] &amp; &quot;);&quot;" office:value-type="string" office:string-value="insert into game_score (id, matchid, squad, goals, points, time_type) values (1384, 58, 1809, 0, 0, 6);" calcext:value-type="string">
            <text:p>insert into game_score (id, matchid, squad, goals, points, time_type) values (1384, 58, 1809, 0, 0, 6);</text:p>
          </table:table-cell>
          <table:table-cell table:number-columns-repeated="1017"/>
        </table:table-row>
        <table:table-row table:style-name="ro3">
          <table:table-cell table:style-name="ce2" table:formula="of:=[.A512]+1" office:value-type="float" office:value="1385" calcext:value-type="float">
            <text:p>1385</text:p>
          </table:table-cell>
          <table:table-cell table:style-name="ce2" table:formula="of:=[.B512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13] &amp; &quot;, &quot; &amp; [.B513] &amp; &quot;, &quot; &amp; [.C513] &amp; &quot;, &quot; &amp; [.D513] &amp; &quot;, &quot; &amp; [.E513] &amp; &quot;, &quot; &amp; [.F513] &amp; &quot;);&quot;" office:value-type="string" office:string-value="insert into game_score (id, matchid, squad, goals, points, time_type) values (1385, 58, 31, 0, 0, 7);" calcext:value-type="string">
            <text:p>insert into game_score (id, matchid, squad, goals, points, time_type) values (1385, 58, 31, 0, 0, 7);</text:p>
          </table:table-cell>
          <table:table-cell table:number-columns-repeated="1017"/>
        </table:table-row>
        <table:table-row table:style-name="ro3">
          <table:table-cell table:style-name="ce2" table:formula="of:=[.A513]+1" office:value-type="float" office:value="1386" calcext:value-type="float">
            <text:p>1386</text:p>
          </table:table-cell>
          <table:table-cell table:style-name="ce2" table:formula="of:=[.B513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14] &amp; &quot;, &quot; &amp; [.B514] &amp; &quot;, &quot; &amp; [.C514] &amp; &quot;, &quot; &amp; [.D514] &amp; &quot;, &quot; &amp; [.E514] &amp; &quot;, &quot; &amp; [.F514] &amp; &quot;);&quot;" office:value-type="string" office:string-value="insert into game_score (id, matchid, squad, goals, points, time_type) values (1386, 58, 1809, 0, 0, 7);" calcext:value-type="string">
            <text:p>insert into game_score (id, matchid, squad, goals, points, time_type) values (1386, 58, 1809, 0, 0, 7);</text:p>
          </table:table-cell>
          <table:table-cell table:number-columns-repeated="1017"/>
        </table:table-row>
        <table:table-row table:style-name="ro3">
          <table:table-cell table:style-name="ce2" table:formula="of:=[.A514]+1" office:value-type="float" office:value="1387" calcext:value-type="float">
            <text:p>1387</text:p>
          </table:table-cell>
          <table:table-cell table:style-name="ce2" table:formula="of:=[.B514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15] &amp; &quot;, &quot; &amp; [.B515] &amp; &quot;, &quot; &amp; [.C515] &amp; &quot;, &quot; &amp; [.D515] &amp; &quot;, &quot; &amp; [.E515] &amp; &quot;, &quot; &amp; [.F515] &amp; &quot;);&quot;" office:value-type="string" office:string-value="insert into game_score (id, matchid, squad, goals, points, time_type) values (1387, 58, 31, 0, 0, 8);" calcext:value-type="string">
            <text:p>insert into game_score (id, matchid, squad, goals, points, time_type) values (1387, 58, 31, 0, 0, 8);</text:p>
          </table:table-cell>
          <table:table-cell table:number-columns-repeated="1017"/>
        </table:table-row>
        <table:table-row table:style-name="ro3">
          <table:table-cell table:style-name="ce2" table:formula="of:=[.A515]+1" office:value-type="float" office:value="1388" calcext:value-type="float">
            <text:p>1388</text:p>
          </table:table-cell>
          <table:table-cell table:style-name="ce2" table:formula="of:=[.B515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16] &amp; &quot;, &quot; &amp; [.B516] &amp; &quot;, &quot; &amp; [.C516] &amp; &quot;, &quot; &amp; [.D516] &amp; &quot;, &quot; &amp; [.E516] &amp; &quot;, &quot; &amp; [.F516] &amp; &quot;);&quot;" office:value-type="string" office:string-value="insert into game_score (id, matchid, squad, goals, points, time_type) values (1388, 58, 1809, 0, 0, 8);" calcext:value-type="string">
            <text:p>insert into game_score (id, matchid, squad, goals, points, time_type) values (1388, 58, 1809, 0, 0, 8);</text:p>
          </table:table-cell>
          <table:table-cell table:number-columns-repeated="1017"/>
        </table:table-row>
        <table:table-row table:style-name="ro3">
          <table:table-cell table:style-name="ce2" table:formula="of:=[.A516]+1" office:value-type="float" office:value="1389" calcext:value-type="float">
            <text:p>1389</text:p>
          </table:table-cell>
          <table:table-cell table:style-name="ce2" table:formula="of:=[.B516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17] &amp; &quot;, &quot; &amp; [.B517] &amp; &quot;, &quot; &amp; [.C517] &amp; &quot;, &quot; &amp; [.D517] &amp; &quot;, &quot; &amp; [.E517] &amp; &quot;, &quot; &amp; [.F517] &amp; &quot;);&quot;" office:value-type="string" office:string-value="insert into game_score (id, matchid, squad, goals, points, time_type) values (1389, 58, 31, 0, 0, 9);" calcext:value-type="string">
            <text:p>insert into game_score (id, matchid, squad, goals, points, time_type) values (1389, 58, 31, 0, 0, 9);</text:p>
          </table:table-cell>
          <table:table-cell table:number-columns-repeated="1017"/>
        </table:table-row>
        <table:table-row table:style-name="ro3">
          <table:table-cell table:style-name="ce2" table:formula="of:=[.A517]+1" office:value-type="float" office:value="1390" calcext:value-type="float">
            <text:p>1390</text:p>
          </table:table-cell>
          <table:table-cell table:style-name="ce2" table:formula="of:=[.B517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18] &amp; &quot;, &quot; &amp; [.B518] &amp; &quot;, &quot; &amp; [.C518] &amp; &quot;, &quot; &amp; [.D518] &amp; &quot;, &quot; &amp; [.E518] &amp; &quot;, &quot; &amp; [.F518] &amp; &quot;);&quot;" office:value-type="string" office:string-value="insert into game_score (id, matchid, squad, goals, points, time_type) values (1390, 58, 1809, 0, 0, 9);" calcext:value-type="string">
            <text:p>insert into game_score (id, matchid, squad, goals, points, time_type) values (1390, 58, 1809, 0, 0, 9);</text:p>
          </table:table-cell>
          <table:table-cell table:number-columns-repeated="1017"/>
        </table:table-row>
        <table:table-row table:style-name="ro3">
          <table:table-cell table:style-name="ce2" table:formula="of:=[.A518]+1" office:value-type="float" office:value="1391" calcext:value-type="float">
            <text:p>1391</text:p>
          </table:table-cell>
          <table:table-cell table:style-name="ce2" table:formula="of:=[.B518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19] &amp; &quot;, &quot; &amp; [.B519] &amp; &quot;, &quot; &amp; [.C519] &amp; &quot;, &quot; &amp; [.D519] &amp; &quot;, &quot; &amp; [.E519] &amp; &quot;, &quot; &amp; [.F519] &amp; &quot;);&quot;" office:value-type="string" office:string-value="insert into game_score (id, matchid, squad, goals, points, time_type) values (1391, 58, 31, 3, 0, 9000);" calcext:value-type="string">
            <text:p>insert into game_score (id, matchid, squad, goals, points, time_type) values (1391, 58, 31, 3, 0, 9000);</text:p>
          </table:table-cell>
          <table:table-cell table:number-columns-repeated="1017"/>
        </table:table-row>
        <table:table-row table:style-name="ro3">
          <table:table-cell table:style-name="ce2" table:formula="of:=[.A519]+1" office:value-type="float" office:value="1392" calcext:value-type="float">
            <text:p>1392</text:p>
          </table:table-cell>
          <table:table-cell table:style-name="ce2" table:formula="of:=[.B519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20] &amp; &quot;, &quot; &amp; [.B520] &amp; &quot;, &quot; &amp; [.C520] &amp; &quot;, &quot; &amp; [.D520] &amp; &quot;, &quot; &amp; [.E520] &amp; &quot;, &quot; &amp; [.F520] &amp; &quot;);&quot;" office:value-type="string" office:string-value="insert into game_score (id, matchid, squad, goals, points, time_type) values (1392, 58, 1809, 2, 0, 9000);" calcext:value-type="string">
            <text:p>insert into game_score (id, matchid, squad, goals, points, time_type) values (1392, 58, 1809, 2, 0, 9000);</text:p>
          </table:table-cell>
          <table:table-cell table:number-columns-repeated="1017"/>
        </table:table-row>
        <table:table-row table:style-name="ro3">
          <table:table-cell table:style-name="ce2" table:formula="of:=[.A520]+1" office:value-type="float" office:value="1393" calcext:value-type="float">
            <text:p>1393</text:p>
          </table:table-cell>
          <table:table-cell table:style-name="ce2" table:formula="of:=[.B520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21] &amp; &quot;, &quot; &amp; [.B521] &amp; &quot;, &quot; &amp; [.C521] &amp; &quot;, &quot; &amp; [.D521] &amp; &quot;, &quot; &amp; [.E521] &amp; &quot;, &quot; &amp; [.F521] &amp; &quot;);&quot;" office:value-type="string" office:string-value="insert into game_score (id, matchid, squad, goals, points, time_type) values (1393, 58, 31, 3, 0, 9001);" calcext:value-type="string">
            <text:p>insert into game_score (id, matchid, squad, goals, points, time_type) values (1393, 58, 31, 3, 0, 9001);</text:p>
          </table:table-cell>
          <table:table-cell table:number-columns-repeated="1017"/>
        </table:table-row>
        <table:table-row table:style-name="ro3">
          <table:table-cell table:style-name="ce2" table:formula="of:=[.A521]+1" office:value-type="float" office:value="1394" calcext:value-type="float">
            <text:p>1394</text:p>
          </table:table-cell>
          <table:table-cell table:style-name="ce2" table:formula="of:=[.B521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22] &amp; &quot;, &quot; &amp; [.B522] &amp; &quot;, &quot; &amp; [.C522] &amp; &quot;, &quot; &amp; [.D522] &amp; &quot;, &quot; &amp; [.E522] &amp; &quot;, &quot; &amp; [.F522] &amp; &quot;);&quot;" office:value-type="string" office:string-value="insert into game_score (id, matchid, squad, goals, points, time_type) values (1394, 58, 1809, 8, 0, 9001);" calcext:value-type="string">
            <text:p>insert into game_score (id, matchid, squad, goals, points, time_type) values (1394, 58, 1809, 8, 0, 9001);</text:p>
          </table:table-cell>
          <table:table-cell table:number-columns-repeated="1017"/>
        </table:table-row>
        <table:table-row table:style-name="ro3">
          <table:table-cell table:style-name="ce2" table:formula="of:=[.A522]+1" office:value-type="float" office:value="1395" calcext:value-type="float">
            <text:p>1395</text:p>
          </table:table-cell>
          <table:table-cell table:style-name="ce2" table:formula="of:=[.B522]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23] &amp; &quot;, &quot; &amp; [.B523] &amp; &quot;, &quot; &amp; [.C523] &amp; &quot;, &quot; &amp; [.D523] &amp; &quot;, &quot; &amp; [.E523] &amp; &quot;, &quot; &amp; [.F523] &amp; &quot;);&quot;" office:value-type="string" office:string-value="insert into game_score (id, matchid, squad, goals, points, time_type) values (1395, 58, 31, 0, 0, 9002);" calcext:value-type="string">
            <text:p>insert into game_score (id, matchid, squad, goals, points, time_type) values (1395, 58, 31, 0, 0, 9002);</text:p>
          </table:table-cell>
          <table:table-cell table:number-columns-repeated="1017"/>
        </table:table-row>
        <table:table-row table:style-name="ro3">
          <table:table-cell table:style-name="ce2" table:formula="of:=[.A523]+1" office:value-type="float" office:value="1396" calcext:value-type="float">
            <text:p>1396</text:p>
          </table:table-cell>
          <table:table-cell table:style-name="ce2" table:formula="of:=[.B523]" office:value-type="float" office:value="58" calcext:value-type="float">
            <text:p>58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24] &amp; &quot;, &quot; &amp; [.B524] &amp; &quot;, &quot; &amp; [.C524] &amp; &quot;, &quot; &amp; [.D524] &amp; &quot;, &quot; &amp; [.E524] &amp; &quot;, &quot; &amp; [.F524] &amp; &quot;);&quot;" office:value-type="string" office:string-value="insert into game_score (id, matchid, squad, goals, points, time_type) values (1396, 58, 1809, 3, 0, 9002);" calcext:value-type="string">
            <text:p>insert into game_score (id, matchid, squad, goals, points, time_type) values (1396, 58, 1809, 3, 0, 9002);</text:p>
          </table:table-cell>
          <table:table-cell table:number-columns-repeated="1017"/>
        </table:table-row>
        <table:table-row table:style-name="ro3">
          <table:table-cell table:formula="of:=[.A524]+1" office:value-type="float" office:value="1397" calcext:value-type="float">
            <text:p>1397</text:p>
          </table:table-cell>
          <table:table-cell table:formula="of:=[.B501]+1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25] &amp; &quot;, &quot; &amp; [.B525] &amp; &quot;, &quot; &amp; [.C525] &amp; &quot;, &quot; &amp; [.D525] &amp; &quot;, &quot; &amp; [.E525] &amp; &quot;, &quot; &amp; [.F525] &amp; &quot;);&quot;" office:value-type="string" office:string-value="insert into game_score (id, matchid, squad, goals, points, time_type) values (1397, 59, 507, 0, 0, 1);" calcext:value-type="string">
            <text:p>insert into game_score (id, matchid, squad, goals, points, time_type) values (1397, 59, 507, 0, 0, 1);</text:p>
          </table:table-cell>
          <table:table-cell table:number-columns-repeated="1017"/>
        </table:table-row>
        <table:table-row table:style-name="ro3">
          <table:table-cell table:formula="of:=[.A525]+1" office:value-type="float" office:value="1398" calcext:value-type="float">
            <text:p>1398</text:p>
          </table:table-cell>
          <table:table-cell table:formula="of:=[.B525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26] &amp; &quot;, &quot; &amp; [.B526] &amp; &quot;, &quot; &amp; [.C526] &amp; &quot;, &quot; &amp; [.D526] &amp; &quot;, &quot; &amp; [.E526] &amp; &quot;, &quot; &amp; [.F526] &amp; &quot;);&quot;" office:value-type="string" office:string-value="insert into game_score (id, matchid, squad, goals, points, time_type) values (1398, 59, 1787, 0, 0, 1);" calcext:value-type="string">
            <text:p>insert into game_score (id, matchid, squad, goals, points, time_type) values (1398, 59, 1787, 0, 0, 1);</text:p>
          </table:table-cell>
          <table:table-cell table:number-columns-repeated="1017"/>
        </table:table-row>
        <table:table-row table:style-name="ro3">
          <table:table-cell table:formula="of:=[.A526]+1" office:value-type="float" office:value="1399" calcext:value-type="float">
            <text:p>1399</text:p>
          </table:table-cell>
          <table:table-cell table:formula="of:=[.B526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27] &amp; &quot;, &quot; &amp; [.B527] &amp; &quot;, &quot; &amp; [.C527] &amp; &quot;, &quot; &amp; [.D527] &amp; &quot;, &quot; &amp; [.E527] &amp; &quot;, &quot; &amp; [.F527] &amp; &quot;);&quot;" office:value-type="string" office:string-value="insert into game_score (id, matchid, squad, goals, points, time_type) values (1399, 59, 507, 0, 0, 2);" calcext:value-type="string">
            <text:p>insert into game_score (id, matchid, squad, goals, points, time_type) values (1399, 59, 507, 0, 0, 2);</text:p>
          </table:table-cell>
          <table:table-cell table:number-columns-repeated="1017"/>
        </table:table-row>
        <table:table-row table:style-name="ro3">
          <table:table-cell table:formula="of:=[.A527]+1" office:value-type="float" office:value="1400" calcext:value-type="float">
            <text:p>1400</text:p>
          </table:table-cell>
          <table:table-cell table:formula="of:=[.B527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28] &amp; &quot;, &quot; &amp; [.B528] &amp; &quot;, &quot; &amp; [.C528] &amp; &quot;, &quot; &amp; [.D528] &amp; &quot;, &quot; &amp; [.E528] &amp; &quot;, &quot; &amp; [.F528] &amp; &quot;);&quot;" office:value-type="string" office:string-value="insert into game_score (id, matchid, squad, goals, points, time_type) values (1400, 59, 1787, 1, 0, 2);" calcext:value-type="string">
            <text:p>insert into game_score (id, matchid, squad, goals, points, time_type) values (1400, 59, 1787, 1, 0, 2);</text:p>
          </table:table-cell>
          <table:table-cell table:number-columns-repeated="1017"/>
        </table:table-row>
        <table:table-row table:style-name="ro3">
          <table:table-cell table:formula="of:=[.A528]+1" office:value-type="float" office:value="1401" calcext:value-type="float">
            <text:p>1401</text:p>
          </table:table-cell>
          <table:table-cell table:formula="of:=[.B528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29] &amp; &quot;, &quot; &amp; [.B529] &amp; &quot;, &quot; &amp; [.C529] &amp; &quot;, &quot; &amp; [.D529] &amp; &quot;, &quot; &amp; [.E529] &amp; &quot;, &quot; &amp; [.F529] &amp; &quot;);&quot;" office:value-type="string" office:string-value="insert into game_score (id, matchid, squad, goals, points, time_type) values (1401, 59, 507, 0, 0, 3);" calcext:value-type="string">
            <text:p>insert into game_score (id, matchid, squad, goals, points, time_type) values (1401, 59, 507, 0, 0, 3);</text:p>
          </table:table-cell>
          <table:table-cell table:number-columns-repeated="1017"/>
        </table:table-row>
        <table:table-row table:style-name="ro3">
          <table:table-cell table:formula="of:=[.A529]+1" office:value-type="float" office:value="1402" calcext:value-type="float">
            <text:p>1402</text:p>
          </table:table-cell>
          <table:table-cell table:formula="of:=[.B529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30] &amp; &quot;, &quot; &amp; [.B530] &amp; &quot;, &quot; &amp; [.C530] &amp; &quot;, &quot; &amp; [.D530] &amp; &quot;, &quot; &amp; [.E530] &amp; &quot;, &quot; &amp; [.F530] &amp; &quot;);&quot;" office:value-type="string" office:string-value="insert into game_score (id, matchid, squad, goals, points, time_type) values (1402, 59, 1787, 0, 0, 3);" calcext:value-type="string">
            <text:p>insert into game_score (id, matchid, squad, goals, points, time_type) values (1402, 59, 1787, 0, 0, 3);</text:p>
          </table:table-cell>
          <table:table-cell table:number-columns-repeated="1017"/>
        </table:table-row>
        <table:table-row table:style-name="ro3">
          <table:table-cell table:formula="of:=[.A530]+1" office:value-type="float" office:value="1403" calcext:value-type="float">
            <text:p>1403</text:p>
          </table:table-cell>
          <table:table-cell table:formula="of:=[.B530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31] &amp; &quot;, &quot; &amp; [.B531] &amp; &quot;, &quot; &amp; [.C531] &amp; &quot;, &quot; &amp; [.D531] &amp; &quot;, &quot; &amp; [.E531] &amp; &quot;, &quot; &amp; [.F531] &amp; &quot;);&quot;" office:value-type="string" office:string-value="insert into game_score (id, matchid, squad, goals, points, time_type) values (1403, 59, 507, 0, 0, 4);" calcext:value-type="string">
            <text:p>insert into game_score (id, matchid, squad, goals, points, time_type) values (1403, 59, 507, 0, 0, 4);</text:p>
          </table:table-cell>
          <table:table-cell table:number-columns-repeated="1017"/>
        </table:table-row>
        <table:table-row table:style-name="ro3">
          <table:table-cell table:formula="of:=[.A531]+1" office:value-type="float" office:value="1404" calcext:value-type="float">
            <text:p>1404</text:p>
          </table:table-cell>
          <table:table-cell table:formula="of:=[.B531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32] &amp; &quot;, &quot; &amp; [.B532] &amp; &quot;, &quot; &amp; [.C532] &amp; &quot;, &quot; &amp; [.D532] &amp; &quot;, &quot; &amp; [.E532] &amp; &quot;, &quot; &amp; [.F532] &amp; &quot;);&quot;" office:value-type="string" office:string-value="insert into game_score (id, matchid, squad, goals, points, time_type) values (1404, 59, 1787, 1, 0, 4);" calcext:value-type="string">
            <text:p>insert into game_score (id, matchid, squad, goals, points, time_type) values (1404, 59, 1787, 1, 0, 4);</text:p>
          </table:table-cell>
          <table:table-cell table:number-columns-repeated="1017"/>
        </table:table-row>
        <table:table-row table:style-name="ro3">
          <table:table-cell table:formula="of:=[.A532]+1" office:value-type="float" office:value="1405" calcext:value-type="float">
            <text:p>1405</text:p>
          </table:table-cell>
          <table:table-cell table:formula="of:=[.B532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33] &amp; &quot;, &quot; &amp; [.B533] &amp; &quot;, &quot; &amp; [.C533] &amp; &quot;, &quot; &amp; [.D533] &amp; &quot;, &quot; &amp; [.E533] &amp; &quot;, &quot; &amp; [.F533] &amp; &quot;);&quot;" office:value-type="string" office:string-value="insert into game_score (id, matchid, squad, goals, points, time_type) values (1405, 59, 507, 0, 0, 5);" calcext:value-type="string">
            <text:p>insert into game_score (id, matchid, squad, goals, points, time_type) values (1405, 59, 507, 0, 0, 5);</text:p>
          </table:table-cell>
          <table:table-cell table:number-columns-repeated="1017"/>
        </table:table-row>
        <table:table-row table:style-name="ro3">
          <table:table-cell table:formula="of:=[.A533]+1" office:value-type="float" office:value="1406" calcext:value-type="float">
            <text:p>1406</text:p>
          </table:table-cell>
          <table:table-cell table:formula="of:=[.B533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34] &amp; &quot;, &quot; &amp; [.B534] &amp; &quot;, &quot; &amp; [.C534] &amp; &quot;, &quot; &amp; [.D534] &amp; &quot;, &quot; &amp; [.E534] &amp; &quot;, &quot; &amp; [.F534] &amp; &quot;);&quot;" office:value-type="string" office:string-value="insert into game_score (id, matchid, squad, goals, points, time_type) values (1406, 59, 1787, 1, 0, 5);" calcext:value-type="string">
            <text:p>insert into game_score (id, matchid, squad, goals, points, time_type) values (1406, 59, 1787, 1, 0, 5);</text:p>
          </table:table-cell>
          <table:table-cell table:number-columns-repeated="1017"/>
        </table:table-row>
        <table:table-row table:style-name="ro3">
          <table:table-cell table:formula="of:=[.A534]+1" office:value-type="float" office:value="1407" calcext:value-type="float">
            <text:p>1407</text:p>
          </table:table-cell>
          <table:table-cell table:formula="of:=[.B534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35] &amp; &quot;, &quot; &amp; [.B535] &amp; &quot;, &quot; &amp; [.C535] &amp; &quot;, &quot; &amp; [.D535] &amp; &quot;, &quot; &amp; [.E535] &amp; &quot;, &quot; &amp; [.F535] &amp; &quot;);&quot;" office:value-type="string" office:string-value="insert into game_score (id, matchid, squad, goals, points, time_type) values (1407, 59, 507, 0, 0, 6);" calcext:value-type="string">
            <text:p>insert into game_score (id, matchid, squad, goals, points, time_type) values (1407, 59, 507, 0, 0, 6);</text:p>
          </table:table-cell>
          <table:table-cell table:number-columns-repeated="1017"/>
        </table:table-row>
        <table:table-row table:style-name="ro3">
          <table:table-cell table:formula="of:=[.A535]+1" office:value-type="float" office:value="1408" calcext:value-type="float">
            <text:p>1408</text:p>
          </table:table-cell>
          <table:table-cell table:formula="of:=[.B535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36] &amp; &quot;, &quot; &amp; [.B536] &amp; &quot;, &quot; &amp; [.C536] &amp; &quot;, &quot; &amp; [.D536] &amp; &quot;, &quot; &amp; [.E536] &amp; &quot;, &quot; &amp; [.F536] &amp; &quot;);&quot;" office:value-type="string" office:string-value="insert into game_score (id, matchid, squad, goals, points, time_type) values (1408, 59, 1787, 1, 0, 6);" calcext:value-type="string">
            <text:p>insert into game_score (id, matchid, squad, goals, points, time_type) values (1408, 59, 1787, 1, 0, 6);</text:p>
          </table:table-cell>
          <table:table-cell table:number-columns-repeated="1017"/>
        </table:table-row>
        <table:table-row table:style-name="ro3">
          <table:table-cell table:formula="of:=[.A536]+1" office:value-type="float" office:value="1409" calcext:value-type="float">
            <text:p>1409</text:p>
          </table:table-cell>
          <table:table-cell table:formula="of:=[.B536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37] &amp; &quot;, &quot; &amp; [.B537] &amp; &quot;, &quot; &amp; [.C537] &amp; &quot;, &quot; &amp; [.D537] &amp; &quot;, &quot; &amp; [.E537] &amp; &quot;, &quot; &amp; [.F537] &amp; &quot;);&quot;" office:value-type="string" office:string-value="insert into game_score (id, matchid, squad, goals, points, time_type) values (1409, 59, 507, 0, 0, 7);" calcext:value-type="string">
            <text:p>insert into game_score (id, matchid, squad, goals, points, time_type) values (1409, 59, 507, 0, 0, 7);</text:p>
          </table:table-cell>
          <table:table-cell table:number-columns-repeated="1017"/>
        </table:table-row>
        <table:table-row table:style-name="ro3">
          <table:table-cell table:formula="of:=[.A537]+1" office:value-type="float" office:value="1410" calcext:value-type="float">
            <text:p>1410</text:p>
          </table:table-cell>
          <table:table-cell table:formula="of:=[.B537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38] &amp; &quot;, &quot; &amp; [.B538] &amp; &quot;, &quot; &amp; [.C538] &amp; &quot;, &quot; &amp; [.D538] &amp; &quot;, &quot; &amp; [.E538] &amp; &quot;, &quot; &amp; [.F538] &amp; &quot;);&quot;" office:value-type="string" office:string-value="insert into game_score (id, matchid, squad, goals, points, time_type) values (1410, 59, 1787, 3, 0, 7);" calcext:value-type="string">
            <text:p>insert into game_score (id, matchid, squad, goals, points, time_type) values (1410, 59, 1787, 3, 0, 7);</text:p>
          </table:table-cell>
          <table:table-cell table:number-columns-repeated="1017"/>
        </table:table-row>
        <table:table-row table:style-name="ro3">
          <table:table-cell table:formula="of:=[.A538]+1" office:value-type="float" office:value="1411" calcext:value-type="float">
            <text:p>1411</text:p>
          </table:table-cell>
          <table:table-cell table:formula="of:=[.B538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39] &amp; &quot;, &quot; &amp; [.B539] &amp; &quot;, &quot; &amp; [.C539] &amp; &quot;, &quot; &amp; [.D539] &amp; &quot;, &quot; &amp; [.E539] &amp; &quot;, &quot; &amp; [.F539] &amp; &quot;);&quot;" office:value-type="string" office:string-value="insert into game_score (id, matchid, squad, goals, points, time_type) values (1411, 59, 507, 0, 0, 8);" calcext:value-type="string">
            <text:p>insert into game_score (id, matchid, squad, goals, points, time_type) values (1411, 59, 507, 0, 0, 8);</text:p>
          </table:table-cell>
          <table:table-cell table:number-columns-repeated="1017"/>
        </table:table-row>
        <table:table-row table:style-name="ro3">
          <table:table-cell table:formula="of:=[.A539]+1" office:value-type="float" office:value="1412" calcext:value-type="float">
            <text:p>1412</text:p>
          </table:table-cell>
          <table:table-cell table:formula="of:=[.B539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40] &amp; &quot;, &quot; &amp; [.B540] &amp; &quot;, &quot; &amp; [.C540] &amp; &quot;, &quot; &amp; [.D540] &amp; &quot;, &quot; &amp; [.E540] &amp; &quot;, &quot; &amp; [.F540] &amp; &quot;);&quot;" office:value-type="string" office:string-value="insert into game_score (id, matchid, squad, goals, points, time_type) values (1412, 59, 1787, 0, 0, 8);" calcext:value-type="string">
            <text:p>insert into game_score (id, matchid, squad, goals, points, time_type) values (1412, 59, 1787, 0, 0, 8);</text:p>
          </table:table-cell>
          <table:table-cell table:number-columns-repeated="1017"/>
        </table:table-row>
        <table:table-row table:style-name="ro3">
          <table:table-cell table:formula="of:=[.A540]+1" office:value-type="float" office:value="1413" calcext:value-type="float">
            <text:p>1413</text:p>
          </table:table-cell>
          <table:table-cell table:formula="of:=[.B540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41] &amp; &quot;, &quot; &amp; [.B541] &amp; &quot;, &quot; &amp; [.C541] &amp; &quot;, &quot; &amp; [.D541] &amp; &quot;, &quot; &amp; [.E541] &amp; &quot;, &quot; &amp; [.F541] &amp; &quot;);&quot;" office:value-type="string" office:string-value="insert into game_score (id, matchid, squad, goals, points, time_type) values (1413, 59, 507, 0, 0, 9);" calcext:value-type="string">
            <text:p>insert into game_score (id, matchid, squad, goals, points, time_type) values (1413, 59, 507, 0, 0, 9);</text:p>
          </table:table-cell>
          <table:table-cell table:number-columns-repeated="1017"/>
        </table:table-row>
        <table:table-row table:style-name="ro3">
          <table:table-cell table:formula="of:=[.A541]+1" office:value-type="float" office:value="1414" calcext:value-type="float">
            <text:p>1414</text:p>
          </table:table-cell>
          <table:table-cell table:formula="of:=[.B541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42] &amp; &quot;, &quot; &amp; [.B542] &amp; &quot;, &quot; &amp; [.C542] &amp; &quot;, &quot; &amp; [.D542] &amp; &quot;, &quot; &amp; [.E542] &amp; &quot;, &quot; &amp; [.F542] &amp; &quot;);&quot;" office:value-type="string" office:string-value="insert into game_score (id, matchid, squad, goals, points, time_type) values (1414, 59, 1787, null, 0, 9);" calcext:value-type="string">
            <text:p>insert into game_score (id, matchid, squad, goals, points, time_type) values (1414, 59, 1787, null, 0, 9);</text:p>
          </table:table-cell>
          <table:table-cell table:number-columns-repeated="1017"/>
        </table:table-row>
        <table:table-row table:style-name="ro3">
          <table:table-cell table:formula="of:=[.A542]+1" office:value-type="float" office:value="1415" calcext:value-type="float">
            <text:p>1415</text:p>
          </table:table-cell>
          <table:table-cell table:formula="of:=[.B542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43] &amp; &quot;, &quot; &amp; [.B543] &amp; &quot;, &quot; &amp; [.C543] &amp; &quot;, &quot; &amp; [.D543] &amp; &quot;, &quot; &amp; [.E543] &amp; &quot;, &quot; &amp; [.F543] &amp; &quot;);&quot;" office:value-type="string" office:string-value="insert into game_score (id, matchid, squad, goals, points, time_type) values (1415, 59, 507, 0, 0, 9000);" calcext:value-type="string">
            <text:p>insert into game_score (id, matchid, squad, goals, points, time_type) values (1415, 59, 507, 0, 0, 9000);</text:p>
          </table:table-cell>
          <table:table-cell table:number-columns-repeated="1017"/>
        </table:table-row>
        <table:table-row table:style-name="ro3">
          <table:table-cell table:formula="of:=[.A543]+1" office:value-type="float" office:value="1416" calcext:value-type="float">
            <text:p>1416</text:p>
          </table:table-cell>
          <table:table-cell table:formula="of:=[.B543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44] &amp; &quot;, &quot; &amp; [.B544] &amp; &quot;, &quot; &amp; [.C544] &amp; &quot;, &quot; &amp; [.D544] &amp; &quot;, &quot; &amp; [.E544] &amp; &quot;, &quot; &amp; [.F544] &amp; &quot;);&quot;" office:value-type="string" office:string-value="insert into game_score (id, matchid, squad, goals, points, time_type) values (1416, 59, 1787, 7, 0, 9000);" calcext:value-type="string">
            <text:p>insert into game_score (id, matchid, squad, goals, points, time_type) values (1416, 59, 1787, 7, 0, 9000);</text:p>
          </table:table-cell>
          <table:table-cell table:number-columns-repeated="1017"/>
        </table:table-row>
        <table:table-row table:style-name="ro3">
          <table:table-cell table:formula="of:=[.A544]+1" office:value-type="float" office:value="1417" calcext:value-type="float">
            <text:p>1417</text:p>
          </table:table-cell>
          <table:table-cell table:formula="of:=[.B544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45] &amp; &quot;, &quot; &amp; [.B545] &amp; &quot;, &quot; &amp; [.C545] &amp; &quot;, &quot; &amp; [.D545] &amp; &quot;, &quot; &amp; [.E545] &amp; &quot;, &quot; &amp; [.F545] &amp; &quot;);&quot;" office:value-type="string" office:string-value="insert into game_score (id, matchid, squad, goals, points, time_type) values (1417, 59, 507, 5, 0, 9001);" calcext:value-type="string">
            <text:p>insert into game_score (id, matchid, squad, goals, points, time_type) values (1417, 59, 507, 5, 0, 9001);</text:p>
          </table:table-cell>
          <table:table-cell table:number-columns-repeated="1017"/>
        </table:table-row>
        <table:table-row table:style-name="ro3">
          <table:table-cell table:formula="of:=[.A545]+1" office:value-type="float" office:value="1418" calcext:value-type="float">
            <text:p>1418</text:p>
          </table:table-cell>
          <table:table-cell table:formula="of:=[.B545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46] &amp; &quot;, &quot; &amp; [.B546] &amp; &quot;, &quot; &amp; [.C546] &amp; &quot;, &quot; &amp; [.D546] &amp; &quot;, &quot; &amp; [.E546] &amp; &quot;, &quot; &amp; [.F546] &amp; &quot;);&quot;" office:value-type="string" office:string-value="insert into game_score (id, matchid, squad, goals, points, time_type) values (1418, 59, 1787, 13, 0, 9001);" calcext:value-type="string">
            <text:p>insert into game_score (id, matchid, squad, goals, points, time_type) values (1418, 59, 1787, 13, 0, 9001);</text:p>
          </table:table-cell>
          <table:table-cell table:number-columns-repeated="1017"/>
        </table:table-row>
        <table:table-row table:style-name="ro3">
          <table:table-cell table:formula="of:=[.A546]+1" office:value-type="float" office:value="1419" calcext:value-type="float">
            <text:p>1419</text:p>
          </table:table-cell>
          <table:table-cell table:formula="of:=[.B546]" office:value-type="float" office:value="59" calcext:value-type="float">
            <text:p>59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47] &amp; &quot;, &quot; &amp; [.B547] &amp; &quot;, &quot; &amp; [.C547] &amp; &quot;, &quot; &amp; [.D547] &amp; &quot;, &quot; &amp; [.E547] &amp; &quot;, &quot; &amp; [.F547] &amp; &quot;);&quot;" office:value-type="string" office:string-value="insert into game_score (id, matchid, squad, goals, points, time_type) values (1419, 59, 507, 2, 0, 9002);" calcext:value-type="string">
            <text:p>insert into game_score (id, matchid, squad, goals, points, time_type) values (1419, 59, 507, 2, 0, 9002);</text:p>
          </table:table-cell>
          <table:table-cell table:number-columns-repeated="1017"/>
        </table:table-row>
        <table:table-row table:style-name="ro3">
          <table:table-cell table:formula="of:=[.A547]+1" office:value-type="float" office:value="1420" calcext:value-type="float">
            <text:p>1420</text:p>
          </table:table-cell>
          <table:table-cell table:formula="of:=[.B547]" office:value-type="float" office:value="59" calcext:value-type="float">
            <text:p>59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48] &amp; &quot;, &quot; &amp; [.B548] &amp; &quot;, &quot; &amp; [.C548] &amp; &quot;, &quot; &amp; [.D548] &amp; &quot;, &quot; &amp; [.E548] &amp; &quot;, &quot; &amp; [.F548] &amp; &quot;);&quot;" office:value-type="string" office:string-value="insert into game_score (id, matchid, squad, goals, points, time_type) values (1420, 59, 1787, 0, 0, 9002);" calcext:value-type="string">
            <text:p>insert into game_score (id, matchid, squad, goals, points, time_type) values (1420, 59, 1787, 0, 0, 9002);</text:p>
          </table:table-cell>
          <table:table-cell table:number-columns-repeated="1017"/>
        </table:table-row>
        <table:table-row table:style-name="ro3">
          <table:table-cell table:style-name="ce2" table:formula="of:=[.A548]+1" office:value-type="float" office:value="1421" calcext:value-type="float">
            <text:p>1421</text:p>
          </table:table-cell>
          <table:table-cell table:style-name="ce2" table:formula="of:=[.B525]+1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49] &amp; &quot;, &quot; &amp; [.B549] &amp; &quot;, &quot; &amp; [.C549] &amp; &quot;, &quot; &amp; [.D549] &amp; &quot;, &quot; &amp; [.E549] &amp; &quot;, &quot; &amp; [.F549] &amp; &quot;);&quot;" office:value-type="string" office:string-value="insert into game_score (id, matchid, squad, goals, points, time_type) values (1421, 60, 507, 0, 0, 1);" calcext:value-type="string">
            <text:p>insert into game_score (id, matchid, squad, goals, points, time_type) values (1421, 60, 507, 0, 0, 1);</text:p>
          </table:table-cell>
          <table:table-cell table:number-columns-repeated="1017"/>
        </table:table-row>
        <table:table-row table:style-name="ro3">
          <table:table-cell table:style-name="ce2" table:formula="of:=[.A549]+1" office:value-type="float" office:value="1422" calcext:value-type="float">
            <text:p>1422</text:p>
          </table:table-cell>
          <table:table-cell table:style-name="ce2" table:formula="of:=[.B549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50] &amp; &quot;, &quot; &amp; [.B550] &amp; &quot;, &quot; &amp; [.C550] &amp; &quot;, &quot; &amp; [.D550] &amp; &quot;, &quot; &amp; [.E550] &amp; &quot;, &quot; &amp; [.F550] &amp; &quot;);&quot;" office:value-type="string" office:string-value="insert into game_score (id, matchid, squad, goals, points, time_type) values (1422, 60, 1809, 0, 0, 1);" calcext:value-type="string">
            <text:p>insert into game_score (id, matchid, squad, goals, points, time_type) values (1422, 60, 1809, 0, 0, 1);</text:p>
          </table:table-cell>
          <table:table-cell table:number-columns-repeated="1017"/>
        </table:table-row>
        <table:table-row table:style-name="ro3">
          <table:table-cell table:style-name="ce2" table:formula="of:=[.A550]+1" office:value-type="float" office:value="1423" calcext:value-type="float">
            <text:p>1423</text:p>
          </table:table-cell>
          <table:table-cell table:style-name="ce2" table:formula="of:=[.B550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51] &amp; &quot;, &quot; &amp; [.B551] &amp; &quot;, &quot; &amp; [.C551] &amp; &quot;, &quot; &amp; [.D551] &amp; &quot;, &quot; &amp; [.E551] &amp; &quot;, &quot; &amp; [.F551] &amp; &quot;);&quot;" office:value-type="string" office:string-value="insert into game_score (id, matchid, squad, goals, points, time_type) values (1423, 60, 507, 0, 0, 2);" calcext:value-type="string">
            <text:p>insert into game_score (id, matchid, squad, goals, points, time_type) values (1423, 60, 507, 0, 0, 2);</text:p>
          </table:table-cell>
          <table:table-cell table:number-columns-repeated="1017"/>
        </table:table-row>
        <table:table-row table:style-name="ro3">
          <table:table-cell table:style-name="ce2" table:formula="of:=[.A551]+1" office:value-type="float" office:value="1424" calcext:value-type="float">
            <text:p>1424</text:p>
          </table:table-cell>
          <table:table-cell table:style-name="ce2" table:formula="of:=[.B551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52] &amp; &quot;, &quot; &amp; [.B552] &amp; &quot;, &quot; &amp; [.C552] &amp; &quot;, &quot; &amp; [.D552] &amp; &quot;, &quot; &amp; [.E552] &amp; &quot;, &quot; &amp; [.F552] &amp; &quot;);&quot;" office:value-type="string" office:string-value="insert into game_score (id, matchid, squad, goals, points, time_type) values (1424, 60, 1809, 0, 0, 2);" calcext:value-type="string">
            <text:p>insert into game_score (id, matchid, squad, goals, points, time_type) values (1424, 60, 1809, 0, 0, 2);</text:p>
          </table:table-cell>
          <table:table-cell table:number-columns-repeated="1017"/>
        </table:table-row>
        <table:table-row table:style-name="ro3">
          <table:table-cell table:style-name="ce2" table:formula="of:=[.A552]+1" office:value-type="float" office:value="1425" calcext:value-type="float">
            <text:p>1425</text:p>
          </table:table-cell>
          <table:table-cell table:style-name="ce2" table:formula="of:=[.B552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53] &amp; &quot;, &quot; &amp; [.B553] &amp; &quot;, &quot; &amp; [.C553] &amp; &quot;, &quot; &amp; [.D553] &amp; &quot;, &quot; &amp; [.E553] &amp; &quot;, &quot; &amp; [.F553] &amp; &quot;);&quot;" office:value-type="string" office:string-value="insert into game_score (id, matchid, squad, goals, points, time_type) values (1425, 60, 507, 0, 0, 3);" calcext:value-type="string">
            <text:p>insert into game_score (id, matchid, squad, goals, points, time_type) values (1425, 60, 507, 0, 0, 3);</text:p>
          </table:table-cell>
          <table:table-cell table:number-columns-repeated="1017"/>
        </table:table-row>
        <table:table-row table:style-name="ro3">
          <table:table-cell table:style-name="ce2" table:formula="of:=[.A553]+1" office:value-type="float" office:value="1426" calcext:value-type="float">
            <text:p>1426</text:p>
          </table:table-cell>
          <table:table-cell table:style-name="ce2" table:formula="of:=[.B553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54] &amp; &quot;, &quot; &amp; [.B554] &amp; &quot;, &quot; &amp; [.C554] &amp; &quot;, &quot; &amp; [.D554] &amp; &quot;, &quot; &amp; [.E554] &amp; &quot;, &quot; &amp; [.F554] &amp; &quot;);&quot;" office:value-type="string" office:string-value="insert into game_score (id, matchid, squad, goals, points, time_type) values (1426, 60, 1809, 3, 0, 3);" calcext:value-type="string">
            <text:p>insert into game_score (id, matchid, squad, goals, points, time_type) values (1426, 60, 1809, 3, 0, 3);</text:p>
          </table:table-cell>
          <table:table-cell table:number-columns-repeated="1017"/>
        </table:table-row>
        <table:table-row table:style-name="ro3">
          <table:table-cell table:style-name="ce2" table:formula="of:=[.A554]+1" office:value-type="float" office:value="1427" calcext:value-type="float">
            <text:p>1427</text:p>
          </table:table-cell>
          <table:table-cell table:style-name="ce2" table:formula="of:=[.B554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55] &amp; &quot;, &quot; &amp; [.B555] &amp; &quot;, &quot; &amp; [.C555] &amp; &quot;, &quot; &amp; [.D555] &amp; &quot;, &quot; &amp; [.E555] &amp; &quot;, &quot; &amp; [.F555] &amp; &quot;);&quot;" office:value-type="string" office:string-value="insert into game_score (id, matchid, squad, goals, points, time_type) values (1427, 60, 507, 0, 0, 4);" calcext:value-type="string">
            <text:p>insert into game_score (id, matchid, squad, goals, points, time_type) values (1427, 60, 507, 0, 0, 4);</text:p>
          </table:table-cell>
          <table:table-cell table:number-columns-repeated="1017"/>
        </table:table-row>
        <table:table-row table:style-name="ro3">
          <table:table-cell table:style-name="ce2" table:formula="of:=[.A555]+1" office:value-type="float" office:value="1428" calcext:value-type="float">
            <text:p>1428</text:p>
          </table:table-cell>
          <table:table-cell table:style-name="ce2" table:formula="of:=[.B555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56] &amp; &quot;, &quot; &amp; [.B556] &amp; &quot;, &quot; &amp; [.C556] &amp; &quot;, &quot; &amp; [.D556] &amp; &quot;, &quot; &amp; [.E556] &amp; &quot;, &quot; &amp; [.F556] &amp; &quot;);&quot;" office:value-type="string" office:string-value="insert into game_score (id, matchid, squad, goals, points, time_type) values (1428, 60, 1809, 2, 0, 4);" calcext:value-type="string">
            <text:p>insert into game_score (id, matchid, squad, goals, points, time_type) values (1428, 60, 1809, 2, 0, 4);</text:p>
          </table:table-cell>
          <table:table-cell table:number-columns-repeated="1017"/>
        </table:table-row>
        <table:table-row table:style-name="ro3">
          <table:table-cell table:style-name="ce2" table:formula="of:=[.A556]+1" office:value-type="float" office:value="1429" calcext:value-type="float">
            <text:p>1429</text:p>
          </table:table-cell>
          <table:table-cell table:style-name="ce2" table:formula="of:=[.B556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57] &amp; &quot;, &quot; &amp; [.B557] &amp; &quot;, &quot; &amp; [.C557] &amp; &quot;, &quot; &amp; [.D557] &amp; &quot;, &quot; &amp; [.E557] &amp; &quot;, &quot; &amp; [.F557] &amp; &quot;);&quot;" office:value-type="string" office:string-value="insert into game_score (id, matchid, squad, goals, points, time_type) values (1429, 60, 507, 0, 0, 5);" calcext:value-type="string">
            <text:p>insert into game_score (id, matchid, squad, goals, points, time_type) values (1429, 60, 507, 0, 0, 5);</text:p>
          </table:table-cell>
          <table:table-cell table:number-columns-repeated="1017"/>
        </table:table-row>
        <table:table-row table:style-name="ro3">
          <table:table-cell table:style-name="ce2" table:formula="of:=[.A557]+1" office:value-type="float" office:value="1430" calcext:value-type="float">
            <text:p>1430</text:p>
          </table:table-cell>
          <table:table-cell table:style-name="ce2" table:formula="of:=[.B557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58] &amp; &quot;, &quot; &amp; [.B558] &amp; &quot;, &quot; &amp; [.C558] &amp; &quot;, &quot; &amp; [.D558] &amp; &quot;, &quot; &amp; [.E558] &amp; &quot;, &quot; &amp; [.F558] &amp; &quot;);&quot;" office:value-type="string" office:string-value="insert into game_score (id, matchid, squad, goals, points, time_type) values (1430, 60, 1809, 0, 0, 5);" calcext:value-type="string">
            <text:p>insert into game_score (id, matchid, squad, goals, points, time_type) values (1430, 60, 1809, 0, 0, 5);</text:p>
          </table:table-cell>
          <table:table-cell table:number-columns-repeated="1017"/>
        </table:table-row>
        <table:table-row table:style-name="ro3">
          <table:table-cell table:style-name="ce2" table:formula="of:=[.A558]+1" office:value-type="float" office:value="1431" calcext:value-type="float">
            <text:p>1431</text:p>
          </table:table-cell>
          <table:table-cell table:style-name="ce2" table:formula="of:=[.B558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59] &amp; &quot;, &quot; &amp; [.B559] &amp; &quot;, &quot; &amp; [.C559] &amp; &quot;, &quot; &amp; [.D559] &amp; &quot;, &quot; &amp; [.E559] &amp; &quot;, &quot; &amp; [.F559] &amp; &quot;);&quot;" office:value-type="string" office:string-value="insert into game_score (id, matchid, squad, goals, points, time_type) values (1431, 60, 507, 0, 0, 6);" calcext:value-type="string">
            <text:p>insert into game_score (id, matchid, squad, goals, points, time_type) values (1431, 60, 507, 0, 0, 6);</text:p>
          </table:table-cell>
          <table:table-cell table:number-columns-repeated="1017"/>
        </table:table-row>
        <table:table-row table:style-name="ro3">
          <table:table-cell table:style-name="ce2" table:formula="of:=[.A559]+1" office:value-type="float" office:value="1432" calcext:value-type="float">
            <text:p>1432</text:p>
          </table:table-cell>
          <table:table-cell table:style-name="ce2" table:formula="of:=[.B559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60] &amp; &quot;, &quot; &amp; [.B560] &amp; &quot;, &quot; &amp; [.C560] &amp; &quot;, &quot; &amp; [.D560] &amp; &quot;, &quot; &amp; [.E560] &amp; &quot;, &quot; &amp; [.F560] &amp; &quot;);&quot;" office:value-type="string" office:string-value="insert into game_score (id, matchid, squad, goals, points, time_type) values (1432, 60, 1809, 1, 0, 6);" calcext:value-type="string">
            <text:p>insert into game_score (id, matchid, squad, goals, points, time_type) values (1432, 60, 1809, 1, 0, 6);</text:p>
          </table:table-cell>
          <table:table-cell table:number-columns-repeated="1017"/>
        </table:table-row>
        <table:table-row table:style-name="ro3">
          <table:table-cell table:style-name="ce2" table:formula="of:=[.A560]+1" office:value-type="float" office:value="1433" calcext:value-type="float">
            <text:p>1433</text:p>
          </table:table-cell>
          <table:table-cell table:style-name="ce2" table:formula="of:=[.B560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61] &amp; &quot;, &quot; &amp; [.B561] &amp; &quot;, &quot; &amp; [.C561] &amp; &quot;, &quot; &amp; [.D561] &amp; &quot;, &quot; &amp; [.E561] &amp; &quot;, &quot; &amp; [.F561] &amp; &quot;);&quot;" office:value-type="string" office:string-value="insert into game_score (id, matchid, squad, goals, points, time_type) values (1433, 60, 507, 0, 0, 7);" calcext:value-type="string">
            <text:p>insert into game_score (id, matchid, squad, goals, points, time_type) values (1433, 60, 507, 0, 0, 7);</text:p>
          </table:table-cell>
          <table:table-cell table:number-columns-repeated="1017"/>
        </table:table-row>
        <table:table-row table:style-name="ro3">
          <table:table-cell table:style-name="ce2" table:formula="of:=[.A561]+1" office:value-type="float" office:value="1434" calcext:value-type="float">
            <text:p>1434</text:p>
          </table:table-cell>
          <table:table-cell table:style-name="ce2" table:formula="of:=[.B561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62] &amp; &quot;, &quot; &amp; [.B562] &amp; &quot;, &quot; &amp; [.C562] &amp; &quot;, &quot; &amp; [.D562] &amp; &quot;, &quot; &amp; [.E562] &amp; &quot;, &quot; &amp; [.F562] &amp; &quot;);&quot;" office:value-type="string" office:string-value="insert into game_score (id, matchid, squad, goals, points, time_type) values (1434, 60, 1809, 0, 0, 7);" calcext:value-type="string">
            <text:p>insert into game_score (id, matchid, squad, goals, points, time_type) values (1434, 60, 1809, 0, 0, 7);</text:p>
          </table:table-cell>
          <table:table-cell table:number-columns-repeated="1017"/>
        </table:table-row>
        <table:table-row table:style-name="ro3">
          <table:table-cell table:style-name="ce2" table:formula="of:=[.A562]+1" office:value-type="float" office:value="1435" calcext:value-type="float">
            <text:p>1435</text:p>
          </table:table-cell>
          <table:table-cell table:style-name="ce2" table:formula="of:=[.B562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63] &amp; &quot;, &quot; &amp; [.B563] &amp; &quot;, &quot; &amp; [.C563] &amp; &quot;, &quot; &amp; [.D563] &amp; &quot;, &quot; &amp; [.E563] &amp; &quot;, &quot; &amp; [.F563] &amp; &quot;);&quot;" office:value-type="string" office:string-value="insert into game_score (id, matchid, squad, goals, points, time_type) values (1435, 60, 507, 0, 0, 8);" calcext:value-type="string">
            <text:p>insert into game_score (id, matchid, squad, goals, points, time_type) values (1435, 60, 507, 0, 0, 8);</text:p>
          </table:table-cell>
          <table:table-cell table:number-columns-repeated="1017"/>
        </table:table-row>
        <table:table-row table:style-name="ro3">
          <table:table-cell table:style-name="ce2" table:formula="of:=[.A563]+1" office:value-type="float" office:value="1436" calcext:value-type="float">
            <text:p>1436</text:p>
          </table:table-cell>
          <table:table-cell table:style-name="ce2" table:formula="of:=[.B563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64] &amp; &quot;, &quot; &amp; [.B564] &amp; &quot;, &quot; &amp; [.C564] &amp; &quot;, &quot; &amp; [.D564] &amp; &quot;, &quot; &amp; [.E564] &amp; &quot;, &quot; &amp; [.F564] &amp; &quot;);&quot;" office:value-type="string" office:string-value="insert into game_score (id, matchid, squad, goals, points, time_type) values (1436, 60, 1809, 3, 0, 8);" calcext:value-type="string">
            <text:p>insert into game_score (id, matchid, squad, goals, points, time_type) values (1436, 60, 1809, 3, 0, 8);</text:p>
          </table:table-cell>
          <table:table-cell table:number-columns-repeated="1017"/>
        </table:table-row>
        <table:table-row table:style-name="ro3">
          <table:table-cell table:style-name="ce2" table:formula="of:=[.A564]+1" office:value-type="float" office:value="1437" calcext:value-type="float">
            <text:p>1437</text:p>
          </table:table-cell>
          <table:table-cell table:style-name="ce2" table:formula="of:=[.B564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65] &amp; &quot;, &quot; &amp; [.B565] &amp; &quot;, &quot; &amp; [.C565] &amp; &quot;, &quot; &amp; [.D565] &amp; &quot;, &quot; &amp; [.E565] &amp; &quot;, &quot; &amp; [.F565] &amp; &quot;);&quot;" office:value-type="string" office:string-value="insert into game_score (id, matchid, squad, goals, points, time_type) values (1437, 60, 507, 0, 0, 9);" calcext:value-type="string">
            <text:p>insert into game_score (id, matchid, squad, goals, points, time_type) values (1437, 60, 507, 0, 0, 9);</text:p>
          </table:table-cell>
          <table:table-cell table:number-columns-repeated="1017"/>
        </table:table-row>
        <table:table-row table:style-name="ro3">
          <table:table-cell table:style-name="ce2" table:formula="of:=[.A565]+1" office:value-type="float" office:value="1438" calcext:value-type="float">
            <text:p>1438</text:p>
          </table:table-cell>
          <table:table-cell table:style-name="ce2" table:formula="of:=[.B565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66] &amp; &quot;, &quot; &amp; [.B566] &amp; &quot;, &quot; &amp; [.C566] &amp; &quot;, &quot; &amp; [.D566] &amp; &quot;, &quot; &amp; [.E566] &amp; &quot;, &quot; &amp; [.F566] &amp; &quot;);&quot;" office:value-type="string" office:string-value="insert into game_score (id, matchid, squad, goals, points, time_type) values (1438, 60, 1809, null, 0, 9);" calcext:value-type="string">
            <text:p>insert into game_score (id, matchid, squad, goals, points, time_type) values (1438, 60, 1809, null, 0, 9);</text:p>
          </table:table-cell>
          <table:table-cell table:number-columns-repeated="1017"/>
        </table:table-row>
        <table:table-row table:style-name="ro3">
          <table:table-cell table:style-name="ce2" table:formula="of:=[.A566]+1" office:value-type="float" office:value="1439" calcext:value-type="float">
            <text:p>1439</text:p>
          </table:table-cell>
          <table:table-cell table:style-name="ce2" table:formula="of:=[.B566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67] &amp; &quot;, &quot; &amp; [.B567] &amp; &quot;, &quot; &amp; [.C567] &amp; &quot;, &quot; &amp; [.D567] &amp; &quot;, &quot; &amp; [.E567] &amp; &quot;, &quot; &amp; [.F567] &amp; &quot;);&quot;" office:value-type="string" office:string-value="insert into game_score (id, matchid, squad, goals, points, time_type) values (1439, 60, 507, 0, 0, 9000);" calcext:value-type="string">
            <text:p>insert into game_score (id, matchid, squad, goals, points, time_type) values (1439, 60, 507, 0, 0, 9000);</text:p>
          </table:table-cell>
          <table:table-cell table:number-columns-repeated="1017"/>
        </table:table-row>
        <table:table-row table:style-name="ro3">
          <table:table-cell table:style-name="ce2" table:formula="of:=[.A567]+1" office:value-type="float" office:value="1440" calcext:value-type="float">
            <text:p>1440</text:p>
          </table:table-cell>
          <table:table-cell table:style-name="ce2" table:formula="of:=[.B567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68] &amp; &quot;, &quot; &amp; [.B568] &amp; &quot;, &quot; &amp; [.C568] &amp; &quot;, &quot; &amp; [.D568] &amp; &quot;, &quot; &amp; [.E568] &amp; &quot;, &quot; &amp; [.F568] &amp; &quot;);&quot;" office:value-type="string" office:string-value="insert into game_score (id, matchid, squad, goals, points, time_type) values (1440, 60, 1809, 9, 0, 9000);" calcext:value-type="string">
            <text:p>insert into game_score (id, matchid, squad, goals, points, time_type) values (1440, 60, 1809, 9, 0, 9000);</text:p>
          </table:table-cell>
          <table:table-cell table:number-columns-repeated="1017"/>
        </table:table-row>
        <table:table-row table:style-name="ro3">
          <table:table-cell table:style-name="ce2" table:formula="of:=[.A568]+1" office:value-type="float" office:value="1441" calcext:value-type="float">
            <text:p>1441</text:p>
          </table:table-cell>
          <table:table-cell table:style-name="ce2" table:formula="of:=[.B568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69] &amp; &quot;, &quot; &amp; [.B569] &amp; &quot;, &quot; &amp; [.C569] &amp; &quot;, &quot; &amp; [.D569] &amp; &quot;, &quot; &amp; [.E569] &amp; &quot;, &quot; &amp; [.F569] &amp; &quot;);&quot;" office:value-type="string" office:string-value="insert into game_score (id, matchid, squad, goals, points, time_type) values (1441, 60, 507, 6, 0, 9001);" calcext:value-type="string">
            <text:p>insert into game_score (id, matchid, squad, goals, points, time_type) values (1441, 60, 507, 6, 0, 9001);</text:p>
          </table:table-cell>
          <table:table-cell table:number-columns-repeated="1017"/>
        </table:table-row>
        <table:table-row table:style-name="ro3">
          <table:table-cell table:style-name="ce2" table:formula="of:=[.A569]+1" office:value-type="float" office:value="1442" calcext:value-type="float">
            <text:p>1442</text:p>
          </table:table-cell>
          <table:table-cell table:style-name="ce2" table:formula="of:=[.B569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70] &amp; &quot;, &quot; &amp; [.B570] &amp; &quot;, &quot; &amp; [.C570] &amp; &quot;, &quot; &amp; [.D570] &amp; &quot;, &quot; &amp; [.E570] &amp; &quot;, &quot; &amp; [.F570] &amp; &quot;);&quot;" office:value-type="string" office:string-value="insert into game_score (id, matchid, squad, goals, points, time_type) values (1442, 60, 1809, 8, 0, 9001);" calcext:value-type="string">
            <text:p>insert into game_score (id, matchid, squad, goals, points, time_type) values (1442, 60, 1809, 8, 0, 9001);</text:p>
          </table:table-cell>
          <table:table-cell table:number-columns-repeated="1017"/>
        </table:table-row>
        <table:table-row table:style-name="ro3">
          <table:table-cell table:style-name="ce2" table:formula="of:=[.A570]+1" office:value-type="float" office:value="1443" calcext:value-type="float">
            <text:p>1443</text:p>
          </table:table-cell>
          <table:table-cell table:style-name="ce2" table:formula="of:=[.B570]" office:value-type="float" office:value="60" calcext:value-type="float">
            <text:p>6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71] &amp; &quot;, &quot; &amp; [.B571] &amp; &quot;, &quot; &amp; [.C571] &amp; &quot;, &quot; &amp; [.D571] &amp; &quot;, &quot; &amp; [.E571] &amp; &quot;, &quot; &amp; [.F571] &amp; &quot;);&quot;" office:value-type="string" office:string-value="insert into game_score (id, matchid, squad, goals, points, time_type) values (1443, 60, 507, 2, 0, 9002);" calcext:value-type="string">
            <text:p>insert into game_score (id, matchid, squad, goals, points, time_type) values (1443, 60, 507, 2, 0, 9002);</text:p>
          </table:table-cell>
          <table:table-cell table:number-columns-repeated="1017"/>
        </table:table-row>
        <table:table-row table:style-name="ro3">
          <table:table-cell table:style-name="ce2" table:formula="of:=[.A571]+1" office:value-type="float" office:value="1444" calcext:value-type="float">
            <text:p>1444</text:p>
          </table:table-cell>
          <table:table-cell table:style-name="ce2" table:formula="of:=[.B571]" office:value-type="float" office:value="60" calcext:value-type="float">
            <text:p>6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72] &amp; &quot;, &quot; &amp; [.B572] &amp; &quot;, &quot; &amp; [.C572] &amp; &quot;, &quot; &amp; [.D572] &amp; &quot;, &quot; &amp; [.E572] &amp; &quot;, &quot; &amp; [.F572] &amp; &quot;);&quot;" office:value-type="string" office:string-value="insert into game_score (id, matchid, squad, goals, points, time_type) values (1444, 60, 1809, 0, 0, 9002);" calcext:value-type="string">
            <text:p>insert into game_score (id, matchid, squad, goals, points, time_type) values (1444, 60, 1809, 0, 0, 9002);</text:p>
          </table:table-cell>
          <table:table-cell table:number-columns-repeated="1017"/>
        </table:table-row>
        <table:table-row table:style-name="ro3">
          <table:table-cell table:formula="of:=[.A572]+1" office:value-type="float" office:value="1445" calcext:value-type="float">
            <text:p>1445</text:p>
          </table:table-cell>
          <table:table-cell table:formula="of:=[.B549]+1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73] &amp; &quot;, &quot; &amp; [.B573] &amp; &quot;, &quot; &amp; [.C573] &amp; &quot;, &quot; &amp; [.D573] &amp; &quot;, &quot; &amp; [.E573] &amp; &quot;, &quot; &amp; [.F573] &amp; &quot;);&quot;" office:value-type="string" office:string-value="insert into game_score (id, matchid, squad, goals, points, time_type) values (1445, 61, 31, 0, 0, 1);" calcext:value-type="string">
            <text:p>insert into game_score (id, matchid, squad, goals, points, time_type) values (1445, 61, 31, 0, 0, 1);</text:p>
          </table:table-cell>
          <table:table-cell table:number-columns-repeated="1017"/>
        </table:table-row>
        <table:table-row table:style-name="ro3">
          <table:table-cell table:formula="of:=[.A573]+1" office:value-type="float" office:value="1446" calcext:value-type="float">
            <text:p>1446</text:p>
          </table:table-cell>
          <table:table-cell table:formula="of:=[.B573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74] &amp; &quot;, &quot; &amp; [.B574] &amp; &quot;, &quot; &amp; [.C574] &amp; &quot;, &quot; &amp; [.D574] &amp; &quot;, &quot; &amp; [.E574] &amp; &quot;, &quot; &amp; [.F574] &amp; &quot;);&quot;" office:value-type="string" office:string-value="insert into game_score (id, matchid, squad, goals, points, time_type) values (1446, 61, 1787, 0, 0, 1);" calcext:value-type="string">
            <text:p>insert into game_score (id, matchid, squad, goals, points, time_type) values (1446, 61, 1787, 0, 0, 1);</text:p>
          </table:table-cell>
          <table:table-cell table:number-columns-repeated="1017"/>
        </table:table-row>
        <table:table-row table:style-name="ro3">
          <table:table-cell table:formula="of:=[.A574]+1" office:value-type="float" office:value="1447" calcext:value-type="float">
            <text:p>1447</text:p>
          </table:table-cell>
          <table:table-cell table:formula="of:=[.B574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75] &amp; &quot;, &quot; &amp; [.B575] &amp; &quot;, &quot; &amp; [.C575] &amp; &quot;, &quot; &amp; [.D575] &amp; &quot;, &quot; &amp; [.E575] &amp; &quot;, &quot; &amp; [.F575] &amp; &quot;);&quot;" office:value-type="string" office:string-value="insert into game_score (id, matchid, squad, goals, points, time_type) values (1447, 61, 31, 1, 0, 2);" calcext:value-type="string">
            <text:p>insert into game_score (id, matchid, squad, goals, points, time_type) values (1447, 61, 31, 1, 0, 2);</text:p>
          </table:table-cell>
          <table:table-cell table:number-columns-repeated="1017"/>
        </table:table-row>
        <table:table-row table:style-name="ro3">
          <table:table-cell table:formula="of:=[.A575]+1" office:value-type="float" office:value="1448" calcext:value-type="float">
            <text:p>1448</text:p>
          </table:table-cell>
          <table:table-cell table:formula="of:=[.B575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76] &amp; &quot;, &quot; &amp; [.B576] &amp; &quot;, &quot; &amp; [.C576] &amp; &quot;, &quot; &amp; [.D576] &amp; &quot;, &quot; &amp; [.E576] &amp; &quot;, &quot; &amp; [.F576] &amp; &quot;);&quot;" office:value-type="string" office:string-value="insert into game_score (id, matchid, squad, goals, points, time_type) values (1448, 61, 1787, 0, 0, 2);" calcext:value-type="string">
            <text:p>insert into game_score (id, matchid, squad, goals, points, time_type) values (1448, 61, 1787, 0, 0, 2);</text:p>
          </table:table-cell>
          <table:table-cell table:number-columns-repeated="1017"/>
        </table:table-row>
        <table:table-row table:style-name="ro3">
          <table:table-cell table:formula="of:=[.A576]+1" office:value-type="float" office:value="1449" calcext:value-type="float">
            <text:p>1449</text:p>
          </table:table-cell>
          <table:table-cell table:formula="of:=[.B576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77] &amp; &quot;, &quot; &amp; [.B577] &amp; &quot;, &quot; &amp; [.C577] &amp; &quot;, &quot; &amp; [.D577] &amp; &quot;, &quot; &amp; [.E577] &amp; &quot;, &quot; &amp; [.F577] &amp; &quot;);&quot;" office:value-type="string" office:string-value="insert into game_score (id, matchid, squad, goals, points, time_type) values (1449, 61, 31, 0, 0, 3);" calcext:value-type="string">
            <text:p>insert into game_score (id, matchid, squad, goals, points, time_type) values (1449, 61, 31, 0, 0, 3);</text:p>
          </table:table-cell>
          <table:table-cell table:number-columns-repeated="1017"/>
        </table:table-row>
        <table:table-row table:style-name="ro3">
          <table:table-cell table:formula="of:=[.A577]+1" office:value-type="float" office:value="1450" calcext:value-type="float">
            <text:p>1450</text:p>
          </table:table-cell>
          <table:table-cell table:formula="of:=[.B577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78] &amp; &quot;, &quot; &amp; [.B578] &amp; &quot;, &quot; &amp; [.C578] &amp; &quot;, &quot; &amp; [.D578] &amp; &quot;, &quot; &amp; [.E578] &amp; &quot;, &quot; &amp; [.F578] &amp; &quot;);&quot;" office:value-type="string" office:string-value="insert into game_score (id, matchid, squad, goals, points, time_type) values (1450, 61, 1787, 0, 0, 3);" calcext:value-type="string">
            <text:p>insert into game_score (id, matchid, squad, goals, points, time_type) values (1450, 61, 1787, 0, 0, 3);</text:p>
          </table:table-cell>
          <table:table-cell table:number-columns-repeated="1017"/>
        </table:table-row>
        <table:table-row table:style-name="ro3">
          <table:table-cell table:formula="of:=[.A578]+1" office:value-type="float" office:value="1451" calcext:value-type="float">
            <text:p>1451</text:p>
          </table:table-cell>
          <table:table-cell table:formula="of:=[.B578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79] &amp; &quot;, &quot; &amp; [.B579] &amp; &quot;, &quot; &amp; [.C579] &amp; &quot;, &quot; &amp; [.D579] &amp; &quot;, &quot; &amp; [.E579] &amp; &quot;, &quot; &amp; [.F579] &amp; &quot;);&quot;" office:value-type="string" office:string-value="insert into game_score (id, matchid, squad, goals, points, time_type) values (1451, 61, 31, 0, 0, 4);" calcext:value-type="string">
            <text:p>insert into game_score (id, matchid, squad, goals, points, time_type) values (1451, 61, 31, 0, 0, 4);</text:p>
          </table:table-cell>
          <table:table-cell table:number-columns-repeated="1017"/>
        </table:table-row>
        <table:table-row table:style-name="ro3">
          <table:table-cell table:formula="of:=[.A579]+1" office:value-type="float" office:value="1452" calcext:value-type="float">
            <text:p>1452</text:p>
          </table:table-cell>
          <table:table-cell table:formula="of:=[.B579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80] &amp; &quot;, &quot; &amp; [.B580] &amp; &quot;, &quot; &amp; [.C580] &amp; &quot;, &quot; &amp; [.D580] &amp; &quot;, &quot; &amp; [.E580] &amp; &quot;, &quot; &amp; [.F580] &amp; &quot;);&quot;" office:value-type="string" office:string-value="insert into game_score (id, matchid, squad, goals, points, time_type) values (1452, 61, 1787, 0, 0, 4);" calcext:value-type="string">
            <text:p>insert into game_score (id, matchid, squad, goals, points, time_type) values (1452, 61, 1787, 0, 0, 4);</text:p>
          </table:table-cell>
          <table:table-cell table:number-columns-repeated="1017"/>
        </table:table-row>
        <table:table-row table:style-name="ro3">
          <table:table-cell table:formula="of:=[.A580]+1" office:value-type="float" office:value="1453" calcext:value-type="float">
            <text:p>1453</text:p>
          </table:table-cell>
          <table:table-cell table:formula="of:=[.B580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81] &amp; &quot;, &quot; &amp; [.B581] &amp; &quot;, &quot; &amp; [.C581] &amp; &quot;, &quot; &amp; [.D581] &amp; &quot;, &quot; &amp; [.E581] &amp; &quot;, &quot; &amp; [.F581] &amp; &quot;);&quot;" office:value-type="string" office:string-value="insert into game_score (id, matchid, squad, goals, points, time_type) values (1453, 61, 31, 0, 0, 5);" calcext:value-type="string">
            <text:p>insert into game_score (id, matchid, squad, goals, points, time_type) values (1453, 61, 31, 0, 0, 5);</text:p>
          </table:table-cell>
          <table:table-cell table:number-columns-repeated="1017"/>
        </table:table-row>
        <table:table-row table:style-name="ro3">
          <table:table-cell table:formula="of:=[.A581]+1" office:value-type="float" office:value="1454" calcext:value-type="float">
            <text:p>1454</text:p>
          </table:table-cell>
          <table:table-cell table:formula="of:=[.B581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82] &amp; &quot;, &quot; &amp; [.B582] &amp; &quot;, &quot; &amp; [.C582] &amp; &quot;, &quot; &amp; [.D582] &amp; &quot;, &quot; &amp; [.E582] &amp; &quot;, &quot; &amp; [.F582] &amp; &quot;);&quot;" office:value-type="string" office:string-value="insert into game_score (id, matchid, squad, goals, points, time_type) values (1454, 61, 1787, 0, 0, 5);" calcext:value-type="string">
            <text:p>insert into game_score (id, matchid, squad, goals, points, time_type) values (1454, 61, 1787, 0, 0, 5);</text:p>
          </table:table-cell>
          <table:table-cell table:number-columns-repeated="1017"/>
        </table:table-row>
        <table:table-row table:style-name="ro3">
          <table:table-cell table:formula="of:=[.A582]+1" office:value-type="float" office:value="1455" calcext:value-type="float">
            <text:p>1455</text:p>
          </table:table-cell>
          <table:table-cell table:formula="of:=[.B582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83] &amp; &quot;, &quot; &amp; [.B583] &amp; &quot;, &quot; &amp; [.C583] &amp; &quot;, &quot; &amp; [.D583] &amp; &quot;, &quot; &amp; [.E583] &amp; &quot;, &quot; &amp; [.F583] &amp; &quot;);&quot;" office:value-type="string" office:string-value="insert into game_score (id, matchid, squad, goals, points, time_type) values (1455, 61, 31, 0, 0, 6);" calcext:value-type="string">
            <text:p>insert into game_score (id, matchid, squad, goals, points, time_type) values (1455, 61, 31, 0, 0, 6);</text:p>
          </table:table-cell>
          <table:table-cell table:number-columns-repeated="1017"/>
        </table:table-row>
        <table:table-row table:style-name="ro3">
          <table:table-cell table:formula="of:=[.A583]+1" office:value-type="float" office:value="1456" calcext:value-type="float">
            <text:p>1456</text:p>
          </table:table-cell>
          <table:table-cell table:formula="of:=[.B583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84] &amp; &quot;, &quot; &amp; [.B584] &amp; &quot;, &quot; &amp; [.C584] &amp; &quot;, &quot; &amp; [.D584] &amp; &quot;, &quot; &amp; [.E584] &amp; &quot;, &quot; &amp; [.F584] &amp; &quot;);&quot;" office:value-type="string" office:string-value="insert into game_score (id, matchid, squad, goals, points, time_type) values (1456, 61, 1787, 0, 0, 6);" calcext:value-type="string">
            <text:p>insert into game_score (id, matchid, squad, goals, points, time_type) values (1456, 61, 1787, 0, 0, 6);</text:p>
          </table:table-cell>
          <table:table-cell table:number-columns-repeated="1017"/>
        </table:table-row>
        <table:table-row table:style-name="ro3">
          <table:table-cell table:formula="of:=[.A584]+1" office:value-type="float" office:value="1457" calcext:value-type="float">
            <text:p>1457</text:p>
          </table:table-cell>
          <table:table-cell table:formula="of:=[.B584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85] &amp; &quot;, &quot; &amp; [.B585] &amp; &quot;, &quot; &amp; [.C585] &amp; &quot;, &quot; &amp; [.D585] &amp; &quot;, &quot; &amp; [.E585] &amp; &quot;, &quot; &amp; [.F585] &amp; &quot;);&quot;" office:value-type="string" office:string-value="insert into game_score (id, matchid, squad, goals, points, time_type) values (1457, 61, 31, 0, 0, 7);" calcext:value-type="string">
            <text:p>insert into game_score (id, matchid, squad, goals, points, time_type) values (1457, 61, 31, 0, 0, 7);</text:p>
          </table:table-cell>
          <table:table-cell table:number-columns-repeated="1017"/>
        </table:table-row>
        <table:table-row table:style-name="ro3">
          <table:table-cell table:formula="of:=[.A585]+1" office:value-type="float" office:value="1458" calcext:value-type="float">
            <text:p>1458</text:p>
          </table:table-cell>
          <table:table-cell table:formula="of:=[.B585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86] &amp; &quot;, &quot; &amp; [.B586] &amp; &quot;, &quot; &amp; [.C586] &amp; &quot;, &quot; &amp; [.D586] &amp; &quot;, &quot; &amp; [.E586] &amp; &quot;, &quot; &amp; [.F586] &amp; &quot;);&quot;" office:value-type="string" office:string-value="insert into game_score (id, matchid, squad, goals, points, time_type) values (1458, 61, 1787, 0, 0, 7);" calcext:value-type="string">
            <text:p>insert into game_score (id, matchid, squad, goals, points, time_type) values (1458, 61, 1787, 0, 0, 7);</text:p>
          </table:table-cell>
          <table:table-cell table:number-columns-repeated="1017"/>
        </table:table-row>
        <table:table-row table:style-name="ro3">
          <table:table-cell table:formula="of:=[.A586]+1" office:value-type="float" office:value="1459" calcext:value-type="float">
            <text:p>1459</text:p>
          </table:table-cell>
          <table:table-cell table:formula="of:=[.B586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87] &amp; &quot;, &quot; &amp; [.B587] &amp; &quot;, &quot; &amp; [.C587] &amp; &quot;, &quot; &amp; [.D587] &amp; &quot;, &quot; &amp; [.E587] &amp; &quot;, &quot; &amp; [.F587] &amp; &quot;);&quot;" office:value-type="string" office:string-value="insert into game_score (id, matchid, squad, goals, points, time_type) values (1459, 61, 31, 0, 0, 8);" calcext:value-type="string">
            <text:p>insert into game_score (id, matchid, squad, goals, points, time_type) values (1459, 61, 31, 0, 0, 8);</text:p>
          </table:table-cell>
          <table:table-cell table:number-columns-repeated="1017"/>
        </table:table-row>
        <table:table-row table:style-name="ro3">
          <table:table-cell table:formula="of:=[.A587]+1" office:value-type="float" office:value="1460" calcext:value-type="float">
            <text:p>1460</text:p>
          </table:table-cell>
          <table:table-cell table:formula="of:=[.B587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88] &amp; &quot;, &quot; &amp; [.B588] &amp; &quot;, &quot; &amp; [.C588] &amp; &quot;, &quot; &amp; [.D588] &amp; &quot;, &quot; &amp; [.E588] &amp; &quot;, &quot; &amp; [.F588] &amp; &quot;);&quot;" office:value-type="string" office:string-value="insert into game_score (id, matchid, squad, goals, points, time_type) values (1460, 61, 1787, 3, 0, 8);" calcext:value-type="string">
            <text:p>insert into game_score (id, matchid, squad, goals, points, time_type) values (1460, 61, 1787, 3, 0, 8);</text:p>
          </table:table-cell>
          <table:table-cell table:number-columns-repeated="1017"/>
        </table:table-row>
        <table:table-row table:style-name="ro3">
          <table:table-cell table:formula="of:=[.A588]+1" office:value-type="float" office:value="1461" calcext:value-type="float">
            <text:p>1461</text:p>
          </table:table-cell>
          <table:table-cell table:formula="of:=[.B588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89] &amp; &quot;, &quot; &amp; [.B589] &amp; &quot;, &quot; &amp; [.C589] &amp; &quot;, &quot; &amp; [.D589] &amp; &quot;, &quot; &amp; [.E589] &amp; &quot;, &quot; &amp; [.F589] &amp; &quot;);&quot;" office:value-type="string" office:string-value="insert into game_score (id, matchid, squad, goals, points, time_type) values (1461, 61, 31, 0, 0, 9);" calcext:value-type="string">
            <text:p>insert into game_score (id, matchid, squad, goals, points, time_type) values (1461, 61, 31, 0, 0, 9);</text:p>
          </table:table-cell>
          <table:table-cell table:number-columns-repeated="1017"/>
        </table:table-row>
        <table:table-row table:style-name="ro3">
          <table:table-cell table:formula="of:=[.A589]+1" office:value-type="float" office:value="1462" calcext:value-type="float">
            <text:p>1462</text:p>
          </table:table-cell>
          <table:table-cell table:formula="of:=[.B589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90] &amp; &quot;, &quot; &amp; [.B590] &amp; &quot;, &quot; &amp; [.C590] &amp; &quot;, &quot; &amp; [.D590] &amp; &quot;, &quot; &amp; [.E590] &amp; &quot;, &quot; &amp; [.F590] &amp; &quot;);&quot;" office:value-type="string" office:string-value="insert into game_score (id, matchid, squad, goals, points, time_type) values (1462, 61, 1787, null, 0, 9);" calcext:value-type="string">
            <text:p>insert into game_score (id, matchid, squad, goals, points, time_type) values (1462, 61, 1787, null, 0, 9);</text:p>
          </table:table-cell>
          <table:table-cell table:number-columns-repeated="1017"/>
        </table:table-row>
        <table:table-row table:style-name="ro3">
          <table:table-cell table:formula="of:=[.A590]+1" office:value-type="float" office:value="1463" calcext:value-type="float">
            <text:p>1463</text:p>
          </table:table-cell>
          <table:table-cell table:formula="of:=[.B590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91] &amp; &quot;, &quot; &amp; [.B591] &amp; &quot;, &quot; &amp; [.C591] &amp; &quot;, &quot; &amp; [.D591] &amp; &quot;, &quot; &amp; [.E591] &amp; &quot;, &quot; &amp; [.F591] &amp; &quot;);&quot;" office:value-type="string" office:string-value="insert into game_score (id, matchid, squad, goals, points, time_type) values (1463, 61, 31, 1, 0, 9000);" calcext:value-type="string">
            <text:p>insert into game_score (id, matchid, squad, goals, points, time_type) values (1463, 61, 31, 1, 0, 9000);</text:p>
          </table:table-cell>
          <table:table-cell table:number-columns-repeated="1017"/>
        </table:table-row>
        <table:table-row table:style-name="ro3">
          <table:table-cell table:formula="of:=[.A591]+1" office:value-type="float" office:value="1464" calcext:value-type="float">
            <text:p>1464</text:p>
          </table:table-cell>
          <table:table-cell table:formula="of:=[.B591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92] &amp; &quot;, &quot; &amp; [.B592] &amp; &quot;, &quot; &amp; [.C592] &amp; &quot;, &quot; &amp; [.D592] &amp; &quot;, &quot; &amp; [.E592] &amp; &quot;, &quot; &amp; [.F592] &amp; &quot;);&quot;" office:value-type="string" office:string-value="insert into game_score (id, matchid, squad, goals, points, time_type) values (1464, 61, 1787, 3, 0, 9000);" calcext:value-type="string">
            <text:p>insert into game_score (id, matchid, squad, goals, points, time_type) values (1464, 61, 1787, 3, 0, 9000);</text:p>
          </table:table-cell>
          <table:table-cell table:number-columns-repeated="1017"/>
        </table:table-row>
        <table:table-row table:style-name="ro3">
          <table:table-cell table:formula="of:=[.A592]+1" office:value-type="float" office:value="1465" calcext:value-type="float">
            <text:p>1465</text:p>
          </table:table-cell>
          <table:table-cell table:formula="of:=[.B592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93] &amp; &quot;, &quot; &amp; [.B593] &amp; &quot;, &quot; &amp; [.C593] &amp; &quot;, &quot; &amp; [.D593] &amp; &quot;, &quot; &amp; [.E593] &amp; &quot;, &quot; &amp; [.F593] &amp; &quot;);&quot;" office:value-type="string" office:string-value="insert into game_score (id, matchid, squad, goals, points, time_type) values (1465, 61, 31, 5, 0, 9001);" calcext:value-type="string">
            <text:p>insert into game_score (id, matchid, squad, goals, points, time_type) values (1465, 61, 31, 5, 0, 9001);</text:p>
          </table:table-cell>
          <table:table-cell table:number-columns-repeated="1017"/>
        </table:table-row>
        <table:table-row table:style-name="ro3">
          <table:table-cell table:formula="of:=[.A593]+1" office:value-type="float" office:value="1466" calcext:value-type="float">
            <text:p>1466</text:p>
          </table:table-cell>
          <table:table-cell table:formula="of:=[.B593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94] &amp; &quot;, &quot; &amp; [.B594] &amp; &quot;, &quot; &amp; [.C594] &amp; &quot;, &quot; &amp; [.D594] &amp; &quot;, &quot; &amp; [.E594] &amp; &quot;, &quot; &amp; [.F594] &amp; &quot;);&quot;" office:value-type="string" office:string-value="insert into game_score (id, matchid, squad, goals, points, time_type) values (1466, 61, 1787, 8, 0, 9001);" calcext:value-type="string">
            <text:p>insert into game_score (id, matchid, squad, goals, points, time_type) values (1466, 61, 1787, 8, 0, 9001);</text:p>
          </table:table-cell>
          <table:table-cell table:number-columns-repeated="1017"/>
        </table:table-row>
        <table:table-row table:style-name="ro3">
          <table:table-cell table:formula="of:=[.A594]+1" office:value-type="float" office:value="1467" calcext:value-type="float">
            <text:p>1467</text:p>
          </table:table-cell>
          <table:table-cell table:formula="of:=[.B594]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95] &amp; &quot;, &quot; &amp; [.B595] &amp; &quot;, &quot; &amp; [.C595] &amp; &quot;, &quot; &amp; [.D595] &amp; &quot;, &quot; &amp; [.E595] &amp; &quot;, &quot; &amp; [.F595] &amp; &quot;);&quot;" office:value-type="string" office:string-value="insert into game_score (id, matchid, squad, goals, points, time_type) values (1467, 61, 31, 1, 0, 9002);" calcext:value-type="string">
            <text:p>insert into game_score (id, matchid, squad, goals, points, time_type) values (1467, 61, 31, 1, 0, 9002);</text:p>
          </table:table-cell>
          <table:table-cell table:number-columns-repeated="1017"/>
        </table:table-row>
        <table:table-row table:style-name="ro3">
          <table:table-cell table:formula="of:=[.A595]+1" office:value-type="float" office:value="1468" calcext:value-type="float">
            <text:p>1468</text:p>
          </table:table-cell>
          <table:table-cell table:formula="of:=[.B595]" office:value-type="float" office:value="61" calcext:value-type="float">
            <text:p>6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96] &amp; &quot;, &quot; &amp; [.B596] &amp; &quot;, &quot; &amp; [.C596] &amp; &quot;, &quot; &amp; [.D596] &amp; &quot;, &quot; &amp; [.E596] &amp; &quot;, &quot; &amp; [.F596] &amp; &quot;);&quot;" office:value-type="string" office:string-value="insert into game_score (id, matchid, squad, goals, points, time_type) values (1468, 61, 1787, 0, 0, 9002);" calcext:value-type="string">
            <text:p>insert into game_score (id, matchid, squad, goals, points, time_type) values (1468, 61, 1787, 0, 0, 9002);</text:p>
          </table:table-cell>
          <table:table-cell table:number-columns-repeated="1017"/>
        </table:table-row>
        <table:table-row table:style-name="ro3">
          <table:table-cell table:style-name="ce2" table:formula="of:=[.A596]+1" office:value-type="float" office:value="1469" calcext:value-type="float">
            <text:p>1469</text:p>
          </table:table-cell>
          <table:table-cell table:style-name="ce2" table:formula="of:=[.B573]+1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97] &amp; &quot;, &quot; &amp; [.B597] &amp; &quot;, &quot; &amp; [.C597] &amp; &quot;, &quot; &amp; [.D597] &amp; &quot;, &quot; &amp; [.E597] &amp; &quot;, &quot; &amp; [.F597] &amp; &quot;);&quot;" office:value-type="string" office:string-value="insert into game_score (id, matchid, squad, goals, points, time_type) values (1469, 62, 1809, 0, 0, 1);" calcext:value-type="string">
            <text:p>insert into game_score (id, matchid, squad, goals, points, time_type) values (1469, 62, 1809, 0, 0, 1);</text:p>
          </table:table-cell>
          <table:table-cell table:number-columns-repeated="1017"/>
        </table:table-row>
        <table:table-row table:style-name="ro3">
          <table:table-cell table:style-name="ce2" table:formula="of:=[.A597]+1" office:value-type="float" office:value="1470" calcext:value-type="float">
            <text:p>1470</text:p>
          </table:table-cell>
          <table:table-cell table:style-name="ce2" table:formula="of:=[.B597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98] &amp; &quot;, &quot; &amp; [.B598] &amp; &quot;, &quot; &amp; [.C598] &amp; &quot;, &quot; &amp; [.D598] &amp; &quot;, &quot; &amp; [.E598] &amp; &quot;, &quot; &amp; [.F598] &amp; &quot;);&quot;" office:value-type="string" office:string-value="insert into game_score (id, matchid, squad, goals, points, time_type) values (1470, 62, 31, 0, 0, 1);" calcext:value-type="string">
            <text:p>insert into game_score (id, matchid, squad, goals, points, time_type) values (1470, 62, 31, 0, 0, 1);</text:p>
          </table:table-cell>
          <table:table-cell table:number-columns-repeated="1017"/>
        </table:table-row>
        <table:table-row table:style-name="ro3">
          <table:table-cell table:style-name="ce2" table:formula="of:=[.A598]+1" office:value-type="float" office:value="1471" calcext:value-type="float">
            <text:p>1471</text:p>
          </table:table-cell>
          <table:table-cell table:style-name="ce2" table:formula="of:=[.B598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99] &amp; &quot;, &quot; &amp; [.B599] &amp; &quot;, &quot; &amp; [.C599] &amp; &quot;, &quot; &amp; [.D599] &amp; &quot;, &quot; &amp; [.E599] &amp; &quot;, &quot; &amp; [.F599] &amp; &quot;);&quot;" office:value-type="string" office:string-value="insert into game_score (id, matchid, squad, goals, points, time_type) values (1471, 62, 1809, 0, 0, 2);" calcext:value-type="string">
            <text:p>insert into game_score (id, matchid, squad, goals, points, time_type) values (1471, 62, 1809, 0, 0, 2);</text:p>
          </table:table-cell>
          <table:table-cell table:number-columns-repeated="1017"/>
        </table:table-row>
        <table:table-row table:style-name="ro3">
          <table:table-cell table:style-name="ce2" table:formula="of:=[.A599]+1" office:value-type="float" office:value="1472" calcext:value-type="float">
            <text:p>1472</text:p>
          </table:table-cell>
          <table:table-cell table:style-name="ce2" table:formula="of:=[.B599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00] &amp; &quot;, &quot; &amp; [.B600] &amp; &quot;, &quot; &amp; [.C600] &amp; &quot;, &quot; &amp; [.D600] &amp; &quot;, &quot; &amp; [.E600] &amp; &quot;, &quot; &amp; [.F600] &amp; &quot;);&quot;" office:value-type="string" office:string-value="insert into game_score (id, matchid, squad, goals, points, time_type) values (1472, 62, 31, 0, 0, 2);" calcext:value-type="string">
            <text:p>insert into game_score (id, matchid, squad, goals, points, time_type) values (1472, 62, 31, 0, 0, 2);</text:p>
          </table:table-cell>
          <table:table-cell table:number-columns-repeated="1017"/>
        </table:table-row>
        <table:table-row table:style-name="ro3">
          <table:table-cell table:style-name="ce2" table:formula="of:=[.A600]+1" office:value-type="float" office:value="1473" calcext:value-type="float">
            <text:p>1473</text:p>
          </table:table-cell>
          <table:table-cell table:style-name="ce2" table:formula="of:=[.B600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01] &amp; &quot;, &quot; &amp; [.B601] &amp; &quot;, &quot; &amp; [.C601] &amp; &quot;, &quot; &amp; [.D601] &amp; &quot;, &quot; &amp; [.E601] &amp; &quot;, &quot; &amp; [.F601] &amp; &quot;);&quot;" office:value-type="string" office:string-value="insert into game_score (id, matchid, squad, goals, points, time_type) values (1473, 62, 1809, 0, 0, 3);" calcext:value-type="string">
            <text:p>insert into game_score (id, matchid, squad, goals, points, time_type) values (1473, 62, 1809, 0, 0, 3);</text:p>
          </table:table-cell>
          <table:table-cell table:number-columns-repeated="1017"/>
        </table:table-row>
        <table:table-row table:style-name="ro3">
          <table:table-cell table:style-name="ce2" table:formula="of:=[.A601]+1" office:value-type="float" office:value="1474" calcext:value-type="float">
            <text:p>1474</text:p>
          </table:table-cell>
          <table:table-cell table:style-name="ce2" table:formula="of:=[.B601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02] &amp; &quot;, &quot; &amp; [.B602] &amp; &quot;, &quot; &amp; [.C602] &amp; &quot;, &quot; &amp; [.D602] &amp; &quot;, &quot; &amp; [.E602] &amp; &quot;, &quot; &amp; [.F602] &amp; &quot;);&quot;" office:value-type="string" office:string-value="insert into game_score (id, matchid, squad, goals, points, time_type) values (1474, 62, 31, 0, 0, 3);" calcext:value-type="string">
            <text:p>insert into game_score (id, matchid, squad, goals, points, time_type) values (1474, 62, 31, 0, 0, 3);</text:p>
          </table:table-cell>
          <table:table-cell table:number-columns-repeated="1017"/>
        </table:table-row>
        <table:table-row table:style-name="ro3">
          <table:table-cell table:style-name="ce2" table:formula="of:=[.A602]+1" office:value-type="float" office:value="1475" calcext:value-type="float">
            <text:p>1475</text:p>
          </table:table-cell>
          <table:table-cell table:style-name="ce2" table:formula="of:=[.B602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03] &amp; &quot;, &quot; &amp; [.B603] &amp; &quot;, &quot; &amp; [.C603] &amp; &quot;, &quot; &amp; [.D603] &amp; &quot;, &quot; &amp; [.E603] &amp; &quot;, &quot; &amp; [.F603] &amp; &quot;);&quot;" office:value-type="string" office:string-value="insert into game_score (id, matchid, squad, goals, points, time_type) values (1475, 62, 1809, 0, 0, 4);" calcext:value-type="string">
            <text:p>insert into game_score (id, matchid, squad, goals, points, time_type) values (1475, 62, 1809, 0, 0, 4);</text:p>
          </table:table-cell>
          <table:table-cell table:number-columns-repeated="1017"/>
        </table:table-row>
        <table:table-row table:style-name="ro3">
          <table:table-cell table:style-name="ce2" table:formula="of:=[.A603]+1" office:value-type="float" office:value="1476" calcext:value-type="float">
            <text:p>1476</text:p>
          </table:table-cell>
          <table:table-cell table:style-name="ce2" table:formula="of:=[.B603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04] &amp; &quot;, &quot; &amp; [.B604] &amp; &quot;, &quot; &amp; [.C604] &amp; &quot;, &quot; &amp; [.D604] &amp; &quot;, &quot; &amp; [.E604] &amp; &quot;, &quot; &amp; [.F604] &amp; &quot;);&quot;" office:value-type="string" office:string-value="insert into game_score (id, matchid, squad, goals, points, time_type) values (1476, 62, 31, 0, 0, 4);" calcext:value-type="string">
            <text:p>insert into game_score (id, matchid, squad, goals, points, time_type) values (1476, 62, 31, 0, 0, 4);</text:p>
          </table:table-cell>
          <table:table-cell table:number-columns-repeated="1017"/>
        </table:table-row>
        <table:table-row table:style-name="ro3">
          <table:table-cell table:style-name="ce2" table:formula="of:=[.A604]+1" office:value-type="float" office:value="1477" calcext:value-type="float">
            <text:p>1477</text:p>
          </table:table-cell>
          <table:table-cell table:style-name="ce2" table:formula="of:=[.B604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05] &amp; &quot;, &quot; &amp; [.B605] &amp; &quot;, &quot; &amp; [.C605] &amp; &quot;, &quot; &amp; [.D605] &amp; &quot;, &quot; &amp; [.E605] &amp; &quot;, &quot; &amp; [.F605] &amp; &quot;);&quot;" office:value-type="string" office:string-value="insert into game_score (id, matchid, squad, goals, points, time_type) values (1477, 62, 1809, 0, 0, 5);" calcext:value-type="string">
            <text:p>insert into game_score (id, matchid, squad, goals, points, time_type) values (1477, 62, 1809, 0, 0, 5);</text:p>
          </table:table-cell>
          <table:table-cell table:number-columns-repeated="1017"/>
        </table:table-row>
        <table:table-row table:style-name="ro3">
          <table:table-cell table:style-name="ce2" table:formula="of:=[.A605]+1" office:value-type="float" office:value="1478" calcext:value-type="float">
            <text:p>1478</text:p>
          </table:table-cell>
          <table:table-cell table:style-name="ce2" table:formula="of:=[.B605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06] &amp; &quot;, &quot; &amp; [.B606] &amp; &quot;, &quot; &amp; [.C606] &amp; &quot;, &quot; &amp; [.D606] &amp; &quot;, &quot; &amp; [.E606] &amp; &quot;, &quot; &amp; [.F606] &amp; &quot;);&quot;" office:value-type="string" office:string-value="insert into game_score (id, matchid, squad, goals, points, time_type) values (1478, 62, 31, 0, 0, 5);" calcext:value-type="string">
            <text:p>insert into game_score (id, matchid, squad, goals, points, time_type) values (1478, 62, 31, 0, 0, 5);</text:p>
          </table:table-cell>
          <table:table-cell table:number-columns-repeated="1017"/>
        </table:table-row>
        <table:table-row table:style-name="ro3">
          <table:table-cell table:style-name="ce2" table:formula="of:=[.A606]+1" office:value-type="float" office:value="1479" calcext:value-type="float">
            <text:p>1479</text:p>
          </table:table-cell>
          <table:table-cell table:style-name="ce2" table:formula="of:=[.B606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07] &amp; &quot;, &quot; &amp; [.B607] &amp; &quot;, &quot; &amp; [.C607] &amp; &quot;, &quot; &amp; [.D607] &amp; &quot;, &quot; &amp; [.E607] &amp; &quot;, &quot; &amp; [.F607] &amp; &quot;);&quot;" office:value-type="string" office:string-value="insert into game_score (id, matchid, squad, goals, points, time_type) values (1479, 62, 1809, 0, 0, 6);" calcext:value-type="string">
            <text:p>insert into game_score (id, matchid, squad, goals, points, time_type) values (1479, 62, 1809, 0, 0, 6);</text:p>
          </table:table-cell>
          <table:table-cell table:number-columns-repeated="1017"/>
        </table:table-row>
        <table:table-row table:style-name="ro3">
          <table:table-cell table:style-name="ce2" table:formula="of:=[.A607]+1" office:value-type="float" office:value="1480" calcext:value-type="float">
            <text:p>1480</text:p>
          </table:table-cell>
          <table:table-cell table:style-name="ce2" table:formula="of:=[.B607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08] &amp; &quot;, &quot; &amp; [.B608] &amp; &quot;, &quot; &amp; [.C608] &amp; &quot;, &quot; &amp; [.D608] &amp; &quot;, &quot; &amp; [.E608] &amp; &quot;, &quot; &amp; [.F608] &amp; &quot;);&quot;" office:value-type="string" office:string-value="insert into game_score (id, matchid, squad, goals, points, time_type) values (1480, 62, 31, 0, 0, 6);" calcext:value-type="string">
            <text:p>insert into game_score (id, matchid, squad, goals, points, time_type) values (1480, 62, 31, 0, 0, 6);</text:p>
          </table:table-cell>
          <table:table-cell table:number-columns-repeated="1017"/>
        </table:table-row>
        <table:table-row table:style-name="ro3">
          <table:table-cell table:style-name="ce2" table:formula="of:=[.A608]+1" office:value-type="float" office:value="1481" calcext:value-type="float">
            <text:p>1481</text:p>
          </table:table-cell>
          <table:table-cell table:style-name="ce2" table:formula="of:=[.B608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09] &amp; &quot;, &quot; &amp; [.B609] &amp; &quot;, &quot; &amp; [.C609] &amp; &quot;, &quot; &amp; [.D609] &amp; &quot;, &quot; &amp; [.E609] &amp; &quot;, &quot; &amp; [.F609] &amp; &quot;);&quot;" office:value-type="string" office:string-value="insert into game_score (id, matchid, squad, goals, points, time_type) values (1481, 62, 1809, 0, 0, 7);" calcext:value-type="string">
            <text:p>insert into game_score (id, matchid, squad, goals, points, time_type) values (1481, 62, 1809, 0, 0, 7);</text:p>
          </table:table-cell>
          <table:table-cell table:number-columns-repeated="1017"/>
        </table:table-row>
        <table:table-row table:style-name="ro3">
          <table:table-cell table:style-name="ce2" table:formula="of:=[.A609]+1" office:value-type="float" office:value="1482" calcext:value-type="float">
            <text:p>1482</text:p>
          </table:table-cell>
          <table:table-cell table:style-name="ce2" table:formula="of:=[.B609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10] &amp; &quot;, &quot; &amp; [.B610] &amp; &quot;, &quot; &amp; [.C610] &amp; &quot;, &quot; &amp; [.D610] &amp; &quot;, &quot; &amp; [.E610] &amp; &quot;, &quot; &amp; [.F610] &amp; &quot;);&quot;" office:value-type="string" office:string-value="insert into game_score (id, matchid, squad, goals, points, time_type) values (1482, 62, 31, 0, 0, 7);" calcext:value-type="string">
            <text:p>insert into game_score (id, matchid, squad, goals, points, time_type) values (1482, 62, 31, 0, 0, 7);</text:p>
          </table:table-cell>
          <table:table-cell table:number-columns-repeated="1017"/>
        </table:table-row>
        <table:table-row table:style-name="ro3">
          <table:table-cell table:style-name="ce2" table:formula="of:=[.A610]+1" office:value-type="float" office:value="1483" calcext:value-type="float">
            <text:p>1483</text:p>
          </table:table-cell>
          <table:table-cell table:style-name="ce2" table:formula="of:=[.B610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11] &amp; &quot;, &quot; &amp; [.B611] &amp; &quot;, &quot; &amp; [.C611] &amp; &quot;, &quot; &amp; [.D611] &amp; &quot;, &quot; &amp; [.E611] &amp; &quot;, &quot; &amp; [.F611] &amp; &quot;);&quot;" office:value-type="string" office:string-value="insert into game_score (id, matchid, squad, goals, points, time_type) values (1483, 62, 1809, 0, 0, 8);" calcext:value-type="string">
            <text:p>insert into game_score (id, matchid, squad, goals, points, time_type) values (1483, 62, 1809, 0, 0, 8);</text:p>
          </table:table-cell>
          <table:table-cell table:number-columns-repeated="1017"/>
        </table:table-row>
        <table:table-row table:style-name="ro3">
          <table:table-cell table:style-name="ce2" table:formula="of:=[.A611]+1" office:value-type="float" office:value="1484" calcext:value-type="float">
            <text:p>1484</text:p>
          </table:table-cell>
          <table:table-cell table:style-name="ce2" table:formula="of:=[.B611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12] &amp; &quot;, &quot; &amp; [.B612] &amp; &quot;, &quot; &amp; [.C612] &amp; &quot;, &quot; &amp; [.D612] &amp; &quot;, &quot; &amp; [.E612] &amp; &quot;, &quot; &amp; [.F612] &amp; &quot;);&quot;" office:value-type="string" office:string-value="insert into game_score (id, matchid, squad, goals, points, time_type) values (1484, 62, 31, 0, 0, 8);" calcext:value-type="string">
            <text:p>insert into game_score (id, matchid, squad, goals, points, time_type) values (1484, 62, 31, 0, 0, 8);</text:p>
          </table:table-cell>
          <table:table-cell table:number-columns-repeated="1017"/>
        </table:table-row>
        <table:table-row table:style-name="ro3">
          <table:table-cell table:style-name="ce2" table:formula="of:=[.A612]+1" office:value-type="float" office:value="1485" calcext:value-type="float">
            <text:p>1485</text:p>
          </table:table-cell>
          <table:table-cell table:style-name="ce2" table:formula="of:=[.B612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13] &amp; &quot;, &quot; &amp; [.B613] &amp; &quot;, &quot; &amp; [.C613] &amp; &quot;, &quot; &amp; [.D613] &amp; &quot;, &quot; &amp; [.E613] &amp; &quot;, &quot; &amp; [.F613] &amp; &quot;);&quot;" office:value-type="string" office:string-value="insert into game_score (id, matchid, squad, goals, points, time_type) values (1485, 62, 1809, 0, 0, 9);" calcext:value-type="string">
            <text:p>insert into game_score (id, matchid, squad, goals, points, time_type) values (1485, 62, 1809, 0, 0, 9);</text:p>
          </table:table-cell>
          <table:table-cell table:number-columns-repeated="1017"/>
        </table:table-row>
        <table:table-row table:style-name="ro3">
          <table:table-cell table:style-name="ce2" table:formula="of:=[.A613]+1" office:value-type="float" office:value="1486" calcext:value-type="float">
            <text:p>1486</text:p>
          </table:table-cell>
          <table:table-cell table:style-name="ce2" table:formula="of:=[.B613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14] &amp; &quot;, &quot; &amp; [.B614] &amp; &quot;, &quot; &amp; [.C614] &amp; &quot;, &quot; &amp; [.D614] &amp; &quot;, &quot; &amp; [.E614] &amp; &quot;, &quot; &amp; [.F614] &amp; &quot;);&quot;" office:value-type="string" office:string-value="insert into game_score (id, matchid, squad, goals, points, time_type) values (1486, 62, 31, 0, 0, 9);" calcext:value-type="string">
            <text:p>insert into game_score (id, matchid, squad, goals, points, time_type) values (1486, 62, 31, 0, 0, 9);</text:p>
          </table:table-cell>
          <table:table-cell table:number-columns-repeated="1017"/>
        </table:table-row>
        <table:table-row table:style-name="ro3">
          <table:table-cell table:style-name="ce2" table:formula="of:=[.A614]+1" office:value-type="float" office:value="1487" calcext:value-type="float">
            <text:p>1487</text:p>
          </table:table-cell>
          <table:table-cell table:style-name="ce2" table:formula="of:=[.B614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&quot;insert into game_score (id, matchid, squad, goals, points, time_type) values (&quot; &amp; [.A615] &amp; &quot;, &quot; &amp; [.B615] &amp; &quot;, &quot; &amp; [.C615] &amp; &quot;, &quot; &amp; [.D615] &amp; &quot;, &quot; &amp; [.E615] &amp; &quot;, &quot; &amp; [.F615] &amp; &quot;);&quot;" office:value-type="string" office:string-value="insert into game_score (id, matchid, squad, goals, points, time_type) values (1487, 62, 1809, 0, 0, 10);" calcext:value-type="string">
            <text:p>insert into game_score (id, matchid, squad, goals, points, time_type) values (1487, 62, 1809, 0, 0, 10);</text:p>
          </table:table-cell>
          <table:table-cell table:number-columns-repeated="1017"/>
        </table:table-row>
        <table:table-row table:style-name="ro3">
          <table:table-cell table:style-name="ce2" table:formula="of:=[.A615]+1" office:value-type="float" office:value="1488" calcext:value-type="float">
            <text:p>1488</text:p>
          </table:table-cell>
          <table:table-cell table:style-name="ce2" table:formula="of:=[.B615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&quot;insert into game_score (id, matchid, squad, goals, points, time_type) values (&quot; &amp; [.A616] &amp; &quot;, &quot; &amp; [.B616] &amp; &quot;, &quot; &amp; [.C616] &amp; &quot;, &quot; &amp; [.D616] &amp; &quot;, &quot; &amp; [.E616] &amp; &quot;, &quot; &amp; [.F616] &amp; &quot;);&quot;" office:value-type="string" office:string-value="insert into game_score (id, matchid, squad, goals, points, time_type) values (1488, 62, 31, 0, 0, 10);" calcext:value-type="string">
            <text:p>insert into game_score (id, matchid, squad, goals, points, time_type) values (1488, 62, 31, 0, 0, 10);</text:p>
          </table:table-cell>
          <table:table-cell table:number-columns-repeated="1017"/>
        </table:table-row>
        <table:table-row table:style-name="ro3">
          <table:table-cell table:style-name="ce2" table:formula="of:=[.A616]+1" office:value-type="float" office:value="1489" calcext:value-type="float">
            <text:p>1489</text:p>
          </table:table-cell>
          <table:table-cell table:style-name="ce2" table:formula="of:=[.B616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&quot;insert into game_score (id, matchid, squad, goals, points, time_type) values (&quot; &amp; [.A617] &amp; &quot;, &quot; &amp; [.B617] &amp; &quot;, &quot; &amp; [.C617] &amp; &quot;, &quot; &amp; [.D617] &amp; &quot;, &quot; &amp; [.E617] &amp; &quot;, &quot; &amp; [.F617] &amp; &quot;);&quot;" office:value-type="string" office:string-value="insert into game_score (id, matchid, squad, goals, points, time_type) values (1489, 62, 1809, 1, 0, 11);" calcext:value-type="string">
            <text:p>insert into game_score (id, matchid, squad, goals, points, time_type) values (1489, 62, 1809, 1, 0, 11);</text:p>
          </table:table-cell>
          <table:table-cell table:number-columns-repeated="1017"/>
        </table:table-row>
        <table:table-row table:style-name="ro3">
          <table:table-cell table:style-name="ce2" table:formula="of:=[.A617]+1" office:value-type="float" office:value="1490" calcext:value-type="float">
            <text:p>1490</text:p>
          </table:table-cell>
          <table:table-cell table:style-name="ce2" table:formula="of:=[.B617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&quot;insert into game_score (id, matchid, squad, goals, points, time_type) values (&quot; &amp; [.A618] &amp; &quot;, &quot; &amp; [.B618] &amp; &quot;, &quot; &amp; [.C618] &amp; &quot;, &quot; &amp; [.D618] &amp; &quot;, &quot; &amp; [.E618] &amp; &quot;, &quot; &amp; [.F618] &amp; &quot;);&quot;" office:value-type="string" office:string-value="insert into game_score (id, matchid, squad, goals, points, time_type) values (1490, 62, 31, 2, 0, 11);" calcext:value-type="string">
            <text:p>insert into game_score (id, matchid, squad, goals, points, time_type) values (1490, 62, 31, 2, 0, 11);</text:p>
          </table:table-cell>
          <table:table-cell table:number-columns-repeated="1017"/>
        </table:table-row>
        <table:table-row table:style-name="ro3">
          <table:table-cell table:style-name="ce2" table:formula="of:=[.A618]+1" office:value-type="float" office:value="1491" calcext:value-type="float">
            <text:p>1491</text:p>
          </table:table-cell>
          <table:table-cell table:style-name="ce2" table:formula="of:=[.B614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19] &amp; &quot;, &quot; &amp; [.B619] &amp; &quot;, &quot; &amp; [.C619] &amp; &quot;, &quot; &amp; [.D619] &amp; &quot;, &quot; &amp; [.E619] &amp; &quot;, &quot; &amp; [.F619] &amp; &quot;);&quot;" office:value-type="string" office:string-value="insert into game_score (id, matchid, squad, goals, points, time_type) values (1491, 62, 1809, 1, 0, 9000);" calcext:value-type="string">
            <text:p>insert into game_score (id, matchid, squad, goals, points, time_type) values (1491, 62, 1809, 1, 0, 9000);</text:p>
          </table:table-cell>
          <table:table-cell table:number-columns-repeated="1017"/>
        </table:table-row>
        <table:table-row table:style-name="ro3">
          <table:table-cell table:style-name="ce2" table:formula="of:=[.A619]+1" office:value-type="float" office:value="1492" calcext:value-type="float">
            <text:p>1492</text:p>
          </table:table-cell>
          <table:table-cell table:style-name="ce2" table:formula="of:=[.B619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20] &amp; &quot;, &quot; &amp; [.B620] &amp; &quot;, &quot; &amp; [.C620] &amp; &quot;, &quot; &amp; [.D620] &amp; &quot;, &quot; &amp; [.E620] &amp; &quot;, &quot; &amp; [.F620] &amp; &quot;);&quot;" office:value-type="string" office:string-value="insert into game_score (id, matchid, squad, goals, points, time_type) values (1492, 62, 31, 2, 0, 9000);" calcext:value-type="string">
            <text:p>insert into game_score (id, matchid, squad, goals, points, time_type) values (1492, 62, 31, 2, 0, 9000);</text:p>
          </table:table-cell>
          <table:table-cell table:number-columns-repeated="1017"/>
        </table:table-row>
        <table:table-row table:style-name="ro3">
          <table:table-cell table:style-name="ce2" table:formula="of:=[.A620]+1" office:value-type="float" office:value="1493" calcext:value-type="float">
            <text:p>1493</text:p>
          </table:table-cell>
          <table:table-cell table:style-name="ce2" table:formula="of:=[.B620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21] &amp; &quot;, &quot; &amp; [.B621] &amp; &quot;, &quot; &amp; [.C621] &amp; &quot;, &quot; &amp; [.D621] &amp; &quot;, &quot; &amp; [.E621] &amp; &quot;, &quot; &amp; [.F621] &amp; &quot;);&quot;" office:value-type="string" office:string-value="insert into game_score (id, matchid, squad, goals, points, time_type) values (1493, 62, 1809, 7, 0, 9001);" calcext:value-type="string">
            <text:p>insert into game_score (id, matchid, squad, goals, points, time_type) values (1493, 62, 1809, 7, 0, 9001);</text:p>
          </table:table-cell>
          <table:table-cell table:number-columns-repeated="1017"/>
        </table:table-row>
        <table:table-row table:style-name="ro3">
          <table:table-cell table:style-name="ce2" table:formula="of:=[.A621]+1" office:value-type="float" office:value="1494" calcext:value-type="float">
            <text:p>1494</text:p>
          </table:table-cell>
          <table:table-cell table:style-name="ce2" table:formula="of:=[.B621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22] &amp; &quot;, &quot; &amp; [.B622] &amp; &quot;, &quot; &amp; [.C622] &amp; &quot;, &quot; &amp; [.D622] &amp; &quot;, &quot; &amp; [.E622] &amp; &quot;, &quot; &amp; [.F622] &amp; &quot;);&quot;" office:value-type="string" office:string-value="insert into game_score (id, matchid, squad, goals, points, time_type) values (1494, 62, 31, 5, 0, 9001);" calcext:value-type="string">
            <text:p>insert into game_score (id, matchid, squad, goals, points, time_type) values (1494, 62, 31, 5, 0, 9001);</text:p>
          </table:table-cell>
          <table:table-cell table:number-columns-repeated="1017"/>
        </table:table-row>
        <table:table-row table:style-name="ro3">
          <table:table-cell table:style-name="ce2" table:formula="of:=[.A622]+1" office:value-type="float" office:value="1495" calcext:value-type="float">
            <text:p>1495</text:p>
          </table:table-cell>
          <table:table-cell table:style-name="ce2" table:formula="of:=[.B622]" office:value-type="float" office:value="62" calcext:value-type="float">
            <text:p>62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23] &amp; &quot;, &quot; &amp; [.B623] &amp; &quot;, &quot; &amp; [.C623] &amp; &quot;, &quot; &amp; [.D623] &amp; &quot;, &quot; &amp; [.E623] &amp; &quot;, &quot; &amp; [.F623] &amp; &quot;);&quot;" office:value-type="string" office:string-value="insert into game_score (id, matchid, squad, goals, points, time_type) values (1495, 62, 1809, 3, 0, 9002);" calcext:value-type="string">
            <text:p>insert into game_score (id, matchid, squad, goals, points, time_type) values (1495, 62, 1809, 3, 0, 9002);</text:p>
          </table:table-cell>
          <table:table-cell table:number-columns-repeated="1017"/>
        </table:table-row>
        <table:table-row table:style-name="ro3">
          <table:table-cell table:style-name="ce2" table:formula="of:=[.A623]+1" office:value-type="float" office:value="1496" calcext:value-type="float">
            <text:p>1496</text:p>
          </table:table-cell>
          <table:table-cell table:style-name="ce2" table:formula="of:=[.B623]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24] &amp; &quot;, &quot; &amp; [.B624] &amp; &quot;, &quot; &amp; [.C624] &amp; &quot;, &quot; &amp; [.D624] &amp; &quot;, &quot; &amp; [.E624] &amp; &quot;, &quot; &amp; [.F624] &amp; &quot;);&quot;" office:value-type="string" office:string-value="insert into game_score (id, matchid, squad, goals, points, time_type) values (1496, 62, 31, 1, 0, 9002);" calcext:value-type="string">
            <text:p>insert into game_score (id, matchid, squad, goals, points, time_type) values (1496, 62, 31, 1, 0, 9002);</text:p>
          </table:table-cell>
          <table:table-cell table:number-columns-repeated="1017"/>
        </table:table-row>
        <table:table-row table:style-name="ro3">
          <table:table-cell table:formula="of:=[.A624]+1" office:value-type="float" office:value="1497" calcext:value-type="float">
            <text:p>1497</text:p>
          </table:table-cell>
          <table:table-cell table:formula="of:=[.B597]+1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25] &amp; &quot;, &quot; &amp; [.B625] &amp; &quot;, &quot; &amp; [.C625] &amp; &quot;, &quot; &amp; [.D625] &amp; &quot;, &quot; &amp; [.E625] &amp; &quot;, &quot; &amp; [.F625] &amp; &quot;);&quot;" office:value-type="string" office:string-value="insert into game_score (id, matchid, squad, goals, points, time_type) values (1497, 63, 31, 0, 0, 1);" calcext:value-type="string">
            <text:p>insert into game_score (id, matchid, squad, goals, points, time_type) values (1497, 63, 31, 0, 0, 1);</text:p>
          </table:table-cell>
          <table:table-cell table:number-columns-repeated="1017"/>
        </table:table-row>
        <table:table-row table:style-name="ro3">
          <table:table-cell table:formula="of:=[.A625]+1" office:value-type="float" office:value="1498" calcext:value-type="float">
            <text:p>1498</text:p>
          </table:table-cell>
          <table:table-cell table:formula="of:=[.B625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26] &amp; &quot;, &quot; &amp; [.B626] &amp; &quot;, &quot; &amp; [.C626] &amp; &quot;, &quot; &amp; [.D626] &amp; &quot;, &quot; &amp; [.E626] &amp; &quot;, &quot; &amp; [.F626] &amp; &quot;);&quot;" office:value-type="string" office:string-value="insert into game_score (id, matchid, squad, goals, points, time_type) values (1498, 63, 1787, 1, 0, 1);" calcext:value-type="string">
            <text:p>insert into game_score (id, matchid, squad, goals, points, time_type) values (1498, 63, 1787, 1, 0, 1);</text:p>
          </table:table-cell>
          <table:table-cell table:number-columns-repeated="1017"/>
        </table:table-row>
        <table:table-row table:style-name="ro3">
          <table:table-cell table:formula="of:=[.A626]+1" office:value-type="float" office:value="1499" calcext:value-type="float">
            <text:p>1499</text:p>
          </table:table-cell>
          <table:table-cell table:formula="of:=[.B626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27] &amp; &quot;, &quot; &amp; [.B627] &amp; &quot;, &quot; &amp; [.C627] &amp; &quot;, &quot; &amp; [.D627] &amp; &quot;, &quot; &amp; [.E627] &amp; &quot;, &quot; &amp; [.F627] &amp; &quot;);&quot;" office:value-type="string" office:string-value="insert into game_score (id, matchid, squad, goals, points, time_type) values (1499, 63, 31, 0, 0, 2);" calcext:value-type="string">
            <text:p>insert into game_score (id, matchid, squad, goals, points, time_type) values (1499, 63, 31, 0, 0, 2);</text:p>
          </table:table-cell>
          <table:table-cell table:number-columns-repeated="1017"/>
        </table:table-row>
        <table:table-row table:style-name="ro3">
          <table:table-cell table:formula="of:=[.A627]+1" office:value-type="float" office:value="1500" calcext:value-type="float">
            <text:p>1500</text:p>
          </table:table-cell>
          <table:table-cell table:formula="of:=[.B627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28] &amp; &quot;, &quot; &amp; [.B628] &amp; &quot;, &quot; &amp; [.C628] &amp; &quot;, &quot; &amp; [.D628] &amp; &quot;, &quot; &amp; [.E628] &amp; &quot;, &quot; &amp; [.F628] &amp; &quot;);&quot;" office:value-type="string" office:string-value="insert into game_score (id, matchid, squad, goals, points, time_type) values (1500, 63, 1787, 0, 0, 2);" calcext:value-type="string">
            <text:p>insert into game_score (id, matchid, squad, goals, points, time_type) values (1500, 63, 1787, 0, 0, 2);</text:p>
          </table:table-cell>
          <table:table-cell table:number-columns-repeated="1017"/>
        </table:table-row>
        <table:table-row table:style-name="ro3">
          <table:table-cell table:formula="of:=[.A628]+1" office:value-type="float" office:value="1501" calcext:value-type="float">
            <text:p>1501</text:p>
          </table:table-cell>
          <table:table-cell table:formula="of:=[.B628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29] &amp; &quot;, &quot; &amp; [.B629] &amp; &quot;, &quot; &amp; [.C629] &amp; &quot;, &quot; &amp; [.D629] &amp; &quot;, &quot; &amp; [.E629] &amp; &quot;, &quot; &amp; [.F629] &amp; &quot;);&quot;" office:value-type="string" office:string-value="insert into game_score (id, matchid, squad, goals, points, time_type) values (1501, 63, 31, 0, 0, 3);" calcext:value-type="string">
            <text:p>insert into game_score (id, matchid, squad, goals, points, time_type) values (1501, 63, 31, 0, 0, 3);</text:p>
          </table:table-cell>
          <table:table-cell table:number-columns-repeated="1017"/>
        </table:table-row>
        <table:table-row table:style-name="ro3">
          <table:table-cell table:formula="of:=[.A629]+1" office:value-type="float" office:value="1502" calcext:value-type="float">
            <text:p>1502</text:p>
          </table:table-cell>
          <table:table-cell table:formula="of:=[.B629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30] &amp; &quot;, &quot; &amp; [.B630] &amp; &quot;, &quot; &amp; [.C630] &amp; &quot;, &quot; &amp; [.D630] &amp; &quot;, &quot; &amp; [.E630] &amp; &quot;, &quot; &amp; [.F630] &amp; &quot;);&quot;" office:value-type="string" office:string-value="insert into game_score (id, matchid, squad, goals, points, time_type) values (1502, 63, 1787, 0, 0, 3);" calcext:value-type="string">
            <text:p>insert into game_score (id, matchid, squad, goals, points, time_type) values (1502, 63, 1787, 0, 0, 3);</text:p>
          </table:table-cell>
          <table:table-cell table:number-columns-repeated="1017"/>
        </table:table-row>
        <table:table-row table:style-name="ro3">
          <table:table-cell table:formula="of:=[.A630]+1" office:value-type="float" office:value="1503" calcext:value-type="float">
            <text:p>1503</text:p>
          </table:table-cell>
          <table:table-cell table:formula="of:=[.B630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31] &amp; &quot;, &quot; &amp; [.B631] &amp; &quot;, &quot; &amp; [.C631] &amp; &quot;, &quot; &amp; [.D631] &amp; &quot;, &quot; &amp; [.E631] &amp; &quot;, &quot; &amp; [.F631] &amp; &quot;);&quot;" office:value-type="string" office:string-value="insert into game_score (id, matchid, squad, goals, points, time_type) values (1503, 63, 31, 0, 0, 4);" calcext:value-type="string">
            <text:p>insert into game_score (id, matchid, squad, goals, points, time_type) values (1503, 63, 31, 0, 0, 4);</text:p>
          </table:table-cell>
          <table:table-cell table:number-columns-repeated="1017"/>
        </table:table-row>
        <table:table-row table:style-name="ro3">
          <table:table-cell table:formula="of:=[.A631]+1" office:value-type="float" office:value="1504" calcext:value-type="float">
            <text:p>1504</text:p>
          </table:table-cell>
          <table:table-cell table:formula="of:=[.B631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32] &amp; &quot;, &quot; &amp; [.B632] &amp; &quot;, &quot; &amp; [.C632] &amp; &quot;, &quot; &amp; [.D632] &amp; &quot;, &quot; &amp; [.E632] &amp; &quot;, &quot; &amp; [.F632] &amp; &quot;);&quot;" office:value-type="string" office:string-value="insert into game_score (id, matchid, squad, goals, points, time_type) values (1504, 63, 1787, 0, 0, 4);" calcext:value-type="string">
            <text:p>insert into game_score (id, matchid, squad, goals, points, time_type) values (1504, 63, 1787, 0, 0, 4);</text:p>
          </table:table-cell>
          <table:table-cell table:number-columns-repeated="1017"/>
        </table:table-row>
        <table:table-row table:style-name="ro3">
          <table:table-cell table:formula="of:=[.A632]+1" office:value-type="float" office:value="1505" calcext:value-type="float">
            <text:p>1505</text:p>
          </table:table-cell>
          <table:table-cell table:formula="of:=[.B632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33] &amp; &quot;, &quot; &amp; [.B633] &amp; &quot;, &quot; &amp; [.C633] &amp; &quot;, &quot; &amp; [.D633] &amp; &quot;, &quot; &amp; [.E633] &amp; &quot;, &quot; &amp; [.F633] &amp; &quot;);&quot;" office:value-type="string" office:string-value="insert into game_score (id, matchid, squad, goals, points, time_type) values (1505, 63, 31, 0, 0, 5);" calcext:value-type="string">
            <text:p>insert into game_score (id, matchid, squad, goals, points, time_type) values (1505, 63, 31, 0, 0, 5);</text:p>
          </table:table-cell>
          <table:table-cell table:number-columns-repeated="1017"/>
        </table:table-row>
        <table:table-row table:style-name="ro3">
          <table:table-cell table:formula="of:=[.A633]+1" office:value-type="float" office:value="1506" calcext:value-type="float">
            <text:p>1506</text:p>
          </table:table-cell>
          <table:table-cell table:formula="of:=[.B633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34] &amp; &quot;, &quot; &amp; [.B634] &amp; &quot;, &quot; &amp; [.C634] &amp; &quot;, &quot; &amp; [.D634] &amp; &quot;, &quot; &amp; [.E634] &amp; &quot;, &quot; &amp; [.F634] &amp; &quot;);&quot;" office:value-type="string" office:string-value="insert into game_score (id, matchid, squad, goals, points, time_type) values (1506, 63, 1787, 2, 0, 5);" calcext:value-type="string">
            <text:p>insert into game_score (id, matchid, squad, goals, points, time_type) values (1506, 63, 1787, 2, 0, 5);</text:p>
          </table:table-cell>
          <table:table-cell table:number-columns-repeated="1017"/>
        </table:table-row>
        <table:table-row table:style-name="ro3">
          <table:table-cell table:formula="of:=[.A634]+1" office:value-type="float" office:value="1507" calcext:value-type="float">
            <text:p>1507</text:p>
          </table:table-cell>
          <table:table-cell table:formula="of:=[.B634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35] &amp; &quot;, &quot; &amp; [.B635] &amp; &quot;, &quot; &amp; [.C635] &amp; &quot;, &quot; &amp; [.D635] &amp; &quot;, &quot; &amp; [.E635] &amp; &quot;, &quot; &amp; [.F635] &amp; &quot;);&quot;" office:value-type="string" office:string-value="insert into game_score (id, matchid, squad, goals, points, time_type) values (1507, 63, 31, 0, 0, 6);" calcext:value-type="string">
            <text:p>insert into game_score (id, matchid, squad, goals, points, time_type) values (1507, 63, 31, 0, 0, 6);</text:p>
          </table:table-cell>
          <table:table-cell table:number-columns-repeated="1017"/>
        </table:table-row>
        <table:table-row table:style-name="ro3">
          <table:table-cell table:formula="of:=[.A635]+1" office:value-type="float" office:value="1508" calcext:value-type="float">
            <text:p>1508</text:p>
          </table:table-cell>
          <table:table-cell table:formula="of:=[.B635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36] &amp; &quot;, &quot; &amp; [.B636] &amp; &quot;, &quot; &amp; [.C636] &amp; &quot;, &quot; &amp; [.D636] &amp; &quot;, &quot; &amp; [.E636] &amp; &quot;, &quot; &amp; [.F636] &amp; &quot;);&quot;" office:value-type="string" office:string-value="insert into game_score (id, matchid, squad, goals, points, time_type) values (1508, 63, 1787, 1, 0, 6);" calcext:value-type="string">
            <text:p>insert into game_score (id, matchid, squad, goals, points, time_type) values (1508, 63, 1787, 1, 0, 6);</text:p>
          </table:table-cell>
          <table:table-cell table:number-columns-repeated="1017"/>
        </table:table-row>
        <table:table-row table:style-name="ro3">
          <table:table-cell table:formula="of:=[.A636]+1" office:value-type="float" office:value="1509" calcext:value-type="float">
            <text:p>1509</text:p>
          </table:table-cell>
          <table:table-cell table:formula="of:=[.B636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37] &amp; &quot;, &quot; &amp; [.B637] &amp; &quot;, &quot; &amp; [.C637] &amp; &quot;, &quot; &amp; [.D637] &amp; &quot;, &quot; &amp; [.E637] &amp; &quot;, &quot; &amp; [.F637] &amp; &quot;);&quot;" office:value-type="string" office:string-value="insert into game_score (id, matchid, squad, goals, points, time_type) values (1509, 63, 31, 0, 0, 7);" calcext:value-type="string">
            <text:p>insert into game_score (id, matchid, squad, goals, points, time_type) values (1509, 63, 31, 0, 0, 7);</text:p>
          </table:table-cell>
          <table:table-cell table:number-columns-repeated="1017"/>
        </table:table-row>
        <table:table-row table:style-name="ro3">
          <table:table-cell table:formula="of:=[.A637]+1" office:value-type="float" office:value="1510" calcext:value-type="float">
            <text:p>1510</text:p>
          </table:table-cell>
          <table:table-cell table:formula="of:=[.B637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38] &amp; &quot;, &quot; &amp; [.B638] &amp; &quot;, &quot; &amp; [.C638] &amp; &quot;, &quot; &amp; [.D638] &amp; &quot;, &quot; &amp; [.E638] &amp; &quot;, &quot; &amp; [.F638] &amp; &quot;);&quot;" office:value-type="string" office:string-value="insert into game_score (id, matchid, squad, goals, points, time_type) values (1510, 63, 1787, 0, 0, 7);" calcext:value-type="string">
            <text:p>insert into game_score (id, matchid, squad, goals, points, time_type) values (1510, 63, 1787, 0, 0, 7);</text:p>
          </table:table-cell>
          <table:table-cell table:number-columns-repeated="1017"/>
        </table:table-row>
        <table:table-row table:style-name="ro3">
          <table:table-cell table:formula="of:=[.A638]+1" office:value-type="float" office:value="1511" calcext:value-type="float">
            <text:p>1511</text:p>
          </table:table-cell>
          <table:table-cell table:formula="of:=[.B638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39] &amp; &quot;, &quot; &amp; [.B639] &amp; &quot;, &quot; &amp; [.C639] &amp; &quot;, &quot; &amp; [.D639] &amp; &quot;, &quot; &amp; [.E639] &amp; &quot;, &quot; &amp; [.F639] &amp; &quot;);&quot;" office:value-type="string" office:string-value="insert into game_score (id, matchid, squad, goals, points, time_type) values (1511, 63, 31, 0, 0, 8);" calcext:value-type="string">
            <text:p>insert into game_score (id, matchid, squad, goals, points, time_type) values (1511, 63, 31, 0, 0, 8);</text:p>
          </table:table-cell>
          <table:table-cell table:number-columns-repeated="1017"/>
        </table:table-row>
        <table:table-row table:style-name="ro3">
          <table:table-cell table:formula="of:=[.A639]+1" office:value-type="float" office:value="1512" calcext:value-type="float">
            <text:p>1512</text:p>
          </table:table-cell>
          <table:table-cell table:formula="of:=[.B639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40] &amp; &quot;, &quot; &amp; [.B640] &amp; &quot;, &quot; &amp; [.C640] &amp; &quot;, &quot; &amp; [.D640] &amp; &quot;, &quot; &amp; [.E640] &amp; &quot;, &quot; &amp; [.F640] &amp; &quot;);&quot;" office:value-type="string" office:string-value="insert into game_score (id, matchid, squad, goals, points, time_type) values (1512, 63, 1787, 1, 0, 8);" calcext:value-type="string">
            <text:p>insert into game_score (id, matchid, squad, goals, points, time_type) values (1512, 63, 1787, 1, 0, 8);</text:p>
          </table:table-cell>
          <table:table-cell table:number-columns-repeated="1017"/>
        </table:table-row>
        <table:table-row table:style-name="ro3">
          <table:table-cell table:formula="of:=[.A640]+1" office:value-type="float" office:value="1513" calcext:value-type="float">
            <text:p>1513</text:p>
          </table:table-cell>
          <table:table-cell table:formula="of:=[.B640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41] &amp; &quot;, &quot; &amp; [.B641] &amp; &quot;, &quot; &amp; [.C641] &amp; &quot;, &quot; &amp; [.D641] &amp; &quot;, &quot; &amp; [.E641] &amp; &quot;, &quot; &amp; [.F641] &amp; &quot;);&quot;" office:value-type="string" office:string-value="insert into game_score (id, matchid, squad, goals, points, time_type) values (1513, 63, 31, 0, 0, 9);" calcext:value-type="string">
            <text:p>insert into game_score (id, matchid, squad, goals, points, time_type) values (1513, 63, 31, 0, 0, 9);</text:p>
          </table:table-cell>
          <table:table-cell table:number-columns-repeated="1017"/>
        </table:table-row>
        <table:table-row table:style-name="ro3">
          <table:table-cell table:formula="of:=[.A641]+1" office:value-type="float" office:value="1514" calcext:value-type="float">
            <text:p>1514</text:p>
          </table:table-cell>
          <table:table-cell table:formula="of:=[.B641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42] &amp; &quot;, &quot; &amp; [.B642] &amp; &quot;, &quot; &amp; [.C642] &amp; &quot;, &quot; &amp; [.D642] &amp; &quot;, &quot; &amp; [.E642] &amp; &quot;, &quot; &amp; [.F642] &amp; &quot;);&quot;" office:value-type="string" office:string-value="insert into game_score (id, matchid, squad, goals, points, time_type) values (1514, 63, 1787, null, 0, 9);" calcext:value-type="string">
            <text:p>insert into game_score (id, matchid, squad, goals, points, time_type) values (1514, 63, 1787, null, 0, 9);</text:p>
          </table:table-cell>
          <table:table-cell table:number-columns-repeated="1017"/>
        </table:table-row>
        <table:table-row table:style-name="ro3">
          <table:table-cell table:formula="of:=[.A642]+1" office:value-type="float" office:value="1515" calcext:value-type="float">
            <text:p>1515</text:p>
          </table:table-cell>
          <table:table-cell table:formula="of:=[.B642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43] &amp; &quot;, &quot; &amp; [.B643] &amp; &quot;, &quot; &amp; [.C643] &amp; &quot;, &quot; &amp; [.D643] &amp; &quot;, &quot; &amp; [.E643] &amp; &quot;, &quot; &amp; [.F643] &amp; &quot;);&quot;" office:value-type="string" office:string-value="insert into game_score (id, matchid, squad, goals, points, time_type) values (1515, 63, 31, 0, 0, 9000);" calcext:value-type="string">
            <text:p>insert into game_score (id, matchid, squad, goals, points, time_type) values (1515, 63, 31, 0, 0, 9000);</text:p>
          </table:table-cell>
          <table:table-cell table:number-columns-repeated="1017"/>
        </table:table-row>
        <table:table-row table:style-name="ro3">
          <table:table-cell table:formula="of:=[.A643]+1" office:value-type="float" office:value="1516" calcext:value-type="float">
            <text:p>1516</text:p>
          </table:table-cell>
          <table:table-cell table:formula="of:=[.B643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44] &amp; &quot;, &quot; &amp; [.B644] &amp; &quot;, &quot; &amp; [.C644] &amp; &quot;, &quot; &amp; [.D644] &amp; &quot;, &quot; &amp; [.E644] &amp; &quot;, &quot; &amp; [.F644] &amp; &quot;);&quot;" office:value-type="string" office:string-value="insert into game_score (id, matchid, squad, goals, points, time_type) values (1516, 63, 1787, 5, 0, 9000);" calcext:value-type="string">
            <text:p>insert into game_score (id, matchid, squad, goals, points, time_type) values (1516, 63, 1787, 5, 0, 9000);</text:p>
          </table:table-cell>
          <table:table-cell table:number-columns-repeated="1017"/>
        </table:table-row>
        <table:table-row table:style-name="ro3">
          <table:table-cell table:formula="of:=[.A644]+1" office:value-type="float" office:value="1517" calcext:value-type="float">
            <text:p>1517</text:p>
          </table:table-cell>
          <table:table-cell table:formula="of:=[.B644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45] &amp; &quot;, &quot; &amp; [.B645] &amp; &quot;, &quot; &amp; [.C645] &amp; &quot;, &quot; &amp; [.D645] &amp; &quot;, &quot; &amp; [.E645] &amp; &quot;, &quot; &amp; [.F645] &amp; &quot;);&quot;" office:value-type="string" office:string-value="insert into game_score (id, matchid, squad, goals, points, time_type) values (1517, 63, 31, 6, 0, 9001);" calcext:value-type="string">
            <text:p>insert into game_score (id, matchid, squad, goals, points, time_type) values (1517, 63, 31, 6, 0, 9001);</text:p>
          </table:table-cell>
          <table:table-cell table:number-columns-repeated="1017"/>
        </table:table-row>
        <table:table-row table:style-name="ro3">
          <table:table-cell table:formula="of:=[.A645]+1" office:value-type="float" office:value="1518" calcext:value-type="float">
            <text:p>1518</text:p>
          </table:table-cell>
          <table:table-cell table:formula="of:=[.B645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46] &amp; &quot;, &quot; &amp; [.B646] &amp; &quot;, &quot; &amp; [.C646] &amp; &quot;, &quot; &amp; [.D646] &amp; &quot;, &quot; &amp; [.E646] &amp; &quot;, &quot; &amp; [.F646] &amp; &quot;);&quot;" office:value-type="string" office:string-value="insert into game_score (id, matchid, squad, goals, points, time_type) values (1518, 63, 1787, 10, 0, 9001);" calcext:value-type="string">
            <text:p>insert into game_score (id, matchid, squad, goals, points, time_type) values (1518, 63, 1787, 10, 0, 9001);</text:p>
          </table:table-cell>
          <table:table-cell table:number-columns-repeated="1017"/>
        </table:table-row>
        <table:table-row table:style-name="ro3">
          <table:table-cell table:formula="of:=[.A646]+1" office:value-type="float" office:value="1519" calcext:value-type="float">
            <text:p>1519</text:p>
          </table:table-cell>
          <table:table-cell table:formula="of:=[.B646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647] &amp; &quot;, &quot; &amp; [.B647] &amp; &quot;, &quot; &amp; [.C647] &amp; &quot;, &quot; &amp; [.D647] &amp; &quot;, &quot; &amp; [.E647] &amp; &quot;, &quot; &amp; [.F647] &amp; &quot;);&quot;" office:value-type="string" office:string-value="insert into game_score (id, matchid, squad, goals, points, time_type) values (1519, 63, 31, 0, 0, 9002);" calcext:value-type="string">
            <text:p>insert into game_score (id, matchid, squad, goals, points, time_type) values (1519, 63, 31, 0, 0, 9002);</text:p>
          </table:table-cell>
          <table:table-cell table:number-columns-repeated="1017"/>
        </table:table-row>
        <table:table-row table:style-name="ro3">
          <table:table-cell table:formula="of:=[.A647]+1" office:value-type="float" office:value="1520" calcext:value-type="float">
            <text:p>1520</text:p>
          </table:table-cell>
          <table:table-cell table:formula="of:=[.B647]" office:value-type="float" office:value="63" calcext:value-type="float">
            <text:p>6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48] &amp; &quot;, &quot; &amp; [.B648] &amp; &quot;, &quot; &amp; [.C648] &amp; &quot;, &quot; &amp; [.D648] &amp; &quot;, &quot; &amp; [.E648] &amp; &quot;, &quot; &amp; [.F648] &amp; &quot;);&quot;" office:value-type="string" office:string-value="insert into game_score (id, matchid, squad, goals, points, time_type) values (1520, 63, 1787, 0, 0, 9002);" calcext:value-type="string">
            <text:p>insert into game_score (id, matchid, squad, goals, points, time_type) values (1520, 63, 1787, 0, 0, 9002);</text:p>
          </table:table-cell>
          <table:table-cell table:number-columns-repeated="1017"/>
        </table:table-row>
        <table:table-row table:style-name="ro3">
          <table:table-cell table:style-name="ce2" table:formula="of:=[.A648]+1" office:value-type="float" office:value="1521" calcext:value-type="float">
            <text:p>1521</text:p>
          </table:table-cell>
          <table:table-cell table:style-name="ce2" table:formula="of:=[.B625]+1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49] &amp; &quot;, &quot; &amp; [.B649] &amp; &quot;, &quot; &amp; [.C649] &amp; &quot;, &quot; &amp; [.D649] &amp; &quot;, &quot; &amp; [.E649] &amp; &quot;, &quot; &amp; [.F649] &amp; &quot;);&quot;" office:value-type="string" office:string-value="insert into game_score (id, matchid, squad, goals, points, time_type) values (1521, 64, 81, 0, 0, 1);" calcext:value-type="string">
            <text:p>insert into game_score (id, matchid, squad, goals, points, time_type) values (1521, 64, 81, 0, 0, 1);</text:p>
          </table:table-cell>
          <table:table-cell table:number-columns-repeated="1017"/>
        </table:table-row>
        <table:table-row table:style-name="ro3">
          <table:table-cell table:style-name="ce2" table:formula="of:=[.A649]+1" office:value-type="float" office:value="1522" calcext:value-type="float">
            <text:p>1522</text:p>
          </table:table-cell>
          <table:table-cell table:style-name="ce2" table:formula="of:=[.B649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50] &amp; &quot;, &quot; &amp; [.B650] &amp; &quot;, &quot; &amp; [.C650] &amp; &quot;, &quot; &amp; [.D650] &amp; &quot;, &quot; &amp; [.E650] &amp; &quot;, &quot; &amp; [.F650] &amp; &quot;);&quot;" office:value-type="string" office:string-value="insert into game_score (id, matchid, squad, goals, points, time_type) values (1522, 64, 53, 0, 0, 1);" calcext:value-type="string">
            <text:p>insert into game_score (id, matchid, squad, goals, points, time_type) values (1522, 64, 53, 0, 0, 1);</text:p>
          </table:table-cell>
          <table:table-cell table:number-columns-repeated="1017"/>
        </table:table-row>
        <table:table-row table:style-name="ro3">
          <table:table-cell table:style-name="ce2" table:formula="of:=[.A650]+1" office:value-type="float" office:value="1523" calcext:value-type="float">
            <text:p>1523</text:p>
          </table:table-cell>
          <table:table-cell table:style-name="ce2" table:formula="of:=[.B650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51] &amp; &quot;, &quot; &amp; [.B651] &amp; &quot;, &quot; &amp; [.C651] &amp; &quot;, &quot; &amp; [.D651] &amp; &quot;, &quot; &amp; [.E651] &amp; &quot;, &quot; &amp; [.F651] &amp; &quot;);&quot;" office:value-type="string" office:string-value="insert into game_score (id, matchid, squad, goals, points, time_type) values (1523, 64, 81, 0, 0, 2);" calcext:value-type="string">
            <text:p>insert into game_score (id, matchid, squad, goals, points, time_type) values (1523, 64, 81, 0, 0, 2);</text:p>
          </table:table-cell>
          <table:table-cell table:number-columns-repeated="1017"/>
        </table:table-row>
        <table:table-row table:style-name="ro3">
          <table:table-cell table:style-name="ce2" table:formula="of:=[.A651]+1" office:value-type="float" office:value="1524" calcext:value-type="float">
            <text:p>1524</text:p>
          </table:table-cell>
          <table:table-cell table:style-name="ce2" table:formula="of:=[.B651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52] &amp; &quot;, &quot; &amp; [.B652] &amp; &quot;, &quot; &amp; [.C652] &amp; &quot;, &quot; &amp; [.D652] &amp; &quot;, &quot; &amp; [.E652] &amp; &quot;, &quot; &amp; [.F652] &amp; &quot;);&quot;" office:value-type="string" office:string-value="insert into game_score (id, matchid, squad, goals, points, time_type) values (1524, 64, 53, 0, 0, 2);" calcext:value-type="string">
            <text:p>insert into game_score (id, matchid, squad, goals, points, time_type) values (1524, 64, 53, 0, 0, 2);</text:p>
          </table:table-cell>
          <table:table-cell table:number-columns-repeated="1017"/>
        </table:table-row>
        <table:table-row table:style-name="ro3">
          <table:table-cell table:style-name="ce2" table:formula="of:=[.A652]+1" office:value-type="float" office:value="1525" calcext:value-type="float">
            <text:p>1525</text:p>
          </table:table-cell>
          <table:table-cell table:style-name="ce2" table:formula="of:=[.B652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53] &amp; &quot;, &quot; &amp; [.B653] &amp; &quot;, &quot; &amp; [.C653] &amp; &quot;, &quot; &amp; [.D653] &amp; &quot;, &quot; &amp; [.E653] &amp; &quot;, &quot; &amp; [.F653] &amp; &quot;);&quot;" office:value-type="string" office:string-value="insert into game_score (id, matchid, squad, goals, points, time_type) values (1525, 64, 81, 3, 0, 3);" calcext:value-type="string">
            <text:p>insert into game_score (id, matchid, squad, goals, points, time_type) values (1525, 64, 81, 3, 0, 3);</text:p>
          </table:table-cell>
          <table:table-cell table:number-columns-repeated="1017"/>
        </table:table-row>
        <table:table-row table:style-name="ro3">
          <table:table-cell table:style-name="ce2" table:formula="of:=[.A653]+1" office:value-type="float" office:value="1526" calcext:value-type="float">
            <text:p>1526</text:p>
          </table:table-cell>
          <table:table-cell table:style-name="ce2" table:formula="of:=[.B653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54] &amp; &quot;, &quot; &amp; [.B654] &amp; &quot;, &quot; &amp; [.C654] &amp; &quot;, &quot; &amp; [.D654] &amp; &quot;, &quot; &amp; [.E654] &amp; &quot;, &quot; &amp; [.F654] &amp; &quot;);&quot;" office:value-type="string" office:string-value="insert into game_score (id, matchid, squad, goals, points, time_type) values (1526, 64, 53, 0, 0, 3);" calcext:value-type="string">
            <text:p>insert into game_score (id, matchid, squad, goals, points, time_type) values (1526, 64, 53, 0, 0, 3);</text:p>
          </table:table-cell>
          <table:table-cell table:number-columns-repeated="1017"/>
        </table:table-row>
        <table:table-row table:style-name="ro3">
          <table:table-cell table:style-name="ce2" table:formula="of:=[.A654]+1" office:value-type="float" office:value="1527" calcext:value-type="float">
            <text:p>1527</text:p>
          </table:table-cell>
          <table:table-cell table:style-name="ce2" table:formula="of:=[.B654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55] &amp; &quot;, &quot; &amp; [.B655] &amp; &quot;, &quot; &amp; [.C655] &amp; &quot;, &quot; &amp; [.D655] &amp; &quot;, &quot; &amp; [.E655] &amp; &quot;, &quot; &amp; [.F655] &amp; &quot;);&quot;" office:value-type="string" office:string-value="insert into game_score (id, matchid, squad, goals, points, time_type) values (1527, 64, 81, 1, 0, 4);" calcext:value-type="string">
            <text:p>insert into game_score (id, matchid, squad, goals, points, time_type) values (1527, 64, 81, 1, 0, 4);</text:p>
          </table:table-cell>
          <table:table-cell table:number-columns-repeated="1017"/>
        </table:table-row>
        <table:table-row table:style-name="ro3">
          <table:table-cell table:style-name="ce2" table:formula="of:=[.A655]+1" office:value-type="float" office:value="1528" calcext:value-type="float">
            <text:p>1528</text:p>
          </table:table-cell>
          <table:table-cell table:style-name="ce2" table:formula="of:=[.B655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56] &amp; &quot;, &quot; &amp; [.B656] &amp; &quot;, &quot; &amp; [.C656] &amp; &quot;, &quot; &amp; [.D656] &amp; &quot;, &quot; &amp; [.E656] &amp; &quot;, &quot; &amp; [.F656] &amp; &quot;);&quot;" office:value-type="string" office:string-value="insert into game_score (id, matchid, squad, goals, points, time_type) values (1528, 64, 53, 0, 0, 4);" calcext:value-type="string">
            <text:p>insert into game_score (id, matchid, squad, goals, points, time_type) values (1528, 64, 53, 0, 0, 4);</text:p>
          </table:table-cell>
          <table:table-cell table:number-columns-repeated="1017"/>
        </table:table-row>
        <table:table-row table:style-name="ro3">
          <table:table-cell table:style-name="ce2" table:formula="of:=[.A656]+1" office:value-type="float" office:value="1529" calcext:value-type="float">
            <text:p>1529</text:p>
          </table:table-cell>
          <table:table-cell table:style-name="ce2" table:formula="of:=[.B656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57] &amp; &quot;, &quot; &amp; [.B657] &amp; &quot;, &quot; &amp; [.C657] &amp; &quot;, &quot; &amp; [.D657] &amp; &quot;, &quot; &amp; [.E657] &amp; &quot;, &quot; &amp; [.F657] &amp; &quot;);&quot;" office:value-type="string" office:string-value="insert into game_score (id, matchid, squad, goals, points, time_type) values (1529, 64, 81, 1, 0, 5);" calcext:value-type="string">
            <text:p>insert into game_score (id, matchid, squad, goals, points, time_type) values (1529, 64, 81, 1, 0, 5);</text:p>
          </table:table-cell>
          <table:table-cell table:number-columns-repeated="1017"/>
        </table:table-row>
        <table:table-row table:style-name="ro3">
          <table:table-cell table:style-name="ce2" table:formula="of:=[.A657]+1" office:value-type="float" office:value="1530" calcext:value-type="float">
            <text:p>1530</text:p>
          </table:table-cell>
          <table:table-cell table:style-name="ce2" table:formula="of:=[.B657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58] &amp; &quot;, &quot; &amp; [.B658] &amp; &quot;, &quot; &amp; [.C658] &amp; &quot;, &quot; &amp; [.D658] &amp; &quot;, &quot; &amp; [.E658] &amp; &quot;, &quot; &amp; [.F658] &amp; &quot;);&quot;" office:value-type="string" office:string-value="insert into game_score (id, matchid, squad, goals, points, time_type) values (1530, 64, 53, 0, 0, 5);" calcext:value-type="string">
            <text:p>insert into game_score (id, matchid, squad, goals, points, time_type) values (1530, 64, 53, 0, 0, 5);</text:p>
          </table:table-cell>
          <table:table-cell table:number-columns-repeated="1017"/>
        </table:table-row>
        <table:table-row table:style-name="ro3">
          <table:table-cell table:style-name="ce2" table:formula="of:=[.A658]+1" office:value-type="float" office:value="1531" calcext:value-type="float">
            <text:p>1531</text:p>
          </table:table-cell>
          <table:table-cell table:style-name="ce2" table:formula="of:=[.B658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59] &amp; &quot;, &quot; &amp; [.B659] &amp; &quot;, &quot; &amp; [.C659] &amp; &quot;, &quot; &amp; [.D659] &amp; &quot;, &quot; &amp; [.E659] &amp; &quot;, &quot; &amp; [.F659] &amp; &quot;);&quot;" office:value-type="string" office:string-value="insert into game_score (id, matchid, squad, goals, points, time_type) values (1531, 64, 81, 0, 0, 6);" calcext:value-type="string">
            <text:p>insert into game_score (id, matchid, squad, goals, points, time_type) values (1531, 64, 81, 0, 0, 6);</text:p>
          </table:table-cell>
          <table:table-cell table:number-columns-repeated="1017"/>
        </table:table-row>
        <table:table-row table:style-name="ro3">
          <table:table-cell table:style-name="ce2" table:formula="of:=[.A659]+1" office:value-type="float" office:value="1532" calcext:value-type="float">
            <text:p>1532</text:p>
          </table:table-cell>
          <table:table-cell table:style-name="ce2" table:formula="of:=[.B659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60] &amp; &quot;, &quot; &amp; [.B660] &amp; &quot;, &quot; &amp; [.C660] &amp; &quot;, &quot; &amp; [.D660] &amp; &quot;, &quot; &amp; [.E660] &amp; &quot;, &quot; &amp; [.F660] &amp; &quot;);&quot;" office:value-type="string" office:string-value="insert into game_score (id, matchid, squad, goals, points, time_type) values (1532, 64, 53, 0, 0, 6);" calcext:value-type="string">
            <text:p>insert into game_score (id, matchid, squad, goals, points, time_type) values (1532, 64, 53, 0, 0, 6);</text:p>
          </table:table-cell>
          <table:table-cell table:number-columns-repeated="1017"/>
        </table:table-row>
        <table:table-row table:style-name="ro3">
          <table:table-cell table:style-name="ce2" table:formula="of:=[.A660]+1" office:value-type="float" office:value="1533" calcext:value-type="float">
            <text:p>1533</text:p>
          </table:table-cell>
          <table:table-cell table:style-name="ce2" table:formula="of:=[.B660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61] &amp; &quot;, &quot; &amp; [.B661] &amp; &quot;, &quot; &amp; [.C661] &amp; &quot;, &quot; &amp; [.D661] &amp; &quot;, &quot; &amp; [.E661] &amp; &quot;, &quot; &amp; [.F661] &amp; &quot;);&quot;" office:value-type="string" office:string-value="insert into game_score (id, matchid, squad, goals, points, time_type) values (1533, 64, 81, 0, 0, 7);" calcext:value-type="string">
            <text:p>insert into game_score (id, matchid, squad, goals, points, time_type) values (1533, 64, 81, 0, 0, 7);</text:p>
          </table:table-cell>
          <table:table-cell table:number-columns-repeated="1017"/>
        </table:table-row>
        <table:table-row table:style-name="ro3">
          <table:table-cell table:style-name="ce2" table:formula="of:=[.A661]+1" office:value-type="float" office:value="1534" calcext:value-type="float">
            <text:p>1534</text:p>
          </table:table-cell>
          <table:table-cell table:style-name="ce2" table:formula="of:=[.B661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62] &amp; &quot;, &quot; &amp; [.B662] &amp; &quot;, &quot; &amp; [.C662] &amp; &quot;, &quot; &amp; [.D662] &amp; &quot;, &quot; &amp; [.E662] &amp; &quot;, &quot; &amp; [.F662] &amp; &quot;);&quot;" office:value-type="string" office:string-value="insert into game_score (id, matchid, squad, goals, points, time_type) values (1534, 64, 53, 0, 0, 7);" calcext:value-type="string">
            <text:p>insert into game_score (id, matchid, squad, goals, points, time_type) values (1534, 64, 53, 0, 0, 7);</text:p>
          </table:table-cell>
          <table:table-cell table:number-columns-repeated="1017"/>
        </table:table-row>
        <table:table-row table:style-name="ro3">
          <table:table-cell table:style-name="ce2" table:formula="of:=[.A662]+1" office:value-type="float" office:value="1535" calcext:value-type="float">
            <text:p>1535</text:p>
          </table:table-cell>
          <table:table-cell table:style-name="ce2" table:formula="of:=[.B662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63] &amp; &quot;, &quot; &amp; [.B663] &amp; &quot;, &quot; &amp; [.C663] &amp; &quot;, &quot; &amp; [.D663] &amp; &quot;, &quot; &amp; [.E663] &amp; &quot;, &quot; &amp; [.F663] &amp; &quot;);&quot;" office:value-type="string" office:string-value="insert into game_score (id, matchid, squad, goals, points, time_type) values (1535, 64, 81, 0, 0, 8);" calcext:value-type="string">
            <text:p>insert into game_score (id, matchid, squad, goals, points, time_type) values (1535, 64, 81, 0, 0, 8);</text:p>
          </table:table-cell>
          <table:table-cell table:number-columns-repeated="1017"/>
        </table:table-row>
        <table:table-row table:style-name="ro3">
          <table:table-cell table:style-name="ce2" table:formula="of:=[.A663]+1" office:value-type="float" office:value="1536" calcext:value-type="float">
            <text:p>1536</text:p>
          </table:table-cell>
          <table:table-cell table:style-name="ce2" table:formula="of:=[.B663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64] &amp; &quot;, &quot; &amp; [.B664] &amp; &quot;, &quot; &amp; [.C664] &amp; &quot;, &quot; &amp; [.D664] &amp; &quot;, &quot; &amp; [.E664] &amp; &quot;, &quot; &amp; [.F664] &amp; &quot;);&quot;" office:value-type="string" office:string-value="insert into game_score (id, matchid, squad, goals, points, time_type) values (1536, 64, 53, 0, 0, 8);" calcext:value-type="string">
            <text:p>insert into game_score (id, matchid, squad, goals, points, time_type) values (1536, 64, 53, 0, 0, 8);</text:p>
          </table:table-cell>
          <table:table-cell table:number-columns-repeated="1017"/>
        </table:table-row>
        <table:table-row table:style-name="ro3">
          <table:table-cell table:style-name="ce2" table:formula="of:=[.A664]+1" office:value-type="float" office:value="1537" calcext:value-type="float">
            <text:p>1537</text:p>
          </table:table-cell>
          <table:table-cell table:style-name="ce2" table:formula="of:=[.B664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65] &amp; &quot;, &quot; &amp; [.B665] &amp; &quot;, &quot; &amp; [.C665] &amp; &quot;, &quot; &amp; [.D665] &amp; &quot;, &quot; &amp; [.E665] &amp; &quot;, &quot; &amp; [.F665] &amp; &quot;);&quot;" office:value-type="string" office:string-value="insert into game_score (id, matchid, squad, goals, points, time_type) values (1537, 64, 81, 1, 0, 9);" calcext:value-type="string">
            <text:p>insert into game_score (id, matchid, squad, goals, points, time_type) values (1537, 64, 81, 1, 0, 9);</text:p>
          </table:table-cell>
          <table:table-cell table:number-columns-repeated="1017"/>
        </table:table-row>
        <table:table-row table:style-name="ro3">
          <table:table-cell table:style-name="ce2" table:formula="of:=[.A665]+1" office:value-type="float" office:value="1538" calcext:value-type="float">
            <text:p>1538</text:p>
          </table:table-cell>
          <table:table-cell table:style-name="ce2" table:formula="of:=[.B665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66] &amp; &quot;, &quot; &amp; [.B666] &amp; &quot;, &quot; &amp; [.C666] &amp; &quot;, &quot; &amp; [.D666] &amp; &quot;, &quot; &amp; [.E666] &amp; &quot;, &quot; &amp; [.F666] &amp; &quot;);&quot;" office:value-type="string" office:string-value="insert into game_score (id, matchid, squad, goals, points, time_type) values (1538, 64, 53, 0, 0, 9);" calcext:value-type="string">
            <text:p>insert into game_score (id, matchid, squad, goals, points, time_type) values (1538, 64, 53, 0, 0, 9);</text:p>
          </table:table-cell>
          <table:table-cell table:number-columns-repeated="1017"/>
        </table:table-row>
        <table:table-row table:style-name="ro3">
          <table:table-cell table:style-name="ce2" table:formula="of:=[.A666]+1" office:value-type="float" office:value="1539" calcext:value-type="float">
            <text:p>1539</text:p>
          </table:table-cell>
          <table:table-cell table:style-name="ce2" table:formula="of:=[.B666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67] &amp; &quot;, &quot; &amp; [.B667] &amp; &quot;, &quot; &amp; [.C667] &amp; &quot;, &quot; &amp; [.D667] &amp; &quot;, &quot; &amp; [.E667] &amp; &quot;, &quot; &amp; [.F667] &amp; &quot;);&quot;" office:value-type="string" office:string-value="insert into game_score (id, matchid, squad, goals, points, time_type) values (1539, 64, 81, 6, 0, 9000);" calcext:value-type="string">
            <text:p>insert into game_score (id, matchid, squad, goals, points, time_type) values (1539, 64, 81, 6, 0, 9000);</text:p>
          </table:table-cell>
          <table:table-cell table:number-columns-repeated="1017"/>
        </table:table-row>
        <table:table-row table:style-name="ro3">
          <table:table-cell table:style-name="ce2" table:formula="of:=[.A667]+1" office:value-type="float" office:value="1540" calcext:value-type="float">
            <text:p>1540</text:p>
          </table:table-cell>
          <table:table-cell table:style-name="ce2" table:formula="of:=[.B667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68] &amp; &quot;, &quot; &amp; [.B668] &amp; &quot;, &quot; &amp; [.C668] &amp; &quot;, &quot; &amp; [.D668] &amp; &quot;, &quot; &amp; [.E668] &amp; &quot;, &quot; &amp; [.F668] &amp; &quot;);&quot;" office:value-type="string" office:string-value="insert into game_score (id, matchid, squad, goals, points, time_type) values (1540, 64, 53, 0, 0, 9000);" calcext:value-type="string">
            <text:p>insert into game_score (id, matchid, squad, goals, points, time_type) values (1540, 64, 53, 0, 0, 9000);</text:p>
          </table:table-cell>
          <table:table-cell table:number-columns-repeated="1017"/>
        </table:table-row>
        <table:table-row table:style-name="ro3">
          <table:table-cell table:style-name="ce2" table:formula="of:=[.A668]+1" office:value-type="float" office:value="1541" calcext:value-type="float">
            <text:p>1541</text:p>
          </table:table-cell>
          <table:table-cell table:style-name="ce2" table:formula="of:=[.B668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69] &amp; &quot;, &quot; &amp; [.B669] &amp; &quot;, &quot; &amp; [.C669] &amp; &quot;, &quot; &amp; [.D669] &amp; &quot;, &quot; &amp; [.E669] &amp; &quot;, &quot; &amp; [.F669] &amp; &quot;);&quot;" office:value-type="string" office:string-value="insert into game_score (id, matchid, squad, goals, points, time_type) values (1541, 64, 81, 12, 0, 9001);" calcext:value-type="string">
            <text:p>insert into game_score (id, matchid, squad, goals, points, time_type) values (1541, 64, 81, 12, 0, 9001);</text:p>
          </table:table-cell>
          <table:table-cell table:number-columns-repeated="1017"/>
        </table:table-row>
        <table:table-row table:style-name="ro3">
          <table:table-cell table:style-name="ce2" table:formula="of:=[.A669]+1" office:value-type="float" office:value="1542" calcext:value-type="float">
            <text:p>1542</text:p>
          </table:table-cell>
          <table:table-cell table:style-name="ce2" table:formula="of:=[.B669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70] &amp; &quot;, &quot; &amp; [.B670] &amp; &quot;, &quot; &amp; [.C670] &amp; &quot;, &quot; &amp; [.D670] &amp; &quot;, &quot; &amp; [.E670] &amp; &quot;, &quot; &amp; [.F670] &amp; &quot;);&quot;" office:value-type="string" office:string-value="insert into game_score (id, matchid, squad, goals, points, time_type) values (1542, 64, 53, 8, 0, 9001);" calcext:value-type="string">
            <text:p>insert into game_score (id, matchid, squad, goals, points, time_type) values (1542, 64, 53, 8, 0, 9001);</text:p>
          </table:table-cell>
          <table:table-cell table:number-columns-repeated="1017"/>
        </table:table-row>
        <table:table-row table:style-name="ro3">
          <table:table-cell table:style-name="ce2" table:formula="of:=[.A670]+1" office:value-type="float" office:value="1543" calcext:value-type="float">
            <text:p>1543</text:p>
          </table:table-cell>
          <table:table-cell table:style-name="ce2" table:formula="of:=[.B670]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71] &amp; &quot;, &quot; &amp; [.B671] &amp; &quot;, &quot; &amp; [.C671] &amp; &quot;, &quot; &amp; [.D671] &amp; &quot;, &quot; &amp; [.E671] &amp; &quot;, &quot; &amp; [.F671] &amp; &quot;);&quot;" office:value-type="string" office:string-value="insert into game_score (id, matchid, squad, goals, points, time_type) values (1543, 64, 81, 2, 0, 9002);" calcext:value-type="string">
            <text:p>insert into game_score (id, matchid, squad, goals, points, time_type) values (1543, 64, 81, 2, 0, 9002);</text:p>
          </table:table-cell>
          <table:table-cell table:number-columns-repeated="1017"/>
        </table:table-row>
        <table:table-row table:style-name="ro3">
          <table:table-cell table:style-name="ce2" table:formula="of:=[.A671]+1" office:value-type="float" office:value="1544" calcext:value-type="float">
            <text:p>1544</text:p>
          </table:table-cell>
          <table:table-cell table:style-name="ce2" table:formula="of:=[.B671]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72] &amp; &quot;, &quot; &amp; [.B672] &amp; &quot;, &quot; &amp; [.C672] &amp; &quot;, &quot; &amp; [.D672] &amp; &quot;, &quot; &amp; [.E672] &amp; &quot;, &quot; &amp; [.F672] &amp; &quot;);&quot;" office:value-type="string" office:string-value="insert into game_score (id, matchid, squad, goals, points, time_type) values (1544, 64, 53, 0, 0, 9002);" calcext:value-type="string">
            <text:p>insert into game_score (id, matchid, squad, goals, points, time_type) values (1544, 64, 53, 0, 0, 9002);</text:p>
          </table:table-cell>
          <table:table-cell table:number-columns-repeated="1017"/>
        </table:table-row>
        <table:table-row table:style-name="ro3">
          <table:table-cell table:formula="of:=[.A672]+1" office:value-type="float" office:value="1545" calcext:value-type="float">
            <text:p>1545</text:p>
          </table:table-cell>
          <table:table-cell table:formula="of:=[.B649]+1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73] &amp; &quot;, &quot; &amp; [.B673] &amp; &quot;, &quot; &amp; [.C673] &amp; &quot;, &quot; &amp; [.D673] &amp; &quot;, &quot; &amp; [.E673] &amp; &quot;, &quot; &amp; [.F673] &amp; &quot;);&quot;" office:value-type="string" office:string-value="insert into game_score (id, matchid, squad, goals, points, time_type) values (1545, 65, 52, 0, 0, 1);" calcext:value-type="string">
            <text:p>insert into game_score (id, matchid, squad, goals, points, time_type) values (1545, 65, 52, 0, 0, 1);</text:p>
          </table:table-cell>
          <table:table-cell table:number-columns-repeated="1017"/>
        </table:table-row>
        <table:table-row table:style-name="ro3">
          <table:table-cell table:formula="of:=[.A673]+1" office:value-type="float" office:value="1546" calcext:value-type="float">
            <text:p>1546</text:p>
          </table:table-cell>
          <table:table-cell table:formula="of:=[.B673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74] &amp; &quot;, &quot; &amp; [.B674] &amp; &quot;, &quot; &amp; [.C674] &amp; &quot;, &quot; &amp; [.D674] &amp; &quot;, &quot; &amp; [.E674] &amp; &quot;, &quot; &amp; [.F674] &amp; &quot;);&quot;" office:value-type="string" office:string-value="insert into game_score (id, matchid, squad, goals, points, time_type) values (1546, 65, 82, 0, 0, 1);" calcext:value-type="string">
            <text:p>insert into game_score (id, matchid, squad, goals, points, time_type) values (1546, 65, 82, 0, 0, 1);</text:p>
          </table:table-cell>
          <table:table-cell table:number-columns-repeated="1017"/>
        </table:table-row>
        <table:table-row table:style-name="ro3">
          <table:table-cell table:formula="of:=[.A674]+1" office:value-type="float" office:value="1547" calcext:value-type="float">
            <text:p>1547</text:p>
          </table:table-cell>
          <table:table-cell table:formula="of:=[.B674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75] &amp; &quot;, &quot; &amp; [.B675] &amp; &quot;, &quot; &amp; [.C675] &amp; &quot;, &quot; &amp; [.D675] &amp; &quot;, &quot; &amp; [.E675] &amp; &quot;, &quot; &amp; [.F675] &amp; &quot;);&quot;" office:value-type="string" office:string-value="insert into game_score (id, matchid, squad, goals, points, time_type) values (1547, 65, 52, 2, 0, 2);" calcext:value-type="string">
            <text:p>insert into game_score (id, matchid, squad, goals, points, time_type) values (1547, 65, 52, 2, 0, 2);</text:p>
          </table:table-cell>
          <table:table-cell table:number-columns-repeated="1017"/>
        </table:table-row>
        <table:table-row table:style-name="ro3">
          <table:table-cell table:formula="of:=[.A675]+1" office:value-type="float" office:value="1548" calcext:value-type="float">
            <text:p>1548</text:p>
          </table:table-cell>
          <table:table-cell table:formula="of:=[.B675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76] &amp; &quot;, &quot; &amp; [.B676] &amp; &quot;, &quot; &amp; [.C676] &amp; &quot;, &quot; &amp; [.D676] &amp; &quot;, &quot; &amp; [.E676] &amp; &quot;, &quot; &amp; [.F676] &amp; &quot;);&quot;" office:value-type="string" office:string-value="insert into game_score (id, matchid, squad, goals, points, time_type) values (1548, 65, 82, 2, 0, 2);" calcext:value-type="string">
            <text:p>insert into game_score (id, matchid, squad, goals, points, time_type) values (1548, 65, 82, 2, 0, 2);</text:p>
          </table:table-cell>
          <table:table-cell table:number-columns-repeated="1017"/>
        </table:table-row>
        <table:table-row table:style-name="ro3">
          <table:table-cell table:formula="of:=[.A676]+1" office:value-type="float" office:value="1549" calcext:value-type="float">
            <text:p>1549</text:p>
          </table:table-cell>
          <table:table-cell table:formula="of:=[.B676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77] &amp; &quot;, &quot; &amp; [.B677] &amp; &quot;, &quot; &amp; [.C677] &amp; &quot;, &quot; &amp; [.D677] &amp; &quot;, &quot; &amp; [.E677] &amp; &quot;, &quot; &amp; [.F677] &amp; &quot;);&quot;" office:value-type="string" office:string-value="insert into game_score (id, matchid, squad, goals, points, time_type) values (1549, 65, 52, 0, 0, 3);" calcext:value-type="string">
            <text:p>insert into game_score (id, matchid, squad, goals, points, time_type) values (1549, 65, 52, 0, 0, 3);</text:p>
          </table:table-cell>
          <table:table-cell table:number-columns-repeated="1017"/>
        </table:table-row>
        <table:table-row table:style-name="ro3">
          <table:table-cell table:formula="of:=[.A677]+1" office:value-type="float" office:value="1550" calcext:value-type="float">
            <text:p>1550</text:p>
          </table:table-cell>
          <table:table-cell table:formula="of:=[.B677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78] &amp; &quot;, &quot; &amp; [.B678] &amp; &quot;, &quot; &amp; [.C678] &amp; &quot;, &quot; &amp; [.D678] &amp; &quot;, &quot; &amp; [.E678] &amp; &quot;, &quot; &amp; [.F678] &amp; &quot;);&quot;" office:value-type="string" office:string-value="insert into game_score (id, matchid, squad, goals, points, time_type) values (1550, 65, 82, 0, 0, 3);" calcext:value-type="string">
            <text:p>insert into game_score (id, matchid, squad, goals, points, time_type) values (1550, 65, 82, 0, 0, 3);</text:p>
          </table:table-cell>
          <table:table-cell table:number-columns-repeated="1017"/>
        </table:table-row>
        <table:table-row table:style-name="ro3">
          <table:table-cell table:formula="of:=[.A678]+1" office:value-type="float" office:value="1551" calcext:value-type="float">
            <text:p>1551</text:p>
          </table:table-cell>
          <table:table-cell table:formula="of:=[.B678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79] &amp; &quot;, &quot; &amp; [.B679] &amp; &quot;, &quot; &amp; [.C679] &amp; &quot;, &quot; &amp; [.D679] &amp; &quot;, &quot; &amp; [.E679] &amp; &quot;, &quot; &amp; [.F679] &amp; &quot;);&quot;" office:value-type="string" office:string-value="insert into game_score (id, matchid, squad, goals, points, time_type) values (1551, 65, 52, 0, 0, 4);" calcext:value-type="string">
            <text:p>insert into game_score (id, matchid, squad, goals, points, time_type) values (1551, 65, 52, 0, 0, 4);</text:p>
          </table:table-cell>
          <table:table-cell table:number-columns-repeated="1017"/>
        </table:table-row>
        <table:table-row table:style-name="ro3">
          <table:table-cell table:formula="of:=[.A679]+1" office:value-type="float" office:value="1552" calcext:value-type="float">
            <text:p>1552</text:p>
          </table:table-cell>
          <table:table-cell table:formula="of:=[.B679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80] &amp; &quot;, &quot; &amp; [.B680] &amp; &quot;, &quot; &amp; [.C680] &amp; &quot;, &quot; &amp; [.D680] &amp; &quot;, &quot; &amp; [.E680] &amp; &quot;, &quot; &amp; [.F680] &amp; &quot;);&quot;" office:value-type="string" office:string-value="insert into game_score (id, matchid, squad, goals, points, time_type) values (1552, 65, 82, 1, 0, 4);" calcext:value-type="string">
            <text:p>insert into game_score (id, matchid, squad, goals, points, time_type) values (1552, 65, 82, 1, 0, 4);</text:p>
          </table:table-cell>
          <table:table-cell table:number-columns-repeated="1017"/>
        </table:table-row>
        <table:table-row table:style-name="ro3">
          <table:table-cell table:formula="of:=[.A680]+1" office:value-type="float" office:value="1553" calcext:value-type="float">
            <text:p>1553</text:p>
          </table:table-cell>
          <table:table-cell table:formula="of:=[.B680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81] &amp; &quot;, &quot; &amp; [.B681] &amp; &quot;, &quot; &amp; [.C681] &amp; &quot;, &quot; &amp; [.D681] &amp; &quot;, &quot; &amp; [.E681] &amp; &quot;, &quot; &amp; [.F681] &amp; &quot;);&quot;" office:value-type="string" office:string-value="insert into game_score (id, matchid, squad, goals, points, time_type) values (1553, 65, 52, 0, 0, 5);" calcext:value-type="string">
            <text:p>insert into game_score (id, matchid, squad, goals, points, time_type) values (1553, 65, 52, 0, 0, 5);</text:p>
          </table:table-cell>
          <table:table-cell table:number-columns-repeated="1017"/>
        </table:table-row>
        <table:table-row table:style-name="ro3">
          <table:table-cell table:formula="of:=[.A681]+1" office:value-type="float" office:value="1554" calcext:value-type="float">
            <text:p>1554</text:p>
          </table:table-cell>
          <table:table-cell table:formula="of:=[.B681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82] &amp; &quot;, &quot; &amp; [.B682] &amp; &quot;, &quot; &amp; [.C682] &amp; &quot;, &quot; &amp; [.D682] &amp; &quot;, &quot; &amp; [.E682] &amp; &quot;, &quot; &amp; [.F682] &amp; &quot;);&quot;" office:value-type="string" office:string-value="insert into game_score (id, matchid, squad, goals, points, time_type) values (1554, 65, 82, 1, 0, 5);" calcext:value-type="string">
            <text:p>insert into game_score (id, matchid, squad, goals, points, time_type) values (1554, 65, 82, 1, 0, 5);</text:p>
          </table:table-cell>
          <table:table-cell table:number-columns-repeated="1017"/>
        </table:table-row>
        <table:table-row table:style-name="ro3">
          <table:table-cell table:formula="of:=[.A682]+1" office:value-type="float" office:value="1555" calcext:value-type="float">
            <text:p>1555</text:p>
          </table:table-cell>
          <table:table-cell table:formula="of:=[.B682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83] &amp; &quot;, &quot; &amp; [.B683] &amp; &quot;, &quot; &amp; [.C683] &amp; &quot;, &quot; &amp; [.D683] &amp; &quot;, &quot; &amp; [.E683] &amp; &quot;, &quot; &amp; [.F683] &amp; &quot;);&quot;" office:value-type="string" office:string-value="insert into game_score (id, matchid, squad, goals, points, time_type) values (1555, 65, 52, 0, 0, 6);" calcext:value-type="string">
            <text:p>insert into game_score (id, matchid, squad, goals, points, time_type) values (1555, 65, 52, 0, 0, 6);</text:p>
          </table:table-cell>
          <table:table-cell table:number-columns-repeated="1017"/>
        </table:table-row>
        <table:table-row table:style-name="ro3">
          <table:table-cell table:formula="of:=[.A683]+1" office:value-type="float" office:value="1556" calcext:value-type="float">
            <text:p>1556</text:p>
          </table:table-cell>
          <table:table-cell table:formula="of:=[.B683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84] &amp; &quot;, &quot; &amp; [.B684] &amp; &quot;, &quot; &amp; [.C684] &amp; &quot;, &quot; &amp; [.D684] &amp; &quot;, &quot; &amp; [.E684] &amp; &quot;, &quot; &amp; [.F684] &amp; &quot;);&quot;" office:value-type="string" office:string-value="insert into game_score (id, matchid, squad, goals, points, time_type) values (1556, 65, 82, 0, 0, 6);" calcext:value-type="string">
            <text:p>insert into game_score (id, matchid, squad, goals, points, time_type) values (1556, 65, 82, 0, 0, 6);</text:p>
          </table:table-cell>
          <table:table-cell table:number-columns-repeated="1017"/>
        </table:table-row>
        <table:table-row table:style-name="ro3">
          <table:table-cell table:formula="of:=[.A684]+1" office:value-type="float" office:value="1557" calcext:value-type="float">
            <text:p>1557</text:p>
          </table:table-cell>
          <table:table-cell table:formula="of:=[.B684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85] &amp; &quot;, &quot; &amp; [.B685] &amp; &quot;, &quot; &amp; [.C685] &amp; &quot;, &quot; &amp; [.D685] &amp; &quot;, &quot; &amp; [.E685] &amp; &quot;, &quot; &amp; [.F685] &amp; &quot;);&quot;" office:value-type="string" office:string-value="insert into game_score (id, matchid, squad, goals, points, time_type) values (1557, 65, 52, 0, 0, 7);" calcext:value-type="string">
            <text:p>insert into game_score (id, matchid, squad, goals, points, time_type) values (1557, 65, 52, 0, 0, 7);</text:p>
          </table:table-cell>
          <table:table-cell table:number-columns-repeated="1017"/>
        </table:table-row>
        <table:table-row table:style-name="ro3">
          <table:table-cell table:formula="of:=[.A685]+1" office:value-type="float" office:value="1558" calcext:value-type="float">
            <text:p>1558</text:p>
          </table:table-cell>
          <table:table-cell table:formula="of:=[.B685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86] &amp; &quot;, &quot; &amp; [.B686] &amp; &quot;, &quot; &amp; [.C686] &amp; &quot;, &quot; &amp; [.D686] &amp; &quot;, &quot; &amp; [.E686] &amp; &quot;, &quot; &amp; [.F686] &amp; &quot;);&quot;" office:value-type="string" office:string-value="insert into game_score (id, matchid, squad, goals, points, time_type) values (1558, 65, 82, 4, 0, 7);" calcext:value-type="string">
            <text:p>insert into game_score (id, matchid, squad, goals, points, time_type) values (1558, 65, 82, 4, 0, 7);</text:p>
          </table:table-cell>
          <table:table-cell table:number-columns-repeated="1017"/>
        </table:table-row>
        <table:table-row table:style-name="ro3">
          <table:table-cell table:formula="of:=[.A686]+1" office:value-type="float" office:value="1559" calcext:value-type="float">
            <text:p>1559</text:p>
          </table:table-cell>
          <table:table-cell table:formula="of:=[.B686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87] &amp; &quot;, &quot; &amp; [.B687] &amp; &quot;, &quot; &amp; [.C687] &amp; &quot;, &quot; &amp; [.D687] &amp; &quot;, &quot; &amp; [.E687] &amp; &quot;, &quot; &amp; [.F687] &amp; &quot;);&quot;" office:value-type="string" office:string-value="insert into game_score (id, matchid, squad, goals, points, time_type) values (1559, 65, 52, 0, 0, 8);" calcext:value-type="string">
            <text:p>insert into game_score (id, matchid, squad, goals, points, time_type) values (1559, 65, 52, 0, 0, 8);</text:p>
          </table:table-cell>
          <table:table-cell table:number-columns-repeated="1017"/>
        </table:table-row>
        <table:table-row table:style-name="ro3">
          <table:table-cell table:formula="of:=[.A687]+1" office:value-type="float" office:value="1560" calcext:value-type="float">
            <text:p>1560</text:p>
          </table:table-cell>
          <table:table-cell table:formula="of:=[.B687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88] &amp; &quot;, &quot; &amp; [.B688] &amp; &quot;, &quot; &amp; [.C688] &amp; &quot;, &quot; &amp; [.D688] &amp; &quot;, &quot; &amp; [.E688] &amp; &quot;, &quot; &amp; [.F688] &amp; &quot;);&quot;" office:value-type="string" office:string-value="insert into game_score (id, matchid, squad, goals, points, time_type) values (1560, 65, 82, 0, 0, 8);" calcext:value-type="string">
            <text:p>insert into game_score (id, matchid, squad, goals, points, time_type) values (1560, 65, 82, 0, 0, 8);</text:p>
          </table:table-cell>
          <table:table-cell table:number-columns-repeated="1017"/>
        </table:table-row>
        <table:table-row table:style-name="ro3">
          <table:table-cell table:formula="of:=[.A688]+1" office:value-type="float" office:value="1561" calcext:value-type="float">
            <text:p>1561</text:p>
          </table:table-cell>
          <table:table-cell table:formula="of:=[.B688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89] &amp; &quot;, &quot; &amp; [.B689] &amp; &quot;, &quot; &amp; [.C689] &amp; &quot;, &quot; &amp; [.D689] &amp; &quot;, &quot; &amp; [.E689] &amp; &quot;, &quot; &amp; [.F689] &amp; &quot;);&quot;" office:value-type="string" office:string-value="insert into game_score (id, matchid, squad, goals, points, time_type) values (1561, 65, 52, 0, 0, 9);" calcext:value-type="string">
            <text:p>insert into game_score (id, matchid, squad, goals, points, time_type) values (1561, 65, 52, 0, 0, 9);</text:p>
          </table:table-cell>
          <table:table-cell table:number-columns-repeated="1017"/>
        </table:table-row>
        <table:table-row table:style-name="ro3">
          <table:table-cell table:formula="of:=[.A689]+1" office:value-type="float" office:value="1562" calcext:value-type="float">
            <text:p>1562</text:p>
          </table:table-cell>
          <table:table-cell table:formula="of:=[.B689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90] &amp; &quot;, &quot; &amp; [.B690] &amp; &quot;, &quot; &amp; [.C690] &amp; &quot;, &quot; &amp; [.D690] &amp; &quot;, &quot; &amp; [.E690] &amp; &quot;, &quot; &amp; [.F690] &amp; &quot;);&quot;" office:value-type="string" office:string-value="insert into game_score (id, matchid, squad, goals, points, time_type) values (1562, 65, 82, null, 0, 9);" calcext:value-type="string">
            <text:p>insert into game_score (id, matchid, squad, goals, points, time_type) values (1562, 65, 82, null, 0, 9);</text:p>
          </table:table-cell>
          <table:table-cell table:number-columns-repeated="1017"/>
        </table:table-row>
        <table:table-row table:style-name="ro3">
          <table:table-cell table:formula="of:=[.A690]+1" office:value-type="float" office:value="1563" calcext:value-type="float">
            <text:p>1563</text:p>
          </table:table-cell>
          <table:table-cell table:formula="of:=[.B690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91] &amp; &quot;, &quot; &amp; [.B691] &amp; &quot;, &quot; &amp; [.C691] &amp; &quot;, &quot; &amp; [.D691] &amp; &quot;, &quot; &amp; [.E691] &amp; &quot;, &quot; &amp; [.F691] &amp; &quot;);&quot;" office:value-type="string" office:string-value="insert into game_score (id, matchid, squad, goals, points, time_type) values (1563, 65, 52, 2, 0, 9000);" calcext:value-type="string">
            <text:p>insert into game_score (id, matchid, squad, goals, points, time_type) values (1563, 65, 52, 2, 0, 9000);</text:p>
          </table:table-cell>
          <table:table-cell table:number-columns-repeated="1017"/>
        </table:table-row>
        <table:table-row table:style-name="ro3">
          <table:table-cell table:formula="of:=[.A691]+1" office:value-type="float" office:value="1564" calcext:value-type="float">
            <text:p>1564</text:p>
          </table:table-cell>
          <table:table-cell table:formula="of:=[.B691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92] &amp; &quot;, &quot; &amp; [.B692] &amp; &quot;, &quot; &amp; [.C692] &amp; &quot;, &quot; &amp; [.D692] &amp; &quot;, &quot; &amp; [.E692] &amp; &quot;, &quot; &amp; [.F692] &amp; &quot;);&quot;" office:value-type="string" office:string-value="insert into game_score (id, matchid, squad, goals, points, time_type) values (1564, 65, 82, 8, 0, 9000);" calcext:value-type="string">
            <text:p>insert into game_score (id, matchid, squad, goals, points, time_type) values (1564, 65, 82, 8, 0, 9000);</text:p>
          </table:table-cell>
          <table:table-cell table:number-columns-repeated="1017"/>
        </table:table-row>
        <table:table-row table:style-name="ro3">
          <table:table-cell table:formula="of:=[.A692]+1" office:value-type="float" office:value="1565" calcext:value-type="float">
            <text:p>1565</text:p>
          </table:table-cell>
          <table:table-cell table:formula="of:=[.B692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93] &amp; &quot;, &quot; &amp; [.B693] &amp; &quot;, &quot; &amp; [.C693] &amp; &quot;, &quot; &amp; [.D693] &amp; &quot;, &quot; &amp; [.E693] &amp; &quot;, &quot; &amp; [.F693] &amp; &quot;);&quot;" office:value-type="string" office:string-value="insert into game_score (id, matchid, squad, goals, points, time_type) values (1565, 65, 52, 9, 0, 9001);" calcext:value-type="string">
            <text:p>insert into game_score (id, matchid, squad, goals, points, time_type) values (1565, 65, 52, 9, 0, 9001);</text:p>
          </table:table-cell>
          <table:table-cell table:number-columns-repeated="1017"/>
        </table:table-row>
        <table:table-row table:style-name="ro3">
          <table:table-cell table:formula="of:=[.A693]+1" office:value-type="float" office:value="1566" calcext:value-type="float">
            <text:p>1566</text:p>
          </table:table-cell>
          <table:table-cell table:formula="of:=[.B693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94] &amp; &quot;, &quot; &amp; [.B694] &amp; &quot;, &quot; &amp; [.C694] &amp; &quot;, &quot; &amp; [.D694] &amp; &quot;, &quot; &amp; [.E694] &amp; &quot;, &quot; &amp; [.F694] &amp; &quot;);&quot;" office:value-type="string" office:string-value="insert into game_score (id, matchid, squad, goals, points, time_type) values (1566, 65, 82, 12, 0, 9001);" calcext:value-type="string">
            <text:p>insert into game_score (id, matchid, squad, goals, points, time_type) values (1566, 65, 82, 12, 0, 9001);</text:p>
          </table:table-cell>
          <table:table-cell table:number-columns-repeated="1017"/>
        </table:table-row>
        <table:table-row table:style-name="ro3">
          <table:table-cell table:formula="of:=[.A694]+1" office:value-type="float" office:value="1567" calcext:value-type="float">
            <text:p>1567</text:p>
          </table:table-cell>
          <table:table-cell table:formula="of:=[.B694]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695] &amp; &quot;, &quot; &amp; [.B695] &amp; &quot;, &quot; &amp; [.C695] &amp; &quot;, &quot; &amp; [.D695] &amp; &quot;, &quot; &amp; [.E695] &amp; &quot;, &quot; &amp; [.F695] &amp; &quot;);&quot;" office:value-type="string" office:string-value="insert into game_score (id, matchid, squad, goals, points, time_type) values (1567, 65, 52, 1, 0, 9002);" calcext:value-type="string">
            <text:p>insert into game_score (id, matchid, squad, goals, points, time_type) values (1567, 65, 52, 1, 0, 9002);</text:p>
          </table:table-cell>
          <table:table-cell table:number-columns-repeated="1017"/>
        </table:table-row>
        <table:table-row table:style-name="ro3">
          <table:table-cell table:formula="of:=[.A695]+1" office:value-type="float" office:value="1568" calcext:value-type="float">
            <text:p>1568</text:p>
          </table:table-cell>
          <table:table-cell table:formula="of:=[.B695]"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96] &amp; &quot;, &quot; &amp; [.B696] &amp; &quot;, &quot; &amp; [.C696] &amp; &quot;, &quot; &amp; [.D696] &amp; &quot;, &quot; &amp; [.E696] &amp; &quot;, &quot; &amp; [.F696] &amp; &quot;);&quot;" office:value-type="string" office:string-value="insert into game_score (id, matchid, squad, goals, points, time_type) values (1568, 65, 82, 1, 0, 9002);" calcext:value-type="string">
            <text:p>insert into game_score (id, matchid, squad, goals, points, time_type) values (1568, 65, 82, 1, 0, 9002);</text:p>
          </table:table-cell>
          <table:table-cell table:number-columns-repeated="1017"/>
        </table:table-row>
        <table:table-row table:style-name="ro3">
          <table:table-cell table:style-name="ce2" table:formula="of:=[.A696]+1" office:value-type="float" office:value="1569" calcext:value-type="float">
            <text:p>1569</text:p>
          </table:table-cell>
          <table:table-cell table:style-name="ce2" table:formula="of:=[.B673]+1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7] &amp; &quot;, &quot; &amp; [.B697] &amp; &quot;, &quot; &amp; [.C697] &amp; &quot;, &quot; &amp; [.D697] &amp; &quot;, &quot; &amp; [.E697] &amp; &quot;, &quot; &amp; [.F697] &amp; &quot;);&quot;" office:value-type="string" office:string-value="insert into game_score (id, matchid, squad, goals, points, time_type) values (1569, 66, 53, 1, 0, 1);" calcext:value-type="string">
            <text:p>insert into game_score (id, matchid, squad, goals, points, time_type) values (1569, 66, 53, 1, 0, 1);</text:p>
          </table:table-cell>
          <table:table-cell table:number-columns-repeated="1017"/>
        </table:table-row>
        <table:table-row table:style-name="ro3">
          <table:table-cell table:style-name="ce2" table:formula="of:=[.A697]+1" office:value-type="float" office:value="1570" calcext:value-type="float">
            <text:p>1570</text:p>
          </table:table-cell>
          <table:table-cell table:style-name="ce2" table:formula="of:=[.B697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8] &amp; &quot;, &quot; &amp; [.B698] &amp; &quot;, &quot; &amp; [.C698] &amp; &quot;, &quot; &amp; [.D698] &amp; &quot;, &quot; &amp; [.E698] &amp; &quot;, &quot; &amp; [.F698] &amp; &quot;);&quot;" office:value-type="string" office:string-value="insert into game_score (id, matchid, squad, goals, points, time_type) values (1570, 66, 52, 0, 0, 1);" calcext:value-type="string">
            <text:p>insert into game_score (id, matchid, squad, goals, points, time_type) values (1570, 66, 52, 0, 0, 1);</text:p>
          </table:table-cell>
          <table:table-cell table:number-columns-repeated="1017"/>
        </table:table-row>
        <table:table-row table:style-name="ro3">
          <table:table-cell table:style-name="ce2" table:formula="of:=[.A698]+1" office:value-type="float" office:value="1571" calcext:value-type="float">
            <text:p>1571</text:p>
          </table:table-cell>
          <table:table-cell table:style-name="ce2" table:formula="of:=[.B698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99] &amp; &quot;, &quot; &amp; [.B699] &amp; &quot;, &quot; &amp; [.C699] &amp; &quot;, &quot; &amp; [.D699] &amp; &quot;, &quot; &amp; [.E699] &amp; &quot;, &quot; &amp; [.F699] &amp; &quot;);&quot;" office:value-type="string" office:string-value="insert into game_score (id, matchid, squad, goals, points, time_type) values (1571, 66, 53, 0, 0, 2);" calcext:value-type="string">
            <text:p>insert into game_score (id, matchid, squad, goals, points, time_type) values (1571, 66, 53, 0, 0, 2);</text:p>
          </table:table-cell>
          <table:table-cell table:number-columns-repeated="1017"/>
        </table:table-row>
        <table:table-row table:style-name="ro3">
          <table:table-cell table:style-name="ce2" table:formula="of:=[.A699]+1" office:value-type="float" office:value="1572" calcext:value-type="float">
            <text:p>1572</text:p>
          </table:table-cell>
          <table:table-cell table:style-name="ce2" table:formula="of:=[.B699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00] &amp; &quot;, &quot; &amp; [.B700] &amp; &quot;, &quot; &amp; [.C700] &amp; &quot;, &quot; &amp; [.D700] &amp; &quot;, &quot; &amp; [.E700] &amp; &quot;, &quot; &amp; [.F700] &amp; &quot;);&quot;" office:value-type="string" office:string-value="insert into game_score (id, matchid, squad, goals, points, time_type) values (1572, 66, 52, 0, 0, 2);" calcext:value-type="string">
            <text:p>insert into game_score (id, matchid, squad, goals, points, time_type) values (1572, 66, 52, 0, 0, 2);</text:p>
          </table:table-cell>
          <table:table-cell table:number-columns-repeated="1017"/>
        </table:table-row>
        <table:table-row table:style-name="ro3">
          <table:table-cell table:style-name="ce2" table:formula="of:=[.A700]+1" office:value-type="float" office:value="1573" calcext:value-type="float">
            <text:p>1573</text:p>
          </table:table-cell>
          <table:table-cell table:style-name="ce2" table:formula="of:=[.B700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01] &amp; &quot;, &quot; &amp; [.B701] &amp; &quot;, &quot; &amp; [.C701] &amp; &quot;, &quot; &amp; [.D701] &amp; &quot;, &quot; &amp; [.E701] &amp; &quot;, &quot; &amp; [.F701] &amp; &quot;);&quot;" office:value-type="string" office:string-value="insert into game_score (id, matchid, squad, goals, points, time_type) values (1573, 66, 53, 1, 0, 3);" calcext:value-type="string">
            <text:p>insert into game_score (id, matchid, squad, goals, points, time_type) values (1573, 66, 53, 1, 0, 3);</text:p>
          </table:table-cell>
          <table:table-cell table:number-columns-repeated="1017"/>
        </table:table-row>
        <table:table-row table:style-name="ro3">
          <table:table-cell table:style-name="ce2" table:formula="of:=[.A701]+1" office:value-type="float" office:value="1574" calcext:value-type="float">
            <text:p>1574</text:p>
          </table:table-cell>
          <table:table-cell table:style-name="ce2" table:formula="of:=[.B701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02] &amp; &quot;, &quot; &amp; [.B702] &amp; &quot;, &quot; &amp; [.C702] &amp; &quot;, &quot; &amp; [.D702] &amp; &quot;, &quot; &amp; [.E702] &amp; &quot;, &quot; &amp; [.F702] &amp; &quot;);&quot;" office:value-type="string" office:string-value="insert into game_score (id, matchid, squad, goals, points, time_type) values (1574, 66, 52, 1, 0, 3);" calcext:value-type="string">
            <text:p>insert into game_score (id, matchid, squad, goals, points, time_type) values (1574, 66, 52, 1, 0, 3);</text:p>
          </table:table-cell>
          <table:table-cell table:number-columns-repeated="1017"/>
        </table:table-row>
        <table:table-row table:style-name="ro3">
          <table:table-cell table:style-name="ce2" table:formula="of:=[.A702]+1" office:value-type="float" office:value="1575" calcext:value-type="float">
            <text:p>1575</text:p>
          </table:table-cell>
          <table:table-cell table:style-name="ce2" table:formula="of:=[.B702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03] &amp; &quot;, &quot; &amp; [.B703] &amp; &quot;, &quot; &amp; [.C703] &amp; &quot;, &quot; &amp; [.D703] &amp; &quot;, &quot; &amp; [.E703] &amp; &quot;, &quot; &amp; [.F703] &amp; &quot;);&quot;" office:value-type="string" office:string-value="insert into game_score (id, matchid, squad, goals, points, time_type) values (1575, 66, 53, 0, 0, 4);" calcext:value-type="string">
            <text:p>insert into game_score (id, matchid, squad, goals, points, time_type) values (1575, 66, 53, 0, 0, 4);</text:p>
          </table:table-cell>
          <table:table-cell table:number-columns-repeated="1017"/>
        </table:table-row>
        <table:table-row table:style-name="ro3">
          <table:table-cell table:style-name="ce2" table:formula="of:=[.A703]+1" office:value-type="float" office:value="1576" calcext:value-type="float">
            <text:p>1576</text:p>
          </table:table-cell>
          <table:table-cell table:style-name="ce2" table:formula="of:=[.B703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04] &amp; &quot;, &quot; &amp; [.B704] &amp; &quot;, &quot; &amp; [.C704] &amp; &quot;, &quot; &amp; [.D704] &amp; &quot;, &quot; &amp; [.E704] &amp; &quot;, &quot; &amp; [.F704] &amp; &quot;);&quot;" office:value-type="string" office:string-value="insert into game_score (id, matchid, squad, goals, points, time_type) values (1576, 66, 52, 1, 0, 4);" calcext:value-type="string">
            <text:p>insert into game_score (id, matchid, squad, goals, points, time_type) values (1576, 66, 52, 1, 0, 4);</text:p>
          </table:table-cell>
          <table:table-cell table:number-columns-repeated="1017"/>
        </table:table-row>
        <table:table-row table:style-name="ro3">
          <table:table-cell table:style-name="ce2" table:formula="of:=[.A704]+1" office:value-type="float" office:value="1577" calcext:value-type="float">
            <text:p>1577</text:p>
          </table:table-cell>
          <table:table-cell table:style-name="ce2" table:formula="of:=[.B704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05] &amp; &quot;, &quot; &amp; [.B705] &amp; &quot;, &quot; &amp; [.C705] &amp; &quot;, &quot; &amp; [.D705] &amp; &quot;, &quot; &amp; [.E705] &amp; &quot;, &quot; &amp; [.F705] &amp; &quot;);&quot;" office:value-type="string" office:string-value="insert into game_score (id, matchid, squad, goals, points, time_type) values (1577, 66, 53, 3, 0, 5);" calcext:value-type="string">
            <text:p>insert into game_score (id, matchid, squad, goals, points, time_type) values (1577, 66, 53, 3, 0, 5);</text:p>
          </table:table-cell>
          <table:table-cell table:number-columns-repeated="1017"/>
        </table:table-row>
        <table:table-row table:style-name="ro3">
          <table:table-cell table:style-name="ce2" table:formula="of:=[.A705]+1" office:value-type="float" office:value="1578" calcext:value-type="float">
            <text:p>1578</text:p>
          </table:table-cell>
          <table:table-cell table:style-name="ce2" table:formula="of:=[.B705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06] &amp; &quot;, &quot; &amp; [.B706] &amp; &quot;, &quot; &amp; [.C706] &amp; &quot;, &quot; &amp; [.D706] &amp; &quot;, &quot; &amp; [.E706] &amp; &quot;, &quot; &amp; [.F706] &amp; &quot;);&quot;" office:value-type="string" office:string-value="insert into game_score (id, matchid, squad, goals, points, time_type) values (1578, 66, 52, 0, 0, 5);" calcext:value-type="string">
            <text:p>insert into game_score (id, matchid, squad, goals, points, time_type) values (1578, 66, 52, 0, 0, 5);</text:p>
          </table:table-cell>
          <table:table-cell table:number-columns-repeated="1017"/>
        </table:table-row>
        <table:table-row table:style-name="ro3">
          <table:table-cell table:style-name="ce2" table:formula="of:=[.A706]+1" office:value-type="float" office:value="1579" calcext:value-type="float">
            <text:p>1579</text:p>
          </table:table-cell>
          <table:table-cell table:style-name="ce2" table:formula="of:=[.B706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07] &amp; &quot;, &quot; &amp; [.B707] &amp; &quot;, &quot; &amp; [.C707] &amp; &quot;, &quot; &amp; [.D707] &amp; &quot;, &quot; &amp; [.E707] &amp; &quot;, &quot; &amp; [.F707] &amp; &quot;);&quot;" office:value-type="string" office:string-value="insert into game_score (id, matchid, squad, goals, points, time_type) values (1579, 66, 53, 0, 0, 6);" calcext:value-type="string">
            <text:p>insert into game_score (id, matchid, squad, goals, points, time_type) values (1579, 66, 53, 0, 0, 6);</text:p>
          </table:table-cell>
          <table:table-cell table:number-columns-repeated="1017"/>
        </table:table-row>
        <table:table-row table:style-name="ro3">
          <table:table-cell table:style-name="ce2" table:formula="of:=[.A707]+1" office:value-type="float" office:value="1580" calcext:value-type="float">
            <text:p>1580</text:p>
          </table:table-cell>
          <table:table-cell table:style-name="ce2" table:formula="of:=[.B707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08] &amp; &quot;, &quot; &amp; [.B708] &amp; &quot;, &quot; &amp; [.C708] &amp; &quot;, &quot; &amp; [.D708] &amp; &quot;, &quot; &amp; [.E708] &amp; &quot;, &quot; &amp; [.F708] &amp; &quot;);&quot;" office:value-type="string" office:string-value="insert into game_score (id, matchid, squad, goals, points, time_type) values (1580, 66, 52, 0, 0, 6);" calcext:value-type="string">
            <text:p>insert into game_score (id, matchid, squad, goals, points, time_type) values (1580, 66, 52, 0, 0, 6);</text:p>
          </table:table-cell>
          <table:table-cell table:number-columns-repeated="1017"/>
        </table:table-row>
        <table:table-row table:style-name="ro3">
          <table:table-cell table:style-name="ce2" table:formula="of:=[.A708]+1" office:value-type="float" office:value="1581" calcext:value-type="float">
            <text:p>1581</text:p>
          </table:table-cell>
          <table:table-cell table:style-name="ce2" table:formula="of:=[.B708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09] &amp; &quot;, &quot; &amp; [.B709] &amp; &quot;, &quot; &amp; [.C709] &amp; &quot;, &quot; &amp; [.D709] &amp; &quot;, &quot; &amp; [.E709] &amp; &quot;, &quot; &amp; [.F709] &amp; &quot;);&quot;" office:value-type="string" office:string-value="insert into game_score (id, matchid, squad, goals, points, time_type) values (1581, 66, 53, 2, 0, 7);" calcext:value-type="string">
            <text:p>insert into game_score (id, matchid, squad, goals, points, time_type) values (1581, 66, 53, 2, 0, 7);</text:p>
          </table:table-cell>
          <table:table-cell table:number-columns-repeated="1017"/>
        </table:table-row>
        <table:table-row table:style-name="ro3">
          <table:table-cell table:style-name="ce2" table:formula="of:=[.A709]+1" office:value-type="float" office:value="1582" calcext:value-type="float">
            <text:p>1582</text:p>
          </table:table-cell>
          <table:table-cell table:style-name="ce2" table:formula="of:=[.B709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10] &amp; &quot;, &quot; &amp; [.B710] &amp; &quot;, &quot; &amp; [.C710] &amp; &quot;, &quot; &amp; [.D710] &amp; &quot;, &quot; &amp; [.E710] &amp; &quot;, &quot; &amp; [.F710] &amp; &quot;);&quot;" office:value-type="string" office:string-value="insert into game_score (id, matchid, squad, goals, points, time_type) values (1582, 66, 52, 0, 0, 7);" calcext:value-type="string">
            <text:p>insert into game_score (id, matchid, squad, goals, points, time_type) values (1582, 66, 52, 0, 0, 7);</text:p>
          </table:table-cell>
          <table:table-cell table:number-columns-repeated="1017"/>
        </table:table-row>
        <table:table-row table:style-name="ro3">
          <table:table-cell table:style-name="ce2" table:formula="of:=[.A710]+1" office:value-type="float" office:value="1583" calcext:value-type="float">
            <text:p>1583</text:p>
          </table:table-cell>
          <table:table-cell table:style-name="ce2" table:formula="of:=[.B710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11] &amp; &quot;, &quot; &amp; [.B711] &amp; &quot;, &quot; &amp; [.C711] &amp; &quot;, &quot; &amp; [.D711] &amp; &quot;, &quot; &amp; [.E711] &amp; &quot;, &quot; &amp; [.F711] &amp; &quot;);&quot;" office:value-type="string" office:string-value="insert into game_score (id, matchid, squad, goals, points, time_type) values (1583, 66, 53, 0, 0, 8);" calcext:value-type="string">
            <text:p>insert into game_score (id, matchid, squad, goals, points, time_type) values (1583, 66, 53, 0, 0, 8);</text:p>
          </table:table-cell>
          <table:table-cell table:number-columns-repeated="1017"/>
        </table:table-row>
        <table:table-row table:style-name="ro3">
          <table:table-cell table:style-name="ce2" table:formula="of:=[.A711]+1" office:value-type="float" office:value="1584" calcext:value-type="float">
            <text:p>1584</text:p>
          </table:table-cell>
          <table:table-cell table:style-name="ce2" table:formula="of:=[.B711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12] &amp; &quot;, &quot; &amp; [.B712] &amp; &quot;, &quot; &amp; [.C712] &amp; &quot;, &quot; &amp; [.D712] &amp; &quot;, &quot; &amp; [.E712] &amp; &quot;, &quot; &amp; [.F712] &amp; &quot;);&quot;" office:value-type="string" office:string-value="insert into game_score (id, matchid, squad, goals, points, time_type) values (1584, 66, 52, 1, 0, 8);" calcext:value-type="string">
            <text:p>insert into game_score (id, matchid, squad, goals, points, time_type) values (1584, 66, 52, 1, 0, 8);</text:p>
          </table:table-cell>
          <table:table-cell table:number-columns-repeated="1017"/>
        </table:table-row>
        <table:table-row table:style-name="ro3">
          <table:table-cell table:style-name="ce2" table:formula="of:=[.A712]+1" office:value-type="float" office:value="1585" calcext:value-type="float">
            <text:p>1585</text:p>
          </table:table-cell>
          <table:table-cell table:style-name="ce2" table:formula="of:=[.B712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13] &amp; &quot;, &quot; &amp; [.B713] &amp; &quot;, &quot; &amp; [.C713] &amp; &quot;, &quot; &amp; [.D713] &amp; &quot;, &quot; &amp; [.E713] &amp; &quot;, &quot; &amp; [.F713] &amp; &quot;);&quot;" office:value-type="string" office:string-value="insert into game_score (id, matchid, squad, goals, points, time_type) values (1585, 66, 53, 0, 0, 9);" calcext:value-type="string">
            <text:p>insert into game_score (id, matchid, squad, goals, points, time_type) values (1585, 66, 53, 0, 0, 9);</text:p>
          </table:table-cell>
          <table:table-cell table:number-columns-repeated="1017"/>
        </table:table-row>
        <table:table-row table:style-name="ro3">
          <table:table-cell table:style-name="ce2" table:formula="of:=[.A713]+1" office:value-type="float" office:value="1586" calcext:value-type="float">
            <text:p>1586</text:p>
          </table:table-cell>
          <table:table-cell table:style-name="ce2" table:formula="of:=[.B713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14] &amp; &quot;, &quot; &amp; [.B714] &amp; &quot;, &quot; &amp; [.C714] &amp; &quot;, &quot; &amp; [.D714] &amp; &quot;, &quot; &amp; [.E714] &amp; &quot;, &quot; &amp; [.F714] &amp; &quot;);&quot;" office:value-type="string" office:string-value="insert into game_score (id, matchid, squad, goals, points, time_type) values (1586, 66, 52, 1, 0, 9);" calcext:value-type="string">
            <text:p>insert into game_score (id, matchid, squad, goals, points, time_type) values (1586, 66, 52, 1, 0, 9);</text:p>
          </table:table-cell>
          <table:table-cell table:number-columns-repeated="1017"/>
        </table:table-row>
        <table:table-row table:style-name="ro3">
          <table:table-cell table:style-name="ce2" table:formula="of:=[.A714]+1" office:value-type="float" office:value="1587" calcext:value-type="float">
            <text:p>1587</text:p>
          </table:table-cell>
          <table:table-cell table:style-name="ce2" table:formula="of:=[.B714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15] &amp; &quot;, &quot; &amp; [.B715] &amp; &quot;, &quot; &amp; [.C715] &amp; &quot;, &quot; &amp; [.D715] &amp; &quot;, &quot; &amp; [.E715] &amp; &quot;, &quot; &amp; [.F715] &amp; &quot;);&quot;" office:value-type="string" office:string-value="insert into game_score (id, matchid, squad, goals, points, time_type) values (1587, 66, 53, 7, 0, 9000);" calcext:value-type="string">
            <text:p>insert into game_score (id, matchid, squad, goals, points, time_type) values (1587, 66, 53, 7, 0, 9000);</text:p>
          </table:table-cell>
          <table:table-cell table:number-columns-repeated="1017"/>
        </table:table-row>
        <table:table-row table:style-name="ro3">
          <table:table-cell table:style-name="ce2" table:formula="of:=[.A715]+1" office:value-type="float" office:value="1588" calcext:value-type="float">
            <text:p>1588</text:p>
          </table:table-cell>
          <table:table-cell table:style-name="ce2" table:formula="of:=[.B715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16] &amp; &quot;, &quot; &amp; [.B716] &amp; &quot;, &quot; &amp; [.C716] &amp; &quot;, &quot; &amp; [.D716] &amp; &quot;, &quot; &amp; [.E716] &amp; &quot;, &quot; &amp; [.F716] &amp; &quot;);&quot;" office:value-type="string" office:string-value="insert into game_score (id, matchid, squad, goals, points, time_type) values (1588, 66, 52, 4, 0, 9000);" calcext:value-type="string">
            <text:p>insert into game_score (id, matchid, squad, goals, points, time_type) values (1588, 66, 52, 4, 0, 9000);</text:p>
          </table:table-cell>
          <table:table-cell table:number-columns-repeated="1017"/>
        </table:table-row>
        <table:table-row table:style-name="ro3">
          <table:table-cell table:style-name="ce2" table:formula="of:=[.A716]+1" office:value-type="float" office:value="1589" calcext:value-type="float">
            <text:p>1589</text:p>
          </table:table-cell>
          <table:table-cell table:style-name="ce2" table:formula="of:=[.B716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17] &amp; &quot;, &quot; &amp; [.B717] &amp; &quot;, &quot; &amp; [.C717] &amp; &quot;, &quot; &amp; [.D717] &amp; &quot;, &quot; &amp; [.E717] &amp; &quot;, &quot; &amp; [.F717] &amp; &quot;);&quot;" office:value-type="string" office:string-value="insert into game_score (id, matchid, squad, goals, points, time_type) values (1589, 66, 53, 11, 0, 9001);" calcext:value-type="string">
            <text:p>insert into game_score (id, matchid, squad, goals, points, time_type) values (1589, 66, 53, 11, 0, 9001);</text:p>
          </table:table-cell>
          <table:table-cell table:number-columns-repeated="1017"/>
        </table:table-row>
        <table:table-row table:style-name="ro3">
          <table:table-cell table:style-name="ce2" table:formula="of:=[.A717]+1" office:value-type="float" office:value="1590" calcext:value-type="float">
            <text:p>1590</text:p>
          </table:table-cell>
          <table:table-cell table:style-name="ce2" table:formula="of:=[.B717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18] &amp; &quot;, &quot; &amp; [.B718] &amp; &quot;, &quot; &amp; [.C718] &amp; &quot;, &quot; &amp; [.D718] &amp; &quot;, &quot; &amp; [.E718] &amp; &quot;, &quot; &amp; [.F718] &amp; &quot;);&quot;" office:value-type="string" office:string-value="insert into game_score (id, matchid, squad, goals, points, time_type) values (1590, 66, 52, 7, 0, 9001);" calcext:value-type="string">
            <text:p>insert into game_score (id, matchid, squad, goals, points, time_type) values (1590, 66, 52, 7, 0, 9001);</text:p>
          </table:table-cell>
          <table:table-cell table:number-columns-repeated="1017"/>
        </table:table-row>
        <table:table-row table:style-name="ro3">
          <table:table-cell table:style-name="ce2" table:formula="of:=[.A718]+1" office:value-type="float" office:value="1591" calcext:value-type="float">
            <text:p>1591</text:p>
          </table:table-cell>
          <table:table-cell table:style-name="ce2" table:formula="of:=[.B718]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19] &amp; &quot;, &quot; &amp; [.B719] &amp; &quot;, &quot; &amp; [.C719] &amp; &quot;, &quot; &amp; [.D719] &amp; &quot;, &quot; &amp; [.E719] &amp; &quot;, &quot; &amp; [.F719] &amp; &quot;);&quot;" office:value-type="string" office:string-value="insert into game_score (id, matchid, squad, goals, points, time_type) values (1591, 66, 53, 0, 0, 9002);" calcext:value-type="string">
            <text:p>insert into game_score (id, matchid, squad, goals, points, time_type) values (1591, 66, 53, 0, 0, 9002);</text:p>
          </table:table-cell>
          <table:table-cell table:number-columns-repeated="1017"/>
        </table:table-row>
        <table:table-row table:style-name="ro3">
          <table:table-cell table:style-name="ce2" table:formula="of:=[.A719]+1" office:value-type="float" office:value="1592" calcext:value-type="float">
            <text:p>1592</text:p>
          </table:table-cell>
          <table:table-cell table:style-name="ce2" table:formula="of:=[.B719]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20] &amp; &quot;, &quot; &amp; [.B720] &amp; &quot;, &quot; &amp; [.C720] &amp; &quot;, &quot; &amp; [.D720] &amp; &quot;, &quot; &amp; [.E720] &amp; &quot;, &quot; &amp; [.F720] &amp; &quot;);&quot;" office:value-type="string" office:string-value="insert into game_score (id, matchid, squad, goals, points, time_type) values (1592, 66, 52, 0, 0, 9002);" calcext:value-type="string">
            <text:p>insert into game_score (id, matchid, squad, goals, points, time_type) values (1592, 66, 52, 0, 0, 9002);</text:p>
          </table:table-cell>
          <table:table-cell table:number-columns-repeated="1017"/>
        </table:table-row>
        <table:table-row table:style-name="ro3">
          <table:table-cell table:formula="of:=[.A720]+1" office:value-type="float" office:value="1593" calcext:value-type="float">
            <text:p>1593</text:p>
          </table:table-cell>
          <table:table-cell table:formula="of:=[.B697]+1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21] &amp; &quot;, &quot; &amp; [.B721] &amp; &quot;, &quot; &amp; [.C721] &amp; &quot;, &quot; &amp; [.D721] &amp; &quot;, &quot; &amp; [.E721] &amp; &quot;, &quot; &amp; [.F721] &amp; &quot;);&quot;" office:value-type="string" office:string-value="insert into game_score (id, matchid, squad, goals, points, time_type) values (1593, 67, 81, 0, 0, 1);" calcext:value-type="string">
            <text:p>insert into game_score (id, matchid, squad, goals, points, time_type) values (1593, 67, 81, 0, 0, 1);</text:p>
          </table:table-cell>
          <table:table-cell table:number-columns-repeated="1017"/>
        </table:table-row>
        <table:table-row table:style-name="ro3">
          <table:table-cell table:formula="of:=[.A721]+1" office:value-type="float" office:value="1594" calcext:value-type="float">
            <text:p>1594</text:p>
          </table:table-cell>
          <table:table-cell table:formula="of:=[.B721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22] &amp; &quot;, &quot; &amp; [.B722] &amp; &quot;, &quot; &amp; [.C722] &amp; &quot;, &quot; &amp; [.D722] &amp; &quot;, &quot; &amp; [.E722] &amp; &quot;, &quot; &amp; [.F722] &amp; &quot;);&quot;" office:value-type="string" office:string-value="insert into game_score (id, matchid, squad, goals, points, time_type) values (1594, 67, 82, 3, 0, 1);" calcext:value-type="string">
            <text:p>insert into game_score (id, matchid, squad, goals, points, time_type) values (1594, 67, 82, 3, 0, 1);</text:p>
          </table:table-cell>
          <table:table-cell table:number-columns-repeated="1017"/>
        </table:table-row>
        <table:table-row table:style-name="ro3">
          <table:table-cell table:formula="of:=[.A722]+1" office:value-type="float" office:value="1595" calcext:value-type="float">
            <text:p>1595</text:p>
          </table:table-cell>
          <table:table-cell table:formula="of:=[.B722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23] &amp; &quot;, &quot; &amp; [.B723] &amp; &quot;, &quot; &amp; [.C723] &amp; &quot;, &quot; &amp; [.D723] &amp; &quot;, &quot; &amp; [.E723] &amp; &quot;, &quot; &amp; [.F723] &amp; &quot;);&quot;" office:value-type="string" office:string-value="insert into game_score (id, matchid, squad, goals, points, time_type) values (1595, 67, 81, 0, 0, 2);" calcext:value-type="string">
            <text:p>insert into game_score (id, matchid, squad, goals, points, time_type) values (1595, 67, 81, 0, 0, 2);</text:p>
          </table:table-cell>
          <table:table-cell table:number-columns-repeated="1017"/>
        </table:table-row>
        <table:table-row table:style-name="ro3">
          <table:table-cell table:formula="of:=[.A723]+1" office:value-type="float" office:value="1596" calcext:value-type="float">
            <text:p>1596</text:p>
          </table:table-cell>
          <table:table-cell table:formula="of:=[.B723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24] &amp; &quot;, &quot; &amp; [.B724] &amp; &quot;, &quot; &amp; [.C724] &amp; &quot;, &quot; &amp; [.D724] &amp; &quot;, &quot; &amp; [.E724] &amp; &quot;, &quot; &amp; [.F724] &amp; &quot;);&quot;" office:value-type="string" office:string-value="insert into game_score (id, matchid, squad, goals, points, time_type) values (1596, 67, 82, 0, 0, 2);" calcext:value-type="string">
            <text:p>insert into game_score (id, matchid, squad, goals, points, time_type) values (1596, 67, 82, 0, 0, 2);</text:p>
          </table:table-cell>
          <table:table-cell table:number-columns-repeated="1017"/>
        </table:table-row>
        <table:table-row table:style-name="ro3">
          <table:table-cell table:formula="of:=[.A724]+1" office:value-type="float" office:value="1597" calcext:value-type="float">
            <text:p>1597</text:p>
          </table:table-cell>
          <table:table-cell table:formula="of:=[.B724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25] &amp; &quot;, &quot; &amp; [.B725] &amp; &quot;, &quot; &amp; [.C725] &amp; &quot;, &quot; &amp; [.D725] &amp; &quot;, &quot; &amp; [.E725] &amp; &quot;, &quot; &amp; [.F725] &amp; &quot;);&quot;" office:value-type="string" office:string-value="insert into game_score (id, matchid, squad, goals, points, time_type) values (1597, 67, 81, 0, 0, 3);" calcext:value-type="string">
            <text:p>insert into game_score (id, matchid, squad, goals, points, time_type) values (1597, 67, 81, 0, 0, 3);</text:p>
          </table:table-cell>
          <table:table-cell table:number-columns-repeated="1017"/>
        </table:table-row>
        <table:table-row table:style-name="ro3">
          <table:table-cell table:formula="of:=[.A725]+1" office:value-type="float" office:value="1598" calcext:value-type="float">
            <text:p>1598</text:p>
          </table:table-cell>
          <table:table-cell table:formula="of:=[.B725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26] &amp; &quot;, &quot; &amp; [.B726] &amp; &quot;, &quot; &amp; [.C726] &amp; &quot;, &quot; &amp; [.D726] &amp; &quot;, &quot; &amp; [.E726] &amp; &quot;, &quot; &amp; [.F726] &amp; &quot;);&quot;" office:value-type="string" office:string-value="insert into game_score (id, matchid, squad, goals, points, time_type) values (1598, 67, 82, 0, 0, 3);" calcext:value-type="string">
            <text:p>insert into game_score (id, matchid, squad, goals, points, time_type) values (1598, 67, 82, 0, 0, 3);</text:p>
          </table:table-cell>
          <table:table-cell table:number-columns-repeated="1017"/>
        </table:table-row>
        <table:table-row table:style-name="ro3">
          <table:table-cell table:formula="of:=[.A726]+1" office:value-type="float" office:value="1599" calcext:value-type="float">
            <text:p>1599</text:p>
          </table:table-cell>
          <table:table-cell table:formula="of:=[.B726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27] &amp; &quot;, &quot; &amp; [.B727] &amp; &quot;, &quot; &amp; [.C727] &amp; &quot;, &quot; &amp; [.D727] &amp; &quot;, &quot; &amp; [.E727] &amp; &quot;, &quot; &amp; [.F727] &amp; &quot;);&quot;" office:value-type="string" office:string-value="insert into game_score (id, matchid, squad, goals, points, time_type) values (1599, 67, 81, 0, 0, 4);" calcext:value-type="string">
            <text:p>insert into game_score (id, matchid, squad, goals, points, time_type) values (1599, 67, 81, 0, 0, 4);</text:p>
          </table:table-cell>
          <table:table-cell table:number-columns-repeated="1017"/>
        </table:table-row>
        <table:table-row table:style-name="ro3">
          <table:table-cell table:formula="of:=[.A727]+1" office:value-type="float" office:value="1600" calcext:value-type="float">
            <text:p>1600</text:p>
          </table:table-cell>
          <table:table-cell table:formula="of:=[.B727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28] &amp; &quot;, &quot; &amp; [.B728] &amp; &quot;, &quot; &amp; [.C728] &amp; &quot;, &quot; &amp; [.D728] &amp; &quot;, &quot; &amp; [.E728] &amp; &quot;, &quot; &amp; [.F728] &amp; &quot;);&quot;" office:value-type="string" office:string-value="insert into game_score (id, matchid, squad, goals, points, time_type) values (1600, 67, 82, 0, 0, 4);" calcext:value-type="string">
            <text:p>insert into game_score (id, matchid, squad, goals, points, time_type) values (1600, 67, 82, 0, 0, 4);</text:p>
          </table:table-cell>
          <table:table-cell table:number-columns-repeated="1017"/>
        </table:table-row>
        <table:table-row table:style-name="ro3">
          <table:table-cell table:formula="of:=[.A728]+1" office:value-type="float" office:value="1601" calcext:value-type="float">
            <text:p>1601</text:p>
          </table:table-cell>
          <table:table-cell table:formula="of:=[.B728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29] &amp; &quot;, &quot; &amp; [.B729] &amp; &quot;, &quot; &amp; [.C729] &amp; &quot;, &quot; &amp; [.D729] &amp; &quot;, &quot; &amp; [.E729] &amp; &quot;, &quot; &amp; [.F729] &amp; &quot;);&quot;" office:value-type="string" office:string-value="insert into game_score (id, matchid, squad, goals, points, time_type) values (1601, 67, 81, 1, 0, 5);" calcext:value-type="string">
            <text:p>insert into game_score (id, matchid, squad, goals, points, time_type) values (1601, 67, 81, 1, 0, 5);</text:p>
          </table:table-cell>
          <table:table-cell table:number-columns-repeated="1017"/>
        </table:table-row>
        <table:table-row table:style-name="ro3">
          <table:table-cell table:formula="of:=[.A729]+1" office:value-type="float" office:value="1602" calcext:value-type="float">
            <text:p>1602</text:p>
          </table:table-cell>
          <table:table-cell table:formula="of:=[.B729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30] &amp; &quot;, &quot; &amp; [.B730] &amp; &quot;, &quot; &amp; [.C730] &amp; &quot;, &quot; &amp; [.D730] &amp; &quot;, &quot; &amp; [.E730] &amp; &quot;, &quot; &amp; [.F730] &amp; &quot;);&quot;" office:value-type="string" office:string-value="insert into game_score (id, matchid, squad, goals, points, time_type) values (1602, 67, 82, 0, 0, 5);" calcext:value-type="string">
            <text:p>insert into game_score (id, matchid, squad, goals, points, time_type) values (1602, 67, 82, 0, 0, 5);</text:p>
          </table:table-cell>
          <table:table-cell table:number-columns-repeated="1017"/>
        </table:table-row>
        <table:table-row table:style-name="ro3">
          <table:table-cell table:formula="of:=[.A730]+1" office:value-type="float" office:value="1603" calcext:value-type="float">
            <text:p>1603</text:p>
          </table:table-cell>
          <table:table-cell table:formula="of:=[.B730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31] &amp; &quot;, &quot; &amp; [.B731] &amp; &quot;, &quot; &amp; [.C731] &amp; &quot;, &quot; &amp; [.D731] &amp; &quot;, &quot; &amp; [.E731] &amp; &quot;, &quot; &amp; [.F731] &amp; &quot;);&quot;" office:value-type="string" office:string-value="insert into game_score (id, matchid, squad, goals, points, time_type) values (1603, 67, 81, 0, 0, 6);" calcext:value-type="string">
            <text:p>insert into game_score (id, matchid, squad, goals, points, time_type) values (1603, 67, 81, 0, 0, 6);</text:p>
          </table:table-cell>
          <table:table-cell table:number-columns-repeated="1017"/>
        </table:table-row>
        <table:table-row table:style-name="ro3">
          <table:table-cell table:formula="of:=[.A731]+1" office:value-type="float" office:value="1604" calcext:value-type="float">
            <text:p>1604</text:p>
          </table:table-cell>
          <table:table-cell table:formula="of:=[.B731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32] &amp; &quot;, &quot; &amp; [.B732] &amp; &quot;, &quot; &amp; [.C732] &amp; &quot;, &quot; &amp; [.D732] &amp; &quot;, &quot; &amp; [.E732] &amp; &quot;, &quot; &amp; [.F732] &amp; &quot;);&quot;" office:value-type="string" office:string-value="insert into game_score (id, matchid, squad, goals, points, time_type) values (1604, 67, 82, 0, 0, 6);" calcext:value-type="string">
            <text:p>insert into game_score (id, matchid, squad, goals, points, time_type) values (1604, 67, 82, 0, 0, 6);</text:p>
          </table:table-cell>
          <table:table-cell table:number-columns-repeated="1017"/>
        </table:table-row>
        <table:table-row table:style-name="ro3">
          <table:table-cell table:formula="of:=[.A732]+1" office:value-type="float" office:value="1605" calcext:value-type="float">
            <text:p>1605</text:p>
          </table:table-cell>
          <table:table-cell table:formula="of:=[.B732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33] &amp; &quot;, &quot; &amp; [.B733] &amp; &quot;, &quot; &amp; [.C733] &amp; &quot;, &quot; &amp; [.D733] &amp; &quot;, &quot; &amp; [.E733] &amp; &quot;, &quot; &amp; [.F733] &amp; &quot;);&quot;" office:value-type="string" office:string-value="insert into game_score (id, matchid, squad, goals, points, time_type) values (1605, 67, 81, 0, 0, 7);" calcext:value-type="string">
            <text:p>insert into game_score (id, matchid, squad, goals, points, time_type) values (1605, 67, 81, 0, 0, 7);</text:p>
          </table:table-cell>
          <table:table-cell table:number-columns-repeated="1017"/>
        </table:table-row>
        <table:table-row table:style-name="ro3">
          <table:table-cell table:formula="of:=[.A733]+1" office:value-type="float" office:value="1606" calcext:value-type="float">
            <text:p>1606</text:p>
          </table:table-cell>
          <table:table-cell table:formula="of:=[.B733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34] &amp; &quot;, &quot; &amp; [.B734] &amp; &quot;, &quot; &amp; [.C734] &amp; &quot;, &quot; &amp; [.D734] &amp; &quot;, &quot; &amp; [.E734] &amp; &quot;, &quot; &amp; [.F734] &amp; &quot;);&quot;" office:value-type="string" office:string-value="insert into game_score (id, matchid, squad, goals, points, time_type) values (1606, 67, 82, 0, 0, 7);" calcext:value-type="string">
            <text:p>insert into game_score (id, matchid, squad, goals, points, time_type) values (1606, 67, 82, 0, 0, 7);</text:p>
          </table:table-cell>
          <table:table-cell table:number-columns-repeated="1017"/>
        </table:table-row>
        <table:table-row table:style-name="ro3">
          <table:table-cell table:formula="of:=[.A734]+1" office:value-type="float" office:value="1607" calcext:value-type="float">
            <text:p>1607</text:p>
          </table:table-cell>
          <table:table-cell table:formula="of:=[.B734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35] &amp; &quot;, &quot; &amp; [.B735] &amp; &quot;, &quot; &amp; [.C735] &amp; &quot;, &quot; &amp; [.D735] &amp; &quot;, &quot; &amp; [.E735] &amp; &quot;, &quot; &amp; [.F735] &amp; &quot;);&quot;" office:value-type="string" office:string-value="insert into game_score (id, matchid, squad, goals, points, time_type) values (1607, 67, 81, 0, 0, 8);" calcext:value-type="string">
            <text:p>insert into game_score (id, matchid, squad, goals, points, time_type) values (1607, 67, 81, 0, 0, 8);</text:p>
          </table:table-cell>
          <table:table-cell table:number-columns-repeated="1017"/>
        </table:table-row>
        <table:table-row table:style-name="ro3">
          <table:table-cell table:formula="of:=[.A735]+1" office:value-type="float" office:value="1608" calcext:value-type="float">
            <text:p>1608</text:p>
          </table:table-cell>
          <table:table-cell table:formula="of:=[.B735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36] &amp; &quot;, &quot; &amp; [.B736] &amp; &quot;, &quot; &amp; [.C736] &amp; &quot;, &quot; &amp; [.D736] &amp; &quot;, &quot; &amp; [.E736] &amp; &quot;, &quot; &amp; [.F736] &amp; &quot;);&quot;" office:value-type="string" office:string-value="insert into game_score (id, matchid, squad, goals, points, time_type) values (1608, 67, 82, 1, 0, 8);" calcext:value-type="string">
            <text:p>insert into game_score (id, matchid, squad, goals, points, time_type) values (1608, 67, 82, 1, 0, 8);</text:p>
          </table:table-cell>
          <table:table-cell table:number-columns-repeated="1017"/>
        </table:table-row>
        <table:table-row table:style-name="ro3">
          <table:table-cell table:formula="of:=[.A736]+1" office:value-type="float" office:value="1609" calcext:value-type="float">
            <text:p>1609</text:p>
          </table:table-cell>
          <table:table-cell table:formula="of:=[.B736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37] &amp; &quot;, &quot; &amp; [.B737] &amp; &quot;, &quot; &amp; [.C737] &amp; &quot;, &quot; &amp; [.D737] &amp; &quot;, &quot; &amp; [.E737] &amp; &quot;, &quot; &amp; [.F737] &amp; &quot;);&quot;" office:value-type="string" office:string-value="insert into game_score (id, matchid, squad, goals, points, time_type) values (1609, 67, 81, 0, 0, 9);" calcext:value-type="string">
            <text:p>insert into game_score (id, matchid, squad, goals, points, time_type) values (1609, 67, 81, 0, 0, 9);</text:p>
          </table:table-cell>
          <table:table-cell table:number-columns-repeated="1017"/>
        </table:table-row>
        <table:table-row table:style-name="ro3">
          <table:table-cell table:formula="of:=[.A737]+1" office:value-type="float" office:value="1610" calcext:value-type="float">
            <text:p>1610</text:p>
          </table:table-cell>
          <table:table-cell table:formula="of:=[.B737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38] &amp; &quot;, &quot; &amp; [.B738] &amp; &quot;, &quot; &amp; [.C738] &amp; &quot;, &quot; &amp; [.D738] &amp; &quot;, &quot; &amp; [.E738] &amp; &quot;, &quot; &amp; [.F738] &amp; &quot;);&quot;" office:value-type="string" office:string-value="insert into game_score (id, matchid, squad, goals, points, time_type) values (1610, 67, 82, null, 0, 9);" calcext:value-type="string">
            <text:p>insert into game_score (id, matchid, squad, goals, points, time_type) values (1610, 67, 82, null, 0, 9);</text:p>
          </table:table-cell>
          <table:table-cell table:number-columns-repeated="1017"/>
        </table:table-row>
        <table:table-row table:style-name="ro3">
          <table:table-cell table:formula="of:=[.A738]+1" office:value-type="float" office:value="1611" calcext:value-type="float">
            <text:p>1611</text:p>
          </table:table-cell>
          <table:table-cell table:formula="of:=[.B738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39] &amp; &quot;, &quot; &amp; [.B739] &amp; &quot;, &quot; &amp; [.C739] &amp; &quot;, &quot; &amp; [.D739] &amp; &quot;, &quot; &amp; [.E739] &amp; &quot;, &quot; &amp; [.F739] &amp; &quot;);&quot;" office:value-type="string" office:string-value="insert into game_score (id, matchid, squad, goals, points, time_type) values (1611, 67, 81, 1, 0, 9000);" calcext:value-type="string">
            <text:p>insert into game_score (id, matchid, squad, goals, points, time_type) values (1611, 67, 81, 1, 0, 9000);</text:p>
          </table:table-cell>
          <table:table-cell table:number-columns-repeated="1017"/>
        </table:table-row>
        <table:table-row table:style-name="ro3">
          <table:table-cell table:formula="of:=[.A739]+1" office:value-type="float" office:value="1612" calcext:value-type="float">
            <text:p>1612</text:p>
          </table:table-cell>
          <table:table-cell table:formula="of:=[.B739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40] &amp; &quot;, &quot; &amp; [.B740] &amp; &quot;, &quot; &amp; [.C740] &amp; &quot;, &quot; &amp; [.D740] &amp; &quot;, &quot; &amp; [.E740] &amp; &quot;, &quot; &amp; [.F740] &amp; &quot;);&quot;" office:value-type="string" office:string-value="insert into game_score (id, matchid, squad, goals, points, time_type) values (1612, 67, 82, 4, 0, 9000);" calcext:value-type="string">
            <text:p>insert into game_score (id, matchid, squad, goals, points, time_type) values (1612, 67, 82, 4, 0, 9000);</text:p>
          </table:table-cell>
          <table:table-cell table:number-columns-repeated="1017"/>
        </table:table-row>
        <table:table-row table:style-name="ro3">
          <table:table-cell table:formula="of:=[.A740]+1" office:value-type="float" office:value="1613" calcext:value-type="float">
            <text:p>1613</text:p>
          </table:table-cell>
          <table:table-cell table:formula="of:=[.B740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41] &amp; &quot;, &quot; &amp; [.B741] &amp; &quot;, &quot; &amp; [.C741] &amp; &quot;, &quot; &amp; [.D741] &amp; &quot;, &quot; &amp; [.E741] &amp; &quot;, &quot; &amp; [.F741] &amp; &quot;);&quot;" office:value-type="string" office:string-value="insert into game_score (id, matchid, squad, goals, points, time_type) values (1613, 67, 81, 7, 0, 9001);" calcext:value-type="string">
            <text:p>insert into game_score (id, matchid, squad, goals, points, time_type) values (1613, 67, 81, 7, 0, 9001);</text:p>
          </table:table-cell>
          <table:table-cell table:number-columns-repeated="1017"/>
        </table:table-row>
        <table:table-row table:style-name="ro3">
          <table:table-cell table:formula="of:=[.A741]+1" office:value-type="float" office:value="1614" calcext:value-type="float">
            <text:p>1614</text:p>
          </table:table-cell>
          <table:table-cell table:formula="of:=[.B741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42] &amp; &quot;, &quot; &amp; [.B742] &amp; &quot;, &quot; &amp; [.C742] &amp; &quot;, &quot; &amp; [.D742] &amp; &quot;, &quot; &amp; [.E742] &amp; &quot;, &quot; &amp; [.F742] &amp; &quot;);&quot;" office:value-type="string" office:string-value="insert into game_score (id, matchid, squad, goals, points, time_type) values (1614, 67, 82, 4, 0, 9001);" calcext:value-type="string">
            <text:p>insert into game_score (id, matchid, squad, goals, points, time_type) values (1614, 67, 82, 4, 0, 9001);</text:p>
          </table:table-cell>
          <table:table-cell table:number-columns-repeated="1017"/>
        </table:table-row>
        <table:table-row table:style-name="ro3">
          <table:table-cell table:formula="of:=[.A742]+1" office:value-type="float" office:value="1615" calcext:value-type="float">
            <text:p>1615</text:p>
          </table:table-cell>
          <table:table-cell table:formula="of:=[.B742]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743] &amp; &quot;, &quot; &amp; [.B743] &amp; &quot;, &quot; &amp; [.C743] &amp; &quot;, &quot; &amp; [.D743] &amp; &quot;, &quot; &amp; [.E743] &amp; &quot;, &quot; &amp; [.F743] &amp; &quot;);&quot;" office:value-type="string" office:string-value="insert into game_score (id, matchid, squad, goals, points, time_type) values (1615, 67, 81, 1, 0, 9002);" calcext:value-type="string">
            <text:p>insert into game_score (id, matchid, squad, goals, points, time_type) values (1615, 67, 81, 1, 0, 9002);</text:p>
          </table:table-cell>
          <table:table-cell table:number-columns-repeated="1017"/>
        </table:table-row>
        <table:table-row table:style-name="ro3">
          <table:table-cell table:formula="of:=[.A743]+1" office:value-type="float" office:value="1616" calcext:value-type="float">
            <text:p>1616</text:p>
          </table:table-cell>
          <table:table-cell table:formula="of:=[.B743]"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744] &amp; &quot;, &quot; &amp; [.B744] &amp; &quot;, &quot; &amp; [.C744] &amp; &quot;, &quot; &amp; [.D744] &amp; &quot;, &quot; &amp; [.E744] &amp; &quot;, &quot; &amp; [.F744] &amp; &quot;);&quot;" office:value-type="string" office:string-value="insert into game_score (id, matchid, squad, goals, points, time_type) values (1616, 67, 82, 0, 0, 9002);" calcext:value-type="string">
            <text:p>insert into game_score (id, matchid, squad, goals, points, time_type) values (1616, 67, 82, 0, 0, 9002);</text:p>
          </table:table-cell>
          <table:table-cell table:number-columns-repeated="1017"/>
        </table:table-row>
        <table:table-row table:style-name="ro3">
          <table:table-cell table:style-name="ce2" table:formula="of:=[.A744]+1" office:value-type="float" office:value="1617" calcext:value-type="float">
            <text:p>1617</text:p>
          </table:table-cell>
          <table:table-cell table:style-name="ce2" table:formula="of:=[.B721]+1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45] &amp; &quot;, &quot; &amp; [.B745] &amp; &quot;, &quot; &amp; [.C745] &amp; &quot;, &quot; &amp; [.D745] &amp; &quot;, &quot; &amp; [.E745] &amp; &quot;, &quot; &amp; [.F745] &amp; &quot;);&quot;" office:value-type="string" office:string-value="insert into game_score (id, matchid, squad, goals, points, time_type) values (1617, 68, 81, 0, 0, 1);" calcext:value-type="string">
            <text:p>insert into game_score (id, matchid, squad, goals, points, time_type) values (1617, 68, 81, 0, 0, 1);</text:p>
          </table:table-cell>
          <table:table-cell table:number-columns-repeated="1017"/>
        </table:table-row>
        <table:table-row table:style-name="ro3">
          <table:table-cell table:style-name="ce2" table:formula="of:=[.A745]+1" office:value-type="float" office:value="1618" calcext:value-type="float">
            <text:p>1618</text:p>
          </table:table-cell>
          <table:table-cell table:style-name="ce2" table:formula="of:=[.B745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46] &amp; &quot;, &quot; &amp; [.B746] &amp; &quot;, &quot; &amp; [.C746] &amp; &quot;, &quot; &amp; [.D746] &amp; &quot;, &quot; &amp; [.E746] &amp; &quot;, &quot; &amp; [.F746] &amp; &quot;);&quot;" office:value-type="string" office:string-value="insert into game_score (id, matchid, squad, goals, points, time_type) values (1618, 68, 53, 0, 0, 1);" calcext:value-type="string">
            <text:p>insert into game_score (id, matchid, squad, goals, points, time_type) values (1618, 68, 53, 0, 0, 1);</text:p>
          </table:table-cell>
          <table:table-cell table:number-columns-repeated="1017"/>
        </table:table-row>
        <table:table-row table:style-name="ro3">
          <table:table-cell table:style-name="ce2" table:formula="of:=[.A746]+1" office:value-type="float" office:value="1619" calcext:value-type="float">
            <text:p>1619</text:p>
          </table:table-cell>
          <table:table-cell table:style-name="ce2" table:formula="of:=[.B746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47] &amp; &quot;, &quot; &amp; [.B747] &amp; &quot;, &quot; &amp; [.C747] &amp; &quot;, &quot; &amp; [.D747] &amp; &quot;, &quot; &amp; [.E747] &amp; &quot;, &quot; &amp; [.F747] &amp; &quot;);&quot;" office:value-type="string" office:string-value="insert into game_score (id, matchid, squad, goals, points, time_type) values (1619, 68, 81, 0, 0, 2);" calcext:value-type="string">
            <text:p>insert into game_score (id, matchid, squad, goals, points, time_type) values (1619, 68, 81, 0, 0, 2);</text:p>
          </table:table-cell>
          <table:table-cell table:number-columns-repeated="1017"/>
        </table:table-row>
        <table:table-row table:style-name="ro3">
          <table:table-cell table:style-name="ce2" table:formula="of:=[.A747]+1" office:value-type="float" office:value="1620" calcext:value-type="float">
            <text:p>1620</text:p>
          </table:table-cell>
          <table:table-cell table:style-name="ce2" table:formula="of:=[.B747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48] &amp; &quot;, &quot; &amp; [.B748] &amp; &quot;, &quot; &amp; [.C748] &amp; &quot;, &quot; &amp; [.D748] &amp; &quot;, &quot; &amp; [.E748] &amp; &quot;, &quot; &amp; [.F748] &amp; &quot;);&quot;" office:value-type="string" office:string-value="insert into game_score (id, matchid, squad, goals, points, time_type) values (1620, 68, 53, 0, 0, 2);" calcext:value-type="string">
            <text:p>insert into game_score (id, matchid, squad, goals, points, time_type) values (1620, 68, 53, 0, 0, 2);</text:p>
          </table:table-cell>
          <table:table-cell table:number-columns-repeated="1017"/>
        </table:table-row>
        <table:table-row table:style-name="ro3">
          <table:table-cell table:style-name="ce2" table:formula="of:=[.A748]+1" office:value-type="float" office:value="1621" calcext:value-type="float">
            <text:p>1621</text:p>
          </table:table-cell>
          <table:table-cell table:style-name="ce2" table:formula="of:=[.B748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9] &amp; &quot;, &quot; &amp; [.B749] &amp; &quot;, &quot; &amp; [.C749] &amp; &quot;, &quot; &amp; [.D749] &amp; &quot;, &quot; &amp; [.E749] &amp; &quot;, &quot; &amp; [.F749] &amp; &quot;);&quot;" office:value-type="string" office:string-value="insert into game_score (id, matchid, squad, goals, points, time_type) values (1621, 68, 81, 0, 0, 3);" calcext:value-type="string">
            <text:p>insert into game_score (id, matchid, squad, goals, points, time_type) values (1621, 68, 81, 0, 0, 3);</text:p>
          </table:table-cell>
          <table:table-cell table:number-columns-repeated="1017"/>
        </table:table-row>
        <table:table-row table:style-name="ro3">
          <table:table-cell table:style-name="ce2" table:formula="of:=[.A749]+1" office:value-type="float" office:value="1622" calcext:value-type="float">
            <text:p>1622</text:p>
          </table:table-cell>
          <table:table-cell table:style-name="ce2" table:formula="of:=[.B749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50] &amp; &quot;, &quot; &amp; [.B750] &amp; &quot;, &quot; &amp; [.C750] &amp; &quot;, &quot; &amp; [.D750] &amp; &quot;, &quot; &amp; [.E750] &amp; &quot;, &quot; &amp; [.F750] &amp; &quot;);&quot;" office:value-type="string" office:string-value="insert into game_score (id, matchid, squad, goals, points, time_type) values (1622, 68, 53, 0, 0, 3);" calcext:value-type="string">
            <text:p>insert into game_score (id, matchid, squad, goals, points, time_type) values (1622, 68, 53, 0, 0, 3);</text:p>
          </table:table-cell>
          <table:table-cell table:number-columns-repeated="1017"/>
        </table:table-row>
        <table:table-row table:style-name="ro3">
          <table:table-cell table:style-name="ce2" table:formula="of:=[.A750]+1" office:value-type="float" office:value="1623" calcext:value-type="float">
            <text:p>1623</text:p>
          </table:table-cell>
          <table:table-cell table:style-name="ce2" table:formula="of:=[.B750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1] &amp; &quot;, &quot; &amp; [.B751] &amp; &quot;, &quot; &amp; [.C751] &amp; &quot;, &quot; &amp; [.D751] &amp; &quot;, &quot; &amp; [.E751] &amp; &quot;, &quot; &amp; [.F751] &amp; &quot;);&quot;" office:value-type="string" office:string-value="insert into game_score (id, matchid, squad, goals, points, time_type) values (1623, 68, 81, 2, 0, 4);" calcext:value-type="string">
            <text:p>insert into game_score (id, matchid, squad, goals, points, time_type) values (1623, 68, 81, 2, 0, 4);</text:p>
          </table:table-cell>
          <table:table-cell table:number-columns-repeated="1017"/>
        </table:table-row>
        <table:table-row table:style-name="ro3">
          <table:table-cell table:style-name="ce2" table:formula="of:=[.A751]+1" office:value-type="float" office:value="1624" calcext:value-type="float">
            <text:p>1624</text:p>
          </table:table-cell>
          <table:table-cell table:style-name="ce2" table:formula="of:=[.B751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2] &amp; &quot;, &quot; &amp; [.B752] &amp; &quot;, &quot; &amp; [.C752] &amp; &quot;, &quot; &amp; [.D752] &amp; &quot;, &quot; &amp; [.E752] &amp; &quot;, &quot; &amp; [.F752] &amp; &quot;);&quot;" office:value-type="string" office:string-value="insert into game_score (id, matchid, squad, goals, points, time_type) values (1624, 68, 53, 0, 0, 4);" calcext:value-type="string">
            <text:p>insert into game_score (id, matchid, squad, goals, points, time_type) values (1624, 68, 53, 0, 0, 4);</text:p>
          </table:table-cell>
          <table:table-cell table:number-columns-repeated="1017"/>
        </table:table-row>
        <table:table-row table:style-name="ro3">
          <table:table-cell table:style-name="ce2" table:formula="of:=[.A752]+1" office:value-type="float" office:value="1625" calcext:value-type="float">
            <text:p>1625</text:p>
          </table:table-cell>
          <table:table-cell table:style-name="ce2" table:formula="of:=[.B752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53] &amp; &quot;, &quot; &amp; [.B753] &amp; &quot;, &quot; &amp; [.C753] &amp; &quot;, &quot; &amp; [.D753] &amp; &quot;, &quot; &amp; [.E753] &amp; &quot;, &quot; &amp; [.F753] &amp; &quot;);&quot;" office:value-type="string" office:string-value="insert into game_score (id, matchid, squad, goals, points, time_type) values (1625, 68, 81, 1, 0, 5);" calcext:value-type="string">
            <text:p>insert into game_score (id, matchid, squad, goals, points, time_type) values (1625, 68, 81, 1, 0, 5);</text:p>
          </table:table-cell>
          <table:table-cell table:number-columns-repeated="1017"/>
        </table:table-row>
        <table:table-row table:style-name="ro3">
          <table:table-cell table:style-name="ce2" table:formula="of:=[.A753]+1" office:value-type="float" office:value="1626" calcext:value-type="float">
            <text:p>1626</text:p>
          </table:table-cell>
          <table:table-cell table:style-name="ce2" table:formula="of:=[.B753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54] &amp; &quot;, &quot; &amp; [.B754] &amp; &quot;, &quot; &amp; [.C754] &amp; &quot;, &quot; &amp; [.D754] &amp; &quot;, &quot; &amp; [.E754] &amp; &quot;, &quot; &amp; [.F754] &amp; &quot;);&quot;" office:value-type="string" office:string-value="insert into game_score (id, matchid, squad, goals, points, time_type) values (1626, 68, 53, 0, 0, 5);" calcext:value-type="string">
            <text:p>insert into game_score (id, matchid, squad, goals, points, time_type) values (1626, 68, 53, 0, 0, 5);</text:p>
          </table:table-cell>
          <table:table-cell table:number-columns-repeated="1017"/>
        </table:table-row>
        <table:table-row table:style-name="ro3">
          <table:table-cell table:style-name="ce2" table:formula="of:=[.A754]+1" office:value-type="float" office:value="1627" calcext:value-type="float">
            <text:p>1627</text:p>
          </table:table-cell>
          <table:table-cell table:style-name="ce2" table:formula="of:=[.B754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5] &amp; &quot;, &quot; &amp; [.B755] &amp; &quot;, &quot; &amp; [.C755] &amp; &quot;, &quot; &amp; [.D755] &amp; &quot;, &quot; &amp; [.E755] &amp; &quot;, &quot; &amp; [.F755] &amp; &quot;);&quot;" office:value-type="string" office:string-value="insert into game_score (id, matchid, squad, goals, points, time_type) values (1627, 68, 81, 0, 0, 6);" calcext:value-type="string">
            <text:p>insert into game_score (id, matchid, squad, goals, points, time_type) values (1627, 68, 81, 0, 0, 6);</text:p>
          </table:table-cell>
          <table:table-cell table:number-columns-repeated="1017"/>
        </table:table-row>
        <table:table-row table:style-name="ro3">
          <table:table-cell table:style-name="ce2" table:formula="of:=[.A755]+1" office:value-type="float" office:value="1628" calcext:value-type="float">
            <text:p>1628</text:p>
          </table:table-cell>
          <table:table-cell table:style-name="ce2" table:formula="of:=[.B755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6] &amp; &quot;, &quot; &amp; [.B756] &amp; &quot;, &quot; &amp; [.C756] &amp; &quot;, &quot; &amp; [.D756] &amp; &quot;, &quot; &amp; [.E756] &amp; &quot;, &quot; &amp; [.F756] &amp; &quot;);&quot;" office:value-type="string" office:string-value="insert into game_score (id, matchid, squad, goals, points, time_type) values (1628, 68, 53, 0, 0, 6);" calcext:value-type="string">
            <text:p>insert into game_score (id, matchid, squad, goals, points, time_type) values (1628, 68, 53, 0, 0, 6);</text:p>
          </table:table-cell>
          <table:table-cell table:number-columns-repeated="1017"/>
        </table:table-row>
        <table:table-row table:style-name="ro3">
          <table:table-cell table:style-name="ce2" table:formula="of:=[.A756]+1" office:value-type="float" office:value="1629" calcext:value-type="float">
            <text:p>1629</text:p>
          </table:table-cell>
          <table:table-cell table:style-name="ce2" table:formula="of:=[.B756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57] &amp; &quot;, &quot; &amp; [.B757] &amp; &quot;, &quot; &amp; [.C757] &amp; &quot;, &quot; &amp; [.D757] &amp; &quot;, &quot; &amp; [.E757] &amp; &quot;, &quot; &amp; [.F757] &amp; &quot;);&quot;" office:value-type="string" office:string-value="insert into game_score (id, matchid, squad, goals, points, time_type) values (1629, 68, 81, 1, 0, 7);" calcext:value-type="string">
            <text:p>insert into game_score (id, matchid, squad, goals, points, time_type) values (1629, 68, 81, 1, 0, 7);</text:p>
          </table:table-cell>
          <table:table-cell table:number-columns-repeated="1017"/>
        </table:table-row>
        <table:table-row table:style-name="ro3">
          <table:table-cell table:style-name="ce2" table:formula="of:=[.A757]+1" office:value-type="float" office:value="1630" calcext:value-type="float">
            <text:p>1630</text:p>
          </table:table-cell>
          <table:table-cell table:style-name="ce2" table:formula="of:=[.B757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58] &amp; &quot;, &quot; &amp; [.B758] &amp; &quot;, &quot; &amp; [.C758] &amp; &quot;, &quot; &amp; [.D758] &amp; &quot;, &quot; &amp; [.E758] &amp; &quot;, &quot; &amp; [.F758] &amp; &quot;);&quot;" office:value-type="string" office:string-value="insert into game_score (id, matchid, squad, goals, points, time_type) values (1630, 68, 53, 0, 0, 7);" calcext:value-type="string">
            <text:p>insert into game_score (id, matchid, squad, goals, points, time_type) values (1630, 68, 53, 0, 0, 7);</text:p>
          </table:table-cell>
          <table:table-cell table:number-columns-repeated="1017"/>
        </table:table-row>
        <table:table-row table:style-name="ro3">
          <table:table-cell table:style-name="ce2" table:formula="of:=[.A758]+1" office:value-type="float" office:value="1631" calcext:value-type="float">
            <text:p>1631</text:p>
          </table:table-cell>
          <table:table-cell table:style-name="ce2" table:formula="of:=[.B758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59] &amp; &quot;, &quot; &amp; [.B759] &amp; &quot;, &quot; &amp; [.C759] &amp; &quot;, &quot; &amp; [.D759] &amp; &quot;, &quot; &amp; [.E759] &amp; &quot;, &quot; &amp; [.F759] &amp; &quot;);&quot;" office:value-type="string" office:string-value="insert into game_score (id, matchid, squad, goals, points, time_type) values (1631, 68, 81, 0, 0, 8);" calcext:value-type="string">
            <text:p>insert into game_score (id, matchid, squad, goals, points, time_type) values (1631, 68, 81, 0, 0, 8);</text:p>
          </table:table-cell>
          <table:table-cell table:number-columns-repeated="1017"/>
        </table:table-row>
        <table:table-row table:style-name="ro3">
          <table:table-cell table:style-name="ce2" table:formula="of:=[.A759]+1" office:value-type="float" office:value="1632" calcext:value-type="float">
            <text:p>1632</text:p>
          </table:table-cell>
          <table:table-cell table:style-name="ce2" table:formula="of:=[.B759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60] &amp; &quot;, &quot; &amp; [.B760] &amp; &quot;, &quot; &amp; [.C760] &amp; &quot;, &quot; &amp; [.D760] &amp; &quot;, &quot; &amp; [.E760] &amp; &quot;, &quot; &amp; [.F760] &amp; &quot;);&quot;" office:value-type="string" office:string-value="insert into game_score (id, matchid, squad, goals, points, time_type) values (1632, 68, 53, 0, 0, 8);" calcext:value-type="string">
            <text:p>insert into game_score (id, matchid, squad, goals, points, time_type) values (1632, 68, 53, 0, 0, 8);</text:p>
          </table:table-cell>
          <table:table-cell table:number-columns-repeated="1017"/>
        </table:table-row>
        <table:table-row table:style-name="ro3">
          <table:table-cell table:style-name="ce2" table:formula="of:=[.A760]+1" office:value-type="float" office:value="1633" calcext:value-type="float">
            <text:p>1633</text:p>
          </table:table-cell>
          <table:table-cell table:style-name="ce2" table:formula="of:=[.B760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61] &amp; &quot;, &quot; &amp; [.B761] &amp; &quot;, &quot; &amp; [.C761] &amp; &quot;, &quot; &amp; [.D761] &amp; &quot;, &quot; &amp; [.E761] &amp; &quot;, &quot; &amp; [.F761] &amp; &quot;);&quot;" office:value-type="string" office:string-value="insert into game_score (id, matchid, squad, goals, points, time_type) values (1633, 68, 81, 1, 0, 9);" calcext:value-type="string">
            <text:p>insert into game_score (id, matchid, squad, goals, points, time_type) values (1633, 68, 81, 1, 0, 9);</text:p>
          </table:table-cell>
          <table:table-cell table:number-columns-repeated="1017"/>
        </table:table-row>
        <table:table-row table:style-name="ro3">
          <table:table-cell table:style-name="ce2" table:formula="of:=[.A761]+1" office:value-type="float" office:value="1634" calcext:value-type="float">
            <text:p>1634</text:p>
          </table:table-cell>
          <table:table-cell table:style-name="ce2" table:formula="of:=[.B761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62] &amp; &quot;, &quot; &amp; [.B762] &amp; &quot;, &quot; &amp; [.C762] &amp; &quot;, &quot; &amp; [.D762] &amp; &quot;, &quot; &amp; [.E762] &amp; &quot;, &quot; &amp; [.F762] &amp; &quot;);&quot;" office:value-type="string" office:string-value="insert into game_score (id, matchid, squad, goals, points, time_type) values (1634, 68, 53, 0, 0, 9);" calcext:value-type="string">
            <text:p>insert into game_score (id, matchid, squad, goals, points, time_type) values (1634, 68, 53, 0, 0, 9);</text:p>
          </table:table-cell>
          <table:table-cell table:number-columns-repeated="1017"/>
        </table:table-row>
        <table:table-row table:style-name="ro3">
          <table:table-cell table:style-name="ce2" table:formula="of:=[.A762]+1" office:value-type="float" office:value="1635" calcext:value-type="float">
            <text:p>1635</text:p>
          </table:table-cell>
          <table:table-cell table:style-name="ce2" table:formula="of:=[.B762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63] &amp; &quot;, &quot; &amp; [.B763] &amp; &quot;, &quot; &amp; [.C763] &amp; &quot;, &quot; &amp; [.D763] &amp; &quot;, &quot; &amp; [.E763] &amp; &quot;, &quot; &amp; [.F763] &amp; &quot;);&quot;" office:value-type="string" office:string-value="insert into game_score (id, matchid, squad, goals, points, time_type) values (1635, 68, 81, 5, 0, 9000);" calcext:value-type="string">
            <text:p>insert into game_score (id, matchid, squad, goals, points, time_type) values (1635, 68, 81, 5, 0, 9000);</text:p>
          </table:table-cell>
          <table:table-cell table:number-columns-repeated="1017"/>
        </table:table-row>
        <table:table-row table:style-name="ro3">
          <table:table-cell table:style-name="ce2" table:formula="of:=[.A763]+1" office:value-type="float" office:value="1636" calcext:value-type="float">
            <text:p>1636</text:p>
          </table:table-cell>
          <table:table-cell table:style-name="ce2" table:formula="of:=[.B763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64] &amp; &quot;, &quot; &amp; [.B764] &amp; &quot;, &quot; &amp; [.C764] &amp; &quot;, &quot; &amp; [.D764] &amp; &quot;, &quot; &amp; [.E764] &amp; &quot;, &quot; &amp; [.F764] &amp; &quot;);&quot;" office:value-type="string" office:string-value="insert into game_score (id, matchid, squad, goals, points, time_type) values (1636, 68, 53, 0, 0, 9000);" calcext:value-type="string">
            <text:p>insert into game_score (id, matchid, squad, goals, points, time_type) values (1636, 68, 53, 0, 0, 9000);</text:p>
          </table:table-cell>
          <table:table-cell table:number-columns-repeated="1017"/>
        </table:table-row>
        <table:table-row table:style-name="ro3">
          <table:table-cell table:style-name="ce2" table:formula="of:=[.A764]+1" office:value-type="float" office:value="1637" calcext:value-type="float">
            <text:p>1637</text:p>
          </table:table-cell>
          <table:table-cell table:style-name="ce2" table:formula="of:=[.B764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65] &amp; &quot;, &quot; &amp; [.B765] &amp; &quot;, &quot; &amp; [.C765] &amp; &quot;, &quot; &amp; [.D765] &amp; &quot;, &quot; &amp; [.E765] &amp; &quot;, &quot; &amp; [.F765] &amp; &quot;);&quot;" office:value-type="string" office:string-value="insert into game_score (id, matchid, squad, goals, points, time_type) values (1637, 68, 81, 8, 0, 9001);" calcext:value-type="string">
            <text:p>insert into game_score (id, matchid, squad, goals, points, time_type) values (1637, 68, 81, 8, 0, 9001);</text:p>
          </table:table-cell>
          <table:table-cell table:number-columns-repeated="1017"/>
        </table:table-row>
        <table:table-row table:style-name="ro3">
          <table:table-cell table:style-name="ce2" table:formula="of:=[.A765]+1" office:value-type="float" office:value="1638" calcext:value-type="float">
            <text:p>1638</text:p>
          </table:table-cell>
          <table:table-cell table:style-name="ce2" table:formula="of:=[.B765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66] &amp; &quot;, &quot; &amp; [.B766] &amp; &quot;, &quot; &amp; [.C766] &amp; &quot;, &quot; &amp; [.D766] &amp; &quot;, &quot; &amp; [.E766] &amp; &quot;, &quot; &amp; [.F766] &amp; &quot;);&quot;" office:value-type="string" office:string-value="insert into game_score (id, matchid, squad, goals, points, time_type) values (1638, 68, 53, 5, 0, 9001);" calcext:value-type="string">
            <text:p>insert into game_score (id, matchid, squad, goals, points, time_type) values (1638, 68, 53, 5, 0, 9001);</text:p>
          </table:table-cell>
          <table:table-cell table:number-columns-repeated="1017"/>
        </table:table-row>
        <table:table-row table:style-name="ro3">
          <table:table-cell table:style-name="ce2" table:formula="of:=[.A766]+1" office:value-type="float" office:value="1639" calcext:value-type="float">
            <text:p>1639</text:p>
          </table:table-cell>
          <table:table-cell table:style-name="ce2" table:formula="of:=[.B766]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67] &amp; &quot;, &quot; &amp; [.B767] &amp; &quot;, &quot; &amp; [.C767] &amp; &quot;, &quot; &amp; [.D767] &amp; &quot;, &quot; &amp; [.E767] &amp; &quot;, &quot; &amp; [.F767] &amp; &quot;);&quot;" office:value-type="string" office:string-value="insert into game_score (id, matchid, squad, goals, points, time_type) values (1639, 68, 81, 0, 0, 9002);" calcext:value-type="string">
            <text:p>insert into game_score (id, matchid, squad, goals, points, time_type) values (1639, 68, 81, 0, 0, 9002);</text:p>
          </table:table-cell>
          <table:table-cell table:number-columns-repeated="1017"/>
        </table:table-row>
        <table:table-row table:style-name="ro3">
          <table:table-cell table:style-name="ce2" table:formula="of:=[.A767]+1" office:value-type="float" office:value="1640" calcext:value-type="float">
            <text:p>1640</text:p>
          </table:table-cell>
          <table:table-cell table:style-name="ce2" table:formula="of:=[.B767]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68] &amp; &quot;, &quot; &amp; [.B768] &amp; &quot;, &quot; &amp; [.C768] &amp; &quot;, &quot; &amp; [.D768] &amp; &quot;, &quot; &amp; [.E768] &amp; &quot;, &quot; &amp; [.F768] &amp; &quot;);&quot;" office:value-type="string" office:string-value="insert into game_score (id, matchid, squad, goals, points, time_type) values (1640, 68, 53, 1, 0, 9002);" calcext:value-type="string">
            <text:p>insert into game_score (id, matchid, squad, goals, points, time_type) values (1640, 68, 53, 1, 0, 9002);</text:p>
          </table:table-cell>
          <table:table-cell table:number-columns-repeated="1017"/>
        </table:table-row>
        <table:table-row table:style-name="ro3">
          <table:table-cell table:formula="of:=[.A768]+1" office:value-type="float" office:value="1641" calcext:value-type="float">
            <text:p>1641</text:p>
          </table:table-cell>
          <table:table-cell table:formula="of:=[.B745]+1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69] &amp; &quot;, &quot; &amp; [.B769] &amp; &quot;, &quot; &amp; [.C769] &amp; &quot;, &quot; &amp; [.D769] &amp; &quot;, &quot; &amp; [.E769] &amp; &quot;, &quot; &amp; [.F769] &amp; &quot;);&quot;" office:value-type="string" office:string-value="insert into game_score (id, matchid, squad, goals, points, time_type) values (1641, 69, 81, 0, 0, 1);" calcext:value-type="string">
            <text:p>insert into game_score (id, matchid, squad, goals, points, time_type) values (1641, 69, 81, 0, 0, 1);</text:p>
          </table:table-cell>
          <table:table-cell table:number-columns-repeated="1017"/>
        </table:table-row>
        <table:table-row table:style-name="ro3">
          <table:table-cell table:formula="of:=[.A769]+1" office:value-type="float" office:value="1642" calcext:value-type="float">
            <text:p>1642</text:p>
          </table:table-cell>
          <table:table-cell table:formula="of:=[.B769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70] &amp; &quot;, &quot; &amp; [.B770] &amp; &quot;, &quot; &amp; [.C770] &amp; &quot;, &quot; &amp; [.D770] &amp; &quot;, &quot; &amp; [.E770] &amp; &quot;, &quot; &amp; [.F770] &amp; &quot;);&quot;" office:value-type="string" office:string-value="insert into game_score (id, matchid, squad, goals, points, time_type) values (1642, 69, 82, 1, 0, 1);" calcext:value-type="string">
            <text:p>insert into game_score (id, matchid, squad, goals, points, time_type) values (1642, 69, 82, 1, 0, 1);</text:p>
          </table:table-cell>
          <table:table-cell table:number-columns-repeated="1017"/>
        </table:table-row>
        <table:table-row table:style-name="ro3">
          <table:table-cell table:formula="of:=[.A770]+1" office:value-type="float" office:value="1643" calcext:value-type="float">
            <text:p>1643</text:p>
          </table:table-cell>
          <table:table-cell table:formula="of:=[.B770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71] &amp; &quot;, &quot; &amp; [.B771] &amp; &quot;, &quot; &amp; [.C771] &amp; &quot;, &quot; &amp; [.D771] &amp; &quot;, &quot; &amp; [.E771] &amp; &quot;, &quot; &amp; [.F771] &amp; &quot;);&quot;" office:value-type="string" office:string-value="insert into game_score (id, matchid, squad, goals, points, time_type) values (1643, 69, 81, 2, 0, 2);" calcext:value-type="string">
            <text:p>insert into game_score (id, matchid, squad, goals, points, time_type) values (1643, 69, 81, 2, 0, 2);</text:p>
          </table:table-cell>
          <table:table-cell table:number-columns-repeated="1017"/>
        </table:table-row>
        <table:table-row table:style-name="ro3">
          <table:table-cell table:formula="of:=[.A771]+1" office:value-type="float" office:value="1644" calcext:value-type="float">
            <text:p>1644</text:p>
          </table:table-cell>
          <table:table-cell table:formula="of:=[.B771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72] &amp; &quot;, &quot; &amp; [.B772] &amp; &quot;, &quot; &amp; [.C772] &amp; &quot;, &quot; &amp; [.D772] &amp; &quot;, &quot; &amp; [.E772] &amp; &quot;, &quot; &amp; [.F772] &amp; &quot;);&quot;" office:value-type="string" office:string-value="insert into game_score (id, matchid, squad, goals, points, time_type) values (1644, 69, 82, 0, 0, 2);" calcext:value-type="string">
            <text:p>insert into game_score (id, matchid, squad, goals, points, time_type) values (1644, 69, 82, 0, 0, 2);</text:p>
          </table:table-cell>
          <table:table-cell table:number-columns-repeated="1017"/>
        </table:table-row>
        <table:table-row table:style-name="ro3">
          <table:table-cell table:formula="of:=[.A772]+1" office:value-type="float" office:value="1645" calcext:value-type="float">
            <text:p>1645</text:p>
          </table:table-cell>
          <table:table-cell table:formula="of:=[.B772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73] &amp; &quot;, &quot; &amp; [.B773] &amp; &quot;, &quot; &amp; [.C773] &amp; &quot;, &quot; &amp; [.D773] &amp; &quot;, &quot; &amp; [.E773] &amp; &quot;, &quot; &amp; [.F773] &amp; &quot;);&quot;" office:value-type="string" office:string-value="insert into game_score (id, matchid, squad, goals, points, time_type) values (1645, 69, 81, 0, 0, 3);" calcext:value-type="string">
            <text:p>insert into game_score (id, matchid, squad, goals, points, time_type) values (1645, 69, 81, 0, 0, 3);</text:p>
          </table:table-cell>
          <table:table-cell table:number-columns-repeated="1017"/>
        </table:table-row>
        <table:table-row table:style-name="ro3">
          <table:table-cell table:formula="of:=[.A773]+1" office:value-type="float" office:value="1646" calcext:value-type="float">
            <text:p>1646</text:p>
          </table:table-cell>
          <table:table-cell table:formula="of:=[.B773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74] &amp; &quot;, &quot; &amp; [.B774] &amp; &quot;, &quot; &amp; [.C774] &amp; &quot;, &quot; &amp; [.D774] &amp; &quot;, &quot; &amp; [.E774] &amp; &quot;, &quot; &amp; [.F774] &amp; &quot;);&quot;" office:value-type="string" office:string-value="insert into game_score (id, matchid, squad, goals, points, time_type) values (1646, 69, 82, 0, 0, 3);" calcext:value-type="string">
            <text:p>insert into game_score (id, matchid, squad, goals, points, time_type) values (1646, 69, 82, 0, 0, 3);</text:p>
          </table:table-cell>
          <table:table-cell table:number-columns-repeated="1017"/>
        </table:table-row>
        <table:table-row table:style-name="ro3">
          <table:table-cell table:formula="of:=[.A774]+1" office:value-type="float" office:value="1647" calcext:value-type="float">
            <text:p>1647</text:p>
          </table:table-cell>
          <table:table-cell table:formula="of:=[.B774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75] &amp; &quot;, &quot; &amp; [.B775] &amp; &quot;, &quot; &amp; [.C775] &amp; &quot;, &quot; &amp; [.D775] &amp; &quot;, &quot; &amp; [.E775] &amp; &quot;, &quot; &amp; [.F775] &amp; &quot;);&quot;" office:value-type="string" office:string-value="insert into game_score (id, matchid, squad, goals, points, time_type) values (1647, 69, 81, 0, 0, 4);" calcext:value-type="string">
            <text:p>insert into game_score (id, matchid, squad, goals, points, time_type) values (1647, 69, 81, 0, 0, 4);</text:p>
          </table:table-cell>
          <table:table-cell table:number-columns-repeated="1017"/>
        </table:table-row>
        <table:table-row table:style-name="ro3">
          <table:table-cell table:formula="of:=[.A775]+1" office:value-type="float" office:value="1648" calcext:value-type="float">
            <text:p>1648</text:p>
          </table:table-cell>
          <table:table-cell table:formula="of:=[.B775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76] &amp; &quot;, &quot; &amp; [.B776] &amp; &quot;, &quot; &amp; [.C776] &amp; &quot;, &quot; &amp; [.D776] &amp; &quot;, &quot; &amp; [.E776] &amp; &quot;, &quot; &amp; [.F776] &amp; &quot;);&quot;" office:value-type="string" office:string-value="insert into game_score (id, matchid, squad, goals, points, time_type) values (1648, 69, 82, 0, 0, 4);" calcext:value-type="string">
            <text:p>insert into game_score (id, matchid, squad, goals, points, time_type) values (1648, 69, 82, 0, 0, 4);</text:p>
          </table:table-cell>
          <table:table-cell table:number-columns-repeated="1017"/>
        </table:table-row>
        <table:table-row table:style-name="ro3">
          <table:table-cell table:formula="of:=[.A776]+1" office:value-type="float" office:value="1649" calcext:value-type="float">
            <text:p>1649</text:p>
          </table:table-cell>
          <table:table-cell table:formula="of:=[.B776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77] &amp; &quot;, &quot; &amp; [.B777] &amp; &quot;, &quot; &amp; [.C777] &amp; &quot;, &quot; &amp; [.D777] &amp; &quot;, &quot; &amp; [.E777] &amp; &quot;, &quot; &amp; [.F777] &amp; &quot;);&quot;" office:value-type="string" office:string-value="insert into game_score (id, matchid, squad, goals, points, time_type) values (1649, 69, 81, 0, 0, 5);" calcext:value-type="string">
            <text:p>insert into game_score (id, matchid, squad, goals, points, time_type) values (1649, 69, 81, 0, 0, 5);</text:p>
          </table:table-cell>
          <table:table-cell table:number-columns-repeated="1017"/>
        </table:table-row>
        <table:table-row table:style-name="ro3">
          <table:table-cell table:formula="of:=[.A777]+1" office:value-type="float" office:value="1650" calcext:value-type="float">
            <text:p>1650</text:p>
          </table:table-cell>
          <table:table-cell table:formula="of:=[.B777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78] &amp; &quot;, &quot; &amp; [.B778] &amp; &quot;, &quot; &amp; [.C778] &amp; &quot;, &quot; &amp; [.D778] &amp; &quot;, &quot; &amp; [.E778] &amp; &quot;, &quot; &amp; [.F778] &amp; &quot;);&quot;" office:value-type="string" office:string-value="insert into game_score (id, matchid, squad, goals, points, time_type) values (1650, 69, 82, 0, 0, 5);" calcext:value-type="string">
            <text:p>insert into game_score (id, matchid, squad, goals, points, time_type) values (1650, 69, 82, 0, 0, 5);</text:p>
          </table:table-cell>
          <table:table-cell table:number-columns-repeated="1017"/>
        </table:table-row>
        <table:table-row table:style-name="ro3">
          <table:table-cell table:formula="of:=[.A778]+1" office:value-type="float" office:value="1651" calcext:value-type="float">
            <text:p>1651</text:p>
          </table:table-cell>
          <table:table-cell table:formula="of:=[.B778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79] &amp; &quot;, &quot; &amp; [.B779] &amp; &quot;, &quot; &amp; [.C779] &amp; &quot;, &quot; &amp; [.D779] &amp; &quot;, &quot; &amp; [.E779] &amp; &quot;, &quot; &amp; [.F779] &amp; &quot;);&quot;" office:value-type="string" office:string-value="insert into game_score (id, matchid, squad, goals, points, time_type) values (1651, 69, 81, 0, 0, 6);" calcext:value-type="string">
            <text:p>insert into game_score (id, matchid, squad, goals, points, time_type) values (1651, 69, 81, 0, 0, 6);</text:p>
          </table:table-cell>
          <table:table-cell table:number-columns-repeated="1017"/>
        </table:table-row>
        <table:table-row table:style-name="ro3">
          <table:table-cell table:formula="of:=[.A779]+1" office:value-type="float" office:value="1652" calcext:value-type="float">
            <text:p>1652</text:p>
          </table:table-cell>
          <table:table-cell table:formula="of:=[.B779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80] &amp; &quot;, &quot; &amp; [.B780] &amp; &quot;, &quot; &amp; [.C780] &amp; &quot;, &quot; &amp; [.D780] &amp; &quot;, &quot; &amp; [.E780] &amp; &quot;, &quot; &amp; [.F780] &amp; &quot;);&quot;" office:value-type="string" office:string-value="insert into game_score (id, matchid, squad, goals, points, time_type) values (1652, 69, 82, 0, 0, 6);" calcext:value-type="string">
            <text:p>insert into game_score (id, matchid, squad, goals, points, time_type) values (1652, 69, 82, 0, 0, 6);</text:p>
          </table:table-cell>
          <table:table-cell table:number-columns-repeated="1017"/>
        </table:table-row>
        <table:table-row table:style-name="ro3">
          <table:table-cell table:formula="of:=[.A780]+1" office:value-type="float" office:value="1653" calcext:value-type="float">
            <text:p>1653</text:p>
          </table:table-cell>
          <table:table-cell table:formula="of:=[.B780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81] &amp; &quot;, &quot; &amp; [.B781] &amp; &quot;, &quot; &amp; [.C781] &amp; &quot;, &quot; &amp; [.D781] &amp; &quot;, &quot; &amp; [.E781] &amp; &quot;, &quot; &amp; [.F781] &amp; &quot;);&quot;" office:value-type="string" office:string-value="insert into game_score (id, matchid, squad, goals, points, time_type) values (1653, 69, 81, 0, 0, 7);" calcext:value-type="string">
            <text:p>insert into game_score (id, matchid, squad, goals, points, time_type) values (1653, 69, 81, 0, 0, 7);</text:p>
          </table:table-cell>
          <table:table-cell table:number-columns-repeated="1017"/>
        </table:table-row>
        <table:table-row table:style-name="ro3">
          <table:table-cell table:formula="of:=[.A781]+1" office:value-type="float" office:value="1654" calcext:value-type="float">
            <text:p>1654</text:p>
          </table:table-cell>
          <table:table-cell table:formula="of:=[.B781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82] &amp; &quot;, &quot; &amp; [.B782] &amp; &quot;, &quot; &amp; [.C782] &amp; &quot;, &quot; &amp; [.D782] &amp; &quot;, &quot; &amp; [.E782] &amp; &quot;, &quot; &amp; [.F782] &amp; &quot;);&quot;" office:value-type="string" office:string-value="insert into game_score (id, matchid, squad, goals, points, time_type) values (1654, 69, 82, 1, 0, 7);" calcext:value-type="string">
            <text:p>insert into game_score (id, matchid, squad, goals, points, time_type) values (1654, 69, 82, 1, 0, 7);</text:p>
          </table:table-cell>
          <table:table-cell table:number-columns-repeated="1017"/>
        </table:table-row>
        <table:table-row table:style-name="ro3">
          <table:table-cell table:formula="of:=[.A782]+1" office:value-type="float" office:value="1655" calcext:value-type="float">
            <text:p>1655</text:p>
          </table:table-cell>
          <table:table-cell table:formula="of:=[.B782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83] &amp; &quot;, &quot; &amp; [.B783] &amp; &quot;, &quot; &amp; [.C783] &amp; &quot;, &quot; &amp; [.D783] &amp; &quot;, &quot; &amp; [.E783] &amp; &quot;, &quot; &amp; [.F783] &amp; &quot;);&quot;" office:value-type="string" office:string-value="insert into game_score (id, matchid, squad, goals, points, time_type) values (1655, 69, 81, 3, 0, 8);" calcext:value-type="string">
            <text:p>insert into game_score (id, matchid, squad, goals, points, time_type) values (1655, 69, 81, 3, 0, 8);</text:p>
          </table:table-cell>
          <table:table-cell table:number-columns-repeated="1017"/>
        </table:table-row>
        <table:table-row table:style-name="ro3">
          <table:table-cell table:formula="of:=[.A783]+1" office:value-type="float" office:value="1656" calcext:value-type="float">
            <text:p>1656</text:p>
          </table:table-cell>
          <table:table-cell table:formula="of:=[.B783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84] &amp; &quot;, &quot; &amp; [.B784] &amp; &quot;, &quot; &amp; [.C784] &amp; &quot;, &quot; &amp; [.D784] &amp; &quot;, &quot; &amp; [.E784] &amp; &quot;, &quot; &amp; [.F784] &amp; &quot;);&quot;" office:value-type="string" office:string-value="insert into game_score (id, matchid, squad, goals, points, time_type) values (1656, 69, 82, 0, 0, 8);" calcext:value-type="string">
            <text:p>insert into game_score (id, matchid, squad, goals, points, time_type) values (1656, 69, 82, 0, 0, 8);</text:p>
          </table:table-cell>
          <table:table-cell table:number-columns-repeated="1017"/>
        </table:table-row>
        <table:table-row table:style-name="ro3">
          <table:table-cell table:formula="of:=[.A784]+1" office:value-type="float" office:value="1657" calcext:value-type="float">
            <text:p>1657</text:p>
          </table:table-cell>
          <table:table-cell table:formula="of:=[.B784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85] &amp; &quot;, &quot; &amp; [.B785] &amp; &quot;, &quot; &amp; [.C785] &amp; &quot;, &quot; &amp; [.D785] &amp; &quot;, &quot; &amp; [.E785] &amp; &quot;, &quot; &amp; [.F785] &amp; &quot;);&quot;" office:value-type="string" office:string-value="insert into game_score (id, matchid, squad, goals, points, time_type) values (1657, 69, 81, 1, 0, 9);" calcext:value-type="string">
            <text:p>insert into game_score (id, matchid, squad, goals, points, time_type) values (1657, 69, 81, 1, 0, 9);</text:p>
          </table:table-cell>
          <table:table-cell table:number-columns-repeated="1017"/>
        </table:table-row>
        <table:table-row table:style-name="ro3">
          <table:table-cell table:formula="of:=[.A785]+1" office:value-type="float" office:value="1658" calcext:value-type="float">
            <text:p>1658</text:p>
          </table:table-cell>
          <table:table-cell table:formula="of:=[.B785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86] &amp; &quot;, &quot; &amp; [.B786] &amp; &quot;, &quot; &amp; [.C786] &amp; &quot;, &quot; &amp; [.D786] &amp; &quot;, &quot; &amp; [.E786] &amp; &quot;, &quot; &amp; [.F786] &amp; &quot;);&quot;" office:value-type="string" office:string-value="insert into game_score (id, matchid, squad, goals, points, time_type) values (1658, 69, 82, 0, 0, 9);" calcext:value-type="string">
            <text:p>insert into game_score (id, matchid, squad, goals, points, time_type) values (1658, 69, 82, 0, 0, 9);</text:p>
          </table:table-cell>
          <table:table-cell table:number-columns-repeated="1017"/>
        </table:table-row>
        <table:table-row table:style-name="ro3">
          <table:table-cell table:formula="of:=[.A786]+1" office:value-type="float" office:value="1659" calcext:value-type="float">
            <text:p>1659</text:p>
          </table:table-cell>
          <table:table-cell table:formula="of:=[.B786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87] &amp; &quot;, &quot; &amp; [.B787] &amp; &quot;, &quot; &amp; [.C787] &amp; &quot;, &quot; &amp; [.D787] &amp; &quot;, &quot; &amp; [.E787] &amp; &quot;, &quot; &amp; [.F787] &amp; &quot;);&quot;" office:value-type="string" office:string-value="insert into game_score (id, matchid, squad, goals, points, time_type) values (1659, 69, 81, 6, 0, 9000);" calcext:value-type="string">
            <text:p>insert into game_score (id, matchid, squad, goals, points, time_type) values (1659, 69, 81, 6, 0, 9000);</text:p>
          </table:table-cell>
          <table:table-cell table:number-columns-repeated="1017"/>
        </table:table-row>
        <table:table-row table:style-name="ro3">
          <table:table-cell table:formula="of:=[.A787]+1" office:value-type="float" office:value="1660" calcext:value-type="float">
            <text:p>1660</text:p>
          </table:table-cell>
          <table:table-cell table:formula="of:=[.B787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88] &amp; &quot;, &quot; &amp; [.B788] &amp; &quot;, &quot; &amp; [.C788] &amp; &quot;, &quot; &amp; [.D788] &amp; &quot;, &quot; &amp; [.E788] &amp; &quot;, &quot; &amp; [.F788] &amp; &quot;);&quot;" office:value-type="string" office:string-value="insert into game_score (id, matchid, squad, goals, points, time_type) values (1660, 69, 82, 2, 0, 9000);" calcext:value-type="string">
            <text:p>insert into game_score (id, matchid, squad, goals, points, time_type) values (1660, 69, 82, 2, 0, 9000);</text:p>
          </table:table-cell>
          <table:table-cell table:number-columns-repeated="1017"/>
        </table:table-row>
        <table:table-row table:style-name="ro3">
          <table:table-cell table:formula="of:=[.A788]+1" office:value-type="float" office:value="1661" calcext:value-type="float">
            <text:p>1661</text:p>
          </table:table-cell>
          <table:table-cell table:formula="of:=[.B788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89] &amp; &quot;, &quot; &amp; [.B789] &amp; &quot;, &quot; &amp; [.C789] &amp; &quot;, &quot; &amp; [.D789] &amp; &quot;, &quot; &amp; [.E789] &amp; &quot;, &quot; &amp; [.F789] &amp; &quot;);&quot;" office:value-type="string" office:string-value="insert into game_score (id, matchid, squad, goals, points, time_type) values (1661, 69, 81, 15, 0, 9001);" calcext:value-type="string">
            <text:p>insert into game_score (id, matchid, squad, goals, points, time_type) values (1661, 69, 81, 15, 0, 9001);</text:p>
          </table:table-cell>
          <table:table-cell table:number-columns-repeated="1017"/>
        </table:table-row>
        <table:table-row table:style-name="ro3">
          <table:table-cell table:formula="of:=[.A789]+1" office:value-type="float" office:value="1662" calcext:value-type="float">
            <text:p>1662</text:p>
          </table:table-cell>
          <table:table-cell table:formula="of:=[.B789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90] &amp; &quot;, &quot; &amp; [.B790] &amp; &quot;, &quot; &amp; [.C790] &amp; &quot;, &quot; &amp; [.D790] &amp; &quot;, &quot; &amp; [.E790] &amp; &quot;, &quot; &amp; [.F790] &amp; &quot;);&quot;" office:value-type="string" office:string-value="insert into game_score (id, matchid, squad, goals, points, time_type) values (1662, 69, 82, 6, 0, 9001);" calcext:value-type="string">
            <text:p>insert into game_score (id, matchid, squad, goals, points, time_type) values (1662, 69, 82, 6, 0, 9001);</text:p>
          </table:table-cell>
          <table:table-cell table:number-columns-repeated="1017"/>
        </table:table-row>
        <table:table-row table:style-name="ro3">
          <table:table-cell table:formula="of:=[.A790]+1" office:value-type="float" office:value="1663" calcext:value-type="float">
            <text:p>1663</text:p>
          </table:table-cell>
          <table:table-cell table:formula="of:=[.B790]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791] &amp; &quot;, &quot; &amp; [.B791] &amp; &quot;, &quot; &amp; [.C791] &amp; &quot;, &quot; &amp; [.D791] &amp; &quot;, &quot; &amp; [.E791] &amp; &quot;, &quot; &amp; [.F791] &amp; &quot;);&quot;" office:value-type="string" office:string-value="insert into game_score (id, matchid, squad, goals, points, time_type) values (1663, 69, 81, 3, 0, 9002);" calcext:value-type="string">
            <text:p>insert into game_score (id, matchid, squad, goals, points, time_type) values (1663, 69, 81, 3, 0, 9002);</text:p>
          </table:table-cell>
          <table:table-cell table:number-columns-repeated="1017"/>
        </table:table-row>
        <table:table-row table:style-name="ro3">
          <table:table-cell table:formula="of:=[.A791]+1" office:value-type="float" office:value="1664" calcext:value-type="float">
            <text:p>1664</text:p>
          </table:table-cell>
          <table:table-cell table:formula="of:=[.B791]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792] &amp; &quot;, &quot; &amp; [.B792] &amp; &quot;, &quot; &amp; [.C792] &amp; &quot;, &quot; &amp; [.D792] &amp; &quot;, &quot; &amp; [.E792] &amp; &quot;, &quot; &amp; [.F792] &amp; &quot;);&quot;" office:value-type="string" office:string-value="insert into game_score (id, matchid, squad, goals, points, time_type) values (1664, 69, 82, 3, 0, 9002);" calcext:value-type="string">
            <text:p>insert into game_score (id, matchid, squad, goals, points, time_type) values (1664, 69, 82, 3, 0, 9002);</text:p>
          </table:table-cell>
          <table:table-cell table:number-columns-repeated="1017"/>
        </table:table-row>
        <table:table-row table:style-name="ro3">
          <table:table-cell table:style-name="ce2" table:formula="of:=[.A792]+1" office:value-type="float" office:value="1665" calcext:value-type="float">
            <text:p>1665</text:p>
          </table:table-cell>
          <table:table-cell table:style-name="ce2" table:formula="of:=[.B769]+1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93] &amp; &quot;, &quot; &amp; [.B793] &amp; &quot;, &quot; &amp; [.C793] &amp; &quot;, &quot; &amp; [.D793] &amp; &quot;, &quot; &amp; [.E793] &amp; &quot;, &quot; &amp; [.F793] &amp; &quot;);&quot;" office:value-type="string" office:string-value="insert into game_score (id, matchid, squad, goals, points, time_type) values (1665, 70, 31, 0, 0, 1);" calcext:value-type="string">
            <text:p>insert into game_score (id, matchid, squad, goals, points, time_type) values (1665, 70, 31, 0, 0, 1);</text:p>
          </table:table-cell>
          <table:table-cell table:number-columns-repeated="1017"/>
        </table:table-row>
        <table:table-row table:style-name="ro3">
          <table:table-cell table:style-name="ce2" table:formula="of:=[.A793]+1" office:value-type="float" office:value="1666" calcext:value-type="float">
            <text:p>1666</text:p>
          </table:table-cell>
          <table:table-cell table:style-name="ce2" table:formula="of:=[.B793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94] &amp; &quot;, &quot; &amp; [.B794] &amp; &quot;, &quot; &amp; [.C794] &amp; &quot;, &quot; &amp; [.D794] &amp; &quot;, &quot; &amp; [.E794] &amp; &quot;, &quot; &amp; [.F794] &amp; &quot;);&quot;" office:value-type="string" office:string-value="insert into game_score (id, matchid, squad, goals, points, time_type) values (1666, 70, 58, 1, 0, 1);" calcext:value-type="string">
            <text:p>insert into game_score (id, matchid, squad, goals, points, time_type) values (1666, 70, 58, 1, 0, 1);</text:p>
          </table:table-cell>
          <table:table-cell table:number-columns-repeated="1017"/>
        </table:table-row>
        <table:table-row table:style-name="ro3">
          <table:table-cell table:style-name="ce2" table:formula="of:=[.A794]+1" office:value-type="float" office:value="1667" calcext:value-type="float">
            <text:p>1667</text:p>
          </table:table-cell>
          <table:table-cell table:style-name="ce2" table:formula="of:=[.B794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95] &amp; &quot;, &quot; &amp; [.B795] &amp; &quot;, &quot; &amp; [.C795] &amp; &quot;, &quot; &amp; [.D795] &amp; &quot;, &quot; &amp; [.E795] &amp; &quot;, &quot; &amp; [.F795] &amp; &quot;);&quot;" office:value-type="string" office:string-value="insert into game_score (id, matchid, squad, goals, points, time_type) values (1667, 70, 31, 1, 0, 2);" calcext:value-type="string">
            <text:p>insert into game_score (id, matchid, squad, goals, points, time_type) values (1667, 70, 31, 1, 0, 2);</text:p>
          </table:table-cell>
          <table:table-cell table:number-columns-repeated="1017"/>
        </table:table-row>
        <table:table-row table:style-name="ro3">
          <table:table-cell table:style-name="ce2" table:formula="of:=[.A795]+1" office:value-type="float" office:value="1668" calcext:value-type="float">
            <text:p>1668</text:p>
          </table:table-cell>
          <table:table-cell table:style-name="ce2" table:formula="of:=[.B795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96] &amp; &quot;, &quot; &amp; [.B796] &amp; &quot;, &quot; &amp; [.C796] &amp; &quot;, &quot; &amp; [.D796] &amp; &quot;, &quot; &amp; [.E796] &amp; &quot;, &quot; &amp; [.F796] &amp; &quot;);&quot;" office:value-type="string" office:string-value="insert into game_score (id, matchid, squad, goals, points, time_type) values (1668, 70, 58, 0, 0, 2);" calcext:value-type="string">
            <text:p>insert into game_score (id, matchid, squad, goals, points, time_type) values (1668, 70, 58, 0, 0, 2);</text:p>
          </table:table-cell>
          <table:table-cell table:number-columns-repeated="1017"/>
        </table:table-row>
        <table:table-row table:style-name="ro3">
          <table:table-cell table:style-name="ce2" table:formula="of:=[.A796]+1" office:value-type="float" office:value="1669" calcext:value-type="float">
            <text:p>1669</text:p>
          </table:table-cell>
          <table:table-cell table:style-name="ce2" table:formula="of:=[.B796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97] &amp; &quot;, &quot; &amp; [.B797] &amp; &quot;, &quot; &amp; [.C797] &amp; &quot;, &quot; &amp; [.D797] &amp; &quot;, &quot; &amp; [.E797] &amp; &quot;, &quot; &amp; [.F797] &amp; &quot;);&quot;" office:value-type="string" office:string-value="insert into game_score (id, matchid, squad, goals, points, time_type) values (1669, 70, 31, 0, 0, 3);" calcext:value-type="string">
            <text:p>insert into game_score (id, matchid, squad, goals, points, time_type) values (1669, 70, 31, 0, 0, 3);</text:p>
          </table:table-cell>
          <table:table-cell table:number-columns-repeated="1017"/>
        </table:table-row>
        <table:table-row table:style-name="ro3">
          <table:table-cell table:style-name="ce2" table:formula="of:=[.A797]+1" office:value-type="float" office:value="1670" calcext:value-type="float">
            <text:p>1670</text:p>
          </table:table-cell>
          <table:table-cell table:style-name="ce2" table:formula="of:=[.B797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98] &amp; &quot;, &quot; &amp; [.B798] &amp; &quot;, &quot; &amp; [.C798] &amp; &quot;, &quot; &amp; [.D798] &amp; &quot;, &quot; &amp; [.E798] &amp; &quot;, &quot; &amp; [.F798] &amp; &quot;);&quot;" office:value-type="string" office:string-value="insert into game_score (id, matchid, squad, goals, points, time_type) values (1670, 70, 58, 0, 0, 3);" calcext:value-type="string">
            <text:p>insert into game_score (id, matchid, squad, goals, points, time_type) values (1670, 70, 58, 0, 0, 3);</text:p>
          </table:table-cell>
          <table:table-cell table:number-columns-repeated="1017"/>
        </table:table-row>
        <table:table-row table:style-name="ro3">
          <table:table-cell table:style-name="ce2" table:formula="of:=[.A798]+1" office:value-type="float" office:value="1671" calcext:value-type="float">
            <text:p>1671</text:p>
          </table:table-cell>
          <table:table-cell table:style-name="ce2" table:formula="of:=[.B798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99] &amp; &quot;, &quot; &amp; [.B799] &amp; &quot;, &quot; &amp; [.C799] &amp; &quot;, &quot; &amp; [.D799] &amp; &quot;, &quot; &amp; [.E799] &amp; &quot;, &quot; &amp; [.F799] &amp; &quot;);&quot;" office:value-type="string" office:string-value="insert into game_score (id, matchid, squad, goals, points, time_type) values (1671, 70, 31, 0, 0, 4);" calcext:value-type="string">
            <text:p>insert into game_score (id, matchid, squad, goals, points, time_type) values (1671, 70, 31, 0, 0, 4);</text:p>
          </table:table-cell>
          <table:table-cell table:number-columns-repeated="1017"/>
        </table:table-row>
        <table:table-row table:style-name="ro3">
          <table:table-cell table:style-name="ce2" table:formula="of:=[.A799]+1" office:value-type="float" office:value="1672" calcext:value-type="float">
            <text:p>1672</text:p>
          </table:table-cell>
          <table:table-cell table:style-name="ce2" table:formula="of:=[.B799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00] &amp; &quot;, &quot; &amp; [.B800] &amp; &quot;, &quot; &amp; [.C800] &amp; &quot;, &quot; &amp; [.D800] &amp; &quot;, &quot; &amp; [.E800] &amp; &quot;, &quot; &amp; [.F800] &amp; &quot;);&quot;" office:value-type="string" office:string-value="insert into game_score (id, matchid, squad, goals, points, time_type) values (1672, 70, 58, 1, 0, 4);" calcext:value-type="string">
            <text:p>insert into game_score (id, matchid, squad, goals, points, time_type) values (1672, 70, 58, 1, 0, 4);</text:p>
          </table:table-cell>
          <table:table-cell table:number-columns-repeated="1017"/>
        </table:table-row>
        <table:table-row table:style-name="ro3">
          <table:table-cell table:style-name="ce2" table:formula="of:=[.A800]+1" office:value-type="float" office:value="1673" calcext:value-type="float">
            <text:p>1673</text:p>
          </table:table-cell>
          <table:table-cell table:style-name="ce2" table:formula="of:=[.B800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01] &amp; &quot;, &quot; &amp; [.B801] &amp; &quot;, &quot; &amp; [.C801] &amp; &quot;, &quot; &amp; [.D801] &amp; &quot;, &quot; &amp; [.E801] &amp; &quot;, &quot; &amp; [.F801] &amp; &quot;);&quot;" office:value-type="string" office:string-value="insert into game_score (id, matchid, squad, goals, points, time_type) values (1673, 70, 31, 0, 0, 5);" calcext:value-type="string">
            <text:p>insert into game_score (id, matchid, squad, goals, points, time_type) values (1673, 70, 31, 0, 0, 5);</text:p>
          </table:table-cell>
          <table:table-cell table:number-columns-repeated="1017"/>
        </table:table-row>
        <table:table-row table:style-name="ro3">
          <table:table-cell table:style-name="ce2" table:formula="of:=[.A801]+1" office:value-type="float" office:value="1674" calcext:value-type="float">
            <text:p>1674</text:p>
          </table:table-cell>
          <table:table-cell table:style-name="ce2" table:formula="of:=[.B801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02] &amp; &quot;, &quot; &amp; [.B802] &amp; &quot;, &quot; &amp; [.C802] &amp; &quot;, &quot; &amp; [.D802] &amp; &quot;, &quot; &amp; [.E802] &amp; &quot;, &quot; &amp; [.F802] &amp; &quot;);&quot;" office:value-type="string" office:string-value="insert into game_score (id, matchid, squad, goals, points, time_type) values (1674, 70, 58, 0, 0, 5);" calcext:value-type="string">
            <text:p>insert into game_score (id, matchid, squad, goals, points, time_type) values (1674, 70, 58, 0, 0, 5);</text:p>
          </table:table-cell>
          <table:table-cell table:number-columns-repeated="1017"/>
        </table:table-row>
        <table:table-row table:style-name="ro3">
          <table:table-cell table:style-name="ce2" table:formula="of:=[.A802]+1" office:value-type="float" office:value="1675" calcext:value-type="float">
            <text:p>1675</text:p>
          </table:table-cell>
          <table:table-cell table:style-name="ce2" table:formula="of:=[.B802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3] &amp; &quot;, &quot; &amp; [.B803] &amp; &quot;, &quot; &amp; [.C803] &amp; &quot;, &quot; &amp; [.D803] &amp; &quot;, &quot; &amp; [.E803] &amp; &quot;, &quot; &amp; [.F803] &amp; &quot;);&quot;" office:value-type="string" office:string-value="insert into game_score (id, matchid, squad, goals, points, time_type) values (1675, 70, 31, 0, 0, 6);" calcext:value-type="string">
            <text:p>insert into game_score (id, matchid, squad, goals, points, time_type) values (1675, 70, 31, 0, 0, 6);</text:p>
          </table:table-cell>
          <table:table-cell table:number-columns-repeated="1017"/>
        </table:table-row>
        <table:table-row table:style-name="ro3">
          <table:table-cell table:style-name="ce2" table:formula="of:=[.A803]+1" office:value-type="float" office:value="1676" calcext:value-type="float">
            <text:p>1676</text:p>
          </table:table-cell>
          <table:table-cell table:style-name="ce2" table:formula="of:=[.B803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4] &amp; &quot;, &quot; &amp; [.B804] &amp; &quot;, &quot; &amp; [.C804] &amp; &quot;, &quot; &amp; [.D804] &amp; &quot;, &quot; &amp; [.E804] &amp; &quot;, &quot; &amp; [.F804] &amp; &quot;);&quot;" office:value-type="string" office:string-value="insert into game_score (id, matchid, squad, goals, points, time_type) values (1676, 70, 58, 0, 0, 6);" calcext:value-type="string">
            <text:p>insert into game_score (id, matchid, squad, goals, points, time_type) values (1676, 70, 58, 0, 0, 6);</text:p>
          </table:table-cell>
          <table:table-cell table:number-columns-repeated="1017"/>
        </table:table-row>
        <table:table-row table:style-name="ro3">
          <table:table-cell table:style-name="ce2" table:formula="of:=[.A804]+1" office:value-type="float" office:value="1677" calcext:value-type="float">
            <text:p>1677</text:p>
          </table:table-cell>
          <table:table-cell table:style-name="ce2" table:formula="of:=[.B804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05] &amp; &quot;, &quot; &amp; [.B805] &amp; &quot;, &quot; &amp; [.C805] &amp; &quot;, &quot; &amp; [.D805] &amp; &quot;, &quot; &amp; [.E805] &amp; &quot;, &quot; &amp; [.F805] &amp; &quot;);&quot;" office:value-type="string" office:string-value="insert into game_score (id, matchid, squad, goals, points, time_type) values (1677, 70, 31, 0, 0, 7);" calcext:value-type="string">
            <text:p>insert into game_score (id, matchid, squad, goals, points, time_type) values (1677, 70, 31, 0, 0, 7);</text:p>
          </table:table-cell>
          <table:table-cell table:number-columns-repeated="1017"/>
        </table:table-row>
        <table:table-row table:style-name="ro3">
          <table:table-cell table:style-name="ce2" table:formula="of:=[.A805]+1" office:value-type="float" office:value="1678" calcext:value-type="float">
            <text:p>1678</text:p>
          </table:table-cell>
          <table:table-cell table:style-name="ce2" table:formula="of:=[.B805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06] &amp; &quot;, &quot; &amp; [.B806] &amp; &quot;, &quot; &amp; [.C806] &amp; &quot;, &quot; &amp; [.D806] &amp; &quot;, &quot; &amp; [.E806] &amp; &quot;, &quot; &amp; [.F806] &amp; &quot;);&quot;" office:value-type="string" office:string-value="insert into game_score (id, matchid, squad, goals, points, time_type) values (1678, 70, 58, 0, 0, 7);" calcext:value-type="string">
            <text:p>insert into game_score (id, matchid, squad, goals, points, time_type) values (1678, 70, 58, 0, 0, 7);</text:p>
          </table:table-cell>
          <table:table-cell table:number-columns-repeated="1017"/>
        </table:table-row>
        <table:table-row table:style-name="ro3">
          <table:table-cell table:style-name="ce2" table:formula="of:=[.A806]+1" office:value-type="float" office:value="1679" calcext:value-type="float">
            <text:p>1679</text:p>
          </table:table-cell>
          <table:table-cell table:style-name="ce2" table:formula="of:=[.B806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07] &amp; &quot;, &quot; &amp; [.B807] &amp; &quot;, &quot; &amp; [.C807] &amp; &quot;, &quot; &amp; [.D807] &amp; &quot;, &quot; &amp; [.E807] &amp; &quot;, &quot; &amp; [.F807] &amp; &quot;);&quot;" office:value-type="string" office:string-value="insert into game_score (id, matchid, squad, goals, points, time_type) values (1679, 70, 31, 0, 0, 8);" calcext:value-type="string">
            <text:p>insert into game_score (id, matchid, squad, goals, points, time_type) values (1679, 70, 31, 0, 0, 8);</text:p>
          </table:table-cell>
          <table:table-cell table:number-columns-repeated="1017"/>
        </table:table-row>
        <table:table-row table:style-name="ro3">
          <table:table-cell table:style-name="ce2" table:formula="of:=[.A807]+1" office:value-type="float" office:value="1680" calcext:value-type="float">
            <text:p>1680</text:p>
          </table:table-cell>
          <table:table-cell table:style-name="ce2" table:formula="of:=[.B807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08] &amp; &quot;, &quot; &amp; [.B808] &amp; &quot;, &quot; &amp; [.C808] &amp; &quot;, &quot; &amp; [.D808] &amp; &quot;, &quot; &amp; [.E808] &amp; &quot;, &quot; &amp; [.F808] &amp; &quot;);&quot;" office:value-type="string" office:string-value="insert into game_score (id, matchid, squad, goals, points, time_type) values (1680, 70, 58, 1, 0, 8);" calcext:value-type="string">
            <text:p>insert into game_score (id, matchid, squad, goals, points, time_type) values (1680, 70, 58, 1, 0, 8);</text:p>
          </table:table-cell>
          <table:table-cell table:number-columns-repeated="1017"/>
        </table:table-row>
        <table:table-row table:style-name="ro3">
          <table:table-cell table:style-name="ce2" table:formula="of:=[.A808]+1" office:value-type="float" office:value="1681" calcext:value-type="float">
            <text:p>1681</text:p>
          </table:table-cell>
          <table:table-cell table:style-name="ce2" table:formula="of:=[.B808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09] &amp; &quot;, &quot; &amp; [.B809] &amp; &quot;, &quot; &amp; [.C809] &amp; &quot;, &quot; &amp; [.D809] &amp; &quot;, &quot; &amp; [.E809] &amp; &quot;, &quot; &amp; [.F809] &amp; &quot;);&quot;" office:value-type="string" office:string-value="insert into game_score (id, matchid, squad, goals, points, time_type) values (1681, 70, 31, 0, 0, 9);" calcext:value-type="string">
            <text:p>insert into game_score (id, matchid, squad, goals, points, time_type) values (1681, 70, 31, 0, 0, 9);</text:p>
          </table:table-cell>
          <table:table-cell table:number-columns-repeated="1017"/>
        </table:table-row>
        <table:table-row table:style-name="ro3">
          <table:table-cell table:style-name="ce2" table:formula="of:=[.A809]+1" office:value-type="float" office:value="1682" calcext:value-type="float">
            <text:p>1682</text:p>
          </table:table-cell>
          <table:table-cell table:style-name="ce2" table:formula="of:=[.B809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10] &amp; &quot;, &quot; &amp; [.B810] &amp; &quot;, &quot; &amp; [.C810] &amp; &quot;, &quot; &amp; [.D810] &amp; &quot;, &quot; &amp; [.E810] &amp; &quot;, &quot; &amp; [.F810] &amp; &quot;);&quot;" office:value-type="string" office:string-value="insert into game_score (id, matchid, squad, goals, points, time_type) values (1682, 70, 58, null, 0, 9);" calcext:value-type="string">
            <text:p>insert into game_score (id, matchid, squad, goals, points, time_type) values (1682, 70, 58, null, 0, 9);</text:p>
          </table:table-cell>
          <table:table-cell table:number-columns-repeated="1017"/>
        </table:table-row>
        <table:table-row table:style-name="ro3">
          <table:table-cell table:style-name="ce2" table:formula="of:=[.A810]+1" office:value-type="float" office:value="1683" calcext:value-type="float">
            <text:p>1683</text:p>
          </table:table-cell>
          <table:table-cell table:style-name="ce2" table:formula="of:=[.B810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11] &amp; &quot;, &quot; &amp; [.B811] &amp; &quot;, &quot; &amp; [.C811] &amp; &quot;, &quot; &amp; [.D811] &amp; &quot;, &quot; &amp; [.E811] &amp; &quot;, &quot; &amp; [.F811] &amp; &quot;);&quot;" office:value-type="string" office:string-value="insert into game_score (id, matchid, squad, goals, points, time_type) values (1683, 70, 31, 1, 0, 9000);" calcext:value-type="string">
            <text:p>insert into game_score (id, matchid, squad, goals, points, time_type) values (1683, 70, 31, 1, 0, 9000);</text:p>
          </table:table-cell>
          <table:table-cell table:number-columns-repeated="1017"/>
        </table:table-row>
        <table:table-row table:style-name="ro3">
          <table:table-cell table:style-name="ce2" table:formula="of:=[.A811]+1" office:value-type="float" office:value="1684" calcext:value-type="float">
            <text:p>1684</text:p>
          </table:table-cell>
          <table:table-cell table:style-name="ce2" table:formula="of:=[.B811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12] &amp; &quot;, &quot; &amp; [.B812] &amp; &quot;, &quot; &amp; [.C812] &amp; &quot;, &quot; &amp; [.D812] &amp; &quot;, &quot; &amp; [.E812] &amp; &quot;, &quot; &amp; [.F812] &amp; &quot;);&quot;" office:value-type="string" office:string-value="insert into game_score (id, matchid, squad, goals, points, time_type) values (1684, 70, 58, 3, 0, 9000);" calcext:value-type="string">
            <text:p>insert into game_score (id, matchid, squad, goals, points, time_type) values (1684, 70, 58, 3, 0, 9000);</text:p>
          </table:table-cell>
          <table:table-cell table:number-columns-repeated="1017"/>
        </table:table-row>
        <table:table-row table:style-name="ro3">
          <table:table-cell table:style-name="ce2" table:formula="of:=[.A812]+1" office:value-type="float" office:value="1685" calcext:value-type="float">
            <text:p>1685</text:p>
          </table:table-cell>
          <table:table-cell table:style-name="ce2" table:formula="of:=[.B812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13] &amp; &quot;, &quot; &amp; [.B813] &amp; &quot;, &quot; &amp; [.C813] &amp; &quot;, &quot; &amp; [.D813] &amp; &quot;, &quot; &amp; [.E813] &amp; &quot;, &quot; &amp; [.F813] &amp; &quot;);&quot;" office:value-type="string" office:string-value="insert into game_score (id, matchid, squad, goals, points, time_type) values (1685, 70, 31, 6, 0, 9001);" calcext:value-type="string">
            <text:p>insert into game_score (id, matchid, squad, goals, points, time_type) values (1685, 70, 31, 6, 0, 9001);</text:p>
          </table:table-cell>
          <table:table-cell table:number-columns-repeated="1017"/>
        </table:table-row>
        <table:table-row table:style-name="ro3">
          <table:table-cell table:style-name="ce2" table:formula="of:=[.A813]+1" office:value-type="float" office:value="1686" calcext:value-type="float">
            <text:p>1686</text:p>
          </table:table-cell>
          <table:table-cell table:style-name="ce2" table:formula="of:=[.B813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14] &amp; &quot;, &quot; &amp; [.B814] &amp; &quot;, &quot; &amp; [.C814] &amp; &quot;, &quot; &amp; [.D814] &amp; &quot;, &quot; &amp; [.E814] &amp; &quot;, &quot; &amp; [.F814] &amp; &quot;);&quot;" office:value-type="string" office:string-value="insert into game_score (id, matchid, squad, goals, points, time_type) values (1686, 70, 58, 3, 0, 9001);" calcext:value-type="string">
            <text:p>insert into game_score (id, matchid, squad, goals, points, time_type) values (1686, 70, 58, 3, 0, 9001);</text:p>
          </table:table-cell>
          <table:table-cell table:number-columns-repeated="1017"/>
        </table:table-row>
        <table:table-row table:style-name="ro3">
          <table:table-cell table:style-name="ce2" table:formula="of:=[.A814]+1" office:value-type="float" office:value="1687" calcext:value-type="float">
            <text:p>1687</text:p>
          </table:table-cell>
          <table:table-cell table:style-name="ce2" table:formula="of:=[.B814]" office:value-type="float" office:value="70" calcext:value-type="float">
            <text:p>7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15] &amp; &quot;, &quot; &amp; [.B815] &amp; &quot;, &quot; &amp; [.C815] &amp; &quot;, &quot; &amp; [.D815] &amp; &quot;, &quot; &amp; [.E815] &amp; &quot;, &quot; &amp; [.F815] &amp; &quot;);&quot;" office:value-type="string" office:string-value="insert into game_score (id, matchid, squad, goals, points, time_type) values (1687, 70, 31, 0, 0, 9002);" calcext:value-type="string">
            <text:p>insert into game_score (id, matchid, squad, goals, points, time_type) values (1687, 70, 31, 0, 0, 9002);</text:p>
          </table:table-cell>
          <table:table-cell table:number-columns-repeated="1017"/>
        </table:table-row>
        <table:table-row table:style-name="ro3">
          <table:table-cell table:style-name="ce2" table:formula="of:=[.A815]+1" office:value-type="float" office:value="1688" calcext:value-type="float">
            <text:p>1688</text:p>
          </table:table-cell>
          <table:table-cell table:style-name="ce2" table:formula="of:=[.B815]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16] &amp; &quot;, &quot; &amp; [.B816] &amp; &quot;, &quot; &amp; [.C816] &amp; &quot;, &quot; &amp; [.D816] &amp; &quot;, &quot; &amp; [.E816] &amp; &quot;, &quot; &amp; [.F816] &amp; &quot;);&quot;" office:value-type="string" office:string-value="insert into game_score (id, matchid, squad, goals, points, time_type) values (1688, 70, 58, 2, 0, 9002);" calcext:value-type="string">
            <text:p>insert into game_score (id, matchid, squad, goals, points, time_type) values (1688, 70, 58, 2, 0, 9002);</text:p>
          </table:table-cell>
          <table:table-cell table:number-columns-repeated="1017"/>
        </table:table-row>
        <table:table-row table:style-name="ro3">
          <table:table-cell table:formula="of:=[.A816]+1" office:value-type="float" office:value="1689" calcext:value-type="float">
            <text:p>1689</text:p>
          </table:table-cell>
          <table:table-cell table:formula="of:=[.B793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17] &amp; &quot;, &quot; &amp; [.B817] &amp; &quot;, &quot; &amp; [.C817] &amp; &quot;, &quot; &amp; [.D817] &amp; &quot;, &quot; &amp; [.E817] &amp; &quot;, &quot; &amp; [.F817] &amp; &quot;);&quot;" office:value-type="string" office:string-value="insert into game_score (id, matchid, squad, goals, points, time_type) values (1689, 71, 1, 0, 0, 1);" calcext:value-type="string">
            <text:p>insert into game_score (id, matchid, squad, goals, points, time_type) values (1689, 71, 1, 0, 0, 1);</text:p>
          </table:table-cell>
          <table:table-cell table:number-columns-repeated="1017"/>
        </table:table-row>
        <table:table-row table:style-name="ro3">
          <table:table-cell table:formula="of:=[.A817]+1" office:value-type="float" office:value="1690" calcext:value-type="float">
            <text:p>1690</text:p>
          </table:table-cell>
          <table:table-cell table:formula="of:=[.B817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18] &amp; &quot;, &quot; &amp; [.B818] &amp; &quot;, &quot; &amp; [.C818] &amp; &quot;, &quot; &amp; [.D818] &amp; &quot;, &quot; &amp; [.E818] &amp; &quot;, &quot; &amp; [.F818] &amp; &quot;);&quot;" office:value-type="string" office:string-value="insert into game_score (id, matchid, squad, goals, points, time_type) values (1690, 71, 1787, 2, 0, 1);" calcext:value-type="string">
            <text:p>insert into game_score (id, matchid, squad, goals, points, time_type) values (1690, 71, 1787, 2, 0, 1);</text:p>
          </table:table-cell>
          <table:table-cell table:number-columns-repeated="1017"/>
        </table:table-row>
        <table:table-row table:style-name="ro3">
          <table:table-cell table:formula="of:=[.A818]+1" office:value-type="float" office:value="1691" calcext:value-type="float">
            <text:p>1691</text:p>
          </table:table-cell>
          <table:table-cell table:formula="of:=[.B818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19] &amp; &quot;, &quot; &amp; [.B819] &amp; &quot;, &quot; &amp; [.C819] &amp; &quot;, &quot; &amp; [.D819] &amp; &quot;, &quot; &amp; [.E819] &amp; &quot;, &quot; &amp; [.F819] &amp; &quot;);&quot;" office:value-type="string" office:string-value="insert into game_score (id, matchid, squad, goals, points, time_type) values (1691, 71, 1, 0, 0, 2);" calcext:value-type="string">
            <text:p>insert into game_score (id, matchid, squad, goals, points, time_type) values (1691, 71, 1, 0, 0, 2);</text:p>
          </table:table-cell>
          <table:table-cell table:number-columns-repeated="1017"/>
        </table:table-row>
        <table:table-row table:style-name="ro3">
          <table:table-cell table:formula="of:=[.A819]+1" office:value-type="float" office:value="1692" calcext:value-type="float">
            <text:p>1692</text:p>
          </table:table-cell>
          <table:table-cell table:formula="of:=[.B819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20] &amp; &quot;, &quot; &amp; [.B820] &amp; &quot;, &quot; &amp; [.C820] &amp; &quot;, &quot; &amp; [.D820] &amp; &quot;, &quot; &amp; [.E820] &amp; &quot;, &quot; &amp; [.F820] &amp; &quot;);&quot;" office:value-type="string" office:string-value="insert into game_score (id, matchid, squad, goals, points, time_type) values (1692, 71, 1787, 4, 0, 2);" calcext:value-type="string">
            <text:p>insert into game_score (id, matchid, squad, goals, points, time_type) values (1692, 71, 1787, 4, 0, 2);</text:p>
          </table:table-cell>
          <table:table-cell table:number-columns-repeated="1017"/>
        </table:table-row>
        <table:table-row table:style-name="ro3">
          <table:table-cell table:formula="of:=[.A820]+1" office:value-type="float" office:value="1693" calcext:value-type="float">
            <text:p>1693</text:p>
          </table:table-cell>
          <table:table-cell table:formula="of:=[.B820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21] &amp; &quot;, &quot; &amp; [.B821] &amp; &quot;, &quot; &amp; [.C821] &amp; &quot;, &quot; &amp; [.D821] &amp; &quot;, &quot; &amp; [.E821] &amp; &quot;, &quot; &amp; [.F821] &amp; &quot;);&quot;" office:value-type="string" office:string-value="insert into game_score (id, matchid, squad, goals, points, time_type) values (1693, 71, 1, 0, 0, 3);" calcext:value-type="string">
            <text:p>insert into game_score (id, matchid, squad, goals, points, time_type) values (1693, 71, 1, 0, 0, 3);</text:p>
          </table:table-cell>
          <table:table-cell table:number-columns-repeated="1017"/>
        </table:table-row>
        <table:table-row table:style-name="ro3">
          <table:table-cell table:formula="of:=[.A821]+1" office:value-type="float" office:value="1694" calcext:value-type="float">
            <text:p>1694</text:p>
          </table:table-cell>
          <table:table-cell table:formula="of:=[.B821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22] &amp; &quot;, &quot; &amp; [.B822] &amp; &quot;, &quot; &amp; [.C822] &amp; &quot;, &quot; &amp; [.D822] &amp; &quot;, &quot; &amp; [.E822] &amp; &quot;, &quot; &amp; [.F822] &amp; &quot;);&quot;" office:value-type="string" office:string-value="insert into game_score (id, matchid, squad, goals, points, time_type) values (1694, 71, 1787, 0, 0, 3);" calcext:value-type="string">
            <text:p>insert into game_score (id, matchid, squad, goals, points, time_type) values (1694, 71, 1787, 0, 0, 3);</text:p>
          </table:table-cell>
          <table:table-cell table:number-columns-repeated="1017"/>
        </table:table-row>
        <table:table-row table:style-name="ro3">
          <table:table-cell table:formula="of:=[.A822]+1" office:value-type="float" office:value="1695" calcext:value-type="float">
            <text:p>1695</text:p>
          </table:table-cell>
          <table:table-cell table:formula="of:=[.B822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23] &amp; &quot;, &quot; &amp; [.B823] &amp; &quot;, &quot; &amp; [.C823] &amp; &quot;, &quot; &amp; [.D823] &amp; &quot;, &quot; &amp; [.E823] &amp; &quot;, &quot; &amp; [.F823] &amp; &quot;);&quot;" office:value-type="string" office:string-value="insert into game_score (id, matchid, squad, goals, points, time_type) values (1695, 71, 1, 0, 0, 4);" calcext:value-type="string">
            <text:p>insert into game_score (id, matchid, squad, goals, points, time_type) values (1695, 71, 1, 0, 0, 4);</text:p>
          </table:table-cell>
          <table:table-cell table:number-columns-repeated="1017"/>
        </table:table-row>
        <table:table-row table:style-name="ro3">
          <table:table-cell table:formula="of:=[.A823]+1" office:value-type="float" office:value="1696" calcext:value-type="float">
            <text:p>1696</text:p>
          </table:table-cell>
          <table:table-cell table:formula="of:=[.B823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24] &amp; &quot;, &quot; &amp; [.B824] &amp; &quot;, &quot; &amp; [.C824] &amp; &quot;, &quot; &amp; [.D824] &amp; &quot;, &quot; &amp; [.E824] &amp; &quot;, &quot; &amp; [.F824] &amp; &quot;);&quot;" office:value-type="string" office:string-value="insert into game_score (id, matchid, squad, goals, points, time_type) values (1696, 71, 1787, 0, 0, 4);" calcext:value-type="string">
            <text:p>insert into game_score (id, matchid, squad, goals, points, time_type) values (1696, 71, 1787, 0, 0, 4);</text:p>
          </table:table-cell>
          <table:table-cell table:number-columns-repeated="1017"/>
        </table:table-row>
        <table:table-row table:style-name="ro3">
          <table:table-cell table:formula="of:=[.A824]+1" office:value-type="float" office:value="1697" calcext:value-type="float">
            <text:p>1697</text:p>
          </table:table-cell>
          <table:table-cell table:formula="of:=[.B824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25] &amp; &quot;, &quot; &amp; [.B825] &amp; &quot;, &quot; &amp; [.C825] &amp; &quot;, &quot; &amp; [.D825] &amp; &quot;, &quot; &amp; [.E825] &amp; &quot;, &quot; &amp; [.F825] &amp; &quot;);&quot;" office:value-type="string" office:string-value="insert into game_score (id, matchid, squad, goals, points, time_type) values (1697, 71, 1, 1, 0, 5);" calcext:value-type="string">
            <text:p>insert into game_score (id, matchid, squad, goals, points, time_type) values (1697, 71, 1, 1, 0, 5);</text:p>
          </table:table-cell>
          <table:table-cell table:number-columns-repeated="1017"/>
        </table:table-row>
        <table:table-row table:style-name="ro3">
          <table:table-cell table:formula="of:=[.A825]+1" office:value-type="float" office:value="1698" calcext:value-type="float">
            <text:p>1698</text:p>
          </table:table-cell>
          <table:table-cell table:formula="of:=[.B825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26] &amp; &quot;, &quot; &amp; [.B826] &amp; &quot;, &quot; &amp; [.C826] &amp; &quot;, &quot; &amp; [.D826] &amp; &quot;, &quot; &amp; [.E826] &amp; &quot;, &quot; &amp; [.F826] &amp; &quot;);&quot;" office:value-type="string" office:string-value="insert into game_score (id, matchid, squad, goals, points, time_type) values (1698, 71, 1787, 1, 0, 5);" calcext:value-type="string">
            <text:p>insert into game_score (id, matchid, squad, goals, points, time_type) values (1698, 71, 1787, 1, 0, 5);</text:p>
          </table:table-cell>
          <table:table-cell table:number-columns-repeated="1017"/>
        </table:table-row>
        <table:table-row table:style-name="ro3">
          <table:table-cell table:formula="of:=[.A826]+1" office:value-type="float" office:value="1699" calcext:value-type="float">
            <text:p>1699</text:p>
          </table:table-cell>
          <table:table-cell table:formula="of:=[.B826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27] &amp; &quot;, &quot; &amp; [.B827] &amp; &quot;, &quot; &amp; [.C827] &amp; &quot;, &quot; &amp; [.D827] &amp; &quot;, &quot; &amp; [.E827] &amp; &quot;, &quot; &amp; [.F827] &amp; &quot;);&quot;" office:value-type="string" office:string-value="insert into game_score (id, matchid, squad, goals, points, time_type) values (1699, 71, 1, 0, 0, 6);" calcext:value-type="string">
            <text:p>insert into game_score (id, matchid, squad, goals, points, time_type) values (1699, 71, 1, 0, 0, 6);</text:p>
          </table:table-cell>
          <table:table-cell table:number-columns-repeated="1017"/>
        </table:table-row>
        <table:table-row table:style-name="ro3">
          <table:table-cell table:formula="of:=[.A827]+1" office:value-type="float" office:value="1700" calcext:value-type="float">
            <text:p>1700</text:p>
          </table:table-cell>
          <table:table-cell table:formula="of:=[.B827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28] &amp; &quot;, &quot; &amp; [.B828] &amp; &quot;, &quot; &amp; [.C828] &amp; &quot;, &quot; &amp; [.D828] &amp; &quot;, &quot; &amp; [.E828] &amp; &quot;, &quot; &amp; [.F828] &amp; &quot;);&quot;" office:value-type="string" office:string-value="insert into game_score (id, matchid, squad, goals, points, time_type) values (1700, 71, 1787, 0, 0, 6);" calcext:value-type="string">
            <text:p>insert into game_score (id, matchid, squad, goals, points, time_type) values (1700, 71, 1787, 0, 0, 6);</text:p>
          </table:table-cell>
          <table:table-cell table:number-columns-repeated="1017"/>
        </table:table-row>
        <table:table-row table:style-name="ro3">
          <table:table-cell table:formula="of:=[.A828]+1" office:value-type="float" office:value="1701" calcext:value-type="float">
            <text:p>1701</text:p>
          </table:table-cell>
          <table:table-cell table:formula="of:=[.B828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29] &amp; &quot;, &quot; &amp; [.B829] &amp; &quot;, &quot; &amp; [.C829] &amp; &quot;, &quot; &amp; [.D829] &amp; &quot;, &quot; &amp; [.E829] &amp; &quot;, &quot; &amp; [.F829] &amp; &quot;);&quot;" office:value-type="string" office:string-value="insert into game_score (id, matchid, squad, goals, points, time_type) values (1701, 71, 1, 0, 0, 7);" calcext:value-type="string">
            <text:p>insert into game_score (id, matchid, squad, goals, points, time_type) values (1701, 71, 1, 0, 0, 7);</text:p>
          </table:table-cell>
          <table:table-cell table:number-columns-repeated="1017"/>
        </table:table-row>
        <table:table-row table:style-name="ro3">
          <table:table-cell table:formula="of:=[.A829]+1" office:value-type="float" office:value="1702" calcext:value-type="float">
            <text:p>1702</text:p>
          </table:table-cell>
          <table:table-cell table:formula="of:=[.B829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30] &amp; &quot;, &quot; &amp; [.B830] &amp; &quot;, &quot; &amp; [.C830] &amp; &quot;, &quot; &amp; [.D830] &amp; &quot;, &quot; &amp; [.E830] &amp; &quot;, &quot; &amp; [.F830] &amp; &quot;);&quot;" office:value-type="string" office:string-value="insert into game_score (id, matchid, squad, goals, points, time_type) values (1702, 71, 1787, 4, 0, 7);" calcext:value-type="string">
            <text:p>insert into game_score (id, matchid, squad, goals, points, time_type) values (1702, 71, 1787, 4, 0, 7);</text:p>
          </table:table-cell>
          <table:table-cell table:number-columns-repeated="1017"/>
        </table:table-row>
        <table:table-row table:style-name="ro3">
          <table:table-cell table:formula="of:=[.A830]+1" office:value-type="float" office:value="1703" calcext:value-type="float">
            <text:p>1703</text:p>
          </table:table-cell>
          <table:table-cell table:formula="of:=[.B830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31] &amp; &quot;, &quot; &amp; [.B831] &amp; &quot;, &quot; &amp; [.C831] &amp; &quot;, &quot; &amp; [.D831] &amp; &quot;, &quot; &amp; [.E831] &amp; &quot;, &quot; &amp; [.F831] &amp; &quot;);&quot;" office:value-type="string" office:string-value="insert into game_score (id, matchid, squad, goals, points, time_type) values (1703, 71, 1, null, 0, 8);" calcext:value-type="string">
            <text:p>insert into game_score (id, matchid, squad, goals, points, time_type) values (1703, 71, 1, null, 0, 8);</text:p>
          </table:table-cell>
          <table:table-cell table:number-columns-repeated="1017"/>
        </table:table-row>
        <table:table-row table:style-name="ro3">
          <table:table-cell table:formula="of:=[.A831]+1" office:value-type="float" office:value="1704" calcext:value-type="float">
            <text:p>1704</text:p>
          </table:table-cell>
          <table:table-cell table:formula="of:=[.B831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32] &amp; &quot;, &quot; &amp; [.B832] &amp; &quot;, &quot; &amp; [.C832] &amp; &quot;, &quot; &amp; [.D832] &amp; &quot;, &quot; &amp; [.E832] &amp; &quot;, &quot; &amp; [.F832] &amp; &quot;);&quot;" office:value-type="string" office:string-value="insert into game_score (id, matchid, squad, goals, points, time_type) values (1704, 71, 1787, null, 0, 8);" calcext:value-type="string">
            <text:p>insert into game_score (id, matchid, squad, goals, points, time_type) values (1704, 71, 1787, null, 0, 8);</text:p>
          </table:table-cell>
          <table:table-cell table:number-columns-repeated="1017"/>
        </table:table-row>
        <table:table-row table:style-name="ro3">
          <table:table-cell table:formula="of:=[.A832]+1" office:value-type="float" office:value="1705" calcext:value-type="float">
            <text:p>1705</text:p>
          </table:table-cell>
          <table:table-cell table:formula="of:=[.B832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33] &amp; &quot;, &quot; &amp; [.B833] &amp; &quot;, &quot; &amp; [.C833] &amp; &quot;, &quot; &amp; [.D833] &amp; &quot;, &quot; &amp; [.E833] &amp; &quot;, &quot; &amp; [.F833] &amp; &quot;);&quot;" office:value-type="string" office:string-value="insert into game_score (id, matchid, squad, goals, points, time_type) values (1705, 71, 1, null, 0, 9);" calcext:value-type="string">
            <text:p>insert into game_score (id, matchid, squad, goals, points, time_type) values (1705, 71, 1, null, 0, 9);</text:p>
          </table:table-cell>
          <table:table-cell table:number-columns-repeated="1017"/>
        </table:table-row>
        <table:table-row table:style-name="ro3">
          <table:table-cell table:formula="of:=[.A833]+1" office:value-type="float" office:value="1706" calcext:value-type="float">
            <text:p>1706</text:p>
          </table:table-cell>
          <table:table-cell table:formula="of:=[.B833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34] &amp; &quot;, &quot; &amp; [.B834] &amp; &quot;, &quot; &amp; [.C834] &amp; &quot;, &quot; &amp; [.D834] &amp; &quot;, &quot; &amp; [.E834] &amp; &quot;, &quot; &amp; [.F834] &amp; &quot;);&quot;" office:value-type="string" office:string-value="insert into game_score (id, matchid, squad, goals, points, time_type) values (1706, 71, 1787, null, 0, 9);" calcext:value-type="string">
            <text:p>insert into game_score (id, matchid, squad, goals, points, time_type) values (1706, 71, 1787, null, 0, 9);</text:p>
          </table:table-cell>
          <table:table-cell table:number-columns-repeated="1017"/>
        </table:table-row>
        <table:table-row table:style-name="ro3">
          <table:table-cell table:formula="of:=[.A834]+1" office:value-type="float" office:value="1707" calcext:value-type="float">
            <text:p>1707</text:p>
          </table:table-cell>
          <table:table-cell table:formula="of:=[.B834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35] &amp; &quot;, &quot; &amp; [.B835] &amp; &quot;, &quot; &amp; [.C835] &amp; &quot;, &quot; &amp; [.D835] &amp; &quot;, &quot; &amp; [.E835] &amp; &quot;, &quot; &amp; [.F835] &amp; &quot;);&quot;" office:value-type="string" office:string-value="insert into game_score (id, matchid, squad, goals, points, time_type) values (1707, 71, 1, 1, 0, 9000);" calcext:value-type="string">
            <text:p>insert into game_score (id, matchid, squad, goals, points, time_type) values (1707, 71, 1, 1, 0, 9000);</text:p>
          </table:table-cell>
          <table:table-cell table:number-columns-repeated="1017"/>
        </table:table-row>
        <table:table-row table:style-name="ro3">
          <table:table-cell table:formula="of:=[.A835]+1" office:value-type="float" office:value="1708" calcext:value-type="float">
            <text:p>1708</text:p>
          </table:table-cell>
          <table:table-cell table:formula="of:=[.B835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36] &amp; &quot;, &quot; &amp; [.B836] &amp; &quot;, &quot; &amp; [.C836] &amp; &quot;, &quot; &amp; [.D836] &amp; &quot;, &quot; &amp; [.E836] &amp; &quot;, &quot; &amp; [.F836] &amp; &quot;);&quot;" office:value-type="string" office:string-value="insert into game_score (id, matchid, squad, goals, points, time_type) values (1708, 71, 1787, 11, 0, 9000);" calcext:value-type="string">
            <text:p>insert into game_score (id, matchid, squad, goals, points, time_type) values (1708, 71, 1787, 11, 0, 9000);</text:p>
          </table:table-cell>
          <table:table-cell table:number-columns-repeated="1017"/>
        </table:table-row>
        <table:table-row table:style-name="ro3">
          <table:table-cell table:formula="of:=[.A836]+1" office:value-type="float" office:value="1709" calcext:value-type="float">
            <text:p>1709</text:p>
          </table:table-cell>
          <table:table-cell table:formula="of:=[.B836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37] &amp; &quot;, &quot; &amp; [.B837] &amp; &quot;, &quot; &amp; [.C837] &amp; &quot;, &quot; &amp; [.D837] &amp; &quot;, &quot; &amp; [.E837] &amp; &quot;, &quot; &amp; [.F837] &amp; &quot;);&quot;" office:value-type="string" office:string-value="insert into game_score (id, matchid, squad, goals, points, time_type) values (1709, 71, 1, 6, 0, 9001);" calcext:value-type="string">
            <text:p>insert into game_score (id, matchid, squad, goals, points, time_type) values (1709, 71, 1, 6, 0, 9001);</text:p>
          </table:table-cell>
          <table:table-cell table:number-columns-repeated="1017"/>
        </table:table-row>
        <table:table-row table:style-name="ro3">
          <table:table-cell table:formula="of:=[.A837]+1" office:value-type="float" office:value="1710" calcext:value-type="float">
            <text:p>1710</text:p>
          </table:table-cell>
          <table:table-cell table:formula="of:=[.B837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38] &amp; &quot;, &quot; &amp; [.B838] &amp; &quot;, &quot; &amp; [.C838] &amp; &quot;, &quot; &amp; [.D838] &amp; &quot;, &quot; &amp; [.E838] &amp; &quot;, &quot; &amp; [.F838] &amp; &quot;);&quot;" office:value-type="string" office:string-value="insert into game_score (id, matchid, squad, goals, points, time_type) values (1710, 71, 1787, 13, 0, 9001);" calcext:value-type="string">
            <text:p>insert into game_score (id, matchid, squad, goals, points, time_type) values (1710, 71, 1787, 13, 0, 9001);</text:p>
          </table:table-cell>
          <table:table-cell table:number-columns-repeated="1017"/>
        </table:table-row>
        <table:table-row table:style-name="ro3">
          <table:table-cell table:formula="of:=[.A838]+1" office:value-type="float" office:value="1711" calcext:value-type="float">
            <text:p>1711</text:p>
          </table:table-cell>
          <table:table-cell table:formula="of:=[.B838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839] &amp; &quot;, &quot; &amp; [.B839] &amp; &quot;, &quot; &amp; [.C839] &amp; &quot;, &quot; &amp; [.D839] &amp; &quot;, &quot; &amp; [.E839] &amp; &quot;, &quot; &amp; [.F839] &amp; &quot;);&quot;" office:value-type="string" office:string-value="insert into game_score (id, matchid, squad, goals, points, time_type) values (1711, 71, 1, 0, 0, 9002);" calcext:value-type="string">
            <text:p>insert into game_score (id, matchid, squad, goals, points, time_type) values (1711, 71, 1, 0, 0, 9002);</text:p>
          </table:table-cell>
          <table:table-cell table:number-columns-repeated="1017"/>
        </table:table-row>
        <table:table-row table:style-name="ro3">
          <table:table-cell table:formula="of:=[.A839]+1" office:value-type="float" office:value="1712" calcext:value-type="float">
            <text:p>1712</text:p>
          </table:table-cell>
          <table:table-cell table:formula="of:=[.B839]" office:value-type="float" office:value="71" calcext:value-type="float">
            <text:p>71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840] &amp; &quot;, &quot; &amp; [.B840] &amp; &quot;, &quot; &amp; [.C840] &amp; &quot;, &quot; &amp; [.D840] &amp; &quot;, &quot; &amp; [.E840] &amp; &quot;, &quot; &amp; [.F840] &amp; &quot;);&quot;" office:value-type="string" office:string-value="insert into game_score (id, matchid, squad, goals, points, time_type) values (1712, 71, 1787, 0, 0, 9002);" calcext:value-type="string">
            <text:p>insert into game_score (id, matchid, squad, goals, points, time_type) values (1712, 71, 1787, 0, 0, 9002);</text:p>
          </table:table-cell>
          <table:table-cell table:number-columns-repeated="1017"/>
        </table:table-row>
        <table:table-row table:style-name="ro3">
          <table:table-cell table:style-name="ce2" table:formula="of:=[.A840]+1" office:value-type="float" office:value="1713" calcext:value-type="float">
            <text:p>1713</text:p>
          </table:table-cell>
          <table:table-cell table:style-name="ce2" table:formula="of:=[.B817]+1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41] &amp; &quot;, &quot; &amp; [.B841] &amp; &quot;, &quot; &amp; [.C841] &amp; &quot;, &quot; &amp; [.D841] &amp; &quot;, &quot; &amp; [.E841] &amp; &quot;, &quot; &amp; [.F841] &amp; &quot;);&quot;" office:value-type="string" office:string-value="insert into game_score (id, matchid, squad, goals, points, time_type) values (1713, 72, 31, 0, 0, 1);" calcext:value-type="string">
            <text:p>insert into game_score (id, matchid, squad, goals, points, time_type) values (1713, 72, 31, 0, 0, 1);</text:p>
          </table:table-cell>
          <table:table-cell table:number-columns-repeated="1017"/>
        </table:table-row>
        <table:table-row table:style-name="ro3">
          <table:table-cell table:style-name="ce2" table:formula="of:=[.A841]+1" office:value-type="float" office:value="1714" calcext:value-type="float">
            <text:p>1714</text:p>
          </table:table-cell>
          <table:table-cell table:style-name="ce2" table:formula="of:=[.B841]" office:value-type="float" office:value="72" calcext:value-type="float">
            <text:p>7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42] &amp; &quot;, &quot; &amp; [.B842] &amp; &quot;, &quot; &amp; [.C842] &amp; &quot;, &quot; &amp; [.D842] &amp; &quot;, &quot; &amp; [.E842] &amp; &quot;, &quot; &amp; [.F842] &amp; &quot;);&quot;" office:value-type="string" office:string-value="insert into game_score (id, matchid, squad, goals, points, time_type) values (1714, 72, 1, 1, 0, 1);" calcext:value-type="string">
            <text:p>insert into game_score (id, matchid, squad, goals, points, time_type) values (1714, 72, 1, 1, 0, 1);</text:p>
          </table:table-cell>
          <table:table-cell table:number-columns-repeated="1017"/>
        </table:table-row>
        <table:table-row table:style-name="ro3">
          <table:table-cell table:style-name="ce2" table:formula="of:=[.A842]+1" office:value-type="float" office:value="1715" calcext:value-type="float">
            <text:p>1715</text:p>
          </table:table-cell>
          <table:table-cell table:style-name="ce2" table:formula="of:=[.B842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43] &amp; &quot;, &quot; &amp; [.B843] &amp; &quot;, &quot; &amp; [.C843] &amp; &quot;, &quot; &amp; [.D843] &amp; &quot;, &quot; &amp; [.E843] &amp; &quot;, &quot; &amp; [.F843] &amp; &quot;);&quot;" office:value-type="string" office:string-value="insert into game_score (id, matchid, squad, goals, points, time_type) values (1715, 72, 31, 0, 0, 2);" calcext:value-type="string">
            <text:p>insert into game_score (id, matchid, squad, goals, points, time_type) values (1715, 72, 31, 0, 0, 2);</text:p>
          </table:table-cell>
          <table:table-cell table:number-columns-repeated="1017"/>
        </table:table-row>
        <table:table-row table:style-name="ro3">
          <table:table-cell table:style-name="ce2" table:formula="of:=[.A843]+1" office:value-type="float" office:value="1716" calcext:value-type="float">
            <text:p>1716</text:p>
          </table:table-cell>
          <table:table-cell table:style-name="ce2" table:formula="of:=[.B843]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44] &amp; &quot;, &quot; &amp; [.B844] &amp; &quot;, &quot; &amp; [.C844] &amp; &quot;, &quot; &amp; [.D844] &amp; &quot;, &quot; &amp; [.E844] &amp; &quot;, &quot; &amp; [.F844] &amp; &quot;);&quot;" office:value-type="string" office:string-value="insert into game_score (id, matchid, squad, goals, points, time_type) values (1716, 72, 1, 2, 0, 2);" calcext:value-type="string">
            <text:p>insert into game_score (id, matchid, squad, goals, points, time_type) values (1716, 72, 1, 2, 0, 2);</text:p>
          </table:table-cell>
          <table:table-cell table:number-columns-repeated="1017"/>
        </table:table-row>
        <table:table-row table:style-name="ro3">
          <table:table-cell table:style-name="ce2" table:formula="of:=[.A844]+1" office:value-type="float" office:value="1717" calcext:value-type="float">
            <text:p>1717</text:p>
          </table:table-cell>
          <table:table-cell table:style-name="ce2" table:formula="of:=[.B844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45] &amp; &quot;, &quot; &amp; [.B845] &amp; &quot;, &quot; &amp; [.C845] &amp; &quot;, &quot; &amp; [.D845] &amp; &quot;, &quot; &amp; [.E845] &amp; &quot;, &quot; &amp; [.F845] &amp; &quot;);&quot;" office:value-type="string" office:string-value="insert into game_score (id, matchid, squad, goals, points, time_type) values (1717, 72, 31, 0, 0, 3);" calcext:value-type="string">
            <text:p>insert into game_score (id, matchid, squad, goals, points, time_type) values (1717, 72, 31, 0, 0, 3);</text:p>
          </table:table-cell>
          <table:table-cell table:number-columns-repeated="1017"/>
        </table:table-row>
        <table:table-row table:style-name="ro3">
          <table:table-cell table:style-name="ce2" table:formula="of:=[.A845]+1" office:value-type="float" office:value="1718" calcext:value-type="float">
            <text:p>1718</text:p>
          </table:table-cell>
          <table:table-cell table:style-name="ce2" table:formula="of:=[.B845]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46] &amp; &quot;, &quot; &amp; [.B846] &amp; &quot;, &quot; &amp; [.C846] &amp; &quot;, &quot; &amp; [.D846] &amp; &quot;, &quot; &amp; [.E846] &amp; &quot;, &quot; &amp; [.F846] &amp; &quot;);&quot;" office:value-type="string" office:string-value="insert into game_score (id, matchid, squad, goals, points, time_type) values (1718, 72, 1, 0, 0, 3);" calcext:value-type="string">
            <text:p>insert into game_score (id, matchid, squad, goals, points, time_type) values (1718, 72, 1, 0, 0, 3);</text:p>
          </table:table-cell>
          <table:table-cell table:number-columns-repeated="1017"/>
        </table:table-row>
        <table:table-row table:style-name="ro3">
          <table:table-cell table:style-name="ce2" table:formula="of:=[.A846]+1" office:value-type="float" office:value="1719" calcext:value-type="float">
            <text:p>1719</text:p>
          </table:table-cell>
          <table:table-cell table:style-name="ce2" table:formula="of:=[.B846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47] &amp; &quot;, &quot; &amp; [.B847] &amp; &quot;, &quot; &amp; [.C847] &amp; &quot;, &quot; &amp; [.D847] &amp; &quot;, &quot; &amp; [.E847] &amp; &quot;, &quot; &amp; [.F847] &amp; &quot;);&quot;" office:value-type="string" office:string-value="insert into game_score (id, matchid, squad, goals, points, time_type) values (1719, 72, 31, 0, 0, 4);" calcext:value-type="string">
            <text:p>insert into game_score (id, matchid, squad, goals, points, time_type) values (1719, 72, 31, 0, 0, 4);</text:p>
          </table:table-cell>
          <table:table-cell table:number-columns-repeated="1017"/>
        </table:table-row>
        <table:table-row table:style-name="ro3">
          <table:table-cell table:style-name="ce2" table:formula="of:=[.A847]+1" office:value-type="float" office:value="1720" calcext:value-type="float">
            <text:p>1720</text:p>
          </table:table-cell>
          <table:table-cell table:style-name="ce2" table:formula="of:=[.B847]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48] &amp; &quot;, &quot; &amp; [.B848] &amp; &quot;, &quot; &amp; [.C848] &amp; &quot;, &quot; &amp; [.D848] &amp; &quot;, &quot; &amp; [.E848] &amp; &quot;, &quot; &amp; [.F848] &amp; &quot;);&quot;" office:value-type="string" office:string-value="insert into game_score (id, matchid, squad, goals, points, time_type) values (1720, 72, 1, 3, 0, 4);" calcext:value-type="string">
            <text:p>insert into game_score (id, matchid, squad, goals, points, time_type) values (1720, 72, 1, 3, 0, 4);</text:p>
          </table:table-cell>
          <table:table-cell table:number-columns-repeated="1017"/>
        </table:table-row>
        <table:table-row table:style-name="ro3">
          <table:table-cell table:style-name="ce2" table:formula="of:=[.A848]+1" office:value-type="float" office:value="1721" calcext:value-type="float">
            <text:p>1721</text:p>
          </table:table-cell>
          <table:table-cell table:style-name="ce2" table:formula="of:=[.B848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49] &amp; &quot;, &quot; &amp; [.B849] &amp; &quot;, &quot; &amp; [.C849] &amp; &quot;, &quot; &amp; [.D849] &amp; &quot;, &quot; &amp; [.E849] &amp; &quot;, &quot; &amp; [.F849] &amp; &quot;);&quot;" office:value-type="string" office:string-value="insert into game_score (id, matchid, squad, goals, points, time_type) values (1721, 72, 31, 0, 0, 5);" calcext:value-type="string">
            <text:p>insert into game_score (id, matchid, squad, goals, points, time_type) values (1721, 72, 31, 0, 0, 5);</text:p>
          </table:table-cell>
          <table:table-cell table:number-columns-repeated="1017"/>
        </table:table-row>
        <table:table-row table:style-name="ro3">
          <table:table-cell table:style-name="ce2" table:formula="of:=[.A849]+1" office:value-type="float" office:value="1722" calcext:value-type="float">
            <text:p>1722</text:p>
          </table:table-cell>
          <table:table-cell table:style-name="ce2" table:formula="of:=[.B849]" office:value-type="float" office:value="72" calcext:value-type="float">
            <text:p>7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50] &amp; &quot;, &quot; &amp; [.B850] &amp; &quot;, &quot; &amp; [.C850] &amp; &quot;, &quot; &amp; [.D850] &amp; &quot;, &quot; &amp; [.E850] &amp; &quot;, &quot; &amp; [.F850] &amp; &quot;);&quot;" office:value-type="string" office:string-value="insert into game_score (id, matchid, squad, goals, points, time_type) values (1722, 72, 1, 1, 0, 5);" calcext:value-type="string">
            <text:p>insert into game_score (id, matchid, squad, goals, points, time_type) values (1722, 72, 1, 1, 0, 5);</text:p>
          </table:table-cell>
          <table:table-cell table:number-columns-repeated="1017"/>
        </table:table-row>
        <table:table-row table:style-name="ro3">
          <table:table-cell table:style-name="ce2" table:formula="of:=[.A850]+1" office:value-type="float" office:value="1723" calcext:value-type="float">
            <text:p>1723</text:p>
          </table:table-cell>
          <table:table-cell table:style-name="ce2" table:formula="of:=[.B850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51] &amp; &quot;, &quot; &amp; [.B851] &amp; &quot;, &quot; &amp; [.C851] &amp; &quot;, &quot; &amp; [.D851] &amp; &quot;, &quot; &amp; [.E851] &amp; &quot;, &quot; &amp; [.F851] &amp; &quot;);&quot;" office:value-type="string" office:string-value="insert into game_score (id, matchid, squad, goals, points, time_type) values (1723, 72, 31, 0, 0, 6);" calcext:value-type="string">
            <text:p>insert into game_score (id, matchid, squad, goals, points, time_type) values (1723, 72, 31, 0, 0, 6);</text:p>
          </table:table-cell>
          <table:table-cell table:number-columns-repeated="1017"/>
        </table:table-row>
        <table:table-row table:style-name="ro3">
          <table:table-cell table:style-name="ce2" table:formula="of:=[.A851]+1" office:value-type="float" office:value="1724" calcext:value-type="float">
            <text:p>1724</text:p>
          </table:table-cell>
          <table:table-cell table:style-name="ce2" table:formula="of:=[.B851]" office:value-type="float" office:value="72" calcext:value-type="float">
            <text:p>7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52] &amp; &quot;, &quot; &amp; [.B852] &amp; &quot;, &quot; &amp; [.C852] &amp; &quot;, &quot; &amp; [.D852] &amp; &quot;, &quot; &amp; [.E852] &amp; &quot;, &quot; &amp; [.F852] &amp; &quot;);&quot;" office:value-type="string" office:string-value="insert into game_score (id, matchid, squad, goals, points, time_type) values (1724, 72, 1, 1, 0, 6);" calcext:value-type="string">
            <text:p>insert into game_score (id, matchid, squad, goals, points, time_type) values (1724, 72, 1, 1, 0, 6);</text:p>
          </table:table-cell>
          <table:table-cell table:number-columns-repeated="1017"/>
        </table:table-row>
        <table:table-row table:style-name="ro3">
          <table:table-cell table:style-name="ce2" table:formula="of:=[.A852]+1" office:value-type="float" office:value="1725" calcext:value-type="float">
            <text:p>1725</text:p>
          </table:table-cell>
          <table:table-cell table:style-name="ce2" table:formula="of:=[.B852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53] &amp; &quot;, &quot; &amp; [.B853] &amp; &quot;, &quot; &amp; [.C853] &amp; &quot;, &quot; &amp; [.D853] &amp; &quot;, &quot; &amp; [.E853] &amp; &quot;, &quot; &amp; [.F853] &amp; &quot;);&quot;" office:value-type="string" office:string-value="insert into game_score (id, matchid, squad, goals, points, time_type) values (1725, 72, 31, 1, 0, 7);" calcext:value-type="string">
            <text:p>insert into game_score (id, matchid, squad, goals, points, time_type) values (1725, 72, 31, 1, 0, 7);</text:p>
          </table:table-cell>
          <table:table-cell table:number-columns-repeated="1017"/>
        </table:table-row>
        <table:table-row table:style-name="ro3">
          <table:table-cell table:style-name="ce2" table:formula="of:=[.A853]+1" office:value-type="float" office:value="1726" calcext:value-type="float">
            <text:p>1726</text:p>
          </table:table-cell>
          <table:table-cell table:style-name="ce2" table:formula="of:=[.B853]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54] &amp; &quot;, &quot; &amp; [.B854] &amp; &quot;, &quot; &amp; [.C854] &amp; &quot;, &quot; &amp; [.D854] &amp; &quot;, &quot; &amp; [.E854] &amp; &quot;, &quot; &amp; [.F854] &amp; &quot;);&quot;" office:value-type="string" office:string-value="insert into game_score (id, matchid, squad, goals, points, time_type) values (1726, 72, 1, 0, 0, 7);" calcext:value-type="string">
            <text:p>insert into game_score (id, matchid, squad, goals, points, time_type) values (1726, 72, 1, 0, 0, 7);</text:p>
          </table:table-cell>
          <table:table-cell table:number-columns-repeated="1017"/>
        </table:table-row>
        <table:table-row table:style-name="ro3">
          <table:table-cell table:style-name="ce2" table:formula="of:=[.A854]+1" office:value-type="float" office:value="1727" calcext:value-type="float">
            <text:p>1727</text:p>
          </table:table-cell>
          <table:table-cell table:style-name="ce2" table:formula="of:=[.B854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55] &amp; &quot;, &quot; &amp; [.B855] &amp; &quot;, &quot; &amp; [.C855] &amp; &quot;, &quot; &amp; [.D855] &amp; &quot;, &quot; &amp; [.E855] &amp; &quot;, &quot; &amp; [.F855] &amp; &quot;);&quot;" office:value-type="string" office:string-value="insert into game_score (id, matchid, squad, goals, points, time_type) values (1727, 72, 31, 2, 0, 8);" calcext:value-type="string">
            <text:p>insert into game_score (id, matchid, squad, goals, points, time_type) values (1727, 72, 31, 2, 0, 8);</text:p>
          </table:table-cell>
          <table:table-cell table:number-columns-repeated="1017"/>
        </table:table-row>
        <table:table-row table:style-name="ro3">
          <table:table-cell table:style-name="ce2" table:formula="of:=[.A855]+1" office:value-type="float" office:value="1728" calcext:value-type="float">
            <text:p>1728</text:p>
          </table:table-cell>
          <table:table-cell table:style-name="ce2" table:formula="of:=[.B855]" office:value-type="float" office:value="72" calcext:value-type="float">
            <text:p>7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56] &amp; &quot;, &quot; &amp; [.B856] &amp; &quot;, &quot; &amp; [.C856] &amp; &quot;, &quot; &amp; [.D856] &amp; &quot;, &quot; &amp; [.E856] &amp; &quot;, &quot; &amp; [.F856] &amp; &quot;);&quot;" office:value-type="string" office:string-value="insert into game_score (id, matchid, squad, goals, points, time_type) values (1728, 72, 1, 1, 0, 8);" calcext:value-type="string">
            <text:p>insert into game_score (id, matchid, squad, goals, points, time_type) values (1728, 72, 1, 1, 0, 8);</text:p>
          </table:table-cell>
          <table:table-cell table:number-columns-repeated="1017"/>
        </table:table-row>
        <table:table-row table:style-name="ro3">
          <table:table-cell table:style-name="ce2" table:formula="of:=[.A856]+1" office:value-type="float" office:value="1729" calcext:value-type="float">
            <text:p>1729</text:p>
          </table:table-cell>
          <table:table-cell table:style-name="ce2" table:formula="of:=[.B856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7] &amp; &quot;, &quot; &amp; [.B857] &amp; &quot;, &quot; &amp; [.C857] &amp; &quot;, &quot; &amp; [.D857] &amp; &quot;, &quot; &amp; [.E857] &amp; &quot;, &quot; &amp; [.F857] &amp; &quot;);&quot;" office:value-type="string" office:string-value="insert into game_score (id, matchid, squad, goals, points, time_type) values (1729, 72, 31, 0, 0, 9);" calcext:value-type="string">
            <text:p>insert into game_score (id, matchid, squad, goals, points, time_type) values (1729, 72, 31, 0, 0, 9);</text:p>
          </table:table-cell>
          <table:table-cell table:number-columns-repeated="1017"/>
        </table:table-row>
        <table:table-row table:style-name="ro3">
          <table:table-cell table:style-name="ce2" table:formula="of:=[.A857]+1" office:value-type="float" office:value="1730" calcext:value-type="float">
            <text:p>1730</text:p>
          </table:table-cell>
          <table:table-cell table:style-name="ce2" table:formula="of:=[.B857]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8] &amp; &quot;, &quot; &amp; [.B858] &amp; &quot;, &quot; &amp; [.C858] &amp; &quot;, &quot; &amp; [.D858] &amp; &quot;, &quot; &amp; [.E858] &amp; &quot;, &quot; &amp; [.F858] &amp; &quot;);&quot;" office:value-type="string" office:string-value="insert into game_score (id, matchid, squad, goals, points, time_type) values (1730, 72, 1, null, 0, 9);" calcext:value-type="string">
            <text:p>insert into game_score (id, matchid, squad, goals, points, time_type) values (1730, 72, 1, null, 0, 9);</text:p>
          </table:table-cell>
          <table:table-cell table:number-columns-repeated="1017"/>
        </table:table-row>
        <table:table-row table:style-name="ro3">
          <table:table-cell table:style-name="ce2" table:formula="of:=[.A858]+1" office:value-type="float" office:value="1731" calcext:value-type="float">
            <text:p>1731</text:p>
          </table:table-cell>
          <table:table-cell table:style-name="ce2" table:formula="of:=[.B858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59] &amp; &quot;, &quot; &amp; [.B859] &amp; &quot;, &quot; &amp; [.C859] &amp; &quot;, &quot; &amp; [.D859] &amp; &quot;, &quot; &amp; [.E859] &amp; &quot;, &quot; &amp; [.F859] &amp; &quot;);&quot;" office:value-type="string" office:string-value="insert into game_score (id, matchid, squad, goals, points, time_type) values (1731, 72, 31, 3, 0, 9000);" calcext:value-type="string">
            <text:p>insert into game_score (id, matchid, squad, goals, points, time_type) values (1731, 72, 31, 3, 0, 9000);</text:p>
          </table:table-cell>
          <table:table-cell table:number-columns-repeated="1017"/>
        </table:table-row>
        <table:table-row table:style-name="ro3">
          <table:table-cell table:style-name="ce2" table:formula="of:=[.A859]+1" office:value-type="float" office:value="1732" calcext:value-type="float">
            <text:p>1732</text:p>
          </table:table-cell>
          <table:table-cell table:style-name="ce2" table:formula="of:=[.B859]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60] &amp; &quot;, &quot; &amp; [.B860] &amp; &quot;, &quot; &amp; [.C860] &amp; &quot;, &quot; &amp; [.D860] &amp; &quot;, &quot; &amp; [.E860] &amp; &quot;, &quot; &amp; [.F860] &amp; &quot;);&quot;" office:value-type="string" office:string-value="insert into game_score (id, matchid, squad, goals, points, time_type) values (1732, 72, 1, 9, 0, 9000);" calcext:value-type="string">
            <text:p>insert into game_score (id, matchid, squad, goals, points, time_type) values (1732, 72, 1, 9, 0, 9000);</text:p>
          </table:table-cell>
          <table:table-cell table:number-columns-repeated="1017"/>
        </table:table-row>
        <table:table-row table:style-name="ro3">
          <table:table-cell table:style-name="ce2" table:formula="of:=[.A860]+1" office:value-type="float" office:value="1733" calcext:value-type="float">
            <text:p>1733</text:p>
          </table:table-cell>
          <table:table-cell table:style-name="ce2" table:formula="of:=[.B860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61] &amp; &quot;, &quot; &amp; [.B861] &amp; &quot;, &quot; &amp; [.C861] &amp; &quot;, &quot; &amp; [.D861] &amp; &quot;, &quot; &amp; [.E861] &amp; &quot;, &quot; &amp; [.F861] &amp; &quot;);&quot;" office:value-type="string" office:string-value="insert into game_score (id, matchid, squad, goals, points, time_type) values (1733, 72, 31, 12, 0, 9001);" calcext:value-type="string">
            <text:p>insert into game_score (id, matchid, squad, goals, points, time_type) values (1733, 72, 31, 12, 0, 9001);</text:p>
          </table:table-cell>
          <table:table-cell table:number-columns-repeated="1017"/>
        </table:table-row>
        <table:table-row table:style-name="ro3">
          <table:table-cell table:style-name="ce2" table:formula="of:=[.A861]+1" office:value-type="float" office:value="1734" calcext:value-type="float">
            <text:p>1734</text:p>
          </table:table-cell>
          <table:table-cell table:style-name="ce2" table:formula="of:=[.B861]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62] &amp; &quot;, &quot; &amp; [.B862] &amp; &quot;, &quot; &amp; [.C862] &amp; &quot;, &quot; &amp; [.D862] &amp; &quot;, &quot; &amp; [.E862] &amp; &quot;, &quot; &amp; [.F862] &amp; &quot;);&quot;" office:value-type="string" office:string-value="insert into game_score (id, matchid, squad, goals, points, time_type) values (1734, 72, 1, 12, 0, 9001);" calcext:value-type="string">
            <text:p>insert into game_score (id, matchid, squad, goals, points, time_type) values (1734, 72, 1, 12, 0, 9001);</text:p>
          </table:table-cell>
          <table:table-cell table:number-columns-repeated="1017"/>
        </table:table-row>
        <table:table-row table:style-name="ro3">
          <table:table-cell table:style-name="ce2" table:formula="of:=[.A862]+1" office:value-type="float" office:value="1735" calcext:value-type="float">
            <text:p>1735</text:p>
          </table:table-cell>
          <table:table-cell table:style-name="ce2" table:formula="of:=[.B862]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63] &amp; &quot;, &quot; &amp; [.B863] &amp; &quot;, &quot; &amp; [.C863] &amp; &quot;, &quot; &amp; [.D863] &amp; &quot;, &quot; &amp; [.E863] &amp; &quot;, &quot; &amp; [.F863] &amp; &quot;);&quot;" office:value-type="string" office:string-value="insert into game_score (id, matchid, squad, goals, points, time_type) values (1735, 72, 31, 1, 0, 9002);" calcext:value-type="string">
            <text:p>insert into game_score (id, matchid, squad, goals, points, time_type) values (1735, 72, 31, 1, 0, 9002);</text:p>
          </table:table-cell>
          <table:table-cell table:number-columns-repeated="1017"/>
        </table:table-row>
        <table:table-row table:style-name="ro3">
          <table:table-cell table:style-name="ce2" table:formula="of:=[.A863]+1" office:value-type="float" office:value="1736" calcext:value-type="float">
            <text:p>1736</text:p>
          </table:table-cell>
          <table:table-cell table:style-name="ce2" table:formula="of:=[.B863]" office:value-type="float" office:value="72" calcext:value-type="float">
            <text:p>7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64] &amp; &quot;, &quot; &amp; [.B864] &amp; &quot;, &quot; &amp; [.C864] &amp; &quot;, &quot; &amp; [.D864] &amp; &quot;, &quot; &amp; [.E864] &amp; &quot;, &quot; &amp; [.F864] &amp; &quot;);&quot;" office:value-type="string" office:string-value="insert into game_score (id, matchid, squad, goals, points, time_type) values (1736, 72, 1, 1, 0, 9002);" calcext:value-type="string">
            <text:p>insert into game_score (id, matchid, squad, goals, points, time_type) values (1736, 72, 1, 1, 0, 9002);</text:p>
          </table:table-cell>
          <table:table-cell table:number-columns-repeated="1017"/>
        </table:table-row>
        <table:table-row table:style-name="ro3">
          <table:table-cell table:formula="of:=[.A864]+1" office:value-type="float" office:value="1737" calcext:value-type="float">
            <text:p>1737</text:p>
          </table:table-cell>
          <table:table-cell table:formula="of:=[.B841]+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65] &amp; &quot;, &quot; &amp; [.B865] &amp; &quot;, &quot; &amp; [.C865] &amp; &quot;, &quot; &amp; [.D865] &amp; &quot;, &quot; &amp; [.E865] &amp; &quot;, &quot; &amp; [.F865] &amp; &quot;);&quot;" office:value-type="string" office:string-value="insert into game_score (id, matchid, squad, goals, points, time_type) values (1737, 73, 58, 0, 0, 1);" calcext:value-type="string">
            <text:p>insert into game_score (id, matchid, squad, goals, points, time_type) values (1737, 73, 58, 0, 0, 1);</text:p>
          </table:table-cell>
          <table:table-cell table:number-columns-repeated="1017"/>
        </table:table-row>
        <table:table-row table:style-name="ro3">
          <table:table-cell table:formula="of:=[.A865]+1" office:value-type="float" office:value="1738" calcext:value-type="float">
            <text:p>1738</text:p>
          </table:table-cell>
          <table:table-cell table:formula="of:=[.B865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66] &amp; &quot;, &quot; &amp; [.B866] &amp; &quot;, &quot; &amp; [.C866] &amp; &quot;, &quot; &amp; [.D866] &amp; &quot;, &quot; &amp; [.E866] &amp; &quot;, &quot; &amp; [.F866] &amp; &quot;);&quot;" office:value-type="string" office:string-value="insert into game_score (id, matchid, squad, goals, points, time_type) values (1738, 73, 1787, 0, 0, 1);" calcext:value-type="string">
            <text:p>insert into game_score (id, matchid, squad, goals, points, time_type) values (1738, 73, 1787, 0, 0, 1);</text:p>
          </table:table-cell>
          <table:table-cell table:number-columns-repeated="1017"/>
        </table:table-row>
        <table:table-row table:style-name="ro3">
          <table:table-cell table:formula="of:=[.A866]+1" office:value-type="float" office:value="1739" calcext:value-type="float">
            <text:p>1739</text:p>
          </table:table-cell>
          <table:table-cell table:formula="of:=[.B866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67] &amp; &quot;, &quot; &amp; [.B867] &amp; &quot;, &quot; &amp; [.C867] &amp; &quot;, &quot; &amp; [.D867] &amp; &quot;, &quot; &amp; [.E867] &amp; &quot;, &quot; &amp; [.F867] &amp; &quot;);&quot;" office:value-type="string" office:string-value="insert into game_score (id, matchid, squad, goals, points, time_type) values (1739, 73, 58, 0, 0, 2);" calcext:value-type="string">
            <text:p>insert into game_score (id, matchid, squad, goals, points, time_type) values (1739, 73, 58, 0, 0, 2);</text:p>
          </table:table-cell>
          <table:table-cell table:number-columns-repeated="1017"/>
        </table:table-row>
        <table:table-row table:style-name="ro3">
          <table:table-cell table:formula="of:=[.A867]+1" office:value-type="float" office:value="1740" calcext:value-type="float">
            <text:p>1740</text:p>
          </table:table-cell>
          <table:table-cell table:formula="of:=[.B867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68] &amp; &quot;, &quot; &amp; [.B868] &amp; &quot;, &quot; &amp; [.C868] &amp; &quot;, &quot; &amp; [.D868] &amp; &quot;, &quot; &amp; [.E868] &amp; &quot;, &quot; &amp; [.F868] &amp; &quot;);&quot;" office:value-type="string" office:string-value="insert into game_score (id, matchid, squad, goals, points, time_type) values (1740, 73, 1787, 0, 0, 2);" calcext:value-type="string">
            <text:p>insert into game_score (id, matchid, squad, goals, points, time_type) values (1740, 73, 1787, 0, 0, 2);</text:p>
          </table:table-cell>
          <table:table-cell table:number-columns-repeated="1017"/>
        </table:table-row>
        <table:table-row table:style-name="ro3">
          <table:table-cell table:formula="of:=[.A868]+1" office:value-type="float" office:value="1741" calcext:value-type="float">
            <text:p>1741</text:p>
          </table:table-cell>
          <table:table-cell table:formula="of:=[.B868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69] &amp; &quot;, &quot; &amp; [.B869] &amp; &quot;, &quot; &amp; [.C869] &amp; &quot;, &quot; &amp; [.D869] &amp; &quot;, &quot; &amp; [.E869] &amp; &quot;, &quot; &amp; [.F869] &amp; &quot;);&quot;" office:value-type="string" office:string-value="insert into game_score (id, matchid, squad, goals, points, time_type) values (1741, 73, 58, 1, 0, 3);" calcext:value-type="string">
            <text:p>insert into game_score (id, matchid, squad, goals, points, time_type) values (1741, 73, 58, 1, 0, 3);</text:p>
          </table:table-cell>
          <table:table-cell table:number-columns-repeated="1017"/>
        </table:table-row>
        <table:table-row table:style-name="ro3">
          <table:table-cell table:formula="of:=[.A869]+1" office:value-type="float" office:value="1742" calcext:value-type="float">
            <text:p>1742</text:p>
          </table:table-cell>
          <table:table-cell table:formula="of:=[.B869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70] &amp; &quot;, &quot; &amp; [.B870] &amp; &quot;, &quot; &amp; [.C870] &amp; &quot;, &quot; &amp; [.D870] &amp; &quot;, &quot; &amp; [.E870] &amp; &quot;, &quot; &amp; [.F870] &amp; &quot;);&quot;" office:value-type="string" office:string-value="insert into game_score (id, matchid, squad, goals, points, time_type) values (1742, 73, 1787, 0, 0, 3);" calcext:value-type="string">
            <text:p>insert into game_score (id, matchid, squad, goals, points, time_type) values (1742, 73, 1787, 0, 0, 3);</text:p>
          </table:table-cell>
          <table:table-cell table:number-columns-repeated="1017"/>
        </table:table-row>
        <table:table-row table:style-name="ro3">
          <table:table-cell table:formula="of:=[.A870]+1" office:value-type="float" office:value="1743" calcext:value-type="float">
            <text:p>1743</text:p>
          </table:table-cell>
          <table:table-cell table:formula="of:=[.B870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71] &amp; &quot;, &quot; &amp; [.B871] &amp; &quot;, &quot; &amp; [.C871] &amp; &quot;, &quot; &amp; [.D871] &amp; &quot;, &quot; &amp; [.E871] &amp; &quot;, &quot; &amp; [.F871] &amp; &quot;);&quot;" office:value-type="string" office:string-value="insert into game_score (id, matchid, squad, goals, points, time_type) values (1743, 73, 58, 0, 0, 4);" calcext:value-type="string">
            <text:p>insert into game_score (id, matchid, squad, goals, points, time_type) values (1743, 73, 58, 0, 0, 4);</text:p>
          </table:table-cell>
          <table:table-cell table:number-columns-repeated="1017"/>
        </table:table-row>
        <table:table-row table:style-name="ro3">
          <table:table-cell table:formula="of:=[.A871]+1" office:value-type="float" office:value="1744" calcext:value-type="float">
            <text:p>1744</text:p>
          </table:table-cell>
          <table:table-cell table:formula="of:=[.B871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72] &amp; &quot;, &quot; &amp; [.B872] &amp; &quot;, &quot; &amp; [.C872] &amp; &quot;, &quot; &amp; [.D872] &amp; &quot;, &quot; &amp; [.E872] &amp; &quot;, &quot; &amp; [.F872] &amp; &quot;);&quot;" office:value-type="string" office:string-value="insert into game_score (id, matchid, squad, goals, points, time_type) values (1744, 73, 1787, 0, 0, 4);" calcext:value-type="string">
            <text:p>insert into game_score (id, matchid, squad, goals, points, time_type) values (1744, 73, 1787, 0, 0, 4);</text:p>
          </table:table-cell>
          <table:table-cell table:number-columns-repeated="1017"/>
        </table:table-row>
        <table:table-row table:style-name="ro3">
          <table:table-cell table:formula="of:=[.A872]+1" office:value-type="float" office:value="1745" calcext:value-type="float">
            <text:p>1745</text:p>
          </table:table-cell>
          <table:table-cell table:formula="of:=[.B872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73] &amp; &quot;, &quot; &amp; [.B873] &amp; &quot;, &quot; &amp; [.C873] &amp; &quot;, &quot; &amp; [.D873] &amp; &quot;, &quot; &amp; [.E873] &amp; &quot;, &quot; &amp; [.F873] &amp; &quot;);&quot;" office:value-type="string" office:string-value="insert into game_score (id, matchid, squad, goals, points, time_type) values (1745, 73, 58, 0, 0, 5);" calcext:value-type="string">
            <text:p>insert into game_score (id, matchid, squad, goals, points, time_type) values (1745, 73, 58, 0, 0, 5);</text:p>
          </table:table-cell>
          <table:table-cell table:number-columns-repeated="1017"/>
        </table:table-row>
        <table:table-row table:style-name="ro3">
          <table:table-cell table:formula="of:=[.A873]+1" office:value-type="float" office:value="1746" calcext:value-type="float">
            <text:p>1746</text:p>
          </table:table-cell>
          <table:table-cell table:formula="of:=[.B873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74] &amp; &quot;, &quot; &amp; [.B874] &amp; &quot;, &quot; &amp; [.C874] &amp; &quot;, &quot; &amp; [.D874] &amp; &quot;, &quot; &amp; [.E874] &amp; &quot;, &quot; &amp; [.F874] &amp; &quot;);&quot;" office:value-type="string" office:string-value="insert into game_score (id, matchid, squad, goals, points, time_type) values (1746, 73, 1787, 0, 0, 5);" calcext:value-type="string">
            <text:p>insert into game_score (id, matchid, squad, goals, points, time_type) values (1746, 73, 1787, 0, 0, 5);</text:p>
          </table:table-cell>
          <table:table-cell table:number-columns-repeated="1017"/>
        </table:table-row>
        <table:table-row table:style-name="ro3">
          <table:table-cell table:formula="of:=[.A874]+1" office:value-type="float" office:value="1747" calcext:value-type="float">
            <text:p>1747</text:p>
          </table:table-cell>
          <table:table-cell table:formula="of:=[.B874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75] &amp; &quot;, &quot; &amp; [.B875] &amp; &quot;, &quot; &amp; [.C875] &amp; &quot;, &quot; &amp; [.D875] &amp; &quot;, &quot; &amp; [.E875] &amp; &quot;, &quot; &amp; [.F875] &amp; &quot;);&quot;" office:value-type="string" office:string-value="insert into game_score (id, matchid, squad, goals, points, time_type) values (1747, 73, 58, 0, 0, 6);" calcext:value-type="string">
            <text:p>insert into game_score (id, matchid, squad, goals, points, time_type) values (1747, 73, 58, 0, 0, 6);</text:p>
          </table:table-cell>
          <table:table-cell table:number-columns-repeated="1017"/>
        </table:table-row>
        <table:table-row table:style-name="ro3">
          <table:table-cell table:formula="of:=[.A875]+1" office:value-type="float" office:value="1748" calcext:value-type="float">
            <text:p>1748</text:p>
          </table:table-cell>
          <table:table-cell table:formula="of:=[.B875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76] &amp; &quot;, &quot; &amp; [.B876] &amp; &quot;, &quot; &amp; [.C876] &amp; &quot;, &quot; &amp; [.D876] &amp; &quot;, &quot; &amp; [.E876] &amp; &quot;, &quot; &amp; [.F876] &amp; &quot;);&quot;" office:value-type="string" office:string-value="insert into game_score (id, matchid, squad, goals, points, time_type) values (1748, 73, 1787, 0, 0, 6);" calcext:value-type="string">
            <text:p>insert into game_score (id, matchid, squad, goals, points, time_type) values (1748, 73, 1787, 0, 0, 6);</text:p>
          </table:table-cell>
          <table:table-cell table:number-columns-repeated="1017"/>
        </table:table-row>
        <table:table-row table:style-name="ro3">
          <table:table-cell table:formula="of:=[.A876]+1" office:value-type="float" office:value="1749" calcext:value-type="float">
            <text:p>1749</text:p>
          </table:table-cell>
          <table:table-cell table:formula="of:=[.B876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77] &amp; &quot;, &quot; &amp; [.B877] &amp; &quot;, &quot; &amp; [.C877] &amp; &quot;, &quot; &amp; [.D877] &amp; &quot;, &quot; &amp; [.E877] &amp; &quot;, &quot; &amp; [.F877] &amp; &quot;);&quot;" office:value-type="string" office:string-value="insert into game_score (id, matchid, squad, goals, points, time_type) values (1749, 73, 58, 1, 0, 7);" calcext:value-type="string">
            <text:p>insert into game_score (id, matchid, squad, goals, points, time_type) values (1749, 73, 58, 1, 0, 7);</text:p>
          </table:table-cell>
          <table:table-cell table:number-columns-repeated="1017"/>
        </table:table-row>
        <table:table-row table:style-name="ro3">
          <table:table-cell table:formula="of:=[.A877]+1" office:value-type="float" office:value="1750" calcext:value-type="float">
            <text:p>1750</text:p>
          </table:table-cell>
          <table:table-cell table:formula="of:=[.B877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78] &amp; &quot;, &quot; &amp; [.B878] &amp; &quot;, &quot; &amp; [.C878] &amp; &quot;, &quot; &amp; [.D878] &amp; &quot;, &quot; &amp; [.E878] &amp; &quot;, &quot; &amp; [.F878] &amp; &quot;);&quot;" office:value-type="string" office:string-value="insert into game_score (id, matchid, squad, goals, points, time_type) values (1750, 73, 1787, 0, 0, 7);" calcext:value-type="string">
            <text:p>insert into game_score (id, matchid, squad, goals, points, time_type) values (1750, 73, 1787, 0, 0, 7);</text:p>
          </table:table-cell>
          <table:table-cell table:number-columns-repeated="1017"/>
        </table:table-row>
        <table:table-row table:style-name="ro3">
          <table:table-cell table:formula="of:=[.A878]+1" office:value-type="float" office:value="1751" calcext:value-type="float">
            <text:p>1751</text:p>
          </table:table-cell>
          <table:table-cell table:formula="of:=[.B878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79] &amp; &quot;, &quot; &amp; [.B879] &amp; &quot;, &quot; &amp; [.C879] &amp; &quot;, &quot; &amp; [.D879] &amp; &quot;, &quot; &amp; [.E879] &amp; &quot;, &quot; &amp; [.F879] &amp; &quot;);&quot;" office:value-type="string" office:string-value="insert into game_score (id, matchid, squad, goals, points, time_type) values (1751, 73, 58, 0, 0, 8);" calcext:value-type="string">
            <text:p>insert into game_score (id, matchid, squad, goals, points, time_type) values (1751, 73, 58, 0, 0, 8);</text:p>
          </table:table-cell>
          <table:table-cell table:number-columns-repeated="1017"/>
        </table:table-row>
        <table:table-row table:style-name="ro3">
          <table:table-cell table:formula="of:=[.A879]+1" office:value-type="float" office:value="1752" calcext:value-type="float">
            <text:p>1752</text:p>
          </table:table-cell>
          <table:table-cell table:formula="of:=[.B879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80] &amp; &quot;, &quot; &amp; [.B880] &amp; &quot;, &quot; &amp; [.C880] &amp; &quot;, &quot; &amp; [.D880] &amp; &quot;, &quot; &amp; [.E880] &amp; &quot;, &quot; &amp; [.F880] &amp; &quot;);&quot;" office:value-type="string" office:string-value="insert into game_score (id, matchid, squad, goals, points, time_type) values (1752, 73, 1787, 0, 0, 8);" calcext:value-type="string">
            <text:p>insert into game_score (id, matchid, squad, goals, points, time_type) values (1752, 73, 1787, 0, 0, 8);</text:p>
          </table:table-cell>
          <table:table-cell table:number-columns-repeated="1017"/>
        </table:table-row>
        <table:table-row table:style-name="ro3">
          <table:table-cell table:formula="of:=[.A880]+1" office:value-type="float" office:value="1753" calcext:value-type="float">
            <text:p>1753</text:p>
          </table:table-cell>
          <table:table-cell table:formula="of:=[.B880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81] &amp; &quot;, &quot; &amp; [.B881] &amp; &quot;, &quot; &amp; [.C881] &amp; &quot;, &quot; &amp; [.D881] &amp; &quot;, &quot; &amp; [.E881] &amp; &quot;, &quot; &amp; [.F881] &amp; &quot;);&quot;" office:value-type="string" office:string-value="insert into game_score (id, matchid, squad, goals, points, time_type) values (1753, 73, 58, 0, 0, 9);" calcext:value-type="string">
            <text:p>insert into game_score (id, matchid, squad, goals, points, time_type) values (1753, 73, 58, 0, 0, 9);</text:p>
          </table:table-cell>
          <table:table-cell table:number-columns-repeated="1017"/>
        </table:table-row>
        <table:table-row table:style-name="ro3">
          <table:table-cell table:formula="of:=[.A881]+1" office:value-type="float" office:value="1754" calcext:value-type="float">
            <text:p>1754</text:p>
          </table:table-cell>
          <table:table-cell table:formula="of:=[.B881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82] &amp; &quot;, &quot; &amp; [.B882] &amp; &quot;, &quot; &amp; [.C882] &amp; &quot;, &quot; &amp; [.D882] &amp; &quot;, &quot; &amp; [.E882] &amp; &quot;, &quot; &amp; [.F882] &amp; &quot;);&quot;" office:value-type="string" office:string-value="insert into game_score (id, matchid, squad, goals, points, time_type) values (1754, 73, 1787, 0, 0, 9);" calcext:value-type="string">
            <text:p>insert into game_score (id, matchid, squad, goals, points, time_type) values (1754, 73, 1787, 0, 0, 9);</text:p>
          </table:table-cell>
          <table:table-cell table:number-columns-repeated="1017"/>
        </table:table-row>
        <table:table-row table:style-name="ro3">
          <table:table-cell table:formula="of:=[.A882]+1" office:value-type="float" office:value="1755" calcext:value-type="float">
            <text:p>1755</text:p>
          </table:table-cell>
          <table:table-cell table:formula="of:=[.B882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83] &amp; &quot;, &quot; &amp; [.B883] &amp; &quot;, &quot; &amp; [.C883] &amp; &quot;, &quot; &amp; [.D883] &amp; &quot;, &quot; &amp; [.E883] &amp; &quot;, &quot; &amp; [.F883] &amp; &quot;);&quot;" office:value-type="string" office:string-value="insert into game_score (id, matchid, squad, goals, points, time_type) values (1755, 73, 58, 2, 0, 9000);" calcext:value-type="string">
            <text:p>insert into game_score (id, matchid, squad, goals, points, time_type) values (1755, 73, 58, 2, 0, 9000);</text:p>
          </table:table-cell>
          <table:table-cell table:number-columns-repeated="1017"/>
        </table:table-row>
        <table:table-row table:style-name="ro3">
          <table:table-cell table:formula="of:=[.A883]+1" office:value-type="float" office:value="1756" calcext:value-type="float">
            <text:p>1756</text:p>
          </table:table-cell>
          <table:table-cell table:formula="of:=[.B883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84] &amp; &quot;, &quot; &amp; [.B884] &amp; &quot;, &quot; &amp; [.C884] &amp; &quot;, &quot; &amp; [.D884] &amp; &quot;, &quot; &amp; [.E884] &amp; &quot;, &quot; &amp; [.F884] &amp; &quot;);&quot;" office:value-type="string" office:string-value="insert into game_score (id, matchid, squad, goals, points, time_type) values (1756, 73, 1787, 0, 0, 9000);" calcext:value-type="string">
            <text:p>insert into game_score (id, matchid, squad, goals, points, time_type) values (1756, 73, 1787, 0, 0, 9000);</text:p>
          </table:table-cell>
          <table:table-cell table:number-columns-repeated="1017"/>
        </table:table-row>
        <table:table-row table:style-name="ro3">
          <table:table-cell table:formula="of:=[.A884]+1" office:value-type="float" office:value="1757" calcext:value-type="float">
            <text:p>1757</text:p>
          </table:table-cell>
          <table:table-cell table:formula="of:=[.B884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85] &amp; &quot;, &quot; &amp; [.B885] &amp; &quot;, &quot; &amp; [.C885] &amp; &quot;, &quot; &amp; [.D885] &amp; &quot;, &quot; &amp; [.E885] &amp; &quot;, &quot; &amp; [.F885] &amp; &quot;);&quot;" office:value-type="string" office:string-value="insert into game_score (id, matchid, squad, goals, points, time_type) values (1757, 73, 58, 8, 0, 9001);" calcext:value-type="string">
            <text:p>insert into game_score (id, matchid, squad, goals, points, time_type) values (1757, 73, 58, 8, 0, 9001);</text:p>
          </table:table-cell>
          <table:table-cell table:number-columns-repeated="1017"/>
        </table:table-row>
        <table:table-row table:style-name="ro3">
          <table:table-cell table:formula="of:=[.A885]+1" office:value-type="float" office:value="1758" calcext:value-type="float">
            <text:p>1758</text:p>
          </table:table-cell>
          <table:table-cell table:formula="of:=[.B885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86] &amp; &quot;, &quot; &amp; [.B886] &amp; &quot;, &quot; &amp; [.C886] &amp; &quot;, &quot; &amp; [.D886] &amp; &quot;, &quot; &amp; [.E886] &amp; &quot;, &quot; &amp; [.F886] &amp; &quot;);&quot;" office:value-type="string" office:string-value="insert into game_score (id, matchid, squad, goals, points, time_type) values (1758, 73, 1787, 5, 0, 9001);" calcext:value-type="string">
            <text:p>insert into game_score (id, matchid, squad, goals, points, time_type) values (1758, 73, 1787, 5, 0, 9001);</text:p>
          </table:table-cell>
          <table:table-cell table:number-columns-repeated="1017"/>
        </table:table-row>
        <table:table-row table:style-name="ro3">
          <table:table-cell table:formula="of:=[.A886]+1" office:value-type="float" office:value="1759" calcext:value-type="float">
            <text:p>1759</text:p>
          </table:table-cell>
          <table:table-cell table:formula="of:=[.B886]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887] &amp; &quot;, &quot; &amp; [.B887] &amp; &quot;, &quot; &amp; [.C887] &amp; &quot;, &quot; &amp; [.D887] &amp; &quot;, &quot; &amp; [.E887] &amp; &quot;, &quot; &amp; [.F887] &amp; &quot;);&quot;" office:value-type="string" office:string-value="insert into game_score (id, matchid, squad, goals, points, time_type) values (1759, 73, 58, 0, 0, 9002);" calcext:value-type="string">
            <text:p>insert into game_score (id, matchid, squad, goals, points, time_type) values (1759, 73, 58, 0, 0, 9002);</text:p>
          </table:table-cell>
          <table:table-cell table:number-columns-repeated="1017"/>
        </table:table-row>
        <table:table-row table:style-name="ro3">
          <table:table-cell table:formula="of:=[.A887]+1" office:value-type="float" office:value="1760" calcext:value-type="float">
            <text:p>1760</text:p>
          </table:table-cell>
          <table:table-cell table:formula="of:=[.B887]" office:value-type="float" office:value="73" calcext:value-type="float">
            <text:p>73</text:p>
          </table:table-cell>
          <table:table-cell office:value-type="float" office:value="1787" calcext:value-type="float">
            <text:p>17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888] &amp; &quot;, &quot; &amp; [.B888] &amp; &quot;, &quot; &amp; [.C888] &amp; &quot;, &quot; &amp; [.D888] &amp; &quot;, &quot; &amp; [.E888] &amp; &quot;, &quot; &amp; [.F888] &amp; &quot;);&quot;" office:value-type="string" office:string-value="insert into game_score (id, matchid, squad, goals, points, time_type) values (1760, 73, 1787, 0, 0, 9002);" calcext:value-type="string">
            <text:p>insert into game_score (id, matchid, squad, goals, points, time_type) values (1760, 73, 1787, 0, 0, 9002);</text:p>
          </table:table-cell>
          <table:table-cell table:number-columns-repeated="1017"/>
        </table:table-row>
        <table:table-row table:style-name="ro3">
          <table:table-cell table:style-name="ce2" table:formula="of:=[.A888]+1" office:value-type="float" office:value="1761" calcext:value-type="float">
            <text:p>1761</text:p>
          </table:table-cell>
          <table:table-cell table:style-name="ce2" table:formula="of:=[.B865]+1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89] &amp; &quot;, &quot; &amp; [.B889] &amp; &quot;, &quot; &amp; [.C889] &amp; &quot;, &quot; &amp; [.D889] &amp; &quot;, &quot; &amp; [.E889] &amp; &quot;, &quot; &amp; [.F889] &amp; &quot;);&quot;" office:value-type="string" office:string-value="insert into game_score (id, matchid, squad, goals, points, time_type) values (1761, 74, 1787, 0, 0, 1);" calcext:value-type="string">
            <text:p>insert into game_score (id, matchid, squad, goals, points, time_type) values (1761, 74, 1787, 0, 0, 1);</text:p>
          </table:table-cell>
          <table:table-cell table:number-columns-repeated="1017"/>
        </table:table-row>
        <table:table-row table:style-name="ro3">
          <table:table-cell table:style-name="ce2" table:formula="of:=[.A889]+1" office:value-type="float" office:value="1762" calcext:value-type="float">
            <text:p>1762</text:p>
          </table:table-cell>
          <table:table-cell table:style-name="ce2" table:formula="of:=[.B889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90] &amp; &quot;, &quot; &amp; [.B890] &amp; &quot;, &quot; &amp; [.C890] &amp; &quot;, &quot; &amp; [.D890] &amp; &quot;, &quot; &amp; [.E890] &amp; &quot;, &quot; &amp; [.F890] &amp; &quot;);&quot;" office:value-type="string" office:string-value="insert into game_score (id, matchid, squad, goals, points, time_type) values (1762, 74, 1, 0, 0, 1);" calcext:value-type="string">
            <text:p>insert into game_score (id, matchid, squad, goals, points, time_type) values (1762, 74, 1, 0, 0, 1);</text:p>
          </table:table-cell>
          <table:table-cell table:number-columns-repeated="1017"/>
        </table:table-row>
        <table:table-row table:style-name="ro3">
          <table:table-cell table:style-name="ce2" table:formula="of:=[.A890]+1" office:value-type="float" office:value="1763" calcext:value-type="float">
            <text:p>1763</text:p>
          </table:table-cell>
          <table:table-cell table:style-name="ce2" table:formula="of:=[.B890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91] &amp; &quot;, &quot; &amp; [.B891] &amp; &quot;, &quot; &amp; [.C891] &amp; &quot;, &quot; &amp; [.D891] &amp; &quot;, &quot; &amp; [.E891] &amp; &quot;, &quot; &amp; [.F891] &amp; &quot;);&quot;" office:value-type="string" office:string-value="insert into game_score (id, matchid, squad, goals, points, time_type) values (1763, 74, 1787, 1, 0, 2);" calcext:value-type="string">
            <text:p>insert into game_score (id, matchid, squad, goals, points, time_type) values (1763, 74, 1787, 1, 0, 2);</text:p>
          </table:table-cell>
          <table:table-cell table:number-columns-repeated="1017"/>
        </table:table-row>
        <table:table-row table:style-name="ro3">
          <table:table-cell table:style-name="ce2" table:formula="of:=[.A891]+1" office:value-type="float" office:value="1764" calcext:value-type="float">
            <text:p>1764</text:p>
          </table:table-cell>
          <table:table-cell table:style-name="ce2" table:formula="of:=[.B891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92] &amp; &quot;, &quot; &amp; [.B892] &amp; &quot;, &quot; &amp; [.C892] &amp; &quot;, &quot; &amp; [.D892] &amp; &quot;, &quot; &amp; [.E892] &amp; &quot;, &quot; &amp; [.F892] &amp; &quot;);&quot;" office:value-type="string" office:string-value="insert into game_score (id, matchid, squad, goals, points, time_type) values (1764, 74, 1, 2, 0, 2);" calcext:value-type="string">
            <text:p>insert into game_score (id, matchid, squad, goals, points, time_type) values (1764, 74, 1, 2, 0, 2);</text:p>
          </table:table-cell>
          <table:table-cell table:number-columns-repeated="1017"/>
        </table:table-row>
        <table:table-row table:style-name="ro3">
          <table:table-cell table:style-name="ce2" table:formula="of:=[.A892]+1" office:value-type="float" office:value="1765" calcext:value-type="float">
            <text:p>1765</text:p>
          </table:table-cell>
          <table:table-cell table:style-name="ce2" table:formula="of:=[.B892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93] &amp; &quot;, &quot; &amp; [.B893] &amp; &quot;, &quot; &amp; [.C893] &amp; &quot;, &quot; &amp; [.D893] &amp; &quot;, &quot; &amp; [.E893] &amp; &quot;, &quot; &amp; [.F893] &amp; &quot;);&quot;" office:value-type="string" office:string-value="insert into game_score (id, matchid, squad, goals, points, time_type) values (1765, 74, 1787, 0, 0, 3);" calcext:value-type="string">
            <text:p>insert into game_score (id, matchid, squad, goals, points, time_type) values (1765, 74, 1787, 0, 0, 3);</text:p>
          </table:table-cell>
          <table:table-cell table:number-columns-repeated="1017"/>
        </table:table-row>
        <table:table-row table:style-name="ro3">
          <table:table-cell table:style-name="ce2" table:formula="of:=[.A893]+1" office:value-type="float" office:value="1766" calcext:value-type="float">
            <text:p>1766</text:p>
          </table:table-cell>
          <table:table-cell table:style-name="ce2" table:formula="of:=[.B893]" office:value-type="float" office:value="74" calcext:value-type="float">
            <text:p>7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94] &amp; &quot;, &quot; &amp; [.B894] &amp; &quot;, &quot; &amp; [.C894] &amp; &quot;, &quot; &amp; [.D894] &amp; &quot;, &quot; &amp; [.E894] &amp; &quot;, &quot; &amp; [.F894] &amp; &quot;);&quot;" office:value-type="string" office:string-value="insert into game_score (id, matchid, squad, goals, points, time_type) values (1766, 74, 1, 1, 0, 3);" calcext:value-type="string">
            <text:p>insert into game_score (id, matchid, squad, goals, points, time_type) values (1766, 74, 1, 1, 0, 3);</text:p>
          </table:table-cell>
          <table:table-cell table:number-columns-repeated="1017"/>
        </table:table-row>
        <table:table-row table:style-name="ro3">
          <table:table-cell table:style-name="ce2" table:formula="of:=[.A894]+1" office:value-type="float" office:value="1767" calcext:value-type="float">
            <text:p>1767</text:p>
          </table:table-cell>
          <table:table-cell table:style-name="ce2" table:formula="of:=[.B894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95] &amp; &quot;, &quot; &amp; [.B895] &amp; &quot;, &quot; &amp; [.C895] &amp; &quot;, &quot; &amp; [.D895] &amp; &quot;, &quot; &amp; [.E895] &amp; &quot;, &quot; &amp; [.F895] &amp; &quot;);&quot;" office:value-type="string" office:string-value="insert into game_score (id, matchid, squad, goals, points, time_type) values (1767, 74, 1787, 2, 0, 4);" calcext:value-type="string">
            <text:p>insert into game_score (id, matchid, squad, goals, points, time_type) values (1767, 74, 1787, 2, 0, 4);</text:p>
          </table:table-cell>
          <table:table-cell table:number-columns-repeated="1017"/>
        </table:table-row>
        <table:table-row table:style-name="ro3">
          <table:table-cell table:style-name="ce2" table:formula="of:=[.A895]+1" office:value-type="float" office:value="1768" calcext:value-type="float">
            <text:p>1768</text:p>
          </table:table-cell>
          <table:table-cell table:style-name="ce2" table:formula="of:=[.B895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96] &amp; &quot;, &quot; &amp; [.B896] &amp; &quot;, &quot; &amp; [.C896] &amp; &quot;, &quot; &amp; [.D896] &amp; &quot;, &quot; &amp; [.E896] &amp; &quot;, &quot; &amp; [.F896] &amp; &quot;);&quot;" office:value-type="string" office:string-value="insert into game_score (id, matchid, squad, goals, points, time_type) values (1768, 74, 1, 0, 0, 4);" calcext:value-type="string">
            <text:p>insert into game_score (id, matchid, squad, goals, points, time_type) values (1768, 74, 1, 0, 0, 4);</text:p>
          </table:table-cell>
          <table:table-cell table:number-columns-repeated="1017"/>
        </table:table-row>
        <table:table-row table:style-name="ro3">
          <table:table-cell table:style-name="ce2" table:formula="of:=[.A896]+1" office:value-type="float" office:value="1769" calcext:value-type="float">
            <text:p>1769</text:p>
          </table:table-cell>
          <table:table-cell table:style-name="ce2" table:formula="of:=[.B896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97] &amp; &quot;, &quot; &amp; [.B897] &amp; &quot;, &quot; &amp; [.C897] &amp; &quot;, &quot; &amp; [.D897] &amp; &quot;, &quot; &amp; [.E897] &amp; &quot;, &quot; &amp; [.F897] &amp; &quot;);&quot;" office:value-type="string" office:string-value="insert into game_score (id, matchid, squad, goals, points, time_type) values (1769, 74, 1787, 0, 0, 5);" calcext:value-type="string">
            <text:p>insert into game_score (id, matchid, squad, goals, points, time_type) values (1769, 74, 1787, 0, 0, 5);</text:p>
          </table:table-cell>
          <table:table-cell table:number-columns-repeated="1017"/>
        </table:table-row>
        <table:table-row table:style-name="ro3">
          <table:table-cell table:style-name="ce2" table:formula="of:=[.A897]+1" office:value-type="float" office:value="1770" calcext:value-type="float">
            <text:p>1770</text:p>
          </table:table-cell>
          <table:table-cell table:style-name="ce2" table:formula="of:=[.B897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98] &amp; &quot;, &quot; &amp; [.B898] &amp; &quot;, &quot; &amp; [.C898] &amp; &quot;, &quot; &amp; [.D898] &amp; &quot;, &quot; &amp; [.E898] &amp; &quot;, &quot; &amp; [.F898] &amp; &quot;);&quot;" office:value-type="string" office:string-value="insert into game_score (id, matchid, squad, goals, points, time_type) values (1770, 74, 1, 0, 0, 5);" calcext:value-type="string">
            <text:p>insert into game_score (id, matchid, squad, goals, points, time_type) values (1770, 74, 1, 0, 0, 5);</text:p>
          </table:table-cell>
          <table:table-cell table:number-columns-repeated="1017"/>
        </table:table-row>
        <table:table-row table:style-name="ro3">
          <table:table-cell table:style-name="ce2" table:formula="of:=[.A898]+1" office:value-type="float" office:value="1771" calcext:value-type="float">
            <text:p>1771</text:p>
          </table:table-cell>
          <table:table-cell table:style-name="ce2" table:formula="of:=[.B898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99] &amp; &quot;, &quot; &amp; [.B899] &amp; &quot;, &quot; &amp; [.C899] &amp; &quot;, &quot; &amp; [.D899] &amp; &quot;, &quot; &amp; [.E899] &amp; &quot;, &quot; &amp; [.F899] &amp; &quot;);&quot;" office:value-type="string" office:string-value="insert into game_score (id, matchid, squad, goals, points, time_type) values (1771, 74, 1787, 1, 0, 6);" calcext:value-type="string">
            <text:p>insert into game_score (id, matchid, squad, goals, points, time_type) values (1771, 74, 1787, 1, 0, 6);</text:p>
          </table:table-cell>
          <table:table-cell table:number-columns-repeated="1017"/>
        </table:table-row>
        <table:table-row table:style-name="ro3">
          <table:table-cell table:style-name="ce2" table:formula="of:=[.A899]+1" office:value-type="float" office:value="1772" calcext:value-type="float">
            <text:p>1772</text:p>
          </table:table-cell>
          <table:table-cell table:style-name="ce2" table:formula="of:=[.B899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00] &amp; &quot;, &quot; &amp; [.B900] &amp; &quot;, &quot; &amp; [.C900] &amp; &quot;, &quot; &amp; [.D900] &amp; &quot;, &quot; &amp; [.E900] &amp; &quot;, &quot; &amp; [.F900] &amp; &quot;);&quot;" office:value-type="string" office:string-value="insert into game_score (id, matchid, squad, goals, points, time_type) values (1772, 74, 1, 0, 0, 6);" calcext:value-type="string">
            <text:p>insert into game_score (id, matchid, squad, goals, points, time_type) values (1772, 74, 1, 0, 0, 6);</text:p>
          </table:table-cell>
          <table:table-cell table:number-columns-repeated="1017"/>
        </table:table-row>
        <table:table-row table:style-name="ro3">
          <table:table-cell table:style-name="ce2" table:formula="of:=[.A900]+1" office:value-type="float" office:value="1773" calcext:value-type="float">
            <text:p>1773</text:p>
          </table:table-cell>
          <table:table-cell table:style-name="ce2" table:formula="of:=[.B900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01] &amp; &quot;, &quot; &amp; [.B901] &amp; &quot;, &quot; &amp; [.C901] &amp; &quot;, &quot; &amp; [.D901] &amp; &quot;, &quot; &amp; [.E901] &amp; &quot;, &quot; &amp; [.F901] &amp; &quot;);&quot;" office:value-type="string" office:string-value="insert into game_score (id, matchid, squad, goals, points, time_type) values (1773, 74, 1787, 0, 0, 7);" calcext:value-type="string">
            <text:p>insert into game_score (id, matchid, squad, goals, points, time_type) values (1773, 74, 1787, 0, 0, 7);</text:p>
          </table:table-cell>
          <table:table-cell table:number-columns-repeated="1017"/>
        </table:table-row>
        <table:table-row table:style-name="ro3">
          <table:table-cell table:style-name="ce2" table:formula="of:=[.A901]+1" office:value-type="float" office:value="1774" calcext:value-type="float">
            <text:p>1774</text:p>
          </table:table-cell>
          <table:table-cell table:style-name="ce2" table:formula="of:=[.B901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02] &amp; &quot;, &quot; &amp; [.B902] &amp; &quot;, &quot; &amp; [.C902] &amp; &quot;, &quot; &amp; [.D902] &amp; &quot;, &quot; &amp; [.E902] &amp; &quot;, &quot; &amp; [.F902] &amp; &quot;);&quot;" office:value-type="string" office:string-value="insert into game_score (id, matchid, squad, goals, points, time_type) values (1774, 74, 1, 0, 0, 7);" calcext:value-type="string">
            <text:p>insert into game_score (id, matchid, squad, goals, points, time_type) values (1774, 74, 1, 0, 0, 7);</text:p>
          </table:table-cell>
          <table:table-cell table:number-columns-repeated="1017"/>
        </table:table-row>
        <table:table-row table:style-name="ro3">
          <table:table-cell table:style-name="ce2" table:formula="of:=[.A902]+1" office:value-type="float" office:value="1775" calcext:value-type="float">
            <text:p>1775</text:p>
          </table:table-cell>
          <table:table-cell table:style-name="ce2" table:formula="of:=[.B902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03] &amp; &quot;, &quot; &amp; [.B903] &amp; &quot;, &quot; &amp; [.C903] &amp; &quot;, &quot; &amp; [.D903] &amp; &quot;, &quot; &amp; [.E903] &amp; &quot;, &quot; &amp; [.F903] &amp; &quot;);&quot;" office:value-type="string" office:string-value="insert into game_score (id, matchid, squad, goals, points, time_type) values (1775, 74, 1787, 0, 0, 8);" calcext:value-type="string">
            <text:p>insert into game_score (id, matchid, squad, goals, points, time_type) values (1775, 74, 1787, 0, 0, 8);</text:p>
          </table:table-cell>
          <table:table-cell table:number-columns-repeated="1017"/>
        </table:table-row>
        <table:table-row table:style-name="ro3">
          <table:table-cell table:style-name="ce2" table:formula="of:=[.A903]+1" office:value-type="float" office:value="1776" calcext:value-type="float">
            <text:p>1776</text:p>
          </table:table-cell>
          <table:table-cell table:style-name="ce2" table:formula="of:=[.B903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04] &amp; &quot;, &quot; &amp; [.B904] &amp; &quot;, &quot; &amp; [.C904] &amp; &quot;, &quot; &amp; [.D904] &amp; &quot;, &quot; &amp; [.E904] &amp; &quot;, &quot; &amp; [.F904] &amp; &quot;);&quot;" office:value-type="string" office:string-value="insert into game_score (id, matchid, squad, goals, points, time_type) values (1776, 74, 1, 0, 0, 8);" calcext:value-type="string">
            <text:p>insert into game_score (id, matchid, squad, goals, points, time_type) values (1776, 74, 1, 0, 0, 8);</text:p>
          </table:table-cell>
          <table:table-cell table:number-columns-repeated="1017"/>
        </table:table-row>
        <table:table-row table:style-name="ro3">
          <table:table-cell table:style-name="ce2" table:formula="of:=[.A904]+1" office:value-type="float" office:value="1777" calcext:value-type="float">
            <text:p>1777</text:p>
          </table:table-cell>
          <table:table-cell table:style-name="ce2" table:formula="of:=[.B904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05] &amp; &quot;, &quot; &amp; [.B905] &amp; &quot;, &quot; &amp; [.C905] &amp; &quot;, &quot; &amp; [.D905] &amp; &quot;, &quot; &amp; [.E905] &amp; &quot;, &quot; &amp; [.F905] &amp; &quot;);&quot;" office:value-type="string" office:string-value="insert into game_score (id, matchid, squad, goals, points, time_type) values (1777, 74, 1787, 1, 0, 9);" calcext:value-type="string">
            <text:p>insert into game_score (id, matchid, squad, goals, points, time_type) values (1777, 74, 1787, 1, 0, 9);</text:p>
          </table:table-cell>
          <table:table-cell table:number-columns-repeated="1017"/>
        </table:table-row>
        <table:table-row table:style-name="ro3">
          <table:table-cell table:style-name="ce2" table:formula="of:=[.A905]+1" office:value-type="float" office:value="1778" calcext:value-type="float">
            <text:p>1778</text:p>
          </table:table-cell>
          <table:table-cell table:style-name="ce2" table:formula="of:=[.B905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06] &amp; &quot;, &quot; &amp; [.B906] &amp; &quot;, &quot; &amp; [.C906] &amp; &quot;, &quot; &amp; [.D906] &amp; &quot;, &quot; &amp; [.E906] &amp; &quot;, &quot; &amp; [.F906] &amp; &quot;);&quot;" office:value-type="string" office:string-value="insert into game_score (id, matchid, squad, goals, points, time_type) values (1778, 74, 1, 3, 0, 9);" calcext:value-type="string">
            <text:p>insert into game_score (id, matchid, squad, goals, points, time_type) values (1778, 74, 1, 3, 0, 9);</text:p>
          </table:table-cell>
          <table:table-cell table:number-columns-repeated="1017"/>
        </table:table-row>
        <table:table-row table:style-name="ro3">
          <table:table-cell table:style-name="ce2" table:formula="of:=[.A906]+1" office:value-type="float" office:value="1779" calcext:value-type="float">
            <text:p>1779</text:p>
          </table:table-cell>
          <table:table-cell table:style-name="ce2" table:formula="of:=[.B906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07] &amp; &quot;, &quot; &amp; [.B907] &amp; &quot;, &quot; &amp; [.C907] &amp; &quot;, &quot; &amp; [.D907] &amp; &quot;, &quot; &amp; [.E907] &amp; &quot;, &quot; &amp; [.F907] &amp; &quot;);&quot;" office:value-type="string" office:string-value="insert into game_score (id, matchid, squad, goals, points, time_type) values (1779, 74, 1787, 5, 0, 9000);" calcext:value-type="string">
            <text:p>insert into game_score (id, matchid, squad, goals, points, time_type) values (1779, 74, 1787, 5, 0, 9000);</text:p>
          </table:table-cell>
          <table:table-cell table:number-columns-repeated="1017"/>
        </table:table-row>
        <table:table-row table:style-name="ro3">
          <table:table-cell table:style-name="ce2" table:formula="of:=[.A907]+1" office:value-type="float" office:value="1780" calcext:value-type="float">
            <text:p>1780</text:p>
          </table:table-cell>
          <table:table-cell table:style-name="ce2" table:formula="of:=[.B907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08] &amp; &quot;, &quot; &amp; [.B908] &amp; &quot;, &quot; &amp; [.C908] &amp; &quot;, &quot; &amp; [.D908] &amp; &quot;, &quot; &amp; [.E908] &amp; &quot;, &quot; &amp; [.F908] &amp; &quot;);&quot;" office:value-type="string" office:string-value="insert into game_score (id, matchid, squad, goals, points, time_type) values (1780, 74, 1, 6, 0, 9000);" calcext:value-type="string">
            <text:p>insert into game_score (id, matchid, squad, goals, points, time_type) values (1780, 74, 1, 6, 0, 9000);</text:p>
          </table:table-cell>
          <table:table-cell table:number-columns-repeated="1017"/>
        </table:table-row>
        <table:table-row table:style-name="ro3">
          <table:table-cell table:style-name="ce2" table:formula="of:=[.A908]+1" office:value-type="float" office:value="1781" calcext:value-type="float">
            <text:p>1781</text:p>
          </table:table-cell>
          <table:table-cell table:style-name="ce2" table:formula="of:=[.B908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9] &amp; &quot;, &quot; &amp; [.B909] &amp; &quot;, &quot; &amp; [.C909] &amp; &quot;, &quot; &amp; [.D909] &amp; &quot;, &quot; &amp; [.E909] &amp; &quot;, &quot; &amp; [.F909] &amp; &quot;);&quot;" office:value-type="string" office:string-value="insert into game_score (id, matchid, squad, goals, points, time_type) values (1781, 74, 1787, 5, 0, 9001);" calcext:value-type="string">
            <text:p>insert into game_score (id, matchid, squad, goals, points, time_type) values (1781, 74, 1787, 5, 0, 9001);</text:p>
          </table:table-cell>
          <table:table-cell table:number-columns-repeated="1017"/>
        </table:table-row>
        <table:table-row table:style-name="ro3">
          <table:table-cell table:style-name="ce2" table:formula="of:=[.A909]+1" office:value-type="float" office:value="1782" calcext:value-type="float">
            <text:p>1782</text:p>
          </table:table-cell>
          <table:table-cell table:style-name="ce2" table:formula="of:=[.B909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10] &amp; &quot;, &quot; &amp; [.B910] &amp; &quot;, &quot; &amp; [.C910] &amp; &quot;, &quot; &amp; [.D910] &amp; &quot;, &quot; &amp; [.E910] &amp; &quot;, &quot; &amp; [.F910] &amp; &quot;);&quot;" office:value-type="string" office:string-value="insert into game_score (id, matchid, squad, goals, points, time_type) values (1782, 74, 1, 10, 0, 9001);" calcext:value-type="string">
            <text:p>insert into game_score (id, matchid, squad, goals, points, time_type) values (1782, 74, 1, 10, 0, 9001);</text:p>
          </table:table-cell>
          <table:table-cell table:number-columns-repeated="1017"/>
        </table:table-row>
        <table:table-row table:style-name="ro3">
          <table:table-cell table:style-name="ce2" table:formula="of:=[.A910]+1" office:value-type="float" office:value="1783" calcext:value-type="float">
            <text:p>1783</text:p>
          </table:table-cell>
          <table:table-cell table:style-name="ce2" table:formula="of:=[.B910]" office:value-type="float" office:value="74" calcext:value-type="float">
            <text:p>7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1] &amp; &quot;, &quot; &amp; [.B911] &amp; &quot;, &quot; &amp; [.C911] &amp; &quot;, &quot; &amp; [.D911] &amp; &quot;, &quot; &amp; [.E911] &amp; &quot;, &quot; &amp; [.F911] &amp; &quot;);&quot;" office:value-type="string" office:string-value="insert into game_score (id, matchid, squad, goals, points, time_type) values (1783, 74, 1787, 1, 0, 9002);" calcext:value-type="string">
            <text:p>insert into game_score (id, matchid, squad, goals, points, time_type) values (1783, 74, 1787, 1, 0, 9002);</text:p>
          </table:table-cell>
          <table:table-cell table:number-columns-repeated="1017"/>
        </table:table-row>
        <table:table-row table:style-name="ro3">
          <table:table-cell table:style-name="ce2" table:formula="of:=[.A911]+1" office:value-type="float" office:value="1784" calcext:value-type="float">
            <text:p>1784</text:p>
          </table:table-cell>
          <table:table-cell table:style-name="ce2" table:formula="of:=[.B911]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2] &amp; &quot;, &quot; &amp; [.B912] &amp; &quot;, &quot; &amp; [.C912] &amp; &quot;, &quot; &amp; [.D912] &amp; &quot;, &quot; &amp; [.E912] &amp; &quot;, &quot; &amp; [.F912] &amp; &quot;);&quot;" office:value-type="string" office:string-value="insert into game_score (id, matchid, squad, goals, points, time_type) values (1784, 74, 1, 0, 0, 9002);" calcext:value-type="string">
            <text:p>insert into game_score (id, matchid, squad, goals, points, time_type) values (1784, 74, 1, 0, 0, 9002);</text:p>
          </table:table-cell>
          <table:table-cell table:number-columns-repeated="1017"/>
        </table:table-row>
        <table:table-row table:style-name="ro3">
          <table:table-cell table:formula="of:=[.A912]+1" office:value-type="float" office:value="1785" calcext:value-type="float">
            <text:p>1785</text:p>
          </table:table-cell>
          <table:table-cell table:formula="of:=[.B889]+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13] &amp; &quot;, &quot; &amp; [.B913] &amp; &quot;, &quot; &amp; [.C913] &amp; &quot;, &quot; &amp; [.D913] &amp; &quot;, &quot; &amp; [.E913] &amp; &quot;, &quot; &amp; [.F913] &amp; &quot;);&quot;" office:value-type="string" office:string-value="insert into game_score (id, matchid, squad, goals, points, time_type) values (1785, 75, 1, 0, 0, 1);" calcext:value-type="string">
            <text:p>insert into game_score (id, matchid, squad, goals, points, time_type) values (1785, 75, 1, 0, 0, 1);</text:p>
          </table:table-cell>
          <table:table-cell table:number-columns-repeated="1017"/>
        </table:table-row>
        <table:table-row table:style-name="ro3">
          <table:table-cell table:formula="of:=[.A913]+1" office:value-type="float" office:value="1786" calcext:value-type="float">
            <text:p>1786</text:p>
          </table:table-cell>
          <table:table-cell table:formula="of:=[.B913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14] &amp; &quot;, &quot; &amp; [.B914] &amp; &quot;, &quot; &amp; [.C914] &amp; &quot;, &quot; &amp; [.D914] &amp; &quot;, &quot; &amp; [.E914] &amp; &quot;, &quot; &amp; [.F914] &amp; &quot;);&quot;" office:value-type="string" office:string-value="insert into game_score (id, matchid, squad, goals, points, time_type) values (1786, 75, 58, 0, 0, 1);" calcext:value-type="string">
            <text:p>insert into game_score (id, matchid, squad, goals, points, time_type) values (1786, 75, 58, 0, 0, 1);</text:p>
          </table:table-cell>
          <table:table-cell table:number-columns-repeated="1017"/>
        </table:table-row>
        <table:table-row table:style-name="ro3">
          <table:table-cell table:formula="of:=[.A914]+1" office:value-type="float" office:value="1787" calcext:value-type="float">
            <text:p>1787</text:p>
          </table:table-cell>
          <table:table-cell table:formula="of:=[.B914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5] &amp; &quot;, &quot; &amp; [.B915] &amp; &quot;, &quot; &amp; [.C915] &amp; &quot;, &quot; &amp; [.D915] &amp; &quot;, &quot; &amp; [.E915] &amp; &quot;, &quot; &amp; [.F915] &amp; &quot;);&quot;" office:value-type="string" office:string-value="insert into game_score (id, matchid, squad, goals, points, time_type) values (1787, 75, 1, 1, 0, 2);" calcext:value-type="string">
            <text:p>insert into game_score (id, matchid, squad, goals, points, time_type) values (1787, 75, 1, 1, 0, 2);</text:p>
          </table:table-cell>
          <table:table-cell table:number-columns-repeated="1017"/>
        </table:table-row>
        <table:table-row table:style-name="ro3">
          <table:table-cell table:formula="of:=[.A915]+1" office:value-type="float" office:value="1788" calcext:value-type="float">
            <text:p>1788</text:p>
          </table:table-cell>
          <table:table-cell table:formula="of:=[.B915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6] &amp; &quot;, &quot; &amp; [.B916] &amp; &quot;, &quot; &amp; [.C916] &amp; &quot;, &quot; &amp; [.D916] &amp; &quot;, &quot; &amp; [.E916] &amp; &quot;, &quot; &amp; [.F916] &amp; &quot;);&quot;" office:value-type="string" office:string-value="insert into game_score (id, matchid, squad, goals, points, time_type) values (1788, 75, 58, 6, 0, 2);" calcext:value-type="string">
            <text:p>insert into game_score (id, matchid, squad, goals, points, time_type) values (1788, 75, 58, 6, 0, 2);</text:p>
          </table:table-cell>
          <table:table-cell table:number-columns-repeated="1017"/>
        </table:table-row>
        <table:table-row table:style-name="ro3">
          <table:table-cell table:formula="of:=[.A916]+1" office:value-type="float" office:value="1789" calcext:value-type="float">
            <text:p>1789</text:p>
          </table:table-cell>
          <table:table-cell table:formula="of:=[.B916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17] &amp; &quot;, &quot; &amp; [.B917] &amp; &quot;, &quot; &amp; [.C917] &amp; &quot;, &quot; &amp; [.D917] &amp; &quot;, &quot; &amp; [.E917] &amp; &quot;, &quot; &amp; [.F917] &amp; &quot;);&quot;" office:value-type="string" office:string-value="insert into game_score (id, matchid, squad, goals, points, time_type) values (1789, 75, 1, 1, 0, 3);" calcext:value-type="string">
            <text:p>insert into game_score (id, matchid, squad, goals, points, time_type) values (1789, 75, 1, 1, 0, 3);</text:p>
          </table:table-cell>
          <table:table-cell table:number-columns-repeated="1017"/>
        </table:table-row>
        <table:table-row table:style-name="ro3">
          <table:table-cell table:formula="of:=[.A917]+1" office:value-type="float" office:value="1790" calcext:value-type="float">
            <text:p>1790</text:p>
          </table:table-cell>
          <table:table-cell table:formula="of:=[.B917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18] &amp; &quot;, &quot; &amp; [.B918] &amp; &quot;, &quot; &amp; [.C918] &amp; &quot;, &quot; &amp; [.D918] &amp; &quot;, &quot; &amp; [.E918] &amp; &quot;, &quot; &amp; [.F918] &amp; &quot;);&quot;" office:value-type="string" office:string-value="insert into game_score (id, matchid, squad, goals, points, time_type) values (1790, 75, 58, 0, 0, 3);" calcext:value-type="string">
            <text:p>insert into game_score (id, matchid, squad, goals, points, time_type) values (1790, 75, 58, 0, 0, 3);</text:p>
          </table:table-cell>
          <table:table-cell table:number-columns-repeated="1017"/>
        </table:table-row>
        <table:table-row table:style-name="ro3">
          <table:table-cell table:formula="of:=[.A918]+1" office:value-type="float" office:value="1791" calcext:value-type="float">
            <text:p>1791</text:p>
          </table:table-cell>
          <table:table-cell table:formula="of:=[.B918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19] &amp; &quot;, &quot; &amp; [.B919] &amp; &quot;, &quot; &amp; [.C919] &amp; &quot;, &quot; &amp; [.D919] &amp; &quot;, &quot; &amp; [.E919] &amp; &quot;, &quot; &amp; [.F919] &amp; &quot;);&quot;" office:value-type="string" office:string-value="insert into game_score (id, matchid, squad, goals, points, time_type) values (1791, 75, 1, 1, 0, 4);" calcext:value-type="string">
            <text:p>insert into game_score (id, matchid, squad, goals, points, time_type) values (1791, 75, 1, 1, 0, 4);</text:p>
          </table:table-cell>
          <table:table-cell table:number-columns-repeated="1017"/>
        </table:table-row>
        <table:table-row table:style-name="ro3">
          <table:table-cell table:formula="of:=[.A919]+1" office:value-type="float" office:value="1792" calcext:value-type="float">
            <text:p>1792</text:p>
          </table:table-cell>
          <table:table-cell table:formula="of:=[.B919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20] &amp; &quot;, &quot; &amp; [.B920] &amp; &quot;, &quot; &amp; [.C920] &amp; &quot;, &quot; &amp; [.D920] &amp; &quot;, &quot; &amp; [.E920] &amp; &quot;, &quot; &amp; [.F920] &amp; &quot;);&quot;" office:value-type="string" office:string-value="insert into game_score (id, matchid, squad, goals, points, time_type) values (1792, 75, 58, 1, 0, 4);" calcext:value-type="string">
            <text:p>insert into game_score (id, matchid, squad, goals, points, time_type) values (1792, 75, 58, 1, 0, 4);</text:p>
          </table:table-cell>
          <table:table-cell table:number-columns-repeated="1017"/>
        </table:table-row>
        <table:table-row table:style-name="ro3">
          <table:table-cell table:formula="of:=[.A920]+1" office:value-type="float" office:value="1793" calcext:value-type="float">
            <text:p>1793</text:p>
          </table:table-cell>
          <table:table-cell table:formula="of:=[.B920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21] &amp; &quot;, &quot; &amp; [.B921] &amp; &quot;, &quot; &amp; [.C921] &amp; &quot;, &quot; &amp; [.D921] &amp; &quot;, &quot; &amp; [.E921] &amp; &quot;, &quot; &amp; [.F921] &amp; &quot;);&quot;" office:value-type="string" office:string-value="insert into game_score (id, matchid, squad, goals, points, time_type) values (1793, 75, 1, 2, 0, 5);" calcext:value-type="string">
            <text:p>insert into game_score (id, matchid, squad, goals, points, time_type) values (1793, 75, 1, 2, 0, 5);</text:p>
          </table:table-cell>
          <table:table-cell table:number-columns-repeated="1017"/>
        </table:table-row>
        <table:table-row table:style-name="ro3">
          <table:table-cell table:formula="of:=[.A921]+1" office:value-type="float" office:value="1794" calcext:value-type="float">
            <text:p>1794</text:p>
          </table:table-cell>
          <table:table-cell table:formula="of:=[.B921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22] &amp; &quot;, &quot; &amp; [.B922] &amp; &quot;, &quot; &amp; [.C922] &amp; &quot;, &quot; &amp; [.D922] &amp; &quot;, &quot; &amp; [.E922] &amp; &quot;, &quot; &amp; [.F922] &amp; &quot;);&quot;" office:value-type="string" office:string-value="insert into game_score (id, matchid, squad, goals, points, time_type) values (1794, 75, 58, 0, 0, 5);" calcext:value-type="string">
            <text:p>insert into game_score (id, matchid, squad, goals, points, time_type) values (1794, 75, 58, 0, 0, 5);</text:p>
          </table:table-cell>
          <table:table-cell table:number-columns-repeated="1017"/>
        </table:table-row>
        <table:table-row table:style-name="ro3">
          <table:table-cell table:formula="of:=[.A922]+1" office:value-type="float" office:value="1795" calcext:value-type="float">
            <text:p>1795</text:p>
          </table:table-cell>
          <table:table-cell table:formula="of:=[.B922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23] &amp; &quot;, &quot; &amp; [.B923] &amp; &quot;, &quot; &amp; [.C923] &amp; &quot;, &quot; &amp; [.D923] &amp; &quot;, &quot; &amp; [.E923] &amp; &quot;, &quot; &amp; [.F923] &amp; &quot;);&quot;" office:value-type="string" office:string-value="insert into game_score (id, matchid, squad, goals, points, time_type) values (1795, 75, 1, 1, 0, 6);" calcext:value-type="string">
            <text:p>insert into game_score (id, matchid, squad, goals, points, time_type) values (1795, 75, 1, 1, 0, 6);</text:p>
          </table:table-cell>
          <table:table-cell table:number-columns-repeated="1017"/>
        </table:table-row>
        <table:table-row table:style-name="ro3">
          <table:table-cell table:formula="of:=[.A923]+1" office:value-type="float" office:value="1796" calcext:value-type="float">
            <text:p>1796</text:p>
          </table:table-cell>
          <table:table-cell table:formula="of:=[.B923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24] &amp; &quot;, &quot; &amp; [.B924] &amp; &quot;, &quot; &amp; [.C924] &amp; &quot;, &quot; &amp; [.D924] &amp; &quot;, &quot; &amp; [.E924] &amp; &quot;, &quot; &amp; [.F924] &amp; &quot;);&quot;" office:value-type="string" office:string-value="insert into game_score (id, matchid, squad, goals, points, time_type) values (1796, 75, 58, 3, 0, 6);" calcext:value-type="string">
            <text:p>insert into game_score (id, matchid, squad, goals, points, time_type) values (1796, 75, 58, 3, 0, 6);</text:p>
          </table:table-cell>
          <table:table-cell table:number-columns-repeated="1017"/>
        </table:table-row>
        <table:table-row table:style-name="ro3">
          <table:table-cell table:formula="of:=[.A924]+1" office:value-type="float" office:value="1797" calcext:value-type="float">
            <text:p>1797</text:p>
          </table:table-cell>
          <table:table-cell table:formula="of:=[.B924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25] &amp; &quot;, &quot; &amp; [.B925] &amp; &quot;, &quot; &amp; [.C925] &amp; &quot;, &quot; &amp; [.D925] &amp; &quot;, &quot; &amp; [.E925] &amp; &quot;, &quot; &amp; [.F925] &amp; &quot;);&quot;" office:value-type="string" office:string-value="insert into game_score (id, matchid, squad, goals, points, time_type) values (1797, 75, 1, 0, 0, 7);" calcext:value-type="string">
            <text:p>insert into game_score (id, matchid, squad, goals, points, time_type) values (1797, 75, 1, 0, 0, 7);</text:p>
          </table:table-cell>
          <table:table-cell table:number-columns-repeated="1017"/>
        </table:table-row>
        <table:table-row table:style-name="ro3">
          <table:table-cell table:formula="of:=[.A925]+1" office:value-type="float" office:value="1798" calcext:value-type="float">
            <text:p>1798</text:p>
          </table:table-cell>
          <table:table-cell table:formula="of:=[.B925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26] &amp; &quot;, &quot; &amp; [.B926] &amp; &quot;, &quot; &amp; [.C926] &amp; &quot;, &quot; &amp; [.D926] &amp; &quot;, &quot; &amp; [.E926] &amp; &quot;, &quot; &amp; [.F926] &amp; &quot;);&quot;" office:value-type="string" office:string-value="insert into game_score (id, matchid, squad, goals, points, time_type) values (1798, 75, 58, 0, 0, 7);" calcext:value-type="string">
            <text:p>insert into game_score (id, matchid, squad, goals, points, time_type) values (1798, 75, 58, 0, 0, 7);</text:p>
          </table:table-cell>
          <table:table-cell table:number-columns-repeated="1017"/>
        </table:table-row>
        <table:table-row table:style-name="ro3">
          <table:table-cell table:formula="of:=[.A926]+1" office:value-type="float" office:value="1799" calcext:value-type="float">
            <text:p>1799</text:p>
          </table:table-cell>
          <table:table-cell table:formula="of:=[.B926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27] &amp; &quot;, &quot; &amp; [.B927] &amp; &quot;, &quot; &amp; [.C927] &amp; &quot;, &quot; &amp; [.D927] &amp; &quot;, &quot; &amp; [.E927] &amp; &quot;, &quot; &amp; [.F927] &amp; &quot;);&quot;" office:value-type="string" office:string-value="insert into game_score (id, matchid, squad, goals, points, time_type) values (1799, 75, 1, 0, 0, 8);" calcext:value-type="string">
            <text:p>insert into game_score (id, matchid, squad, goals, points, time_type) values (1799, 75, 1, 0, 0, 8);</text:p>
          </table:table-cell>
          <table:table-cell table:number-columns-repeated="1017"/>
        </table:table-row>
        <table:table-row table:style-name="ro3">
          <table:table-cell table:formula="of:=[.A927]+1" office:value-type="float" office:value="1800" calcext:value-type="float">
            <text:p>1800</text:p>
          </table:table-cell>
          <table:table-cell table:formula="of:=[.B927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28] &amp; &quot;, &quot; &amp; [.B928] &amp; &quot;, &quot; &amp; [.C928] &amp; &quot;, &quot; &amp; [.D928] &amp; &quot;, &quot; &amp; [.E928] &amp; &quot;, &quot; &amp; [.F928] &amp; &quot;);&quot;" office:value-type="string" office:string-value="insert into game_score (id, matchid, squad, goals, points, time_type) values (1800, 75, 58, 0, 0, 8);" calcext:value-type="string">
            <text:p>insert into game_score (id, matchid, squad, goals, points, time_type) values (1800, 75, 58, 0, 0, 8);</text:p>
          </table:table-cell>
          <table:table-cell table:number-columns-repeated="1017"/>
        </table:table-row>
        <table:table-row table:style-name="ro3">
          <table:table-cell table:formula="of:=[.A928]+1" office:value-type="float" office:value="1801" calcext:value-type="float">
            <text:p>1801</text:p>
          </table:table-cell>
          <table:table-cell table:formula="of:=[.B928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29] &amp; &quot;, &quot; &amp; [.B929] &amp; &quot;, &quot; &amp; [.C929] &amp; &quot;, &quot; &amp; [.D929] &amp; &quot;, &quot; &amp; [.E929] &amp; &quot;, &quot; &amp; [.F929] &amp; &quot;);&quot;" office:value-type="string" office:string-value="insert into game_score (id, matchid, squad, goals, points, time_type) values (1801, 75, 1, 0, 0, 9);" calcext:value-type="string">
            <text:p>insert into game_score (id, matchid, squad, goals, points, time_type) values (1801, 75, 1, 0, 0, 9);</text:p>
          </table:table-cell>
          <table:table-cell table:number-columns-repeated="1017"/>
        </table:table-row>
        <table:table-row table:style-name="ro3">
          <table:table-cell table:formula="of:=[.A929]+1" office:value-type="float" office:value="1802" calcext:value-type="float">
            <text:p>1802</text:p>
          </table:table-cell>
          <table:table-cell table:formula="of:=[.B929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30] &amp; &quot;, &quot; &amp; [.B930] &amp; &quot;, &quot; &amp; [.C930] &amp; &quot;, &quot; &amp; [.D930] &amp; &quot;, &quot; &amp; [.E930] &amp; &quot;, &quot; &amp; [.F930] &amp; &quot;);&quot;" office:value-type="string" office:string-value="insert into game_score (id, matchid, squad, goals, points, time_type) values (1802, 75, 58, null, 0, 9);" calcext:value-type="string">
            <text:p>insert into game_score (id, matchid, squad, goals, points, time_type) values (1802, 75, 58, null, 0, 9);</text:p>
          </table:table-cell>
          <table:table-cell table:number-columns-repeated="1017"/>
        </table:table-row>
        <table:table-row table:style-name="ro3">
          <table:table-cell table:formula="of:=[.A930]+1" office:value-type="float" office:value="1803" calcext:value-type="float">
            <text:p>1803</text:p>
          </table:table-cell>
          <table:table-cell table:formula="of:=[.B930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31] &amp; &quot;, &quot; &amp; [.B931] &amp; &quot;, &quot; &amp; [.C931] &amp; &quot;, &quot; &amp; [.D931] &amp; &quot;, &quot; &amp; [.E931] &amp; &quot;, &quot; &amp; [.F931] &amp; &quot;);&quot;" office:value-type="string" office:string-value="insert into game_score (id, matchid, squad, goals, points, time_type) values (1803, 75, 1, 6, 0, 9000);" calcext:value-type="string">
            <text:p>insert into game_score (id, matchid, squad, goals, points, time_type) values (1803, 75, 1, 6, 0, 9000);</text:p>
          </table:table-cell>
          <table:table-cell table:number-columns-repeated="1017"/>
        </table:table-row>
        <table:table-row table:style-name="ro3">
          <table:table-cell table:formula="of:=[.A931]+1" office:value-type="float" office:value="1804" calcext:value-type="float">
            <text:p>1804</text:p>
          </table:table-cell>
          <table:table-cell table:formula="of:=[.B931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32] &amp; &quot;, &quot; &amp; [.B932] &amp; &quot;, &quot; &amp; [.C932] &amp; &quot;, &quot; &amp; [.D932] &amp; &quot;, &quot; &amp; [.E932] &amp; &quot;, &quot; &amp; [.F932] &amp; &quot;);&quot;" office:value-type="string" office:string-value="insert into game_score (id, matchid, squad, goals, points, time_type) values (1804, 75, 58, 10, 0, 9000);" calcext:value-type="string">
            <text:p>insert into game_score (id, matchid, squad, goals, points, time_type) values (1804, 75, 58, 10, 0, 9000);</text:p>
          </table:table-cell>
          <table:table-cell table:number-columns-repeated="1017"/>
        </table:table-row>
        <table:table-row table:style-name="ro3">
          <table:table-cell table:formula="of:=[.A932]+1" office:value-type="float" office:value="1805" calcext:value-type="float">
            <text:p>1805</text:p>
          </table:table-cell>
          <table:table-cell table:formula="of:=[.B932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33] &amp; &quot;, &quot; &amp; [.B933] &amp; &quot;, &quot; &amp; [.C933] &amp; &quot;, &quot; &amp; [.D933] &amp; &quot;, &quot; &amp; [.E933] &amp; &quot;, &quot; &amp; [.F933] &amp; &quot;);&quot;" office:value-type="string" office:string-value="insert into game_score (id, matchid, squad, goals, points, time_type) values (1805, 75, 1, 12, 0, 9001);" calcext:value-type="string">
            <text:p>insert into game_score (id, matchid, squad, goals, points, time_type) values (1805, 75, 1, 12, 0, 9001);</text:p>
          </table:table-cell>
          <table:table-cell table:number-columns-repeated="1017"/>
        </table:table-row>
        <table:table-row table:style-name="ro3">
          <table:table-cell table:formula="of:=[.A933]+1" office:value-type="float" office:value="1806" calcext:value-type="float">
            <text:p>1806</text:p>
          </table:table-cell>
          <table:table-cell table:formula="of:=[.B933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34] &amp; &quot;, &quot; &amp; [.B934] &amp; &quot;, &quot; &amp; [.C934] &amp; &quot;, &quot; &amp; [.D934] &amp; &quot;, &quot; &amp; [.E934] &amp; &quot;, &quot; &amp; [.F934] &amp; &quot;);&quot;" office:value-type="string" office:string-value="insert into game_score (id, matchid, squad, goals, points, time_type) values (1806, 75, 58, 15, 0, 9001);" calcext:value-type="string">
            <text:p>insert into game_score (id, matchid, squad, goals, points, time_type) values (1806, 75, 58, 15, 0, 9001);</text:p>
          </table:table-cell>
          <table:table-cell table:number-columns-repeated="1017"/>
        </table:table-row>
        <table:table-row table:style-name="ro3">
          <table:table-cell table:formula="of:=[.A934]+1" office:value-type="float" office:value="1807" calcext:value-type="float">
            <text:p>1807</text:p>
          </table:table-cell>
          <table:table-cell table:formula="of:=[.B934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935] &amp; &quot;, &quot; &amp; [.B935] &amp; &quot;, &quot; &amp; [.C935] &amp; &quot;, &quot; &amp; [.D935] &amp; &quot;, &quot; &amp; [.E935] &amp; &quot;, &quot; &amp; [.F935] &amp; &quot;);&quot;" office:value-type="string" office:string-value="insert into game_score (id, matchid, squad, goals, points, time_type) values (1807, 75, 1, 3, 0, 9002);" calcext:value-type="string">
            <text:p>insert into game_score (id, matchid, squad, goals, points, time_type) values (1807, 75, 1, 3, 0, 9002);</text:p>
          </table:table-cell>
          <table:table-cell table:number-columns-repeated="1017"/>
        </table:table-row>
        <table:table-row table:style-name="ro3">
          <table:table-cell table:formula="of:=[.A935]+1" office:value-type="float" office:value="1808" calcext:value-type="float">
            <text:p>1808</text:p>
          </table:table-cell>
          <table:table-cell table:formula="of:=[.B935]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936] &amp; &quot;, &quot; &amp; [.B936] &amp; &quot;, &quot; &amp; [.C936] &amp; &quot;, &quot; &amp; [.D936] &amp; &quot;, &quot; &amp; [.E936] &amp; &quot;, &quot; &amp; [.F936] &amp; &quot;);&quot;" office:value-type="string" office:string-value="insert into game_score (id, matchid, squad, goals, points, time_type) values (1808, 75, 58, 1, 0, 9002);" calcext:value-type="string">
            <text:p>insert into game_score (id, matchid, squad, goals, points, time_type) values (1808, 75, 58, 1, 0, 9002);</text:p>
          </table:table-cell>
          <table:table-cell table:number-columns-repeated="1017"/>
        </table:table-row>
        <table:table-row table:style-name="ro3">
          <table:table-cell table:style-name="ce2" table:formula="of:=[.A936]+1" office:value-type="float" office:value="1809" calcext:value-type="float">
            <text:p>1809</text:p>
          </table:table-cell>
          <table:table-cell table:style-name="ce2" table:formula="of:=[.B913]+1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37] &amp; &quot;, &quot; &amp; [.B937] &amp; &quot;, &quot; &amp; [.C937] &amp; &quot;, &quot; &amp; [.D937] &amp; &quot;, &quot; &amp; [.E937] &amp; &quot;, &quot; &amp; [.F937] &amp; &quot;);&quot;" office:value-type="string" office:string-value="insert into game_score (id, matchid, squad, goals, points, time_type) values (1809, 76, 82, 5, 0, 1);" calcext:value-type="string">
            <text:p>insert into game_score (id, matchid, squad, goals, points, time_type) values (1809, 76, 82, 5, 0, 1);</text:p>
          </table:table-cell>
          <table:table-cell table:number-columns-repeated="1017"/>
        </table:table-row>
        <table:table-row table:style-name="ro3">
          <table:table-cell table:style-name="ce2" table:formula="of:=[.A937]+1" office:value-type="float" office:value="1810" calcext:value-type="float">
            <text:p>1810</text:p>
          </table:table-cell>
          <table:table-cell table:style-name="ce2" table:formula="of:=[.B937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38] &amp; &quot;, &quot; &amp; [.B938] &amp; &quot;, &quot; &amp; [.C938] &amp; &quot;, &quot; &amp; [.D938] &amp; &quot;, &quot; &amp; [.E938] &amp; &quot;, &quot; &amp; [.F938] &amp; &quot;);&quot;" office:value-type="string" office:string-value="insert into game_score (id, matchid, squad, goals, points, time_type) values (1810, 76, 58, 0, 0, 1);" calcext:value-type="string">
            <text:p>insert into game_score (id, matchid, squad, goals, points, time_type) values (1810, 76, 58, 0, 0, 1);</text:p>
          </table:table-cell>
          <table:table-cell table:number-columns-repeated="1017"/>
        </table:table-row>
        <table:table-row table:style-name="ro3">
          <table:table-cell table:style-name="ce2" table:formula="of:=[.A938]+1" office:value-type="float" office:value="1811" calcext:value-type="float">
            <text:p>1811</text:p>
          </table:table-cell>
          <table:table-cell table:style-name="ce2" table:formula="of:=[.B938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39] &amp; &quot;, &quot; &amp; [.B939] &amp; &quot;, &quot; &amp; [.C939] &amp; &quot;, &quot; &amp; [.D939] &amp; &quot;, &quot; &amp; [.E939] &amp; &quot;, &quot; &amp; [.F939] &amp; &quot;);&quot;" office:value-type="string" office:string-value="insert into game_score (id, matchid, squad, goals, points, time_type) values (1811, 76, 82, 2, 0, 2);" calcext:value-type="string">
            <text:p>insert into game_score (id, matchid, squad, goals, points, time_type) values (1811, 76, 82, 2, 0, 2);</text:p>
          </table:table-cell>
          <table:table-cell table:number-columns-repeated="1017"/>
        </table:table-row>
        <table:table-row table:style-name="ro3">
          <table:table-cell table:style-name="ce2" table:formula="of:=[.A939]+1" office:value-type="float" office:value="1812" calcext:value-type="float">
            <text:p>1812</text:p>
          </table:table-cell>
          <table:table-cell table:style-name="ce2" table:formula="of:=[.B939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40] &amp; &quot;, &quot; &amp; [.B940] &amp; &quot;, &quot; &amp; [.C940] &amp; &quot;, &quot; &amp; [.D940] &amp; &quot;, &quot; &amp; [.E940] &amp; &quot;, &quot; &amp; [.F940] &amp; &quot;);&quot;" office:value-type="string" office:string-value="insert into game_score (id, matchid, squad, goals, points, time_type) values (1812, 76, 58, 0, 0, 2);" calcext:value-type="string">
            <text:p>insert into game_score (id, matchid, squad, goals, points, time_type) values (1812, 76, 58, 0, 0, 2);</text:p>
          </table:table-cell>
          <table:table-cell table:number-columns-repeated="1017"/>
        </table:table-row>
        <table:table-row table:style-name="ro3">
          <table:table-cell table:style-name="ce2" table:formula="of:=[.A940]+1" office:value-type="float" office:value="1813" calcext:value-type="float">
            <text:p>1813</text:p>
          </table:table-cell>
          <table:table-cell table:style-name="ce2" table:formula="of:=[.B940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41] &amp; &quot;, &quot; &amp; [.B941] &amp; &quot;, &quot; &amp; [.C941] &amp; &quot;, &quot; &amp; [.D941] &amp; &quot;, &quot; &amp; [.E941] &amp; &quot;, &quot; &amp; [.F941] &amp; &quot;);&quot;" office:value-type="string" office:string-value="insert into game_score (id, matchid, squad, goals, points, time_type) values (1813, 76, 82, 0, 0, 3);" calcext:value-type="string">
            <text:p>insert into game_score (id, matchid, squad, goals, points, time_type) values (1813, 76, 82, 0, 0, 3);</text:p>
          </table:table-cell>
          <table:table-cell table:number-columns-repeated="1017"/>
        </table:table-row>
        <table:table-row table:style-name="ro3">
          <table:table-cell table:style-name="ce2" table:formula="of:=[.A941]+1" office:value-type="float" office:value="1814" calcext:value-type="float">
            <text:p>1814</text:p>
          </table:table-cell>
          <table:table-cell table:style-name="ce2" table:formula="of:=[.B941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42] &amp; &quot;, &quot; &amp; [.B942] &amp; &quot;, &quot; &amp; [.C942] &amp; &quot;, &quot; &amp; [.D942] &amp; &quot;, &quot; &amp; [.E942] &amp; &quot;, &quot; &amp; [.F942] &amp; &quot;);&quot;" office:value-type="string" office:string-value="insert into game_score (id, matchid, squad, goals, points, time_type) values (1814, 76, 58, 1, 0, 3);" calcext:value-type="string">
            <text:p>insert into game_score (id, matchid, squad, goals, points, time_type) values (1814, 76, 58, 1, 0, 3);</text:p>
          </table:table-cell>
          <table:table-cell table:number-columns-repeated="1017"/>
        </table:table-row>
        <table:table-row table:style-name="ro3">
          <table:table-cell table:style-name="ce2" table:formula="of:=[.A942]+1" office:value-type="float" office:value="1815" calcext:value-type="float">
            <text:p>1815</text:p>
          </table:table-cell>
          <table:table-cell table:style-name="ce2" table:formula="of:=[.B942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43] &amp; &quot;, &quot; &amp; [.B943] &amp; &quot;, &quot; &amp; [.C943] &amp; &quot;, &quot; &amp; [.D943] &amp; &quot;, &quot; &amp; [.E943] &amp; &quot;, &quot; &amp; [.F943] &amp; &quot;);&quot;" office:value-type="string" office:string-value="insert into game_score (id, matchid, squad, goals, points, time_type) values (1815, 76, 82, 1, 0, 4);" calcext:value-type="string">
            <text:p>insert into game_score (id, matchid, squad, goals, points, time_type) values (1815, 76, 82, 1, 0, 4);</text:p>
          </table:table-cell>
          <table:table-cell table:number-columns-repeated="1017"/>
        </table:table-row>
        <table:table-row table:style-name="ro3">
          <table:table-cell table:style-name="ce2" table:formula="of:=[.A943]+1" office:value-type="float" office:value="1816" calcext:value-type="float">
            <text:p>1816</text:p>
          </table:table-cell>
          <table:table-cell table:style-name="ce2" table:formula="of:=[.B943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44] &amp; &quot;, &quot; &amp; [.B944] &amp; &quot;, &quot; &amp; [.C944] &amp; &quot;, &quot; &amp; [.D944] &amp; &quot;, &quot; &amp; [.E944] &amp; &quot;, &quot; &amp; [.F944] &amp; &quot;);&quot;" office:value-type="string" office:string-value="insert into game_score (id, matchid, squad, goals, points, time_type) values (1816, 76, 58, 0, 0, 4);" calcext:value-type="string">
            <text:p>insert into game_score (id, matchid, squad, goals, points, time_type) values (1816, 76, 58, 0, 0, 4);</text:p>
          </table:table-cell>
          <table:table-cell table:number-columns-repeated="1017"/>
        </table:table-row>
        <table:table-row table:style-name="ro3">
          <table:table-cell table:style-name="ce2" table:formula="of:=[.A944]+1" office:value-type="float" office:value="1817" calcext:value-type="float">
            <text:p>1817</text:p>
          </table:table-cell>
          <table:table-cell table:style-name="ce2" table:formula="of:=[.B944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45] &amp; &quot;, &quot; &amp; [.B945] &amp; &quot;, &quot; &amp; [.C945] &amp; &quot;, &quot; &amp; [.D945] &amp; &quot;, &quot; &amp; [.E945] &amp; &quot;, &quot; &amp; [.F945] &amp; &quot;);&quot;" office:value-type="string" office:string-value="insert into game_score (id, matchid, squad, goals, points, time_type) values (1817, 76, 82, 0, 0, 5);" calcext:value-type="string">
            <text:p>insert into game_score (id, matchid, squad, goals, points, time_type) values (1817, 76, 82, 0, 0, 5);</text:p>
          </table:table-cell>
          <table:table-cell table:number-columns-repeated="1017"/>
        </table:table-row>
        <table:table-row table:style-name="ro3">
          <table:table-cell table:style-name="ce2" table:formula="of:=[.A945]+1" office:value-type="float" office:value="1818" calcext:value-type="float">
            <text:p>1818</text:p>
          </table:table-cell>
          <table:table-cell table:style-name="ce2" table:formula="of:=[.B945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46] &amp; &quot;, &quot; &amp; [.B946] &amp; &quot;, &quot; &amp; [.C946] &amp; &quot;, &quot; &amp; [.D946] &amp; &quot;, &quot; &amp; [.E946] &amp; &quot;, &quot; &amp; [.F946] &amp; &quot;);&quot;" office:value-type="string" office:string-value="insert into game_score (id, matchid, squad, goals, points, time_type) values (1818, 76, 58, 0, 0, 5);" calcext:value-type="string">
            <text:p>insert into game_score (id, matchid, squad, goals, points, time_type) values (1818, 76, 58, 0, 0, 5);</text:p>
          </table:table-cell>
          <table:table-cell table:number-columns-repeated="1017"/>
        </table:table-row>
        <table:table-row table:style-name="ro3">
          <table:table-cell table:style-name="ce2" table:formula="of:=[.A946]+1" office:value-type="float" office:value="1819" calcext:value-type="float">
            <text:p>1819</text:p>
          </table:table-cell>
          <table:table-cell table:style-name="ce2" table:formula="of:=[.B946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47] &amp; &quot;, &quot; &amp; [.B947] &amp; &quot;, &quot; &amp; [.C947] &amp; &quot;, &quot; &amp; [.D947] &amp; &quot;, &quot; &amp; [.E947] &amp; &quot;, &quot; &amp; [.F947] &amp; &quot;);&quot;" office:value-type="string" office:string-value="insert into game_score (id, matchid, squad, goals, points, time_type) values (1819, 76, 82, 2, 0, 6);" calcext:value-type="string">
            <text:p>insert into game_score (id, matchid, squad, goals, points, time_type) values (1819, 76, 82, 2, 0, 6);</text:p>
          </table:table-cell>
          <table:table-cell table:number-columns-repeated="1017"/>
        </table:table-row>
        <table:table-row table:style-name="ro3">
          <table:table-cell table:style-name="ce2" table:formula="of:=[.A947]+1" office:value-type="float" office:value="1820" calcext:value-type="float">
            <text:p>1820</text:p>
          </table:table-cell>
          <table:table-cell table:style-name="ce2" table:formula="of:=[.B947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48] &amp; &quot;, &quot; &amp; [.B948] &amp; &quot;, &quot; &amp; [.C948] &amp; &quot;, &quot; &amp; [.D948] &amp; &quot;, &quot; &amp; [.E948] &amp; &quot;, &quot; &amp; [.F948] &amp; &quot;);&quot;" office:value-type="string" office:string-value="insert into game_score (id, matchid, squad, goals, points, time_type) values (1820, 76, 58, 0, 0, 6);" calcext:value-type="string">
            <text:p>insert into game_score (id, matchid, squad, goals, points, time_type) values (1820, 76, 58, 0, 0, 6);</text:p>
          </table:table-cell>
          <table:table-cell table:number-columns-repeated="1017"/>
        </table:table-row>
        <table:table-row table:style-name="ro3">
          <table:table-cell table:style-name="ce2" table:formula="of:=[.A948]+1" office:value-type="float" office:value="1821" calcext:value-type="float">
            <text:p>1821</text:p>
          </table:table-cell>
          <table:table-cell table:style-name="ce2" table:formula="of:=[.B948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49] &amp; &quot;, &quot; &amp; [.B949] &amp; &quot;, &quot; &amp; [.C949] &amp; &quot;, &quot; &amp; [.D949] &amp; &quot;, &quot; &amp; [.E949] &amp; &quot;, &quot; &amp; [.F949] &amp; &quot;);&quot;" office:value-type="string" office:string-value="insert into game_score (id, matchid, squad, goals, points, time_type) values (1821, 76, 82, 0, 0, 7);" calcext:value-type="string">
            <text:p>insert into game_score (id, matchid, squad, goals, points, time_type) values (1821, 76, 82, 0, 0, 7);</text:p>
          </table:table-cell>
          <table:table-cell table:number-columns-repeated="1017"/>
        </table:table-row>
        <table:table-row table:style-name="ro3">
          <table:table-cell table:style-name="ce2" table:formula="of:=[.A949]+1" office:value-type="float" office:value="1822" calcext:value-type="float">
            <text:p>1822</text:p>
          </table:table-cell>
          <table:table-cell table:style-name="ce2" table:formula="of:=[.B949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50] &amp; &quot;, &quot; &amp; [.B950] &amp; &quot;, &quot; &amp; [.C950] &amp; &quot;, &quot; &amp; [.D950] &amp; &quot;, &quot; &amp; [.E950] &amp; &quot;, &quot; &amp; [.F950] &amp; &quot;);&quot;" office:value-type="string" office:string-value="insert into game_score (id, matchid, squad, goals, points, time_type) values (1822, 76, 58, 1, 0, 7);" calcext:value-type="string">
            <text:p>insert into game_score (id, matchid, squad, goals, points, time_type) values (1822, 76, 58, 1, 0, 7);</text:p>
          </table:table-cell>
          <table:table-cell table:number-columns-repeated="1017"/>
        </table:table-row>
        <table:table-row table:style-name="ro3">
          <table:table-cell table:style-name="ce2" table:formula="of:=[.A950]+1" office:value-type="float" office:value="1823" calcext:value-type="float">
            <text:p>1823</text:p>
          </table:table-cell>
          <table:table-cell table:style-name="ce2" table:formula="of:=[.B950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51] &amp; &quot;, &quot; &amp; [.B951] &amp; &quot;, &quot; &amp; [.C951] &amp; &quot;, &quot; &amp; [.D951] &amp; &quot;, &quot; &amp; [.E951] &amp; &quot;, &quot; &amp; [.F951] &amp; &quot;);&quot;" office:value-type="string" office:string-value="insert into game_score (id, matchid, squad, goals, points, time_type) values (1823, 76, 82, 0, 0, 8);" calcext:value-type="string">
            <text:p>insert into game_score (id, matchid, squad, goals, points, time_type) values (1823, 76, 82, 0, 0, 8);</text:p>
          </table:table-cell>
          <table:table-cell table:number-columns-repeated="1017"/>
        </table:table-row>
        <table:table-row table:style-name="ro3">
          <table:table-cell table:style-name="ce2" table:formula="of:=[.A951]+1" office:value-type="float" office:value="1824" calcext:value-type="float">
            <text:p>1824</text:p>
          </table:table-cell>
          <table:table-cell table:style-name="ce2" table:formula="of:=[.B951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52] &amp; &quot;, &quot; &amp; [.B952] &amp; &quot;, &quot; &amp; [.C952] &amp; &quot;, &quot; &amp; [.D952] &amp; &quot;, &quot; &amp; [.E952] &amp; &quot;, &quot; &amp; [.F952] &amp; &quot;);&quot;" office:value-type="string" office:string-value="insert into game_score (id, matchid, squad, goals, points, time_type) values (1824, 76, 58, 0, 0, 8);" calcext:value-type="string">
            <text:p>insert into game_score (id, matchid, squad, goals, points, time_type) values (1824, 76, 58, 0, 0, 8);</text:p>
          </table:table-cell>
          <table:table-cell table:number-columns-repeated="1017"/>
        </table:table-row>
        <table:table-row table:style-name="ro3">
          <table:table-cell table:style-name="ce2" table:formula="of:=[.A952]+1" office:value-type="float" office:value="1825" calcext:value-type="float">
            <text:p>1825</text:p>
          </table:table-cell>
          <table:table-cell table:style-name="ce2" table:formula="of:=[.B952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53] &amp; &quot;, &quot; &amp; [.B953] &amp; &quot;, &quot; &amp; [.C953] &amp; &quot;, &quot; &amp; [.D953] &amp; &quot;, &quot; &amp; [.E953] &amp; &quot;, &quot; &amp; [.F953] &amp; &quot;);&quot;" office:value-type="string" office:string-value="insert into game_score (id, matchid, squad, goals, points, time_type) values (1825, 76, 82, 0, 0, 9);" calcext:value-type="string">
            <text:p>insert into game_score (id, matchid, squad, goals, points, time_type) values (1825, 76, 82, 0, 0, 9);</text:p>
          </table:table-cell>
          <table:table-cell table:number-columns-repeated="1017"/>
        </table:table-row>
        <table:table-row table:style-name="ro3">
          <table:table-cell table:style-name="ce2" table:formula="of:=[.A953]+1" office:value-type="float" office:value="1826" calcext:value-type="float">
            <text:p>1826</text:p>
          </table:table-cell>
          <table:table-cell table:style-name="ce2" table:formula="of:=[.B953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54] &amp; &quot;, &quot; &amp; [.B954] &amp; &quot;, &quot; &amp; [.C954] &amp; &quot;, &quot; &amp; [.D954] &amp; &quot;, &quot; &amp; [.E954] &amp; &quot;, &quot; &amp; [.F954] &amp; &quot;);&quot;" office:value-type="string" office:string-value="insert into game_score (id, matchid, squad, goals, points, time_type) values (1826, 76, 58, 0, 0, 9);" calcext:value-type="string">
            <text:p>insert into game_score (id, matchid, squad, goals, points, time_type) values (1826, 76, 58, 0, 0, 9);</text:p>
          </table:table-cell>
          <table:table-cell table:number-columns-repeated="1017"/>
        </table:table-row>
        <table:table-row table:style-name="ro3">
          <table:table-cell table:style-name="ce2" table:formula="of:=[.A954]+1" office:value-type="float" office:value="1827" calcext:value-type="float">
            <text:p>1827</text:p>
          </table:table-cell>
          <table:table-cell table:style-name="ce2" table:formula="of:=[.B954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55] &amp; &quot;, &quot; &amp; [.B955] &amp; &quot;, &quot; &amp; [.C955] &amp; &quot;, &quot; &amp; [.D955] &amp; &quot;, &quot; &amp; [.E955] &amp; &quot;, &quot; &amp; [.F955] &amp; &quot;);&quot;" office:value-type="string" office:string-value="insert into game_score (id, matchid, squad, goals, points, time_type) values (1827, 76, 82, 10, 0, 9000);" calcext:value-type="string">
            <text:p>insert into game_score (id, matchid, squad, goals, points, time_type) values (1827, 76, 82, 10, 0, 9000);</text:p>
          </table:table-cell>
          <table:table-cell table:number-columns-repeated="1017"/>
        </table:table-row>
        <table:table-row table:style-name="ro3">
          <table:table-cell table:style-name="ce2" table:formula="of:=[.A955]+1" office:value-type="float" office:value="1828" calcext:value-type="float">
            <text:p>1828</text:p>
          </table:table-cell>
          <table:table-cell table:style-name="ce2" table:formula="of:=[.B955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56] &amp; &quot;, &quot; &amp; [.B956] &amp; &quot;, &quot; &amp; [.C956] &amp; &quot;, &quot; &amp; [.D956] &amp; &quot;, &quot; &amp; [.E956] &amp; &quot;, &quot; &amp; [.F956] &amp; &quot;);&quot;" office:value-type="string" office:string-value="insert into game_score (id, matchid, squad, goals, points, time_type) values (1828, 76, 58, 2, 0, 9000);" calcext:value-type="string">
            <text:p>insert into game_score (id, matchid, squad, goals, points, time_type) values (1828, 76, 58, 2, 0, 9000);</text:p>
          </table:table-cell>
          <table:table-cell table:number-columns-repeated="1017"/>
        </table:table-row>
        <table:table-row table:style-name="ro3">
          <table:table-cell table:style-name="ce2" table:formula="of:=[.A956]+1" office:value-type="float" office:value="1829" calcext:value-type="float">
            <text:p>1829</text:p>
          </table:table-cell>
          <table:table-cell table:style-name="ce2" table:formula="of:=[.B956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57] &amp; &quot;, &quot; &amp; [.B957] &amp; &quot;, &quot; &amp; [.C957] &amp; &quot;, &quot; &amp; [.D957] &amp; &quot;, &quot; &amp; [.E957] &amp; &quot;, &quot; &amp; [.F957] &amp; &quot;);&quot;" office:value-type="string" office:string-value="insert into game_score (id, matchid, squad, goals, points, time_type) values (1829, 76, 82, 10, 0, 9001);" calcext:value-type="string">
            <text:p>insert into game_score (id, matchid, squad, goals, points, time_type) values (1829, 76, 82, 10, 0, 9001);</text:p>
          </table:table-cell>
          <table:table-cell table:number-columns-repeated="1017"/>
        </table:table-row>
        <table:table-row table:style-name="ro3">
          <table:table-cell table:style-name="ce2" table:formula="of:=[.A957]+1" office:value-type="float" office:value="1830" calcext:value-type="float">
            <text:p>1830</text:p>
          </table:table-cell>
          <table:table-cell table:style-name="ce2" table:formula="of:=[.B957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58] &amp; &quot;, &quot; &amp; [.B958] &amp; &quot;, &quot; &amp; [.C958] &amp; &quot;, &quot; &amp; [.D958] &amp; &quot;, &quot; &amp; [.E958] &amp; &quot;, &quot; &amp; [.F958] &amp; &quot;);&quot;" office:value-type="string" office:string-value="insert into game_score (id, matchid, squad, goals, points, time_type) values (1830, 76, 58, 9, 0, 9001);" calcext:value-type="string">
            <text:p>insert into game_score (id, matchid, squad, goals, points, time_type) values (1830, 76, 58, 9, 0, 9001);</text:p>
          </table:table-cell>
          <table:table-cell table:number-columns-repeated="1017"/>
        </table:table-row>
        <table:table-row table:style-name="ro3">
          <table:table-cell table:style-name="ce2" table:formula="of:=[.A958]+1" office:value-type="float" office:value="1831" calcext:value-type="float">
            <text:p>1831</text:p>
          </table:table-cell>
          <table:table-cell table:style-name="ce2" table:formula="of:=[.B958]" office:value-type="float" office:value="76" calcext:value-type="float">
            <text:p>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59] &amp; &quot;, &quot; &amp; [.B959] &amp; &quot;, &quot; &amp; [.C959] &amp; &quot;, &quot; &amp; [.D959] &amp; &quot;, &quot; &amp; [.E959] &amp; &quot;, &quot; &amp; [.F959] &amp; &quot;);&quot;" office:value-type="string" office:string-value="insert into game_score (id, matchid, squad, goals, points, time_type) values (1831, 76, 82, 1, 0, 9002);" calcext:value-type="string">
            <text:p>insert into game_score (id, matchid, squad, goals, points, time_type) values (1831, 76, 82, 1, 0, 9002);</text:p>
          </table:table-cell>
          <table:table-cell table:number-columns-repeated="1017"/>
        </table:table-row>
        <table:table-row table:style-name="ro3">
          <table:table-cell table:style-name="ce2" table:formula="of:=[.A959]+1" office:value-type="float" office:value="1832" calcext:value-type="float">
            <text:p>1832</text:p>
          </table:table-cell>
          <table:table-cell table:style-name="ce2" table:formula="of:=[.B959]" office:value-type="float" office:value="76" calcext:value-type="float">
            <text:p>7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60] &amp; &quot;, &quot; &amp; [.B960] &amp; &quot;, &quot; &amp; [.C960] &amp; &quot;, &quot; &amp; [.D960] &amp; &quot;, &quot; &amp; [.E960] &amp; &quot;, &quot; &amp; [.F960] &amp; &quot;);&quot;" office:value-type="string" office:string-value="insert into game_score (id, matchid, squad, goals, points, time_type) values (1832, 76, 58, 5, 0, 9002);" calcext:value-type="string">
            <text:p>insert into game_score (id, matchid, squad, goals, points, time_type) values (1832, 76, 58, 5, 0, 9002);</text:p>
          </table:table-cell>
          <table:table-cell table:number-columns-repeated="1017"/>
        </table:table-row>
        <table:table-row table:style-name="ro3">
          <table:table-cell table:formula="of:=[.A960]+1" office:value-type="float" office:value="1833" calcext:value-type="float">
            <text:p>1833</text:p>
          </table:table-cell>
          <table:table-cell table:formula="of:=[.B937]+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61] &amp; &quot;, &quot; &amp; [.B961] &amp; &quot;, &quot; &amp; [.C961] &amp; &quot;, &quot; &amp; [.D961] &amp; &quot;, &quot; &amp; [.E961] &amp; &quot;, &quot; &amp; [.F961] &amp; &quot;);&quot;" office:value-type="string" office:string-value="insert into game_score (id, matchid, squad, goals, points, time_type) values (1833, 77, 1, 1, 0, 1);" calcext:value-type="string">
            <text:p>insert into game_score (id, matchid, squad, goals, points, time_type) values (1833, 77, 1, 1, 0, 1);</text:p>
          </table:table-cell>
          <table:table-cell table:number-columns-repeated="1017"/>
        </table:table-row>
        <table:table-row table:style-name="ro3">
          <table:table-cell table:formula="of:=[.A961]+1" office:value-type="float" office:value="1834" calcext:value-type="float">
            <text:p>1834</text:p>
          </table:table-cell>
          <table:table-cell table:formula="of:=[.B961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62] &amp; &quot;, &quot; &amp; [.B962] &amp; &quot;, &quot; &amp; [.C962] &amp; &quot;, &quot; &amp; [.D962] &amp; &quot;, &quot; &amp; [.E962] &amp; &quot;, &quot; &amp; [.F962] &amp; &quot;);&quot;" office:value-type="string" office:string-value="insert into game_score (id, matchid, squad, goals, points, time_type) values (1834, 77, 81, 0, 0, 1);" calcext:value-type="string">
            <text:p>insert into game_score (id, matchid, squad, goals, points, time_type) values (1834, 77, 81, 0, 0, 1);</text:p>
          </table:table-cell>
          <table:table-cell table:number-columns-repeated="1017"/>
        </table:table-row>
        <table:table-row table:style-name="ro3">
          <table:table-cell table:formula="of:=[.A962]+1" office:value-type="float" office:value="1835" calcext:value-type="float">
            <text:p>1835</text:p>
          </table:table-cell>
          <table:table-cell table:formula="of:=[.B962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63] &amp; &quot;, &quot; &amp; [.B963] &amp; &quot;, &quot; &amp; [.C963] &amp; &quot;, &quot; &amp; [.D963] &amp; &quot;, &quot; &amp; [.E963] &amp; &quot;, &quot; &amp; [.F963] &amp; &quot;);&quot;" office:value-type="string" office:string-value="insert into game_score (id, matchid, squad, goals, points, time_type) values (1835, 77, 1, 0, 0, 2);" calcext:value-type="string">
            <text:p>insert into game_score (id, matchid, squad, goals, points, time_type) values (1835, 77, 1, 0, 0, 2);</text:p>
          </table:table-cell>
          <table:table-cell table:number-columns-repeated="1017"/>
        </table:table-row>
        <table:table-row table:style-name="ro3">
          <table:table-cell table:formula="of:=[.A963]+1" office:value-type="float" office:value="1836" calcext:value-type="float">
            <text:p>1836</text:p>
          </table:table-cell>
          <table:table-cell table:formula="of:=[.B963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64] &amp; &quot;, &quot; &amp; [.B964] &amp; &quot;, &quot; &amp; [.C964] &amp; &quot;, &quot; &amp; [.D964] &amp; &quot;, &quot; &amp; [.E964] &amp; &quot;, &quot; &amp; [.F964] &amp; &quot;);&quot;" office:value-type="string" office:string-value="insert into game_score (id, matchid, squad, goals, points, time_type) values (1836, 77, 81, 1, 0, 2);" calcext:value-type="string">
            <text:p>insert into game_score (id, matchid, squad, goals, points, time_type) values (1836, 77, 81, 1, 0, 2);</text:p>
          </table:table-cell>
          <table:table-cell table:number-columns-repeated="1017"/>
        </table:table-row>
        <table:table-row table:style-name="ro3">
          <table:table-cell table:formula="of:=[.A964]+1" office:value-type="float" office:value="1837" calcext:value-type="float">
            <text:p>1837</text:p>
          </table:table-cell>
          <table:table-cell table:formula="of:=[.B964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65] &amp; &quot;, &quot; &amp; [.B965] &amp; &quot;, &quot; &amp; [.C965] &amp; &quot;, &quot; &amp; [.D965] &amp; &quot;, &quot; &amp; [.E965] &amp; &quot;, &quot; &amp; [.F965] &amp; &quot;);&quot;" office:value-type="string" office:string-value="insert into game_score (id, matchid, squad, goals, points, time_type) values (1837, 77, 1, 1, 0, 3);" calcext:value-type="string">
            <text:p>insert into game_score (id, matchid, squad, goals, points, time_type) values (1837, 77, 1, 1, 0, 3);</text:p>
          </table:table-cell>
          <table:table-cell table:number-columns-repeated="1017"/>
        </table:table-row>
        <table:table-row table:style-name="ro3">
          <table:table-cell table:formula="of:=[.A965]+1" office:value-type="float" office:value="1838" calcext:value-type="float">
            <text:p>1838</text:p>
          </table:table-cell>
          <table:table-cell table:formula="of:=[.B965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66] &amp; &quot;, &quot; &amp; [.B966] &amp; &quot;, &quot; &amp; [.C966] &amp; &quot;, &quot; &amp; [.D966] &amp; &quot;, &quot; &amp; [.E966] &amp; &quot;, &quot; &amp; [.F966] &amp; &quot;);&quot;" office:value-type="string" office:string-value="insert into game_score (id, matchid, squad, goals, points, time_type) values (1838, 77, 81, 0, 0, 3);" calcext:value-type="string">
            <text:p>insert into game_score (id, matchid, squad, goals, points, time_type) values (1838, 77, 81, 0, 0, 3);</text:p>
          </table:table-cell>
          <table:table-cell table:number-columns-repeated="1017"/>
        </table:table-row>
        <table:table-row table:style-name="ro3">
          <table:table-cell table:formula="of:=[.A966]+1" office:value-type="float" office:value="1839" calcext:value-type="float">
            <text:p>1839</text:p>
          </table:table-cell>
          <table:table-cell table:formula="of:=[.B966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67] &amp; &quot;, &quot; &amp; [.B967] &amp; &quot;, &quot; &amp; [.C967] &amp; &quot;, &quot; &amp; [.D967] &amp; &quot;, &quot; &amp; [.E967] &amp; &quot;, &quot; &amp; [.F967] &amp; &quot;);&quot;" office:value-type="string" office:string-value="insert into game_score (id, matchid, squad, goals, points, time_type) values (1839, 77, 1, 0, 0, 4);" calcext:value-type="string">
            <text:p>insert into game_score (id, matchid, squad, goals, points, time_type) values (1839, 77, 1, 0, 0, 4);</text:p>
          </table:table-cell>
          <table:table-cell table:number-columns-repeated="1017"/>
        </table:table-row>
        <table:table-row table:style-name="ro3">
          <table:table-cell table:formula="of:=[.A967]+1" office:value-type="float" office:value="1840" calcext:value-type="float">
            <text:p>1840</text:p>
          </table:table-cell>
          <table:table-cell table:formula="of:=[.B967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68] &amp; &quot;, &quot; &amp; [.B968] &amp; &quot;, &quot; &amp; [.C968] &amp; &quot;, &quot; &amp; [.D968] &amp; &quot;, &quot; &amp; [.E968] &amp; &quot;, &quot; &amp; [.F968] &amp; &quot;);&quot;" office:value-type="string" office:string-value="insert into game_score (id, matchid, squad, goals, points, time_type) values (1840, 77, 81, 5, 0, 4);" calcext:value-type="string">
            <text:p>insert into game_score (id, matchid, squad, goals, points, time_type) values (1840, 77, 81, 5, 0, 4);</text:p>
          </table:table-cell>
          <table:table-cell table:number-columns-repeated="1017"/>
        </table:table-row>
        <table:table-row table:style-name="ro3">
          <table:table-cell table:formula="of:=[.A968]+1" office:value-type="float" office:value="1841" calcext:value-type="float">
            <text:p>1841</text:p>
          </table:table-cell>
          <table:table-cell table:formula="of:=[.B968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69] &amp; &quot;, &quot; &amp; [.B969] &amp; &quot;, &quot; &amp; [.C969] &amp; &quot;, &quot; &amp; [.D969] &amp; &quot;, &quot; &amp; [.E969] &amp; &quot;, &quot; &amp; [.F969] &amp; &quot;);&quot;" office:value-type="string" office:string-value="insert into game_score (id, matchid, squad, goals, points, time_type) values (1841, 77, 1, 0, 0, 5);" calcext:value-type="string">
            <text:p>insert into game_score (id, matchid, squad, goals, points, time_type) values (1841, 77, 1, 0, 0, 5);</text:p>
          </table:table-cell>
          <table:table-cell table:number-columns-repeated="1017"/>
        </table:table-row>
        <table:table-row table:style-name="ro3">
          <table:table-cell table:formula="of:=[.A969]+1" office:value-type="float" office:value="1842" calcext:value-type="float">
            <text:p>1842</text:p>
          </table:table-cell>
          <table:table-cell table:formula="of:=[.B969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70] &amp; &quot;, &quot; &amp; [.B970] &amp; &quot;, &quot; &amp; [.C970] &amp; &quot;, &quot; &amp; [.D970] &amp; &quot;, &quot; &amp; [.E970] &amp; &quot;, &quot; &amp; [.F970] &amp; &quot;);&quot;" office:value-type="string" office:string-value="insert into game_score (id, matchid, squad, goals, points, time_type) values (1842, 77, 81, 0, 0, 5);" calcext:value-type="string">
            <text:p>insert into game_score (id, matchid, squad, goals, points, time_type) values (1842, 77, 81, 0, 0, 5);</text:p>
          </table:table-cell>
          <table:table-cell table:number-columns-repeated="1017"/>
        </table:table-row>
        <table:table-row table:style-name="ro3">
          <table:table-cell table:formula="of:=[.A970]+1" office:value-type="float" office:value="1843" calcext:value-type="float">
            <text:p>1843</text:p>
          </table:table-cell>
          <table:table-cell table:formula="of:=[.B970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71] &amp; &quot;, &quot; &amp; [.B971] &amp; &quot;, &quot; &amp; [.C971] &amp; &quot;, &quot; &amp; [.D971] &amp; &quot;, &quot; &amp; [.E971] &amp; &quot;, &quot; &amp; [.F971] &amp; &quot;);&quot;" office:value-type="string" office:string-value="insert into game_score (id, matchid, squad, goals, points, time_type) values (1843, 77, 1, 0, 0, 6);" calcext:value-type="string">
            <text:p>insert into game_score (id, matchid, squad, goals, points, time_type) values (1843, 77, 1, 0, 0, 6);</text:p>
          </table:table-cell>
          <table:table-cell table:number-columns-repeated="1017"/>
        </table:table-row>
        <table:table-row table:style-name="ro3">
          <table:table-cell table:formula="of:=[.A971]+1" office:value-type="float" office:value="1844" calcext:value-type="float">
            <text:p>1844</text:p>
          </table:table-cell>
          <table:table-cell table:formula="of:=[.B971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72] &amp; &quot;, &quot; &amp; [.B972] &amp; &quot;, &quot; &amp; [.C972] &amp; &quot;, &quot; &amp; [.D972] &amp; &quot;, &quot; &amp; [.E972] &amp; &quot;, &quot; &amp; [.F972] &amp; &quot;);&quot;" office:value-type="string" office:string-value="insert into game_score (id, matchid, squad, goals, points, time_type) values (1844, 77, 81, 0, 0, 6);" calcext:value-type="string">
            <text:p>insert into game_score (id, matchid, squad, goals, points, time_type) values (1844, 77, 81, 0, 0, 6);</text:p>
          </table:table-cell>
          <table:table-cell table:number-columns-repeated="1017"/>
        </table:table-row>
        <table:table-row table:style-name="ro3">
          <table:table-cell table:formula="of:=[.A972]+1" office:value-type="float" office:value="1845" calcext:value-type="float">
            <text:p>1845</text:p>
          </table:table-cell>
          <table:table-cell table:formula="of:=[.B972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73] &amp; &quot;, &quot; &amp; [.B973] &amp; &quot;, &quot; &amp; [.C973] &amp; &quot;, &quot; &amp; [.D973] &amp; &quot;, &quot; &amp; [.E973] &amp; &quot;, &quot; &amp; [.F973] &amp; &quot;);&quot;" office:value-type="string" office:string-value="insert into game_score (id, matchid, squad, goals, points, time_type) values (1845, 77, 1, 0, 0, 7);" calcext:value-type="string">
            <text:p>insert into game_score (id, matchid, squad, goals, points, time_type) values (1845, 77, 1, 0, 0, 7);</text:p>
          </table:table-cell>
          <table:table-cell table:number-columns-repeated="1017"/>
        </table:table-row>
        <table:table-row table:style-name="ro3">
          <table:table-cell table:formula="of:=[.A973]+1" office:value-type="float" office:value="1846" calcext:value-type="float">
            <text:p>1846</text:p>
          </table:table-cell>
          <table:table-cell table:formula="of:=[.B973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74] &amp; &quot;, &quot; &amp; [.B974] &amp; &quot;, &quot; &amp; [.C974] &amp; &quot;, &quot; &amp; [.D974] &amp; &quot;, &quot; &amp; [.E974] &amp; &quot;, &quot; &amp; [.F974] &amp; &quot;);&quot;" office:value-type="string" office:string-value="insert into game_score (id, matchid, squad, goals, points, time_type) values (1846, 77, 81, 0, 0, 7);" calcext:value-type="string">
            <text:p>insert into game_score (id, matchid, squad, goals, points, time_type) values (1846, 77, 81, 0, 0, 7);</text:p>
          </table:table-cell>
          <table:table-cell table:number-columns-repeated="1017"/>
        </table:table-row>
        <table:table-row table:style-name="ro3">
          <table:table-cell table:formula="of:=[.A974]+1" office:value-type="float" office:value="1847" calcext:value-type="float">
            <text:p>1847</text:p>
          </table:table-cell>
          <table:table-cell table:formula="of:=[.B974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75] &amp; &quot;, &quot; &amp; [.B975] &amp; &quot;, &quot; &amp; [.C975] &amp; &quot;, &quot; &amp; [.D975] &amp; &quot;, &quot; &amp; [.E975] &amp; &quot;, &quot; &amp; [.F975] &amp; &quot;);&quot;" office:value-type="string" office:string-value="insert into game_score (id, matchid, squad, goals, points, time_type) values (1847, 77, 1, 2, 0, 8);" calcext:value-type="string">
            <text:p>insert into game_score (id, matchid, squad, goals, points, time_type) values (1847, 77, 1, 2, 0, 8);</text:p>
          </table:table-cell>
          <table:table-cell table:number-columns-repeated="1017"/>
        </table:table-row>
        <table:table-row table:style-name="ro3">
          <table:table-cell table:formula="of:=[.A975]+1" office:value-type="float" office:value="1848" calcext:value-type="float">
            <text:p>1848</text:p>
          </table:table-cell>
          <table:table-cell table:formula="of:=[.B975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76] &amp; &quot;, &quot; &amp; [.B976] &amp; &quot;, &quot; &amp; [.C976] &amp; &quot;, &quot; &amp; [.D976] &amp; &quot;, &quot; &amp; [.E976] &amp; &quot;, &quot; &amp; [.F976] &amp; &quot;);&quot;" office:value-type="string" office:string-value="insert into game_score (id, matchid, squad, goals, points, time_type) values (1848, 77, 81, 3, 0, 8);" calcext:value-type="string">
            <text:p>insert into game_score (id, matchid, squad, goals, points, time_type) values (1848, 77, 81, 3, 0, 8);</text:p>
          </table:table-cell>
          <table:table-cell table:number-columns-repeated="1017"/>
        </table:table-row>
        <table:table-row table:style-name="ro3">
          <table:table-cell table:formula="of:=[.A976]+1" office:value-type="float" office:value="1849" calcext:value-type="float">
            <text:p>1849</text:p>
          </table:table-cell>
          <table:table-cell table:formula="of:=[.B976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77] &amp; &quot;, &quot; &amp; [.B977] &amp; &quot;, &quot; &amp; [.C977] &amp; &quot;, &quot; &amp; [.D977] &amp; &quot;, &quot; &amp; [.E977] &amp; &quot;, &quot; &amp; [.F977] &amp; &quot;);&quot;" office:value-type="string" office:string-value="insert into game_score (id, matchid, squad, goals, points, time_type) values (1849, 77, 1, 0, 0, 9);" calcext:value-type="string">
            <text:p>insert into game_score (id, matchid, squad, goals, points, time_type) values (1849, 77, 1, 0, 0, 9);</text:p>
          </table:table-cell>
          <table:table-cell table:number-columns-repeated="1017"/>
        </table:table-row>
        <table:table-row table:style-name="ro3">
          <table:table-cell table:formula="of:=[.A977]+1" office:value-type="float" office:value="1850" calcext:value-type="float">
            <text:p>1850</text:p>
          </table:table-cell>
          <table:table-cell table:formula="of:=[.B977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78] &amp; &quot;, &quot; &amp; [.B978] &amp; &quot;, &quot; &amp; [.C978] &amp; &quot;, &quot; &amp; [.D978] &amp; &quot;, &quot; &amp; [.E978] &amp; &quot;, &quot; &amp; [.F978] &amp; &quot;);&quot;" office:value-type="string" office:string-value="insert into game_score (id, matchid, squad, goals, points, time_type) values (1850, 77, 81, null, 0, 9);" calcext:value-type="string">
            <text:p>insert into game_score (id, matchid, squad, goals, points, time_type) values (1850, 77, 81, null, 0, 9);</text:p>
          </table:table-cell>
          <table:table-cell table:number-columns-repeated="1017"/>
        </table:table-row>
        <table:table-row table:style-name="ro3">
          <table:table-cell table:formula="of:=[.A978]+1" office:value-type="float" office:value="1851" calcext:value-type="float">
            <text:p>1851</text:p>
          </table:table-cell>
          <table:table-cell table:formula="of:=[.B978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79] &amp; &quot;, &quot; &amp; [.B979] &amp; &quot;, &quot; &amp; [.C979] &amp; &quot;, &quot; &amp; [.D979] &amp; &quot;, &quot; &amp; [.E979] &amp; &quot;, &quot; &amp; [.F979] &amp; &quot;);&quot;" office:value-type="string" office:string-value="insert into game_score (id, matchid, squad, goals, points, time_type) values (1851, 77, 1, 4, 0, 9000);" calcext:value-type="string">
            <text:p>insert into game_score (id, matchid, squad, goals, points, time_type) values (1851, 77, 1, 4, 0, 9000);</text:p>
          </table:table-cell>
          <table:table-cell table:number-columns-repeated="1017"/>
        </table:table-row>
        <table:table-row table:style-name="ro3">
          <table:table-cell table:formula="of:=[.A979]+1" office:value-type="float" office:value="1852" calcext:value-type="float">
            <text:p>1852</text:p>
          </table:table-cell>
          <table:table-cell table:formula="of:=[.B979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80] &amp; &quot;, &quot; &amp; [.B980] &amp; &quot;, &quot; &amp; [.C980] &amp; &quot;, &quot; &amp; [.D980] &amp; &quot;, &quot; &amp; [.E980] &amp; &quot;, &quot; &amp; [.F980] &amp; &quot;);&quot;" office:value-type="string" office:string-value="insert into game_score (id, matchid, squad, goals, points, time_type) values (1852, 77, 81, 9, 0, 9000);" calcext:value-type="string">
            <text:p>insert into game_score (id, matchid, squad, goals, points, time_type) values (1852, 77, 81, 9, 0, 9000);</text:p>
          </table:table-cell>
          <table:table-cell table:number-columns-repeated="1017"/>
        </table:table-row>
        <table:table-row table:style-name="ro3">
          <table:table-cell table:formula="of:=[.A980]+1" office:value-type="float" office:value="1853" calcext:value-type="float">
            <text:p>1853</text:p>
          </table:table-cell>
          <table:table-cell table:formula="of:=[.B980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81] &amp; &quot;, &quot; &amp; [.B981] &amp; &quot;, &quot; &amp; [.C981] &amp; &quot;, &quot; &amp; [.D981] &amp; &quot;, &quot; &amp; [.E981] &amp; &quot;, &quot; &amp; [.F981] &amp; &quot;);&quot;" office:value-type="string" office:string-value="insert into game_score (id, matchid, squad, goals, points, time_type) values (1853, 77, 1, 9, 0, 9001);" calcext:value-type="string">
            <text:p>insert into game_score (id, matchid, squad, goals, points, time_type) values (1853, 77, 1, 9, 0, 9001);</text:p>
          </table:table-cell>
          <table:table-cell table:number-columns-repeated="1017"/>
        </table:table-row>
        <table:table-row table:style-name="ro3">
          <table:table-cell table:formula="of:=[.A981]+1" office:value-type="float" office:value="1854" calcext:value-type="float">
            <text:p>1854</text:p>
          </table:table-cell>
          <table:table-cell table:formula="of:=[.B981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82] &amp; &quot;, &quot; &amp; [.B982] &amp; &quot;, &quot; &amp; [.C982] &amp; &quot;, &quot; &amp; [.D982] &amp; &quot;, &quot; &amp; [.E982] &amp; &quot;, &quot; &amp; [.F982] &amp; &quot;);&quot;" office:value-type="string" office:string-value="insert into game_score (id, matchid, squad, goals, points, time_type) values (1854, 77, 81, 10, 0, 9001);" calcext:value-type="string">
            <text:p>insert into game_score (id, matchid, squad, goals, points, time_type) values (1854, 77, 81, 10, 0, 9001);</text:p>
          </table:table-cell>
          <table:table-cell table:number-columns-repeated="1017"/>
        </table:table-row>
        <table:table-row table:style-name="ro3">
          <table:table-cell table:formula="of:=[.A982]+1" office:value-type="float" office:value="1855" calcext:value-type="float">
            <text:p>1855</text:p>
          </table:table-cell>
          <table:table-cell table:formula="of:=[.B982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983] &amp; &quot;, &quot; &amp; [.B983] &amp; &quot;, &quot; &amp; [.C983] &amp; &quot;, &quot; &amp; [.D983] &amp; &quot;, &quot; &amp; [.E983] &amp; &quot;, &quot; &amp; [.F983] &amp; &quot;);&quot;" office:value-type="string" office:string-value="insert into game_score (id, matchid, squad, goals, points, time_type) values (1855, 77, 1, 3, 0, 9002);" calcext:value-type="string">
            <text:p>insert into game_score (id, matchid, squad, goals, points, time_type) values (1855, 77, 1, 3, 0, 9002);</text:p>
          </table:table-cell>
          <table:table-cell table:number-columns-repeated="1017"/>
        </table:table-row>
        <table:table-row table:style-name="ro3">
          <table:table-cell table:formula="of:=[.A983]+1" office:value-type="float" office:value="1856" calcext:value-type="float">
            <text:p>1856</text:p>
          </table:table-cell>
          <table:table-cell table:formula="of:=[.B983]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984] &amp; &quot;, &quot; &amp; [.B984] &amp; &quot;, &quot; &amp; [.C984] &amp; &quot;, &quot; &amp; [.D984] &amp; &quot;, &quot; &amp; [.E984] &amp; &quot;, &quot; &amp; [.F984] &amp; &quot;);&quot;" office:value-type="string" office:string-value="insert into game_score (id, matchid, squad, goals, points, time_type) values (1856, 77, 81, 1, 0, 9002);" calcext:value-type="string">
            <text:p>insert into game_score (id, matchid, squad, goals, points, time_type) values (1856, 77, 81, 1, 0, 9002);</text:p>
          </table:table-cell>
          <table:table-cell table:number-columns-repeated="1017"/>
        </table:table-row>
        <table:table-row table:style-name="ro3">
          <table:table-cell table:style-name="ce2" table:formula="of:=[.A984]+1" office:value-type="float" office:value="1857" calcext:value-type="float">
            <text:p>1857</text:p>
          </table:table-cell>
          <table:table-cell table:style-name="ce2" table:formula="of:=[.B961]+1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85] &amp; &quot;, &quot; &amp; [.B985] &amp; &quot;, &quot; &amp; [.C985] &amp; &quot;, &quot; &amp; [.D985] &amp; &quot;, &quot; &amp; [.E985] &amp; &quot;, &quot; &amp; [.F985] &amp; &quot;);&quot;" office:value-type="string" office:string-value="insert into game_score (id, matchid, squad, goals, points, time_type) values (1857, 78, 81, 0, 0, 1);" calcext:value-type="string">
            <text:p>insert into game_score (id, matchid, squad, goals, points, time_type) values (1857, 78, 81, 0, 0, 1);</text:p>
          </table:table-cell>
          <table:table-cell table:number-columns-repeated="1017"/>
        </table:table-row>
        <table:table-row table:style-name="ro3">
          <table:table-cell table:style-name="ce2" table:formula="of:=[.A985]+1" office:value-type="float" office:value="1858" calcext:value-type="float">
            <text:p>1858</text:p>
          </table:table-cell>
          <table:table-cell table:style-name="ce2" table:formula="of:=[.B985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86] &amp; &quot;, &quot; &amp; [.B986] &amp; &quot;, &quot; &amp; [.C986] &amp; &quot;, &quot; &amp; [.D986] &amp; &quot;, &quot; &amp; [.E986] &amp; &quot;, &quot; &amp; [.F986] &amp; &quot;);&quot;" office:value-type="string" office:string-value="insert into game_score (id, matchid, squad, goals, points, time_type) values (1858, 78, 82, 0, 0, 1);" calcext:value-type="string">
            <text:p>insert into game_score (id, matchid, squad, goals, points, time_type) values (1858, 78, 82, 0, 0, 1);</text:p>
          </table:table-cell>
          <table:table-cell table:number-columns-repeated="1017"/>
        </table:table-row>
        <table:table-row table:style-name="ro3">
          <table:table-cell table:style-name="ce2" table:formula="of:=[.A986]+1" office:value-type="float" office:value="1859" calcext:value-type="float">
            <text:p>1859</text:p>
          </table:table-cell>
          <table:table-cell table:style-name="ce2" table:formula="of:=[.B986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87] &amp; &quot;, &quot; &amp; [.B987] &amp; &quot;, &quot; &amp; [.C987] &amp; &quot;, &quot; &amp; [.D987] &amp; &quot;, &quot; &amp; [.E987] &amp; &quot;, &quot; &amp; [.F987] &amp; &quot;);&quot;" office:value-type="string" office:string-value="insert into game_score (id, matchid, squad, goals, points, time_type) values (1859, 78, 81, 0, 0, 2);" calcext:value-type="string">
            <text:p>insert into game_score (id, matchid, squad, goals, points, time_type) values (1859, 78, 81, 0, 0, 2);</text:p>
          </table:table-cell>
          <table:table-cell table:number-columns-repeated="1017"/>
        </table:table-row>
        <table:table-row table:style-name="ro3">
          <table:table-cell table:style-name="ce2" table:formula="of:=[.A987]+1" office:value-type="float" office:value="1860" calcext:value-type="float">
            <text:p>1860</text:p>
          </table:table-cell>
          <table:table-cell table:style-name="ce2" table:formula="of:=[.B987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88] &amp; &quot;, &quot; &amp; [.B988] &amp; &quot;, &quot; &amp; [.C988] &amp; &quot;, &quot; &amp; [.D988] &amp; &quot;, &quot; &amp; [.E988] &amp; &quot;, &quot; &amp; [.F988] &amp; &quot;);&quot;" office:value-type="string" office:string-value="insert into game_score (id, matchid, squad, goals, points, time_type) values (1860, 78, 82, 0, 0, 2);" calcext:value-type="string">
            <text:p>insert into game_score (id, matchid, squad, goals, points, time_type) values (1860, 78, 82, 0, 0, 2);</text:p>
          </table:table-cell>
          <table:table-cell table:number-columns-repeated="1017"/>
        </table:table-row>
        <table:table-row table:style-name="ro3">
          <table:table-cell table:style-name="ce2" table:formula="of:=[.A988]+1" office:value-type="float" office:value="1861" calcext:value-type="float">
            <text:p>1861</text:p>
          </table:table-cell>
          <table:table-cell table:style-name="ce2" table:formula="of:=[.B988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89] &amp; &quot;, &quot; &amp; [.B989] &amp; &quot;, &quot; &amp; [.C989] &amp; &quot;, &quot; &amp; [.D989] &amp; &quot;, &quot; &amp; [.E989] &amp; &quot;, &quot; &amp; [.F989] &amp; &quot;);&quot;" office:value-type="string" office:string-value="insert into game_score (id, matchid, squad, goals, points, time_type) values (1861, 78, 81, 1, 0, 3);" calcext:value-type="string">
            <text:p>insert into game_score (id, matchid, squad, goals, points, time_type) values (1861, 78, 81, 1, 0, 3);</text:p>
          </table:table-cell>
          <table:table-cell table:number-columns-repeated="1017"/>
        </table:table-row>
        <table:table-row table:style-name="ro3">
          <table:table-cell table:style-name="ce2" table:formula="of:=[.A989]+1" office:value-type="float" office:value="1862" calcext:value-type="float">
            <text:p>1862</text:p>
          </table:table-cell>
          <table:table-cell table:style-name="ce2" table:formula="of:=[.B989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90] &amp; &quot;, &quot; &amp; [.B990] &amp; &quot;, &quot; &amp; [.C990] &amp; &quot;, &quot; &amp; [.D990] &amp; &quot;, &quot; &amp; [.E990] &amp; &quot;, &quot; &amp; [.F990] &amp; &quot;);&quot;" office:value-type="string" office:string-value="insert into game_score (id, matchid, squad, goals, points, time_type) values (1862, 78, 82, 0, 0, 3);" calcext:value-type="string">
            <text:p>insert into game_score (id, matchid, squad, goals, points, time_type) values (1862, 78, 82, 0, 0, 3);</text:p>
          </table:table-cell>
          <table:table-cell table:number-columns-repeated="1017"/>
        </table:table-row>
        <table:table-row table:style-name="ro3">
          <table:table-cell table:style-name="ce2" table:formula="of:=[.A990]+1" office:value-type="float" office:value="1863" calcext:value-type="float">
            <text:p>1863</text:p>
          </table:table-cell>
          <table:table-cell table:style-name="ce2" table:formula="of:=[.B990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91] &amp; &quot;, &quot; &amp; [.B991] &amp; &quot;, &quot; &amp; [.C991] &amp; &quot;, &quot; &amp; [.D991] &amp; &quot;, &quot; &amp; [.E991] &amp; &quot;, &quot; &amp; [.F991] &amp; &quot;);&quot;" office:value-type="string" office:string-value="insert into game_score (id, matchid, squad, goals, points, time_type) values (1863, 78, 81, 0, 0, 4);" calcext:value-type="string">
            <text:p>insert into game_score (id, matchid, squad, goals, points, time_type) values (1863, 78, 81, 0, 0, 4);</text:p>
          </table:table-cell>
          <table:table-cell table:number-columns-repeated="1017"/>
        </table:table-row>
        <table:table-row table:style-name="ro3">
          <table:table-cell table:style-name="ce2" table:formula="of:=[.A991]+1" office:value-type="float" office:value="1864" calcext:value-type="float">
            <text:p>1864</text:p>
          </table:table-cell>
          <table:table-cell table:style-name="ce2" table:formula="of:=[.B991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92] &amp; &quot;, &quot; &amp; [.B992] &amp; &quot;, &quot; &amp; [.C992] &amp; &quot;, &quot; &amp; [.D992] &amp; &quot;, &quot; &amp; [.E992] &amp; &quot;, &quot; &amp; [.F992] &amp; &quot;);&quot;" office:value-type="string" office:string-value="insert into game_score (id, matchid, squad, goals, points, time_type) values (1864, 78, 82, 0, 0, 4);" calcext:value-type="string">
            <text:p>insert into game_score (id, matchid, squad, goals, points, time_type) values (1864, 78, 82, 0, 0, 4);</text:p>
          </table:table-cell>
          <table:table-cell table:number-columns-repeated="1017"/>
        </table:table-row>
        <table:table-row table:style-name="ro3">
          <table:table-cell table:style-name="ce2" table:formula="of:=[.A992]+1" office:value-type="float" office:value="1865" calcext:value-type="float">
            <text:p>1865</text:p>
          </table:table-cell>
          <table:table-cell table:style-name="ce2" table:formula="of:=[.B992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93] &amp; &quot;, &quot; &amp; [.B993] &amp; &quot;, &quot; &amp; [.C993] &amp; &quot;, &quot; &amp; [.D993] &amp; &quot;, &quot; &amp; [.E993] &amp; &quot;, &quot; &amp; [.F993] &amp; &quot;);&quot;" office:value-type="string" office:string-value="insert into game_score (id, matchid, squad, goals, points, time_type) values (1865, 78, 81, 0, 0, 5);" calcext:value-type="string">
            <text:p>insert into game_score (id, matchid, squad, goals, points, time_type) values (1865, 78, 81, 0, 0, 5);</text:p>
          </table:table-cell>
          <table:table-cell table:number-columns-repeated="1017"/>
        </table:table-row>
        <table:table-row table:style-name="ro3">
          <table:table-cell table:style-name="ce2" table:formula="of:=[.A993]+1" office:value-type="float" office:value="1866" calcext:value-type="float">
            <text:p>1866</text:p>
          </table:table-cell>
          <table:table-cell table:style-name="ce2" table:formula="of:=[.B993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94] &amp; &quot;, &quot; &amp; [.B994] &amp; &quot;, &quot; &amp; [.C994] &amp; &quot;, &quot; &amp; [.D994] &amp; &quot;, &quot; &amp; [.E994] &amp; &quot;, &quot; &amp; [.F994] &amp; &quot;);&quot;" office:value-type="string" office:string-value="insert into game_score (id, matchid, squad, goals, points, time_type) values (1866, 78, 82, 1, 0, 5);" calcext:value-type="string">
            <text:p>insert into game_score (id, matchid, squad, goals, points, time_type) values (1866, 78, 82, 1, 0, 5);</text:p>
          </table:table-cell>
          <table:table-cell table:number-columns-repeated="1017"/>
        </table:table-row>
        <table:table-row table:style-name="ro3">
          <table:table-cell table:style-name="ce2" table:formula="of:=[.A994]+1" office:value-type="float" office:value="1867" calcext:value-type="float">
            <text:p>1867</text:p>
          </table:table-cell>
          <table:table-cell table:style-name="ce2" table:formula="of:=[.B994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95] &amp; &quot;, &quot; &amp; [.B995] &amp; &quot;, &quot; &amp; [.C995] &amp; &quot;, &quot; &amp; [.D995] &amp; &quot;, &quot; &amp; [.E995] &amp; &quot;, &quot; &amp; [.F995] &amp; &quot;);&quot;" office:value-type="string" office:string-value="insert into game_score (id, matchid, squad, goals, points, time_type) values (1867, 78, 81, 0, 0, 6);" calcext:value-type="string">
            <text:p>insert into game_score (id, matchid, squad, goals, points, time_type) values (1867, 78, 81, 0, 0, 6);</text:p>
          </table:table-cell>
          <table:table-cell table:number-columns-repeated="1017"/>
        </table:table-row>
        <table:table-row table:style-name="ro3">
          <table:table-cell table:style-name="ce2" table:formula="of:=[.A995]+1" office:value-type="float" office:value="1868" calcext:value-type="float">
            <text:p>1868</text:p>
          </table:table-cell>
          <table:table-cell table:style-name="ce2" table:formula="of:=[.B995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96] &amp; &quot;, &quot; &amp; [.B996] &amp; &quot;, &quot; &amp; [.C996] &amp; &quot;, &quot; &amp; [.D996] &amp; &quot;, &quot; &amp; [.E996] &amp; &quot;, &quot; &amp; [.F996] &amp; &quot;);&quot;" office:value-type="string" office:string-value="insert into game_score (id, matchid, squad, goals, points, time_type) values (1868, 78, 82, 0, 0, 6);" calcext:value-type="string">
            <text:p>insert into game_score (id, matchid, squad, goals, points, time_type) values (1868, 78, 82, 0, 0, 6);</text:p>
          </table:table-cell>
          <table:table-cell table:number-columns-repeated="1017"/>
        </table:table-row>
        <table:table-row table:style-name="ro3">
          <table:table-cell table:style-name="ce2" table:formula="of:=[.A996]+1" office:value-type="float" office:value="1869" calcext:value-type="float">
            <text:p>1869</text:p>
          </table:table-cell>
          <table:table-cell table:style-name="ce2" table:formula="of:=[.B996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97] &amp; &quot;, &quot; &amp; [.B997] &amp; &quot;, &quot; &amp; [.C997] &amp; &quot;, &quot; &amp; [.D997] &amp; &quot;, &quot; &amp; [.E997] &amp; &quot;, &quot; &amp; [.F997] &amp; &quot;);&quot;" office:value-type="string" office:string-value="insert into game_score (id, matchid, squad, goals, points, time_type) values (1869, 78, 81, 1, 0, 7);" calcext:value-type="string">
            <text:p>insert into game_score (id, matchid, squad, goals, points, time_type) values (1869, 78, 81, 1, 0, 7);</text:p>
          </table:table-cell>
          <table:table-cell table:number-columns-repeated="1017"/>
        </table:table-row>
        <table:table-row table:style-name="ro3">
          <table:table-cell table:style-name="ce2" table:formula="of:=[.A997]+1" office:value-type="float" office:value="1870" calcext:value-type="float">
            <text:p>1870</text:p>
          </table:table-cell>
          <table:table-cell table:style-name="ce2" table:formula="of:=[.B997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98] &amp; &quot;, &quot; &amp; [.B998] &amp; &quot;, &quot; &amp; [.C998] &amp; &quot;, &quot; &amp; [.D998] &amp; &quot;, &quot; &amp; [.E998] &amp; &quot;, &quot; &amp; [.F998] &amp; &quot;);&quot;" office:value-type="string" office:string-value="insert into game_score (id, matchid, squad, goals, points, time_type) values (1870, 78, 82, 0, 0, 7);" calcext:value-type="string">
            <text:p>insert into game_score (id, matchid, squad, goals, points, time_type) values (1870, 78, 82, 0, 0, 7);</text:p>
          </table:table-cell>
          <table:table-cell table:number-columns-repeated="1017"/>
        </table:table-row>
        <table:table-row table:style-name="ro3">
          <table:table-cell table:style-name="ce2" table:formula="of:=[.A998]+1" office:value-type="float" office:value="1871" calcext:value-type="float">
            <text:p>1871</text:p>
          </table:table-cell>
          <table:table-cell table:style-name="ce2" table:formula="of:=[.B998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99] &amp; &quot;, &quot; &amp; [.B999] &amp; &quot;, &quot; &amp; [.C999] &amp; &quot;, &quot; &amp; [.D999] &amp; &quot;, &quot; &amp; [.E999] &amp; &quot;, &quot; &amp; [.F999] &amp; &quot;);&quot;" office:value-type="string" office:string-value="insert into game_score (id, matchid, squad, goals, points, time_type) values (1871, 78, 81, 1, 0, 8);" calcext:value-type="string">
            <text:p>insert into game_score (id, matchid, squad, goals, points, time_type) values (1871, 78, 81, 1, 0, 8);</text:p>
          </table:table-cell>
          <table:table-cell table:number-columns-repeated="1017"/>
        </table:table-row>
        <table:table-row table:style-name="ro3">
          <table:table-cell table:style-name="ce2" table:formula="of:=[.A999]+1" office:value-type="float" office:value="1872" calcext:value-type="float">
            <text:p>1872</text:p>
          </table:table-cell>
          <table:table-cell table:style-name="ce2" table:formula="of:=[.B999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000] &amp; &quot;, &quot; &amp; [.B1000] &amp; &quot;, &quot; &amp; [.C1000] &amp; &quot;, &quot; &amp; [.D1000] &amp; &quot;, &quot; &amp; [.E1000] &amp; &quot;, &quot; &amp; [.F1000] &amp; &quot;);&quot;" office:value-type="string" office:string-value="insert into game_score (id, matchid, squad, goals, points, time_type) values (1872, 78, 82, 1, 0, 8);" calcext:value-type="string">
            <text:p>insert into game_score (id, matchid, squad, goals, points, time_type) values (1872, 78, 82, 1, 0, 8);</text:p>
          </table:table-cell>
          <table:table-cell table:number-columns-repeated="1017"/>
        </table:table-row>
        <table:table-row table:style-name="ro3">
          <table:table-cell table:style-name="ce2" table:formula="of:=[.A1000]+1" office:value-type="float" office:value="1873" calcext:value-type="float">
            <text:p>1873</text:p>
          </table:table-cell>
          <table:table-cell table:style-name="ce2" table:formula="of:=[.B1000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001] &amp; &quot;, &quot; &amp; [.B1001] &amp; &quot;, &quot; &amp; [.C1001] &amp; &quot;, &quot; &amp; [.D1001] &amp; &quot;, &quot; &amp; [.E1001] &amp; &quot;, &quot; &amp; [.F1001] &amp; &quot;);&quot;" office:value-type="string" office:string-value="insert into game_score (id, matchid, squad, goals, points, time_type) values (1873, 78, 81, 0, 0, 9);" calcext:value-type="string">
            <text:p>insert into game_score (id, matchid, squad, goals, points, time_type) values (1873, 78, 81, 0, 0, 9);</text:p>
          </table:table-cell>
          <table:table-cell table:number-columns-repeated="1017"/>
        </table:table-row>
        <table:table-row table:style-name="ro3">
          <table:table-cell table:style-name="ce2" table:formula="of:=[.A1001]+1" office:value-type="float" office:value="1874" calcext:value-type="float">
            <text:p>1874</text:p>
          </table:table-cell>
          <table:table-cell table:style-name="ce2" table:formula="of:=[.B1001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002] &amp; &quot;, &quot; &amp; [.B1002] &amp; &quot;, &quot; &amp; [.C1002] &amp; &quot;, &quot; &amp; [.D1002] &amp; &quot;, &quot; &amp; [.E1002] &amp; &quot;, &quot; &amp; [.F1002] &amp; &quot;);&quot;" office:value-type="string" office:string-value="insert into game_score (id, matchid, squad, goals, points, time_type) values (1874, 78, 82, 1, 0, 9);" calcext:value-type="string">
            <text:p>insert into game_score (id, matchid, squad, goals, points, time_type) values (1874, 78, 82, 1, 0, 9);</text:p>
          </table:table-cell>
          <table:table-cell table:number-columns-repeated="1017"/>
        </table:table-row>
        <table:table-row table:style-name="ro3">
          <table:table-cell table:style-name="ce2" table:formula="of:=[.A1002]+1" office:value-type="float" office:value="1875" calcext:value-type="float">
            <text:p>1875</text:p>
          </table:table-cell>
          <table:table-cell table:style-name="ce2" table:formula="of:=[.B1002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&quot;insert into game_score (id, matchid, squad, goals, points, time_type) values (&quot; &amp; [.A1003] &amp; &quot;, &quot; &amp; [.B1003] &amp; &quot;, &quot; &amp; [.C1003] &amp; &quot;, &quot; &amp; [.D1003] &amp; &quot;, &quot; &amp; [.E1003] &amp; &quot;, &quot; &amp; [.F1003] &amp; &quot;);&quot;" office:value-type="string" office:string-value="insert into game_score (id, matchid, squad, goals, points, time_type) values (1875, 78, 81, 2, 0, 10);" calcext:value-type="string">
            <text:p>insert into game_score (id, matchid, squad, goals, points, time_type) values (1875, 78, 81, 2, 0, 10);</text:p>
          </table:table-cell>
          <table:table-cell table:number-columns-repeated="1017"/>
        </table:table-row>
        <table:table-row table:style-name="ro3">
          <table:table-cell table:style-name="ce2" table:formula="of:=[.A1003]+1" office:value-type="float" office:value="1876" calcext:value-type="float">
            <text:p>1876</text:p>
          </table:table-cell>
          <table:table-cell table:style-name="ce2" table:formula="of:=[.B1003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&quot;insert into game_score (id, matchid, squad, goals, points, time_type) values (&quot; &amp; [.A1004] &amp; &quot;, &quot; &amp; [.B1004] &amp; &quot;, &quot; &amp; [.C1004] &amp; &quot;, &quot; &amp; [.D1004] &amp; &quot;, &quot; &amp; [.E1004] &amp; &quot;, &quot; &amp; [.F1004] &amp; &quot;);&quot;" office:value-type="string" office:string-value="insert into game_score (id, matchid, squad, goals, points, time_type) values (1876, 78, 82, 0, 0, 10);" calcext:value-type="string">
            <text:p>insert into game_score (id, matchid, squad, goals, points, time_type) values (1876, 78, 82, 0, 0, 10);</text:p>
          </table:table-cell>
          <table:table-cell table:number-columns-repeated="1017"/>
        </table:table-row>
        <table:table-row table:style-name="ro3">
          <table:table-cell table:style-name="ce2" table:formula="of:=[.A1004]+1" office:value-type="float" office:value="1877" calcext:value-type="float">
            <text:p>1877</text:p>
          </table:table-cell>
          <table:table-cell table:style-name="ce2" table:formula="of:=[.B1002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005] &amp; &quot;, &quot; &amp; [.B1005] &amp; &quot;, &quot; &amp; [.C1005] &amp; &quot;, &quot; &amp; [.D1005] &amp; &quot;, &quot; &amp; [.E1005] &amp; &quot;, &quot; &amp; [.F1005] &amp; &quot;);&quot;" office:value-type="string" office:string-value="insert into game_score (id, matchid, squad, goals, points, time_type) values (1877, 78, 81, 5, 0, 9000);" calcext:value-type="string">
            <text:p>insert into game_score (id, matchid, squad, goals, points, time_type) values (1877, 78, 81, 5, 0, 9000);</text:p>
          </table:table-cell>
          <table:table-cell table:number-columns-repeated="1017"/>
        </table:table-row>
        <table:table-row table:style-name="ro3">
          <table:table-cell table:style-name="ce2" table:formula="of:=[.A1005]+1" office:value-type="float" office:value="1878" calcext:value-type="float">
            <text:p>1878</text:p>
          </table:table-cell>
          <table:table-cell table:style-name="ce2" table:formula="of:=[.B1005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006] &amp; &quot;, &quot; &amp; [.B1006] &amp; &quot;, &quot; &amp; [.C1006] &amp; &quot;, &quot; &amp; [.D1006] &amp; &quot;, &quot; &amp; [.E1006] &amp; &quot;, &quot; &amp; [.F1006] &amp; &quot;);&quot;" office:value-type="string" office:string-value="insert into game_score (id, matchid, squad, goals, points, time_type) values (1878, 78, 82, 3, 0, 9000);" calcext:value-type="string">
            <text:p>insert into game_score (id, matchid, squad, goals, points, time_type) values (1878, 78, 82, 3, 0, 9000);</text:p>
          </table:table-cell>
          <table:table-cell table:number-columns-repeated="1017"/>
        </table:table-row>
        <table:table-row table:style-name="ro3">
          <table:table-cell table:style-name="ce2" table:formula="of:=[.A1006]+1" office:value-type="float" office:value="1879" calcext:value-type="float">
            <text:p>1879</text:p>
          </table:table-cell>
          <table:table-cell table:style-name="ce2" table:formula="of:=[.B1006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007] &amp; &quot;, &quot; &amp; [.B1007] &amp; &quot;, &quot; &amp; [.C1007] &amp; &quot;, &quot; &amp; [.D1007] &amp; &quot;, &quot; &amp; [.E1007] &amp; &quot;, &quot; &amp; [.F1007] &amp; &quot;);&quot;" office:value-type="string" office:string-value="insert into game_score (id, matchid, squad, goals, points, time_type) values (1879, 78, 81, 15, 0, 9001);" calcext:value-type="string">
            <text:p>insert into game_score (id, matchid, squad, goals, points, time_type) values (1879, 78, 81, 15, 0, 9001);</text:p>
          </table:table-cell>
          <table:table-cell table:number-columns-repeated="1017"/>
        </table:table-row>
        <table:table-row table:style-name="ro3">
          <table:table-cell table:style-name="ce2" table:formula="of:=[.A1007]+1" office:value-type="float" office:value="1880" calcext:value-type="float">
            <text:p>1880</text:p>
          </table:table-cell>
          <table:table-cell table:style-name="ce2" table:formula="of:=[.B1007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008] &amp; &quot;, &quot; &amp; [.B1008] &amp; &quot;, &quot; &amp; [.C1008] &amp; &quot;, &quot; &amp; [.D1008] &amp; &quot;, &quot; &amp; [.E1008] &amp; &quot;, &quot; &amp; [.F1008] &amp; &quot;);&quot;" office:value-type="string" office:string-value="insert into game_score (id, matchid, squad, goals, points, time_type) values (1880, 78, 82, 5, 0, 9001);" calcext:value-type="string">
            <text:p>insert into game_score (id, matchid, squad, goals, points, time_type) values (1880, 78, 82, 5, 0, 9001);</text:p>
          </table:table-cell>
          <table:table-cell table:number-columns-repeated="1017"/>
        </table:table-row>
        <table:table-row table:style-name="ro3">
          <table:table-cell table:style-name="ce2" table:formula="of:=[.A1008]+1" office:value-type="float" office:value="1881" calcext:value-type="float">
            <text:p>1881</text:p>
          </table:table-cell>
          <table:table-cell table:style-name="ce2" table:formula="of:=[.B1008]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009] &amp; &quot;, &quot; &amp; [.B1009] &amp; &quot;, &quot; &amp; [.C1009] &amp; &quot;, &quot; &amp; [.D1009] &amp; &quot;, &quot; &amp; [.E1009] &amp; &quot;, &quot; &amp; [.F1009] &amp; &quot;);&quot;" office:value-type="string" office:string-value="insert into game_score (id, matchid, squad, goals, points, time_type) values (1881, 78, 81, 0, 0, 9002);" calcext:value-type="string">
            <text:p>insert into game_score (id, matchid, squad, goals, points, time_type) values (1881, 78, 81, 0, 0, 9002);</text:p>
          </table:table-cell>
          <table:table-cell table:number-columns-repeated="1017"/>
        </table:table-row>
        <table:table-row table:style-name="ro3">
          <table:table-cell table:style-name="ce2" table:formula="of:=[.A1009]+1" office:value-type="float" office:value="1882" calcext:value-type="float">
            <text:p>1882</text:p>
          </table:table-cell>
          <table:table-cell table:style-name="ce2" table:formula="of:=[.B1009]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010] &amp; &quot;, &quot; &amp; [.B1010] &amp; &quot;, &quot; &amp; [.C1010] &amp; &quot;, &quot; &amp; [.D1010] &amp; &quot;, &quot; &amp; [.E1010] &amp; &quot;, &quot; &amp; [.F1010] &amp; &quot;);&quot;" office:value-type="string" office:string-value="insert into game_score (id, matchid, squad, goals, points, time_type) values (1882, 78, 82, 1, 0, 9002);" calcext:value-type="string">
            <text:p>insert into game_score (id, matchid, squad, goals, points, time_type) values (1882, 78, 82, 1, 0, 9002);</text:p>
          </table:table-cell>
          <table:table-cell table:number-columns-repeated="1017"/>
        </table:table-row>
        <table:table-row table:style-name="ro3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GT">
      <number:number number:min-integer-digits="1"/>
    </number:number-style>
    <number:number-style style:name="N10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10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10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GT">
      <number:day number:style="long"/>
      <number:text>-</number:text>
      <number:month number:textual="true"/>
    </number:date-style>
    <number:date-style style:name="N10114" number:language="es" number:country="GT">
      <number:month number:textual="true"/>
      <number:text>-</number:text>
      <number:year/>
    </number:date-style>
    <number:date-style style:name="N10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GT">
      <number:number number:decimal-places="0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0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GT">
      <number:number number:decimal-places="2" number:min-integer-digits="1" number:grouping="true"/>
      <number:text> </number:text>
    </number:number-style>
    <number:number-style style:name="N10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GT">
      <number:number number:decimal-places="2" number:min-integer-digits="1" number:grouping="true"/>
      <number:text> </number:text>
    </number:number-style>
    <number:number-style style:name="N10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GT">
      <number:number number:decimal-places="0" number:min-integer-digits="1" number:grouping="true"/>
      <number:text> </number:text>
    </number:number-style>
    <number:number-style style:name="N10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GT">
      <number:text> - </number:text>
    </number:number-style>
    <number:text-style style:name="N10124" number:language="es" number:country="G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10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10128P2" style:volatile="true" number:language="es" number:country="GT">
      <number:text> Q- </number:text>
    </number:number-style>
    <number:text-style style:name="N10128" number:language="es" number:country="G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GT">
      <number:number number:decimal-places="2" number:min-integer-digits="1" number:grouping="true"/>
      <number:text> </number:text>
    </number:number-style>
    <number:number-style style:name="N10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10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10131" number:language="es" number:country="GT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10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10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10135" number:language="es" number:country="GT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GT">
      <number:minutes number:style="long"/>
      <number:text>:</number:text>
      <number:seconds number:style="long"/>
    </number:time-style>
    <number:time-style style:name="N10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GT">
      <number:minutes number:style="long"/>
      <number:text>:</number:text>
      <number:seconds number:style="long" number:decimal-places="1"/>
    </number:time-style>
    <number:number-style style:name="N10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9:48:33.0285778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57" style:display-name="PageStyle_19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9" style:display-name="PageStyle_195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2" style:display-name="PageStyle_19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3" style:display-name="PageStyle_19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5" style:display-name="PageStyle_19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0" style:display-name="PageStyle_19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4" style:display-name="PageStyle_197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8" style:display-name="PageStyle_197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2" style:display-name="PageStyle_19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6" style:display-name="PageStyle_198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0" style:display-name="PageStyle_19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4" style:display-name="PageStyle_19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8" style:display-name="PageStyle_19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21:43:28.485619365</dc:date>
    <dc:creator>Esdras Salazar</dc:creator>
    <meta:generator>LibreOffice/4.3.3.2$Linux_X86_64 LibreOffice_project/430m0$Build-2</meta:generator>
    <meta:editing-duration>PT5H18M20S</meta:editing-duration>
    <meta:editing-cycles>47</meta:editing-cycles>
    <meta:document-statistic meta:table-count="2" meta:cell-count="13838" meta:object-count="0"/>
  </office:meta>
</office:document-meta>
</file>